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3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29.49mm"/>
    </style:style>
    <style:style style:name="co6" style:family="table-column">
      <style:table-column-properties fo:break-before="auto" style:column-width="44.75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1.52mm"/>
    </style:style>
    <style:style style:name="co9" style:family="table-column">
      <style:table-column-properties fo:break-before="auto" style:column-width="35.21mm"/>
    </style:style>
    <style:style style:name="co10" style:family="table-column">
      <style:table-column-properties fo:break-before="auto" style:column-width="27.31mm"/>
    </style:style>
    <style:style style:name="co11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ardwa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wanted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CPU frequency</text:p>
          </table:table-cell>
          <table:table-cell table:style-name="ce1" office:value-type="float" office:value="16000000" calcext:value-type="float">
            <text:p>1,60E+07</text:p>
          </table:table-cell>
          <table:table-cell/>
        </table:table-row>
        <table:table-row table:style-name="ro1">
          <table:table-cell office:value-type="string" calcext:value-type="string">
            <text:p>Sampling frequency</text:p>
          </table:table-cell>
          <table:table-cell office:value-type="float" office:value="20000" calcext:value-type="float">
            <text:p>20000</text:p>
          </table:table-cell>
          <table:table-cell table:formula="of:=[.$B$2]/(ROUND(16000000/[.B3]))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ISR frequency / CPU clock</text:p>
          </table:table-cell>
          <table:table-cell table:formula="of:=[.B2]/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di tick (per quarter)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Table size</text:p>
          </table:table-cell>
          <table:table-cell office:value-type="float" office:value="256" calcext:value-type="float">
            <text:p>256</text:p>
          </table:table-cell>
          <table:table-cell table:formula="of:=65536/[.B7]" office:value-type="float" office:value="256" calcext:value-type="float">
            <text:p>256</text:p>
          </table:table-cell>
        </table:table-row>
      </table:table>
      <table:table table:name="waveform 256 tables" table:style-name="ta1">
        <table:shapes>
          <draw:frame draw:z-index="0" draw:style-name="gr1" draw:text-style-name="P1" svg:width="159.97mm" svg:height="90.05mm" svg:x="159.15mm" svg:y="10.89mm">
            <loext:p draw:notify-on-update-of-ranges="'waveform 256 tables'.B2:'waveform 256 tables'.B2 'waveform 256 tables'.B3:'waveform 256 tables'.B258 'waveform 256 tables'.C2:'waveform 256 tables'.C2 'waveform 256 tables'.C3:'waveform 256 tables'.C258 'waveform 256 tables'.D2:'waveform 256 tables'.D2 'waveform 256 tables'.D3:'waveform 256 tables'.D258 'waveform 256 tables'.E2:'waveform 256 tables'.E2 'waveform 256 tables'.E3:'waveform 256 tables'.E258 'waveform 256 tables'.F2:'waveform 256 tables'.F2 'waveform 256 tables'.F3:'waveform 256 tables'.F25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6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waveform table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sinus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noi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 127 * SIN(RADIANS([.A3] * 360 / 256)))" office:value-type="float" office:value="0" calcext:value-type="float">
            <text:p>0</text:p>
          </table:table-cell>
          <table:table-cell table:formula="of:=-128 + [.A3]" office:value-type="float" office:value="-128" calcext:value-type="float">
            <text:p>-128</text:p>
          </table:table-cell>
          <table:table-cell table:formula="of:=IF([.A3]&lt;128; -128; 127)" office:value-type="float" office:value="-128" calcext:value-type="float">
            <text:p>-128</text:p>
          </table:table-cell>
          <table:table-cell table:formula="of:=IF([.A3]&lt;128; -128 + 2 * [.A3]; -128 + 2 * (256 - [.A3]) - 1)" office:value-type="float" office:value="-128" calcext:value-type="float">
            <text:p>-128</text:p>
          </table:table-cell>
          <table:table-cell table:formula="of:=-128 + FLOOR(RAND() * 256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 127 * SIN(RADIANS([.A4] * 360 / 256)))" office:value-type="float" office:value="3" calcext:value-type="float">
            <text:p>3</text:p>
          </table:table-cell>
          <table:table-cell table:formula="of:=-128 + [.A4]" office:value-type="float" office:value="-127" calcext:value-type="float">
            <text:p>-127</text:p>
          </table:table-cell>
          <table:table-cell table:formula="of:=IF([.A4]&lt;128; -128; 127)" office:value-type="float" office:value="-128" calcext:value-type="float">
            <text:p>-128</text:p>
          </table:table-cell>
          <table:table-cell table:formula="of:=IF([.A4]&lt;128; -128 + 2 * [.A4]; -128 + 2 * (256 - [.A4]) - 1)" office:value-type="float" office:value="-126" calcext:value-type="float">
            <text:p>-126</text:p>
          </table:table-cell>
          <table:table-cell table:formula="of:=-128 + FLOOR(RAND() * 256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 127 * SIN(RADIANS([.A5] * 360 / 256)))" office:value-type="float" office:value="6" calcext:value-type="float">
            <text:p>6</text:p>
          </table:table-cell>
          <table:table-cell table:formula="of:=-128 + [.A5]" office:value-type="float" office:value="-126" calcext:value-type="float">
            <text:p>-126</text:p>
          </table:table-cell>
          <table:table-cell table:formula="of:=IF([.A5]&lt;128; -128; 127)" office:value-type="float" office:value="-128" calcext:value-type="float">
            <text:p>-128</text:p>
          </table:table-cell>
          <table:table-cell table:formula="of:=IF([.A5]&lt;128; -128 + 2 * [.A5]; -128 + 2 * (256 - [.A5]) - 1)" office:value-type="float" office:value="-124" calcext:value-type="float">
            <text:p>-124</text:p>
          </table:table-cell>
          <table:table-cell table:formula="of:=-128 + FLOOR(RAND() * 256)"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 127 * SIN(RADIANS([.A6] * 360 / 256)))" office:value-type="float" office:value="9" calcext:value-type="float">
            <text:p>9</text:p>
          </table:table-cell>
          <table:table-cell table:formula="of:=-128 + [.A6]" office:value-type="float" office:value="-125" calcext:value-type="float">
            <text:p>-125</text:p>
          </table:table-cell>
          <table:table-cell table:formula="of:=IF([.A6]&lt;128; -128; 127)" office:value-type="float" office:value="-128" calcext:value-type="float">
            <text:p>-128</text:p>
          </table:table-cell>
          <table:table-cell table:formula="of:=IF([.A6]&lt;128; -128 + 2 * [.A6]; -128 + 2 * (256 - [.A6]) - 1)" office:value-type="float" office:value="-122" calcext:value-type="float">
            <text:p>-122</text:p>
          </table:table-cell>
          <table:table-cell table:formula="of:=-128 + FLOOR(RAND() * 256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 127 * SIN(RADIANS([.A7] * 360 / 256)))" office:value-type="float" office:value="12" calcext:value-type="float">
            <text:p>12</text:p>
          </table:table-cell>
          <table:table-cell table:formula="of:=-128 + [.A7]" office:value-type="float" office:value="-124" calcext:value-type="float">
            <text:p>-124</text:p>
          </table:table-cell>
          <table:table-cell table:formula="of:=IF([.A7]&lt;128; -128; 127)" office:value-type="float" office:value="-128" calcext:value-type="float">
            <text:p>-128</text:p>
          </table:table-cell>
          <table:table-cell table:formula="of:=IF([.A7]&lt;128; -128 + 2 * [.A7]; -128 + 2 * (256 - [.A7]) - 1)" office:value-type="float" office:value="-120" calcext:value-type="float">
            <text:p>-120</text:p>
          </table:table-cell>
          <table:table-cell table:formula="of:=-128 + FLOOR(RAND() * 256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 127 * SIN(RADIANS([.A8] * 360 / 256)))" office:value-type="float" office:value="15" calcext:value-type="float">
            <text:p>15</text:p>
          </table:table-cell>
          <table:table-cell table:formula="of:=-128 + [.A8]" office:value-type="float" office:value="-123" calcext:value-type="float">
            <text:p>-123</text:p>
          </table:table-cell>
          <table:table-cell table:formula="of:=IF([.A8]&lt;128; -128; 127)" office:value-type="float" office:value="-128" calcext:value-type="float">
            <text:p>-128</text:p>
          </table:table-cell>
          <table:table-cell table:formula="of:=IF([.A8]&lt;128; -128 + 2 * [.A8]; -128 + 2 * (256 - [.A8]) - 1)" office:value-type="float" office:value="-118" calcext:value-type="float">
            <text:p>-118</text:p>
          </table:table-cell>
          <table:table-cell table:formula="of:=-128 + FLOOR(RAND() * 256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 127 * SIN(RADIANS([.A9] * 360 / 256)))" office:value-type="float" office:value="18" calcext:value-type="float">
            <text:p>18</text:p>
          </table:table-cell>
          <table:table-cell table:formula="of:=-128 + [.A9]" office:value-type="float" office:value="-122" calcext:value-type="float">
            <text:p>-122</text:p>
          </table:table-cell>
          <table:table-cell table:formula="of:=IF([.A9]&lt;128; -128; 127)" office:value-type="float" office:value="-128" calcext:value-type="float">
            <text:p>-128</text:p>
          </table:table-cell>
          <table:table-cell table:formula="of:=IF([.A9]&lt;128; -128 + 2 * [.A9]; -128 + 2 * (256 - [.A9]) - 1)" office:value-type="float" office:value="-116" calcext:value-type="float">
            <text:p>-116</text:p>
          </table:table-cell>
          <table:table-cell table:formula="of:=-128 + FLOOR(RAND() * 256)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 127 * SIN(RADIANS([.A10] * 360 / 256)))" office:value-type="float" office:value="21" calcext:value-type="float">
            <text:p>21</text:p>
          </table:table-cell>
          <table:table-cell table:formula="of:=-128 + [.A10]" office:value-type="float" office:value="-121" calcext:value-type="float">
            <text:p>-121</text:p>
          </table:table-cell>
          <table:table-cell table:formula="of:=IF([.A10]&lt;128; -128; 127)" office:value-type="float" office:value="-128" calcext:value-type="float">
            <text:p>-128</text:p>
          </table:table-cell>
          <table:table-cell table:formula="of:=IF([.A10]&lt;128; -128 + 2 * [.A10]; -128 + 2 * (256 - [.A10]) - 1)" office:value-type="float" office:value="-114" calcext:value-type="float">
            <text:p>-114</text:p>
          </table:table-cell>
          <table:table-cell table:formula="of:=-128 + FLOOR(RAND() * 256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 127 * SIN(RADIANS([.A11] * 360 / 256)))" office:value-type="float" office:value="24" calcext:value-type="float">
            <text:p>24</text:p>
          </table:table-cell>
          <table:table-cell table:formula="of:=-128 + [.A11]" office:value-type="float" office:value="-120" calcext:value-type="float">
            <text:p>-120</text:p>
          </table:table-cell>
          <table:table-cell table:formula="of:=IF([.A11]&lt;128; -128; 127)" office:value-type="float" office:value="-128" calcext:value-type="float">
            <text:p>-128</text:p>
          </table:table-cell>
          <table:table-cell table:formula="of:=IF([.A11]&lt;128; -128 + 2 * [.A11]; -128 + 2 * (256 - [.A11]) - 1)" office:value-type="float" office:value="-112" calcext:value-type="float">
            <text:p>-112</text:p>
          </table:table-cell>
          <table:table-cell table:formula="of:=-128 + FLOOR(RAND() * 256)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 127 * SIN(RADIANS([.A12] * 360 / 256)))" office:value-type="float" office:value="27" calcext:value-type="float">
            <text:p>27</text:p>
          </table:table-cell>
          <table:table-cell table:formula="of:=-128 + [.A12]" office:value-type="float" office:value="-119" calcext:value-type="float">
            <text:p>-119</text:p>
          </table:table-cell>
          <table:table-cell table:formula="of:=IF([.A12]&lt;128; -128; 127)" office:value-type="float" office:value="-128" calcext:value-type="float">
            <text:p>-128</text:p>
          </table:table-cell>
          <table:table-cell table:formula="of:=IF([.A12]&lt;128; -128 + 2 * [.A12]; -128 + 2 * (256 - [.A12]) - 1)" office:value-type="float" office:value="-110" calcext:value-type="float">
            <text:p>-110</text:p>
          </table:table-cell>
          <table:table-cell table:formula="of:=-128 + FLOOR(RAND() * 256)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 127 * SIN(RADIANS([.A13] * 360 / 256)))" office:value-type="float" office:value="30" calcext:value-type="float">
            <text:p>30</text:p>
          </table:table-cell>
          <table:table-cell table:formula="of:=-128 + [.A13]" office:value-type="float" office:value="-118" calcext:value-type="float">
            <text:p>-118</text:p>
          </table:table-cell>
          <table:table-cell table:formula="of:=IF([.A13]&lt;128; -128; 127)" office:value-type="float" office:value="-128" calcext:value-type="float">
            <text:p>-128</text:p>
          </table:table-cell>
          <table:table-cell table:formula="of:=IF([.A13]&lt;128; -128 + 2 * [.A13]; -128 + 2 * (256 - [.A13]) - 1)" office:value-type="float" office:value="-108" calcext:value-type="float">
            <text:p>-108</text:p>
          </table:table-cell>
          <table:table-cell table:formula="of:=-128 + FLOOR(RAND() * 256)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 127 * SIN(RADIANS([.A14] * 360 / 256)))" office:value-type="float" office:value="33" calcext:value-type="float">
            <text:p>33</text:p>
          </table:table-cell>
          <table:table-cell table:formula="of:=-128 + [.A14]" office:value-type="float" office:value="-117" calcext:value-type="float">
            <text:p>-117</text:p>
          </table:table-cell>
          <table:table-cell table:formula="of:=IF([.A14]&lt;128; -128; 127)" office:value-type="float" office:value="-128" calcext:value-type="float">
            <text:p>-128</text:p>
          </table:table-cell>
          <table:table-cell table:formula="of:=IF([.A14]&lt;128; -128 + 2 * [.A14]; -128 + 2 * (256 - [.A14]) - 1)" office:value-type="float" office:value="-106" calcext:value-type="float">
            <text:p>-106</text:p>
          </table:table-cell>
          <table:table-cell table:formula="of:=-128 + FLOOR(RAND() * 256)" office:value-type="float" office:value="-126" calcext:value-type="float">
            <text:p>-1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 127 * SIN(RADIANS([.A15] * 360 / 256)))" office:value-type="float" office:value="36" calcext:value-type="float">
            <text:p>36</text:p>
          </table:table-cell>
          <table:table-cell table:formula="of:=-128 + [.A15]" office:value-type="float" office:value="-116" calcext:value-type="float">
            <text:p>-116</text:p>
          </table:table-cell>
          <table:table-cell table:formula="of:=IF([.A15]&lt;128; -128; 127)" office:value-type="float" office:value="-128" calcext:value-type="float">
            <text:p>-128</text:p>
          </table:table-cell>
          <table:table-cell table:formula="of:=IF([.A15]&lt;128; -128 + 2 * [.A15]; -128 + 2 * (256 - [.A15]) - 1)" office:value-type="float" office:value="-104" calcext:value-type="float">
            <text:p>-104</text:p>
          </table:table-cell>
          <table:table-cell table:formula="of:=-128 + FLOOR(RAND() * 256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 127 * SIN(RADIANS([.A16] * 360 / 256)))" office:value-type="float" office:value="39" calcext:value-type="float">
            <text:p>39</text:p>
          </table:table-cell>
          <table:table-cell table:formula="of:=-128 + [.A16]" office:value-type="float" office:value="-115" calcext:value-type="float">
            <text:p>-115</text:p>
          </table:table-cell>
          <table:table-cell table:formula="of:=IF([.A16]&lt;128; -128; 127)" office:value-type="float" office:value="-128" calcext:value-type="float">
            <text:p>-128</text:p>
          </table:table-cell>
          <table:table-cell table:formula="of:=IF([.A16]&lt;128; -128 + 2 * [.A16]; -128 + 2 * (256 - [.A16]) - 1)" office:value-type="float" office:value="-102" calcext:value-type="float">
            <text:p>-102</text:p>
          </table:table-cell>
          <table:table-cell table:formula="of:=-128 + FLOOR(RAND() * 256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 127 * SIN(RADIANS([.A17] * 360 / 256)))" office:value-type="float" office:value="42" calcext:value-type="float">
            <text:p>42</text:p>
          </table:table-cell>
          <table:table-cell table:formula="of:=-128 + [.A17]" office:value-type="float" office:value="-114" calcext:value-type="float">
            <text:p>-114</text:p>
          </table:table-cell>
          <table:table-cell table:formula="of:=IF([.A17]&lt;128; -128; 127)" office:value-type="float" office:value="-128" calcext:value-type="float">
            <text:p>-128</text:p>
          </table:table-cell>
          <table:table-cell table:formula="of:=IF([.A17]&lt;128; -128 + 2 * [.A17]; -128 + 2 * (256 - [.A17]) - 1)" office:value-type="float" office:value="-100" calcext:value-type="float">
            <text:p>-100</text:p>
          </table:table-cell>
          <table:table-cell table:formula="of:=-128 + FLOOR(RAND() * 256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 127 * SIN(RADIANS([.A18] * 360 / 256)))" office:value-type="float" office:value="45" calcext:value-type="float">
            <text:p>45</text:p>
          </table:table-cell>
          <table:table-cell table:formula="of:=-128 + [.A18]" office:value-type="float" office:value="-113" calcext:value-type="float">
            <text:p>-113</text:p>
          </table:table-cell>
          <table:table-cell table:formula="of:=IF([.A18]&lt;128; -128; 127)" office:value-type="float" office:value="-128" calcext:value-type="float">
            <text:p>-128</text:p>
          </table:table-cell>
          <table:table-cell table:formula="of:=IF([.A18]&lt;128; -128 + 2 * [.A18]; -128 + 2 * (256 - [.A18]) - 1)" office:value-type="float" office:value="-98" calcext:value-type="float">
            <text:p>-98</text:p>
          </table:table-cell>
          <table:table-cell table:formula="of:=-128 + FLOOR(RAND() * 256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 127 * SIN(RADIANS([.A19] * 360 / 256)))" office:value-type="float" office:value="48" calcext:value-type="float">
            <text:p>48</text:p>
          </table:table-cell>
          <table:table-cell table:formula="of:=-128 + [.A19]" office:value-type="float" office:value="-112" calcext:value-type="float">
            <text:p>-112</text:p>
          </table:table-cell>
          <table:table-cell table:formula="of:=IF([.A19]&lt;128; -128; 127)" office:value-type="float" office:value="-128" calcext:value-type="float">
            <text:p>-128</text:p>
          </table:table-cell>
          <table:table-cell table:formula="of:=IF([.A19]&lt;128; -128 + 2 * [.A19]; -128 + 2 * (256 - [.A19]) - 1)" office:value-type="float" office:value="-96" calcext:value-type="float">
            <text:p>-96</text:p>
          </table:table-cell>
          <table:table-cell table:formula="of:=-128 + FLOOR(RAND() * 256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 127 * SIN(RADIANS([.A20] * 360 / 256)))" office:value-type="float" office:value="51" calcext:value-type="float">
            <text:p>51</text:p>
          </table:table-cell>
          <table:table-cell table:formula="of:=-128 + [.A20]" office:value-type="float" office:value="-111" calcext:value-type="float">
            <text:p>-111</text:p>
          </table:table-cell>
          <table:table-cell table:formula="of:=IF([.A20]&lt;128; -128; 127)" office:value-type="float" office:value="-128" calcext:value-type="float">
            <text:p>-128</text:p>
          </table:table-cell>
          <table:table-cell table:formula="of:=IF([.A20]&lt;128; -128 + 2 * [.A20]; -128 + 2 * (256 - [.A20]) - 1)" office:value-type="float" office:value="-94" calcext:value-type="float">
            <text:p>-94</text:p>
          </table:table-cell>
          <table:table-cell table:formula="of:=-128 + FLOOR(RAND() * 256)"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 127 * SIN(RADIANS([.A21] * 360 / 256)))" office:value-type="float" office:value="54" calcext:value-type="float">
            <text:p>54</text:p>
          </table:table-cell>
          <table:table-cell table:formula="of:=-128 + [.A21]" office:value-type="float" office:value="-110" calcext:value-type="float">
            <text:p>-110</text:p>
          </table:table-cell>
          <table:table-cell table:formula="of:=IF([.A21]&lt;128; -128; 127)" office:value-type="float" office:value="-128" calcext:value-type="float">
            <text:p>-128</text:p>
          </table:table-cell>
          <table:table-cell table:formula="of:=IF([.A21]&lt;128; -128 + 2 * [.A21]; -128 + 2 * (256 - [.A21]) - 1)" office:value-type="float" office:value="-92" calcext:value-type="float">
            <text:p>-92</text:p>
          </table:table-cell>
          <table:table-cell table:formula="of:=-128 + FLOOR(RAND() * 256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 127 * SIN(RADIANS([.A22] * 360 / 256)))" office:value-type="float" office:value="57" calcext:value-type="float">
            <text:p>57</text:p>
          </table:table-cell>
          <table:table-cell table:formula="of:=-128 + [.A22]" office:value-type="float" office:value="-109" calcext:value-type="float">
            <text:p>-109</text:p>
          </table:table-cell>
          <table:table-cell table:formula="of:=IF([.A22]&lt;128; -128; 127)" office:value-type="float" office:value="-128" calcext:value-type="float">
            <text:p>-128</text:p>
          </table:table-cell>
          <table:table-cell table:formula="of:=IF([.A22]&lt;128; -128 + 2 * [.A22]; -128 + 2 * (256 - [.A22]) - 1)" office:value-type="float" office:value="-90" calcext:value-type="float">
            <text:p>-90</text:p>
          </table:table-cell>
          <table:table-cell table:formula="of:=-128 + FLOOR(RAND() * 256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 127 * SIN(RADIANS([.A23] * 360 / 256)))" office:value-type="float" office:value="59" calcext:value-type="float">
            <text:p>59</text:p>
          </table:table-cell>
          <table:table-cell table:formula="of:=-128 + [.A23]" office:value-type="float" office:value="-108" calcext:value-type="float">
            <text:p>-108</text:p>
          </table:table-cell>
          <table:table-cell table:formula="of:=IF([.A23]&lt;128; -128; 127)" office:value-type="float" office:value="-128" calcext:value-type="float">
            <text:p>-128</text:p>
          </table:table-cell>
          <table:table-cell table:formula="of:=IF([.A23]&lt;128; -128 + 2 * [.A23]; -128 + 2 * (256 - [.A23]) - 1)" office:value-type="float" office:value="-88" calcext:value-type="float">
            <text:p>-88</text:p>
          </table:table-cell>
          <table:table-cell table:formula="of:=-128 + FLOOR(RAND() * 256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 127 * SIN(RADIANS([.A24] * 360 / 256)))" office:value-type="float" office:value="62" calcext:value-type="float">
            <text:p>62</text:p>
          </table:table-cell>
          <table:table-cell table:formula="of:=-128 + [.A24]" office:value-type="float" office:value="-107" calcext:value-type="float">
            <text:p>-107</text:p>
          </table:table-cell>
          <table:table-cell table:formula="of:=IF([.A24]&lt;128; -128; 127)" office:value-type="float" office:value="-128" calcext:value-type="float">
            <text:p>-128</text:p>
          </table:table-cell>
          <table:table-cell table:formula="of:=IF([.A24]&lt;128; -128 + 2 * [.A24]; -128 + 2 * (256 - [.A24]) - 1)" office:value-type="float" office:value="-86" calcext:value-type="float">
            <text:p>-86</text:p>
          </table:table-cell>
          <table:table-cell table:formula="of:=-128 + FLOOR(RAND() * 256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 127 * SIN(RADIANS([.A25] * 360 / 256)))" office:value-type="float" office:value="65" calcext:value-type="float">
            <text:p>65</text:p>
          </table:table-cell>
          <table:table-cell table:formula="of:=-128 + [.A25]" office:value-type="float" office:value="-106" calcext:value-type="float">
            <text:p>-106</text:p>
          </table:table-cell>
          <table:table-cell table:formula="of:=IF([.A25]&lt;128; -128; 127)" office:value-type="float" office:value="-128" calcext:value-type="float">
            <text:p>-128</text:p>
          </table:table-cell>
          <table:table-cell table:formula="of:=IF([.A25]&lt;128; -128 + 2 * [.A25]; -128 + 2 * (256 - [.A25]) - 1)" office:value-type="float" office:value="-84" calcext:value-type="float">
            <text:p>-84</text:p>
          </table:table-cell>
          <table:table-cell table:formula="of:=-128 + FLOOR(RAND() * 256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 127 * SIN(RADIANS([.A26] * 360 / 256)))" office:value-type="float" office:value="67" calcext:value-type="float">
            <text:p>67</text:p>
          </table:table-cell>
          <table:table-cell table:formula="of:=-128 + [.A26]" office:value-type="float" office:value="-105" calcext:value-type="float">
            <text:p>-105</text:p>
          </table:table-cell>
          <table:table-cell table:formula="of:=IF([.A26]&lt;128; -128; 127)" office:value-type="float" office:value="-128" calcext:value-type="float">
            <text:p>-128</text:p>
          </table:table-cell>
          <table:table-cell table:formula="of:=IF([.A26]&lt;128; -128 + 2 * [.A26]; -128 + 2 * (256 - [.A26]) - 1)" office:value-type="float" office:value="-82" calcext:value-type="float">
            <text:p>-82</text:p>
          </table:table-cell>
          <table:table-cell table:formula="of:=-128 + FLOOR(RAND() * 256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 127 * SIN(RADIANS([.A27] * 360 / 256)))" office:value-type="float" office:value="70" calcext:value-type="float">
            <text:p>70</text:p>
          </table:table-cell>
          <table:table-cell table:formula="of:=-128 + [.A27]" office:value-type="float" office:value="-104" calcext:value-type="float">
            <text:p>-104</text:p>
          </table:table-cell>
          <table:table-cell table:formula="of:=IF([.A27]&lt;128; -128; 127)" office:value-type="float" office:value="-128" calcext:value-type="float">
            <text:p>-128</text:p>
          </table:table-cell>
          <table:table-cell table:formula="of:=IF([.A27]&lt;128; -128 + 2 * [.A27]; -128 + 2 * (256 - [.A27]) - 1)" office:value-type="float" office:value="-80" calcext:value-type="float">
            <text:p>-80</text:p>
          </table:table-cell>
          <table:table-cell table:formula="of:=-128 + FLOOR(RAND() * 256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 127 * SIN(RADIANS([.A28] * 360 / 256)))" office:value-type="float" office:value="73" calcext:value-type="float">
            <text:p>73</text:p>
          </table:table-cell>
          <table:table-cell table:formula="of:=-128 + [.A28]" office:value-type="float" office:value="-103" calcext:value-type="float">
            <text:p>-103</text:p>
          </table:table-cell>
          <table:table-cell table:formula="of:=IF([.A28]&lt;128; -128; 127)" office:value-type="float" office:value="-128" calcext:value-type="float">
            <text:p>-128</text:p>
          </table:table-cell>
          <table:table-cell table:formula="of:=IF([.A28]&lt;128; -128 + 2 * [.A28]; -128 + 2 * (256 - [.A28]) - 1)" office:value-type="float" office:value="-78" calcext:value-type="float">
            <text:p>-78</text:p>
          </table:table-cell>
          <table:table-cell table:formula="of:=-128 + FLOOR(RAND() * 256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 127 * SIN(RADIANS([.A29] * 360 / 256)))" office:value-type="float" office:value="75" calcext:value-type="float">
            <text:p>75</text:p>
          </table:table-cell>
          <table:table-cell table:formula="of:=-128 + [.A29]" office:value-type="float" office:value="-102" calcext:value-type="float">
            <text:p>-102</text:p>
          </table:table-cell>
          <table:table-cell table:formula="of:=IF([.A29]&lt;128; -128; 127)" office:value-type="float" office:value="-128" calcext:value-type="float">
            <text:p>-128</text:p>
          </table:table-cell>
          <table:table-cell table:formula="of:=IF([.A29]&lt;128; -128 + 2 * [.A29]; -128 + 2 * (256 - [.A29]) - 1)" office:value-type="float" office:value="-76" calcext:value-type="float">
            <text:p>-76</text:p>
          </table:table-cell>
          <table:table-cell table:formula="of:=-128 + FLOOR(RAND() * 256)" office:value-type="float" office:value="-122" calcext:value-type="float">
            <text:p>-1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 127 * SIN(RADIANS([.A30] * 360 / 256)))" office:value-type="float" office:value="78" calcext:value-type="float">
            <text:p>78</text:p>
          </table:table-cell>
          <table:table-cell table:formula="of:=-128 + [.A30]" office:value-type="float" office:value="-101" calcext:value-type="float">
            <text:p>-101</text:p>
          </table:table-cell>
          <table:table-cell table:formula="of:=IF([.A30]&lt;128; -128; 127)" office:value-type="float" office:value="-128" calcext:value-type="float">
            <text:p>-128</text:p>
          </table:table-cell>
          <table:table-cell table:formula="of:=IF([.A30]&lt;128; -128 + 2 * [.A30]; -128 + 2 * (256 - [.A30]) - 1)" office:value-type="float" office:value="-74" calcext:value-type="float">
            <text:p>-74</text:p>
          </table:table-cell>
          <table:table-cell table:formula="of:=-128 + FLOOR(RAND() * 256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 127 * SIN(RADIANS([.A31] * 360 / 256)))" office:value-type="float" office:value="80" calcext:value-type="float">
            <text:p>80</text:p>
          </table:table-cell>
          <table:table-cell table:formula="of:=-128 + [.A31]" office:value-type="float" office:value="-100" calcext:value-type="float">
            <text:p>-100</text:p>
          </table:table-cell>
          <table:table-cell table:formula="of:=IF([.A31]&lt;128; -128; 127)" office:value-type="float" office:value="-128" calcext:value-type="float">
            <text:p>-128</text:p>
          </table:table-cell>
          <table:table-cell table:formula="of:=IF([.A31]&lt;128; -128 + 2 * [.A31]; -128 + 2 * (256 - [.A31]) - 1)" office:value-type="float" office:value="-72" calcext:value-type="float">
            <text:p>-72</text:p>
          </table:table-cell>
          <table:table-cell table:formula="of:=-128 + FLOOR(RAND() * 256)"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 127 * SIN(RADIANS([.A32] * 360 / 256)))" office:value-type="float" office:value="82" calcext:value-type="float">
            <text:p>82</text:p>
          </table:table-cell>
          <table:table-cell table:formula="of:=-128 + [.A32]" office:value-type="float" office:value="-99" calcext:value-type="float">
            <text:p>-99</text:p>
          </table:table-cell>
          <table:table-cell table:formula="of:=IF([.A32]&lt;128; -128; 127)" office:value-type="float" office:value="-128" calcext:value-type="float">
            <text:p>-128</text:p>
          </table:table-cell>
          <table:table-cell table:formula="of:=IF([.A32]&lt;128; -128 + 2 * [.A32]; -128 + 2 * (256 - [.A32]) - 1)" office:value-type="float" office:value="-70" calcext:value-type="float">
            <text:p>-70</text:p>
          </table:table-cell>
          <table:table-cell table:formula="of:=-128 + FLOOR(RAND() * 256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 127 * SIN(RADIANS([.A33] * 360 / 256)))" office:value-type="float" office:value="85" calcext:value-type="float">
            <text:p>85</text:p>
          </table:table-cell>
          <table:table-cell table:formula="of:=-128 + [.A33]" office:value-type="float" office:value="-98" calcext:value-type="float">
            <text:p>-98</text:p>
          </table:table-cell>
          <table:table-cell table:formula="of:=IF([.A33]&lt;128; -128; 127)" office:value-type="float" office:value="-128" calcext:value-type="float">
            <text:p>-128</text:p>
          </table:table-cell>
          <table:table-cell table:formula="of:=IF([.A33]&lt;128; -128 + 2 * [.A33]; -128 + 2 * (256 - [.A33]) - 1)" office:value-type="float" office:value="-68" calcext:value-type="float">
            <text:p>-68</text:p>
          </table:table-cell>
          <table:table-cell table:formula="of:=-128 + FLOOR(RAND() * 256)"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 127 * SIN(RADIANS([.A34] * 360 / 256)))" office:value-type="float" office:value="87" calcext:value-type="float">
            <text:p>87</text:p>
          </table:table-cell>
          <table:table-cell table:formula="of:=-128 + [.A34]" office:value-type="float" office:value="-97" calcext:value-type="float">
            <text:p>-97</text:p>
          </table:table-cell>
          <table:table-cell table:formula="of:=IF([.A34]&lt;128; -128; 127)" office:value-type="float" office:value="-128" calcext:value-type="float">
            <text:p>-128</text:p>
          </table:table-cell>
          <table:table-cell table:formula="of:=IF([.A34]&lt;128; -128 + 2 * [.A34]; -128 + 2 * (256 - [.A34]) - 1)" office:value-type="float" office:value="-66" calcext:value-type="float">
            <text:p>-66</text:p>
          </table:table-cell>
          <table:table-cell table:formula="of:=-128 + FLOOR(RAND() * 256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 127 * SIN(RADIANS([.A35] * 360 / 256)))" office:value-type="float" office:value="89" calcext:value-type="float">
            <text:p>89</text:p>
          </table:table-cell>
          <table:table-cell table:formula="of:=-128 + [.A35]" office:value-type="float" office:value="-96" calcext:value-type="float">
            <text:p>-96</text:p>
          </table:table-cell>
          <table:table-cell table:formula="of:=IF([.A35]&lt;128; -128; 127)" office:value-type="float" office:value="-128" calcext:value-type="float">
            <text:p>-128</text:p>
          </table:table-cell>
          <table:table-cell table:formula="of:=IF([.A35]&lt;128; -128 + 2 * [.A35]; -128 + 2 * (256 - [.A35]) - 1)" office:value-type="float" office:value="-64" calcext:value-type="float">
            <text:p>-64</text:p>
          </table:table-cell>
          <table:table-cell table:formula="of:=-128 + FLOOR(RAND() * 256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 127 * SIN(RADIANS([.A36] * 360 / 256)))" office:value-type="float" office:value="91" calcext:value-type="float">
            <text:p>91</text:p>
          </table:table-cell>
          <table:table-cell table:formula="of:=-128 + [.A36]" office:value-type="float" office:value="-95" calcext:value-type="float">
            <text:p>-95</text:p>
          </table:table-cell>
          <table:table-cell table:formula="of:=IF([.A36]&lt;128; -128; 127)" office:value-type="float" office:value="-128" calcext:value-type="float">
            <text:p>-128</text:p>
          </table:table-cell>
          <table:table-cell table:formula="of:=IF([.A36]&lt;128; -128 + 2 * [.A36]; -128 + 2 * (256 - [.A36]) - 1)" office:value-type="float" office:value="-62" calcext:value-type="float">
            <text:p>-62</text:p>
          </table:table-cell>
          <table:table-cell table:formula="of:=-128 + FLOOR(RAND() * 256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 127 * SIN(RADIANS([.A37] * 360 / 256)))" office:value-type="float" office:value="94" calcext:value-type="float">
            <text:p>94</text:p>
          </table:table-cell>
          <table:table-cell table:formula="of:=-128 + [.A37]" office:value-type="float" office:value="-94" calcext:value-type="float">
            <text:p>-94</text:p>
          </table:table-cell>
          <table:table-cell table:formula="of:=IF([.A37]&lt;128; -128; 127)" office:value-type="float" office:value="-128" calcext:value-type="float">
            <text:p>-128</text:p>
          </table:table-cell>
          <table:table-cell table:formula="of:=IF([.A37]&lt;128; -128 + 2 * [.A37]; -128 + 2 * (256 - [.A37]) - 1)" office:value-type="float" office:value="-60" calcext:value-type="float">
            <text:p>-60</text:p>
          </table:table-cell>
          <table:table-cell table:formula="of:=-128 + FLOOR(RAND() * 256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 127 * SIN(RADIANS([.A38] * 360 / 256)))" office:value-type="float" office:value="96" calcext:value-type="float">
            <text:p>96</text:p>
          </table:table-cell>
          <table:table-cell table:formula="of:=-128 + [.A38]" office:value-type="float" office:value="-93" calcext:value-type="float">
            <text:p>-93</text:p>
          </table:table-cell>
          <table:table-cell table:formula="of:=IF([.A38]&lt;128; -128; 127)" office:value-type="float" office:value="-128" calcext:value-type="float">
            <text:p>-128</text:p>
          </table:table-cell>
          <table:table-cell table:formula="of:=IF([.A38]&lt;128; -128 + 2 * [.A38]; -128 + 2 * (256 - [.A38]) - 1)" office:value-type="float" office:value="-58" calcext:value-type="float">
            <text:p>-58</text:p>
          </table:table-cell>
          <table:table-cell table:formula="of:=-128 + FLOOR(RAND() * 256)"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 127 * SIN(RADIANS([.A39] * 360 / 256)))" office:value-type="float" office:value="98" calcext:value-type="float">
            <text:p>98</text:p>
          </table:table-cell>
          <table:table-cell table:formula="of:=-128 + [.A39]" office:value-type="float" office:value="-92" calcext:value-type="float">
            <text:p>-92</text:p>
          </table:table-cell>
          <table:table-cell table:formula="of:=IF([.A39]&lt;128; -128; 127)" office:value-type="float" office:value="-128" calcext:value-type="float">
            <text:p>-128</text:p>
          </table:table-cell>
          <table:table-cell table:formula="of:=IF([.A39]&lt;128; -128 + 2 * [.A39]; -128 + 2 * (256 - [.A39]) - 1)" office:value-type="float" office:value="-56" calcext:value-type="float">
            <text:p>-56</text:p>
          </table:table-cell>
          <table:table-cell table:formula="of:=-128 + FLOOR(RAND() * 256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 127 * SIN(RADIANS([.A40] * 360 / 256)))" office:value-type="float" office:value="100" calcext:value-type="float">
            <text:p>100</text:p>
          </table:table-cell>
          <table:table-cell table:formula="of:=-128 + [.A40]" office:value-type="float" office:value="-91" calcext:value-type="float">
            <text:p>-91</text:p>
          </table:table-cell>
          <table:table-cell table:formula="of:=IF([.A40]&lt;128; -128; 127)" office:value-type="float" office:value="-128" calcext:value-type="float">
            <text:p>-128</text:p>
          </table:table-cell>
          <table:table-cell table:formula="of:=IF([.A40]&lt;128; -128 + 2 * [.A40]; -128 + 2 * (256 - [.A40]) - 1)" office:value-type="float" office:value="-54" calcext:value-type="float">
            <text:p>-54</text:p>
          </table:table-cell>
          <table:table-cell table:formula="of:=-128 + FLOOR(RAND() * 256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 127 * SIN(RADIANS([.A41] * 360 / 256)))" office:value-type="float" office:value="102" calcext:value-type="float">
            <text:p>102</text:p>
          </table:table-cell>
          <table:table-cell table:formula="of:=-128 + [.A41]" office:value-type="float" office:value="-90" calcext:value-type="float">
            <text:p>-90</text:p>
          </table:table-cell>
          <table:table-cell table:formula="of:=IF([.A41]&lt;128; -128; 127)" office:value-type="float" office:value="-128" calcext:value-type="float">
            <text:p>-128</text:p>
          </table:table-cell>
          <table:table-cell table:formula="of:=IF([.A41]&lt;128; -128 + 2 * [.A41]; -128 + 2 * (256 - [.A41]) - 1)" office:value-type="float" office:value="-52" calcext:value-type="float">
            <text:p>-52</text:p>
          </table:table-cell>
          <table:table-cell table:formula="of:=-128 + FLOOR(RAND() * 256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 127 * SIN(RADIANS([.A42] * 360 / 256)))" office:value-type="float" office:value="103" calcext:value-type="float">
            <text:p>103</text:p>
          </table:table-cell>
          <table:table-cell table:formula="of:=-128 + [.A42]" office:value-type="float" office:value="-89" calcext:value-type="float">
            <text:p>-89</text:p>
          </table:table-cell>
          <table:table-cell table:formula="of:=IF([.A42]&lt;128; -128; 127)" office:value-type="float" office:value="-128" calcext:value-type="float">
            <text:p>-128</text:p>
          </table:table-cell>
          <table:table-cell table:formula="of:=IF([.A42]&lt;128; -128 + 2 * [.A42]; -128 + 2 * (256 - [.A42]) - 1)" office:value-type="float" office:value="-50" calcext:value-type="float">
            <text:p>-50</text:p>
          </table:table-cell>
          <table:table-cell table:formula="of:=-128 + FLOOR(RAND() * 256)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 127 * SIN(RADIANS([.A43] * 360 / 256)))" office:value-type="float" office:value="105" calcext:value-type="float">
            <text:p>105</text:p>
          </table:table-cell>
          <table:table-cell table:formula="of:=-128 + [.A43]" office:value-type="float" office:value="-88" calcext:value-type="float">
            <text:p>-88</text:p>
          </table:table-cell>
          <table:table-cell table:formula="of:=IF([.A43]&lt;128; -128; 127)" office:value-type="float" office:value="-128" calcext:value-type="float">
            <text:p>-128</text:p>
          </table:table-cell>
          <table:table-cell table:formula="of:=IF([.A43]&lt;128; -128 + 2 * [.A43]; -128 + 2 * (256 - [.A43]) - 1)" office:value-type="float" office:value="-48" calcext:value-type="float">
            <text:p>-48</text:p>
          </table:table-cell>
          <table:table-cell table:formula="of:=-128 + FLOOR(RAND() * 256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 127 * SIN(RADIANS([.A44] * 360 / 256)))" office:value-type="float" office:value="107" calcext:value-type="float">
            <text:p>107</text:p>
          </table:table-cell>
          <table:table-cell table:formula="of:=-128 + [.A44]" office:value-type="float" office:value="-87" calcext:value-type="float">
            <text:p>-87</text:p>
          </table:table-cell>
          <table:table-cell table:formula="of:=IF([.A44]&lt;128; -128; 127)" office:value-type="float" office:value="-128" calcext:value-type="float">
            <text:p>-128</text:p>
          </table:table-cell>
          <table:table-cell table:formula="of:=IF([.A44]&lt;128; -128 + 2 * [.A44]; -128 + 2 * (256 - [.A44]) - 1)" office:value-type="float" office:value="-46" calcext:value-type="float">
            <text:p>-46</text:p>
          </table:table-cell>
          <table:table-cell table:formula="of:=-128 + FLOOR(RAND() * 256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 127 * SIN(RADIANS([.A45] * 360 / 256)))" office:value-type="float" office:value="108" calcext:value-type="float">
            <text:p>108</text:p>
          </table:table-cell>
          <table:table-cell table:formula="of:=-128 + [.A45]" office:value-type="float" office:value="-86" calcext:value-type="float">
            <text:p>-86</text:p>
          </table:table-cell>
          <table:table-cell table:formula="of:=IF([.A45]&lt;128; -128; 127)" office:value-type="float" office:value="-128" calcext:value-type="float">
            <text:p>-128</text:p>
          </table:table-cell>
          <table:table-cell table:formula="of:=IF([.A45]&lt;128; -128 + 2 * [.A45]; -128 + 2 * (256 - [.A45]) - 1)" office:value-type="float" office:value="-44" calcext:value-type="float">
            <text:p>-44</text:p>
          </table:table-cell>
          <table:table-cell table:formula="of:=-128 + FLOOR(RAND() * 256)"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 127 * SIN(RADIANS([.A46] * 360 / 256)))" office:value-type="float" office:value="110" calcext:value-type="float">
            <text:p>110</text:p>
          </table:table-cell>
          <table:table-cell table:formula="of:=-128 + [.A46]" office:value-type="float" office:value="-85" calcext:value-type="float">
            <text:p>-85</text:p>
          </table:table-cell>
          <table:table-cell table:formula="of:=IF([.A46]&lt;128; -128; 127)" office:value-type="float" office:value="-128" calcext:value-type="float">
            <text:p>-128</text:p>
          </table:table-cell>
          <table:table-cell table:formula="of:=IF([.A46]&lt;128; -128 + 2 * [.A46]; -128 + 2 * (256 - [.A46]) - 1)" office:value-type="float" office:value="-42" calcext:value-type="float">
            <text:p>-42</text:p>
          </table:table-cell>
          <table:table-cell table:formula="of:=-128 + FLOOR(RAND() * 256)"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 127 * SIN(RADIANS([.A47] * 360 / 256)))" office:value-type="float" office:value="112" calcext:value-type="float">
            <text:p>112</text:p>
          </table:table-cell>
          <table:table-cell table:formula="of:=-128 + [.A47]" office:value-type="float" office:value="-84" calcext:value-type="float">
            <text:p>-84</text:p>
          </table:table-cell>
          <table:table-cell table:formula="of:=IF([.A47]&lt;128; -128; 127)" office:value-type="float" office:value="-128" calcext:value-type="float">
            <text:p>-128</text:p>
          </table:table-cell>
          <table:table-cell table:formula="of:=IF([.A47]&lt;128; -128 + 2 * [.A47]; -128 + 2 * (256 - [.A47]) - 1)" office:value-type="float" office:value="-40" calcext:value-type="float">
            <text:p>-40</text:p>
          </table:table-cell>
          <table:table-cell table:formula="of:=-128 + FLOOR(RAND() * 256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 127 * SIN(RADIANS([.A48] * 360 / 256)))" office:value-type="float" office:value="113" calcext:value-type="float">
            <text:p>113</text:p>
          </table:table-cell>
          <table:table-cell table:formula="of:=-128 + [.A48]" office:value-type="float" office:value="-83" calcext:value-type="float">
            <text:p>-83</text:p>
          </table:table-cell>
          <table:table-cell table:formula="of:=IF([.A48]&lt;128; -128; 127)" office:value-type="float" office:value="-128" calcext:value-type="float">
            <text:p>-128</text:p>
          </table:table-cell>
          <table:table-cell table:formula="of:=IF([.A48]&lt;128; -128 + 2 * [.A48]; -128 + 2 * (256 - [.A48]) - 1)" office:value-type="float" office:value="-38" calcext:value-type="float">
            <text:p>-38</text:p>
          </table:table-cell>
          <table:table-cell table:formula="of:=-128 + FLOOR(RAND() * 256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 127 * SIN(RADIANS([.A49] * 360 / 256)))" office:value-type="float" office:value="114" calcext:value-type="float">
            <text:p>114</text:p>
          </table:table-cell>
          <table:table-cell table:formula="of:=-128 + [.A49]" office:value-type="float" office:value="-82" calcext:value-type="float">
            <text:p>-82</text:p>
          </table:table-cell>
          <table:table-cell table:formula="of:=IF([.A49]&lt;128; -128; 127)" office:value-type="float" office:value="-128" calcext:value-type="float">
            <text:p>-128</text:p>
          </table:table-cell>
          <table:table-cell table:formula="of:=IF([.A49]&lt;128; -128 + 2 * [.A49]; -128 + 2 * (256 - [.A49]) - 1)" office:value-type="float" office:value="-36" calcext:value-type="float">
            <text:p>-36</text:p>
          </table:table-cell>
          <table:table-cell table:formula="of:=-128 + FLOOR(RAND() * 256)"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 127 * SIN(RADIANS([.A50] * 360 / 256)))" office:value-type="float" office:value="116" calcext:value-type="float">
            <text:p>116</text:p>
          </table:table-cell>
          <table:table-cell table:formula="of:=-128 + [.A50]" office:value-type="float" office:value="-81" calcext:value-type="float">
            <text:p>-81</text:p>
          </table:table-cell>
          <table:table-cell table:formula="of:=IF([.A50]&lt;128; -128; 127)" office:value-type="float" office:value="-128" calcext:value-type="float">
            <text:p>-128</text:p>
          </table:table-cell>
          <table:table-cell table:formula="of:=IF([.A50]&lt;128; -128 + 2 * [.A50]; -128 + 2 * (256 - [.A50]) - 1)" office:value-type="float" office:value="-34" calcext:value-type="float">
            <text:p>-34</text:p>
          </table:table-cell>
          <table:table-cell table:formula="of:=-128 + FLOOR(RAND() * 256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 127 * SIN(RADIANS([.A51] * 360 / 256)))" office:value-type="float" office:value="117" calcext:value-type="float">
            <text:p>117</text:p>
          </table:table-cell>
          <table:table-cell table:formula="of:=-128 + [.A51]" office:value-type="float" office:value="-80" calcext:value-type="float">
            <text:p>-80</text:p>
          </table:table-cell>
          <table:table-cell table:formula="of:=IF([.A51]&lt;128; -128; 127)" office:value-type="float" office:value="-128" calcext:value-type="float">
            <text:p>-128</text:p>
          </table:table-cell>
          <table:table-cell table:formula="of:=IF([.A51]&lt;128; -128 + 2 * [.A51]; -128 + 2 * (256 - [.A51]) - 1)" office:value-type="float" office:value="-32" calcext:value-type="float">
            <text:p>-32</text:p>
          </table:table-cell>
          <table:table-cell table:formula="of:=-128 + FLOOR(RAND() * 256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 127 * SIN(RADIANS([.A52] * 360 / 256)))" office:value-type="float" office:value="118" calcext:value-type="float">
            <text:p>118</text:p>
          </table:table-cell>
          <table:table-cell table:formula="of:=-128 + [.A52]" office:value-type="float" office:value="-79" calcext:value-type="float">
            <text:p>-79</text:p>
          </table:table-cell>
          <table:table-cell table:formula="of:=IF([.A52]&lt;128; -128; 127)" office:value-type="float" office:value="-128" calcext:value-type="float">
            <text:p>-128</text:p>
          </table:table-cell>
          <table:table-cell table:formula="of:=IF([.A52]&lt;128; -128 + 2 * [.A52]; -128 + 2 * (256 - [.A52]) - 1)" office:value-type="float" office:value="-30" calcext:value-type="float">
            <text:p>-30</text:p>
          </table:table-cell>
          <table:table-cell table:formula="of:=-128 + FLOOR(RAND() * 256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 127 * SIN(RADIANS([.A53] * 360 / 256)))" office:value-type="float" office:value="119" calcext:value-type="float">
            <text:p>119</text:p>
          </table:table-cell>
          <table:table-cell table:formula="of:=-128 + [.A53]" office:value-type="float" office:value="-78" calcext:value-type="float">
            <text:p>-78</text:p>
          </table:table-cell>
          <table:table-cell table:formula="of:=IF([.A53]&lt;128; -128; 127)" office:value-type="float" office:value="-128" calcext:value-type="float">
            <text:p>-128</text:p>
          </table:table-cell>
          <table:table-cell table:formula="of:=IF([.A53]&lt;128; -128 + 2 * [.A53]; -128 + 2 * (256 - [.A53]) - 1)" office:value-type="float" office:value="-28" calcext:value-type="float">
            <text:p>-28</text:p>
          </table:table-cell>
          <table:table-cell table:formula="of:=-128 + FLOOR(RAND() * 256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FLOOR( 127 * SIN(RADIANS([.A54] * 360 / 256)))" office:value-type="float" office:value="120" calcext:value-type="float">
            <text:p>120</text:p>
          </table:table-cell>
          <table:table-cell table:formula="of:=-128 + [.A54]" office:value-type="float" office:value="-77" calcext:value-type="float">
            <text:p>-77</text:p>
          </table:table-cell>
          <table:table-cell table:formula="of:=IF([.A54]&lt;128; -128; 127)" office:value-type="float" office:value="-128" calcext:value-type="float">
            <text:p>-128</text:p>
          </table:table-cell>
          <table:table-cell table:formula="of:=IF([.A54]&lt;128; -128 + 2 * [.A54]; -128 + 2 * (256 - [.A54]) - 1)" office:value-type="float" office:value="-26" calcext:value-type="float">
            <text:p>-26</text:p>
          </table:table-cell>
          <table:table-cell table:formula="of:=-128 + FLOOR(RAND() * 256)"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FLOOR( 127 * SIN(RADIANS([.A55] * 360 / 256)))" office:value-type="float" office:value="121" calcext:value-type="float">
            <text:p>121</text:p>
          </table:table-cell>
          <table:table-cell table:formula="of:=-128 + [.A55]" office:value-type="float" office:value="-76" calcext:value-type="float">
            <text:p>-76</text:p>
          </table:table-cell>
          <table:table-cell table:formula="of:=IF([.A55]&lt;128; -128; 127)" office:value-type="float" office:value="-128" calcext:value-type="float">
            <text:p>-128</text:p>
          </table:table-cell>
          <table:table-cell table:formula="of:=IF([.A55]&lt;128; -128 + 2 * [.A55]; -128 + 2 * (256 - [.A55]) - 1)" office:value-type="float" office:value="-24" calcext:value-type="float">
            <text:p>-24</text:p>
          </table:table-cell>
          <table:table-cell table:formula="of:=-128 + FLOOR(RAND() * 256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FLOOR( 127 * SIN(RADIANS([.A56] * 360 / 256)))" office:value-type="float" office:value="122" calcext:value-type="float">
            <text:p>122</text:p>
          </table:table-cell>
          <table:table-cell table:formula="of:=-128 + [.A56]" office:value-type="float" office:value="-75" calcext:value-type="float">
            <text:p>-75</text:p>
          </table:table-cell>
          <table:table-cell table:formula="of:=IF([.A56]&lt;128; -128; 127)" office:value-type="float" office:value="-128" calcext:value-type="float">
            <text:p>-128</text:p>
          </table:table-cell>
          <table:table-cell table:formula="of:=IF([.A56]&lt;128; -128 + 2 * [.A56]; -128 + 2 * (256 - [.A56]) - 1)" office:value-type="float" office:value="-22" calcext:value-type="float">
            <text:p>-22</text:p>
          </table:table-cell>
          <table:table-cell table:formula="of:=-128 + FLOOR(RAND() * 256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FLOOR( 127 * SIN(RADIANS([.A57] * 360 / 256)))" office:value-type="float" office:value="123" calcext:value-type="float">
            <text:p>123</text:p>
          </table:table-cell>
          <table:table-cell table:formula="of:=-128 + [.A57]" office:value-type="float" office:value="-74" calcext:value-type="float">
            <text:p>-74</text:p>
          </table:table-cell>
          <table:table-cell table:formula="of:=IF([.A57]&lt;128; -128; 127)" office:value-type="float" office:value="-128" calcext:value-type="float">
            <text:p>-128</text:p>
          </table:table-cell>
          <table:table-cell table:formula="of:=IF([.A57]&lt;128; -128 + 2 * [.A57]; -128 + 2 * (256 - [.A57]) - 1)" office:value-type="float" office:value="-20" calcext:value-type="float">
            <text:p>-20</text:p>
          </table:table-cell>
          <table:table-cell table:formula="of:=-128 + FLOOR(RAND() * 256)"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 127 * SIN(RADIANS([.A58] * 360 / 256)))" office:value-type="float" office:value="123" calcext:value-type="float">
            <text:p>123</text:p>
          </table:table-cell>
          <table:table-cell table:formula="of:=-128 + [.A58]" office:value-type="float" office:value="-73" calcext:value-type="float">
            <text:p>-73</text:p>
          </table:table-cell>
          <table:table-cell table:formula="of:=IF([.A58]&lt;128; -128; 127)" office:value-type="float" office:value="-128" calcext:value-type="float">
            <text:p>-128</text:p>
          </table:table-cell>
          <table:table-cell table:formula="of:=IF([.A58]&lt;128; -128 + 2 * [.A58]; -128 + 2 * (256 - [.A58]) - 1)" office:value-type="float" office:value="-18" calcext:value-type="float">
            <text:p>-18</text:p>
          </table:table-cell>
          <table:table-cell table:formula="of:=-128 + FLOOR(RAND() * 256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FLOOR( 127 * SIN(RADIANS([.A59] * 360 / 256)))" office:value-type="float" office:value="124" calcext:value-type="float">
            <text:p>124</text:p>
          </table:table-cell>
          <table:table-cell table:formula="of:=-128 + [.A59]" office:value-type="float" office:value="-72" calcext:value-type="float">
            <text:p>-72</text:p>
          </table:table-cell>
          <table:table-cell table:formula="of:=IF([.A59]&lt;128; -128; 127)" office:value-type="float" office:value="-128" calcext:value-type="float">
            <text:p>-128</text:p>
          </table:table-cell>
          <table:table-cell table:formula="of:=IF([.A59]&lt;128; -128 + 2 * [.A59]; -128 + 2 * (256 - [.A59]) - 1)" office:value-type="float" office:value="-16" calcext:value-type="float">
            <text:p>-16</text:p>
          </table:table-cell>
          <table:table-cell table:formula="of:=-128 + FLOOR(RAND() * 256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FLOOR( 127 * SIN(RADIANS([.A60] * 360 / 256)))" office:value-type="float" office:value="125" calcext:value-type="float">
            <text:p>125</text:p>
          </table:table-cell>
          <table:table-cell table:formula="of:=-128 + [.A60]" office:value-type="float" office:value="-71" calcext:value-type="float">
            <text:p>-71</text:p>
          </table:table-cell>
          <table:table-cell table:formula="of:=IF([.A60]&lt;128; -128; 127)" office:value-type="float" office:value="-128" calcext:value-type="float">
            <text:p>-128</text:p>
          </table:table-cell>
          <table:table-cell table:formula="of:=IF([.A60]&lt;128; -128 + 2 * [.A60]; -128 + 2 * (256 - [.A60]) - 1)" office:value-type="float" office:value="-14" calcext:value-type="float">
            <text:p>-14</text:p>
          </table:table-cell>
          <table:table-cell table:formula="of:=-128 + FLOOR(RAND() * 256)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FLOOR( 127 * SIN(RADIANS([.A61] * 360 / 256)))" office:value-type="float" office:value="125" calcext:value-type="float">
            <text:p>125</text:p>
          </table:table-cell>
          <table:table-cell table:formula="of:=-128 + [.A61]" office:value-type="float" office:value="-70" calcext:value-type="float">
            <text:p>-70</text:p>
          </table:table-cell>
          <table:table-cell table:formula="of:=IF([.A61]&lt;128; -128; 127)" office:value-type="float" office:value="-128" calcext:value-type="float">
            <text:p>-128</text:p>
          </table:table-cell>
          <table:table-cell table:formula="of:=IF([.A61]&lt;128; -128 + 2 * [.A61]; -128 + 2 * (256 - [.A61]) - 1)" office:value-type="float" office:value="-12" calcext:value-type="float">
            <text:p>-12</text:p>
          </table:table-cell>
          <table:table-cell table:formula="of:=-128 + FLOOR(RAND() * 256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FLOOR( 127 * SIN(RADIANS([.A62] * 360 / 256)))" office:value-type="float" office:value="126" calcext:value-type="float">
            <text:p>126</text:p>
          </table:table-cell>
          <table:table-cell table:formula="of:=-128 + [.A62]" office:value-type="float" office:value="-69" calcext:value-type="float">
            <text:p>-69</text:p>
          </table:table-cell>
          <table:table-cell table:formula="of:=IF([.A62]&lt;128; -128; 127)" office:value-type="float" office:value="-128" calcext:value-type="float">
            <text:p>-128</text:p>
          </table:table-cell>
          <table:table-cell table:formula="of:=IF([.A62]&lt;128; -128 + 2 * [.A62]; -128 + 2 * (256 - [.A62]) - 1)" office:value-type="float" office:value="-10" calcext:value-type="float">
            <text:p>-10</text:p>
          </table:table-cell>
          <table:table-cell table:formula="of:=-128 + FLOOR(RAND() * 256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 127 * SIN(RADIANS([.A63] * 360 / 256)))" office:value-type="float" office:value="126" calcext:value-type="float">
            <text:p>126</text:p>
          </table:table-cell>
          <table:table-cell table:formula="of:=-128 + [.A63]" office:value-type="float" office:value="-68" calcext:value-type="float">
            <text:p>-68</text:p>
          </table:table-cell>
          <table:table-cell table:formula="of:=IF([.A63]&lt;128; -128; 127)" office:value-type="float" office:value="-128" calcext:value-type="float">
            <text:p>-128</text:p>
          </table:table-cell>
          <table:table-cell table:formula="of:=IF([.A63]&lt;128; -128 + 2 * [.A63]; -128 + 2 * (256 - [.A63]) - 1)" office:value-type="float" office:value="-8" calcext:value-type="float">
            <text:p>-8</text:p>
          </table:table-cell>
          <table:table-cell table:formula="of:=-128 + FLOOR(RAND() * 256)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FLOOR( 127 * SIN(RADIANS([.A64] * 360 / 256)))" office:value-type="float" office:value="126" calcext:value-type="float">
            <text:p>126</text:p>
          </table:table-cell>
          <table:table-cell table:formula="of:=-128 + [.A64]" office:value-type="float" office:value="-67" calcext:value-type="float">
            <text:p>-67</text:p>
          </table:table-cell>
          <table:table-cell table:formula="of:=IF([.A64]&lt;128; -128; 127)" office:value-type="float" office:value="-128" calcext:value-type="float">
            <text:p>-128</text:p>
          </table:table-cell>
          <table:table-cell table:formula="of:=IF([.A64]&lt;128; -128 + 2 * [.A64]; -128 + 2 * (256 - [.A64]) - 1)" office:value-type="float" office:value="-6" calcext:value-type="float">
            <text:p>-6</text:p>
          </table:table-cell>
          <table:table-cell table:formula="of:=-128 + FLOOR(RAND() * 256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FLOOR( 127 * SIN(RADIANS([.A65] * 360 / 256)))" office:value-type="float" office:value="126" calcext:value-type="float">
            <text:p>126</text:p>
          </table:table-cell>
          <table:table-cell table:formula="of:=-128 + [.A65]" office:value-type="float" office:value="-66" calcext:value-type="float">
            <text:p>-66</text:p>
          </table:table-cell>
          <table:table-cell table:formula="of:=IF([.A65]&lt;128; -128; 127)" office:value-type="float" office:value="-128" calcext:value-type="float">
            <text:p>-128</text:p>
          </table:table-cell>
          <table:table-cell table:formula="of:=IF([.A65]&lt;128; -128 + 2 * [.A65]; -128 + 2 * (256 - [.A65]) - 1)" office:value-type="float" office:value="-4" calcext:value-type="float">
            <text:p>-4</text:p>
          </table:table-cell>
          <table:table-cell table:formula="of:=-128 + FLOOR(RAND() * 256)"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FLOOR( 127 * SIN(RADIANS([.A66] * 360 / 256)))" office:value-type="float" office:value="126" calcext:value-type="float">
            <text:p>126</text:p>
          </table:table-cell>
          <table:table-cell table:formula="of:=-128 + [.A66]" office:value-type="float" office:value="-65" calcext:value-type="float">
            <text:p>-65</text:p>
          </table:table-cell>
          <table:table-cell table:formula="of:=IF([.A66]&lt;128; -128; 127)" office:value-type="float" office:value="-128" calcext:value-type="float">
            <text:p>-128</text:p>
          </table:table-cell>
          <table:table-cell table:formula="of:=IF([.A66]&lt;128; -128 + 2 * [.A66]; -128 + 2 * (256 - [.A66]) - 1)" office:value-type="float" office:value="-2" calcext:value-type="float">
            <text:p>-2</text:p>
          </table:table-cell>
          <table:table-cell table:formula="of:=-128 + FLOOR(RAND() * 256)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FLOOR( 127 * SIN(RADIANS([.A67] * 360 / 256)))" office:value-type="float" office:value="127" calcext:value-type="float">
            <text:p>127</text:p>
          </table:table-cell>
          <table:table-cell table:formula="of:=-128 + [.A67]" office:value-type="float" office:value="-64" calcext:value-type="float">
            <text:p>-64</text:p>
          </table:table-cell>
          <table:table-cell table:formula="of:=IF([.A67]&lt;128; -128; 127)" office:value-type="float" office:value="-128" calcext:value-type="float">
            <text:p>-128</text:p>
          </table:table-cell>
          <table:table-cell table:formula="of:=IF([.A67]&lt;128; -128 + 2 * [.A67]; -128 + 2 * (256 - [.A67]) - 1)" office:value-type="float" office:value="0" calcext:value-type="float">
            <text:p>0</text:p>
          </table:table-cell>
          <table:table-cell table:formula="of:=-128 + FLOOR(RAND() * 256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FLOOR( 127 * SIN(RADIANS([.A68] * 360 / 256)))" office:value-type="float" office:value="126" calcext:value-type="float">
            <text:p>126</text:p>
          </table:table-cell>
          <table:table-cell table:formula="of:=-128 + [.A68]" office:value-type="float" office:value="-63" calcext:value-type="float">
            <text:p>-63</text:p>
          </table:table-cell>
          <table:table-cell table:formula="of:=IF([.A68]&lt;128; -128; 127)" office:value-type="float" office:value="-128" calcext:value-type="float">
            <text:p>-128</text:p>
          </table:table-cell>
          <table:table-cell table:formula="of:=IF([.A68]&lt;128; -128 + 2 * [.A68]; -128 + 2 * (256 - [.A68]) - 1)" office:value-type="float" office:value="2" calcext:value-type="float">
            <text:p>2</text:p>
          </table:table-cell>
          <table:table-cell table:formula="of:=-128 + FLOOR(RAND() * 256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FLOOR( 127 * SIN(RADIANS([.A69] * 360 / 256)))" office:value-type="float" office:value="126" calcext:value-type="float">
            <text:p>126</text:p>
          </table:table-cell>
          <table:table-cell table:formula="of:=-128 + [.A69]" office:value-type="float" office:value="-62" calcext:value-type="float">
            <text:p>-62</text:p>
          </table:table-cell>
          <table:table-cell table:formula="of:=IF([.A69]&lt;128; -128; 127)" office:value-type="float" office:value="-128" calcext:value-type="float">
            <text:p>-128</text:p>
          </table:table-cell>
          <table:table-cell table:formula="of:=IF([.A69]&lt;128; -128 + 2 * [.A69]; -128 + 2 * (256 - [.A69]) - 1)" office:value-type="float" office:value="4" calcext:value-type="float">
            <text:p>4</text:p>
          </table:table-cell>
          <table:table-cell table:formula="of:=-128 + FLOOR(RAND() * 256)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FLOOR( 127 * SIN(RADIANS([.A70] * 360 / 256)))" office:value-type="float" office:value="126" calcext:value-type="float">
            <text:p>126</text:p>
          </table:table-cell>
          <table:table-cell table:formula="of:=-128 + [.A70]" office:value-type="float" office:value="-61" calcext:value-type="float">
            <text:p>-61</text:p>
          </table:table-cell>
          <table:table-cell table:formula="of:=IF([.A70]&lt;128; -128; 127)" office:value-type="float" office:value="-128" calcext:value-type="float">
            <text:p>-128</text:p>
          </table:table-cell>
          <table:table-cell table:formula="of:=IF([.A70]&lt;128; -128 + 2 * [.A70]; -128 + 2 * (256 - [.A70]) - 1)" office:value-type="float" office:value="6" calcext:value-type="float">
            <text:p>6</text:p>
          </table:table-cell>
          <table:table-cell table:formula="of:=-128 + FLOOR(RAND() * 256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FLOOR( 127 * SIN(RADIANS([.A71] * 360 / 256)))" office:value-type="float" office:value="126" calcext:value-type="float">
            <text:p>126</text:p>
          </table:table-cell>
          <table:table-cell table:formula="of:=-128 + [.A71]" office:value-type="float" office:value="-60" calcext:value-type="float">
            <text:p>-60</text:p>
          </table:table-cell>
          <table:table-cell table:formula="of:=IF([.A71]&lt;128; -128; 127)" office:value-type="float" office:value="-128" calcext:value-type="float">
            <text:p>-128</text:p>
          </table:table-cell>
          <table:table-cell table:formula="of:=IF([.A71]&lt;128; -128 + 2 * [.A71]; -128 + 2 * (256 - [.A71]) - 1)" office:value-type="float" office:value="8" calcext:value-type="float">
            <text:p>8</text:p>
          </table:table-cell>
          <table:table-cell table:formula="of:=-128 + FLOOR(RAND() * 256)"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FLOOR( 127 * SIN(RADIANS([.A72] * 360 / 256)))" office:value-type="float" office:value="126" calcext:value-type="float">
            <text:p>126</text:p>
          </table:table-cell>
          <table:table-cell table:formula="of:=-128 + [.A72]" office:value-type="float" office:value="-59" calcext:value-type="float">
            <text:p>-59</text:p>
          </table:table-cell>
          <table:table-cell table:formula="of:=IF([.A72]&lt;128; -128; 127)" office:value-type="float" office:value="-128" calcext:value-type="float">
            <text:p>-128</text:p>
          </table:table-cell>
          <table:table-cell table:formula="of:=IF([.A72]&lt;128; -128 + 2 * [.A72]; -128 + 2 * (256 - [.A72]) - 1)" office:value-type="float" office:value="10" calcext:value-type="float">
            <text:p>10</text:p>
          </table:table-cell>
          <table:table-cell table:formula="of:=-128 + FLOOR(RAND() * 256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 127 * SIN(RADIANS([.A73] * 360 / 256)))" office:value-type="float" office:value="125" calcext:value-type="float">
            <text:p>125</text:p>
          </table:table-cell>
          <table:table-cell table:formula="of:=-128 + [.A73]" office:value-type="float" office:value="-58" calcext:value-type="float">
            <text:p>-58</text:p>
          </table:table-cell>
          <table:table-cell table:formula="of:=IF([.A73]&lt;128; -128; 127)" office:value-type="float" office:value="-128" calcext:value-type="float">
            <text:p>-128</text:p>
          </table:table-cell>
          <table:table-cell table:formula="of:=IF([.A73]&lt;128; -128 + 2 * [.A73]; -128 + 2 * (256 - [.A73]) - 1)" office:value-type="float" office:value="12" calcext:value-type="float">
            <text:p>12</text:p>
          </table:table-cell>
          <table:table-cell table:formula="of:=-128 + FLOOR(RAND() * 256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FLOOR( 127 * SIN(RADIANS([.A74] * 360 / 256)))" office:value-type="float" office:value="125" calcext:value-type="float">
            <text:p>125</text:p>
          </table:table-cell>
          <table:table-cell table:formula="of:=-128 + [.A74]" office:value-type="float" office:value="-57" calcext:value-type="float">
            <text:p>-57</text:p>
          </table:table-cell>
          <table:table-cell table:formula="of:=IF([.A74]&lt;128; -128; 127)" office:value-type="float" office:value="-128" calcext:value-type="float">
            <text:p>-128</text:p>
          </table:table-cell>
          <table:table-cell table:formula="of:=IF([.A74]&lt;128; -128 + 2 * [.A74]; -128 + 2 * (256 - [.A74]) - 1)" office:value-type="float" office:value="14" calcext:value-type="float">
            <text:p>14</text:p>
          </table:table-cell>
          <table:table-cell table:formula="of:=-128 + FLOOR(RAND() * 256)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FLOOR( 127 * SIN(RADIANS([.A75] * 360 / 256)))" office:value-type="float" office:value="124" calcext:value-type="float">
            <text:p>124</text:p>
          </table:table-cell>
          <table:table-cell table:formula="of:=-128 + [.A75]" office:value-type="float" office:value="-56" calcext:value-type="float">
            <text:p>-56</text:p>
          </table:table-cell>
          <table:table-cell table:formula="of:=IF([.A75]&lt;128; -128; 127)" office:value-type="float" office:value="-128" calcext:value-type="float">
            <text:p>-128</text:p>
          </table:table-cell>
          <table:table-cell table:formula="of:=IF([.A75]&lt;128; -128 + 2 * [.A75]; -128 + 2 * (256 - [.A75]) - 1)" office:value-type="float" office:value="16" calcext:value-type="float">
            <text:p>16</text:p>
          </table:table-cell>
          <table:table-cell table:formula="of:=-128 + FLOOR(RAND() * 256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FLOOR( 127 * SIN(RADIANS([.A76] * 360 / 256)))" office:value-type="float" office:value="123" calcext:value-type="float">
            <text:p>123</text:p>
          </table:table-cell>
          <table:table-cell table:formula="of:=-128 + [.A76]" office:value-type="float" office:value="-55" calcext:value-type="float">
            <text:p>-55</text:p>
          </table:table-cell>
          <table:table-cell table:formula="of:=IF([.A76]&lt;128; -128; 127)" office:value-type="float" office:value="-128" calcext:value-type="float">
            <text:p>-128</text:p>
          </table:table-cell>
          <table:table-cell table:formula="of:=IF([.A76]&lt;128; -128 + 2 * [.A76]; -128 + 2 * (256 - [.A76]) - 1)" office:value-type="float" office:value="18" calcext:value-type="float">
            <text:p>18</text:p>
          </table:table-cell>
          <table:table-cell table:formula="of:=-128 + FLOOR(RAND() * 256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FLOOR( 127 * SIN(RADIANS([.A77] * 360 / 256)))" office:value-type="float" office:value="123" calcext:value-type="float">
            <text:p>123</text:p>
          </table:table-cell>
          <table:table-cell table:formula="of:=-128 + [.A77]" office:value-type="float" office:value="-54" calcext:value-type="float">
            <text:p>-54</text:p>
          </table:table-cell>
          <table:table-cell table:formula="of:=IF([.A77]&lt;128; -128; 127)" office:value-type="float" office:value="-128" calcext:value-type="float">
            <text:p>-128</text:p>
          </table:table-cell>
          <table:table-cell table:formula="of:=IF([.A77]&lt;128; -128 + 2 * [.A77]; -128 + 2 * (256 - [.A77]) - 1)" office:value-type="float" office:value="20" calcext:value-type="float">
            <text:p>20</text:p>
          </table:table-cell>
          <table:table-cell table:formula="of:=-128 + FLOOR(RAND() * 256)"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FLOOR( 127 * SIN(RADIANS([.A78] * 360 / 256)))" office:value-type="float" office:value="122" calcext:value-type="float">
            <text:p>122</text:p>
          </table:table-cell>
          <table:table-cell table:formula="of:=-128 + [.A78]" office:value-type="float" office:value="-53" calcext:value-type="float">
            <text:p>-53</text:p>
          </table:table-cell>
          <table:table-cell table:formula="of:=IF([.A78]&lt;128; -128; 127)" office:value-type="float" office:value="-128" calcext:value-type="float">
            <text:p>-128</text:p>
          </table:table-cell>
          <table:table-cell table:formula="of:=IF([.A78]&lt;128; -128 + 2 * [.A78]; -128 + 2 * (256 - [.A78]) - 1)" office:value-type="float" office:value="22" calcext:value-type="float">
            <text:p>22</text:p>
          </table:table-cell>
          <table:table-cell table:formula="of:=-128 + FLOOR(RAND() * 256)"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FLOOR( 127 * SIN(RADIANS([.A79] * 360 / 256)))" office:value-type="float" office:value="121" calcext:value-type="float">
            <text:p>121</text:p>
          </table:table-cell>
          <table:table-cell table:formula="of:=-128 + [.A79]" office:value-type="float" office:value="-52" calcext:value-type="float">
            <text:p>-52</text:p>
          </table:table-cell>
          <table:table-cell table:formula="of:=IF([.A79]&lt;128; -128; 127)" office:value-type="float" office:value="-128" calcext:value-type="float">
            <text:p>-128</text:p>
          </table:table-cell>
          <table:table-cell table:formula="of:=IF([.A79]&lt;128; -128 + 2 * [.A79]; -128 + 2 * (256 - [.A79]) - 1)" office:value-type="float" office:value="24" calcext:value-type="float">
            <text:p>24</text:p>
          </table:table-cell>
          <table:table-cell table:formula="of:=-128 + FLOOR(RAND() * 256)"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FLOOR( 127 * SIN(RADIANS([.A80] * 360 / 256)))" office:value-type="float" office:value="120" calcext:value-type="float">
            <text:p>120</text:p>
          </table:table-cell>
          <table:table-cell table:formula="of:=-128 + [.A80]" office:value-type="float" office:value="-51" calcext:value-type="float">
            <text:p>-51</text:p>
          </table:table-cell>
          <table:table-cell table:formula="of:=IF([.A80]&lt;128; -128; 127)" office:value-type="float" office:value="-128" calcext:value-type="float">
            <text:p>-128</text:p>
          </table:table-cell>
          <table:table-cell table:formula="of:=IF([.A80]&lt;128; -128 + 2 * [.A80]; -128 + 2 * (256 - [.A80]) - 1)" office:value-type="float" office:value="26" calcext:value-type="float">
            <text:p>26</text:p>
          </table:table-cell>
          <table:table-cell table:formula="of:=-128 + FLOOR(RAND() * 256)"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FLOOR( 127 * SIN(RADIANS([.A81] * 360 / 256)))" office:value-type="float" office:value="119" calcext:value-type="float">
            <text:p>119</text:p>
          </table:table-cell>
          <table:table-cell table:formula="of:=-128 + [.A81]" office:value-type="float" office:value="-50" calcext:value-type="float">
            <text:p>-50</text:p>
          </table:table-cell>
          <table:table-cell table:formula="of:=IF([.A81]&lt;128; -128; 127)" office:value-type="float" office:value="-128" calcext:value-type="float">
            <text:p>-128</text:p>
          </table:table-cell>
          <table:table-cell table:formula="of:=IF([.A81]&lt;128; -128 + 2 * [.A81]; -128 + 2 * (256 - [.A81]) - 1)" office:value-type="float" office:value="28" calcext:value-type="float">
            <text:p>28</text:p>
          </table:table-cell>
          <table:table-cell table:formula="of:=-128 + FLOOR(RAND() * 256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FLOOR( 127 * SIN(RADIANS([.A82] * 360 / 256)))" office:value-type="float" office:value="118" calcext:value-type="float">
            <text:p>118</text:p>
          </table:table-cell>
          <table:table-cell table:formula="of:=-128 + [.A82]" office:value-type="float" office:value="-49" calcext:value-type="float">
            <text:p>-49</text:p>
          </table:table-cell>
          <table:table-cell table:formula="of:=IF([.A82]&lt;128; -128; 127)" office:value-type="float" office:value="-128" calcext:value-type="float">
            <text:p>-128</text:p>
          </table:table-cell>
          <table:table-cell table:formula="of:=IF([.A82]&lt;128; -128 + 2 * [.A82]; -128 + 2 * (256 - [.A82]) - 1)" office:value-type="float" office:value="30" calcext:value-type="float">
            <text:p>30</text:p>
          </table:table-cell>
          <table:table-cell table:formula="of:=-128 + FLOOR(RAND() * 256)"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 127 * SIN(RADIANS([.A83] * 360 / 256)))" office:value-type="float" office:value="117" calcext:value-type="float">
            <text:p>117</text:p>
          </table:table-cell>
          <table:table-cell table:formula="of:=-128 + [.A83]" office:value-type="float" office:value="-48" calcext:value-type="float">
            <text:p>-48</text:p>
          </table:table-cell>
          <table:table-cell table:formula="of:=IF([.A83]&lt;128; -128; 127)" office:value-type="float" office:value="-128" calcext:value-type="float">
            <text:p>-128</text:p>
          </table:table-cell>
          <table:table-cell table:formula="of:=IF([.A83]&lt;128; -128 + 2 * [.A83]; -128 + 2 * (256 - [.A83]) - 1)" office:value-type="float" office:value="32" calcext:value-type="float">
            <text:p>32</text:p>
          </table:table-cell>
          <table:table-cell table:formula="of:=-128 + FLOOR(RAND() * 256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FLOOR( 127 * SIN(RADIANS([.A84] * 360 / 256)))" office:value-type="float" office:value="116" calcext:value-type="float">
            <text:p>116</text:p>
          </table:table-cell>
          <table:table-cell table:formula="of:=-128 + [.A84]" office:value-type="float" office:value="-47" calcext:value-type="float">
            <text:p>-47</text:p>
          </table:table-cell>
          <table:table-cell table:formula="of:=IF([.A84]&lt;128; -128; 127)" office:value-type="float" office:value="-128" calcext:value-type="float">
            <text:p>-128</text:p>
          </table:table-cell>
          <table:table-cell table:formula="of:=IF([.A84]&lt;128; -128 + 2 * [.A84]; -128 + 2 * (256 - [.A84]) - 1)" office:value-type="float" office:value="34" calcext:value-type="float">
            <text:p>34</text:p>
          </table:table-cell>
          <table:table-cell table:formula="of:=-128 + FLOOR(RAND() * 256)"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FLOOR( 127 * SIN(RADIANS([.A85] * 360 / 256)))" office:value-type="float" office:value="114" calcext:value-type="float">
            <text:p>114</text:p>
          </table:table-cell>
          <table:table-cell table:formula="of:=-128 + [.A85]" office:value-type="float" office:value="-46" calcext:value-type="float">
            <text:p>-46</text:p>
          </table:table-cell>
          <table:table-cell table:formula="of:=IF([.A85]&lt;128; -128; 127)" office:value-type="float" office:value="-128" calcext:value-type="float">
            <text:p>-128</text:p>
          </table:table-cell>
          <table:table-cell table:formula="of:=IF([.A85]&lt;128; -128 + 2 * [.A85]; -128 + 2 * (256 - [.A85]) - 1)" office:value-type="float" office:value="36" calcext:value-type="float">
            <text:p>36</text:p>
          </table:table-cell>
          <table:table-cell table:formula="of:=-128 + FLOOR(RAND() * 256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FLOOR( 127 * SIN(RADIANS([.A86] * 360 / 256)))" office:value-type="float" office:value="113" calcext:value-type="float">
            <text:p>113</text:p>
          </table:table-cell>
          <table:table-cell table:formula="of:=-128 + [.A86]" office:value-type="float" office:value="-45" calcext:value-type="float">
            <text:p>-45</text:p>
          </table:table-cell>
          <table:table-cell table:formula="of:=IF([.A86]&lt;128; -128; 127)" office:value-type="float" office:value="-128" calcext:value-type="float">
            <text:p>-128</text:p>
          </table:table-cell>
          <table:table-cell table:formula="of:=IF([.A86]&lt;128; -128 + 2 * [.A86]; -128 + 2 * (256 - [.A86]) - 1)" office:value-type="float" office:value="38" calcext:value-type="float">
            <text:p>38</text:p>
          </table:table-cell>
          <table:table-cell table:formula="of:=-128 + FLOOR(RAND() * 256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FLOOR( 127 * SIN(RADIANS([.A87] * 360 / 256)))" office:value-type="float" office:value="112" calcext:value-type="float">
            <text:p>112</text:p>
          </table:table-cell>
          <table:table-cell table:formula="of:=-128 + [.A87]" office:value-type="float" office:value="-44" calcext:value-type="float">
            <text:p>-44</text:p>
          </table:table-cell>
          <table:table-cell table:formula="of:=IF([.A87]&lt;128; -128; 127)" office:value-type="float" office:value="-128" calcext:value-type="float">
            <text:p>-128</text:p>
          </table:table-cell>
          <table:table-cell table:formula="of:=IF([.A87]&lt;128; -128 + 2 * [.A87]; -128 + 2 * (256 - [.A87]) - 1)" office:value-type="float" office:value="40" calcext:value-type="float">
            <text:p>40</text:p>
          </table:table-cell>
          <table:table-cell table:formula="of:=-128 + FLOOR(RAND() * 256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FLOOR( 127 * SIN(RADIANS([.A88] * 360 / 256)))" office:value-type="float" office:value="110" calcext:value-type="float">
            <text:p>110</text:p>
          </table:table-cell>
          <table:table-cell table:formula="of:=-128 + [.A88]" office:value-type="float" office:value="-43" calcext:value-type="float">
            <text:p>-43</text:p>
          </table:table-cell>
          <table:table-cell table:formula="of:=IF([.A88]&lt;128; -128; 127)" office:value-type="float" office:value="-128" calcext:value-type="float">
            <text:p>-128</text:p>
          </table:table-cell>
          <table:table-cell table:formula="of:=IF([.A88]&lt;128; -128 + 2 * [.A88]; -128 + 2 * (256 - [.A88]) - 1)" office:value-type="float" office:value="42" calcext:value-type="float">
            <text:p>42</text:p>
          </table:table-cell>
          <table:table-cell table:formula="of:=-128 + FLOOR(RAND() * 256)"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FLOOR( 127 * SIN(RADIANS([.A89] * 360 / 256)))" office:value-type="float" office:value="108" calcext:value-type="float">
            <text:p>108</text:p>
          </table:table-cell>
          <table:table-cell table:formula="of:=-128 + [.A89]" office:value-type="float" office:value="-42" calcext:value-type="float">
            <text:p>-42</text:p>
          </table:table-cell>
          <table:table-cell table:formula="of:=IF([.A89]&lt;128; -128; 127)" office:value-type="float" office:value="-128" calcext:value-type="float">
            <text:p>-128</text:p>
          </table:table-cell>
          <table:table-cell table:formula="of:=IF([.A89]&lt;128; -128 + 2 * [.A89]; -128 + 2 * (256 - [.A89]) - 1)" office:value-type="float" office:value="44" calcext:value-type="float">
            <text:p>44</text:p>
          </table:table-cell>
          <table:table-cell table:formula="of:=-128 + FLOOR(RAND() * 256)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FLOOR( 127 * SIN(RADIANS([.A90] * 360 / 256)))" office:value-type="float" office:value="107" calcext:value-type="float">
            <text:p>107</text:p>
          </table:table-cell>
          <table:table-cell table:formula="of:=-128 + [.A90]" office:value-type="float" office:value="-41" calcext:value-type="float">
            <text:p>-41</text:p>
          </table:table-cell>
          <table:table-cell table:formula="of:=IF([.A90]&lt;128; -128; 127)" office:value-type="float" office:value="-128" calcext:value-type="float">
            <text:p>-128</text:p>
          </table:table-cell>
          <table:table-cell table:formula="of:=IF([.A90]&lt;128; -128 + 2 * [.A90]; -128 + 2 * (256 - [.A90]) - 1)" office:value-type="float" office:value="46" calcext:value-type="float">
            <text:p>46</text:p>
          </table:table-cell>
          <table:table-cell table:formula="of:=-128 + FLOOR(RAND() * 256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FLOOR( 127 * SIN(RADIANS([.A91] * 360 / 256)))" office:value-type="float" office:value="105" calcext:value-type="float">
            <text:p>105</text:p>
          </table:table-cell>
          <table:table-cell table:formula="of:=-128 + [.A91]" office:value-type="float" office:value="-40" calcext:value-type="float">
            <text:p>-40</text:p>
          </table:table-cell>
          <table:table-cell table:formula="of:=IF([.A91]&lt;128; -128; 127)" office:value-type="float" office:value="-128" calcext:value-type="float">
            <text:p>-128</text:p>
          </table:table-cell>
          <table:table-cell table:formula="of:=IF([.A91]&lt;128; -128 + 2 * [.A91]; -128 + 2 * (256 - [.A91]) - 1)" office:value-type="float" office:value="48" calcext:value-type="float">
            <text:p>48</text:p>
          </table:table-cell>
          <table:table-cell table:formula="of:=-128 + FLOOR(RAND() * 256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FLOOR( 127 * SIN(RADIANS([.A92] * 360 / 256)))" office:value-type="float" office:value="103" calcext:value-type="float">
            <text:p>103</text:p>
          </table:table-cell>
          <table:table-cell table:formula="of:=-128 + [.A92]" office:value-type="float" office:value="-39" calcext:value-type="float">
            <text:p>-39</text:p>
          </table:table-cell>
          <table:table-cell table:formula="of:=IF([.A92]&lt;128; -128; 127)" office:value-type="float" office:value="-128" calcext:value-type="float">
            <text:p>-128</text:p>
          </table:table-cell>
          <table:table-cell table:formula="of:=IF([.A92]&lt;128; -128 + 2 * [.A92]; -128 + 2 * (256 - [.A92]) - 1)" office:value-type="float" office:value="50" calcext:value-type="float">
            <text:p>50</text:p>
          </table:table-cell>
          <table:table-cell table:formula="of:=-128 + FLOOR(RAND() * 256)"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 127 * SIN(RADIANS([.A93] * 360 / 256)))" office:value-type="float" office:value="102" calcext:value-type="float">
            <text:p>102</text:p>
          </table:table-cell>
          <table:table-cell table:formula="of:=-128 + [.A93]" office:value-type="float" office:value="-38" calcext:value-type="float">
            <text:p>-38</text:p>
          </table:table-cell>
          <table:table-cell table:formula="of:=IF([.A93]&lt;128; -128; 127)" office:value-type="float" office:value="-128" calcext:value-type="float">
            <text:p>-128</text:p>
          </table:table-cell>
          <table:table-cell table:formula="of:=IF([.A93]&lt;128; -128 + 2 * [.A93]; -128 + 2 * (256 - [.A93]) - 1)" office:value-type="float" office:value="52" calcext:value-type="float">
            <text:p>52</text:p>
          </table:table-cell>
          <table:table-cell table:formula="of:=-128 + FLOOR(RAND() * 256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FLOOR( 127 * SIN(RADIANS([.A94] * 360 / 256)))" office:value-type="float" office:value="100" calcext:value-type="float">
            <text:p>100</text:p>
          </table:table-cell>
          <table:table-cell table:formula="of:=-128 + [.A94]" office:value-type="float" office:value="-37" calcext:value-type="float">
            <text:p>-37</text:p>
          </table:table-cell>
          <table:table-cell table:formula="of:=IF([.A94]&lt;128; -128; 127)" office:value-type="float" office:value="-128" calcext:value-type="float">
            <text:p>-128</text:p>
          </table:table-cell>
          <table:table-cell table:formula="of:=IF([.A94]&lt;128; -128 + 2 * [.A94]; -128 + 2 * (256 - [.A94]) - 1)" office:value-type="float" office:value="54" calcext:value-type="float">
            <text:p>54</text:p>
          </table:table-cell>
          <table:table-cell table:formula="of:=-128 + FLOOR(RAND() * 256)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FLOOR( 127 * SIN(RADIANS([.A95] * 360 / 256)))" office:value-type="float" office:value="98" calcext:value-type="float">
            <text:p>98</text:p>
          </table:table-cell>
          <table:table-cell table:formula="of:=-128 + [.A95]" office:value-type="float" office:value="-36" calcext:value-type="float">
            <text:p>-36</text:p>
          </table:table-cell>
          <table:table-cell table:formula="of:=IF([.A95]&lt;128; -128; 127)" office:value-type="float" office:value="-128" calcext:value-type="float">
            <text:p>-128</text:p>
          </table:table-cell>
          <table:table-cell table:formula="of:=IF([.A95]&lt;128; -128 + 2 * [.A95]; -128 + 2 * (256 - [.A95]) - 1)" office:value-type="float" office:value="56" calcext:value-type="float">
            <text:p>56</text:p>
          </table:table-cell>
          <table:table-cell table:formula="of:=-128 + FLOOR(RAND() * 256)"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FLOOR( 127 * SIN(RADIANS([.A96] * 360 / 256)))" office:value-type="float" office:value="96" calcext:value-type="float">
            <text:p>96</text:p>
          </table:table-cell>
          <table:table-cell table:formula="of:=-128 + [.A96]" office:value-type="float" office:value="-35" calcext:value-type="float">
            <text:p>-35</text:p>
          </table:table-cell>
          <table:table-cell table:formula="of:=IF([.A96]&lt;128; -128; 127)" office:value-type="float" office:value="-128" calcext:value-type="float">
            <text:p>-128</text:p>
          </table:table-cell>
          <table:table-cell table:formula="of:=IF([.A96]&lt;128; -128 + 2 * [.A96]; -128 + 2 * (256 - [.A96]) - 1)" office:value-type="float" office:value="58" calcext:value-type="float">
            <text:p>58</text:p>
          </table:table-cell>
          <table:table-cell table:formula="of:=-128 + FLOOR(RAND() * 256)"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FLOOR( 127 * SIN(RADIANS([.A97] * 360 / 256)))" office:value-type="float" office:value="94" calcext:value-type="float">
            <text:p>94</text:p>
          </table:table-cell>
          <table:table-cell table:formula="of:=-128 + [.A97]" office:value-type="float" office:value="-34" calcext:value-type="float">
            <text:p>-34</text:p>
          </table:table-cell>
          <table:table-cell table:formula="of:=IF([.A97]&lt;128; -128; 127)" office:value-type="float" office:value="-128" calcext:value-type="float">
            <text:p>-128</text:p>
          </table:table-cell>
          <table:table-cell table:formula="of:=IF([.A97]&lt;128; -128 + 2 * [.A97]; -128 + 2 * (256 - [.A97]) - 1)" office:value-type="float" office:value="60" calcext:value-type="float">
            <text:p>60</text:p>
          </table:table-cell>
          <table:table-cell table:formula="of:=-128 + FLOOR(RAND() * 256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FLOOR( 127 * SIN(RADIANS([.A98] * 360 / 256)))" office:value-type="float" office:value="91" calcext:value-type="float">
            <text:p>91</text:p>
          </table:table-cell>
          <table:table-cell table:formula="of:=-128 + [.A98]" office:value-type="float" office:value="-33" calcext:value-type="float">
            <text:p>-33</text:p>
          </table:table-cell>
          <table:table-cell table:formula="of:=IF([.A98]&lt;128; -128; 127)" office:value-type="float" office:value="-128" calcext:value-type="float">
            <text:p>-128</text:p>
          </table:table-cell>
          <table:table-cell table:formula="of:=IF([.A98]&lt;128; -128 + 2 * [.A98]; -128 + 2 * (256 - [.A98]) - 1)" office:value-type="float" office:value="62" calcext:value-type="float">
            <text:p>62</text:p>
          </table:table-cell>
          <table:table-cell table:formula="of:=-128 + FLOOR(RAND() * 256)"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FLOOR( 127 * SIN(RADIANS([.A99] * 360 / 256)))" office:value-type="float" office:value="89" calcext:value-type="float">
            <text:p>89</text:p>
          </table:table-cell>
          <table:table-cell table:formula="of:=-128 + [.A99]" office:value-type="float" office:value="-32" calcext:value-type="float">
            <text:p>-32</text:p>
          </table:table-cell>
          <table:table-cell table:formula="of:=IF([.A99]&lt;128; -128; 127)" office:value-type="float" office:value="-128" calcext:value-type="float">
            <text:p>-128</text:p>
          </table:table-cell>
          <table:table-cell table:formula="of:=IF([.A99]&lt;128; -128 + 2 * [.A99]; -128 + 2 * (256 - [.A99]) - 1)" office:value-type="float" office:value="64" calcext:value-type="float">
            <text:p>64</text:p>
          </table:table-cell>
          <table:table-cell table:formula="of:=-128 + FLOOR(RAND() * 256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FLOOR( 127 * SIN(RADIANS([.A100] * 360 / 256)))" office:value-type="float" office:value="87" calcext:value-type="float">
            <text:p>87</text:p>
          </table:table-cell>
          <table:table-cell table:formula="of:=-128 + [.A100]" office:value-type="float" office:value="-31" calcext:value-type="float">
            <text:p>-31</text:p>
          </table:table-cell>
          <table:table-cell table:formula="of:=IF([.A100]&lt;128; -128; 127)" office:value-type="float" office:value="-128" calcext:value-type="float">
            <text:p>-128</text:p>
          </table:table-cell>
          <table:table-cell table:formula="of:=IF([.A100]&lt;128; -128 + 2 * [.A100]; -128 + 2 * (256 - [.A100]) - 1)" office:value-type="float" office:value="66" calcext:value-type="float">
            <text:p>66</text:p>
          </table:table-cell>
          <table:table-cell table:formula="of:=-128 + FLOOR(RAND() * 256)"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FLOOR( 127 * SIN(RADIANS([.A101] * 360 / 256)))" office:value-type="float" office:value="85" calcext:value-type="float">
            <text:p>85</text:p>
          </table:table-cell>
          <table:table-cell table:formula="of:=-128 + [.A101]" office:value-type="float" office:value="-30" calcext:value-type="float">
            <text:p>-30</text:p>
          </table:table-cell>
          <table:table-cell table:formula="of:=IF([.A101]&lt;128; -128; 127)" office:value-type="float" office:value="-128" calcext:value-type="float">
            <text:p>-128</text:p>
          </table:table-cell>
          <table:table-cell table:formula="of:=IF([.A101]&lt;128; -128 + 2 * [.A101]; -128 + 2 * (256 - [.A101]) - 1)" office:value-type="float" office:value="68" calcext:value-type="float">
            <text:p>68</text:p>
          </table:table-cell>
          <table:table-cell table:formula="of:=-128 + FLOOR(RAND() * 256)"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FLOOR( 127 * SIN(RADIANS([.A102] * 360 / 256)))" office:value-type="float" office:value="82" calcext:value-type="float">
            <text:p>82</text:p>
          </table:table-cell>
          <table:table-cell table:formula="of:=-128 + [.A102]" office:value-type="float" office:value="-29" calcext:value-type="float">
            <text:p>-29</text:p>
          </table:table-cell>
          <table:table-cell table:formula="of:=IF([.A102]&lt;128; -128; 127)" office:value-type="float" office:value="-128" calcext:value-type="float">
            <text:p>-128</text:p>
          </table:table-cell>
          <table:table-cell table:formula="of:=IF([.A102]&lt;128; -128 + 2 * [.A102]; -128 + 2 * (256 - [.A102]) - 1)" office:value-type="float" office:value="70" calcext:value-type="float">
            <text:p>70</text:p>
          </table:table-cell>
          <table:table-cell table:formula="of:=-128 + FLOOR(RAND() * 256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 127 * SIN(RADIANS([.A103] * 360 / 256)))" office:value-type="float" office:value="80" calcext:value-type="float">
            <text:p>80</text:p>
          </table:table-cell>
          <table:table-cell table:formula="of:=-128 + [.A103]" office:value-type="float" office:value="-28" calcext:value-type="float">
            <text:p>-28</text:p>
          </table:table-cell>
          <table:table-cell table:formula="of:=IF([.A103]&lt;128; -128; 127)" office:value-type="float" office:value="-128" calcext:value-type="float">
            <text:p>-128</text:p>
          </table:table-cell>
          <table:table-cell table:formula="of:=IF([.A103]&lt;128; -128 + 2 * [.A103]; -128 + 2 * (256 - [.A103]) - 1)" office:value-type="float" office:value="72" calcext:value-type="float">
            <text:p>72</text:p>
          </table:table-cell>
          <table:table-cell table:formula="of:=-128 + FLOOR(RAND() * 256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FLOOR( 127 * SIN(RADIANS([.A104] * 360 / 256)))" office:value-type="float" office:value="78" calcext:value-type="float">
            <text:p>78</text:p>
          </table:table-cell>
          <table:table-cell table:formula="of:=-128 + [.A104]" office:value-type="float" office:value="-27" calcext:value-type="float">
            <text:p>-27</text:p>
          </table:table-cell>
          <table:table-cell table:formula="of:=IF([.A104]&lt;128; -128; 127)" office:value-type="float" office:value="-128" calcext:value-type="float">
            <text:p>-128</text:p>
          </table:table-cell>
          <table:table-cell table:formula="of:=IF([.A104]&lt;128; -128 + 2 * [.A104]; -128 + 2 * (256 - [.A104]) - 1)" office:value-type="float" office:value="74" calcext:value-type="float">
            <text:p>74</text:p>
          </table:table-cell>
          <table:table-cell table:formula="of:=-128 + FLOOR(RAND() * 256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FLOOR( 127 * SIN(RADIANS([.A105] * 360 / 256)))" office:value-type="float" office:value="75" calcext:value-type="float">
            <text:p>75</text:p>
          </table:table-cell>
          <table:table-cell table:formula="of:=-128 + [.A105]" office:value-type="float" office:value="-26" calcext:value-type="float">
            <text:p>-26</text:p>
          </table:table-cell>
          <table:table-cell table:formula="of:=IF([.A105]&lt;128; -128; 127)" office:value-type="float" office:value="-128" calcext:value-type="float">
            <text:p>-128</text:p>
          </table:table-cell>
          <table:table-cell table:formula="of:=IF([.A105]&lt;128; -128 + 2 * [.A105]; -128 + 2 * (256 - [.A105]) - 1)" office:value-type="float" office:value="76" calcext:value-type="float">
            <text:p>76</text:p>
          </table:table-cell>
          <table:table-cell table:formula="of:=-128 + FLOOR(RAND() * 256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FLOOR( 127 * SIN(RADIANS([.A106] * 360 / 256)))" office:value-type="float" office:value="73" calcext:value-type="float">
            <text:p>73</text:p>
          </table:table-cell>
          <table:table-cell table:formula="of:=-128 + [.A106]" office:value-type="float" office:value="-25" calcext:value-type="float">
            <text:p>-25</text:p>
          </table:table-cell>
          <table:table-cell table:formula="of:=IF([.A106]&lt;128; -128; 127)" office:value-type="float" office:value="-128" calcext:value-type="float">
            <text:p>-128</text:p>
          </table:table-cell>
          <table:table-cell table:formula="of:=IF([.A106]&lt;128; -128 + 2 * [.A106]; -128 + 2 * (256 - [.A106]) - 1)" office:value-type="float" office:value="78" calcext:value-type="float">
            <text:p>78</text:p>
          </table:table-cell>
          <table:table-cell table:formula="of:=-128 + FLOOR(RAND() * 256)"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FLOOR( 127 * SIN(RADIANS([.A107] * 360 / 256)))" office:value-type="float" office:value="70" calcext:value-type="float">
            <text:p>70</text:p>
          </table:table-cell>
          <table:table-cell table:formula="of:=-128 + [.A107]" office:value-type="float" office:value="-24" calcext:value-type="float">
            <text:p>-24</text:p>
          </table:table-cell>
          <table:table-cell table:formula="of:=IF([.A107]&lt;128; -128; 127)" office:value-type="float" office:value="-128" calcext:value-type="float">
            <text:p>-128</text:p>
          </table:table-cell>
          <table:table-cell table:formula="of:=IF([.A107]&lt;128; -128 + 2 * [.A107]; -128 + 2 * (256 - [.A107]) - 1)" office:value-type="float" office:value="80" calcext:value-type="float">
            <text:p>80</text:p>
          </table:table-cell>
          <table:table-cell table:formula="of:=-128 + FLOOR(RAND() * 256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FLOOR( 127 * SIN(RADIANS([.A108] * 360 / 256)))" office:value-type="float" office:value="67" calcext:value-type="float">
            <text:p>67</text:p>
          </table:table-cell>
          <table:table-cell table:formula="of:=-128 + [.A108]" office:value-type="float" office:value="-23" calcext:value-type="float">
            <text:p>-23</text:p>
          </table:table-cell>
          <table:table-cell table:formula="of:=IF([.A108]&lt;128; -128; 127)" office:value-type="float" office:value="-128" calcext:value-type="float">
            <text:p>-128</text:p>
          </table:table-cell>
          <table:table-cell table:formula="of:=IF([.A108]&lt;128; -128 + 2 * [.A108]; -128 + 2 * (256 - [.A108]) - 1)" office:value-type="float" office:value="82" calcext:value-type="float">
            <text:p>82</text:p>
          </table:table-cell>
          <table:table-cell table:formula="of:=-128 + FLOOR(RAND() * 256)"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FLOOR( 127 * SIN(RADIANS([.A109] * 360 / 256)))" office:value-type="float" office:value="65" calcext:value-type="float">
            <text:p>65</text:p>
          </table:table-cell>
          <table:table-cell table:formula="of:=-128 + [.A109]" office:value-type="float" office:value="-22" calcext:value-type="float">
            <text:p>-22</text:p>
          </table:table-cell>
          <table:table-cell table:formula="of:=IF([.A109]&lt;128; -128; 127)" office:value-type="float" office:value="-128" calcext:value-type="float">
            <text:p>-128</text:p>
          </table:table-cell>
          <table:table-cell table:formula="of:=IF([.A109]&lt;128; -128 + 2 * [.A109]; -128 + 2 * (256 - [.A109]) - 1)" office:value-type="float" office:value="84" calcext:value-type="float">
            <text:p>84</text:p>
          </table:table-cell>
          <table:table-cell table:formula="of:=-128 + FLOOR(RAND() * 256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FLOOR( 127 * SIN(RADIANS([.A110] * 360 / 256)))" office:value-type="float" office:value="62" calcext:value-type="float">
            <text:p>62</text:p>
          </table:table-cell>
          <table:table-cell table:formula="of:=-128 + [.A110]" office:value-type="float" office:value="-21" calcext:value-type="float">
            <text:p>-21</text:p>
          </table:table-cell>
          <table:table-cell table:formula="of:=IF([.A110]&lt;128; -128; 127)" office:value-type="float" office:value="-128" calcext:value-type="float">
            <text:p>-128</text:p>
          </table:table-cell>
          <table:table-cell table:formula="of:=IF([.A110]&lt;128; -128 + 2 * [.A110]; -128 + 2 * (256 - [.A110]) - 1)" office:value-type="float" office:value="86" calcext:value-type="float">
            <text:p>86</text:p>
          </table:table-cell>
          <table:table-cell table:formula="of:=-128 + FLOOR(RAND() * 256)"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FLOOR( 127 * SIN(RADIANS([.A111] * 360 / 256)))" office:value-type="float" office:value="59" calcext:value-type="float">
            <text:p>59</text:p>
          </table:table-cell>
          <table:table-cell table:formula="of:=-128 + [.A111]" office:value-type="float" office:value="-20" calcext:value-type="float">
            <text:p>-20</text:p>
          </table:table-cell>
          <table:table-cell table:formula="of:=IF([.A111]&lt;128; -128; 127)" office:value-type="float" office:value="-128" calcext:value-type="float">
            <text:p>-128</text:p>
          </table:table-cell>
          <table:table-cell table:formula="of:=IF([.A111]&lt;128; -128 + 2 * [.A111]; -128 + 2 * (256 - [.A111]) - 1)" office:value-type="float" office:value="88" calcext:value-type="float">
            <text:p>88</text:p>
          </table:table-cell>
          <table:table-cell table:formula="of:=-128 + FLOOR(RAND() * 256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FLOOR( 127 * SIN(RADIANS([.A112] * 360 / 256)))" office:value-type="float" office:value="57" calcext:value-type="float">
            <text:p>57</text:p>
          </table:table-cell>
          <table:table-cell table:formula="of:=-128 + [.A112]" office:value-type="float" office:value="-19" calcext:value-type="float">
            <text:p>-19</text:p>
          </table:table-cell>
          <table:table-cell table:formula="of:=IF([.A112]&lt;128; -128; 127)" office:value-type="float" office:value="-128" calcext:value-type="float">
            <text:p>-128</text:p>
          </table:table-cell>
          <table:table-cell table:formula="of:=IF([.A112]&lt;128; -128 + 2 * [.A112]; -128 + 2 * (256 - [.A112]) - 1)" office:value-type="float" office:value="90" calcext:value-type="float">
            <text:p>90</text:p>
          </table:table-cell>
          <table:table-cell table:formula="of:=-128 + FLOOR(RAND() * 256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 127 * SIN(RADIANS([.A113] * 360 / 256)))" office:value-type="float" office:value="54" calcext:value-type="float">
            <text:p>54</text:p>
          </table:table-cell>
          <table:table-cell table:formula="of:=-128 + [.A113]" office:value-type="float" office:value="-18" calcext:value-type="float">
            <text:p>-18</text:p>
          </table:table-cell>
          <table:table-cell table:formula="of:=IF([.A113]&lt;128; -128; 127)" office:value-type="float" office:value="-128" calcext:value-type="float">
            <text:p>-128</text:p>
          </table:table-cell>
          <table:table-cell table:formula="of:=IF([.A113]&lt;128; -128 + 2 * [.A113]; -128 + 2 * (256 - [.A113]) - 1)" office:value-type="float" office:value="92" calcext:value-type="float">
            <text:p>92</text:p>
          </table:table-cell>
          <table:table-cell table:formula="of:=-128 + FLOOR(RAND() * 256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FLOOR( 127 * SIN(RADIANS([.A114] * 360 / 256)))" office:value-type="float" office:value="51" calcext:value-type="float">
            <text:p>51</text:p>
          </table:table-cell>
          <table:table-cell table:formula="of:=-128 + [.A114]" office:value-type="float" office:value="-17" calcext:value-type="float">
            <text:p>-17</text:p>
          </table:table-cell>
          <table:table-cell table:formula="of:=IF([.A114]&lt;128; -128; 127)" office:value-type="float" office:value="-128" calcext:value-type="float">
            <text:p>-128</text:p>
          </table:table-cell>
          <table:table-cell table:formula="of:=IF([.A114]&lt;128; -128 + 2 * [.A114]; -128 + 2 * (256 - [.A114]) - 1)" office:value-type="float" office:value="94" calcext:value-type="float">
            <text:p>94</text:p>
          </table:table-cell>
          <table:table-cell table:formula="of:=-128 + FLOOR(RAND() * 256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FLOOR( 127 * SIN(RADIANS([.A115] * 360 / 256)))" office:value-type="float" office:value="48" calcext:value-type="float">
            <text:p>48</text:p>
          </table:table-cell>
          <table:table-cell table:formula="of:=-128 + [.A115]" office:value-type="float" office:value="-16" calcext:value-type="float">
            <text:p>-16</text:p>
          </table:table-cell>
          <table:table-cell table:formula="of:=IF([.A115]&lt;128; -128; 127)" office:value-type="float" office:value="-128" calcext:value-type="float">
            <text:p>-128</text:p>
          </table:table-cell>
          <table:table-cell table:formula="of:=IF([.A115]&lt;128; -128 + 2 * [.A115]; -128 + 2 * (256 - [.A115]) - 1)" office:value-type="float" office:value="96" calcext:value-type="float">
            <text:p>96</text:p>
          </table:table-cell>
          <table:table-cell table:formula="of:=-128 + FLOOR(RAND() * 256)" office:value-type="float" office:value="-127" calcext:value-type="float">
            <text:p>-1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FLOOR( 127 * SIN(RADIANS([.A116] * 360 / 256)))" office:value-type="float" office:value="45" calcext:value-type="float">
            <text:p>45</text:p>
          </table:table-cell>
          <table:table-cell table:formula="of:=-128 + [.A116]" office:value-type="float" office:value="-15" calcext:value-type="float">
            <text:p>-15</text:p>
          </table:table-cell>
          <table:table-cell table:formula="of:=IF([.A116]&lt;128; -128; 127)" office:value-type="float" office:value="-128" calcext:value-type="float">
            <text:p>-128</text:p>
          </table:table-cell>
          <table:table-cell table:formula="of:=IF([.A116]&lt;128; -128 + 2 * [.A116]; -128 + 2 * (256 - [.A116]) - 1)" office:value-type="float" office:value="98" calcext:value-type="float">
            <text:p>98</text:p>
          </table:table-cell>
          <table:table-cell table:formula="of:=-128 + FLOOR(RAND() * 256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FLOOR( 127 * SIN(RADIANS([.A117] * 360 / 256)))" office:value-type="float" office:value="42" calcext:value-type="float">
            <text:p>42</text:p>
          </table:table-cell>
          <table:table-cell table:formula="of:=-128 + [.A117]" office:value-type="float" office:value="-14" calcext:value-type="float">
            <text:p>-14</text:p>
          </table:table-cell>
          <table:table-cell table:formula="of:=IF([.A117]&lt;128; -128; 127)" office:value-type="float" office:value="-128" calcext:value-type="float">
            <text:p>-128</text:p>
          </table:table-cell>
          <table:table-cell table:formula="of:=IF([.A117]&lt;128; -128 + 2 * [.A117]; -128 + 2 * (256 - [.A117]) - 1)" office:value-type="float" office:value="100" calcext:value-type="float">
            <text:p>100</text:p>
          </table:table-cell>
          <table:table-cell table:formula="of:=-128 + FLOOR(RAND() * 256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FLOOR( 127 * SIN(RADIANS([.A118] * 360 / 256)))" office:value-type="float" office:value="39" calcext:value-type="float">
            <text:p>39</text:p>
          </table:table-cell>
          <table:table-cell table:formula="of:=-128 + [.A118]" office:value-type="float" office:value="-13" calcext:value-type="float">
            <text:p>-13</text:p>
          </table:table-cell>
          <table:table-cell table:formula="of:=IF([.A118]&lt;128; -128; 127)" office:value-type="float" office:value="-128" calcext:value-type="float">
            <text:p>-128</text:p>
          </table:table-cell>
          <table:table-cell table:formula="of:=IF([.A118]&lt;128; -128 + 2 * [.A118]; -128 + 2 * (256 - [.A118]) - 1)" office:value-type="float" office:value="102" calcext:value-type="float">
            <text:p>102</text:p>
          </table:table-cell>
          <table:table-cell table:formula="of:=-128 + FLOOR(RAND() * 256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FLOOR( 127 * SIN(RADIANS([.A119] * 360 / 256)))" office:value-type="float" office:value="36" calcext:value-type="float">
            <text:p>36</text:p>
          </table:table-cell>
          <table:table-cell table:formula="of:=-128 + [.A119]" office:value-type="float" office:value="-12" calcext:value-type="float">
            <text:p>-12</text:p>
          </table:table-cell>
          <table:table-cell table:formula="of:=IF([.A119]&lt;128; -128; 127)" office:value-type="float" office:value="-128" calcext:value-type="float">
            <text:p>-128</text:p>
          </table:table-cell>
          <table:table-cell table:formula="of:=IF([.A119]&lt;128; -128 + 2 * [.A119]; -128 + 2 * (256 - [.A119]) - 1)" office:value-type="float" office:value="104" calcext:value-type="float">
            <text:p>104</text:p>
          </table:table-cell>
          <table:table-cell table:formula="of:=-128 + FLOOR(RAND() * 256)"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FLOOR( 127 * SIN(RADIANS([.A120] * 360 / 256)))" office:value-type="float" office:value="33" calcext:value-type="float">
            <text:p>33</text:p>
          </table:table-cell>
          <table:table-cell table:formula="of:=-128 + [.A120]" office:value-type="float" office:value="-11" calcext:value-type="float">
            <text:p>-11</text:p>
          </table:table-cell>
          <table:table-cell table:formula="of:=IF([.A120]&lt;128; -128; 127)" office:value-type="float" office:value="-128" calcext:value-type="float">
            <text:p>-128</text:p>
          </table:table-cell>
          <table:table-cell table:formula="of:=IF([.A120]&lt;128; -128 + 2 * [.A120]; -128 + 2 * (256 - [.A120]) - 1)" office:value-type="float" office:value="106" calcext:value-type="float">
            <text:p>106</text:p>
          </table:table-cell>
          <table:table-cell table:formula="of:=-128 + FLOOR(RAND() * 256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FLOOR( 127 * SIN(RADIANS([.A121] * 360 / 256)))" office:value-type="float" office:value="30" calcext:value-type="float">
            <text:p>30</text:p>
          </table:table-cell>
          <table:table-cell table:formula="of:=-128 + [.A121]" office:value-type="float" office:value="-10" calcext:value-type="float">
            <text:p>-10</text:p>
          </table:table-cell>
          <table:table-cell table:formula="of:=IF([.A121]&lt;128; -128; 127)" office:value-type="float" office:value="-128" calcext:value-type="float">
            <text:p>-128</text:p>
          </table:table-cell>
          <table:table-cell table:formula="of:=IF([.A121]&lt;128; -128 + 2 * [.A121]; -128 + 2 * (256 - [.A121]) - 1)" office:value-type="float" office:value="108" calcext:value-type="float">
            <text:p>108</text:p>
          </table:table-cell>
          <table:table-cell table:formula="of:=-128 + FLOOR(RAND() * 256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FLOOR( 127 * SIN(RADIANS([.A122] * 360 / 256)))" office:value-type="float" office:value="27" calcext:value-type="float">
            <text:p>27</text:p>
          </table:table-cell>
          <table:table-cell table:formula="of:=-128 + [.A122]" office:value-type="float" office:value="-9" calcext:value-type="float">
            <text:p>-9</text:p>
          </table:table-cell>
          <table:table-cell table:formula="of:=IF([.A122]&lt;128; -128; 127)" office:value-type="float" office:value="-128" calcext:value-type="float">
            <text:p>-128</text:p>
          </table:table-cell>
          <table:table-cell table:formula="of:=IF([.A122]&lt;128; -128 + 2 * [.A122]; -128 + 2 * (256 - [.A122]) - 1)" office:value-type="float" office:value="110" calcext:value-type="float">
            <text:p>110</text:p>
          </table:table-cell>
          <table:table-cell table:formula="of:=-128 + FLOOR(RAND() * 256)"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 127 * SIN(RADIANS([.A123] * 360 / 256)))" office:value-type="float" office:value="24" calcext:value-type="float">
            <text:p>24</text:p>
          </table:table-cell>
          <table:table-cell table:formula="of:=-128 + [.A123]" office:value-type="float" office:value="-8" calcext:value-type="float">
            <text:p>-8</text:p>
          </table:table-cell>
          <table:table-cell table:formula="of:=IF([.A123]&lt;128; -128; 127)" office:value-type="float" office:value="-128" calcext:value-type="float">
            <text:p>-128</text:p>
          </table:table-cell>
          <table:table-cell table:formula="of:=IF([.A123]&lt;128; -128 + 2 * [.A123]; -128 + 2 * (256 - [.A123]) - 1)" office:value-type="float" office:value="112" calcext:value-type="float">
            <text:p>112</text:p>
          </table:table-cell>
          <table:table-cell table:formula="of:=-128 + FLOOR(RAND() * 256)"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FLOOR( 127 * SIN(RADIANS([.A124] * 360 / 256)))" office:value-type="float" office:value="21" calcext:value-type="float">
            <text:p>21</text:p>
          </table:table-cell>
          <table:table-cell table:formula="of:=-128 + [.A124]" office:value-type="float" office:value="-7" calcext:value-type="float">
            <text:p>-7</text:p>
          </table:table-cell>
          <table:table-cell table:formula="of:=IF([.A124]&lt;128; -128; 127)" office:value-type="float" office:value="-128" calcext:value-type="float">
            <text:p>-128</text:p>
          </table:table-cell>
          <table:table-cell table:formula="of:=IF([.A124]&lt;128; -128 + 2 * [.A124]; -128 + 2 * (256 - [.A124]) - 1)" office:value-type="float" office:value="114" calcext:value-type="float">
            <text:p>114</text:p>
          </table:table-cell>
          <table:table-cell table:formula="of:=-128 + FLOOR(RAND() * 256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FLOOR( 127 * SIN(RADIANS([.A125] * 360 / 256)))" office:value-type="float" office:value="18" calcext:value-type="float">
            <text:p>18</text:p>
          </table:table-cell>
          <table:table-cell table:formula="of:=-128 + [.A125]" office:value-type="float" office:value="-6" calcext:value-type="float">
            <text:p>-6</text:p>
          </table:table-cell>
          <table:table-cell table:formula="of:=IF([.A125]&lt;128; -128; 127)" office:value-type="float" office:value="-128" calcext:value-type="float">
            <text:p>-128</text:p>
          </table:table-cell>
          <table:table-cell table:formula="of:=IF([.A125]&lt;128; -128 + 2 * [.A125]; -128 + 2 * (256 - [.A125]) - 1)" office:value-type="float" office:value="116" calcext:value-type="float">
            <text:p>116</text:p>
          </table:table-cell>
          <table:table-cell table:formula="of:=-128 + FLOOR(RAND() * 256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FLOOR( 127 * SIN(RADIANS([.A126] * 360 / 256)))" office:value-type="float" office:value="15" calcext:value-type="float">
            <text:p>15</text:p>
          </table:table-cell>
          <table:table-cell table:formula="of:=-128 + [.A126]" office:value-type="float" office:value="-5" calcext:value-type="float">
            <text:p>-5</text:p>
          </table:table-cell>
          <table:table-cell table:formula="of:=IF([.A126]&lt;128; -128; 127)" office:value-type="float" office:value="-128" calcext:value-type="float">
            <text:p>-128</text:p>
          </table:table-cell>
          <table:table-cell table:formula="of:=IF([.A126]&lt;128; -128 + 2 * [.A126]; -128 + 2 * (256 - [.A126]) - 1)" office:value-type="float" office:value="118" calcext:value-type="float">
            <text:p>118</text:p>
          </table:table-cell>
          <table:table-cell table:formula="of:=-128 + FLOOR(RAND() * 256)"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 127 * SIN(RADIANS([.A127] * 360 / 256)))" office:value-type="float" office:value="12" calcext:value-type="float">
            <text:p>12</text:p>
          </table:table-cell>
          <table:table-cell table:formula="of:=-128 + [.A127]" office:value-type="float" office:value="-4" calcext:value-type="float">
            <text:p>-4</text:p>
          </table:table-cell>
          <table:table-cell table:formula="of:=IF([.A127]&lt;128; -128; 127)" office:value-type="float" office:value="-128" calcext:value-type="float">
            <text:p>-128</text:p>
          </table:table-cell>
          <table:table-cell table:formula="of:=IF([.A127]&lt;128; -128 + 2 * [.A127]; -128 + 2 * (256 - [.A127]) - 1)" office:value-type="float" office:value="120" calcext:value-type="float">
            <text:p>120</text:p>
          </table:table-cell>
          <table:table-cell table:formula="of:=-128 + FLOOR(RAND() * 256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FLOOR( 127 * SIN(RADIANS([.A128] * 360 / 256)))" office:value-type="float" office:value="9" calcext:value-type="float">
            <text:p>9</text:p>
          </table:table-cell>
          <table:table-cell table:formula="of:=-128 + [.A128]" office:value-type="float" office:value="-3" calcext:value-type="float">
            <text:p>-3</text:p>
          </table:table-cell>
          <table:table-cell table:formula="of:=IF([.A128]&lt;128; -128; 127)" office:value-type="float" office:value="-128" calcext:value-type="float">
            <text:p>-128</text:p>
          </table:table-cell>
          <table:table-cell table:formula="of:=IF([.A128]&lt;128; -128 + 2 * [.A128]; -128 + 2 * (256 - [.A128]) - 1)" office:value-type="float" office:value="122" calcext:value-type="float">
            <text:p>122</text:p>
          </table:table-cell>
          <table:table-cell table:formula="of:=-128 + FLOOR(RAND() * 256)"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 127 * SIN(RADIANS([.A129] * 360 / 256)))" office:value-type="float" office:value="6" calcext:value-type="float">
            <text:p>6</text:p>
          </table:table-cell>
          <table:table-cell table:formula="of:=-128 + [.A129]" office:value-type="float" office:value="-2" calcext:value-type="float">
            <text:p>-2</text:p>
          </table:table-cell>
          <table:table-cell table:formula="of:=IF([.A129]&lt;128; -128; 127)" office:value-type="float" office:value="-128" calcext:value-type="float">
            <text:p>-128</text:p>
          </table:table-cell>
          <table:table-cell table:formula="of:=IF([.A129]&lt;128; -128 + 2 * [.A129]; -128 + 2 * (256 - [.A129]) - 1)" office:value-type="float" office:value="124" calcext:value-type="float">
            <text:p>124</text:p>
          </table:table-cell>
          <table:table-cell table:formula="of:=-128 + FLOOR(RAND() * 256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FLOOR( 127 * SIN(RADIANS([.A130] * 360 / 256)))" office:value-type="float" office:value="3" calcext:value-type="float">
            <text:p>3</text:p>
          </table:table-cell>
          <table:table-cell table:formula="of:=-128 + [.A130]" office:value-type="float" office:value="-1" calcext:value-type="float">
            <text:p>-1</text:p>
          </table:table-cell>
          <table:table-cell table:formula="of:=IF([.A130]&lt;128; -128; 127)" office:value-type="float" office:value="-128" calcext:value-type="float">
            <text:p>-128</text:p>
          </table:table-cell>
          <table:table-cell table:formula="of:=IF([.A130]&lt;128; -128 + 2 * [.A130]; -128 + 2 * (256 - [.A130]) - 1)" office:value-type="float" office:value="126" calcext:value-type="float">
            <text:p>126</text:p>
          </table:table-cell>
          <table:table-cell table:formula="of:=-128 + FLOOR(RAND() * 256)"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 127 * SIN(RADIANS([.A131] * 360 / 256)))" office:value-type="float" office:value="0" calcext:value-type="float">
            <text:p>0</text:p>
          </table:table-cell>
          <table:table-cell table:formula="of:=-128 + [.A131]" office:value-type="float" office:value="0" calcext:value-type="float">
            <text:p>0</text:p>
          </table:table-cell>
          <table:table-cell table:formula="of:=IF([.A131]&lt;128; -128; 127)" office:value-type="float" office:value="127" calcext:value-type="float">
            <text:p>127</text:p>
          </table:table-cell>
          <table:table-cell table:formula="of:=IF([.A131]&lt;128; -128 + 2 * [.A131]; -128 + 2 * (256 - [.A131]) - 1)" office:value-type="float" office:value="127" calcext:value-type="float">
            <text:p>127</text:p>
          </table:table-cell>
          <table:table-cell table:formula="of:=-128 + FLOOR(RAND() * 256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FLOOR( 127 * SIN(RADIANS([.A132] * 360 / 256)))" office:value-type="float" office:value="-4" calcext:value-type="float">
            <text:p>-4</text:p>
          </table:table-cell>
          <table:table-cell table:formula="of:=-128 + [.A132]" office:value-type="float" office:value="1" calcext:value-type="float">
            <text:p>1</text:p>
          </table:table-cell>
          <table:table-cell table:formula="of:=IF([.A132]&lt;128; -128; 127)" office:value-type="float" office:value="127" calcext:value-type="float">
            <text:p>127</text:p>
          </table:table-cell>
          <table:table-cell table:formula="of:=IF([.A132]&lt;128; -128 + 2 * [.A132]; -128 + 2 * (256 - [.A132]) - 1)" office:value-type="float" office:value="125" calcext:value-type="float">
            <text:p>125</text:p>
          </table:table-cell>
          <table:table-cell table:formula="of:=-128 + FLOOR(RAND() * 256)"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 127 * SIN(RADIANS([.A133] * 360 / 256)))" office:value-type="float" office:value="-7" calcext:value-type="float">
            <text:p>-7</text:p>
          </table:table-cell>
          <table:table-cell table:formula="of:=-128 + [.A133]" office:value-type="float" office:value="2" calcext:value-type="float">
            <text:p>2</text:p>
          </table:table-cell>
          <table:table-cell table:formula="of:=IF([.A133]&lt;128; -128; 127)" office:value-type="float" office:value="127" calcext:value-type="float">
            <text:p>127</text:p>
          </table:table-cell>
          <table:table-cell table:formula="of:=IF([.A133]&lt;128; -128 + 2 * [.A133]; -128 + 2 * (256 - [.A133]) - 1)" office:value-type="float" office:value="123" calcext:value-type="float">
            <text:p>123</text:p>
          </table:table-cell>
          <table:table-cell table:formula="of:=-128 + FLOOR(RAND() * 256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FLOOR( 127 * SIN(RADIANS([.A134] * 360 / 256)))" office:value-type="float" office:value="-10" calcext:value-type="float">
            <text:p>-10</text:p>
          </table:table-cell>
          <table:table-cell table:formula="of:=-128 + [.A134]" office:value-type="float" office:value="3" calcext:value-type="float">
            <text:p>3</text:p>
          </table:table-cell>
          <table:table-cell table:formula="of:=IF([.A134]&lt;128; -128; 127)" office:value-type="float" office:value="127" calcext:value-type="float">
            <text:p>127</text:p>
          </table:table-cell>
          <table:table-cell table:formula="of:=IF([.A134]&lt;128; -128 + 2 * [.A134]; -128 + 2 * (256 - [.A134]) - 1)" office:value-type="float" office:value="121" calcext:value-type="float">
            <text:p>121</text:p>
          </table:table-cell>
          <table:table-cell table:formula="of:=-128 + FLOOR(RAND() * 256)"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FLOOR( 127 * SIN(RADIANS([.A135] * 360 / 256)))" office:value-type="float" office:value="-13" calcext:value-type="float">
            <text:p>-13</text:p>
          </table:table-cell>
          <table:table-cell table:formula="of:=-128 + [.A135]" office:value-type="float" office:value="4" calcext:value-type="float">
            <text:p>4</text:p>
          </table:table-cell>
          <table:table-cell table:formula="of:=IF([.A135]&lt;128; -128; 127)" office:value-type="float" office:value="127" calcext:value-type="float">
            <text:p>127</text:p>
          </table:table-cell>
          <table:table-cell table:formula="of:=IF([.A135]&lt;128; -128 + 2 * [.A135]; -128 + 2 * (256 - [.A135]) - 1)" office:value-type="float" office:value="119" calcext:value-type="float">
            <text:p>119</text:p>
          </table:table-cell>
          <table:table-cell table:formula="of:=-128 + FLOOR(RAND() * 256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FLOOR( 127 * SIN(RADIANS([.A136] * 360 / 256)))" office:value-type="float" office:value="-16" calcext:value-type="float">
            <text:p>-16</text:p>
          </table:table-cell>
          <table:table-cell table:formula="of:=-128 + [.A136]" office:value-type="float" office:value="5" calcext:value-type="float">
            <text:p>5</text:p>
          </table:table-cell>
          <table:table-cell table:formula="of:=IF([.A136]&lt;128; -128; 127)" office:value-type="float" office:value="127" calcext:value-type="float">
            <text:p>127</text:p>
          </table:table-cell>
          <table:table-cell table:formula="of:=IF([.A136]&lt;128; -128 + 2 * [.A136]; -128 + 2 * (256 - [.A136]) - 1)" office:value-type="float" office:value="117" calcext:value-type="float">
            <text:p>117</text:p>
          </table:table-cell>
          <table:table-cell table:formula="of:=-128 + FLOOR(RAND() * 256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FLOOR( 127 * SIN(RADIANS([.A137] * 360 / 256)))" office:value-type="float" office:value="-19" calcext:value-type="float">
            <text:p>-19</text:p>
          </table:table-cell>
          <table:table-cell table:formula="of:=-128 + [.A137]" office:value-type="float" office:value="6" calcext:value-type="float">
            <text:p>6</text:p>
          </table:table-cell>
          <table:table-cell table:formula="of:=IF([.A137]&lt;128; -128; 127)" office:value-type="float" office:value="127" calcext:value-type="float">
            <text:p>127</text:p>
          </table:table-cell>
          <table:table-cell table:formula="of:=IF([.A137]&lt;128; -128 + 2 * [.A137]; -128 + 2 * (256 - [.A137]) - 1)" office:value-type="float" office:value="115" calcext:value-type="float">
            <text:p>115</text:p>
          </table:table-cell>
          <table:table-cell table:formula="of:=-128 + FLOOR(RAND() * 256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FLOOR( 127 * SIN(RADIANS([.A138] * 360 / 256)))" office:value-type="float" office:value="-22" calcext:value-type="float">
            <text:p>-22</text:p>
          </table:table-cell>
          <table:table-cell table:formula="of:=-128 + [.A138]" office:value-type="float" office:value="7" calcext:value-type="float">
            <text:p>7</text:p>
          </table:table-cell>
          <table:table-cell table:formula="of:=IF([.A138]&lt;128; -128; 127)" office:value-type="float" office:value="127" calcext:value-type="float">
            <text:p>127</text:p>
          </table:table-cell>
          <table:table-cell table:formula="of:=IF([.A138]&lt;128; -128 + 2 * [.A138]; -128 + 2 * (256 - [.A138]) - 1)" office:value-type="float" office:value="113" calcext:value-type="float">
            <text:p>113</text:p>
          </table:table-cell>
          <table:table-cell table:formula="of:=-128 + FLOOR(RAND() * 256)"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FLOOR( 127 * SIN(RADIANS([.A139] * 360 / 256)))" office:value-type="float" office:value="-25" calcext:value-type="float">
            <text:p>-25</text:p>
          </table:table-cell>
          <table:table-cell table:formula="of:=-128 + [.A139]" office:value-type="float" office:value="8" calcext:value-type="float">
            <text:p>8</text:p>
          </table:table-cell>
          <table:table-cell table:formula="of:=IF([.A139]&lt;128; -128; 127)" office:value-type="float" office:value="127" calcext:value-type="float">
            <text:p>127</text:p>
          </table:table-cell>
          <table:table-cell table:formula="of:=IF([.A139]&lt;128; -128 + 2 * [.A139]; -128 + 2 * (256 - [.A139]) - 1)" office:value-type="float" office:value="111" calcext:value-type="float">
            <text:p>111</text:p>
          </table:table-cell>
          <table:table-cell table:formula="of:=-128 + FLOOR(RAND() * 256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FLOOR( 127 * SIN(RADIANS([.A140] * 360 / 256)))" office:value-type="float" office:value="-28" calcext:value-type="float">
            <text:p>-28</text:p>
          </table:table-cell>
          <table:table-cell table:formula="of:=-128 + [.A140]" office:value-type="float" office:value="9" calcext:value-type="float">
            <text:p>9</text:p>
          </table:table-cell>
          <table:table-cell table:formula="of:=IF([.A140]&lt;128; -128; 127)" office:value-type="float" office:value="127" calcext:value-type="float">
            <text:p>127</text:p>
          </table:table-cell>
          <table:table-cell table:formula="of:=IF([.A140]&lt;128; -128 + 2 * [.A140]; -128 + 2 * (256 - [.A140]) - 1)" office:value-type="float" office:value="109" calcext:value-type="float">
            <text:p>109</text:p>
          </table:table-cell>
          <table:table-cell table:formula="of:=-128 + FLOOR(RAND() * 256)"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FLOOR( 127 * SIN(RADIANS([.A141] * 360 / 256)))" office:value-type="float" office:value="-31" calcext:value-type="float">
            <text:p>-31</text:p>
          </table:table-cell>
          <table:table-cell table:formula="of:=-128 + [.A141]" office:value-type="float" office:value="10" calcext:value-type="float">
            <text:p>10</text:p>
          </table:table-cell>
          <table:table-cell table:formula="of:=IF([.A141]&lt;128; -128; 127)" office:value-type="float" office:value="127" calcext:value-type="float">
            <text:p>127</text:p>
          </table:table-cell>
          <table:table-cell table:formula="of:=IF([.A141]&lt;128; -128 + 2 * [.A141]; -128 + 2 * (256 - [.A141]) - 1)" office:value-type="float" office:value="107" calcext:value-type="float">
            <text:p>107</text:p>
          </table:table-cell>
          <table:table-cell table:formula="of:=-128 + FLOOR(RAND() * 256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FLOOR( 127 * SIN(RADIANS([.A142] * 360 / 256)))" office:value-type="float" office:value="-34" calcext:value-type="float">
            <text:p>-34</text:p>
          </table:table-cell>
          <table:table-cell table:formula="of:=-128 + [.A142]" office:value-type="float" office:value="11" calcext:value-type="float">
            <text:p>11</text:p>
          </table:table-cell>
          <table:table-cell table:formula="of:=IF([.A142]&lt;128; -128; 127)" office:value-type="float" office:value="127" calcext:value-type="float">
            <text:p>127</text:p>
          </table:table-cell>
          <table:table-cell table:formula="of:=IF([.A142]&lt;128; -128 + 2 * [.A142]; -128 + 2 * (256 - [.A142]) - 1)" office:value-type="float" office:value="105" calcext:value-type="float">
            <text:p>105</text:p>
          </table:table-cell>
          <table:table-cell table:formula="of:=-128 + FLOOR(RAND() * 256)"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 127 * SIN(RADIANS([.A143] * 360 / 256)))" office:value-type="float" office:value="-37" calcext:value-type="float">
            <text:p>-37</text:p>
          </table:table-cell>
          <table:table-cell table:formula="of:=-128 + [.A143]" office:value-type="float" office:value="12" calcext:value-type="float">
            <text:p>12</text:p>
          </table:table-cell>
          <table:table-cell table:formula="of:=IF([.A143]&lt;128; -128; 127)" office:value-type="float" office:value="127" calcext:value-type="float">
            <text:p>127</text:p>
          </table:table-cell>
          <table:table-cell table:formula="of:=IF([.A143]&lt;128; -128 + 2 * [.A143]; -128 + 2 * (256 - [.A143]) - 1)" office:value-type="float" office:value="103" calcext:value-type="float">
            <text:p>103</text:p>
          </table:table-cell>
          <table:table-cell table:formula="of:=-128 + FLOOR(RAND() * 256)"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FLOOR( 127 * SIN(RADIANS([.A144] * 360 / 256)))" office:value-type="float" office:value="-40" calcext:value-type="float">
            <text:p>-40</text:p>
          </table:table-cell>
          <table:table-cell table:formula="of:=-128 + [.A144]" office:value-type="float" office:value="13" calcext:value-type="float">
            <text:p>13</text:p>
          </table:table-cell>
          <table:table-cell table:formula="of:=IF([.A144]&lt;128; -128; 127)" office:value-type="float" office:value="127" calcext:value-type="float">
            <text:p>127</text:p>
          </table:table-cell>
          <table:table-cell table:formula="of:=IF([.A144]&lt;128; -128 + 2 * [.A144]; -128 + 2 * (256 - [.A144]) - 1)" office:value-type="float" office:value="101" calcext:value-type="float">
            <text:p>101</text:p>
          </table:table-cell>
          <table:table-cell table:formula="of:=-128 + FLOOR(RAND() * 256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FLOOR( 127 * SIN(RADIANS([.A145] * 360 / 256)))" office:value-type="float" office:value="-43" calcext:value-type="float">
            <text:p>-43</text:p>
          </table:table-cell>
          <table:table-cell table:formula="of:=-128 + [.A145]" office:value-type="float" office:value="14" calcext:value-type="float">
            <text:p>14</text:p>
          </table:table-cell>
          <table:table-cell table:formula="of:=IF([.A145]&lt;128; -128; 127)" office:value-type="float" office:value="127" calcext:value-type="float">
            <text:p>127</text:p>
          </table:table-cell>
          <table:table-cell table:formula="of:=IF([.A145]&lt;128; -128 + 2 * [.A145]; -128 + 2 * (256 - [.A145]) - 1)" office:value-type="float" office:value="99" calcext:value-type="float">
            <text:p>99</text:p>
          </table:table-cell>
          <table:table-cell table:formula="of:=-128 + FLOOR(RAND() * 256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FLOOR( 127 * SIN(RADIANS([.A146] * 360 / 256)))" office:value-type="float" office:value="-46" calcext:value-type="float">
            <text:p>-46</text:p>
          </table:table-cell>
          <table:table-cell table:formula="of:=-128 + [.A146]" office:value-type="float" office:value="15" calcext:value-type="float">
            <text:p>15</text:p>
          </table:table-cell>
          <table:table-cell table:formula="of:=IF([.A146]&lt;128; -128; 127)" office:value-type="float" office:value="127" calcext:value-type="float">
            <text:p>127</text:p>
          </table:table-cell>
          <table:table-cell table:formula="of:=IF([.A146]&lt;128; -128 + 2 * [.A146]; -128 + 2 * (256 - [.A146]) - 1)" office:value-type="float" office:value="97" calcext:value-type="float">
            <text:p>97</text:p>
          </table:table-cell>
          <table:table-cell table:formula="of:=-128 + FLOOR(RAND() * 256)"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FLOOR( 127 * SIN(RADIANS([.A147] * 360 / 256)))" office:value-type="float" office:value="-49" calcext:value-type="float">
            <text:p>-49</text:p>
          </table:table-cell>
          <table:table-cell table:formula="of:=-128 + [.A147]" office:value-type="float" office:value="16" calcext:value-type="float">
            <text:p>16</text:p>
          </table:table-cell>
          <table:table-cell table:formula="of:=IF([.A147]&lt;128; -128; 127)" office:value-type="float" office:value="127" calcext:value-type="float">
            <text:p>127</text:p>
          </table:table-cell>
          <table:table-cell table:formula="of:=IF([.A147]&lt;128; -128 + 2 * [.A147]; -128 + 2 * (256 - [.A147]) - 1)" office:value-type="float" office:value="95" calcext:value-type="float">
            <text:p>95</text:p>
          </table:table-cell>
          <table:table-cell table:formula="of:=-128 + FLOOR(RAND() * 256)"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FLOOR( 127 * SIN(RADIANS([.A148] * 360 / 256)))" office:value-type="float" office:value="-52" calcext:value-type="float">
            <text:p>-52</text:p>
          </table:table-cell>
          <table:table-cell table:formula="of:=-128 + [.A148]" office:value-type="float" office:value="17" calcext:value-type="float">
            <text:p>17</text:p>
          </table:table-cell>
          <table:table-cell table:formula="of:=IF([.A148]&lt;128; -128; 127)" office:value-type="float" office:value="127" calcext:value-type="float">
            <text:p>127</text:p>
          </table:table-cell>
          <table:table-cell table:formula="of:=IF([.A148]&lt;128; -128 + 2 * [.A148]; -128 + 2 * (256 - [.A148]) - 1)" office:value-type="float" office:value="93" calcext:value-type="float">
            <text:p>93</text:p>
          </table:table-cell>
          <table:table-cell table:formula="of:=-128 + FLOOR(RAND() * 256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FLOOR( 127 * SIN(RADIANS([.A149] * 360 / 256)))" office:value-type="float" office:value="-55" calcext:value-type="float">
            <text:p>-55</text:p>
          </table:table-cell>
          <table:table-cell table:formula="of:=-128 + [.A149]" office:value-type="float" office:value="18" calcext:value-type="float">
            <text:p>18</text:p>
          </table:table-cell>
          <table:table-cell table:formula="of:=IF([.A149]&lt;128; -128; 127)" office:value-type="float" office:value="127" calcext:value-type="float">
            <text:p>127</text:p>
          </table:table-cell>
          <table:table-cell table:formula="of:=IF([.A149]&lt;128; -128 + 2 * [.A149]; -128 + 2 * (256 - [.A149]) - 1)" office:value-type="float" office:value="91" calcext:value-type="float">
            <text:p>91</text:p>
          </table:table-cell>
          <table:table-cell table:formula="of:=-128 + FLOOR(RAND() * 256)"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FLOOR( 127 * SIN(RADIANS([.A150] * 360 / 256)))" office:value-type="float" office:value="-58" calcext:value-type="float">
            <text:p>-58</text:p>
          </table:table-cell>
          <table:table-cell table:formula="of:=-128 + [.A150]" office:value-type="float" office:value="19" calcext:value-type="float">
            <text:p>19</text:p>
          </table:table-cell>
          <table:table-cell table:formula="of:=IF([.A150]&lt;128; -128; 127)" office:value-type="float" office:value="127" calcext:value-type="float">
            <text:p>127</text:p>
          </table:table-cell>
          <table:table-cell table:formula="of:=IF([.A150]&lt;128; -128 + 2 * [.A150]; -128 + 2 * (256 - [.A150]) - 1)" office:value-type="float" office:value="89" calcext:value-type="float">
            <text:p>89</text:p>
          </table:table-cell>
          <table:table-cell table:formula="of:=-128 + FLOOR(RAND() * 256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FLOOR( 127 * SIN(RADIANS([.A151] * 360 / 256)))" office:value-type="float" office:value="-60" calcext:value-type="float">
            <text:p>-60</text:p>
          </table:table-cell>
          <table:table-cell table:formula="of:=-128 + [.A151]" office:value-type="float" office:value="20" calcext:value-type="float">
            <text:p>20</text:p>
          </table:table-cell>
          <table:table-cell table:formula="of:=IF([.A151]&lt;128; -128; 127)" office:value-type="float" office:value="127" calcext:value-type="float">
            <text:p>127</text:p>
          </table:table-cell>
          <table:table-cell table:formula="of:=IF([.A151]&lt;128; -128 + 2 * [.A151]; -128 + 2 * (256 - [.A151]) - 1)" office:value-type="float" office:value="87" calcext:value-type="float">
            <text:p>87</text:p>
          </table:table-cell>
          <table:table-cell table:formula="of:=-128 + FLOOR(RAND() * 256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FLOOR( 127 * SIN(RADIANS([.A152] * 360 / 256)))" office:value-type="float" office:value="-63" calcext:value-type="float">
            <text:p>-63</text:p>
          </table:table-cell>
          <table:table-cell table:formula="of:=-128 + [.A152]" office:value-type="float" office:value="21" calcext:value-type="float">
            <text:p>21</text:p>
          </table:table-cell>
          <table:table-cell table:formula="of:=IF([.A152]&lt;128; -128; 127)" office:value-type="float" office:value="127" calcext:value-type="float">
            <text:p>127</text:p>
          </table:table-cell>
          <table:table-cell table:formula="of:=IF([.A152]&lt;128; -128 + 2 * [.A152]; -128 + 2 * (256 - [.A152]) - 1)" office:value-type="float" office:value="85" calcext:value-type="float">
            <text:p>85</text:p>
          </table:table-cell>
          <table:table-cell table:formula="of:=-128 + FLOOR(RAND() * 256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 127 * SIN(RADIANS([.A153] * 360 / 256)))" office:value-type="float" office:value="-66" calcext:value-type="float">
            <text:p>-66</text:p>
          </table:table-cell>
          <table:table-cell table:formula="of:=-128 + [.A153]" office:value-type="float" office:value="22" calcext:value-type="float">
            <text:p>22</text:p>
          </table:table-cell>
          <table:table-cell table:formula="of:=IF([.A153]&lt;128; -128; 127)" office:value-type="float" office:value="127" calcext:value-type="float">
            <text:p>127</text:p>
          </table:table-cell>
          <table:table-cell table:formula="of:=IF([.A153]&lt;128; -128 + 2 * [.A153]; -128 + 2 * (256 - [.A153]) - 1)" office:value-type="float" office:value="83" calcext:value-type="float">
            <text:p>83</text:p>
          </table:table-cell>
          <table:table-cell table:formula="of:=-128 + FLOOR(RAND() * 256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FLOOR( 127 * SIN(RADIANS([.A154] * 360 / 256)))" office:value-type="float" office:value="-68" calcext:value-type="float">
            <text:p>-68</text:p>
          </table:table-cell>
          <table:table-cell table:formula="of:=-128 + [.A154]" office:value-type="float" office:value="23" calcext:value-type="float">
            <text:p>23</text:p>
          </table:table-cell>
          <table:table-cell table:formula="of:=IF([.A154]&lt;128; -128; 127)" office:value-type="float" office:value="127" calcext:value-type="float">
            <text:p>127</text:p>
          </table:table-cell>
          <table:table-cell table:formula="of:=IF([.A154]&lt;128; -128 + 2 * [.A154]; -128 + 2 * (256 - [.A154]) - 1)" office:value-type="float" office:value="81" calcext:value-type="float">
            <text:p>81</text:p>
          </table:table-cell>
          <table:table-cell table:formula="of:=-128 + FLOOR(RAND() * 256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FLOOR( 127 * SIN(RADIANS([.A155] * 360 / 256)))" office:value-type="float" office:value="-71" calcext:value-type="float">
            <text:p>-71</text:p>
          </table:table-cell>
          <table:table-cell table:formula="of:=-128 + [.A155]" office:value-type="float" office:value="24" calcext:value-type="float">
            <text:p>24</text:p>
          </table:table-cell>
          <table:table-cell table:formula="of:=IF([.A155]&lt;128; -128; 127)" office:value-type="float" office:value="127" calcext:value-type="float">
            <text:p>127</text:p>
          </table:table-cell>
          <table:table-cell table:formula="of:=IF([.A155]&lt;128; -128 + 2 * [.A155]; -128 + 2 * (256 - [.A155]) - 1)" office:value-type="float" office:value="79" calcext:value-type="float">
            <text:p>79</text:p>
          </table:table-cell>
          <table:table-cell table:formula="of:=-128 + FLOOR(RAND() * 256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FLOOR( 127 * SIN(RADIANS([.A156] * 360 / 256)))" office:value-type="float" office:value="-74" calcext:value-type="float">
            <text:p>-74</text:p>
          </table:table-cell>
          <table:table-cell table:formula="of:=-128 + [.A156]" office:value-type="float" office:value="25" calcext:value-type="float">
            <text:p>25</text:p>
          </table:table-cell>
          <table:table-cell table:formula="of:=IF([.A156]&lt;128; -128; 127)" office:value-type="float" office:value="127" calcext:value-type="float">
            <text:p>127</text:p>
          </table:table-cell>
          <table:table-cell table:formula="of:=IF([.A156]&lt;128; -128 + 2 * [.A156]; -128 + 2 * (256 - [.A156]) - 1)" office:value-type="float" office:value="77" calcext:value-type="float">
            <text:p>77</text:p>
          </table:table-cell>
          <table:table-cell table:formula="of:=-128 + FLOOR(RAND() * 256)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FLOOR( 127 * SIN(RADIANS([.A157] * 360 / 256)))" office:value-type="float" office:value="-76" calcext:value-type="float">
            <text:p>-76</text:p>
          </table:table-cell>
          <table:table-cell table:formula="of:=-128 + [.A157]" office:value-type="float" office:value="26" calcext:value-type="float">
            <text:p>26</text:p>
          </table:table-cell>
          <table:table-cell table:formula="of:=IF([.A157]&lt;128; -128; 127)" office:value-type="float" office:value="127" calcext:value-type="float">
            <text:p>127</text:p>
          </table:table-cell>
          <table:table-cell table:formula="of:=IF([.A157]&lt;128; -128 + 2 * [.A157]; -128 + 2 * (256 - [.A157]) - 1)" office:value-type="float" office:value="75" calcext:value-type="float">
            <text:p>75</text:p>
          </table:table-cell>
          <table:table-cell table:formula="of:=-128 + FLOOR(RAND() * 256)"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FLOOR( 127 * SIN(RADIANS([.A158] * 360 / 256)))" office:value-type="float" office:value="-79" calcext:value-type="float">
            <text:p>-79</text:p>
          </table:table-cell>
          <table:table-cell table:formula="of:=-128 + [.A158]" office:value-type="float" office:value="27" calcext:value-type="float">
            <text:p>27</text:p>
          </table:table-cell>
          <table:table-cell table:formula="of:=IF([.A158]&lt;128; -128; 127)" office:value-type="float" office:value="127" calcext:value-type="float">
            <text:p>127</text:p>
          </table:table-cell>
          <table:table-cell table:formula="of:=IF([.A158]&lt;128; -128 + 2 * [.A158]; -128 + 2 * (256 - [.A158]) - 1)" office:value-type="float" office:value="73" calcext:value-type="float">
            <text:p>73</text:p>
          </table:table-cell>
          <table:table-cell table:formula="of:=-128 + FLOOR(RAND() * 256)"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FLOOR( 127 * SIN(RADIANS([.A159] * 360 / 256)))" office:value-type="float" office:value="-81" calcext:value-type="float">
            <text:p>-81</text:p>
          </table:table-cell>
          <table:table-cell table:formula="of:=-128 + [.A159]" office:value-type="float" office:value="28" calcext:value-type="float">
            <text:p>28</text:p>
          </table:table-cell>
          <table:table-cell table:formula="of:=IF([.A159]&lt;128; -128; 127)" office:value-type="float" office:value="127" calcext:value-type="float">
            <text:p>127</text:p>
          </table:table-cell>
          <table:table-cell table:formula="of:=IF([.A159]&lt;128; -128 + 2 * [.A159]; -128 + 2 * (256 - [.A159]) - 1)" office:value-type="float" office:value="71" calcext:value-type="float">
            <text:p>71</text:p>
          </table:table-cell>
          <table:table-cell table:formula="of:=-128 + FLOOR(RAND() * 256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FLOOR( 127 * SIN(RADIANS([.A160] * 360 / 256)))" office:value-type="float" office:value="-83" calcext:value-type="float">
            <text:p>-83</text:p>
          </table:table-cell>
          <table:table-cell table:formula="of:=-128 + [.A160]" office:value-type="float" office:value="29" calcext:value-type="float">
            <text:p>29</text:p>
          </table:table-cell>
          <table:table-cell table:formula="of:=IF([.A160]&lt;128; -128; 127)" office:value-type="float" office:value="127" calcext:value-type="float">
            <text:p>127</text:p>
          </table:table-cell>
          <table:table-cell table:formula="of:=IF([.A160]&lt;128; -128 + 2 * [.A160]; -128 + 2 * (256 - [.A160]) - 1)" office:value-type="float" office:value="69" calcext:value-type="float">
            <text:p>69</text:p>
          </table:table-cell>
          <table:table-cell table:formula="of:=-128 + FLOOR(RAND() * 256)"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FLOOR( 127 * SIN(RADIANS([.A161] * 360 / 256)))" office:value-type="float" office:value="-86" calcext:value-type="float">
            <text:p>-86</text:p>
          </table:table-cell>
          <table:table-cell table:formula="of:=-128 + [.A161]" office:value-type="float" office:value="30" calcext:value-type="float">
            <text:p>30</text:p>
          </table:table-cell>
          <table:table-cell table:formula="of:=IF([.A161]&lt;128; -128; 127)" office:value-type="float" office:value="127" calcext:value-type="float">
            <text:p>127</text:p>
          </table:table-cell>
          <table:table-cell table:formula="of:=IF([.A161]&lt;128; -128 + 2 * [.A161]; -128 + 2 * (256 - [.A161]) - 1)" office:value-type="float" office:value="67" calcext:value-type="float">
            <text:p>67</text:p>
          </table:table-cell>
          <table:table-cell table:formula="of:=-128 + FLOOR(RAND() * 256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FLOOR( 127 * SIN(RADIANS([.A162] * 360 / 256)))" office:value-type="float" office:value="-88" calcext:value-type="float">
            <text:p>-88</text:p>
          </table:table-cell>
          <table:table-cell table:formula="of:=-128 + [.A162]" office:value-type="float" office:value="31" calcext:value-type="float">
            <text:p>31</text:p>
          </table:table-cell>
          <table:table-cell table:formula="of:=IF([.A162]&lt;128; -128; 127)" office:value-type="float" office:value="127" calcext:value-type="float">
            <text:p>127</text:p>
          </table:table-cell>
          <table:table-cell table:formula="of:=IF([.A162]&lt;128; -128 + 2 * [.A162]; -128 + 2 * (256 - [.A162]) - 1)" office:value-type="float" office:value="65" calcext:value-type="float">
            <text:p>65</text:p>
          </table:table-cell>
          <table:table-cell table:formula="of:=-128 + FLOOR(RAND() * 256)"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 127 * SIN(RADIANS([.A163] * 360 / 256)))" office:value-type="float" office:value="-90" calcext:value-type="float">
            <text:p>-90</text:p>
          </table:table-cell>
          <table:table-cell table:formula="of:=-128 + [.A163]" office:value-type="float" office:value="32" calcext:value-type="float">
            <text:p>32</text:p>
          </table:table-cell>
          <table:table-cell table:formula="of:=IF([.A163]&lt;128; -128; 127)" office:value-type="float" office:value="127" calcext:value-type="float">
            <text:p>127</text:p>
          </table:table-cell>
          <table:table-cell table:formula="of:=IF([.A163]&lt;128; -128 + 2 * [.A163]; -128 + 2 * (256 - [.A163]) - 1)" office:value-type="float" office:value="63" calcext:value-type="float">
            <text:p>63</text:p>
          </table:table-cell>
          <table:table-cell table:formula="of:=-128 + FLOOR(RAND() * 256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FLOOR( 127 * SIN(RADIANS([.A164] * 360 / 256)))" office:value-type="float" office:value="-92" calcext:value-type="float">
            <text:p>-92</text:p>
          </table:table-cell>
          <table:table-cell table:formula="of:=-128 + [.A164]" office:value-type="float" office:value="33" calcext:value-type="float">
            <text:p>33</text:p>
          </table:table-cell>
          <table:table-cell table:formula="of:=IF([.A164]&lt;128; -128; 127)" office:value-type="float" office:value="127" calcext:value-type="float">
            <text:p>127</text:p>
          </table:table-cell>
          <table:table-cell table:formula="of:=IF([.A164]&lt;128; -128 + 2 * [.A164]; -128 + 2 * (256 - [.A164]) - 1)" office:value-type="float" office:value="61" calcext:value-type="float">
            <text:p>61</text:p>
          </table:table-cell>
          <table:table-cell table:formula="of:=-128 + FLOOR(RAND() * 256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FLOOR( 127 * SIN(RADIANS([.A165] * 360 / 256)))" office:value-type="float" office:value="-95" calcext:value-type="float">
            <text:p>-95</text:p>
          </table:table-cell>
          <table:table-cell table:formula="of:=-128 + [.A165]" office:value-type="float" office:value="34" calcext:value-type="float">
            <text:p>34</text:p>
          </table:table-cell>
          <table:table-cell table:formula="of:=IF([.A165]&lt;128; -128; 127)" office:value-type="float" office:value="127" calcext:value-type="float">
            <text:p>127</text:p>
          </table:table-cell>
          <table:table-cell table:formula="of:=IF([.A165]&lt;128; -128 + 2 * [.A165]; -128 + 2 * (256 - [.A165]) - 1)" office:value-type="float" office:value="59" calcext:value-type="float">
            <text:p>59</text:p>
          </table:table-cell>
          <table:table-cell table:formula="of:=-128 + FLOOR(RAND() * 256)"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FLOOR( 127 * SIN(RADIANS([.A166] * 360 / 256)))" office:value-type="float" office:value="-97" calcext:value-type="float">
            <text:p>-97</text:p>
          </table:table-cell>
          <table:table-cell table:formula="of:=-128 + [.A166]" office:value-type="float" office:value="35" calcext:value-type="float">
            <text:p>35</text:p>
          </table:table-cell>
          <table:table-cell table:formula="of:=IF([.A166]&lt;128; -128; 127)" office:value-type="float" office:value="127" calcext:value-type="float">
            <text:p>127</text:p>
          </table:table-cell>
          <table:table-cell table:formula="of:=IF([.A166]&lt;128; -128 + 2 * [.A166]; -128 + 2 * (256 - [.A166]) - 1)" office:value-type="float" office:value="57" calcext:value-type="float">
            <text:p>57</text:p>
          </table:table-cell>
          <table:table-cell table:formula="of:=-128 + FLOOR(RAND() * 256)" office:value-type="float" office:value="-126" calcext:value-type="float">
            <text:p>-1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 127 * SIN(RADIANS([.A167] * 360 / 256)))" office:value-type="float" office:value="-99" calcext:value-type="float">
            <text:p>-99</text:p>
          </table:table-cell>
          <table:table-cell table:formula="of:=-128 + [.A167]" office:value-type="float" office:value="36" calcext:value-type="float">
            <text:p>36</text:p>
          </table:table-cell>
          <table:table-cell table:formula="of:=IF([.A167]&lt;128; -128; 127)" office:value-type="float" office:value="127" calcext:value-type="float">
            <text:p>127</text:p>
          </table:table-cell>
          <table:table-cell table:formula="of:=IF([.A167]&lt;128; -128 + 2 * [.A167]; -128 + 2 * (256 - [.A167]) - 1)" office:value-type="float" office:value="55" calcext:value-type="float">
            <text:p>55</text:p>
          </table:table-cell>
          <table:table-cell table:formula="of:=-128 + FLOOR(RAND() * 256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FLOOR( 127 * SIN(RADIANS([.A168] * 360 / 256)))" office:value-type="float" office:value="-101" calcext:value-type="float">
            <text:p>-101</text:p>
          </table:table-cell>
          <table:table-cell table:formula="of:=-128 + [.A168]" office:value-type="float" office:value="37" calcext:value-type="float">
            <text:p>37</text:p>
          </table:table-cell>
          <table:table-cell table:formula="of:=IF([.A168]&lt;128; -128; 127)" office:value-type="float" office:value="127" calcext:value-type="float">
            <text:p>127</text:p>
          </table:table-cell>
          <table:table-cell table:formula="of:=IF([.A168]&lt;128; -128 + 2 * [.A168]; -128 + 2 * (256 - [.A168]) - 1)" office:value-type="float" office:value="53" calcext:value-type="float">
            <text:p>53</text:p>
          </table:table-cell>
          <table:table-cell table:formula="of:=-128 + FLOOR(RAND() * 256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FLOOR( 127 * SIN(RADIANS([.A169] * 360 / 256)))" office:value-type="float" office:value="-103" calcext:value-type="float">
            <text:p>-103</text:p>
          </table:table-cell>
          <table:table-cell table:formula="of:=-128 + [.A169]" office:value-type="float" office:value="38" calcext:value-type="float">
            <text:p>38</text:p>
          </table:table-cell>
          <table:table-cell table:formula="of:=IF([.A169]&lt;128; -128; 127)" office:value-type="float" office:value="127" calcext:value-type="float">
            <text:p>127</text:p>
          </table:table-cell>
          <table:table-cell table:formula="of:=IF([.A169]&lt;128; -128 + 2 * [.A169]; -128 + 2 * (256 - [.A169]) - 1)" office:value-type="float" office:value="51" calcext:value-type="float">
            <text:p>51</text:p>
          </table:table-cell>
          <table:table-cell table:formula="of:=-128 + FLOOR(RAND() * 256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FLOOR( 127 * SIN(RADIANS([.A170] * 360 / 256)))" office:value-type="float" office:value="-104" calcext:value-type="float">
            <text:p>-104</text:p>
          </table:table-cell>
          <table:table-cell table:formula="of:=-128 + [.A170]" office:value-type="float" office:value="39" calcext:value-type="float">
            <text:p>39</text:p>
          </table:table-cell>
          <table:table-cell table:formula="of:=IF([.A170]&lt;128; -128; 127)" office:value-type="float" office:value="127" calcext:value-type="float">
            <text:p>127</text:p>
          </table:table-cell>
          <table:table-cell table:formula="of:=IF([.A170]&lt;128; -128 + 2 * [.A170]; -128 + 2 * (256 - [.A170]) - 1)" office:value-type="float" office:value="49" calcext:value-type="float">
            <text:p>49</text:p>
          </table:table-cell>
          <table:table-cell table:formula="of:=-128 + FLOOR(RAND() * 256)"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 127 * SIN(RADIANS([.A171] * 360 / 256)))" office:value-type="float" office:value="-106" calcext:value-type="float">
            <text:p>-106</text:p>
          </table:table-cell>
          <table:table-cell table:formula="of:=-128 + [.A171]" office:value-type="float" office:value="40" calcext:value-type="float">
            <text:p>40</text:p>
          </table:table-cell>
          <table:table-cell table:formula="of:=IF([.A171]&lt;128; -128; 127)" office:value-type="float" office:value="127" calcext:value-type="float">
            <text:p>127</text:p>
          </table:table-cell>
          <table:table-cell table:formula="of:=IF([.A171]&lt;128; -128 + 2 * [.A171]; -128 + 2 * (256 - [.A171]) - 1)" office:value-type="float" office:value="47" calcext:value-type="float">
            <text:p>47</text:p>
          </table:table-cell>
          <table:table-cell table:formula="of:=-128 + FLOOR(RAND() * 256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FLOOR( 127 * SIN(RADIANS([.A172] * 360 / 256)))" office:value-type="float" office:value="-108" calcext:value-type="float">
            <text:p>-108</text:p>
          </table:table-cell>
          <table:table-cell table:formula="of:=-128 + [.A172]" office:value-type="float" office:value="41" calcext:value-type="float">
            <text:p>41</text:p>
          </table:table-cell>
          <table:table-cell table:formula="of:=IF([.A172]&lt;128; -128; 127)" office:value-type="float" office:value="127" calcext:value-type="float">
            <text:p>127</text:p>
          </table:table-cell>
          <table:table-cell table:formula="of:=IF([.A172]&lt;128; -128 + 2 * [.A172]; -128 + 2 * (256 - [.A172]) - 1)" office:value-type="float" office:value="45" calcext:value-type="float">
            <text:p>45</text:p>
          </table:table-cell>
          <table:table-cell table:formula="of:=-128 + FLOOR(RAND() * 256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 127 * SIN(RADIANS([.A173] * 360 / 256)))" office:value-type="float" office:value="-109" calcext:value-type="float">
            <text:p>-109</text:p>
          </table:table-cell>
          <table:table-cell table:formula="of:=-128 + [.A173]" office:value-type="float" office:value="42" calcext:value-type="float">
            <text:p>42</text:p>
          </table:table-cell>
          <table:table-cell table:formula="of:=IF([.A173]&lt;128; -128; 127)" office:value-type="float" office:value="127" calcext:value-type="float">
            <text:p>127</text:p>
          </table:table-cell>
          <table:table-cell table:formula="of:=IF([.A173]&lt;128; -128 + 2 * [.A173]; -128 + 2 * (256 - [.A173]) - 1)" office:value-type="float" office:value="43" calcext:value-type="float">
            <text:p>43</text:p>
          </table:table-cell>
          <table:table-cell table:formula="of:=-128 + FLOOR(RAND() * 256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FLOOR( 127 * SIN(RADIANS([.A174] * 360 / 256)))" office:value-type="float" office:value="-111" calcext:value-type="float">
            <text:p>-111</text:p>
          </table:table-cell>
          <table:table-cell table:formula="of:=-128 + [.A174]" office:value-type="float" office:value="43" calcext:value-type="float">
            <text:p>43</text:p>
          </table:table-cell>
          <table:table-cell table:formula="of:=IF([.A174]&lt;128; -128; 127)" office:value-type="float" office:value="127" calcext:value-type="float">
            <text:p>127</text:p>
          </table:table-cell>
          <table:table-cell table:formula="of:=IF([.A174]&lt;128; -128 + 2 * [.A174]; -128 + 2 * (256 - [.A174]) - 1)" office:value-type="float" office:value="41" calcext:value-type="float">
            <text:p>41</text:p>
          </table:table-cell>
          <table:table-cell table:formula="of:=-128 + FLOOR(RAND() * 256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FLOOR( 127 * SIN(RADIANS([.A175] * 360 / 256)))" office:value-type="float" office:value="-113" calcext:value-type="float">
            <text:p>-113</text:p>
          </table:table-cell>
          <table:table-cell table:formula="of:=-128 + [.A175]" office:value-type="float" office:value="44" calcext:value-type="float">
            <text:p>44</text:p>
          </table:table-cell>
          <table:table-cell table:formula="of:=IF([.A175]&lt;128; -128; 127)" office:value-type="float" office:value="127" calcext:value-type="float">
            <text:p>127</text:p>
          </table:table-cell>
          <table:table-cell table:formula="of:=IF([.A175]&lt;128; -128 + 2 * [.A175]; -128 + 2 * (256 - [.A175]) - 1)" office:value-type="float" office:value="39" calcext:value-type="float">
            <text:p>39</text:p>
          </table:table-cell>
          <table:table-cell table:formula="of:=-128 + FLOOR(RAND() * 256)"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FLOOR( 127 * SIN(RADIANS([.A176] * 360 / 256)))" office:value-type="float" office:value="-114" calcext:value-type="float">
            <text:p>-114</text:p>
          </table:table-cell>
          <table:table-cell table:formula="of:=-128 + [.A176]" office:value-type="float" office:value="45" calcext:value-type="float">
            <text:p>45</text:p>
          </table:table-cell>
          <table:table-cell table:formula="of:=IF([.A176]&lt;128; -128; 127)" office:value-type="float" office:value="127" calcext:value-type="float">
            <text:p>127</text:p>
          </table:table-cell>
          <table:table-cell table:formula="of:=IF([.A176]&lt;128; -128 + 2 * [.A176]; -128 + 2 * (256 - [.A176]) - 1)" office:value-type="float" office:value="37" calcext:value-type="float">
            <text:p>37</text:p>
          </table:table-cell>
          <table:table-cell table:formula="of:=-128 + FLOOR(RAND() * 256)"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FLOOR( 127 * SIN(RADIANS([.A177] * 360 / 256)))" office:value-type="float" office:value="-115" calcext:value-type="float">
            <text:p>-115</text:p>
          </table:table-cell>
          <table:table-cell table:formula="of:=-128 + [.A177]" office:value-type="float" office:value="46" calcext:value-type="float">
            <text:p>46</text:p>
          </table:table-cell>
          <table:table-cell table:formula="of:=IF([.A177]&lt;128; -128; 127)" office:value-type="float" office:value="127" calcext:value-type="float">
            <text:p>127</text:p>
          </table:table-cell>
          <table:table-cell table:formula="of:=IF([.A177]&lt;128; -128 + 2 * [.A177]; -128 + 2 * (256 - [.A177]) - 1)" office:value-type="float" office:value="35" calcext:value-type="float">
            <text:p>35</text:p>
          </table:table-cell>
          <table:table-cell table:formula="of:=-128 + FLOOR(RAND() * 256)"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FLOOR( 127 * SIN(RADIANS([.A178] * 360 / 256)))" office:value-type="float" office:value="-117" calcext:value-type="float">
            <text:p>-117</text:p>
          </table:table-cell>
          <table:table-cell table:formula="of:=-128 + [.A178]" office:value-type="float" office:value="47" calcext:value-type="float">
            <text:p>47</text:p>
          </table:table-cell>
          <table:table-cell table:formula="of:=IF([.A178]&lt;128; -128; 127)" office:value-type="float" office:value="127" calcext:value-type="float">
            <text:p>127</text:p>
          </table:table-cell>
          <table:table-cell table:formula="of:=IF([.A178]&lt;128; -128 + 2 * [.A178]; -128 + 2 * (256 - [.A178]) - 1)" office:value-type="float" office:value="33" calcext:value-type="float">
            <text:p>33</text:p>
          </table:table-cell>
          <table:table-cell table:formula="of:=-128 + FLOOR(RAND() * 256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FLOOR( 127 * SIN(RADIANS([.A179] * 360 / 256)))" office:value-type="float" office:value="-118" calcext:value-type="float">
            <text:p>-118</text:p>
          </table:table-cell>
          <table:table-cell table:formula="of:=-128 + [.A179]" office:value-type="float" office:value="48" calcext:value-type="float">
            <text:p>48</text:p>
          </table:table-cell>
          <table:table-cell table:formula="of:=IF([.A179]&lt;128; -128; 127)" office:value-type="float" office:value="127" calcext:value-type="float">
            <text:p>127</text:p>
          </table:table-cell>
          <table:table-cell table:formula="of:=IF([.A179]&lt;128; -128 + 2 * [.A179]; -128 + 2 * (256 - [.A179]) - 1)" office:value-type="float" office:value="31" calcext:value-type="float">
            <text:p>31</text:p>
          </table:table-cell>
          <table:table-cell table:formula="of:=-128 + FLOOR(RAND() * 256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FLOOR( 127 * SIN(RADIANS([.A180] * 360 / 256)))" office:value-type="float" office:value="-119" calcext:value-type="float">
            <text:p>-119</text:p>
          </table:table-cell>
          <table:table-cell table:formula="of:=-128 + [.A180]" office:value-type="float" office:value="49" calcext:value-type="float">
            <text:p>49</text:p>
          </table:table-cell>
          <table:table-cell table:formula="of:=IF([.A180]&lt;128; -128; 127)" office:value-type="float" office:value="127" calcext:value-type="float">
            <text:p>127</text:p>
          </table:table-cell>
          <table:table-cell table:formula="of:=IF([.A180]&lt;128; -128 + 2 * [.A180]; -128 + 2 * (256 - [.A180]) - 1)" office:value-type="float" office:value="29" calcext:value-type="float">
            <text:p>29</text:p>
          </table:table-cell>
          <table:table-cell table:formula="of:=-128 + FLOOR(RAND() * 256)"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FLOOR( 127 * SIN(RADIANS([.A181] * 360 / 256)))" office:value-type="float" office:value="-120" calcext:value-type="float">
            <text:p>-120</text:p>
          </table:table-cell>
          <table:table-cell table:formula="of:=-128 + [.A181]" office:value-type="float" office:value="50" calcext:value-type="float">
            <text:p>50</text:p>
          </table:table-cell>
          <table:table-cell table:formula="of:=IF([.A181]&lt;128; -128; 127)" office:value-type="float" office:value="127" calcext:value-type="float">
            <text:p>127</text:p>
          </table:table-cell>
          <table:table-cell table:formula="of:=IF([.A181]&lt;128; -128 + 2 * [.A181]; -128 + 2 * (256 - [.A181]) - 1)" office:value-type="float" office:value="27" calcext:value-type="float">
            <text:p>27</text:p>
          </table:table-cell>
          <table:table-cell table:formula="of:=-128 + FLOOR(RAND() * 256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FLOOR( 127 * SIN(RADIANS([.A182] * 360 / 256)))" office:value-type="float" office:value="-121" calcext:value-type="float">
            <text:p>-121</text:p>
          </table:table-cell>
          <table:table-cell table:formula="of:=-128 + [.A182]" office:value-type="float" office:value="51" calcext:value-type="float">
            <text:p>51</text:p>
          </table:table-cell>
          <table:table-cell table:formula="of:=IF([.A182]&lt;128; -128; 127)" office:value-type="float" office:value="127" calcext:value-type="float">
            <text:p>127</text:p>
          </table:table-cell>
          <table:table-cell table:formula="of:=IF([.A182]&lt;128; -128 + 2 * [.A182]; -128 + 2 * (256 - [.A182]) - 1)" office:value-type="float" office:value="25" calcext:value-type="float">
            <text:p>25</text:p>
          </table:table-cell>
          <table:table-cell table:formula="of:=-128 + FLOOR(RAND() * 256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 127 * SIN(RADIANS([.A183] * 360 / 256)))" office:value-type="float" office:value="-122" calcext:value-type="float">
            <text:p>-122</text:p>
          </table:table-cell>
          <table:table-cell table:formula="of:=-128 + [.A183]" office:value-type="float" office:value="52" calcext:value-type="float">
            <text:p>52</text:p>
          </table:table-cell>
          <table:table-cell table:formula="of:=IF([.A183]&lt;128; -128; 127)" office:value-type="float" office:value="127" calcext:value-type="float">
            <text:p>127</text:p>
          </table:table-cell>
          <table:table-cell table:formula="of:=IF([.A183]&lt;128; -128 + 2 * [.A183]; -128 + 2 * (256 - [.A183]) - 1)" office:value-type="float" office:value="23" calcext:value-type="float">
            <text:p>23</text:p>
          </table:table-cell>
          <table:table-cell table:formula="of:=-128 + FLOOR(RAND() * 256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FLOOR( 127 * SIN(RADIANS([.A184] * 360 / 256)))" office:value-type="float" office:value="-123" calcext:value-type="float">
            <text:p>-123</text:p>
          </table:table-cell>
          <table:table-cell table:formula="of:=-128 + [.A184]" office:value-type="float" office:value="53" calcext:value-type="float">
            <text:p>53</text:p>
          </table:table-cell>
          <table:table-cell table:formula="of:=IF([.A184]&lt;128; -128; 127)" office:value-type="float" office:value="127" calcext:value-type="float">
            <text:p>127</text:p>
          </table:table-cell>
          <table:table-cell table:formula="of:=IF([.A184]&lt;128; -128 + 2 * [.A184]; -128 + 2 * (256 - [.A184]) - 1)" office:value-type="float" office:value="21" calcext:value-type="float">
            <text:p>21</text:p>
          </table:table-cell>
          <table:table-cell table:formula="of:=-128 + FLOOR(RAND() * 256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FLOOR( 127 * SIN(RADIANS([.A185] * 360 / 256)))" office:value-type="float" office:value="-124" calcext:value-type="float">
            <text:p>-124</text:p>
          </table:table-cell>
          <table:table-cell table:formula="of:=-128 + [.A185]" office:value-type="float" office:value="54" calcext:value-type="float">
            <text:p>54</text:p>
          </table:table-cell>
          <table:table-cell table:formula="of:=IF([.A185]&lt;128; -128; 127)" office:value-type="float" office:value="127" calcext:value-type="float">
            <text:p>127</text:p>
          </table:table-cell>
          <table:table-cell table:formula="of:=IF([.A185]&lt;128; -128 + 2 * [.A185]; -128 + 2 * (256 - [.A185]) - 1)" office:value-type="float" office:value="19" calcext:value-type="float">
            <text:p>19</text:p>
          </table:table-cell>
          <table:table-cell table:formula="of:=-128 + FLOOR(RAND() * 256)"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FLOOR( 127 * SIN(RADIANS([.A186] * 360 / 256)))" office:value-type="float" office:value="-124" calcext:value-type="float">
            <text:p>-124</text:p>
          </table:table-cell>
          <table:table-cell table:formula="of:=-128 + [.A186]" office:value-type="float" office:value="55" calcext:value-type="float">
            <text:p>55</text:p>
          </table:table-cell>
          <table:table-cell table:formula="of:=IF([.A186]&lt;128; -128; 127)" office:value-type="float" office:value="127" calcext:value-type="float">
            <text:p>127</text:p>
          </table:table-cell>
          <table:table-cell table:formula="of:=IF([.A186]&lt;128; -128 + 2 * [.A186]; -128 + 2 * (256 - [.A186]) - 1)" office:value-type="float" office:value="17" calcext:value-type="float">
            <text:p>17</text:p>
          </table:table-cell>
          <table:table-cell table:formula="of:=-128 + FLOOR(RAND() * 256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FLOOR( 127 * SIN(RADIANS([.A187] * 360 / 256)))" office:value-type="float" office:value="-125" calcext:value-type="float">
            <text:p>-125</text:p>
          </table:table-cell>
          <table:table-cell table:formula="of:=-128 + [.A187]" office:value-type="float" office:value="56" calcext:value-type="float">
            <text:p>56</text:p>
          </table:table-cell>
          <table:table-cell table:formula="of:=IF([.A187]&lt;128; -128; 127)" office:value-type="float" office:value="127" calcext:value-type="float">
            <text:p>127</text:p>
          </table:table-cell>
          <table:table-cell table:formula="of:=IF([.A187]&lt;128; -128 + 2 * [.A187]; -128 + 2 * (256 - [.A187]) - 1)" office:value-type="float" office:value="15" calcext:value-type="float">
            <text:p>15</text:p>
          </table:table-cell>
          <table:table-cell table:formula="of:=-128 + FLOOR(RAND() * 256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FLOOR( 127 * SIN(RADIANS([.A188] * 360 / 256)))" office:value-type="float" office:value="-126" calcext:value-type="float">
            <text:p>-126</text:p>
          </table:table-cell>
          <table:table-cell table:formula="of:=-128 + [.A188]" office:value-type="float" office:value="57" calcext:value-type="float">
            <text:p>57</text:p>
          </table:table-cell>
          <table:table-cell table:formula="of:=IF([.A188]&lt;128; -128; 127)" office:value-type="float" office:value="127" calcext:value-type="float">
            <text:p>127</text:p>
          </table:table-cell>
          <table:table-cell table:formula="of:=IF([.A188]&lt;128; -128 + 2 * [.A188]; -128 + 2 * (256 - [.A188]) - 1)" office:value-type="float" office:value="13" calcext:value-type="float">
            <text:p>13</text:p>
          </table:table-cell>
          <table:table-cell table:formula="of:=-128 + FLOOR(RAND() * 256)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FLOOR( 127 * SIN(RADIANS([.A189] * 360 / 256)))" office:value-type="float" office:value="-126" calcext:value-type="float">
            <text:p>-126</text:p>
          </table:table-cell>
          <table:table-cell table:formula="of:=-128 + [.A189]" office:value-type="float" office:value="58" calcext:value-type="float">
            <text:p>58</text:p>
          </table:table-cell>
          <table:table-cell table:formula="of:=IF([.A189]&lt;128; -128; 127)" office:value-type="float" office:value="127" calcext:value-type="float">
            <text:p>127</text:p>
          </table:table-cell>
          <table:table-cell table:formula="of:=IF([.A189]&lt;128; -128 + 2 * [.A189]; -128 + 2 * (256 - [.A189]) - 1)" office:value-type="float" office:value="11" calcext:value-type="float">
            <text:p>11</text:p>
          </table:table-cell>
          <table:table-cell table:formula="of:=-128 + FLOOR(RAND() * 256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FLOOR( 127 * SIN(RADIANS([.A190] * 360 / 256)))" office:value-type="float" office:value="-127" calcext:value-type="float">
            <text:p>-127</text:p>
          </table:table-cell>
          <table:table-cell table:formula="of:=-128 + [.A190]" office:value-type="float" office:value="59" calcext:value-type="float">
            <text:p>59</text:p>
          </table:table-cell>
          <table:table-cell table:formula="of:=IF([.A190]&lt;128; -128; 127)" office:value-type="float" office:value="127" calcext:value-type="float">
            <text:p>127</text:p>
          </table:table-cell>
          <table:table-cell table:formula="of:=IF([.A190]&lt;128; -128 + 2 * [.A190]; -128 + 2 * (256 - [.A190]) - 1)" office:value-type="float" office:value="9" calcext:value-type="float">
            <text:p>9</text:p>
          </table:table-cell>
          <table:table-cell table:formula="of:=-128 + FLOOR(RAND() * 256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FLOOR( 127 * SIN(RADIANS([.A191] * 360 / 256)))" office:value-type="float" office:value="-127" calcext:value-type="float">
            <text:p>-127</text:p>
          </table:table-cell>
          <table:table-cell table:formula="of:=-128 + [.A191]" office:value-type="float" office:value="60" calcext:value-type="float">
            <text:p>60</text:p>
          </table:table-cell>
          <table:table-cell table:formula="of:=IF([.A191]&lt;128; -128; 127)" office:value-type="float" office:value="127" calcext:value-type="float">
            <text:p>127</text:p>
          </table:table-cell>
          <table:table-cell table:formula="of:=IF([.A191]&lt;128; -128 + 2 * [.A191]; -128 + 2 * (256 - [.A191]) - 1)" office:value-type="float" office:value="7" calcext:value-type="float">
            <text:p>7</text:p>
          </table:table-cell>
          <table:table-cell table:formula="of:=-128 + FLOOR(RAND() * 256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FLOOR( 127 * SIN(RADIANS([.A192] * 360 / 256)))" office:value-type="float" office:value="-127" calcext:value-type="float">
            <text:p>-127</text:p>
          </table:table-cell>
          <table:table-cell table:formula="of:=-128 + [.A192]" office:value-type="float" office:value="61" calcext:value-type="float">
            <text:p>61</text:p>
          </table:table-cell>
          <table:table-cell table:formula="of:=IF([.A192]&lt;128; -128; 127)" office:value-type="float" office:value="127" calcext:value-type="float">
            <text:p>127</text:p>
          </table:table-cell>
          <table:table-cell table:formula="of:=IF([.A192]&lt;128; -128 + 2 * [.A192]; -128 + 2 * (256 - [.A192]) - 1)" office:value-type="float" office:value="5" calcext:value-type="float">
            <text:p>5</text:p>
          </table:table-cell>
          <table:table-cell table:formula="of:=-128 + FLOOR(RAND() * 256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 127 * SIN(RADIANS([.A193] * 360 / 256)))" office:value-type="float" office:value="-127" calcext:value-type="float">
            <text:p>-127</text:p>
          </table:table-cell>
          <table:table-cell table:formula="of:=-128 + [.A193]" office:value-type="float" office:value="62" calcext:value-type="float">
            <text:p>62</text:p>
          </table:table-cell>
          <table:table-cell table:formula="of:=IF([.A193]&lt;128; -128; 127)" office:value-type="float" office:value="127" calcext:value-type="float">
            <text:p>127</text:p>
          </table:table-cell>
          <table:table-cell table:formula="of:=IF([.A193]&lt;128; -128 + 2 * [.A193]; -128 + 2 * (256 - [.A193]) - 1)" office:value-type="float" office:value="3" calcext:value-type="float">
            <text:p>3</text:p>
          </table:table-cell>
          <table:table-cell table:formula="of:=-128 + FLOOR(RAND() * 256)"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FLOOR( 127 * SIN(RADIANS([.A194] * 360 / 256)))" office:value-type="float" office:value="-127" calcext:value-type="float">
            <text:p>-127</text:p>
          </table:table-cell>
          <table:table-cell table:formula="of:=-128 + [.A194]" office:value-type="float" office:value="63" calcext:value-type="float">
            <text:p>63</text:p>
          </table:table-cell>
          <table:table-cell table:formula="of:=IF([.A194]&lt;128; -128; 127)" office:value-type="float" office:value="127" calcext:value-type="float">
            <text:p>127</text:p>
          </table:table-cell>
          <table:table-cell table:formula="of:=IF([.A194]&lt;128; -128 + 2 * [.A194]; -128 + 2 * (256 - [.A194]) - 1)" office:value-type="float" office:value="1" calcext:value-type="float">
            <text:p>1</text:p>
          </table:table-cell>
          <table:table-cell table:formula="of:=-128 + FLOOR(RAND() * 256)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FLOOR( 127 * SIN(RADIANS([.A195] * 360 / 256)))" office:value-type="float" office:value="-127" calcext:value-type="float">
            <text:p>-127</text:p>
          </table:table-cell>
          <table:table-cell table:formula="of:=-128 + [.A195]" office:value-type="float" office:value="64" calcext:value-type="float">
            <text:p>64</text:p>
          </table:table-cell>
          <table:table-cell table:formula="of:=IF([.A195]&lt;128; -128; 127)" office:value-type="float" office:value="127" calcext:value-type="float">
            <text:p>127</text:p>
          </table:table-cell>
          <table:table-cell table:formula="of:=IF([.A195]&lt;128; -128 + 2 * [.A195]; -128 + 2 * (256 - [.A195]) - 1)" office:value-type="float" office:value="-1" calcext:value-type="float">
            <text:p>-1</text:p>
          </table:table-cell>
          <table:table-cell table:formula="of:=-128 + FLOOR(RAND() * 256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FLOOR( 127 * SIN(RADIANS([.A196] * 360 / 256)))" office:value-type="float" office:value="-127" calcext:value-type="float">
            <text:p>-127</text:p>
          </table:table-cell>
          <table:table-cell table:formula="of:=-128 + [.A196]" office:value-type="float" office:value="65" calcext:value-type="float">
            <text:p>65</text:p>
          </table:table-cell>
          <table:table-cell table:formula="of:=IF([.A196]&lt;128; -128; 127)" office:value-type="float" office:value="127" calcext:value-type="float">
            <text:p>127</text:p>
          </table:table-cell>
          <table:table-cell table:formula="of:=IF([.A196]&lt;128; -128 + 2 * [.A196]; -128 + 2 * (256 - [.A196]) - 1)" office:value-type="float" office:value="-3" calcext:value-type="float">
            <text:p>-3</text:p>
          </table:table-cell>
          <table:table-cell table:formula="of:=-128 + FLOOR(RAND() * 256)"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FLOOR( 127 * SIN(RADIANS([.A197] * 360 / 256)))" office:value-type="float" office:value="-127" calcext:value-type="float">
            <text:p>-127</text:p>
          </table:table-cell>
          <table:table-cell table:formula="of:=-128 + [.A197]" office:value-type="float" office:value="66" calcext:value-type="float">
            <text:p>66</text:p>
          </table:table-cell>
          <table:table-cell table:formula="of:=IF([.A197]&lt;128; -128; 127)" office:value-type="float" office:value="127" calcext:value-type="float">
            <text:p>127</text:p>
          </table:table-cell>
          <table:table-cell table:formula="of:=IF([.A197]&lt;128; -128 + 2 * [.A197]; -128 + 2 * (256 - [.A197]) - 1)" office:value-type="float" office:value="-5" calcext:value-type="float">
            <text:p>-5</text:p>
          </table:table-cell>
          <table:table-cell table:formula="of:=-128 + FLOOR(RAND() * 256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FLOOR( 127 * SIN(RADIANS([.A198] * 360 / 256)))" office:value-type="float" office:value="-127" calcext:value-type="float">
            <text:p>-127</text:p>
          </table:table-cell>
          <table:table-cell table:formula="of:=-128 + [.A198]" office:value-type="float" office:value="67" calcext:value-type="float">
            <text:p>67</text:p>
          </table:table-cell>
          <table:table-cell table:formula="of:=IF([.A198]&lt;128; -128; 127)" office:value-type="float" office:value="127" calcext:value-type="float">
            <text:p>127</text:p>
          </table:table-cell>
          <table:table-cell table:formula="of:=IF([.A198]&lt;128; -128 + 2 * [.A198]; -128 + 2 * (256 - [.A198]) - 1)" office:value-type="float" office:value="-7" calcext:value-type="float">
            <text:p>-7</text:p>
          </table:table-cell>
          <table:table-cell table:formula="of:=-128 + FLOOR(RAND() * 256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FLOOR( 127 * SIN(RADIANS([.A199] * 360 / 256)))" office:value-type="float" office:value="-127" calcext:value-type="float">
            <text:p>-127</text:p>
          </table:table-cell>
          <table:table-cell table:formula="of:=-128 + [.A199]" office:value-type="float" office:value="68" calcext:value-type="float">
            <text:p>68</text:p>
          </table:table-cell>
          <table:table-cell table:formula="of:=IF([.A199]&lt;128; -128; 127)" office:value-type="float" office:value="127" calcext:value-type="float">
            <text:p>127</text:p>
          </table:table-cell>
          <table:table-cell table:formula="of:=IF([.A199]&lt;128; -128 + 2 * [.A199]; -128 + 2 * (256 - [.A199]) - 1)" office:value-type="float" office:value="-9" calcext:value-type="float">
            <text:p>-9</text:p>
          </table:table-cell>
          <table:table-cell table:formula="of:=-128 + FLOOR(RAND() * 256)"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FLOOR( 127 * SIN(RADIANS([.A200] * 360 / 256)))" office:value-type="float" office:value="-127" calcext:value-type="float">
            <text:p>-127</text:p>
          </table:table-cell>
          <table:table-cell table:formula="of:=-128 + [.A200]" office:value-type="float" office:value="69" calcext:value-type="float">
            <text:p>69</text:p>
          </table:table-cell>
          <table:table-cell table:formula="of:=IF([.A200]&lt;128; -128; 127)" office:value-type="float" office:value="127" calcext:value-type="float">
            <text:p>127</text:p>
          </table:table-cell>
          <table:table-cell table:formula="of:=IF([.A200]&lt;128; -128 + 2 * [.A200]; -128 + 2 * (256 - [.A200]) - 1)" office:value-type="float" office:value="-11" calcext:value-type="float">
            <text:p>-11</text:p>
          </table:table-cell>
          <table:table-cell table:formula="of:=-128 + FLOOR(RAND() * 256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FLOOR( 127 * SIN(RADIANS([.A201] * 360 / 256)))" office:value-type="float" office:value="-126" calcext:value-type="float">
            <text:p>-126</text:p>
          </table:table-cell>
          <table:table-cell table:formula="of:=-128 + [.A201]" office:value-type="float" office:value="70" calcext:value-type="float">
            <text:p>70</text:p>
          </table:table-cell>
          <table:table-cell table:formula="of:=IF([.A201]&lt;128; -128; 127)" office:value-type="float" office:value="127" calcext:value-type="float">
            <text:p>127</text:p>
          </table:table-cell>
          <table:table-cell table:formula="of:=IF([.A201]&lt;128; -128 + 2 * [.A201]; -128 + 2 * (256 - [.A201]) - 1)" office:value-type="float" office:value="-13" calcext:value-type="float">
            <text:p>-13</text:p>
          </table:table-cell>
          <table:table-cell table:formula="of:=-128 + FLOOR(RAND() * 256)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FLOOR( 127 * SIN(RADIANS([.A202] * 360 / 256)))" office:value-type="float" office:value="-126" calcext:value-type="float">
            <text:p>-126</text:p>
          </table:table-cell>
          <table:table-cell table:formula="of:=-128 + [.A202]" office:value-type="float" office:value="71" calcext:value-type="float">
            <text:p>71</text:p>
          </table:table-cell>
          <table:table-cell table:formula="of:=IF([.A202]&lt;128; -128; 127)" office:value-type="float" office:value="127" calcext:value-type="float">
            <text:p>127</text:p>
          </table:table-cell>
          <table:table-cell table:formula="of:=IF([.A202]&lt;128; -128 + 2 * [.A202]; -128 + 2 * (256 - [.A202]) - 1)" office:value-type="float" office:value="-15" calcext:value-type="float">
            <text:p>-15</text:p>
          </table:table-cell>
          <table:table-cell table:formula="of:=-128 + FLOOR(RAND() * 256)"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 127 * SIN(RADIANS([.A203] * 360 / 256)))" office:value-type="float" office:value="-125" calcext:value-type="float">
            <text:p>-125</text:p>
          </table:table-cell>
          <table:table-cell table:formula="of:=-128 + [.A203]" office:value-type="float" office:value="72" calcext:value-type="float">
            <text:p>72</text:p>
          </table:table-cell>
          <table:table-cell table:formula="of:=IF([.A203]&lt;128; -128; 127)" office:value-type="float" office:value="127" calcext:value-type="float">
            <text:p>127</text:p>
          </table:table-cell>
          <table:table-cell table:formula="of:=IF([.A203]&lt;128; -128 + 2 * [.A203]; -128 + 2 * (256 - [.A203]) - 1)" office:value-type="float" office:value="-17" calcext:value-type="float">
            <text:p>-17</text:p>
          </table:table-cell>
          <table:table-cell table:formula="of:=-128 + FLOOR(RAND() * 256)"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FLOOR( 127 * SIN(RADIANS([.A204] * 360 / 256)))" office:value-type="float" office:value="-124" calcext:value-type="float">
            <text:p>-124</text:p>
          </table:table-cell>
          <table:table-cell table:formula="of:=-128 + [.A204]" office:value-type="float" office:value="73" calcext:value-type="float">
            <text:p>73</text:p>
          </table:table-cell>
          <table:table-cell table:formula="of:=IF([.A204]&lt;128; -128; 127)" office:value-type="float" office:value="127" calcext:value-type="float">
            <text:p>127</text:p>
          </table:table-cell>
          <table:table-cell table:formula="of:=IF([.A204]&lt;128; -128 + 2 * [.A204]; -128 + 2 * (256 - [.A204]) - 1)" office:value-type="float" office:value="-19" calcext:value-type="float">
            <text:p>-19</text:p>
          </table:table-cell>
          <table:table-cell table:formula="of:=-128 + FLOOR(RAND() * 256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FLOOR( 127 * SIN(RADIANS([.A205] * 360 / 256)))" office:value-type="float" office:value="-124" calcext:value-type="float">
            <text:p>-124</text:p>
          </table:table-cell>
          <table:table-cell table:formula="of:=-128 + [.A205]" office:value-type="float" office:value="74" calcext:value-type="float">
            <text:p>74</text:p>
          </table:table-cell>
          <table:table-cell table:formula="of:=IF([.A205]&lt;128; -128; 127)" office:value-type="float" office:value="127" calcext:value-type="float">
            <text:p>127</text:p>
          </table:table-cell>
          <table:table-cell table:formula="of:=IF([.A205]&lt;128; -128 + 2 * [.A205]; -128 + 2 * (256 - [.A205]) - 1)" office:value-type="float" office:value="-21" calcext:value-type="float">
            <text:p>-21</text:p>
          </table:table-cell>
          <table:table-cell table:formula="of:=-128 + FLOOR(RAND() * 256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FLOOR( 127 * SIN(RADIANS([.A206] * 360 / 256)))" office:value-type="float" office:value="-123" calcext:value-type="float">
            <text:p>-123</text:p>
          </table:table-cell>
          <table:table-cell table:formula="of:=-128 + [.A206]" office:value-type="float" office:value="75" calcext:value-type="float">
            <text:p>75</text:p>
          </table:table-cell>
          <table:table-cell table:formula="of:=IF([.A206]&lt;128; -128; 127)" office:value-type="float" office:value="127" calcext:value-type="float">
            <text:p>127</text:p>
          </table:table-cell>
          <table:table-cell table:formula="of:=IF([.A206]&lt;128; -128 + 2 * [.A206]; -128 + 2 * (256 - [.A206]) - 1)" office:value-type="float" office:value="-23" calcext:value-type="float">
            <text:p>-23</text:p>
          </table:table-cell>
          <table:table-cell table:formula="of:=-128 + FLOOR(RAND() * 256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FLOOR( 127 * SIN(RADIANS([.A207] * 360 / 256)))" office:value-type="float" office:value="-122" calcext:value-type="float">
            <text:p>-122</text:p>
          </table:table-cell>
          <table:table-cell table:formula="of:=-128 + [.A207]" office:value-type="float" office:value="76" calcext:value-type="float">
            <text:p>76</text:p>
          </table:table-cell>
          <table:table-cell table:formula="of:=IF([.A207]&lt;128; -128; 127)" office:value-type="float" office:value="127" calcext:value-type="float">
            <text:p>127</text:p>
          </table:table-cell>
          <table:table-cell table:formula="of:=IF([.A207]&lt;128; -128 + 2 * [.A207]; -128 + 2 * (256 - [.A207]) - 1)" office:value-type="float" office:value="-25" calcext:value-type="float">
            <text:p>-25</text:p>
          </table:table-cell>
          <table:table-cell table:formula="of:=-128 + FLOOR(RAND() * 256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FLOOR( 127 * SIN(RADIANS([.A208] * 360 / 256)))" office:value-type="float" office:value="-121" calcext:value-type="float">
            <text:p>-121</text:p>
          </table:table-cell>
          <table:table-cell table:formula="of:=-128 + [.A208]" office:value-type="float" office:value="77" calcext:value-type="float">
            <text:p>77</text:p>
          </table:table-cell>
          <table:table-cell table:formula="of:=IF([.A208]&lt;128; -128; 127)" office:value-type="float" office:value="127" calcext:value-type="float">
            <text:p>127</text:p>
          </table:table-cell>
          <table:table-cell table:formula="of:=IF([.A208]&lt;128; -128 + 2 * [.A208]; -128 + 2 * (256 - [.A208]) - 1)" office:value-type="float" office:value="-27" calcext:value-type="float">
            <text:p>-27</text:p>
          </table:table-cell>
          <table:table-cell table:formula="of:=-128 + FLOOR(RAND() * 256)"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FLOOR( 127 * SIN(RADIANS([.A209] * 360 / 256)))" office:value-type="float" office:value="-120" calcext:value-type="float">
            <text:p>-120</text:p>
          </table:table-cell>
          <table:table-cell table:formula="of:=-128 + [.A209]" office:value-type="float" office:value="78" calcext:value-type="float">
            <text:p>78</text:p>
          </table:table-cell>
          <table:table-cell table:formula="of:=IF([.A209]&lt;128; -128; 127)" office:value-type="float" office:value="127" calcext:value-type="float">
            <text:p>127</text:p>
          </table:table-cell>
          <table:table-cell table:formula="of:=IF([.A209]&lt;128; -128 + 2 * [.A209]; -128 + 2 * (256 - [.A209]) - 1)" office:value-type="float" office:value="-29" calcext:value-type="float">
            <text:p>-29</text:p>
          </table:table-cell>
          <table:table-cell table:formula="of:=-128 + FLOOR(RAND() * 256)"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FLOOR( 127 * SIN(RADIANS([.A210] * 360 / 256)))" office:value-type="float" office:value="-119" calcext:value-type="float">
            <text:p>-119</text:p>
          </table:table-cell>
          <table:table-cell table:formula="of:=-128 + [.A210]" office:value-type="float" office:value="79" calcext:value-type="float">
            <text:p>79</text:p>
          </table:table-cell>
          <table:table-cell table:formula="of:=IF([.A210]&lt;128; -128; 127)" office:value-type="float" office:value="127" calcext:value-type="float">
            <text:p>127</text:p>
          </table:table-cell>
          <table:table-cell table:formula="of:=IF([.A210]&lt;128; -128 + 2 * [.A210]; -128 + 2 * (256 - [.A210]) - 1)" office:value-type="float" office:value="-31" calcext:value-type="float">
            <text:p>-31</text:p>
          </table:table-cell>
          <table:table-cell table:formula="of:=-128 + FLOOR(RAND() * 256)" office:value-type="float" office:value="-128" calcext:value-type="float">
            <text:p>-12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FLOOR( 127 * SIN(RADIANS([.A211] * 360 / 256)))" office:value-type="float" office:value="-118" calcext:value-type="float">
            <text:p>-118</text:p>
          </table:table-cell>
          <table:table-cell table:formula="of:=-128 + [.A211]" office:value-type="float" office:value="80" calcext:value-type="float">
            <text:p>80</text:p>
          </table:table-cell>
          <table:table-cell table:formula="of:=IF([.A211]&lt;128; -128; 127)" office:value-type="float" office:value="127" calcext:value-type="float">
            <text:p>127</text:p>
          </table:table-cell>
          <table:table-cell table:formula="of:=IF([.A211]&lt;128; -128 + 2 * [.A211]; -128 + 2 * (256 - [.A211]) - 1)" office:value-type="float" office:value="-33" calcext:value-type="float">
            <text:p>-33</text:p>
          </table:table-cell>
          <table:table-cell table:formula="of:=-128 + FLOOR(RAND() * 256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FLOOR( 127 * SIN(RADIANS([.A212] * 360 / 256)))" office:value-type="float" office:value="-117" calcext:value-type="float">
            <text:p>-117</text:p>
          </table:table-cell>
          <table:table-cell table:formula="of:=-128 + [.A212]" office:value-type="float" office:value="81" calcext:value-type="float">
            <text:p>81</text:p>
          </table:table-cell>
          <table:table-cell table:formula="of:=IF([.A212]&lt;128; -128; 127)" office:value-type="float" office:value="127" calcext:value-type="float">
            <text:p>127</text:p>
          </table:table-cell>
          <table:table-cell table:formula="of:=IF([.A212]&lt;128; -128 + 2 * [.A212]; -128 + 2 * (256 - [.A212]) - 1)" office:value-type="float" office:value="-35" calcext:value-type="float">
            <text:p>-35</text:p>
          </table:table-cell>
          <table:table-cell table:formula="of:=-128 + FLOOR(RAND() * 256)"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 127 * SIN(RADIANS([.A213] * 360 / 256)))" office:value-type="float" office:value="-115" calcext:value-type="float">
            <text:p>-115</text:p>
          </table:table-cell>
          <table:table-cell table:formula="of:=-128 + [.A213]" office:value-type="float" office:value="82" calcext:value-type="float">
            <text:p>82</text:p>
          </table:table-cell>
          <table:table-cell table:formula="of:=IF([.A213]&lt;128; -128; 127)" office:value-type="float" office:value="127" calcext:value-type="float">
            <text:p>127</text:p>
          </table:table-cell>
          <table:table-cell table:formula="of:=IF([.A213]&lt;128; -128 + 2 * [.A213]; -128 + 2 * (256 - [.A213]) - 1)" office:value-type="float" office:value="-37" calcext:value-type="float">
            <text:p>-37</text:p>
          </table:table-cell>
          <table:table-cell table:formula="of:=-128 + FLOOR(RAND() * 256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FLOOR( 127 * SIN(RADIANS([.A214] * 360 / 256)))" office:value-type="float" office:value="-114" calcext:value-type="float">
            <text:p>-114</text:p>
          </table:table-cell>
          <table:table-cell table:formula="of:=-128 + [.A214]" office:value-type="float" office:value="83" calcext:value-type="float">
            <text:p>83</text:p>
          </table:table-cell>
          <table:table-cell table:formula="of:=IF([.A214]&lt;128; -128; 127)" office:value-type="float" office:value="127" calcext:value-type="float">
            <text:p>127</text:p>
          </table:table-cell>
          <table:table-cell table:formula="of:=IF([.A214]&lt;128; -128 + 2 * [.A214]; -128 + 2 * (256 - [.A214]) - 1)" office:value-type="float" office:value="-39" calcext:value-type="float">
            <text:p>-39</text:p>
          </table:table-cell>
          <table:table-cell table:formula="of:=-128 + FLOOR(RAND() * 256)"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FLOOR( 127 * SIN(RADIANS([.A215] * 360 / 256)))" office:value-type="float" office:value="-113" calcext:value-type="float">
            <text:p>-113</text:p>
          </table:table-cell>
          <table:table-cell table:formula="of:=-128 + [.A215]" office:value-type="float" office:value="84" calcext:value-type="float">
            <text:p>84</text:p>
          </table:table-cell>
          <table:table-cell table:formula="of:=IF([.A215]&lt;128; -128; 127)" office:value-type="float" office:value="127" calcext:value-type="float">
            <text:p>127</text:p>
          </table:table-cell>
          <table:table-cell table:formula="of:=IF([.A215]&lt;128; -128 + 2 * [.A215]; -128 + 2 * (256 - [.A215]) - 1)" office:value-type="float" office:value="-41" calcext:value-type="float">
            <text:p>-41</text:p>
          </table:table-cell>
          <table:table-cell table:formula="of:=-128 + FLOOR(RAND() * 256)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FLOOR( 127 * SIN(RADIANS([.A216] * 360 / 256)))" office:value-type="float" office:value="-111" calcext:value-type="float">
            <text:p>-111</text:p>
          </table:table-cell>
          <table:table-cell table:formula="of:=-128 + [.A216]" office:value-type="float" office:value="85" calcext:value-type="float">
            <text:p>85</text:p>
          </table:table-cell>
          <table:table-cell table:formula="of:=IF([.A216]&lt;128; -128; 127)" office:value-type="float" office:value="127" calcext:value-type="float">
            <text:p>127</text:p>
          </table:table-cell>
          <table:table-cell table:formula="of:=IF([.A216]&lt;128; -128 + 2 * [.A216]; -128 + 2 * (256 - [.A216]) - 1)" office:value-type="float" office:value="-43" calcext:value-type="float">
            <text:p>-43</text:p>
          </table:table-cell>
          <table:table-cell table:formula="of:=-128 + FLOOR(RAND() * 256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FLOOR( 127 * SIN(RADIANS([.A217] * 360 / 256)))" office:value-type="float" office:value="-109" calcext:value-type="float">
            <text:p>-109</text:p>
          </table:table-cell>
          <table:table-cell table:formula="of:=-128 + [.A217]" office:value-type="float" office:value="86" calcext:value-type="float">
            <text:p>86</text:p>
          </table:table-cell>
          <table:table-cell table:formula="of:=IF([.A217]&lt;128; -128; 127)" office:value-type="float" office:value="127" calcext:value-type="float">
            <text:p>127</text:p>
          </table:table-cell>
          <table:table-cell table:formula="of:=IF([.A217]&lt;128; -128 + 2 * [.A217]; -128 + 2 * (256 - [.A217]) - 1)" office:value-type="float" office:value="-45" calcext:value-type="float">
            <text:p>-45</text:p>
          </table:table-cell>
          <table:table-cell table:formula="of:=-128 + FLOOR(RAND() * 256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FLOOR( 127 * SIN(RADIANS([.A218] * 360 / 256)))" office:value-type="float" office:value="-108" calcext:value-type="float">
            <text:p>-108</text:p>
          </table:table-cell>
          <table:table-cell table:formula="of:=-128 + [.A218]" office:value-type="float" office:value="87" calcext:value-type="float">
            <text:p>87</text:p>
          </table:table-cell>
          <table:table-cell table:formula="of:=IF([.A218]&lt;128; -128; 127)" office:value-type="float" office:value="127" calcext:value-type="float">
            <text:p>127</text:p>
          </table:table-cell>
          <table:table-cell table:formula="of:=IF([.A218]&lt;128; -128 + 2 * [.A218]; -128 + 2 * (256 - [.A218]) - 1)" office:value-type="float" office:value="-47" calcext:value-type="float">
            <text:p>-47</text:p>
          </table:table-cell>
          <table:table-cell table:formula="of:=-128 + FLOOR(RAND() * 256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FLOOR( 127 * SIN(RADIANS([.A219] * 360 / 256)))" office:value-type="float" office:value="-106" calcext:value-type="float">
            <text:p>-106</text:p>
          </table:table-cell>
          <table:table-cell table:formula="of:=-128 + [.A219]" office:value-type="float" office:value="88" calcext:value-type="float">
            <text:p>88</text:p>
          </table:table-cell>
          <table:table-cell table:formula="of:=IF([.A219]&lt;128; -128; 127)" office:value-type="float" office:value="127" calcext:value-type="float">
            <text:p>127</text:p>
          </table:table-cell>
          <table:table-cell table:formula="of:=IF([.A219]&lt;128; -128 + 2 * [.A219]; -128 + 2 * (256 - [.A219]) - 1)" office:value-type="float" office:value="-49" calcext:value-type="float">
            <text:p>-49</text:p>
          </table:table-cell>
          <table:table-cell table:formula="of:=-128 + FLOOR(RAND() * 256)"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FLOOR( 127 * SIN(RADIANS([.A220] * 360 / 256)))" office:value-type="float" office:value="-104" calcext:value-type="float">
            <text:p>-104</text:p>
          </table:table-cell>
          <table:table-cell table:formula="of:=-128 + [.A220]" office:value-type="float" office:value="89" calcext:value-type="float">
            <text:p>89</text:p>
          </table:table-cell>
          <table:table-cell table:formula="of:=IF([.A220]&lt;128; -128; 127)" office:value-type="float" office:value="127" calcext:value-type="float">
            <text:p>127</text:p>
          </table:table-cell>
          <table:table-cell table:formula="of:=IF([.A220]&lt;128; -128 + 2 * [.A220]; -128 + 2 * (256 - [.A220]) - 1)" office:value-type="float" office:value="-51" calcext:value-type="float">
            <text:p>-51</text:p>
          </table:table-cell>
          <table:table-cell table:formula="of:=-128 + FLOOR(RAND() * 256)"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FLOOR( 127 * SIN(RADIANS([.A221] * 360 / 256)))" office:value-type="float" office:value="-103" calcext:value-type="float">
            <text:p>-103</text:p>
          </table:table-cell>
          <table:table-cell table:formula="of:=-128 + [.A221]" office:value-type="float" office:value="90" calcext:value-type="float">
            <text:p>90</text:p>
          </table:table-cell>
          <table:table-cell table:formula="of:=IF([.A221]&lt;128; -128; 127)" office:value-type="float" office:value="127" calcext:value-type="float">
            <text:p>127</text:p>
          </table:table-cell>
          <table:table-cell table:formula="of:=IF([.A221]&lt;128; -128 + 2 * [.A221]; -128 + 2 * (256 - [.A221]) - 1)" office:value-type="float" office:value="-53" calcext:value-type="float">
            <text:p>-53</text:p>
          </table:table-cell>
          <table:table-cell table:formula="of:=-128 + FLOOR(RAND() * 256)"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FLOOR( 127 * SIN(RADIANS([.A222] * 360 / 256)))" office:value-type="float" office:value="-101" calcext:value-type="float">
            <text:p>-101</text:p>
          </table:table-cell>
          <table:table-cell table:formula="of:=-128 + [.A222]" office:value-type="float" office:value="91" calcext:value-type="float">
            <text:p>91</text:p>
          </table:table-cell>
          <table:table-cell table:formula="of:=IF([.A222]&lt;128; -128; 127)" office:value-type="float" office:value="127" calcext:value-type="float">
            <text:p>127</text:p>
          </table:table-cell>
          <table:table-cell table:formula="of:=IF([.A222]&lt;128; -128 + 2 * [.A222]; -128 + 2 * (256 - [.A222]) - 1)" office:value-type="float" office:value="-55" calcext:value-type="float">
            <text:p>-55</text:p>
          </table:table-cell>
          <table:table-cell table:formula="of:=-128 + FLOOR(RAND() * 256)"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 127 * SIN(RADIANS([.A223] * 360 / 256)))" office:value-type="float" office:value="-99" calcext:value-type="float">
            <text:p>-99</text:p>
          </table:table-cell>
          <table:table-cell table:formula="of:=-128 + [.A223]" office:value-type="float" office:value="92" calcext:value-type="float">
            <text:p>92</text:p>
          </table:table-cell>
          <table:table-cell table:formula="of:=IF([.A223]&lt;128; -128; 127)" office:value-type="float" office:value="127" calcext:value-type="float">
            <text:p>127</text:p>
          </table:table-cell>
          <table:table-cell table:formula="of:=IF([.A223]&lt;128; -128 + 2 * [.A223]; -128 + 2 * (256 - [.A223]) - 1)" office:value-type="float" office:value="-57" calcext:value-type="float">
            <text:p>-57</text:p>
          </table:table-cell>
          <table:table-cell table:formula="of:=-128 + FLOOR(RAND() * 256)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FLOOR( 127 * SIN(RADIANS([.A224] * 360 / 256)))" office:value-type="float" office:value="-97" calcext:value-type="float">
            <text:p>-97</text:p>
          </table:table-cell>
          <table:table-cell table:formula="of:=-128 + [.A224]" office:value-type="float" office:value="93" calcext:value-type="float">
            <text:p>93</text:p>
          </table:table-cell>
          <table:table-cell table:formula="of:=IF([.A224]&lt;128; -128; 127)" office:value-type="float" office:value="127" calcext:value-type="float">
            <text:p>127</text:p>
          </table:table-cell>
          <table:table-cell table:formula="of:=IF([.A224]&lt;128; -128 + 2 * [.A224]; -128 + 2 * (256 - [.A224]) - 1)" office:value-type="float" office:value="-59" calcext:value-type="float">
            <text:p>-59</text:p>
          </table:table-cell>
          <table:table-cell table:formula="of:=-128 + FLOOR(RAND() * 256)"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FLOOR( 127 * SIN(RADIANS([.A225] * 360 / 256)))" office:value-type="float" office:value="-95" calcext:value-type="float">
            <text:p>-95</text:p>
          </table:table-cell>
          <table:table-cell table:formula="of:=-128 + [.A225]" office:value-type="float" office:value="94" calcext:value-type="float">
            <text:p>94</text:p>
          </table:table-cell>
          <table:table-cell table:formula="of:=IF([.A225]&lt;128; -128; 127)" office:value-type="float" office:value="127" calcext:value-type="float">
            <text:p>127</text:p>
          </table:table-cell>
          <table:table-cell table:formula="of:=IF([.A225]&lt;128; -128 + 2 * [.A225]; -128 + 2 * (256 - [.A225]) - 1)" office:value-type="float" office:value="-61" calcext:value-type="float">
            <text:p>-61</text:p>
          </table:table-cell>
          <table:table-cell table:formula="of:=-128 + FLOOR(RAND() * 256)"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FLOOR( 127 * SIN(RADIANS([.A226] * 360 / 256)))" office:value-type="float" office:value="-92" calcext:value-type="float">
            <text:p>-92</text:p>
          </table:table-cell>
          <table:table-cell table:formula="of:=-128 + [.A226]" office:value-type="float" office:value="95" calcext:value-type="float">
            <text:p>95</text:p>
          </table:table-cell>
          <table:table-cell table:formula="of:=IF([.A226]&lt;128; -128; 127)" office:value-type="float" office:value="127" calcext:value-type="float">
            <text:p>127</text:p>
          </table:table-cell>
          <table:table-cell table:formula="of:=IF([.A226]&lt;128; -128 + 2 * [.A226]; -128 + 2 * (256 - [.A226]) - 1)" office:value-type="float" office:value="-63" calcext:value-type="float">
            <text:p>-63</text:p>
          </table:table-cell>
          <table:table-cell table:formula="of:=-128 + FLOOR(RAND() * 256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FLOOR( 127 * SIN(RADIANS([.A227] * 360 / 256)))" office:value-type="float" office:value="-90" calcext:value-type="float">
            <text:p>-90</text:p>
          </table:table-cell>
          <table:table-cell table:formula="of:=-128 + [.A227]" office:value-type="float" office:value="96" calcext:value-type="float">
            <text:p>96</text:p>
          </table:table-cell>
          <table:table-cell table:formula="of:=IF([.A227]&lt;128; -128; 127)" office:value-type="float" office:value="127" calcext:value-type="float">
            <text:p>127</text:p>
          </table:table-cell>
          <table:table-cell table:formula="of:=IF([.A227]&lt;128; -128 + 2 * [.A227]; -128 + 2 * (256 - [.A227]) - 1)" office:value-type="float" office:value="-65" calcext:value-type="float">
            <text:p>-65</text:p>
          </table:table-cell>
          <table:table-cell table:formula="of:=-128 + FLOOR(RAND() * 256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FLOOR( 127 * SIN(RADIANS([.A228] * 360 / 256)))" office:value-type="float" office:value="-88" calcext:value-type="float">
            <text:p>-88</text:p>
          </table:table-cell>
          <table:table-cell table:formula="of:=-128 + [.A228]" office:value-type="float" office:value="97" calcext:value-type="float">
            <text:p>97</text:p>
          </table:table-cell>
          <table:table-cell table:formula="of:=IF([.A228]&lt;128; -128; 127)" office:value-type="float" office:value="127" calcext:value-type="float">
            <text:p>127</text:p>
          </table:table-cell>
          <table:table-cell table:formula="of:=IF([.A228]&lt;128; -128 + 2 * [.A228]; -128 + 2 * (256 - [.A228]) - 1)" office:value-type="float" office:value="-67" calcext:value-type="float">
            <text:p>-67</text:p>
          </table:table-cell>
          <table:table-cell table:formula="of:=-128 + FLOOR(RAND() * 256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FLOOR( 127 * SIN(RADIANS([.A229] * 360 / 256)))" office:value-type="float" office:value="-86" calcext:value-type="float">
            <text:p>-86</text:p>
          </table:table-cell>
          <table:table-cell table:formula="of:=-128 + [.A229]" office:value-type="float" office:value="98" calcext:value-type="float">
            <text:p>98</text:p>
          </table:table-cell>
          <table:table-cell table:formula="of:=IF([.A229]&lt;128; -128; 127)" office:value-type="float" office:value="127" calcext:value-type="float">
            <text:p>127</text:p>
          </table:table-cell>
          <table:table-cell table:formula="of:=IF([.A229]&lt;128; -128 + 2 * [.A229]; -128 + 2 * (256 - [.A229]) - 1)" office:value-type="float" office:value="-69" calcext:value-type="float">
            <text:p>-69</text:p>
          </table:table-cell>
          <table:table-cell table:formula="of:=-128 + FLOOR(RAND() * 256)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FLOOR( 127 * SIN(RADIANS([.A230] * 360 / 256)))" office:value-type="float" office:value="-83" calcext:value-type="float">
            <text:p>-83</text:p>
          </table:table-cell>
          <table:table-cell table:formula="of:=-128 + [.A230]" office:value-type="float" office:value="99" calcext:value-type="float">
            <text:p>99</text:p>
          </table:table-cell>
          <table:table-cell table:formula="of:=IF([.A230]&lt;128; -128; 127)" office:value-type="float" office:value="127" calcext:value-type="float">
            <text:p>127</text:p>
          </table:table-cell>
          <table:table-cell table:formula="of:=IF([.A230]&lt;128; -128 + 2 * [.A230]; -128 + 2 * (256 - [.A230]) - 1)" office:value-type="float" office:value="-71" calcext:value-type="float">
            <text:p>-71</text:p>
          </table:table-cell>
          <table:table-cell table:formula="of:=-128 + FLOOR(RAND() * 256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FLOOR( 127 * SIN(RADIANS([.A231] * 360 / 256)))" office:value-type="float" office:value="-81" calcext:value-type="float">
            <text:p>-81</text:p>
          </table:table-cell>
          <table:table-cell table:formula="of:=-128 + [.A231]" office:value-type="float" office:value="100" calcext:value-type="float">
            <text:p>100</text:p>
          </table:table-cell>
          <table:table-cell table:formula="of:=IF([.A231]&lt;128; -128; 127)" office:value-type="float" office:value="127" calcext:value-type="float">
            <text:p>127</text:p>
          </table:table-cell>
          <table:table-cell table:formula="of:=IF([.A231]&lt;128; -128 + 2 * [.A231]; -128 + 2 * (256 - [.A231]) - 1)" office:value-type="float" office:value="-73" calcext:value-type="float">
            <text:p>-73</text:p>
          </table:table-cell>
          <table:table-cell table:formula="of:=-128 + FLOOR(RAND() * 256)" office:value-type="float" office:value="-123" calcext:value-type="float">
            <text:p>-12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FLOOR( 127 * SIN(RADIANS([.A232] * 360 / 256)))" office:value-type="float" office:value="-79" calcext:value-type="float">
            <text:p>-79</text:p>
          </table:table-cell>
          <table:table-cell table:formula="of:=-128 + [.A232]" office:value-type="float" office:value="101" calcext:value-type="float">
            <text:p>101</text:p>
          </table:table-cell>
          <table:table-cell table:formula="of:=IF([.A232]&lt;128; -128; 127)" office:value-type="float" office:value="127" calcext:value-type="float">
            <text:p>127</text:p>
          </table:table-cell>
          <table:table-cell table:formula="of:=IF([.A232]&lt;128; -128 + 2 * [.A232]; -128 + 2 * (256 - [.A232]) - 1)" office:value-type="float" office:value="-75" calcext:value-type="float">
            <text:p>-75</text:p>
          </table:table-cell>
          <table:table-cell table:formula="of:=-128 + FLOOR(RAND() * 256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FLOOR( 127 * SIN(RADIANS([.A233] * 360 / 256)))" office:value-type="float" office:value="-76" calcext:value-type="float">
            <text:p>-76</text:p>
          </table:table-cell>
          <table:table-cell table:formula="of:=-128 + [.A233]" office:value-type="float" office:value="102" calcext:value-type="float">
            <text:p>102</text:p>
          </table:table-cell>
          <table:table-cell table:formula="of:=IF([.A233]&lt;128; -128; 127)" office:value-type="float" office:value="127" calcext:value-type="float">
            <text:p>127</text:p>
          </table:table-cell>
          <table:table-cell table:formula="of:=IF([.A233]&lt;128; -128 + 2 * [.A233]; -128 + 2 * (256 - [.A233]) - 1)" office:value-type="float" office:value="-77" calcext:value-type="float">
            <text:p>-77</text:p>
          </table:table-cell>
          <table:table-cell table:formula="of:=-128 + FLOOR(RAND() * 256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FLOOR( 127 * SIN(RADIANS([.A234] * 360 / 256)))" office:value-type="float" office:value="-74" calcext:value-type="float">
            <text:p>-74</text:p>
          </table:table-cell>
          <table:table-cell table:formula="of:=-128 + [.A234]" office:value-type="float" office:value="103" calcext:value-type="float">
            <text:p>103</text:p>
          </table:table-cell>
          <table:table-cell table:formula="of:=IF([.A234]&lt;128; -128; 127)" office:value-type="float" office:value="127" calcext:value-type="float">
            <text:p>127</text:p>
          </table:table-cell>
          <table:table-cell table:formula="of:=IF([.A234]&lt;128; -128 + 2 * [.A234]; -128 + 2 * (256 - [.A234]) - 1)" office:value-type="float" office:value="-79" calcext:value-type="float">
            <text:p>-79</text:p>
          </table:table-cell>
          <table:table-cell table:formula="of:=-128 + FLOOR(RAND() * 256)"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FLOOR( 127 * SIN(RADIANS([.A235] * 360 / 256)))" office:value-type="float" office:value="-71" calcext:value-type="float">
            <text:p>-71</text:p>
          </table:table-cell>
          <table:table-cell table:formula="of:=-128 + [.A235]" office:value-type="float" office:value="104" calcext:value-type="float">
            <text:p>104</text:p>
          </table:table-cell>
          <table:table-cell table:formula="of:=IF([.A235]&lt;128; -128; 127)" office:value-type="float" office:value="127" calcext:value-type="float">
            <text:p>127</text:p>
          </table:table-cell>
          <table:table-cell table:formula="of:=IF([.A235]&lt;128; -128 + 2 * [.A235]; -128 + 2 * (256 - [.A235]) - 1)" office:value-type="float" office:value="-81" calcext:value-type="float">
            <text:p>-81</text:p>
          </table:table-cell>
          <table:table-cell table:formula="of:=-128 + FLOOR(RAND() * 256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FLOOR( 127 * SIN(RADIANS([.A236] * 360 / 256)))" office:value-type="float" office:value="-68" calcext:value-type="float">
            <text:p>-68</text:p>
          </table:table-cell>
          <table:table-cell table:formula="of:=-128 + [.A236]" office:value-type="float" office:value="105" calcext:value-type="float">
            <text:p>105</text:p>
          </table:table-cell>
          <table:table-cell table:formula="of:=IF([.A236]&lt;128; -128; 127)" office:value-type="float" office:value="127" calcext:value-type="float">
            <text:p>127</text:p>
          </table:table-cell>
          <table:table-cell table:formula="of:=IF([.A236]&lt;128; -128 + 2 * [.A236]; -128 + 2 * (256 - [.A236]) - 1)" office:value-type="float" office:value="-83" calcext:value-type="float">
            <text:p>-83</text:p>
          </table:table-cell>
          <table:table-cell table:formula="of:=-128 + FLOOR(RAND() * 256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FLOOR( 127 * SIN(RADIANS([.A237] * 360 / 256)))" office:value-type="float" office:value="-66" calcext:value-type="float">
            <text:p>-66</text:p>
          </table:table-cell>
          <table:table-cell table:formula="of:=-128 + [.A237]" office:value-type="float" office:value="106" calcext:value-type="float">
            <text:p>106</text:p>
          </table:table-cell>
          <table:table-cell table:formula="of:=IF([.A237]&lt;128; -128; 127)" office:value-type="float" office:value="127" calcext:value-type="float">
            <text:p>127</text:p>
          </table:table-cell>
          <table:table-cell table:formula="of:=IF([.A237]&lt;128; -128 + 2 * [.A237]; -128 + 2 * (256 - [.A237]) - 1)" office:value-type="float" office:value="-85" calcext:value-type="float">
            <text:p>-85</text:p>
          </table:table-cell>
          <table:table-cell table:formula="of:=-128 + FLOOR(RAND() * 256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FLOOR( 127 * SIN(RADIANS([.A238] * 360 / 256)))" office:value-type="float" office:value="-63" calcext:value-type="float">
            <text:p>-63</text:p>
          </table:table-cell>
          <table:table-cell table:formula="of:=-128 + [.A238]" office:value-type="float" office:value="107" calcext:value-type="float">
            <text:p>107</text:p>
          </table:table-cell>
          <table:table-cell table:formula="of:=IF([.A238]&lt;128; -128; 127)" office:value-type="float" office:value="127" calcext:value-type="float">
            <text:p>127</text:p>
          </table:table-cell>
          <table:table-cell table:formula="of:=IF([.A238]&lt;128; -128 + 2 * [.A238]; -128 + 2 * (256 - [.A238]) - 1)" office:value-type="float" office:value="-87" calcext:value-type="float">
            <text:p>-87</text:p>
          </table:table-cell>
          <table:table-cell table:formula="of:=-128 + FLOOR(RAND() * 256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FLOOR( 127 * SIN(RADIANS([.A239] * 360 / 256)))" office:value-type="float" office:value="-60" calcext:value-type="float">
            <text:p>-60</text:p>
          </table:table-cell>
          <table:table-cell table:formula="of:=-128 + [.A239]" office:value-type="float" office:value="108" calcext:value-type="float">
            <text:p>108</text:p>
          </table:table-cell>
          <table:table-cell table:formula="of:=IF([.A239]&lt;128; -128; 127)" office:value-type="float" office:value="127" calcext:value-type="float">
            <text:p>127</text:p>
          </table:table-cell>
          <table:table-cell table:formula="of:=IF([.A239]&lt;128; -128 + 2 * [.A239]; -128 + 2 * (256 - [.A239]) - 1)" office:value-type="float" office:value="-89" calcext:value-type="float">
            <text:p>-89</text:p>
          </table:table-cell>
          <table:table-cell table:formula="of:=-128 + FLOOR(RAND() * 256)" office:value-type="float" office:value="-122" calcext:value-type="float">
            <text:p>-12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FLOOR( 127 * SIN(RADIANS([.A240] * 360 / 256)))" office:value-type="float" office:value="-58" calcext:value-type="float">
            <text:p>-58</text:p>
          </table:table-cell>
          <table:table-cell table:formula="of:=-128 + [.A240]" office:value-type="float" office:value="109" calcext:value-type="float">
            <text:p>109</text:p>
          </table:table-cell>
          <table:table-cell table:formula="of:=IF([.A240]&lt;128; -128; 127)" office:value-type="float" office:value="127" calcext:value-type="float">
            <text:p>127</text:p>
          </table:table-cell>
          <table:table-cell table:formula="of:=IF([.A240]&lt;128; -128 + 2 * [.A240]; -128 + 2 * (256 - [.A240]) - 1)" office:value-type="float" office:value="-91" calcext:value-type="float">
            <text:p>-91</text:p>
          </table:table-cell>
          <table:table-cell table:formula="of:=-128 + FLOOR(RAND() * 256)" office:value-type="float" office:value="-128" calcext:value-type="float">
            <text:p>-12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FLOOR( 127 * SIN(RADIANS([.A241] * 360 / 256)))" office:value-type="float" office:value="-55" calcext:value-type="float">
            <text:p>-55</text:p>
          </table:table-cell>
          <table:table-cell table:formula="of:=-128 + [.A241]" office:value-type="float" office:value="110" calcext:value-type="float">
            <text:p>110</text:p>
          </table:table-cell>
          <table:table-cell table:formula="of:=IF([.A241]&lt;128; -128; 127)" office:value-type="float" office:value="127" calcext:value-type="float">
            <text:p>127</text:p>
          </table:table-cell>
          <table:table-cell table:formula="of:=IF([.A241]&lt;128; -128 + 2 * [.A241]; -128 + 2 * (256 - [.A241]) - 1)" office:value-type="float" office:value="-93" calcext:value-type="float">
            <text:p>-93</text:p>
          </table:table-cell>
          <table:table-cell table:formula="of:=-128 + FLOOR(RAND() * 256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FLOOR( 127 * SIN(RADIANS([.A242] * 360 / 256)))" office:value-type="float" office:value="-52" calcext:value-type="float">
            <text:p>-52</text:p>
          </table:table-cell>
          <table:table-cell table:formula="of:=-128 + [.A242]" office:value-type="float" office:value="111" calcext:value-type="float">
            <text:p>111</text:p>
          </table:table-cell>
          <table:table-cell table:formula="of:=IF([.A242]&lt;128; -128; 127)" office:value-type="float" office:value="127" calcext:value-type="float">
            <text:p>127</text:p>
          </table:table-cell>
          <table:table-cell table:formula="of:=IF([.A242]&lt;128; -128 + 2 * [.A242]; -128 + 2 * (256 - [.A242]) - 1)" office:value-type="float" office:value="-95" calcext:value-type="float">
            <text:p>-95</text:p>
          </table:table-cell>
          <table:table-cell table:formula="of:=-128 + FLOOR(RAND() * 256)"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FLOOR( 127 * SIN(RADIANS([.A243] * 360 / 256)))" office:value-type="float" office:value="-49" calcext:value-type="float">
            <text:p>-49</text:p>
          </table:table-cell>
          <table:table-cell table:formula="of:=-128 + [.A243]" office:value-type="float" office:value="112" calcext:value-type="float">
            <text:p>112</text:p>
          </table:table-cell>
          <table:table-cell table:formula="of:=IF([.A243]&lt;128; -128; 127)" office:value-type="float" office:value="127" calcext:value-type="float">
            <text:p>127</text:p>
          </table:table-cell>
          <table:table-cell table:formula="of:=IF([.A243]&lt;128; -128 + 2 * [.A243]; -128 + 2 * (256 - [.A243]) - 1)" office:value-type="float" office:value="-97" calcext:value-type="float">
            <text:p>-97</text:p>
          </table:table-cell>
          <table:table-cell table:formula="of:=-128 + FLOOR(RAND() * 256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FLOOR( 127 * SIN(RADIANS([.A244] * 360 / 256)))" office:value-type="float" office:value="-46" calcext:value-type="float">
            <text:p>-46</text:p>
          </table:table-cell>
          <table:table-cell table:formula="of:=-128 + [.A244]" office:value-type="float" office:value="113" calcext:value-type="float">
            <text:p>113</text:p>
          </table:table-cell>
          <table:table-cell table:formula="of:=IF([.A244]&lt;128; -128; 127)" office:value-type="float" office:value="127" calcext:value-type="float">
            <text:p>127</text:p>
          </table:table-cell>
          <table:table-cell table:formula="of:=IF([.A244]&lt;128; -128 + 2 * [.A244]; -128 + 2 * (256 - [.A244]) - 1)" office:value-type="float" office:value="-99" calcext:value-type="float">
            <text:p>-99</text:p>
          </table:table-cell>
          <table:table-cell table:formula="of:=-128 + FLOOR(RAND() * 256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FLOOR( 127 * SIN(RADIANS([.A245] * 360 / 256)))" office:value-type="float" office:value="-43" calcext:value-type="float">
            <text:p>-43</text:p>
          </table:table-cell>
          <table:table-cell table:formula="of:=-128 + [.A245]" office:value-type="float" office:value="114" calcext:value-type="float">
            <text:p>114</text:p>
          </table:table-cell>
          <table:table-cell table:formula="of:=IF([.A245]&lt;128; -128; 127)" office:value-type="float" office:value="127" calcext:value-type="float">
            <text:p>127</text:p>
          </table:table-cell>
          <table:table-cell table:formula="of:=IF([.A245]&lt;128; -128 + 2 * [.A245]; -128 + 2 * (256 - [.A245]) - 1)" office:value-type="float" office:value="-101" calcext:value-type="float">
            <text:p>-101</text:p>
          </table:table-cell>
          <table:table-cell table:formula="of:=-128 + FLOOR(RAND() * 256)"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FLOOR( 127 * SIN(RADIANS([.A246] * 360 / 256)))" office:value-type="float" office:value="-40" calcext:value-type="float">
            <text:p>-40</text:p>
          </table:table-cell>
          <table:table-cell table:formula="of:=-128 + [.A246]" office:value-type="float" office:value="115" calcext:value-type="float">
            <text:p>115</text:p>
          </table:table-cell>
          <table:table-cell table:formula="of:=IF([.A246]&lt;128; -128; 127)" office:value-type="float" office:value="127" calcext:value-type="float">
            <text:p>127</text:p>
          </table:table-cell>
          <table:table-cell table:formula="of:=IF([.A246]&lt;128; -128 + 2 * [.A246]; -128 + 2 * (256 - [.A246]) - 1)" office:value-type="float" office:value="-103" calcext:value-type="float">
            <text:p>-103</text:p>
          </table:table-cell>
          <table:table-cell table:formula="of:=-128 + FLOOR(RAND() * 256)"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FLOOR( 127 * SIN(RADIANS([.A247] * 360 / 256)))" office:value-type="float" office:value="-37" calcext:value-type="float">
            <text:p>-37</text:p>
          </table:table-cell>
          <table:table-cell table:formula="of:=-128 + [.A247]" office:value-type="float" office:value="116" calcext:value-type="float">
            <text:p>116</text:p>
          </table:table-cell>
          <table:table-cell table:formula="of:=IF([.A247]&lt;128; -128; 127)" office:value-type="float" office:value="127" calcext:value-type="float">
            <text:p>127</text:p>
          </table:table-cell>
          <table:table-cell table:formula="of:=IF([.A247]&lt;128; -128 + 2 * [.A247]; -128 + 2 * (256 - [.A247]) - 1)" office:value-type="float" office:value="-105" calcext:value-type="float">
            <text:p>-105</text:p>
          </table:table-cell>
          <table:table-cell table:formula="of:=-128 + FLOOR(RAND() * 256)"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FLOOR( 127 * SIN(RADIANS([.A248] * 360 / 256)))" office:value-type="float" office:value="-34" calcext:value-type="float">
            <text:p>-34</text:p>
          </table:table-cell>
          <table:table-cell table:formula="of:=-128 + [.A248]" office:value-type="float" office:value="117" calcext:value-type="float">
            <text:p>117</text:p>
          </table:table-cell>
          <table:table-cell table:formula="of:=IF([.A248]&lt;128; -128; 127)" office:value-type="float" office:value="127" calcext:value-type="float">
            <text:p>127</text:p>
          </table:table-cell>
          <table:table-cell table:formula="of:=IF([.A248]&lt;128; -128 + 2 * [.A248]; -128 + 2 * (256 - [.A248]) - 1)" office:value-type="float" office:value="-107" calcext:value-type="float">
            <text:p>-107</text:p>
          </table:table-cell>
          <table:table-cell table:formula="of:=-128 + FLOOR(RAND() * 256)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FLOOR( 127 * SIN(RADIANS([.A249] * 360 / 256)))" office:value-type="float" office:value="-31" calcext:value-type="float">
            <text:p>-31</text:p>
          </table:table-cell>
          <table:table-cell table:formula="of:=-128 + [.A249]" office:value-type="float" office:value="118" calcext:value-type="float">
            <text:p>118</text:p>
          </table:table-cell>
          <table:table-cell table:formula="of:=IF([.A249]&lt;128; -128; 127)" office:value-type="float" office:value="127" calcext:value-type="float">
            <text:p>127</text:p>
          </table:table-cell>
          <table:table-cell table:formula="of:=IF([.A249]&lt;128; -128 + 2 * [.A249]; -128 + 2 * (256 - [.A249]) - 1)" office:value-type="float" office:value="-109" calcext:value-type="float">
            <text:p>-109</text:p>
          </table:table-cell>
          <table:table-cell table:formula="of:=-128 + FLOOR(RAND() * 256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FLOOR( 127 * SIN(RADIANS([.A250] * 360 / 256)))" office:value-type="float" office:value="-28" calcext:value-type="float">
            <text:p>-28</text:p>
          </table:table-cell>
          <table:table-cell table:formula="of:=-128 + [.A250]" office:value-type="float" office:value="119" calcext:value-type="float">
            <text:p>119</text:p>
          </table:table-cell>
          <table:table-cell table:formula="of:=IF([.A250]&lt;128; -128; 127)" office:value-type="float" office:value="127" calcext:value-type="float">
            <text:p>127</text:p>
          </table:table-cell>
          <table:table-cell table:formula="of:=IF([.A250]&lt;128; -128 + 2 * [.A250]; -128 + 2 * (256 - [.A250]) - 1)" office:value-type="float" office:value="-111" calcext:value-type="float">
            <text:p>-111</text:p>
          </table:table-cell>
          <table:table-cell table:formula="of:=-128 + FLOOR(RAND() * 256)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FLOOR( 127 * SIN(RADIANS([.A251] * 360 / 256)))" office:value-type="float" office:value="-25" calcext:value-type="float">
            <text:p>-25</text:p>
          </table:table-cell>
          <table:table-cell table:formula="of:=-128 + [.A251]" office:value-type="float" office:value="120" calcext:value-type="float">
            <text:p>120</text:p>
          </table:table-cell>
          <table:table-cell table:formula="of:=IF([.A251]&lt;128; -128; 127)" office:value-type="float" office:value="127" calcext:value-type="float">
            <text:p>127</text:p>
          </table:table-cell>
          <table:table-cell table:formula="of:=IF([.A251]&lt;128; -128 + 2 * [.A251]; -128 + 2 * (256 - [.A251]) - 1)" office:value-type="float" office:value="-113" calcext:value-type="float">
            <text:p>-113</text:p>
          </table:table-cell>
          <table:table-cell table:formula="of:=-128 + FLOOR(RAND() * 256)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FLOOR( 127 * SIN(RADIANS([.A252] * 360 / 256)))" office:value-type="float" office:value="-22" calcext:value-type="float">
            <text:p>-22</text:p>
          </table:table-cell>
          <table:table-cell table:formula="of:=-128 + [.A252]" office:value-type="float" office:value="121" calcext:value-type="float">
            <text:p>121</text:p>
          </table:table-cell>
          <table:table-cell table:formula="of:=IF([.A252]&lt;128; -128; 127)" office:value-type="float" office:value="127" calcext:value-type="float">
            <text:p>127</text:p>
          </table:table-cell>
          <table:table-cell table:formula="of:=IF([.A252]&lt;128; -128 + 2 * [.A252]; -128 + 2 * (256 - [.A252]) - 1)" office:value-type="float" office:value="-115" calcext:value-type="float">
            <text:p>-115</text:p>
          </table:table-cell>
          <table:table-cell table:formula="of:=-128 + FLOOR(RAND() * 256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FLOOR( 127 * SIN(RADIANS([.A253] * 360 / 256)))" office:value-type="float" office:value="-19" calcext:value-type="float">
            <text:p>-19</text:p>
          </table:table-cell>
          <table:table-cell table:formula="of:=-128 + [.A253]" office:value-type="float" office:value="122" calcext:value-type="float">
            <text:p>122</text:p>
          </table:table-cell>
          <table:table-cell table:formula="of:=IF([.A253]&lt;128; -128; 127)" office:value-type="float" office:value="127" calcext:value-type="float">
            <text:p>127</text:p>
          </table:table-cell>
          <table:table-cell table:formula="of:=IF([.A253]&lt;128; -128 + 2 * [.A253]; -128 + 2 * (256 - [.A253]) - 1)" office:value-type="float" office:value="-117" calcext:value-type="float">
            <text:p>-117</text:p>
          </table:table-cell>
          <table:table-cell table:formula="of:=-128 + FLOOR(RAND() * 256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FLOOR( 127 * SIN(RADIANS([.A254] * 360 / 256)))" office:value-type="float" office:value="-16" calcext:value-type="float">
            <text:p>-16</text:p>
          </table:table-cell>
          <table:table-cell table:formula="of:=-128 + [.A254]" office:value-type="float" office:value="123" calcext:value-type="float">
            <text:p>123</text:p>
          </table:table-cell>
          <table:table-cell table:formula="of:=IF([.A254]&lt;128; -128; 127)" office:value-type="float" office:value="127" calcext:value-type="float">
            <text:p>127</text:p>
          </table:table-cell>
          <table:table-cell table:formula="of:=IF([.A254]&lt;128; -128 + 2 * [.A254]; -128 + 2 * (256 - [.A254]) - 1)" office:value-type="float" office:value="-119" calcext:value-type="float">
            <text:p>-119</text:p>
          </table:table-cell>
          <table:table-cell table:formula="of:=-128 + FLOOR(RAND() * 256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FLOOR( 127 * SIN(RADIANS([.A255] * 360 / 256)))" office:value-type="float" office:value="-13" calcext:value-type="float">
            <text:p>-13</text:p>
          </table:table-cell>
          <table:table-cell table:formula="of:=-128 + [.A255]" office:value-type="float" office:value="124" calcext:value-type="float">
            <text:p>124</text:p>
          </table:table-cell>
          <table:table-cell table:formula="of:=IF([.A255]&lt;128; -128; 127)" office:value-type="float" office:value="127" calcext:value-type="float">
            <text:p>127</text:p>
          </table:table-cell>
          <table:table-cell table:formula="of:=IF([.A255]&lt;128; -128 + 2 * [.A255]; -128 + 2 * (256 - [.A255]) - 1)" office:value-type="float" office:value="-121" calcext:value-type="float">
            <text:p>-121</text:p>
          </table:table-cell>
          <table:table-cell table:formula="of:=-128 + FLOOR(RAND() * 256)"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FLOOR( 127 * SIN(RADIANS([.A256] * 360 / 256)))" office:value-type="float" office:value="-10" calcext:value-type="float">
            <text:p>-10</text:p>
          </table:table-cell>
          <table:table-cell table:formula="of:=-128 + [.A256]" office:value-type="float" office:value="125" calcext:value-type="float">
            <text:p>125</text:p>
          </table:table-cell>
          <table:table-cell table:formula="of:=IF([.A256]&lt;128; -128; 127)" office:value-type="float" office:value="127" calcext:value-type="float">
            <text:p>127</text:p>
          </table:table-cell>
          <table:table-cell table:formula="of:=IF([.A256]&lt;128; -128 + 2 * [.A256]; -128 + 2 * (256 - [.A256]) - 1)" office:value-type="float" office:value="-123" calcext:value-type="float">
            <text:p>-123</text:p>
          </table:table-cell>
          <table:table-cell table:formula="of:=-128 + FLOOR(RAND() * 256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FLOOR( 127 * SIN(RADIANS([.A257] * 360 / 256)))" office:value-type="float" office:value="-7" calcext:value-type="float">
            <text:p>-7</text:p>
          </table:table-cell>
          <table:table-cell table:formula="of:=-128 + [.A257]" office:value-type="float" office:value="126" calcext:value-type="float">
            <text:p>126</text:p>
          </table:table-cell>
          <table:table-cell table:formula="of:=IF([.A257]&lt;128; -128; 127)" office:value-type="float" office:value="127" calcext:value-type="float">
            <text:p>127</text:p>
          </table:table-cell>
          <table:table-cell table:formula="of:=IF([.A257]&lt;128; -128 + 2 * [.A257]; -128 + 2 * (256 - [.A257]) - 1)" office:value-type="float" office:value="-125" calcext:value-type="float">
            <text:p>-125</text:p>
          </table:table-cell>
          <table:table-cell table:formula="of:=-128 + FLOOR(RAND() * 256)"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FLOOR( 127 * SIN(RADIANS([.A258] * 360 / 256)))" office:value-type="float" office:value="-4" calcext:value-type="float">
            <text:p>-4</text:p>
          </table:table-cell>
          <table:table-cell table:formula="of:=-128 + [.A258]" office:value-type="float" office:value="127" calcext:value-type="float">
            <text:p>127</text:p>
          </table:table-cell>
          <table:table-cell table:formula="of:=IF([.A258]&lt;128; -128; 127)" office:value-type="float" office:value="127" calcext:value-type="float">
            <text:p>127</text:p>
          </table:table-cell>
          <table:table-cell table:formula="of:=IF([.A258]&lt;128; -128 + 2 * [.A258]; -128 + 2 * (256 - [.A258]) - 1)" office:value-type="float" office:value="-127" calcext:value-type="float">
            <text:p>-127</text:p>
          </table:table-cell>
          <table:table-cell table:formula="of:=-128 + FLOOR(RAND() * 256)" office:value-type="float" office:value="-46" calcext:value-type="float">
            <text:p>-46</text:p>
          </table:table-cell>
        </table:table-row>
      </table:table>
      <table:table table:name="waveform 512 tables" table:style-name="ta1">
        <table:table-column table:style-name="co2" table:number-columns-repeated="12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waveform tables</text:p>
          </table:table-cell>
          <table:covered-table-cell table:number-columns-repeated="4"/>
          <table:table-cell/>
          <table:table-cell table:style-name="ce2" table:number-columns-spanned="5" table:number-rows-spanned="1"/>
          <table:covered-table-cell table:number-columns-repeated="4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sinus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noise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 127 * SIN(RADIANS([.A3] * 360 / 512)))" office:value-type="float" office:value="0" calcext:value-type="float">
            <text:p>0</text:p>
          </table:table-cell>
          <table:table-cell table:formula="of:=IF([.A3]&lt;128; [.A3]; IF([.A3]&lt;384; 255-[.A3]; -512+[.A3]))" office:value-type="float" office:value="0" calcext:value-type="float">
            <text:p>0</text:p>
          </table:table-cell>
          <table:table-cell table:formula="of:=IF([.A3]&lt;256; -128; 127)" office:value-type="float" office:value="-128" calcext:value-type="float">
            <text:p>-128</text:p>
          </table:table-cell>
          <table:table-cell table:formula="of:=FLOOR(-128+[.A3]/2)" office:value-type="float" office:value="-128" calcext:value-type="float">
            <text:p>-128</text:p>
          </table:table-cell>
          <table:table-cell table:formula="of:=-128 + FLOOR(RAND() * 256)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 127 * SIN(RADIANS([.A4] * 360 / 512)))" office:value-type="float" office:value="1" calcext:value-type="float">
            <text:p>1</text:p>
          </table:table-cell>
          <table:table-cell table:formula="of:=IF([.A4]&lt;128; [.A4]; IF([.A4]&lt;384; 255-[.A4]; -512+[.A4]))" office:value-type="float" office:value="1" calcext:value-type="float">
            <text:p>1</text:p>
          </table:table-cell>
          <table:table-cell table:formula="of:=IF([.A4]&lt;256; -128; 127)" office:value-type="float" office:value="-128" calcext:value-type="float">
            <text:p>-128</text:p>
          </table:table-cell>
          <table:table-cell table:formula="of:=FLOOR(-128+[.A4]/2)" office:value-type="float" office:value="-128" calcext:value-type="float">
            <text:p>-128</text:p>
          </table:table-cell>
          <table:table-cell table:formula="of:=-128 + FLOOR(RAND() * 256)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 127 * SIN(RADIANS([.A5] * 360 / 512)))" office:value-type="float" office:value="3" calcext:value-type="float">
            <text:p>3</text:p>
          </table:table-cell>
          <table:table-cell table:formula="of:=IF([.A5]&lt;128; [.A5]; IF([.A5]&lt;384; 255-[.A5]; -512+[.A5]))" office:value-type="float" office:value="2" calcext:value-type="float">
            <text:p>2</text:p>
          </table:table-cell>
          <table:table-cell table:formula="of:=IF([.A5]&lt;256; -128; 127)" office:value-type="float" office:value="-128" calcext:value-type="float">
            <text:p>-128</text:p>
          </table:table-cell>
          <table:table-cell table:formula="of:=FLOOR(-128+[.A5]/2)" office:value-type="float" office:value="-127" calcext:value-type="float">
            <text:p>-127</text:p>
          </table:table-cell>
          <table:table-cell table:formula="of:=-128 + FLOOR(RAND() * 256)" office:value-type="float" office:value="-126" calcext:value-type="float">
            <text:p>-12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 127 * SIN(RADIANS([.A6] * 360 / 512)))" office:value-type="float" office:value="4" calcext:value-type="float">
            <text:p>4</text:p>
          </table:table-cell>
          <table:table-cell table:formula="of:=IF([.A6]&lt;128; [.A6]; IF([.A6]&lt;384; 255-[.A6]; -512+[.A6]))" office:value-type="float" office:value="3" calcext:value-type="float">
            <text:p>3</text:p>
          </table:table-cell>
          <table:table-cell table:formula="of:=IF([.A6]&lt;256; -128; 127)" office:value-type="float" office:value="-128" calcext:value-type="float">
            <text:p>-128</text:p>
          </table:table-cell>
          <table:table-cell table:formula="of:=FLOOR(-128+[.A6]/2)" office:value-type="float" office:value="-127" calcext:value-type="float">
            <text:p>-127</text:p>
          </table:table-cell>
          <table:table-cell table:formula="of:=-128 + FLOOR(RAND() * 256)" office:value-type="float" office:value="-128" calcext:value-type="float">
            <text:p>-12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 127 * SIN(RADIANS([.A7] * 360 / 512)))" office:value-type="float" office:value="6" calcext:value-type="float">
            <text:p>6</text:p>
          </table:table-cell>
          <table:table-cell table:formula="of:=IF([.A7]&lt;128; [.A7]; IF([.A7]&lt;384; 255-[.A7]; -512+[.A7]))" office:value-type="float" office:value="4" calcext:value-type="float">
            <text:p>4</text:p>
          </table:table-cell>
          <table:table-cell table:formula="of:=IF([.A7]&lt;256; -128; 127)" office:value-type="float" office:value="-128" calcext:value-type="float">
            <text:p>-128</text:p>
          </table:table-cell>
          <table:table-cell table:formula="of:=FLOOR(-128+[.A7]/2)" office:value-type="float" office:value="-126" calcext:value-type="float">
            <text:p>-126</text:p>
          </table:table-cell>
          <table:table-cell table:formula="of:=-128 + FLOOR(RAND() * 256)" office:value-type="float" office:value="-20" calcext:value-type="float">
            <text:p>-2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 127 * SIN(RADIANS([.A8] * 360 / 512)))" office:value-type="float" office:value="7" calcext:value-type="float">
            <text:p>7</text:p>
          </table:table-cell>
          <table:table-cell table:formula="of:=IF([.A8]&lt;128; [.A8]; IF([.A8]&lt;384; 255-[.A8]; -512+[.A8]))" office:value-type="float" office:value="5" calcext:value-type="float">
            <text:p>5</text:p>
          </table:table-cell>
          <table:table-cell table:formula="of:=IF([.A8]&lt;256; -128; 127)" office:value-type="float" office:value="-128" calcext:value-type="float">
            <text:p>-128</text:p>
          </table:table-cell>
          <table:table-cell table:formula="of:=FLOOR(-128+[.A8]/2)" office:value-type="float" office:value="-126" calcext:value-type="float">
            <text:p>-126</text:p>
          </table:table-cell>
          <table:table-cell table:formula="of:=-128 + FLOOR(RAND() * 256)" office:value-type="float" office:value="-102" calcext:value-type="float">
            <text:p>-10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 127 * SIN(RADIANS([.A9] * 360 / 512)))" office:value-type="float" office:value="9" calcext:value-type="float">
            <text:p>9</text:p>
          </table:table-cell>
          <table:table-cell table:formula="of:=IF([.A9]&lt;128; [.A9]; IF([.A9]&lt;384; 255-[.A9]; -512+[.A9]))" office:value-type="float" office:value="6" calcext:value-type="float">
            <text:p>6</text:p>
          </table:table-cell>
          <table:table-cell table:formula="of:=IF([.A9]&lt;256; -128; 127)" office:value-type="float" office:value="-128" calcext:value-type="float">
            <text:p>-128</text:p>
          </table:table-cell>
          <table:table-cell table:formula="of:=FLOOR(-128+[.A9]/2)" office:value-type="float" office:value="-125" calcext:value-type="float">
            <text:p>-125</text:p>
          </table:table-cell>
          <table:table-cell table:formula="of:=-128 + FLOOR(RAND() * 256)" office:value-type="float" office:value="-123" calcext:value-type="float">
            <text:p>-12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 127 * SIN(RADIANS([.A10] * 360 / 512)))" office:value-type="float" office:value="10" calcext:value-type="float">
            <text:p>10</text:p>
          </table:table-cell>
          <table:table-cell table:formula="of:=IF([.A10]&lt;128; [.A10]; IF([.A10]&lt;384; 255-[.A10]; -512+[.A10]))" office:value-type="float" office:value="7" calcext:value-type="float">
            <text:p>7</text:p>
          </table:table-cell>
          <table:table-cell table:formula="of:=IF([.A10]&lt;256; -128; 127)" office:value-type="float" office:value="-128" calcext:value-type="float">
            <text:p>-128</text:p>
          </table:table-cell>
          <table:table-cell table:formula="of:=FLOOR(-128+[.A10]/2)" office:value-type="float" office:value="-125" calcext:value-type="float">
            <text:p>-125</text:p>
          </table:table-cell>
          <table:table-cell table:formula="of:=-128 + FLOOR(RAND() * 256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 127 * SIN(RADIANS([.A11] * 360 / 512)))" office:value-type="float" office:value="12" calcext:value-type="float">
            <text:p>12</text:p>
          </table:table-cell>
          <table:table-cell table:formula="of:=IF([.A11]&lt;128; [.A11]; IF([.A11]&lt;384; 255-[.A11]; -512+[.A11]))" office:value-type="float" office:value="8" calcext:value-type="float">
            <text:p>8</text:p>
          </table:table-cell>
          <table:table-cell table:formula="of:=IF([.A11]&lt;256; -128; 127)" office:value-type="float" office:value="-128" calcext:value-type="float">
            <text:p>-128</text:p>
          </table:table-cell>
          <table:table-cell table:formula="of:=FLOOR(-128+[.A11]/2)" office:value-type="float" office:value="-124" calcext:value-type="float">
            <text:p>-124</text:p>
          </table:table-cell>
          <table:table-cell table:formula="of:=-128 + FLOOR(RAND() * 256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 127 * SIN(RADIANS([.A12] * 360 / 512)))" office:value-type="float" office:value="13" calcext:value-type="float">
            <text:p>13</text:p>
          </table:table-cell>
          <table:table-cell table:formula="of:=IF([.A12]&lt;128; [.A12]; IF([.A12]&lt;384; 255-[.A12]; -512+[.A12]))" office:value-type="float" office:value="9" calcext:value-type="float">
            <text:p>9</text:p>
          </table:table-cell>
          <table:table-cell table:formula="of:=IF([.A12]&lt;256; -128; 127)" office:value-type="float" office:value="-128" calcext:value-type="float">
            <text:p>-128</text:p>
          </table:table-cell>
          <table:table-cell table:formula="of:=FLOOR(-128+[.A12]/2)" office:value-type="float" office:value="-124" calcext:value-type="float">
            <text:p>-124</text:p>
          </table:table-cell>
          <table:table-cell table:formula="of:=-128 + FLOOR(RAND() * 256)" office:value-type="float" office:value="-15" calcext:value-type="float">
            <text:p>-1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 127 * SIN(RADIANS([.A13] * 360 / 512)))" office:value-type="float" office:value="15" calcext:value-type="float">
            <text:p>15</text:p>
          </table:table-cell>
          <table:table-cell table:formula="of:=IF([.A13]&lt;128; [.A13]; IF([.A13]&lt;384; 255-[.A13]; -512+[.A13]))" office:value-type="float" office:value="10" calcext:value-type="float">
            <text:p>10</text:p>
          </table:table-cell>
          <table:table-cell table:formula="of:=IF([.A13]&lt;256; -128; 127)" office:value-type="float" office:value="-128" calcext:value-type="float">
            <text:p>-128</text:p>
          </table:table-cell>
          <table:table-cell table:formula="of:=FLOOR(-128+[.A13]/2)" office:value-type="float" office:value="-123" calcext:value-type="float">
            <text:p>-123</text:p>
          </table:table-cell>
          <table:table-cell table:formula="of:=-128 + FLOOR(RAND() * 256)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 127 * SIN(RADIANS([.A14] * 360 / 512)))" office:value-type="float" office:value="17" calcext:value-type="float">
            <text:p>17</text:p>
          </table:table-cell>
          <table:table-cell table:formula="of:=IF([.A14]&lt;128; [.A14]; IF([.A14]&lt;384; 255-[.A14]; -512+[.A14]))" office:value-type="float" office:value="11" calcext:value-type="float">
            <text:p>11</text:p>
          </table:table-cell>
          <table:table-cell table:formula="of:=IF([.A14]&lt;256; -128; 127)" office:value-type="float" office:value="-128" calcext:value-type="float">
            <text:p>-128</text:p>
          </table:table-cell>
          <table:table-cell table:formula="of:=FLOOR(-128+[.A14]/2)" office:value-type="float" office:value="-123" calcext:value-type="float">
            <text:p>-123</text:p>
          </table:table-cell>
          <table:table-cell table:formula="of:=-128 + FLOOR(RAND() * 256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 127 * SIN(RADIANS([.A15] * 360 / 512)))" office:value-type="float" office:value="18" calcext:value-type="float">
            <text:p>18</text:p>
          </table:table-cell>
          <table:table-cell table:formula="of:=IF([.A15]&lt;128; [.A15]; IF([.A15]&lt;384; 255-[.A15]; -512+[.A15]))" office:value-type="float" office:value="12" calcext:value-type="float">
            <text:p>12</text:p>
          </table:table-cell>
          <table:table-cell table:formula="of:=IF([.A15]&lt;256; -128; 127)" office:value-type="float" office:value="-128" calcext:value-type="float">
            <text:p>-128</text:p>
          </table:table-cell>
          <table:table-cell table:formula="of:=FLOOR(-128+[.A15]/2)" office:value-type="float" office:value="-122" calcext:value-type="float">
            <text:p>-122</text:p>
          </table:table-cell>
          <table:table-cell table:formula="of:=-128 + FLOOR(RAND() * 256)" office:value-type="float" office:value="-46" calcext:value-type="float">
            <text:p>-4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 127 * SIN(RADIANS([.A16] * 360 / 512)))" office:value-type="float" office:value="20" calcext:value-type="float">
            <text:p>20</text:p>
          </table:table-cell>
          <table:table-cell table:formula="of:=IF([.A16]&lt;128; [.A16]; IF([.A16]&lt;384; 255-[.A16]; -512+[.A16]))" office:value-type="float" office:value="13" calcext:value-type="float">
            <text:p>13</text:p>
          </table:table-cell>
          <table:table-cell table:formula="of:=IF([.A16]&lt;256; -128; 127)" office:value-type="float" office:value="-128" calcext:value-type="float">
            <text:p>-128</text:p>
          </table:table-cell>
          <table:table-cell table:formula="of:=FLOOR(-128+[.A16]/2)" office:value-type="float" office:value="-122" calcext:value-type="float">
            <text:p>-122</text:p>
          </table:table-cell>
          <table:table-cell table:formula="of:=-128 + FLOOR(RAND() * 256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 127 * SIN(RADIANS([.A17] * 360 / 512)))" office:value-type="float" office:value="21" calcext:value-type="float">
            <text:p>21</text:p>
          </table:table-cell>
          <table:table-cell table:formula="of:=IF([.A17]&lt;128; [.A17]; IF([.A17]&lt;384; 255-[.A17]; -512+[.A17]))" office:value-type="float" office:value="14" calcext:value-type="float">
            <text:p>14</text:p>
          </table:table-cell>
          <table:table-cell table:formula="of:=IF([.A17]&lt;256; -128; 127)" office:value-type="float" office:value="-128" calcext:value-type="float">
            <text:p>-128</text:p>
          </table:table-cell>
          <table:table-cell table:formula="of:=FLOOR(-128+[.A17]/2)" office:value-type="float" office:value="-121" calcext:value-type="float">
            <text:p>-121</text:p>
          </table:table-cell>
          <table:table-cell table:formula="of:=-128 + FLOOR(RAND() * 256)" office:value-type="float" office:value="-19" calcext:value-type="float">
            <text:p>-19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 127 * SIN(RADIANS([.A18] * 360 / 512)))" office:value-type="float" office:value="23" calcext:value-type="float">
            <text:p>23</text:p>
          </table:table-cell>
          <table:table-cell table:formula="of:=IF([.A18]&lt;128; [.A18]; IF([.A18]&lt;384; 255-[.A18]; -512+[.A18]))" office:value-type="float" office:value="15" calcext:value-type="float">
            <text:p>15</text:p>
          </table:table-cell>
          <table:table-cell table:formula="of:=IF([.A18]&lt;256; -128; 127)" office:value-type="float" office:value="-128" calcext:value-type="float">
            <text:p>-128</text:p>
          </table:table-cell>
          <table:table-cell table:formula="of:=FLOOR(-128+[.A18]/2)" office:value-type="float" office:value="-121" calcext:value-type="float">
            <text:p>-121</text:p>
          </table:table-cell>
          <table:table-cell table:formula="of:=-128 + FLOOR(RAND() * 256)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 127 * SIN(RADIANS([.A19] * 360 / 512)))" office:value-type="float" office:value="24" calcext:value-type="float">
            <text:p>24</text:p>
          </table:table-cell>
          <table:table-cell table:formula="of:=IF([.A19]&lt;128; [.A19]; IF([.A19]&lt;384; 255-[.A19]; -512+[.A19]))" office:value-type="float" office:value="16" calcext:value-type="float">
            <text:p>16</text:p>
          </table:table-cell>
          <table:table-cell table:formula="of:=IF([.A19]&lt;256; -128; 127)" office:value-type="float" office:value="-128" calcext:value-type="float">
            <text:p>-128</text:p>
          </table:table-cell>
          <table:table-cell table:formula="of:=FLOOR(-128+[.A19]/2)" office:value-type="float" office:value="-120" calcext:value-type="float">
            <text:p>-120</text:p>
          </table:table-cell>
          <table:table-cell table:formula="of:=-128 + FLOOR(RAND() * 256)" office:value-type="float" office:value="-119" calcext:value-type="float">
            <text:p>-119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 127 * SIN(RADIANS([.A20] * 360 / 512)))" office:value-type="float" office:value="26" calcext:value-type="float">
            <text:p>26</text:p>
          </table:table-cell>
          <table:table-cell table:formula="of:=IF([.A20]&lt;128; [.A20]; IF([.A20]&lt;384; 255-[.A20]; -512+[.A20]))" office:value-type="float" office:value="17" calcext:value-type="float">
            <text:p>17</text:p>
          </table:table-cell>
          <table:table-cell table:formula="of:=IF([.A20]&lt;256; -128; 127)" office:value-type="float" office:value="-128" calcext:value-type="float">
            <text:p>-128</text:p>
          </table:table-cell>
          <table:table-cell table:formula="of:=FLOOR(-128+[.A20]/2)" office:value-type="float" office:value="-120" calcext:value-type="float">
            <text:p>-120</text:p>
          </table:table-cell>
          <table:table-cell table:formula="of:=-128 + FLOOR(RAND() * 256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 127 * SIN(RADIANS([.A21] * 360 / 512)))" office:value-type="float" office:value="27" calcext:value-type="float">
            <text:p>27</text:p>
          </table:table-cell>
          <table:table-cell table:formula="of:=IF([.A21]&lt;128; [.A21]; IF([.A21]&lt;384; 255-[.A21]; -512+[.A21]))" office:value-type="float" office:value="18" calcext:value-type="float">
            <text:p>18</text:p>
          </table:table-cell>
          <table:table-cell table:formula="of:=IF([.A21]&lt;256; -128; 127)" office:value-type="float" office:value="-128" calcext:value-type="float">
            <text:p>-128</text:p>
          </table:table-cell>
          <table:table-cell table:formula="of:=FLOOR(-128+[.A21]/2)" office:value-type="float" office:value="-119" calcext:value-type="float">
            <text:p>-119</text:p>
          </table:table-cell>
          <table:table-cell table:formula="of:=-128 + FLOOR(RAND() * 256)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 127 * SIN(RADIANS([.A22] * 360 / 512)))" office:value-type="float" office:value="29" calcext:value-type="float">
            <text:p>29</text:p>
          </table:table-cell>
          <table:table-cell table:formula="of:=IF([.A22]&lt;128; [.A22]; IF([.A22]&lt;384; 255-[.A22]; -512+[.A22]))" office:value-type="float" office:value="19" calcext:value-type="float">
            <text:p>19</text:p>
          </table:table-cell>
          <table:table-cell table:formula="of:=IF([.A22]&lt;256; -128; 127)" office:value-type="float" office:value="-128" calcext:value-type="float">
            <text:p>-128</text:p>
          </table:table-cell>
          <table:table-cell table:formula="of:=FLOOR(-128+[.A22]/2)" office:value-type="float" office:value="-119" calcext:value-type="float">
            <text:p>-119</text:p>
          </table:table-cell>
          <table:table-cell table:formula="of:=-128 + FLOOR(RAND() * 256)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 127 * SIN(RADIANS([.A23] * 360 / 512)))" office:value-type="float" office:value="30" calcext:value-type="float">
            <text:p>30</text:p>
          </table:table-cell>
          <table:table-cell table:formula="of:=IF([.A23]&lt;128; [.A23]; IF([.A23]&lt;384; 255-[.A23]; -512+[.A23]))" office:value-type="float" office:value="20" calcext:value-type="float">
            <text:p>20</text:p>
          </table:table-cell>
          <table:table-cell table:formula="of:=IF([.A23]&lt;256; -128; 127)" office:value-type="float" office:value="-128" calcext:value-type="float">
            <text:p>-128</text:p>
          </table:table-cell>
          <table:table-cell table:formula="of:=FLOOR(-128+[.A23]/2)" office:value-type="float" office:value="-118" calcext:value-type="float">
            <text:p>-118</text:p>
          </table:table-cell>
          <table:table-cell table:formula="of:=-128 + FLOOR(RAND() * 256)" office:value-type="float" office:value="-85" calcext:value-type="float">
            <text:p>-8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 127 * SIN(RADIANS([.A24] * 360 / 512)))" office:value-type="float" office:value="32" calcext:value-type="float">
            <text:p>32</text:p>
          </table:table-cell>
          <table:table-cell table:formula="of:=IF([.A24]&lt;128; [.A24]; IF([.A24]&lt;384; 255-[.A24]; -512+[.A24]))" office:value-type="float" office:value="21" calcext:value-type="float">
            <text:p>21</text:p>
          </table:table-cell>
          <table:table-cell table:formula="of:=IF([.A24]&lt;256; -128; 127)" office:value-type="float" office:value="-128" calcext:value-type="float">
            <text:p>-128</text:p>
          </table:table-cell>
          <table:table-cell table:formula="of:=FLOOR(-128+[.A24]/2)" office:value-type="float" office:value="-118" calcext:value-type="float">
            <text:p>-118</text:p>
          </table:table-cell>
          <table:table-cell table:formula="of:=-128 + FLOOR(RAND() * 256)" office:value-type="float" office:value="-92" calcext:value-type="float">
            <text:p>-9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 127 * SIN(RADIANS([.A25] * 360 / 512)))" office:value-type="float" office:value="33" calcext:value-type="float">
            <text:p>33</text:p>
          </table:table-cell>
          <table:table-cell table:formula="of:=IF([.A25]&lt;128; [.A25]; IF([.A25]&lt;384; 255-[.A25]; -512+[.A25]))" office:value-type="float" office:value="22" calcext:value-type="float">
            <text:p>22</text:p>
          </table:table-cell>
          <table:table-cell table:formula="of:=IF([.A25]&lt;256; -128; 127)" office:value-type="float" office:value="-128" calcext:value-type="float">
            <text:p>-128</text:p>
          </table:table-cell>
          <table:table-cell table:formula="of:=FLOOR(-128+[.A25]/2)" office:value-type="float" office:value="-117" calcext:value-type="float">
            <text:p>-117</text:p>
          </table:table-cell>
          <table:table-cell table:formula="of:=-128 + FLOOR(RAND() * 256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 127 * SIN(RADIANS([.A26] * 360 / 512)))" office:value-type="float" office:value="35" calcext:value-type="float">
            <text:p>35</text:p>
          </table:table-cell>
          <table:table-cell table:formula="of:=IF([.A26]&lt;128; [.A26]; IF([.A26]&lt;384; 255-[.A26]; -512+[.A26]))" office:value-type="float" office:value="23" calcext:value-type="float">
            <text:p>23</text:p>
          </table:table-cell>
          <table:table-cell table:formula="of:=IF([.A26]&lt;256; -128; 127)" office:value-type="float" office:value="-128" calcext:value-type="float">
            <text:p>-128</text:p>
          </table:table-cell>
          <table:table-cell table:formula="of:=FLOOR(-128+[.A26]/2)" office:value-type="float" office:value="-117" calcext:value-type="float">
            <text:p>-117</text:p>
          </table:table-cell>
          <table:table-cell table:formula="of:=-128 + FLOOR(RAND() * 256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 127 * SIN(RADIANS([.A27] * 360 / 512)))" office:value-type="float" office:value="36" calcext:value-type="float">
            <text:p>36</text:p>
          </table:table-cell>
          <table:table-cell table:formula="of:=IF([.A27]&lt;128; [.A27]; IF([.A27]&lt;384; 255-[.A27]; -512+[.A27]))" office:value-type="float" office:value="24" calcext:value-type="float">
            <text:p>24</text:p>
          </table:table-cell>
          <table:table-cell table:formula="of:=IF([.A27]&lt;256; -128; 127)" office:value-type="float" office:value="-128" calcext:value-type="float">
            <text:p>-128</text:p>
          </table:table-cell>
          <table:table-cell table:formula="of:=FLOOR(-128+[.A27]/2)" office:value-type="float" office:value="-116" calcext:value-type="float">
            <text:p>-116</text:p>
          </table:table-cell>
          <table:table-cell table:formula="of:=-128 + FLOOR(RAND() * 256)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 127 * SIN(RADIANS([.A28] * 360 / 512)))" office:value-type="float" office:value="38" calcext:value-type="float">
            <text:p>38</text:p>
          </table:table-cell>
          <table:table-cell table:formula="of:=IF([.A28]&lt;128; [.A28]; IF([.A28]&lt;384; 255-[.A28]; -512+[.A28]))" office:value-type="float" office:value="25" calcext:value-type="float">
            <text:p>25</text:p>
          </table:table-cell>
          <table:table-cell table:formula="of:=IF([.A28]&lt;256; -128; 127)" office:value-type="float" office:value="-128" calcext:value-type="float">
            <text:p>-128</text:p>
          </table:table-cell>
          <table:table-cell table:formula="of:=FLOOR(-128+[.A28]/2)" office:value-type="float" office:value="-116" calcext:value-type="float">
            <text:p>-116</text:p>
          </table:table-cell>
          <table:table-cell table:formula="of:=-128 + FLOOR(RAND() * 256)" office:value-type="float" office:value="-112" calcext:value-type="float">
            <text:p>-11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 127 * SIN(RADIANS([.A29] * 360 / 512)))" office:value-type="float" office:value="39" calcext:value-type="float">
            <text:p>39</text:p>
          </table:table-cell>
          <table:table-cell table:formula="of:=IF([.A29]&lt;128; [.A29]; IF([.A29]&lt;384; 255-[.A29]; -512+[.A29]))" office:value-type="float" office:value="26" calcext:value-type="float">
            <text:p>26</text:p>
          </table:table-cell>
          <table:table-cell table:formula="of:=IF([.A29]&lt;256; -128; 127)" office:value-type="float" office:value="-128" calcext:value-type="float">
            <text:p>-128</text:p>
          </table:table-cell>
          <table:table-cell table:formula="of:=FLOOR(-128+[.A29]/2)" office:value-type="float" office:value="-115" calcext:value-type="float">
            <text:p>-115</text:p>
          </table:table-cell>
          <table:table-cell table:formula="of:=-128 + FLOOR(RAND() * 256)" office:value-type="float" office:value="-85" calcext:value-type="float">
            <text:p>-8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 127 * SIN(RADIANS([.A30] * 360 / 512)))" office:value-type="float" office:value="41" calcext:value-type="float">
            <text:p>41</text:p>
          </table:table-cell>
          <table:table-cell table:formula="of:=IF([.A30]&lt;128; [.A30]; IF([.A30]&lt;384; 255-[.A30]; -512+[.A30]))" office:value-type="float" office:value="27" calcext:value-type="float">
            <text:p>27</text:p>
          </table:table-cell>
          <table:table-cell table:formula="of:=IF([.A30]&lt;256; -128; 127)" office:value-type="float" office:value="-128" calcext:value-type="float">
            <text:p>-128</text:p>
          </table:table-cell>
          <table:table-cell table:formula="of:=FLOOR(-128+[.A30]/2)" office:value-type="float" office:value="-115" calcext:value-type="float">
            <text:p>-115</text:p>
          </table:table-cell>
          <table:table-cell table:formula="of:=-128 + FLOOR(RAND() * 256)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 127 * SIN(RADIANS([.A31] * 360 / 512)))" office:value-type="float" office:value="42" calcext:value-type="float">
            <text:p>42</text:p>
          </table:table-cell>
          <table:table-cell table:formula="of:=IF([.A31]&lt;128; [.A31]; IF([.A31]&lt;384; 255-[.A31]; -512+[.A31]))" office:value-type="float" office:value="28" calcext:value-type="float">
            <text:p>28</text:p>
          </table:table-cell>
          <table:table-cell table:formula="of:=IF([.A31]&lt;256; -128; 127)" office:value-type="float" office:value="-128" calcext:value-type="float">
            <text:p>-128</text:p>
          </table:table-cell>
          <table:table-cell table:formula="of:=FLOOR(-128+[.A31]/2)" office:value-type="float" office:value="-114" calcext:value-type="float">
            <text:p>-114</text:p>
          </table:table-cell>
          <table:table-cell table:formula="of:=-128 + FLOOR(RAND() * 256)" office:value-type="float" office:value="-119" calcext:value-type="float">
            <text:p>-119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 127 * SIN(RADIANS([.A32] * 360 / 512)))" office:value-type="float" office:value="44" calcext:value-type="float">
            <text:p>44</text:p>
          </table:table-cell>
          <table:table-cell table:formula="of:=IF([.A32]&lt;128; [.A32]; IF([.A32]&lt;384; 255-[.A32]; -512+[.A32]))" office:value-type="float" office:value="29" calcext:value-type="float">
            <text:p>29</text:p>
          </table:table-cell>
          <table:table-cell table:formula="of:=IF([.A32]&lt;256; -128; 127)" office:value-type="float" office:value="-128" calcext:value-type="float">
            <text:p>-128</text:p>
          </table:table-cell>
          <table:table-cell table:formula="of:=FLOOR(-128+[.A32]/2)" office:value-type="float" office:value="-114" calcext:value-type="float">
            <text:p>-114</text:p>
          </table:table-cell>
          <table:table-cell table:formula="of:=-128 + FLOOR(RAND() * 256)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 127 * SIN(RADIANS([.A33] * 360 / 512)))" office:value-type="float" office:value="45" calcext:value-type="float">
            <text:p>45</text:p>
          </table:table-cell>
          <table:table-cell table:formula="of:=IF([.A33]&lt;128; [.A33]; IF([.A33]&lt;384; 255-[.A33]; -512+[.A33]))" office:value-type="float" office:value="30" calcext:value-type="float">
            <text:p>30</text:p>
          </table:table-cell>
          <table:table-cell table:formula="of:=IF([.A33]&lt;256; -128; 127)" office:value-type="float" office:value="-128" calcext:value-type="float">
            <text:p>-128</text:p>
          </table:table-cell>
          <table:table-cell table:formula="of:=FLOOR(-128+[.A33]/2)" office:value-type="float" office:value="-113" calcext:value-type="float">
            <text:p>-113</text:p>
          </table:table-cell>
          <table:table-cell table:formula="of:=-128 + FLOOR(RAND() * 256)" office:value-type="float" office:value="-55" calcext:value-type="float">
            <text:p>-55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 127 * SIN(RADIANS([.A34] * 360 / 512)))" office:value-type="float" office:value="47" calcext:value-type="float">
            <text:p>47</text:p>
          </table:table-cell>
          <table:table-cell table:formula="of:=IF([.A34]&lt;128; [.A34]; IF([.A34]&lt;384; 255-[.A34]; -512+[.A34]))" office:value-type="float" office:value="31" calcext:value-type="float">
            <text:p>31</text:p>
          </table:table-cell>
          <table:table-cell table:formula="of:=IF([.A34]&lt;256; -128; 127)" office:value-type="float" office:value="-128" calcext:value-type="float">
            <text:p>-128</text:p>
          </table:table-cell>
          <table:table-cell table:formula="of:=FLOOR(-128+[.A34]/2)" office:value-type="float" office:value="-113" calcext:value-type="float">
            <text:p>-113</text:p>
          </table:table-cell>
          <table:table-cell table:formula="of:=-128 + FLOOR(RAND() * 256)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 127 * SIN(RADIANS([.A35] * 360 / 512)))" office:value-type="float" office:value="48" calcext:value-type="float">
            <text:p>48</text:p>
          </table:table-cell>
          <table:table-cell table:formula="of:=IF([.A35]&lt;128; [.A35]; IF([.A35]&lt;384; 255-[.A35]; -512+[.A35]))" office:value-type="float" office:value="32" calcext:value-type="float">
            <text:p>32</text:p>
          </table:table-cell>
          <table:table-cell table:formula="of:=IF([.A35]&lt;256; -128; 127)" office:value-type="float" office:value="-128" calcext:value-type="float">
            <text:p>-128</text:p>
          </table:table-cell>
          <table:table-cell table:formula="of:=FLOOR(-128+[.A35]/2)" office:value-type="float" office:value="-112" calcext:value-type="float">
            <text:p>-112</text:p>
          </table:table-cell>
          <table:table-cell table:formula="of:=-128 + FLOOR(RAND() * 256)" office:value-type="float" office:value="-52" calcext:value-type="float">
            <text:p>-5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 127 * SIN(RADIANS([.A36] * 360 / 512)))" office:value-type="float" office:value="50" calcext:value-type="float">
            <text:p>50</text:p>
          </table:table-cell>
          <table:table-cell table:formula="of:=IF([.A36]&lt;128; [.A36]; IF([.A36]&lt;384; 255-[.A36]; -512+[.A36]))" office:value-type="float" office:value="33" calcext:value-type="float">
            <text:p>33</text:p>
          </table:table-cell>
          <table:table-cell table:formula="of:=IF([.A36]&lt;256; -128; 127)" office:value-type="float" office:value="-128" calcext:value-type="float">
            <text:p>-128</text:p>
          </table:table-cell>
          <table:table-cell table:formula="of:=FLOOR(-128+[.A36]/2)" office:value-type="float" office:value="-112" calcext:value-type="float">
            <text:p>-112</text:p>
          </table:table-cell>
          <table:table-cell table:formula="of:=-128 + FLOOR(RAND() * 256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 127 * SIN(RADIANS([.A37] * 360 / 512)))" office:value-type="float" office:value="51" calcext:value-type="float">
            <text:p>51</text:p>
          </table:table-cell>
          <table:table-cell table:formula="of:=IF([.A37]&lt;128; [.A37]; IF([.A37]&lt;384; 255-[.A37]; -512+[.A37]))" office:value-type="float" office:value="34" calcext:value-type="float">
            <text:p>34</text:p>
          </table:table-cell>
          <table:table-cell table:formula="of:=IF([.A37]&lt;256; -128; 127)" office:value-type="float" office:value="-128" calcext:value-type="float">
            <text:p>-128</text:p>
          </table:table-cell>
          <table:table-cell table:formula="of:=FLOOR(-128+[.A37]/2)" office:value-type="float" office:value="-111" calcext:value-type="float">
            <text:p>-111</text:p>
          </table:table-cell>
          <table:table-cell table:formula="of:=-128 + FLOOR(RAND() * 256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 127 * SIN(RADIANS([.A38] * 360 / 512)))" office:value-type="float" office:value="52" calcext:value-type="float">
            <text:p>52</text:p>
          </table:table-cell>
          <table:table-cell table:formula="of:=IF([.A38]&lt;128; [.A38]; IF([.A38]&lt;384; 255-[.A38]; -512+[.A38]))" office:value-type="float" office:value="35" calcext:value-type="float">
            <text:p>35</text:p>
          </table:table-cell>
          <table:table-cell table:formula="of:=IF([.A38]&lt;256; -128; 127)" office:value-type="float" office:value="-128" calcext:value-type="float">
            <text:p>-128</text:p>
          </table:table-cell>
          <table:table-cell table:formula="of:=FLOOR(-128+[.A38]/2)" office:value-type="float" office:value="-111" calcext:value-type="float">
            <text:p>-111</text:p>
          </table:table-cell>
          <table:table-cell table:formula="of:=-128 + FLOOR(RAND() * 256)"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 127 * SIN(RADIANS([.A39] * 360 / 512)))" office:value-type="float" office:value="54" calcext:value-type="float">
            <text:p>54</text:p>
          </table:table-cell>
          <table:table-cell table:formula="of:=IF([.A39]&lt;128; [.A39]; IF([.A39]&lt;384; 255-[.A39]; -512+[.A39]))" office:value-type="float" office:value="36" calcext:value-type="float">
            <text:p>36</text:p>
          </table:table-cell>
          <table:table-cell table:formula="of:=IF([.A39]&lt;256; -128; 127)" office:value-type="float" office:value="-128" calcext:value-type="float">
            <text:p>-128</text:p>
          </table:table-cell>
          <table:table-cell table:formula="of:=FLOOR(-128+[.A39]/2)" office:value-type="float" office:value="-110" calcext:value-type="float">
            <text:p>-110</text:p>
          </table:table-cell>
          <table:table-cell table:formula="of:=-128 + FLOOR(RAND() * 256)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 127 * SIN(RADIANS([.A40] * 360 / 512)))" office:value-type="float" office:value="55" calcext:value-type="float">
            <text:p>55</text:p>
          </table:table-cell>
          <table:table-cell table:formula="of:=IF([.A40]&lt;128; [.A40]; IF([.A40]&lt;384; 255-[.A40]; -512+[.A40]))" office:value-type="float" office:value="37" calcext:value-type="float">
            <text:p>37</text:p>
          </table:table-cell>
          <table:table-cell table:formula="of:=IF([.A40]&lt;256; -128; 127)" office:value-type="float" office:value="-128" calcext:value-type="float">
            <text:p>-128</text:p>
          </table:table-cell>
          <table:table-cell table:formula="of:=FLOOR(-128+[.A40]/2)" office:value-type="float" office:value="-110" calcext:value-type="float">
            <text:p>-110</text:p>
          </table:table-cell>
          <table:table-cell table:formula="of:=-128 + FLOOR(RAND() * 256)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 127 * SIN(RADIANS([.A41] * 360 / 512)))" office:value-type="float" office:value="57" calcext:value-type="float">
            <text:p>57</text:p>
          </table:table-cell>
          <table:table-cell table:formula="of:=IF([.A41]&lt;128; [.A41]; IF([.A41]&lt;384; 255-[.A41]; -512+[.A41]))" office:value-type="float" office:value="38" calcext:value-type="float">
            <text:p>38</text:p>
          </table:table-cell>
          <table:table-cell table:formula="of:=IF([.A41]&lt;256; -128; 127)" office:value-type="float" office:value="-128" calcext:value-type="float">
            <text:p>-128</text:p>
          </table:table-cell>
          <table:table-cell table:formula="of:=FLOOR(-128+[.A41]/2)" office:value-type="float" office:value="-109" calcext:value-type="float">
            <text:p>-109</text:p>
          </table:table-cell>
          <table:table-cell table:formula="of:=-128 + FLOOR(RAND() * 256)" office:value-type="float" office:value="-109" calcext:value-type="float">
            <text:p>-109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 127 * SIN(RADIANS([.A42] * 360 / 512)))" office:value-type="float" office:value="58" calcext:value-type="float">
            <text:p>58</text:p>
          </table:table-cell>
          <table:table-cell table:formula="of:=IF([.A42]&lt;128; [.A42]; IF([.A42]&lt;384; 255-[.A42]; -512+[.A42]))" office:value-type="float" office:value="39" calcext:value-type="float">
            <text:p>39</text:p>
          </table:table-cell>
          <table:table-cell table:formula="of:=IF([.A42]&lt;256; -128; 127)" office:value-type="float" office:value="-128" calcext:value-type="float">
            <text:p>-128</text:p>
          </table:table-cell>
          <table:table-cell table:formula="of:=FLOOR(-128+[.A42]/2)" office:value-type="float" office:value="-109" calcext:value-type="float">
            <text:p>-109</text:p>
          </table:table-cell>
          <table:table-cell table:formula="of:=-128 + FLOOR(RAND() * 256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 127 * SIN(RADIANS([.A43] * 360 / 512)))" office:value-type="float" office:value="59" calcext:value-type="float">
            <text:p>59</text:p>
          </table:table-cell>
          <table:table-cell table:formula="of:=IF([.A43]&lt;128; [.A43]; IF([.A43]&lt;384; 255-[.A43]; -512+[.A43]))" office:value-type="float" office:value="40" calcext:value-type="float">
            <text:p>40</text:p>
          </table:table-cell>
          <table:table-cell table:formula="of:=IF([.A43]&lt;256; -128; 127)" office:value-type="float" office:value="-128" calcext:value-type="float">
            <text:p>-128</text:p>
          </table:table-cell>
          <table:table-cell table:formula="of:=FLOOR(-128+[.A43]/2)" office:value-type="float" office:value="-108" calcext:value-type="float">
            <text:p>-108</text:p>
          </table:table-cell>
          <table:table-cell table:formula="of:=-128 + FLOOR(RAND() * 256)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 127 * SIN(RADIANS([.A44] * 360 / 512)))" office:value-type="float" office:value="61" calcext:value-type="float">
            <text:p>61</text:p>
          </table:table-cell>
          <table:table-cell table:formula="of:=IF([.A44]&lt;128; [.A44]; IF([.A44]&lt;384; 255-[.A44]; -512+[.A44]))" office:value-type="float" office:value="41" calcext:value-type="float">
            <text:p>41</text:p>
          </table:table-cell>
          <table:table-cell table:formula="of:=IF([.A44]&lt;256; -128; 127)" office:value-type="float" office:value="-128" calcext:value-type="float">
            <text:p>-128</text:p>
          </table:table-cell>
          <table:table-cell table:formula="of:=FLOOR(-128+[.A44]/2)" office:value-type="float" office:value="-108" calcext:value-type="float">
            <text:p>-108</text:p>
          </table:table-cell>
          <table:table-cell table:formula="of:=-128 + FLOOR(RAND() * 256)" office:value-type="float" office:value="-106" calcext:value-type="float">
            <text:p>-106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 127 * SIN(RADIANS([.A45] * 360 / 512)))" office:value-type="float" office:value="62" calcext:value-type="float">
            <text:p>62</text:p>
          </table:table-cell>
          <table:table-cell table:formula="of:=IF([.A45]&lt;128; [.A45]; IF([.A45]&lt;384; 255-[.A45]; -512+[.A45]))" office:value-type="float" office:value="42" calcext:value-type="float">
            <text:p>42</text:p>
          </table:table-cell>
          <table:table-cell table:formula="of:=IF([.A45]&lt;256; -128; 127)" office:value-type="float" office:value="-128" calcext:value-type="float">
            <text:p>-128</text:p>
          </table:table-cell>
          <table:table-cell table:formula="of:=FLOOR(-128+[.A45]/2)" office:value-type="float" office:value="-107" calcext:value-type="float">
            <text:p>-107</text:p>
          </table:table-cell>
          <table:table-cell table:formula="of:=-128 + FLOOR(RAND() * 256)" office:value-type="float" office:value="-13" calcext:value-type="float">
            <text:p>-13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 127 * SIN(RADIANS([.A46] * 360 / 512)))" office:value-type="float" office:value="63" calcext:value-type="float">
            <text:p>63</text:p>
          </table:table-cell>
          <table:table-cell table:formula="of:=IF([.A46]&lt;128; [.A46]; IF([.A46]&lt;384; 255-[.A46]; -512+[.A46]))" office:value-type="float" office:value="43" calcext:value-type="float">
            <text:p>43</text:p>
          </table:table-cell>
          <table:table-cell table:formula="of:=IF([.A46]&lt;256; -128; 127)" office:value-type="float" office:value="-128" calcext:value-type="float">
            <text:p>-128</text:p>
          </table:table-cell>
          <table:table-cell table:formula="of:=FLOOR(-128+[.A46]/2)" office:value-type="float" office:value="-107" calcext:value-type="float">
            <text:p>-107</text:p>
          </table:table-cell>
          <table:table-cell table:formula="of:=-128 + FLOOR(RAND() * 256)" office:value-type="float" office:value="-15" calcext:value-type="float">
            <text:p>-15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 127 * SIN(RADIANS([.A47] * 360 / 512)))" office:value-type="float" office:value="65" calcext:value-type="float">
            <text:p>65</text:p>
          </table:table-cell>
          <table:table-cell table:formula="of:=IF([.A47]&lt;128; [.A47]; IF([.A47]&lt;384; 255-[.A47]; -512+[.A47]))" office:value-type="float" office:value="44" calcext:value-type="float">
            <text:p>44</text:p>
          </table:table-cell>
          <table:table-cell table:formula="of:=IF([.A47]&lt;256; -128; 127)" office:value-type="float" office:value="-128" calcext:value-type="float">
            <text:p>-128</text:p>
          </table:table-cell>
          <table:table-cell table:formula="of:=FLOOR(-128+[.A47]/2)" office:value-type="float" office:value="-106" calcext:value-type="float">
            <text:p>-106</text:p>
          </table:table-cell>
          <table:table-cell table:formula="of:=-128 + FLOOR(RAND() * 256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 127 * SIN(RADIANS([.A48] * 360 / 512)))" office:value-type="float" office:value="66" calcext:value-type="float">
            <text:p>66</text:p>
          </table:table-cell>
          <table:table-cell table:formula="of:=IF([.A48]&lt;128; [.A48]; IF([.A48]&lt;384; 255-[.A48]; -512+[.A48]))" office:value-type="float" office:value="45" calcext:value-type="float">
            <text:p>45</text:p>
          </table:table-cell>
          <table:table-cell table:formula="of:=IF([.A48]&lt;256; -128; 127)" office:value-type="float" office:value="-128" calcext:value-type="float">
            <text:p>-128</text:p>
          </table:table-cell>
          <table:table-cell table:formula="of:=FLOOR(-128+[.A48]/2)" office:value-type="float" office:value="-106" calcext:value-type="float">
            <text:p>-106</text:p>
          </table:table-cell>
          <table:table-cell table:formula="of:=-128 + FLOOR(RAND() * 256)" office:value-type="float" office:value="-3" calcext:value-type="float">
            <text:p>-3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 127 * SIN(RADIANS([.A49] * 360 / 512)))" office:value-type="float" office:value="67" calcext:value-type="float">
            <text:p>67</text:p>
          </table:table-cell>
          <table:table-cell table:formula="of:=IF([.A49]&lt;128; [.A49]; IF([.A49]&lt;384; 255-[.A49]; -512+[.A49]))" office:value-type="float" office:value="46" calcext:value-type="float">
            <text:p>46</text:p>
          </table:table-cell>
          <table:table-cell table:formula="of:=IF([.A49]&lt;256; -128; 127)" office:value-type="float" office:value="-128" calcext:value-type="float">
            <text:p>-128</text:p>
          </table:table-cell>
          <table:table-cell table:formula="of:=FLOOR(-128+[.A49]/2)" office:value-type="float" office:value="-105" calcext:value-type="float">
            <text:p>-105</text:p>
          </table:table-cell>
          <table:table-cell table:formula="of:=-128 + FLOOR(RAND() * 256)" office:value-type="float" office:value="-128" calcext:value-type="float">
            <text:p>-128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 127 * SIN(RADIANS([.A50] * 360 / 512)))" office:value-type="float" office:value="69" calcext:value-type="float">
            <text:p>69</text:p>
          </table:table-cell>
          <table:table-cell table:formula="of:=IF([.A50]&lt;128; [.A50]; IF([.A50]&lt;384; 255-[.A50]; -512+[.A50]))" office:value-type="float" office:value="47" calcext:value-type="float">
            <text:p>47</text:p>
          </table:table-cell>
          <table:table-cell table:formula="of:=IF([.A50]&lt;256; -128; 127)" office:value-type="float" office:value="-128" calcext:value-type="float">
            <text:p>-128</text:p>
          </table:table-cell>
          <table:table-cell table:formula="of:=FLOOR(-128+[.A50]/2)" office:value-type="float" office:value="-105" calcext:value-type="float">
            <text:p>-105</text:p>
          </table:table-cell>
          <table:table-cell table:formula="of:=-128 + FLOOR(RAND() * 256)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 127 * SIN(RADIANS([.A51] * 360 / 512)))" office:value-type="float" office:value="70" calcext:value-type="float">
            <text:p>70</text:p>
          </table:table-cell>
          <table:table-cell table:formula="of:=IF([.A51]&lt;128; [.A51]; IF([.A51]&lt;384; 255-[.A51]; -512+[.A51]))" office:value-type="float" office:value="48" calcext:value-type="float">
            <text:p>48</text:p>
          </table:table-cell>
          <table:table-cell table:formula="of:=IF([.A51]&lt;256; -128; 127)" office:value-type="float" office:value="-128" calcext:value-type="float">
            <text:p>-128</text:p>
          </table:table-cell>
          <table:table-cell table:formula="of:=FLOOR(-128+[.A51]/2)" office:value-type="float" office:value="-104" calcext:value-type="float">
            <text:p>-104</text:p>
          </table:table-cell>
          <table:table-cell table:formula="of:=-128 + FLOOR(RAND() * 256)" office:value-type="float" office:value="-65" calcext:value-type="float">
            <text:p>-65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 127 * SIN(RADIANS([.A52] * 360 / 512)))" office:value-type="float" office:value="71" calcext:value-type="float">
            <text:p>71</text:p>
          </table:table-cell>
          <table:table-cell table:formula="of:=IF([.A52]&lt;128; [.A52]; IF([.A52]&lt;384; 255-[.A52]; -512+[.A52]))" office:value-type="float" office:value="49" calcext:value-type="float">
            <text:p>49</text:p>
          </table:table-cell>
          <table:table-cell table:formula="of:=IF([.A52]&lt;256; -128; 127)" office:value-type="float" office:value="-128" calcext:value-type="float">
            <text:p>-128</text:p>
          </table:table-cell>
          <table:table-cell table:formula="of:=FLOOR(-128+[.A52]/2)" office:value-type="float" office:value="-104" calcext:value-type="float">
            <text:p>-104</text:p>
          </table:table-cell>
          <table:table-cell table:formula="of:=-128 + FLOOR(RAND() * 256)" office:value-type="float" office:value="-36" calcext:value-type="float">
            <text:p>-36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 127 * SIN(RADIANS([.A53] * 360 / 512)))" office:value-type="float" office:value="73" calcext:value-type="float">
            <text:p>73</text:p>
          </table:table-cell>
          <table:table-cell table:formula="of:=IF([.A53]&lt;128; [.A53]; IF([.A53]&lt;384; 255-[.A53]; -512+[.A53]))" office:value-type="float" office:value="50" calcext:value-type="float">
            <text:p>50</text:p>
          </table:table-cell>
          <table:table-cell table:formula="of:=IF([.A53]&lt;256; -128; 127)" office:value-type="float" office:value="-128" calcext:value-type="float">
            <text:p>-128</text:p>
          </table:table-cell>
          <table:table-cell table:formula="of:=FLOOR(-128+[.A53]/2)" office:value-type="float" office:value="-103" calcext:value-type="float">
            <text:p>-103</text:p>
          </table:table-cell>
          <table:table-cell table:formula="of:=-128 + FLOOR(RAND() * 256)" office:value-type="float" office:value="-26" calcext:value-type="float">
            <text:p>-26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FLOOR( 127 * SIN(RADIANS([.A54] * 360 / 512)))" office:value-type="float" office:value="74" calcext:value-type="float">
            <text:p>74</text:p>
          </table:table-cell>
          <table:table-cell table:formula="of:=IF([.A54]&lt;128; [.A54]; IF([.A54]&lt;384; 255-[.A54]; -512+[.A54]))" office:value-type="float" office:value="51" calcext:value-type="float">
            <text:p>51</text:p>
          </table:table-cell>
          <table:table-cell table:formula="of:=IF([.A54]&lt;256; -128; 127)" office:value-type="float" office:value="-128" calcext:value-type="float">
            <text:p>-128</text:p>
          </table:table-cell>
          <table:table-cell table:formula="of:=FLOOR(-128+[.A54]/2)" office:value-type="float" office:value="-103" calcext:value-type="float">
            <text:p>-103</text:p>
          </table:table-cell>
          <table:table-cell table:formula="of:=-128 + FLOOR(RAND() * 256)" office:value-type="float" office:value="-101" calcext:value-type="float">
            <text:p>-101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FLOOR( 127 * SIN(RADIANS([.A55] * 360 / 512)))" office:value-type="float" office:value="75" calcext:value-type="float">
            <text:p>75</text:p>
          </table:table-cell>
          <table:table-cell table:formula="of:=IF([.A55]&lt;128; [.A55]; IF([.A55]&lt;384; 255-[.A55]; -512+[.A55]))" office:value-type="float" office:value="52" calcext:value-type="float">
            <text:p>52</text:p>
          </table:table-cell>
          <table:table-cell table:formula="of:=IF([.A55]&lt;256; -128; 127)" office:value-type="float" office:value="-128" calcext:value-type="float">
            <text:p>-128</text:p>
          </table:table-cell>
          <table:table-cell table:formula="of:=FLOOR(-128+[.A55]/2)" office:value-type="float" office:value="-102" calcext:value-type="float">
            <text:p>-102</text:p>
          </table:table-cell>
          <table:table-cell table:formula="of:=-128 + FLOOR(RAND() * 256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FLOOR( 127 * SIN(RADIANS([.A56] * 360 / 512)))" office:value-type="float" office:value="76" calcext:value-type="float">
            <text:p>76</text:p>
          </table:table-cell>
          <table:table-cell table:formula="of:=IF([.A56]&lt;128; [.A56]; IF([.A56]&lt;384; 255-[.A56]; -512+[.A56]))" office:value-type="float" office:value="53" calcext:value-type="float">
            <text:p>53</text:p>
          </table:table-cell>
          <table:table-cell table:formula="of:=IF([.A56]&lt;256; -128; 127)" office:value-type="float" office:value="-128" calcext:value-type="float">
            <text:p>-128</text:p>
          </table:table-cell>
          <table:table-cell table:formula="of:=FLOOR(-128+[.A56]/2)" office:value-type="float" office:value="-102" calcext:value-type="float">
            <text:p>-102</text:p>
          </table:table-cell>
          <table:table-cell table:formula="of:=-128 + FLOOR(RAND() * 256)" office:value-type="float" office:value="-18" calcext:value-type="float">
            <text:p>-18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FLOOR( 127 * SIN(RADIANS([.A57] * 360 / 512)))" office:value-type="float" office:value="78" calcext:value-type="float">
            <text:p>78</text:p>
          </table:table-cell>
          <table:table-cell table:formula="of:=IF([.A57]&lt;128; [.A57]; IF([.A57]&lt;384; 255-[.A57]; -512+[.A57]))" office:value-type="float" office:value="54" calcext:value-type="float">
            <text:p>54</text:p>
          </table:table-cell>
          <table:table-cell table:formula="of:=IF([.A57]&lt;256; -128; 127)" office:value-type="float" office:value="-128" calcext:value-type="float">
            <text:p>-128</text:p>
          </table:table-cell>
          <table:table-cell table:formula="of:=FLOOR(-128+[.A57]/2)" office:value-type="float" office:value="-101" calcext:value-type="float">
            <text:p>-101</text:p>
          </table:table-cell>
          <table:table-cell table:formula="of:=-128 + FLOOR(RAND() * 256)" office:value-type="float" office:value="-55" calcext:value-type="float">
            <text:p>-5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 127 * SIN(RADIANS([.A58] * 360 / 512)))" office:value-type="float" office:value="79" calcext:value-type="float">
            <text:p>79</text:p>
          </table:table-cell>
          <table:table-cell table:formula="of:=IF([.A58]&lt;128; [.A58]; IF([.A58]&lt;384; 255-[.A58]; -512+[.A58]))" office:value-type="float" office:value="55" calcext:value-type="float">
            <text:p>55</text:p>
          </table:table-cell>
          <table:table-cell table:formula="of:=IF([.A58]&lt;256; -128; 127)" office:value-type="float" office:value="-128" calcext:value-type="float">
            <text:p>-128</text:p>
          </table:table-cell>
          <table:table-cell table:formula="of:=FLOOR(-128+[.A58]/2)" office:value-type="float" office:value="-101" calcext:value-type="float">
            <text:p>-101</text:p>
          </table:table-cell>
          <table:table-cell table:formula="of:=-128 + FLOOR(RAND() * 256)" office:value-type="float" office:value="-54" calcext:value-type="float">
            <text:p>-54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FLOOR( 127 * SIN(RADIANS([.A59] * 360 / 512)))" office:value-type="float" office:value="80" calcext:value-type="float">
            <text:p>80</text:p>
          </table:table-cell>
          <table:table-cell table:formula="of:=IF([.A59]&lt;128; [.A59]; IF([.A59]&lt;384; 255-[.A59]; -512+[.A59]))" office:value-type="float" office:value="56" calcext:value-type="float">
            <text:p>56</text:p>
          </table:table-cell>
          <table:table-cell table:formula="of:=IF([.A59]&lt;256; -128; 127)" office:value-type="float" office:value="-128" calcext:value-type="float">
            <text:p>-128</text:p>
          </table:table-cell>
          <table:table-cell table:formula="of:=FLOOR(-128+[.A59]/2)" office:value-type="float" office:value="-100" calcext:value-type="float">
            <text:p>-100</text:p>
          </table:table-cell>
          <table:table-cell table:formula="of:=-128 + FLOOR(RAND() * 256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FLOOR( 127 * SIN(RADIANS([.A60] * 360 / 512)))" office:value-type="float" office:value="81" calcext:value-type="float">
            <text:p>81</text:p>
          </table:table-cell>
          <table:table-cell table:formula="of:=IF([.A60]&lt;128; [.A60]; IF([.A60]&lt;384; 255-[.A60]; -512+[.A60]))" office:value-type="float" office:value="57" calcext:value-type="float">
            <text:p>57</text:p>
          </table:table-cell>
          <table:table-cell table:formula="of:=IF([.A60]&lt;256; -128; 127)" office:value-type="float" office:value="-128" calcext:value-type="float">
            <text:p>-128</text:p>
          </table:table-cell>
          <table:table-cell table:formula="of:=FLOOR(-128+[.A60]/2)" office:value-type="float" office:value="-100" calcext:value-type="float">
            <text:p>-100</text:p>
          </table:table-cell>
          <table:table-cell table:formula="of:=-128 + FLOOR(RAND() * 256)" office:value-type="float" office:value="-73" calcext:value-type="float">
            <text:p>-73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FLOOR( 127 * SIN(RADIANS([.A61] * 360 / 512)))" office:value-type="float" office:value="82" calcext:value-type="float">
            <text:p>82</text:p>
          </table:table-cell>
          <table:table-cell table:formula="of:=IF([.A61]&lt;128; [.A61]; IF([.A61]&lt;384; 255-[.A61]; -512+[.A61]))" office:value-type="float" office:value="58" calcext:value-type="float">
            <text:p>58</text:p>
          </table:table-cell>
          <table:table-cell table:formula="of:=IF([.A61]&lt;256; -128; 127)" office:value-type="float" office:value="-128" calcext:value-type="float">
            <text:p>-128</text:p>
          </table:table-cell>
          <table:table-cell table:formula="of:=FLOOR(-128+[.A61]/2)" office:value-type="float" office:value="-99" calcext:value-type="float">
            <text:p>-99</text:p>
          </table:table-cell>
          <table:table-cell table:formula="of:=-128 + FLOOR(RAND() * 256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FLOOR( 127 * SIN(RADIANS([.A62] * 360 / 512)))" office:value-type="float" office:value="84" calcext:value-type="float">
            <text:p>84</text:p>
          </table:table-cell>
          <table:table-cell table:formula="of:=IF([.A62]&lt;128; [.A62]; IF([.A62]&lt;384; 255-[.A62]; -512+[.A62]))" office:value-type="float" office:value="59" calcext:value-type="float">
            <text:p>59</text:p>
          </table:table-cell>
          <table:table-cell table:formula="of:=IF([.A62]&lt;256; -128; 127)" office:value-type="float" office:value="-128" calcext:value-type="float">
            <text:p>-128</text:p>
          </table:table-cell>
          <table:table-cell table:formula="of:=FLOOR(-128+[.A62]/2)" office:value-type="float" office:value="-99" calcext:value-type="float">
            <text:p>-99</text:p>
          </table:table-cell>
          <table:table-cell table:formula="of:=-128 + FLOOR(RAND() * 256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 127 * SIN(RADIANS([.A63] * 360 / 512)))" office:value-type="float" office:value="85" calcext:value-type="float">
            <text:p>85</text:p>
          </table:table-cell>
          <table:table-cell table:formula="of:=IF([.A63]&lt;128; [.A63]; IF([.A63]&lt;384; 255-[.A63]; -512+[.A63]))" office:value-type="float" office:value="60" calcext:value-type="float">
            <text:p>60</text:p>
          </table:table-cell>
          <table:table-cell table:formula="of:=IF([.A63]&lt;256; -128; 127)" office:value-type="float" office:value="-128" calcext:value-type="float">
            <text:p>-128</text:p>
          </table:table-cell>
          <table:table-cell table:formula="of:=FLOOR(-128+[.A63]/2)" office:value-type="float" office:value="-98" calcext:value-type="float">
            <text:p>-98</text:p>
          </table:table-cell>
          <table:table-cell table:formula="of:=-128 + FLOOR(RAND() * 256)" office:value-type="float" office:value="-111" calcext:value-type="float">
            <text:p>-111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FLOOR( 127 * SIN(RADIANS([.A64] * 360 / 512)))" office:value-type="float" office:value="86" calcext:value-type="float">
            <text:p>86</text:p>
          </table:table-cell>
          <table:table-cell table:formula="of:=IF([.A64]&lt;128; [.A64]; IF([.A64]&lt;384; 255-[.A64]; -512+[.A64]))" office:value-type="float" office:value="61" calcext:value-type="float">
            <text:p>61</text:p>
          </table:table-cell>
          <table:table-cell table:formula="of:=IF([.A64]&lt;256; -128; 127)" office:value-type="float" office:value="-128" calcext:value-type="float">
            <text:p>-128</text:p>
          </table:table-cell>
          <table:table-cell table:formula="of:=FLOOR(-128+[.A64]/2)" office:value-type="float" office:value="-98" calcext:value-type="float">
            <text:p>-98</text:p>
          </table:table-cell>
          <table:table-cell table:formula="of:=-128 + FLOOR(RAND() * 256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FLOOR( 127 * SIN(RADIANS([.A65] * 360 / 512)))" office:value-type="float" office:value="87" calcext:value-type="float">
            <text:p>87</text:p>
          </table:table-cell>
          <table:table-cell table:formula="of:=IF([.A65]&lt;128; [.A65]; IF([.A65]&lt;384; 255-[.A65]; -512+[.A65]))" office:value-type="float" office:value="62" calcext:value-type="float">
            <text:p>62</text:p>
          </table:table-cell>
          <table:table-cell table:formula="of:=IF([.A65]&lt;256; -128; 127)" office:value-type="float" office:value="-128" calcext:value-type="float">
            <text:p>-128</text:p>
          </table:table-cell>
          <table:table-cell table:formula="of:=FLOOR(-128+[.A65]/2)" office:value-type="float" office:value="-97" calcext:value-type="float">
            <text:p>-97</text:p>
          </table:table-cell>
          <table:table-cell table:formula="of:=-128 + FLOOR(RAND() * 256)" office:value-type="float" office:value="-65" calcext:value-type="float">
            <text:p>-65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FLOOR( 127 * SIN(RADIANS([.A66] * 360 / 512)))" office:value-type="float" office:value="88" calcext:value-type="float">
            <text:p>88</text:p>
          </table:table-cell>
          <table:table-cell table:formula="of:=IF([.A66]&lt;128; [.A66]; IF([.A66]&lt;384; 255-[.A66]; -512+[.A66]))" office:value-type="float" office:value="63" calcext:value-type="float">
            <text:p>63</text:p>
          </table:table-cell>
          <table:table-cell table:formula="of:=IF([.A66]&lt;256; -128; 127)" office:value-type="float" office:value="-128" calcext:value-type="float">
            <text:p>-128</text:p>
          </table:table-cell>
          <table:table-cell table:formula="of:=FLOOR(-128+[.A66]/2)" office:value-type="float" office:value="-97" calcext:value-type="float">
            <text:p>-97</text:p>
          </table:table-cell>
          <table:table-cell table:formula="of:=-128 + FLOOR(RAND() * 256)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FLOOR( 127 * SIN(RADIANS([.A67] * 360 / 512)))" office:value-type="float" office:value="89" calcext:value-type="float">
            <text:p>89</text:p>
          </table:table-cell>
          <table:table-cell table:formula="of:=IF([.A67]&lt;128; [.A67]; IF([.A67]&lt;384; 255-[.A67]; -512+[.A67]))" office:value-type="float" office:value="64" calcext:value-type="float">
            <text:p>64</text:p>
          </table:table-cell>
          <table:table-cell table:formula="of:=IF([.A67]&lt;256; -128; 127)" office:value-type="float" office:value="-128" calcext:value-type="float">
            <text:p>-128</text:p>
          </table:table-cell>
          <table:table-cell table:formula="of:=FLOOR(-128+[.A67]/2)" office:value-type="float" office:value="-96" calcext:value-type="float">
            <text:p>-96</text:p>
          </table:table-cell>
          <table:table-cell table:formula="of:=-128 + FLOOR(RAND() * 256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FLOOR( 127 * SIN(RADIANS([.A68] * 360 / 512)))" office:value-type="float" office:value="90" calcext:value-type="float">
            <text:p>90</text:p>
          </table:table-cell>
          <table:table-cell table:formula="of:=IF([.A68]&lt;128; [.A68]; IF([.A68]&lt;384; 255-[.A68]; -512+[.A68]))" office:value-type="float" office:value="65" calcext:value-type="float">
            <text:p>65</text:p>
          </table:table-cell>
          <table:table-cell table:formula="of:=IF([.A68]&lt;256; -128; 127)" office:value-type="float" office:value="-128" calcext:value-type="float">
            <text:p>-128</text:p>
          </table:table-cell>
          <table:table-cell table:formula="of:=FLOOR(-128+[.A68]/2)" office:value-type="float" office:value="-96" calcext:value-type="float">
            <text:p>-96</text:p>
          </table:table-cell>
          <table:table-cell table:formula="of:=-128 + FLOOR(RAND() * 256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FLOOR( 127 * SIN(RADIANS([.A69] * 360 / 512)))" office:value-type="float" office:value="91" calcext:value-type="float">
            <text:p>91</text:p>
          </table:table-cell>
          <table:table-cell table:formula="of:=IF([.A69]&lt;128; [.A69]; IF([.A69]&lt;384; 255-[.A69]; -512+[.A69]))" office:value-type="float" office:value="66" calcext:value-type="float">
            <text:p>66</text:p>
          </table:table-cell>
          <table:table-cell table:formula="of:=IF([.A69]&lt;256; -128; 127)" office:value-type="float" office:value="-128" calcext:value-type="float">
            <text:p>-128</text:p>
          </table:table-cell>
          <table:table-cell table:formula="of:=FLOOR(-128+[.A69]/2)" office:value-type="float" office:value="-95" calcext:value-type="float">
            <text:p>-95</text:p>
          </table:table-cell>
          <table:table-cell table:formula="of:=-128 + FLOOR(RAND() * 256)" office:value-type="float" office:value="-108" calcext:value-type="float">
            <text:p>-108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FLOOR( 127 * SIN(RADIANS([.A70] * 360 / 512)))" office:value-type="float" office:value="93" calcext:value-type="float">
            <text:p>93</text:p>
          </table:table-cell>
          <table:table-cell table:formula="of:=IF([.A70]&lt;128; [.A70]; IF([.A70]&lt;384; 255-[.A70]; -512+[.A70]))" office:value-type="float" office:value="67" calcext:value-type="float">
            <text:p>67</text:p>
          </table:table-cell>
          <table:table-cell table:formula="of:=IF([.A70]&lt;256; -128; 127)" office:value-type="float" office:value="-128" calcext:value-type="float">
            <text:p>-128</text:p>
          </table:table-cell>
          <table:table-cell table:formula="of:=FLOOR(-128+[.A70]/2)" office:value-type="float" office:value="-95" calcext:value-type="float">
            <text:p>-95</text:p>
          </table:table-cell>
          <table:table-cell table:formula="of:=-128 + FLOOR(RAND() * 256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FLOOR( 127 * SIN(RADIANS([.A71] * 360 / 512)))" office:value-type="float" office:value="94" calcext:value-type="float">
            <text:p>94</text:p>
          </table:table-cell>
          <table:table-cell table:formula="of:=IF([.A71]&lt;128; [.A71]; IF([.A71]&lt;384; 255-[.A71]; -512+[.A71]))" office:value-type="float" office:value="68" calcext:value-type="float">
            <text:p>68</text:p>
          </table:table-cell>
          <table:table-cell table:formula="of:=IF([.A71]&lt;256; -128; 127)" office:value-type="float" office:value="-128" calcext:value-type="float">
            <text:p>-128</text:p>
          </table:table-cell>
          <table:table-cell table:formula="of:=FLOOR(-128+[.A71]/2)" office:value-type="float" office:value="-94" calcext:value-type="float">
            <text:p>-94</text:p>
          </table:table-cell>
          <table:table-cell table:formula="of:=-128 + FLOOR(RAND() * 256)" office:value-type="float" office:value="-26" calcext:value-type="float">
            <text:p>-26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FLOOR( 127 * SIN(RADIANS([.A72] * 360 / 512)))" office:value-type="float" office:value="95" calcext:value-type="float">
            <text:p>95</text:p>
          </table:table-cell>
          <table:table-cell table:formula="of:=IF([.A72]&lt;128; [.A72]; IF([.A72]&lt;384; 255-[.A72]; -512+[.A72]))" office:value-type="float" office:value="69" calcext:value-type="float">
            <text:p>69</text:p>
          </table:table-cell>
          <table:table-cell table:formula="of:=IF([.A72]&lt;256; -128; 127)" office:value-type="float" office:value="-128" calcext:value-type="float">
            <text:p>-128</text:p>
          </table:table-cell>
          <table:table-cell table:formula="of:=FLOOR(-128+[.A72]/2)" office:value-type="float" office:value="-94" calcext:value-type="float">
            <text:p>-94</text:p>
          </table:table-cell>
          <table:table-cell table:formula="of:=-128 + FLOOR(RAND() * 256)" office:value-type="float" office:value="-54" calcext:value-type="float">
            <text:p>-54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 127 * SIN(RADIANS([.A73] * 360 / 512)))" office:value-type="float" office:value="96" calcext:value-type="float">
            <text:p>96</text:p>
          </table:table-cell>
          <table:table-cell table:formula="of:=IF([.A73]&lt;128; [.A73]; IF([.A73]&lt;384; 255-[.A73]; -512+[.A73]))" office:value-type="float" office:value="70" calcext:value-type="float">
            <text:p>70</text:p>
          </table:table-cell>
          <table:table-cell table:formula="of:=IF([.A73]&lt;256; -128; 127)" office:value-type="float" office:value="-128" calcext:value-type="float">
            <text:p>-128</text:p>
          </table:table-cell>
          <table:table-cell table:formula="of:=FLOOR(-128+[.A73]/2)" office:value-type="float" office:value="-93" calcext:value-type="float">
            <text:p>-93</text:p>
          </table:table-cell>
          <table:table-cell table:formula="of:=-128 + FLOOR(RAND() * 256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FLOOR( 127 * SIN(RADIANS([.A74] * 360 / 512)))" office:value-type="float" office:value="97" calcext:value-type="float">
            <text:p>97</text:p>
          </table:table-cell>
          <table:table-cell table:formula="of:=IF([.A74]&lt;128; [.A74]; IF([.A74]&lt;384; 255-[.A74]; -512+[.A74]))" office:value-type="float" office:value="71" calcext:value-type="float">
            <text:p>71</text:p>
          </table:table-cell>
          <table:table-cell table:formula="of:=IF([.A74]&lt;256; -128; 127)" office:value-type="float" office:value="-128" calcext:value-type="float">
            <text:p>-128</text:p>
          </table:table-cell>
          <table:table-cell table:formula="of:=FLOOR(-128+[.A74]/2)" office:value-type="float" office:value="-93" calcext:value-type="float">
            <text:p>-93</text:p>
          </table:table-cell>
          <table:table-cell table:formula="of:=-128 + FLOOR(RAND() * 256)" office:value-type="float" office:value="-31" calcext:value-type="float">
            <text:p>-3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FLOOR( 127 * SIN(RADIANS([.A75] * 360 / 512)))" office:value-type="float" office:value="98" calcext:value-type="float">
            <text:p>98</text:p>
          </table:table-cell>
          <table:table-cell table:formula="of:=IF([.A75]&lt;128; [.A75]; IF([.A75]&lt;384; 255-[.A75]; -512+[.A75]))" office:value-type="float" office:value="72" calcext:value-type="float">
            <text:p>72</text:p>
          </table:table-cell>
          <table:table-cell table:formula="of:=IF([.A75]&lt;256; -128; 127)" office:value-type="float" office:value="-128" calcext:value-type="float">
            <text:p>-128</text:p>
          </table:table-cell>
          <table:table-cell table:formula="of:=FLOOR(-128+[.A75]/2)" office:value-type="float" office:value="-92" calcext:value-type="float">
            <text:p>-92</text:p>
          </table:table-cell>
          <table:table-cell table:formula="of:=-128 + FLOOR(RAND() * 256)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FLOOR( 127 * SIN(RADIANS([.A76] * 360 / 512)))" office:value-type="float" office:value="99" calcext:value-type="float">
            <text:p>99</text:p>
          </table:table-cell>
          <table:table-cell table:formula="of:=IF([.A76]&lt;128; [.A76]; IF([.A76]&lt;384; 255-[.A76]; -512+[.A76]))" office:value-type="float" office:value="73" calcext:value-type="float">
            <text:p>73</text:p>
          </table:table-cell>
          <table:table-cell table:formula="of:=IF([.A76]&lt;256; -128; 127)" office:value-type="float" office:value="-128" calcext:value-type="float">
            <text:p>-128</text:p>
          </table:table-cell>
          <table:table-cell table:formula="of:=FLOOR(-128+[.A76]/2)" office:value-type="float" office:value="-92" calcext:value-type="float">
            <text:p>-92</text:p>
          </table:table-cell>
          <table:table-cell table:formula="of:=-128 + FLOOR(RAND() * 256)"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FLOOR( 127 * SIN(RADIANS([.A77] * 360 / 512)))" office:value-type="float" office:value="100" calcext:value-type="float">
            <text:p>100</text:p>
          </table:table-cell>
          <table:table-cell table:formula="of:=IF([.A77]&lt;128; [.A77]; IF([.A77]&lt;384; 255-[.A77]; -512+[.A77]))" office:value-type="float" office:value="74" calcext:value-type="float">
            <text:p>74</text:p>
          </table:table-cell>
          <table:table-cell table:formula="of:=IF([.A77]&lt;256; -128; 127)" office:value-type="float" office:value="-128" calcext:value-type="float">
            <text:p>-128</text:p>
          </table:table-cell>
          <table:table-cell table:formula="of:=FLOOR(-128+[.A77]/2)" office:value-type="float" office:value="-91" calcext:value-type="float">
            <text:p>-91</text:p>
          </table:table-cell>
          <table:table-cell table:formula="of:=-128 + FLOOR(RAND() * 256)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FLOOR( 127 * SIN(RADIANS([.A78] * 360 / 512)))" office:value-type="float" office:value="101" calcext:value-type="float">
            <text:p>101</text:p>
          </table:table-cell>
          <table:table-cell table:formula="of:=IF([.A78]&lt;128; [.A78]; IF([.A78]&lt;384; 255-[.A78]; -512+[.A78]))" office:value-type="float" office:value="75" calcext:value-type="float">
            <text:p>75</text:p>
          </table:table-cell>
          <table:table-cell table:formula="of:=IF([.A78]&lt;256; -128; 127)" office:value-type="float" office:value="-128" calcext:value-type="float">
            <text:p>-128</text:p>
          </table:table-cell>
          <table:table-cell table:formula="of:=FLOOR(-128+[.A78]/2)" office:value-type="float" office:value="-91" calcext:value-type="float">
            <text:p>-91</text:p>
          </table:table-cell>
          <table:table-cell table:formula="of:=-128 + FLOOR(RAND() * 256)" office:value-type="float" office:value="-51" calcext:value-type="float">
            <text:p>-5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FLOOR( 127 * SIN(RADIANS([.A79] * 360 / 512)))" office:value-type="float" office:value="102" calcext:value-type="float">
            <text:p>102</text:p>
          </table:table-cell>
          <table:table-cell table:formula="of:=IF([.A79]&lt;128; [.A79]; IF([.A79]&lt;384; 255-[.A79]; -512+[.A79]))" office:value-type="float" office:value="76" calcext:value-type="float">
            <text:p>76</text:p>
          </table:table-cell>
          <table:table-cell table:formula="of:=IF([.A79]&lt;256; -128; 127)" office:value-type="float" office:value="-128" calcext:value-type="float">
            <text:p>-128</text:p>
          </table:table-cell>
          <table:table-cell table:formula="of:=FLOOR(-128+[.A79]/2)" office:value-type="float" office:value="-90" calcext:value-type="float">
            <text:p>-90</text:p>
          </table:table-cell>
          <table:table-cell table:formula="of:=-128 + FLOOR(RAND() * 256)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FLOOR( 127 * SIN(RADIANS([.A80] * 360 / 512)))" office:value-type="float" office:value="102" calcext:value-type="float">
            <text:p>102</text:p>
          </table:table-cell>
          <table:table-cell table:formula="of:=IF([.A80]&lt;128; [.A80]; IF([.A80]&lt;384; 255-[.A80]; -512+[.A80]))" office:value-type="float" office:value="77" calcext:value-type="float">
            <text:p>77</text:p>
          </table:table-cell>
          <table:table-cell table:formula="of:=IF([.A80]&lt;256; -128; 127)" office:value-type="float" office:value="-128" calcext:value-type="float">
            <text:p>-128</text:p>
          </table:table-cell>
          <table:table-cell table:formula="of:=FLOOR(-128+[.A80]/2)" office:value-type="float" office:value="-90" calcext:value-type="float">
            <text:p>-90</text:p>
          </table:table-cell>
          <table:table-cell table:formula="of:=-128 + FLOOR(RAND() * 256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FLOOR( 127 * SIN(RADIANS([.A81] * 360 / 512)))" office:value-type="float" office:value="103" calcext:value-type="float">
            <text:p>103</text:p>
          </table:table-cell>
          <table:table-cell table:formula="of:=IF([.A81]&lt;128; [.A81]; IF([.A81]&lt;384; 255-[.A81]; -512+[.A81]))" office:value-type="float" office:value="78" calcext:value-type="float">
            <text:p>78</text:p>
          </table:table-cell>
          <table:table-cell table:formula="of:=IF([.A81]&lt;256; -128; 127)" office:value-type="float" office:value="-128" calcext:value-type="float">
            <text:p>-128</text:p>
          </table:table-cell>
          <table:table-cell table:formula="of:=FLOOR(-128+[.A81]/2)" office:value-type="float" office:value="-89" calcext:value-type="float">
            <text:p>-89</text:p>
          </table:table-cell>
          <table:table-cell table:formula="of:=-128 + FLOOR(RAND() * 256)" office:value-type="float" office:value="-75" calcext:value-type="float">
            <text:p>-75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FLOOR( 127 * SIN(RADIANS([.A82] * 360 / 512)))" office:value-type="float" office:value="104" calcext:value-type="float">
            <text:p>104</text:p>
          </table:table-cell>
          <table:table-cell table:formula="of:=IF([.A82]&lt;128; [.A82]; IF([.A82]&lt;384; 255-[.A82]; -512+[.A82]))" office:value-type="float" office:value="79" calcext:value-type="float">
            <text:p>79</text:p>
          </table:table-cell>
          <table:table-cell table:formula="of:=IF([.A82]&lt;256; -128; 127)" office:value-type="float" office:value="-128" calcext:value-type="float">
            <text:p>-128</text:p>
          </table:table-cell>
          <table:table-cell table:formula="of:=FLOOR(-128+[.A82]/2)" office:value-type="float" office:value="-89" calcext:value-type="float">
            <text:p>-89</text:p>
          </table:table-cell>
          <table:table-cell table:formula="of:=-128 + FLOOR(RAND() * 256)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 127 * SIN(RADIANS([.A83] * 360 / 512)))" office:value-type="float" office:value="105" calcext:value-type="float">
            <text:p>105</text:p>
          </table:table-cell>
          <table:table-cell table:formula="of:=IF([.A83]&lt;128; [.A83]; IF([.A83]&lt;384; 255-[.A83]; -512+[.A83]))" office:value-type="float" office:value="80" calcext:value-type="float">
            <text:p>80</text:p>
          </table:table-cell>
          <table:table-cell table:formula="of:=IF([.A83]&lt;256; -128; 127)" office:value-type="float" office:value="-128" calcext:value-type="float">
            <text:p>-128</text:p>
          </table:table-cell>
          <table:table-cell table:formula="of:=FLOOR(-128+[.A83]/2)" office:value-type="float" office:value="-88" calcext:value-type="float">
            <text:p>-88</text:p>
          </table:table-cell>
          <table:table-cell table:formula="of:=-128 + FLOOR(RAND() * 256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FLOOR( 127 * SIN(RADIANS([.A84] * 360 / 512)))" office:value-type="float" office:value="106" calcext:value-type="float">
            <text:p>106</text:p>
          </table:table-cell>
          <table:table-cell table:formula="of:=IF([.A84]&lt;128; [.A84]; IF([.A84]&lt;384; 255-[.A84]; -512+[.A84]))" office:value-type="float" office:value="81" calcext:value-type="float">
            <text:p>81</text:p>
          </table:table-cell>
          <table:table-cell table:formula="of:=IF([.A84]&lt;256; -128; 127)" office:value-type="float" office:value="-128" calcext:value-type="float">
            <text:p>-128</text:p>
          </table:table-cell>
          <table:table-cell table:formula="of:=FLOOR(-128+[.A84]/2)" office:value-type="float" office:value="-88" calcext:value-type="float">
            <text:p>-88</text:p>
          </table:table-cell>
          <table:table-cell table:formula="of:=-128 + FLOOR(RAND() * 256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FLOOR( 127 * SIN(RADIANS([.A85] * 360 / 512)))" office:value-type="float" office:value="107" calcext:value-type="float">
            <text:p>107</text:p>
          </table:table-cell>
          <table:table-cell table:formula="of:=IF([.A85]&lt;128; [.A85]; IF([.A85]&lt;384; 255-[.A85]; -512+[.A85]))" office:value-type="float" office:value="82" calcext:value-type="float">
            <text:p>82</text:p>
          </table:table-cell>
          <table:table-cell table:formula="of:=IF([.A85]&lt;256; -128; 127)" office:value-type="float" office:value="-128" calcext:value-type="float">
            <text:p>-128</text:p>
          </table:table-cell>
          <table:table-cell table:formula="of:=FLOOR(-128+[.A85]/2)" office:value-type="float" office:value="-87" calcext:value-type="float">
            <text:p>-87</text:p>
          </table:table-cell>
          <table:table-cell table:formula="of:=-128 + FLOOR(RAND() * 256)" office:value-type="float" office:value="-55" calcext:value-type="float">
            <text:p>-55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FLOOR( 127 * SIN(RADIANS([.A86] * 360 / 512)))" office:value-type="float" office:value="108" calcext:value-type="float">
            <text:p>108</text:p>
          </table:table-cell>
          <table:table-cell table:formula="of:=IF([.A86]&lt;128; [.A86]; IF([.A86]&lt;384; 255-[.A86]; -512+[.A86]))" office:value-type="float" office:value="83" calcext:value-type="float">
            <text:p>83</text:p>
          </table:table-cell>
          <table:table-cell table:formula="of:=IF([.A86]&lt;256; -128; 127)" office:value-type="float" office:value="-128" calcext:value-type="float">
            <text:p>-128</text:p>
          </table:table-cell>
          <table:table-cell table:formula="of:=FLOOR(-128+[.A86]/2)" office:value-type="float" office:value="-87" calcext:value-type="float">
            <text:p>-87</text:p>
          </table:table-cell>
          <table:table-cell table:formula="of:=-128 + FLOOR(RAND() * 256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FLOOR( 127 * SIN(RADIANS([.A87] * 360 / 512)))" office:value-type="float" office:value="108" calcext:value-type="float">
            <text:p>108</text:p>
          </table:table-cell>
          <table:table-cell table:formula="of:=IF([.A87]&lt;128; [.A87]; IF([.A87]&lt;384; 255-[.A87]; -512+[.A87]))" office:value-type="float" office:value="84" calcext:value-type="float">
            <text:p>84</text:p>
          </table:table-cell>
          <table:table-cell table:formula="of:=IF([.A87]&lt;256; -128; 127)" office:value-type="float" office:value="-128" calcext:value-type="float">
            <text:p>-128</text:p>
          </table:table-cell>
          <table:table-cell table:formula="of:=FLOOR(-128+[.A87]/2)" office:value-type="float" office:value="-86" calcext:value-type="float">
            <text:p>-86</text:p>
          </table:table-cell>
          <table:table-cell table:formula="of:=-128 + FLOOR(RAND() * 256)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FLOOR( 127 * SIN(RADIANS([.A88] * 360 / 512)))" office:value-type="float" office:value="109" calcext:value-type="float">
            <text:p>109</text:p>
          </table:table-cell>
          <table:table-cell table:formula="of:=IF([.A88]&lt;128; [.A88]; IF([.A88]&lt;384; 255-[.A88]; -512+[.A88]))" office:value-type="float" office:value="85" calcext:value-type="float">
            <text:p>85</text:p>
          </table:table-cell>
          <table:table-cell table:formula="of:=IF([.A88]&lt;256; -128; 127)" office:value-type="float" office:value="-128" calcext:value-type="float">
            <text:p>-128</text:p>
          </table:table-cell>
          <table:table-cell table:formula="of:=FLOOR(-128+[.A88]/2)" office:value-type="float" office:value="-86" calcext:value-type="float">
            <text:p>-86</text:p>
          </table:table-cell>
          <table:table-cell table:formula="of:=-128 + FLOOR(RAND() * 256)" office:value-type="float" office:value="-73" calcext:value-type="float">
            <text:p>-73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FLOOR( 127 * SIN(RADIANS([.A89] * 360 / 512)))" office:value-type="float" office:value="110" calcext:value-type="float">
            <text:p>110</text:p>
          </table:table-cell>
          <table:table-cell table:formula="of:=IF([.A89]&lt;128; [.A89]; IF([.A89]&lt;384; 255-[.A89]; -512+[.A89]))" office:value-type="float" office:value="86" calcext:value-type="float">
            <text:p>86</text:p>
          </table:table-cell>
          <table:table-cell table:formula="of:=IF([.A89]&lt;256; -128; 127)" office:value-type="float" office:value="-128" calcext:value-type="float">
            <text:p>-128</text:p>
          </table:table-cell>
          <table:table-cell table:formula="of:=FLOOR(-128+[.A89]/2)" office:value-type="float" office:value="-85" calcext:value-type="float">
            <text:p>-85</text:p>
          </table:table-cell>
          <table:table-cell table:formula="of:=-128 + FLOOR(RAND() * 256)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FLOOR( 127 * SIN(RADIANS([.A90] * 360 / 512)))" office:value-type="float" office:value="111" calcext:value-type="float">
            <text:p>111</text:p>
          </table:table-cell>
          <table:table-cell table:formula="of:=IF([.A90]&lt;128; [.A90]; IF([.A90]&lt;384; 255-[.A90]; -512+[.A90]))" office:value-type="float" office:value="87" calcext:value-type="float">
            <text:p>87</text:p>
          </table:table-cell>
          <table:table-cell table:formula="of:=IF([.A90]&lt;256; -128; 127)" office:value-type="float" office:value="-128" calcext:value-type="float">
            <text:p>-128</text:p>
          </table:table-cell>
          <table:table-cell table:formula="of:=FLOOR(-128+[.A90]/2)" office:value-type="float" office:value="-85" calcext:value-type="float">
            <text:p>-85</text:p>
          </table:table-cell>
          <table:table-cell table:formula="of:=-128 + FLOOR(RAND() * 256)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FLOOR( 127 * SIN(RADIANS([.A91] * 360 / 512)))" office:value-type="float" office:value="112" calcext:value-type="float">
            <text:p>112</text:p>
          </table:table-cell>
          <table:table-cell table:formula="of:=IF([.A91]&lt;128; [.A91]; IF([.A91]&lt;384; 255-[.A91]; -512+[.A91]))" office:value-type="float" office:value="88" calcext:value-type="float">
            <text:p>88</text:p>
          </table:table-cell>
          <table:table-cell table:formula="of:=IF([.A91]&lt;256; -128; 127)" office:value-type="float" office:value="-128" calcext:value-type="float">
            <text:p>-128</text:p>
          </table:table-cell>
          <table:table-cell table:formula="of:=FLOOR(-128+[.A91]/2)" office:value-type="float" office:value="-84" calcext:value-type="float">
            <text:p>-84</text:p>
          </table:table-cell>
          <table:table-cell table:formula="of:=-128 + FLOOR(RAND() * 256)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FLOOR( 127 * SIN(RADIANS([.A92] * 360 / 512)))" office:value-type="float" office:value="112" calcext:value-type="float">
            <text:p>112</text:p>
          </table:table-cell>
          <table:table-cell table:formula="of:=IF([.A92]&lt;128; [.A92]; IF([.A92]&lt;384; 255-[.A92]; -512+[.A92]))" office:value-type="float" office:value="89" calcext:value-type="float">
            <text:p>89</text:p>
          </table:table-cell>
          <table:table-cell table:formula="of:=IF([.A92]&lt;256; -128; 127)" office:value-type="float" office:value="-128" calcext:value-type="float">
            <text:p>-128</text:p>
          </table:table-cell>
          <table:table-cell table:formula="of:=FLOOR(-128+[.A92]/2)" office:value-type="float" office:value="-84" calcext:value-type="float">
            <text:p>-84</text:p>
          </table:table-cell>
          <table:table-cell table:formula="of:=-128 + FLOOR(RAND() * 256)" office:value-type="float" office:value="-85" calcext:value-type="float">
            <text:p>-8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 127 * SIN(RADIANS([.A93] * 360 / 512)))" office:value-type="float" office:value="113" calcext:value-type="float">
            <text:p>113</text:p>
          </table:table-cell>
          <table:table-cell table:formula="of:=IF([.A93]&lt;128; [.A93]; IF([.A93]&lt;384; 255-[.A93]; -512+[.A93]))" office:value-type="float" office:value="90" calcext:value-type="float">
            <text:p>90</text:p>
          </table:table-cell>
          <table:table-cell table:formula="of:=IF([.A93]&lt;256; -128; 127)" office:value-type="float" office:value="-128" calcext:value-type="float">
            <text:p>-128</text:p>
          </table:table-cell>
          <table:table-cell table:formula="of:=FLOOR(-128+[.A93]/2)" office:value-type="float" office:value="-83" calcext:value-type="float">
            <text:p>-83</text:p>
          </table:table-cell>
          <table:table-cell table:formula="of:=-128 + FLOOR(RAND() * 256)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FLOOR( 127 * SIN(RADIANS([.A94] * 360 / 512)))" office:value-type="float" office:value="114" calcext:value-type="float">
            <text:p>114</text:p>
          </table:table-cell>
          <table:table-cell table:formula="of:=IF([.A94]&lt;128; [.A94]; IF([.A94]&lt;384; 255-[.A94]; -512+[.A94]))" office:value-type="float" office:value="91" calcext:value-type="float">
            <text:p>91</text:p>
          </table:table-cell>
          <table:table-cell table:formula="of:=IF([.A94]&lt;256; -128; 127)" office:value-type="float" office:value="-128" calcext:value-type="float">
            <text:p>-128</text:p>
          </table:table-cell>
          <table:table-cell table:formula="of:=FLOOR(-128+[.A94]/2)" office:value-type="float" office:value="-83" calcext:value-type="float">
            <text:p>-83</text:p>
          </table:table-cell>
          <table:table-cell table:formula="of:=-128 + FLOOR(RAND() * 256)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FLOOR( 127 * SIN(RADIANS([.A95] * 360 / 512)))" office:value-type="float" office:value="114" calcext:value-type="float">
            <text:p>114</text:p>
          </table:table-cell>
          <table:table-cell table:formula="of:=IF([.A95]&lt;128; [.A95]; IF([.A95]&lt;384; 255-[.A95]; -512+[.A95]))" office:value-type="float" office:value="92" calcext:value-type="float">
            <text:p>92</text:p>
          </table:table-cell>
          <table:table-cell table:formula="of:=IF([.A95]&lt;256; -128; 127)" office:value-type="float" office:value="-128" calcext:value-type="float">
            <text:p>-128</text:p>
          </table:table-cell>
          <table:table-cell table:formula="of:=FLOOR(-128+[.A95]/2)" office:value-type="float" office:value="-82" calcext:value-type="float">
            <text:p>-82</text:p>
          </table:table-cell>
          <table:table-cell table:formula="of:=-128 + FLOOR(RAND() * 256)" office:value-type="float" office:value="-15" calcext:value-type="float">
            <text:p>-15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FLOOR( 127 * SIN(RADIANS([.A96] * 360 / 512)))" office:value-type="float" office:value="115" calcext:value-type="float">
            <text:p>115</text:p>
          </table:table-cell>
          <table:table-cell table:formula="of:=IF([.A96]&lt;128; [.A96]; IF([.A96]&lt;384; 255-[.A96]; -512+[.A96]))" office:value-type="float" office:value="93" calcext:value-type="float">
            <text:p>93</text:p>
          </table:table-cell>
          <table:table-cell table:formula="of:=IF([.A96]&lt;256; -128; 127)" office:value-type="float" office:value="-128" calcext:value-type="float">
            <text:p>-128</text:p>
          </table:table-cell>
          <table:table-cell table:formula="of:=FLOOR(-128+[.A96]/2)" office:value-type="float" office:value="-82" calcext:value-type="float">
            <text:p>-82</text:p>
          </table:table-cell>
          <table:table-cell table:formula="of:=-128 + FLOOR(RAND() * 256)" office:value-type="float" office:value="-18" calcext:value-type="float">
            <text:p>-18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FLOOR( 127 * SIN(RADIANS([.A97] * 360 / 512)))" office:value-type="float" office:value="116" calcext:value-type="float">
            <text:p>116</text:p>
          </table:table-cell>
          <table:table-cell table:formula="of:=IF([.A97]&lt;128; [.A97]; IF([.A97]&lt;384; 255-[.A97]; -512+[.A97]))" office:value-type="float" office:value="94" calcext:value-type="float">
            <text:p>94</text:p>
          </table:table-cell>
          <table:table-cell table:formula="of:=IF([.A97]&lt;256; -128; 127)" office:value-type="float" office:value="-128" calcext:value-type="float">
            <text:p>-128</text:p>
          </table:table-cell>
          <table:table-cell table:formula="of:=FLOOR(-128+[.A97]/2)" office:value-type="float" office:value="-81" calcext:value-type="float">
            <text:p>-81</text:p>
          </table:table-cell>
          <table:table-cell table:formula="of:=-128 + FLOOR(RAND() * 256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FLOOR( 127 * SIN(RADIANS([.A98] * 360 / 512)))" office:value-type="float" office:value="116" calcext:value-type="float">
            <text:p>116</text:p>
          </table:table-cell>
          <table:table-cell table:formula="of:=IF([.A98]&lt;128; [.A98]; IF([.A98]&lt;384; 255-[.A98]; -512+[.A98]))" office:value-type="float" office:value="95" calcext:value-type="float">
            <text:p>95</text:p>
          </table:table-cell>
          <table:table-cell table:formula="of:=IF([.A98]&lt;256; -128; 127)" office:value-type="float" office:value="-128" calcext:value-type="float">
            <text:p>-128</text:p>
          </table:table-cell>
          <table:table-cell table:formula="of:=FLOOR(-128+[.A98]/2)" office:value-type="float" office:value="-81" calcext:value-type="float">
            <text:p>-81</text:p>
          </table:table-cell>
          <table:table-cell table:formula="of:=-128 + FLOOR(RAND() * 256)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FLOOR( 127 * SIN(RADIANS([.A99] * 360 / 512)))" office:value-type="float" office:value="117" calcext:value-type="float">
            <text:p>117</text:p>
          </table:table-cell>
          <table:table-cell table:formula="of:=IF([.A99]&lt;128; [.A99]; IF([.A99]&lt;384; 255-[.A99]; -512+[.A99]))" office:value-type="float" office:value="96" calcext:value-type="float">
            <text:p>96</text:p>
          </table:table-cell>
          <table:table-cell table:formula="of:=IF([.A99]&lt;256; -128; 127)" office:value-type="float" office:value="-128" calcext:value-type="float">
            <text:p>-128</text:p>
          </table:table-cell>
          <table:table-cell table:formula="of:=FLOOR(-128+[.A99]/2)" office:value-type="float" office:value="-80" calcext:value-type="float">
            <text:p>-80</text:p>
          </table:table-cell>
          <table:table-cell table:formula="of:=-128 + FLOOR(RAND() * 256)" office:value-type="float" office:value="-38" calcext:value-type="float">
            <text:p>-38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FLOOR( 127 * SIN(RADIANS([.A100] * 360 / 512)))" office:value-type="float" office:value="117" calcext:value-type="float">
            <text:p>117</text:p>
          </table:table-cell>
          <table:table-cell table:formula="of:=IF([.A100]&lt;128; [.A100]; IF([.A100]&lt;384; 255-[.A100]; -512+[.A100]))" office:value-type="float" office:value="97" calcext:value-type="float">
            <text:p>97</text:p>
          </table:table-cell>
          <table:table-cell table:formula="of:=IF([.A100]&lt;256; -128; 127)" office:value-type="float" office:value="-128" calcext:value-type="float">
            <text:p>-128</text:p>
          </table:table-cell>
          <table:table-cell table:formula="of:=FLOOR(-128+[.A100]/2)" office:value-type="float" office:value="-80" calcext:value-type="float">
            <text:p>-80</text:p>
          </table:table-cell>
          <table:table-cell table:formula="of:=-128 + FLOOR(RAND() * 256)" office:value-type="float" office:value="-50" calcext:value-type="float">
            <text:p>-5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FLOOR( 127 * SIN(RADIANS([.A101] * 360 / 512)))" office:value-type="float" office:value="118" calcext:value-type="float">
            <text:p>118</text:p>
          </table:table-cell>
          <table:table-cell table:formula="of:=IF([.A101]&lt;128; [.A101]; IF([.A101]&lt;384; 255-[.A101]; -512+[.A101]))" office:value-type="float" office:value="98" calcext:value-type="float">
            <text:p>98</text:p>
          </table:table-cell>
          <table:table-cell table:formula="of:=IF([.A101]&lt;256; -128; 127)" office:value-type="float" office:value="-128" calcext:value-type="float">
            <text:p>-128</text:p>
          </table:table-cell>
          <table:table-cell table:formula="of:=FLOOR(-128+[.A101]/2)" office:value-type="float" office:value="-79" calcext:value-type="float">
            <text:p>-79</text:p>
          </table:table-cell>
          <table:table-cell table:formula="of:=-128 + FLOOR(RAND() * 256)" office:value-type="float" office:value="-128" calcext:value-type="float">
            <text:p>-128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FLOOR( 127 * SIN(RADIANS([.A102] * 360 / 512)))" office:value-type="float" office:value="119" calcext:value-type="float">
            <text:p>119</text:p>
          </table:table-cell>
          <table:table-cell table:formula="of:=IF([.A102]&lt;128; [.A102]; IF([.A102]&lt;384; 255-[.A102]; -512+[.A102]))" office:value-type="float" office:value="99" calcext:value-type="float">
            <text:p>99</text:p>
          </table:table-cell>
          <table:table-cell table:formula="of:=IF([.A102]&lt;256; -128; 127)" office:value-type="float" office:value="-128" calcext:value-type="float">
            <text:p>-128</text:p>
          </table:table-cell>
          <table:table-cell table:formula="of:=FLOOR(-128+[.A102]/2)" office:value-type="float" office:value="-79" calcext:value-type="float">
            <text:p>-79</text:p>
          </table:table-cell>
          <table:table-cell table:formula="of:=-128 + FLOOR(RAND() * 256)" office:value-type="float" office:value="-97" calcext:value-type="float">
            <text:p>-9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 127 * SIN(RADIANS([.A103] * 360 / 512)))" office:value-type="float" office:value="119" calcext:value-type="float">
            <text:p>119</text:p>
          </table:table-cell>
          <table:table-cell table:formula="of:=IF([.A103]&lt;128; [.A103]; IF([.A103]&lt;384; 255-[.A103]; -512+[.A103]))" office:value-type="float" office:value="100" calcext:value-type="float">
            <text:p>100</text:p>
          </table:table-cell>
          <table:table-cell table:formula="of:=IF([.A103]&lt;256; -128; 127)" office:value-type="float" office:value="-128" calcext:value-type="float">
            <text:p>-128</text:p>
          </table:table-cell>
          <table:table-cell table:formula="of:=FLOOR(-128+[.A103]/2)" office:value-type="float" office:value="-78" calcext:value-type="float">
            <text:p>-78</text:p>
          </table:table-cell>
          <table:table-cell table:formula="of:=-128 + FLOOR(RAND() * 256)" office:value-type="float" office:value="-22" calcext:value-type="float">
            <text:p>-22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FLOOR( 127 * SIN(RADIANS([.A104] * 360 / 512)))" office:value-type="float" office:value="120" calcext:value-type="float">
            <text:p>120</text:p>
          </table:table-cell>
          <table:table-cell table:formula="of:=IF([.A104]&lt;128; [.A104]; IF([.A104]&lt;384; 255-[.A104]; -512+[.A104]))" office:value-type="float" office:value="101" calcext:value-type="float">
            <text:p>101</text:p>
          </table:table-cell>
          <table:table-cell table:formula="of:=IF([.A104]&lt;256; -128; 127)" office:value-type="float" office:value="-128" calcext:value-type="float">
            <text:p>-128</text:p>
          </table:table-cell>
          <table:table-cell table:formula="of:=FLOOR(-128+[.A104]/2)" office:value-type="float" office:value="-78" calcext:value-type="float">
            <text:p>-78</text:p>
          </table:table-cell>
          <table:table-cell table:formula="of:=-128 + FLOOR(RAND() * 256)" office:value-type="float" office:value="-71" calcext:value-type="float">
            <text:p>-71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FLOOR( 127 * SIN(RADIANS([.A105] * 360 / 512)))" office:value-type="float" office:value="120" calcext:value-type="float">
            <text:p>120</text:p>
          </table:table-cell>
          <table:table-cell table:formula="of:=IF([.A105]&lt;128; [.A105]; IF([.A105]&lt;384; 255-[.A105]; -512+[.A105]))" office:value-type="float" office:value="102" calcext:value-type="float">
            <text:p>102</text:p>
          </table:table-cell>
          <table:table-cell table:formula="of:=IF([.A105]&lt;256; -128; 127)" office:value-type="float" office:value="-128" calcext:value-type="float">
            <text:p>-128</text:p>
          </table:table-cell>
          <table:table-cell table:formula="of:=FLOOR(-128+[.A105]/2)" office:value-type="float" office:value="-77" calcext:value-type="float">
            <text:p>-77</text:p>
          </table:table-cell>
          <table:table-cell table:formula="of:=-128 + FLOOR(RAND() * 256)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FLOOR( 127 * SIN(RADIANS([.A106] * 360 / 512)))" office:value-type="float" office:value="121" calcext:value-type="float">
            <text:p>121</text:p>
          </table:table-cell>
          <table:table-cell table:formula="of:=IF([.A106]&lt;128; [.A106]; IF([.A106]&lt;384; 255-[.A106]; -512+[.A106]))" office:value-type="float" office:value="103" calcext:value-type="float">
            <text:p>103</text:p>
          </table:table-cell>
          <table:table-cell table:formula="of:=IF([.A106]&lt;256; -128; 127)" office:value-type="float" office:value="-128" calcext:value-type="float">
            <text:p>-128</text:p>
          </table:table-cell>
          <table:table-cell table:formula="of:=FLOOR(-128+[.A106]/2)" office:value-type="float" office:value="-77" calcext:value-type="float">
            <text:p>-77</text:p>
          </table:table-cell>
          <table:table-cell table:formula="of:=-128 + FLOOR(RAND() * 256)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FLOOR( 127 * SIN(RADIANS([.A107] * 360 / 512)))" office:value-type="float" office:value="121" calcext:value-type="float">
            <text:p>121</text:p>
          </table:table-cell>
          <table:table-cell table:formula="of:=IF([.A107]&lt;128; [.A107]; IF([.A107]&lt;384; 255-[.A107]; -512+[.A107]))" office:value-type="float" office:value="104" calcext:value-type="float">
            <text:p>104</text:p>
          </table:table-cell>
          <table:table-cell table:formula="of:=IF([.A107]&lt;256; -128; 127)" office:value-type="float" office:value="-128" calcext:value-type="float">
            <text:p>-128</text:p>
          </table:table-cell>
          <table:table-cell table:formula="of:=FLOOR(-128+[.A107]/2)" office:value-type="float" office:value="-76" calcext:value-type="float">
            <text:p>-76</text:p>
          </table:table-cell>
          <table:table-cell table:formula="of:=-128 + FLOOR(RAND() * 256)" office:value-type="float" office:value="-22" calcext:value-type="float">
            <text:p>-22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FLOOR( 127 * SIN(RADIANS([.A108] * 360 / 512)))" office:value-type="float" office:value="121" calcext:value-type="float">
            <text:p>121</text:p>
          </table:table-cell>
          <table:table-cell table:formula="of:=IF([.A108]&lt;128; [.A108]; IF([.A108]&lt;384; 255-[.A108]; -512+[.A108]))" office:value-type="float" office:value="105" calcext:value-type="float">
            <text:p>105</text:p>
          </table:table-cell>
          <table:table-cell table:formula="of:=IF([.A108]&lt;256; -128; 127)" office:value-type="float" office:value="-128" calcext:value-type="float">
            <text:p>-128</text:p>
          </table:table-cell>
          <table:table-cell table:formula="of:=FLOOR(-128+[.A108]/2)" office:value-type="float" office:value="-76" calcext:value-type="float">
            <text:p>-76</text:p>
          </table:table-cell>
          <table:table-cell table:formula="of:=-128 + FLOOR(RAND() * 256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FLOOR( 127 * SIN(RADIANS([.A109] * 360 / 512)))" office:value-type="float" office:value="122" calcext:value-type="float">
            <text:p>122</text:p>
          </table:table-cell>
          <table:table-cell table:formula="of:=IF([.A109]&lt;128; [.A109]; IF([.A109]&lt;384; 255-[.A109]; -512+[.A109]))" office:value-type="float" office:value="106" calcext:value-type="float">
            <text:p>106</text:p>
          </table:table-cell>
          <table:table-cell table:formula="of:=IF([.A109]&lt;256; -128; 127)" office:value-type="float" office:value="-128" calcext:value-type="float">
            <text:p>-128</text:p>
          </table:table-cell>
          <table:table-cell table:formula="of:=FLOOR(-128+[.A109]/2)" office:value-type="float" office:value="-75" calcext:value-type="float">
            <text:p>-75</text:p>
          </table:table-cell>
          <table:table-cell table:formula="of:=-128 + FLOOR(RAND() * 256)" office:value-type="float" office:value="-95" calcext:value-type="float">
            <text:p>-95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FLOOR( 127 * SIN(RADIANS([.A110] * 360 / 512)))" office:value-type="float" office:value="122" calcext:value-type="float">
            <text:p>122</text:p>
          </table:table-cell>
          <table:table-cell table:formula="of:=IF([.A110]&lt;128; [.A110]; IF([.A110]&lt;384; 255-[.A110]; -512+[.A110]))" office:value-type="float" office:value="107" calcext:value-type="float">
            <text:p>107</text:p>
          </table:table-cell>
          <table:table-cell table:formula="of:=IF([.A110]&lt;256; -128; 127)" office:value-type="float" office:value="-128" calcext:value-type="float">
            <text:p>-128</text:p>
          </table:table-cell>
          <table:table-cell table:formula="of:=FLOOR(-128+[.A110]/2)" office:value-type="float" office:value="-75" calcext:value-type="float">
            <text:p>-75</text:p>
          </table:table-cell>
          <table:table-cell table:formula="of:=-128 + FLOOR(RAND() * 256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FLOOR( 127 * SIN(RADIANS([.A111] * 360 / 512)))" office:value-type="float" office:value="123" calcext:value-type="float">
            <text:p>123</text:p>
          </table:table-cell>
          <table:table-cell table:formula="of:=IF([.A111]&lt;128; [.A111]; IF([.A111]&lt;384; 255-[.A111]; -512+[.A111]))" office:value-type="float" office:value="108" calcext:value-type="float">
            <text:p>108</text:p>
          </table:table-cell>
          <table:table-cell table:formula="of:=IF([.A111]&lt;256; -128; 127)" office:value-type="float" office:value="-128" calcext:value-type="float">
            <text:p>-128</text:p>
          </table:table-cell>
          <table:table-cell table:formula="of:=FLOOR(-128+[.A111]/2)" office:value-type="float" office:value="-74" calcext:value-type="float">
            <text:p>-74</text:p>
          </table:table-cell>
          <table:table-cell table:formula="of:=-128 + FLOOR(RAND() * 256)" office:value-type="float" office:value="-9" calcext:value-type="float">
            <text:p>-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FLOOR( 127 * SIN(RADIANS([.A112] * 360 / 512)))" office:value-type="float" office:value="123" calcext:value-type="float">
            <text:p>123</text:p>
          </table:table-cell>
          <table:table-cell table:formula="of:=IF([.A112]&lt;128; [.A112]; IF([.A112]&lt;384; 255-[.A112]; -512+[.A112]))" office:value-type="float" office:value="109" calcext:value-type="float">
            <text:p>109</text:p>
          </table:table-cell>
          <table:table-cell table:formula="of:=IF([.A112]&lt;256; -128; 127)" office:value-type="float" office:value="-128" calcext:value-type="float">
            <text:p>-128</text:p>
          </table:table-cell>
          <table:table-cell table:formula="of:=FLOOR(-128+[.A112]/2)" office:value-type="float" office:value="-74" calcext:value-type="float">
            <text:p>-74</text:p>
          </table:table-cell>
          <table:table-cell table:formula="of:=-128 + FLOOR(RAND() * 256)" office:value-type="float" office:value="-67" calcext:value-type="float">
            <text:p>-67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 127 * SIN(RADIANS([.A113] * 360 / 512)))" office:value-type="float" office:value="123" calcext:value-type="float">
            <text:p>123</text:p>
          </table:table-cell>
          <table:table-cell table:formula="of:=IF([.A113]&lt;128; [.A113]; IF([.A113]&lt;384; 255-[.A113]; -512+[.A113]))" office:value-type="float" office:value="110" calcext:value-type="float">
            <text:p>110</text:p>
          </table:table-cell>
          <table:table-cell table:formula="of:=IF([.A113]&lt;256; -128; 127)" office:value-type="float" office:value="-128" calcext:value-type="float">
            <text:p>-128</text:p>
          </table:table-cell>
          <table:table-cell table:formula="of:=FLOOR(-128+[.A113]/2)" office:value-type="float" office:value="-73" calcext:value-type="float">
            <text:p>-73</text:p>
          </table:table-cell>
          <table:table-cell table:formula="of:=-128 + FLOOR(RAND() * 256)" office:value-type="float" office:value="-92" calcext:value-type="float">
            <text:p>-92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FLOOR( 127 * SIN(RADIANS([.A114] * 360 / 512)))" office:value-type="float" office:value="124" calcext:value-type="float">
            <text:p>124</text:p>
          </table:table-cell>
          <table:table-cell table:formula="of:=IF([.A114]&lt;128; [.A114]; IF([.A114]&lt;384; 255-[.A114]; -512+[.A114]))" office:value-type="float" office:value="111" calcext:value-type="float">
            <text:p>111</text:p>
          </table:table-cell>
          <table:table-cell table:formula="of:=IF([.A114]&lt;256; -128; 127)" office:value-type="float" office:value="-128" calcext:value-type="float">
            <text:p>-128</text:p>
          </table:table-cell>
          <table:table-cell table:formula="of:=FLOOR(-128+[.A114]/2)" office:value-type="float" office:value="-73" calcext:value-type="float">
            <text:p>-73</text:p>
          </table:table-cell>
          <table:table-cell table:formula="of:=-128 + FLOOR(RAND() * 256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FLOOR( 127 * SIN(RADIANS([.A115] * 360 / 512)))" office:value-type="float" office:value="124" calcext:value-type="float">
            <text:p>124</text:p>
          </table:table-cell>
          <table:table-cell table:formula="of:=IF([.A115]&lt;128; [.A115]; IF([.A115]&lt;384; 255-[.A115]; -512+[.A115]))" office:value-type="float" office:value="112" calcext:value-type="float">
            <text:p>112</text:p>
          </table:table-cell>
          <table:table-cell table:formula="of:=IF([.A115]&lt;256; -128; 127)" office:value-type="float" office:value="-128" calcext:value-type="float">
            <text:p>-128</text:p>
          </table:table-cell>
          <table:table-cell table:formula="of:=FLOOR(-128+[.A115]/2)" office:value-type="float" office:value="-72" calcext:value-type="float">
            <text:p>-72</text:p>
          </table:table-cell>
          <table:table-cell table:formula="of:=-128 + FLOOR(RAND() * 256)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FLOOR( 127 * SIN(RADIANS([.A116] * 360 / 512)))" office:value-type="float" office:value="124" calcext:value-type="float">
            <text:p>124</text:p>
          </table:table-cell>
          <table:table-cell table:formula="of:=IF([.A116]&lt;128; [.A116]; IF([.A116]&lt;384; 255-[.A116]; -512+[.A116]))" office:value-type="float" office:value="113" calcext:value-type="float">
            <text:p>113</text:p>
          </table:table-cell>
          <table:table-cell table:formula="of:=IF([.A116]&lt;256; -128; 127)" office:value-type="float" office:value="-128" calcext:value-type="float">
            <text:p>-128</text:p>
          </table:table-cell>
          <table:table-cell table:formula="of:=FLOOR(-128+[.A116]/2)" office:value-type="float" office:value="-72" calcext:value-type="float">
            <text:p>-72</text:p>
          </table:table-cell>
          <table:table-cell table:formula="of:=-128 + FLOOR(RAND() * 256)" office:value-type="float" office:value="-76" calcext:value-type="float">
            <text:p>-76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FLOOR( 127 * SIN(RADIANS([.A117] * 360 / 512)))" office:value-type="float" office:value="125" calcext:value-type="float">
            <text:p>125</text:p>
          </table:table-cell>
          <table:table-cell table:formula="of:=IF([.A117]&lt;128; [.A117]; IF([.A117]&lt;384; 255-[.A117]; -512+[.A117]))" office:value-type="float" office:value="114" calcext:value-type="float">
            <text:p>114</text:p>
          </table:table-cell>
          <table:table-cell table:formula="of:=IF([.A117]&lt;256; -128; 127)" office:value-type="float" office:value="-128" calcext:value-type="float">
            <text:p>-128</text:p>
          </table:table-cell>
          <table:table-cell table:formula="of:=FLOOR(-128+[.A117]/2)" office:value-type="float" office:value="-71" calcext:value-type="float">
            <text:p>-71</text:p>
          </table:table-cell>
          <table:table-cell table:formula="of:=-128 + FLOOR(RAND() * 256)" office:value-type="float" office:value="-114" calcext:value-type="float">
            <text:p>-114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FLOOR( 127 * SIN(RADIANS([.A118] * 360 / 512)))" office:value-type="float" office:value="125" calcext:value-type="float">
            <text:p>125</text:p>
          </table:table-cell>
          <table:table-cell table:formula="of:=IF([.A118]&lt;128; [.A118]; IF([.A118]&lt;384; 255-[.A118]; -512+[.A118]))" office:value-type="float" office:value="115" calcext:value-type="float">
            <text:p>115</text:p>
          </table:table-cell>
          <table:table-cell table:formula="of:=IF([.A118]&lt;256; -128; 127)" office:value-type="float" office:value="-128" calcext:value-type="float">
            <text:p>-128</text:p>
          </table:table-cell>
          <table:table-cell table:formula="of:=FLOOR(-128+[.A118]/2)" office:value-type="float" office:value="-71" calcext:value-type="float">
            <text:p>-71</text:p>
          </table:table-cell>
          <table:table-cell table:formula="of:=-128 + FLOOR(RAND() * 256)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FLOOR( 127 * SIN(RADIANS([.A119] * 360 / 512)))" office:value-type="float" office:value="125" calcext:value-type="float">
            <text:p>125</text:p>
          </table:table-cell>
          <table:table-cell table:formula="of:=IF([.A119]&lt;128; [.A119]; IF([.A119]&lt;384; 255-[.A119]; -512+[.A119]))" office:value-type="float" office:value="116" calcext:value-type="float">
            <text:p>116</text:p>
          </table:table-cell>
          <table:table-cell table:formula="of:=IF([.A119]&lt;256; -128; 127)" office:value-type="float" office:value="-128" calcext:value-type="float">
            <text:p>-128</text:p>
          </table:table-cell>
          <table:table-cell table:formula="of:=FLOOR(-128+[.A119]/2)" office:value-type="float" office:value="-70" calcext:value-type="float">
            <text:p>-70</text:p>
          </table:table-cell>
          <table:table-cell table:formula="of:=-128 + FLOOR(RAND() * 256)" office:value-type="float" office:value="-3" calcext:value-type="float">
            <text:p>-3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FLOOR( 127 * SIN(RADIANS([.A120] * 360 / 512)))" office:value-type="float" office:value="125" calcext:value-type="float">
            <text:p>125</text:p>
          </table:table-cell>
          <table:table-cell table:formula="of:=IF([.A120]&lt;128; [.A120]; IF([.A120]&lt;384; 255-[.A120]; -512+[.A120]))" office:value-type="float" office:value="117" calcext:value-type="float">
            <text:p>117</text:p>
          </table:table-cell>
          <table:table-cell table:formula="of:=IF([.A120]&lt;256; -128; 127)" office:value-type="float" office:value="-128" calcext:value-type="float">
            <text:p>-128</text:p>
          </table:table-cell>
          <table:table-cell table:formula="of:=FLOOR(-128+[.A120]/2)" office:value-type="float" office:value="-70" calcext:value-type="float">
            <text:p>-70</text:p>
          </table:table-cell>
          <table:table-cell table:formula="of:=-128 + FLOOR(RAND() * 256)" office:value-type="float" office:value="-40" calcext:value-type="float">
            <text:p>-40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FLOOR( 127 * SIN(RADIANS([.A121] * 360 / 512)))" office:value-type="float" office:value="126" calcext:value-type="float">
            <text:p>126</text:p>
          </table:table-cell>
          <table:table-cell table:formula="of:=IF([.A121]&lt;128; [.A121]; IF([.A121]&lt;384; 255-[.A121]; -512+[.A121]))" office:value-type="float" office:value="118" calcext:value-type="float">
            <text:p>118</text:p>
          </table:table-cell>
          <table:table-cell table:formula="of:=IF([.A121]&lt;256; -128; 127)" office:value-type="float" office:value="-128" calcext:value-type="float">
            <text:p>-128</text:p>
          </table:table-cell>
          <table:table-cell table:formula="of:=FLOOR(-128+[.A121]/2)" office:value-type="float" office:value="-69" calcext:value-type="float">
            <text:p>-69</text:p>
          </table:table-cell>
          <table:table-cell table:formula="of:=-128 + FLOOR(RAND() * 256)" office:value-type="float" office:value="-49" calcext:value-type="float">
            <text:p>-4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FLOOR( 127 * SIN(RADIANS([.A122] * 360 / 512)))" office:value-type="float" office:value="126" calcext:value-type="float">
            <text:p>126</text:p>
          </table:table-cell>
          <table:table-cell table:formula="of:=IF([.A122]&lt;128; [.A122]; IF([.A122]&lt;384; 255-[.A122]; -512+[.A122]))" office:value-type="float" office:value="119" calcext:value-type="float">
            <text:p>119</text:p>
          </table:table-cell>
          <table:table-cell table:formula="of:=IF([.A122]&lt;256; -128; 127)" office:value-type="float" office:value="-128" calcext:value-type="float">
            <text:p>-128</text:p>
          </table:table-cell>
          <table:table-cell table:formula="of:=FLOOR(-128+[.A122]/2)" office:value-type="float" office:value="-69" calcext:value-type="float">
            <text:p>-69</text:p>
          </table:table-cell>
          <table:table-cell table:formula="of:=-128 + FLOOR(RAND() * 256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 127 * SIN(RADIANS([.A123] * 360 / 512)))" office:value-type="float" office:value="126" calcext:value-type="float">
            <text:p>126</text:p>
          </table:table-cell>
          <table:table-cell table:formula="of:=IF([.A123]&lt;128; [.A123]; IF([.A123]&lt;384; 255-[.A123]; -512+[.A123]))" office:value-type="float" office:value="120" calcext:value-type="float">
            <text:p>120</text:p>
          </table:table-cell>
          <table:table-cell table:formula="of:=IF([.A123]&lt;256; -128; 127)" office:value-type="float" office:value="-128" calcext:value-type="float">
            <text:p>-128</text:p>
          </table:table-cell>
          <table:table-cell table:formula="of:=FLOOR(-128+[.A123]/2)" office:value-type="float" office:value="-68" calcext:value-type="float">
            <text:p>-68</text:p>
          </table:table-cell>
          <table:table-cell table:formula="of:=-128 + FLOOR(RAND() * 256)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FLOOR( 127 * SIN(RADIANS([.A124] * 360 / 512)))" office:value-type="float" office:value="126" calcext:value-type="float">
            <text:p>126</text:p>
          </table:table-cell>
          <table:table-cell table:formula="of:=IF([.A124]&lt;128; [.A124]; IF([.A124]&lt;384; 255-[.A124]; -512+[.A124]))" office:value-type="float" office:value="121" calcext:value-type="float">
            <text:p>121</text:p>
          </table:table-cell>
          <table:table-cell table:formula="of:=IF([.A124]&lt;256; -128; 127)" office:value-type="float" office:value="-128" calcext:value-type="float">
            <text:p>-128</text:p>
          </table:table-cell>
          <table:table-cell table:formula="of:=FLOOR(-128+[.A124]/2)" office:value-type="float" office:value="-68" calcext:value-type="float">
            <text:p>-68</text:p>
          </table:table-cell>
          <table:table-cell table:formula="of:=-128 + FLOOR(RAND() * 256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FLOOR( 127 * SIN(RADIANS([.A125] * 360 / 512)))" office:value-type="float" office:value="126" calcext:value-type="float">
            <text:p>126</text:p>
          </table:table-cell>
          <table:table-cell table:formula="of:=IF([.A125]&lt;128; [.A125]; IF([.A125]&lt;384; 255-[.A125]; -512+[.A125]))" office:value-type="float" office:value="122" calcext:value-type="float">
            <text:p>122</text:p>
          </table:table-cell>
          <table:table-cell table:formula="of:=IF([.A125]&lt;256; -128; 127)" office:value-type="float" office:value="-128" calcext:value-type="float">
            <text:p>-128</text:p>
          </table:table-cell>
          <table:table-cell table:formula="of:=FLOOR(-128+[.A125]/2)" office:value-type="float" office:value="-67" calcext:value-type="float">
            <text:p>-67</text:p>
          </table:table-cell>
          <table:table-cell table:formula="of:=-128 + FLOOR(RAND() * 256)" office:value-type="float" office:value="-83" calcext:value-type="float">
            <text:p>-83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FLOOR( 127 * SIN(RADIANS([.A126] * 360 / 512)))" office:value-type="float" office:value="126" calcext:value-type="float">
            <text:p>126</text:p>
          </table:table-cell>
          <table:table-cell table:formula="of:=IF([.A126]&lt;128; [.A126]; IF([.A126]&lt;384; 255-[.A126]; -512+[.A126]))" office:value-type="float" office:value="123" calcext:value-type="float">
            <text:p>123</text:p>
          </table:table-cell>
          <table:table-cell table:formula="of:=IF([.A126]&lt;256; -128; 127)" office:value-type="float" office:value="-128" calcext:value-type="float">
            <text:p>-128</text:p>
          </table:table-cell>
          <table:table-cell table:formula="of:=FLOOR(-128+[.A126]/2)" office:value-type="float" office:value="-67" calcext:value-type="float">
            <text:p>-67</text:p>
          </table:table-cell>
          <table:table-cell table:formula="of:=-128 + FLOOR(RAND() * 256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 127 * SIN(RADIANS([.A127] * 360 / 512)))" office:value-type="float" office:value="126" calcext:value-type="float">
            <text:p>126</text:p>
          </table:table-cell>
          <table:table-cell table:formula="of:=IF([.A127]&lt;128; [.A127]; IF([.A127]&lt;384; 255-[.A127]; -512+[.A127]))" office:value-type="float" office:value="124" calcext:value-type="float">
            <text:p>124</text:p>
          </table:table-cell>
          <table:table-cell table:formula="of:=IF([.A127]&lt;256; -128; 127)" office:value-type="float" office:value="-128" calcext:value-type="float">
            <text:p>-128</text:p>
          </table:table-cell>
          <table:table-cell table:formula="of:=FLOOR(-128+[.A127]/2)" office:value-type="float" office:value="-66" calcext:value-type="float">
            <text:p>-66</text:p>
          </table:table-cell>
          <table:table-cell table:formula="of:=-128 + FLOOR(RAND() * 256)" office:value-type="float" office:value="-19" calcext:value-type="float">
            <text:p>-19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FLOOR( 127 * SIN(RADIANS([.A128] * 360 / 512)))" office:value-type="float" office:value="126" calcext:value-type="float">
            <text:p>126</text:p>
          </table:table-cell>
          <table:table-cell table:formula="of:=IF([.A128]&lt;128; [.A128]; IF([.A128]&lt;384; 255-[.A128]; -512+[.A128]))" office:value-type="float" office:value="125" calcext:value-type="float">
            <text:p>125</text:p>
          </table:table-cell>
          <table:table-cell table:formula="of:=IF([.A128]&lt;256; -128; 127)" office:value-type="float" office:value="-128" calcext:value-type="float">
            <text:p>-128</text:p>
          </table:table-cell>
          <table:table-cell table:formula="of:=FLOOR(-128+[.A128]/2)" office:value-type="float" office:value="-66" calcext:value-type="float">
            <text:p>-66</text:p>
          </table:table-cell>
          <table:table-cell table:formula="of:=-128 + FLOOR(RAND() * 256)" office:value-type="float" office:value="-40" calcext:value-type="float">
            <text:p>-40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 127 * SIN(RADIANS([.A129] * 360 / 512)))" office:value-type="float" office:value="126" calcext:value-type="float">
            <text:p>126</text:p>
          </table:table-cell>
          <table:table-cell table:formula="of:=IF([.A129]&lt;128; [.A129]; IF([.A129]&lt;384; 255-[.A129]; -512+[.A129]))" office:value-type="float" office:value="126" calcext:value-type="float">
            <text:p>126</text:p>
          </table:table-cell>
          <table:table-cell table:formula="of:=IF([.A129]&lt;256; -128; 127)" office:value-type="float" office:value="-128" calcext:value-type="float">
            <text:p>-128</text:p>
          </table:table-cell>
          <table:table-cell table:formula="of:=FLOOR(-128+[.A129]/2)" office:value-type="float" office:value="-65" calcext:value-type="float">
            <text:p>-65</text:p>
          </table:table-cell>
          <table:table-cell table:formula="of:=-128 + FLOOR(RAND() * 256)" office:value-type="float" office:value="-105" calcext:value-type="float">
            <text:p>-105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FLOOR( 127 * SIN(RADIANS([.A130] * 360 / 512)))" office:value-type="float" office:value="126" calcext:value-type="float">
            <text:p>126</text:p>
          </table:table-cell>
          <table:table-cell table:formula="of:=IF([.A130]&lt;128; [.A130]; IF([.A130]&lt;384; 255-[.A130]; -512+[.A130]))" office:value-type="float" office:value="127" calcext:value-type="float">
            <text:p>127</text:p>
          </table:table-cell>
          <table:table-cell table:formula="of:=IF([.A130]&lt;256; -128; 127)" office:value-type="float" office:value="-128" calcext:value-type="float">
            <text:p>-128</text:p>
          </table:table-cell>
          <table:table-cell table:formula="of:=FLOOR(-128+[.A130]/2)" office:value-type="float" office:value="-65" calcext:value-type="float">
            <text:p>-65</text:p>
          </table:table-cell>
          <table:table-cell table:formula="of:=-128 + FLOOR(RAND() * 256)" office:value-type="float" office:value="-117" calcext:value-type="float">
            <text:p>-117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 127 * SIN(RADIANS([.A131] * 360 / 512)))" office:value-type="float" office:value="127" calcext:value-type="float">
            <text:p>127</text:p>
          </table:table-cell>
          <table:table-cell table:formula="of:=IF([.A131]&lt;128; [.A131]; IF([.A131]&lt;384; 255-[.A131]; -512+[.A131]))" office:value-type="float" office:value="127" calcext:value-type="float">
            <text:p>127</text:p>
          </table:table-cell>
          <table:table-cell table:formula="of:=IF([.A131]&lt;256; -128; 127)" office:value-type="float" office:value="-128" calcext:value-type="float">
            <text:p>-128</text:p>
          </table:table-cell>
          <table:table-cell table:formula="of:=FLOOR(-128+[.A131]/2)" office:value-type="float" office:value="-64" calcext:value-type="float">
            <text:p>-64</text:p>
          </table:table-cell>
          <table:table-cell table:formula="of:=-128 + FLOOR(RAND() * 256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FLOOR( 127 * SIN(RADIANS([.A132] * 360 / 512)))" office:value-type="float" office:value="126" calcext:value-type="float">
            <text:p>126</text:p>
          </table:table-cell>
          <table:table-cell table:formula="of:=IF([.A132]&lt;128; [.A132]; IF([.A132]&lt;384; 255-[.A132]; -512+[.A132]))" office:value-type="float" office:value="126" calcext:value-type="float">
            <text:p>126</text:p>
          </table:table-cell>
          <table:table-cell table:formula="of:=IF([.A132]&lt;256; -128; 127)" office:value-type="float" office:value="-128" calcext:value-type="float">
            <text:p>-128</text:p>
          </table:table-cell>
          <table:table-cell table:formula="of:=FLOOR(-128+[.A132]/2)" office:value-type="float" office:value="-64" calcext:value-type="float">
            <text:p>-64</text:p>
          </table:table-cell>
          <table:table-cell table:formula="of:=-128 + FLOOR(RAND() * 256)" office:value-type="float" office:value="-61" calcext:value-type="float">
            <text:p>-61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 127 * SIN(RADIANS([.A133] * 360 / 512)))" office:value-type="float" office:value="126" calcext:value-type="float">
            <text:p>126</text:p>
          </table:table-cell>
          <table:table-cell table:formula="of:=IF([.A133]&lt;128; [.A133]; IF([.A133]&lt;384; 255-[.A133]; -512+[.A133]))" office:value-type="float" office:value="125" calcext:value-type="float">
            <text:p>125</text:p>
          </table:table-cell>
          <table:table-cell table:formula="of:=IF([.A133]&lt;256; -128; 127)" office:value-type="float" office:value="-128" calcext:value-type="float">
            <text:p>-128</text:p>
          </table:table-cell>
          <table:table-cell table:formula="of:=FLOOR(-128+[.A133]/2)" office:value-type="float" office:value="-63" calcext:value-type="float">
            <text:p>-63</text:p>
          </table:table-cell>
          <table:table-cell table:formula="of:=-128 + FLOOR(RAND() * 256)" office:value-type="float" office:value="-59" calcext:value-type="float">
            <text:p>-59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FLOOR( 127 * SIN(RADIANS([.A134] * 360 / 512)))" office:value-type="float" office:value="126" calcext:value-type="float">
            <text:p>126</text:p>
          </table:table-cell>
          <table:table-cell table:formula="of:=IF([.A134]&lt;128; [.A134]; IF([.A134]&lt;384; 255-[.A134]; -512+[.A134]))" office:value-type="float" office:value="124" calcext:value-type="float">
            <text:p>124</text:p>
          </table:table-cell>
          <table:table-cell table:formula="of:=IF([.A134]&lt;256; -128; 127)" office:value-type="float" office:value="-128" calcext:value-type="float">
            <text:p>-128</text:p>
          </table:table-cell>
          <table:table-cell table:formula="of:=FLOOR(-128+[.A134]/2)" office:value-type="float" office:value="-63" calcext:value-type="float">
            <text:p>-63</text:p>
          </table:table-cell>
          <table:table-cell table:formula="of:=-128 + FLOOR(RAND() * 256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FLOOR( 127 * SIN(RADIANS([.A135] * 360 / 512)))" office:value-type="float" office:value="126" calcext:value-type="float">
            <text:p>126</text:p>
          </table:table-cell>
          <table:table-cell table:formula="of:=IF([.A135]&lt;128; [.A135]; IF([.A135]&lt;384; 255-[.A135]; -512+[.A135]))" office:value-type="float" office:value="123" calcext:value-type="float">
            <text:p>123</text:p>
          </table:table-cell>
          <table:table-cell table:formula="of:=IF([.A135]&lt;256; -128; 127)" office:value-type="float" office:value="-128" calcext:value-type="float">
            <text:p>-128</text:p>
          </table:table-cell>
          <table:table-cell table:formula="of:=FLOOR(-128+[.A135]/2)" office:value-type="float" office:value="-62" calcext:value-type="float">
            <text:p>-62</text:p>
          </table:table-cell>
          <table:table-cell table:formula="of:=-128 + FLOOR(RAND() * 256)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FLOOR( 127 * SIN(RADIANS([.A136] * 360 / 512)))" office:value-type="float" office:value="126" calcext:value-type="float">
            <text:p>126</text:p>
          </table:table-cell>
          <table:table-cell table:formula="of:=IF([.A136]&lt;128; [.A136]; IF([.A136]&lt;384; 255-[.A136]; -512+[.A136]))" office:value-type="float" office:value="122" calcext:value-type="float">
            <text:p>122</text:p>
          </table:table-cell>
          <table:table-cell table:formula="of:=IF([.A136]&lt;256; -128; 127)" office:value-type="float" office:value="-128" calcext:value-type="float">
            <text:p>-128</text:p>
          </table:table-cell>
          <table:table-cell table:formula="of:=FLOOR(-128+[.A136]/2)" office:value-type="float" office:value="-62" calcext:value-type="float">
            <text:p>-62</text:p>
          </table:table-cell>
          <table:table-cell table:formula="of:=-128 + FLOOR(RAND() * 256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FLOOR( 127 * SIN(RADIANS([.A137] * 360 / 512)))" office:value-type="float" office:value="126" calcext:value-type="float">
            <text:p>126</text:p>
          </table:table-cell>
          <table:table-cell table:formula="of:=IF([.A137]&lt;128; [.A137]; IF([.A137]&lt;384; 255-[.A137]; -512+[.A137]))" office:value-type="float" office:value="121" calcext:value-type="float">
            <text:p>121</text:p>
          </table:table-cell>
          <table:table-cell table:formula="of:=IF([.A137]&lt;256; -128; 127)" office:value-type="float" office:value="-128" calcext:value-type="float">
            <text:p>-128</text:p>
          </table:table-cell>
          <table:table-cell table:formula="of:=FLOOR(-128+[.A137]/2)" office:value-type="float" office:value="-61" calcext:value-type="float">
            <text:p>-61</text:p>
          </table:table-cell>
          <table:table-cell table:formula="of:=-128 + FLOOR(RAND() * 256)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FLOOR( 127 * SIN(RADIANS([.A138] * 360 / 512)))" office:value-type="float" office:value="126" calcext:value-type="float">
            <text:p>126</text:p>
          </table:table-cell>
          <table:table-cell table:formula="of:=IF([.A138]&lt;128; [.A138]; IF([.A138]&lt;384; 255-[.A138]; -512+[.A138]))" office:value-type="float" office:value="120" calcext:value-type="float">
            <text:p>120</text:p>
          </table:table-cell>
          <table:table-cell table:formula="of:=IF([.A138]&lt;256; -128; 127)" office:value-type="float" office:value="-128" calcext:value-type="float">
            <text:p>-128</text:p>
          </table:table-cell>
          <table:table-cell table:formula="of:=FLOOR(-128+[.A138]/2)" office:value-type="float" office:value="-61" calcext:value-type="float">
            <text:p>-61</text:p>
          </table:table-cell>
          <table:table-cell table:formula="of:=-128 + FLOOR(RAND() * 256)" office:value-type="float" office:value="-61" calcext:value-type="float">
            <text:p>-61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FLOOR( 127 * SIN(RADIANS([.A139] * 360 / 512)))" office:value-type="float" office:value="126" calcext:value-type="float">
            <text:p>126</text:p>
          </table:table-cell>
          <table:table-cell table:formula="of:=IF([.A139]&lt;128; [.A139]; IF([.A139]&lt;384; 255-[.A139]; -512+[.A139]))" office:value-type="float" office:value="119" calcext:value-type="float">
            <text:p>119</text:p>
          </table:table-cell>
          <table:table-cell table:formula="of:=IF([.A139]&lt;256; -128; 127)" office:value-type="float" office:value="-128" calcext:value-type="float">
            <text:p>-128</text:p>
          </table:table-cell>
          <table:table-cell table:formula="of:=FLOOR(-128+[.A139]/2)" office:value-type="float" office:value="-60" calcext:value-type="float">
            <text:p>-60</text:p>
          </table:table-cell>
          <table:table-cell table:formula="of:=-128 + FLOOR(RAND() * 256)" office:value-type="float" office:value="-16" calcext:value-type="float">
            <text:p>-16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FLOOR( 127 * SIN(RADIANS([.A140] * 360 / 512)))" office:value-type="float" office:value="126" calcext:value-type="float">
            <text:p>126</text:p>
          </table:table-cell>
          <table:table-cell table:formula="of:=IF([.A140]&lt;128; [.A140]; IF([.A140]&lt;384; 255-[.A140]; -512+[.A140]))" office:value-type="float" office:value="118" calcext:value-type="float">
            <text:p>118</text:p>
          </table:table-cell>
          <table:table-cell table:formula="of:=IF([.A140]&lt;256; -128; 127)" office:value-type="float" office:value="-128" calcext:value-type="float">
            <text:p>-128</text:p>
          </table:table-cell>
          <table:table-cell table:formula="of:=FLOOR(-128+[.A140]/2)" office:value-type="float" office:value="-60" calcext:value-type="float">
            <text:p>-60</text:p>
          </table:table-cell>
          <table:table-cell table:formula="of:=-128 + FLOOR(RAND() * 256)" office:value-type="float" office:value="-6" calcext:value-type="float">
            <text:p>-6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FLOOR( 127 * SIN(RADIANS([.A141] * 360 / 512)))" office:value-type="float" office:value="126" calcext:value-type="float">
            <text:p>126</text:p>
          </table:table-cell>
          <table:table-cell table:formula="of:=IF([.A141]&lt;128; [.A141]; IF([.A141]&lt;384; 255-[.A141]; -512+[.A141]))" office:value-type="float" office:value="117" calcext:value-type="float">
            <text:p>117</text:p>
          </table:table-cell>
          <table:table-cell table:formula="of:=IF([.A141]&lt;256; -128; 127)" office:value-type="float" office:value="-128" calcext:value-type="float">
            <text:p>-128</text:p>
          </table:table-cell>
          <table:table-cell table:formula="of:=FLOOR(-128+[.A141]/2)" office:value-type="float" office:value="-59" calcext:value-type="float">
            <text:p>-59</text:p>
          </table:table-cell>
          <table:table-cell table:formula="of:=-128 + FLOOR(RAND() * 256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FLOOR( 127 * SIN(RADIANS([.A142] * 360 / 512)))" office:value-type="float" office:value="125" calcext:value-type="float">
            <text:p>125</text:p>
          </table:table-cell>
          <table:table-cell table:formula="of:=IF([.A142]&lt;128; [.A142]; IF([.A142]&lt;384; 255-[.A142]; -512+[.A142]))" office:value-type="float" office:value="116" calcext:value-type="float">
            <text:p>116</text:p>
          </table:table-cell>
          <table:table-cell table:formula="of:=IF([.A142]&lt;256; -128; 127)" office:value-type="float" office:value="-128" calcext:value-type="float">
            <text:p>-128</text:p>
          </table:table-cell>
          <table:table-cell table:formula="of:=FLOOR(-128+[.A142]/2)" office:value-type="float" office:value="-59" calcext:value-type="float">
            <text:p>-59</text:p>
          </table:table-cell>
          <table:table-cell table:formula="of:=-128 + FLOOR(RAND() * 256)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 127 * SIN(RADIANS([.A143] * 360 / 512)))" office:value-type="float" office:value="125" calcext:value-type="float">
            <text:p>125</text:p>
          </table:table-cell>
          <table:table-cell table:formula="of:=IF([.A143]&lt;128; [.A143]; IF([.A143]&lt;384; 255-[.A143]; -512+[.A143]))" office:value-type="float" office:value="115" calcext:value-type="float">
            <text:p>115</text:p>
          </table:table-cell>
          <table:table-cell table:formula="of:=IF([.A143]&lt;256; -128; 127)" office:value-type="float" office:value="-128" calcext:value-type="float">
            <text:p>-128</text:p>
          </table:table-cell>
          <table:table-cell table:formula="of:=FLOOR(-128+[.A143]/2)" office:value-type="float" office:value="-58" calcext:value-type="float">
            <text:p>-58</text:p>
          </table:table-cell>
          <table:table-cell table:formula="of:=-128 + FLOOR(RAND() * 256)" office:value-type="float" office:value="-68" calcext:value-type="float">
            <text:p>-68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FLOOR( 127 * SIN(RADIANS([.A144] * 360 / 512)))" office:value-type="float" office:value="125" calcext:value-type="float">
            <text:p>125</text:p>
          </table:table-cell>
          <table:table-cell table:formula="of:=IF([.A144]&lt;128; [.A144]; IF([.A144]&lt;384; 255-[.A144]; -512+[.A144]))" office:value-type="float" office:value="114" calcext:value-type="float">
            <text:p>114</text:p>
          </table:table-cell>
          <table:table-cell table:formula="of:=IF([.A144]&lt;256; -128; 127)" office:value-type="float" office:value="-128" calcext:value-type="float">
            <text:p>-128</text:p>
          </table:table-cell>
          <table:table-cell table:formula="of:=FLOOR(-128+[.A144]/2)" office:value-type="float" office:value="-58" calcext:value-type="float">
            <text:p>-58</text:p>
          </table:table-cell>
          <table:table-cell table:formula="of:=-128 + FLOOR(RAND() * 256)" office:value-type="float" office:value="-13" calcext:value-type="float">
            <text:p>-13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FLOOR( 127 * SIN(RADIANS([.A145] * 360 / 512)))" office:value-type="float" office:value="125" calcext:value-type="float">
            <text:p>125</text:p>
          </table:table-cell>
          <table:table-cell table:formula="of:=IF([.A145]&lt;128; [.A145]; IF([.A145]&lt;384; 255-[.A145]; -512+[.A145]))" office:value-type="float" office:value="113" calcext:value-type="float">
            <text:p>113</text:p>
          </table:table-cell>
          <table:table-cell table:formula="of:=IF([.A145]&lt;256; -128; 127)" office:value-type="float" office:value="-128" calcext:value-type="float">
            <text:p>-128</text:p>
          </table:table-cell>
          <table:table-cell table:formula="of:=FLOOR(-128+[.A145]/2)" office:value-type="float" office:value="-57" calcext:value-type="float">
            <text:p>-57</text:p>
          </table:table-cell>
          <table:table-cell table:formula="of:=-128 + FLOOR(RAND() * 256)" office:value-type="float" office:value="-108" calcext:value-type="float">
            <text:p>-108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FLOOR( 127 * SIN(RADIANS([.A146] * 360 / 512)))" office:value-type="float" office:value="124" calcext:value-type="float">
            <text:p>124</text:p>
          </table:table-cell>
          <table:table-cell table:formula="of:=IF([.A146]&lt;128; [.A146]; IF([.A146]&lt;384; 255-[.A146]; -512+[.A146]))" office:value-type="float" office:value="112" calcext:value-type="float">
            <text:p>112</text:p>
          </table:table-cell>
          <table:table-cell table:formula="of:=IF([.A146]&lt;256; -128; 127)" office:value-type="float" office:value="-128" calcext:value-type="float">
            <text:p>-128</text:p>
          </table:table-cell>
          <table:table-cell table:formula="of:=FLOOR(-128+[.A146]/2)" office:value-type="float" office:value="-57" calcext:value-type="float">
            <text:p>-57</text:p>
          </table:table-cell>
          <table:table-cell table:formula="of:=-128 + FLOOR(RAND() * 256)" office:value-type="float" office:value="-43" calcext:value-type="float">
            <text:p>-43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FLOOR( 127 * SIN(RADIANS([.A147] * 360 / 512)))" office:value-type="float" office:value="124" calcext:value-type="float">
            <text:p>124</text:p>
          </table:table-cell>
          <table:table-cell table:formula="of:=IF([.A147]&lt;128; [.A147]; IF([.A147]&lt;384; 255-[.A147]; -512+[.A147]))" office:value-type="float" office:value="111" calcext:value-type="float">
            <text:p>111</text:p>
          </table:table-cell>
          <table:table-cell table:formula="of:=IF([.A147]&lt;256; -128; 127)" office:value-type="float" office:value="-128" calcext:value-type="float">
            <text:p>-128</text:p>
          </table:table-cell>
          <table:table-cell table:formula="of:=FLOOR(-128+[.A147]/2)" office:value-type="float" office:value="-56" calcext:value-type="float">
            <text:p>-56</text:p>
          </table:table-cell>
          <table:table-cell table:formula="of:=-128 + FLOOR(RAND() * 256)" office:value-type="float" office:value="-71" calcext:value-type="float">
            <text:p>-71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FLOOR( 127 * SIN(RADIANS([.A148] * 360 / 512)))" office:value-type="float" office:value="124" calcext:value-type="float">
            <text:p>124</text:p>
          </table:table-cell>
          <table:table-cell table:formula="of:=IF([.A148]&lt;128; [.A148]; IF([.A148]&lt;384; 255-[.A148]; -512+[.A148]))" office:value-type="float" office:value="110" calcext:value-type="float">
            <text:p>110</text:p>
          </table:table-cell>
          <table:table-cell table:formula="of:=IF([.A148]&lt;256; -128; 127)" office:value-type="float" office:value="-128" calcext:value-type="float">
            <text:p>-128</text:p>
          </table:table-cell>
          <table:table-cell table:formula="of:=FLOOR(-128+[.A148]/2)" office:value-type="float" office:value="-56" calcext:value-type="float">
            <text:p>-56</text:p>
          </table:table-cell>
          <table:table-cell table:formula="of:=-128 + FLOOR(RAND() * 256)" office:value-type="float" office:value="-117" calcext:value-type="float">
            <text:p>-117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FLOOR( 127 * SIN(RADIANS([.A149] * 360 / 512)))" office:value-type="float" office:value="123" calcext:value-type="float">
            <text:p>123</text:p>
          </table:table-cell>
          <table:table-cell table:formula="of:=IF([.A149]&lt;128; [.A149]; IF([.A149]&lt;384; 255-[.A149]; -512+[.A149]))" office:value-type="float" office:value="109" calcext:value-type="float">
            <text:p>109</text:p>
          </table:table-cell>
          <table:table-cell table:formula="of:=IF([.A149]&lt;256; -128; 127)" office:value-type="float" office:value="-128" calcext:value-type="float">
            <text:p>-128</text:p>
          </table:table-cell>
          <table:table-cell table:formula="of:=FLOOR(-128+[.A149]/2)" office:value-type="float" office:value="-55" calcext:value-type="float">
            <text:p>-55</text:p>
          </table:table-cell>
          <table:table-cell table:formula="of:=-128 + FLOOR(RAND() * 256)" office:value-type="float" office:value="-66" calcext:value-type="float">
            <text:p>-66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FLOOR( 127 * SIN(RADIANS([.A150] * 360 / 512)))" office:value-type="float" office:value="123" calcext:value-type="float">
            <text:p>123</text:p>
          </table:table-cell>
          <table:table-cell table:formula="of:=IF([.A150]&lt;128; [.A150]; IF([.A150]&lt;384; 255-[.A150]; -512+[.A150]))" office:value-type="float" office:value="108" calcext:value-type="float">
            <text:p>108</text:p>
          </table:table-cell>
          <table:table-cell table:formula="of:=IF([.A150]&lt;256; -128; 127)" office:value-type="float" office:value="-128" calcext:value-type="float">
            <text:p>-128</text:p>
          </table:table-cell>
          <table:table-cell table:formula="of:=FLOOR(-128+[.A150]/2)" office:value-type="float" office:value="-55" calcext:value-type="float">
            <text:p>-55</text:p>
          </table:table-cell>
          <table:table-cell table:formula="of:=-128 + FLOOR(RAND() * 256)" office:value-type="float" office:value="-6" calcext:value-type="float">
            <text:p>-6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FLOOR( 127 * SIN(RADIANS([.A151] * 360 / 512)))" office:value-type="float" office:value="123" calcext:value-type="float">
            <text:p>123</text:p>
          </table:table-cell>
          <table:table-cell table:formula="of:=IF([.A151]&lt;128; [.A151]; IF([.A151]&lt;384; 255-[.A151]; -512+[.A151]))" office:value-type="float" office:value="107" calcext:value-type="float">
            <text:p>107</text:p>
          </table:table-cell>
          <table:table-cell table:formula="of:=IF([.A151]&lt;256; -128; 127)" office:value-type="float" office:value="-128" calcext:value-type="float">
            <text:p>-128</text:p>
          </table:table-cell>
          <table:table-cell table:formula="of:=FLOOR(-128+[.A151]/2)" office:value-type="float" office:value="-54" calcext:value-type="float">
            <text:p>-54</text:p>
          </table:table-cell>
          <table:table-cell table:formula="of:=-128 + FLOOR(RAND() * 256)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FLOOR( 127 * SIN(RADIANS([.A152] * 360 / 512)))" office:value-type="float" office:value="122" calcext:value-type="float">
            <text:p>122</text:p>
          </table:table-cell>
          <table:table-cell table:formula="of:=IF([.A152]&lt;128; [.A152]; IF([.A152]&lt;384; 255-[.A152]; -512+[.A152]))" office:value-type="float" office:value="106" calcext:value-type="float">
            <text:p>106</text:p>
          </table:table-cell>
          <table:table-cell table:formula="of:=IF([.A152]&lt;256; -128; 127)" office:value-type="float" office:value="-128" calcext:value-type="float">
            <text:p>-128</text:p>
          </table:table-cell>
          <table:table-cell table:formula="of:=FLOOR(-128+[.A152]/2)" office:value-type="float" office:value="-54" calcext:value-type="float">
            <text:p>-54</text:p>
          </table:table-cell>
          <table:table-cell table:formula="of:=-128 + FLOOR(RAND() * 256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 127 * SIN(RADIANS([.A153] * 360 / 512)))" office:value-type="float" office:value="122" calcext:value-type="float">
            <text:p>122</text:p>
          </table:table-cell>
          <table:table-cell table:formula="of:=IF([.A153]&lt;128; [.A153]; IF([.A153]&lt;384; 255-[.A153]; -512+[.A153]))" office:value-type="float" office:value="105" calcext:value-type="float">
            <text:p>105</text:p>
          </table:table-cell>
          <table:table-cell table:formula="of:=IF([.A153]&lt;256; -128; 127)" office:value-type="float" office:value="-128" calcext:value-type="float">
            <text:p>-128</text:p>
          </table:table-cell>
          <table:table-cell table:formula="of:=FLOOR(-128+[.A153]/2)" office:value-type="float" office:value="-53" calcext:value-type="float">
            <text:p>-53</text:p>
          </table:table-cell>
          <table:table-cell table:formula="of:=-128 + FLOOR(RAND() * 256)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FLOOR( 127 * SIN(RADIANS([.A154] * 360 / 512)))" office:value-type="float" office:value="121" calcext:value-type="float">
            <text:p>121</text:p>
          </table:table-cell>
          <table:table-cell table:formula="of:=IF([.A154]&lt;128; [.A154]; IF([.A154]&lt;384; 255-[.A154]; -512+[.A154]))" office:value-type="float" office:value="104" calcext:value-type="float">
            <text:p>104</text:p>
          </table:table-cell>
          <table:table-cell table:formula="of:=IF([.A154]&lt;256; -128; 127)" office:value-type="float" office:value="-128" calcext:value-type="float">
            <text:p>-128</text:p>
          </table:table-cell>
          <table:table-cell table:formula="of:=FLOOR(-128+[.A154]/2)" office:value-type="float" office:value="-53" calcext:value-type="float">
            <text:p>-53</text:p>
          </table:table-cell>
          <table:table-cell table:formula="of:=-128 + FLOOR(RAND() * 256)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FLOOR( 127 * SIN(RADIANS([.A155] * 360 / 512)))" office:value-type="float" office:value="121" calcext:value-type="float">
            <text:p>121</text:p>
          </table:table-cell>
          <table:table-cell table:formula="of:=IF([.A155]&lt;128; [.A155]; IF([.A155]&lt;384; 255-[.A155]; -512+[.A155]))" office:value-type="float" office:value="103" calcext:value-type="float">
            <text:p>103</text:p>
          </table:table-cell>
          <table:table-cell table:formula="of:=IF([.A155]&lt;256; -128; 127)" office:value-type="float" office:value="-128" calcext:value-type="float">
            <text:p>-128</text:p>
          </table:table-cell>
          <table:table-cell table:formula="of:=FLOOR(-128+[.A155]/2)" office:value-type="float" office:value="-52" calcext:value-type="float">
            <text:p>-52</text:p>
          </table:table-cell>
          <table:table-cell table:formula="of:=-128 + FLOOR(RAND() * 256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FLOOR( 127 * SIN(RADIANS([.A156] * 360 / 512)))" office:value-type="float" office:value="121" calcext:value-type="float">
            <text:p>121</text:p>
          </table:table-cell>
          <table:table-cell table:formula="of:=IF([.A156]&lt;128; [.A156]; IF([.A156]&lt;384; 255-[.A156]; -512+[.A156]))" office:value-type="float" office:value="102" calcext:value-type="float">
            <text:p>102</text:p>
          </table:table-cell>
          <table:table-cell table:formula="of:=IF([.A156]&lt;256; -128; 127)" office:value-type="float" office:value="-128" calcext:value-type="float">
            <text:p>-128</text:p>
          </table:table-cell>
          <table:table-cell table:formula="of:=FLOOR(-128+[.A156]/2)" office:value-type="float" office:value="-52" calcext:value-type="float">
            <text:p>-52</text:p>
          </table:table-cell>
          <table:table-cell table:formula="of:=-128 + FLOOR(RAND() * 256)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FLOOR( 127 * SIN(RADIANS([.A157] * 360 / 512)))" office:value-type="float" office:value="120" calcext:value-type="float">
            <text:p>120</text:p>
          </table:table-cell>
          <table:table-cell table:formula="of:=IF([.A157]&lt;128; [.A157]; IF([.A157]&lt;384; 255-[.A157]; -512+[.A157]))" office:value-type="float" office:value="101" calcext:value-type="float">
            <text:p>101</text:p>
          </table:table-cell>
          <table:table-cell table:formula="of:=IF([.A157]&lt;256; -128; 127)" office:value-type="float" office:value="-128" calcext:value-type="float">
            <text:p>-128</text:p>
          </table:table-cell>
          <table:table-cell table:formula="of:=FLOOR(-128+[.A157]/2)" office:value-type="float" office:value="-51" calcext:value-type="float">
            <text:p>-51</text:p>
          </table:table-cell>
          <table:table-cell table:formula="of:=-128 + FLOOR(RAND() * 256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FLOOR( 127 * SIN(RADIANS([.A158] * 360 / 512)))" office:value-type="float" office:value="120" calcext:value-type="float">
            <text:p>120</text:p>
          </table:table-cell>
          <table:table-cell table:formula="of:=IF([.A158]&lt;128; [.A158]; IF([.A158]&lt;384; 255-[.A158]; -512+[.A158]))" office:value-type="float" office:value="100" calcext:value-type="float">
            <text:p>100</text:p>
          </table:table-cell>
          <table:table-cell table:formula="of:=IF([.A158]&lt;256; -128; 127)" office:value-type="float" office:value="-128" calcext:value-type="float">
            <text:p>-128</text:p>
          </table:table-cell>
          <table:table-cell table:formula="of:=FLOOR(-128+[.A158]/2)" office:value-type="float" office:value="-51" calcext:value-type="float">
            <text:p>-51</text:p>
          </table:table-cell>
          <table:table-cell table:formula="of:=-128 + FLOOR(RAND() * 256)" office:value-type="float" office:value="-66" calcext:value-type="float">
            <text:p>-66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FLOOR( 127 * SIN(RADIANS([.A159] * 360 / 512)))" office:value-type="float" office:value="119" calcext:value-type="float">
            <text:p>119</text:p>
          </table:table-cell>
          <table:table-cell table:formula="of:=IF([.A159]&lt;128; [.A159]; IF([.A159]&lt;384; 255-[.A159]; -512+[.A159]))" office:value-type="float" office:value="99" calcext:value-type="float">
            <text:p>99</text:p>
          </table:table-cell>
          <table:table-cell table:formula="of:=IF([.A159]&lt;256; -128; 127)" office:value-type="float" office:value="-128" calcext:value-type="float">
            <text:p>-128</text:p>
          </table:table-cell>
          <table:table-cell table:formula="of:=FLOOR(-128+[.A159]/2)" office:value-type="float" office:value="-50" calcext:value-type="float">
            <text:p>-50</text:p>
          </table:table-cell>
          <table:table-cell table:formula="of:=-128 + FLOOR(RAND() * 256)" office:value-type="float" office:value="-62" calcext:value-type="float">
            <text:p>-62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FLOOR( 127 * SIN(RADIANS([.A160] * 360 / 512)))" office:value-type="float" office:value="119" calcext:value-type="float">
            <text:p>119</text:p>
          </table:table-cell>
          <table:table-cell table:formula="of:=IF([.A160]&lt;128; [.A160]; IF([.A160]&lt;384; 255-[.A160]; -512+[.A160]))" office:value-type="float" office:value="98" calcext:value-type="float">
            <text:p>98</text:p>
          </table:table-cell>
          <table:table-cell table:formula="of:=IF([.A160]&lt;256; -128; 127)" office:value-type="float" office:value="-128" calcext:value-type="float">
            <text:p>-128</text:p>
          </table:table-cell>
          <table:table-cell table:formula="of:=FLOOR(-128+[.A160]/2)" office:value-type="float" office:value="-50" calcext:value-type="float">
            <text:p>-50</text:p>
          </table:table-cell>
          <table:table-cell table:formula="of:=-128 + FLOOR(RAND() * 256)" office:value-type="float" office:value="-11" calcext:value-type="float">
            <text:p>-11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FLOOR( 127 * SIN(RADIANS([.A161] * 360 / 512)))" office:value-type="float" office:value="118" calcext:value-type="float">
            <text:p>118</text:p>
          </table:table-cell>
          <table:table-cell table:formula="of:=IF([.A161]&lt;128; [.A161]; IF([.A161]&lt;384; 255-[.A161]; -512+[.A161]))" office:value-type="float" office:value="97" calcext:value-type="float">
            <text:p>97</text:p>
          </table:table-cell>
          <table:table-cell table:formula="of:=IF([.A161]&lt;256; -128; 127)" office:value-type="float" office:value="-128" calcext:value-type="float">
            <text:p>-128</text:p>
          </table:table-cell>
          <table:table-cell table:formula="of:=FLOOR(-128+[.A161]/2)" office:value-type="float" office:value="-49" calcext:value-type="float">
            <text:p>-49</text:p>
          </table:table-cell>
          <table:table-cell table:formula="of:=-128 + FLOOR(RAND() * 256)"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FLOOR( 127 * SIN(RADIANS([.A162] * 360 / 512)))" office:value-type="float" office:value="117" calcext:value-type="float">
            <text:p>117</text:p>
          </table:table-cell>
          <table:table-cell table:formula="of:=IF([.A162]&lt;128; [.A162]; IF([.A162]&lt;384; 255-[.A162]; -512+[.A162]))" office:value-type="float" office:value="96" calcext:value-type="float">
            <text:p>96</text:p>
          </table:table-cell>
          <table:table-cell table:formula="of:=IF([.A162]&lt;256; -128; 127)" office:value-type="float" office:value="-128" calcext:value-type="float">
            <text:p>-128</text:p>
          </table:table-cell>
          <table:table-cell table:formula="of:=FLOOR(-128+[.A162]/2)" office:value-type="float" office:value="-49" calcext:value-type="float">
            <text:p>-49</text:p>
          </table:table-cell>
          <table:table-cell table:formula="of:=-128 + FLOOR(RAND() * 256)" office:value-type="float" office:value="-63" calcext:value-type="float">
            <text:p>-63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 127 * SIN(RADIANS([.A163] * 360 / 512)))" office:value-type="float" office:value="117" calcext:value-type="float">
            <text:p>117</text:p>
          </table:table-cell>
          <table:table-cell table:formula="of:=IF([.A163]&lt;128; [.A163]; IF([.A163]&lt;384; 255-[.A163]; -512+[.A163]))" office:value-type="float" office:value="95" calcext:value-type="float">
            <text:p>95</text:p>
          </table:table-cell>
          <table:table-cell table:formula="of:=IF([.A163]&lt;256; -128; 127)" office:value-type="float" office:value="-128" calcext:value-type="float">
            <text:p>-128</text:p>
          </table:table-cell>
          <table:table-cell table:formula="of:=FLOOR(-128+[.A163]/2)" office:value-type="float" office:value="-48" calcext:value-type="float">
            <text:p>-48</text:p>
          </table:table-cell>
          <table:table-cell table:formula="of:=-128 + FLOOR(RAND() * 256)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FLOOR( 127 * SIN(RADIANS([.A164] * 360 / 512)))" office:value-type="float" office:value="116" calcext:value-type="float">
            <text:p>116</text:p>
          </table:table-cell>
          <table:table-cell table:formula="of:=IF([.A164]&lt;128; [.A164]; IF([.A164]&lt;384; 255-[.A164]; -512+[.A164]))" office:value-type="float" office:value="94" calcext:value-type="float">
            <text:p>94</text:p>
          </table:table-cell>
          <table:table-cell table:formula="of:=IF([.A164]&lt;256; -128; 127)" office:value-type="float" office:value="-128" calcext:value-type="float">
            <text:p>-128</text:p>
          </table:table-cell>
          <table:table-cell table:formula="of:=FLOOR(-128+[.A164]/2)" office:value-type="float" office:value="-48" calcext:value-type="float">
            <text:p>-48</text:p>
          </table:table-cell>
          <table:table-cell table:formula="of:=-128 + FLOOR(RAND() * 256)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FLOOR( 127 * SIN(RADIANS([.A165] * 360 / 512)))" office:value-type="float" office:value="116" calcext:value-type="float">
            <text:p>116</text:p>
          </table:table-cell>
          <table:table-cell table:formula="of:=IF([.A165]&lt;128; [.A165]; IF([.A165]&lt;384; 255-[.A165]; -512+[.A165]))" office:value-type="float" office:value="93" calcext:value-type="float">
            <text:p>93</text:p>
          </table:table-cell>
          <table:table-cell table:formula="of:=IF([.A165]&lt;256; -128; 127)" office:value-type="float" office:value="-128" calcext:value-type="float">
            <text:p>-128</text:p>
          </table:table-cell>
          <table:table-cell table:formula="of:=FLOOR(-128+[.A165]/2)" office:value-type="float" office:value="-47" calcext:value-type="float">
            <text:p>-47</text:p>
          </table:table-cell>
          <table:table-cell table:formula="of:=-128 + FLOOR(RAND() * 256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FLOOR( 127 * SIN(RADIANS([.A166] * 360 / 512)))" office:value-type="float" office:value="115" calcext:value-type="float">
            <text:p>115</text:p>
          </table:table-cell>
          <table:table-cell table:formula="of:=IF([.A166]&lt;128; [.A166]; IF([.A166]&lt;384; 255-[.A166]; -512+[.A166]))" office:value-type="float" office:value="92" calcext:value-type="float">
            <text:p>92</text:p>
          </table:table-cell>
          <table:table-cell table:formula="of:=IF([.A166]&lt;256; -128; 127)" office:value-type="float" office:value="-128" calcext:value-type="float">
            <text:p>-128</text:p>
          </table:table-cell>
          <table:table-cell table:formula="of:=FLOOR(-128+[.A166]/2)" office:value-type="float" office:value="-47" calcext:value-type="float">
            <text:p>-47</text:p>
          </table:table-cell>
          <table:table-cell table:formula="of:=-128 + FLOOR(RAND() * 256)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 127 * SIN(RADIANS([.A167] * 360 / 512)))" office:value-type="float" office:value="114" calcext:value-type="float">
            <text:p>114</text:p>
          </table:table-cell>
          <table:table-cell table:formula="of:=IF([.A167]&lt;128; [.A167]; IF([.A167]&lt;384; 255-[.A167]; -512+[.A167]))" office:value-type="float" office:value="91" calcext:value-type="float">
            <text:p>91</text:p>
          </table:table-cell>
          <table:table-cell table:formula="of:=IF([.A167]&lt;256; -128; 127)" office:value-type="float" office:value="-128" calcext:value-type="float">
            <text:p>-128</text:p>
          </table:table-cell>
          <table:table-cell table:formula="of:=FLOOR(-128+[.A167]/2)" office:value-type="float" office:value="-46" calcext:value-type="float">
            <text:p>-46</text:p>
          </table:table-cell>
          <table:table-cell table:formula="of:=-128 + FLOOR(RAND() * 256)" office:value-type="float" office:value="-98" calcext:value-type="float">
            <text:p>-98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FLOOR( 127 * SIN(RADIANS([.A168] * 360 / 512)))" office:value-type="float" office:value="114" calcext:value-type="float">
            <text:p>114</text:p>
          </table:table-cell>
          <table:table-cell table:formula="of:=IF([.A168]&lt;128; [.A168]; IF([.A168]&lt;384; 255-[.A168]; -512+[.A168]))" office:value-type="float" office:value="90" calcext:value-type="float">
            <text:p>90</text:p>
          </table:table-cell>
          <table:table-cell table:formula="of:=IF([.A168]&lt;256; -128; 127)" office:value-type="float" office:value="-128" calcext:value-type="float">
            <text:p>-128</text:p>
          </table:table-cell>
          <table:table-cell table:formula="of:=FLOOR(-128+[.A168]/2)" office:value-type="float" office:value="-46" calcext:value-type="float">
            <text:p>-46</text:p>
          </table:table-cell>
          <table:table-cell table:formula="of:=-128 + FLOOR(RAND() * 256)" office:value-type="float" office:value="-68" calcext:value-type="float">
            <text:p>-68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FLOOR( 127 * SIN(RADIANS([.A169] * 360 / 512)))" office:value-type="float" office:value="113" calcext:value-type="float">
            <text:p>113</text:p>
          </table:table-cell>
          <table:table-cell table:formula="of:=IF([.A169]&lt;128; [.A169]; IF([.A169]&lt;384; 255-[.A169]; -512+[.A169]))" office:value-type="float" office:value="89" calcext:value-type="float">
            <text:p>89</text:p>
          </table:table-cell>
          <table:table-cell table:formula="of:=IF([.A169]&lt;256; -128; 127)" office:value-type="float" office:value="-128" calcext:value-type="float">
            <text:p>-128</text:p>
          </table:table-cell>
          <table:table-cell table:formula="of:=FLOOR(-128+[.A169]/2)" office:value-type="float" office:value="-45" calcext:value-type="float">
            <text:p>-45</text:p>
          </table:table-cell>
          <table:table-cell table:formula="of:=-128 + FLOOR(RAND() * 256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FLOOR( 127 * SIN(RADIANS([.A170] * 360 / 512)))" office:value-type="float" office:value="112" calcext:value-type="float">
            <text:p>112</text:p>
          </table:table-cell>
          <table:table-cell table:formula="of:=IF([.A170]&lt;128; [.A170]; IF([.A170]&lt;384; 255-[.A170]; -512+[.A170]))" office:value-type="float" office:value="88" calcext:value-type="float">
            <text:p>88</text:p>
          </table:table-cell>
          <table:table-cell table:formula="of:=IF([.A170]&lt;256; -128; 127)" office:value-type="float" office:value="-128" calcext:value-type="float">
            <text:p>-128</text:p>
          </table:table-cell>
          <table:table-cell table:formula="of:=FLOOR(-128+[.A170]/2)" office:value-type="float" office:value="-45" calcext:value-type="float">
            <text:p>-45</text:p>
          </table:table-cell>
          <table:table-cell table:formula="of:=-128 + FLOOR(RAND() * 256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 127 * SIN(RADIANS([.A171] * 360 / 512)))" office:value-type="float" office:value="112" calcext:value-type="float">
            <text:p>112</text:p>
          </table:table-cell>
          <table:table-cell table:formula="of:=IF([.A171]&lt;128; [.A171]; IF([.A171]&lt;384; 255-[.A171]; -512+[.A171]))" office:value-type="float" office:value="87" calcext:value-type="float">
            <text:p>87</text:p>
          </table:table-cell>
          <table:table-cell table:formula="of:=IF([.A171]&lt;256; -128; 127)" office:value-type="float" office:value="-128" calcext:value-type="float">
            <text:p>-128</text:p>
          </table:table-cell>
          <table:table-cell table:formula="of:=FLOOR(-128+[.A171]/2)" office:value-type="float" office:value="-44" calcext:value-type="float">
            <text:p>-44</text:p>
          </table:table-cell>
          <table:table-cell table:formula="of:=-128 + FLOOR(RAND() * 256)" office:value-type="float" office:value="-54" calcext:value-type="float">
            <text:p>-54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FLOOR( 127 * SIN(RADIANS([.A172] * 360 / 512)))" office:value-type="float" office:value="111" calcext:value-type="float">
            <text:p>111</text:p>
          </table:table-cell>
          <table:table-cell table:formula="of:=IF([.A172]&lt;128; [.A172]; IF([.A172]&lt;384; 255-[.A172]; -512+[.A172]))" office:value-type="float" office:value="86" calcext:value-type="float">
            <text:p>86</text:p>
          </table:table-cell>
          <table:table-cell table:formula="of:=IF([.A172]&lt;256; -128; 127)" office:value-type="float" office:value="-128" calcext:value-type="float">
            <text:p>-128</text:p>
          </table:table-cell>
          <table:table-cell table:formula="of:=FLOOR(-128+[.A172]/2)" office:value-type="float" office:value="-44" calcext:value-type="float">
            <text:p>-44</text:p>
          </table:table-cell>
          <table:table-cell table:formula="of:=-128 + FLOOR(RAND() * 256)" office:value-type="float" office:value="-72" calcext:value-type="float">
            <text:p>-72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 127 * SIN(RADIANS([.A173] * 360 / 512)))" office:value-type="float" office:value="110" calcext:value-type="float">
            <text:p>110</text:p>
          </table:table-cell>
          <table:table-cell table:formula="of:=IF([.A173]&lt;128; [.A173]; IF([.A173]&lt;384; 255-[.A173]; -512+[.A173]))" office:value-type="float" office:value="85" calcext:value-type="float">
            <text:p>85</text:p>
          </table:table-cell>
          <table:table-cell table:formula="of:=IF([.A173]&lt;256; -128; 127)" office:value-type="float" office:value="-128" calcext:value-type="float">
            <text:p>-128</text:p>
          </table:table-cell>
          <table:table-cell table:formula="of:=FLOOR(-128+[.A173]/2)" office:value-type="float" office:value="-43" calcext:value-type="float">
            <text:p>-43</text:p>
          </table:table-cell>
          <table:table-cell table:formula="of:=-128 + FLOOR(RAND() * 256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FLOOR( 127 * SIN(RADIANS([.A174] * 360 / 512)))" office:value-type="float" office:value="109" calcext:value-type="float">
            <text:p>109</text:p>
          </table:table-cell>
          <table:table-cell table:formula="of:=IF([.A174]&lt;128; [.A174]; IF([.A174]&lt;384; 255-[.A174]; -512+[.A174]))" office:value-type="float" office:value="84" calcext:value-type="float">
            <text:p>84</text:p>
          </table:table-cell>
          <table:table-cell table:formula="of:=IF([.A174]&lt;256; -128; 127)" office:value-type="float" office:value="-128" calcext:value-type="float">
            <text:p>-128</text:p>
          </table:table-cell>
          <table:table-cell table:formula="of:=FLOOR(-128+[.A174]/2)" office:value-type="float" office:value="-43" calcext:value-type="float">
            <text:p>-43</text:p>
          </table:table-cell>
          <table:table-cell table:formula="of:=-128 + FLOOR(RAND() * 256)" office:value-type="float" office:value="-82" calcext:value-type="float">
            <text:p>-8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FLOOR( 127 * SIN(RADIANS([.A175] * 360 / 512)))" office:value-type="float" office:value="108" calcext:value-type="float">
            <text:p>108</text:p>
          </table:table-cell>
          <table:table-cell table:formula="of:=IF([.A175]&lt;128; [.A175]; IF([.A175]&lt;384; 255-[.A175]; -512+[.A175]))" office:value-type="float" office:value="83" calcext:value-type="float">
            <text:p>83</text:p>
          </table:table-cell>
          <table:table-cell table:formula="of:=IF([.A175]&lt;256; -128; 127)" office:value-type="float" office:value="-128" calcext:value-type="float">
            <text:p>-128</text:p>
          </table:table-cell>
          <table:table-cell table:formula="of:=FLOOR(-128+[.A175]/2)" office:value-type="float" office:value="-42" calcext:value-type="float">
            <text:p>-42</text:p>
          </table:table-cell>
          <table:table-cell table:formula="of:=-128 + FLOOR(RAND() * 256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FLOOR( 127 * SIN(RADIANS([.A176] * 360 / 512)))" office:value-type="float" office:value="108" calcext:value-type="float">
            <text:p>108</text:p>
          </table:table-cell>
          <table:table-cell table:formula="of:=IF([.A176]&lt;128; [.A176]; IF([.A176]&lt;384; 255-[.A176]; -512+[.A176]))" office:value-type="float" office:value="82" calcext:value-type="float">
            <text:p>82</text:p>
          </table:table-cell>
          <table:table-cell table:formula="of:=IF([.A176]&lt;256; -128; 127)" office:value-type="float" office:value="-128" calcext:value-type="float">
            <text:p>-128</text:p>
          </table:table-cell>
          <table:table-cell table:formula="of:=FLOOR(-128+[.A176]/2)" office:value-type="float" office:value="-42" calcext:value-type="float">
            <text:p>-42</text:p>
          </table:table-cell>
          <table:table-cell table:formula="of:=-128 + FLOOR(RAND() * 256)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FLOOR( 127 * SIN(RADIANS([.A177] * 360 / 512)))" office:value-type="float" office:value="107" calcext:value-type="float">
            <text:p>107</text:p>
          </table:table-cell>
          <table:table-cell table:formula="of:=IF([.A177]&lt;128; [.A177]; IF([.A177]&lt;384; 255-[.A177]; -512+[.A177]))" office:value-type="float" office:value="81" calcext:value-type="float">
            <text:p>81</text:p>
          </table:table-cell>
          <table:table-cell table:formula="of:=IF([.A177]&lt;256; -128; 127)" office:value-type="float" office:value="-128" calcext:value-type="float">
            <text:p>-128</text:p>
          </table:table-cell>
          <table:table-cell table:formula="of:=FLOOR(-128+[.A177]/2)" office:value-type="float" office:value="-41" calcext:value-type="float">
            <text:p>-41</text:p>
          </table:table-cell>
          <table:table-cell table:formula="of:=-128 + FLOOR(RAND() * 256)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FLOOR( 127 * SIN(RADIANS([.A178] * 360 / 512)))" office:value-type="float" office:value="106" calcext:value-type="float">
            <text:p>106</text:p>
          </table:table-cell>
          <table:table-cell table:formula="of:=IF([.A178]&lt;128; [.A178]; IF([.A178]&lt;384; 255-[.A178]; -512+[.A178]))" office:value-type="float" office:value="80" calcext:value-type="float">
            <text:p>80</text:p>
          </table:table-cell>
          <table:table-cell table:formula="of:=IF([.A178]&lt;256; -128; 127)" office:value-type="float" office:value="-128" calcext:value-type="float">
            <text:p>-128</text:p>
          </table:table-cell>
          <table:table-cell table:formula="of:=FLOOR(-128+[.A178]/2)" office:value-type="float" office:value="-41" calcext:value-type="float">
            <text:p>-41</text:p>
          </table:table-cell>
          <table:table-cell table:formula="of:=-128 + FLOOR(RAND() * 256)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FLOOR( 127 * SIN(RADIANS([.A179] * 360 / 512)))" office:value-type="float" office:value="105" calcext:value-type="float">
            <text:p>105</text:p>
          </table:table-cell>
          <table:table-cell table:formula="of:=IF([.A179]&lt;128; [.A179]; IF([.A179]&lt;384; 255-[.A179]; -512+[.A179]))" office:value-type="float" office:value="79" calcext:value-type="float">
            <text:p>79</text:p>
          </table:table-cell>
          <table:table-cell table:formula="of:=IF([.A179]&lt;256; -128; 127)" office:value-type="float" office:value="-128" calcext:value-type="float">
            <text:p>-128</text:p>
          </table:table-cell>
          <table:table-cell table:formula="of:=FLOOR(-128+[.A179]/2)" office:value-type="float" office:value="-40" calcext:value-type="float">
            <text:p>-40</text:p>
          </table:table-cell>
          <table:table-cell table:formula="of:=-128 + FLOOR(RAND() * 256)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FLOOR( 127 * SIN(RADIANS([.A180] * 360 / 512)))" office:value-type="float" office:value="104" calcext:value-type="float">
            <text:p>104</text:p>
          </table:table-cell>
          <table:table-cell table:formula="of:=IF([.A180]&lt;128; [.A180]; IF([.A180]&lt;384; 255-[.A180]; -512+[.A180]))" office:value-type="float" office:value="78" calcext:value-type="float">
            <text:p>78</text:p>
          </table:table-cell>
          <table:table-cell table:formula="of:=IF([.A180]&lt;256; -128; 127)" office:value-type="float" office:value="-128" calcext:value-type="float">
            <text:p>-128</text:p>
          </table:table-cell>
          <table:table-cell table:formula="of:=FLOOR(-128+[.A180]/2)" office:value-type="float" office:value="-40" calcext:value-type="float">
            <text:p>-40</text:p>
          </table:table-cell>
          <table:table-cell table:formula="of:=-128 + FLOOR(RAND() * 256)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FLOOR( 127 * SIN(RADIANS([.A181] * 360 / 512)))" office:value-type="float" office:value="103" calcext:value-type="float">
            <text:p>103</text:p>
          </table:table-cell>
          <table:table-cell table:formula="of:=IF([.A181]&lt;128; [.A181]; IF([.A181]&lt;384; 255-[.A181]; -512+[.A181]))" office:value-type="float" office:value="77" calcext:value-type="float">
            <text:p>77</text:p>
          </table:table-cell>
          <table:table-cell table:formula="of:=IF([.A181]&lt;256; -128; 127)" office:value-type="float" office:value="-128" calcext:value-type="float">
            <text:p>-128</text:p>
          </table:table-cell>
          <table:table-cell table:formula="of:=FLOOR(-128+[.A181]/2)" office:value-type="float" office:value="-39" calcext:value-type="float">
            <text:p>-39</text:p>
          </table:table-cell>
          <table:table-cell table:formula="of:=-128 + FLOOR(RAND() * 256)" office:value-type="float" office:value="-37" calcext:value-type="float">
            <text:p>-37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FLOOR( 127 * SIN(RADIANS([.A182] * 360 / 512)))" office:value-type="float" office:value="102" calcext:value-type="float">
            <text:p>102</text:p>
          </table:table-cell>
          <table:table-cell table:formula="of:=IF([.A182]&lt;128; [.A182]; IF([.A182]&lt;384; 255-[.A182]; -512+[.A182]))" office:value-type="float" office:value="76" calcext:value-type="float">
            <text:p>76</text:p>
          </table:table-cell>
          <table:table-cell table:formula="of:=IF([.A182]&lt;256; -128; 127)" office:value-type="float" office:value="-128" calcext:value-type="float">
            <text:p>-128</text:p>
          </table:table-cell>
          <table:table-cell table:formula="of:=FLOOR(-128+[.A182]/2)" office:value-type="float" office:value="-39" calcext:value-type="float">
            <text:p>-39</text:p>
          </table:table-cell>
          <table:table-cell table:formula="of:=-128 + FLOOR(RAND() * 256)" office:value-type="float" office:value="-120" calcext:value-type="float">
            <text:p>-120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 127 * SIN(RADIANS([.A183] * 360 / 512)))" office:value-type="float" office:value="102" calcext:value-type="float">
            <text:p>102</text:p>
          </table:table-cell>
          <table:table-cell table:formula="of:=IF([.A183]&lt;128; [.A183]; IF([.A183]&lt;384; 255-[.A183]; -512+[.A183]))" office:value-type="float" office:value="75" calcext:value-type="float">
            <text:p>75</text:p>
          </table:table-cell>
          <table:table-cell table:formula="of:=IF([.A183]&lt;256; -128; 127)" office:value-type="float" office:value="-128" calcext:value-type="float">
            <text:p>-128</text:p>
          </table:table-cell>
          <table:table-cell table:formula="of:=FLOOR(-128+[.A183]/2)" office:value-type="float" office:value="-38" calcext:value-type="float">
            <text:p>-38</text:p>
          </table:table-cell>
          <table:table-cell table:formula="of:=-128 + FLOOR(RAND() * 256)" office:value-type="float" office:value="-75" calcext:value-type="float">
            <text:p>-75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FLOOR( 127 * SIN(RADIANS([.A184] * 360 / 512)))" office:value-type="float" office:value="101" calcext:value-type="float">
            <text:p>101</text:p>
          </table:table-cell>
          <table:table-cell table:formula="of:=IF([.A184]&lt;128; [.A184]; IF([.A184]&lt;384; 255-[.A184]; -512+[.A184]))" office:value-type="float" office:value="74" calcext:value-type="float">
            <text:p>74</text:p>
          </table:table-cell>
          <table:table-cell table:formula="of:=IF([.A184]&lt;256; -128; 127)" office:value-type="float" office:value="-128" calcext:value-type="float">
            <text:p>-128</text:p>
          </table:table-cell>
          <table:table-cell table:formula="of:=FLOOR(-128+[.A184]/2)" office:value-type="float" office:value="-38" calcext:value-type="float">
            <text:p>-38</text:p>
          </table:table-cell>
          <table:table-cell table:formula="of:=-128 + FLOOR(RAND() * 256)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FLOOR( 127 * SIN(RADIANS([.A185] * 360 / 512)))" office:value-type="float" office:value="100" calcext:value-type="float">
            <text:p>100</text:p>
          </table:table-cell>
          <table:table-cell table:formula="of:=IF([.A185]&lt;128; [.A185]; IF([.A185]&lt;384; 255-[.A185]; -512+[.A185]))" office:value-type="float" office:value="73" calcext:value-type="float">
            <text:p>73</text:p>
          </table:table-cell>
          <table:table-cell table:formula="of:=IF([.A185]&lt;256; -128; 127)" office:value-type="float" office:value="-128" calcext:value-type="float">
            <text:p>-128</text:p>
          </table:table-cell>
          <table:table-cell table:formula="of:=FLOOR(-128+[.A185]/2)" office:value-type="float" office:value="-37" calcext:value-type="float">
            <text:p>-37</text:p>
          </table:table-cell>
          <table:table-cell table:formula="of:=-128 + FLOOR(RAND() * 256)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FLOOR( 127 * SIN(RADIANS([.A186] * 360 / 512)))" office:value-type="float" office:value="99" calcext:value-type="float">
            <text:p>99</text:p>
          </table:table-cell>
          <table:table-cell table:formula="of:=IF([.A186]&lt;128; [.A186]; IF([.A186]&lt;384; 255-[.A186]; -512+[.A186]))" office:value-type="float" office:value="72" calcext:value-type="float">
            <text:p>72</text:p>
          </table:table-cell>
          <table:table-cell table:formula="of:=IF([.A186]&lt;256; -128; 127)" office:value-type="float" office:value="-128" calcext:value-type="float">
            <text:p>-128</text:p>
          </table:table-cell>
          <table:table-cell table:formula="of:=FLOOR(-128+[.A186]/2)" office:value-type="float" office:value="-37" calcext:value-type="float">
            <text:p>-37</text:p>
          </table:table-cell>
          <table:table-cell table:formula="of:=-128 + FLOOR(RAND() * 256)" office:value-type="float" office:value="-90" calcext:value-type="float">
            <text:p>-9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FLOOR( 127 * SIN(RADIANS([.A187] * 360 / 512)))" office:value-type="float" office:value="98" calcext:value-type="float">
            <text:p>98</text:p>
          </table:table-cell>
          <table:table-cell table:formula="of:=IF([.A187]&lt;128; [.A187]; IF([.A187]&lt;384; 255-[.A187]; -512+[.A187]))" office:value-type="float" office:value="71" calcext:value-type="float">
            <text:p>71</text:p>
          </table:table-cell>
          <table:table-cell table:formula="of:=IF([.A187]&lt;256; -128; 127)" office:value-type="float" office:value="-128" calcext:value-type="float">
            <text:p>-128</text:p>
          </table:table-cell>
          <table:table-cell table:formula="of:=FLOOR(-128+[.A187]/2)" office:value-type="float" office:value="-36" calcext:value-type="float">
            <text:p>-36</text:p>
          </table:table-cell>
          <table:table-cell table:formula="of:=-128 + FLOOR(RAND() * 256)" office:value-type="float" office:value="-11" calcext:value-type="float">
            <text:p>-11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FLOOR( 127 * SIN(RADIANS([.A188] * 360 / 512)))" office:value-type="float" office:value="97" calcext:value-type="float">
            <text:p>97</text:p>
          </table:table-cell>
          <table:table-cell table:formula="of:=IF([.A188]&lt;128; [.A188]; IF([.A188]&lt;384; 255-[.A188]; -512+[.A188]))" office:value-type="float" office:value="70" calcext:value-type="float">
            <text:p>70</text:p>
          </table:table-cell>
          <table:table-cell table:formula="of:=IF([.A188]&lt;256; -128; 127)" office:value-type="float" office:value="-128" calcext:value-type="float">
            <text:p>-128</text:p>
          </table:table-cell>
          <table:table-cell table:formula="of:=FLOOR(-128+[.A188]/2)" office:value-type="float" office:value="-36" calcext:value-type="float">
            <text:p>-36</text:p>
          </table:table-cell>
          <table:table-cell table:formula="of:=-128 + FLOOR(RAND() * 256)" office:value-type="float" office:value="-97" calcext:value-type="float">
            <text:p>-97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FLOOR( 127 * SIN(RADIANS([.A189] * 360 / 512)))" office:value-type="float" office:value="96" calcext:value-type="float">
            <text:p>96</text:p>
          </table:table-cell>
          <table:table-cell table:formula="of:=IF([.A189]&lt;128; [.A189]; IF([.A189]&lt;384; 255-[.A189]; -512+[.A189]))" office:value-type="float" office:value="69" calcext:value-type="float">
            <text:p>69</text:p>
          </table:table-cell>
          <table:table-cell table:formula="of:=IF([.A189]&lt;256; -128; 127)" office:value-type="float" office:value="-128" calcext:value-type="float">
            <text:p>-128</text:p>
          </table:table-cell>
          <table:table-cell table:formula="of:=FLOOR(-128+[.A189]/2)" office:value-type="float" office:value="-35" calcext:value-type="float">
            <text:p>-35</text:p>
          </table:table-cell>
          <table:table-cell table:formula="of:=-128 + FLOOR(RAND() * 256)"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FLOOR( 127 * SIN(RADIANS([.A190] * 360 / 512)))" office:value-type="float" office:value="95" calcext:value-type="float">
            <text:p>95</text:p>
          </table:table-cell>
          <table:table-cell table:formula="of:=IF([.A190]&lt;128; [.A190]; IF([.A190]&lt;384; 255-[.A190]; -512+[.A190]))" office:value-type="float" office:value="68" calcext:value-type="float">
            <text:p>68</text:p>
          </table:table-cell>
          <table:table-cell table:formula="of:=IF([.A190]&lt;256; -128; 127)" office:value-type="float" office:value="-128" calcext:value-type="float">
            <text:p>-128</text:p>
          </table:table-cell>
          <table:table-cell table:formula="of:=FLOOR(-128+[.A190]/2)" office:value-type="float" office:value="-35" calcext:value-type="float">
            <text:p>-35</text:p>
          </table:table-cell>
          <table:table-cell table:formula="of:=-128 + FLOOR(RAND() * 256)" office:value-type="float" office:value="-7" calcext:value-type="float">
            <text:p>-7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FLOOR( 127 * SIN(RADIANS([.A191] * 360 / 512)))" office:value-type="float" office:value="94" calcext:value-type="float">
            <text:p>94</text:p>
          </table:table-cell>
          <table:table-cell table:formula="of:=IF([.A191]&lt;128; [.A191]; IF([.A191]&lt;384; 255-[.A191]; -512+[.A191]))" office:value-type="float" office:value="67" calcext:value-type="float">
            <text:p>67</text:p>
          </table:table-cell>
          <table:table-cell table:formula="of:=IF([.A191]&lt;256; -128; 127)" office:value-type="float" office:value="-128" calcext:value-type="float">
            <text:p>-128</text:p>
          </table:table-cell>
          <table:table-cell table:formula="of:=FLOOR(-128+[.A191]/2)" office:value-type="float" office:value="-34" calcext:value-type="float">
            <text:p>-34</text:p>
          </table:table-cell>
          <table:table-cell table:formula="of:=-128 + FLOOR(RAND() * 256)" office:value-type="float" office:value="-14" calcext:value-type="float">
            <text:p>-14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FLOOR( 127 * SIN(RADIANS([.A192] * 360 / 512)))" office:value-type="float" office:value="93" calcext:value-type="float">
            <text:p>93</text:p>
          </table:table-cell>
          <table:table-cell table:formula="of:=IF([.A192]&lt;128; [.A192]; IF([.A192]&lt;384; 255-[.A192]; -512+[.A192]))" office:value-type="float" office:value="66" calcext:value-type="float">
            <text:p>66</text:p>
          </table:table-cell>
          <table:table-cell table:formula="of:=IF([.A192]&lt;256; -128; 127)" office:value-type="float" office:value="-128" calcext:value-type="float">
            <text:p>-128</text:p>
          </table:table-cell>
          <table:table-cell table:formula="of:=FLOOR(-128+[.A192]/2)" office:value-type="float" office:value="-34" calcext:value-type="float">
            <text:p>-34</text:p>
          </table:table-cell>
          <table:table-cell table:formula="of:=-128 + FLOOR(RAND() * 256)" office:value-type="float" office:value="-108" calcext:value-type="float">
            <text:p>-108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 127 * SIN(RADIANS([.A193] * 360 / 512)))" office:value-type="float" office:value="91" calcext:value-type="float">
            <text:p>91</text:p>
          </table:table-cell>
          <table:table-cell table:formula="of:=IF([.A193]&lt;128; [.A193]; IF([.A193]&lt;384; 255-[.A193]; -512+[.A193]))" office:value-type="float" office:value="65" calcext:value-type="float">
            <text:p>65</text:p>
          </table:table-cell>
          <table:table-cell table:formula="of:=IF([.A193]&lt;256; -128; 127)" office:value-type="float" office:value="-128" calcext:value-type="float">
            <text:p>-128</text:p>
          </table:table-cell>
          <table:table-cell table:formula="of:=FLOOR(-128+[.A193]/2)" office:value-type="float" office:value="-33" calcext:value-type="float">
            <text:p>-33</text:p>
          </table:table-cell>
          <table:table-cell table:formula="of:=-128 + FLOOR(RAND() * 256)" office:value-type="float" office:value="-9" calcext:value-type="float">
            <text:p>-9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FLOOR( 127 * SIN(RADIANS([.A194] * 360 / 512)))" office:value-type="float" office:value="90" calcext:value-type="float">
            <text:p>90</text:p>
          </table:table-cell>
          <table:table-cell table:formula="of:=IF([.A194]&lt;128; [.A194]; IF([.A194]&lt;384; 255-[.A194]; -512+[.A194]))" office:value-type="float" office:value="64" calcext:value-type="float">
            <text:p>64</text:p>
          </table:table-cell>
          <table:table-cell table:formula="of:=IF([.A194]&lt;256; -128; 127)" office:value-type="float" office:value="-128" calcext:value-type="float">
            <text:p>-128</text:p>
          </table:table-cell>
          <table:table-cell table:formula="of:=FLOOR(-128+[.A194]/2)" office:value-type="float" office:value="-33" calcext:value-type="float">
            <text:p>-33</text:p>
          </table:table-cell>
          <table:table-cell table:formula="of:=-128 + FLOOR(RAND() * 256)" office:value-type="float" office:value="-38" calcext:value-type="float">
            <text:p>-38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FLOOR( 127 * SIN(RADIANS([.A195] * 360 / 512)))" office:value-type="float" office:value="89" calcext:value-type="float">
            <text:p>89</text:p>
          </table:table-cell>
          <table:table-cell table:formula="of:=IF([.A195]&lt;128; [.A195]; IF([.A195]&lt;384; 255-[.A195]; -512+[.A195]))" office:value-type="float" office:value="63" calcext:value-type="float">
            <text:p>63</text:p>
          </table:table-cell>
          <table:table-cell table:formula="of:=IF([.A195]&lt;256; -128; 127)" office:value-type="float" office:value="-128" calcext:value-type="float">
            <text:p>-128</text:p>
          </table:table-cell>
          <table:table-cell table:formula="of:=FLOOR(-128+[.A195]/2)" office:value-type="float" office:value="-32" calcext:value-type="float">
            <text:p>-32</text:p>
          </table:table-cell>
          <table:table-cell table:formula="of:=-128 + FLOOR(RAND() * 256)" office:value-type="float" office:value="-73" calcext:value-type="float">
            <text:p>-73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FLOOR( 127 * SIN(RADIANS([.A196] * 360 / 512)))" office:value-type="float" office:value="88" calcext:value-type="float">
            <text:p>88</text:p>
          </table:table-cell>
          <table:table-cell table:formula="of:=IF([.A196]&lt;128; [.A196]; IF([.A196]&lt;384; 255-[.A196]; -512+[.A196]))" office:value-type="float" office:value="62" calcext:value-type="float">
            <text:p>62</text:p>
          </table:table-cell>
          <table:table-cell table:formula="of:=IF([.A196]&lt;256; -128; 127)" office:value-type="float" office:value="-128" calcext:value-type="float">
            <text:p>-128</text:p>
          </table:table-cell>
          <table:table-cell table:formula="of:=FLOOR(-128+[.A196]/2)" office:value-type="float" office:value="-32" calcext:value-type="float">
            <text:p>-32</text:p>
          </table:table-cell>
          <table:table-cell table:formula="of:=-128 + FLOOR(RAND() * 256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FLOOR( 127 * SIN(RADIANS([.A197] * 360 / 512)))" office:value-type="float" office:value="87" calcext:value-type="float">
            <text:p>87</text:p>
          </table:table-cell>
          <table:table-cell table:formula="of:=IF([.A197]&lt;128; [.A197]; IF([.A197]&lt;384; 255-[.A197]; -512+[.A197]))" office:value-type="float" office:value="61" calcext:value-type="float">
            <text:p>61</text:p>
          </table:table-cell>
          <table:table-cell table:formula="of:=IF([.A197]&lt;256; -128; 127)" office:value-type="float" office:value="-128" calcext:value-type="float">
            <text:p>-128</text:p>
          </table:table-cell>
          <table:table-cell table:formula="of:=FLOOR(-128+[.A197]/2)" office:value-type="float" office:value="-31" calcext:value-type="float">
            <text:p>-31</text:p>
          </table:table-cell>
          <table:table-cell table:formula="of:=-128 + FLOOR(RAND() * 256)" office:value-type="float" office:value="-32" calcext:value-type="float">
            <text:p>-32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FLOOR( 127 * SIN(RADIANS([.A198] * 360 / 512)))" office:value-type="float" office:value="86" calcext:value-type="float">
            <text:p>86</text:p>
          </table:table-cell>
          <table:table-cell table:formula="of:=IF([.A198]&lt;128; [.A198]; IF([.A198]&lt;384; 255-[.A198]; -512+[.A198]))" office:value-type="float" office:value="60" calcext:value-type="float">
            <text:p>60</text:p>
          </table:table-cell>
          <table:table-cell table:formula="of:=IF([.A198]&lt;256; -128; 127)" office:value-type="float" office:value="-128" calcext:value-type="float">
            <text:p>-128</text:p>
          </table:table-cell>
          <table:table-cell table:formula="of:=FLOOR(-128+[.A198]/2)" office:value-type="float" office:value="-31" calcext:value-type="float">
            <text:p>-31</text:p>
          </table:table-cell>
          <table:table-cell table:formula="of:=-128 + FLOOR(RAND() * 256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FLOOR( 127 * SIN(RADIANS([.A199] * 360 / 512)))" office:value-type="float" office:value="85" calcext:value-type="float">
            <text:p>85</text:p>
          </table:table-cell>
          <table:table-cell table:formula="of:=IF([.A199]&lt;128; [.A199]; IF([.A199]&lt;384; 255-[.A199]; -512+[.A199]))" office:value-type="float" office:value="59" calcext:value-type="float">
            <text:p>59</text:p>
          </table:table-cell>
          <table:table-cell table:formula="of:=IF([.A199]&lt;256; -128; 127)" office:value-type="float" office:value="-128" calcext:value-type="float">
            <text:p>-128</text:p>
          </table:table-cell>
          <table:table-cell table:formula="of:=FLOOR(-128+[.A199]/2)" office:value-type="float" office:value="-30" calcext:value-type="float">
            <text:p>-30</text:p>
          </table:table-cell>
          <table:table-cell table:formula="of:=-128 + FLOOR(RAND() * 256)" office:value-type="float" office:value="-38" calcext:value-type="float">
            <text:p>-38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FLOOR( 127 * SIN(RADIANS([.A200] * 360 / 512)))" office:value-type="float" office:value="84" calcext:value-type="float">
            <text:p>84</text:p>
          </table:table-cell>
          <table:table-cell table:formula="of:=IF([.A200]&lt;128; [.A200]; IF([.A200]&lt;384; 255-[.A200]; -512+[.A200]))" office:value-type="float" office:value="58" calcext:value-type="float">
            <text:p>58</text:p>
          </table:table-cell>
          <table:table-cell table:formula="of:=IF([.A200]&lt;256; -128; 127)" office:value-type="float" office:value="-128" calcext:value-type="float">
            <text:p>-128</text:p>
          </table:table-cell>
          <table:table-cell table:formula="of:=FLOOR(-128+[.A200]/2)" office:value-type="float" office:value="-30" calcext:value-type="float">
            <text:p>-30</text:p>
          </table:table-cell>
          <table:table-cell table:formula="of:=-128 + FLOOR(RAND() * 256)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FLOOR( 127 * SIN(RADIANS([.A201] * 360 / 512)))" office:value-type="float" office:value="82" calcext:value-type="float">
            <text:p>82</text:p>
          </table:table-cell>
          <table:table-cell table:formula="of:=IF([.A201]&lt;128; [.A201]; IF([.A201]&lt;384; 255-[.A201]; -512+[.A201]))" office:value-type="float" office:value="57" calcext:value-type="float">
            <text:p>57</text:p>
          </table:table-cell>
          <table:table-cell table:formula="of:=IF([.A201]&lt;256; -128; 127)" office:value-type="float" office:value="-128" calcext:value-type="float">
            <text:p>-128</text:p>
          </table:table-cell>
          <table:table-cell table:formula="of:=FLOOR(-128+[.A201]/2)" office:value-type="float" office:value="-29" calcext:value-type="float">
            <text:p>-29</text:p>
          </table:table-cell>
          <table:table-cell table:formula="of:=-128 + FLOOR(RAND() * 256)" office:value-type="float" office:value="-58" calcext:value-type="float">
            <text:p>-58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FLOOR( 127 * SIN(RADIANS([.A202] * 360 / 512)))" office:value-type="float" office:value="81" calcext:value-type="float">
            <text:p>81</text:p>
          </table:table-cell>
          <table:table-cell table:formula="of:=IF([.A202]&lt;128; [.A202]; IF([.A202]&lt;384; 255-[.A202]; -512+[.A202]))" office:value-type="float" office:value="56" calcext:value-type="float">
            <text:p>56</text:p>
          </table:table-cell>
          <table:table-cell table:formula="of:=IF([.A202]&lt;256; -128; 127)" office:value-type="float" office:value="-128" calcext:value-type="float">
            <text:p>-128</text:p>
          </table:table-cell>
          <table:table-cell table:formula="of:=FLOOR(-128+[.A202]/2)" office:value-type="float" office:value="-29" calcext:value-type="float">
            <text:p>-29</text:p>
          </table:table-cell>
          <table:table-cell table:formula="of:=-128 + FLOOR(RAND() * 256)" office:value-type="float" office:value="-81" calcext:value-type="float">
            <text:p>-8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 127 * SIN(RADIANS([.A203] * 360 / 512)))" office:value-type="float" office:value="80" calcext:value-type="float">
            <text:p>80</text:p>
          </table:table-cell>
          <table:table-cell table:formula="of:=IF([.A203]&lt;128; [.A203]; IF([.A203]&lt;384; 255-[.A203]; -512+[.A203]))" office:value-type="float" office:value="55" calcext:value-type="float">
            <text:p>55</text:p>
          </table:table-cell>
          <table:table-cell table:formula="of:=IF([.A203]&lt;256; -128; 127)" office:value-type="float" office:value="-128" calcext:value-type="float">
            <text:p>-128</text:p>
          </table:table-cell>
          <table:table-cell table:formula="of:=FLOOR(-128+[.A203]/2)" office:value-type="float" office:value="-28" calcext:value-type="float">
            <text:p>-28</text:p>
          </table:table-cell>
          <table:table-cell table:formula="of:=-128 + FLOOR(RAND() * 256)" office:value-type="float" office:value="-3" calcext:value-type="float">
            <text:p>-3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FLOOR( 127 * SIN(RADIANS([.A204] * 360 / 512)))" office:value-type="float" office:value="79" calcext:value-type="float">
            <text:p>79</text:p>
          </table:table-cell>
          <table:table-cell table:formula="of:=IF([.A204]&lt;128; [.A204]; IF([.A204]&lt;384; 255-[.A204]; -512+[.A204]))" office:value-type="float" office:value="54" calcext:value-type="float">
            <text:p>54</text:p>
          </table:table-cell>
          <table:table-cell table:formula="of:=IF([.A204]&lt;256; -128; 127)" office:value-type="float" office:value="-128" calcext:value-type="float">
            <text:p>-128</text:p>
          </table:table-cell>
          <table:table-cell table:formula="of:=FLOOR(-128+[.A204]/2)" office:value-type="float" office:value="-28" calcext:value-type="float">
            <text:p>-28</text:p>
          </table:table-cell>
          <table:table-cell table:formula="of:=-128 + FLOOR(RAND() * 256)" office:value-type="float" office:value="-13" calcext:value-type="float">
            <text:p>-13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FLOOR( 127 * SIN(RADIANS([.A205] * 360 / 512)))" office:value-type="float" office:value="78" calcext:value-type="float">
            <text:p>78</text:p>
          </table:table-cell>
          <table:table-cell table:formula="of:=IF([.A205]&lt;128; [.A205]; IF([.A205]&lt;384; 255-[.A205]; -512+[.A205]))" office:value-type="float" office:value="53" calcext:value-type="float">
            <text:p>53</text:p>
          </table:table-cell>
          <table:table-cell table:formula="of:=IF([.A205]&lt;256; -128; 127)" office:value-type="float" office:value="-128" calcext:value-type="float">
            <text:p>-128</text:p>
          </table:table-cell>
          <table:table-cell table:formula="of:=FLOOR(-128+[.A205]/2)" office:value-type="float" office:value="-27" calcext:value-type="float">
            <text:p>-27</text:p>
          </table:table-cell>
          <table:table-cell table:formula="of:=-128 + FLOOR(RAND() * 256)" office:value-type="float" office:value="-81" calcext:value-type="float">
            <text:p>-81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FLOOR( 127 * SIN(RADIANS([.A206] * 360 / 512)))" office:value-type="float" office:value="76" calcext:value-type="float">
            <text:p>76</text:p>
          </table:table-cell>
          <table:table-cell table:formula="of:=IF([.A206]&lt;128; [.A206]; IF([.A206]&lt;384; 255-[.A206]; -512+[.A206]))" office:value-type="float" office:value="52" calcext:value-type="float">
            <text:p>52</text:p>
          </table:table-cell>
          <table:table-cell table:formula="of:=IF([.A206]&lt;256; -128; 127)" office:value-type="float" office:value="-128" calcext:value-type="float">
            <text:p>-128</text:p>
          </table:table-cell>
          <table:table-cell table:formula="of:=FLOOR(-128+[.A206]/2)" office:value-type="float" office:value="-27" calcext:value-type="float">
            <text:p>-27</text:p>
          </table:table-cell>
          <table:table-cell table:formula="of:=-128 + FLOOR(RAND() * 256)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FLOOR( 127 * SIN(RADIANS([.A207] * 360 / 512)))" office:value-type="float" office:value="75" calcext:value-type="float">
            <text:p>75</text:p>
          </table:table-cell>
          <table:table-cell table:formula="of:=IF([.A207]&lt;128; [.A207]; IF([.A207]&lt;384; 255-[.A207]; -512+[.A207]))" office:value-type="float" office:value="51" calcext:value-type="float">
            <text:p>51</text:p>
          </table:table-cell>
          <table:table-cell table:formula="of:=IF([.A207]&lt;256; -128; 127)" office:value-type="float" office:value="-128" calcext:value-type="float">
            <text:p>-128</text:p>
          </table:table-cell>
          <table:table-cell table:formula="of:=FLOOR(-128+[.A207]/2)" office:value-type="float" office:value="-26" calcext:value-type="float">
            <text:p>-26</text:p>
          </table:table-cell>
          <table:table-cell table:formula="of:=-128 + FLOOR(RAND() * 256)" office:value-type="float" office:value="-84" calcext:value-type="float">
            <text:p>-84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FLOOR( 127 * SIN(RADIANS([.A208] * 360 / 512)))" office:value-type="float" office:value="74" calcext:value-type="float">
            <text:p>74</text:p>
          </table:table-cell>
          <table:table-cell table:formula="of:=IF([.A208]&lt;128; [.A208]; IF([.A208]&lt;384; 255-[.A208]; -512+[.A208]))" office:value-type="float" office:value="50" calcext:value-type="float">
            <text:p>50</text:p>
          </table:table-cell>
          <table:table-cell table:formula="of:=IF([.A208]&lt;256; -128; 127)" office:value-type="float" office:value="-128" calcext:value-type="float">
            <text:p>-128</text:p>
          </table:table-cell>
          <table:table-cell table:formula="of:=FLOOR(-128+[.A208]/2)" office:value-type="float" office:value="-26" calcext:value-type="float">
            <text:p>-26</text:p>
          </table:table-cell>
          <table:table-cell table:formula="of:=-128 + FLOOR(RAND() * 256)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FLOOR( 127 * SIN(RADIANS([.A209] * 360 / 512)))" office:value-type="float" office:value="73" calcext:value-type="float">
            <text:p>73</text:p>
          </table:table-cell>
          <table:table-cell table:formula="of:=IF([.A209]&lt;128; [.A209]; IF([.A209]&lt;384; 255-[.A209]; -512+[.A209]))" office:value-type="float" office:value="49" calcext:value-type="float">
            <text:p>49</text:p>
          </table:table-cell>
          <table:table-cell table:formula="of:=IF([.A209]&lt;256; -128; 127)" office:value-type="float" office:value="-128" calcext:value-type="float">
            <text:p>-128</text:p>
          </table:table-cell>
          <table:table-cell table:formula="of:=FLOOR(-128+[.A209]/2)" office:value-type="float" office:value="-25" calcext:value-type="float">
            <text:p>-25</text:p>
          </table:table-cell>
          <table:table-cell table:formula="of:=-128 + FLOOR(RAND() * 256)" office:value-type="float" office:value="-43" calcext:value-type="float">
            <text:p>-43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FLOOR( 127 * SIN(RADIANS([.A210] * 360 / 512)))" office:value-type="float" office:value="71" calcext:value-type="float">
            <text:p>71</text:p>
          </table:table-cell>
          <table:table-cell table:formula="of:=IF([.A210]&lt;128; [.A210]; IF([.A210]&lt;384; 255-[.A210]; -512+[.A210]))" office:value-type="float" office:value="48" calcext:value-type="float">
            <text:p>48</text:p>
          </table:table-cell>
          <table:table-cell table:formula="of:=IF([.A210]&lt;256; -128; 127)" office:value-type="float" office:value="-128" calcext:value-type="float">
            <text:p>-128</text:p>
          </table:table-cell>
          <table:table-cell table:formula="of:=FLOOR(-128+[.A210]/2)" office:value-type="float" office:value="-25" calcext:value-type="float">
            <text:p>-25</text:p>
          </table:table-cell>
          <table:table-cell table:formula="of:=-128 + FLOOR(RAND() * 256)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FLOOR( 127 * SIN(RADIANS([.A211] * 360 / 512)))" office:value-type="float" office:value="70" calcext:value-type="float">
            <text:p>70</text:p>
          </table:table-cell>
          <table:table-cell table:formula="of:=IF([.A211]&lt;128; [.A211]; IF([.A211]&lt;384; 255-[.A211]; -512+[.A211]))" office:value-type="float" office:value="47" calcext:value-type="float">
            <text:p>47</text:p>
          </table:table-cell>
          <table:table-cell table:formula="of:=IF([.A211]&lt;256; -128; 127)" office:value-type="float" office:value="-128" calcext:value-type="float">
            <text:p>-128</text:p>
          </table:table-cell>
          <table:table-cell table:formula="of:=FLOOR(-128+[.A211]/2)" office:value-type="float" office:value="-24" calcext:value-type="float">
            <text:p>-24</text:p>
          </table:table-cell>
          <table:table-cell table:formula="of:=-128 + FLOOR(RAND() * 256)" office:value-type="float" office:value="-82" calcext:value-type="float">
            <text:p>-82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FLOOR( 127 * SIN(RADIANS([.A212] * 360 / 512)))" office:value-type="float" office:value="69" calcext:value-type="float">
            <text:p>69</text:p>
          </table:table-cell>
          <table:table-cell table:formula="of:=IF([.A212]&lt;128; [.A212]; IF([.A212]&lt;384; 255-[.A212]; -512+[.A212]))" office:value-type="float" office:value="46" calcext:value-type="float">
            <text:p>46</text:p>
          </table:table-cell>
          <table:table-cell table:formula="of:=IF([.A212]&lt;256; -128; 127)" office:value-type="float" office:value="-128" calcext:value-type="float">
            <text:p>-128</text:p>
          </table:table-cell>
          <table:table-cell table:formula="of:=FLOOR(-128+[.A212]/2)" office:value-type="float" office:value="-24" calcext:value-type="float">
            <text:p>-24</text:p>
          </table:table-cell>
          <table:table-cell table:formula="of:=-128 + FLOOR(RAND() * 256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 127 * SIN(RADIANS([.A213] * 360 / 512)))" office:value-type="float" office:value="67" calcext:value-type="float">
            <text:p>67</text:p>
          </table:table-cell>
          <table:table-cell table:formula="of:=IF([.A213]&lt;128; [.A213]; IF([.A213]&lt;384; 255-[.A213]; -512+[.A213]))" office:value-type="float" office:value="45" calcext:value-type="float">
            <text:p>45</text:p>
          </table:table-cell>
          <table:table-cell table:formula="of:=IF([.A213]&lt;256; -128; 127)" office:value-type="float" office:value="-128" calcext:value-type="float">
            <text:p>-128</text:p>
          </table:table-cell>
          <table:table-cell table:formula="of:=FLOOR(-128+[.A213]/2)" office:value-type="float" office:value="-23" calcext:value-type="float">
            <text:p>-23</text:p>
          </table:table-cell>
          <table:table-cell table:formula="of:=-128 + FLOOR(RAND() * 256)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FLOOR( 127 * SIN(RADIANS([.A214] * 360 / 512)))" office:value-type="float" office:value="66" calcext:value-type="float">
            <text:p>66</text:p>
          </table:table-cell>
          <table:table-cell table:formula="of:=IF([.A214]&lt;128; [.A214]; IF([.A214]&lt;384; 255-[.A214]; -512+[.A214]))" office:value-type="float" office:value="44" calcext:value-type="float">
            <text:p>44</text:p>
          </table:table-cell>
          <table:table-cell table:formula="of:=IF([.A214]&lt;256; -128; 127)" office:value-type="float" office:value="-128" calcext:value-type="float">
            <text:p>-128</text:p>
          </table:table-cell>
          <table:table-cell table:formula="of:=FLOOR(-128+[.A214]/2)" office:value-type="float" office:value="-23" calcext:value-type="float">
            <text:p>-23</text:p>
          </table:table-cell>
          <table:table-cell table:formula="of:=-128 + FLOOR(RAND() * 256)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FLOOR( 127 * SIN(RADIANS([.A215] * 360 / 512)))" office:value-type="float" office:value="65" calcext:value-type="float">
            <text:p>65</text:p>
          </table:table-cell>
          <table:table-cell table:formula="of:=IF([.A215]&lt;128; [.A215]; IF([.A215]&lt;384; 255-[.A215]; -512+[.A215]))" office:value-type="float" office:value="43" calcext:value-type="float">
            <text:p>43</text:p>
          </table:table-cell>
          <table:table-cell table:formula="of:=IF([.A215]&lt;256; -128; 127)" office:value-type="float" office:value="-128" calcext:value-type="float">
            <text:p>-128</text:p>
          </table:table-cell>
          <table:table-cell table:formula="of:=FLOOR(-128+[.A215]/2)" office:value-type="float" office:value="-22" calcext:value-type="float">
            <text:p>-22</text:p>
          </table:table-cell>
          <table:table-cell table:formula="of:=-128 + FLOOR(RAND() * 256)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FLOOR( 127 * SIN(RADIANS([.A216] * 360 / 512)))" office:value-type="float" office:value="63" calcext:value-type="float">
            <text:p>63</text:p>
          </table:table-cell>
          <table:table-cell table:formula="of:=IF([.A216]&lt;128; [.A216]; IF([.A216]&lt;384; 255-[.A216]; -512+[.A216]))" office:value-type="float" office:value="42" calcext:value-type="float">
            <text:p>42</text:p>
          </table:table-cell>
          <table:table-cell table:formula="of:=IF([.A216]&lt;256; -128; 127)" office:value-type="float" office:value="-128" calcext:value-type="float">
            <text:p>-128</text:p>
          </table:table-cell>
          <table:table-cell table:formula="of:=FLOOR(-128+[.A216]/2)" office:value-type="float" office:value="-22" calcext:value-type="float">
            <text:p>-22</text:p>
          </table:table-cell>
          <table:table-cell table:formula="of:=-128 + FLOOR(RAND() * 256)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FLOOR( 127 * SIN(RADIANS([.A217] * 360 / 512)))" office:value-type="float" office:value="62" calcext:value-type="float">
            <text:p>62</text:p>
          </table:table-cell>
          <table:table-cell table:formula="of:=IF([.A217]&lt;128; [.A217]; IF([.A217]&lt;384; 255-[.A217]; -512+[.A217]))" office:value-type="float" office:value="41" calcext:value-type="float">
            <text:p>41</text:p>
          </table:table-cell>
          <table:table-cell table:formula="of:=IF([.A217]&lt;256; -128; 127)" office:value-type="float" office:value="-128" calcext:value-type="float">
            <text:p>-128</text:p>
          </table:table-cell>
          <table:table-cell table:formula="of:=FLOOR(-128+[.A217]/2)" office:value-type="float" office:value="-21" calcext:value-type="float">
            <text:p>-21</text:p>
          </table:table-cell>
          <table:table-cell table:formula="of:=-128 + FLOOR(RAND() * 256)" office:value-type="float" office:value="-114" calcext:value-type="float">
            <text:p>-114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FLOOR( 127 * SIN(RADIANS([.A218] * 360 / 512)))" office:value-type="float" office:value="61" calcext:value-type="float">
            <text:p>61</text:p>
          </table:table-cell>
          <table:table-cell table:formula="of:=IF([.A218]&lt;128; [.A218]; IF([.A218]&lt;384; 255-[.A218]; -512+[.A218]))" office:value-type="float" office:value="40" calcext:value-type="float">
            <text:p>40</text:p>
          </table:table-cell>
          <table:table-cell table:formula="of:=IF([.A218]&lt;256; -128; 127)" office:value-type="float" office:value="-128" calcext:value-type="float">
            <text:p>-128</text:p>
          </table:table-cell>
          <table:table-cell table:formula="of:=FLOOR(-128+[.A218]/2)" office:value-type="float" office:value="-21" calcext:value-type="float">
            <text:p>-21</text:p>
          </table:table-cell>
          <table:table-cell table:formula="of:=-128 + FLOOR(RAND() * 256)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FLOOR( 127 * SIN(RADIANS([.A219] * 360 / 512)))" office:value-type="float" office:value="59" calcext:value-type="float">
            <text:p>59</text:p>
          </table:table-cell>
          <table:table-cell table:formula="of:=IF([.A219]&lt;128; [.A219]; IF([.A219]&lt;384; 255-[.A219]; -512+[.A219]))" office:value-type="float" office:value="39" calcext:value-type="float">
            <text:p>39</text:p>
          </table:table-cell>
          <table:table-cell table:formula="of:=IF([.A219]&lt;256; -128; 127)" office:value-type="float" office:value="-128" calcext:value-type="float">
            <text:p>-128</text:p>
          </table:table-cell>
          <table:table-cell table:formula="of:=FLOOR(-128+[.A219]/2)" office:value-type="float" office:value="-20" calcext:value-type="float">
            <text:p>-20</text:p>
          </table:table-cell>
          <table:table-cell table:formula="of:=-128 + FLOOR(RAND() * 256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FLOOR( 127 * SIN(RADIANS([.A220] * 360 / 512)))" office:value-type="float" office:value="58" calcext:value-type="float">
            <text:p>58</text:p>
          </table:table-cell>
          <table:table-cell table:formula="of:=IF([.A220]&lt;128; [.A220]; IF([.A220]&lt;384; 255-[.A220]; -512+[.A220]))" office:value-type="float" office:value="38" calcext:value-type="float">
            <text:p>38</text:p>
          </table:table-cell>
          <table:table-cell table:formula="of:=IF([.A220]&lt;256; -128; 127)" office:value-type="float" office:value="-128" calcext:value-type="float">
            <text:p>-128</text:p>
          </table:table-cell>
          <table:table-cell table:formula="of:=FLOOR(-128+[.A220]/2)" office:value-type="float" office:value="-20" calcext:value-type="float">
            <text:p>-20</text:p>
          </table:table-cell>
          <table:table-cell table:formula="of:=-128 + FLOOR(RAND() * 256)" office:value-type="float" office:value="-33" calcext:value-type="float">
            <text:p>-33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FLOOR( 127 * SIN(RADIANS([.A221] * 360 / 512)))" office:value-type="float" office:value="57" calcext:value-type="float">
            <text:p>57</text:p>
          </table:table-cell>
          <table:table-cell table:formula="of:=IF([.A221]&lt;128; [.A221]; IF([.A221]&lt;384; 255-[.A221]; -512+[.A221]))" office:value-type="float" office:value="37" calcext:value-type="float">
            <text:p>37</text:p>
          </table:table-cell>
          <table:table-cell table:formula="of:=IF([.A221]&lt;256; -128; 127)" office:value-type="float" office:value="-128" calcext:value-type="float">
            <text:p>-128</text:p>
          </table:table-cell>
          <table:table-cell table:formula="of:=FLOOR(-128+[.A221]/2)" office:value-type="float" office:value="-19" calcext:value-type="float">
            <text:p>-19</text:p>
          </table:table-cell>
          <table:table-cell table:formula="of:=-128 + FLOOR(RAND() * 256)" office:value-type="float" office:value="-31" calcext:value-type="float">
            <text:p>-31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FLOOR( 127 * SIN(RADIANS([.A222] * 360 / 512)))" office:value-type="float" office:value="55" calcext:value-type="float">
            <text:p>55</text:p>
          </table:table-cell>
          <table:table-cell table:formula="of:=IF([.A222]&lt;128; [.A222]; IF([.A222]&lt;384; 255-[.A222]; -512+[.A222]))" office:value-type="float" office:value="36" calcext:value-type="float">
            <text:p>36</text:p>
          </table:table-cell>
          <table:table-cell table:formula="of:=IF([.A222]&lt;256; -128; 127)" office:value-type="float" office:value="-128" calcext:value-type="float">
            <text:p>-128</text:p>
          </table:table-cell>
          <table:table-cell table:formula="of:=FLOOR(-128+[.A222]/2)" office:value-type="float" office:value="-19" calcext:value-type="float">
            <text:p>-19</text:p>
          </table:table-cell>
          <table:table-cell table:formula="of:=-128 + FLOOR(RAND() * 256)" office:value-type="float" office:value="-98" calcext:value-type="float">
            <text:p>-9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 127 * SIN(RADIANS([.A223] * 360 / 512)))" office:value-type="float" office:value="54" calcext:value-type="float">
            <text:p>54</text:p>
          </table:table-cell>
          <table:table-cell table:formula="of:=IF([.A223]&lt;128; [.A223]; IF([.A223]&lt;384; 255-[.A223]; -512+[.A223]))" office:value-type="float" office:value="35" calcext:value-type="float">
            <text:p>35</text:p>
          </table:table-cell>
          <table:table-cell table:formula="of:=IF([.A223]&lt;256; -128; 127)" office:value-type="float" office:value="-128" calcext:value-type="float">
            <text:p>-128</text:p>
          </table:table-cell>
          <table:table-cell table:formula="of:=FLOOR(-128+[.A223]/2)" office:value-type="float" office:value="-18" calcext:value-type="float">
            <text:p>-18</text:p>
          </table:table-cell>
          <table:table-cell table:formula="of:=-128 + FLOOR(RAND() * 256)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FLOOR( 127 * SIN(RADIANS([.A224] * 360 / 512)))" office:value-type="float" office:value="52" calcext:value-type="float">
            <text:p>52</text:p>
          </table:table-cell>
          <table:table-cell table:formula="of:=IF([.A224]&lt;128; [.A224]; IF([.A224]&lt;384; 255-[.A224]; -512+[.A224]))" office:value-type="float" office:value="34" calcext:value-type="float">
            <text:p>34</text:p>
          </table:table-cell>
          <table:table-cell table:formula="of:=IF([.A224]&lt;256; -128; 127)" office:value-type="float" office:value="-128" calcext:value-type="float">
            <text:p>-128</text:p>
          </table:table-cell>
          <table:table-cell table:formula="of:=FLOOR(-128+[.A224]/2)" office:value-type="float" office:value="-18" calcext:value-type="float">
            <text:p>-18</text:p>
          </table:table-cell>
          <table:table-cell table:formula="of:=-128 + FLOOR(RAND() * 256)" office:value-type="float" office:value="-58" calcext:value-type="float">
            <text:p>-58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FLOOR( 127 * SIN(RADIANS([.A225] * 360 / 512)))" office:value-type="float" office:value="51" calcext:value-type="float">
            <text:p>51</text:p>
          </table:table-cell>
          <table:table-cell table:formula="of:=IF([.A225]&lt;128; [.A225]; IF([.A225]&lt;384; 255-[.A225]; -512+[.A225]))" office:value-type="float" office:value="33" calcext:value-type="float">
            <text:p>33</text:p>
          </table:table-cell>
          <table:table-cell table:formula="of:=IF([.A225]&lt;256; -128; 127)" office:value-type="float" office:value="-128" calcext:value-type="float">
            <text:p>-128</text:p>
          </table:table-cell>
          <table:table-cell table:formula="of:=FLOOR(-128+[.A225]/2)" office:value-type="float" office:value="-17" calcext:value-type="float">
            <text:p>-17</text:p>
          </table:table-cell>
          <table:table-cell table:formula="of:=-128 + FLOOR(RAND() * 256)"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FLOOR( 127 * SIN(RADIANS([.A226] * 360 / 512)))" office:value-type="float" office:value="50" calcext:value-type="float">
            <text:p>50</text:p>
          </table:table-cell>
          <table:table-cell table:formula="of:=IF([.A226]&lt;128; [.A226]; IF([.A226]&lt;384; 255-[.A226]; -512+[.A226]))" office:value-type="float" office:value="32" calcext:value-type="float">
            <text:p>32</text:p>
          </table:table-cell>
          <table:table-cell table:formula="of:=IF([.A226]&lt;256; -128; 127)" office:value-type="float" office:value="-128" calcext:value-type="float">
            <text:p>-128</text:p>
          </table:table-cell>
          <table:table-cell table:formula="of:=FLOOR(-128+[.A226]/2)" office:value-type="float" office:value="-17" calcext:value-type="float">
            <text:p>-17</text:p>
          </table:table-cell>
          <table:table-cell table:formula="of:=-128 + FLOOR(RAND() * 256)" office:value-type="float" office:value="-120" calcext:value-type="float">
            <text:p>-120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FLOOR( 127 * SIN(RADIANS([.A227] * 360 / 512)))" office:value-type="float" office:value="48" calcext:value-type="float">
            <text:p>48</text:p>
          </table:table-cell>
          <table:table-cell table:formula="of:=IF([.A227]&lt;128; [.A227]; IF([.A227]&lt;384; 255-[.A227]; -512+[.A227]))" office:value-type="float" office:value="31" calcext:value-type="float">
            <text:p>31</text:p>
          </table:table-cell>
          <table:table-cell table:formula="of:=IF([.A227]&lt;256; -128; 127)" office:value-type="float" office:value="-128" calcext:value-type="float">
            <text:p>-128</text:p>
          </table:table-cell>
          <table:table-cell table:formula="of:=FLOOR(-128+[.A227]/2)" office:value-type="float" office:value="-16" calcext:value-type="float">
            <text:p>-16</text:p>
          </table:table-cell>
          <table:table-cell table:formula="of:=-128 + FLOOR(RAND() * 256)" office:value-type="float" office:value="-25" calcext:value-type="float">
            <text:p>-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FLOOR( 127 * SIN(RADIANS([.A228] * 360 / 512)))" office:value-type="float" office:value="47" calcext:value-type="float">
            <text:p>47</text:p>
          </table:table-cell>
          <table:table-cell table:formula="of:=IF([.A228]&lt;128; [.A228]; IF([.A228]&lt;384; 255-[.A228]; -512+[.A228]))" office:value-type="float" office:value="30" calcext:value-type="float">
            <text:p>30</text:p>
          </table:table-cell>
          <table:table-cell table:formula="of:=IF([.A228]&lt;256; -128; 127)" office:value-type="float" office:value="-128" calcext:value-type="float">
            <text:p>-128</text:p>
          </table:table-cell>
          <table:table-cell table:formula="of:=FLOOR(-128+[.A228]/2)" office:value-type="float" office:value="-16" calcext:value-type="float">
            <text:p>-16</text:p>
          </table:table-cell>
          <table:table-cell table:formula="of:=-128 + FLOOR(RAND() * 256)" office:value-type="float" office:value="-91" calcext:value-type="float">
            <text:p>-91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FLOOR( 127 * SIN(RADIANS([.A229] * 360 / 512)))" office:value-type="float" office:value="45" calcext:value-type="float">
            <text:p>45</text:p>
          </table:table-cell>
          <table:table-cell table:formula="of:=IF([.A229]&lt;128; [.A229]; IF([.A229]&lt;384; 255-[.A229]; -512+[.A229]))" office:value-type="float" office:value="29" calcext:value-type="float">
            <text:p>29</text:p>
          </table:table-cell>
          <table:table-cell table:formula="of:=IF([.A229]&lt;256; -128; 127)" office:value-type="float" office:value="-128" calcext:value-type="float">
            <text:p>-128</text:p>
          </table:table-cell>
          <table:table-cell table:formula="of:=FLOOR(-128+[.A229]/2)" office:value-type="float" office:value="-15" calcext:value-type="float">
            <text:p>-15</text:p>
          </table:table-cell>
          <table:table-cell table:formula="of:=-128 + FLOOR(RAND() * 256)" office:value-type="float" office:value="-49" calcext:value-type="float">
            <text:p>-4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FLOOR( 127 * SIN(RADIANS([.A230] * 360 / 512)))" office:value-type="float" office:value="44" calcext:value-type="float">
            <text:p>44</text:p>
          </table:table-cell>
          <table:table-cell table:formula="of:=IF([.A230]&lt;128; [.A230]; IF([.A230]&lt;384; 255-[.A230]; -512+[.A230]))" office:value-type="float" office:value="28" calcext:value-type="float">
            <text:p>28</text:p>
          </table:table-cell>
          <table:table-cell table:formula="of:=IF([.A230]&lt;256; -128; 127)" office:value-type="float" office:value="-128" calcext:value-type="float">
            <text:p>-128</text:p>
          </table:table-cell>
          <table:table-cell table:formula="of:=FLOOR(-128+[.A230]/2)" office:value-type="float" office:value="-15" calcext:value-type="float">
            <text:p>-15</text:p>
          </table:table-cell>
          <table:table-cell table:formula="of:=-128 + FLOOR(RAND() * 256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FLOOR( 127 * SIN(RADIANS([.A231] * 360 / 512)))" office:value-type="float" office:value="42" calcext:value-type="float">
            <text:p>42</text:p>
          </table:table-cell>
          <table:table-cell table:formula="of:=IF([.A231]&lt;128; [.A231]; IF([.A231]&lt;384; 255-[.A231]; -512+[.A231]))" office:value-type="float" office:value="27" calcext:value-type="float">
            <text:p>27</text:p>
          </table:table-cell>
          <table:table-cell table:formula="of:=IF([.A231]&lt;256; -128; 127)" office:value-type="float" office:value="-128" calcext:value-type="float">
            <text:p>-128</text:p>
          </table:table-cell>
          <table:table-cell table:formula="of:=FLOOR(-128+[.A231]/2)" office:value-type="float" office:value="-14" calcext:value-type="float">
            <text:p>-14</text:p>
          </table:table-cell>
          <table:table-cell table:formula="of:=-128 + FLOOR(RAND() * 256)" office:value-type="float" office:value="-8" calcext:value-type="float">
            <text:p>-8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FLOOR( 127 * SIN(RADIANS([.A232] * 360 / 512)))" office:value-type="float" office:value="41" calcext:value-type="float">
            <text:p>41</text:p>
          </table:table-cell>
          <table:table-cell table:formula="of:=IF([.A232]&lt;128; [.A232]; IF([.A232]&lt;384; 255-[.A232]; -512+[.A232]))" office:value-type="float" office:value="26" calcext:value-type="float">
            <text:p>26</text:p>
          </table:table-cell>
          <table:table-cell table:formula="of:=IF([.A232]&lt;256; -128; 127)" office:value-type="float" office:value="-128" calcext:value-type="float">
            <text:p>-128</text:p>
          </table:table-cell>
          <table:table-cell table:formula="of:=FLOOR(-128+[.A232]/2)" office:value-type="float" office:value="-14" calcext:value-type="float">
            <text:p>-14</text:p>
          </table:table-cell>
          <table:table-cell table:formula="of:=-128 + FLOOR(RAND() * 256)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FLOOR( 127 * SIN(RADIANS([.A233] * 360 / 512)))" office:value-type="float" office:value="39" calcext:value-type="float">
            <text:p>39</text:p>
          </table:table-cell>
          <table:table-cell table:formula="of:=IF([.A233]&lt;128; [.A233]; IF([.A233]&lt;384; 255-[.A233]; -512+[.A233]))" office:value-type="float" office:value="25" calcext:value-type="float">
            <text:p>25</text:p>
          </table:table-cell>
          <table:table-cell table:formula="of:=IF([.A233]&lt;256; -128; 127)" office:value-type="float" office:value="-128" calcext:value-type="float">
            <text:p>-128</text:p>
          </table:table-cell>
          <table:table-cell table:formula="of:=FLOOR(-128+[.A233]/2)" office:value-type="float" office:value="-13" calcext:value-type="float">
            <text:p>-13</text:p>
          </table:table-cell>
          <table:table-cell table:formula="of:=-128 + FLOOR(RAND() * 256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FLOOR( 127 * SIN(RADIANS([.A234] * 360 / 512)))" office:value-type="float" office:value="38" calcext:value-type="float">
            <text:p>38</text:p>
          </table:table-cell>
          <table:table-cell table:formula="of:=IF([.A234]&lt;128; [.A234]; IF([.A234]&lt;384; 255-[.A234]; -512+[.A234]))" office:value-type="float" office:value="24" calcext:value-type="float">
            <text:p>24</text:p>
          </table:table-cell>
          <table:table-cell table:formula="of:=IF([.A234]&lt;256; -128; 127)" office:value-type="float" office:value="-128" calcext:value-type="float">
            <text:p>-128</text:p>
          </table:table-cell>
          <table:table-cell table:formula="of:=FLOOR(-128+[.A234]/2)" office:value-type="float" office:value="-13" calcext:value-type="float">
            <text:p>-13</text:p>
          </table:table-cell>
          <table:table-cell table:formula="of:=-128 + FLOOR(RAND() * 256)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FLOOR( 127 * SIN(RADIANS([.A235] * 360 / 512)))" office:value-type="float" office:value="36" calcext:value-type="float">
            <text:p>36</text:p>
          </table:table-cell>
          <table:table-cell table:formula="of:=IF([.A235]&lt;128; [.A235]; IF([.A235]&lt;384; 255-[.A235]; -512+[.A235]))" office:value-type="float" office:value="23" calcext:value-type="float">
            <text:p>23</text:p>
          </table:table-cell>
          <table:table-cell table:formula="of:=IF([.A235]&lt;256; -128; 127)" office:value-type="float" office:value="-128" calcext:value-type="float">
            <text:p>-128</text:p>
          </table:table-cell>
          <table:table-cell table:formula="of:=FLOOR(-128+[.A235]/2)" office:value-type="float" office:value="-12" calcext:value-type="float">
            <text:p>-12</text:p>
          </table:table-cell>
          <table:table-cell table:formula="of:=-128 + FLOOR(RAND() * 256)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FLOOR( 127 * SIN(RADIANS([.A236] * 360 / 512)))" office:value-type="float" office:value="35" calcext:value-type="float">
            <text:p>35</text:p>
          </table:table-cell>
          <table:table-cell table:formula="of:=IF([.A236]&lt;128; [.A236]; IF([.A236]&lt;384; 255-[.A236]; -512+[.A236]))" office:value-type="float" office:value="22" calcext:value-type="float">
            <text:p>22</text:p>
          </table:table-cell>
          <table:table-cell table:formula="of:=IF([.A236]&lt;256; -128; 127)" office:value-type="float" office:value="-128" calcext:value-type="float">
            <text:p>-128</text:p>
          </table:table-cell>
          <table:table-cell table:formula="of:=FLOOR(-128+[.A236]/2)" office:value-type="float" office:value="-12" calcext:value-type="float">
            <text:p>-12</text:p>
          </table:table-cell>
          <table:table-cell table:formula="of:=-128 + FLOOR(RAND() * 256)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FLOOR( 127 * SIN(RADIANS([.A237] * 360 / 512)))" office:value-type="float" office:value="33" calcext:value-type="float">
            <text:p>33</text:p>
          </table:table-cell>
          <table:table-cell table:formula="of:=IF([.A237]&lt;128; [.A237]; IF([.A237]&lt;384; 255-[.A237]; -512+[.A237]))" office:value-type="float" office:value="21" calcext:value-type="float">
            <text:p>21</text:p>
          </table:table-cell>
          <table:table-cell table:formula="of:=IF([.A237]&lt;256; -128; 127)" office:value-type="float" office:value="-128" calcext:value-type="float">
            <text:p>-128</text:p>
          </table:table-cell>
          <table:table-cell table:formula="of:=FLOOR(-128+[.A237]/2)" office:value-type="float" office:value="-11" calcext:value-type="float">
            <text:p>-11</text:p>
          </table:table-cell>
          <table:table-cell table:formula="of:=-128 + FLOOR(RAND() * 256)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FLOOR( 127 * SIN(RADIANS([.A238] * 360 / 512)))" office:value-type="float" office:value="32" calcext:value-type="float">
            <text:p>32</text:p>
          </table:table-cell>
          <table:table-cell table:formula="of:=IF([.A238]&lt;128; [.A238]; IF([.A238]&lt;384; 255-[.A238]; -512+[.A238]))" office:value-type="float" office:value="20" calcext:value-type="float">
            <text:p>20</text:p>
          </table:table-cell>
          <table:table-cell table:formula="of:=IF([.A238]&lt;256; -128; 127)" office:value-type="float" office:value="-128" calcext:value-type="float">
            <text:p>-128</text:p>
          </table:table-cell>
          <table:table-cell table:formula="of:=FLOOR(-128+[.A238]/2)" office:value-type="float" office:value="-11" calcext:value-type="float">
            <text:p>-11</text:p>
          </table:table-cell>
          <table:table-cell table:formula="of:=-128 + FLOOR(RAND() * 256)" office:value-type="float" office:value="-47" calcext:value-type="float">
            <text:p>-47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FLOOR( 127 * SIN(RADIANS([.A239] * 360 / 512)))" office:value-type="float" office:value="30" calcext:value-type="float">
            <text:p>30</text:p>
          </table:table-cell>
          <table:table-cell table:formula="of:=IF([.A239]&lt;128; [.A239]; IF([.A239]&lt;384; 255-[.A239]; -512+[.A239]))" office:value-type="float" office:value="19" calcext:value-type="float">
            <text:p>19</text:p>
          </table:table-cell>
          <table:table-cell table:formula="of:=IF([.A239]&lt;256; -128; 127)" office:value-type="float" office:value="-128" calcext:value-type="float">
            <text:p>-128</text:p>
          </table:table-cell>
          <table:table-cell table:formula="of:=FLOOR(-128+[.A239]/2)" office:value-type="float" office:value="-10" calcext:value-type="float">
            <text:p>-10</text:p>
          </table:table-cell>
          <table:table-cell table:formula="of:=-128 + FLOOR(RAND() * 256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FLOOR( 127 * SIN(RADIANS([.A240] * 360 / 512)))" office:value-type="float" office:value="29" calcext:value-type="float">
            <text:p>29</text:p>
          </table:table-cell>
          <table:table-cell table:formula="of:=IF([.A240]&lt;128; [.A240]; IF([.A240]&lt;384; 255-[.A240]; -512+[.A240]))" office:value-type="float" office:value="18" calcext:value-type="float">
            <text:p>18</text:p>
          </table:table-cell>
          <table:table-cell table:formula="of:=IF([.A240]&lt;256; -128; 127)" office:value-type="float" office:value="-128" calcext:value-type="float">
            <text:p>-128</text:p>
          </table:table-cell>
          <table:table-cell table:formula="of:=FLOOR(-128+[.A240]/2)" office:value-type="float" office:value="-10" calcext:value-type="float">
            <text:p>-10</text:p>
          </table:table-cell>
          <table:table-cell table:formula="of:=-128 + FLOOR(RAND() * 256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FLOOR( 127 * SIN(RADIANS([.A241] * 360 / 512)))" office:value-type="float" office:value="27" calcext:value-type="float">
            <text:p>27</text:p>
          </table:table-cell>
          <table:table-cell table:formula="of:=IF([.A241]&lt;128; [.A241]; IF([.A241]&lt;384; 255-[.A241]; -512+[.A241]))" office:value-type="float" office:value="17" calcext:value-type="float">
            <text:p>17</text:p>
          </table:table-cell>
          <table:table-cell table:formula="of:=IF([.A241]&lt;256; -128; 127)" office:value-type="float" office:value="-128" calcext:value-type="float">
            <text:p>-128</text:p>
          </table:table-cell>
          <table:table-cell table:formula="of:=FLOOR(-128+[.A241]/2)" office:value-type="float" office:value="-9" calcext:value-type="float">
            <text:p>-9</text:p>
          </table:table-cell>
          <table:table-cell table:formula="of:=-128 + FLOOR(RAND() * 256)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FLOOR( 127 * SIN(RADIANS([.A242] * 360 / 512)))" office:value-type="float" office:value="26" calcext:value-type="float">
            <text:p>26</text:p>
          </table:table-cell>
          <table:table-cell table:formula="of:=IF([.A242]&lt;128; [.A242]; IF([.A242]&lt;384; 255-[.A242]; -512+[.A242]))" office:value-type="float" office:value="16" calcext:value-type="float">
            <text:p>16</text:p>
          </table:table-cell>
          <table:table-cell table:formula="of:=IF([.A242]&lt;256; -128; 127)" office:value-type="float" office:value="-128" calcext:value-type="float">
            <text:p>-128</text:p>
          </table:table-cell>
          <table:table-cell table:formula="of:=FLOOR(-128+[.A242]/2)" office:value-type="float" office:value="-9" calcext:value-type="float">
            <text:p>-9</text:p>
          </table:table-cell>
          <table:table-cell table:formula="of:=-128 + FLOOR(RAND() * 256)" office:value-type="float" office:value="-19" calcext:value-type="float">
            <text:p>-19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FLOOR( 127 * SIN(RADIANS([.A243] * 360 / 512)))" office:value-type="float" office:value="24" calcext:value-type="float">
            <text:p>24</text:p>
          </table:table-cell>
          <table:table-cell table:formula="of:=IF([.A243]&lt;128; [.A243]; IF([.A243]&lt;384; 255-[.A243]; -512+[.A243]))" office:value-type="float" office:value="15" calcext:value-type="float">
            <text:p>15</text:p>
          </table:table-cell>
          <table:table-cell table:formula="of:=IF([.A243]&lt;256; -128; 127)" office:value-type="float" office:value="-128" calcext:value-type="float">
            <text:p>-128</text:p>
          </table:table-cell>
          <table:table-cell table:formula="of:=FLOOR(-128+[.A243]/2)" office:value-type="float" office:value="-8" calcext:value-type="float">
            <text:p>-8</text:p>
          </table:table-cell>
          <table:table-cell table:formula="of:=-128 + FLOOR(RAND() * 256)"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FLOOR( 127 * SIN(RADIANS([.A244] * 360 / 512)))" office:value-type="float" office:value="23" calcext:value-type="float">
            <text:p>23</text:p>
          </table:table-cell>
          <table:table-cell table:formula="of:=IF([.A244]&lt;128; [.A244]; IF([.A244]&lt;384; 255-[.A244]; -512+[.A244]))" office:value-type="float" office:value="14" calcext:value-type="float">
            <text:p>14</text:p>
          </table:table-cell>
          <table:table-cell table:formula="of:=IF([.A244]&lt;256; -128; 127)" office:value-type="float" office:value="-128" calcext:value-type="float">
            <text:p>-128</text:p>
          </table:table-cell>
          <table:table-cell table:formula="of:=FLOOR(-128+[.A244]/2)" office:value-type="float" office:value="-8" calcext:value-type="float">
            <text:p>-8</text:p>
          </table:table-cell>
          <table:table-cell table:formula="of:=-128 + FLOOR(RAND() * 256)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FLOOR( 127 * SIN(RADIANS([.A245] * 360 / 512)))" office:value-type="float" office:value="21" calcext:value-type="float">
            <text:p>21</text:p>
          </table:table-cell>
          <table:table-cell table:formula="of:=IF([.A245]&lt;128; [.A245]; IF([.A245]&lt;384; 255-[.A245]; -512+[.A245]))" office:value-type="float" office:value="13" calcext:value-type="float">
            <text:p>13</text:p>
          </table:table-cell>
          <table:table-cell table:formula="of:=IF([.A245]&lt;256; -128; 127)" office:value-type="float" office:value="-128" calcext:value-type="float">
            <text:p>-128</text:p>
          </table:table-cell>
          <table:table-cell table:formula="of:=FLOOR(-128+[.A245]/2)" office:value-type="float" office:value="-7" calcext:value-type="float">
            <text:p>-7</text:p>
          </table:table-cell>
          <table:table-cell table:formula="of:=-128 + FLOOR(RAND() * 256)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FLOOR( 127 * SIN(RADIANS([.A246] * 360 / 512)))" office:value-type="float" office:value="20" calcext:value-type="float">
            <text:p>20</text:p>
          </table:table-cell>
          <table:table-cell table:formula="of:=IF([.A246]&lt;128; [.A246]; IF([.A246]&lt;384; 255-[.A246]; -512+[.A246]))" office:value-type="float" office:value="12" calcext:value-type="float">
            <text:p>12</text:p>
          </table:table-cell>
          <table:table-cell table:formula="of:=IF([.A246]&lt;256; -128; 127)" office:value-type="float" office:value="-128" calcext:value-type="float">
            <text:p>-128</text:p>
          </table:table-cell>
          <table:table-cell table:formula="of:=FLOOR(-128+[.A246]/2)" office:value-type="float" office:value="-7" calcext:value-type="float">
            <text:p>-7</text:p>
          </table:table-cell>
          <table:table-cell table:formula="of:=-128 + FLOOR(RAND() * 256)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FLOOR( 127 * SIN(RADIANS([.A247] * 360 / 512)))" office:value-type="float" office:value="18" calcext:value-type="float">
            <text:p>18</text:p>
          </table:table-cell>
          <table:table-cell table:formula="of:=IF([.A247]&lt;128; [.A247]; IF([.A247]&lt;384; 255-[.A247]; -512+[.A247]))" office:value-type="float" office:value="11" calcext:value-type="float">
            <text:p>11</text:p>
          </table:table-cell>
          <table:table-cell table:formula="of:=IF([.A247]&lt;256; -128; 127)" office:value-type="float" office:value="-128" calcext:value-type="float">
            <text:p>-128</text:p>
          </table:table-cell>
          <table:table-cell table:formula="of:=FLOOR(-128+[.A247]/2)" office:value-type="float" office:value="-6" calcext:value-type="float">
            <text:p>-6</text:p>
          </table:table-cell>
          <table:table-cell table:formula="of:=-128 + FLOOR(RAND() * 256)" office:value-type="float" office:value="-18" calcext:value-type="float">
            <text:p>-18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FLOOR( 127 * SIN(RADIANS([.A248] * 360 / 512)))" office:value-type="float" office:value="17" calcext:value-type="float">
            <text:p>17</text:p>
          </table:table-cell>
          <table:table-cell table:formula="of:=IF([.A248]&lt;128; [.A248]; IF([.A248]&lt;384; 255-[.A248]; -512+[.A248]))" office:value-type="float" office:value="10" calcext:value-type="float">
            <text:p>10</text:p>
          </table:table-cell>
          <table:table-cell table:formula="of:=IF([.A248]&lt;256; -128; 127)" office:value-type="float" office:value="-128" calcext:value-type="float">
            <text:p>-128</text:p>
          </table:table-cell>
          <table:table-cell table:formula="of:=FLOOR(-128+[.A248]/2)" office:value-type="float" office:value="-6" calcext:value-type="float">
            <text:p>-6</text:p>
          </table:table-cell>
          <table:table-cell table:formula="of:=-128 + FLOOR(RAND() * 256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FLOOR( 127 * SIN(RADIANS([.A249] * 360 / 512)))" office:value-type="float" office:value="15" calcext:value-type="float">
            <text:p>15</text:p>
          </table:table-cell>
          <table:table-cell table:formula="of:=IF([.A249]&lt;128; [.A249]; IF([.A249]&lt;384; 255-[.A249]; -512+[.A249]))" office:value-type="float" office:value="9" calcext:value-type="float">
            <text:p>9</text:p>
          </table:table-cell>
          <table:table-cell table:formula="of:=IF([.A249]&lt;256; -128; 127)" office:value-type="float" office:value="-128" calcext:value-type="float">
            <text:p>-128</text:p>
          </table:table-cell>
          <table:table-cell table:formula="of:=FLOOR(-128+[.A249]/2)" office:value-type="float" office:value="-5" calcext:value-type="float">
            <text:p>-5</text:p>
          </table:table-cell>
          <table:table-cell table:formula="of:=-128 + FLOOR(RAND() * 256)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FLOOR( 127 * SIN(RADIANS([.A250] * 360 / 512)))" office:value-type="float" office:value="13" calcext:value-type="float">
            <text:p>13</text:p>
          </table:table-cell>
          <table:table-cell table:formula="of:=IF([.A250]&lt;128; [.A250]; IF([.A250]&lt;384; 255-[.A250]; -512+[.A250]))" office:value-type="float" office:value="8" calcext:value-type="float">
            <text:p>8</text:p>
          </table:table-cell>
          <table:table-cell table:formula="of:=IF([.A250]&lt;256; -128; 127)" office:value-type="float" office:value="-128" calcext:value-type="float">
            <text:p>-128</text:p>
          </table:table-cell>
          <table:table-cell table:formula="of:=FLOOR(-128+[.A250]/2)" office:value-type="float" office:value="-5" calcext:value-type="float">
            <text:p>-5</text:p>
          </table:table-cell>
          <table:table-cell table:formula="of:=-128 + FLOOR(RAND() * 256)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FLOOR( 127 * SIN(RADIANS([.A251] * 360 / 512)))" office:value-type="float" office:value="12" calcext:value-type="float">
            <text:p>12</text:p>
          </table:table-cell>
          <table:table-cell table:formula="of:=IF([.A251]&lt;128; [.A251]; IF([.A251]&lt;384; 255-[.A251]; -512+[.A251]))" office:value-type="float" office:value="7" calcext:value-type="float">
            <text:p>7</text:p>
          </table:table-cell>
          <table:table-cell table:formula="of:=IF([.A251]&lt;256; -128; 127)" office:value-type="float" office:value="-128" calcext:value-type="float">
            <text:p>-128</text:p>
          </table:table-cell>
          <table:table-cell table:formula="of:=FLOOR(-128+[.A251]/2)" office:value-type="float" office:value="-4" calcext:value-type="float">
            <text:p>-4</text:p>
          </table:table-cell>
          <table:table-cell table:formula="of:=-128 + FLOOR(RAND() * 256)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FLOOR( 127 * SIN(RADIANS([.A252] * 360 / 512)))" office:value-type="float" office:value="10" calcext:value-type="float">
            <text:p>10</text:p>
          </table:table-cell>
          <table:table-cell table:formula="of:=IF([.A252]&lt;128; [.A252]; IF([.A252]&lt;384; 255-[.A252]; -512+[.A252]))" office:value-type="float" office:value="6" calcext:value-type="float">
            <text:p>6</text:p>
          </table:table-cell>
          <table:table-cell table:formula="of:=IF([.A252]&lt;256; -128; 127)" office:value-type="float" office:value="-128" calcext:value-type="float">
            <text:p>-128</text:p>
          </table:table-cell>
          <table:table-cell table:formula="of:=FLOOR(-128+[.A252]/2)" office:value-type="float" office:value="-4" calcext:value-type="float">
            <text:p>-4</text:p>
          </table:table-cell>
          <table:table-cell table:formula="of:=-128 + FLOOR(RAND() * 256)" office:value-type="float" office:value="-35" calcext:value-type="float">
            <text:p>-35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FLOOR( 127 * SIN(RADIANS([.A253] * 360 / 512)))" office:value-type="float" office:value="9" calcext:value-type="float">
            <text:p>9</text:p>
          </table:table-cell>
          <table:table-cell table:formula="of:=IF([.A253]&lt;128; [.A253]; IF([.A253]&lt;384; 255-[.A253]; -512+[.A253]))" office:value-type="float" office:value="5" calcext:value-type="float">
            <text:p>5</text:p>
          </table:table-cell>
          <table:table-cell table:formula="of:=IF([.A253]&lt;256; -128; 127)" office:value-type="float" office:value="-128" calcext:value-type="float">
            <text:p>-128</text:p>
          </table:table-cell>
          <table:table-cell table:formula="of:=FLOOR(-128+[.A253]/2)" office:value-type="float" office:value="-3" calcext:value-type="float">
            <text:p>-3</text:p>
          </table:table-cell>
          <table:table-cell table:formula="of:=-128 + FLOOR(RAND() * 256)" office:value-type="float" office:value="-76" calcext:value-type="float">
            <text:p>-76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FLOOR( 127 * SIN(RADIANS([.A254] * 360 / 512)))" office:value-type="float" office:value="7" calcext:value-type="float">
            <text:p>7</text:p>
          </table:table-cell>
          <table:table-cell table:formula="of:=IF([.A254]&lt;128; [.A254]; IF([.A254]&lt;384; 255-[.A254]; -512+[.A254]))" office:value-type="float" office:value="4" calcext:value-type="float">
            <text:p>4</text:p>
          </table:table-cell>
          <table:table-cell table:formula="of:=IF([.A254]&lt;256; -128; 127)" office:value-type="float" office:value="-128" calcext:value-type="float">
            <text:p>-128</text:p>
          </table:table-cell>
          <table:table-cell table:formula="of:=FLOOR(-128+[.A254]/2)" office:value-type="float" office:value="-3" calcext:value-type="float">
            <text:p>-3</text:p>
          </table:table-cell>
          <table:table-cell table:formula="of:=-128 + FLOOR(RAND() * 256)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FLOOR( 127 * SIN(RADIANS([.A255] * 360 / 512)))" office:value-type="float" office:value="6" calcext:value-type="float">
            <text:p>6</text:p>
          </table:table-cell>
          <table:table-cell table:formula="of:=IF([.A255]&lt;128; [.A255]; IF([.A255]&lt;384; 255-[.A255]; -512+[.A255]))" office:value-type="float" office:value="3" calcext:value-type="float">
            <text:p>3</text:p>
          </table:table-cell>
          <table:table-cell table:formula="of:=IF([.A255]&lt;256; -128; 127)" office:value-type="float" office:value="-128" calcext:value-type="float">
            <text:p>-128</text:p>
          </table:table-cell>
          <table:table-cell table:formula="of:=FLOOR(-128+[.A255]/2)" office:value-type="float" office:value="-2" calcext:value-type="float">
            <text:p>-2</text:p>
          </table:table-cell>
          <table:table-cell table:formula="of:=-128 + FLOOR(RAND() * 256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FLOOR( 127 * SIN(RADIANS([.A256] * 360 / 512)))" office:value-type="float" office:value="4" calcext:value-type="float">
            <text:p>4</text:p>
          </table:table-cell>
          <table:table-cell table:formula="of:=IF([.A256]&lt;128; [.A256]; IF([.A256]&lt;384; 255-[.A256]; -512+[.A256]))" office:value-type="float" office:value="2" calcext:value-type="float">
            <text:p>2</text:p>
          </table:table-cell>
          <table:table-cell table:formula="of:=IF([.A256]&lt;256; -128; 127)" office:value-type="float" office:value="-128" calcext:value-type="float">
            <text:p>-128</text:p>
          </table:table-cell>
          <table:table-cell table:formula="of:=FLOOR(-128+[.A256]/2)" office:value-type="float" office:value="-2" calcext:value-type="float">
            <text:p>-2</text:p>
          </table:table-cell>
          <table:table-cell table:formula="of:=-128 + FLOOR(RAND() * 256)" office:value-type="float" office:value="-80" calcext:value-type="float">
            <text:p>-80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FLOOR( 127 * SIN(RADIANS([.A257] * 360 / 512)))" office:value-type="float" office:value="3" calcext:value-type="float">
            <text:p>3</text:p>
          </table:table-cell>
          <table:table-cell table:formula="of:=IF([.A257]&lt;128; [.A257]; IF([.A257]&lt;384; 255-[.A257]; -512+[.A257]))" office:value-type="float" office:value="1" calcext:value-type="float">
            <text:p>1</text:p>
          </table:table-cell>
          <table:table-cell table:formula="of:=IF([.A257]&lt;256; -128; 127)" office:value-type="float" office:value="-128" calcext:value-type="float">
            <text:p>-128</text:p>
          </table:table-cell>
          <table:table-cell table:formula="of:=FLOOR(-128+[.A257]/2)" office:value-type="float" office:value="-1" calcext:value-type="float">
            <text:p>-1</text:p>
          </table:table-cell>
          <table:table-cell table:formula="of:=-128 + FLOOR(RAND() * 256)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FLOOR( 127 * SIN(RADIANS([.A258] * 360 / 512)))" office:value-type="float" office:value="1" calcext:value-type="float">
            <text:p>1</text:p>
          </table:table-cell>
          <table:table-cell table:formula="of:=IF([.A258]&lt;128; [.A258]; IF([.A258]&lt;384; 255-[.A258]; -512+[.A258]))" office:value-type="float" office:value="0" calcext:value-type="float">
            <text:p>0</text:p>
          </table:table-cell>
          <table:table-cell table:formula="of:=IF([.A258]&lt;256; -128; 127)" office:value-type="float" office:value="-128" calcext:value-type="float">
            <text:p>-128</text:p>
          </table:table-cell>
          <table:table-cell table:formula="of:=FLOOR(-128+[.A258]/2)" office:value-type="float" office:value="-1" calcext:value-type="float">
            <text:p>-1</text:p>
          </table:table-cell>
          <table:table-cell table:formula="of:=-128 + FLOOR(RAND() * 256)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FLOOR( 127 * SIN(RADIANS([.A259] * 360 / 512)))" office:value-type="float" office:value="0" calcext:value-type="float">
            <text:p>0</text:p>
          </table:table-cell>
          <table:table-cell table:formula="of:=IF([.A259]&lt;128; [.A259]; IF([.A259]&lt;384; 255-[.A259]; -512+[.A259]))" office:value-type="float" office:value="-1" calcext:value-type="float">
            <text:p>-1</text:p>
          </table:table-cell>
          <table:table-cell table:formula="of:=IF([.A259]&lt;256; -128; 127)" office:value-type="float" office:value="127" calcext:value-type="float">
            <text:p>127</text:p>
          </table:table-cell>
          <table:table-cell table:formula="of:=FLOOR(-128+[.A259]/2)" office:value-type="float" office:value="0" calcext:value-type="float">
            <text:p>0</text:p>
          </table:table-cell>
          <table:table-cell table:formula="of:=-128 + FLOOR(RAND() * 256)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FLOOR( 127 * SIN(RADIANS([.A260] * 360 / 512)))" office:value-type="float" office:value="-2" calcext:value-type="float">
            <text:p>-2</text:p>
          </table:table-cell>
          <table:table-cell table:formula="of:=IF([.A260]&lt;128; [.A260]; IF([.A260]&lt;384; 255-[.A260]; -512+[.A260]))" office:value-type="float" office:value="-2" calcext:value-type="float">
            <text:p>-2</text:p>
          </table:table-cell>
          <table:table-cell table:formula="of:=IF([.A260]&lt;256; -128; 127)" office:value-type="float" office:value="127" calcext:value-type="float">
            <text:p>127</text:p>
          </table:table-cell>
          <table:table-cell table:formula="of:=FLOOR(-128+[.A260]/2)" office:value-type="float" office:value="0" calcext:value-type="float">
            <text:p>0</text:p>
          </table:table-cell>
          <table:table-cell table:formula="of:=-128 + FLOOR(RAND() * 256)" office:value-type="float" office:value="-92" calcext:value-type="float">
            <text:p>-92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FLOOR( 127 * SIN(RADIANS([.A261] * 360 / 512)))" office:value-type="float" office:value="-4" calcext:value-type="float">
            <text:p>-4</text:p>
          </table:table-cell>
          <table:table-cell table:formula="of:=IF([.A261]&lt;128; [.A261]; IF([.A261]&lt;384; 255-[.A261]; -512+[.A261]))" office:value-type="float" office:value="-3" calcext:value-type="float">
            <text:p>-3</text:p>
          </table:table-cell>
          <table:table-cell table:formula="of:=IF([.A261]&lt;256; -128; 127)" office:value-type="float" office:value="127" calcext:value-type="float">
            <text:p>127</text:p>
          </table:table-cell>
          <table:table-cell table:formula="of:=FLOOR(-128+[.A261]/2)" office:value-type="float" office:value="1" calcext:value-type="float">
            <text:p>1</text:p>
          </table:table-cell>
          <table:table-cell table:formula="of:=-128 + FLOOR(RAND() * 256)" office:value-type="float" office:value="-58" calcext:value-type="float">
            <text:p>-58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FLOOR( 127 * SIN(RADIANS([.A262] * 360 / 512)))" office:value-type="float" office:value="-5" calcext:value-type="float">
            <text:p>-5</text:p>
          </table:table-cell>
          <table:table-cell table:formula="of:=IF([.A262]&lt;128; [.A262]; IF([.A262]&lt;384; 255-[.A262]; -512+[.A262]))" office:value-type="float" office:value="-4" calcext:value-type="float">
            <text:p>-4</text:p>
          </table:table-cell>
          <table:table-cell table:formula="of:=IF([.A262]&lt;256; -128; 127)" office:value-type="float" office:value="127" calcext:value-type="float">
            <text:p>127</text:p>
          </table:table-cell>
          <table:table-cell table:formula="of:=FLOOR(-128+[.A262]/2)" office:value-type="float" office:value="1" calcext:value-type="float">
            <text:p>1</text:p>
          </table:table-cell>
          <table:table-cell table:formula="of:=-128 + FLOOR(RAND() * 256)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FLOOR( 127 * SIN(RADIANS([.A263] * 360 / 512)))" office:value-type="float" office:value="-7" calcext:value-type="float">
            <text:p>-7</text:p>
          </table:table-cell>
          <table:table-cell table:formula="of:=IF([.A263]&lt;128; [.A263]; IF([.A263]&lt;384; 255-[.A263]; -512+[.A263]))" office:value-type="float" office:value="-5" calcext:value-type="float">
            <text:p>-5</text:p>
          </table:table-cell>
          <table:table-cell table:formula="of:=IF([.A263]&lt;256; -128; 127)" office:value-type="float" office:value="127" calcext:value-type="float">
            <text:p>127</text:p>
          </table:table-cell>
          <table:table-cell table:formula="of:=FLOOR(-128+[.A263]/2)" office:value-type="float" office:value="2" calcext:value-type="float">
            <text:p>2</text:p>
          </table:table-cell>
          <table:table-cell table:formula="of:=-128 + FLOOR(RAND() * 256)" office:value-type="float" office:value="-42" calcext:value-type="float">
            <text:p>-42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FLOOR( 127 * SIN(RADIANS([.A264] * 360 / 512)))" office:value-type="float" office:value="-8" calcext:value-type="float">
            <text:p>-8</text:p>
          </table:table-cell>
          <table:table-cell table:formula="of:=IF([.A264]&lt;128; [.A264]; IF([.A264]&lt;384; 255-[.A264]; -512+[.A264]))" office:value-type="float" office:value="-6" calcext:value-type="float">
            <text:p>-6</text:p>
          </table:table-cell>
          <table:table-cell table:formula="of:=IF([.A264]&lt;256; -128; 127)" office:value-type="float" office:value="127" calcext:value-type="float">
            <text:p>127</text:p>
          </table:table-cell>
          <table:table-cell table:formula="of:=FLOOR(-128+[.A264]/2)" office:value-type="float" office:value="2" calcext:value-type="float">
            <text:p>2</text:p>
          </table:table-cell>
          <table:table-cell table:formula="of:=-128 + FLOOR(RAND() * 256)" office:value-type="float" office:value="-17" calcext:value-type="float">
            <text:p>-17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FLOOR( 127 * SIN(RADIANS([.A265] * 360 / 512)))" office:value-type="float" office:value="-10" calcext:value-type="float">
            <text:p>-10</text:p>
          </table:table-cell>
          <table:table-cell table:formula="of:=IF([.A265]&lt;128; [.A265]; IF([.A265]&lt;384; 255-[.A265]; -512+[.A265]))" office:value-type="float" office:value="-7" calcext:value-type="float">
            <text:p>-7</text:p>
          </table:table-cell>
          <table:table-cell table:formula="of:=IF([.A265]&lt;256; -128; 127)" office:value-type="float" office:value="127" calcext:value-type="float">
            <text:p>127</text:p>
          </table:table-cell>
          <table:table-cell table:formula="of:=FLOOR(-128+[.A265]/2)" office:value-type="float" office:value="3" calcext:value-type="float">
            <text:p>3</text:p>
          </table:table-cell>
          <table:table-cell table:formula="of:=-128 + FLOOR(RAND() * 256)" office:value-type="float" office:value="-6" calcext:value-type="float">
            <text:p>-6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FLOOR( 127 * SIN(RADIANS([.A266] * 360 / 512)))" office:value-type="float" office:value="-11" calcext:value-type="float">
            <text:p>-11</text:p>
          </table:table-cell>
          <table:table-cell table:formula="of:=IF([.A266]&lt;128; [.A266]; IF([.A266]&lt;384; 255-[.A266]; -512+[.A266]))" office:value-type="float" office:value="-8" calcext:value-type="float">
            <text:p>-8</text:p>
          </table:table-cell>
          <table:table-cell table:formula="of:=IF([.A266]&lt;256; -128; 127)" office:value-type="float" office:value="127" calcext:value-type="float">
            <text:p>127</text:p>
          </table:table-cell>
          <table:table-cell table:formula="of:=FLOOR(-128+[.A266]/2)" office:value-type="float" office:value="3" calcext:value-type="float">
            <text:p>3</text:p>
          </table:table-cell>
          <table:table-cell table:formula="of:=-128 + FLOOR(RAND() * 256)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FLOOR( 127 * SIN(RADIANS([.A267] * 360 / 512)))" office:value-type="float" office:value="-13" calcext:value-type="float">
            <text:p>-13</text:p>
          </table:table-cell>
          <table:table-cell table:formula="of:=IF([.A267]&lt;128; [.A267]; IF([.A267]&lt;384; 255-[.A267]; -512+[.A267]))" office:value-type="float" office:value="-9" calcext:value-type="float">
            <text:p>-9</text:p>
          </table:table-cell>
          <table:table-cell table:formula="of:=IF([.A267]&lt;256; -128; 127)" office:value-type="float" office:value="127" calcext:value-type="float">
            <text:p>127</text:p>
          </table:table-cell>
          <table:table-cell table:formula="of:=FLOOR(-128+[.A267]/2)" office:value-type="float" office:value="4" calcext:value-type="float">
            <text:p>4</text:p>
          </table:table-cell>
          <table:table-cell table:formula="of:=-128 + FLOOR(RAND() * 256)" office:value-type="float" office:value="-15" calcext:value-type="float">
            <text:p>-1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FLOOR( 127 * SIN(RADIANS([.A268] * 360 / 512)))" office:value-type="float" office:value="-14" calcext:value-type="float">
            <text:p>-14</text:p>
          </table:table-cell>
          <table:table-cell table:formula="of:=IF([.A268]&lt;128; [.A268]; IF([.A268]&lt;384; 255-[.A268]; -512+[.A268]))" office:value-type="float" office:value="-10" calcext:value-type="float">
            <text:p>-10</text:p>
          </table:table-cell>
          <table:table-cell table:formula="of:=IF([.A268]&lt;256; -128; 127)" office:value-type="float" office:value="127" calcext:value-type="float">
            <text:p>127</text:p>
          </table:table-cell>
          <table:table-cell table:formula="of:=FLOOR(-128+[.A268]/2)" office:value-type="float" office:value="4" calcext:value-type="float">
            <text:p>4</text:p>
          </table:table-cell>
          <table:table-cell table:formula="of:=-128 + FLOOR(RAND() * 256)" office:value-type="float" office:value="-66" calcext:value-type="float">
            <text:p>-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FLOOR( 127 * SIN(RADIANS([.A269] * 360 / 512)))" office:value-type="float" office:value="-16" calcext:value-type="float">
            <text:p>-16</text:p>
          </table:table-cell>
          <table:table-cell table:formula="of:=IF([.A269]&lt;128; [.A269]; IF([.A269]&lt;384; 255-[.A269]; -512+[.A269]))" office:value-type="float" office:value="-11" calcext:value-type="float">
            <text:p>-11</text:p>
          </table:table-cell>
          <table:table-cell table:formula="of:=IF([.A269]&lt;256; -128; 127)" office:value-type="float" office:value="127" calcext:value-type="float">
            <text:p>127</text:p>
          </table:table-cell>
          <table:table-cell table:formula="of:=FLOOR(-128+[.A269]/2)" office:value-type="float" office:value="5" calcext:value-type="float">
            <text:p>5</text:p>
          </table:table-cell>
          <table:table-cell table:formula="of:=-128 + FLOOR(RAND() * 256)" office:value-type="float" office:value="-32" calcext:value-type="float">
            <text:p>-32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FLOOR( 127 * SIN(RADIANS([.A270] * 360 / 512)))" office:value-type="float" office:value="-18" calcext:value-type="float">
            <text:p>-18</text:p>
          </table:table-cell>
          <table:table-cell table:formula="of:=IF([.A270]&lt;128; [.A270]; IF([.A270]&lt;384; 255-[.A270]; -512+[.A270]))" office:value-type="float" office:value="-12" calcext:value-type="float">
            <text:p>-12</text:p>
          </table:table-cell>
          <table:table-cell table:formula="of:=IF([.A270]&lt;256; -128; 127)" office:value-type="float" office:value="127" calcext:value-type="float">
            <text:p>127</text:p>
          </table:table-cell>
          <table:table-cell table:formula="of:=FLOOR(-128+[.A270]/2)" office:value-type="float" office:value="5" calcext:value-type="float">
            <text:p>5</text:p>
          </table:table-cell>
          <table:table-cell table:formula="of:=-128 + FLOOR(RAND() * 256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FLOOR( 127 * SIN(RADIANS([.A271] * 360 / 512)))" office:value-type="float" office:value="-19" calcext:value-type="float">
            <text:p>-19</text:p>
          </table:table-cell>
          <table:table-cell table:formula="of:=IF([.A271]&lt;128; [.A271]; IF([.A271]&lt;384; 255-[.A271]; -512+[.A271]))" office:value-type="float" office:value="-13" calcext:value-type="float">
            <text:p>-13</text:p>
          </table:table-cell>
          <table:table-cell table:formula="of:=IF([.A271]&lt;256; -128; 127)" office:value-type="float" office:value="127" calcext:value-type="float">
            <text:p>127</text:p>
          </table:table-cell>
          <table:table-cell table:formula="of:=FLOOR(-128+[.A271]/2)" office:value-type="float" office:value="6" calcext:value-type="float">
            <text:p>6</text:p>
          </table:table-cell>
          <table:table-cell table:formula="of:=-128 + FLOOR(RAND() * 256)" office:value-type="float" office:value="-94" calcext:value-type="float">
            <text:p>-94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FLOOR( 127 * SIN(RADIANS([.A272] * 360 / 512)))" office:value-type="float" office:value="-21" calcext:value-type="float">
            <text:p>-21</text:p>
          </table:table-cell>
          <table:table-cell table:formula="of:=IF([.A272]&lt;128; [.A272]; IF([.A272]&lt;384; 255-[.A272]; -512+[.A272]))" office:value-type="float" office:value="-14" calcext:value-type="float">
            <text:p>-14</text:p>
          </table:table-cell>
          <table:table-cell table:formula="of:=IF([.A272]&lt;256; -128; 127)" office:value-type="float" office:value="127" calcext:value-type="float">
            <text:p>127</text:p>
          </table:table-cell>
          <table:table-cell table:formula="of:=FLOOR(-128+[.A272]/2)" office:value-type="float" office:value="6" calcext:value-type="float">
            <text:p>6</text:p>
          </table:table-cell>
          <table:table-cell table:formula="of:=-128 + FLOOR(RAND() * 256)" office:value-type="float" office:value="-11" calcext:value-type="float">
            <text:p>-11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FLOOR( 127 * SIN(RADIANS([.A273] * 360 / 512)))" office:value-type="float" office:value="-22" calcext:value-type="float">
            <text:p>-22</text:p>
          </table:table-cell>
          <table:table-cell table:formula="of:=IF([.A273]&lt;128; [.A273]; IF([.A273]&lt;384; 255-[.A273]; -512+[.A273]))" office:value-type="float" office:value="-15" calcext:value-type="float">
            <text:p>-15</text:p>
          </table:table-cell>
          <table:table-cell table:formula="of:=IF([.A273]&lt;256; -128; 127)" office:value-type="float" office:value="127" calcext:value-type="float">
            <text:p>127</text:p>
          </table:table-cell>
          <table:table-cell table:formula="of:=FLOOR(-128+[.A273]/2)" office:value-type="float" office:value="7" calcext:value-type="float">
            <text:p>7</text:p>
          </table:table-cell>
          <table:table-cell table:formula="of:=-128 + FLOOR(RAND() * 256)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FLOOR( 127 * SIN(RADIANS([.A274] * 360 / 512)))" office:value-type="float" office:value="-24" calcext:value-type="float">
            <text:p>-24</text:p>
          </table:table-cell>
          <table:table-cell table:formula="of:=IF([.A274]&lt;128; [.A274]; IF([.A274]&lt;384; 255-[.A274]; -512+[.A274]))" office:value-type="float" office:value="-16" calcext:value-type="float">
            <text:p>-16</text:p>
          </table:table-cell>
          <table:table-cell table:formula="of:=IF([.A274]&lt;256; -128; 127)" office:value-type="float" office:value="127" calcext:value-type="float">
            <text:p>127</text:p>
          </table:table-cell>
          <table:table-cell table:formula="of:=FLOOR(-128+[.A274]/2)" office:value-type="float" office:value="7" calcext:value-type="float">
            <text:p>7</text:p>
          </table:table-cell>
          <table:table-cell table:formula="of:=-128 + FLOOR(RAND() * 256)" office:value-type="float" office:value="-76" calcext:value-type="float">
            <text:p>-76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FLOOR( 127 * SIN(RADIANS([.A275] * 360 / 512)))" office:value-type="float" office:value="-25" calcext:value-type="float">
            <text:p>-25</text:p>
          </table:table-cell>
          <table:table-cell table:formula="of:=IF([.A275]&lt;128; [.A275]; IF([.A275]&lt;384; 255-[.A275]; -512+[.A275]))" office:value-type="float" office:value="-17" calcext:value-type="float">
            <text:p>-17</text:p>
          </table:table-cell>
          <table:table-cell table:formula="of:=IF([.A275]&lt;256; -128; 127)" office:value-type="float" office:value="127" calcext:value-type="float">
            <text:p>127</text:p>
          </table:table-cell>
          <table:table-cell table:formula="of:=FLOOR(-128+[.A275]/2)" office:value-type="float" office:value="8" calcext:value-type="float">
            <text:p>8</text:p>
          </table:table-cell>
          <table:table-cell table:formula="of:=-128 + FLOOR(RAND() * 256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FLOOR( 127 * SIN(RADIANS([.A276] * 360 / 512)))" office:value-type="float" office:value="-27" calcext:value-type="float">
            <text:p>-27</text:p>
          </table:table-cell>
          <table:table-cell table:formula="of:=IF([.A276]&lt;128; [.A276]; IF([.A276]&lt;384; 255-[.A276]; -512+[.A276]))" office:value-type="float" office:value="-18" calcext:value-type="float">
            <text:p>-18</text:p>
          </table:table-cell>
          <table:table-cell table:formula="of:=IF([.A276]&lt;256; -128; 127)" office:value-type="float" office:value="127" calcext:value-type="float">
            <text:p>127</text:p>
          </table:table-cell>
          <table:table-cell table:formula="of:=FLOOR(-128+[.A276]/2)" office:value-type="float" office:value="8" calcext:value-type="float">
            <text:p>8</text:p>
          </table:table-cell>
          <table:table-cell table:formula="of:=-128 + FLOOR(RAND() * 256)" office:value-type="float" office:value="-92" calcext:value-type="float">
            <text:p>-92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FLOOR( 127 * SIN(RADIANS([.A277] * 360 / 512)))" office:value-type="float" office:value="-28" calcext:value-type="float">
            <text:p>-28</text:p>
          </table:table-cell>
          <table:table-cell table:formula="of:=IF([.A277]&lt;128; [.A277]; IF([.A277]&lt;384; 255-[.A277]; -512+[.A277]))" office:value-type="float" office:value="-19" calcext:value-type="float">
            <text:p>-19</text:p>
          </table:table-cell>
          <table:table-cell table:formula="of:=IF([.A277]&lt;256; -128; 127)" office:value-type="float" office:value="127" calcext:value-type="float">
            <text:p>127</text:p>
          </table:table-cell>
          <table:table-cell table:formula="of:=FLOOR(-128+[.A277]/2)" office:value-type="float" office:value="9" calcext:value-type="float">
            <text:p>9</text:p>
          </table:table-cell>
          <table:table-cell table:formula="of:=-128 + FLOOR(RAND() * 256)" office:value-type="float" office:value="-24" calcext:value-type="float">
            <text:p>-24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FLOOR( 127 * SIN(RADIANS([.A278] * 360 / 512)))" office:value-type="float" office:value="-30" calcext:value-type="float">
            <text:p>-30</text:p>
          </table:table-cell>
          <table:table-cell table:formula="of:=IF([.A278]&lt;128; [.A278]; IF([.A278]&lt;384; 255-[.A278]; -512+[.A278]))" office:value-type="float" office:value="-20" calcext:value-type="float">
            <text:p>-20</text:p>
          </table:table-cell>
          <table:table-cell table:formula="of:=IF([.A278]&lt;256; -128; 127)" office:value-type="float" office:value="127" calcext:value-type="float">
            <text:p>127</text:p>
          </table:table-cell>
          <table:table-cell table:formula="of:=FLOOR(-128+[.A278]/2)" office:value-type="float" office:value="9" calcext:value-type="float">
            <text:p>9</text:p>
          </table:table-cell>
          <table:table-cell table:formula="of:=-128 + FLOOR(RAND() * 256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FLOOR( 127 * SIN(RADIANS([.A279] * 360 / 512)))" office:value-type="float" office:value="-31" calcext:value-type="float">
            <text:p>-31</text:p>
          </table:table-cell>
          <table:table-cell table:formula="of:=IF([.A279]&lt;128; [.A279]; IF([.A279]&lt;384; 255-[.A279]; -512+[.A279]))" office:value-type="float" office:value="-21" calcext:value-type="float">
            <text:p>-21</text:p>
          </table:table-cell>
          <table:table-cell table:formula="of:=IF([.A279]&lt;256; -128; 127)" office:value-type="float" office:value="127" calcext:value-type="float">
            <text:p>127</text:p>
          </table:table-cell>
          <table:table-cell table:formula="of:=FLOOR(-128+[.A279]/2)" office:value-type="float" office:value="10" calcext:value-type="float">
            <text:p>10</text:p>
          </table:table-cell>
          <table:table-cell table:formula="of:=-128 + FLOOR(RAND() * 256)" office:value-type="float" office:value="-97" calcext:value-type="float">
            <text:p>-97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FLOOR( 127 * SIN(RADIANS([.A280] * 360 / 512)))" office:value-type="float" office:value="-33" calcext:value-type="float">
            <text:p>-33</text:p>
          </table:table-cell>
          <table:table-cell table:formula="of:=IF([.A280]&lt;128; [.A280]; IF([.A280]&lt;384; 255-[.A280]; -512+[.A280]))" office:value-type="float" office:value="-22" calcext:value-type="float">
            <text:p>-22</text:p>
          </table:table-cell>
          <table:table-cell table:formula="of:=IF([.A280]&lt;256; -128; 127)" office:value-type="float" office:value="127" calcext:value-type="float">
            <text:p>127</text:p>
          </table:table-cell>
          <table:table-cell table:formula="of:=FLOOR(-128+[.A280]/2)" office:value-type="float" office:value="10" calcext:value-type="float">
            <text:p>10</text:p>
          </table:table-cell>
          <table:table-cell table:formula="of:=-128 + FLOOR(RAND() * 256)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FLOOR( 127 * SIN(RADIANS([.A281] * 360 / 512)))" office:value-type="float" office:value="-34" calcext:value-type="float">
            <text:p>-34</text:p>
          </table:table-cell>
          <table:table-cell table:formula="of:=IF([.A281]&lt;128; [.A281]; IF([.A281]&lt;384; 255-[.A281]; -512+[.A281]))" office:value-type="float" office:value="-23" calcext:value-type="float">
            <text:p>-23</text:p>
          </table:table-cell>
          <table:table-cell table:formula="of:=IF([.A281]&lt;256; -128; 127)" office:value-type="float" office:value="127" calcext:value-type="float">
            <text:p>127</text:p>
          </table:table-cell>
          <table:table-cell table:formula="of:=FLOOR(-128+[.A281]/2)" office:value-type="float" office:value="11" calcext:value-type="float">
            <text:p>11</text:p>
          </table:table-cell>
          <table:table-cell table:formula="of:=-128 + FLOOR(RAND() * 256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FLOOR( 127 * SIN(RADIANS([.A282] * 360 / 512)))" office:value-type="float" office:value="-36" calcext:value-type="float">
            <text:p>-36</text:p>
          </table:table-cell>
          <table:table-cell table:formula="of:=IF([.A282]&lt;128; [.A282]; IF([.A282]&lt;384; 255-[.A282]; -512+[.A282]))" office:value-type="float" office:value="-24" calcext:value-type="float">
            <text:p>-24</text:p>
          </table:table-cell>
          <table:table-cell table:formula="of:=IF([.A282]&lt;256; -128; 127)" office:value-type="float" office:value="127" calcext:value-type="float">
            <text:p>127</text:p>
          </table:table-cell>
          <table:table-cell table:formula="of:=FLOOR(-128+[.A282]/2)" office:value-type="float" office:value="11" calcext:value-type="float">
            <text:p>11</text:p>
          </table:table-cell>
          <table:table-cell table:formula="of:=-128 + FLOOR(RAND() * 256)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FLOOR( 127 * SIN(RADIANS([.A283] * 360 / 512)))" office:value-type="float" office:value="-37" calcext:value-type="float">
            <text:p>-37</text:p>
          </table:table-cell>
          <table:table-cell table:formula="of:=IF([.A283]&lt;128; [.A283]; IF([.A283]&lt;384; 255-[.A283]; -512+[.A283]))" office:value-type="float" office:value="-25" calcext:value-type="float">
            <text:p>-25</text:p>
          </table:table-cell>
          <table:table-cell table:formula="of:=IF([.A283]&lt;256; -128; 127)" office:value-type="float" office:value="127" calcext:value-type="float">
            <text:p>127</text:p>
          </table:table-cell>
          <table:table-cell table:formula="of:=FLOOR(-128+[.A283]/2)" office:value-type="float" office:value="12" calcext:value-type="float">
            <text:p>12</text:p>
          </table:table-cell>
          <table:table-cell table:formula="of:=-128 + FLOOR(RAND() * 256)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FLOOR( 127 * SIN(RADIANS([.A284] * 360 / 512)))" office:value-type="float" office:value="-39" calcext:value-type="float">
            <text:p>-39</text:p>
          </table:table-cell>
          <table:table-cell table:formula="of:=IF([.A284]&lt;128; [.A284]; IF([.A284]&lt;384; 255-[.A284]; -512+[.A284]))" office:value-type="float" office:value="-26" calcext:value-type="float">
            <text:p>-26</text:p>
          </table:table-cell>
          <table:table-cell table:formula="of:=IF([.A284]&lt;256; -128; 127)" office:value-type="float" office:value="127" calcext:value-type="float">
            <text:p>127</text:p>
          </table:table-cell>
          <table:table-cell table:formula="of:=FLOOR(-128+[.A284]/2)" office:value-type="float" office:value="12" calcext:value-type="float">
            <text:p>12</text:p>
          </table:table-cell>
          <table:table-cell table:formula="of:=-128 + FLOOR(RAND() * 256)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FLOOR( 127 * SIN(RADIANS([.A285] * 360 / 512)))" office:value-type="float" office:value="-40" calcext:value-type="float">
            <text:p>-40</text:p>
          </table:table-cell>
          <table:table-cell table:formula="of:=IF([.A285]&lt;128; [.A285]; IF([.A285]&lt;384; 255-[.A285]; -512+[.A285]))" office:value-type="float" office:value="-27" calcext:value-type="float">
            <text:p>-27</text:p>
          </table:table-cell>
          <table:table-cell table:formula="of:=IF([.A285]&lt;256; -128; 127)" office:value-type="float" office:value="127" calcext:value-type="float">
            <text:p>127</text:p>
          </table:table-cell>
          <table:table-cell table:formula="of:=FLOOR(-128+[.A285]/2)" office:value-type="float" office:value="13" calcext:value-type="float">
            <text:p>13</text:p>
          </table:table-cell>
          <table:table-cell table:formula="of:=-128 + FLOOR(RAND() * 256)" office:value-type="float" office:value="-31" calcext:value-type="float">
            <text:p>-31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FLOOR( 127 * SIN(RADIANS([.A286] * 360 / 512)))" office:value-type="float" office:value="-42" calcext:value-type="float">
            <text:p>-42</text:p>
          </table:table-cell>
          <table:table-cell table:formula="of:=IF([.A286]&lt;128; [.A286]; IF([.A286]&lt;384; 255-[.A286]; -512+[.A286]))" office:value-type="float" office:value="-28" calcext:value-type="float">
            <text:p>-28</text:p>
          </table:table-cell>
          <table:table-cell table:formula="of:=IF([.A286]&lt;256; -128; 127)" office:value-type="float" office:value="127" calcext:value-type="float">
            <text:p>127</text:p>
          </table:table-cell>
          <table:table-cell table:formula="of:=FLOOR(-128+[.A286]/2)" office:value-type="float" office:value="13" calcext:value-type="float">
            <text:p>13</text:p>
          </table:table-cell>
          <table:table-cell table:formula="of:=-128 + FLOOR(RAND() * 256)" office:value-type="float" office:value="-75" calcext:value-type="float">
            <text:p>-75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FLOOR( 127 * SIN(RADIANS([.A287] * 360 / 512)))" office:value-type="float" office:value="-43" calcext:value-type="float">
            <text:p>-43</text:p>
          </table:table-cell>
          <table:table-cell table:formula="of:=IF([.A287]&lt;128; [.A287]; IF([.A287]&lt;384; 255-[.A287]; -512+[.A287]))" office:value-type="float" office:value="-29" calcext:value-type="float">
            <text:p>-29</text:p>
          </table:table-cell>
          <table:table-cell table:formula="of:=IF([.A287]&lt;256; -128; 127)" office:value-type="float" office:value="127" calcext:value-type="float">
            <text:p>127</text:p>
          </table:table-cell>
          <table:table-cell table:formula="of:=FLOOR(-128+[.A287]/2)" office:value-type="float" office:value="14" calcext:value-type="float">
            <text:p>14</text:p>
          </table:table-cell>
          <table:table-cell table:formula="of:=-128 + FLOOR(RAND() * 256)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FLOOR( 127 * SIN(RADIANS([.A288] * 360 / 512)))" office:value-type="float" office:value="-45" calcext:value-type="float">
            <text:p>-45</text:p>
          </table:table-cell>
          <table:table-cell table:formula="of:=IF([.A288]&lt;128; [.A288]; IF([.A288]&lt;384; 255-[.A288]; -512+[.A288]))" office:value-type="float" office:value="-30" calcext:value-type="float">
            <text:p>-30</text:p>
          </table:table-cell>
          <table:table-cell table:formula="of:=IF([.A288]&lt;256; -128; 127)" office:value-type="float" office:value="127" calcext:value-type="float">
            <text:p>127</text:p>
          </table:table-cell>
          <table:table-cell table:formula="of:=FLOOR(-128+[.A288]/2)" office:value-type="float" office:value="14" calcext:value-type="float">
            <text:p>14</text:p>
          </table:table-cell>
          <table:table-cell table:formula="of:=-128 + FLOOR(RAND() * 256)" office:value-type="float" office:value="-3" calcext:value-type="float">
            <text:p>-3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FLOOR( 127 * SIN(RADIANS([.A289] * 360 / 512)))" office:value-type="float" office:value="-46" calcext:value-type="float">
            <text:p>-46</text:p>
          </table:table-cell>
          <table:table-cell table:formula="of:=IF([.A289]&lt;128; [.A289]; IF([.A289]&lt;384; 255-[.A289]; -512+[.A289]))" office:value-type="float" office:value="-31" calcext:value-type="float">
            <text:p>-31</text:p>
          </table:table-cell>
          <table:table-cell table:formula="of:=IF([.A289]&lt;256; -128; 127)" office:value-type="float" office:value="127" calcext:value-type="float">
            <text:p>127</text:p>
          </table:table-cell>
          <table:table-cell table:formula="of:=FLOOR(-128+[.A289]/2)" office:value-type="float" office:value="15" calcext:value-type="float">
            <text:p>15</text:p>
          </table:table-cell>
          <table:table-cell table:formula="of:=-128 + FLOOR(RAND() * 256)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FLOOR( 127 * SIN(RADIANS([.A290] * 360 / 512)))" office:value-type="float" office:value="-48" calcext:value-type="float">
            <text:p>-48</text:p>
          </table:table-cell>
          <table:table-cell table:formula="of:=IF([.A290]&lt;128; [.A290]; IF([.A290]&lt;384; 255-[.A290]; -512+[.A290]))" office:value-type="float" office:value="-32" calcext:value-type="float">
            <text:p>-32</text:p>
          </table:table-cell>
          <table:table-cell table:formula="of:=IF([.A290]&lt;256; -128; 127)" office:value-type="float" office:value="127" calcext:value-type="float">
            <text:p>127</text:p>
          </table:table-cell>
          <table:table-cell table:formula="of:=FLOOR(-128+[.A290]/2)" office:value-type="float" office:value="15" calcext:value-type="float">
            <text:p>15</text:p>
          </table:table-cell>
          <table:table-cell table:formula="of:=-128 + FLOOR(RAND() * 256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FLOOR( 127 * SIN(RADIANS([.A291] * 360 / 512)))" office:value-type="float" office:value="-49" calcext:value-type="float">
            <text:p>-49</text:p>
          </table:table-cell>
          <table:table-cell table:formula="of:=IF([.A291]&lt;128; [.A291]; IF([.A291]&lt;384; 255-[.A291]; -512+[.A291]))" office:value-type="float" office:value="-33" calcext:value-type="float">
            <text:p>-33</text:p>
          </table:table-cell>
          <table:table-cell table:formula="of:=IF([.A291]&lt;256; -128; 127)" office:value-type="float" office:value="127" calcext:value-type="float">
            <text:p>127</text:p>
          </table:table-cell>
          <table:table-cell table:formula="of:=FLOOR(-128+[.A291]/2)" office:value-type="float" office:value="16" calcext:value-type="float">
            <text:p>16</text:p>
          </table:table-cell>
          <table:table-cell table:formula="of:=-128 + FLOOR(RAND() * 256)" office:value-type="float" office:value="-103" calcext:value-type="float">
            <text:p>-103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FLOOR( 127 * SIN(RADIANS([.A292] * 360 / 512)))" office:value-type="float" office:value="-51" calcext:value-type="float">
            <text:p>-51</text:p>
          </table:table-cell>
          <table:table-cell table:formula="of:=IF([.A292]&lt;128; [.A292]; IF([.A292]&lt;384; 255-[.A292]; -512+[.A292]))" office:value-type="float" office:value="-34" calcext:value-type="float">
            <text:p>-34</text:p>
          </table:table-cell>
          <table:table-cell table:formula="of:=IF([.A292]&lt;256; -128; 127)" office:value-type="float" office:value="127" calcext:value-type="float">
            <text:p>127</text:p>
          </table:table-cell>
          <table:table-cell table:formula="of:=FLOOR(-128+[.A292]/2)" office:value-type="float" office:value="16" calcext:value-type="float">
            <text:p>16</text:p>
          </table:table-cell>
          <table:table-cell table:formula="of:=-128 + FLOOR(RAND() * 256)" office:value-type="float" office:value="-70" calcext:value-type="float">
            <text:p>-70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FLOOR( 127 * SIN(RADIANS([.A293] * 360 / 512)))" office:value-type="float" office:value="-52" calcext:value-type="float">
            <text:p>-52</text:p>
          </table:table-cell>
          <table:table-cell table:formula="of:=IF([.A293]&lt;128; [.A293]; IF([.A293]&lt;384; 255-[.A293]; -512+[.A293]))" office:value-type="float" office:value="-35" calcext:value-type="float">
            <text:p>-35</text:p>
          </table:table-cell>
          <table:table-cell table:formula="of:=IF([.A293]&lt;256; -128; 127)" office:value-type="float" office:value="127" calcext:value-type="float">
            <text:p>127</text:p>
          </table:table-cell>
          <table:table-cell table:formula="of:=FLOOR(-128+[.A293]/2)" office:value-type="float" office:value="17" calcext:value-type="float">
            <text:p>17</text:p>
          </table:table-cell>
          <table:table-cell table:formula="of:=-128 + FLOOR(RAND() * 256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FLOOR( 127 * SIN(RADIANS([.A294] * 360 / 512)))" office:value-type="float" office:value="-53" calcext:value-type="float">
            <text:p>-53</text:p>
          </table:table-cell>
          <table:table-cell table:formula="of:=IF([.A294]&lt;128; [.A294]; IF([.A294]&lt;384; 255-[.A294]; -512+[.A294]))" office:value-type="float" office:value="-36" calcext:value-type="float">
            <text:p>-36</text:p>
          </table:table-cell>
          <table:table-cell table:formula="of:=IF([.A294]&lt;256; -128; 127)" office:value-type="float" office:value="127" calcext:value-type="float">
            <text:p>127</text:p>
          </table:table-cell>
          <table:table-cell table:formula="of:=FLOOR(-128+[.A294]/2)" office:value-type="float" office:value="17" calcext:value-type="float">
            <text:p>17</text:p>
          </table:table-cell>
          <table:table-cell table:formula="of:=-128 + FLOOR(RAND() * 256)" office:value-type="float" office:value="-125" calcext:value-type="float">
            <text:p>-125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FLOOR( 127 * SIN(RADIANS([.A295] * 360 / 512)))" office:value-type="float" office:value="-55" calcext:value-type="float">
            <text:p>-55</text:p>
          </table:table-cell>
          <table:table-cell table:formula="of:=IF([.A295]&lt;128; [.A295]; IF([.A295]&lt;384; 255-[.A295]; -512+[.A295]))" office:value-type="float" office:value="-37" calcext:value-type="float">
            <text:p>-37</text:p>
          </table:table-cell>
          <table:table-cell table:formula="of:=IF([.A295]&lt;256; -128; 127)" office:value-type="float" office:value="127" calcext:value-type="float">
            <text:p>127</text:p>
          </table:table-cell>
          <table:table-cell table:formula="of:=FLOOR(-128+[.A295]/2)" office:value-type="float" office:value="18" calcext:value-type="float">
            <text:p>18</text:p>
          </table:table-cell>
          <table:table-cell table:formula="of:=-128 + FLOOR(RAND() * 256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FLOOR( 127 * SIN(RADIANS([.A296] * 360 / 512)))" office:value-type="float" office:value="-56" calcext:value-type="float">
            <text:p>-56</text:p>
          </table:table-cell>
          <table:table-cell table:formula="of:=IF([.A296]&lt;128; [.A296]; IF([.A296]&lt;384; 255-[.A296]; -512+[.A296]))" office:value-type="float" office:value="-38" calcext:value-type="float">
            <text:p>-38</text:p>
          </table:table-cell>
          <table:table-cell table:formula="of:=IF([.A296]&lt;256; -128; 127)" office:value-type="float" office:value="127" calcext:value-type="float">
            <text:p>127</text:p>
          </table:table-cell>
          <table:table-cell table:formula="of:=FLOOR(-128+[.A296]/2)" office:value-type="float" office:value="18" calcext:value-type="float">
            <text:p>18</text:p>
          </table:table-cell>
          <table:table-cell table:formula="of:=-128 + FLOOR(RAND() * 256)" office:value-type="float" office:value="-6" calcext:value-type="float">
            <text:p>-6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FLOOR( 127 * SIN(RADIANS([.A297] * 360 / 512)))" office:value-type="float" office:value="-58" calcext:value-type="float">
            <text:p>-58</text:p>
          </table:table-cell>
          <table:table-cell table:formula="of:=IF([.A297]&lt;128; [.A297]; IF([.A297]&lt;384; 255-[.A297]; -512+[.A297]))" office:value-type="float" office:value="-39" calcext:value-type="float">
            <text:p>-39</text:p>
          </table:table-cell>
          <table:table-cell table:formula="of:=IF([.A297]&lt;256; -128; 127)" office:value-type="float" office:value="127" calcext:value-type="float">
            <text:p>127</text:p>
          </table:table-cell>
          <table:table-cell table:formula="of:=FLOOR(-128+[.A297]/2)" office:value-type="float" office:value="19" calcext:value-type="float">
            <text:p>19</text:p>
          </table:table-cell>
          <table:table-cell table:formula="of:=-128 + FLOOR(RAND() * 256)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FLOOR( 127 * SIN(RADIANS([.A298] * 360 / 512)))" office:value-type="float" office:value="-59" calcext:value-type="float">
            <text:p>-59</text:p>
          </table:table-cell>
          <table:table-cell table:formula="of:=IF([.A298]&lt;128; [.A298]; IF([.A298]&lt;384; 255-[.A298]; -512+[.A298]))" office:value-type="float" office:value="-40" calcext:value-type="float">
            <text:p>-40</text:p>
          </table:table-cell>
          <table:table-cell table:formula="of:=IF([.A298]&lt;256; -128; 127)" office:value-type="float" office:value="127" calcext:value-type="float">
            <text:p>127</text:p>
          </table:table-cell>
          <table:table-cell table:formula="of:=FLOOR(-128+[.A298]/2)" office:value-type="float" office:value="19" calcext:value-type="float">
            <text:p>19</text:p>
          </table:table-cell>
          <table:table-cell table:formula="of:=-128 + FLOOR(RAND() * 256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FLOOR( 127 * SIN(RADIANS([.A299] * 360 / 512)))" office:value-type="float" office:value="-60" calcext:value-type="float">
            <text:p>-60</text:p>
          </table:table-cell>
          <table:table-cell table:formula="of:=IF([.A299]&lt;128; [.A299]; IF([.A299]&lt;384; 255-[.A299]; -512+[.A299]))" office:value-type="float" office:value="-41" calcext:value-type="float">
            <text:p>-41</text:p>
          </table:table-cell>
          <table:table-cell table:formula="of:=IF([.A299]&lt;256; -128; 127)" office:value-type="float" office:value="127" calcext:value-type="float">
            <text:p>127</text:p>
          </table:table-cell>
          <table:table-cell table:formula="of:=FLOOR(-128+[.A299]/2)" office:value-type="float" office:value="20" calcext:value-type="float">
            <text:p>20</text:p>
          </table:table-cell>
          <table:table-cell table:formula="of:=-128 + FLOOR(RAND() * 256)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FLOOR( 127 * SIN(RADIANS([.A300] * 360 / 512)))" office:value-type="float" office:value="-62" calcext:value-type="float">
            <text:p>-62</text:p>
          </table:table-cell>
          <table:table-cell table:formula="of:=IF([.A300]&lt;128; [.A300]; IF([.A300]&lt;384; 255-[.A300]; -512+[.A300]))" office:value-type="float" office:value="-42" calcext:value-type="float">
            <text:p>-42</text:p>
          </table:table-cell>
          <table:table-cell table:formula="of:=IF([.A300]&lt;256; -128; 127)" office:value-type="float" office:value="127" calcext:value-type="float">
            <text:p>127</text:p>
          </table:table-cell>
          <table:table-cell table:formula="of:=FLOOR(-128+[.A300]/2)" office:value-type="float" office:value="20" calcext:value-type="float">
            <text:p>20</text:p>
          </table:table-cell>
          <table:table-cell table:formula="of:=-128 + FLOOR(RAND() * 256)" office:value-type="float" office:value="-7" calcext:value-type="float">
            <text:p>-7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FLOOR( 127 * SIN(RADIANS([.A301] * 360 / 512)))" office:value-type="float" office:value="-63" calcext:value-type="float">
            <text:p>-63</text:p>
          </table:table-cell>
          <table:table-cell table:formula="of:=IF([.A301]&lt;128; [.A301]; IF([.A301]&lt;384; 255-[.A301]; -512+[.A301]))" office:value-type="float" office:value="-43" calcext:value-type="float">
            <text:p>-43</text:p>
          </table:table-cell>
          <table:table-cell table:formula="of:=IF([.A301]&lt;256; -128; 127)" office:value-type="float" office:value="127" calcext:value-type="float">
            <text:p>127</text:p>
          </table:table-cell>
          <table:table-cell table:formula="of:=FLOOR(-128+[.A301]/2)" office:value-type="float" office:value="21" calcext:value-type="float">
            <text:p>21</text:p>
          </table:table-cell>
          <table:table-cell table:formula="of:=-128 + FLOOR(RAND() * 256)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FLOOR( 127 * SIN(RADIANS([.A302] * 360 / 512)))" office:value-type="float" office:value="-64" calcext:value-type="float">
            <text:p>-64</text:p>
          </table:table-cell>
          <table:table-cell table:formula="of:=IF([.A302]&lt;128; [.A302]; IF([.A302]&lt;384; 255-[.A302]; -512+[.A302]))" office:value-type="float" office:value="-44" calcext:value-type="float">
            <text:p>-44</text:p>
          </table:table-cell>
          <table:table-cell table:formula="of:=IF([.A302]&lt;256; -128; 127)" office:value-type="float" office:value="127" calcext:value-type="float">
            <text:p>127</text:p>
          </table:table-cell>
          <table:table-cell table:formula="of:=FLOOR(-128+[.A302]/2)" office:value-type="float" office:value="21" calcext:value-type="float">
            <text:p>21</text:p>
          </table:table-cell>
          <table:table-cell table:formula="of:=-128 + FLOOR(RAND() * 256)" office:value-type="float" office:value="-90" calcext:value-type="float">
            <text:p>-90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FLOOR( 127 * SIN(RADIANS([.A303] * 360 / 512)))" office:value-type="float" office:value="-66" calcext:value-type="float">
            <text:p>-66</text:p>
          </table:table-cell>
          <table:table-cell table:formula="of:=IF([.A303]&lt;128; [.A303]; IF([.A303]&lt;384; 255-[.A303]; -512+[.A303]))" office:value-type="float" office:value="-45" calcext:value-type="float">
            <text:p>-45</text:p>
          </table:table-cell>
          <table:table-cell table:formula="of:=IF([.A303]&lt;256; -128; 127)" office:value-type="float" office:value="127" calcext:value-type="float">
            <text:p>127</text:p>
          </table:table-cell>
          <table:table-cell table:formula="of:=FLOOR(-128+[.A303]/2)" office:value-type="float" office:value="22" calcext:value-type="float">
            <text:p>22</text:p>
          </table:table-cell>
          <table:table-cell table:formula="of:=-128 + FLOOR(RAND() * 256)" office:value-type="float" office:value="-126" calcext:value-type="float">
            <text:p>-126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FLOOR( 127 * SIN(RADIANS([.A304] * 360 / 512)))" office:value-type="float" office:value="-67" calcext:value-type="float">
            <text:p>-67</text:p>
          </table:table-cell>
          <table:table-cell table:formula="of:=IF([.A304]&lt;128; [.A304]; IF([.A304]&lt;384; 255-[.A304]; -512+[.A304]))" office:value-type="float" office:value="-46" calcext:value-type="float">
            <text:p>-46</text:p>
          </table:table-cell>
          <table:table-cell table:formula="of:=IF([.A304]&lt;256; -128; 127)" office:value-type="float" office:value="127" calcext:value-type="float">
            <text:p>127</text:p>
          </table:table-cell>
          <table:table-cell table:formula="of:=FLOOR(-128+[.A304]/2)" office:value-type="float" office:value="22" calcext:value-type="float">
            <text:p>22</text:p>
          </table:table-cell>
          <table:table-cell table:formula="of:=-128 + FLOOR(RAND() * 256)" office:value-type="float" office:value="-89" calcext:value-type="float">
            <text:p>-89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FLOOR( 127 * SIN(RADIANS([.A305] * 360 / 512)))" office:value-type="float" office:value="-68" calcext:value-type="float">
            <text:p>-68</text:p>
          </table:table-cell>
          <table:table-cell table:formula="of:=IF([.A305]&lt;128; [.A305]; IF([.A305]&lt;384; 255-[.A305]; -512+[.A305]))" office:value-type="float" office:value="-47" calcext:value-type="float">
            <text:p>-47</text:p>
          </table:table-cell>
          <table:table-cell table:formula="of:=IF([.A305]&lt;256; -128; 127)" office:value-type="float" office:value="127" calcext:value-type="float">
            <text:p>127</text:p>
          </table:table-cell>
          <table:table-cell table:formula="of:=FLOOR(-128+[.A305]/2)" office:value-type="float" office:value="23" calcext:value-type="float">
            <text:p>23</text:p>
          </table:table-cell>
          <table:table-cell table:formula="of:=-128 + FLOOR(RAND() * 256)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FLOOR( 127 * SIN(RADIANS([.A306] * 360 / 512)))" office:value-type="float" office:value="-70" calcext:value-type="float">
            <text:p>-70</text:p>
          </table:table-cell>
          <table:table-cell table:formula="of:=IF([.A306]&lt;128; [.A306]; IF([.A306]&lt;384; 255-[.A306]; -512+[.A306]))" office:value-type="float" office:value="-48" calcext:value-type="float">
            <text:p>-48</text:p>
          </table:table-cell>
          <table:table-cell table:formula="of:=IF([.A306]&lt;256; -128; 127)" office:value-type="float" office:value="127" calcext:value-type="float">
            <text:p>127</text:p>
          </table:table-cell>
          <table:table-cell table:formula="of:=FLOOR(-128+[.A306]/2)" office:value-type="float" office:value="23" calcext:value-type="float">
            <text:p>23</text:p>
          </table:table-cell>
          <table:table-cell table:formula="of:=-128 + FLOOR(RAND() * 256)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FLOOR( 127 * SIN(RADIANS([.A307] * 360 / 512)))" office:value-type="float" office:value="-71" calcext:value-type="float">
            <text:p>-71</text:p>
          </table:table-cell>
          <table:table-cell table:formula="of:=IF([.A307]&lt;128; [.A307]; IF([.A307]&lt;384; 255-[.A307]; -512+[.A307]))" office:value-type="float" office:value="-49" calcext:value-type="float">
            <text:p>-49</text:p>
          </table:table-cell>
          <table:table-cell table:formula="of:=IF([.A307]&lt;256; -128; 127)" office:value-type="float" office:value="127" calcext:value-type="float">
            <text:p>127</text:p>
          </table:table-cell>
          <table:table-cell table:formula="of:=FLOOR(-128+[.A307]/2)" office:value-type="float" office:value="24" calcext:value-type="float">
            <text:p>24</text:p>
          </table:table-cell>
          <table:table-cell table:formula="of:=-128 + FLOOR(RAND() * 256)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FLOOR( 127 * SIN(RADIANS([.A308] * 360 / 512)))" office:value-type="float" office:value="-72" calcext:value-type="float">
            <text:p>-72</text:p>
          </table:table-cell>
          <table:table-cell table:formula="of:=IF([.A308]&lt;128; [.A308]; IF([.A308]&lt;384; 255-[.A308]; -512+[.A308]))" office:value-type="float" office:value="-50" calcext:value-type="float">
            <text:p>-50</text:p>
          </table:table-cell>
          <table:table-cell table:formula="of:=IF([.A308]&lt;256; -128; 127)" office:value-type="float" office:value="127" calcext:value-type="float">
            <text:p>127</text:p>
          </table:table-cell>
          <table:table-cell table:formula="of:=FLOOR(-128+[.A308]/2)" office:value-type="float" office:value="24" calcext:value-type="float">
            <text:p>24</text:p>
          </table:table-cell>
          <table:table-cell table:formula="of:=-128 + FLOOR(RAND() * 256)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FLOOR( 127 * SIN(RADIANS([.A309] * 360 / 512)))" office:value-type="float" office:value="-74" calcext:value-type="float">
            <text:p>-74</text:p>
          </table:table-cell>
          <table:table-cell table:formula="of:=IF([.A309]&lt;128; [.A309]; IF([.A309]&lt;384; 255-[.A309]; -512+[.A309]))" office:value-type="float" office:value="-51" calcext:value-type="float">
            <text:p>-51</text:p>
          </table:table-cell>
          <table:table-cell table:formula="of:=IF([.A309]&lt;256; -128; 127)" office:value-type="float" office:value="127" calcext:value-type="float">
            <text:p>127</text:p>
          </table:table-cell>
          <table:table-cell table:formula="of:=FLOOR(-128+[.A309]/2)" office:value-type="float" office:value="25" calcext:value-type="float">
            <text:p>25</text:p>
          </table:table-cell>
          <table:table-cell table:formula="of:=-128 + FLOOR(RAND() * 256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FLOOR( 127 * SIN(RADIANS([.A310] * 360 / 512)))" office:value-type="float" office:value="-75" calcext:value-type="float">
            <text:p>-75</text:p>
          </table:table-cell>
          <table:table-cell table:formula="of:=IF([.A310]&lt;128; [.A310]; IF([.A310]&lt;384; 255-[.A310]; -512+[.A310]))" office:value-type="float" office:value="-52" calcext:value-type="float">
            <text:p>-52</text:p>
          </table:table-cell>
          <table:table-cell table:formula="of:=IF([.A310]&lt;256; -128; 127)" office:value-type="float" office:value="127" calcext:value-type="float">
            <text:p>127</text:p>
          </table:table-cell>
          <table:table-cell table:formula="of:=FLOOR(-128+[.A310]/2)" office:value-type="float" office:value="25" calcext:value-type="float">
            <text:p>25</text:p>
          </table:table-cell>
          <table:table-cell table:formula="of:=-128 + FLOOR(RAND() * 256)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FLOOR( 127 * SIN(RADIANS([.A311] * 360 / 512)))" office:value-type="float" office:value="-76" calcext:value-type="float">
            <text:p>-76</text:p>
          </table:table-cell>
          <table:table-cell table:formula="of:=IF([.A311]&lt;128; [.A311]; IF([.A311]&lt;384; 255-[.A311]; -512+[.A311]))" office:value-type="float" office:value="-53" calcext:value-type="float">
            <text:p>-53</text:p>
          </table:table-cell>
          <table:table-cell table:formula="of:=IF([.A311]&lt;256; -128; 127)" office:value-type="float" office:value="127" calcext:value-type="float">
            <text:p>127</text:p>
          </table:table-cell>
          <table:table-cell table:formula="of:=FLOOR(-128+[.A311]/2)" office:value-type="float" office:value="26" calcext:value-type="float">
            <text:p>26</text:p>
          </table:table-cell>
          <table:table-cell table:formula="of:=-128 + FLOOR(RAND() * 256)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FLOOR( 127 * SIN(RADIANS([.A312] * 360 / 512)))" office:value-type="float" office:value="-77" calcext:value-type="float">
            <text:p>-77</text:p>
          </table:table-cell>
          <table:table-cell table:formula="of:=IF([.A312]&lt;128; [.A312]; IF([.A312]&lt;384; 255-[.A312]; -512+[.A312]))" office:value-type="float" office:value="-54" calcext:value-type="float">
            <text:p>-54</text:p>
          </table:table-cell>
          <table:table-cell table:formula="of:=IF([.A312]&lt;256; -128; 127)" office:value-type="float" office:value="127" calcext:value-type="float">
            <text:p>127</text:p>
          </table:table-cell>
          <table:table-cell table:formula="of:=FLOOR(-128+[.A312]/2)" office:value-type="float" office:value="26" calcext:value-type="float">
            <text:p>26</text:p>
          </table:table-cell>
          <table:table-cell table:formula="of:=-128 + FLOOR(RAND() * 256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FLOOR( 127 * SIN(RADIANS([.A313] * 360 / 512)))" office:value-type="float" office:value="-79" calcext:value-type="float">
            <text:p>-79</text:p>
          </table:table-cell>
          <table:table-cell table:formula="of:=IF([.A313]&lt;128; [.A313]; IF([.A313]&lt;384; 255-[.A313]; -512+[.A313]))" office:value-type="float" office:value="-55" calcext:value-type="float">
            <text:p>-55</text:p>
          </table:table-cell>
          <table:table-cell table:formula="of:=IF([.A313]&lt;256; -128; 127)" office:value-type="float" office:value="127" calcext:value-type="float">
            <text:p>127</text:p>
          </table:table-cell>
          <table:table-cell table:formula="of:=FLOOR(-128+[.A313]/2)" office:value-type="float" office:value="27" calcext:value-type="float">
            <text:p>27</text:p>
          </table:table-cell>
          <table:table-cell table:formula="of:=-128 + FLOOR(RAND() * 256)" office:value-type="float" office:value="-5" calcext:value-type="float">
            <text:p>-5</text:p>
          </table:table-cell>
          <table:table-cell table:number-columns-repeated="6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FLOOR( 127 * SIN(RADIANS([.A314] * 360 / 512)))" office:value-type="float" office:value="-80" calcext:value-type="float">
            <text:p>-80</text:p>
          </table:table-cell>
          <table:table-cell table:formula="of:=IF([.A314]&lt;128; [.A314]; IF([.A314]&lt;384; 255-[.A314]; -512+[.A314]))" office:value-type="float" office:value="-56" calcext:value-type="float">
            <text:p>-56</text:p>
          </table:table-cell>
          <table:table-cell table:formula="of:=IF([.A314]&lt;256; -128; 127)" office:value-type="float" office:value="127" calcext:value-type="float">
            <text:p>127</text:p>
          </table:table-cell>
          <table:table-cell table:formula="of:=FLOOR(-128+[.A314]/2)" office:value-type="float" office:value="27" calcext:value-type="float">
            <text:p>27</text:p>
          </table:table-cell>
          <table:table-cell table:formula="of:=-128 + FLOOR(RAND() * 256)" office:value-type="float" office:value="-42" calcext:value-type="float">
            <text:p>-42</text:p>
          </table:table-cell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FLOOR( 127 * SIN(RADIANS([.A315] * 360 / 512)))" office:value-type="float" office:value="-81" calcext:value-type="float">
            <text:p>-81</text:p>
          </table:table-cell>
          <table:table-cell table:formula="of:=IF([.A315]&lt;128; [.A315]; IF([.A315]&lt;384; 255-[.A315]; -512+[.A315]))" office:value-type="float" office:value="-57" calcext:value-type="float">
            <text:p>-57</text:p>
          </table:table-cell>
          <table:table-cell table:formula="of:=IF([.A315]&lt;256; -128; 127)" office:value-type="float" office:value="127" calcext:value-type="float">
            <text:p>127</text:p>
          </table:table-cell>
          <table:table-cell table:formula="of:=FLOOR(-128+[.A315]/2)" office:value-type="float" office:value="28" calcext:value-type="float">
            <text:p>28</text:p>
          </table:table-cell>
          <table:table-cell table:formula="of:=-128 + FLOOR(RAND() * 256)" office:value-type="float" office:value="-62" calcext:value-type="float">
            <text:p>-62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FLOOR( 127 * SIN(RADIANS([.A316] * 360 / 512)))" office:value-type="float" office:value="-82" calcext:value-type="float">
            <text:p>-82</text:p>
          </table:table-cell>
          <table:table-cell table:formula="of:=IF([.A316]&lt;128; [.A316]; IF([.A316]&lt;384; 255-[.A316]; -512+[.A316]))" office:value-type="float" office:value="-58" calcext:value-type="float">
            <text:p>-58</text:p>
          </table:table-cell>
          <table:table-cell table:formula="of:=IF([.A316]&lt;256; -128; 127)" office:value-type="float" office:value="127" calcext:value-type="float">
            <text:p>127</text:p>
          </table:table-cell>
          <table:table-cell table:formula="of:=FLOOR(-128+[.A316]/2)" office:value-type="float" office:value="28" calcext:value-type="float">
            <text:p>28</text:p>
          </table:table-cell>
          <table:table-cell table:formula="of:=-128 + FLOOR(RAND() * 256)" office:value-type="float" office:value="-114" calcext:value-type="float">
            <text:p>-114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FLOOR( 127 * SIN(RADIANS([.A317] * 360 / 512)))" office:value-type="float" office:value="-83" calcext:value-type="float">
            <text:p>-83</text:p>
          </table:table-cell>
          <table:table-cell table:formula="of:=IF([.A317]&lt;128; [.A317]; IF([.A317]&lt;384; 255-[.A317]; -512+[.A317]))" office:value-type="float" office:value="-59" calcext:value-type="float">
            <text:p>-59</text:p>
          </table:table-cell>
          <table:table-cell table:formula="of:=IF([.A317]&lt;256; -128; 127)" office:value-type="float" office:value="127" calcext:value-type="float">
            <text:p>127</text:p>
          </table:table-cell>
          <table:table-cell table:formula="of:=FLOOR(-128+[.A317]/2)" office:value-type="float" office:value="29" calcext:value-type="float">
            <text:p>29</text:p>
          </table:table-cell>
          <table:table-cell table:formula="of:=-128 + FLOOR(RAND() * 256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FLOOR( 127 * SIN(RADIANS([.A318] * 360 / 512)))" office:value-type="float" office:value="-85" calcext:value-type="float">
            <text:p>-85</text:p>
          </table:table-cell>
          <table:table-cell table:formula="of:=IF([.A318]&lt;128; [.A318]; IF([.A318]&lt;384; 255-[.A318]; -512+[.A318]))" office:value-type="float" office:value="-60" calcext:value-type="float">
            <text:p>-60</text:p>
          </table:table-cell>
          <table:table-cell table:formula="of:=IF([.A318]&lt;256; -128; 127)" office:value-type="float" office:value="127" calcext:value-type="float">
            <text:p>127</text:p>
          </table:table-cell>
          <table:table-cell table:formula="of:=FLOOR(-128+[.A318]/2)" office:value-type="float" office:value="29" calcext:value-type="float">
            <text:p>29</text:p>
          </table:table-cell>
          <table:table-cell table:formula="of:=-128 + FLOOR(RAND() * 256)" office:value-type="float" office:value="-21" calcext:value-type="float">
            <text:p>-21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FLOOR( 127 * SIN(RADIANS([.A319] * 360 / 512)))" office:value-type="float" office:value="-86" calcext:value-type="float">
            <text:p>-86</text:p>
          </table:table-cell>
          <table:table-cell table:formula="of:=IF([.A319]&lt;128; [.A319]; IF([.A319]&lt;384; 255-[.A319]; -512+[.A319]))" office:value-type="float" office:value="-61" calcext:value-type="float">
            <text:p>-61</text:p>
          </table:table-cell>
          <table:table-cell table:formula="of:=IF([.A319]&lt;256; -128; 127)" office:value-type="float" office:value="127" calcext:value-type="float">
            <text:p>127</text:p>
          </table:table-cell>
          <table:table-cell table:formula="of:=FLOOR(-128+[.A319]/2)" office:value-type="float" office:value="30" calcext:value-type="float">
            <text:p>30</text:p>
          </table:table-cell>
          <table:table-cell table:formula="of:=-128 + FLOOR(RAND() * 256)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FLOOR( 127 * SIN(RADIANS([.A320] * 360 / 512)))" office:value-type="float" office:value="-87" calcext:value-type="float">
            <text:p>-87</text:p>
          </table:table-cell>
          <table:table-cell table:formula="of:=IF([.A320]&lt;128; [.A320]; IF([.A320]&lt;384; 255-[.A320]; -512+[.A320]))" office:value-type="float" office:value="-62" calcext:value-type="float">
            <text:p>-62</text:p>
          </table:table-cell>
          <table:table-cell table:formula="of:=IF([.A320]&lt;256; -128; 127)" office:value-type="float" office:value="127" calcext:value-type="float">
            <text:p>127</text:p>
          </table:table-cell>
          <table:table-cell table:formula="of:=FLOOR(-128+[.A320]/2)" office:value-type="float" office:value="30" calcext:value-type="float">
            <text:p>30</text:p>
          </table:table-cell>
          <table:table-cell table:formula="of:=-128 + FLOOR(RAND() * 256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FLOOR( 127 * SIN(RADIANS([.A321] * 360 / 512)))" office:value-type="float" office:value="-88" calcext:value-type="float">
            <text:p>-88</text:p>
          </table:table-cell>
          <table:table-cell table:formula="of:=IF([.A321]&lt;128; [.A321]; IF([.A321]&lt;384; 255-[.A321]; -512+[.A321]))" office:value-type="float" office:value="-63" calcext:value-type="float">
            <text:p>-63</text:p>
          </table:table-cell>
          <table:table-cell table:formula="of:=IF([.A321]&lt;256; -128; 127)" office:value-type="float" office:value="127" calcext:value-type="float">
            <text:p>127</text:p>
          </table:table-cell>
          <table:table-cell table:formula="of:=FLOOR(-128+[.A321]/2)" office:value-type="float" office:value="31" calcext:value-type="float">
            <text:p>31</text:p>
          </table:table-cell>
          <table:table-cell table:formula="of:=-128 + FLOOR(RAND() * 256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FLOOR( 127 * SIN(RADIANS([.A322] * 360 / 512)))" office:value-type="float" office:value="-89" calcext:value-type="float">
            <text:p>-89</text:p>
          </table:table-cell>
          <table:table-cell table:formula="of:=IF([.A322]&lt;128; [.A322]; IF([.A322]&lt;384; 255-[.A322]; -512+[.A322]))" office:value-type="float" office:value="-64" calcext:value-type="float">
            <text:p>-64</text:p>
          </table:table-cell>
          <table:table-cell table:formula="of:=IF([.A322]&lt;256; -128; 127)" office:value-type="float" office:value="127" calcext:value-type="float">
            <text:p>127</text:p>
          </table:table-cell>
          <table:table-cell table:formula="of:=FLOOR(-128+[.A322]/2)" office:value-type="float" office:value="31" calcext:value-type="float">
            <text:p>31</text:p>
          </table:table-cell>
          <table:table-cell table:formula="of:=-128 + FLOOR(RAND() * 256)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FLOOR( 127 * SIN(RADIANS([.A323] * 360 / 512)))" office:value-type="float" office:value="-90" calcext:value-type="float">
            <text:p>-90</text:p>
          </table:table-cell>
          <table:table-cell table:formula="of:=IF([.A323]&lt;128; [.A323]; IF([.A323]&lt;384; 255-[.A323]; -512+[.A323]))" office:value-type="float" office:value="-65" calcext:value-type="float">
            <text:p>-65</text:p>
          </table:table-cell>
          <table:table-cell table:formula="of:=IF([.A323]&lt;256; -128; 127)" office:value-type="float" office:value="127" calcext:value-type="float">
            <text:p>127</text:p>
          </table:table-cell>
          <table:table-cell table:formula="of:=FLOOR(-128+[.A323]/2)" office:value-type="float" office:value="32" calcext:value-type="float">
            <text:p>32</text:p>
          </table:table-cell>
          <table:table-cell table:formula="of:=-128 + FLOOR(RAND() * 256)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FLOOR( 127 * SIN(RADIANS([.A324] * 360 / 512)))" office:value-type="float" office:value="-91" calcext:value-type="float">
            <text:p>-91</text:p>
          </table:table-cell>
          <table:table-cell table:formula="of:=IF([.A324]&lt;128; [.A324]; IF([.A324]&lt;384; 255-[.A324]; -512+[.A324]))" office:value-type="float" office:value="-66" calcext:value-type="float">
            <text:p>-66</text:p>
          </table:table-cell>
          <table:table-cell table:formula="of:=IF([.A324]&lt;256; -128; 127)" office:value-type="float" office:value="127" calcext:value-type="float">
            <text:p>127</text:p>
          </table:table-cell>
          <table:table-cell table:formula="of:=FLOOR(-128+[.A324]/2)" office:value-type="float" office:value="32" calcext:value-type="float">
            <text:p>32</text:p>
          </table:table-cell>
          <table:table-cell table:formula="of:=-128 + FLOOR(RAND() * 256)" office:value-type="float" office:value="-58" calcext:value-type="float">
            <text:p>-58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FLOOR( 127 * SIN(RADIANS([.A325] * 360 / 512)))" office:value-type="float" office:value="-92" calcext:value-type="float">
            <text:p>-92</text:p>
          </table:table-cell>
          <table:table-cell table:formula="of:=IF([.A325]&lt;128; [.A325]; IF([.A325]&lt;384; 255-[.A325]; -512+[.A325]))" office:value-type="float" office:value="-67" calcext:value-type="float">
            <text:p>-67</text:p>
          </table:table-cell>
          <table:table-cell table:formula="of:=IF([.A325]&lt;256; -128; 127)" office:value-type="float" office:value="127" calcext:value-type="float">
            <text:p>127</text:p>
          </table:table-cell>
          <table:table-cell table:formula="of:=FLOOR(-128+[.A325]/2)" office:value-type="float" office:value="33" calcext:value-type="float">
            <text:p>33</text:p>
          </table:table-cell>
          <table:table-cell table:formula="of:=-128 + FLOOR(RAND() * 256)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FLOOR( 127 * SIN(RADIANS([.A326] * 360 / 512)))" office:value-type="float" office:value="-94" calcext:value-type="float">
            <text:p>-94</text:p>
          </table:table-cell>
          <table:table-cell table:formula="of:=IF([.A326]&lt;128; [.A326]; IF([.A326]&lt;384; 255-[.A326]; -512+[.A326]))" office:value-type="float" office:value="-68" calcext:value-type="float">
            <text:p>-68</text:p>
          </table:table-cell>
          <table:table-cell table:formula="of:=IF([.A326]&lt;256; -128; 127)" office:value-type="float" office:value="127" calcext:value-type="float">
            <text:p>127</text:p>
          </table:table-cell>
          <table:table-cell table:formula="of:=FLOOR(-128+[.A326]/2)" office:value-type="float" office:value="33" calcext:value-type="float">
            <text:p>33</text:p>
          </table:table-cell>
          <table:table-cell table:formula="of:=-128 + FLOOR(RAND() * 256)" office:value-type="float" office:value="-85" calcext:value-type="float">
            <text:p>-85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FLOOR( 127 * SIN(RADIANS([.A327] * 360 / 512)))" office:value-type="float" office:value="-95" calcext:value-type="float">
            <text:p>-95</text:p>
          </table:table-cell>
          <table:table-cell table:formula="of:=IF([.A327]&lt;128; [.A327]; IF([.A327]&lt;384; 255-[.A327]; -512+[.A327]))" office:value-type="float" office:value="-69" calcext:value-type="float">
            <text:p>-69</text:p>
          </table:table-cell>
          <table:table-cell table:formula="of:=IF([.A327]&lt;256; -128; 127)" office:value-type="float" office:value="127" calcext:value-type="float">
            <text:p>127</text:p>
          </table:table-cell>
          <table:table-cell table:formula="of:=FLOOR(-128+[.A327]/2)" office:value-type="float" office:value="34" calcext:value-type="float">
            <text:p>34</text:p>
          </table:table-cell>
          <table:table-cell table:formula="of:=-128 + FLOOR(RAND() * 256)" office:value-type="float" office:value="-104" calcext:value-type="float">
            <text:p>-104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FLOOR( 127 * SIN(RADIANS([.A328] * 360 / 512)))" office:value-type="float" office:value="-96" calcext:value-type="float">
            <text:p>-96</text:p>
          </table:table-cell>
          <table:table-cell table:formula="of:=IF([.A328]&lt;128; [.A328]; IF([.A328]&lt;384; 255-[.A328]; -512+[.A328]))" office:value-type="float" office:value="-70" calcext:value-type="float">
            <text:p>-70</text:p>
          </table:table-cell>
          <table:table-cell table:formula="of:=IF([.A328]&lt;256; -128; 127)" office:value-type="float" office:value="127" calcext:value-type="float">
            <text:p>127</text:p>
          </table:table-cell>
          <table:table-cell table:formula="of:=FLOOR(-128+[.A328]/2)" office:value-type="float" office:value="34" calcext:value-type="float">
            <text:p>34</text:p>
          </table:table-cell>
          <table:table-cell table:formula="of:=-128 + FLOOR(RAND() * 256)" office:value-type="float" office:value="-40" calcext:value-type="float">
            <text:p>-40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FLOOR( 127 * SIN(RADIANS([.A329] * 360 / 512)))" office:value-type="float" office:value="-97" calcext:value-type="float">
            <text:p>-97</text:p>
          </table:table-cell>
          <table:table-cell table:formula="of:=IF([.A329]&lt;128; [.A329]; IF([.A329]&lt;384; 255-[.A329]; -512+[.A329]))" office:value-type="float" office:value="-71" calcext:value-type="float">
            <text:p>-71</text:p>
          </table:table-cell>
          <table:table-cell table:formula="of:=IF([.A329]&lt;256; -128; 127)" office:value-type="float" office:value="127" calcext:value-type="float">
            <text:p>127</text:p>
          </table:table-cell>
          <table:table-cell table:formula="of:=FLOOR(-128+[.A329]/2)" office:value-type="float" office:value="35" calcext:value-type="float">
            <text:p>35</text:p>
          </table:table-cell>
          <table:table-cell table:formula="of:=-128 + FLOOR(RAND() * 256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FLOOR( 127 * SIN(RADIANS([.A330] * 360 / 512)))" office:value-type="float" office:value="-98" calcext:value-type="float">
            <text:p>-98</text:p>
          </table:table-cell>
          <table:table-cell table:formula="of:=IF([.A330]&lt;128; [.A330]; IF([.A330]&lt;384; 255-[.A330]; -512+[.A330]))" office:value-type="float" office:value="-72" calcext:value-type="float">
            <text:p>-72</text:p>
          </table:table-cell>
          <table:table-cell table:formula="of:=IF([.A330]&lt;256; -128; 127)" office:value-type="float" office:value="127" calcext:value-type="float">
            <text:p>127</text:p>
          </table:table-cell>
          <table:table-cell table:formula="of:=FLOOR(-128+[.A330]/2)" office:value-type="float" office:value="35" calcext:value-type="float">
            <text:p>35</text:p>
          </table:table-cell>
          <table:table-cell table:formula="of:=-128 + FLOOR(RAND() * 256)" office:value-type="float" office:value="-97" calcext:value-type="float">
            <text:p>-97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FLOOR( 127 * SIN(RADIANS([.A331] * 360 / 512)))" office:value-type="float" office:value="-99" calcext:value-type="float">
            <text:p>-99</text:p>
          </table:table-cell>
          <table:table-cell table:formula="of:=IF([.A331]&lt;128; [.A331]; IF([.A331]&lt;384; 255-[.A331]; -512+[.A331]))" office:value-type="float" office:value="-73" calcext:value-type="float">
            <text:p>-73</text:p>
          </table:table-cell>
          <table:table-cell table:formula="of:=IF([.A331]&lt;256; -128; 127)" office:value-type="float" office:value="127" calcext:value-type="float">
            <text:p>127</text:p>
          </table:table-cell>
          <table:table-cell table:formula="of:=FLOOR(-128+[.A331]/2)" office:value-type="float" office:value="36" calcext:value-type="float">
            <text:p>36</text:p>
          </table:table-cell>
          <table:table-cell table:formula="of:=-128 + FLOOR(RAND() * 256)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FLOOR( 127 * SIN(RADIANS([.A332] * 360 / 512)))" office:value-type="float" office:value="-100" calcext:value-type="float">
            <text:p>-100</text:p>
          </table:table-cell>
          <table:table-cell table:formula="of:=IF([.A332]&lt;128; [.A332]; IF([.A332]&lt;384; 255-[.A332]; -512+[.A332]))" office:value-type="float" office:value="-74" calcext:value-type="float">
            <text:p>-74</text:p>
          </table:table-cell>
          <table:table-cell table:formula="of:=IF([.A332]&lt;256; -128; 127)" office:value-type="float" office:value="127" calcext:value-type="float">
            <text:p>127</text:p>
          </table:table-cell>
          <table:table-cell table:formula="of:=FLOOR(-128+[.A332]/2)" office:value-type="float" office:value="36" calcext:value-type="float">
            <text:p>36</text:p>
          </table:table-cell>
          <table:table-cell table:formula="of:=-128 + FLOOR(RAND() * 256)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FLOOR( 127 * SIN(RADIANS([.A333] * 360 / 512)))" office:value-type="float" office:value="-101" calcext:value-type="float">
            <text:p>-101</text:p>
          </table:table-cell>
          <table:table-cell table:formula="of:=IF([.A333]&lt;128; [.A333]; IF([.A333]&lt;384; 255-[.A333]; -512+[.A333]))" office:value-type="float" office:value="-75" calcext:value-type="float">
            <text:p>-75</text:p>
          </table:table-cell>
          <table:table-cell table:formula="of:=IF([.A333]&lt;256; -128; 127)" office:value-type="float" office:value="127" calcext:value-type="float">
            <text:p>127</text:p>
          </table:table-cell>
          <table:table-cell table:formula="of:=FLOOR(-128+[.A333]/2)" office:value-type="float" office:value="37" calcext:value-type="float">
            <text:p>37</text:p>
          </table:table-cell>
          <table:table-cell table:formula="of:=-128 + FLOOR(RAND() * 256)" office:value-type="float" office:value="-32" calcext:value-type="float">
            <text:p>-32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FLOOR( 127 * SIN(RADIANS([.A334] * 360 / 512)))" office:value-type="float" office:value="-102" calcext:value-type="float">
            <text:p>-102</text:p>
          </table:table-cell>
          <table:table-cell table:formula="of:=IF([.A334]&lt;128; [.A334]; IF([.A334]&lt;384; 255-[.A334]; -512+[.A334]))" office:value-type="float" office:value="-76" calcext:value-type="float">
            <text:p>-76</text:p>
          </table:table-cell>
          <table:table-cell table:formula="of:=IF([.A334]&lt;256; -128; 127)" office:value-type="float" office:value="127" calcext:value-type="float">
            <text:p>127</text:p>
          </table:table-cell>
          <table:table-cell table:formula="of:=FLOOR(-128+[.A334]/2)" office:value-type="float" office:value="37" calcext:value-type="float">
            <text:p>37</text:p>
          </table:table-cell>
          <table:table-cell table:formula="of:=-128 + FLOOR(RAND() * 256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FLOOR( 127 * SIN(RADIANS([.A335] * 360 / 512)))" office:value-type="float" office:value="-103" calcext:value-type="float">
            <text:p>-103</text:p>
          </table:table-cell>
          <table:table-cell table:formula="of:=IF([.A335]&lt;128; [.A335]; IF([.A335]&lt;384; 255-[.A335]; -512+[.A335]))" office:value-type="float" office:value="-77" calcext:value-type="float">
            <text:p>-77</text:p>
          </table:table-cell>
          <table:table-cell table:formula="of:=IF([.A335]&lt;256; -128; 127)" office:value-type="float" office:value="127" calcext:value-type="float">
            <text:p>127</text:p>
          </table:table-cell>
          <table:table-cell table:formula="of:=FLOOR(-128+[.A335]/2)" office:value-type="float" office:value="38" calcext:value-type="float">
            <text:p>38</text:p>
          </table:table-cell>
          <table:table-cell table:formula="of:=-128 + FLOOR(RAND() * 256)" office:value-type="float" office:value="-33" calcext:value-type="float">
            <text:p>-33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FLOOR( 127 * SIN(RADIANS([.A336] * 360 / 512)))" office:value-type="float" office:value="-103" calcext:value-type="float">
            <text:p>-103</text:p>
          </table:table-cell>
          <table:table-cell table:formula="of:=IF([.A336]&lt;128; [.A336]; IF([.A336]&lt;384; 255-[.A336]; -512+[.A336]))" office:value-type="float" office:value="-78" calcext:value-type="float">
            <text:p>-78</text:p>
          </table:table-cell>
          <table:table-cell table:formula="of:=IF([.A336]&lt;256; -128; 127)" office:value-type="float" office:value="127" calcext:value-type="float">
            <text:p>127</text:p>
          </table:table-cell>
          <table:table-cell table:formula="of:=FLOOR(-128+[.A336]/2)" office:value-type="float" office:value="38" calcext:value-type="float">
            <text:p>38</text:p>
          </table:table-cell>
          <table:table-cell table:formula="of:=-128 + FLOOR(RAND() * 256)" office:value-type="float" office:value="-22" calcext:value-type="float">
            <text:p>-22</text:p>
          </table:table-cell>
          <table:table-cell table:number-columns-repeated="6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FLOOR( 127 * SIN(RADIANS([.A337] * 360 / 512)))" office:value-type="float" office:value="-104" calcext:value-type="float">
            <text:p>-104</text:p>
          </table:table-cell>
          <table:table-cell table:formula="of:=IF([.A337]&lt;128; [.A337]; IF([.A337]&lt;384; 255-[.A337]; -512+[.A337]))" office:value-type="float" office:value="-79" calcext:value-type="float">
            <text:p>-79</text:p>
          </table:table-cell>
          <table:table-cell table:formula="of:=IF([.A337]&lt;256; -128; 127)" office:value-type="float" office:value="127" calcext:value-type="float">
            <text:p>127</text:p>
          </table:table-cell>
          <table:table-cell table:formula="of:=FLOOR(-128+[.A337]/2)" office:value-type="float" office:value="39" calcext:value-type="float">
            <text:p>39</text:p>
          </table:table-cell>
          <table:table-cell table:formula="of:=-128 + FLOOR(RAND() * 256)" office:value-type="float" office:value="-3" calcext:value-type="float">
            <text:p>-3</text:p>
          </table:table-cell>
          <table:table-cell table:number-columns-repeated="6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FLOOR( 127 * SIN(RADIANS([.A338] * 360 / 512)))" office:value-type="float" office:value="-105" calcext:value-type="float">
            <text:p>-105</text:p>
          </table:table-cell>
          <table:table-cell table:formula="of:=IF([.A338]&lt;128; [.A338]; IF([.A338]&lt;384; 255-[.A338]; -512+[.A338]))" office:value-type="float" office:value="-80" calcext:value-type="float">
            <text:p>-80</text:p>
          </table:table-cell>
          <table:table-cell table:formula="of:=IF([.A338]&lt;256; -128; 127)" office:value-type="float" office:value="127" calcext:value-type="float">
            <text:p>127</text:p>
          </table:table-cell>
          <table:table-cell table:formula="of:=FLOOR(-128+[.A338]/2)" office:value-type="float" office:value="39" calcext:value-type="float">
            <text:p>39</text:p>
          </table:table-cell>
          <table:table-cell table:formula="of:=-128 + FLOOR(RAND() * 256)" office:value-type="float" office:value="-78" calcext:value-type="float">
            <text:p>-78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FLOOR( 127 * SIN(RADIANS([.A339] * 360 / 512)))" office:value-type="float" office:value="-106" calcext:value-type="float">
            <text:p>-106</text:p>
          </table:table-cell>
          <table:table-cell table:formula="of:=IF([.A339]&lt;128; [.A339]; IF([.A339]&lt;384; 255-[.A339]; -512+[.A339]))" office:value-type="float" office:value="-81" calcext:value-type="float">
            <text:p>-81</text:p>
          </table:table-cell>
          <table:table-cell table:formula="of:=IF([.A339]&lt;256; -128; 127)" office:value-type="float" office:value="127" calcext:value-type="float">
            <text:p>127</text:p>
          </table:table-cell>
          <table:table-cell table:formula="of:=FLOOR(-128+[.A339]/2)" office:value-type="float" office:value="40" calcext:value-type="float">
            <text:p>40</text:p>
          </table:table-cell>
          <table:table-cell table:formula="of:=-128 + FLOOR(RAND() * 256)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FLOOR( 127 * SIN(RADIANS([.A340] * 360 / 512)))" office:value-type="float" office:value="-107" calcext:value-type="float">
            <text:p>-107</text:p>
          </table:table-cell>
          <table:table-cell table:formula="of:=IF([.A340]&lt;128; [.A340]; IF([.A340]&lt;384; 255-[.A340]; -512+[.A340]))" office:value-type="float" office:value="-82" calcext:value-type="float">
            <text:p>-82</text:p>
          </table:table-cell>
          <table:table-cell table:formula="of:=IF([.A340]&lt;256; -128; 127)" office:value-type="float" office:value="127" calcext:value-type="float">
            <text:p>127</text:p>
          </table:table-cell>
          <table:table-cell table:formula="of:=FLOOR(-128+[.A340]/2)" office:value-type="float" office:value="40" calcext:value-type="float">
            <text:p>40</text:p>
          </table:table-cell>
          <table:table-cell table:formula="of:=-128 + FLOOR(RAND() * 256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FLOOR( 127 * SIN(RADIANS([.A341] * 360 / 512)))" office:value-type="float" office:value="-108" calcext:value-type="float">
            <text:p>-108</text:p>
          </table:table-cell>
          <table:table-cell table:formula="of:=IF([.A341]&lt;128; [.A341]; IF([.A341]&lt;384; 255-[.A341]; -512+[.A341]))" office:value-type="float" office:value="-83" calcext:value-type="float">
            <text:p>-83</text:p>
          </table:table-cell>
          <table:table-cell table:formula="of:=IF([.A341]&lt;256; -128; 127)" office:value-type="float" office:value="127" calcext:value-type="float">
            <text:p>127</text:p>
          </table:table-cell>
          <table:table-cell table:formula="of:=FLOOR(-128+[.A341]/2)" office:value-type="float" office:value="41" calcext:value-type="float">
            <text:p>41</text:p>
          </table:table-cell>
          <table:table-cell table:formula="of:=-128 + FLOOR(RAND() * 256)" office:value-type="float" office:value="-36" calcext:value-type="float">
            <text:p>-36</text:p>
          </table:table-cell>
          <table:table-cell table:number-columns-repeated="6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FLOOR( 127 * SIN(RADIANS([.A342] * 360 / 512)))" office:value-type="float" office:value="-109" calcext:value-type="float">
            <text:p>-109</text:p>
          </table:table-cell>
          <table:table-cell table:formula="of:=IF([.A342]&lt;128; [.A342]; IF([.A342]&lt;384; 255-[.A342]; -512+[.A342]))" office:value-type="float" office:value="-84" calcext:value-type="float">
            <text:p>-84</text:p>
          </table:table-cell>
          <table:table-cell table:formula="of:=IF([.A342]&lt;256; -128; 127)" office:value-type="float" office:value="127" calcext:value-type="float">
            <text:p>127</text:p>
          </table:table-cell>
          <table:table-cell table:formula="of:=FLOOR(-128+[.A342]/2)" office:value-type="float" office:value="41" calcext:value-type="float">
            <text:p>41</text:p>
          </table:table-cell>
          <table:table-cell table:formula="of:=-128 + FLOOR(RAND() * 256)" office:value-type="float" office:value="-23" calcext:value-type="float">
            <text:p>-23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FLOOR( 127 * SIN(RADIANS([.A343] * 360 / 512)))" office:value-type="float" office:value="-109" calcext:value-type="float">
            <text:p>-109</text:p>
          </table:table-cell>
          <table:table-cell table:formula="of:=IF([.A343]&lt;128; [.A343]; IF([.A343]&lt;384; 255-[.A343]; -512+[.A343]))" office:value-type="float" office:value="-85" calcext:value-type="float">
            <text:p>-85</text:p>
          </table:table-cell>
          <table:table-cell table:formula="of:=IF([.A343]&lt;256; -128; 127)" office:value-type="float" office:value="127" calcext:value-type="float">
            <text:p>127</text:p>
          </table:table-cell>
          <table:table-cell table:formula="of:=FLOOR(-128+[.A343]/2)" office:value-type="float" office:value="42" calcext:value-type="float">
            <text:p>42</text:p>
          </table:table-cell>
          <table:table-cell table:formula="of:=-128 + FLOOR(RAND() * 256)" office:value-type="float" office:value="-52" calcext:value-type="float">
            <text:p>-52</text:p>
          </table:table-cell>
          <table:table-cell table:number-columns-repeated="6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FLOOR( 127 * SIN(RADIANS([.A344] * 360 / 512)))" office:value-type="float" office:value="-110" calcext:value-type="float">
            <text:p>-110</text:p>
          </table:table-cell>
          <table:table-cell table:formula="of:=IF([.A344]&lt;128; [.A344]; IF([.A344]&lt;384; 255-[.A344]; -512+[.A344]))" office:value-type="float" office:value="-86" calcext:value-type="float">
            <text:p>-86</text:p>
          </table:table-cell>
          <table:table-cell table:formula="of:=IF([.A344]&lt;256; -128; 127)" office:value-type="float" office:value="127" calcext:value-type="float">
            <text:p>127</text:p>
          </table:table-cell>
          <table:table-cell table:formula="of:=FLOOR(-128+[.A344]/2)" office:value-type="float" office:value="42" calcext:value-type="float">
            <text:p>42</text:p>
          </table:table-cell>
          <table:table-cell table:formula="of:=-128 + FLOOR(RAND() * 256)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FLOOR( 127 * SIN(RADIANS([.A345] * 360 / 512)))" office:value-type="float" office:value="-111" calcext:value-type="float">
            <text:p>-111</text:p>
          </table:table-cell>
          <table:table-cell table:formula="of:=IF([.A345]&lt;128; [.A345]; IF([.A345]&lt;384; 255-[.A345]; -512+[.A345]))" office:value-type="float" office:value="-87" calcext:value-type="float">
            <text:p>-87</text:p>
          </table:table-cell>
          <table:table-cell table:formula="of:=IF([.A345]&lt;256; -128; 127)" office:value-type="float" office:value="127" calcext:value-type="float">
            <text:p>127</text:p>
          </table:table-cell>
          <table:table-cell table:formula="of:=FLOOR(-128+[.A345]/2)" office:value-type="float" office:value="43" calcext:value-type="float">
            <text:p>43</text:p>
          </table:table-cell>
          <table:table-cell table:formula="of:=-128 + FLOOR(RAND() * 256)" office:value-type="float" office:value="-21" calcext:value-type="float">
            <text:p>-21</text:p>
          </table:table-cell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FLOOR( 127 * SIN(RADIANS([.A346] * 360 / 512)))" office:value-type="float" office:value="-112" calcext:value-type="float">
            <text:p>-112</text:p>
          </table:table-cell>
          <table:table-cell table:formula="of:=IF([.A346]&lt;128; [.A346]; IF([.A346]&lt;384; 255-[.A346]; -512+[.A346]))" office:value-type="float" office:value="-88" calcext:value-type="float">
            <text:p>-88</text:p>
          </table:table-cell>
          <table:table-cell table:formula="of:=IF([.A346]&lt;256; -128; 127)" office:value-type="float" office:value="127" calcext:value-type="float">
            <text:p>127</text:p>
          </table:table-cell>
          <table:table-cell table:formula="of:=FLOOR(-128+[.A346]/2)" office:value-type="float" office:value="43" calcext:value-type="float">
            <text:p>43</text:p>
          </table:table-cell>
          <table:table-cell table:formula="of:=-128 + FLOOR(RAND() * 256)" office:value-type="float" office:value="-44" calcext:value-type="float">
            <text:p>-44</text:p>
          </table:table-cell>
          <table:table-cell table:number-columns-repeated="6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FLOOR( 127 * SIN(RADIANS([.A347] * 360 / 512)))" office:value-type="float" office:value="-113" calcext:value-type="float">
            <text:p>-113</text:p>
          </table:table-cell>
          <table:table-cell table:formula="of:=IF([.A347]&lt;128; [.A347]; IF([.A347]&lt;384; 255-[.A347]; -512+[.A347]))" office:value-type="float" office:value="-89" calcext:value-type="float">
            <text:p>-89</text:p>
          </table:table-cell>
          <table:table-cell table:formula="of:=IF([.A347]&lt;256; -128; 127)" office:value-type="float" office:value="127" calcext:value-type="float">
            <text:p>127</text:p>
          </table:table-cell>
          <table:table-cell table:formula="of:=FLOOR(-128+[.A347]/2)" office:value-type="float" office:value="44" calcext:value-type="float">
            <text:p>44</text:p>
          </table:table-cell>
          <table:table-cell table:formula="of:=-128 + FLOOR(RAND() * 256)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FLOOR( 127 * SIN(RADIANS([.A348] * 360 / 512)))" office:value-type="float" office:value="-113" calcext:value-type="float">
            <text:p>-113</text:p>
          </table:table-cell>
          <table:table-cell table:formula="of:=IF([.A348]&lt;128; [.A348]; IF([.A348]&lt;384; 255-[.A348]; -512+[.A348]))" office:value-type="float" office:value="-90" calcext:value-type="float">
            <text:p>-90</text:p>
          </table:table-cell>
          <table:table-cell table:formula="of:=IF([.A348]&lt;256; -128; 127)" office:value-type="float" office:value="127" calcext:value-type="float">
            <text:p>127</text:p>
          </table:table-cell>
          <table:table-cell table:formula="of:=FLOOR(-128+[.A348]/2)" office:value-type="float" office:value="44" calcext:value-type="float">
            <text:p>44</text:p>
          </table:table-cell>
          <table:table-cell table:formula="of:=-128 + FLOOR(RAND() * 256)" office:value-type="float" office:value="-93" calcext:value-type="float">
            <text:p>-93</text:p>
          </table:table-cell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FLOOR( 127 * SIN(RADIANS([.A349] * 360 / 512)))" office:value-type="float" office:value="-114" calcext:value-type="float">
            <text:p>-114</text:p>
          </table:table-cell>
          <table:table-cell table:formula="of:=IF([.A349]&lt;128; [.A349]; IF([.A349]&lt;384; 255-[.A349]; -512+[.A349]))" office:value-type="float" office:value="-91" calcext:value-type="float">
            <text:p>-91</text:p>
          </table:table-cell>
          <table:table-cell table:formula="of:=IF([.A349]&lt;256; -128; 127)" office:value-type="float" office:value="127" calcext:value-type="float">
            <text:p>127</text:p>
          </table:table-cell>
          <table:table-cell table:formula="of:=FLOOR(-128+[.A349]/2)" office:value-type="float" office:value="45" calcext:value-type="float">
            <text:p>45</text:p>
          </table:table-cell>
          <table:table-cell table:formula="of:=-128 + FLOOR(RAND() * 256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FLOOR( 127 * SIN(RADIANS([.A350] * 360 / 512)))" office:value-type="float" office:value="-115" calcext:value-type="float">
            <text:p>-115</text:p>
          </table:table-cell>
          <table:table-cell table:formula="of:=IF([.A350]&lt;128; [.A350]; IF([.A350]&lt;384; 255-[.A350]; -512+[.A350]))" office:value-type="float" office:value="-92" calcext:value-type="float">
            <text:p>-92</text:p>
          </table:table-cell>
          <table:table-cell table:formula="of:=IF([.A350]&lt;256; -128; 127)" office:value-type="float" office:value="127" calcext:value-type="float">
            <text:p>127</text:p>
          </table:table-cell>
          <table:table-cell table:formula="of:=FLOOR(-128+[.A350]/2)" office:value-type="float" office:value="45" calcext:value-type="float">
            <text:p>45</text:p>
          </table:table-cell>
          <table:table-cell table:formula="of:=-128 + FLOOR(RAND() * 256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FLOOR( 127 * SIN(RADIANS([.A351] * 360 / 512)))" office:value-type="float" office:value="-115" calcext:value-type="float">
            <text:p>-115</text:p>
          </table:table-cell>
          <table:table-cell table:formula="of:=IF([.A351]&lt;128; [.A351]; IF([.A351]&lt;384; 255-[.A351]; -512+[.A351]))" office:value-type="float" office:value="-93" calcext:value-type="float">
            <text:p>-93</text:p>
          </table:table-cell>
          <table:table-cell table:formula="of:=IF([.A351]&lt;256; -128; 127)" office:value-type="float" office:value="127" calcext:value-type="float">
            <text:p>127</text:p>
          </table:table-cell>
          <table:table-cell table:formula="of:=FLOOR(-128+[.A351]/2)" office:value-type="float" office:value="46" calcext:value-type="float">
            <text:p>46</text:p>
          </table:table-cell>
          <table:table-cell table:formula="of:=-128 + FLOOR(RAND() * 256)" office:value-type="float" office:value="-29" calcext:value-type="float">
            <text:p>-29</text:p>
          </table:table-cell>
          <table:table-cell table:number-columns-repeated="6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FLOOR( 127 * SIN(RADIANS([.A352] * 360 / 512)))" office:value-type="float" office:value="-116" calcext:value-type="float">
            <text:p>-116</text:p>
          </table:table-cell>
          <table:table-cell table:formula="of:=IF([.A352]&lt;128; [.A352]; IF([.A352]&lt;384; 255-[.A352]; -512+[.A352]))" office:value-type="float" office:value="-94" calcext:value-type="float">
            <text:p>-94</text:p>
          </table:table-cell>
          <table:table-cell table:formula="of:=IF([.A352]&lt;256; -128; 127)" office:value-type="float" office:value="127" calcext:value-type="float">
            <text:p>127</text:p>
          </table:table-cell>
          <table:table-cell table:formula="of:=FLOOR(-128+[.A352]/2)" office:value-type="float" office:value="46" calcext:value-type="float">
            <text:p>46</text:p>
          </table:table-cell>
          <table:table-cell table:formula="of:=-128 + FLOOR(RAND() * 256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FLOOR( 127 * SIN(RADIANS([.A353] * 360 / 512)))" office:value-type="float" office:value="-117" calcext:value-type="float">
            <text:p>-117</text:p>
          </table:table-cell>
          <table:table-cell table:formula="of:=IF([.A353]&lt;128; [.A353]; IF([.A353]&lt;384; 255-[.A353]; -512+[.A353]))" office:value-type="float" office:value="-95" calcext:value-type="float">
            <text:p>-95</text:p>
          </table:table-cell>
          <table:table-cell table:formula="of:=IF([.A353]&lt;256; -128; 127)" office:value-type="float" office:value="127" calcext:value-type="float">
            <text:p>127</text:p>
          </table:table-cell>
          <table:table-cell table:formula="of:=FLOOR(-128+[.A353]/2)" office:value-type="float" office:value="47" calcext:value-type="float">
            <text:p>47</text:p>
          </table:table-cell>
          <table:table-cell table:formula="of:=-128 + FLOOR(RAND() * 256)" office:value-type="float" office:value="-48" calcext:value-type="float">
            <text:p>-48</text:p>
          </table:table-cell>
          <table:table-cell table:number-columns-repeated="6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FLOOR( 127 * SIN(RADIANS([.A354] * 360 / 512)))" office:value-type="float" office:value="-117" calcext:value-type="float">
            <text:p>-117</text:p>
          </table:table-cell>
          <table:table-cell table:formula="of:=IF([.A354]&lt;128; [.A354]; IF([.A354]&lt;384; 255-[.A354]; -512+[.A354]))" office:value-type="float" office:value="-96" calcext:value-type="float">
            <text:p>-96</text:p>
          </table:table-cell>
          <table:table-cell table:formula="of:=IF([.A354]&lt;256; -128; 127)" office:value-type="float" office:value="127" calcext:value-type="float">
            <text:p>127</text:p>
          </table:table-cell>
          <table:table-cell table:formula="of:=FLOOR(-128+[.A354]/2)" office:value-type="float" office:value="47" calcext:value-type="float">
            <text:p>47</text:p>
          </table:table-cell>
          <table:table-cell table:formula="of:=-128 + FLOOR(RAND() * 256)" office:value-type="float" office:value="-104" calcext:value-type="float">
            <text:p>-104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FLOOR( 127 * SIN(RADIANS([.A355] * 360 / 512)))" office:value-type="float" office:value="-118" calcext:value-type="float">
            <text:p>-118</text:p>
          </table:table-cell>
          <table:table-cell table:formula="of:=IF([.A355]&lt;128; [.A355]; IF([.A355]&lt;384; 255-[.A355]; -512+[.A355]))" office:value-type="float" office:value="-97" calcext:value-type="float">
            <text:p>-97</text:p>
          </table:table-cell>
          <table:table-cell table:formula="of:=IF([.A355]&lt;256; -128; 127)" office:value-type="float" office:value="127" calcext:value-type="float">
            <text:p>127</text:p>
          </table:table-cell>
          <table:table-cell table:formula="of:=FLOOR(-128+[.A355]/2)" office:value-type="float" office:value="48" calcext:value-type="float">
            <text:p>48</text:p>
          </table:table-cell>
          <table:table-cell table:formula="of:=-128 + FLOOR(RAND() * 256)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FLOOR( 127 * SIN(RADIANS([.A356] * 360 / 512)))" office:value-type="float" office:value="-118" calcext:value-type="float">
            <text:p>-118</text:p>
          </table:table-cell>
          <table:table-cell table:formula="of:=IF([.A356]&lt;128; [.A356]; IF([.A356]&lt;384; 255-[.A356]; -512+[.A356]))" office:value-type="float" office:value="-98" calcext:value-type="float">
            <text:p>-98</text:p>
          </table:table-cell>
          <table:table-cell table:formula="of:=IF([.A356]&lt;256; -128; 127)" office:value-type="float" office:value="127" calcext:value-type="float">
            <text:p>127</text:p>
          </table:table-cell>
          <table:table-cell table:formula="of:=FLOOR(-128+[.A356]/2)" office:value-type="float" office:value="48" calcext:value-type="float">
            <text:p>48</text:p>
          </table:table-cell>
          <table:table-cell table:formula="of:=-128 + FLOOR(RAND() * 256)" office:value-type="float" office:value="-64" calcext:value-type="float">
            <text:p>-64</text:p>
          </table:table-cell>
          <table:table-cell table:number-columns-repeated="6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FLOOR( 127 * SIN(RADIANS([.A357] * 360 / 512)))" office:value-type="float" office:value="-119" calcext:value-type="float">
            <text:p>-119</text:p>
          </table:table-cell>
          <table:table-cell table:formula="of:=IF([.A357]&lt;128; [.A357]; IF([.A357]&lt;384; 255-[.A357]; -512+[.A357]))" office:value-type="float" office:value="-99" calcext:value-type="float">
            <text:p>-99</text:p>
          </table:table-cell>
          <table:table-cell table:formula="of:=IF([.A357]&lt;256; -128; 127)" office:value-type="float" office:value="127" calcext:value-type="float">
            <text:p>127</text:p>
          </table:table-cell>
          <table:table-cell table:formula="of:=FLOOR(-128+[.A357]/2)" office:value-type="float" office:value="49" calcext:value-type="float">
            <text:p>49</text:p>
          </table:table-cell>
          <table:table-cell table:formula="of:=-128 + FLOOR(RAND() * 256)" office:value-type="float" office:value="-65" calcext:value-type="float">
            <text:p>-65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FLOOR( 127 * SIN(RADIANS([.A358] * 360 / 512)))" office:value-type="float" office:value="-120" calcext:value-type="float">
            <text:p>-120</text:p>
          </table:table-cell>
          <table:table-cell table:formula="of:=IF([.A358]&lt;128; [.A358]; IF([.A358]&lt;384; 255-[.A358]; -512+[.A358]))" office:value-type="float" office:value="-100" calcext:value-type="float">
            <text:p>-100</text:p>
          </table:table-cell>
          <table:table-cell table:formula="of:=IF([.A358]&lt;256; -128; 127)" office:value-type="float" office:value="127" calcext:value-type="float">
            <text:p>127</text:p>
          </table:table-cell>
          <table:table-cell table:formula="of:=FLOOR(-128+[.A358]/2)" office:value-type="float" office:value="49" calcext:value-type="float">
            <text:p>49</text:p>
          </table:table-cell>
          <table:table-cell table:formula="of:=-128 + FLOOR(RAND() * 256)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FLOOR( 127 * SIN(RADIANS([.A359] * 360 / 512)))" office:value-type="float" office:value="-120" calcext:value-type="float">
            <text:p>-120</text:p>
          </table:table-cell>
          <table:table-cell table:formula="of:=IF([.A359]&lt;128; [.A359]; IF([.A359]&lt;384; 255-[.A359]; -512+[.A359]))" office:value-type="float" office:value="-101" calcext:value-type="float">
            <text:p>-101</text:p>
          </table:table-cell>
          <table:table-cell table:formula="of:=IF([.A359]&lt;256; -128; 127)" office:value-type="float" office:value="127" calcext:value-type="float">
            <text:p>127</text:p>
          </table:table-cell>
          <table:table-cell table:formula="of:=FLOOR(-128+[.A359]/2)" office:value-type="float" office:value="50" calcext:value-type="float">
            <text:p>50</text:p>
          </table:table-cell>
          <table:table-cell table:formula="of:=-128 + FLOOR(RAND() * 256)" office:value-type="float" office:value="-49" calcext:value-type="float">
            <text:p>-49</text:p>
          </table:table-cell>
          <table:table-cell table:number-columns-repeated="6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FLOOR( 127 * SIN(RADIANS([.A360] * 360 / 512)))" office:value-type="float" office:value="-121" calcext:value-type="float">
            <text:p>-121</text:p>
          </table:table-cell>
          <table:table-cell table:formula="of:=IF([.A360]&lt;128; [.A360]; IF([.A360]&lt;384; 255-[.A360]; -512+[.A360]))" office:value-type="float" office:value="-102" calcext:value-type="float">
            <text:p>-102</text:p>
          </table:table-cell>
          <table:table-cell table:formula="of:=IF([.A360]&lt;256; -128; 127)" office:value-type="float" office:value="127" calcext:value-type="float">
            <text:p>127</text:p>
          </table:table-cell>
          <table:table-cell table:formula="of:=FLOOR(-128+[.A360]/2)" office:value-type="float" office:value="50" calcext:value-type="float">
            <text:p>50</text:p>
          </table:table-cell>
          <table:table-cell table:formula="of:=-128 + FLOOR(RAND() * 256)" office:value-type="float" office:value="-28" calcext:value-type="float">
            <text:p>-28</text:p>
          </table:table-cell>
          <table:table-cell table:number-columns-repeated="6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FLOOR( 127 * SIN(RADIANS([.A361] * 360 / 512)))" office:value-type="float" office:value="-121" calcext:value-type="float">
            <text:p>-121</text:p>
          </table:table-cell>
          <table:table-cell table:formula="of:=IF([.A361]&lt;128; [.A361]; IF([.A361]&lt;384; 255-[.A361]; -512+[.A361]))" office:value-type="float" office:value="-103" calcext:value-type="float">
            <text:p>-103</text:p>
          </table:table-cell>
          <table:table-cell table:formula="of:=IF([.A361]&lt;256; -128; 127)" office:value-type="float" office:value="127" calcext:value-type="float">
            <text:p>127</text:p>
          </table:table-cell>
          <table:table-cell table:formula="of:=FLOOR(-128+[.A361]/2)" office:value-type="float" office:value="51" calcext:value-type="float">
            <text:p>51</text:p>
          </table:table-cell>
          <table:table-cell table:formula="of:=-128 + FLOOR(RAND() * 256)" office:value-type="float" office:value="-18" calcext:value-type="float">
            <text:p>-18</text:p>
          </table:table-cell>
          <table:table-cell table:number-columns-repeated="6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FLOOR( 127 * SIN(RADIANS([.A362] * 360 / 512)))" office:value-type="float" office:value="-122" calcext:value-type="float">
            <text:p>-122</text:p>
          </table:table-cell>
          <table:table-cell table:formula="of:=IF([.A362]&lt;128; [.A362]; IF([.A362]&lt;384; 255-[.A362]; -512+[.A362]))" office:value-type="float" office:value="-104" calcext:value-type="float">
            <text:p>-104</text:p>
          </table:table-cell>
          <table:table-cell table:formula="of:=IF([.A362]&lt;256; -128; 127)" office:value-type="float" office:value="127" calcext:value-type="float">
            <text:p>127</text:p>
          </table:table-cell>
          <table:table-cell table:formula="of:=FLOOR(-128+[.A362]/2)" office:value-type="float" office:value="51" calcext:value-type="float">
            <text:p>51</text:p>
          </table:table-cell>
          <table:table-cell table:formula="of:=-128 + FLOOR(RAND() * 256)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FLOOR( 127 * SIN(RADIANS([.A363] * 360 / 512)))" office:value-type="float" office:value="-122" calcext:value-type="float">
            <text:p>-122</text:p>
          </table:table-cell>
          <table:table-cell table:formula="of:=IF([.A363]&lt;128; [.A363]; IF([.A363]&lt;384; 255-[.A363]; -512+[.A363]))" office:value-type="float" office:value="-105" calcext:value-type="float">
            <text:p>-105</text:p>
          </table:table-cell>
          <table:table-cell table:formula="of:=IF([.A363]&lt;256; -128; 127)" office:value-type="float" office:value="127" calcext:value-type="float">
            <text:p>127</text:p>
          </table:table-cell>
          <table:table-cell table:formula="of:=FLOOR(-128+[.A363]/2)" office:value-type="float" office:value="52" calcext:value-type="float">
            <text:p>52</text:p>
          </table:table-cell>
          <table:table-cell table:formula="of:=-128 + FLOOR(RAND() * 256)" office:value-type="float" office:value="-62" calcext:value-type="float">
            <text:p>-62</text:p>
          </table:table-cell>
          <table:table-cell table:number-columns-repeated="6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FLOOR( 127 * SIN(RADIANS([.A364] * 360 / 512)))" office:value-type="float" office:value="-122" calcext:value-type="float">
            <text:p>-122</text:p>
          </table:table-cell>
          <table:table-cell table:formula="of:=IF([.A364]&lt;128; [.A364]; IF([.A364]&lt;384; 255-[.A364]; -512+[.A364]))" office:value-type="float" office:value="-106" calcext:value-type="float">
            <text:p>-106</text:p>
          </table:table-cell>
          <table:table-cell table:formula="of:=IF([.A364]&lt;256; -128; 127)" office:value-type="float" office:value="127" calcext:value-type="float">
            <text:p>127</text:p>
          </table:table-cell>
          <table:table-cell table:formula="of:=FLOOR(-128+[.A364]/2)" office:value-type="float" office:value="52" calcext:value-type="float">
            <text:p>52</text:p>
          </table:table-cell>
          <table:table-cell table:formula="of:=-128 + FLOOR(RAND() * 256)" office:value-type="float" office:value="-24" calcext:value-type="float">
            <text:p>-24</text:p>
          </table:table-cell>
          <table:table-cell table:number-columns-repeated="6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FLOOR( 127 * SIN(RADIANS([.A365] * 360 / 512)))" office:value-type="float" office:value="-123" calcext:value-type="float">
            <text:p>-123</text:p>
          </table:table-cell>
          <table:table-cell table:formula="of:=IF([.A365]&lt;128; [.A365]; IF([.A365]&lt;384; 255-[.A365]; -512+[.A365]))" office:value-type="float" office:value="-107" calcext:value-type="float">
            <text:p>-107</text:p>
          </table:table-cell>
          <table:table-cell table:formula="of:=IF([.A365]&lt;256; -128; 127)" office:value-type="float" office:value="127" calcext:value-type="float">
            <text:p>127</text:p>
          </table:table-cell>
          <table:table-cell table:formula="of:=FLOOR(-128+[.A365]/2)" office:value-type="float" office:value="53" calcext:value-type="float">
            <text:p>53</text:p>
          </table:table-cell>
          <table:table-cell table:formula="of:=-128 + FLOOR(RAND() * 256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FLOOR( 127 * SIN(RADIANS([.A366] * 360 / 512)))" office:value-type="float" office:value="-123" calcext:value-type="float">
            <text:p>-123</text:p>
          </table:table-cell>
          <table:table-cell table:formula="of:=IF([.A366]&lt;128; [.A366]; IF([.A366]&lt;384; 255-[.A366]; -512+[.A366]))" office:value-type="float" office:value="-108" calcext:value-type="float">
            <text:p>-108</text:p>
          </table:table-cell>
          <table:table-cell table:formula="of:=IF([.A366]&lt;256; -128; 127)" office:value-type="float" office:value="127" calcext:value-type="float">
            <text:p>127</text:p>
          </table:table-cell>
          <table:table-cell table:formula="of:=FLOOR(-128+[.A366]/2)" office:value-type="float" office:value="53" calcext:value-type="float">
            <text:p>53</text:p>
          </table:table-cell>
          <table:table-cell table:formula="of:=-128 + FLOOR(RAND() * 256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FLOOR( 127 * SIN(RADIANS([.A367] * 360 / 512)))" office:value-type="float" office:value="-124" calcext:value-type="float">
            <text:p>-124</text:p>
          </table:table-cell>
          <table:table-cell table:formula="of:=IF([.A367]&lt;128; [.A367]; IF([.A367]&lt;384; 255-[.A367]; -512+[.A367]))" office:value-type="float" office:value="-109" calcext:value-type="float">
            <text:p>-109</text:p>
          </table:table-cell>
          <table:table-cell table:formula="of:=IF([.A367]&lt;256; -128; 127)" office:value-type="float" office:value="127" calcext:value-type="float">
            <text:p>127</text:p>
          </table:table-cell>
          <table:table-cell table:formula="of:=FLOOR(-128+[.A367]/2)" office:value-type="float" office:value="54" calcext:value-type="float">
            <text:p>54</text:p>
          </table:table-cell>
          <table:table-cell table:formula="of:=-128 + FLOOR(RAND() * 256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FLOOR( 127 * SIN(RADIANS([.A368] * 360 / 512)))" office:value-type="float" office:value="-124" calcext:value-type="float">
            <text:p>-124</text:p>
          </table:table-cell>
          <table:table-cell table:formula="of:=IF([.A368]&lt;128; [.A368]; IF([.A368]&lt;384; 255-[.A368]; -512+[.A368]))" office:value-type="float" office:value="-110" calcext:value-type="float">
            <text:p>-110</text:p>
          </table:table-cell>
          <table:table-cell table:formula="of:=IF([.A368]&lt;256; -128; 127)" office:value-type="float" office:value="127" calcext:value-type="float">
            <text:p>127</text:p>
          </table:table-cell>
          <table:table-cell table:formula="of:=FLOOR(-128+[.A368]/2)" office:value-type="float" office:value="54" calcext:value-type="float">
            <text:p>54</text:p>
          </table:table-cell>
          <table:table-cell table:formula="of:=-128 + FLOOR(RAND() * 256)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FLOOR( 127 * SIN(RADIANS([.A369] * 360 / 512)))" office:value-type="float" office:value="-124" calcext:value-type="float">
            <text:p>-124</text:p>
          </table:table-cell>
          <table:table-cell table:formula="of:=IF([.A369]&lt;128; [.A369]; IF([.A369]&lt;384; 255-[.A369]; -512+[.A369]))" office:value-type="float" office:value="-111" calcext:value-type="float">
            <text:p>-111</text:p>
          </table:table-cell>
          <table:table-cell table:formula="of:=IF([.A369]&lt;256; -128; 127)" office:value-type="float" office:value="127" calcext:value-type="float">
            <text:p>127</text:p>
          </table:table-cell>
          <table:table-cell table:formula="of:=FLOOR(-128+[.A369]/2)" office:value-type="float" office:value="55" calcext:value-type="float">
            <text:p>55</text:p>
          </table:table-cell>
          <table:table-cell table:formula="of:=-128 + FLOOR(RAND() * 256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FLOOR( 127 * SIN(RADIANS([.A370] * 360 / 512)))" office:value-type="float" office:value="-125" calcext:value-type="float">
            <text:p>-125</text:p>
          </table:table-cell>
          <table:table-cell table:formula="of:=IF([.A370]&lt;128; [.A370]; IF([.A370]&lt;384; 255-[.A370]; -512+[.A370]))" office:value-type="float" office:value="-112" calcext:value-type="float">
            <text:p>-112</text:p>
          </table:table-cell>
          <table:table-cell table:formula="of:=IF([.A370]&lt;256; -128; 127)" office:value-type="float" office:value="127" calcext:value-type="float">
            <text:p>127</text:p>
          </table:table-cell>
          <table:table-cell table:formula="of:=FLOOR(-128+[.A370]/2)" office:value-type="float" office:value="55" calcext:value-type="float">
            <text:p>55</text:p>
          </table:table-cell>
          <table:table-cell table:formula="of:=-128 + FLOOR(RAND() * 256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FLOOR( 127 * SIN(RADIANS([.A371] * 360 / 512)))" office:value-type="float" office:value="-125" calcext:value-type="float">
            <text:p>-125</text:p>
          </table:table-cell>
          <table:table-cell table:formula="of:=IF([.A371]&lt;128; [.A371]; IF([.A371]&lt;384; 255-[.A371]; -512+[.A371]))" office:value-type="float" office:value="-113" calcext:value-type="float">
            <text:p>-113</text:p>
          </table:table-cell>
          <table:table-cell table:formula="of:=IF([.A371]&lt;256; -128; 127)" office:value-type="float" office:value="127" calcext:value-type="float">
            <text:p>127</text:p>
          </table:table-cell>
          <table:table-cell table:formula="of:=FLOOR(-128+[.A371]/2)" office:value-type="float" office:value="56" calcext:value-type="float">
            <text:p>56</text:p>
          </table:table-cell>
          <table:table-cell table:formula="of:=-128 + FLOOR(RAND() * 256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FLOOR( 127 * SIN(RADIANS([.A372] * 360 / 512)))" office:value-type="float" office:value="-125" calcext:value-type="float">
            <text:p>-125</text:p>
          </table:table-cell>
          <table:table-cell table:formula="of:=IF([.A372]&lt;128; [.A372]; IF([.A372]&lt;384; 255-[.A372]; -512+[.A372]))" office:value-type="float" office:value="-114" calcext:value-type="float">
            <text:p>-114</text:p>
          </table:table-cell>
          <table:table-cell table:formula="of:=IF([.A372]&lt;256; -128; 127)" office:value-type="float" office:value="127" calcext:value-type="float">
            <text:p>127</text:p>
          </table:table-cell>
          <table:table-cell table:formula="of:=FLOOR(-128+[.A372]/2)" office:value-type="float" office:value="56" calcext:value-type="float">
            <text:p>56</text:p>
          </table:table-cell>
          <table:table-cell table:formula="of:=-128 + FLOOR(RAND() * 256)" office:value-type="float" office:value="-126" calcext:value-type="float">
            <text:p>-126</text:p>
          </table:table-cell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FLOOR( 127 * SIN(RADIANS([.A373] * 360 / 512)))" office:value-type="float" office:value="-126" calcext:value-type="float">
            <text:p>-126</text:p>
          </table:table-cell>
          <table:table-cell table:formula="of:=IF([.A373]&lt;128; [.A373]; IF([.A373]&lt;384; 255-[.A373]; -512+[.A373]))" office:value-type="float" office:value="-115" calcext:value-type="float">
            <text:p>-115</text:p>
          </table:table-cell>
          <table:table-cell table:formula="of:=IF([.A373]&lt;256; -128; 127)" office:value-type="float" office:value="127" calcext:value-type="float">
            <text:p>127</text:p>
          </table:table-cell>
          <table:table-cell table:formula="of:=FLOOR(-128+[.A373]/2)" office:value-type="float" office:value="57" calcext:value-type="float">
            <text:p>57</text:p>
          </table:table-cell>
          <table:table-cell table:formula="of:=-128 + FLOOR(RAND() * 256)" office:value-type="float" office:value="-128" calcext:value-type="float">
            <text:p>-128</text:p>
          </table:table-cell>
          <table:table-cell table:number-columns-repeated="6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FLOOR( 127 * SIN(RADIANS([.A374] * 360 / 512)))" office:value-type="float" office:value="-126" calcext:value-type="float">
            <text:p>-126</text:p>
          </table:table-cell>
          <table:table-cell table:formula="of:=IF([.A374]&lt;128; [.A374]; IF([.A374]&lt;384; 255-[.A374]; -512+[.A374]))" office:value-type="float" office:value="-116" calcext:value-type="float">
            <text:p>-116</text:p>
          </table:table-cell>
          <table:table-cell table:formula="of:=IF([.A374]&lt;256; -128; 127)" office:value-type="float" office:value="127" calcext:value-type="float">
            <text:p>127</text:p>
          </table:table-cell>
          <table:table-cell table:formula="of:=FLOOR(-128+[.A374]/2)" office:value-type="float" office:value="57" calcext:value-type="float">
            <text:p>57</text:p>
          </table:table-cell>
          <table:table-cell table:formula="of:=-128 + FLOOR(RAND() * 256)" office:value-type="float" office:value="-37" calcext:value-type="float">
            <text:p>-37</text:p>
          </table:table-cell>
          <table:table-cell table:number-columns-repeated="6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FLOOR( 127 * SIN(RADIANS([.A375] * 360 / 512)))" office:value-type="float" office:value="-126" calcext:value-type="float">
            <text:p>-126</text:p>
          </table:table-cell>
          <table:table-cell table:formula="of:=IF([.A375]&lt;128; [.A375]; IF([.A375]&lt;384; 255-[.A375]; -512+[.A375]))" office:value-type="float" office:value="-117" calcext:value-type="float">
            <text:p>-117</text:p>
          </table:table-cell>
          <table:table-cell table:formula="of:=IF([.A375]&lt;256; -128; 127)" office:value-type="float" office:value="127" calcext:value-type="float">
            <text:p>127</text:p>
          </table:table-cell>
          <table:table-cell table:formula="of:=FLOOR(-128+[.A375]/2)" office:value-type="float" office:value="58" calcext:value-type="float">
            <text:p>58</text:p>
          </table:table-cell>
          <table:table-cell table:formula="of:=-128 + FLOOR(RAND() * 256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FLOOR( 127 * SIN(RADIANS([.A376] * 360 / 512)))" office:value-type="float" office:value="-126" calcext:value-type="float">
            <text:p>-126</text:p>
          </table:table-cell>
          <table:table-cell table:formula="of:=IF([.A376]&lt;128; [.A376]; IF([.A376]&lt;384; 255-[.A376]; -512+[.A376]))" office:value-type="float" office:value="-118" calcext:value-type="float">
            <text:p>-118</text:p>
          </table:table-cell>
          <table:table-cell table:formula="of:=IF([.A376]&lt;256; -128; 127)" office:value-type="float" office:value="127" calcext:value-type="float">
            <text:p>127</text:p>
          </table:table-cell>
          <table:table-cell table:formula="of:=FLOOR(-128+[.A376]/2)" office:value-type="float" office:value="58" calcext:value-type="float">
            <text:p>58</text:p>
          </table:table-cell>
          <table:table-cell table:formula="of:=-128 + FLOOR(RAND() * 256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FLOOR( 127 * SIN(RADIANS([.A377] * 360 / 512)))" office:value-type="float" office:value="-127" calcext:value-type="float">
            <text:p>-127</text:p>
          </table:table-cell>
          <table:table-cell table:formula="of:=IF([.A377]&lt;128; [.A377]; IF([.A377]&lt;384; 255-[.A377]; -512+[.A377]))" office:value-type="float" office:value="-119" calcext:value-type="float">
            <text:p>-119</text:p>
          </table:table-cell>
          <table:table-cell table:formula="of:=IF([.A377]&lt;256; -128; 127)" office:value-type="float" office:value="127" calcext:value-type="float">
            <text:p>127</text:p>
          </table:table-cell>
          <table:table-cell table:formula="of:=FLOOR(-128+[.A377]/2)" office:value-type="float" office:value="59" calcext:value-type="float">
            <text:p>59</text:p>
          </table:table-cell>
          <table:table-cell table:formula="of:=-128 + FLOOR(RAND() * 256)" office:value-type="float" office:value="-64" calcext:value-type="float">
            <text:p>-64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FLOOR( 127 * SIN(RADIANS([.A378] * 360 / 512)))" office:value-type="float" office:value="-127" calcext:value-type="float">
            <text:p>-127</text:p>
          </table:table-cell>
          <table:table-cell table:formula="of:=IF([.A378]&lt;128; [.A378]; IF([.A378]&lt;384; 255-[.A378]; -512+[.A378]))" office:value-type="float" office:value="-120" calcext:value-type="float">
            <text:p>-120</text:p>
          </table:table-cell>
          <table:table-cell table:formula="of:=IF([.A378]&lt;256; -128; 127)" office:value-type="float" office:value="127" calcext:value-type="float">
            <text:p>127</text:p>
          </table:table-cell>
          <table:table-cell table:formula="of:=FLOOR(-128+[.A378]/2)" office:value-type="float" office:value="59" calcext:value-type="float">
            <text:p>59</text:p>
          </table:table-cell>
          <table:table-cell table:formula="of:=-128 + FLOOR(RAND() * 256)" office:value-type="float" office:value="-22" calcext:value-type="float">
            <text:p>-22</text:p>
          </table:table-cell>
          <table:table-cell table:number-columns-repeated="6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FLOOR( 127 * SIN(RADIANS([.A379] * 360 / 512)))" office:value-type="float" office:value="-127" calcext:value-type="float">
            <text:p>-127</text:p>
          </table:table-cell>
          <table:table-cell table:formula="of:=IF([.A379]&lt;128; [.A379]; IF([.A379]&lt;384; 255-[.A379]; -512+[.A379]))" office:value-type="float" office:value="-121" calcext:value-type="float">
            <text:p>-121</text:p>
          </table:table-cell>
          <table:table-cell table:formula="of:=IF([.A379]&lt;256; -128; 127)" office:value-type="float" office:value="127" calcext:value-type="float">
            <text:p>127</text:p>
          </table:table-cell>
          <table:table-cell table:formula="of:=FLOOR(-128+[.A379]/2)" office:value-type="float" office:value="60" calcext:value-type="float">
            <text:p>60</text:p>
          </table:table-cell>
          <table:table-cell table:formula="of:=-128 + FLOOR(RAND() * 256)" office:value-type="float" office:value="-91" calcext:value-type="float">
            <text:p>-91</text:p>
          </table:table-cell>
          <table:table-cell table:number-columns-repeated="6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FLOOR( 127 * SIN(RADIANS([.A380] * 360 / 512)))" office:value-type="float" office:value="-127" calcext:value-type="float">
            <text:p>-127</text:p>
          </table:table-cell>
          <table:table-cell table:formula="of:=IF([.A380]&lt;128; [.A380]; IF([.A380]&lt;384; 255-[.A380]; -512+[.A380]))" office:value-type="float" office:value="-122" calcext:value-type="float">
            <text:p>-122</text:p>
          </table:table-cell>
          <table:table-cell table:formula="of:=IF([.A380]&lt;256; -128; 127)" office:value-type="float" office:value="127" calcext:value-type="float">
            <text:p>127</text:p>
          </table:table-cell>
          <table:table-cell table:formula="of:=FLOOR(-128+[.A380]/2)" office:value-type="float" office:value="60" calcext:value-type="float">
            <text:p>60</text:p>
          </table:table-cell>
          <table:table-cell table:formula="of:=-128 + FLOOR(RAND() * 256)" office:value-type="float" office:value="-18" calcext:value-type="float">
            <text:p>-18</text:p>
          </table:table-cell>
          <table:table-cell table:number-columns-repeated="6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FLOOR( 127 * SIN(RADIANS([.A381] * 360 / 512)))" office:value-type="float" office:value="-127" calcext:value-type="float">
            <text:p>-127</text:p>
          </table:table-cell>
          <table:table-cell table:formula="of:=IF([.A381]&lt;128; [.A381]; IF([.A381]&lt;384; 255-[.A381]; -512+[.A381]))" office:value-type="float" office:value="-123" calcext:value-type="float">
            <text:p>-123</text:p>
          </table:table-cell>
          <table:table-cell table:formula="of:=IF([.A381]&lt;256; -128; 127)" office:value-type="float" office:value="127" calcext:value-type="float">
            <text:p>127</text:p>
          </table:table-cell>
          <table:table-cell table:formula="of:=FLOOR(-128+[.A381]/2)" office:value-type="float" office:value="61" calcext:value-type="float">
            <text:p>61</text:p>
          </table:table-cell>
          <table:table-cell table:formula="of:=-128 + FLOOR(RAND() * 256)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FLOOR( 127 * SIN(RADIANS([.A382] * 360 / 512)))" office:value-type="float" office:value="-127" calcext:value-type="float">
            <text:p>-127</text:p>
          </table:table-cell>
          <table:table-cell table:formula="of:=IF([.A382]&lt;128; [.A382]; IF([.A382]&lt;384; 255-[.A382]; -512+[.A382]))" office:value-type="float" office:value="-124" calcext:value-type="float">
            <text:p>-124</text:p>
          </table:table-cell>
          <table:table-cell table:formula="of:=IF([.A382]&lt;256; -128; 127)" office:value-type="float" office:value="127" calcext:value-type="float">
            <text:p>127</text:p>
          </table:table-cell>
          <table:table-cell table:formula="of:=FLOOR(-128+[.A382]/2)" office:value-type="float" office:value="61" calcext:value-type="float">
            <text:p>61</text:p>
          </table:table-cell>
          <table:table-cell table:formula="of:=-128 + FLOOR(RAND() * 256)" office:value-type="float" office:value="-17" calcext:value-type="float">
            <text:p>-17</text:p>
          </table:table-cell>
          <table:table-cell table:number-columns-repeated="6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FLOOR( 127 * SIN(RADIANS([.A383] * 360 / 512)))" office:value-type="float" office:value="-127" calcext:value-type="float">
            <text:p>-127</text:p>
          </table:table-cell>
          <table:table-cell table:formula="of:=IF([.A383]&lt;128; [.A383]; IF([.A383]&lt;384; 255-[.A383]; -512+[.A383]))" office:value-type="float" office:value="-125" calcext:value-type="float">
            <text:p>-125</text:p>
          </table:table-cell>
          <table:table-cell table:formula="of:=IF([.A383]&lt;256; -128; 127)" office:value-type="float" office:value="127" calcext:value-type="float">
            <text:p>127</text:p>
          </table:table-cell>
          <table:table-cell table:formula="of:=FLOOR(-128+[.A383]/2)" office:value-type="float" office:value="62" calcext:value-type="float">
            <text:p>62</text:p>
          </table:table-cell>
          <table:table-cell table:formula="of:=-128 + FLOOR(RAND() * 256)" office:value-type="float" office:value="-59" calcext:value-type="float">
            <text:p>-59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FLOOR( 127 * SIN(RADIANS([.A384] * 360 / 512)))" office:value-type="float" office:value="-127" calcext:value-type="float">
            <text:p>-127</text:p>
          </table:table-cell>
          <table:table-cell table:formula="of:=IF([.A384]&lt;128; [.A384]; IF([.A384]&lt;384; 255-[.A384]; -512+[.A384]))" office:value-type="float" office:value="-126" calcext:value-type="float">
            <text:p>-126</text:p>
          </table:table-cell>
          <table:table-cell table:formula="of:=IF([.A384]&lt;256; -128; 127)" office:value-type="float" office:value="127" calcext:value-type="float">
            <text:p>127</text:p>
          </table:table-cell>
          <table:table-cell table:formula="of:=FLOOR(-128+[.A384]/2)" office:value-type="float" office:value="62" calcext:value-type="float">
            <text:p>62</text:p>
          </table:table-cell>
          <table:table-cell table:formula="of:=-128 + FLOOR(RAND() * 256)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FLOOR( 127 * SIN(RADIANS([.A385] * 360 / 512)))" office:value-type="float" office:value="-127" calcext:value-type="float">
            <text:p>-127</text:p>
          </table:table-cell>
          <table:table-cell table:formula="of:=IF([.A385]&lt;128; [.A385]; IF([.A385]&lt;384; 255-[.A385]; -512+[.A385]))" office:value-type="float" office:value="-127" calcext:value-type="float">
            <text:p>-127</text:p>
          </table:table-cell>
          <table:table-cell table:formula="of:=IF([.A385]&lt;256; -128; 127)" office:value-type="float" office:value="127" calcext:value-type="float">
            <text:p>127</text:p>
          </table:table-cell>
          <table:table-cell table:formula="of:=FLOOR(-128+[.A385]/2)" office:value-type="float" office:value="63" calcext:value-type="float">
            <text:p>63</text:p>
          </table:table-cell>
          <table:table-cell table:formula="of:=-128 + FLOOR(RAND() * 256)" office:value-type="float" office:value="-51" calcext:value-type="float">
            <text:p>-51</text:p>
          </table:table-cell>
          <table:table-cell table:number-columns-repeated="6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FLOOR( 127 * SIN(RADIANS([.A386] * 360 / 512)))" office:value-type="float" office:value="-127" calcext:value-type="float">
            <text:p>-127</text:p>
          </table:table-cell>
          <table:table-cell table:formula="of:=IF([.A386]&lt;128; [.A386]; IF([.A386]&lt;384; 255-[.A386]; -512+[.A386]))" office:value-type="float" office:value="-128" calcext:value-type="float">
            <text:p>-128</text:p>
          </table:table-cell>
          <table:table-cell table:formula="of:=IF([.A386]&lt;256; -128; 127)" office:value-type="float" office:value="127" calcext:value-type="float">
            <text:p>127</text:p>
          </table:table-cell>
          <table:table-cell table:formula="of:=FLOOR(-128+[.A386]/2)" office:value-type="float" office:value="63" calcext:value-type="float">
            <text:p>63</text:p>
          </table:table-cell>
          <table:table-cell table:formula="of:=-128 + FLOOR(RAND() * 256)" office:value-type="float" office:value="-61" calcext:value-type="float">
            <text:p>-61</text:p>
          </table:table-cell>
          <table:table-cell table:number-columns-repeated="6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FLOOR( 127 * SIN(RADIANS([.A387] * 360 / 512)))" office:value-type="float" office:value="-127" calcext:value-type="float">
            <text:p>-127</text:p>
          </table:table-cell>
          <table:table-cell table:formula="of:=IF([.A387]&lt;128; [.A387]; IF([.A387]&lt;384; 255-[.A387]; -512+[.A387]))" office:value-type="float" office:value="-128" calcext:value-type="float">
            <text:p>-128</text:p>
          </table:table-cell>
          <table:table-cell table:formula="of:=IF([.A387]&lt;256; -128; 127)" office:value-type="float" office:value="127" calcext:value-type="float">
            <text:p>127</text:p>
          </table:table-cell>
          <table:table-cell table:formula="of:=FLOOR(-128+[.A387]/2)" office:value-type="float" office:value="64" calcext:value-type="float">
            <text:p>64</text:p>
          </table:table-cell>
          <table:table-cell table:formula="of:=-128 + FLOOR(RAND() * 256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FLOOR( 127 * SIN(RADIANS([.A388] * 360 / 512)))" office:value-type="float" office:value="-127" calcext:value-type="float">
            <text:p>-127</text:p>
          </table:table-cell>
          <table:table-cell table:formula="of:=IF([.A388]&lt;128; [.A388]; IF([.A388]&lt;384; 255-[.A388]; -512+[.A388]))" office:value-type="float" office:value="-127" calcext:value-type="float">
            <text:p>-127</text:p>
          </table:table-cell>
          <table:table-cell table:formula="of:=IF([.A388]&lt;256; -128; 127)" office:value-type="float" office:value="127" calcext:value-type="float">
            <text:p>127</text:p>
          </table:table-cell>
          <table:table-cell table:formula="of:=FLOOR(-128+[.A388]/2)" office:value-type="float" office:value="64" calcext:value-type="float">
            <text:p>64</text:p>
          </table:table-cell>
          <table:table-cell table:formula="of:=-128 + FLOOR(RAND() * 256)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FLOOR( 127 * SIN(RADIANS([.A389] * 360 / 512)))" office:value-type="float" office:value="-127" calcext:value-type="float">
            <text:p>-127</text:p>
          </table:table-cell>
          <table:table-cell table:formula="of:=IF([.A389]&lt;128; [.A389]; IF([.A389]&lt;384; 255-[.A389]; -512+[.A389]))" office:value-type="float" office:value="-126" calcext:value-type="float">
            <text:p>-126</text:p>
          </table:table-cell>
          <table:table-cell table:formula="of:=IF([.A389]&lt;256; -128; 127)" office:value-type="float" office:value="127" calcext:value-type="float">
            <text:p>127</text:p>
          </table:table-cell>
          <table:table-cell table:formula="of:=FLOOR(-128+[.A389]/2)" office:value-type="float" office:value="65" calcext:value-type="float">
            <text:p>65</text:p>
          </table:table-cell>
          <table:table-cell table:formula="of:=-128 + FLOOR(RAND() * 256)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FLOOR( 127 * SIN(RADIANS([.A390] * 360 / 512)))" office:value-type="float" office:value="-127" calcext:value-type="float">
            <text:p>-127</text:p>
          </table:table-cell>
          <table:table-cell table:formula="of:=IF([.A390]&lt;128; [.A390]; IF([.A390]&lt;384; 255-[.A390]; -512+[.A390]))" office:value-type="float" office:value="-125" calcext:value-type="float">
            <text:p>-125</text:p>
          </table:table-cell>
          <table:table-cell table:formula="of:=IF([.A390]&lt;256; -128; 127)" office:value-type="float" office:value="127" calcext:value-type="float">
            <text:p>127</text:p>
          </table:table-cell>
          <table:table-cell table:formula="of:=FLOOR(-128+[.A390]/2)" office:value-type="float" office:value="65" calcext:value-type="float">
            <text:p>65</text:p>
          </table:table-cell>
          <table:table-cell table:formula="of:=-128 + FLOOR(RAND() * 256)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FLOOR( 127 * SIN(RADIANS([.A391] * 360 / 512)))" office:value-type="float" office:value="-127" calcext:value-type="float">
            <text:p>-127</text:p>
          </table:table-cell>
          <table:table-cell table:formula="of:=IF([.A391]&lt;128; [.A391]; IF([.A391]&lt;384; 255-[.A391]; -512+[.A391]))" office:value-type="float" office:value="-124" calcext:value-type="float">
            <text:p>-124</text:p>
          </table:table-cell>
          <table:table-cell table:formula="of:=IF([.A391]&lt;256; -128; 127)" office:value-type="float" office:value="127" calcext:value-type="float">
            <text:p>127</text:p>
          </table:table-cell>
          <table:table-cell table:formula="of:=FLOOR(-128+[.A391]/2)" office:value-type="float" office:value="66" calcext:value-type="float">
            <text:p>66</text:p>
          </table:table-cell>
          <table:table-cell table:formula="of:=-128 + FLOOR(RAND() * 256)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FLOOR( 127 * SIN(RADIANS([.A392] * 360 / 512)))" office:value-type="float" office:value="-127" calcext:value-type="float">
            <text:p>-127</text:p>
          </table:table-cell>
          <table:table-cell table:formula="of:=IF([.A392]&lt;128; [.A392]; IF([.A392]&lt;384; 255-[.A392]; -512+[.A392]))" office:value-type="float" office:value="-123" calcext:value-type="float">
            <text:p>-123</text:p>
          </table:table-cell>
          <table:table-cell table:formula="of:=IF([.A392]&lt;256; -128; 127)" office:value-type="float" office:value="127" calcext:value-type="float">
            <text:p>127</text:p>
          </table:table-cell>
          <table:table-cell table:formula="of:=FLOOR(-128+[.A392]/2)" office:value-type="float" office:value="66" calcext:value-type="float">
            <text:p>66</text:p>
          </table:table-cell>
          <table:table-cell table:formula="of:=-128 + FLOOR(RAND() * 256)" office:value-type="float" office:value="-112" calcext:value-type="float">
            <text:p>-112</text:p>
          </table:table-cell>
          <table:table-cell table:number-columns-repeated="6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FLOOR( 127 * SIN(RADIANS([.A393] * 360 / 512)))" office:value-type="float" office:value="-127" calcext:value-type="float">
            <text:p>-127</text:p>
          </table:table-cell>
          <table:table-cell table:formula="of:=IF([.A393]&lt;128; [.A393]; IF([.A393]&lt;384; 255-[.A393]; -512+[.A393]))" office:value-type="float" office:value="-122" calcext:value-type="float">
            <text:p>-122</text:p>
          </table:table-cell>
          <table:table-cell table:formula="of:=IF([.A393]&lt;256; -128; 127)" office:value-type="float" office:value="127" calcext:value-type="float">
            <text:p>127</text:p>
          </table:table-cell>
          <table:table-cell table:formula="of:=FLOOR(-128+[.A393]/2)" office:value-type="float" office:value="67" calcext:value-type="float">
            <text:p>67</text:p>
          </table:table-cell>
          <table:table-cell table:formula="of:=-128 + FLOOR(RAND() * 256)" office:value-type="float" office:value="-65" calcext:value-type="float">
            <text:p>-65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FLOOR( 127 * SIN(RADIANS([.A394] * 360 / 512)))" office:value-type="float" office:value="-127" calcext:value-type="float">
            <text:p>-127</text:p>
          </table:table-cell>
          <table:table-cell table:formula="of:=IF([.A394]&lt;128; [.A394]; IF([.A394]&lt;384; 255-[.A394]; -512+[.A394]))" office:value-type="float" office:value="-121" calcext:value-type="float">
            <text:p>-121</text:p>
          </table:table-cell>
          <table:table-cell table:formula="of:=IF([.A394]&lt;256; -128; 127)" office:value-type="float" office:value="127" calcext:value-type="float">
            <text:p>127</text:p>
          </table:table-cell>
          <table:table-cell table:formula="of:=FLOOR(-128+[.A394]/2)" office:value-type="float" office:value="67" calcext:value-type="float">
            <text:p>67</text:p>
          </table:table-cell>
          <table:table-cell table:formula="of:=-128 + FLOOR(RAND() * 256)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FLOOR( 127 * SIN(RADIANS([.A395] * 360 / 512)))" office:value-type="float" office:value="-127" calcext:value-type="float">
            <text:p>-127</text:p>
          </table:table-cell>
          <table:table-cell table:formula="of:=IF([.A395]&lt;128; [.A395]; IF([.A395]&lt;384; 255-[.A395]; -512+[.A395]))" office:value-type="float" office:value="-120" calcext:value-type="float">
            <text:p>-120</text:p>
          </table:table-cell>
          <table:table-cell table:formula="of:=IF([.A395]&lt;256; -128; 127)" office:value-type="float" office:value="127" calcext:value-type="float">
            <text:p>127</text:p>
          </table:table-cell>
          <table:table-cell table:formula="of:=FLOOR(-128+[.A395]/2)" office:value-type="float" office:value="68" calcext:value-type="float">
            <text:p>68</text:p>
          </table:table-cell>
          <table:table-cell table:formula="of:=-128 + FLOOR(RAND() * 256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FLOOR( 127 * SIN(RADIANS([.A396] * 360 / 512)))" office:value-type="float" office:value="-127" calcext:value-type="float">
            <text:p>-127</text:p>
          </table:table-cell>
          <table:table-cell table:formula="of:=IF([.A396]&lt;128; [.A396]; IF([.A396]&lt;384; 255-[.A396]; -512+[.A396]))" office:value-type="float" office:value="-119" calcext:value-type="float">
            <text:p>-119</text:p>
          </table:table-cell>
          <table:table-cell table:formula="of:=IF([.A396]&lt;256; -128; 127)" office:value-type="float" office:value="127" calcext:value-type="float">
            <text:p>127</text:p>
          </table:table-cell>
          <table:table-cell table:formula="of:=FLOOR(-128+[.A396]/2)" office:value-type="float" office:value="68" calcext:value-type="float">
            <text:p>68</text:p>
          </table:table-cell>
          <table:table-cell table:formula="of:=-128 + FLOOR(RAND() * 256)" office:value-type="float" office:value="-41" calcext:value-type="float">
            <text:p>-41</text:p>
          </table:table-cell>
          <table:table-cell table:number-columns-repeated="6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FLOOR( 127 * SIN(RADIANS([.A397] * 360 / 512)))" office:value-type="float" office:value="-127" calcext:value-type="float">
            <text:p>-127</text:p>
          </table:table-cell>
          <table:table-cell table:formula="of:=IF([.A397]&lt;128; [.A397]; IF([.A397]&lt;384; 255-[.A397]; -512+[.A397]))" office:value-type="float" office:value="-118" calcext:value-type="float">
            <text:p>-118</text:p>
          </table:table-cell>
          <table:table-cell table:formula="of:=IF([.A397]&lt;256; -128; 127)" office:value-type="float" office:value="127" calcext:value-type="float">
            <text:p>127</text:p>
          </table:table-cell>
          <table:table-cell table:formula="of:=FLOOR(-128+[.A397]/2)" office:value-type="float" office:value="69" calcext:value-type="float">
            <text:p>69</text:p>
          </table:table-cell>
          <table:table-cell table:formula="of:=-128 + FLOOR(RAND() * 256)"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FLOOR( 127 * SIN(RADIANS([.A398] * 360 / 512)))" office:value-type="float" office:value="-126" calcext:value-type="float">
            <text:p>-126</text:p>
          </table:table-cell>
          <table:table-cell table:formula="of:=IF([.A398]&lt;128; [.A398]; IF([.A398]&lt;384; 255-[.A398]; -512+[.A398]))" office:value-type="float" office:value="-117" calcext:value-type="float">
            <text:p>-117</text:p>
          </table:table-cell>
          <table:table-cell table:formula="of:=IF([.A398]&lt;256; -128; 127)" office:value-type="float" office:value="127" calcext:value-type="float">
            <text:p>127</text:p>
          </table:table-cell>
          <table:table-cell table:formula="of:=FLOOR(-128+[.A398]/2)" office:value-type="float" office:value="69" calcext:value-type="float">
            <text:p>69</text:p>
          </table:table-cell>
          <table:table-cell table:formula="of:=-128 + FLOOR(RAND() * 256)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FLOOR( 127 * SIN(RADIANS([.A399] * 360 / 512)))" office:value-type="float" office:value="-126" calcext:value-type="float">
            <text:p>-126</text:p>
          </table:table-cell>
          <table:table-cell table:formula="of:=IF([.A399]&lt;128; [.A399]; IF([.A399]&lt;384; 255-[.A399]; -512+[.A399]))" office:value-type="float" office:value="-116" calcext:value-type="float">
            <text:p>-116</text:p>
          </table:table-cell>
          <table:table-cell table:formula="of:=IF([.A399]&lt;256; -128; 127)" office:value-type="float" office:value="127" calcext:value-type="float">
            <text:p>127</text:p>
          </table:table-cell>
          <table:table-cell table:formula="of:=FLOOR(-128+[.A399]/2)" office:value-type="float" office:value="70" calcext:value-type="float">
            <text:p>70</text:p>
          </table:table-cell>
          <table:table-cell table:formula="of:=-128 + FLOOR(RAND() * 256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FLOOR( 127 * SIN(RADIANS([.A400] * 360 / 512)))" office:value-type="float" office:value="-126" calcext:value-type="float">
            <text:p>-126</text:p>
          </table:table-cell>
          <table:table-cell table:formula="of:=IF([.A400]&lt;128; [.A400]; IF([.A400]&lt;384; 255-[.A400]; -512+[.A400]))" office:value-type="float" office:value="-115" calcext:value-type="float">
            <text:p>-115</text:p>
          </table:table-cell>
          <table:table-cell table:formula="of:=IF([.A400]&lt;256; -128; 127)" office:value-type="float" office:value="127" calcext:value-type="float">
            <text:p>127</text:p>
          </table:table-cell>
          <table:table-cell table:formula="of:=FLOOR(-128+[.A400]/2)" office:value-type="float" office:value="70" calcext:value-type="float">
            <text:p>70</text:p>
          </table:table-cell>
          <table:table-cell table:formula="of:=-128 + FLOOR(RAND() * 256)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FLOOR( 127 * SIN(RADIANS([.A401] * 360 / 512)))" office:value-type="float" office:value="-126" calcext:value-type="float">
            <text:p>-126</text:p>
          </table:table-cell>
          <table:table-cell table:formula="of:=IF([.A401]&lt;128; [.A401]; IF([.A401]&lt;384; 255-[.A401]; -512+[.A401]))" office:value-type="float" office:value="-114" calcext:value-type="float">
            <text:p>-114</text:p>
          </table:table-cell>
          <table:table-cell table:formula="of:=IF([.A401]&lt;256; -128; 127)" office:value-type="float" office:value="127" calcext:value-type="float">
            <text:p>127</text:p>
          </table:table-cell>
          <table:table-cell table:formula="of:=FLOOR(-128+[.A401]/2)" office:value-type="float" office:value="71" calcext:value-type="float">
            <text:p>71</text:p>
          </table:table-cell>
          <table:table-cell table:formula="of:=-128 + FLOOR(RAND() * 256)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FLOOR( 127 * SIN(RADIANS([.A402] * 360 / 512)))" office:value-type="float" office:value="-125" calcext:value-type="float">
            <text:p>-125</text:p>
          </table:table-cell>
          <table:table-cell table:formula="of:=IF([.A402]&lt;128; [.A402]; IF([.A402]&lt;384; 255-[.A402]; -512+[.A402]))" office:value-type="float" office:value="-113" calcext:value-type="float">
            <text:p>-113</text:p>
          </table:table-cell>
          <table:table-cell table:formula="of:=IF([.A402]&lt;256; -128; 127)" office:value-type="float" office:value="127" calcext:value-type="float">
            <text:p>127</text:p>
          </table:table-cell>
          <table:table-cell table:formula="of:=FLOOR(-128+[.A402]/2)" office:value-type="float" office:value="71" calcext:value-type="float">
            <text:p>71</text:p>
          </table:table-cell>
          <table:table-cell table:formula="of:=-128 + FLOOR(RAND() * 256)" office:value-type="float" office:value="-128" calcext:value-type="float">
            <text:p>-128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FLOOR( 127 * SIN(RADIANS([.A403] * 360 / 512)))" office:value-type="float" office:value="-125" calcext:value-type="float">
            <text:p>-125</text:p>
          </table:table-cell>
          <table:table-cell table:formula="of:=IF([.A403]&lt;128; [.A403]; IF([.A403]&lt;384; 255-[.A403]; -512+[.A403]))" office:value-type="float" office:value="-112" calcext:value-type="float">
            <text:p>-112</text:p>
          </table:table-cell>
          <table:table-cell table:formula="of:=IF([.A403]&lt;256; -128; 127)" office:value-type="float" office:value="127" calcext:value-type="float">
            <text:p>127</text:p>
          </table:table-cell>
          <table:table-cell table:formula="of:=FLOOR(-128+[.A403]/2)" office:value-type="float" office:value="72" calcext:value-type="float">
            <text:p>72</text:p>
          </table:table-cell>
          <table:table-cell table:formula="of:=-128 + FLOOR(RAND() * 256)" office:value-type="float" office:value="-90" calcext:value-type="float">
            <text:p>-90</text:p>
          </table:table-cell>
          <table:table-cell table:number-columns-repeated="6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FLOOR( 127 * SIN(RADIANS([.A404] * 360 / 512)))" office:value-type="float" office:value="-125" calcext:value-type="float">
            <text:p>-125</text:p>
          </table:table-cell>
          <table:table-cell table:formula="of:=IF([.A404]&lt;128; [.A404]; IF([.A404]&lt;384; 255-[.A404]; -512+[.A404]))" office:value-type="float" office:value="-111" calcext:value-type="float">
            <text:p>-111</text:p>
          </table:table-cell>
          <table:table-cell table:formula="of:=IF([.A404]&lt;256; -128; 127)" office:value-type="float" office:value="127" calcext:value-type="float">
            <text:p>127</text:p>
          </table:table-cell>
          <table:table-cell table:formula="of:=FLOOR(-128+[.A404]/2)" office:value-type="float" office:value="72" calcext:value-type="float">
            <text:p>72</text:p>
          </table:table-cell>
          <table:table-cell table:formula="of:=-128 + FLOOR(RAND() * 256)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FLOOR( 127 * SIN(RADIANS([.A405] * 360 / 512)))" office:value-type="float" office:value="-124" calcext:value-type="float">
            <text:p>-124</text:p>
          </table:table-cell>
          <table:table-cell table:formula="of:=IF([.A405]&lt;128; [.A405]; IF([.A405]&lt;384; 255-[.A405]; -512+[.A405]))" office:value-type="float" office:value="-110" calcext:value-type="float">
            <text:p>-110</text:p>
          </table:table-cell>
          <table:table-cell table:formula="of:=IF([.A405]&lt;256; -128; 127)" office:value-type="float" office:value="127" calcext:value-type="float">
            <text:p>127</text:p>
          </table:table-cell>
          <table:table-cell table:formula="of:=FLOOR(-128+[.A405]/2)" office:value-type="float" office:value="73" calcext:value-type="float">
            <text:p>73</text:p>
          </table:table-cell>
          <table:table-cell table:formula="of:=-128 + FLOOR(RAND() * 256)" office:value-type="float" office:value="-52" calcext:value-type="float">
            <text:p>-52</text:p>
          </table:table-cell>
          <table:table-cell table:number-columns-repeated="6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FLOOR( 127 * SIN(RADIANS([.A406] * 360 / 512)))" office:value-type="float" office:value="-124" calcext:value-type="float">
            <text:p>-124</text:p>
          </table:table-cell>
          <table:table-cell table:formula="of:=IF([.A406]&lt;128; [.A406]; IF([.A406]&lt;384; 255-[.A406]; -512+[.A406]))" office:value-type="float" office:value="-109" calcext:value-type="float">
            <text:p>-109</text:p>
          </table:table-cell>
          <table:table-cell table:formula="of:=IF([.A406]&lt;256; -128; 127)" office:value-type="float" office:value="127" calcext:value-type="float">
            <text:p>127</text:p>
          </table:table-cell>
          <table:table-cell table:formula="of:=FLOOR(-128+[.A406]/2)" office:value-type="float" office:value="73" calcext:value-type="float">
            <text:p>73</text:p>
          </table:table-cell>
          <table:table-cell table:formula="of:=-128 + FLOOR(RAND() * 256)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FLOOR( 127 * SIN(RADIANS([.A407] * 360 / 512)))" office:value-type="float" office:value="-124" calcext:value-type="float">
            <text:p>-124</text:p>
          </table:table-cell>
          <table:table-cell table:formula="of:=IF([.A407]&lt;128; [.A407]; IF([.A407]&lt;384; 255-[.A407]; -512+[.A407]))" office:value-type="float" office:value="-108" calcext:value-type="float">
            <text:p>-108</text:p>
          </table:table-cell>
          <table:table-cell table:formula="of:=IF([.A407]&lt;256; -128; 127)" office:value-type="float" office:value="127" calcext:value-type="float">
            <text:p>127</text:p>
          </table:table-cell>
          <table:table-cell table:formula="of:=FLOOR(-128+[.A407]/2)" office:value-type="float" office:value="74" calcext:value-type="float">
            <text:p>74</text:p>
          </table:table-cell>
          <table:table-cell table:formula="of:=-128 + FLOOR(RAND() * 256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FLOOR( 127 * SIN(RADIANS([.A408] * 360 / 512)))" office:value-type="float" office:value="-123" calcext:value-type="float">
            <text:p>-123</text:p>
          </table:table-cell>
          <table:table-cell table:formula="of:=IF([.A408]&lt;128; [.A408]; IF([.A408]&lt;384; 255-[.A408]; -512+[.A408]))" office:value-type="float" office:value="-107" calcext:value-type="float">
            <text:p>-107</text:p>
          </table:table-cell>
          <table:table-cell table:formula="of:=IF([.A408]&lt;256; -128; 127)" office:value-type="float" office:value="127" calcext:value-type="float">
            <text:p>127</text:p>
          </table:table-cell>
          <table:table-cell table:formula="of:=FLOOR(-128+[.A408]/2)" office:value-type="float" office:value="74" calcext:value-type="float">
            <text:p>74</text:p>
          </table:table-cell>
          <table:table-cell table:formula="of:=-128 + FLOOR(RAND() * 256)" office:value-type="float" office:value="-38" calcext:value-type="float">
            <text:p>-38</text:p>
          </table:table-cell>
          <table:table-cell table:number-columns-repeated="6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FLOOR( 127 * SIN(RADIANS([.A409] * 360 / 512)))" office:value-type="float" office:value="-123" calcext:value-type="float">
            <text:p>-123</text:p>
          </table:table-cell>
          <table:table-cell table:formula="of:=IF([.A409]&lt;128; [.A409]; IF([.A409]&lt;384; 255-[.A409]; -512+[.A409]))" office:value-type="float" office:value="-106" calcext:value-type="float">
            <text:p>-106</text:p>
          </table:table-cell>
          <table:table-cell table:formula="of:=IF([.A409]&lt;256; -128; 127)" office:value-type="float" office:value="127" calcext:value-type="float">
            <text:p>127</text:p>
          </table:table-cell>
          <table:table-cell table:formula="of:=FLOOR(-128+[.A409]/2)" office:value-type="float" office:value="75" calcext:value-type="float">
            <text:p>75</text:p>
          </table:table-cell>
          <table:table-cell table:formula="of:=-128 + FLOOR(RAND() * 256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FLOOR( 127 * SIN(RADIANS([.A410] * 360 / 512)))" office:value-type="float" office:value="-122" calcext:value-type="float">
            <text:p>-122</text:p>
          </table:table-cell>
          <table:table-cell table:formula="of:=IF([.A410]&lt;128; [.A410]; IF([.A410]&lt;384; 255-[.A410]; -512+[.A410]))" office:value-type="float" office:value="-105" calcext:value-type="float">
            <text:p>-105</text:p>
          </table:table-cell>
          <table:table-cell table:formula="of:=IF([.A410]&lt;256; -128; 127)" office:value-type="float" office:value="127" calcext:value-type="float">
            <text:p>127</text:p>
          </table:table-cell>
          <table:table-cell table:formula="of:=FLOOR(-128+[.A410]/2)" office:value-type="float" office:value="75" calcext:value-type="float">
            <text:p>75</text:p>
          </table:table-cell>
          <table:table-cell table:formula="of:=-128 + FLOOR(RAND() * 256)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FLOOR( 127 * SIN(RADIANS([.A411] * 360 / 512)))" office:value-type="float" office:value="-122" calcext:value-type="float">
            <text:p>-122</text:p>
          </table:table-cell>
          <table:table-cell table:formula="of:=IF([.A411]&lt;128; [.A411]; IF([.A411]&lt;384; 255-[.A411]; -512+[.A411]))" office:value-type="float" office:value="-104" calcext:value-type="float">
            <text:p>-104</text:p>
          </table:table-cell>
          <table:table-cell table:formula="of:=IF([.A411]&lt;256; -128; 127)" office:value-type="float" office:value="127" calcext:value-type="float">
            <text:p>127</text:p>
          </table:table-cell>
          <table:table-cell table:formula="of:=FLOOR(-128+[.A411]/2)" office:value-type="float" office:value="76" calcext:value-type="float">
            <text:p>76</text:p>
          </table:table-cell>
          <table:table-cell table:formula="of:=-128 + FLOOR(RAND() * 256)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FLOOR( 127 * SIN(RADIANS([.A412] * 360 / 512)))" office:value-type="float" office:value="-122" calcext:value-type="float">
            <text:p>-122</text:p>
          </table:table-cell>
          <table:table-cell table:formula="of:=IF([.A412]&lt;128; [.A412]; IF([.A412]&lt;384; 255-[.A412]; -512+[.A412]))" office:value-type="float" office:value="-103" calcext:value-type="float">
            <text:p>-103</text:p>
          </table:table-cell>
          <table:table-cell table:formula="of:=IF([.A412]&lt;256; -128; 127)" office:value-type="float" office:value="127" calcext:value-type="float">
            <text:p>127</text:p>
          </table:table-cell>
          <table:table-cell table:formula="of:=FLOOR(-128+[.A412]/2)" office:value-type="float" office:value="76" calcext:value-type="float">
            <text:p>76</text:p>
          </table:table-cell>
          <table:table-cell table:formula="of:=-128 + FLOOR(RAND() * 256)" office:value-type="float" office:value="-89" calcext:value-type="float">
            <text:p>-89</text:p>
          </table:table-cell>
          <table:table-cell table:number-columns-repeated="6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FLOOR( 127 * SIN(RADIANS([.A413] * 360 / 512)))" office:value-type="float" office:value="-121" calcext:value-type="float">
            <text:p>-121</text:p>
          </table:table-cell>
          <table:table-cell table:formula="of:=IF([.A413]&lt;128; [.A413]; IF([.A413]&lt;384; 255-[.A413]; -512+[.A413]))" office:value-type="float" office:value="-102" calcext:value-type="float">
            <text:p>-102</text:p>
          </table:table-cell>
          <table:table-cell table:formula="of:=IF([.A413]&lt;256; -128; 127)" office:value-type="float" office:value="127" calcext:value-type="float">
            <text:p>127</text:p>
          </table:table-cell>
          <table:table-cell table:formula="of:=FLOOR(-128+[.A413]/2)" office:value-type="float" office:value="77" calcext:value-type="float">
            <text:p>77</text:p>
          </table:table-cell>
          <table:table-cell table:formula="of:=-128 + FLOOR(RAND() * 256)" office:value-type="float" office:value="-115" calcext:value-type="float">
            <text:p>-115</text:p>
          </table:table-cell>
          <table:table-cell table:number-columns-repeated="6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FLOOR( 127 * SIN(RADIANS([.A414] * 360 / 512)))" office:value-type="float" office:value="-121" calcext:value-type="float">
            <text:p>-121</text:p>
          </table:table-cell>
          <table:table-cell table:formula="of:=IF([.A414]&lt;128; [.A414]; IF([.A414]&lt;384; 255-[.A414]; -512+[.A414]))" office:value-type="float" office:value="-101" calcext:value-type="float">
            <text:p>-101</text:p>
          </table:table-cell>
          <table:table-cell table:formula="of:=IF([.A414]&lt;256; -128; 127)" office:value-type="float" office:value="127" calcext:value-type="float">
            <text:p>127</text:p>
          </table:table-cell>
          <table:table-cell table:formula="of:=FLOOR(-128+[.A414]/2)" office:value-type="float" office:value="77" calcext:value-type="float">
            <text:p>77</text:p>
          </table:table-cell>
          <table:table-cell table:formula="of:=-128 + FLOOR(RAND() * 256)" office:value-type="float" office:value="-61" calcext:value-type="float">
            <text:p>-61</text:p>
          </table:table-cell>
          <table:table-cell table:number-columns-repeated="6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FLOOR( 127 * SIN(RADIANS([.A415] * 360 / 512)))" office:value-type="float" office:value="-120" calcext:value-type="float">
            <text:p>-120</text:p>
          </table:table-cell>
          <table:table-cell table:formula="of:=IF([.A415]&lt;128; [.A415]; IF([.A415]&lt;384; 255-[.A415]; -512+[.A415]))" office:value-type="float" office:value="-100" calcext:value-type="float">
            <text:p>-100</text:p>
          </table:table-cell>
          <table:table-cell table:formula="of:=IF([.A415]&lt;256; -128; 127)" office:value-type="float" office:value="127" calcext:value-type="float">
            <text:p>127</text:p>
          </table:table-cell>
          <table:table-cell table:formula="of:=FLOOR(-128+[.A415]/2)" office:value-type="float" office:value="78" calcext:value-type="float">
            <text:p>78</text:p>
          </table:table-cell>
          <table:table-cell table:formula="of:=-128 + FLOOR(RAND() * 256)" office:value-type="float" office:value="-4" calcext:value-type="float">
            <text:p>-4</text:p>
          </table:table-cell>
          <table:table-cell table:number-columns-repeated="6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FLOOR( 127 * SIN(RADIANS([.A416] * 360 / 512)))" office:value-type="float" office:value="-120" calcext:value-type="float">
            <text:p>-120</text:p>
          </table:table-cell>
          <table:table-cell table:formula="of:=IF([.A416]&lt;128; [.A416]; IF([.A416]&lt;384; 255-[.A416]; -512+[.A416]))" office:value-type="float" office:value="-99" calcext:value-type="float">
            <text:p>-99</text:p>
          </table:table-cell>
          <table:table-cell table:formula="of:=IF([.A416]&lt;256; -128; 127)" office:value-type="float" office:value="127" calcext:value-type="float">
            <text:p>127</text:p>
          </table:table-cell>
          <table:table-cell table:formula="of:=FLOOR(-128+[.A416]/2)" office:value-type="float" office:value="78" calcext:value-type="float">
            <text:p>78</text:p>
          </table:table-cell>
          <table:table-cell table:formula="of:=-128 + FLOOR(RAND() * 256)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FLOOR( 127 * SIN(RADIANS([.A417] * 360 / 512)))" office:value-type="float" office:value="-119" calcext:value-type="float">
            <text:p>-119</text:p>
          </table:table-cell>
          <table:table-cell table:formula="of:=IF([.A417]&lt;128; [.A417]; IF([.A417]&lt;384; 255-[.A417]; -512+[.A417]))" office:value-type="float" office:value="-98" calcext:value-type="float">
            <text:p>-98</text:p>
          </table:table-cell>
          <table:table-cell table:formula="of:=IF([.A417]&lt;256; -128; 127)" office:value-type="float" office:value="127" calcext:value-type="float">
            <text:p>127</text:p>
          </table:table-cell>
          <table:table-cell table:formula="of:=FLOOR(-128+[.A417]/2)" office:value-type="float" office:value="79" calcext:value-type="float">
            <text:p>79</text:p>
          </table:table-cell>
          <table:table-cell table:formula="of:=-128 + FLOOR(RAND() * 256)" office:value-type="float" office:value="-115" calcext:value-type="float">
            <text:p>-115</text:p>
          </table:table-cell>
          <table:table-cell table:number-columns-repeated="6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FLOOR( 127 * SIN(RADIANS([.A418] * 360 / 512)))" office:value-type="float" office:value="-118" calcext:value-type="float">
            <text:p>-118</text:p>
          </table:table-cell>
          <table:table-cell table:formula="of:=IF([.A418]&lt;128; [.A418]; IF([.A418]&lt;384; 255-[.A418]; -512+[.A418]))" office:value-type="float" office:value="-97" calcext:value-type="float">
            <text:p>-97</text:p>
          </table:table-cell>
          <table:table-cell table:formula="of:=IF([.A418]&lt;256; -128; 127)" office:value-type="float" office:value="127" calcext:value-type="float">
            <text:p>127</text:p>
          </table:table-cell>
          <table:table-cell table:formula="of:=FLOOR(-128+[.A418]/2)" office:value-type="float" office:value="79" calcext:value-type="float">
            <text:p>79</text:p>
          </table:table-cell>
          <table:table-cell table:formula="of:=-128 + FLOOR(RAND() * 256)" office:value-type="float" office:value="-127" calcext:value-type="float">
            <text:p>-127</text:p>
          </table:table-cell>
          <table:table-cell table:number-columns-repeated="6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FLOOR( 127 * SIN(RADIANS([.A419] * 360 / 512)))" office:value-type="float" office:value="-118" calcext:value-type="float">
            <text:p>-118</text:p>
          </table:table-cell>
          <table:table-cell table:formula="of:=IF([.A419]&lt;128; [.A419]; IF([.A419]&lt;384; 255-[.A419]; -512+[.A419]))" office:value-type="float" office:value="-96" calcext:value-type="float">
            <text:p>-96</text:p>
          </table:table-cell>
          <table:table-cell table:formula="of:=IF([.A419]&lt;256; -128; 127)" office:value-type="float" office:value="127" calcext:value-type="float">
            <text:p>127</text:p>
          </table:table-cell>
          <table:table-cell table:formula="of:=FLOOR(-128+[.A419]/2)" office:value-type="float" office:value="80" calcext:value-type="float">
            <text:p>80</text:p>
          </table:table-cell>
          <table:table-cell table:formula="of:=-128 + FLOOR(RAND() * 256)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FLOOR( 127 * SIN(RADIANS([.A420] * 360 / 512)))" office:value-type="float" office:value="-117" calcext:value-type="float">
            <text:p>-117</text:p>
          </table:table-cell>
          <table:table-cell table:formula="of:=IF([.A420]&lt;128; [.A420]; IF([.A420]&lt;384; 255-[.A420]; -512+[.A420]))" office:value-type="float" office:value="-95" calcext:value-type="float">
            <text:p>-95</text:p>
          </table:table-cell>
          <table:table-cell table:formula="of:=IF([.A420]&lt;256; -128; 127)" office:value-type="float" office:value="127" calcext:value-type="float">
            <text:p>127</text:p>
          </table:table-cell>
          <table:table-cell table:formula="of:=FLOOR(-128+[.A420]/2)" office:value-type="float" office:value="80" calcext:value-type="float">
            <text:p>80</text:p>
          </table:table-cell>
          <table:table-cell table:formula="of:=-128 + FLOOR(RAND() * 256)" office:value-type="float" office:value="-77" calcext:value-type="float">
            <text:p>-77</text:p>
          </table:table-cell>
          <table:table-cell table:number-columns-repeated="6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FLOOR( 127 * SIN(RADIANS([.A421] * 360 / 512)))" office:value-type="float" office:value="-117" calcext:value-type="float">
            <text:p>-117</text:p>
          </table:table-cell>
          <table:table-cell table:formula="of:=IF([.A421]&lt;128; [.A421]; IF([.A421]&lt;384; 255-[.A421]; -512+[.A421]))" office:value-type="float" office:value="-94" calcext:value-type="float">
            <text:p>-94</text:p>
          </table:table-cell>
          <table:table-cell table:formula="of:=IF([.A421]&lt;256; -128; 127)" office:value-type="float" office:value="127" calcext:value-type="float">
            <text:p>127</text:p>
          </table:table-cell>
          <table:table-cell table:formula="of:=FLOOR(-128+[.A421]/2)" office:value-type="float" office:value="81" calcext:value-type="float">
            <text:p>81</text:p>
          </table:table-cell>
          <table:table-cell table:formula="of:=-128 + FLOOR(RAND() * 256)" office:value-type="float" office:value="-108" calcext:value-type="float">
            <text:p>-108</text:p>
          </table:table-cell>
          <table:table-cell table:number-columns-repeated="6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FLOOR( 127 * SIN(RADIANS([.A422] * 360 / 512)))" office:value-type="float" office:value="-116" calcext:value-type="float">
            <text:p>-116</text:p>
          </table:table-cell>
          <table:table-cell table:formula="of:=IF([.A422]&lt;128; [.A422]; IF([.A422]&lt;384; 255-[.A422]; -512+[.A422]))" office:value-type="float" office:value="-93" calcext:value-type="float">
            <text:p>-93</text:p>
          </table:table-cell>
          <table:table-cell table:formula="of:=IF([.A422]&lt;256; -128; 127)" office:value-type="float" office:value="127" calcext:value-type="float">
            <text:p>127</text:p>
          </table:table-cell>
          <table:table-cell table:formula="of:=FLOOR(-128+[.A422]/2)" office:value-type="float" office:value="81" calcext:value-type="float">
            <text:p>81</text:p>
          </table:table-cell>
          <table:table-cell table:formula="of:=-128 + FLOOR(RAND() * 256)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FLOOR( 127 * SIN(RADIANS([.A423] * 360 / 512)))" office:value-type="float" office:value="-115" calcext:value-type="float">
            <text:p>-115</text:p>
          </table:table-cell>
          <table:table-cell table:formula="of:=IF([.A423]&lt;128; [.A423]; IF([.A423]&lt;384; 255-[.A423]; -512+[.A423]))" office:value-type="float" office:value="-92" calcext:value-type="float">
            <text:p>-92</text:p>
          </table:table-cell>
          <table:table-cell table:formula="of:=IF([.A423]&lt;256; -128; 127)" office:value-type="float" office:value="127" calcext:value-type="float">
            <text:p>127</text:p>
          </table:table-cell>
          <table:table-cell table:formula="of:=FLOOR(-128+[.A423]/2)" office:value-type="float" office:value="82" calcext:value-type="float">
            <text:p>82</text:p>
          </table:table-cell>
          <table:table-cell table:formula="of:=-128 + FLOOR(RAND() * 256)" office:value-type="float" office:value="-25" calcext:value-type="float">
            <text:p>-25</text:p>
          </table:table-cell>
          <table:table-cell table:number-columns-repeated="6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FLOOR( 127 * SIN(RADIANS([.A424] * 360 / 512)))" office:value-type="float" office:value="-115" calcext:value-type="float">
            <text:p>-115</text:p>
          </table:table-cell>
          <table:table-cell table:formula="of:=IF([.A424]&lt;128; [.A424]; IF([.A424]&lt;384; 255-[.A424]; -512+[.A424]))" office:value-type="float" office:value="-91" calcext:value-type="float">
            <text:p>-91</text:p>
          </table:table-cell>
          <table:table-cell table:formula="of:=IF([.A424]&lt;256; -128; 127)" office:value-type="float" office:value="127" calcext:value-type="float">
            <text:p>127</text:p>
          </table:table-cell>
          <table:table-cell table:formula="of:=FLOOR(-128+[.A424]/2)" office:value-type="float" office:value="82" calcext:value-type="float">
            <text:p>82</text:p>
          </table:table-cell>
          <table:table-cell table:formula="of:=-128 + FLOOR(RAND() * 256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FLOOR( 127 * SIN(RADIANS([.A425] * 360 / 512)))" office:value-type="float" office:value="-114" calcext:value-type="float">
            <text:p>-114</text:p>
          </table:table-cell>
          <table:table-cell table:formula="of:=IF([.A425]&lt;128; [.A425]; IF([.A425]&lt;384; 255-[.A425]; -512+[.A425]))" office:value-type="float" office:value="-90" calcext:value-type="float">
            <text:p>-90</text:p>
          </table:table-cell>
          <table:table-cell table:formula="of:=IF([.A425]&lt;256; -128; 127)" office:value-type="float" office:value="127" calcext:value-type="float">
            <text:p>127</text:p>
          </table:table-cell>
          <table:table-cell table:formula="of:=FLOOR(-128+[.A425]/2)" office:value-type="float" office:value="83" calcext:value-type="float">
            <text:p>83</text:p>
          </table:table-cell>
          <table:table-cell table:formula="of:=-128 + FLOOR(RAND() * 256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FLOOR( 127 * SIN(RADIANS([.A426] * 360 / 512)))" office:value-type="float" office:value="-113" calcext:value-type="float">
            <text:p>-113</text:p>
          </table:table-cell>
          <table:table-cell table:formula="of:=IF([.A426]&lt;128; [.A426]; IF([.A426]&lt;384; 255-[.A426]; -512+[.A426]))" office:value-type="float" office:value="-89" calcext:value-type="float">
            <text:p>-89</text:p>
          </table:table-cell>
          <table:table-cell table:formula="of:=IF([.A426]&lt;256; -128; 127)" office:value-type="float" office:value="127" calcext:value-type="float">
            <text:p>127</text:p>
          </table:table-cell>
          <table:table-cell table:formula="of:=FLOOR(-128+[.A426]/2)" office:value-type="float" office:value="83" calcext:value-type="float">
            <text:p>83</text:p>
          </table:table-cell>
          <table:table-cell table:formula="of:=-128 + FLOOR(RAND() * 256)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FLOOR( 127 * SIN(RADIANS([.A427] * 360 / 512)))" office:value-type="float" office:value="-113" calcext:value-type="float">
            <text:p>-113</text:p>
          </table:table-cell>
          <table:table-cell table:formula="of:=IF([.A427]&lt;128; [.A427]; IF([.A427]&lt;384; 255-[.A427]; -512+[.A427]))" office:value-type="float" office:value="-88" calcext:value-type="float">
            <text:p>-88</text:p>
          </table:table-cell>
          <table:table-cell table:formula="of:=IF([.A427]&lt;256; -128; 127)" office:value-type="float" office:value="127" calcext:value-type="float">
            <text:p>127</text:p>
          </table:table-cell>
          <table:table-cell table:formula="of:=FLOOR(-128+[.A427]/2)" office:value-type="float" office:value="84" calcext:value-type="float">
            <text:p>84</text:p>
          </table:table-cell>
          <table:table-cell table:formula="of:=-128 + FLOOR(RAND() * 256)" office:value-type="float" office:value="-48" calcext:value-type="float">
            <text:p>-48</text:p>
          </table:table-cell>
          <table:table-cell table:number-columns-repeated="6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FLOOR( 127 * SIN(RADIANS([.A428] * 360 / 512)))" office:value-type="float" office:value="-112" calcext:value-type="float">
            <text:p>-112</text:p>
          </table:table-cell>
          <table:table-cell table:formula="of:=IF([.A428]&lt;128; [.A428]; IF([.A428]&lt;384; 255-[.A428]; -512+[.A428]))" office:value-type="float" office:value="-87" calcext:value-type="float">
            <text:p>-87</text:p>
          </table:table-cell>
          <table:table-cell table:formula="of:=IF([.A428]&lt;256; -128; 127)" office:value-type="float" office:value="127" calcext:value-type="float">
            <text:p>127</text:p>
          </table:table-cell>
          <table:table-cell table:formula="of:=FLOOR(-128+[.A428]/2)" office:value-type="float" office:value="84" calcext:value-type="float">
            <text:p>84</text:p>
          </table:table-cell>
          <table:table-cell table:formula="of:=-128 + FLOOR(RAND() * 256)" office:value-type="float" office:value="-25" calcext:value-type="float">
            <text:p>-25</text:p>
          </table:table-cell>
          <table:table-cell table:number-columns-repeated="6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FLOOR( 127 * SIN(RADIANS([.A429] * 360 / 512)))" office:value-type="float" office:value="-111" calcext:value-type="float">
            <text:p>-111</text:p>
          </table:table-cell>
          <table:table-cell table:formula="of:=IF([.A429]&lt;128; [.A429]; IF([.A429]&lt;384; 255-[.A429]; -512+[.A429]))" office:value-type="float" office:value="-86" calcext:value-type="float">
            <text:p>-86</text:p>
          </table:table-cell>
          <table:table-cell table:formula="of:=IF([.A429]&lt;256; -128; 127)" office:value-type="float" office:value="127" calcext:value-type="float">
            <text:p>127</text:p>
          </table:table-cell>
          <table:table-cell table:formula="of:=FLOOR(-128+[.A429]/2)" office:value-type="float" office:value="85" calcext:value-type="float">
            <text:p>85</text:p>
          </table:table-cell>
          <table:table-cell table:formula="of:=-128 + FLOOR(RAND() * 256)" office:value-type="float" office:value="-38" calcext:value-type="float">
            <text:p>-38</text:p>
          </table:table-cell>
          <table:table-cell table:number-columns-repeated="6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FLOOR( 127 * SIN(RADIANS([.A430] * 360 / 512)))" office:value-type="float" office:value="-110" calcext:value-type="float">
            <text:p>-110</text:p>
          </table:table-cell>
          <table:table-cell table:formula="of:=IF([.A430]&lt;128; [.A430]; IF([.A430]&lt;384; 255-[.A430]; -512+[.A430]))" office:value-type="float" office:value="-85" calcext:value-type="float">
            <text:p>-85</text:p>
          </table:table-cell>
          <table:table-cell table:formula="of:=IF([.A430]&lt;256; -128; 127)" office:value-type="float" office:value="127" calcext:value-type="float">
            <text:p>127</text:p>
          </table:table-cell>
          <table:table-cell table:formula="of:=FLOOR(-128+[.A430]/2)" office:value-type="float" office:value="85" calcext:value-type="float">
            <text:p>85</text:p>
          </table:table-cell>
          <table:table-cell table:formula="of:=-128 + FLOOR(RAND() * 256)" office:value-type="float" office:value="-4" calcext:value-type="float">
            <text:p>-4</text:p>
          </table:table-cell>
          <table:table-cell table:number-columns-repeated="6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FLOOR( 127 * SIN(RADIANS([.A431] * 360 / 512)))" office:value-type="float" office:value="-109" calcext:value-type="float">
            <text:p>-109</text:p>
          </table:table-cell>
          <table:table-cell table:formula="of:=IF([.A431]&lt;128; [.A431]; IF([.A431]&lt;384; 255-[.A431]; -512+[.A431]))" office:value-type="float" office:value="-84" calcext:value-type="float">
            <text:p>-84</text:p>
          </table:table-cell>
          <table:table-cell table:formula="of:=IF([.A431]&lt;256; -128; 127)" office:value-type="float" office:value="127" calcext:value-type="float">
            <text:p>127</text:p>
          </table:table-cell>
          <table:table-cell table:formula="of:=FLOOR(-128+[.A431]/2)" office:value-type="float" office:value="86" calcext:value-type="float">
            <text:p>86</text:p>
          </table:table-cell>
          <table:table-cell table:formula="of:=-128 + FLOOR(RAND() * 256)"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FLOOR( 127 * SIN(RADIANS([.A432] * 360 / 512)))" office:value-type="float" office:value="-109" calcext:value-type="float">
            <text:p>-109</text:p>
          </table:table-cell>
          <table:table-cell table:formula="of:=IF([.A432]&lt;128; [.A432]; IF([.A432]&lt;384; 255-[.A432]; -512+[.A432]))" office:value-type="float" office:value="-83" calcext:value-type="float">
            <text:p>-83</text:p>
          </table:table-cell>
          <table:table-cell table:formula="of:=IF([.A432]&lt;256; -128; 127)" office:value-type="float" office:value="127" calcext:value-type="float">
            <text:p>127</text:p>
          </table:table-cell>
          <table:table-cell table:formula="of:=FLOOR(-128+[.A432]/2)" office:value-type="float" office:value="86" calcext:value-type="float">
            <text:p>86</text:p>
          </table:table-cell>
          <table:table-cell table:formula="of:=-128 + FLOOR(RAND() * 256)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FLOOR( 127 * SIN(RADIANS([.A433] * 360 / 512)))" office:value-type="float" office:value="-108" calcext:value-type="float">
            <text:p>-108</text:p>
          </table:table-cell>
          <table:table-cell table:formula="of:=IF([.A433]&lt;128; [.A433]; IF([.A433]&lt;384; 255-[.A433]; -512+[.A433]))" office:value-type="float" office:value="-82" calcext:value-type="float">
            <text:p>-82</text:p>
          </table:table-cell>
          <table:table-cell table:formula="of:=IF([.A433]&lt;256; -128; 127)" office:value-type="float" office:value="127" calcext:value-type="float">
            <text:p>127</text:p>
          </table:table-cell>
          <table:table-cell table:formula="of:=FLOOR(-128+[.A433]/2)" office:value-type="float" office:value="87" calcext:value-type="float">
            <text:p>87</text:p>
          </table:table-cell>
          <table:table-cell table:formula="of:=-128 + FLOOR(RAND() * 256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FLOOR( 127 * SIN(RADIANS([.A434] * 360 / 512)))" office:value-type="float" office:value="-107" calcext:value-type="float">
            <text:p>-107</text:p>
          </table:table-cell>
          <table:table-cell table:formula="of:=IF([.A434]&lt;128; [.A434]; IF([.A434]&lt;384; 255-[.A434]; -512+[.A434]))" office:value-type="float" office:value="-81" calcext:value-type="float">
            <text:p>-81</text:p>
          </table:table-cell>
          <table:table-cell table:formula="of:=IF([.A434]&lt;256; -128; 127)" office:value-type="float" office:value="127" calcext:value-type="float">
            <text:p>127</text:p>
          </table:table-cell>
          <table:table-cell table:formula="of:=FLOOR(-128+[.A434]/2)" office:value-type="float" office:value="87" calcext:value-type="float">
            <text:p>87</text:p>
          </table:table-cell>
          <table:table-cell table:formula="of:=-128 + FLOOR(RAND() * 256)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FLOOR( 127 * SIN(RADIANS([.A435] * 360 / 512)))" office:value-type="float" office:value="-106" calcext:value-type="float">
            <text:p>-106</text:p>
          </table:table-cell>
          <table:table-cell table:formula="of:=IF([.A435]&lt;128; [.A435]; IF([.A435]&lt;384; 255-[.A435]; -512+[.A435]))" office:value-type="float" office:value="-80" calcext:value-type="float">
            <text:p>-80</text:p>
          </table:table-cell>
          <table:table-cell table:formula="of:=IF([.A435]&lt;256; -128; 127)" office:value-type="float" office:value="127" calcext:value-type="float">
            <text:p>127</text:p>
          </table:table-cell>
          <table:table-cell table:formula="of:=FLOOR(-128+[.A435]/2)" office:value-type="float" office:value="88" calcext:value-type="float">
            <text:p>88</text:p>
          </table:table-cell>
          <table:table-cell table:formula="of:=-128 + FLOOR(RAND() * 256)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FLOOR( 127 * SIN(RADIANS([.A436] * 360 / 512)))" office:value-type="float" office:value="-105" calcext:value-type="float">
            <text:p>-105</text:p>
          </table:table-cell>
          <table:table-cell table:formula="of:=IF([.A436]&lt;128; [.A436]; IF([.A436]&lt;384; 255-[.A436]; -512+[.A436]))" office:value-type="float" office:value="-79" calcext:value-type="float">
            <text:p>-79</text:p>
          </table:table-cell>
          <table:table-cell table:formula="of:=IF([.A436]&lt;256; -128; 127)" office:value-type="float" office:value="127" calcext:value-type="float">
            <text:p>127</text:p>
          </table:table-cell>
          <table:table-cell table:formula="of:=FLOOR(-128+[.A436]/2)" office:value-type="float" office:value="88" calcext:value-type="float">
            <text:p>88</text:p>
          </table:table-cell>
          <table:table-cell table:formula="of:=-128 + FLOOR(RAND() * 256)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FLOOR( 127 * SIN(RADIANS([.A437] * 360 / 512)))" office:value-type="float" office:value="-104" calcext:value-type="float">
            <text:p>-104</text:p>
          </table:table-cell>
          <table:table-cell table:formula="of:=IF([.A437]&lt;128; [.A437]; IF([.A437]&lt;384; 255-[.A437]; -512+[.A437]))" office:value-type="float" office:value="-78" calcext:value-type="float">
            <text:p>-78</text:p>
          </table:table-cell>
          <table:table-cell table:formula="of:=IF([.A437]&lt;256; -128; 127)" office:value-type="float" office:value="127" calcext:value-type="float">
            <text:p>127</text:p>
          </table:table-cell>
          <table:table-cell table:formula="of:=FLOOR(-128+[.A437]/2)" office:value-type="float" office:value="89" calcext:value-type="float">
            <text:p>89</text:p>
          </table:table-cell>
          <table:table-cell table:formula="of:=-128 + FLOOR(RAND() * 256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FLOOR( 127 * SIN(RADIANS([.A438] * 360 / 512)))" office:value-type="float" office:value="-103" calcext:value-type="float">
            <text:p>-103</text:p>
          </table:table-cell>
          <table:table-cell table:formula="of:=IF([.A438]&lt;128; [.A438]; IF([.A438]&lt;384; 255-[.A438]; -512+[.A438]))" office:value-type="float" office:value="-77" calcext:value-type="float">
            <text:p>-77</text:p>
          </table:table-cell>
          <table:table-cell table:formula="of:=IF([.A438]&lt;256; -128; 127)" office:value-type="float" office:value="127" calcext:value-type="float">
            <text:p>127</text:p>
          </table:table-cell>
          <table:table-cell table:formula="of:=FLOOR(-128+[.A438]/2)" office:value-type="float" office:value="89" calcext:value-type="float">
            <text:p>89</text:p>
          </table:table-cell>
          <table:table-cell table:formula="of:=-128 + FLOOR(RAND() * 256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FLOOR( 127 * SIN(RADIANS([.A439] * 360 / 512)))" office:value-type="float" office:value="-103" calcext:value-type="float">
            <text:p>-103</text:p>
          </table:table-cell>
          <table:table-cell table:formula="of:=IF([.A439]&lt;128; [.A439]; IF([.A439]&lt;384; 255-[.A439]; -512+[.A439]))" office:value-type="float" office:value="-76" calcext:value-type="float">
            <text:p>-76</text:p>
          </table:table-cell>
          <table:table-cell table:formula="of:=IF([.A439]&lt;256; -128; 127)" office:value-type="float" office:value="127" calcext:value-type="float">
            <text:p>127</text:p>
          </table:table-cell>
          <table:table-cell table:formula="of:=FLOOR(-128+[.A439]/2)" office:value-type="float" office:value="90" calcext:value-type="float">
            <text:p>90</text:p>
          </table:table-cell>
          <table:table-cell table:formula="of:=-128 + FLOOR(RAND() * 256)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FLOOR( 127 * SIN(RADIANS([.A440] * 360 / 512)))" office:value-type="float" office:value="-102" calcext:value-type="float">
            <text:p>-102</text:p>
          </table:table-cell>
          <table:table-cell table:formula="of:=IF([.A440]&lt;128; [.A440]; IF([.A440]&lt;384; 255-[.A440]; -512+[.A440]))" office:value-type="float" office:value="-75" calcext:value-type="float">
            <text:p>-75</text:p>
          </table:table-cell>
          <table:table-cell table:formula="of:=IF([.A440]&lt;256; -128; 127)" office:value-type="float" office:value="127" calcext:value-type="float">
            <text:p>127</text:p>
          </table:table-cell>
          <table:table-cell table:formula="of:=FLOOR(-128+[.A440]/2)" office:value-type="float" office:value="90" calcext:value-type="float">
            <text:p>90</text:p>
          </table:table-cell>
          <table:table-cell table:formula="of:=-128 + FLOOR(RAND() * 256)" office:value-type="float" office:value="-46" calcext:value-type="float">
            <text:p>-46</text:p>
          </table:table-cell>
          <table:table-cell table:number-columns-repeated="6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FLOOR( 127 * SIN(RADIANS([.A441] * 360 / 512)))" office:value-type="float" office:value="-101" calcext:value-type="float">
            <text:p>-101</text:p>
          </table:table-cell>
          <table:table-cell table:formula="of:=IF([.A441]&lt;128; [.A441]; IF([.A441]&lt;384; 255-[.A441]; -512+[.A441]))" office:value-type="float" office:value="-74" calcext:value-type="float">
            <text:p>-74</text:p>
          </table:table-cell>
          <table:table-cell table:formula="of:=IF([.A441]&lt;256; -128; 127)" office:value-type="float" office:value="127" calcext:value-type="float">
            <text:p>127</text:p>
          </table:table-cell>
          <table:table-cell table:formula="of:=FLOOR(-128+[.A441]/2)" office:value-type="float" office:value="91" calcext:value-type="float">
            <text:p>91</text:p>
          </table:table-cell>
          <table:table-cell table:formula="of:=-128 + FLOOR(RAND() * 256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FLOOR( 127 * SIN(RADIANS([.A442] * 360 / 512)))" office:value-type="float" office:value="-100" calcext:value-type="float">
            <text:p>-100</text:p>
          </table:table-cell>
          <table:table-cell table:formula="of:=IF([.A442]&lt;128; [.A442]; IF([.A442]&lt;384; 255-[.A442]; -512+[.A442]))" office:value-type="float" office:value="-73" calcext:value-type="float">
            <text:p>-73</text:p>
          </table:table-cell>
          <table:table-cell table:formula="of:=IF([.A442]&lt;256; -128; 127)" office:value-type="float" office:value="127" calcext:value-type="float">
            <text:p>127</text:p>
          </table:table-cell>
          <table:table-cell table:formula="of:=FLOOR(-128+[.A442]/2)" office:value-type="float" office:value="91" calcext:value-type="float">
            <text:p>91</text:p>
          </table:table-cell>
          <table:table-cell table:formula="of:=-128 + FLOOR(RAND() * 256)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FLOOR( 127 * SIN(RADIANS([.A443] * 360 / 512)))" office:value-type="float" office:value="-99" calcext:value-type="float">
            <text:p>-99</text:p>
          </table:table-cell>
          <table:table-cell table:formula="of:=IF([.A443]&lt;128; [.A443]; IF([.A443]&lt;384; 255-[.A443]; -512+[.A443]))" office:value-type="float" office:value="-72" calcext:value-type="float">
            <text:p>-72</text:p>
          </table:table-cell>
          <table:table-cell table:formula="of:=IF([.A443]&lt;256; -128; 127)" office:value-type="float" office:value="127" calcext:value-type="float">
            <text:p>127</text:p>
          </table:table-cell>
          <table:table-cell table:formula="of:=FLOOR(-128+[.A443]/2)" office:value-type="float" office:value="92" calcext:value-type="float">
            <text:p>92</text:p>
          </table:table-cell>
          <table:table-cell table:formula="of:=-128 + FLOOR(RAND() * 256)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FLOOR( 127 * SIN(RADIANS([.A444] * 360 / 512)))" office:value-type="float" office:value="-98" calcext:value-type="float">
            <text:p>-98</text:p>
          </table:table-cell>
          <table:table-cell table:formula="of:=IF([.A444]&lt;128; [.A444]; IF([.A444]&lt;384; 255-[.A444]; -512+[.A444]))" office:value-type="float" office:value="-71" calcext:value-type="float">
            <text:p>-71</text:p>
          </table:table-cell>
          <table:table-cell table:formula="of:=IF([.A444]&lt;256; -128; 127)" office:value-type="float" office:value="127" calcext:value-type="float">
            <text:p>127</text:p>
          </table:table-cell>
          <table:table-cell table:formula="of:=FLOOR(-128+[.A444]/2)" office:value-type="float" office:value="92" calcext:value-type="float">
            <text:p>92</text:p>
          </table:table-cell>
          <table:table-cell table:formula="of:=-128 + FLOOR(RAND() * 256)" office:value-type="float" office:value="-22" calcext:value-type="float">
            <text:p>-22</text:p>
          </table:table-cell>
          <table:table-cell table:number-columns-repeated="6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FLOOR( 127 * SIN(RADIANS([.A445] * 360 / 512)))" office:value-type="float" office:value="-97" calcext:value-type="float">
            <text:p>-97</text:p>
          </table:table-cell>
          <table:table-cell table:formula="of:=IF([.A445]&lt;128; [.A445]; IF([.A445]&lt;384; 255-[.A445]; -512+[.A445]))" office:value-type="float" office:value="-70" calcext:value-type="float">
            <text:p>-70</text:p>
          </table:table-cell>
          <table:table-cell table:formula="of:=IF([.A445]&lt;256; -128; 127)" office:value-type="float" office:value="127" calcext:value-type="float">
            <text:p>127</text:p>
          </table:table-cell>
          <table:table-cell table:formula="of:=FLOOR(-128+[.A445]/2)" office:value-type="float" office:value="93" calcext:value-type="float">
            <text:p>93</text:p>
          </table:table-cell>
          <table:table-cell table:formula="of:=-128 + FLOOR(RAND() * 256)" office:value-type="float" office:value="-46" calcext:value-type="float">
            <text:p>-46</text:p>
          </table:table-cell>
          <table:table-cell table:number-columns-repeated="6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FLOOR( 127 * SIN(RADIANS([.A446] * 360 / 512)))" office:value-type="float" office:value="-96" calcext:value-type="float">
            <text:p>-96</text:p>
          </table:table-cell>
          <table:table-cell table:formula="of:=IF([.A446]&lt;128; [.A446]; IF([.A446]&lt;384; 255-[.A446]; -512+[.A446]))" office:value-type="float" office:value="-69" calcext:value-type="float">
            <text:p>-69</text:p>
          </table:table-cell>
          <table:table-cell table:formula="of:=IF([.A446]&lt;256; -128; 127)" office:value-type="float" office:value="127" calcext:value-type="float">
            <text:p>127</text:p>
          </table:table-cell>
          <table:table-cell table:formula="of:=FLOOR(-128+[.A446]/2)" office:value-type="float" office:value="93" calcext:value-type="float">
            <text:p>93</text:p>
          </table:table-cell>
          <table:table-cell table:formula="of:=-128 + FLOOR(RAND() * 256)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FLOOR( 127 * SIN(RADIANS([.A447] * 360 / 512)))" office:value-type="float" office:value="-95" calcext:value-type="float">
            <text:p>-95</text:p>
          </table:table-cell>
          <table:table-cell table:formula="of:=IF([.A447]&lt;128; [.A447]; IF([.A447]&lt;384; 255-[.A447]; -512+[.A447]))" office:value-type="float" office:value="-68" calcext:value-type="float">
            <text:p>-68</text:p>
          </table:table-cell>
          <table:table-cell table:formula="of:=IF([.A447]&lt;256; -128; 127)" office:value-type="float" office:value="127" calcext:value-type="float">
            <text:p>127</text:p>
          </table:table-cell>
          <table:table-cell table:formula="of:=FLOOR(-128+[.A447]/2)" office:value-type="float" office:value="94" calcext:value-type="float">
            <text:p>94</text:p>
          </table:table-cell>
          <table:table-cell table:formula="of:=-128 + FLOOR(RAND() * 256)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FLOOR( 127 * SIN(RADIANS([.A448] * 360 / 512)))" office:value-type="float" office:value="-94" calcext:value-type="float">
            <text:p>-94</text:p>
          </table:table-cell>
          <table:table-cell table:formula="of:=IF([.A448]&lt;128; [.A448]; IF([.A448]&lt;384; 255-[.A448]; -512+[.A448]))" office:value-type="float" office:value="-67" calcext:value-type="float">
            <text:p>-67</text:p>
          </table:table-cell>
          <table:table-cell table:formula="of:=IF([.A448]&lt;256; -128; 127)" office:value-type="float" office:value="127" calcext:value-type="float">
            <text:p>127</text:p>
          </table:table-cell>
          <table:table-cell table:formula="of:=FLOOR(-128+[.A448]/2)" office:value-type="float" office:value="94" calcext:value-type="float">
            <text:p>94</text:p>
          </table:table-cell>
          <table:table-cell table:formula="of:=-128 + FLOOR(RAND() * 256)" office:value-type="float" office:value="-29" calcext:value-type="float">
            <text:p>-29</text:p>
          </table:table-cell>
          <table:table-cell table:number-columns-repeated="6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FLOOR( 127 * SIN(RADIANS([.A449] * 360 / 512)))" office:value-type="float" office:value="-92" calcext:value-type="float">
            <text:p>-92</text:p>
          </table:table-cell>
          <table:table-cell table:formula="of:=IF([.A449]&lt;128; [.A449]; IF([.A449]&lt;384; 255-[.A449]; -512+[.A449]))" office:value-type="float" office:value="-66" calcext:value-type="float">
            <text:p>-66</text:p>
          </table:table-cell>
          <table:table-cell table:formula="of:=IF([.A449]&lt;256; -128; 127)" office:value-type="float" office:value="127" calcext:value-type="float">
            <text:p>127</text:p>
          </table:table-cell>
          <table:table-cell table:formula="of:=FLOOR(-128+[.A449]/2)" office:value-type="float" office:value="95" calcext:value-type="float">
            <text:p>95</text:p>
          </table:table-cell>
          <table:table-cell table:formula="of:=-128 + FLOOR(RAND() * 256)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FLOOR( 127 * SIN(RADIANS([.A450] * 360 / 512)))" office:value-type="float" office:value="-91" calcext:value-type="float">
            <text:p>-91</text:p>
          </table:table-cell>
          <table:table-cell table:formula="of:=IF([.A450]&lt;128; [.A450]; IF([.A450]&lt;384; 255-[.A450]; -512+[.A450]))" office:value-type="float" office:value="-65" calcext:value-type="float">
            <text:p>-65</text:p>
          </table:table-cell>
          <table:table-cell table:formula="of:=IF([.A450]&lt;256; -128; 127)" office:value-type="float" office:value="127" calcext:value-type="float">
            <text:p>127</text:p>
          </table:table-cell>
          <table:table-cell table:formula="of:=FLOOR(-128+[.A450]/2)" office:value-type="float" office:value="95" calcext:value-type="float">
            <text:p>95</text:p>
          </table:table-cell>
          <table:table-cell table:formula="of:=-128 + FLOOR(RAND() * 256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FLOOR( 127 * SIN(RADIANS([.A451] * 360 / 512)))" office:value-type="float" office:value="-90" calcext:value-type="float">
            <text:p>-90</text:p>
          </table:table-cell>
          <table:table-cell table:formula="of:=IF([.A451]&lt;128; [.A451]; IF([.A451]&lt;384; 255-[.A451]; -512+[.A451]))" office:value-type="float" office:value="-64" calcext:value-type="float">
            <text:p>-64</text:p>
          </table:table-cell>
          <table:table-cell table:formula="of:=IF([.A451]&lt;256; -128; 127)" office:value-type="float" office:value="127" calcext:value-type="float">
            <text:p>127</text:p>
          </table:table-cell>
          <table:table-cell table:formula="of:=FLOOR(-128+[.A451]/2)" office:value-type="float" office:value="96" calcext:value-type="float">
            <text:p>96</text:p>
          </table:table-cell>
          <table:table-cell table:formula="of:=-128 + FLOOR(RAND() * 256)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FLOOR( 127 * SIN(RADIANS([.A452] * 360 / 512)))" office:value-type="float" office:value="-89" calcext:value-type="float">
            <text:p>-89</text:p>
          </table:table-cell>
          <table:table-cell table:formula="of:=IF([.A452]&lt;128; [.A452]; IF([.A452]&lt;384; 255-[.A452]; -512+[.A452]))" office:value-type="float" office:value="-63" calcext:value-type="float">
            <text:p>-63</text:p>
          </table:table-cell>
          <table:table-cell table:formula="of:=IF([.A452]&lt;256; -128; 127)" office:value-type="float" office:value="127" calcext:value-type="float">
            <text:p>127</text:p>
          </table:table-cell>
          <table:table-cell table:formula="of:=FLOOR(-128+[.A452]/2)" office:value-type="float" office:value="96" calcext:value-type="float">
            <text:p>96</text:p>
          </table:table-cell>
          <table:table-cell table:formula="of:=-128 + FLOOR(RAND() * 256)" office:value-type="float" office:value="-26" calcext:value-type="float">
            <text:p>-26</text:p>
          </table:table-cell>
          <table:table-cell table:number-columns-repeated="6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FLOOR( 127 * SIN(RADIANS([.A453] * 360 / 512)))" office:value-type="float" office:value="-88" calcext:value-type="float">
            <text:p>-88</text:p>
          </table:table-cell>
          <table:table-cell table:formula="of:=IF([.A453]&lt;128; [.A453]; IF([.A453]&lt;384; 255-[.A453]; -512+[.A453]))" office:value-type="float" office:value="-62" calcext:value-type="float">
            <text:p>-62</text:p>
          </table:table-cell>
          <table:table-cell table:formula="of:=IF([.A453]&lt;256; -128; 127)" office:value-type="float" office:value="127" calcext:value-type="float">
            <text:p>127</text:p>
          </table:table-cell>
          <table:table-cell table:formula="of:=FLOOR(-128+[.A453]/2)" office:value-type="float" office:value="97" calcext:value-type="float">
            <text:p>97</text:p>
          </table:table-cell>
          <table:table-cell table:formula="of:=-128 + FLOOR(RAND() * 256)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FLOOR( 127 * SIN(RADIANS([.A454] * 360 / 512)))" office:value-type="float" office:value="-87" calcext:value-type="float">
            <text:p>-87</text:p>
          </table:table-cell>
          <table:table-cell table:formula="of:=IF([.A454]&lt;128; [.A454]; IF([.A454]&lt;384; 255-[.A454]; -512+[.A454]))" office:value-type="float" office:value="-61" calcext:value-type="float">
            <text:p>-61</text:p>
          </table:table-cell>
          <table:table-cell table:formula="of:=IF([.A454]&lt;256; -128; 127)" office:value-type="float" office:value="127" calcext:value-type="float">
            <text:p>127</text:p>
          </table:table-cell>
          <table:table-cell table:formula="of:=FLOOR(-128+[.A454]/2)" office:value-type="float" office:value="97" calcext:value-type="float">
            <text:p>97</text:p>
          </table:table-cell>
          <table:table-cell table:formula="of:=-128 + FLOOR(RAND() * 256)" office:value-type="float" office:value="-104" calcext:value-type="float">
            <text:p>-104</text:p>
          </table:table-cell>
          <table:table-cell table:number-columns-repeated="6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FLOOR( 127 * SIN(RADIANS([.A455] * 360 / 512)))" office:value-type="float" office:value="-86" calcext:value-type="float">
            <text:p>-86</text:p>
          </table:table-cell>
          <table:table-cell table:formula="of:=IF([.A455]&lt;128; [.A455]; IF([.A455]&lt;384; 255-[.A455]; -512+[.A455]))" office:value-type="float" office:value="-60" calcext:value-type="float">
            <text:p>-60</text:p>
          </table:table-cell>
          <table:table-cell table:formula="of:=IF([.A455]&lt;256; -128; 127)" office:value-type="float" office:value="127" calcext:value-type="float">
            <text:p>127</text:p>
          </table:table-cell>
          <table:table-cell table:formula="of:=FLOOR(-128+[.A455]/2)" office:value-type="float" office:value="98" calcext:value-type="float">
            <text:p>98</text:p>
          </table:table-cell>
          <table:table-cell table:formula="of:=-128 + FLOOR(RAND() * 256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FLOOR( 127 * SIN(RADIANS([.A456] * 360 / 512)))" office:value-type="float" office:value="-85" calcext:value-type="float">
            <text:p>-85</text:p>
          </table:table-cell>
          <table:table-cell table:formula="of:=IF([.A456]&lt;128; [.A456]; IF([.A456]&lt;384; 255-[.A456]; -512+[.A456]))" office:value-type="float" office:value="-59" calcext:value-type="float">
            <text:p>-59</text:p>
          </table:table-cell>
          <table:table-cell table:formula="of:=IF([.A456]&lt;256; -128; 127)" office:value-type="float" office:value="127" calcext:value-type="float">
            <text:p>127</text:p>
          </table:table-cell>
          <table:table-cell table:formula="of:=FLOOR(-128+[.A456]/2)" office:value-type="float" office:value="98" calcext:value-type="float">
            <text:p>98</text:p>
          </table:table-cell>
          <table:table-cell table:formula="of:=-128 + FLOOR(RAND() * 256)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FLOOR( 127 * SIN(RADIANS([.A457] * 360 / 512)))" office:value-type="float" office:value="-83" calcext:value-type="float">
            <text:p>-83</text:p>
          </table:table-cell>
          <table:table-cell table:formula="of:=IF([.A457]&lt;128; [.A457]; IF([.A457]&lt;384; 255-[.A457]; -512+[.A457]))" office:value-type="float" office:value="-58" calcext:value-type="float">
            <text:p>-58</text:p>
          </table:table-cell>
          <table:table-cell table:formula="of:=IF([.A457]&lt;256; -128; 127)" office:value-type="float" office:value="127" calcext:value-type="float">
            <text:p>127</text:p>
          </table:table-cell>
          <table:table-cell table:formula="of:=FLOOR(-128+[.A457]/2)" office:value-type="float" office:value="99" calcext:value-type="float">
            <text:p>99</text:p>
          </table:table-cell>
          <table:table-cell table:formula="of:=-128 + FLOOR(RAND() * 256)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FLOOR( 127 * SIN(RADIANS([.A458] * 360 / 512)))" office:value-type="float" office:value="-82" calcext:value-type="float">
            <text:p>-82</text:p>
          </table:table-cell>
          <table:table-cell table:formula="of:=IF([.A458]&lt;128; [.A458]; IF([.A458]&lt;384; 255-[.A458]; -512+[.A458]))" office:value-type="float" office:value="-57" calcext:value-type="float">
            <text:p>-57</text:p>
          </table:table-cell>
          <table:table-cell table:formula="of:=IF([.A458]&lt;256; -128; 127)" office:value-type="float" office:value="127" calcext:value-type="float">
            <text:p>127</text:p>
          </table:table-cell>
          <table:table-cell table:formula="of:=FLOOR(-128+[.A458]/2)" office:value-type="float" office:value="99" calcext:value-type="float">
            <text:p>99</text:p>
          </table:table-cell>
          <table:table-cell table:formula="of:=-128 + FLOOR(RAND() * 256)" office:value-type="float" office:value="-126" calcext:value-type="float">
            <text:p>-126</text:p>
          </table:table-cell>
          <table:table-cell table:number-columns-repeated="6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FLOOR( 127 * SIN(RADIANS([.A459] * 360 / 512)))" office:value-type="float" office:value="-81" calcext:value-type="float">
            <text:p>-81</text:p>
          </table:table-cell>
          <table:table-cell table:formula="of:=IF([.A459]&lt;128; [.A459]; IF([.A459]&lt;384; 255-[.A459]; -512+[.A459]))" office:value-type="float" office:value="-56" calcext:value-type="float">
            <text:p>-56</text:p>
          </table:table-cell>
          <table:table-cell table:formula="of:=IF([.A459]&lt;256; -128; 127)" office:value-type="float" office:value="127" calcext:value-type="float">
            <text:p>127</text:p>
          </table:table-cell>
          <table:table-cell table:formula="of:=FLOOR(-128+[.A459]/2)" office:value-type="float" office:value="100" calcext:value-type="float">
            <text:p>100</text:p>
          </table:table-cell>
          <table:table-cell table:formula="of:=-128 + FLOOR(RAND() * 256)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FLOOR( 127 * SIN(RADIANS([.A460] * 360 / 512)))" office:value-type="float" office:value="-80" calcext:value-type="float">
            <text:p>-80</text:p>
          </table:table-cell>
          <table:table-cell table:formula="of:=IF([.A460]&lt;128; [.A460]; IF([.A460]&lt;384; 255-[.A460]; -512+[.A460]))" office:value-type="float" office:value="-55" calcext:value-type="float">
            <text:p>-55</text:p>
          </table:table-cell>
          <table:table-cell table:formula="of:=IF([.A460]&lt;256; -128; 127)" office:value-type="float" office:value="127" calcext:value-type="float">
            <text:p>127</text:p>
          </table:table-cell>
          <table:table-cell table:formula="of:=FLOOR(-128+[.A460]/2)" office:value-type="float" office:value="100" calcext:value-type="float">
            <text:p>100</text:p>
          </table:table-cell>
          <table:table-cell table:formula="of:=-128 + FLOOR(RAND() * 256)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FLOOR( 127 * SIN(RADIANS([.A461] * 360 / 512)))" office:value-type="float" office:value="-79" calcext:value-type="float">
            <text:p>-79</text:p>
          </table:table-cell>
          <table:table-cell table:formula="of:=IF([.A461]&lt;128; [.A461]; IF([.A461]&lt;384; 255-[.A461]; -512+[.A461]))" office:value-type="float" office:value="-54" calcext:value-type="float">
            <text:p>-54</text:p>
          </table:table-cell>
          <table:table-cell table:formula="of:=IF([.A461]&lt;256; -128; 127)" office:value-type="float" office:value="127" calcext:value-type="float">
            <text:p>127</text:p>
          </table:table-cell>
          <table:table-cell table:formula="of:=FLOOR(-128+[.A461]/2)" office:value-type="float" office:value="101" calcext:value-type="float">
            <text:p>101</text:p>
          </table:table-cell>
          <table:table-cell table:formula="of:=-128 + FLOOR(RAND() * 256)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FLOOR( 127 * SIN(RADIANS([.A462] * 360 / 512)))" office:value-type="float" office:value="-77" calcext:value-type="float">
            <text:p>-77</text:p>
          </table:table-cell>
          <table:table-cell table:formula="of:=IF([.A462]&lt;128; [.A462]; IF([.A462]&lt;384; 255-[.A462]; -512+[.A462]))" office:value-type="float" office:value="-53" calcext:value-type="float">
            <text:p>-53</text:p>
          </table:table-cell>
          <table:table-cell table:formula="of:=IF([.A462]&lt;256; -128; 127)" office:value-type="float" office:value="127" calcext:value-type="float">
            <text:p>127</text:p>
          </table:table-cell>
          <table:table-cell table:formula="of:=FLOOR(-128+[.A462]/2)" office:value-type="float" office:value="101" calcext:value-type="float">
            <text:p>101</text:p>
          </table:table-cell>
          <table:table-cell table:formula="of:=-128 + FLOOR(RAND() * 256)" office:value-type="float" office:value="-51" calcext:value-type="float">
            <text:p>-51</text:p>
          </table:table-cell>
          <table:table-cell table:number-columns-repeated="6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FLOOR( 127 * SIN(RADIANS([.A463] * 360 / 512)))" office:value-type="float" office:value="-76" calcext:value-type="float">
            <text:p>-76</text:p>
          </table:table-cell>
          <table:table-cell table:formula="of:=IF([.A463]&lt;128; [.A463]; IF([.A463]&lt;384; 255-[.A463]; -512+[.A463]))" office:value-type="float" office:value="-52" calcext:value-type="float">
            <text:p>-52</text:p>
          </table:table-cell>
          <table:table-cell table:formula="of:=IF([.A463]&lt;256; -128; 127)" office:value-type="float" office:value="127" calcext:value-type="float">
            <text:p>127</text:p>
          </table:table-cell>
          <table:table-cell table:formula="of:=FLOOR(-128+[.A463]/2)" office:value-type="float" office:value="102" calcext:value-type="float">
            <text:p>102</text:p>
          </table:table-cell>
          <table:table-cell table:formula="of:=-128 + FLOOR(RAND() * 256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FLOOR( 127 * SIN(RADIANS([.A464] * 360 / 512)))" office:value-type="float" office:value="-75" calcext:value-type="float">
            <text:p>-75</text:p>
          </table:table-cell>
          <table:table-cell table:formula="of:=IF([.A464]&lt;128; [.A464]; IF([.A464]&lt;384; 255-[.A464]; -512+[.A464]))" office:value-type="float" office:value="-51" calcext:value-type="float">
            <text:p>-51</text:p>
          </table:table-cell>
          <table:table-cell table:formula="of:=IF([.A464]&lt;256; -128; 127)" office:value-type="float" office:value="127" calcext:value-type="float">
            <text:p>127</text:p>
          </table:table-cell>
          <table:table-cell table:formula="of:=FLOOR(-128+[.A464]/2)" office:value-type="float" office:value="102" calcext:value-type="float">
            <text:p>102</text:p>
          </table:table-cell>
          <table:table-cell table:formula="of:=-128 + FLOOR(RAND() * 256)" office:value-type="float" office:value="-49" calcext:value-type="float">
            <text:p>-49</text:p>
          </table:table-cell>
          <table:table-cell table:number-columns-repeated="6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FLOOR( 127 * SIN(RADIANS([.A465] * 360 / 512)))" office:value-type="float" office:value="-74" calcext:value-type="float">
            <text:p>-74</text:p>
          </table:table-cell>
          <table:table-cell table:formula="of:=IF([.A465]&lt;128; [.A465]; IF([.A465]&lt;384; 255-[.A465]; -512+[.A465]))" office:value-type="float" office:value="-50" calcext:value-type="float">
            <text:p>-50</text:p>
          </table:table-cell>
          <table:table-cell table:formula="of:=IF([.A465]&lt;256; -128; 127)" office:value-type="float" office:value="127" calcext:value-type="float">
            <text:p>127</text:p>
          </table:table-cell>
          <table:table-cell table:formula="of:=FLOOR(-128+[.A465]/2)" office:value-type="float" office:value="103" calcext:value-type="float">
            <text:p>103</text:p>
          </table:table-cell>
          <table:table-cell table:formula="of:=-128 + FLOOR(RAND() * 256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FLOOR( 127 * SIN(RADIANS([.A466] * 360 / 512)))" office:value-type="float" office:value="-72" calcext:value-type="float">
            <text:p>-72</text:p>
          </table:table-cell>
          <table:table-cell table:formula="of:=IF([.A466]&lt;128; [.A466]; IF([.A466]&lt;384; 255-[.A466]; -512+[.A466]))" office:value-type="float" office:value="-49" calcext:value-type="float">
            <text:p>-49</text:p>
          </table:table-cell>
          <table:table-cell table:formula="of:=IF([.A466]&lt;256; -128; 127)" office:value-type="float" office:value="127" calcext:value-type="float">
            <text:p>127</text:p>
          </table:table-cell>
          <table:table-cell table:formula="of:=FLOOR(-128+[.A466]/2)" office:value-type="float" office:value="103" calcext:value-type="float">
            <text:p>103</text:p>
          </table:table-cell>
          <table:table-cell table:formula="of:=-128 + FLOOR(RAND() * 256)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FLOOR( 127 * SIN(RADIANS([.A467] * 360 / 512)))" office:value-type="float" office:value="-71" calcext:value-type="float">
            <text:p>-71</text:p>
          </table:table-cell>
          <table:table-cell table:formula="of:=IF([.A467]&lt;128; [.A467]; IF([.A467]&lt;384; 255-[.A467]; -512+[.A467]))" office:value-type="float" office:value="-48" calcext:value-type="float">
            <text:p>-48</text:p>
          </table:table-cell>
          <table:table-cell table:formula="of:=IF([.A467]&lt;256; -128; 127)" office:value-type="float" office:value="127" calcext:value-type="float">
            <text:p>127</text:p>
          </table:table-cell>
          <table:table-cell table:formula="of:=FLOOR(-128+[.A467]/2)" office:value-type="float" office:value="104" calcext:value-type="float">
            <text:p>104</text:p>
          </table:table-cell>
          <table:table-cell table:formula="of:=-128 + FLOOR(RAND() * 256)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FLOOR( 127 * SIN(RADIANS([.A468] * 360 / 512)))" office:value-type="float" office:value="-70" calcext:value-type="float">
            <text:p>-70</text:p>
          </table:table-cell>
          <table:table-cell table:formula="of:=IF([.A468]&lt;128; [.A468]; IF([.A468]&lt;384; 255-[.A468]; -512+[.A468]))" office:value-type="float" office:value="-47" calcext:value-type="float">
            <text:p>-47</text:p>
          </table:table-cell>
          <table:table-cell table:formula="of:=IF([.A468]&lt;256; -128; 127)" office:value-type="float" office:value="127" calcext:value-type="float">
            <text:p>127</text:p>
          </table:table-cell>
          <table:table-cell table:formula="of:=FLOOR(-128+[.A468]/2)" office:value-type="float" office:value="104" calcext:value-type="float">
            <text:p>104</text:p>
          </table:table-cell>
          <table:table-cell table:formula="of:=-128 + FLOOR(RAND() * 256)" office:value-type="float" office:value="-104" calcext:value-type="float">
            <text:p>-104</text:p>
          </table:table-cell>
          <table:table-cell table:number-columns-repeated="6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FLOOR( 127 * SIN(RADIANS([.A469] * 360 / 512)))" office:value-type="float" office:value="-68" calcext:value-type="float">
            <text:p>-68</text:p>
          </table:table-cell>
          <table:table-cell table:formula="of:=IF([.A469]&lt;128; [.A469]; IF([.A469]&lt;384; 255-[.A469]; -512+[.A469]))" office:value-type="float" office:value="-46" calcext:value-type="float">
            <text:p>-46</text:p>
          </table:table-cell>
          <table:table-cell table:formula="of:=IF([.A469]&lt;256; -128; 127)" office:value-type="float" office:value="127" calcext:value-type="float">
            <text:p>127</text:p>
          </table:table-cell>
          <table:table-cell table:formula="of:=FLOOR(-128+[.A469]/2)" office:value-type="float" office:value="105" calcext:value-type="float">
            <text:p>105</text:p>
          </table:table-cell>
          <table:table-cell table:formula="of:=-128 + FLOOR(RAND() * 256)" office:value-type="float" office:value="-46" calcext:value-type="float">
            <text:p>-46</text:p>
          </table:table-cell>
          <table:table-cell table:number-columns-repeated="6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FLOOR( 127 * SIN(RADIANS([.A470] * 360 / 512)))" office:value-type="float" office:value="-67" calcext:value-type="float">
            <text:p>-67</text:p>
          </table:table-cell>
          <table:table-cell table:formula="of:=IF([.A470]&lt;128; [.A470]; IF([.A470]&lt;384; 255-[.A470]; -512+[.A470]))" office:value-type="float" office:value="-45" calcext:value-type="float">
            <text:p>-45</text:p>
          </table:table-cell>
          <table:table-cell table:formula="of:=IF([.A470]&lt;256; -128; 127)" office:value-type="float" office:value="127" calcext:value-type="float">
            <text:p>127</text:p>
          </table:table-cell>
          <table:table-cell table:formula="of:=FLOOR(-128+[.A470]/2)" office:value-type="float" office:value="105" calcext:value-type="float">
            <text:p>105</text:p>
          </table:table-cell>
          <table:table-cell table:formula="of:=-128 + FLOOR(RAND() * 256)" office:value-type="float" office:value="-73" calcext:value-type="float">
            <text:p>-73</text:p>
          </table:table-cell>
          <table:table-cell table:number-columns-repeated="6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FLOOR( 127 * SIN(RADIANS([.A471] * 360 / 512)))" office:value-type="float" office:value="-66" calcext:value-type="float">
            <text:p>-66</text:p>
          </table:table-cell>
          <table:table-cell table:formula="of:=IF([.A471]&lt;128; [.A471]; IF([.A471]&lt;384; 255-[.A471]; -512+[.A471]))" office:value-type="float" office:value="-44" calcext:value-type="float">
            <text:p>-44</text:p>
          </table:table-cell>
          <table:table-cell table:formula="of:=IF([.A471]&lt;256; -128; 127)" office:value-type="float" office:value="127" calcext:value-type="float">
            <text:p>127</text:p>
          </table:table-cell>
          <table:table-cell table:formula="of:=FLOOR(-128+[.A471]/2)" office:value-type="float" office:value="106" calcext:value-type="float">
            <text:p>106</text:p>
          </table:table-cell>
          <table:table-cell table:formula="of:=-128 + FLOOR(RAND() * 256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FLOOR( 127 * SIN(RADIANS([.A472] * 360 / 512)))" office:value-type="float" office:value="-64" calcext:value-type="float">
            <text:p>-64</text:p>
          </table:table-cell>
          <table:table-cell table:formula="of:=IF([.A472]&lt;128; [.A472]; IF([.A472]&lt;384; 255-[.A472]; -512+[.A472]))" office:value-type="float" office:value="-43" calcext:value-type="float">
            <text:p>-43</text:p>
          </table:table-cell>
          <table:table-cell table:formula="of:=IF([.A472]&lt;256; -128; 127)" office:value-type="float" office:value="127" calcext:value-type="float">
            <text:p>127</text:p>
          </table:table-cell>
          <table:table-cell table:formula="of:=FLOOR(-128+[.A472]/2)" office:value-type="float" office:value="106" calcext:value-type="float">
            <text:p>106</text:p>
          </table:table-cell>
          <table:table-cell table:formula="of:=-128 + FLOOR(RAND() * 256)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FLOOR( 127 * SIN(RADIANS([.A473] * 360 / 512)))" office:value-type="float" office:value="-63" calcext:value-type="float">
            <text:p>-63</text:p>
          </table:table-cell>
          <table:table-cell table:formula="of:=IF([.A473]&lt;128; [.A473]; IF([.A473]&lt;384; 255-[.A473]; -512+[.A473]))" office:value-type="float" office:value="-42" calcext:value-type="float">
            <text:p>-42</text:p>
          </table:table-cell>
          <table:table-cell table:formula="of:=IF([.A473]&lt;256; -128; 127)" office:value-type="float" office:value="127" calcext:value-type="float">
            <text:p>127</text:p>
          </table:table-cell>
          <table:table-cell table:formula="of:=FLOOR(-128+[.A473]/2)" office:value-type="float" office:value="107" calcext:value-type="float">
            <text:p>107</text:p>
          </table:table-cell>
          <table:table-cell table:formula="of:=-128 + FLOOR(RAND() * 256)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FLOOR( 127 * SIN(RADIANS([.A474] * 360 / 512)))" office:value-type="float" office:value="-62" calcext:value-type="float">
            <text:p>-62</text:p>
          </table:table-cell>
          <table:table-cell table:formula="of:=IF([.A474]&lt;128; [.A474]; IF([.A474]&lt;384; 255-[.A474]; -512+[.A474]))" office:value-type="float" office:value="-41" calcext:value-type="float">
            <text:p>-41</text:p>
          </table:table-cell>
          <table:table-cell table:formula="of:=IF([.A474]&lt;256; -128; 127)" office:value-type="float" office:value="127" calcext:value-type="float">
            <text:p>127</text:p>
          </table:table-cell>
          <table:table-cell table:formula="of:=FLOOR(-128+[.A474]/2)" office:value-type="float" office:value="107" calcext:value-type="float">
            <text:p>107</text:p>
          </table:table-cell>
          <table:table-cell table:formula="of:=-128 + FLOOR(RAND() * 256)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FLOOR( 127 * SIN(RADIANS([.A475] * 360 / 512)))" office:value-type="float" office:value="-60" calcext:value-type="float">
            <text:p>-60</text:p>
          </table:table-cell>
          <table:table-cell table:formula="of:=IF([.A475]&lt;128; [.A475]; IF([.A475]&lt;384; 255-[.A475]; -512+[.A475]))" office:value-type="float" office:value="-40" calcext:value-type="float">
            <text:p>-40</text:p>
          </table:table-cell>
          <table:table-cell table:formula="of:=IF([.A475]&lt;256; -128; 127)" office:value-type="float" office:value="127" calcext:value-type="float">
            <text:p>127</text:p>
          </table:table-cell>
          <table:table-cell table:formula="of:=FLOOR(-128+[.A475]/2)" office:value-type="float" office:value="108" calcext:value-type="float">
            <text:p>108</text:p>
          </table:table-cell>
          <table:table-cell table:formula="of:=-128 + FLOOR(RAND() * 256)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FLOOR( 127 * SIN(RADIANS([.A476] * 360 / 512)))" office:value-type="float" office:value="-59" calcext:value-type="float">
            <text:p>-59</text:p>
          </table:table-cell>
          <table:table-cell table:formula="of:=IF([.A476]&lt;128; [.A476]; IF([.A476]&lt;384; 255-[.A476]; -512+[.A476]))" office:value-type="float" office:value="-39" calcext:value-type="float">
            <text:p>-39</text:p>
          </table:table-cell>
          <table:table-cell table:formula="of:=IF([.A476]&lt;256; -128; 127)" office:value-type="float" office:value="127" calcext:value-type="float">
            <text:p>127</text:p>
          </table:table-cell>
          <table:table-cell table:formula="of:=FLOOR(-128+[.A476]/2)" office:value-type="float" office:value="108" calcext:value-type="float">
            <text:p>108</text:p>
          </table:table-cell>
          <table:table-cell table:formula="of:=-128 + FLOOR(RAND() * 256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FLOOR( 127 * SIN(RADIANS([.A477] * 360 / 512)))" office:value-type="float" office:value="-58" calcext:value-type="float">
            <text:p>-58</text:p>
          </table:table-cell>
          <table:table-cell table:formula="of:=IF([.A477]&lt;128; [.A477]; IF([.A477]&lt;384; 255-[.A477]; -512+[.A477]))" office:value-type="float" office:value="-38" calcext:value-type="float">
            <text:p>-38</text:p>
          </table:table-cell>
          <table:table-cell table:formula="of:=IF([.A477]&lt;256; -128; 127)" office:value-type="float" office:value="127" calcext:value-type="float">
            <text:p>127</text:p>
          </table:table-cell>
          <table:table-cell table:formula="of:=FLOOR(-128+[.A477]/2)" office:value-type="float" office:value="109" calcext:value-type="float">
            <text:p>109</text:p>
          </table:table-cell>
          <table:table-cell table:formula="of:=-128 + FLOOR(RAND() * 256)" office:value-type="float" office:value="-86" calcext:value-type="float">
            <text:p>-86</text:p>
          </table:table-cell>
          <table:table-cell table:number-columns-repeated="6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FLOOR( 127 * SIN(RADIANS([.A478] * 360 / 512)))" office:value-type="float" office:value="-56" calcext:value-type="float">
            <text:p>-56</text:p>
          </table:table-cell>
          <table:table-cell table:formula="of:=IF([.A478]&lt;128; [.A478]; IF([.A478]&lt;384; 255-[.A478]; -512+[.A478]))" office:value-type="float" office:value="-37" calcext:value-type="float">
            <text:p>-37</text:p>
          </table:table-cell>
          <table:table-cell table:formula="of:=IF([.A478]&lt;256; -128; 127)" office:value-type="float" office:value="127" calcext:value-type="float">
            <text:p>127</text:p>
          </table:table-cell>
          <table:table-cell table:formula="of:=FLOOR(-128+[.A478]/2)" office:value-type="float" office:value="109" calcext:value-type="float">
            <text:p>109</text:p>
          </table:table-cell>
          <table:table-cell table:formula="of:=-128 + FLOOR(RAND() * 256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FLOOR( 127 * SIN(RADIANS([.A479] * 360 / 512)))" office:value-type="float" office:value="-55" calcext:value-type="float">
            <text:p>-55</text:p>
          </table:table-cell>
          <table:table-cell table:formula="of:=IF([.A479]&lt;128; [.A479]; IF([.A479]&lt;384; 255-[.A479]; -512+[.A479]))" office:value-type="float" office:value="-36" calcext:value-type="float">
            <text:p>-36</text:p>
          </table:table-cell>
          <table:table-cell table:formula="of:=IF([.A479]&lt;256; -128; 127)" office:value-type="float" office:value="127" calcext:value-type="float">
            <text:p>127</text:p>
          </table:table-cell>
          <table:table-cell table:formula="of:=FLOOR(-128+[.A479]/2)" office:value-type="float" office:value="110" calcext:value-type="float">
            <text:p>110</text:p>
          </table:table-cell>
          <table:table-cell table:formula="of:=-128 + FLOOR(RAND() * 256)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FLOOR( 127 * SIN(RADIANS([.A480] * 360 / 512)))" office:value-type="float" office:value="-53" calcext:value-type="float">
            <text:p>-53</text:p>
          </table:table-cell>
          <table:table-cell table:formula="of:=IF([.A480]&lt;128; [.A480]; IF([.A480]&lt;384; 255-[.A480]; -512+[.A480]))" office:value-type="float" office:value="-35" calcext:value-type="float">
            <text:p>-35</text:p>
          </table:table-cell>
          <table:table-cell table:formula="of:=IF([.A480]&lt;256; -128; 127)" office:value-type="float" office:value="127" calcext:value-type="float">
            <text:p>127</text:p>
          </table:table-cell>
          <table:table-cell table:formula="of:=FLOOR(-128+[.A480]/2)" office:value-type="float" office:value="110" calcext:value-type="float">
            <text:p>110</text:p>
          </table:table-cell>
          <table:table-cell table:formula="of:=-128 + FLOOR(RAND() * 256)" office:value-type="float" office:value="-21" calcext:value-type="float">
            <text:p>-21</text:p>
          </table:table-cell>
          <table:table-cell table:number-columns-repeated="6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FLOOR( 127 * SIN(RADIANS([.A481] * 360 / 512)))" office:value-type="float" office:value="-52" calcext:value-type="float">
            <text:p>-52</text:p>
          </table:table-cell>
          <table:table-cell table:formula="of:=IF([.A481]&lt;128; [.A481]; IF([.A481]&lt;384; 255-[.A481]; -512+[.A481]))" office:value-type="float" office:value="-34" calcext:value-type="float">
            <text:p>-34</text:p>
          </table:table-cell>
          <table:table-cell table:formula="of:=IF([.A481]&lt;256; -128; 127)" office:value-type="float" office:value="127" calcext:value-type="float">
            <text:p>127</text:p>
          </table:table-cell>
          <table:table-cell table:formula="of:=FLOOR(-128+[.A481]/2)" office:value-type="float" office:value="111" calcext:value-type="float">
            <text:p>111</text:p>
          </table:table-cell>
          <table:table-cell table:formula="of:=-128 + FLOOR(RAND() * 256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FLOOR( 127 * SIN(RADIANS([.A482] * 360 / 512)))" office:value-type="float" office:value="-51" calcext:value-type="float">
            <text:p>-51</text:p>
          </table:table-cell>
          <table:table-cell table:formula="of:=IF([.A482]&lt;128; [.A482]; IF([.A482]&lt;384; 255-[.A482]; -512+[.A482]))" office:value-type="float" office:value="-33" calcext:value-type="float">
            <text:p>-33</text:p>
          </table:table-cell>
          <table:table-cell table:formula="of:=IF([.A482]&lt;256; -128; 127)" office:value-type="float" office:value="127" calcext:value-type="float">
            <text:p>127</text:p>
          </table:table-cell>
          <table:table-cell table:formula="of:=FLOOR(-128+[.A482]/2)" office:value-type="float" office:value="111" calcext:value-type="float">
            <text:p>111</text:p>
          </table:table-cell>
          <table:table-cell table:formula="of:=-128 + FLOOR(RAND() * 256)" office:value-type="float" office:value="-67" calcext:value-type="float">
            <text:p>-67</text:p>
          </table:table-cell>
          <table:table-cell table:number-columns-repeated="6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FLOOR( 127 * SIN(RADIANS([.A483] * 360 / 512)))" office:value-type="float" office:value="-49" calcext:value-type="float">
            <text:p>-49</text:p>
          </table:table-cell>
          <table:table-cell table:formula="of:=IF([.A483]&lt;128; [.A483]; IF([.A483]&lt;384; 255-[.A483]; -512+[.A483]))" office:value-type="float" office:value="-32" calcext:value-type="float">
            <text:p>-32</text:p>
          </table:table-cell>
          <table:table-cell table:formula="of:=IF([.A483]&lt;256; -128; 127)" office:value-type="float" office:value="127" calcext:value-type="float">
            <text:p>127</text:p>
          </table:table-cell>
          <table:table-cell table:formula="of:=FLOOR(-128+[.A483]/2)" office:value-type="float" office:value="112" calcext:value-type="float">
            <text:p>112</text:p>
          </table:table-cell>
          <table:table-cell table:formula="of:=-128 + FLOOR(RAND() * 256)" office:value-type="float" office:value="-27" calcext:value-type="float">
            <text:p>-27</text:p>
          </table:table-cell>
          <table:table-cell table:number-columns-repeated="6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FLOOR( 127 * SIN(RADIANS([.A484] * 360 / 512)))" office:value-type="float" office:value="-48" calcext:value-type="float">
            <text:p>-48</text:p>
          </table:table-cell>
          <table:table-cell table:formula="of:=IF([.A484]&lt;128; [.A484]; IF([.A484]&lt;384; 255-[.A484]; -512+[.A484]))" office:value-type="float" office:value="-31" calcext:value-type="float">
            <text:p>-31</text:p>
          </table:table-cell>
          <table:table-cell table:formula="of:=IF([.A484]&lt;256; -128; 127)" office:value-type="float" office:value="127" calcext:value-type="float">
            <text:p>127</text:p>
          </table:table-cell>
          <table:table-cell table:formula="of:=FLOOR(-128+[.A484]/2)" office:value-type="float" office:value="112" calcext:value-type="float">
            <text:p>112</text:p>
          </table:table-cell>
          <table:table-cell table:formula="of:=-128 + FLOOR(RAND() * 256)" office:value-type="float" office:value="-107" calcext:value-type="float">
            <text:p>-107</text:p>
          </table:table-cell>
          <table:table-cell table:number-columns-repeated="6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FLOOR( 127 * SIN(RADIANS([.A485] * 360 / 512)))" office:value-type="float" office:value="-46" calcext:value-type="float">
            <text:p>-46</text:p>
          </table:table-cell>
          <table:table-cell table:formula="of:=IF([.A485]&lt;128; [.A485]; IF([.A485]&lt;384; 255-[.A485]; -512+[.A485]))" office:value-type="float" office:value="-30" calcext:value-type="float">
            <text:p>-30</text:p>
          </table:table-cell>
          <table:table-cell table:formula="of:=IF([.A485]&lt;256; -128; 127)" office:value-type="float" office:value="127" calcext:value-type="float">
            <text:p>127</text:p>
          </table:table-cell>
          <table:table-cell table:formula="of:=FLOOR(-128+[.A485]/2)" office:value-type="float" office:value="113" calcext:value-type="float">
            <text:p>113</text:p>
          </table:table-cell>
          <table:table-cell table:formula="of:=-128 + FLOOR(RAND() * 256)" office:value-type="float" office:value="-16" calcext:value-type="float">
            <text:p>-16</text:p>
          </table:table-cell>
          <table:table-cell table:number-columns-repeated="6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FLOOR( 127 * SIN(RADIANS([.A486] * 360 / 512)))" office:value-type="float" office:value="-45" calcext:value-type="float">
            <text:p>-45</text:p>
          </table:table-cell>
          <table:table-cell table:formula="of:=IF([.A486]&lt;128; [.A486]; IF([.A486]&lt;384; 255-[.A486]; -512+[.A486]))" office:value-type="float" office:value="-29" calcext:value-type="float">
            <text:p>-29</text:p>
          </table:table-cell>
          <table:table-cell table:formula="of:=IF([.A486]&lt;256; -128; 127)" office:value-type="float" office:value="127" calcext:value-type="float">
            <text:p>127</text:p>
          </table:table-cell>
          <table:table-cell table:formula="of:=FLOOR(-128+[.A486]/2)" office:value-type="float" office:value="113" calcext:value-type="float">
            <text:p>113</text:p>
          </table:table-cell>
          <table:table-cell table:formula="of:=-128 + FLOOR(RAND() * 256)" office:value-type="float" office:value="-85" calcext:value-type="float">
            <text:p>-85</text:p>
          </table:table-cell>
          <table:table-cell table:number-columns-repeated="6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FLOOR( 127 * SIN(RADIANS([.A487] * 360 / 512)))" office:value-type="float" office:value="-43" calcext:value-type="float">
            <text:p>-43</text:p>
          </table:table-cell>
          <table:table-cell table:formula="of:=IF([.A487]&lt;128; [.A487]; IF([.A487]&lt;384; 255-[.A487]; -512+[.A487]))" office:value-type="float" office:value="-28" calcext:value-type="float">
            <text:p>-28</text:p>
          </table:table-cell>
          <table:table-cell table:formula="of:=IF([.A487]&lt;256; -128; 127)" office:value-type="float" office:value="127" calcext:value-type="float">
            <text:p>127</text:p>
          </table:table-cell>
          <table:table-cell table:formula="of:=FLOOR(-128+[.A487]/2)" office:value-type="float" office:value="114" calcext:value-type="float">
            <text:p>114</text:p>
          </table:table-cell>
          <table:table-cell table:formula="of:=-128 + FLOOR(RAND() * 256)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FLOOR( 127 * SIN(RADIANS([.A488] * 360 / 512)))" office:value-type="float" office:value="-42" calcext:value-type="float">
            <text:p>-42</text:p>
          </table:table-cell>
          <table:table-cell table:formula="of:=IF([.A488]&lt;128; [.A488]; IF([.A488]&lt;384; 255-[.A488]; -512+[.A488]))" office:value-type="float" office:value="-27" calcext:value-type="float">
            <text:p>-27</text:p>
          </table:table-cell>
          <table:table-cell table:formula="of:=IF([.A488]&lt;256; -128; 127)" office:value-type="float" office:value="127" calcext:value-type="float">
            <text:p>127</text:p>
          </table:table-cell>
          <table:table-cell table:formula="of:=FLOOR(-128+[.A488]/2)" office:value-type="float" office:value="114" calcext:value-type="float">
            <text:p>114</text:p>
          </table:table-cell>
          <table:table-cell table:formula="of:=-128 + FLOOR(RAND() * 256)" office:value-type="float" office:value="-117" calcext:value-type="float">
            <text:p>-117</text:p>
          </table:table-cell>
          <table:table-cell table:number-columns-repeated="6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FLOOR( 127 * SIN(RADIANS([.A489] * 360 / 512)))" office:value-type="float" office:value="-40" calcext:value-type="float">
            <text:p>-40</text:p>
          </table:table-cell>
          <table:table-cell table:formula="of:=IF([.A489]&lt;128; [.A489]; IF([.A489]&lt;384; 255-[.A489]; -512+[.A489]))" office:value-type="float" office:value="-26" calcext:value-type="float">
            <text:p>-26</text:p>
          </table:table-cell>
          <table:table-cell table:formula="of:=IF([.A489]&lt;256; -128; 127)" office:value-type="float" office:value="127" calcext:value-type="float">
            <text:p>127</text:p>
          </table:table-cell>
          <table:table-cell table:formula="of:=FLOOR(-128+[.A489]/2)" office:value-type="float" office:value="115" calcext:value-type="float">
            <text:p>115</text:p>
          </table:table-cell>
          <table:table-cell table:formula="of:=-128 + FLOOR(RAND() * 256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FLOOR( 127 * SIN(RADIANS([.A490] * 360 / 512)))" office:value-type="float" office:value="-39" calcext:value-type="float">
            <text:p>-39</text:p>
          </table:table-cell>
          <table:table-cell table:formula="of:=IF([.A490]&lt;128; [.A490]; IF([.A490]&lt;384; 255-[.A490]; -512+[.A490]))" office:value-type="float" office:value="-25" calcext:value-type="float">
            <text:p>-25</text:p>
          </table:table-cell>
          <table:table-cell table:formula="of:=IF([.A490]&lt;256; -128; 127)" office:value-type="float" office:value="127" calcext:value-type="float">
            <text:p>127</text:p>
          </table:table-cell>
          <table:table-cell table:formula="of:=FLOOR(-128+[.A490]/2)" office:value-type="float" office:value="115" calcext:value-type="float">
            <text:p>115</text:p>
          </table:table-cell>
          <table:table-cell table:formula="of:=-128 + FLOOR(RAND() * 256)" office:value-type="float" office:value="-98" calcext:value-type="float">
            <text:p>-98</text:p>
          </table:table-cell>
          <table:table-cell table:number-columns-repeated="6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FLOOR( 127 * SIN(RADIANS([.A491] * 360 / 512)))" office:value-type="float" office:value="-37" calcext:value-type="float">
            <text:p>-37</text:p>
          </table:table-cell>
          <table:table-cell table:formula="of:=IF([.A491]&lt;128; [.A491]; IF([.A491]&lt;384; 255-[.A491]; -512+[.A491]))" office:value-type="float" office:value="-24" calcext:value-type="float">
            <text:p>-24</text:p>
          </table:table-cell>
          <table:table-cell table:formula="of:=IF([.A491]&lt;256; -128; 127)" office:value-type="float" office:value="127" calcext:value-type="float">
            <text:p>127</text:p>
          </table:table-cell>
          <table:table-cell table:formula="of:=FLOOR(-128+[.A491]/2)" office:value-type="float" office:value="116" calcext:value-type="float">
            <text:p>116</text:p>
          </table:table-cell>
          <table:table-cell table:formula="of:=-128 + FLOOR(RAND() * 256)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FLOOR( 127 * SIN(RADIANS([.A492] * 360 / 512)))" office:value-type="float" office:value="-36" calcext:value-type="float">
            <text:p>-36</text:p>
          </table:table-cell>
          <table:table-cell table:formula="of:=IF([.A492]&lt;128; [.A492]; IF([.A492]&lt;384; 255-[.A492]; -512+[.A492]))" office:value-type="float" office:value="-23" calcext:value-type="float">
            <text:p>-23</text:p>
          </table:table-cell>
          <table:table-cell table:formula="of:=IF([.A492]&lt;256; -128; 127)" office:value-type="float" office:value="127" calcext:value-type="float">
            <text:p>127</text:p>
          </table:table-cell>
          <table:table-cell table:formula="of:=FLOOR(-128+[.A492]/2)" office:value-type="float" office:value="116" calcext:value-type="float">
            <text:p>116</text:p>
          </table:table-cell>
          <table:table-cell table:formula="of:=-128 + FLOOR(RAND() * 256)" office:value-type="float" office:value="-128" calcext:value-type="float">
            <text:p>-128</text:p>
          </table:table-cell>
          <table:table-cell table:number-columns-repeated="6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FLOOR( 127 * SIN(RADIANS([.A493] * 360 / 512)))" office:value-type="float" office:value="-34" calcext:value-type="float">
            <text:p>-34</text:p>
          </table:table-cell>
          <table:table-cell table:formula="of:=IF([.A493]&lt;128; [.A493]; IF([.A493]&lt;384; 255-[.A493]; -512+[.A493]))" office:value-type="float" office:value="-22" calcext:value-type="float">
            <text:p>-22</text:p>
          </table:table-cell>
          <table:table-cell table:formula="of:=IF([.A493]&lt;256; -128; 127)" office:value-type="float" office:value="127" calcext:value-type="float">
            <text:p>127</text:p>
          </table:table-cell>
          <table:table-cell table:formula="of:=FLOOR(-128+[.A493]/2)" office:value-type="float" office:value="117" calcext:value-type="float">
            <text:p>117</text:p>
          </table:table-cell>
          <table:table-cell table:formula="of:=-128 + FLOOR(RAND() * 256)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FLOOR( 127 * SIN(RADIANS([.A494] * 360 / 512)))" office:value-type="float" office:value="-33" calcext:value-type="float">
            <text:p>-33</text:p>
          </table:table-cell>
          <table:table-cell table:formula="of:=IF([.A494]&lt;128; [.A494]; IF([.A494]&lt;384; 255-[.A494]; -512+[.A494]))" office:value-type="float" office:value="-21" calcext:value-type="float">
            <text:p>-21</text:p>
          </table:table-cell>
          <table:table-cell table:formula="of:=IF([.A494]&lt;256; -128; 127)" office:value-type="float" office:value="127" calcext:value-type="float">
            <text:p>127</text:p>
          </table:table-cell>
          <table:table-cell table:formula="of:=FLOOR(-128+[.A494]/2)" office:value-type="float" office:value="117" calcext:value-type="float">
            <text:p>117</text:p>
          </table:table-cell>
          <table:table-cell table:formula="of:=-128 + FLOOR(RAND() * 256)" office:value-type="float" office:value="-104" calcext:value-type="float">
            <text:p>-104</text:p>
          </table:table-cell>
          <table:table-cell table:number-columns-repeated="6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FLOOR( 127 * SIN(RADIANS([.A495] * 360 / 512)))" office:value-type="float" office:value="-31" calcext:value-type="float">
            <text:p>-31</text:p>
          </table:table-cell>
          <table:table-cell table:formula="of:=IF([.A495]&lt;128; [.A495]; IF([.A495]&lt;384; 255-[.A495]; -512+[.A495]))" office:value-type="float" office:value="-20" calcext:value-type="float">
            <text:p>-20</text:p>
          </table:table-cell>
          <table:table-cell table:formula="of:=IF([.A495]&lt;256; -128; 127)" office:value-type="float" office:value="127" calcext:value-type="float">
            <text:p>127</text:p>
          </table:table-cell>
          <table:table-cell table:formula="of:=FLOOR(-128+[.A495]/2)" office:value-type="float" office:value="118" calcext:value-type="float">
            <text:p>118</text:p>
          </table:table-cell>
          <table:table-cell table:formula="of:=-128 + FLOOR(RAND() * 256)" office:value-type="float" office:value="-31" calcext:value-type="float">
            <text:p>-31</text:p>
          </table:table-cell>
          <table:table-cell table:number-columns-repeated="6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FLOOR( 127 * SIN(RADIANS([.A496] * 360 / 512)))" office:value-type="float" office:value="-30" calcext:value-type="float">
            <text:p>-30</text:p>
          </table:table-cell>
          <table:table-cell table:formula="of:=IF([.A496]&lt;128; [.A496]; IF([.A496]&lt;384; 255-[.A496]; -512+[.A496]))" office:value-type="float" office:value="-19" calcext:value-type="float">
            <text:p>-19</text:p>
          </table:table-cell>
          <table:table-cell table:formula="of:=IF([.A496]&lt;256; -128; 127)" office:value-type="float" office:value="127" calcext:value-type="float">
            <text:p>127</text:p>
          </table:table-cell>
          <table:table-cell table:formula="of:=FLOOR(-128+[.A496]/2)" office:value-type="float" office:value="118" calcext:value-type="float">
            <text:p>118</text:p>
          </table:table-cell>
          <table:table-cell table:formula="of:=-128 + FLOOR(RAND() * 256)" office:value-type="float" office:value="-39" calcext:value-type="float">
            <text:p>-39</text:p>
          </table:table-cell>
          <table:table-cell table:number-columns-repeated="6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FLOOR( 127 * SIN(RADIANS([.A497] * 360 / 512)))" office:value-type="float" office:value="-28" calcext:value-type="float">
            <text:p>-28</text:p>
          </table:table-cell>
          <table:table-cell table:formula="of:=IF([.A497]&lt;128; [.A497]; IF([.A497]&lt;384; 255-[.A497]; -512+[.A497]))" office:value-type="float" office:value="-18" calcext:value-type="float">
            <text:p>-18</text:p>
          </table:table-cell>
          <table:table-cell table:formula="of:=IF([.A497]&lt;256; -128; 127)" office:value-type="float" office:value="127" calcext:value-type="float">
            <text:p>127</text:p>
          </table:table-cell>
          <table:table-cell table:formula="of:=FLOOR(-128+[.A497]/2)" office:value-type="float" office:value="119" calcext:value-type="float">
            <text:p>119</text:p>
          </table:table-cell>
          <table:table-cell table:formula="of:=-128 + FLOOR(RAND() * 256)" office:value-type="float" office:value="-128" calcext:value-type="float">
            <text:p>-128</text:p>
          </table:table-cell>
          <table:table-cell table:number-columns-repeated="6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FLOOR( 127 * SIN(RADIANS([.A498] * 360 / 512)))" office:value-type="float" office:value="-27" calcext:value-type="float">
            <text:p>-27</text:p>
          </table:table-cell>
          <table:table-cell table:formula="of:=IF([.A498]&lt;128; [.A498]; IF([.A498]&lt;384; 255-[.A498]; -512+[.A498]))" office:value-type="float" office:value="-17" calcext:value-type="float">
            <text:p>-17</text:p>
          </table:table-cell>
          <table:table-cell table:formula="of:=IF([.A498]&lt;256; -128; 127)" office:value-type="float" office:value="127" calcext:value-type="float">
            <text:p>127</text:p>
          </table:table-cell>
          <table:table-cell table:formula="of:=FLOOR(-128+[.A498]/2)" office:value-type="float" office:value="119" calcext:value-type="float">
            <text:p>119</text:p>
          </table:table-cell>
          <table:table-cell table:formula="of:=-128 + FLOOR(RAND() * 256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FLOOR( 127 * SIN(RADIANS([.A499] * 360 / 512)))" office:value-type="float" office:value="-25" calcext:value-type="float">
            <text:p>-25</text:p>
          </table:table-cell>
          <table:table-cell table:formula="of:=IF([.A499]&lt;128; [.A499]; IF([.A499]&lt;384; 255-[.A499]; -512+[.A499]))" office:value-type="float" office:value="-16" calcext:value-type="float">
            <text:p>-16</text:p>
          </table:table-cell>
          <table:table-cell table:formula="of:=IF([.A499]&lt;256; -128; 127)" office:value-type="float" office:value="127" calcext:value-type="float">
            <text:p>127</text:p>
          </table:table-cell>
          <table:table-cell table:formula="of:=FLOOR(-128+[.A499]/2)" office:value-type="float" office:value="120" calcext:value-type="float">
            <text:p>120</text:p>
          </table:table-cell>
          <table:table-cell table:formula="of:=-128 + FLOOR(RAND() * 256)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FLOOR( 127 * SIN(RADIANS([.A500] * 360 / 512)))" office:value-type="float" office:value="-24" calcext:value-type="float">
            <text:p>-24</text:p>
          </table:table-cell>
          <table:table-cell table:formula="of:=IF([.A500]&lt;128; [.A500]; IF([.A500]&lt;384; 255-[.A500]; -512+[.A500]))" office:value-type="float" office:value="-15" calcext:value-type="float">
            <text:p>-15</text:p>
          </table:table-cell>
          <table:table-cell table:formula="of:=IF([.A500]&lt;256; -128; 127)" office:value-type="float" office:value="127" calcext:value-type="float">
            <text:p>127</text:p>
          </table:table-cell>
          <table:table-cell table:formula="of:=FLOOR(-128+[.A500]/2)" office:value-type="float" office:value="120" calcext:value-type="float">
            <text:p>120</text:p>
          </table:table-cell>
          <table:table-cell table:formula="of:=-128 + FLOOR(RAND() * 256)" office:value-type="float" office:value="-117" calcext:value-type="float">
            <text:p>-117</text:p>
          </table:table-cell>
          <table:table-cell table:number-columns-repeated="6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FLOOR( 127 * SIN(RADIANS([.A501] * 360 / 512)))" office:value-type="float" office:value="-22" calcext:value-type="float">
            <text:p>-22</text:p>
          </table:table-cell>
          <table:table-cell table:formula="of:=IF([.A501]&lt;128; [.A501]; IF([.A501]&lt;384; 255-[.A501]; -512+[.A501]))" office:value-type="float" office:value="-14" calcext:value-type="float">
            <text:p>-14</text:p>
          </table:table-cell>
          <table:table-cell table:formula="of:=IF([.A501]&lt;256; -128; 127)" office:value-type="float" office:value="127" calcext:value-type="float">
            <text:p>127</text:p>
          </table:table-cell>
          <table:table-cell table:formula="of:=FLOOR(-128+[.A501]/2)" office:value-type="float" office:value="121" calcext:value-type="float">
            <text:p>121</text:p>
          </table:table-cell>
          <table:table-cell table:formula="of:=-128 + FLOOR(RAND() * 256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FLOOR( 127 * SIN(RADIANS([.A502] * 360 / 512)))" office:value-type="float" office:value="-21" calcext:value-type="float">
            <text:p>-21</text:p>
          </table:table-cell>
          <table:table-cell table:formula="of:=IF([.A502]&lt;128; [.A502]; IF([.A502]&lt;384; 255-[.A502]; -512+[.A502]))" office:value-type="float" office:value="-13" calcext:value-type="float">
            <text:p>-13</text:p>
          </table:table-cell>
          <table:table-cell table:formula="of:=IF([.A502]&lt;256; -128; 127)" office:value-type="float" office:value="127" calcext:value-type="float">
            <text:p>127</text:p>
          </table:table-cell>
          <table:table-cell table:formula="of:=FLOOR(-128+[.A502]/2)" office:value-type="float" office:value="121" calcext:value-type="float">
            <text:p>121</text:p>
          </table:table-cell>
          <table:table-cell table:formula="of:=-128 + FLOOR(RAND() * 256)" office:value-type="float" office:value="-42" calcext:value-type="float">
            <text:p>-42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FLOOR( 127 * SIN(RADIANS([.A503] * 360 / 512)))" office:value-type="float" office:value="-19" calcext:value-type="float">
            <text:p>-19</text:p>
          </table:table-cell>
          <table:table-cell table:formula="of:=IF([.A503]&lt;128; [.A503]; IF([.A503]&lt;384; 255-[.A503]; -512+[.A503]))" office:value-type="float" office:value="-12" calcext:value-type="float">
            <text:p>-12</text:p>
          </table:table-cell>
          <table:table-cell table:formula="of:=IF([.A503]&lt;256; -128; 127)" office:value-type="float" office:value="127" calcext:value-type="float">
            <text:p>127</text:p>
          </table:table-cell>
          <table:table-cell table:formula="of:=FLOOR(-128+[.A503]/2)" office:value-type="float" office:value="122" calcext:value-type="float">
            <text:p>122</text:p>
          </table:table-cell>
          <table:table-cell table:formula="of:=-128 + FLOOR(RAND() * 256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FLOOR( 127 * SIN(RADIANS([.A504] * 360 / 512)))" office:value-type="float" office:value="-18" calcext:value-type="float">
            <text:p>-18</text:p>
          </table:table-cell>
          <table:table-cell table:formula="of:=IF([.A504]&lt;128; [.A504]; IF([.A504]&lt;384; 255-[.A504]; -512+[.A504]))" office:value-type="float" office:value="-11" calcext:value-type="float">
            <text:p>-11</text:p>
          </table:table-cell>
          <table:table-cell table:formula="of:=IF([.A504]&lt;256; -128; 127)" office:value-type="float" office:value="127" calcext:value-type="float">
            <text:p>127</text:p>
          </table:table-cell>
          <table:table-cell table:formula="of:=FLOOR(-128+[.A504]/2)" office:value-type="float" office:value="122" calcext:value-type="float">
            <text:p>122</text:p>
          </table:table-cell>
          <table:table-cell table:formula="of:=-128 + FLOOR(RAND() * 256)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FLOOR( 127 * SIN(RADIANS([.A505] * 360 / 512)))" office:value-type="float" office:value="-16" calcext:value-type="float">
            <text:p>-16</text:p>
          </table:table-cell>
          <table:table-cell table:formula="of:=IF([.A505]&lt;128; [.A505]; IF([.A505]&lt;384; 255-[.A505]; -512+[.A505]))" office:value-type="float" office:value="-10" calcext:value-type="float">
            <text:p>-10</text:p>
          </table:table-cell>
          <table:table-cell table:formula="of:=IF([.A505]&lt;256; -128; 127)" office:value-type="float" office:value="127" calcext:value-type="float">
            <text:p>127</text:p>
          </table:table-cell>
          <table:table-cell table:formula="of:=FLOOR(-128+[.A505]/2)" office:value-type="float" office:value="123" calcext:value-type="float">
            <text:p>123</text:p>
          </table:table-cell>
          <table:table-cell table:formula="of:=-128 + FLOOR(RAND() * 256)" office:value-type="float" office:value="-4" calcext:value-type="float">
            <text:p>-4</text:p>
          </table:table-cell>
          <table:table-cell table:number-columns-repeated="6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FLOOR( 127 * SIN(RADIANS([.A506] * 360 / 512)))" office:value-type="float" office:value="-14" calcext:value-type="float">
            <text:p>-14</text:p>
          </table:table-cell>
          <table:table-cell table:formula="of:=IF([.A506]&lt;128; [.A506]; IF([.A506]&lt;384; 255-[.A506]; -512+[.A506]))" office:value-type="float" office:value="-9" calcext:value-type="float">
            <text:p>-9</text:p>
          </table:table-cell>
          <table:table-cell table:formula="of:=IF([.A506]&lt;256; -128; 127)" office:value-type="float" office:value="127" calcext:value-type="float">
            <text:p>127</text:p>
          </table:table-cell>
          <table:table-cell table:formula="of:=FLOOR(-128+[.A506]/2)" office:value-type="float" office:value="123" calcext:value-type="float">
            <text:p>123</text:p>
          </table:table-cell>
          <table:table-cell table:formula="of:=-128 + FLOOR(RAND() * 256)" office:value-type="float" office:value="-9" calcext:value-type="float">
            <text:p>-9</text:p>
          </table:table-cell>
          <table:table-cell table:number-columns-repeated="6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FLOOR( 127 * SIN(RADIANS([.A507] * 360 / 512)))" office:value-type="float" office:value="-13" calcext:value-type="float">
            <text:p>-13</text:p>
          </table:table-cell>
          <table:table-cell table:formula="of:=IF([.A507]&lt;128; [.A507]; IF([.A507]&lt;384; 255-[.A507]; -512+[.A507]))" office:value-type="float" office:value="-8" calcext:value-type="float">
            <text:p>-8</text:p>
          </table:table-cell>
          <table:table-cell table:formula="of:=IF([.A507]&lt;256; -128; 127)" office:value-type="float" office:value="127" calcext:value-type="float">
            <text:p>127</text:p>
          </table:table-cell>
          <table:table-cell table:formula="of:=FLOOR(-128+[.A507]/2)" office:value-type="float" office:value="124" calcext:value-type="float">
            <text:p>124</text:p>
          </table:table-cell>
          <table:table-cell table:formula="of:=-128 + FLOOR(RAND() * 256)" office:value-type="float" office:value="-37" calcext:value-type="float">
            <text:p>-37</text:p>
          </table:table-cell>
          <table:table-cell table:number-columns-repeated="6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FLOOR( 127 * SIN(RADIANS([.A508] * 360 / 512)))" office:value-type="float" office:value="-11" calcext:value-type="float">
            <text:p>-11</text:p>
          </table:table-cell>
          <table:table-cell table:formula="of:=IF([.A508]&lt;128; [.A508]; IF([.A508]&lt;384; 255-[.A508]; -512+[.A508]))" office:value-type="float" office:value="-7" calcext:value-type="float">
            <text:p>-7</text:p>
          </table:table-cell>
          <table:table-cell table:formula="of:=IF([.A508]&lt;256; -128; 127)" office:value-type="float" office:value="127" calcext:value-type="float">
            <text:p>127</text:p>
          </table:table-cell>
          <table:table-cell table:formula="of:=FLOOR(-128+[.A508]/2)" office:value-type="float" office:value="124" calcext:value-type="float">
            <text:p>124</text:p>
          </table:table-cell>
          <table:table-cell table:formula="of:=-128 + FLOOR(RAND() * 256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FLOOR( 127 * SIN(RADIANS([.A509] * 360 / 512)))" office:value-type="float" office:value="-10" calcext:value-type="float">
            <text:p>-10</text:p>
          </table:table-cell>
          <table:table-cell table:formula="of:=IF([.A509]&lt;128; [.A509]; IF([.A509]&lt;384; 255-[.A509]; -512+[.A509]))" office:value-type="float" office:value="-6" calcext:value-type="float">
            <text:p>-6</text:p>
          </table:table-cell>
          <table:table-cell table:formula="of:=IF([.A509]&lt;256; -128; 127)" office:value-type="float" office:value="127" calcext:value-type="float">
            <text:p>127</text:p>
          </table:table-cell>
          <table:table-cell table:formula="of:=FLOOR(-128+[.A509]/2)" office:value-type="float" office:value="125" calcext:value-type="float">
            <text:p>125</text:p>
          </table:table-cell>
          <table:table-cell table:formula="of:=-128 + FLOOR(RAND() * 256)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FLOOR( 127 * SIN(RADIANS([.A510] * 360 / 512)))" office:value-type="float" office:value="-8" calcext:value-type="float">
            <text:p>-8</text:p>
          </table:table-cell>
          <table:table-cell table:formula="of:=IF([.A510]&lt;128; [.A510]; IF([.A510]&lt;384; 255-[.A510]; -512+[.A510]))" office:value-type="float" office:value="-5" calcext:value-type="float">
            <text:p>-5</text:p>
          </table:table-cell>
          <table:table-cell table:formula="of:=IF([.A510]&lt;256; -128; 127)" office:value-type="float" office:value="127" calcext:value-type="float">
            <text:p>127</text:p>
          </table:table-cell>
          <table:table-cell table:formula="of:=FLOOR(-128+[.A510]/2)" office:value-type="float" office:value="125" calcext:value-type="float">
            <text:p>125</text:p>
          </table:table-cell>
          <table:table-cell table:formula="of:=-128 + FLOOR(RAND() * 256)" office:value-type="float" office:value="-5" calcext:value-type="float">
            <text:p>-5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FLOOR( 127 * SIN(RADIANS([.A511] * 360 / 512)))" office:value-type="float" office:value="-7" calcext:value-type="float">
            <text:p>-7</text:p>
          </table:table-cell>
          <table:table-cell table:formula="of:=IF([.A511]&lt;128; [.A511]; IF([.A511]&lt;384; 255-[.A511]; -512+[.A511]))" office:value-type="float" office:value="-4" calcext:value-type="float">
            <text:p>-4</text:p>
          </table:table-cell>
          <table:table-cell table:formula="of:=IF([.A511]&lt;256; -128; 127)" office:value-type="float" office:value="127" calcext:value-type="float">
            <text:p>127</text:p>
          </table:table-cell>
          <table:table-cell table:formula="of:=FLOOR(-128+[.A511]/2)" office:value-type="float" office:value="126" calcext:value-type="float">
            <text:p>126</text:p>
          </table:table-cell>
          <table:table-cell table:formula="of:=-128 + FLOOR(RAND() * 256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FLOOR( 127 * SIN(RADIANS([.A512] * 360 / 512)))" office:value-type="float" office:value="-5" calcext:value-type="float">
            <text:p>-5</text:p>
          </table:table-cell>
          <table:table-cell table:formula="of:=IF([.A512]&lt;128; [.A512]; IF([.A512]&lt;384; 255-[.A512]; -512+[.A512]))" office:value-type="float" office:value="-3" calcext:value-type="float">
            <text:p>-3</text:p>
          </table:table-cell>
          <table:table-cell table:formula="of:=IF([.A512]&lt;256; -128; 127)" office:value-type="float" office:value="127" calcext:value-type="float">
            <text:p>127</text:p>
          </table:table-cell>
          <table:table-cell table:formula="of:=FLOOR(-128+[.A512]/2)" office:value-type="float" office:value="126" calcext:value-type="float">
            <text:p>126</text:p>
          </table:table-cell>
          <table:table-cell table:formula="of:=-128 + FLOOR(RAND() * 256)" office:value-type="float" office:value="-125" calcext:value-type="float">
            <text:p>-125</text:p>
          </table:table-cell>
          <table:table-cell table:number-columns-repeated="6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FLOOR( 127 * SIN(RADIANS([.A513] * 360 / 512)))" office:value-type="float" office:value="-4" calcext:value-type="float">
            <text:p>-4</text:p>
          </table:table-cell>
          <table:table-cell table:formula="of:=IF([.A513]&lt;128; [.A513]; IF([.A513]&lt;384; 255-[.A513]; -512+[.A513]))" office:value-type="float" office:value="-2" calcext:value-type="float">
            <text:p>-2</text:p>
          </table:table-cell>
          <table:table-cell table:formula="of:=IF([.A513]&lt;256; -128; 127)" office:value-type="float" office:value="127" calcext:value-type="float">
            <text:p>127</text:p>
          </table:table-cell>
          <table:table-cell table:formula="of:=FLOOR(-128+[.A513]/2)" office:value-type="float" office:value="127" calcext:value-type="float">
            <text:p>127</text:p>
          </table:table-cell>
          <table:table-cell table:formula="of:=-128 + FLOOR(RAND() * 256)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FLOOR( 127 * SIN(RADIANS([.A514] * 360 / 512)))" office:value-type="float" office:value="-2" calcext:value-type="float">
            <text:p>-2</text:p>
          </table:table-cell>
          <table:table-cell table:formula="of:=IF([.A514]&lt;128; [.A514]; IF([.A514]&lt;384; 255-[.A514]; -512+[.A514]))" office:value-type="float" office:value="-1" calcext:value-type="float">
            <text:p>-1</text:p>
          </table:table-cell>
          <table:table-cell table:formula="of:=IF([.A514]&lt;256; -128; 127)" office:value-type="float" office:value="127" calcext:value-type="float">
            <text:p>127</text:p>
          </table:table-cell>
          <table:table-cell table:formula="of:=FLOOR(-128+[.A514]/2)" office:value-type="float" office:value="127" calcext:value-type="float">
            <text:p>127</text:p>
          </table:table-cell>
          <table:table-cell table:formula="of:=-128 + FLOOR(RAND() * 256)" office:value-type="float" office:value="-5" calcext:value-type="float">
            <text:p>-5</text:p>
          </table:table-cell>
          <table:table-cell table:number-columns-repeated="6"/>
        </table:table-row>
      </table:table>
      <table:table table:name="waveform table 1024" table:style-name="ta1">
        <table:table-column table:style-name="co2" table:number-columns-repeated="6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waveform table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sinus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noi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 128 * SIN(RADIANS([.A3] * 360 / 1024)))" office:value-type="float" office:value="0" calcext:value-type="float">
            <text:p>0</text:p>
          </table:table-cell>
          <table:table-cell table:formula="of:=IF([.A3]&lt;256; FLOOR([.A3]/2); IF([.A3]&lt;768; FLOOR((511-[.A3])/2); FLOOR((-1024+[.A3])/2)))" office:value-type="float" office:value="0" calcext:value-type="float">
            <text:p>0</text:p>
          </table:table-cell>
          <table:table-cell table:formula="of:=IF([.A3]&lt;512; -128; 127)" office:value-type="float" office:value="-128" calcext:value-type="float">
            <text:p>-128</text:p>
          </table:table-cell>
          <table:table-cell table:formula="of:=FLOOR(-128+[.A3]/4)" office:value-type="float" office:value="-128" calcext:value-type="float">
            <text:p>-128</text:p>
          </table:table-cell>
          <table:table-cell table:formula="of:=-128 + FLOOR(RAND() * 256)"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 128 * SIN(RADIANS([.A4] * 360 / 1024)))" office:value-type="float" office:value="0" calcext:value-type="float">
            <text:p>0</text:p>
          </table:table-cell>
          <table:table-cell table:formula="of:=IF([.A4]&lt;256; FLOOR([.A4]/2); IF([.A4]&lt;768; FLOOR((511-[.A4])/2); FLOOR((-1024+[.A4])/2)))" office:value-type="float" office:value="0" calcext:value-type="float">
            <text:p>0</text:p>
          </table:table-cell>
          <table:table-cell table:formula="of:=IF([.A4]&lt;512; -128; 127)" office:value-type="float" office:value="-128" calcext:value-type="float">
            <text:p>-128</text:p>
          </table:table-cell>
          <table:table-cell table:formula="of:=FLOOR(-128+[.A4]/4)" office:value-type="float" office:value="-128" calcext:value-type="float">
            <text:p>-128</text:p>
          </table:table-cell>
          <table:table-cell table:formula="of:=-128 + FLOOR(RAND() * 256)"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 128 * SIN(RADIANS([.A5] * 360 / 1024)))" office:value-type="float" office:value="1" calcext:value-type="float">
            <text:p>1</text:p>
          </table:table-cell>
          <table:table-cell table:formula="of:=IF([.A5]&lt;256; FLOOR([.A5]/2); IF([.A5]&lt;768; FLOOR((511-[.A5])/2); FLOOR((-1024+[.A5])/2)))" office:value-type="float" office:value="1" calcext:value-type="float">
            <text:p>1</text:p>
          </table:table-cell>
          <table:table-cell table:formula="of:=IF([.A5]&lt;512; -128; 127)" office:value-type="float" office:value="-128" calcext:value-type="float">
            <text:p>-128</text:p>
          </table:table-cell>
          <table:table-cell table:formula="of:=FLOOR(-128+[.A5]/4)" office:value-type="float" office:value="-128" calcext:value-type="float">
            <text:p>-128</text:p>
          </table:table-cell>
          <table:table-cell table:formula="of:=-128 + FLOOR(RAND() * 256)"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 128 * SIN(RADIANS([.A6] * 360 / 1024)))" office:value-type="float" office:value="2" calcext:value-type="float">
            <text:p>2</text:p>
          </table:table-cell>
          <table:table-cell table:formula="of:=IF([.A6]&lt;256; FLOOR([.A6]/2); IF([.A6]&lt;768; FLOOR((511-[.A6])/2); FLOOR((-1024+[.A6])/2)))" office:value-type="float" office:value="1" calcext:value-type="float">
            <text:p>1</text:p>
          </table:table-cell>
          <table:table-cell table:formula="of:=IF([.A6]&lt;512; -128; 127)" office:value-type="float" office:value="-128" calcext:value-type="float">
            <text:p>-128</text:p>
          </table:table-cell>
          <table:table-cell table:formula="of:=FLOOR(-128+[.A6]/4)" office:value-type="float" office:value="-128" calcext:value-type="float">
            <text:p>-128</text:p>
          </table:table-cell>
          <table:table-cell table:formula="of:=-128 + FLOOR(RAND() * 256)"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 128 * SIN(RADIANS([.A7] * 360 / 1024)))" office:value-type="float" office:value="3" calcext:value-type="float">
            <text:p>3</text:p>
          </table:table-cell>
          <table:table-cell table:formula="of:=IF([.A7]&lt;256; FLOOR([.A7]/2); IF([.A7]&lt;768; FLOOR((511-[.A7])/2); FLOOR((-1024+[.A7])/2)))" office:value-type="float" office:value="2" calcext:value-type="float">
            <text:p>2</text:p>
          </table:table-cell>
          <table:table-cell table:formula="of:=IF([.A7]&lt;512; -128; 127)" office:value-type="float" office:value="-128" calcext:value-type="float">
            <text:p>-128</text:p>
          </table:table-cell>
          <table:table-cell table:formula="of:=FLOOR(-128+[.A7]/4)" office:value-type="float" office:value="-127" calcext:value-type="float">
            <text:p>-127</text:p>
          </table:table-cell>
          <table:table-cell table:formula="of:=-128 + FLOOR(RAND() * 256)"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 128 * SIN(RADIANS([.A8] * 360 / 1024)))" office:value-type="float" office:value="3" calcext:value-type="float">
            <text:p>3</text:p>
          </table:table-cell>
          <table:table-cell table:formula="of:=IF([.A8]&lt;256; FLOOR([.A8]/2); IF([.A8]&lt;768; FLOOR((511-[.A8])/2); FLOOR((-1024+[.A8])/2)))" office:value-type="float" office:value="2" calcext:value-type="float">
            <text:p>2</text:p>
          </table:table-cell>
          <table:table-cell table:formula="of:=IF([.A8]&lt;512; -128; 127)" office:value-type="float" office:value="-128" calcext:value-type="float">
            <text:p>-128</text:p>
          </table:table-cell>
          <table:table-cell table:formula="of:=FLOOR(-128+[.A8]/4)" office:value-type="float" office:value="-127" calcext:value-type="float">
            <text:p>-127</text:p>
          </table:table-cell>
          <table:table-cell table:formula="of:=-128 + FLOOR(RAND() * 256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 128 * SIN(RADIANS([.A9] * 360 / 1024)))" office:value-type="float" office:value="4" calcext:value-type="float">
            <text:p>4</text:p>
          </table:table-cell>
          <table:table-cell table:formula="of:=IF([.A9]&lt;256; FLOOR([.A9]/2); IF([.A9]&lt;768; FLOOR((511-[.A9])/2); FLOOR((-1024+[.A9])/2)))" office:value-type="float" office:value="3" calcext:value-type="float">
            <text:p>3</text:p>
          </table:table-cell>
          <table:table-cell table:formula="of:=IF([.A9]&lt;512; -128; 127)" office:value-type="float" office:value="-128" calcext:value-type="float">
            <text:p>-128</text:p>
          </table:table-cell>
          <table:table-cell table:formula="of:=FLOOR(-128+[.A9]/4)" office:value-type="float" office:value="-127" calcext:value-type="float">
            <text:p>-127</text:p>
          </table:table-cell>
          <table:table-cell table:formula="of:=-128 + FLOOR(RAND() * 256)"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 128 * SIN(RADIANS([.A10] * 360 / 1024)))" office:value-type="float" office:value="5" calcext:value-type="float">
            <text:p>5</text:p>
          </table:table-cell>
          <table:table-cell table:formula="of:=IF([.A10]&lt;256; FLOOR([.A10]/2); IF([.A10]&lt;768; FLOOR((511-[.A10])/2); FLOOR((-1024+[.A10])/2)))" office:value-type="float" office:value="3" calcext:value-type="float">
            <text:p>3</text:p>
          </table:table-cell>
          <table:table-cell table:formula="of:=IF([.A10]&lt;512; -128; 127)" office:value-type="float" office:value="-128" calcext:value-type="float">
            <text:p>-128</text:p>
          </table:table-cell>
          <table:table-cell table:formula="of:=FLOOR(-128+[.A10]/4)" office:value-type="float" office:value="-127" calcext:value-type="float">
            <text:p>-127</text:p>
          </table:table-cell>
          <table:table-cell table:formula="of:=-128 + FLOOR(RAND() * 256)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 128 * SIN(RADIANS([.A11] * 360 / 1024)))" office:value-type="float" office:value="6" calcext:value-type="float">
            <text:p>6</text:p>
          </table:table-cell>
          <table:table-cell table:formula="of:=IF([.A11]&lt;256; FLOOR([.A11]/2); IF([.A11]&lt;768; FLOOR((511-[.A11])/2); FLOOR((-1024+[.A11])/2)))" office:value-type="float" office:value="4" calcext:value-type="float">
            <text:p>4</text:p>
          </table:table-cell>
          <table:table-cell table:formula="of:=IF([.A11]&lt;512; -128; 127)" office:value-type="float" office:value="-128" calcext:value-type="float">
            <text:p>-128</text:p>
          </table:table-cell>
          <table:table-cell table:formula="of:=FLOOR(-128+[.A11]/4)" office:value-type="float" office:value="-126" calcext:value-type="float">
            <text:p>-126</text:p>
          </table:table-cell>
          <table:table-cell table:formula="of:=-128 + FLOOR(RAND() * 256)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 128 * SIN(RADIANS([.A12] * 360 / 1024)))" office:value-type="float" office:value="7" calcext:value-type="float">
            <text:p>7</text:p>
          </table:table-cell>
          <table:table-cell table:formula="of:=IF([.A12]&lt;256; FLOOR([.A12]/2); IF([.A12]&lt;768; FLOOR((511-[.A12])/2); FLOOR((-1024+[.A12])/2)))" office:value-type="float" office:value="4" calcext:value-type="float">
            <text:p>4</text:p>
          </table:table-cell>
          <table:table-cell table:formula="of:=IF([.A12]&lt;512; -128; 127)" office:value-type="float" office:value="-128" calcext:value-type="float">
            <text:p>-128</text:p>
          </table:table-cell>
          <table:table-cell table:formula="of:=FLOOR(-128+[.A12]/4)" office:value-type="float" office:value="-126" calcext:value-type="float">
            <text:p>-126</text:p>
          </table:table-cell>
          <table:table-cell table:formula="of:=-128 + FLOOR(RAND() * 256)"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 128 * SIN(RADIANS([.A13] * 360 / 1024)))" office:value-type="float" office:value="7" calcext:value-type="float">
            <text:p>7</text:p>
          </table:table-cell>
          <table:table-cell table:formula="of:=IF([.A13]&lt;256; FLOOR([.A13]/2); IF([.A13]&lt;768; FLOOR((511-[.A13])/2); FLOOR((-1024+[.A13])/2)))" office:value-type="float" office:value="5" calcext:value-type="float">
            <text:p>5</text:p>
          </table:table-cell>
          <table:table-cell table:formula="of:=IF([.A13]&lt;512; -128; 127)" office:value-type="float" office:value="-128" calcext:value-type="float">
            <text:p>-128</text:p>
          </table:table-cell>
          <table:table-cell table:formula="of:=FLOOR(-128+[.A13]/4)" office:value-type="float" office:value="-126" calcext:value-type="float">
            <text:p>-126</text:p>
          </table:table-cell>
          <table:table-cell table:formula="of:=-128 + FLOOR(RAND() * 256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 128 * SIN(RADIANS([.A14] * 360 / 1024)))" office:value-type="float" office:value="8" calcext:value-type="float">
            <text:p>8</text:p>
          </table:table-cell>
          <table:table-cell table:formula="of:=IF([.A14]&lt;256; FLOOR([.A14]/2); IF([.A14]&lt;768; FLOOR((511-[.A14])/2); FLOOR((-1024+[.A14])/2)))" office:value-type="float" office:value="5" calcext:value-type="float">
            <text:p>5</text:p>
          </table:table-cell>
          <table:table-cell table:formula="of:=IF([.A14]&lt;512; -128; 127)" office:value-type="float" office:value="-128" calcext:value-type="float">
            <text:p>-128</text:p>
          </table:table-cell>
          <table:table-cell table:formula="of:=FLOOR(-128+[.A14]/4)" office:value-type="float" office:value="-126" calcext:value-type="float">
            <text:p>-126</text:p>
          </table:table-cell>
          <table:table-cell table:formula="of:=-128 + FLOOR(RAND() * 256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 128 * SIN(RADIANS([.A15] * 360 / 1024)))" office:value-type="float" office:value="9" calcext:value-type="float">
            <text:p>9</text:p>
          </table:table-cell>
          <table:table-cell table:formula="of:=IF([.A15]&lt;256; FLOOR([.A15]/2); IF([.A15]&lt;768; FLOOR((511-[.A15])/2); FLOOR((-1024+[.A15])/2)))" office:value-type="float" office:value="6" calcext:value-type="float">
            <text:p>6</text:p>
          </table:table-cell>
          <table:table-cell table:formula="of:=IF([.A15]&lt;512; -128; 127)" office:value-type="float" office:value="-128" calcext:value-type="float">
            <text:p>-128</text:p>
          </table:table-cell>
          <table:table-cell table:formula="of:=FLOOR(-128+[.A15]/4)" office:value-type="float" office:value="-125" calcext:value-type="float">
            <text:p>-125</text:p>
          </table:table-cell>
          <table:table-cell table:formula="of:=-128 + FLOOR(RAND() * 256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 128 * SIN(RADIANS([.A16] * 360 / 1024)))" office:value-type="float" office:value="10" calcext:value-type="float">
            <text:p>10</text:p>
          </table:table-cell>
          <table:table-cell table:formula="of:=IF([.A16]&lt;256; FLOOR([.A16]/2); IF([.A16]&lt;768; FLOOR((511-[.A16])/2); FLOOR((-1024+[.A16])/2)))" office:value-type="float" office:value="6" calcext:value-type="float">
            <text:p>6</text:p>
          </table:table-cell>
          <table:table-cell table:formula="of:=IF([.A16]&lt;512; -128; 127)" office:value-type="float" office:value="-128" calcext:value-type="float">
            <text:p>-128</text:p>
          </table:table-cell>
          <table:table-cell table:formula="of:=FLOOR(-128+[.A16]/4)" office:value-type="float" office:value="-125" calcext:value-type="float">
            <text:p>-125</text:p>
          </table:table-cell>
          <table:table-cell table:formula="of:=-128 + FLOOR(RAND() * 256)"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 128 * SIN(RADIANS([.A17] * 360 / 1024)))" office:value-type="float" office:value="10" calcext:value-type="float">
            <text:p>10</text:p>
          </table:table-cell>
          <table:table-cell table:formula="of:=IF([.A17]&lt;256; FLOOR([.A17]/2); IF([.A17]&lt;768; FLOOR((511-[.A17])/2); FLOOR((-1024+[.A17])/2)))" office:value-type="float" office:value="7" calcext:value-type="float">
            <text:p>7</text:p>
          </table:table-cell>
          <table:table-cell table:formula="of:=IF([.A17]&lt;512; -128; 127)" office:value-type="float" office:value="-128" calcext:value-type="float">
            <text:p>-128</text:p>
          </table:table-cell>
          <table:table-cell table:formula="of:=FLOOR(-128+[.A17]/4)" office:value-type="float" office:value="-125" calcext:value-type="float">
            <text:p>-125</text:p>
          </table:table-cell>
          <table:table-cell table:formula="of:=-128 + FLOOR(RAND() * 256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 128 * SIN(RADIANS([.A18] * 360 / 1024)))" office:value-type="float" office:value="11" calcext:value-type="float">
            <text:p>11</text:p>
          </table:table-cell>
          <table:table-cell table:formula="of:=IF([.A18]&lt;256; FLOOR([.A18]/2); IF([.A18]&lt;768; FLOOR((511-[.A18])/2); FLOOR((-1024+[.A18])/2)))" office:value-type="float" office:value="7" calcext:value-type="float">
            <text:p>7</text:p>
          </table:table-cell>
          <table:table-cell table:formula="of:=IF([.A18]&lt;512; -128; 127)" office:value-type="float" office:value="-128" calcext:value-type="float">
            <text:p>-128</text:p>
          </table:table-cell>
          <table:table-cell table:formula="of:=FLOOR(-128+[.A18]/4)" office:value-type="float" office:value="-125" calcext:value-type="float">
            <text:p>-125</text:p>
          </table:table-cell>
          <table:table-cell table:formula="of:=-128 + FLOOR(RAND() * 256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 128 * SIN(RADIANS([.A19] * 360 / 1024)))" office:value-type="float" office:value="12" calcext:value-type="float">
            <text:p>12</text:p>
          </table:table-cell>
          <table:table-cell table:formula="of:=IF([.A19]&lt;256; FLOOR([.A19]/2); IF([.A19]&lt;768; FLOOR((511-[.A19])/2); FLOOR((-1024+[.A19])/2)))" office:value-type="float" office:value="8" calcext:value-type="float">
            <text:p>8</text:p>
          </table:table-cell>
          <table:table-cell table:formula="of:=IF([.A19]&lt;512; -128; 127)" office:value-type="float" office:value="-128" calcext:value-type="float">
            <text:p>-128</text:p>
          </table:table-cell>
          <table:table-cell table:formula="of:=FLOOR(-128+[.A19]/4)" office:value-type="float" office:value="-124" calcext:value-type="float">
            <text:p>-124</text:p>
          </table:table-cell>
          <table:table-cell table:formula="of:=-128 + FLOOR(RAND() * 256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 128 * SIN(RADIANS([.A20] * 360 / 1024)))" office:value-type="float" office:value="13" calcext:value-type="float">
            <text:p>13</text:p>
          </table:table-cell>
          <table:table-cell table:formula="of:=IF([.A20]&lt;256; FLOOR([.A20]/2); IF([.A20]&lt;768; FLOOR((511-[.A20])/2); FLOOR((-1024+[.A20])/2)))" office:value-type="float" office:value="8" calcext:value-type="float">
            <text:p>8</text:p>
          </table:table-cell>
          <table:table-cell table:formula="of:=IF([.A20]&lt;512; -128; 127)" office:value-type="float" office:value="-128" calcext:value-type="float">
            <text:p>-128</text:p>
          </table:table-cell>
          <table:table-cell table:formula="of:=FLOOR(-128+[.A20]/4)" office:value-type="float" office:value="-124" calcext:value-type="float">
            <text:p>-124</text:p>
          </table:table-cell>
          <table:table-cell table:formula="of:=-128 + FLOOR(RAND() * 256)"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 128 * SIN(RADIANS([.A21] * 360 / 1024)))" office:value-type="float" office:value="14" calcext:value-type="float">
            <text:p>14</text:p>
          </table:table-cell>
          <table:table-cell table:formula="of:=IF([.A21]&lt;256; FLOOR([.A21]/2); IF([.A21]&lt;768; FLOOR((511-[.A21])/2); FLOOR((-1024+[.A21])/2)))" office:value-type="float" office:value="9" calcext:value-type="float">
            <text:p>9</text:p>
          </table:table-cell>
          <table:table-cell table:formula="of:=IF([.A21]&lt;512; -128; 127)" office:value-type="float" office:value="-128" calcext:value-type="float">
            <text:p>-128</text:p>
          </table:table-cell>
          <table:table-cell table:formula="of:=FLOOR(-128+[.A21]/4)" office:value-type="float" office:value="-124" calcext:value-type="float">
            <text:p>-124</text:p>
          </table:table-cell>
          <table:table-cell table:formula="of:=-128 + FLOOR(RAND() * 256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 128 * SIN(RADIANS([.A22] * 360 / 1024)))" office:value-type="float" office:value="14" calcext:value-type="float">
            <text:p>14</text:p>
          </table:table-cell>
          <table:table-cell table:formula="of:=IF([.A22]&lt;256; FLOOR([.A22]/2); IF([.A22]&lt;768; FLOOR((511-[.A22])/2); FLOOR((-1024+[.A22])/2)))" office:value-type="float" office:value="9" calcext:value-type="float">
            <text:p>9</text:p>
          </table:table-cell>
          <table:table-cell table:formula="of:=IF([.A22]&lt;512; -128; 127)" office:value-type="float" office:value="-128" calcext:value-type="float">
            <text:p>-128</text:p>
          </table:table-cell>
          <table:table-cell table:formula="of:=FLOOR(-128+[.A22]/4)" office:value-type="float" office:value="-124" calcext:value-type="float">
            <text:p>-124</text:p>
          </table:table-cell>
          <table:table-cell table:formula="of:=-128 + FLOOR(RAND() * 256)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 128 * SIN(RADIANS([.A23] * 360 / 1024)))" office:value-type="float" office:value="15" calcext:value-type="float">
            <text:p>15</text:p>
          </table:table-cell>
          <table:table-cell table:formula="of:=IF([.A23]&lt;256; FLOOR([.A23]/2); IF([.A23]&lt;768; FLOOR((511-[.A23])/2); FLOOR((-1024+[.A23])/2)))" office:value-type="float" office:value="10" calcext:value-type="float">
            <text:p>10</text:p>
          </table:table-cell>
          <table:table-cell table:formula="of:=IF([.A23]&lt;512; -128; 127)" office:value-type="float" office:value="-128" calcext:value-type="float">
            <text:p>-128</text:p>
          </table:table-cell>
          <table:table-cell table:formula="of:=FLOOR(-128+[.A23]/4)" office:value-type="float" office:value="-123" calcext:value-type="float">
            <text:p>-123</text:p>
          </table:table-cell>
          <table:table-cell table:formula="of:=-128 + FLOOR(RAND() * 256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 128 * SIN(RADIANS([.A24] * 360 / 1024)))" office:value-type="float" office:value="16" calcext:value-type="float">
            <text:p>16</text:p>
          </table:table-cell>
          <table:table-cell table:formula="of:=IF([.A24]&lt;256; FLOOR([.A24]/2); IF([.A24]&lt;768; FLOOR((511-[.A24])/2); FLOOR((-1024+[.A24])/2)))" office:value-type="float" office:value="10" calcext:value-type="float">
            <text:p>10</text:p>
          </table:table-cell>
          <table:table-cell table:formula="of:=IF([.A24]&lt;512; -128; 127)" office:value-type="float" office:value="-128" calcext:value-type="float">
            <text:p>-128</text:p>
          </table:table-cell>
          <table:table-cell table:formula="of:=FLOOR(-128+[.A24]/4)" office:value-type="float" office:value="-123" calcext:value-type="float">
            <text:p>-123</text:p>
          </table:table-cell>
          <table:table-cell table:formula="of:=-128 + FLOOR(RAND() * 256)"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 128 * SIN(RADIANS([.A25] * 360 / 1024)))" office:value-type="float" office:value="17" calcext:value-type="float">
            <text:p>17</text:p>
          </table:table-cell>
          <table:table-cell table:formula="of:=IF([.A25]&lt;256; FLOOR([.A25]/2); IF([.A25]&lt;768; FLOOR((511-[.A25])/2); FLOOR((-1024+[.A25])/2)))" office:value-type="float" office:value="11" calcext:value-type="float">
            <text:p>11</text:p>
          </table:table-cell>
          <table:table-cell table:formula="of:=IF([.A25]&lt;512; -128; 127)" office:value-type="float" office:value="-128" calcext:value-type="float">
            <text:p>-128</text:p>
          </table:table-cell>
          <table:table-cell table:formula="of:=FLOOR(-128+[.A25]/4)" office:value-type="float" office:value="-123" calcext:value-type="float">
            <text:p>-123</text:p>
          </table:table-cell>
          <table:table-cell table:formula="of:=-128 + FLOOR(RAND() * 256)"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 128 * SIN(RADIANS([.A26] * 360 / 1024)))" office:value-type="float" office:value="18" calcext:value-type="float">
            <text:p>18</text:p>
          </table:table-cell>
          <table:table-cell table:formula="of:=IF([.A26]&lt;256; FLOOR([.A26]/2); IF([.A26]&lt;768; FLOOR((511-[.A26])/2); FLOOR((-1024+[.A26])/2)))" office:value-type="float" office:value="11" calcext:value-type="float">
            <text:p>11</text:p>
          </table:table-cell>
          <table:table-cell table:formula="of:=IF([.A26]&lt;512; -128; 127)" office:value-type="float" office:value="-128" calcext:value-type="float">
            <text:p>-128</text:p>
          </table:table-cell>
          <table:table-cell table:formula="of:=FLOOR(-128+[.A26]/4)" office:value-type="float" office:value="-123" calcext:value-type="float">
            <text:p>-123</text:p>
          </table:table-cell>
          <table:table-cell table:formula="of:=-128 + FLOOR(RAND() * 256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 128 * SIN(RADIANS([.A27] * 360 / 1024)))" office:value-type="float" office:value="18" calcext:value-type="float">
            <text:p>18</text:p>
          </table:table-cell>
          <table:table-cell table:formula="of:=IF([.A27]&lt;256; FLOOR([.A27]/2); IF([.A27]&lt;768; FLOOR((511-[.A27])/2); FLOOR((-1024+[.A27])/2)))" office:value-type="float" office:value="12" calcext:value-type="float">
            <text:p>12</text:p>
          </table:table-cell>
          <table:table-cell table:formula="of:=IF([.A27]&lt;512; -128; 127)" office:value-type="float" office:value="-128" calcext:value-type="float">
            <text:p>-128</text:p>
          </table:table-cell>
          <table:table-cell table:formula="of:=FLOOR(-128+[.A27]/4)" office:value-type="float" office:value="-122" calcext:value-type="float">
            <text:p>-122</text:p>
          </table:table-cell>
          <table:table-cell table:formula="of:=-128 + FLOOR(RAND() * 256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 128 * SIN(RADIANS([.A28] * 360 / 1024)))" office:value-type="float" office:value="19" calcext:value-type="float">
            <text:p>19</text:p>
          </table:table-cell>
          <table:table-cell table:formula="of:=IF([.A28]&lt;256; FLOOR([.A28]/2); IF([.A28]&lt;768; FLOOR((511-[.A28])/2); FLOOR((-1024+[.A28])/2)))" office:value-type="float" office:value="12" calcext:value-type="float">
            <text:p>12</text:p>
          </table:table-cell>
          <table:table-cell table:formula="of:=IF([.A28]&lt;512; -128; 127)" office:value-type="float" office:value="-128" calcext:value-type="float">
            <text:p>-128</text:p>
          </table:table-cell>
          <table:table-cell table:formula="of:=FLOOR(-128+[.A28]/4)" office:value-type="float" office:value="-122" calcext:value-type="float">
            <text:p>-122</text:p>
          </table:table-cell>
          <table:table-cell table:formula="of:=-128 + FLOOR(RAND() * 256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 128 * SIN(RADIANS([.A29] * 360 / 1024)))" office:value-type="float" office:value="20" calcext:value-type="float">
            <text:p>20</text:p>
          </table:table-cell>
          <table:table-cell table:formula="of:=IF([.A29]&lt;256; FLOOR([.A29]/2); IF([.A29]&lt;768; FLOOR((511-[.A29])/2); FLOOR((-1024+[.A29])/2)))" office:value-type="float" office:value="13" calcext:value-type="float">
            <text:p>13</text:p>
          </table:table-cell>
          <table:table-cell table:formula="of:=IF([.A29]&lt;512; -128; 127)" office:value-type="float" office:value="-128" calcext:value-type="float">
            <text:p>-128</text:p>
          </table:table-cell>
          <table:table-cell table:formula="of:=FLOOR(-128+[.A29]/4)" office:value-type="float" office:value="-122" calcext:value-type="float">
            <text:p>-122</text:p>
          </table:table-cell>
          <table:table-cell table:formula="of:=-128 + FLOOR(RAND() * 256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 128 * SIN(RADIANS([.A30] * 360 / 1024)))" office:value-type="float" office:value="21" calcext:value-type="float">
            <text:p>21</text:p>
          </table:table-cell>
          <table:table-cell table:formula="of:=IF([.A30]&lt;256; FLOOR([.A30]/2); IF([.A30]&lt;768; FLOOR((511-[.A30])/2); FLOOR((-1024+[.A30])/2)))" office:value-type="float" office:value="13" calcext:value-type="float">
            <text:p>13</text:p>
          </table:table-cell>
          <table:table-cell table:formula="of:=IF([.A30]&lt;512; -128; 127)" office:value-type="float" office:value="-128" calcext:value-type="float">
            <text:p>-128</text:p>
          </table:table-cell>
          <table:table-cell table:formula="of:=FLOOR(-128+[.A30]/4)" office:value-type="float" office:value="-122" calcext:value-type="float">
            <text:p>-122</text:p>
          </table:table-cell>
          <table:table-cell table:formula="of:=-128 + FLOOR(RAND() * 256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 128 * SIN(RADIANS([.A31] * 360 / 1024)))" office:value-type="float" office:value="21" calcext:value-type="float">
            <text:p>21</text:p>
          </table:table-cell>
          <table:table-cell table:formula="of:=IF([.A31]&lt;256; FLOOR([.A31]/2); IF([.A31]&lt;768; FLOOR((511-[.A31])/2); FLOOR((-1024+[.A31])/2)))" office:value-type="float" office:value="14" calcext:value-type="float">
            <text:p>14</text:p>
          </table:table-cell>
          <table:table-cell table:formula="of:=IF([.A31]&lt;512; -128; 127)" office:value-type="float" office:value="-128" calcext:value-type="float">
            <text:p>-128</text:p>
          </table:table-cell>
          <table:table-cell table:formula="of:=FLOOR(-128+[.A31]/4)" office:value-type="float" office:value="-121" calcext:value-type="float">
            <text:p>-121</text:p>
          </table:table-cell>
          <table:table-cell table:formula="of:=-128 + FLOOR(RAND() * 256)"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 128 * SIN(RADIANS([.A32] * 360 / 1024)))" office:value-type="float" office:value="22" calcext:value-type="float">
            <text:p>22</text:p>
          </table:table-cell>
          <table:table-cell table:formula="of:=IF([.A32]&lt;256; FLOOR([.A32]/2); IF([.A32]&lt;768; FLOOR((511-[.A32])/2); FLOOR((-1024+[.A32])/2)))" office:value-type="float" office:value="14" calcext:value-type="float">
            <text:p>14</text:p>
          </table:table-cell>
          <table:table-cell table:formula="of:=IF([.A32]&lt;512; -128; 127)" office:value-type="float" office:value="-128" calcext:value-type="float">
            <text:p>-128</text:p>
          </table:table-cell>
          <table:table-cell table:formula="of:=FLOOR(-128+[.A32]/4)" office:value-type="float" office:value="-121" calcext:value-type="float">
            <text:p>-121</text:p>
          </table:table-cell>
          <table:table-cell table:formula="of:=-128 + FLOOR(RAND() * 256)"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 128 * SIN(RADIANS([.A33] * 360 / 1024)))" office:value-type="float" office:value="23" calcext:value-type="float">
            <text:p>23</text:p>
          </table:table-cell>
          <table:table-cell table:formula="of:=IF([.A33]&lt;256; FLOOR([.A33]/2); IF([.A33]&lt;768; FLOOR((511-[.A33])/2); FLOOR((-1024+[.A33])/2)))" office:value-type="float" office:value="15" calcext:value-type="float">
            <text:p>15</text:p>
          </table:table-cell>
          <table:table-cell table:formula="of:=IF([.A33]&lt;512; -128; 127)" office:value-type="float" office:value="-128" calcext:value-type="float">
            <text:p>-128</text:p>
          </table:table-cell>
          <table:table-cell table:formula="of:=FLOOR(-128+[.A33]/4)" office:value-type="float" office:value="-121" calcext:value-type="float">
            <text:p>-121</text:p>
          </table:table-cell>
          <table:table-cell table:formula="of:=-128 + FLOOR(RAND() * 256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 128 * SIN(RADIANS([.A34] * 360 / 1024)))" office:value-type="float" office:value="24" calcext:value-type="float">
            <text:p>24</text:p>
          </table:table-cell>
          <table:table-cell table:formula="of:=IF([.A34]&lt;256; FLOOR([.A34]/2); IF([.A34]&lt;768; FLOOR((511-[.A34])/2); FLOOR((-1024+[.A34])/2)))" office:value-type="float" office:value="15" calcext:value-type="float">
            <text:p>15</text:p>
          </table:table-cell>
          <table:table-cell table:formula="of:=IF([.A34]&lt;512; -128; 127)" office:value-type="float" office:value="-128" calcext:value-type="float">
            <text:p>-128</text:p>
          </table:table-cell>
          <table:table-cell table:formula="of:=FLOOR(-128+[.A34]/4)" office:value-type="float" office:value="-121" calcext:value-type="float">
            <text:p>-121</text:p>
          </table:table-cell>
          <table:table-cell table:formula="of:=-128 + FLOOR(RAND() * 256)"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 128 * SIN(RADIANS([.A35] * 360 / 1024)))" office:value-type="float" office:value="24" calcext:value-type="float">
            <text:p>24</text:p>
          </table:table-cell>
          <table:table-cell table:formula="of:=IF([.A35]&lt;256; FLOOR([.A35]/2); IF([.A35]&lt;768; FLOOR((511-[.A35])/2); FLOOR((-1024+[.A35])/2)))" office:value-type="float" office:value="16" calcext:value-type="float">
            <text:p>16</text:p>
          </table:table-cell>
          <table:table-cell table:formula="of:=IF([.A35]&lt;512; -128; 127)" office:value-type="float" office:value="-128" calcext:value-type="float">
            <text:p>-128</text:p>
          </table:table-cell>
          <table:table-cell table:formula="of:=FLOOR(-128+[.A35]/4)" office:value-type="float" office:value="-120" calcext:value-type="float">
            <text:p>-120</text:p>
          </table:table-cell>
          <table:table-cell table:formula="of:=-128 + FLOOR(RAND() * 256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 128 * SIN(RADIANS([.A36] * 360 / 1024)))" office:value-type="float" office:value="25" calcext:value-type="float">
            <text:p>25</text:p>
          </table:table-cell>
          <table:table-cell table:formula="of:=IF([.A36]&lt;256; FLOOR([.A36]/2); IF([.A36]&lt;768; FLOOR((511-[.A36])/2); FLOOR((-1024+[.A36])/2)))" office:value-type="float" office:value="16" calcext:value-type="float">
            <text:p>16</text:p>
          </table:table-cell>
          <table:table-cell table:formula="of:=IF([.A36]&lt;512; -128; 127)" office:value-type="float" office:value="-128" calcext:value-type="float">
            <text:p>-128</text:p>
          </table:table-cell>
          <table:table-cell table:formula="of:=FLOOR(-128+[.A36]/4)" office:value-type="float" office:value="-120" calcext:value-type="float">
            <text:p>-120</text:p>
          </table:table-cell>
          <table:table-cell table:formula="of:=-128 + FLOOR(RAND() * 256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 128 * SIN(RADIANS([.A37] * 360 / 1024)))" office:value-type="float" office:value="26" calcext:value-type="float">
            <text:p>26</text:p>
          </table:table-cell>
          <table:table-cell table:formula="of:=IF([.A37]&lt;256; FLOOR([.A37]/2); IF([.A37]&lt;768; FLOOR((511-[.A37])/2); FLOOR((-1024+[.A37])/2)))" office:value-type="float" office:value="17" calcext:value-type="float">
            <text:p>17</text:p>
          </table:table-cell>
          <table:table-cell table:formula="of:=IF([.A37]&lt;512; -128; 127)" office:value-type="float" office:value="-128" calcext:value-type="float">
            <text:p>-128</text:p>
          </table:table-cell>
          <table:table-cell table:formula="of:=FLOOR(-128+[.A37]/4)" office:value-type="float" office:value="-120" calcext:value-type="float">
            <text:p>-120</text:p>
          </table:table-cell>
          <table:table-cell table:formula="of:=-128 + FLOOR(RAND() * 256)"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 128 * SIN(RADIANS([.A38] * 360 / 1024)))" office:value-type="float" office:value="27" calcext:value-type="float">
            <text:p>27</text:p>
          </table:table-cell>
          <table:table-cell table:formula="of:=IF([.A38]&lt;256; FLOOR([.A38]/2); IF([.A38]&lt;768; FLOOR((511-[.A38])/2); FLOOR((-1024+[.A38])/2)))" office:value-type="float" office:value="17" calcext:value-type="float">
            <text:p>17</text:p>
          </table:table-cell>
          <table:table-cell table:formula="of:=IF([.A38]&lt;512; -128; 127)" office:value-type="float" office:value="-128" calcext:value-type="float">
            <text:p>-128</text:p>
          </table:table-cell>
          <table:table-cell table:formula="of:=FLOOR(-128+[.A38]/4)" office:value-type="float" office:value="-120" calcext:value-type="float">
            <text:p>-120</text:p>
          </table:table-cell>
          <table:table-cell table:formula="of:=-128 + FLOOR(RAND() * 256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 128 * SIN(RADIANS([.A39] * 360 / 1024)))" office:value-type="float" office:value="28" calcext:value-type="float">
            <text:p>28</text:p>
          </table:table-cell>
          <table:table-cell table:formula="of:=IF([.A39]&lt;256; FLOOR([.A39]/2); IF([.A39]&lt;768; FLOOR((511-[.A39])/2); FLOOR((-1024+[.A39])/2)))" office:value-type="float" office:value="18" calcext:value-type="float">
            <text:p>18</text:p>
          </table:table-cell>
          <table:table-cell table:formula="of:=IF([.A39]&lt;512; -128; 127)" office:value-type="float" office:value="-128" calcext:value-type="float">
            <text:p>-128</text:p>
          </table:table-cell>
          <table:table-cell table:formula="of:=FLOOR(-128+[.A39]/4)" office:value-type="float" office:value="-119" calcext:value-type="float">
            <text:p>-119</text:p>
          </table:table-cell>
          <table:table-cell table:formula="of:=-128 + FLOOR(RAND() * 256)"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 128 * SIN(RADIANS([.A40] * 360 / 1024)))" office:value-type="float" office:value="28" calcext:value-type="float">
            <text:p>28</text:p>
          </table:table-cell>
          <table:table-cell table:formula="of:=IF([.A40]&lt;256; FLOOR([.A40]/2); IF([.A40]&lt;768; FLOOR((511-[.A40])/2); FLOOR((-1024+[.A40])/2)))" office:value-type="float" office:value="18" calcext:value-type="float">
            <text:p>18</text:p>
          </table:table-cell>
          <table:table-cell table:formula="of:=IF([.A40]&lt;512; -128; 127)" office:value-type="float" office:value="-128" calcext:value-type="float">
            <text:p>-128</text:p>
          </table:table-cell>
          <table:table-cell table:formula="of:=FLOOR(-128+[.A40]/4)" office:value-type="float" office:value="-119" calcext:value-type="float">
            <text:p>-119</text:p>
          </table:table-cell>
          <table:table-cell table:formula="of:=-128 + FLOOR(RAND() * 256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 128 * SIN(RADIANS([.A41] * 360 / 1024)))" office:value-type="float" office:value="29" calcext:value-type="float">
            <text:p>29</text:p>
          </table:table-cell>
          <table:table-cell table:formula="of:=IF([.A41]&lt;256; FLOOR([.A41]/2); IF([.A41]&lt;768; FLOOR((511-[.A41])/2); FLOOR((-1024+[.A41])/2)))" office:value-type="float" office:value="19" calcext:value-type="float">
            <text:p>19</text:p>
          </table:table-cell>
          <table:table-cell table:formula="of:=IF([.A41]&lt;512; -128; 127)" office:value-type="float" office:value="-128" calcext:value-type="float">
            <text:p>-128</text:p>
          </table:table-cell>
          <table:table-cell table:formula="of:=FLOOR(-128+[.A41]/4)" office:value-type="float" office:value="-119" calcext:value-type="float">
            <text:p>-119</text:p>
          </table:table-cell>
          <table:table-cell table:formula="of:=-128 + FLOOR(RAND() * 256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 128 * SIN(RADIANS([.A42] * 360 / 1024)))" office:value-type="float" office:value="30" calcext:value-type="float">
            <text:p>30</text:p>
          </table:table-cell>
          <table:table-cell table:formula="of:=IF([.A42]&lt;256; FLOOR([.A42]/2); IF([.A42]&lt;768; FLOOR((511-[.A42])/2); FLOOR((-1024+[.A42])/2)))" office:value-type="float" office:value="19" calcext:value-type="float">
            <text:p>19</text:p>
          </table:table-cell>
          <table:table-cell table:formula="of:=IF([.A42]&lt;512; -128; 127)" office:value-type="float" office:value="-128" calcext:value-type="float">
            <text:p>-128</text:p>
          </table:table-cell>
          <table:table-cell table:formula="of:=FLOOR(-128+[.A42]/4)" office:value-type="float" office:value="-119" calcext:value-type="float">
            <text:p>-119</text:p>
          </table:table-cell>
          <table:table-cell table:formula="of:=-128 + FLOOR(RAND() * 256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 128 * SIN(RADIANS([.A43] * 360 / 1024)))" office:value-type="float" office:value="31" calcext:value-type="float">
            <text:p>31</text:p>
          </table:table-cell>
          <table:table-cell table:formula="of:=IF([.A43]&lt;256; FLOOR([.A43]/2); IF([.A43]&lt;768; FLOOR((511-[.A43])/2); FLOOR((-1024+[.A43])/2)))" office:value-type="float" office:value="20" calcext:value-type="float">
            <text:p>20</text:p>
          </table:table-cell>
          <table:table-cell table:formula="of:=IF([.A43]&lt;512; -128; 127)" office:value-type="float" office:value="-128" calcext:value-type="float">
            <text:p>-128</text:p>
          </table:table-cell>
          <table:table-cell table:formula="of:=FLOOR(-128+[.A43]/4)" office:value-type="float" office:value="-118" calcext:value-type="float">
            <text:p>-118</text:p>
          </table:table-cell>
          <table:table-cell table:formula="of:=-128 + FLOOR(RAND() * 256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 128 * SIN(RADIANS([.A44] * 360 / 1024)))" office:value-type="float" office:value="31" calcext:value-type="float">
            <text:p>31</text:p>
          </table:table-cell>
          <table:table-cell table:formula="of:=IF([.A44]&lt;256; FLOOR([.A44]/2); IF([.A44]&lt;768; FLOOR((511-[.A44])/2); FLOOR((-1024+[.A44])/2)))" office:value-type="float" office:value="20" calcext:value-type="float">
            <text:p>20</text:p>
          </table:table-cell>
          <table:table-cell table:formula="of:=IF([.A44]&lt;512; -128; 127)" office:value-type="float" office:value="-128" calcext:value-type="float">
            <text:p>-128</text:p>
          </table:table-cell>
          <table:table-cell table:formula="of:=FLOOR(-128+[.A44]/4)" office:value-type="float" office:value="-118" calcext:value-type="float">
            <text:p>-118</text:p>
          </table:table-cell>
          <table:table-cell table:formula="of:=-128 + FLOOR(RAND() * 256)"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 128 * SIN(RADIANS([.A45] * 360 / 1024)))" office:value-type="float" office:value="32" calcext:value-type="float">
            <text:p>32</text:p>
          </table:table-cell>
          <table:table-cell table:formula="of:=IF([.A45]&lt;256; FLOOR([.A45]/2); IF([.A45]&lt;768; FLOOR((511-[.A45])/2); FLOOR((-1024+[.A45])/2)))" office:value-type="float" office:value="21" calcext:value-type="float">
            <text:p>21</text:p>
          </table:table-cell>
          <table:table-cell table:formula="of:=IF([.A45]&lt;512; -128; 127)" office:value-type="float" office:value="-128" calcext:value-type="float">
            <text:p>-128</text:p>
          </table:table-cell>
          <table:table-cell table:formula="of:=FLOOR(-128+[.A45]/4)" office:value-type="float" office:value="-118" calcext:value-type="float">
            <text:p>-118</text:p>
          </table:table-cell>
          <table:table-cell table:formula="of:=-128 + FLOOR(RAND() * 256)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 128 * SIN(RADIANS([.A46] * 360 / 1024)))" office:value-type="float" office:value="33" calcext:value-type="float">
            <text:p>33</text:p>
          </table:table-cell>
          <table:table-cell table:formula="of:=IF([.A46]&lt;256; FLOOR([.A46]/2); IF([.A46]&lt;768; FLOOR((511-[.A46])/2); FLOOR((-1024+[.A46])/2)))" office:value-type="float" office:value="21" calcext:value-type="float">
            <text:p>21</text:p>
          </table:table-cell>
          <table:table-cell table:formula="of:=IF([.A46]&lt;512; -128; 127)" office:value-type="float" office:value="-128" calcext:value-type="float">
            <text:p>-128</text:p>
          </table:table-cell>
          <table:table-cell table:formula="of:=FLOOR(-128+[.A46]/4)" office:value-type="float" office:value="-118" calcext:value-type="float">
            <text:p>-118</text:p>
          </table:table-cell>
          <table:table-cell table:formula="of:=-128 + FLOOR(RAND() * 256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 128 * SIN(RADIANS([.A47] * 360 / 1024)))" office:value-type="float" office:value="34" calcext:value-type="float">
            <text:p>34</text:p>
          </table:table-cell>
          <table:table-cell table:formula="of:=IF([.A47]&lt;256; FLOOR([.A47]/2); IF([.A47]&lt;768; FLOOR((511-[.A47])/2); FLOOR((-1024+[.A47])/2)))" office:value-type="float" office:value="22" calcext:value-type="float">
            <text:p>22</text:p>
          </table:table-cell>
          <table:table-cell table:formula="of:=IF([.A47]&lt;512; -128; 127)" office:value-type="float" office:value="-128" calcext:value-type="float">
            <text:p>-128</text:p>
          </table:table-cell>
          <table:table-cell table:formula="of:=FLOOR(-128+[.A47]/4)" office:value-type="float" office:value="-117" calcext:value-type="float">
            <text:p>-117</text:p>
          </table:table-cell>
          <table:table-cell table:formula="of:=-128 + FLOOR(RAND() * 256)"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 128 * SIN(RADIANS([.A48] * 360 / 1024)))" office:value-type="float" office:value="34" calcext:value-type="float">
            <text:p>34</text:p>
          </table:table-cell>
          <table:table-cell table:formula="of:=IF([.A48]&lt;256; FLOOR([.A48]/2); IF([.A48]&lt;768; FLOOR((511-[.A48])/2); FLOOR((-1024+[.A48])/2)))" office:value-type="float" office:value="22" calcext:value-type="float">
            <text:p>22</text:p>
          </table:table-cell>
          <table:table-cell table:formula="of:=IF([.A48]&lt;512; -128; 127)" office:value-type="float" office:value="-128" calcext:value-type="float">
            <text:p>-128</text:p>
          </table:table-cell>
          <table:table-cell table:formula="of:=FLOOR(-128+[.A48]/4)" office:value-type="float" office:value="-117" calcext:value-type="float">
            <text:p>-117</text:p>
          </table:table-cell>
          <table:table-cell table:formula="of:=-128 + FLOOR(RAND() * 256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 128 * SIN(RADIANS([.A49] * 360 / 1024)))" office:value-type="float" office:value="35" calcext:value-type="float">
            <text:p>35</text:p>
          </table:table-cell>
          <table:table-cell table:formula="of:=IF([.A49]&lt;256; FLOOR([.A49]/2); IF([.A49]&lt;768; FLOOR((511-[.A49])/2); FLOOR((-1024+[.A49])/2)))" office:value-type="float" office:value="23" calcext:value-type="float">
            <text:p>23</text:p>
          </table:table-cell>
          <table:table-cell table:formula="of:=IF([.A49]&lt;512; -128; 127)" office:value-type="float" office:value="-128" calcext:value-type="float">
            <text:p>-128</text:p>
          </table:table-cell>
          <table:table-cell table:formula="of:=FLOOR(-128+[.A49]/4)" office:value-type="float" office:value="-117" calcext:value-type="float">
            <text:p>-117</text:p>
          </table:table-cell>
          <table:table-cell table:formula="of:=-128 + FLOOR(RAND() * 256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 128 * SIN(RADIANS([.A50] * 360 / 1024)))" office:value-type="float" office:value="36" calcext:value-type="float">
            <text:p>36</text:p>
          </table:table-cell>
          <table:table-cell table:formula="of:=IF([.A50]&lt;256; FLOOR([.A50]/2); IF([.A50]&lt;768; FLOOR((511-[.A50])/2); FLOOR((-1024+[.A50])/2)))" office:value-type="float" office:value="23" calcext:value-type="float">
            <text:p>23</text:p>
          </table:table-cell>
          <table:table-cell table:formula="of:=IF([.A50]&lt;512; -128; 127)" office:value-type="float" office:value="-128" calcext:value-type="float">
            <text:p>-128</text:p>
          </table:table-cell>
          <table:table-cell table:formula="of:=FLOOR(-128+[.A50]/4)" office:value-type="float" office:value="-117" calcext:value-type="float">
            <text:p>-117</text:p>
          </table:table-cell>
          <table:table-cell table:formula="of:=-128 + FLOOR(RAND() * 256)"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 128 * SIN(RADIANS([.A51] * 360 / 1024)))" office:value-type="float" office:value="37" calcext:value-type="float">
            <text:p>37</text:p>
          </table:table-cell>
          <table:table-cell table:formula="of:=IF([.A51]&lt;256; FLOOR([.A51]/2); IF([.A51]&lt;768; FLOOR((511-[.A51])/2); FLOOR((-1024+[.A51])/2)))" office:value-type="float" office:value="24" calcext:value-type="float">
            <text:p>24</text:p>
          </table:table-cell>
          <table:table-cell table:formula="of:=IF([.A51]&lt;512; -128; 127)" office:value-type="float" office:value="-128" calcext:value-type="float">
            <text:p>-128</text:p>
          </table:table-cell>
          <table:table-cell table:formula="of:=FLOOR(-128+[.A51]/4)" office:value-type="float" office:value="-116" calcext:value-type="float">
            <text:p>-116</text:p>
          </table:table-cell>
          <table:table-cell table:formula="of:=-128 + FLOOR(RAND() * 256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 128 * SIN(RADIANS([.A52] * 360 / 1024)))" office:value-type="float" office:value="37" calcext:value-type="float">
            <text:p>37</text:p>
          </table:table-cell>
          <table:table-cell table:formula="of:=IF([.A52]&lt;256; FLOOR([.A52]/2); IF([.A52]&lt;768; FLOOR((511-[.A52])/2); FLOOR((-1024+[.A52])/2)))" office:value-type="float" office:value="24" calcext:value-type="float">
            <text:p>24</text:p>
          </table:table-cell>
          <table:table-cell table:formula="of:=IF([.A52]&lt;512; -128; 127)" office:value-type="float" office:value="-128" calcext:value-type="float">
            <text:p>-128</text:p>
          </table:table-cell>
          <table:table-cell table:formula="of:=FLOOR(-128+[.A52]/4)" office:value-type="float" office:value="-116" calcext:value-type="float">
            <text:p>-116</text:p>
          </table:table-cell>
          <table:table-cell table:formula="of:=-128 + FLOOR(RAND() * 256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 128 * SIN(RADIANS([.A53] * 360 / 1024)))" office:value-type="float" office:value="38" calcext:value-type="float">
            <text:p>38</text:p>
          </table:table-cell>
          <table:table-cell table:formula="of:=IF([.A53]&lt;256; FLOOR([.A53]/2); IF([.A53]&lt;768; FLOOR((511-[.A53])/2); FLOOR((-1024+[.A53])/2)))" office:value-type="float" office:value="25" calcext:value-type="float">
            <text:p>25</text:p>
          </table:table-cell>
          <table:table-cell table:formula="of:=IF([.A53]&lt;512; -128; 127)" office:value-type="float" office:value="-128" calcext:value-type="float">
            <text:p>-128</text:p>
          </table:table-cell>
          <table:table-cell table:formula="of:=FLOOR(-128+[.A53]/4)" office:value-type="float" office:value="-116" calcext:value-type="float">
            <text:p>-116</text:p>
          </table:table-cell>
          <table:table-cell table:formula="of:=-128 + FLOOR(RAND() * 256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FLOOR( 128 * SIN(RADIANS([.A54] * 360 / 1024)))" office:value-type="float" office:value="39" calcext:value-type="float">
            <text:p>39</text:p>
          </table:table-cell>
          <table:table-cell table:formula="of:=IF([.A54]&lt;256; FLOOR([.A54]/2); IF([.A54]&lt;768; FLOOR((511-[.A54])/2); FLOOR((-1024+[.A54])/2)))" office:value-type="float" office:value="25" calcext:value-type="float">
            <text:p>25</text:p>
          </table:table-cell>
          <table:table-cell table:formula="of:=IF([.A54]&lt;512; -128; 127)" office:value-type="float" office:value="-128" calcext:value-type="float">
            <text:p>-128</text:p>
          </table:table-cell>
          <table:table-cell table:formula="of:=FLOOR(-128+[.A54]/4)" office:value-type="float" office:value="-116" calcext:value-type="float">
            <text:p>-116</text:p>
          </table:table-cell>
          <table:table-cell table:formula="of:=-128 + FLOOR(RAND() * 256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FLOOR( 128 * SIN(RADIANS([.A55] * 360 / 1024)))" office:value-type="float" office:value="40" calcext:value-type="float">
            <text:p>40</text:p>
          </table:table-cell>
          <table:table-cell table:formula="of:=IF([.A55]&lt;256; FLOOR([.A55]/2); IF([.A55]&lt;768; FLOOR((511-[.A55])/2); FLOOR((-1024+[.A55])/2)))" office:value-type="float" office:value="26" calcext:value-type="float">
            <text:p>26</text:p>
          </table:table-cell>
          <table:table-cell table:formula="of:=IF([.A55]&lt;512; -128; 127)" office:value-type="float" office:value="-128" calcext:value-type="float">
            <text:p>-128</text:p>
          </table:table-cell>
          <table:table-cell table:formula="of:=FLOOR(-128+[.A55]/4)" office:value-type="float" office:value="-115" calcext:value-type="float">
            <text:p>-115</text:p>
          </table:table-cell>
          <table:table-cell table:formula="of:=-128 + FLOOR(RAND() * 256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FLOOR( 128 * SIN(RADIANS([.A56] * 360 / 1024)))" office:value-type="float" office:value="40" calcext:value-type="float">
            <text:p>40</text:p>
          </table:table-cell>
          <table:table-cell table:formula="of:=IF([.A56]&lt;256; FLOOR([.A56]/2); IF([.A56]&lt;768; FLOOR((511-[.A56])/2); FLOOR((-1024+[.A56])/2)))" office:value-type="float" office:value="26" calcext:value-type="float">
            <text:p>26</text:p>
          </table:table-cell>
          <table:table-cell table:formula="of:=IF([.A56]&lt;512; -128; 127)" office:value-type="float" office:value="-128" calcext:value-type="float">
            <text:p>-128</text:p>
          </table:table-cell>
          <table:table-cell table:formula="of:=FLOOR(-128+[.A56]/4)" office:value-type="float" office:value="-115" calcext:value-type="float">
            <text:p>-115</text:p>
          </table:table-cell>
          <table:table-cell table:formula="of:=-128 + FLOOR(RAND() * 256)"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FLOOR( 128 * SIN(RADIANS([.A57] * 360 / 1024)))" office:value-type="float" office:value="41" calcext:value-type="float">
            <text:p>41</text:p>
          </table:table-cell>
          <table:table-cell table:formula="of:=IF([.A57]&lt;256; FLOOR([.A57]/2); IF([.A57]&lt;768; FLOOR((511-[.A57])/2); FLOOR((-1024+[.A57])/2)))" office:value-type="float" office:value="27" calcext:value-type="float">
            <text:p>27</text:p>
          </table:table-cell>
          <table:table-cell table:formula="of:=IF([.A57]&lt;512; -128; 127)" office:value-type="float" office:value="-128" calcext:value-type="float">
            <text:p>-128</text:p>
          </table:table-cell>
          <table:table-cell table:formula="of:=FLOOR(-128+[.A57]/4)" office:value-type="float" office:value="-115" calcext:value-type="float">
            <text:p>-115</text:p>
          </table:table-cell>
          <table:table-cell table:formula="of:=-128 + FLOOR(RAND() * 256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 128 * SIN(RADIANS([.A58] * 360 / 1024)))" office:value-type="float" office:value="42" calcext:value-type="float">
            <text:p>42</text:p>
          </table:table-cell>
          <table:table-cell table:formula="of:=IF([.A58]&lt;256; FLOOR([.A58]/2); IF([.A58]&lt;768; FLOOR((511-[.A58])/2); FLOOR((-1024+[.A58])/2)))" office:value-type="float" office:value="27" calcext:value-type="float">
            <text:p>27</text:p>
          </table:table-cell>
          <table:table-cell table:formula="of:=IF([.A58]&lt;512; -128; 127)" office:value-type="float" office:value="-128" calcext:value-type="float">
            <text:p>-128</text:p>
          </table:table-cell>
          <table:table-cell table:formula="of:=FLOOR(-128+[.A58]/4)" office:value-type="float" office:value="-115" calcext:value-type="float">
            <text:p>-115</text:p>
          </table:table-cell>
          <table:table-cell table:formula="of:=-128 + FLOOR(RAND() * 256)"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FLOOR( 128 * SIN(RADIANS([.A59] * 360 / 1024)))" office:value-type="float" office:value="43" calcext:value-type="float">
            <text:p>43</text:p>
          </table:table-cell>
          <table:table-cell table:formula="of:=IF([.A59]&lt;256; FLOOR([.A59]/2); IF([.A59]&lt;768; FLOOR((511-[.A59])/2); FLOOR((-1024+[.A59])/2)))" office:value-type="float" office:value="28" calcext:value-type="float">
            <text:p>28</text:p>
          </table:table-cell>
          <table:table-cell table:formula="of:=IF([.A59]&lt;512; -128; 127)" office:value-type="float" office:value="-128" calcext:value-type="float">
            <text:p>-128</text:p>
          </table:table-cell>
          <table:table-cell table:formula="of:=FLOOR(-128+[.A59]/4)" office:value-type="float" office:value="-114" calcext:value-type="float">
            <text:p>-114</text:p>
          </table:table-cell>
          <table:table-cell table:formula="of:=-128 + FLOOR(RAND() * 256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FLOOR( 128 * SIN(RADIANS([.A60] * 360 / 1024)))" office:value-type="float" office:value="43" calcext:value-type="float">
            <text:p>43</text:p>
          </table:table-cell>
          <table:table-cell table:formula="of:=IF([.A60]&lt;256; FLOOR([.A60]/2); IF([.A60]&lt;768; FLOOR((511-[.A60])/2); FLOOR((-1024+[.A60])/2)))" office:value-type="float" office:value="28" calcext:value-type="float">
            <text:p>28</text:p>
          </table:table-cell>
          <table:table-cell table:formula="of:=IF([.A60]&lt;512; -128; 127)" office:value-type="float" office:value="-128" calcext:value-type="float">
            <text:p>-128</text:p>
          </table:table-cell>
          <table:table-cell table:formula="of:=FLOOR(-128+[.A60]/4)" office:value-type="float" office:value="-114" calcext:value-type="float">
            <text:p>-114</text:p>
          </table:table-cell>
          <table:table-cell table:formula="of:=-128 + FLOOR(RAND() * 256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FLOOR( 128 * SIN(RADIANS([.A61] * 360 / 1024)))" office:value-type="float" office:value="44" calcext:value-type="float">
            <text:p>44</text:p>
          </table:table-cell>
          <table:table-cell table:formula="of:=IF([.A61]&lt;256; FLOOR([.A61]/2); IF([.A61]&lt;768; FLOOR((511-[.A61])/2); FLOOR((-1024+[.A61])/2)))" office:value-type="float" office:value="29" calcext:value-type="float">
            <text:p>29</text:p>
          </table:table-cell>
          <table:table-cell table:formula="of:=IF([.A61]&lt;512; -128; 127)" office:value-type="float" office:value="-128" calcext:value-type="float">
            <text:p>-128</text:p>
          </table:table-cell>
          <table:table-cell table:formula="of:=FLOOR(-128+[.A61]/4)" office:value-type="float" office:value="-114" calcext:value-type="float">
            <text:p>-114</text:p>
          </table:table-cell>
          <table:table-cell table:formula="of:=-128 + FLOOR(RAND() * 256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FLOOR( 128 * SIN(RADIANS([.A62] * 360 / 1024)))" office:value-type="float" office:value="45" calcext:value-type="float">
            <text:p>45</text:p>
          </table:table-cell>
          <table:table-cell table:formula="of:=IF([.A62]&lt;256; FLOOR([.A62]/2); IF([.A62]&lt;768; FLOOR((511-[.A62])/2); FLOOR((-1024+[.A62])/2)))" office:value-type="float" office:value="29" calcext:value-type="float">
            <text:p>29</text:p>
          </table:table-cell>
          <table:table-cell table:formula="of:=IF([.A62]&lt;512; -128; 127)" office:value-type="float" office:value="-128" calcext:value-type="float">
            <text:p>-128</text:p>
          </table:table-cell>
          <table:table-cell table:formula="of:=FLOOR(-128+[.A62]/4)" office:value-type="float" office:value="-114" calcext:value-type="float">
            <text:p>-114</text:p>
          </table:table-cell>
          <table:table-cell table:formula="of:=-128 + FLOOR(RAND() * 256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 128 * SIN(RADIANS([.A63] * 360 / 1024)))" office:value-type="float" office:value="46" calcext:value-type="float">
            <text:p>46</text:p>
          </table:table-cell>
          <table:table-cell table:formula="of:=IF([.A63]&lt;256; FLOOR([.A63]/2); IF([.A63]&lt;768; FLOOR((511-[.A63])/2); FLOOR((-1024+[.A63])/2)))" office:value-type="float" office:value="30" calcext:value-type="float">
            <text:p>30</text:p>
          </table:table-cell>
          <table:table-cell table:formula="of:=IF([.A63]&lt;512; -128; 127)" office:value-type="float" office:value="-128" calcext:value-type="float">
            <text:p>-128</text:p>
          </table:table-cell>
          <table:table-cell table:formula="of:=FLOOR(-128+[.A63]/4)" office:value-type="float" office:value="-113" calcext:value-type="float">
            <text:p>-113</text:p>
          </table:table-cell>
          <table:table-cell table:formula="of:=-128 + FLOOR(RAND() * 256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FLOOR( 128 * SIN(RADIANS([.A64] * 360 / 1024)))" office:value-type="float" office:value="46" calcext:value-type="float">
            <text:p>46</text:p>
          </table:table-cell>
          <table:table-cell table:formula="of:=IF([.A64]&lt;256; FLOOR([.A64]/2); IF([.A64]&lt;768; FLOOR((511-[.A64])/2); FLOOR((-1024+[.A64])/2)))" office:value-type="float" office:value="30" calcext:value-type="float">
            <text:p>30</text:p>
          </table:table-cell>
          <table:table-cell table:formula="of:=IF([.A64]&lt;512; -128; 127)" office:value-type="float" office:value="-128" calcext:value-type="float">
            <text:p>-128</text:p>
          </table:table-cell>
          <table:table-cell table:formula="of:=FLOOR(-128+[.A64]/4)" office:value-type="float" office:value="-113" calcext:value-type="float">
            <text:p>-113</text:p>
          </table:table-cell>
          <table:table-cell table:formula="of:=-128 + FLOOR(RAND() * 256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FLOOR( 128 * SIN(RADIANS([.A65] * 360 / 1024)))" office:value-type="float" office:value="47" calcext:value-type="float">
            <text:p>47</text:p>
          </table:table-cell>
          <table:table-cell table:formula="of:=IF([.A65]&lt;256; FLOOR([.A65]/2); IF([.A65]&lt;768; FLOOR((511-[.A65])/2); FLOOR((-1024+[.A65])/2)))" office:value-type="float" office:value="31" calcext:value-type="float">
            <text:p>31</text:p>
          </table:table-cell>
          <table:table-cell table:formula="of:=IF([.A65]&lt;512; -128; 127)" office:value-type="float" office:value="-128" calcext:value-type="float">
            <text:p>-128</text:p>
          </table:table-cell>
          <table:table-cell table:formula="of:=FLOOR(-128+[.A65]/4)" office:value-type="float" office:value="-113" calcext:value-type="float">
            <text:p>-113</text:p>
          </table:table-cell>
          <table:table-cell table:formula="of:=-128 + FLOOR(RAND() * 256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FLOOR( 128 * SIN(RADIANS([.A66] * 360 / 1024)))" office:value-type="float" office:value="48" calcext:value-type="float">
            <text:p>48</text:p>
          </table:table-cell>
          <table:table-cell table:formula="of:=IF([.A66]&lt;256; FLOOR([.A66]/2); IF([.A66]&lt;768; FLOOR((511-[.A66])/2); FLOOR((-1024+[.A66])/2)))" office:value-type="float" office:value="31" calcext:value-type="float">
            <text:p>31</text:p>
          </table:table-cell>
          <table:table-cell table:formula="of:=IF([.A66]&lt;512; -128; 127)" office:value-type="float" office:value="-128" calcext:value-type="float">
            <text:p>-128</text:p>
          </table:table-cell>
          <table:table-cell table:formula="of:=FLOOR(-128+[.A66]/4)" office:value-type="float" office:value="-113" calcext:value-type="float">
            <text:p>-113</text:p>
          </table:table-cell>
          <table:table-cell table:formula="of:=-128 + FLOOR(RAND() * 256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FLOOR( 128 * SIN(RADIANS([.A67] * 360 / 1024)))" office:value-type="float" office:value="48" calcext:value-type="float">
            <text:p>48</text:p>
          </table:table-cell>
          <table:table-cell table:formula="of:=IF([.A67]&lt;256; FLOOR([.A67]/2); IF([.A67]&lt;768; FLOOR((511-[.A67])/2); FLOOR((-1024+[.A67])/2)))" office:value-type="float" office:value="32" calcext:value-type="float">
            <text:p>32</text:p>
          </table:table-cell>
          <table:table-cell table:formula="of:=IF([.A67]&lt;512; -128; 127)" office:value-type="float" office:value="-128" calcext:value-type="float">
            <text:p>-128</text:p>
          </table:table-cell>
          <table:table-cell table:formula="of:=FLOOR(-128+[.A67]/4)" office:value-type="float" office:value="-112" calcext:value-type="float">
            <text:p>-112</text:p>
          </table:table-cell>
          <table:table-cell table:formula="of:=-128 + FLOOR(RAND() * 256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FLOOR( 128 * SIN(RADIANS([.A68] * 360 / 1024)))" office:value-type="float" office:value="49" calcext:value-type="float">
            <text:p>49</text:p>
          </table:table-cell>
          <table:table-cell table:formula="of:=IF([.A68]&lt;256; FLOOR([.A68]/2); IF([.A68]&lt;768; FLOOR((511-[.A68])/2); FLOOR((-1024+[.A68])/2)))" office:value-type="float" office:value="32" calcext:value-type="float">
            <text:p>32</text:p>
          </table:table-cell>
          <table:table-cell table:formula="of:=IF([.A68]&lt;512; -128; 127)" office:value-type="float" office:value="-128" calcext:value-type="float">
            <text:p>-128</text:p>
          </table:table-cell>
          <table:table-cell table:formula="of:=FLOOR(-128+[.A68]/4)" office:value-type="float" office:value="-112" calcext:value-type="float">
            <text:p>-112</text:p>
          </table:table-cell>
          <table:table-cell table:formula="of:=-128 + FLOOR(RAND() * 256)"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FLOOR( 128 * SIN(RADIANS([.A69] * 360 / 1024)))" office:value-type="float" office:value="50" calcext:value-type="float">
            <text:p>50</text:p>
          </table:table-cell>
          <table:table-cell table:formula="of:=IF([.A69]&lt;256; FLOOR([.A69]/2); IF([.A69]&lt;768; FLOOR((511-[.A69])/2); FLOOR((-1024+[.A69])/2)))" office:value-type="float" office:value="33" calcext:value-type="float">
            <text:p>33</text:p>
          </table:table-cell>
          <table:table-cell table:formula="of:=IF([.A69]&lt;512; -128; 127)" office:value-type="float" office:value="-128" calcext:value-type="float">
            <text:p>-128</text:p>
          </table:table-cell>
          <table:table-cell table:formula="of:=FLOOR(-128+[.A69]/4)" office:value-type="float" office:value="-112" calcext:value-type="float">
            <text:p>-112</text:p>
          </table:table-cell>
          <table:table-cell table:formula="of:=-128 + FLOOR(RAND() * 256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FLOOR( 128 * SIN(RADIANS([.A70] * 360 / 1024)))" office:value-type="float" office:value="51" calcext:value-type="float">
            <text:p>51</text:p>
          </table:table-cell>
          <table:table-cell table:formula="of:=IF([.A70]&lt;256; FLOOR([.A70]/2); IF([.A70]&lt;768; FLOOR((511-[.A70])/2); FLOOR((-1024+[.A70])/2)))" office:value-type="float" office:value="33" calcext:value-type="float">
            <text:p>33</text:p>
          </table:table-cell>
          <table:table-cell table:formula="of:=IF([.A70]&lt;512; -128; 127)" office:value-type="float" office:value="-128" calcext:value-type="float">
            <text:p>-128</text:p>
          </table:table-cell>
          <table:table-cell table:formula="of:=FLOOR(-128+[.A70]/4)" office:value-type="float" office:value="-112" calcext:value-type="float">
            <text:p>-112</text:p>
          </table:table-cell>
          <table:table-cell table:formula="of:=-128 + FLOOR(RAND() * 256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FLOOR( 128 * SIN(RADIANS([.A71] * 360 / 1024)))" office:value-type="float" office:value="51" calcext:value-type="float">
            <text:p>51</text:p>
          </table:table-cell>
          <table:table-cell table:formula="of:=IF([.A71]&lt;256; FLOOR([.A71]/2); IF([.A71]&lt;768; FLOOR((511-[.A71])/2); FLOOR((-1024+[.A71])/2)))" office:value-type="float" office:value="34" calcext:value-type="float">
            <text:p>34</text:p>
          </table:table-cell>
          <table:table-cell table:formula="of:=IF([.A71]&lt;512; -128; 127)" office:value-type="float" office:value="-128" calcext:value-type="float">
            <text:p>-128</text:p>
          </table:table-cell>
          <table:table-cell table:formula="of:=FLOOR(-128+[.A71]/4)" office:value-type="float" office:value="-111" calcext:value-type="float">
            <text:p>-111</text:p>
          </table:table-cell>
          <table:table-cell table:formula="of:=-128 + FLOOR(RAND() * 256)"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FLOOR( 128 * SIN(RADIANS([.A72] * 360 / 1024)))" office:value-type="float" office:value="52" calcext:value-type="float">
            <text:p>52</text:p>
          </table:table-cell>
          <table:table-cell table:formula="of:=IF([.A72]&lt;256; FLOOR([.A72]/2); IF([.A72]&lt;768; FLOOR((511-[.A72])/2); FLOOR((-1024+[.A72])/2)))" office:value-type="float" office:value="34" calcext:value-type="float">
            <text:p>34</text:p>
          </table:table-cell>
          <table:table-cell table:formula="of:=IF([.A72]&lt;512; -128; 127)" office:value-type="float" office:value="-128" calcext:value-type="float">
            <text:p>-128</text:p>
          </table:table-cell>
          <table:table-cell table:formula="of:=FLOOR(-128+[.A72]/4)" office:value-type="float" office:value="-111" calcext:value-type="float">
            <text:p>-111</text:p>
          </table:table-cell>
          <table:table-cell table:formula="of:=-128 + FLOOR(RAND() * 256)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 128 * SIN(RADIANS([.A73] * 360 / 1024)))" office:value-type="float" office:value="53" calcext:value-type="float">
            <text:p>53</text:p>
          </table:table-cell>
          <table:table-cell table:formula="of:=IF([.A73]&lt;256; FLOOR([.A73]/2); IF([.A73]&lt;768; FLOOR((511-[.A73])/2); FLOOR((-1024+[.A73])/2)))" office:value-type="float" office:value="35" calcext:value-type="float">
            <text:p>35</text:p>
          </table:table-cell>
          <table:table-cell table:formula="of:=IF([.A73]&lt;512; -128; 127)" office:value-type="float" office:value="-128" calcext:value-type="float">
            <text:p>-128</text:p>
          </table:table-cell>
          <table:table-cell table:formula="of:=FLOOR(-128+[.A73]/4)" office:value-type="float" office:value="-111" calcext:value-type="float">
            <text:p>-111</text:p>
          </table:table-cell>
          <table:table-cell table:formula="of:=-128 + FLOOR(RAND() * 256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FLOOR( 128 * SIN(RADIANS([.A74] * 360 / 1024)))" office:value-type="float" office:value="54" calcext:value-type="float">
            <text:p>54</text:p>
          </table:table-cell>
          <table:table-cell table:formula="of:=IF([.A74]&lt;256; FLOOR([.A74]/2); IF([.A74]&lt;768; FLOOR((511-[.A74])/2); FLOOR((-1024+[.A74])/2)))" office:value-type="float" office:value="35" calcext:value-type="float">
            <text:p>35</text:p>
          </table:table-cell>
          <table:table-cell table:formula="of:=IF([.A74]&lt;512; -128; 127)" office:value-type="float" office:value="-128" calcext:value-type="float">
            <text:p>-128</text:p>
          </table:table-cell>
          <table:table-cell table:formula="of:=FLOOR(-128+[.A74]/4)" office:value-type="float" office:value="-111" calcext:value-type="float">
            <text:p>-111</text:p>
          </table:table-cell>
          <table:table-cell table:formula="of:=-128 + FLOOR(RAND() * 256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FLOOR( 128 * SIN(RADIANS([.A75] * 360 / 1024)))" office:value-type="float" office:value="54" calcext:value-type="float">
            <text:p>54</text:p>
          </table:table-cell>
          <table:table-cell table:formula="of:=IF([.A75]&lt;256; FLOOR([.A75]/2); IF([.A75]&lt;768; FLOOR((511-[.A75])/2); FLOOR((-1024+[.A75])/2)))" office:value-type="float" office:value="36" calcext:value-type="float">
            <text:p>36</text:p>
          </table:table-cell>
          <table:table-cell table:formula="of:=IF([.A75]&lt;512; -128; 127)" office:value-type="float" office:value="-128" calcext:value-type="float">
            <text:p>-128</text:p>
          </table:table-cell>
          <table:table-cell table:formula="of:=FLOOR(-128+[.A75]/4)" office:value-type="float" office:value="-110" calcext:value-type="float">
            <text:p>-110</text:p>
          </table:table-cell>
          <table:table-cell table:formula="of:=-128 + FLOOR(RAND() * 256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FLOOR( 128 * SIN(RADIANS([.A76] * 360 / 1024)))" office:value-type="float" office:value="55" calcext:value-type="float">
            <text:p>55</text:p>
          </table:table-cell>
          <table:table-cell table:formula="of:=IF([.A76]&lt;256; FLOOR([.A76]/2); IF([.A76]&lt;768; FLOOR((511-[.A76])/2); FLOOR((-1024+[.A76])/2)))" office:value-type="float" office:value="36" calcext:value-type="float">
            <text:p>36</text:p>
          </table:table-cell>
          <table:table-cell table:formula="of:=IF([.A76]&lt;512; -128; 127)" office:value-type="float" office:value="-128" calcext:value-type="float">
            <text:p>-128</text:p>
          </table:table-cell>
          <table:table-cell table:formula="of:=FLOOR(-128+[.A76]/4)" office:value-type="float" office:value="-110" calcext:value-type="float">
            <text:p>-110</text:p>
          </table:table-cell>
          <table:table-cell table:formula="of:=-128 + FLOOR(RAND() * 256)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FLOOR( 128 * SIN(RADIANS([.A77] * 360 / 1024)))" office:value-type="float" office:value="56" calcext:value-type="float">
            <text:p>56</text:p>
          </table:table-cell>
          <table:table-cell table:formula="of:=IF([.A77]&lt;256; FLOOR([.A77]/2); IF([.A77]&lt;768; FLOOR((511-[.A77])/2); FLOOR((-1024+[.A77])/2)))" office:value-type="float" office:value="37" calcext:value-type="float">
            <text:p>37</text:p>
          </table:table-cell>
          <table:table-cell table:formula="of:=IF([.A77]&lt;512; -128; 127)" office:value-type="float" office:value="-128" calcext:value-type="float">
            <text:p>-128</text:p>
          </table:table-cell>
          <table:table-cell table:formula="of:=FLOOR(-128+[.A77]/4)" office:value-type="float" office:value="-110" calcext:value-type="float">
            <text:p>-110</text:p>
          </table:table-cell>
          <table:table-cell table:formula="of:=-128 + FLOOR(RAND() * 256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FLOOR( 128 * SIN(RADIANS([.A78] * 360 / 1024)))" office:value-type="float" office:value="56" calcext:value-type="float">
            <text:p>56</text:p>
          </table:table-cell>
          <table:table-cell table:formula="of:=IF([.A78]&lt;256; FLOOR([.A78]/2); IF([.A78]&lt;768; FLOOR((511-[.A78])/2); FLOOR((-1024+[.A78])/2)))" office:value-type="float" office:value="37" calcext:value-type="float">
            <text:p>37</text:p>
          </table:table-cell>
          <table:table-cell table:formula="of:=IF([.A78]&lt;512; -128; 127)" office:value-type="float" office:value="-128" calcext:value-type="float">
            <text:p>-128</text:p>
          </table:table-cell>
          <table:table-cell table:formula="of:=FLOOR(-128+[.A78]/4)" office:value-type="float" office:value="-110" calcext:value-type="float">
            <text:p>-110</text:p>
          </table:table-cell>
          <table:table-cell table:formula="of:=-128 + FLOOR(RAND() * 256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FLOOR( 128 * SIN(RADIANS([.A79] * 360 / 1024)))" office:value-type="float" office:value="57" calcext:value-type="float">
            <text:p>57</text:p>
          </table:table-cell>
          <table:table-cell table:formula="of:=IF([.A79]&lt;256; FLOOR([.A79]/2); IF([.A79]&lt;768; FLOOR((511-[.A79])/2); FLOOR((-1024+[.A79])/2)))" office:value-type="float" office:value="38" calcext:value-type="float">
            <text:p>38</text:p>
          </table:table-cell>
          <table:table-cell table:formula="of:=IF([.A79]&lt;512; -128; 127)" office:value-type="float" office:value="-128" calcext:value-type="float">
            <text:p>-128</text:p>
          </table:table-cell>
          <table:table-cell table:formula="of:=FLOOR(-128+[.A79]/4)" office:value-type="float" office:value="-109" calcext:value-type="float">
            <text:p>-109</text:p>
          </table:table-cell>
          <table:table-cell table:formula="of:=-128 + FLOOR(RAND() * 256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FLOOR( 128 * SIN(RADIANS([.A80] * 360 / 1024)))" office:value-type="float" office:value="58" calcext:value-type="float">
            <text:p>58</text:p>
          </table:table-cell>
          <table:table-cell table:formula="of:=IF([.A80]&lt;256; FLOOR([.A80]/2); IF([.A80]&lt;768; FLOOR((511-[.A80])/2); FLOOR((-1024+[.A80])/2)))" office:value-type="float" office:value="38" calcext:value-type="float">
            <text:p>38</text:p>
          </table:table-cell>
          <table:table-cell table:formula="of:=IF([.A80]&lt;512; -128; 127)" office:value-type="float" office:value="-128" calcext:value-type="float">
            <text:p>-128</text:p>
          </table:table-cell>
          <table:table-cell table:formula="of:=FLOOR(-128+[.A80]/4)" office:value-type="float" office:value="-109" calcext:value-type="float">
            <text:p>-109</text:p>
          </table:table-cell>
          <table:table-cell table:formula="of:=-128 + FLOOR(RAND() * 256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FLOOR( 128 * SIN(RADIANS([.A81] * 360 / 1024)))" office:value-type="float" office:value="58" calcext:value-type="float">
            <text:p>58</text:p>
          </table:table-cell>
          <table:table-cell table:formula="of:=IF([.A81]&lt;256; FLOOR([.A81]/2); IF([.A81]&lt;768; FLOOR((511-[.A81])/2); FLOOR((-1024+[.A81])/2)))" office:value-type="float" office:value="39" calcext:value-type="float">
            <text:p>39</text:p>
          </table:table-cell>
          <table:table-cell table:formula="of:=IF([.A81]&lt;512; -128; 127)" office:value-type="float" office:value="-128" calcext:value-type="float">
            <text:p>-128</text:p>
          </table:table-cell>
          <table:table-cell table:formula="of:=FLOOR(-128+[.A81]/4)" office:value-type="float" office:value="-109" calcext:value-type="float">
            <text:p>-109</text:p>
          </table:table-cell>
          <table:table-cell table:formula="of:=-128 + FLOOR(RAND() * 256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FLOOR( 128 * SIN(RADIANS([.A82] * 360 / 1024)))" office:value-type="float" office:value="59" calcext:value-type="float">
            <text:p>59</text:p>
          </table:table-cell>
          <table:table-cell table:formula="of:=IF([.A82]&lt;256; FLOOR([.A82]/2); IF([.A82]&lt;768; FLOOR((511-[.A82])/2); FLOOR((-1024+[.A82])/2)))" office:value-type="float" office:value="39" calcext:value-type="float">
            <text:p>39</text:p>
          </table:table-cell>
          <table:table-cell table:formula="of:=IF([.A82]&lt;512; -128; 127)" office:value-type="float" office:value="-128" calcext:value-type="float">
            <text:p>-128</text:p>
          </table:table-cell>
          <table:table-cell table:formula="of:=FLOOR(-128+[.A82]/4)" office:value-type="float" office:value="-109" calcext:value-type="float">
            <text:p>-109</text:p>
          </table:table-cell>
          <table:table-cell table:formula="of:=-128 + FLOOR(RAND() * 256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 128 * SIN(RADIANS([.A83] * 360 / 1024)))" office:value-type="float" office:value="60" calcext:value-type="float">
            <text:p>60</text:p>
          </table:table-cell>
          <table:table-cell table:formula="of:=IF([.A83]&lt;256; FLOOR([.A83]/2); IF([.A83]&lt;768; FLOOR((511-[.A83])/2); FLOOR((-1024+[.A83])/2)))" office:value-type="float" office:value="40" calcext:value-type="float">
            <text:p>40</text:p>
          </table:table-cell>
          <table:table-cell table:formula="of:=IF([.A83]&lt;512; -128; 127)" office:value-type="float" office:value="-128" calcext:value-type="float">
            <text:p>-128</text:p>
          </table:table-cell>
          <table:table-cell table:formula="of:=FLOOR(-128+[.A83]/4)" office:value-type="float" office:value="-108" calcext:value-type="float">
            <text:p>-108</text:p>
          </table:table-cell>
          <table:table-cell table:formula="of:=-128 + FLOOR(RAND() * 256)"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FLOOR( 128 * SIN(RADIANS([.A84] * 360 / 1024)))" office:value-type="float" office:value="61" calcext:value-type="float">
            <text:p>61</text:p>
          </table:table-cell>
          <table:table-cell table:formula="of:=IF([.A84]&lt;256; FLOOR([.A84]/2); IF([.A84]&lt;768; FLOOR((511-[.A84])/2); FLOOR((-1024+[.A84])/2)))" office:value-type="float" office:value="40" calcext:value-type="float">
            <text:p>40</text:p>
          </table:table-cell>
          <table:table-cell table:formula="of:=IF([.A84]&lt;512; -128; 127)" office:value-type="float" office:value="-128" calcext:value-type="float">
            <text:p>-128</text:p>
          </table:table-cell>
          <table:table-cell table:formula="of:=FLOOR(-128+[.A84]/4)" office:value-type="float" office:value="-108" calcext:value-type="float">
            <text:p>-108</text:p>
          </table:table-cell>
          <table:table-cell table:formula="of:=-128 + FLOOR(RAND() * 256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FLOOR( 128 * SIN(RADIANS([.A85] * 360 / 1024)))" office:value-type="float" office:value="61" calcext:value-type="float">
            <text:p>61</text:p>
          </table:table-cell>
          <table:table-cell table:formula="of:=IF([.A85]&lt;256; FLOOR([.A85]/2); IF([.A85]&lt;768; FLOOR((511-[.A85])/2); FLOOR((-1024+[.A85])/2)))" office:value-type="float" office:value="41" calcext:value-type="float">
            <text:p>41</text:p>
          </table:table-cell>
          <table:table-cell table:formula="of:=IF([.A85]&lt;512; -128; 127)" office:value-type="float" office:value="-128" calcext:value-type="float">
            <text:p>-128</text:p>
          </table:table-cell>
          <table:table-cell table:formula="of:=FLOOR(-128+[.A85]/4)" office:value-type="float" office:value="-108" calcext:value-type="float">
            <text:p>-108</text:p>
          </table:table-cell>
          <table:table-cell table:formula="of:=-128 + FLOOR(RAND() * 256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FLOOR( 128 * SIN(RADIANS([.A86] * 360 / 1024)))" office:value-type="float" office:value="62" calcext:value-type="float">
            <text:p>62</text:p>
          </table:table-cell>
          <table:table-cell table:formula="of:=IF([.A86]&lt;256; FLOOR([.A86]/2); IF([.A86]&lt;768; FLOOR((511-[.A86])/2); FLOOR((-1024+[.A86])/2)))" office:value-type="float" office:value="41" calcext:value-type="float">
            <text:p>41</text:p>
          </table:table-cell>
          <table:table-cell table:formula="of:=IF([.A86]&lt;512; -128; 127)" office:value-type="float" office:value="-128" calcext:value-type="float">
            <text:p>-128</text:p>
          </table:table-cell>
          <table:table-cell table:formula="of:=FLOOR(-128+[.A86]/4)" office:value-type="float" office:value="-108" calcext:value-type="float">
            <text:p>-108</text:p>
          </table:table-cell>
          <table:table-cell table:formula="of:=-128 + FLOOR(RAND() * 256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FLOOR( 128 * SIN(RADIANS([.A87] * 360 / 1024)))" office:value-type="float" office:value="63" calcext:value-type="float">
            <text:p>63</text:p>
          </table:table-cell>
          <table:table-cell table:formula="of:=IF([.A87]&lt;256; FLOOR([.A87]/2); IF([.A87]&lt;768; FLOOR((511-[.A87])/2); FLOOR((-1024+[.A87])/2)))" office:value-type="float" office:value="42" calcext:value-type="float">
            <text:p>42</text:p>
          </table:table-cell>
          <table:table-cell table:formula="of:=IF([.A87]&lt;512; -128; 127)" office:value-type="float" office:value="-128" calcext:value-type="float">
            <text:p>-128</text:p>
          </table:table-cell>
          <table:table-cell table:formula="of:=FLOOR(-128+[.A87]/4)" office:value-type="float" office:value="-107" calcext:value-type="float">
            <text:p>-107</text:p>
          </table:table-cell>
          <table:table-cell table:formula="of:=-128 + FLOOR(RAND() * 256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FLOOR( 128 * SIN(RADIANS([.A88] * 360 / 1024)))" office:value-type="float" office:value="63" calcext:value-type="float">
            <text:p>63</text:p>
          </table:table-cell>
          <table:table-cell table:formula="of:=IF([.A88]&lt;256; FLOOR([.A88]/2); IF([.A88]&lt;768; FLOOR((511-[.A88])/2); FLOOR((-1024+[.A88])/2)))" office:value-type="float" office:value="42" calcext:value-type="float">
            <text:p>42</text:p>
          </table:table-cell>
          <table:table-cell table:formula="of:=IF([.A88]&lt;512; -128; 127)" office:value-type="float" office:value="-128" calcext:value-type="float">
            <text:p>-128</text:p>
          </table:table-cell>
          <table:table-cell table:formula="of:=FLOOR(-128+[.A88]/4)" office:value-type="float" office:value="-107" calcext:value-type="float">
            <text:p>-107</text:p>
          </table:table-cell>
          <table:table-cell table:formula="of:=-128 + FLOOR(RAND() * 256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FLOOR( 128 * SIN(RADIANS([.A89] * 360 / 1024)))" office:value-type="float" office:value="64" calcext:value-type="float">
            <text:p>64</text:p>
          </table:table-cell>
          <table:table-cell table:formula="of:=IF([.A89]&lt;256; FLOOR([.A89]/2); IF([.A89]&lt;768; FLOOR((511-[.A89])/2); FLOOR((-1024+[.A89])/2)))" office:value-type="float" office:value="43" calcext:value-type="float">
            <text:p>43</text:p>
          </table:table-cell>
          <table:table-cell table:formula="of:=IF([.A89]&lt;512; -128; 127)" office:value-type="float" office:value="-128" calcext:value-type="float">
            <text:p>-128</text:p>
          </table:table-cell>
          <table:table-cell table:formula="of:=FLOOR(-128+[.A89]/4)" office:value-type="float" office:value="-107" calcext:value-type="float">
            <text:p>-107</text:p>
          </table:table-cell>
          <table:table-cell table:formula="of:=-128 + FLOOR(RAND() * 256)"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FLOOR( 128 * SIN(RADIANS([.A90] * 360 / 1024)))" office:value-type="float" office:value="65" calcext:value-type="float">
            <text:p>65</text:p>
          </table:table-cell>
          <table:table-cell table:formula="of:=IF([.A90]&lt;256; FLOOR([.A90]/2); IF([.A90]&lt;768; FLOOR((511-[.A90])/2); FLOOR((-1024+[.A90])/2)))" office:value-type="float" office:value="43" calcext:value-type="float">
            <text:p>43</text:p>
          </table:table-cell>
          <table:table-cell table:formula="of:=IF([.A90]&lt;512; -128; 127)" office:value-type="float" office:value="-128" calcext:value-type="float">
            <text:p>-128</text:p>
          </table:table-cell>
          <table:table-cell table:formula="of:=FLOOR(-128+[.A90]/4)" office:value-type="float" office:value="-107" calcext:value-type="float">
            <text:p>-107</text:p>
          </table:table-cell>
          <table:table-cell table:formula="of:=-128 + FLOOR(RAND() * 256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FLOOR( 128 * SIN(RADIANS([.A91] * 360 / 1024)))" office:value-type="float" office:value="65" calcext:value-type="float">
            <text:p>65</text:p>
          </table:table-cell>
          <table:table-cell table:formula="of:=IF([.A91]&lt;256; FLOOR([.A91]/2); IF([.A91]&lt;768; FLOOR((511-[.A91])/2); FLOOR((-1024+[.A91])/2)))" office:value-type="float" office:value="44" calcext:value-type="float">
            <text:p>44</text:p>
          </table:table-cell>
          <table:table-cell table:formula="of:=IF([.A91]&lt;512; -128; 127)" office:value-type="float" office:value="-128" calcext:value-type="float">
            <text:p>-128</text:p>
          </table:table-cell>
          <table:table-cell table:formula="of:=FLOOR(-128+[.A91]/4)" office:value-type="float" office:value="-106" calcext:value-type="float">
            <text:p>-106</text:p>
          </table:table-cell>
          <table:table-cell table:formula="of:=-128 + FLOOR(RAND() * 256)"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FLOOR( 128 * SIN(RADIANS([.A92] * 360 / 1024)))" office:value-type="float" office:value="66" calcext:value-type="float">
            <text:p>66</text:p>
          </table:table-cell>
          <table:table-cell table:formula="of:=IF([.A92]&lt;256; FLOOR([.A92]/2); IF([.A92]&lt;768; FLOOR((511-[.A92])/2); FLOOR((-1024+[.A92])/2)))" office:value-type="float" office:value="44" calcext:value-type="float">
            <text:p>44</text:p>
          </table:table-cell>
          <table:table-cell table:formula="of:=IF([.A92]&lt;512; -128; 127)" office:value-type="float" office:value="-128" calcext:value-type="float">
            <text:p>-128</text:p>
          </table:table-cell>
          <table:table-cell table:formula="of:=FLOOR(-128+[.A92]/4)" office:value-type="float" office:value="-106" calcext:value-type="float">
            <text:p>-106</text:p>
          </table:table-cell>
          <table:table-cell table:formula="of:=-128 + FLOOR(RAND() * 256)" office:value-type="float" office:value="-122" calcext:value-type="float">
            <text:p>-1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 128 * SIN(RADIANS([.A93] * 360 / 1024)))" office:value-type="float" office:value="67" calcext:value-type="float">
            <text:p>67</text:p>
          </table:table-cell>
          <table:table-cell table:formula="of:=IF([.A93]&lt;256; FLOOR([.A93]/2); IF([.A93]&lt;768; FLOOR((511-[.A93])/2); FLOOR((-1024+[.A93])/2)))" office:value-type="float" office:value="45" calcext:value-type="float">
            <text:p>45</text:p>
          </table:table-cell>
          <table:table-cell table:formula="of:=IF([.A93]&lt;512; -128; 127)" office:value-type="float" office:value="-128" calcext:value-type="float">
            <text:p>-128</text:p>
          </table:table-cell>
          <table:table-cell table:formula="of:=FLOOR(-128+[.A93]/4)" office:value-type="float" office:value="-106" calcext:value-type="float">
            <text:p>-106</text:p>
          </table:table-cell>
          <table:table-cell table:formula="of:=-128 + FLOOR(RAND() * 256)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FLOOR( 128 * SIN(RADIANS([.A94] * 360 / 1024)))" office:value-type="float" office:value="67" calcext:value-type="float">
            <text:p>67</text:p>
          </table:table-cell>
          <table:table-cell table:formula="of:=IF([.A94]&lt;256; FLOOR([.A94]/2); IF([.A94]&lt;768; FLOOR((511-[.A94])/2); FLOOR((-1024+[.A94])/2)))" office:value-type="float" office:value="45" calcext:value-type="float">
            <text:p>45</text:p>
          </table:table-cell>
          <table:table-cell table:formula="of:=IF([.A94]&lt;512; -128; 127)" office:value-type="float" office:value="-128" calcext:value-type="float">
            <text:p>-128</text:p>
          </table:table-cell>
          <table:table-cell table:formula="of:=FLOOR(-128+[.A94]/4)" office:value-type="float" office:value="-106" calcext:value-type="float">
            <text:p>-106</text:p>
          </table:table-cell>
          <table:table-cell table:formula="of:=-128 + FLOOR(RAND() * 256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FLOOR( 128 * SIN(RADIANS([.A95] * 360 / 1024)))" office:value-type="float" office:value="68" calcext:value-type="float">
            <text:p>68</text:p>
          </table:table-cell>
          <table:table-cell table:formula="of:=IF([.A95]&lt;256; FLOOR([.A95]/2); IF([.A95]&lt;768; FLOOR((511-[.A95])/2); FLOOR((-1024+[.A95])/2)))" office:value-type="float" office:value="46" calcext:value-type="float">
            <text:p>46</text:p>
          </table:table-cell>
          <table:table-cell table:formula="of:=IF([.A95]&lt;512; -128; 127)" office:value-type="float" office:value="-128" calcext:value-type="float">
            <text:p>-128</text:p>
          </table:table-cell>
          <table:table-cell table:formula="of:=FLOOR(-128+[.A95]/4)" office:value-type="float" office:value="-105" calcext:value-type="float">
            <text:p>-105</text:p>
          </table:table-cell>
          <table:table-cell table:formula="of:=-128 + FLOOR(RAND() * 256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FLOOR( 128 * SIN(RADIANS([.A96] * 360 / 1024)))" office:value-type="float" office:value="69" calcext:value-type="float">
            <text:p>69</text:p>
          </table:table-cell>
          <table:table-cell table:formula="of:=IF([.A96]&lt;256; FLOOR([.A96]/2); IF([.A96]&lt;768; FLOOR((511-[.A96])/2); FLOOR((-1024+[.A96])/2)))" office:value-type="float" office:value="46" calcext:value-type="float">
            <text:p>46</text:p>
          </table:table-cell>
          <table:table-cell table:formula="of:=IF([.A96]&lt;512; -128; 127)" office:value-type="float" office:value="-128" calcext:value-type="float">
            <text:p>-128</text:p>
          </table:table-cell>
          <table:table-cell table:formula="of:=FLOOR(-128+[.A96]/4)" office:value-type="float" office:value="-105" calcext:value-type="float">
            <text:p>-105</text:p>
          </table:table-cell>
          <table:table-cell table:formula="of:=-128 + FLOOR(RAND() * 256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FLOOR( 128 * SIN(RADIANS([.A97] * 360 / 1024)))" office:value-type="float" office:value="69" calcext:value-type="float">
            <text:p>69</text:p>
          </table:table-cell>
          <table:table-cell table:formula="of:=IF([.A97]&lt;256; FLOOR([.A97]/2); IF([.A97]&lt;768; FLOOR((511-[.A97])/2); FLOOR((-1024+[.A97])/2)))" office:value-type="float" office:value="47" calcext:value-type="float">
            <text:p>47</text:p>
          </table:table-cell>
          <table:table-cell table:formula="of:=IF([.A97]&lt;512; -128; 127)" office:value-type="float" office:value="-128" calcext:value-type="float">
            <text:p>-128</text:p>
          </table:table-cell>
          <table:table-cell table:formula="of:=FLOOR(-128+[.A97]/4)" office:value-type="float" office:value="-105" calcext:value-type="float">
            <text:p>-105</text:p>
          </table:table-cell>
          <table:table-cell table:formula="of:=-128 + FLOOR(RAND() * 256)"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FLOOR( 128 * SIN(RADIANS([.A98] * 360 / 1024)))" office:value-type="float" office:value="70" calcext:value-type="float">
            <text:p>70</text:p>
          </table:table-cell>
          <table:table-cell table:formula="of:=IF([.A98]&lt;256; FLOOR([.A98]/2); IF([.A98]&lt;768; FLOOR((511-[.A98])/2); FLOOR((-1024+[.A98])/2)))" office:value-type="float" office:value="47" calcext:value-type="float">
            <text:p>47</text:p>
          </table:table-cell>
          <table:table-cell table:formula="of:=IF([.A98]&lt;512; -128; 127)" office:value-type="float" office:value="-128" calcext:value-type="float">
            <text:p>-128</text:p>
          </table:table-cell>
          <table:table-cell table:formula="of:=FLOOR(-128+[.A98]/4)" office:value-type="float" office:value="-105" calcext:value-type="float">
            <text:p>-105</text:p>
          </table:table-cell>
          <table:table-cell table:formula="of:=-128 + FLOOR(RAND() * 256)"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FLOOR( 128 * SIN(RADIANS([.A99] * 360 / 1024)))" office:value-type="float" office:value="71" calcext:value-type="float">
            <text:p>71</text:p>
          </table:table-cell>
          <table:table-cell table:formula="of:=IF([.A99]&lt;256; FLOOR([.A99]/2); IF([.A99]&lt;768; FLOOR((511-[.A99])/2); FLOOR((-1024+[.A99])/2)))" office:value-type="float" office:value="48" calcext:value-type="float">
            <text:p>48</text:p>
          </table:table-cell>
          <table:table-cell table:formula="of:=IF([.A99]&lt;512; -128; 127)" office:value-type="float" office:value="-128" calcext:value-type="float">
            <text:p>-128</text:p>
          </table:table-cell>
          <table:table-cell table:formula="of:=FLOOR(-128+[.A99]/4)" office:value-type="float" office:value="-104" calcext:value-type="float">
            <text:p>-104</text:p>
          </table:table-cell>
          <table:table-cell table:formula="of:=-128 + FLOOR(RAND() * 256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FLOOR( 128 * SIN(RADIANS([.A100] * 360 / 1024)))" office:value-type="float" office:value="71" calcext:value-type="float">
            <text:p>71</text:p>
          </table:table-cell>
          <table:table-cell table:formula="of:=IF([.A100]&lt;256; FLOOR([.A100]/2); IF([.A100]&lt;768; FLOOR((511-[.A100])/2); FLOOR((-1024+[.A100])/2)))" office:value-type="float" office:value="48" calcext:value-type="float">
            <text:p>48</text:p>
          </table:table-cell>
          <table:table-cell table:formula="of:=IF([.A100]&lt;512; -128; 127)" office:value-type="float" office:value="-128" calcext:value-type="float">
            <text:p>-128</text:p>
          </table:table-cell>
          <table:table-cell table:formula="of:=FLOOR(-128+[.A100]/4)" office:value-type="float" office:value="-104" calcext:value-type="float">
            <text:p>-104</text:p>
          </table:table-cell>
          <table:table-cell table:formula="of:=-128 + FLOOR(RAND() * 256)"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FLOOR( 128 * SIN(RADIANS([.A101] * 360 / 1024)))" office:value-type="float" office:value="72" calcext:value-type="float">
            <text:p>72</text:p>
          </table:table-cell>
          <table:table-cell table:formula="of:=IF([.A101]&lt;256; FLOOR([.A101]/2); IF([.A101]&lt;768; FLOOR((511-[.A101])/2); FLOOR((-1024+[.A101])/2)))" office:value-type="float" office:value="49" calcext:value-type="float">
            <text:p>49</text:p>
          </table:table-cell>
          <table:table-cell table:formula="of:=IF([.A101]&lt;512; -128; 127)" office:value-type="float" office:value="-128" calcext:value-type="float">
            <text:p>-128</text:p>
          </table:table-cell>
          <table:table-cell table:formula="of:=FLOOR(-128+[.A101]/4)" office:value-type="float" office:value="-104" calcext:value-type="float">
            <text:p>-104</text:p>
          </table:table-cell>
          <table:table-cell table:formula="of:=-128 + FLOOR(RAND() * 256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FLOOR( 128 * SIN(RADIANS([.A102] * 360 / 1024)))" office:value-type="float" office:value="73" calcext:value-type="float">
            <text:p>73</text:p>
          </table:table-cell>
          <table:table-cell table:formula="of:=IF([.A102]&lt;256; FLOOR([.A102]/2); IF([.A102]&lt;768; FLOOR((511-[.A102])/2); FLOOR((-1024+[.A102])/2)))" office:value-type="float" office:value="49" calcext:value-type="float">
            <text:p>49</text:p>
          </table:table-cell>
          <table:table-cell table:formula="of:=IF([.A102]&lt;512; -128; 127)" office:value-type="float" office:value="-128" calcext:value-type="float">
            <text:p>-128</text:p>
          </table:table-cell>
          <table:table-cell table:formula="of:=FLOOR(-128+[.A102]/4)" office:value-type="float" office:value="-104" calcext:value-type="float">
            <text:p>-104</text:p>
          </table:table-cell>
          <table:table-cell table:formula="of:=-128 + FLOOR(RAND() * 256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 128 * SIN(RADIANS([.A103] * 360 / 1024)))" office:value-type="float" office:value="73" calcext:value-type="float">
            <text:p>73</text:p>
          </table:table-cell>
          <table:table-cell table:formula="of:=IF([.A103]&lt;256; FLOOR([.A103]/2); IF([.A103]&lt;768; FLOOR((511-[.A103])/2); FLOOR((-1024+[.A103])/2)))" office:value-type="float" office:value="50" calcext:value-type="float">
            <text:p>50</text:p>
          </table:table-cell>
          <table:table-cell table:formula="of:=IF([.A103]&lt;512; -128; 127)" office:value-type="float" office:value="-128" calcext:value-type="float">
            <text:p>-128</text:p>
          </table:table-cell>
          <table:table-cell table:formula="of:=FLOOR(-128+[.A103]/4)" office:value-type="float" office:value="-103" calcext:value-type="float">
            <text:p>-103</text:p>
          </table:table-cell>
          <table:table-cell table:formula="of:=-128 + FLOOR(RAND() * 256)"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FLOOR( 128 * SIN(RADIANS([.A104] * 360 / 1024)))" office:value-type="float" office:value="74" calcext:value-type="float">
            <text:p>74</text:p>
          </table:table-cell>
          <table:table-cell table:formula="of:=IF([.A104]&lt;256; FLOOR([.A104]/2); IF([.A104]&lt;768; FLOOR((511-[.A104])/2); FLOOR((-1024+[.A104])/2)))" office:value-type="float" office:value="50" calcext:value-type="float">
            <text:p>50</text:p>
          </table:table-cell>
          <table:table-cell table:formula="of:=IF([.A104]&lt;512; -128; 127)" office:value-type="float" office:value="-128" calcext:value-type="float">
            <text:p>-128</text:p>
          </table:table-cell>
          <table:table-cell table:formula="of:=FLOOR(-128+[.A104]/4)" office:value-type="float" office:value="-103" calcext:value-type="float">
            <text:p>-103</text:p>
          </table:table-cell>
          <table:table-cell table:formula="of:=-128 + FLOOR(RAND() * 256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FLOOR( 128 * SIN(RADIANS([.A105] * 360 / 1024)))" office:value-type="float" office:value="74" calcext:value-type="float">
            <text:p>74</text:p>
          </table:table-cell>
          <table:table-cell table:formula="of:=IF([.A105]&lt;256; FLOOR([.A105]/2); IF([.A105]&lt;768; FLOOR((511-[.A105])/2); FLOOR((-1024+[.A105])/2)))" office:value-type="float" office:value="51" calcext:value-type="float">
            <text:p>51</text:p>
          </table:table-cell>
          <table:table-cell table:formula="of:=IF([.A105]&lt;512; -128; 127)" office:value-type="float" office:value="-128" calcext:value-type="float">
            <text:p>-128</text:p>
          </table:table-cell>
          <table:table-cell table:formula="of:=FLOOR(-128+[.A105]/4)" office:value-type="float" office:value="-103" calcext:value-type="float">
            <text:p>-103</text:p>
          </table:table-cell>
          <table:table-cell table:formula="of:=-128 + FLOOR(RAND() * 256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FLOOR( 128 * SIN(RADIANS([.A106] * 360 / 1024)))" office:value-type="float" office:value="75" calcext:value-type="float">
            <text:p>75</text:p>
          </table:table-cell>
          <table:table-cell table:formula="of:=IF([.A106]&lt;256; FLOOR([.A106]/2); IF([.A106]&lt;768; FLOOR((511-[.A106])/2); FLOOR((-1024+[.A106])/2)))" office:value-type="float" office:value="51" calcext:value-type="float">
            <text:p>51</text:p>
          </table:table-cell>
          <table:table-cell table:formula="of:=IF([.A106]&lt;512; -128; 127)" office:value-type="float" office:value="-128" calcext:value-type="float">
            <text:p>-128</text:p>
          </table:table-cell>
          <table:table-cell table:formula="of:=FLOOR(-128+[.A106]/4)" office:value-type="float" office:value="-103" calcext:value-type="float">
            <text:p>-103</text:p>
          </table:table-cell>
          <table:table-cell table:formula="of:=-128 + FLOOR(RAND() * 256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FLOOR( 128 * SIN(RADIANS([.A107] * 360 / 1024)))" office:value-type="float" office:value="76" calcext:value-type="float">
            <text:p>76</text:p>
          </table:table-cell>
          <table:table-cell table:formula="of:=IF([.A107]&lt;256; FLOOR([.A107]/2); IF([.A107]&lt;768; FLOOR((511-[.A107])/2); FLOOR((-1024+[.A107])/2)))" office:value-type="float" office:value="52" calcext:value-type="float">
            <text:p>52</text:p>
          </table:table-cell>
          <table:table-cell table:formula="of:=IF([.A107]&lt;512; -128; 127)" office:value-type="float" office:value="-128" calcext:value-type="float">
            <text:p>-128</text:p>
          </table:table-cell>
          <table:table-cell table:formula="of:=FLOOR(-128+[.A107]/4)" office:value-type="float" office:value="-102" calcext:value-type="float">
            <text:p>-102</text:p>
          </table:table-cell>
          <table:table-cell table:formula="of:=-128 + FLOOR(RAND() * 256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FLOOR( 128 * SIN(RADIANS([.A108] * 360 / 1024)))" office:value-type="float" office:value="76" calcext:value-type="float">
            <text:p>76</text:p>
          </table:table-cell>
          <table:table-cell table:formula="of:=IF([.A108]&lt;256; FLOOR([.A108]/2); IF([.A108]&lt;768; FLOOR((511-[.A108])/2); FLOOR((-1024+[.A108])/2)))" office:value-type="float" office:value="52" calcext:value-type="float">
            <text:p>52</text:p>
          </table:table-cell>
          <table:table-cell table:formula="of:=IF([.A108]&lt;512; -128; 127)" office:value-type="float" office:value="-128" calcext:value-type="float">
            <text:p>-128</text:p>
          </table:table-cell>
          <table:table-cell table:formula="of:=FLOOR(-128+[.A108]/4)" office:value-type="float" office:value="-102" calcext:value-type="float">
            <text:p>-102</text:p>
          </table:table-cell>
          <table:table-cell table:formula="of:=-128 + FLOOR(RAND() * 256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FLOOR( 128 * SIN(RADIANS([.A109] * 360 / 1024)))" office:value-type="float" office:value="77" calcext:value-type="float">
            <text:p>77</text:p>
          </table:table-cell>
          <table:table-cell table:formula="of:=IF([.A109]&lt;256; FLOOR([.A109]/2); IF([.A109]&lt;768; FLOOR((511-[.A109])/2); FLOOR((-1024+[.A109])/2)))" office:value-type="float" office:value="53" calcext:value-type="float">
            <text:p>53</text:p>
          </table:table-cell>
          <table:table-cell table:formula="of:=IF([.A109]&lt;512; -128; 127)" office:value-type="float" office:value="-128" calcext:value-type="float">
            <text:p>-128</text:p>
          </table:table-cell>
          <table:table-cell table:formula="of:=FLOOR(-128+[.A109]/4)" office:value-type="float" office:value="-102" calcext:value-type="float">
            <text:p>-102</text:p>
          </table:table-cell>
          <table:table-cell table:formula="of:=-128 + FLOOR(RAND() * 256)"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FLOOR( 128 * SIN(RADIANS([.A110] * 360 / 1024)))" office:value-type="float" office:value="78" calcext:value-type="float">
            <text:p>78</text:p>
          </table:table-cell>
          <table:table-cell table:formula="of:=IF([.A110]&lt;256; FLOOR([.A110]/2); IF([.A110]&lt;768; FLOOR((511-[.A110])/2); FLOOR((-1024+[.A110])/2)))" office:value-type="float" office:value="53" calcext:value-type="float">
            <text:p>53</text:p>
          </table:table-cell>
          <table:table-cell table:formula="of:=IF([.A110]&lt;512; -128; 127)" office:value-type="float" office:value="-128" calcext:value-type="float">
            <text:p>-128</text:p>
          </table:table-cell>
          <table:table-cell table:formula="of:=FLOOR(-128+[.A110]/4)" office:value-type="float" office:value="-102" calcext:value-type="float">
            <text:p>-102</text:p>
          </table:table-cell>
          <table:table-cell table:formula="of:=-128 + FLOOR(RAND() * 256)"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FLOOR( 128 * SIN(RADIANS([.A111] * 360 / 1024)))" office:value-type="float" office:value="78" calcext:value-type="float">
            <text:p>78</text:p>
          </table:table-cell>
          <table:table-cell table:formula="of:=IF([.A111]&lt;256; FLOOR([.A111]/2); IF([.A111]&lt;768; FLOOR((511-[.A111])/2); FLOOR((-1024+[.A111])/2)))" office:value-type="float" office:value="54" calcext:value-type="float">
            <text:p>54</text:p>
          </table:table-cell>
          <table:table-cell table:formula="of:=IF([.A111]&lt;512; -128; 127)" office:value-type="float" office:value="-128" calcext:value-type="float">
            <text:p>-128</text:p>
          </table:table-cell>
          <table:table-cell table:formula="of:=FLOOR(-128+[.A111]/4)" office:value-type="float" office:value="-101" calcext:value-type="float">
            <text:p>-101</text:p>
          </table:table-cell>
          <table:table-cell table:formula="of:=-128 + FLOOR(RAND() * 256)"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FLOOR( 128 * SIN(RADIANS([.A112] * 360 / 1024)))" office:value-type="float" office:value="79" calcext:value-type="float">
            <text:p>79</text:p>
          </table:table-cell>
          <table:table-cell table:formula="of:=IF([.A112]&lt;256; FLOOR([.A112]/2); IF([.A112]&lt;768; FLOOR((511-[.A112])/2); FLOOR((-1024+[.A112])/2)))" office:value-type="float" office:value="54" calcext:value-type="float">
            <text:p>54</text:p>
          </table:table-cell>
          <table:table-cell table:formula="of:=IF([.A112]&lt;512; -128; 127)" office:value-type="float" office:value="-128" calcext:value-type="float">
            <text:p>-128</text:p>
          </table:table-cell>
          <table:table-cell table:formula="of:=FLOOR(-128+[.A112]/4)" office:value-type="float" office:value="-101" calcext:value-type="float">
            <text:p>-101</text:p>
          </table:table-cell>
          <table:table-cell table:formula="of:=-128 + FLOOR(RAND() * 256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 128 * SIN(RADIANS([.A113] * 360 / 1024)))" office:value-type="float" office:value="79" calcext:value-type="float">
            <text:p>79</text:p>
          </table:table-cell>
          <table:table-cell table:formula="of:=IF([.A113]&lt;256; FLOOR([.A113]/2); IF([.A113]&lt;768; FLOOR((511-[.A113])/2); FLOOR((-1024+[.A113])/2)))" office:value-type="float" office:value="55" calcext:value-type="float">
            <text:p>55</text:p>
          </table:table-cell>
          <table:table-cell table:formula="of:=IF([.A113]&lt;512; -128; 127)" office:value-type="float" office:value="-128" calcext:value-type="float">
            <text:p>-128</text:p>
          </table:table-cell>
          <table:table-cell table:formula="of:=FLOOR(-128+[.A113]/4)" office:value-type="float" office:value="-101" calcext:value-type="float">
            <text:p>-101</text:p>
          </table:table-cell>
          <table:table-cell table:formula="of:=-128 + FLOOR(RAND() * 256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FLOOR( 128 * SIN(RADIANS([.A114] * 360 / 1024)))" office:value-type="float" office:value="80" calcext:value-type="float">
            <text:p>80</text:p>
          </table:table-cell>
          <table:table-cell table:formula="of:=IF([.A114]&lt;256; FLOOR([.A114]/2); IF([.A114]&lt;768; FLOOR((511-[.A114])/2); FLOOR((-1024+[.A114])/2)))" office:value-type="float" office:value="55" calcext:value-type="float">
            <text:p>55</text:p>
          </table:table-cell>
          <table:table-cell table:formula="of:=IF([.A114]&lt;512; -128; 127)" office:value-type="float" office:value="-128" calcext:value-type="float">
            <text:p>-128</text:p>
          </table:table-cell>
          <table:table-cell table:formula="of:=FLOOR(-128+[.A114]/4)" office:value-type="float" office:value="-101" calcext:value-type="float">
            <text:p>-101</text:p>
          </table:table-cell>
          <table:table-cell table:formula="of:=-128 + FLOOR(RAND() * 256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FLOOR( 128 * SIN(RADIANS([.A115] * 360 / 1024)))" office:value-type="float" office:value="81" calcext:value-type="float">
            <text:p>81</text:p>
          </table:table-cell>
          <table:table-cell table:formula="of:=IF([.A115]&lt;256; FLOOR([.A115]/2); IF([.A115]&lt;768; FLOOR((511-[.A115])/2); FLOOR((-1024+[.A115])/2)))" office:value-type="float" office:value="56" calcext:value-type="float">
            <text:p>56</text:p>
          </table:table-cell>
          <table:table-cell table:formula="of:=IF([.A115]&lt;512; -128; 127)" office:value-type="float" office:value="-128" calcext:value-type="float">
            <text:p>-128</text:p>
          </table:table-cell>
          <table:table-cell table:formula="of:=FLOOR(-128+[.A115]/4)" office:value-type="float" office:value="-100" calcext:value-type="float">
            <text:p>-100</text:p>
          </table:table-cell>
          <table:table-cell table:formula="of:=-128 + FLOOR(RAND() * 256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FLOOR( 128 * SIN(RADIANS([.A116] * 360 / 1024)))" office:value-type="float" office:value="81" calcext:value-type="float">
            <text:p>81</text:p>
          </table:table-cell>
          <table:table-cell table:formula="of:=IF([.A116]&lt;256; FLOOR([.A116]/2); IF([.A116]&lt;768; FLOOR((511-[.A116])/2); FLOOR((-1024+[.A116])/2)))" office:value-type="float" office:value="56" calcext:value-type="float">
            <text:p>56</text:p>
          </table:table-cell>
          <table:table-cell table:formula="of:=IF([.A116]&lt;512; -128; 127)" office:value-type="float" office:value="-128" calcext:value-type="float">
            <text:p>-128</text:p>
          </table:table-cell>
          <table:table-cell table:formula="of:=FLOOR(-128+[.A116]/4)" office:value-type="float" office:value="-100" calcext:value-type="float">
            <text:p>-100</text:p>
          </table:table-cell>
          <table:table-cell table:formula="of:=-128 + FLOOR(RAND() * 256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FLOOR( 128 * SIN(RADIANS([.A117] * 360 / 1024)))" office:value-type="float" office:value="82" calcext:value-type="float">
            <text:p>82</text:p>
          </table:table-cell>
          <table:table-cell table:formula="of:=IF([.A117]&lt;256; FLOOR([.A117]/2); IF([.A117]&lt;768; FLOOR((511-[.A117])/2); FLOOR((-1024+[.A117])/2)))" office:value-type="float" office:value="57" calcext:value-type="float">
            <text:p>57</text:p>
          </table:table-cell>
          <table:table-cell table:formula="of:=IF([.A117]&lt;512; -128; 127)" office:value-type="float" office:value="-128" calcext:value-type="float">
            <text:p>-128</text:p>
          </table:table-cell>
          <table:table-cell table:formula="of:=FLOOR(-128+[.A117]/4)" office:value-type="float" office:value="-100" calcext:value-type="float">
            <text:p>-100</text:p>
          </table:table-cell>
          <table:table-cell table:formula="of:=-128 + FLOOR(RAND() * 256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FLOOR( 128 * SIN(RADIANS([.A118] * 360 / 1024)))" office:value-type="float" office:value="83" calcext:value-type="float">
            <text:p>83</text:p>
          </table:table-cell>
          <table:table-cell table:formula="of:=IF([.A118]&lt;256; FLOOR([.A118]/2); IF([.A118]&lt;768; FLOOR((511-[.A118])/2); FLOOR((-1024+[.A118])/2)))" office:value-type="float" office:value="57" calcext:value-type="float">
            <text:p>57</text:p>
          </table:table-cell>
          <table:table-cell table:formula="of:=IF([.A118]&lt;512; -128; 127)" office:value-type="float" office:value="-128" calcext:value-type="float">
            <text:p>-128</text:p>
          </table:table-cell>
          <table:table-cell table:formula="of:=FLOOR(-128+[.A118]/4)" office:value-type="float" office:value="-100" calcext:value-type="float">
            <text:p>-100</text:p>
          </table:table-cell>
          <table:table-cell table:formula="of:=-128 + FLOOR(RAND() * 256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FLOOR( 128 * SIN(RADIANS([.A119] * 360 / 1024)))" office:value-type="float" office:value="83" calcext:value-type="float">
            <text:p>83</text:p>
          </table:table-cell>
          <table:table-cell table:formula="of:=IF([.A119]&lt;256; FLOOR([.A119]/2); IF([.A119]&lt;768; FLOOR((511-[.A119])/2); FLOOR((-1024+[.A119])/2)))" office:value-type="float" office:value="58" calcext:value-type="float">
            <text:p>58</text:p>
          </table:table-cell>
          <table:table-cell table:formula="of:=IF([.A119]&lt;512; -128; 127)" office:value-type="float" office:value="-128" calcext:value-type="float">
            <text:p>-128</text:p>
          </table:table-cell>
          <table:table-cell table:formula="of:=FLOOR(-128+[.A119]/4)" office:value-type="float" office:value="-99" calcext:value-type="float">
            <text:p>-99</text:p>
          </table:table-cell>
          <table:table-cell table:formula="of:=-128 + FLOOR(RAND() * 256)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FLOOR( 128 * SIN(RADIANS([.A120] * 360 / 1024)))" office:value-type="float" office:value="84" calcext:value-type="float">
            <text:p>84</text:p>
          </table:table-cell>
          <table:table-cell table:formula="of:=IF([.A120]&lt;256; FLOOR([.A120]/2); IF([.A120]&lt;768; FLOOR((511-[.A120])/2); FLOOR((-1024+[.A120])/2)))" office:value-type="float" office:value="58" calcext:value-type="float">
            <text:p>58</text:p>
          </table:table-cell>
          <table:table-cell table:formula="of:=IF([.A120]&lt;512; -128; 127)" office:value-type="float" office:value="-128" calcext:value-type="float">
            <text:p>-128</text:p>
          </table:table-cell>
          <table:table-cell table:formula="of:=FLOOR(-128+[.A120]/4)" office:value-type="float" office:value="-99" calcext:value-type="float">
            <text:p>-99</text:p>
          </table:table-cell>
          <table:table-cell table:formula="of:=-128 + FLOOR(RAND() * 256)"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FLOOR( 128 * SIN(RADIANS([.A121] * 360 / 1024)))" office:value-type="float" office:value="84" calcext:value-type="float">
            <text:p>84</text:p>
          </table:table-cell>
          <table:table-cell table:formula="of:=IF([.A121]&lt;256; FLOOR([.A121]/2); IF([.A121]&lt;768; FLOOR((511-[.A121])/2); FLOOR((-1024+[.A121])/2)))" office:value-type="float" office:value="59" calcext:value-type="float">
            <text:p>59</text:p>
          </table:table-cell>
          <table:table-cell table:formula="of:=IF([.A121]&lt;512; -128; 127)" office:value-type="float" office:value="-128" calcext:value-type="float">
            <text:p>-128</text:p>
          </table:table-cell>
          <table:table-cell table:formula="of:=FLOOR(-128+[.A121]/4)" office:value-type="float" office:value="-99" calcext:value-type="float">
            <text:p>-99</text:p>
          </table:table-cell>
          <table:table-cell table:formula="of:=-128 + FLOOR(RAND() * 256)"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FLOOR( 128 * SIN(RADIANS([.A122] * 360 / 1024)))" office:value-type="float" office:value="85" calcext:value-type="float">
            <text:p>85</text:p>
          </table:table-cell>
          <table:table-cell table:formula="of:=IF([.A122]&lt;256; FLOOR([.A122]/2); IF([.A122]&lt;768; FLOOR((511-[.A122])/2); FLOOR((-1024+[.A122])/2)))" office:value-type="float" office:value="59" calcext:value-type="float">
            <text:p>59</text:p>
          </table:table-cell>
          <table:table-cell table:formula="of:=IF([.A122]&lt;512; -128; 127)" office:value-type="float" office:value="-128" calcext:value-type="float">
            <text:p>-128</text:p>
          </table:table-cell>
          <table:table-cell table:formula="of:=FLOOR(-128+[.A122]/4)" office:value-type="float" office:value="-99" calcext:value-type="float">
            <text:p>-99</text:p>
          </table:table-cell>
          <table:table-cell table:formula="of:=-128 + FLOOR(RAND() * 256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 128 * SIN(RADIANS([.A123] * 360 / 1024)))" office:value-type="float" office:value="85" calcext:value-type="float">
            <text:p>85</text:p>
          </table:table-cell>
          <table:table-cell table:formula="of:=IF([.A123]&lt;256; FLOOR([.A123]/2); IF([.A123]&lt;768; FLOOR((511-[.A123])/2); FLOOR((-1024+[.A123])/2)))" office:value-type="float" office:value="60" calcext:value-type="float">
            <text:p>60</text:p>
          </table:table-cell>
          <table:table-cell table:formula="of:=IF([.A123]&lt;512; -128; 127)" office:value-type="float" office:value="-128" calcext:value-type="float">
            <text:p>-128</text:p>
          </table:table-cell>
          <table:table-cell table:formula="of:=FLOOR(-128+[.A123]/4)" office:value-type="float" office:value="-98" calcext:value-type="float">
            <text:p>-98</text:p>
          </table:table-cell>
          <table:table-cell table:formula="of:=-128 + FLOOR(RAND() * 256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FLOOR( 128 * SIN(RADIANS([.A124] * 360 / 1024)))" office:value-type="float" office:value="86" calcext:value-type="float">
            <text:p>86</text:p>
          </table:table-cell>
          <table:table-cell table:formula="of:=IF([.A124]&lt;256; FLOOR([.A124]/2); IF([.A124]&lt;768; FLOOR((511-[.A124])/2); FLOOR((-1024+[.A124])/2)))" office:value-type="float" office:value="60" calcext:value-type="float">
            <text:p>60</text:p>
          </table:table-cell>
          <table:table-cell table:formula="of:=IF([.A124]&lt;512; -128; 127)" office:value-type="float" office:value="-128" calcext:value-type="float">
            <text:p>-128</text:p>
          </table:table-cell>
          <table:table-cell table:formula="of:=FLOOR(-128+[.A124]/4)" office:value-type="float" office:value="-98" calcext:value-type="float">
            <text:p>-98</text:p>
          </table:table-cell>
          <table:table-cell table:formula="of:=-128 + FLOOR(RAND() * 256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FLOOR( 128 * SIN(RADIANS([.A125] * 360 / 1024)))" office:value-type="float" office:value="87" calcext:value-type="float">
            <text:p>87</text:p>
          </table:table-cell>
          <table:table-cell table:formula="of:=IF([.A125]&lt;256; FLOOR([.A125]/2); IF([.A125]&lt;768; FLOOR((511-[.A125])/2); FLOOR((-1024+[.A125])/2)))" office:value-type="float" office:value="61" calcext:value-type="float">
            <text:p>61</text:p>
          </table:table-cell>
          <table:table-cell table:formula="of:=IF([.A125]&lt;512; -128; 127)" office:value-type="float" office:value="-128" calcext:value-type="float">
            <text:p>-128</text:p>
          </table:table-cell>
          <table:table-cell table:formula="of:=FLOOR(-128+[.A125]/4)" office:value-type="float" office:value="-98" calcext:value-type="float">
            <text:p>-98</text:p>
          </table:table-cell>
          <table:table-cell table:formula="of:=-128 + FLOOR(RAND() * 256)"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FLOOR( 128 * SIN(RADIANS([.A126] * 360 / 1024)))" office:value-type="float" office:value="87" calcext:value-type="float">
            <text:p>87</text:p>
          </table:table-cell>
          <table:table-cell table:formula="of:=IF([.A126]&lt;256; FLOOR([.A126]/2); IF([.A126]&lt;768; FLOOR((511-[.A126])/2); FLOOR((-1024+[.A126])/2)))" office:value-type="float" office:value="61" calcext:value-type="float">
            <text:p>61</text:p>
          </table:table-cell>
          <table:table-cell table:formula="of:=IF([.A126]&lt;512; -128; 127)" office:value-type="float" office:value="-128" calcext:value-type="float">
            <text:p>-128</text:p>
          </table:table-cell>
          <table:table-cell table:formula="of:=FLOOR(-128+[.A126]/4)" office:value-type="float" office:value="-98" calcext:value-type="float">
            <text:p>-98</text:p>
          </table:table-cell>
          <table:table-cell table:formula="of:=-128 + FLOOR(RAND() * 256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 128 * SIN(RADIANS([.A127] * 360 / 1024)))" office:value-type="float" office:value="88" calcext:value-type="float">
            <text:p>88</text:p>
          </table:table-cell>
          <table:table-cell table:formula="of:=IF([.A127]&lt;256; FLOOR([.A127]/2); IF([.A127]&lt;768; FLOOR((511-[.A127])/2); FLOOR((-1024+[.A127])/2)))" office:value-type="float" office:value="62" calcext:value-type="float">
            <text:p>62</text:p>
          </table:table-cell>
          <table:table-cell table:formula="of:=IF([.A127]&lt;512; -128; 127)" office:value-type="float" office:value="-128" calcext:value-type="float">
            <text:p>-128</text:p>
          </table:table-cell>
          <table:table-cell table:formula="of:=FLOOR(-128+[.A127]/4)" office:value-type="float" office:value="-97" calcext:value-type="float">
            <text:p>-97</text:p>
          </table:table-cell>
          <table:table-cell table:formula="of:=-128 + FLOOR(RAND() * 256)"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FLOOR( 128 * SIN(RADIANS([.A128] * 360 / 1024)))" office:value-type="float" office:value="88" calcext:value-type="float">
            <text:p>88</text:p>
          </table:table-cell>
          <table:table-cell table:formula="of:=IF([.A128]&lt;256; FLOOR([.A128]/2); IF([.A128]&lt;768; FLOOR((511-[.A128])/2); FLOOR((-1024+[.A128])/2)))" office:value-type="float" office:value="62" calcext:value-type="float">
            <text:p>62</text:p>
          </table:table-cell>
          <table:table-cell table:formula="of:=IF([.A128]&lt;512; -128; 127)" office:value-type="float" office:value="-128" calcext:value-type="float">
            <text:p>-128</text:p>
          </table:table-cell>
          <table:table-cell table:formula="of:=FLOOR(-128+[.A128]/4)" office:value-type="float" office:value="-97" calcext:value-type="float">
            <text:p>-97</text:p>
          </table:table-cell>
          <table:table-cell table:formula="of:=-128 + FLOOR(RAND() * 256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 128 * SIN(RADIANS([.A129] * 360 / 1024)))" office:value-type="float" office:value="89" calcext:value-type="float">
            <text:p>89</text:p>
          </table:table-cell>
          <table:table-cell table:formula="of:=IF([.A129]&lt;256; FLOOR([.A129]/2); IF([.A129]&lt;768; FLOOR((511-[.A129])/2); FLOOR((-1024+[.A129])/2)))" office:value-type="float" office:value="63" calcext:value-type="float">
            <text:p>63</text:p>
          </table:table-cell>
          <table:table-cell table:formula="of:=IF([.A129]&lt;512; -128; 127)" office:value-type="float" office:value="-128" calcext:value-type="float">
            <text:p>-128</text:p>
          </table:table-cell>
          <table:table-cell table:formula="of:=FLOOR(-128+[.A129]/4)" office:value-type="float" office:value="-97" calcext:value-type="float">
            <text:p>-97</text:p>
          </table:table-cell>
          <table:table-cell table:formula="of:=-128 + FLOOR(RAND() * 256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FLOOR( 128 * SIN(RADIANS([.A130] * 360 / 1024)))" office:value-type="float" office:value="89" calcext:value-type="float">
            <text:p>89</text:p>
          </table:table-cell>
          <table:table-cell table:formula="of:=IF([.A130]&lt;256; FLOOR([.A130]/2); IF([.A130]&lt;768; FLOOR((511-[.A130])/2); FLOOR((-1024+[.A130])/2)))" office:value-type="float" office:value="63" calcext:value-type="float">
            <text:p>63</text:p>
          </table:table-cell>
          <table:table-cell table:formula="of:=IF([.A130]&lt;512; -128; 127)" office:value-type="float" office:value="-128" calcext:value-type="float">
            <text:p>-128</text:p>
          </table:table-cell>
          <table:table-cell table:formula="of:=FLOOR(-128+[.A130]/4)" office:value-type="float" office:value="-97" calcext:value-type="float">
            <text:p>-97</text:p>
          </table:table-cell>
          <table:table-cell table:formula="of:=-128 + FLOOR(RAND() * 256)"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 128 * SIN(RADIANS([.A131] * 360 / 1024)))" office:value-type="float" office:value="90" calcext:value-type="float">
            <text:p>90</text:p>
          </table:table-cell>
          <table:table-cell table:formula="of:=IF([.A131]&lt;256; FLOOR([.A131]/2); IF([.A131]&lt;768; FLOOR((511-[.A131])/2); FLOOR((-1024+[.A131])/2)))" office:value-type="float" office:value="64" calcext:value-type="float">
            <text:p>64</text:p>
          </table:table-cell>
          <table:table-cell table:formula="of:=IF([.A131]&lt;512; -128; 127)" office:value-type="float" office:value="-128" calcext:value-type="float">
            <text:p>-128</text:p>
          </table:table-cell>
          <table:table-cell table:formula="of:=FLOOR(-128+[.A131]/4)" office:value-type="float" office:value="-96" calcext:value-type="float">
            <text:p>-96</text:p>
          </table:table-cell>
          <table:table-cell table:formula="of:=-128 + FLOOR(RAND() * 256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FLOOR( 128 * SIN(RADIANS([.A132] * 360 / 1024)))" office:value-type="float" office:value="91" calcext:value-type="float">
            <text:p>91</text:p>
          </table:table-cell>
          <table:table-cell table:formula="of:=IF([.A132]&lt;256; FLOOR([.A132]/2); IF([.A132]&lt;768; FLOOR((511-[.A132])/2); FLOOR((-1024+[.A132])/2)))" office:value-type="float" office:value="64" calcext:value-type="float">
            <text:p>64</text:p>
          </table:table-cell>
          <table:table-cell table:formula="of:=IF([.A132]&lt;512; -128; 127)" office:value-type="float" office:value="-128" calcext:value-type="float">
            <text:p>-128</text:p>
          </table:table-cell>
          <table:table-cell table:formula="of:=FLOOR(-128+[.A132]/4)" office:value-type="float" office:value="-96" calcext:value-type="float">
            <text:p>-96</text:p>
          </table:table-cell>
          <table:table-cell table:formula="of:=-128 + FLOOR(RAND() * 256)"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 128 * SIN(RADIANS([.A133] * 360 / 1024)))" office:value-type="float" office:value="91" calcext:value-type="float">
            <text:p>91</text:p>
          </table:table-cell>
          <table:table-cell table:formula="of:=IF([.A133]&lt;256; FLOOR([.A133]/2); IF([.A133]&lt;768; FLOOR((511-[.A133])/2); FLOOR((-1024+[.A133])/2)))" office:value-type="float" office:value="65" calcext:value-type="float">
            <text:p>65</text:p>
          </table:table-cell>
          <table:table-cell table:formula="of:=IF([.A133]&lt;512; -128; 127)" office:value-type="float" office:value="-128" calcext:value-type="float">
            <text:p>-128</text:p>
          </table:table-cell>
          <table:table-cell table:formula="of:=FLOOR(-128+[.A133]/4)" office:value-type="float" office:value="-96" calcext:value-type="float">
            <text:p>-96</text:p>
          </table:table-cell>
          <table:table-cell table:formula="of:=-128 + FLOOR(RAND() * 256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FLOOR( 128 * SIN(RADIANS([.A134] * 360 / 1024)))" office:value-type="float" office:value="92" calcext:value-type="float">
            <text:p>92</text:p>
          </table:table-cell>
          <table:table-cell table:formula="of:=IF([.A134]&lt;256; FLOOR([.A134]/2); IF([.A134]&lt;768; FLOOR((511-[.A134])/2); FLOOR((-1024+[.A134])/2)))" office:value-type="float" office:value="65" calcext:value-type="float">
            <text:p>65</text:p>
          </table:table-cell>
          <table:table-cell table:formula="of:=IF([.A134]&lt;512; -128; 127)" office:value-type="float" office:value="-128" calcext:value-type="float">
            <text:p>-128</text:p>
          </table:table-cell>
          <table:table-cell table:formula="of:=FLOOR(-128+[.A134]/4)" office:value-type="float" office:value="-96" calcext:value-type="float">
            <text:p>-96</text:p>
          </table:table-cell>
          <table:table-cell table:formula="of:=-128 + FLOOR(RAND() * 256)"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FLOOR( 128 * SIN(RADIANS([.A135] * 360 / 1024)))" office:value-type="float" office:value="92" calcext:value-type="float">
            <text:p>92</text:p>
          </table:table-cell>
          <table:table-cell table:formula="of:=IF([.A135]&lt;256; FLOOR([.A135]/2); IF([.A135]&lt;768; FLOOR((511-[.A135])/2); FLOOR((-1024+[.A135])/2)))" office:value-type="float" office:value="66" calcext:value-type="float">
            <text:p>66</text:p>
          </table:table-cell>
          <table:table-cell table:formula="of:=IF([.A135]&lt;512; -128; 127)" office:value-type="float" office:value="-128" calcext:value-type="float">
            <text:p>-128</text:p>
          </table:table-cell>
          <table:table-cell table:formula="of:=FLOOR(-128+[.A135]/4)" office:value-type="float" office:value="-95" calcext:value-type="float">
            <text:p>-95</text:p>
          </table:table-cell>
          <table:table-cell table:formula="of:=-128 + FLOOR(RAND() * 256)"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FLOOR( 128 * SIN(RADIANS([.A136] * 360 / 1024)))" office:value-type="float" office:value="93" calcext:value-type="float">
            <text:p>93</text:p>
          </table:table-cell>
          <table:table-cell table:formula="of:=IF([.A136]&lt;256; FLOOR([.A136]/2); IF([.A136]&lt;768; FLOOR((511-[.A136])/2); FLOOR((-1024+[.A136])/2)))" office:value-type="float" office:value="66" calcext:value-type="float">
            <text:p>66</text:p>
          </table:table-cell>
          <table:table-cell table:formula="of:=IF([.A136]&lt;512; -128; 127)" office:value-type="float" office:value="-128" calcext:value-type="float">
            <text:p>-128</text:p>
          </table:table-cell>
          <table:table-cell table:formula="of:=FLOOR(-128+[.A136]/4)" office:value-type="float" office:value="-95" calcext:value-type="float">
            <text:p>-95</text:p>
          </table:table-cell>
          <table:table-cell table:formula="of:=-128 + FLOOR(RAND() * 256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FLOOR( 128 * SIN(RADIANS([.A137] * 360 / 1024)))" office:value-type="float" office:value="93" calcext:value-type="float">
            <text:p>93</text:p>
          </table:table-cell>
          <table:table-cell table:formula="of:=IF([.A137]&lt;256; FLOOR([.A137]/2); IF([.A137]&lt;768; FLOOR((511-[.A137])/2); FLOOR((-1024+[.A137])/2)))" office:value-type="float" office:value="67" calcext:value-type="float">
            <text:p>67</text:p>
          </table:table-cell>
          <table:table-cell table:formula="of:=IF([.A137]&lt;512; -128; 127)" office:value-type="float" office:value="-128" calcext:value-type="float">
            <text:p>-128</text:p>
          </table:table-cell>
          <table:table-cell table:formula="of:=FLOOR(-128+[.A137]/4)" office:value-type="float" office:value="-95" calcext:value-type="float">
            <text:p>-95</text:p>
          </table:table-cell>
          <table:table-cell table:formula="of:=-128 + FLOOR(RAND() * 256)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FLOOR( 128 * SIN(RADIANS([.A138] * 360 / 1024)))" office:value-type="float" office:value="94" calcext:value-type="float">
            <text:p>94</text:p>
          </table:table-cell>
          <table:table-cell table:formula="of:=IF([.A138]&lt;256; FLOOR([.A138]/2); IF([.A138]&lt;768; FLOOR((511-[.A138])/2); FLOOR((-1024+[.A138])/2)))" office:value-type="float" office:value="67" calcext:value-type="float">
            <text:p>67</text:p>
          </table:table-cell>
          <table:table-cell table:formula="of:=IF([.A138]&lt;512; -128; 127)" office:value-type="float" office:value="-128" calcext:value-type="float">
            <text:p>-128</text:p>
          </table:table-cell>
          <table:table-cell table:formula="of:=FLOOR(-128+[.A138]/4)" office:value-type="float" office:value="-95" calcext:value-type="float">
            <text:p>-95</text:p>
          </table:table-cell>
          <table:table-cell table:formula="of:=-128 + FLOOR(RAND() * 256)"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FLOOR( 128 * SIN(RADIANS([.A139] * 360 / 1024)))" office:value-type="float" office:value="94" calcext:value-type="float">
            <text:p>94</text:p>
          </table:table-cell>
          <table:table-cell table:formula="of:=IF([.A139]&lt;256; FLOOR([.A139]/2); IF([.A139]&lt;768; FLOOR((511-[.A139])/2); FLOOR((-1024+[.A139])/2)))" office:value-type="float" office:value="68" calcext:value-type="float">
            <text:p>68</text:p>
          </table:table-cell>
          <table:table-cell table:formula="of:=IF([.A139]&lt;512; -128; 127)" office:value-type="float" office:value="-128" calcext:value-type="float">
            <text:p>-128</text:p>
          </table:table-cell>
          <table:table-cell table:formula="of:=FLOOR(-128+[.A139]/4)" office:value-type="float" office:value="-94" calcext:value-type="float">
            <text:p>-94</text:p>
          </table:table-cell>
          <table:table-cell table:formula="of:=-128 + FLOOR(RAND() * 256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FLOOR( 128 * SIN(RADIANS([.A140] * 360 / 1024)))" office:value-type="float" office:value="95" calcext:value-type="float">
            <text:p>95</text:p>
          </table:table-cell>
          <table:table-cell table:formula="of:=IF([.A140]&lt;256; FLOOR([.A140]/2); IF([.A140]&lt;768; FLOOR((511-[.A140])/2); FLOOR((-1024+[.A140])/2)))" office:value-type="float" office:value="68" calcext:value-type="float">
            <text:p>68</text:p>
          </table:table-cell>
          <table:table-cell table:formula="of:=IF([.A140]&lt;512; -128; 127)" office:value-type="float" office:value="-128" calcext:value-type="float">
            <text:p>-128</text:p>
          </table:table-cell>
          <table:table-cell table:formula="of:=FLOOR(-128+[.A140]/4)" office:value-type="float" office:value="-94" calcext:value-type="float">
            <text:p>-94</text:p>
          </table:table-cell>
          <table:table-cell table:formula="of:=-128 + FLOOR(RAND() * 256)"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FLOOR( 128 * SIN(RADIANS([.A141] * 360 / 1024)))" office:value-type="float" office:value="95" calcext:value-type="float">
            <text:p>95</text:p>
          </table:table-cell>
          <table:table-cell table:formula="of:=IF([.A141]&lt;256; FLOOR([.A141]/2); IF([.A141]&lt;768; FLOOR((511-[.A141])/2); FLOOR((-1024+[.A141])/2)))" office:value-type="float" office:value="69" calcext:value-type="float">
            <text:p>69</text:p>
          </table:table-cell>
          <table:table-cell table:formula="of:=IF([.A141]&lt;512; -128; 127)" office:value-type="float" office:value="-128" calcext:value-type="float">
            <text:p>-128</text:p>
          </table:table-cell>
          <table:table-cell table:formula="of:=FLOOR(-128+[.A141]/4)" office:value-type="float" office:value="-94" calcext:value-type="float">
            <text:p>-94</text:p>
          </table:table-cell>
          <table:table-cell table:formula="of:=-128 + FLOOR(RAND() * 256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FLOOR( 128 * SIN(RADIANS([.A142] * 360 / 1024)))" office:value-type="float" office:value="96" calcext:value-type="float">
            <text:p>96</text:p>
          </table:table-cell>
          <table:table-cell table:formula="of:=IF([.A142]&lt;256; FLOOR([.A142]/2); IF([.A142]&lt;768; FLOOR((511-[.A142])/2); FLOOR((-1024+[.A142])/2)))" office:value-type="float" office:value="69" calcext:value-type="float">
            <text:p>69</text:p>
          </table:table-cell>
          <table:table-cell table:formula="of:=IF([.A142]&lt;512; -128; 127)" office:value-type="float" office:value="-128" calcext:value-type="float">
            <text:p>-128</text:p>
          </table:table-cell>
          <table:table-cell table:formula="of:=FLOOR(-128+[.A142]/4)" office:value-type="float" office:value="-94" calcext:value-type="float">
            <text:p>-94</text:p>
          </table:table-cell>
          <table:table-cell table:formula="of:=-128 + FLOOR(RAND() * 256)" office:value-type="float" office:value="-122" calcext:value-type="float">
            <text:p>-1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 128 * SIN(RADIANS([.A143] * 360 / 1024)))" office:value-type="float" office:value="96" calcext:value-type="float">
            <text:p>96</text:p>
          </table:table-cell>
          <table:table-cell table:formula="of:=IF([.A143]&lt;256; FLOOR([.A143]/2); IF([.A143]&lt;768; FLOOR((511-[.A143])/2); FLOOR((-1024+[.A143])/2)))" office:value-type="float" office:value="70" calcext:value-type="float">
            <text:p>70</text:p>
          </table:table-cell>
          <table:table-cell table:formula="of:=IF([.A143]&lt;512; -128; 127)" office:value-type="float" office:value="-128" calcext:value-type="float">
            <text:p>-128</text:p>
          </table:table-cell>
          <table:table-cell table:formula="of:=FLOOR(-128+[.A143]/4)" office:value-type="float" office:value="-93" calcext:value-type="float">
            <text:p>-93</text:p>
          </table:table-cell>
          <table:table-cell table:formula="of:=-128 + FLOOR(RAND() * 256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FLOOR( 128 * SIN(RADIANS([.A144] * 360 / 1024)))" office:value-type="float" office:value="97" calcext:value-type="float">
            <text:p>97</text:p>
          </table:table-cell>
          <table:table-cell table:formula="of:=IF([.A144]&lt;256; FLOOR([.A144]/2); IF([.A144]&lt;768; FLOOR((511-[.A144])/2); FLOOR((-1024+[.A144])/2)))" office:value-type="float" office:value="70" calcext:value-type="float">
            <text:p>70</text:p>
          </table:table-cell>
          <table:table-cell table:formula="of:=IF([.A144]&lt;512; -128; 127)" office:value-type="float" office:value="-128" calcext:value-type="float">
            <text:p>-128</text:p>
          </table:table-cell>
          <table:table-cell table:formula="of:=FLOOR(-128+[.A144]/4)" office:value-type="float" office:value="-93" calcext:value-type="float">
            <text:p>-93</text:p>
          </table:table-cell>
          <table:table-cell table:formula="of:=-128 + FLOOR(RAND() * 256)"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FLOOR( 128 * SIN(RADIANS([.A145] * 360 / 1024)))" office:value-type="float" office:value="97" calcext:value-type="float">
            <text:p>97</text:p>
          </table:table-cell>
          <table:table-cell table:formula="of:=IF([.A145]&lt;256; FLOOR([.A145]/2); IF([.A145]&lt;768; FLOOR((511-[.A145])/2); FLOOR((-1024+[.A145])/2)))" office:value-type="float" office:value="71" calcext:value-type="float">
            <text:p>71</text:p>
          </table:table-cell>
          <table:table-cell table:formula="of:=IF([.A145]&lt;512; -128; 127)" office:value-type="float" office:value="-128" calcext:value-type="float">
            <text:p>-128</text:p>
          </table:table-cell>
          <table:table-cell table:formula="of:=FLOOR(-128+[.A145]/4)" office:value-type="float" office:value="-93" calcext:value-type="float">
            <text:p>-93</text:p>
          </table:table-cell>
          <table:table-cell table:formula="of:=-128 + FLOOR(RAND() * 256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FLOOR( 128 * SIN(RADIANS([.A146] * 360 / 1024)))" office:value-type="float" office:value="98" calcext:value-type="float">
            <text:p>98</text:p>
          </table:table-cell>
          <table:table-cell table:formula="of:=IF([.A146]&lt;256; FLOOR([.A146]/2); IF([.A146]&lt;768; FLOOR((511-[.A146])/2); FLOOR((-1024+[.A146])/2)))" office:value-type="float" office:value="71" calcext:value-type="float">
            <text:p>71</text:p>
          </table:table-cell>
          <table:table-cell table:formula="of:=IF([.A146]&lt;512; -128; 127)" office:value-type="float" office:value="-128" calcext:value-type="float">
            <text:p>-128</text:p>
          </table:table-cell>
          <table:table-cell table:formula="of:=FLOOR(-128+[.A146]/4)" office:value-type="float" office:value="-93" calcext:value-type="float">
            <text:p>-93</text:p>
          </table:table-cell>
          <table:table-cell table:formula="of:=-128 + FLOOR(RAND() * 256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FLOOR( 128 * SIN(RADIANS([.A147] * 360 / 1024)))" office:value-type="float" office:value="98" calcext:value-type="float">
            <text:p>98</text:p>
          </table:table-cell>
          <table:table-cell table:formula="of:=IF([.A147]&lt;256; FLOOR([.A147]/2); IF([.A147]&lt;768; FLOOR((511-[.A147])/2); FLOOR((-1024+[.A147])/2)))" office:value-type="float" office:value="72" calcext:value-type="float">
            <text:p>72</text:p>
          </table:table-cell>
          <table:table-cell table:formula="of:=IF([.A147]&lt;512; -128; 127)" office:value-type="float" office:value="-128" calcext:value-type="float">
            <text:p>-128</text:p>
          </table:table-cell>
          <table:table-cell table:formula="of:=FLOOR(-128+[.A147]/4)" office:value-type="float" office:value="-92" calcext:value-type="float">
            <text:p>-92</text:p>
          </table:table-cell>
          <table:table-cell table:formula="of:=-128 + FLOOR(RAND() * 256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FLOOR( 128 * SIN(RADIANS([.A148] * 360 / 1024)))" office:value-type="float" office:value="99" calcext:value-type="float">
            <text:p>99</text:p>
          </table:table-cell>
          <table:table-cell table:formula="of:=IF([.A148]&lt;256; FLOOR([.A148]/2); IF([.A148]&lt;768; FLOOR((511-[.A148])/2); FLOOR((-1024+[.A148])/2)))" office:value-type="float" office:value="72" calcext:value-type="float">
            <text:p>72</text:p>
          </table:table-cell>
          <table:table-cell table:formula="of:=IF([.A148]&lt;512; -128; 127)" office:value-type="float" office:value="-128" calcext:value-type="float">
            <text:p>-128</text:p>
          </table:table-cell>
          <table:table-cell table:formula="of:=FLOOR(-128+[.A148]/4)" office:value-type="float" office:value="-92" calcext:value-type="float">
            <text:p>-92</text:p>
          </table:table-cell>
          <table:table-cell table:formula="of:=-128 + FLOOR(RAND() * 256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FLOOR( 128 * SIN(RADIANS([.A149] * 360 / 1024)))" office:value-type="float" office:value="99" calcext:value-type="float">
            <text:p>99</text:p>
          </table:table-cell>
          <table:table-cell table:formula="of:=IF([.A149]&lt;256; FLOOR([.A149]/2); IF([.A149]&lt;768; FLOOR((511-[.A149])/2); FLOOR((-1024+[.A149])/2)))" office:value-type="float" office:value="73" calcext:value-type="float">
            <text:p>73</text:p>
          </table:table-cell>
          <table:table-cell table:formula="of:=IF([.A149]&lt;512; -128; 127)" office:value-type="float" office:value="-128" calcext:value-type="float">
            <text:p>-128</text:p>
          </table:table-cell>
          <table:table-cell table:formula="of:=FLOOR(-128+[.A149]/4)" office:value-type="float" office:value="-92" calcext:value-type="float">
            <text:p>-92</text:p>
          </table:table-cell>
          <table:table-cell table:formula="of:=-128 + FLOOR(RAND() * 256)"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FLOOR( 128 * SIN(RADIANS([.A150] * 360 / 1024)))" office:value-type="float" office:value="100" calcext:value-type="float">
            <text:p>100</text:p>
          </table:table-cell>
          <table:table-cell table:formula="of:=IF([.A150]&lt;256; FLOOR([.A150]/2); IF([.A150]&lt;768; FLOOR((511-[.A150])/2); FLOOR((-1024+[.A150])/2)))" office:value-type="float" office:value="73" calcext:value-type="float">
            <text:p>73</text:p>
          </table:table-cell>
          <table:table-cell table:formula="of:=IF([.A150]&lt;512; -128; 127)" office:value-type="float" office:value="-128" calcext:value-type="float">
            <text:p>-128</text:p>
          </table:table-cell>
          <table:table-cell table:formula="of:=FLOOR(-128+[.A150]/4)" office:value-type="float" office:value="-92" calcext:value-type="float">
            <text:p>-92</text:p>
          </table:table-cell>
          <table:table-cell table:formula="of:=-128 + FLOOR(RAND() * 256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FLOOR( 128 * SIN(RADIANS([.A151] * 360 / 1024)))" office:value-type="float" office:value="100" calcext:value-type="float">
            <text:p>100</text:p>
          </table:table-cell>
          <table:table-cell table:formula="of:=IF([.A151]&lt;256; FLOOR([.A151]/2); IF([.A151]&lt;768; FLOOR((511-[.A151])/2); FLOOR((-1024+[.A151])/2)))" office:value-type="float" office:value="74" calcext:value-type="float">
            <text:p>74</text:p>
          </table:table-cell>
          <table:table-cell table:formula="of:=IF([.A151]&lt;512; -128; 127)" office:value-type="float" office:value="-128" calcext:value-type="float">
            <text:p>-128</text:p>
          </table:table-cell>
          <table:table-cell table:formula="of:=FLOOR(-128+[.A151]/4)" office:value-type="float" office:value="-91" calcext:value-type="float">
            <text:p>-91</text:p>
          </table:table-cell>
          <table:table-cell table:formula="of:=-128 + FLOOR(RAND() * 256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FLOOR( 128 * SIN(RADIANS([.A152] * 360 / 1024)))" office:value-type="float" office:value="101" calcext:value-type="float">
            <text:p>101</text:p>
          </table:table-cell>
          <table:table-cell table:formula="of:=IF([.A152]&lt;256; FLOOR([.A152]/2); IF([.A152]&lt;768; FLOOR((511-[.A152])/2); FLOOR((-1024+[.A152])/2)))" office:value-type="float" office:value="74" calcext:value-type="float">
            <text:p>74</text:p>
          </table:table-cell>
          <table:table-cell table:formula="of:=IF([.A152]&lt;512; -128; 127)" office:value-type="float" office:value="-128" calcext:value-type="float">
            <text:p>-128</text:p>
          </table:table-cell>
          <table:table-cell table:formula="of:=FLOOR(-128+[.A152]/4)" office:value-type="float" office:value="-91" calcext:value-type="float">
            <text:p>-91</text:p>
          </table:table-cell>
          <table:table-cell table:formula="of:=-128 + FLOOR(RAND() * 256)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 128 * SIN(RADIANS([.A153] * 360 / 1024)))" office:value-type="float" office:value="101" calcext:value-type="float">
            <text:p>101</text:p>
          </table:table-cell>
          <table:table-cell table:formula="of:=IF([.A153]&lt;256; FLOOR([.A153]/2); IF([.A153]&lt;768; FLOOR((511-[.A153])/2); FLOOR((-1024+[.A153])/2)))" office:value-type="float" office:value="75" calcext:value-type="float">
            <text:p>75</text:p>
          </table:table-cell>
          <table:table-cell table:formula="of:=IF([.A153]&lt;512; -128; 127)" office:value-type="float" office:value="-128" calcext:value-type="float">
            <text:p>-128</text:p>
          </table:table-cell>
          <table:table-cell table:formula="of:=FLOOR(-128+[.A153]/4)" office:value-type="float" office:value="-91" calcext:value-type="float">
            <text:p>-91</text:p>
          </table:table-cell>
          <table:table-cell table:formula="of:=-128 + FLOOR(RAND() * 256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FLOOR( 128 * SIN(RADIANS([.A154] * 360 / 1024)))" office:value-type="float" office:value="102" calcext:value-type="float">
            <text:p>102</text:p>
          </table:table-cell>
          <table:table-cell table:formula="of:=IF([.A154]&lt;256; FLOOR([.A154]/2); IF([.A154]&lt;768; FLOOR((511-[.A154])/2); FLOOR((-1024+[.A154])/2)))" office:value-type="float" office:value="75" calcext:value-type="float">
            <text:p>75</text:p>
          </table:table-cell>
          <table:table-cell table:formula="of:=IF([.A154]&lt;512; -128; 127)" office:value-type="float" office:value="-128" calcext:value-type="float">
            <text:p>-128</text:p>
          </table:table-cell>
          <table:table-cell table:formula="of:=FLOOR(-128+[.A154]/4)" office:value-type="float" office:value="-91" calcext:value-type="float">
            <text:p>-91</text:p>
          </table:table-cell>
          <table:table-cell table:formula="of:=-128 + FLOOR(RAND() * 256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FLOOR( 128 * SIN(RADIANS([.A155] * 360 / 1024)))" office:value-type="float" office:value="102" calcext:value-type="float">
            <text:p>102</text:p>
          </table:table-cell>
          <table:table-cell table:formula="of:=IF([.A155]&lt;256; FLOOR([.A155]/2); IF([.A155]&lt;768; FLOOR((511-[.A155])/2); FLOOR((-1024+[.A155])/2)))" office:value-type="float" office:value="76" calcext:value-type="float">
            <text:p>76</text:p>
          </table:table-cell>
          <table:table-cell table:formula="of:=IF([.A155]&lt;512; -128; 127)" office:value-type="float" office:value="-128" calcext:value-type="float">
            <text:p>-128</text:p>
          </table:table-cell>
          <table:table-cell table:formula="of:=FLOOR(-128+[.A155]/4)" office:value-type="float" office:value="-90" calcext:value-type="float">
            <text:p>-90</text:p>
          </table:table-cell>
          <table:table-cell table:formula="of:=-128 + FLOOR(RAND() * 256)"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FLOOR( 128 * SIN(RADIANS([.A156] * 360 / 1024)))" office:value-type="float" office:value="103" calcext:value-type="float">
            <text:p>103</text:p>
          </table:table-cell>
          <table:table-cell table:formula="of:=IF([.A156]&lt;256; FLOOR([.A156]/2); IF([.A156]&lt;768; FLOOR((511-[.A156])/2); FLOOR((-1024+[.A156])/2)))" office:value-type="float" office:value="76" calcext:value-type="float">
            <text:p>76</text:p>
          </table:table-cell>
          <table:table-cell table:formula="of:=IF([.A156]&lt;512; -128; 127)" office:value-type="float" office:value="-128" calcext:value-type="float">
            <text:p>-128</text:p>
          </table:table-cell>
          <table:table-cell table:formula="of:=FLOOR(-128+[.A156]/4)" office:value-type="float" office:value="-90" calcext:value-type="float">
            <text:p>-90</text:p>
          </table:table-cell>
          <table:table-cell table:formula="of:=-128 + FLOOR(RAND() * 256)"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FLOOR( 128 * SIN(RADIANS([.A157] * 360 / 1024)))" office:value-type="float" office:value="103" calcext:value-type="float">
            <text:p>103</text:p>
          </table:table-cell>
          <table:table-cell table:formula="of:=IF([.A157]&lt;256; FLOOR([.A157]/2); IF([.A157]&lt;768; FLOOR((511-[.A157])/2); FLOOR((-1024+[.A157])/2)))" office:value-type="float" office:value="77" calcext:value-type="float">
            <text:p>77</text:p>
          </table:table-cell>
          <table:table-cell table:formula="of:=IF([.A157]&lt;512; -128; 127)" office:value-type="float" office:value="-128" calcext:value-type="float">
            <text:p>-128</text:p>
          </table:table-cell>
          <table:table-cell table:formula="of:=FLOOR(-128+[.A157]/4)" office:value-type="float" office:value="-90" calcext:value-type="float">
            <text:p>-90</text:p>
          </table:table-cell>
          <table:table-cell table:formula="of:=-128 + FLOOR(RAND() * 256)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FLOOR( 128 * SIN(RADIANS([.A158] * 360 / 1024)))" office:value-type="float" office:value="104" calcext:value-type="float">
            <text:p>104</text:p>
          </table:table-cell>
          <table:table-cell table:formula="of:=IF([.A158]&lt;256; FLOOR([.A158]/2); IF([.A158]&lt;768; FLOOR((511-[.A158])/2); FLOOR((-1024+[.A158])/2)))" office:value-type="float" office:value="77" calcext:value-type="float">
            <text:p>77</text:p>
          </table:table-cell>
          <table:table-cell table:formula="of:=IF([.A158]&lt;512; -128; 127)" office:value-type="float" office:value="-128" calcext:value-type="float">
            <text:p>-128</text:p>
          </table:table-cell>
          <table:table-cell table:formula="of:=FLOOR(-128+[.A158]/4)" office:value-type="float" office:value="-90" calcext:value-type="float">
            <text:p>-90</text:p>
          </table:table-cell>
          <table:table-cell table:formula="of:=-128 + FLOOR(RAND() * 256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FLOOR( 128 * SIN(RADIANS([.A159] * 360 / 1024)))" office:value-type="float" office:value="104" calcext:value-type="float">
            <text:p>104</text:p>
          </table:table-cell>
          <table:table-cell table:formula="of:=IF([.A159]&lt;256; FLOOR([.A159]/2); IF([.A159]&lt;768; FLOOR((511-[.A159])/2); FLOOR((-1024+[.A159])/2)))" office:value-type="float" office:value="78" calcext:value-type="float">
            <text:p>78</text:p>
          </table:table-cell>
          <table:table-cell table:formula="of:=IF([.A159]&lt;512; -128; 127)" office:value-type="float" office:value="-128" calcext:value-type="float">
            <text:p>-128</text:p>
          </table:table-cell>
          <table:table-cell table:formula="of:=FLOOR(-128+[.A159]/4)" office:value-type="float" office:value="-89" calcext:value-type="float">
            <text:p>-89</text:p>
          </table:table-cell>
          <table:table-cell table:formula="of:=-128 + FLOOR(RAND() * 256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FLOOR( 128 * SIN(RADIANS([.A160] * 360 / 1024)))" office:value-type="float" office:value="105" calcext:value-type="float">
            <text:p>105</text:p>
          </table:table-cell>
          <table:table-cell table:formula="of:=IF([.A160]&lt;256; FLOOR([.A160]/2); IF([.A160]&lt;768; FLOOR((511-[.A160])/2); FLOOR((-1024+[.A160])/2)))" office:value-type="float" office:value="78" calcext:value-type="float">
            <text:p>78</text:p>
          </table:table-cell>
          <table:table-cell table:formula="of:=IF([.A160]&lt;512; -128; 127)" office:value-type="float" office:value="-128" calcext:value-type="float">
            <text:p>-128</text:p>
          </table:table-cell>
          <table:table-cell table:formula="of:=FLOOR(-128+[.A160]/4)" office:value-type="float" office:value="-89" calcext:value-type="float">
            <text:p>-89</text:p>
          </table:table-cell>
          <table:table-cell table:formula="of:=-128 + FLOOR(RAND() * 256)"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FLOOR( 128 * SIN(RADIANS([.A161] * 360 / 1024)))" office:value-type="float" office:value="105" calcext:value-type="float">
            <text:p>105</text:p>
          </table:table-cell>
          <table:table-cell table:formula="of:=IF([.A161]&lt;256; FLOOR([.A161]/2); IF([.A161]&lt;768; FLOOR((511-[.A161])/2); FLOOR((-1024+[.A161])/2)))" office:value-type="float" office:value="79" calcext:value-type="float">
            <text:p>79</text:p>
          </table:table-cell>
          <table:table-cell table:formula="of:=IF([.A161]&lt;512; -128; 127)" office:value-type="float" office:value="-128" calcext:value-type="float">
            <text:p>-128</text:p>
          </table:table-cell>
          <table:table-cell table:formula="of:=FLOOR(-128+[.A161]/4)" office:value-type="float" office:value="-89" calcext:value-type="float">
            <text:p>-89</text:p>
          </table:table-cell>
          <table:table-cell table:formula="of:=-128 + FLOOR(RAND() * 256)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FLOOR( 128 * SIN(RADIANS([.A162] * 360 / 1024)))" office:value-type="float" office:value="105" calcext:value-type="float">
            <text:p>105</text:p>
          </table:table-cell>
          <table:table-cell table:formula="of:=IF([.A162]&lt;256; FLOOR([.A162]/2); IF([.A162]&lt;768; FLOOR((511-[.A162])/2); FLOOR((-1024+[.A162])/2)))" office:value-type="float" office:value="79" calcext:value-type="float">
            <text:p>79</text:p>
          </table:table-cell>
          <table:table-cell table:formula="of:=IF([.A162]&lt;512; -128; 127)" office:value-type="float" office:value="-128" calcext:value-type="float">
            <text:p>-128</text:p>
          </table:table-cell>
          <table:table-cell table:formula="of:=FLOOR(-128+[.A162]/4)" office:value-type="float" office:value="-89" calcext:value-type="float">
            <text:p>-89</text:p>
          </table:table-cell>
          <table:table-cell table:formula="of:=-128 + FLOOR(RAND() * 256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 128 * SIN(RADIANS([.A163] * 360 / 1024)))" office:value-type="float" office:value="106" calcext:value-type="float">
            <text:p>106</text:p>
          </table:table-cell>
          <table:table-cell table:formula="of:=IF([.A163]&lt;256; FLOOR([.A163]/2); IF([.A163]&lt;768; FLOOR((511-[.A163])/2); FLOOR((-1024+[.A163])/2)))" office:value-type="float" office:value="80" calcext:value-type="float">
            <text:p>80</text:p>
          </table:table-cell>
          <table:table-cell table:formula="of:=IF([.A163]&lt;512; -128; 127)" office:value-type="float" office:value="-128" calcext:value-type="float">
            <text:p>-128</text:p>
          </table:table-cell>
          <table:table-cell table:formula="of:=FLOOR(-128+[.A163]/4)" office:value-type="float" office:value="-88" calcext:value-type="float">
            <text:p>-88</text:p>
          </table:table-cell>
          <table:table-cell table:formula="of:=-128 + FLOOR(RAND() * 256)"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FLOOR( 128 * SIN(RADIANS([.A164] * 360 / 1024)))" office:value-type="float" office:value="106" calcext:value-type="float">
            <text:p>106</text:p>
          </table:table-cell>
          <table:table-cell table:formula="of:=IF([.A164]&lt;256; FLOOR([.A164]/2); IF([.A164]&lt;768; FLOOR((511-[.A164])/2); FLOOR((-1024+[.A164])/2)))" office:value-type="float" office:value="80" calcext:value-type="float">
            <text:p>80</text:p>
          </table:table-cell>
          <table:table-cell table:formula="of:=IF([.A164]&lt;512; -128; 127)" office:value-type="float" office:value="-128" calcext:value-type="float">
            <text:p>-128</text:p>
          </table:table-cell>
          <table:table-cell table:formula="of:=FLOOR(-128+[.A164]/4)" office:value-type="float" office:value="-88" calcext:value-type="float">
            <text:p>-88</text:p>
          </table:table-cell>
          <table:table-cell table:formula="of:=-128 + FLOOR(RAND() * 256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FLOOR( 128 * SIN(RADIANS([.A165] * 360 / 1024)))" office:value-type="float" office:value="107" calcext:value-type="float">
            <text:p>107</text:p>
          </table:table-cell>
          <table:table-cell table:formula="of:=IF([.A165]&lt;256; FLOOR([.A165]/2); IF([.A165]&lt;768; FLOOR((511-[.A165])/2); FLOOR((-1024+[.A165])/2)))" office:value-type="float" office:value="81" calcext:value-type="float">
            <text:p>81</text:p>
          </table:table-cell>
          <table:table-cell table:formula="of:=IF([.A165]&lt;512; -128; 127)" office:value-type="float" office:value="-128" calcext:value-type="float">
            <text:p>-128</text:p>
          </table:table-cell>
          <table:table-cell table:formula="of:=FLOOR(-128+[.A165]/4)" office:value-type="float" office:value="-88" calcext:value-type="float">
            <text:p>-88</text:p>
          </table:table-cell>
          <table:table-cell table:formula="of:=-128 + FLOOR(RAND() * 256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FLOOR( 128 * SIN(RADIANS([.A166] * 360 / 1024)))" office:value-type="float" office:value="107" calcext:value-type="float">
            <text:p>107</text:p>
          </table:table-cell>
          <table:table-cell table:formula="of:=IF([.A166]&lt;256; FLOOR([.A166]/2); IF([.A166]&lt;768; FLOOR((511-[.A166])/2); FLOOR((-1024+[.A166])/2)))" office:value-type="float" office:value="81" calcext:value-type="float">
            <text:p>81</text:p>
          </table:table-cell>
          <table:table-cell table:formula="of:=IF([.A166]&lt;512; -128; 127)" office:value-type="float" office:value="-128" calcext:value-type="float">
            <text:p>-128</text:p>
          </table:table-cell>
          <table:table-cell table:formula="of:=FLOOR(-128+[.A166]/4)" office:value-type="float" office:value="-88" calcext:value-type="float">
            <text:p>-88</text:p>
          </table:table-cell>
          <table:table-cell table:formula="of:=-128 + FLOOR(RAND() * 256)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 128 * SIN(RADIANS([.A167] * 360 / 1024)))" office:value-type="float" office:value="108" calcext:value-type="float">
            <text:p>108</text:p>
          </table:table-cell>
          <table:table-cell table:formula="of:=IF([.A167]&lt;256; FLOOR([.A167]/2); IF([.A167]&lt;768; FLOOR((511-[.A167])/2); FLOOR((-1024+[.A167])/2)))" office:value-type="float" office:value="82" calcext:value-type="float">
            <text:p>82</text:p>
          </table:table-cell>
          <table:table-cell table:formula="of:=IF([.A167]&lt;512; -128; 127)" office:value-type="float" office:value="-128" calcext:value-type="float">
            <text:p>-128</text:p>
          </table:table-cell>
          <table:table-cell table:formula="of:=FLOOR(-128+[.A167]/4)" office:value-type="float" office:value="-87" calcext:value-type="float">
            <text:p>-87</text:p>
          </table:table-cell>
          <table:table-cell table:formula="of:=-128 + FLOOR(RAND() * 256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FLOOR( 128 * SIN(RADIANS([.A168] * 360 / 1024)))" office:value-type="float" office:value="108" calcext:value-type="float">
            <text:p>108</text:p>
          </table:table-cell>
          <table:table-cell table:formula="of:=IF([.A168]&lt;256; FLOOR([.A168]/2); IF([.A168]&lt;768; FLOOR((511-[.A168])/2); FLOOR((-1024+[.A168])/2)))" office:value-type="float" office:value="82" calcext:value-type="float">
            <text:p>82</text:p>
          </table:table-cell>
          <table:table-cell table:formula="of:=IF([.A168]&lt;512; -128; 127)" office:value-type="float" office:value="-128" calcext:value-type="float">
            <text:p>-128</text:p>
          </table:table-cell>
          <table:table-cell table:formula="of:=FLOOR(-128+[.A168]/4)" office:value-type="float" office:value="-87" calcext:value-type="float">
            <text:p>-87</text:p>
          </table:table-cell>
          <table:table-cell table:formula="of:=-128 + FLOOR(RAND() * 256)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FLOOR( 128 * SIN(RADIANS([.A169] * 360 / 1024)))" office:value-type="float" office:value="108" calcext:value-type="float">
            <text:p>108</text:p>
          </table:table-cell>
          <table:table-cell table:formula="of:=IF([.A169]&lt;256; FLOOR([.A169]/2); IF([.A169]&lt;768; FLOOR((511-[.A169])/2); FLOOR((-1024+[.A169])/2)))" office:value-type="float" office:value="83" calcext:value-type="float">
            <text:p>83</text:p>
          </table:table-cell>
          <table:table-cell table:formula="of:=IF([.A169]&lt;512; -128; 127)" office:value-type="float" office:value="-128" calcext:value-type="float">
            <text:p>-128</text:p>
          </table:table-cell>
          <table:table-cell table:formula="of:=FLOOR(-128+[.A169]/4)" office:value-type="float" office:value="-87" calcext:value-type="float">
            <text:p>-87</text:p>
          </table:table-cell>
          <table:table-cell table:formula="of:=-128 + FLOOR(RAND() * 256)"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FLOOR( 128 * SIN(RADIANS([.A170] * 360 / 1024)))" office:value-type="float" office:value="109" calcext:value-type="float">
            <text:p>109</text:p>
          </table:table-cell>
          <table:table-cell table:formula="of:=IF([.A170]&lt;256; FLOOR([.A170]/2); IF([.A170]&lt;768; FLOOR((511-[.A170])/2); FLOOR((-1024+[.A170])/2)))" office:value-type="float" office:value="83" calcext:value-type="float">
            <text:p>83</text:p>
          </table:table-cell>
          <table:table-cell table:formula="of:=IF([.A170]&lt;512; -128; 127)" office:value-type="float" office:value="-128" calcext:value-type="float">
            <text:p>-128</text:p>
          </table:table-cell>
          <table:table-cell table:formula="of:=FLOOR(-128+[.A170]/4)" office:value-type="float" office:value="-87" calcext:value-type="float">
            <text:p>-87</text:p>
          </table:table-cell>
          <table:table-cell table:formula="of:=-128 + FLOOR(RAND() * 256)"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 128 * SIN(RADIANS([.A171] * 360 / 1024)))" office:value-type="float" office:value="109" calcext:value-type="float">
            <text:p>109</text:p>
          </table:table-cell>
          <table:table-cell table:formula="of:=IF([.A171]&lt;256; FLOOR([.A171]/2); IF([.A171]&lt;768; FLOOR((511-[.A171])/2); FLOOR((-1024+[.A171])/2)))" office:value-type="float" office:value="84" calcext:value-type="float">
            <text:p>84</text:p>
          </table:table-cell>
          <table:table-cell table:formula="of:=IF([.A171]&lt;512; -128; 127)" office:value-type="float" office:value="-128" calcext:value-type="float">
            <text:p>-128</text:p>
          </table:table-cell>
          <table:table-cell table:formula="of:=FLOOR(-128+[.A171]/4)" office:value-type="float" office:value="-86" calcext:value-type="float">
            <text:p>-86</text:p>
          </table:table-cell>
          <table:table-cell table:formula="of:=-128 + FLOOR(RAND() * 256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FLOOR( 128 * SIN(RADIANS([.A172] * 360 / 1024)))" office:value-type="float" office:value="110" calcext:value-type="float">
            <text:p>110</text:p>
          </table:table-cell>
          <table:table-cell table:formula="of:=IF([.A172]&lt;256; FLOOR([.A172]/2); IF([.A172]&lt;768; FLOOR((511-[.A172])/2); FLOOR((-1024+[.A172])/2)))" office:value-type="float" office:value="84" calcext:value-type="float">
            <text:p>84</text:p>
          </table:table-cell>
          <table:table-cell table:formula="of:=IF([.A172]&lt;512; -128; 127)" office:value-type="float" office:value="-128" calcext:value-type="float">
            <text:p>-128</text:p>
          </table:table-cell>
          <table:table-cell table:formula="of:=FLOOR(-128+[.A172]/4)" office:value-type="float" office:value="-86" calcext:value-type="float">
            <text:p>-86</text:p>
          </table:table-cell>
          <table:table-cell table:formula="of:=-128 + FLOOR(RAND() * 256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 128 * SIN(RADIANS([.A173] * 360 / 1024)))" office:value-type="float" office:value="110" calcext:value-type="float">
            <text:p>110</text:p>
          </table:table-cell>
          <table:table-cell table:formula="of:=IF([.A173]&lt;256; FLOOR([.A173]/2); IF([.A173]&lt;768; FLOOR((511-[.A173])/2); FLOOR((-1024+[.A173])/2)))" office:value-type="float" office:value="85" calcext:value-type="float">
            <text:p>85</text:p>
          </table:table-cell>
          <table:table-cell table:formula="of:=IF([.A173]&lt;512; -128; 127)" office:value-type="float" office:value="-128" calcext:value-type="float">
            <text:p>-128</text:p>
          </table:table-cell>
          <table:table-cell table:formula="of:=FLOOR(-128+[.A173]/4)" office:value-type="float" office:value="-86" calcext:value-type="float">
            <text:p>-86</text:p>
          </table:table-cell>
          <table:table-cell table:formula="of:=-128 + FLOOR(RAND() * 256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FLOOR( 128 * SIN(RADIANS([.A174] * 360 / 1024)))" office:value-type="float" office:value="110" calcext:value-type="float">
            <text:p>110</text:p>
          </table:table-cell>
          <table:table-cell table:formula="of:=IF([.A174]&lt;256; FLOOR([.A174]/2); IF([.A174]&lt;768; FLOOR((511-[.A174])/2); FLOOR((-1024+[.A174])/2)))" office:value-type="float" office:value="85" calcext:value-type="float">
            <text:p>85</text:p>
          </table:table-cell>
          <table:table-cell table:formula="of:=IF([.A174]&lt;512; -128; 127)" office:value-type="float" office:value="-128" calcext:value-type="float">
            <text:p>-128</text:p>
          </table:table-cell>
          <table:table-cell table:formula="of:=FLOOR(-128+[.A174]/4)" office:value-type="float" office:value="-86" calcext:value-type="float">
            <text:p>-86</text:p>
          </table:table-cell>
          <table:table-cell table:formula="of:=-128 + FLOOR(RAND() * 256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FLOOR( 128 * SIN(RADIANS([.A175] * 360 / 1024)))" office:value-type="float" office:value="111" calcext:value-type="float">
            <text:p>111</text:p>
          </table:table-cell>
          <table:table-cell table:formula="of:=IF([.A175]&lt;256; FLOOR([.A175]/2); IF([.A175]&lt;768; FLOOR((511-[.A175])/2); FLOOR((-1024+[.A175])/2)))" office:value-type="float" office:value="86" calcext:value-type="float">
            <text:p>86</text:p>
          </table:table-cell>
          <table:table-cell table:formula="of:=IF([.A175]&lt;512; -128; 127)" office:value-type="float" office:value="-128" calcext:value-type="float">
            <text:p>-128</text:p>
          </table:table-cell>
          <table:table-cell table:formula="of:=FLOOR(-128+[.A175]/4)" office:value-type="float" office:value="-85" calcext:value-type="float">
            <text:p>-85</text:p>
          </table:table-cell>
          <table:table-cell table:formula="of:=-128 + FLOOR(RAND() * 256)"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FLOOR( 128 * SIN(RADIANS([.A176] * 360 / 1024)))" office:value-type="float" office:value="111" calcext:value-type="float">
            <text:p>111</text:p>
          </table:table-cell>
          <table:table-cell table:formula="of:=IF([.A176]&lt;256; FLOOR([.A176]/2); IF([.A176]&lt;768; FLOOR((511-[.A176])/2); FLOOR((-1024+[.A176])/2)))" office:value-type="float" office:value="86" calcext:value-type="float">
            <text:p>86</text:p>
          </table:table-cell>
          <table:table-cell table:formula="of:=IF([.A176]&lt;512; -128; 127)" office:value-type="float" office:value="-128" calcext:value-type="float">
            <text:p>-128</text:p>
          </table:table-cell>
          <table:table-cell table:formula="of:=FLOOR(-128+[.A176]/4)" office:value-type="float" office:value="-85" calcext:value-type="float">
            <text:p>-85</text:p>
          </table:table-cell>
          <table:table-cell table:formula="of:=-128 + FLOOR(RAND() * 256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FLOOR( 128 * SIN(RADIANS([.A177] * 360 / 1024)))" office:value-type="float" office:value="112" calcext:value-type="float">
            <text:p>112</text:p>
          </table:table-cell>
          <table:table-cell table:formula="of:=IF([.A177]&lt;256; FLOOR([.A177]/2); IF([.A177]&lt;768; FLOOR((511-[.A177])/2); FLOOR((-1024+[.A177])/2)))" office:value-type="float" office:value="87" calcext:value-type="float">
            <text:p>87</text:p>
          </table:table-cell>
          <table:table-cell table:formula="of:=IF([.A177]&lt;512; -128; 127)" office:value-type="float" office:value="-128" calcext:value-type="float">
            <text:p>-128</text:p>
          </table:table-cell>
          <table:table-cell table:formula="of:=FLOOR(-128+[.A177]/4)" office:value-type="float" office:value="-85" calcext:value-type="float">
            <text:p>-85</text:p>
          </table:table-cell>
          <table:table-cell table:formula="of:=-128 + FLOOR(RAND() * 256)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FLOOR( 128 * SIN(RADIANS([.A178] * 360 / 1024)))" office:value-type="float" office:value="112" calcext:value-type="float">
            <text:p>112</text:p>
          </table:table-cell>
          <table:table-cell table:formula="of:=IF([.A178]&lt;256; FLOOR([.A178]/2); IF([.A178]&lt;768; FLOOR((511-[.A178])/2); FLOOR((-1024+[.A178])/2)))" office:value-type="float" office:value="87" calcext:value-type="float">
            <text:p>87</text:p>
          </table:table-cell>
          <table:table-cell table:formula="of:=IF([.A178]&lt;512; -128; 127)" office:value-type="float" office:value="-128" calcext:value-type="float">
            <text:p>-128</text:p>
          </table:table-cell>
          <table:table-cell table:formula="of:=FLOOR(-128+[.A178]/4)" office:value-type="float" office:value="-85" calcext:value-type="float">
            <text:p>-85</text:p>
          </table:table-cell>
          <table:table-cell table:formula="of:=-128 + FLOOR(RAND() * 256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FLOOR( 128 * SIN(RADIANS([.A179] * 360 / 1024)))" office:value-type="float" office:value="112" calcext:value-type="float">
            <text:p>112</text:p>
          </table:table-cell>
          <table:table-cell table:formula="of:=IF([.A179]&lt;256; FLOOR([.A179]/2); IF([.A179]&lt;768; FLOOR((511-[.A179])/2); FLOOR((-1024+[.A179])/2)))" office:value-type="float" office:value="88" calcext:value-type="float">
            <text:p>88</text:p>
          </table:table-cell>
          <table:table-cell table:formula="of:=IF([.A179]&lt;512; -128; 127)" office:value-type="float" office:value="-128" calcext:value-type="float">
            <text:p>-128</text:p>
          </table:table-cell>
          <table:table-cell table:formula="of:=FLOOR(-128+[.A179]/4)" office:value-type="float" office:value="-84" calcext:value-type="float">
            <text:p>-84</text:p>
          </table:table-cell>
          <table:table-cell table:formula="of:=-128 + FLOOR(RAND() * 256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FLOOR( 128 * SIN(RADIANS([.A180] * 360 / 1024)))" office:value-type="float" office:value="113" calcext:value-type="float">
            <text:p>113</text:p>
          </table:table-cell>
          <table:table-cell table:formula="of:=IF([.A180]&lt;256; FLOOR([.A180]/2); IF([.A180]&lt;768; FLOOR((511-[.A180])/2); FLOOR((-1024+[.A180])/2)))" office:value-type="float" office:value="88" calcext:value-type="float">
            <text:p>88</text:p>
          </table:table-cell>
          <table:table-cell table:formula="of:=IF([.A180]&lt;512; -128; 127)" office:value-type="float" office:value="-128" calcext:value-type="float">
            <text:p>-128</text:p>
          </table:table-cell>
          <table:table-cell table:formula="of:=FLOOR(-128+[.A180]/4)" office:value-type="float" office:value="-84" calcext:value-type="float">
            <text:p>-84</text:p>
          </table:table-cell>
          <table:table-cell table:formula="of:=-128 + FLOOR(RAND() * 256)"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FLOOR( 128 * SIN(RADIANS([.A181] * 360 / 1024)))" office:value-type="float" office:value="113" calcext:value-type="float">
            <text:p>113</text:p>
          </table:table-cell>
          <table:table-cell table:formula="of:=IF([.A181]&lt;256; FLOOR([.A181]/2); IF([.A181]&lt;768; FLOOR((511-[.A181])/2); FLOOR((-1024+[.A181])/2)))" office:value-type="float" office:value="89" calcext:value-type="float">
            <text:p>89</text:p>
          </table:table-cell>
          <table:table-cell table:formula="of:=IF([.A181]&lt;512; -128; 127)" office:value-type="float" office:value="-128" calcext:value-type="float">
            <text:p>-128</text:p>
          </table:table-cell>
          <table:table-cell table:formula="of:=FLOOR(-128+[.A181]/4)" office:value-type="float" office:value="-84" calcext:value-type="float">
            <text:p>-84</text:p>
          </table:table-cell>
          <table:table-cell table:formula="of:=-128 + FLOOR(RAND() * 256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FLOOR( 128 * SIN(RADIANS([.A182] * 360 / 1024)))" office:value-type="float" office:value="113" calcext:value-type="float">
            <text:p>113</text:p>
          </table:table-cell>
          <table:table-cell table:formula="of:=IF([.A182]&lt;256; FLOOR([.A182]/2); IF([.A182]&lt;768; FLOOR((511-[.A182])/2); FLOOR((-1024+[.A182])/2)))" office:value-type="float" office:value="89" calcext:value-type="float">
            <text:p>89</text:p>
          </table:table-cell>
          <table:table-cell table:formula="of:=IF([.A182]&lt;512; -128; 127)" office:value-type="float" office:value="-128" calcext:value-type="float">
            <text:p>-128</text:p>
          </table:table-cell>
          <table:table-cell table:formula="of:=FLOOR(-128+[.A182]/4)" office:value-type="float" office:value="-84" calcext:value-type="float">
            <text:p>-84</text:p>
          </table:table-cell>
          <table:table-cell table:formula="of:=-128 + FLOOR(RAND() * 256)"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 128 * SIN(RADIANS([.A183] * 360 / 1024)))" office:value-type="float" office:value="114" calcext:value-type="float">
            <text:p>114</text:p>
          </table:table-cell>
          <table:table-cell table:formula="of:=IF([.A183]&lt;256; FLOOR([.A183]/2); IF([.A183]&lt;768; FLOOR((511-[.A183])/2); FLOOR((-1024+[.A183])/2)))" office:value-type="float" office:value="90" calcext:value-type="float">
            <text:p>90</text:p>
          </table:table-cell>
          <table:table-cell table:formula="of:=IF([.A183]&lt;512; -128; 127)" office:value-type="float" office:value="-128" calcext:value-type="float">
            <text:p>-128</text:p>
          </table:table-cell>
          <table:table-cell table:formula="of:=FLOOR(-128+[.A183]/4)" office:value-type="float" office:value="-83" calcext:value-type="float">
            <text:p>-83</text:p>
          </table:table-cell>
          <table:table-cell table:formula="of:=-128 + FLOOR(RAND() * 256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FLOOR( 128 * SIN(RADIANS([.A184] * 360 / 1024)))" office:value-type="float" office:value="114" calcext:value-type="float">
            <text:p>114</text:p>
          </table:table-cell>
          <table:table-cell table:formula="of:=IF([.A184]&lt;256; FLOOR([.A184]/2); IF([.A184]&lt;768; FLOOR((511-[.A184])/2); FLOOR((-1024+[.A184])/2)))" office:value-type="float" office:value="90" calcext:value-type="float">
            <text:p>90</text:p>
          </table:table-cell>
          <table:table-cell table:formula="of:=IF([.A184]&lt;512; -128; 127)" office:value-type="float" office:value="-128" calcext:value-type="float">
            <text:p>-128</text:p>
          </table:table-cell>
          <table:table-cell table:formula="of:=FLOOR(-128+[.A184]/4)" office:value-type="float" office:value="-83" calcext:value-type="float">
            <text:p>-83</text:p>
          </table:table-cell>
          <table:table-cell table:formula="of:=-128 + FLOOR(RAND() * 256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FLOOR( 128 * SIN(RADIANS([.A185] * 360 / 1024)))" office:value-type="float" office:value="115" calcext:value-type="float">
            <text:p>115</text:p>
          </table:table-cell>
          <table:table-cell table:formula="of:=IF([.A185]&lt;256; FLOOR([.A185]/2); IF([.A185]&lt;768; FLOOR((511-[.A185])/2); FLOOR((-1024+[.A185])/2)))" office:value-type="float" office:value="91" calcext:value-type="float">
            <text:p>91</text:p>
          </table:table-cell>
          <table:table-cell table:formula="of:=IF([.A185]&lt;512; -128; 127)" office:value-type="float" office:value="-128" calcext:value-type="float">
            <text:p>-128</text:p>
          </table:table-cell>
          <table:table-cell table:formula="of:=FLOOR(-128+[.A185]/4)" office:value-type="float" office:value="-83" calcext:value-type="float">
            <text:p>-83</text:p>
          </table:table-cell>
          <table:table-cell table:formula="of:=-128 + FLOOR(RAND() * 256)"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FLOOR( 128 * SIN(RADIANS([.A186] * 360 / 1024)))" office:value-type="float" office:value="115" calcext:value-type="float">
            <text:p>115</text:p>
          </table:table-cell>
          <table:table-cell table:formula="of:=IF([.A186]&lt;256; FLOOR([.A186]/2); IF([.A186]&lt;768; FLOOR((511-[.A186])/2); FLOOR((-1024+[.A186])/2)))" office:value-type="float" office:value="91" calcext:value-type="float">
            <text:p>91</text:p>
          </table:table-cell>
          <table:table-cell table:formula="of:=IF([.A186]&lt;512; -128; 127)" office:value-type="float" office:value="-128" calcext:value-type="float">
            <text:p>-128</text:p>
          </table:table-cell>
          <table:table-cell table:formula="of:=FLOOR(-128+[.A186]/4)" office:value-type="float" office:value="-83" calcext:value-type="float">
            <text:p>-83</text:p>
          </table:table-cell>
          <table:table-cell table:formula="of:=-128 + FLOOR(RAND() * 256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FLOOR( 128 * SIN(RADIANS([.A187] * 360 / 1024)))" office:value-type="float" office:value="115" calcext:value-type="float">
            <text:p>115</text:p>
          </table:table-cell>
          <table:table-cell table:formula="of:=IF([.A187]&lt;256; FLOOR([.A187]/2); IF([.A187]&lt;768; FLOOR((511-[.A187])/2); FLOOR((-1024+[.A187])/2)))" office:value-type="float" office:value="92" calcext:value-type="float">
            <text:p>92</text:p>
          </table:table-cell>
          <table:table-cell table:formula="of:=IF([.A187]&lt;512; -128; 127)" office:value-type="float" office:value="-128" calcext:value-type="float">
            <text:p>-128</text:p>
          </table:table-cell>
          <table:table-cell table:formula="of:=FLOOR(-128+[.A187]/4)" office:value-type="float" office:value="-82" calcext:value-type="float">
            <text:p>-82</text:p>
          </table:table-cell>
          <table:table-cell table:formula="of:=-128 + FLOOR(RAND() * 256)" office:value-type="float" office:value="-126" calcext:value-type="float">
            <text:p>-12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FLOOR( 128 * SIN(RADIANS([.A188] * 360 / 1024)))" office:value-type="float" office:value="116" calcext:value-type="float">
            <text:p>116</text:p>
          </table:table-cell>
          <table:table-cell table:formula="of:=IF([.A188]&lt;256; FLOOR([.A188]/2); IF([.A188]&lt;768; FLOOR((511-[.A188])/2); FLOOR((-1024+[.A188])/2)))" office:value-type="float" office:value="92" calcext:value-type="float">
            <text:p>92</text:p>
          </table:table-cell>
          <table:table-cell table:formula="of:=IF([.A188]&lt;512; -128; 127)" office:value-type="float" office:value="-128" calcext:value-type="float">
            <text:p>-128</text:p>
          </table:table-cell>
          <table:table-cell table:formula="of:=FLOOR(-128+[.A188]/4)" office:value-type="float" office:value="-82" calcext:value-type="float">
            <text:p>-82</text:p>
          </table:table-cell>
          <table:table-cell table:formula="of:=-128 + FLOOR(RAND() * 256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FLOOR( 128 * SIN(RADIANS([.A189] * 360 / 1024)))" office:value-type="float" office:value="116" calcext:value-type="float">
            <text:p>116</text:p>
          </table:table-cell>
          <table:table-cell table:formula="of:=IF([.A189]&lt;256; FLOOR([.A189]/2); IF([.A189]&lt;768; FLOOR((511-[.A189])/2); FLOOR((-1024+[.A189])/2)))" office:value-type="float" office:value="93" calcext:value-type="float">
            <text:p>93</text:p>
          </table:table-cell>
          <table:table-cell table:formula="of:=IF([.A189]&lt;512; -128; 127)" office:value-type="float" office:value="-128" calcext:value-type="float">
            <text:p>-128</text:p>
          </table:table-cell>
          <table:table-cell table:formula="of:=FLOOR(-128+[.A189]/4)" office:value-type="float" office:value="-82" calcext:value-type="float">
            <text:p>-82</text:p>
          </table:table-cell>
          <table:table-cell table:formula="of:=-128 + FLOOR(RAND() * 256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FLOOR( 128 * SIN(RADIANS([.A190] * 360 / 1024)))" office:value-type="float" office:value="116" calcext:value-type="float">
            <text:p>116</text:p>
          </table:table-cell>
          <table:table-cell table:formula="of:=IF([.A190]&lt;256; FLOOR([.A190]/2); IF([.A190]&lt;768; FLOOR((511-[.A190])/2); FLOOR((-1024+[.A190])/2)))" office:value-type="float" office:value="93" calcext:value-type="float">
            <text:p>93</text:p>
          </table:table-cell>
          <table:table-cell table:formula="of:=IF([.A190]&lt;512; -128; 127)" office:value-type="float" office:value="-128" calcext:value-type="float">
            <text:p>-128</text:p>
          </table:table-cell>
          <table:table-cell table:formula="of:=FLOOR(-128+[.A190]/4)" office:value-type="float" office:value="-82" calcext:value-type="float">
            <text:p>-82</text:p>
          </table:table-cell>
          <table:table-cell table:formula="of:=-128 + FLOOR(RAND() * 256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FLOOR( 128 * SIN(RADIANS([.A191] * 360 / 1024)))" office:value-type="float" office:value="117" calcext:value-type="float">
            <text:p>117</text:p>
          </table:table-cell>
          <table:table-cell table:formula="of:=IF([.A191]&lt;256; FLOOR([.A191]/2); IF([.A191]&lt;768; FLOOR((511-[.A191])/2); FLOOR((-1024+[.A191])/2)))" office:value-type="float" office:value="94" calcext:value-type="float">
            <text:p>94</text:p>
          </table:table-cell>
          <table:table-cell table:formula="of:=IF([.A191]&lt;512; -128; 127)" office:value-type="float" office:value="-128" calcext:value-type="float">
            <text:p>-128</text:p>
          </table:table-cell>
          <table:table-cell table:formula="of:=FLOOR(-128+[.A191]/4)" office:value-type="float" office:value="-81" calcext:value-type="float">
            <text:p>-81</text:p>
          </table:table-cell>
          <table:table-cell table:formula="of:=-128 + FLOOR(RAND() * 256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FLOOR( 128 * SIN(RADIANS([.A192] * 360 / 1024)))" office:value-type="float" office:value="117" calcext:value-type="float">
            <text:p>117</text:p>
          </table:table-cell>
          <table:table-cell table:formula="of:=IF([.A192]&lt;256; FLOOR([.A192]/2); IF([.A192]&lt;768; FLOOR((511-[.A192])/2); FLOOR((-1024+[.A192])/2)))" office:value-type="float" office:value="94" calcext:value-type="float">
            <text:p>94</text:p>
          </table:table-cell>
          <table:table-cell table:formula="of:=IF([.A192]&lt;512; -128; 127)" office:value-type="float" office:value="-128" calcext:value-type="float">
            <text:p>-128</text:p>
          </table:table-cell>
          <table:table-cell table:formula="of:=FLOOR(-128+[.A192]/4)" office:value-type="float" office:value="-81" calcext:value-type="float">
            <text:p>-81</text:p>
          </table:table-cell>
          <table:table-cell table:formula="of:=-128 + FLOOR(RAND() * 256)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 128 * SIN(RADIANS([.A193] * 360 / 1024)))" office:value-type="float" office:value="117" calcext:value-type="float">
            <text:p>117</text:p>
          </table:table-cell>
          <table:table-cell table:formula="of:=IF([.A193]&lt;256; FLOOR([.A193]/2); IF([.A193]&lt;768; FLOOR((511-[.A193])/2); FLOOR((-1024+[.A193])/2)))" office:value-type="float" office:value="95" calcext:value-type="float">
            <text:p>95</text:p>
          </table:table-cell>
          <table:table-cell table:formula="of:=IF([.A193]&lt;512; -128; 127)" office:value-type="float" office:value="-128" calcext:value-type="float">
            <text:p>-128</text:p>
          </table:table-cell>
          <table:table-cell table:formula="of:=FLOOR(-128+[.A193]/4)" office:value-type="float" office:value="-81" calcext:value-type="float">
            <text:p>-81</text:p>
          </table:table-cell>
          <table:table-cell table:formula="of:=-128 + FLOOR(RAND() * 256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FLOOR( 128 * SIN(RADIANS([.A194] * 360 / 1024)))" office:value-type="float" office:value="117" calcext:value-type="float">
            <text:p>117</text:p>
          </table:table-cell>
          <table:table-cell table:formula="of:=IF([.A194]&lt;256; FLOOR([.A194]/2); IF([.A194]&lt;768; FLOOR((511-[.A194])/2); FLOOR((-1024+[.A194])/2)))" office:value-type="float" office:value="95" calcext:value-type="float">
            <text:p>95</text:p>
          </table:table-cell>
          <table:table-cell table:formula="of:=IF([.A194]&lt;512; -128; 127)" office:value-type="float" office:value="-128" calcext:value-type="float">
            <text:p>-128</text:p>
          </table:table-cell>
          <table:table-cell table:formula="of:=FLOOR(-128+[.A194]/4)" office:value-type="float" office:value="-81" calcext:value-type="float">
            <text:p>-81</text:p>
          </table:table-cell>
          <table:table-cell table:formula="of:=-128 + FLOOR(RAND() * 256)"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FLOOR( 128 * SIN(RADIANS([.A195] * 360 / 1024)))" office:value-type="float" office:value="118" calcext:value-type="float">
            <text:p>118</text:p>
          </table:table-cell>
          <table:table-cell table:formula="of:=IF([.A195]&lt;256; FLOOR([.A195]/2); IF([.A195]&lt;768; FLOOR((511-[.A195])/2); FLOOR((-1024+[.A195])/2)))" office:value-type="float" office:value="96" calcext:value-type="float">
            <text:p>96</text:p>
          </table:table-cell>
          <table:table-cell table:formula="of:=IF([.A195]&lt;512; -128; 127)" office:value-type="float" office:value="-128" calcext:value-type="float">
            <text:p>-128</text:p>
          </table:table-cell>
          <table:table-cell table:formula="of:=FLOOR(-128+[.A195]/4)" office:value-type="float" office:value="-80" calcext:value-type="float">
            <text:p>-80</text:p>
          </table:table-cell>
          <table:table-cell table:formula="of:=-128 + FLOOR(RAND() * 256)" office:value-type="float" office:value="-123" calcext:value-type="float">
            <text:p>-12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FLOOR( 128 * SIN(RADIANS([.A196] * 360 / 1024)))" office:value-type="float" office:value="118" calcext:value-type="float">
            <text:p>118</text:p>
          </table:table-cell>
          <table:table-cell table:formula="of:=IF([.A196]&lt;256; FLOOR([.A196]/2); IF([.A196]&lt;768; FLOOR((511-[.A196])/2); FLOOR((-1024+[.A196])/2)))" office:value-type="float" office:value="96" calcext:value-type="float">
            <text:p>96</text:p>
          </table:table-cell>
          <table:table-cell table:formula="of:=IF([.A196]&lt;512; -128; 127)" office:value-type="float" office:value="-128" calcext:value-type="float">
            <text:p>-128</text:p>
          </table:table-cell>
          <table:table-cell table:formula="of:=FLOOR(-128+[.A196]/4)" office:value-type="float" office:value="-80" calcext:value-type="float">
            <text:p>-80</text:p>
          </table:table-cell>
          <table:table-cell table:formula="of:=-128 + FLOOR(RAND() * 256)"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FLOOR( 128 * SIN(RADIANS([.A197] * 360 / 1024)))" office:value-type="float" office:value="118" calcext:value-type="float">
            <text:p>118</text:p>
          </table:table-cell>
          <table:table-cell table:formula="of:=IF([.A197]&lt;256; FLOOR([.A197]/2); IF([.A197]&lt;768; FLOOR((511-[.A197])/2); FLOOR((-1024+[.A197])/2)))" office:value-type="float" office:value="97" calcext:value-type="float">
            <text:p>97</text:p>
          </table:table-cell>
          <table:table-cell table:formula="of:=IF([.A197]&lt;512; -128; 127)" office:value-type="float" office:value="-128" calcext:value-type="float">
            <text:p>-128</text:p>
          </table:table-cell>
          <table:table-cell table:formula="of:=FLOOR(-128+[.A197]/4)" office:value-type="float" office:value="-80" calcext:value-type="float">
            <text:p>-80</text:p>
          </table:table-cell>
          <table:table-cell table:formula="of:=-128 + FLOOR(RAND() * 256)"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FLOOR( 128 * SIN(RADIANS([.A198] * 360 / 1024)))" office:value-type="float" office:value="119" calcext:value-type="float">
            <text:p>119</text:p>
          </table:table-cell>
          <table:table-cell table:formula="of:=IF([.A198]&lt;256; FLOOR([.A198]/2); IF([.A198]&lt;768; FLOOR((511-[.A198])/2); FLOOR((-1024+[.A198])/2)))" office:value-type="float" office:value="97" calcext:value-type="float">
            <text:p>97</text:p>
          </table:table-cell>
          <table:table-cell table:formula="of:=IF([.A198]&lt;512; -128; 127)" office:value-type="float" office:value="-128" calcext:value-type="float">
            <text:p>-128</text:p>
          </table:table-cell>
          <table:table-cell table:formula="of:=FLOOR(-128+[.A198]/4)" office:value-type="float" office:value="-80" calcext:value-type="float">
            <text:p>-80</text:p>
          </table:table-cell>
          <table:table-cell table:formula="of:=-128 + FLOOR(RAND() * 256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FLOOR( 128 * SIN(RADIANS([.A199] * 360 / 1024)))" office:value-type="float" office:value="119" calcext:value-type="float">
            <text:p>119</text:p>
          </table:table-cell>
          <table:table-cell table:formula="of:=IF([.A199]&lt;256; FLOOR([.A199]/2); IF([.A199]&lt;768; FLOOR((511-[.A199])/2); FLOOR((-1024+[.A199])/2)))" office:value-type="float" office:value="98" calcext:value-type="float">
            <text:p>98</text:p>
          </table:table-cell>
          <table:table-cell table:formula="of:=IF([.A199]&lt;512; -128; 127)" office:value-type="float" office:value="-128" calcext:value-type="float">
            <text:p>-128</text:p>
          </table:table-cell>
          <table:table-cell table:formula="of:=FLOOR(-128+[.A199]/4)" office:value-type="float" office:value="-79" calcext:value-type="float">
            <text:p>-79</text:p>
          </table:table-cell>
          <table:table-cell table:formula="of:=-128 + FLOOR(RAND() * 256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FLOOR( 128 * SIN(RADIANS([.A200] * 360 / 1024)))" office:value-type="float" office:value="119" calcext:value-type="float">
            <text:p>119</text:p>
          </table:table-cell>
          <table:table-cell table:formula="of:=IF([.A200]&lt;256; FLOOR([.A200]/2); IF([.A200]&lt;768; FLOOR((511-[.A200])/2); FLOOR((-1024+[.A200])/2)))" office:value-type="float" office:value="98" calcext:value-type="float">
            <text:p>98</text:p>
          </table:table-cell>
          <table:table-cell table:formula="of:=IF([.A200]&lt;512; -128; 127)" office:value-type="float" office:value="-128" calcext:value-type="float">
            <text:p>-128</text:p>
          </table:table-cell>
          <table:table-cell table:formula="of:=FLOOR(-128+[.A200]/4)" office:value-type="float" office:value="-79" calcext:value-type="float">
            <text:p>-79</text:p>
          </table:table-cell>
          <table:table-cell table:formula="of:=-128 + FLOOR(RAND() * 256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FLOOR( 128 * SIN(RADIANS([.A201] * 360 / 1024)))" office:value-type="float" office:value="119" calcext:value-type="float">
            <text:p>119</text:p>
          </table:table-cell>
          <table:table-cell table:formula="of:=IF([.A201]&lt;256; FLOOR([.A201]/2); IF([.A201]&lt;768; FLOOR((511-[.A201])/2); FLOOR((-1024+[.A201])/2)))" office:value-type="float" office:value="99" calcext:value-type="float">
            <text:p>99</text:p>
          </table:table-cell>
          <table:table-cell table:formula="of:=IF([.A201]&lt;512; -128; 127)" office:value-type="float" office:value="-128" calcext:value-type="float">
            <text:p>-128</text:p>
          </table:table-cell>
          <table:table-cell table:formula="of:=FLOOR(-128+[.A201]/4)" office:value-type="float" office:value="-79" calcext:value-type="float">
            <text:p>-79</text:p>
          </table:table-cell>
          <table:table-cell table:formula="of:=-128 + FLOOR(RAND() * 256)"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FLOOR( 128 * SIN(RADIANS([.A202] * 360 / 1024)))" office:value-type="float" office:value="120" calcext:value-type="float">
            <text:p>120</text:p>
          </table:table-cell>
          <table:table-cell table:formula="of:=IF([.A202]&lt;256; FLOOR([.A202]/2); IF([.A202]&lt;768; FLOOR((511-[.A202])/2); FLOOR((-1024+[.A202])/2)))" office:value-type="float" office:value="99" calcext:value-type="float">
            <text:p>99</text:p>
          </table:table-cell>
          <table:table-cell table:formula="of:=IF([.A202]&lt;512; -128; 127)" office:value-type="float" office:value="-128" calcext:value-type="float">
            <text:p>-128</text:p>
          </table:table-cell>
          <table:table-cell table:formula="of:=FLOOR(-128+[.A202]/4)" office:value-type="float" office:value="-79" calcext:value-type="float">
            <text:p>-79</text:p>
          </table:table-cell>
          <table:table-cell table:formula="of:=-128 + FLOOR(RAND() * 256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 128 * SIN(RADIANS([.A203] * 360 / 1024)))" office:value-type="float" office:value="120" calcext:value-type="float">
            <text:p>120</text:p>
          </table:table-cell>
          <table:table-cell table:formula="of:=IF([.A203]&lt;256; FLOOR([.A203]/2); IF([.A203]&lt;768; FLOOR((511-[.A203])/2); FLOOR((-1024+[.A203])/2)))" office:value-type="float" office:value="100" calcext:value-type="float">
            <text:p>100</text:p>
          </table:table-cell>
          <table:table-cell table:formula="of:=IF([.A203]&lt;512; -128; 127)" office:value-type="float" office:value="-128" calcext:value-type="float">
            <text:p>-128</text:p>
          </table:table-cell>
          <table:table-cell table:formula="of:=FLOOR(-128+[.A203]/4)" office:value-type="float" office:value="-78" calcext:value-type="float">
            <text:p>-78</text:p>
          </table:table-cell>
          <table:table-cell table:formula="of:=-128 + FLOOR(RAND() * 256)"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FLOOR( 128 * SIN(RADIANS([.A204] * 360 / 1024)))" office:value-type="float" office:value="120" calcext:value-type="float">
            <text:p>120</text:p>
          </table:table-cell>
          <table:table-cell table:formula="of:=IF([.A204]&lt;256; FLOOR([.A204]/2); IF([.A204]&lt;768; FLOOR((511-[.A204])/2); FLOOR((-1024+[.A204])/2)))" office:value-type="float" office:value="100" calcext:value-type="float">
            <text:p>100</text:p>
          </table:table-cell>
          <table:table-cell table:formula="of:=IF([.A204]&lt;512; -128; 127)" office:value-type="float" office:value="-128" calcext:value-type="float">
            <text:p>-128</text:p>
          </table:table-cell>
          <table:table-cell table:formula="of:=FLOOR(-128+[.A204]/4)" office:value-type="float" office:value="-78" calcext:value-type="float">
            <text:p>-78</text:p>
          </table:table-cell>
          <table:table-cell table:formula="of:=-128 + FLOOR(RAND() * 256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FLOOR( 128 * SIN(RADIANS([.A205] * 360 / 1024)))" office:value-type="float" office:value="121" calcext:value-type="float">
            <text:p>121</text:p>
          </table:table-cell>
          <table:table-cell table:formula="of:=IF([.A205]&lt;256; FLOOR([.A205]/2); IF([.A205]&lt;768; FLOOR((511-[.A205])/2); FLOOR((-1024+[.A205])/2)))" office:value-type="float" office:value="101" calcext:value-type="float">
            <text:p>101</text:p>
          </table:table-cell>
          <table:table-cell table:formula="of:=IF([.A205]&lt;512; -128; 127)" office:value-type="float" office:value="-128" calcext:value-type="float">
            <text:p>-128</text:p>
          </table:table-cell>
          <table:table-cell table:formula="of:=FLOOR(-128+[.A205]/4)" office:value-type="float" office:value="-78" calcext:value-type="float">
            <text:p>-78</text:p>
          </table:table-cell>
          <table:table-cell table:formula="of:=-128 + FLOOR(RAND() * 256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FLOOR( 128 * SIN(RADIANS([.A206] * 360 / 1024)))" office:value-type="float" office:value="121" calcext:value-type="float">
            <text:p>121</text:p>
          </table:table-cell>
          <table:table-cell table:formula="of:=IF([.A206]&lt;256; FLOOR([.A206]/2); IF([.A206]&lt;768; FLOOR((511-[.A206])/2); FLOOR((-1024+[.A206])/2)))" office:value-type="float" office:value="101" calcext:value-type="float">
            <text:p>101</text:p>
          </table:table-cell>
          <table:table-cell table:formula="of:=IF([.A206]&lt;512; -128; 127)" office:value-type="float" office:value="-128" calcext:value-type="float">
            <text:p>-128</text:p>
          </table:table-cell>
          <table:table-cell table:formula="of:=FLOOR(-128+[.A206]/4)" office:value-type="float" office:value="-78" calcext:value-type="float">
            <text:p>-78</text:p>
          </table:table-cell>
          <table:table-cell table:formula="of:=-128 + FLOOR(RAND() * 256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FLOOR( 128 * SIN(RADIANS([.A207] * 360 / 1024)))" office:value-type="float" office:value="121" calcext:value-type="float">
            <text:p>121</text:p>
          </table:table-cell>
          <table:table-cell table:formula="of:=IF([.A207]&lt;256; FLOOR([.A207]/2); IF([.A207]&lt;768; FLOOR((511-[.A207])/2); FLOOR((-1024+[.A207])/2)))" office:value-type="float" office:value="102" calcext:value-type="float">
            <text:p>102</text:p>
          </table:table-cell>
          <table:table-cell table:formula="of:=IF([.A207]&lt;512; -128; 127)" office:value-type="float" office:value="-128" calcext:value-type="float">
            <text:p>-128</text:p>
          </table:table-cell>
          <table:table-cell table:formula="of:=FLOOR(-128+[.A207]/4)" office:value-type="float" office:value="-77" calcext:value-type="float">
            <text:p>-77</text:p>
          </table:table-cell>
          <table:table-cell table:formula="of:=-128 + FLOOR(RAND() * 256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FLOOR( 128 * SIN(RADIANS([.A208] * 360 / 1024)))" office:value-type="float" office:value="121" calcext:value-type="float">
            <text:p>121</text:p>
          </table:table-cell>
          <table:table-cell table:formula="of:=IF([.A208]&lt;256; FLOOR([.A208]/2); IF([.A208]&lt;768; FLOOR((511-[.A208])/2); FLOOR((-1024+[.A208])/2)))" office:value-type="float" office:value="102" calcext:value-type="float">
            <text:p>102</text:p>
          </table:table-cell>
          <table:table-cell table:formula="of:=IF([.A208]&lt;512; -128; 127)" office:value-type="float" office:value="-128" calcext:value-type="float">
            <text:p>-128</text:p>
          </table:table-cell>
          <table:table-cell table:formula="of:=FLOOR(-128+[.A208]/4)" office:value-type="float" office:value="-77" calcext:value-type="float">
            <text:p>-77</text:p>
          </table:table-cell>
          <table:table-cell table:formula="of:=-128 + FLOOR(RAND() * 256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FLOOR( 128 * SIN(RADIANS([.A209] * 360 / 1024)))" office:value-type="float" office:value="122" calcext:value-type="float">
            <text:p>122</text:p>
          </table:table-cell>
          <table:table-cell table:formula="of:=IF([.A209]&lt;256; FLOOR([.A209]/2); IF([.A209]&lt;768; FLOOR((511-[.A209])/2); FLOOR((-1024+[.A209])/2)))" office:value-type="float" office:value="103" calcext:value-type="float">
            <text:p>103</text:p>
          </table:table-cell>
          <table:table-cell table:formula="of:=IF([.A209]&lt;512; -128; 127)" office:value-type="float" office:value="-128" calcext:value-type="float">
            <text:p>-128</text:p>
          </table:table-cell>
          <table:table-cell table:formula="of:=FLOOR(-128+[.A209]/4)" office:value-type="float" office:value="-77" calcext:value-type="float">
            <text:p>-77</text:p>
          </table:table-cell>
          <table:table-cell table:formula="of:=-128 + FLOOR(RAND() * 256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FLOOR( 128 * SIN(RADIANS([.A210] * 360 / 1024)))" office:value-type="float" office:value="122" calcext:value-type="float">
            <text:p>122</text:p>
          </table:table-cell>
          <table:table-cell table:formula="of:=IF([.A210]&lt;256; FLOOR([.A210]/2); IF([.A210]&lt;768; FLOOR((511-[.A210])/2); FLOOR((-1024+[.A210])/2)))" office:value-type="float" office:value="103" calcext:value-type="float">
            <text:p>103</text:p>
          </table:table-cell>
          <table:table-cell table:formula="of:=IF([.A210]&lt;512; -128; 127)" office:value-type="float" office:value="-128" calcext:value-type="float">
            <text:p>-128</text:p>
          </table:table-cell>
          <table:table-cell table:formula="of:=FLOOR(-128+[.A210]/4)" office:value-type="float" office:value="-77" calcext:value-type="float">
            <text:p>-77</text:p>
          </table:table-cell>
          <table:table-cell table:formula="of:=-128 + FLOOR(RAND() * 256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FLOOR( 128 * SIN(RADIANS([.A211] * 360 / 1024)))" office:value-type="float" office:value="122" calcext:value-type="float">
            <text:p>122</text:p>
          </table:table-cell>
          <table:table-cell table:formula="of:=IF([.A211]&lt;256; FLOOR([.A211]/2); IF([.A211]&lt;768; FLOOR((511-[.A211])/2); FLOOR((-1024+[.A211])/2)))" office:value-type="float" office:value="104" calcext:value-type="float">
            <text:p>104</text:p>
          </table:table-cell>
          <table:table-cell table:formula="of:=IF([.A211]&lt;512; -128; 127)" office:value-type="float" office:value="-128" calcext:value-type="float">
            <text:p>-128</text:p>
          </table:table-cell>
          <table:table-cell table:formula="of:=FLOOR(-128+[.A211]/4)" office:value-type="float" office:value="-76" calcext:value-type="float">
            <text:p>-76</text:p>
          </table:table-cell>
          <table:table-cell table:formula="of:=-128 + FLOOR(RAND() * 256)"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FLOOR( 128 * SIN(RADIANS([.A212] * 360 / 1024)))" office:value-type="float" office:value="122" calcext:value-type="float">
            <text:p>122</text:p>
          </table:table-cell>
          <table:table-cell table:formula="of:=IF([.A212]&lt;256; FLOOR([.A212]/2); IF([.A212]&lt;768; FLOOR((511-[.A212])/2); FLOOR((-1024+[.A212])/2)))" office:value-type="float" office:value="104" calcext:value-type="float">
            <text:p>104</text:p>
          </table:table-cell>
          <table:table-cell table:formula="of:=IF([.A212]&lt;512; -128; 127)" office:value-type="float" office:value="-128" calcext:value-type="float">
            <text:p>-128</text:p>
          </table:table-cell>
          <table:table-cell table:formula="of:=FLOOR(-128+[.A212]/4)" office:value-type="float" office:value="-76" calcext:value-type="float">
            <text:p>-76</text:p>
          </table:table-cell>
          <table:table-cell table:formula="of:=-128 + FLOOR(RAND() * 256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 128 * SIN(RADIANS([.A213] * 360 / 1024)))" office:value-type="float" office:value="122" calcext:value-type="float">
            <text:p>122</text:p>
          </table:table-cell>
          <table:table-cell table:formula="of:=IF([.A213]&lt;256; FLOOR([.A213]/2); IF([.A213]&lt;768; FLOOR((511-[.A213])/2); FLOOR((-1024+[.A213])/2)))" office:value-type="float" office:value="105" calcext:value-type="float">
            <text:p>105</text:p>
          </table:table-cell>
          <table:table-cell table:formula="of:=IF([.A213]&lt;512; -128; 127)" office:value-type="float" office:value="-128" calcext:value-type="float">
            <text:p>-128</text:p>
          </table:table-cell>
          <table:table-cell table:formula="of:=FLOOR(-128+[.A213]/4)" office:value-type="float" office:value="-76" calcext:value-type="float">
            <text:p>-76</text:p>
          </table:table-cell>
          <table:table-cell table:formula="of:=-128 + FLOOR(RAND() * 256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FLOOR( 128 * SIN(RADIANS([.A214] * 360 / 1024)))" office:value-type="float" office:value="123" calcext:value-type="float">
            <text:p>123</text:p>
          </table:table-cell>
          <table:table-cell table:formula="of:=IF([.A214]&lt;256; FLOOR([.A214]/2); IF([.A214]&lt;768; FLOOR((511-[.A214])/2); FLOOR((-1024+[.A214])/2)))" office:value-type="float" office:value="105" calcext:value-type="float">
            <text:p>105</text:p>
          </table:table-cell>
          <table:table-cell table:formula="of:=IF([.A214]&lt;512; -128; 127)" office:value-type="float" office:value="-128" calcext:value-type="float">
            <text:p>-128</text:p>
          </table:table-cell>
          <table:table-cell table:formula="of:=FLOOR(-128+[.A214]/4)" office:value-type="float" office:value="-76" calcext:value-type="float">
            <text:p>-76</text:p>
          </table:table-cell>
          <table:table-cell table:formula="of:=-128 + FLOOR(RAND() * 256)"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FLOOR( 128 * SIN(RADIANS([.A215] * 360 / 1024)))" office:value-type="float" office:value="123" calcext:value-type="float">
            <text:p>123</text:p>
          </table:table-cell>
          <table:table-cell table:formula="of:=IF([.A215]&lt;256; FLOOR([.A215]/2); IF([.A215]&lt;768; FLOOR((511-[.A215])/2); FLOOR((-1024+[.A215])/2)))" office:value-type="float" office:value="106" calcext:value-type="float">
            <text:p>106</text:p>
          </table:table-cell>
          <table:table-cell table:formula="of:=IF([.A215]&lt;512; -128; 127)" office:value-type="float" office:value="-128" calcext:value-type="float">
            <text:p>-128</text:p>
          </table:table-cell>
          <table:table-cell table:formula="of:=FLOOR(-128+[.A215]/4)" office:value-type="float" office:value="-75" calcext:value-type="float">
            <text:p>-75</text:p>
          </table:table-cell>
          <table:table-cell table:formula="of:=-128 + FLOOR(RAND() * 256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FLOOR( 128 * SIN(RADIANS([.A216] * 360 / 1024)))" office:value-type="float" office:value="123" calcext:value-type="float">
            <text:p>123</text:p>
          </table:table-cell>
          <table:table-cell table:formula="of:=IF([.A216]&lt;256; FLOOR([.A216]/2); IF([.A216]&lt;768; FLOOR((511-[.A216])/2); FLOOR((-1024+[.A216])/2)))" office:value-type="float" office:value="106" calcext:value-type="float">
            <text:p>106</text:p>
          </table:table-cell>
          <table:table-cell table:formula="of:=IF([.A216]&lt;512; -128; 127)" office:value-type="float" office:value="-128" calcext:value-type="float">
            <text:p>-128</text:p>
          </table:table-cell>
          <table:table-cell table:formula="of:=FLOOR(-128+[.A216]/4)" office:value-type="float" office:value="-75" calcext:value-type="float">
            <text:p>-75</text:p>
          </table:table-cell>
          <table:table-cell table:formula="of:=-128 + FLOOR(RAND() * 256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FLOOR( 128 * SIN(RADIANS([.A217] * 360 / 1024)))" office:value-type="float" office:value="123" calcext:value-type="float">
            <text:p>123</text:p>
          </table:table-cell>
          <table:table-cell table:formula="of:=IF([.A217]&lt;256; FLOOR([.A217]/2); IF([.A217]&lt;768; FLOOR((511-[.A217])/2); FLOOR((-1024+[.A217])/2)))" office:value-type="float" office:value="107" calcext:value-type="float">
            <text:p>107</text:p>
          </table:table-cell>
          <table:table-cell table:formula="of:=IF([.A217]&lt;512; -128; 127)" office:value-type="float" office:value="-128" calcext:value-type="float">
            <text:p>-128</text:p>
          </table:table-cell>
          <table:table-cell table:formula="of:=FLOOR(-128+[.A217]/4)" office:value-type="float" office:value="-75" calcext:value-type="float">
            <text:p>-75</text:p>
          </table:table-cell>
          <table:table-cell table:formula="of:=-128 + FLOOR(RAND() * 256)"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FLOOR( 128 * SIN(RADIANS([.A218] * 360 / 1024)))" office:value-type="float" office:value="123" calcext:value-type="float">
            <text:p>123</text:p>
          </table:table-cell>
          <table:table-cell table:formula="of:=IF([.A218]&lt;256; FLOOR([.A218]/2); IF([.A218]&lt;768; FLOOR((511-[.A218])/2); FLOOR((-1024+[.A218])/2)))" office:value-type="float" office:value="107" calcext:value-type="float">
            <text:p>107</text:p>
          </table:table-cell>
          <table:table-cell table:formula="of:=IF([.A218]&lt;512; -128; 127)" office:value-type="float" office:value="-128" calcext:value-type="float">
            <text:p>-128</text:p>
          </table:table-cell>
          <table:table-cell table:formula="of:=FLOOR(-128+[.A218]/4)" office:value-type="float" office:value="-75" calcext:value-type="float">
            <text:p>-75</text:p>
          </table:table-cell>
          <table:table-cell table:formula="of:=-128 + FLOOR(RAND() * 256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FLOOR( 128 * SIN(RADIANS([.A219] * 360 / 1024)))" office:value-type="float" office:value="124" calcext:value-type="float">
            <text:p>124</text:p>
          </table:table-cell>
          <table:table-cell table:formula="of:=IF([.A219]&lt;256; FLOOR([.A219]/2); IF([.A219]&lt;768; FLOOR((511-[.A219])/2); FLOOR((-1024+[.A219])/2)))" office:value-type="float" office:value="108" calcext:value-type="float">
            <text:p>108</text:p>
          </table:table-cell>
          <table:table-cell table:formula="of:=IF([.A219]&lt;512; -128; 127)" office:value-type="float" office:value="-128" calcext:value-type="float">
            <text:p>-128</text:p>
          </table:table-cell>
          <table:table-cell table:formula="of:=FLOOR(-128+[.A219]/4)" office:value-type="float" office:value="-74" calcext:value-type="float">
            <text:p>-74</text:p>
          </table:table-cell>
          <table:table-cell table:formula="of:=-128 + FLOOR(RAND() * 256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FLOOR( 128 * SIN(RADIANS([.A220] * 360 / 1024)))" office:value-type="float" office:value="124" calcext:value-type="float">
            <text:p>124</text:p>
          </table:table-cell>
          <table:table-cell table:formula="of:=IF([.A220]&lt;256; FLOOR([.A220]/2); IF([.A220]&lt;768; FLOOR((511-[.A220])/2); FLOOR((-1024+[.A220])/2)))" office:value-type="float" office:value="108" calcext:value-type="float">
            <text:p>108</text:p>
          </table:table-cell>
          <table:table-cell table:formula="of:=IF([.A220]&lt;512; -128; 127)" office:value-type="float" office:value="-128" calcext:value-type="float">
            <text:p>-128</text:p>
          </table:table-cell>
          <table:table-cell table:formula="of:=FLOOR(-128+[.A220]/4)" office:value-type="float" office:value="-74" calcext:value-type="float">
            <text:p>-74</text:p>
          </table:table-cell>
          <table:table-cell table:formula="of:=-128 + FLOOR(RAND() * 256)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FLOOR( 128 * SIN(RADIANS([.A221] * 360 / 1024)))" office:value-type="float" office:value="124" calcext:value-type="float">
            <text:p>124</text:p>
          </table:table-cell>
          <table:table-cell table:formula="of:=IF([.A221]&lt;256; FLOOR([.A221]/2); IF([.A221]&lt;768; FLOOR((511-[.A221])/2); FLOOR((-1024+[.A221])/2)))" office:value-type="float" office:value="109" calcext:value-type="float">
            <text:p>109</text:p>
          </table:table-cell>
          <table:table-cell table:formula="of:=IF([.A221]&lt;512; -128; 127)" office:value-type="float" office:value="-128" calcext:value-type="float">
            <text:p>-128</text:p>
          </table:table-cell>
          <table:table-cell table:formula="of:=FLOOR(-128+[.A221]/4)" office:value-type="float" office:value="-74" calcext:value-type="float">
            <text:p>-74</text:p>
          </table:table-cell>
          <table:table-cell table:formula="of:=-128 + FLOOR(RAND() * 256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FLOOR( 128 * SIN(RADIANS([.A222] * 360 / 1024)))" office:value-type="float" office:value="124" calcext:value-type="float">
            <text:p>124</text:p>
          </table:table-cell>
          <table:table-cell table:formula="of:=IF([.A222]&lt;256; FLOOR([.A222]/2); IF([.A222]&lt;768; FLOOR((511-[.A222])/2); FLOOR((-1024+[.A222])/2)))" office:value-type="float" office:value="109" calcext:value-type="float">
            <text:p>109</text:p>
          </table:table-cell>
          <table:table-cell table:formula="of:=IF([.A222]&lt;512; -128; 127)" office:value-type="float" office:value="-128" calcext:value-type="float">
            <text:p>-128</text:p>
          </table:table-cell>
          <table:table-cell table:formula="of:=FLOOR(-128+[.A222]/4)" office:value-type="float" office:value="-74" calcext:value-type="float">
            <text:p>-74</text:p>
          </table:table-cell>
          <table:table-cell table:formula="of:=-128 + FLOOR(RAND() * 256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 128 * SIN(RADIANS([.A223] * 360 / 1024)))" office:value-type="float" office:value="124" calcext:value-type="float">
            <text:p>124</text:p>
          </table:table-cell>
          <table:table-cell table:formula="of:=IF([.A223]&lt;256; FLOOR([.A223]/2); IF([.A223]&lt;768; FLOOR((511-[.A223])/2); FLOOR((-1024+[.A223])/2)))" office:value-type="float" office:value="110" calcext:value-type="float">
            <text:p>110</text:p>
          </table:table-cell>
          <table:table-cell table:formula="of:=IF([.A223]&lt;512; -128; 127)" office:value-type="float" office:value="-128" calcext:value-type="float">
            <text:p>-128</text:p>
          </table:table-cell>
          <table:table-cell table:formula="of:=FLOOR(-128+[.A223]/4)" office:value-type="float" office:value="-73" calcext:value-type="float">
            <text:p>-73</text:p>
          </table:table-cell>
          <table:table-cell table:formula="of:=-128 + FLOOR(RAND() * 256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FLOOR( 128 * SIN(RADIANS([.A224] * 360 / 1024)))" office:value-type="float" office:value="125" calcext:value-type="float">
            <text:p>125</text:p>
          </table:table-cell>
          <table:table-cell table:formula="of:=IF([.A224]&lt;256; FLOOR([.A224]/2); IF([.A224]&lt;768; FLOOR((511-[.A224])/2); FLOOR((-1024+[.A224])/2)))" office:value-type="float" office:value="110" calcext:value-type="float">
            <text:p>110</text:p>
          </table:table-cell>
          <table:table-cell table:formula="of:=IF([.A224]&lt;512; -128; 127)" office:value-type="float" office:value="-128" calcext:value-type="float">
            <text:p>-128</text:p>
          </table:table-cell>
          <table:table-cell table:formula="of:=FLOOR(-128+[.A224]/4)" office:value-type="float" office:value="-73" calcext:value-type="float">
            <text:p>-73</text:p>
          </table:table-cell>
          <table:table-cell table:formula="of:=-128 + FLOOR(RAND() * 256)"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FLOOR( 128 * SIN(RADIANS([.A225] * 360 / 1024)))" office:value-type="float" office:value="125" calcext:value-type="float">
            <text:p>125</text:p>
          </table:table-cell>
          <table:table-cell table:formula="of:=IF([.A225]&lt;256; FLOOR([.A225]/2); IF([.A225]&lt;768; FLOOR((511-[.A225])/2); FLOOR((-1024+[.A225])/2)))" office:value-type="float" office:value="111" calcext:value-type="float">
            <text:p>111</text:p>
          </table:table-cell>
          <table:table-cell table:formula="of:=IF([.A225]&lt;512; -128; 127)" office:value-type="float" office:value="-128" calcext:value-type="float">
            <text:p>-128</text:p>
          </table:table-cell>
          <table:table-cell table:formula="of:=FLOOR(-128+[.A225]/4)" office:value-type="float" office:value="-73" calcext:value-type="float">
            <text:p>-73</text:p>
          </table:table-cell>
          <table:table-cell table:formula="of:=-128 + FLOOR(RAND() * 256)"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FLOOR( 128 * SIN(RADIANS([.A226] * 360 / 1024)))" office:value-type="float" office:value="125" calcext:value-type="float">
            <text:p>125</text:p>
          </table:table-cell>
          <table:table-cell table:formula="of:=IF([.A226]&lt;256; FLOOR([.A226]/2); IF([.A226]&lt;768; FLOOR((511-[.A226])/2); FLOOR((-1024+[.A226])/2)))" office:value-type="float" office:value="111" calcext:value-type="float">
            <text:p>111</text:p>
          </table:table-cell>
          <table:table-cell table:formula="of:=IF([.A226]&lt;512; -128; 127)" office:value-type="float" office:value="-128" calcext:value-type="float">
            <text:p>-128</text:p>
          </table:table-cell>
          <table:table-cell table:formula="of:=FLOOR(-128+[.A226]/4)" office:value-type="float" office:value="-73" calcext:value-type="float">
            <text:p>-73</text:p>
          </table:table-cell>
          <table:table-cell table:formula="of:=-128 + FLOOR(RAND() * 256)"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FLOOR( 128 * SIN(RADIANS([.A227] * 360 / 1024)))" office:value-type="float" office:value="125" calcext:value-type="float">
            <text:p>125</text:p>
          </table:table-cell>
          <table:table-cell table:formula="of:=IF([.A227]&lt;256; FLOOR([.A227]/2); IF([.A227]&lt;768; FLOOR((511-[.A227])/2); FLOOR((-1024+[.A227])/2)))" office:value-type="float" office:value="112" calcext:value-type="float">
            <text:p>112</text:p>
          </table:table-cell>
          <table:table-cell table:formula="of:=IF([.A227]&lt;512; -128; 127)" office:value-type="float" office:value="-128" calcext:value-type="float">
            <text:p>-128</text:p>
          </table:table-cell>
          <table:table-cell table:formula="of:=FLOOR(-128+[.A227]/4)" office:value-type="float" office:value="-72" calcext:value-type="float">
            <text:p>-72</text:p>
          </table:table-cell>
          <table:table-cell table:formula="of:=-128 + FLOOR(RAND() * 256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FLOOR( 128 * SIN(RADIANS([.A228] * 360 / 1024)))" office:value-type="float" office:value="125" calcext:value-type="float">
            <text:p>125</text:p>
          </table:table-cell>
          <table:table-cell table:formula="of:=IF([.A228]&lt;256; FLOOR([.A228]/2); IF([.A228]&lt;768; FLOOR((511-[.A228])/2); FLOOR((-1024+[.A228])/2)))" office:value-type="float" office:value="112" calcext:value-type="float">
            <text:p>112</text:p>
          </table:table-cell>
          <table:table-cell table:formula="of:=IF([.A228]&lt;512; -128; 127)" office:value-type="float" office:value="-128" calcext:value-type="float">
            <text:p>-128</text:p>
          </table:table-cell>
          <table:table-cell table:formula="of:=FLOOR(-128+[.A228]/4)" office:value-type="float" office:value="-72" calcext:value-type="float">
            <text:p>-72</text:p>
          </table:table-cell>
          <table:table-cell table:formula="of:=-128 + FLOOR(RAND() * 256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FLOOR( 128 * SIN(RADIANS([.A229] * 360 / 1024)))" office:value-type="float" office:value="125" calcext:value-type="float">
            <text:p>125</text:p>
          </table:table-cell>
          <table:table-cell table:formula="of:=IF([.A229]&lt;256; FLOOR([.A229]/2); IF([.A229]&lt;768; FLOOR((511-[.A229])/2); FLOOR((-1024+[.A229])/2)))" office:value-type="float" office:value="113" calcext:value-type="float">
            <text:p>113</text:p>
          </table:table-cell>
          <table:table-cell table:formula="of:=IF([.A229]&lt;512; -128; 127)" office:value-type="float" office:value="-128" calcext:value-type="float">
            <text:p>-128</text:p>
          </table:table-cell>
          <table:table-cell table:formula="of:=FLOOR(-128+[.A229]/4)" office:value-type="float" office:value="-72" calcext:value-type="float">
            <text:p>-72</text:p>
          </table:table-cell>
          <table:table-cell table:formula="of:=-128 + FLOOR(RAND() * 256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FLOOR( 128 * SIN(RADIANS([.A230] * 360 / 1024)))" office:value-type="float" office:value="125" calcext:value-type="float">
            <text:p>125</text:p>
          </table:table-cell>
          <table:table-cell table:formula="of:=IF([.A230]&lt;256; FLOOR([.A230]/2); IF([.A230]&lt;768; FLOOR((511-[.A230])/2); FLOOR((-1024+[.A230])/2)))" office:value-type="float" office:value="113" calcext:value-type="float">
            <text:p>113</text:p>
          </table:table-cell>
          <table:table-cell table:formula="of:=IF([.A230]&lt;512; -128; 127)" office:value-type="float" office:value="-128" calcext:value-type="float">
            <text:p>-128</text:p>
          </table:table-cell>
          <table:table-cell table:formula="of:=FLOOR(-128+[.A230]/4)" office:value-type="float" office:value="-72" calcext:value-type="float">
            <text:p>-72</text:p>
          </table:table-cell>
          <table:table-cell table:formula="of:=-128 + FLOOR(RAND() * 256)"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FLOOR( 128 * SIN(RADIANS([.A231] * 360 / 1024)))" office:value-type="float" office:value="126" calcext:value-type="float">
            <text:p>126</text:p>
          </table:table-cell>
          <table:table-cell table:formula="of:=IF([.A231]&lt;256; FLOOR([.A231]/2); IF([.A231]&lt;768; FLOOR((511-[.A231])/2); FLOOR((-1024+[.A231])/2)))" office:value-type="float" office:value="114" calcext:value-type="float">
            <text:p>114</text:p>
          </table:table-cell>
          <table:table-cell table:formula="of:=IF([.A231]&lt;512; -128; 127)" office:value-type="float" office:value="-128" calcext:value-type="float">
            <text:p>-128</text:p>
          </table:table-cell>
          <table:table-cell table:formula="of:=FLOOR(-128+[.A231]/4)" office:value-type="float" office:value="-71" calcext:value-type="float">
            <text:p>-71</text:p>
          </table:table-cell>
          <table:table-cell table:formula="of:=-128 + FLOOR(RAND() * 256)"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FLOOR( 128 * SIN(RADIANS([.A232] * 360 / 1024)))" office:value-type="float" office:value="126" calcext:value-type="float">
            <text:p>126</text:p>
          </table:table-cell>
          <table:table-cell table:formula="of:=IF([.A232]&lt;256; FLOOR([.A232]/2); IF([.A232]&lt;768; FLOOR((511-[.A232])/2); FLOOR((-1024+[.A232])/2)))" office:value-type="float" office:value="114" calcext:value-type="float">
            <text:p>114</text:p>
          </table:table-cell>
          <table:table-cell table:formula="of:=IF([.A232]&lt;512; -128; 127)" office:value-type="float" office:value="-128" calcext:value-type="float">
            <text:p>-128</text:p>
          </table:table-cell>
          <table:table-cell table:formula="of:=FLOOR(-128+[.A232]/4)" office:value-type="float" office:value="-71" calcext:value-type="float">
            <text:p>-71</text:p>
          </table:table-cell>
          <table:table-cell table:formula="of:=-128 + FLOOR(RAND() * 256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FLOOR( 128 * SIN(RADIANS([.A233] * 360 / 1024)))" office:value-type="float" office:value="126" calcext:value-type="float">
            <text:p>126</text:p>
          </table:table-cell>
          <table:table-cell table:formula="of:=IF([.A233]&lt;256; FLOOR([.A233]/2); IF([.A233]&lt;768; FLOOR((511-[.A233])/2); FLOOR((-1024+[.A233])/2)))" office:value-type="float" office:value="115" calcext:value-type="float">
            <text:p>115</text:p>
          </table:table-cell>
          <table:table-cell table:formula="of:=IF([.A233]&lt;512; -128; 127)" office:value-type="float" office:value="-128" calcext:value-type="float">
            <text:p>-128</text:p>
          </table:table-cell>
          <table:table-cell table:formula="of:=FLOOR(-128+[.A233]/4)" office:value-type="float" office:value="-71" calcext:value-type="float">
            <text:p>-71</text:p>
          </table:table-cell>
          <table:table-cell table:formula="of:=-128 + FLOOR(RAND() * 256)"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FLOOR( 128 * SIN(RADIANS([.A234] * 360 / 1024)))" office:value-type="float" office:value="126" calcext:value-type="float">
            <text:p>126</text:p>
          </table:table-cell>
          <table:table-cell table:formula="of:=IF([.A234]&lt;256; FLOOR([.A234]/2); IF([.A234]&lt;768; FLOOR((511-[.A234])/2); FLOOR((-1024+[.A234])/2)))" office:value-type="float" office:value="115" calcext:value-type="float">
            <text:p>115</text:p>
          </table:table-cell>
          <table:table-cell table:formula="of:=IF([.A234]&lt;512; -128; 127)" office:value-type="float" office:value="-128" calcext:value-type="float">
            <text:p>-128</text:p>
          </table:table-cell>
          <table:table-cell table:formula="of:=FLOOR(-128+[.A234]/4)" office:value-type="float" office:value="-71" calcext:value-type="float">
            <text:p>-71</text:p>
          </table:table-cell>
          <table:table-cell table:formula="of:=-128 + FLOOR(RAND() * 256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FLOOR( 128 * SIN(RADIANS([.A235] * 360 / 1024)))" office:value-type="float" office:value="126" calcext:value-type="float">
            <text:p>126</text:p>
          </table:table-cell>
          <table:table-cell table:formula="of:=IF([.A235]&lt;256; FLOOR([.A235]/2); IF([.A235]&lt;768; FLOOR((511-[.A235])/2); FLOOR((-1024+[.A235])/2)))" office:value-type="float" office:value="116" calcext:value-type="float">
            <text:p>116</text:p>
          </table:table-cell>
          <table:table-cell table:formula="of:=IF([.A235]&lt;512; -128; 127)" office:value-type="float" office:value="-128" calcext:value-type="float">
            <text:p>-128</text:p>
          </table:table-cell>
          <table:table-cell table:formula="of:=FLOOR(-128+[.A235]/4)" office:value-type="float" office:value="-70" calcext:value-type="float">
            <text:p>-70</text:p>
          </table:table-cell>
          <table:table-cell table:formula="of:=-128 + FLOOR(RAND() * 256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FLOOR( 128 * SIN(RADIANS([.A236] * 360 / 1024)))" office:value-type="float" office:value="126" calcext:value-type="float">
            <text:p>126</text:p>
          </table:table-cell>
          <table:table-cell table:formula="of:=IF([.A236]&lt;256; FLOOR([.A236]/2); IF([.A236]&lt;768; FLOOR((511-[.A236])/2); FLOOR((-1024+[.A236])/2)))" office:value-type="float" office:value="116" calcext:value-type="float">
            <text:p>116</text:p>
          </table:table-cell>
          <table:table-cell table:formula="of:=IF([.A236]&lt;512; -128; 127)" office:value-type="float" office:value="-128" calcext:value-type="float">
            <text:p>-128</text:p>
          </table:table-cell>
          <table:table-cell table:formula="of:=FLOOR(-128+[.A236]/4)" office:value-type="float" office:value="-70" calcext:value-type="float">
            <text:p>-70</text:p>
          </table:table-cell>
          <table:table-cell table:formula="of:=-128 + FLOOR(RAND() * 256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FLOOR( 128 * SIN(RADIANS([.A237] * 360 / 1024)))" office:value-type="float" office:value="126" calcext:value-type="float">
            <text:p>126</text:p>
          </table:table-cell>
          <table:table-cell table:formula="of:=IF([.A237]&lt;256; FLOOR([.A237]/2); IF([.A237]&lt;768; FLOOR((511-[.A237])/2); FLOOR((-1024+[.A237])/2)))" office:value-type="float" office:value="117" calcext:value-type="float">
            <text:p>117</text:p>
          </table:table-cell>
          <table:table-cell table:formula="of:=IF([.A237]&lt;512; -128; 127)" office:value-type="float" office:value="-128" calcext:value-type="float">
            <text:p>-128</text:p>
          </table:table-cell>
          <table:table-cell table:formula="of:=FLOOR(-128+[.A237]/4)" office:value-type="float" office:value="-70" calcext:value-type="float">
            <text:p>-70</text:p>
          </table:table-cell>
          <table:table-cell table:formula="of:=-128 + FLOOR(RAND() * 256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FLOOR( 128 * SIN(RADIANS([.A238] * 360 / 1024)))" office:value-type="float" office:value="126" calcext:value-type="float">
            <text:p>126</text:p>
          </table:table-cell>
          <table:table-cell table:formula="of:=IF([.A238]&lt;256; FLOOR([.A238]/2); IF([.A238]&lt;768; FLOOR((511-[.A238])/2); FLOOR((-1024+[.A238])/2)))" office:value-type="float" office:value="117" calcext:value-type="float">
            <text:p>117</text:p>
          </table:table-cell>
          <table:table-cell table:formula="of:=IF([.A238]&lt;512; -128; 127)" office:value-type="float" office:value="-128" calcext:value-type="float">
            <text:p>-128</text:p>
          </table:table-cell>
          <table:table-cell table:formula="of:=FLOOR(-128+[.A238]/4)" office:value-type="float" office:value="-70" calcext:value-type="float">
            <text:p>-70</text:p>
          </table:table-cell>
          <table:table-cell table:formula="of:=-128 + FLOOR(RAND() * 256)"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FLOOR( 128 * SIN(RADIANS([.A239] * 360 / 1024)))" office:value-type="float" office:value="127" calcext:value-type="float">
            <text:p>127</text:p>
          </table:table-cell>
          <table:table-cell table:formula="of:=IF([.A239]&lt;256; FLOOR([.A239]/2); IF([.A239]&lt;768; FLOOR((511-[.A239])/2); FLOOR((-1024+[.A239])/2)))" office:value-type="float" office:value="118" calcext:value-type="float">
            <text:p>118</text:p>
          </table:table-cell>
          <table:table-cell table:formula="of:=IF([.A239]&lt;512; -128; 127)" office:value-type="float" office:value="-128" calcext:value-type="float">
            <text:p>-128</text:p>
          </table:table-cell>
          <table:table-cell table:formula="of:=FLOOR(-128+[.A239]/4)" office:value-type="float" office:value="-69" calcext:value-type="float">
            <text:p>-69</text:p>
          </table:table-cell>
          <table:table-cell table:formula="of:=-128 + FLOOR(RAND() * 256)"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FLOOR( 128 * SIN(RADIANS([.A240] * 360 / 1024)))" office:value-type="float" office:value="127" calcext:value-type="float">
            <text:p>127</text:p>
          </table:table-cell>
          <table:table-cell table:formula="of:=IF([.A240]&lt;256; FLOOR([.A240]/2); IF([.A240]&lt;768; FLOOR((511-[.A240])/2); FLOOR((-1024+[.A240])/2)))" office:value-type="float" office:value="118" calcext:value-type="float">
            <text:p>118</text:p>
          </table:table-cell>
          <table:table-cell table:formula="of:=IF([.A240]&lt;512; -128; 127)" office:value-type="float" office:value="-128" calcext:value-type="float">
            <text:p>-128</text:p>
          </table:table-cell>
          <table:table-cell table:formula="of:=FLOOR(-128+[.A240]/4)" office:value-type="float" office:value="-69" calcext:value-type="float">
            <text:p>-69</text:p>
          </table:table-cell>
          <table:table-cell table:formula="of:=-128 + FLOOR(RAND() * 256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FLOOR( 128 * SIN(RADIANS([.A241] * 360 / 1024)))" office:value-type="float" office:value="127" calcext:value-type="float">
            <text:p>127</text:p>
          </table:table-cell>
          <table:table-cell table:formula="of:=IF([.A241]&lt;256; FLOOR([.A241]/2); IF([.A241]&lt;768; FLOOR((511-[.A241])/2); FLOOR((-1024+[.A241])/2)))" office:value-type="float" office:value="119" calcext:value-type="float">
            <text:p>119</text:p>
          </table:table-cell>
          <table:table-cell table:formula="of:=IF([.A241]&lt;512; -128; 127)" office:value-type="float" office:value="-128" calcext:value-type="float">
            <text:p>-128</text:p>
          </table:table-cell>
          <table:table-cell table:formula="of:=FLOOR(-128+[.A241]/4)" office:value-type="float" office:value="-69" calcext:value-type="float">
            <text:p>-69</text:p>
          </table:table-cell>
          <table:table-cell table:formula="of:=-128 + FLOOR(RAND() * 256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FLOOR( 128 * SIN(RADIANS([.A242] * 360 / 1024)))" office:value-type="float" office:value="127" calcext:value-type="float">
            <text:p>127</text:p>
          </table:table-cell>
          <table:table-cell table:formula="of:=IF([.A242]&lt;256; FLOOR([.A242]/2); IF([.A242]&lt;768; FLOOR((511-[.A242])/2); FLOOR((-1024+[.A242])/2)))" office:value-type="float" office:value="119" calcext:value-type="float">
            <text:p>119</text:p>
          </table:table-cell>
          <table:table-cell table:formula="of:=IF([.A242]&lt;512; -128; 127)" office:value-type="float" office:value="-128" calcext:value-type="float">
            <text:p>-128</text:p>
          </table:table-cell>
          <table:table-cell table:formula="of:=FLOOR(-128+[.A242]/4)" office:value-type="float" office:value="-69" calcext:value-type="float">
            <text:p>-69</text:p>
          </table:table-cell>
          <table:table-cell table:formula="of:=-128 + FLOOR(RAND() * 256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FLOOR( 128 * SIN(RADIANS([.A243] * 360 / 1024)))" office:value-type="float" office:value="127" calcext:value-type="float">
            <text:p>127</text:p>
          </table:table-cell>
          <table:table-cell table:formula="of:=IF([.A243]&lt;256; FLOOR([.A243]/2); IF([.A243]&lt;768; FLOOR((511-[.A243])/2); FLOOR((-1024+[.A243])/2)))" office:value-type="float" office:value="120" calcext:value-type="float">
            <text:p>120</text:p>
          </table:table-cell>
          <table:table-cell table:formula="of:=IF([.A243]&lt;512; -128; 127)" office:value-type="float" office:value="-128" calcext:value-type="float">
            <text:p>-128</text:p>
          </table:table-cell>
          <table:table-cell table:formula="of:=FLOOR(-128+[.A243]/4)" office:value-type="float" office:value="-68" calcext:value-type="float">
            <text:p>-68</text:p>
          </table:table-cell>
          <table:table-cell table:formula="of:=-128 + FLOOR(RAND() * 256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FLOOR( 128 * SIN(RADIANS([.A244] * 360 / 1024)))" office:value-type="float" office:value="127" calcext:value-type="float">
            <text:p>127</text:p>
          </table:table-cell>
          <table:table-cell table:formula="of:=IF([.A244]&lt;256; FLOOR([.A244]/2); IF([.A244]&lt;768; FLOOR((511-[.A244])/2); FLOOR((-1024+[.A244])/2)))" office:value-type="float" office:value="120" calcext:value-type="float">
            <text:p>120</text:p>
          </table:table-cell>
          <table:table-cell table:formula="of:=IF([.A244]&lt;512; -128; 127)" office:value-type="float" office:value="-128" calcext:value-type="float">
            <text:p>-128</text:p>
          </table:table-cell>
          <table:table-cell table:formula="of:=FLOOR(-128+[.A244]/4)" office:value-type="float" office:value="-68" calcext:value-type="float">
            <text:p>-68</text:p>
          </table:table-cell>
          <table:table-cell table:formula="of:=-128 + FLOOR(RAND() * 256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FLOOR( 128 * SIN(RADIANS([.A245] * 360 / 1024)))" office:value-type="float" office:value="127" calcext:value-type="float">
            <text:p>127</text:p>
          </table:table-cell>
          <table:table-cell table:formula="of:=IF([.A245]&lt;256; FLOOR([.A245]/2); IF([.A245]&lt;768; FLOOR((511-[.A245])/2); FLOOR((-1024+[.A245])/2)))" office:value-type="float" office:value="121" calcext:value-type="float">
            <text:p>121</text:p>
          </table:table-cell>
          <table:table-cell table:formula="of:=IF([.A245]&lt;512; -128; 127)" office:value-type="float" office:value="-128" calcext:value-type="float">
            <text:p>-128</text:p>
          </table:table-cell>
          <table:table-cell table:formula="of:=FLOOR(-128+[.A245]/4)" office:value-type="float" office:value="-68" calcext:value-type="float">
            <text:p>-68</text:p>
          </table:table-cell>
          <table:table-cell table:formula="of:=-128 + FLOOR(RAND() * 256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FLOOR( 128 * SIN(RADIANS([.A246] * 360 / 1024)))" office:value-type="float" office:value="127" calcext:value-type="float">
            <text:p>127</text:p>
          </table:table-cell>
          <table:table-cell table:formula="of:=IF([.A246]&lt;256; FLOOR([.A246]/2); IF([.A246]&lt;768; FLOOR((511-[.A246])/2); FLOOR((-1024+[.A246])/2)))" office:value-type="float" office:value="121" calcext:value-type="float">
            <text:p>121</text:p>
          </table:table-cell>
          <table:table-cell table:formula="of:=IF([.A246]&lt;512; -128; 127)" office:value-type="float" office:value="-128" calcext:value-type="float">
            <text:p>-128</text:p>
          </table:table-cell>
          <table:table-cell table:formula="of:=FLOOR(-128+[.A246]/4)" office:value-type="float" office:value="-68" calcext:value-type="float">
            <text:p>-68</text:p>
          </table:table-cell>
          <table:table-cell table:formula="of:=-128 + FLOOR(RAND() * 256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FLOOR( 128 * SIN(RADIANS([.A247] * 360 / 1024)))" office:value-type="float" office:value="127" calcext:value-type="float">
            <text:p>127</text:p>
          </table:table-cell>
          <table:table-cell table:formula="of:=IF([.A247]&lt;256; FLOOR([.A247]/2); IF([.A247]&lt;768; FLOOR((511-[.A247])/2); FLOOR((-1024+[.A247])/2)))" office:value-type="float" office:value="122" calcext:value-type="float">
            <text:p>122</text:p>
          </table:table-cell>
          <table:table-cell table:formula="of:=IF([.A247]&lt;512; -128; 127)" office:value-type="float" office:value="-128" calcext:value-type="float">
            <text:p>-128</text:p>
          </table:table-cell>
          <table:table-cell table:formula="of:=FLOOR(-128+[.A247]/4)" office:value-type="float" office:value="-67" calcext:value-type="float">
            <text:p>-67</text:p>
          </table:table-cell>
          <table:table-cell table:formula="of:=-128 + FLOOR(RAND() * 256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FLOOR( 128 * SIN(RADIANS([.A248] * 360 / 1024)))" office:value-type="float" office:value="127" calcext:value-type="float">
            <text:p>127</text:p>
          </table:table-cell>
          <table:table-cell table:formula="of:=IF([.A248]&lt;256; FLOOR([.A248]/2); IF([.A248]&lt;768; FLOOR((511-[.A248])/2); FLOOR((-1024+[.A248])/2)))" office:value-type="float" office:value="122" calcext:value-type="float">
            <text:p>122</text:p>
          </table:table-cell>
          <table:table-cell table:formula="of:=IF([.A248]&lt;512; -128; 127)" office:value-type="float" office:value="-128" calcext:value-type="float">
            <text:p>-128</text:p>
          </table:table-cell>
          <table:table-cell table:formula="of:=FLOOR(-128+[.A248]/4)" office:value-type="float" office:value="-67" calcext:value-type="float">
            <text:p>-67</text:p>
          </table:table-cell>
          <table:table-cell table:formula="of:=-128 + FLOOR(RAND() * 256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FLOOR( 128 * SIN(RADIANS([.A249] * 360 / 1024)))" office:value-type="float" office:value="127" calcext:value-type="float">
            <text:p>127</text:p>
          </table:table-cell>
          <table:table-cell table:formula="of:=IF([.A249]&lt;256; FLOOR([.A249]/2); IF([.A249]&lt;768; FLOOR((511-[.A249])/2); FLOOR((-1024+[.A249])/2)))" office:value-type="float" office:value="123" calcext:value-type="float">
            <text:p>123</text:p>
          </table:table-cell>
          <table:table-cell table:formula="of:=IF([.A249]&lt;512; -128; 127)" office:value-type="float" office:value="-128" calcext:value-type="float">
            <text:p>-128</text:p>
          </table:table-cell>
          <table:table-cell table:formula="of:=FLOOR(-128+[.A249]/4)" office:value-type="float" office:value="-67" calcext:value-type="float">
            <text:p>-67</text:p>
          </table:table-cell>
          <table:table-cell table:formula="of:=-128 + FLOOR(RAND() * 256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FLOOR( 128 * SIN(RADIANS([.A250] * 360 / 1024)))" office:value-type="float" office:value="127" calcext:value-type="float">
            <text:p>127</text:p>
          </table:table-cell>
          <table:table-cell table:formula="of:=IF([.A250]&lt;256; FLOOR([.A250]/2); IF([.A250]&lt;768; FLOOR((511-[.A250])/2); FLOOR((-1024+[.A250])/2)))" office:value-type="float" office:value="123" calcext:value-type="float">
            <text:p>123</text:p>
          </table:table-cell>
          <table:table-cell table:formula="of:=IF([.A250]&lt;512; -128; 127)" office:value-type="float" office:value="-128" calcext:value-type="float">
            <text:p>-128</text:p>
          </table:table-cell>
          <table:table-cell table:formula="of:=FLOOR(-128+[.A250]/4)" office:value-type="float" office:value="-67" calcext:value-type="float">
            <text:p>-67</text:p>
          </table:table-cell>
          <table:table-cell table:formula="of:=-128 + FLOOR(RAND() * 256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FLOOR( 128 * SIN(RADIANS([.A251] * 360 / 1024)))" office:value-type="float" office:value="127" calcext:value-type="float">
            <text:p>127</text:p>
          </table:table-cell>
          <table:table-cell table:formula="of:=IF([.A251]&lt;256; FLOOR([.A251]/2); IF([.A251]&lt;768; FLOOR((511-[.A251])/2); FLOOR((-1024+[.A251])/2)))" office:value-type="float" office:value="124" calcext:value-type="float">
            <text:p>124</text:p>
          </table:table-cell>
          <table:table-cell table:formula="of:=IF([.A251]&lt;512; -128; 127)" office:value-type="float" office:value="-128" calcext:value-type="float">
            <text:p>-128</text:p>
          </table:table-cell>
          <table:table-cell table:formula="of:=FLOOR(-128+[.A251]/4)" office:value-type="float" office:value="-66" calcext:value-type="float">
            <text:p>-66</text:p>
          </table:table-cell>
          <table:table-cell table:formula="of:=-128 + FLOOR(RAND() * 256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FLOOR( 128 * SIN(RADIANS([.A252] * 360 / 1024)))" office:value-type="float" office:value="127" calcext:value-type="float">
            <text:p>127</text:p>
          </table:table-cell>
          <table:table-cell table:formula="of:=IF([.A252]&lt;256; FLOOR([.A252]/2); IF([.A252]&lt;768; FLOOR((511-[.A252])/2); FLOOR((-1024+[.A252])/2)))" office:value-type="float" office:value="124" calcext:value-type="float">
            <text:p>124</text:p>
          </table:table-cell>
          <table:table-cell table:formula="of:=IF([.A252]&lt;512; -128; 127)" office:value-type="float" office:value="-128" calcext:value-type="float">
            <text:p>-128</text:p>
          </table:table-cell>
          <table:table-cell table:formula="of:=FLOOR(-128+[.A252]/4)" office:value-type="float" office:value="-66" calcext:value-type="float">
            <text:p>-66</text:p>
          </table:table-cell>
          <table:table-cell table:formula="of:=-128 + FLOOR(RAND() * 256)"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FLOOR( 128 * SIN(RADIANS([.A253] * 360 / 1024)))" office:value-type="float" office:value="127" calcext:value-type="float">
            <text:p>127</text:p>
          </table:table-cell>
          <table:table-cell table:formula="of:=IF([.A253]&lt;256; FLOOR([.A253]/2); IF([.A253]&lt;768; FLOOR((511-[.A253])/2); FLOOR((-1024+[.A253])/2)))" office:value-type="float" office:value="125" calcext:value-type="float">
            <text:p>125</text:p>
          </table:table-cell>
          <table:table-cell table:formula="of:=IF([.A253]&lt;512; -128; 127)" office:value-type="float" office:value="-128" calcext:value-type="float">
            <text:p>-128</text:p>
          </table:table-cell>
          <table:table-cell table:formula="of:=FLOOR(-128+[.A253]/4)" office:value-type="float" office:value="-66" calcext:value-type="float">
            <text:p>-66</text:p>
          </table:table-cell>
          <table:table-cell table:formula="of:=-128 + FLOOR(RAND() * 256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FLOOR( 128 * SIN(RADIANS([.A254] * 360 / 1024)))" office:value-type="float" office:value="127" calcext:value-type="float">
            <text:p>127</text:p>
          </table:table-cell>
          <table:table-cell table:formula="of:=IF([.A254]&lt;256; FLOOR([.A254]/2); IF([.A254]&lt;768; FLOOR((511-[.A254])/2); FLOOR((-1024+[.A254])/2)))" office:value-type="float" office:value="125" calcext:value-type="float">
            <text:p>125</text:p>
          </table:table-cell>
          <table:table-cell table:formula="of:=IF([.A254]&lt;512; -128; 127)" office:value-type="float" office:value="-128" calcext:value-type="float">
            <text:p>-128</text:p>
          </table:table-cell>
          <table:table-cell table:formula="of:=FLOOR(-128+[.A254]/4)" office:value-type="float" office:value="-66" calcext:value-type="float">
            <text:p>-66</text:p>
          </table:table-cell>
          <table:table-cell table:formula="of:=-128 + FLOOR(RAND() * 256)"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FLOOR( 128 * SIN(RADIANS([.A255] * 360 / 1024)))" office:value-type="float" office:value="127" calcext:value-type="float">
            <text:p>127</text:p>
          </table:table-cell>
          <table:table-cell table:formula="of:=IF([.A255]&lt;256; FLOOR([.A255]/2); IF([.A255]&lt;768; FLOOR((511-[.A255])/2); FLOOR((-1024+[.A255])/2)))" office:value-type="float" office:value="126" calcext:value-type="float">
            <text:p>126</text:p>
          </table:table-cell>
          <table:table-cell table:formula="of:=IF([.A255]&lt;512; -128; 127)" office:value-type="float" office:value="-128" calcext:value-type="float">
            <text:p>-128</text:p>
          </table:table-cell>
          <table:table-cell table:formula="of:=FLOOR(-128+[.A255]/4)" office:value-type="float" office:value="-65" calcext:value-type="float">
            <text:p>-65</text:p>
          </table:table-cell>
          <table:table-cell table:formula="of:=-128 + FLOOR(RAND() * 256)" office:value-type="float" office:value="-123" calcext:value-type="float">
            <text:p>-12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FLOOR( 128 * SIN(RADIANS([.A256] * 360 / 1024)))" office:value-type="float" office:value="127" calcext:value-type="float">
            <text:p>127</text:p>
          </table:table-cell>
          <table:table-cell table:formula="of:=IF([.A256]&lt;256; FLOOR([.A256]/2); IF([.A256]&lt;768; FLOOR((511-[.A256])/2); FLOOR((-1024+[.A256])/2)))" office:value-type="float" office:value="126" calcext:value-type="float">
            <text:p>126</text:p>
          </table:table-cell>
          <table:table-cell table:formula="of:=IF([.A256]&lt;512; -128; 127)" office:value-type="float" office:value="-128" calcext:value-type="float">
            <text:p>-128</text:p>
          </table:table-cell>
          <table:table-cell table:formula="of:=FLOOR(-128+[.A256]/4)" office:value-type="float" office:value="-65" calcext:value-type="float">
            <text:p>-65</text:p>
          </table:table-cell>
          <table:table-cell table:formula="of:=-128 + FLOOR(RAND() * 256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FLOOR( 128 * SIN(RADIANS([.A257] * 360 / 1024)))" office:value-type="float" office:value="127" calcext:value-type="float">
            <text:p>127</text:p>
          </table:table-cell>
          <table:table-cell table:formula="of:=IF([.A257]&lt;256; FLOOR([.A257]/2); IF([.A257]&lt;768; FLOOR((511-[.A257])/2); FLOOR((-1024+[.A257])/2)))" office:value-type="float" office:value="127" calcext:value-type="float">
            <text:p>127</text:p>
          </table:table-cell>
          <table:table-cell table:formula="of:=IF([.A257]&lt;512; -128; 127)" office:value-type="float" office:value="-128" calcext:value-type="float">
            <text:p>-128</text:p>
          </table:table-cell>
          <table:table-cell table:formula="of:=FLOOR(-128+[.A257]/4)" office:value-type="float" office:value="-65" calcext:value-type="float">
            <text:p>-65</text:p>
          </table:table-cell>
          <table:table-cell table:formula="of:=-128 + FLOOR(RAND() * 256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FLOOR( 128 * SIN(RADIANS([.A258] * 360 / 1024)))" office:value-type="float" office:value="127" calcext:value-type="float">
            <text:p>127</text:p>
          </table:table-cell>
          <table:table-cell table:formula="of:=IF([.A258]&lt;256; FLOOR([.A258]/2); IF([.A258]&lt;768; FLOOR((511-[.A258])/2); FLOOR((-1024+[.A258])/2)))" office:value-type="float" office:value="127" calcext:value-type="float">
            <text:p>127</text:p>
          </table:table-cell>
          <table:table-cell table:formula="of:=IF([.A258]&lt;512; -128; 127)" office:value-type="float" office:value="-128" calcext:value-type="float">
            <text:p>-128</text:p>
          </table:table-cell>
          <table:table-cell table:formula="of:=FLOOR(-128+[.A258]/4)" office:value-type="float" office:value="-65" calcext:value-type="float">
            <text:p>-65</text:p>
          </table:table-cell>
          <table:table-cell table:formula="of:=-128 + FLOOR(RAND() * 256)"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7" calcext:value-type="float">
            <text:p>127</text:p>
          </table:table-cell>
          <table:table-cell table:formula="of:=IF([.A259]&lt;256; FLOOR([.A259]/2); IF([.A259]&lt;768; FLOOR((511-[.A259])/2); FLOOR((-1024+[.A259])/2)))" office:value-type="float" office:value="127" calcext:value-type="float">
            <text:p>127</text:p>
          </table:table-cell>
          <table:table-cell table:formula="of:=IF([.A259]&lt;512; -128; 127)" office:value-type="float" office:value="-128" calcext:value-type="float">
            <text:p>-128</text:p>
          </table:table-cell>
          <table:table-cell table:formula="of:=FLOOR(-128+[.A259]/4)" office:value-type="float" office:value="-64" calcext:value-type="float">
            <text:p>-64</text:p>
          </table:table-cell>
          <table:table-cell table:formula="of:=-128 + FLOOR(RAND() * 256)"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FLOOR( 128 * SIN(RADIANS([.A260] * 360 / 1024)))" office:value-type="float" office:value="127" calcext:value-type="float">
            <text:p>127</text:p>
          </table:table-cell>
          <table:table-cell table:formula="of:=IF([.A260]&lt;256; FLOOR([.A260]/2); IF([.A260]&lt;768; FLOOR((511-[.A260])/2); FLOOR((-1024+[.A260])/2)))" office:value-type="float" office:value="127" calcext:value-type="float">
            <text:p>127</text:p>
          </table:table-cell>
          <table:table-cell table:formula="of:=IF([.A260]&lt;512; -128; 127)" office:value-type="float" office:value="-128" calcext:value-type="float">
            <text:p>-128</text:p>
          </table:table-cell>
          <table:table-cell table:formula="of:=FLOOR(-128+[.A260]/4)" office:value-type="float" office:value="-64" calcext:value-type="float">
            <text:p>-64</text:p>
          </table:table-cell>
          <table:table-cell table:formula="of:=-128 + FLOOR(RAND() * 256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FLOOR( 128 * SIN(RADIANS([.A261] * 360 / 1024)))" office:value-type="float" office:value="127" calcext:value-type="float">
            <text:p>127</text:p>
          </table:table-cell>
          <table:table-cell table:formula="of:=IF([.A261]&lt;256; FLOOR([.A261]/2); IF([.A261]&lt;768; FLOOR((511-[.A261])/2); FLOOR((-1024+[.A261])/2)))" office:value-type="float" office:value="126" calcext:value-type="float">
            <text:p>126</text:p>
          </table:table-cell>
          <table:table-cell table:formula="of:=IF([.A261]&lt;512; -128; 127)" office:value-type="float" office:value="-128" calcext:value-type="float">
            <text:p>-128</text:p>
          </table:table-cell>
          <table:table-cell table:formula="of:=FLOOR(-128+[.A261]/4)" office:value-type="float" office:value="-64" calcext:value-type="float">
            <text:p>-64</text:p>
          </table:table-cell>
          <table:table-cell table:formula="of:=-128 + FLOOR(RAND() * 256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FLOOR( 128 * SIN(RADIANS([.A262] * 360 / 1024)))" office:value-type="float" office:value="127" calcext:value-type="float">
            <text:p>127</text:p>
          </table:table-cell>
          <table:table-cell table:formula="of:=IF([.A262]&lt;256; FLOOR([.A262]/2); IF([.A262]&lt;768; FLOOR((511-[.A262])/2); FLOOR((-1024+[.A262])/2)))" office:value-type="float" office:value="126" calcext:value-type="float">
            <text:p>126</text:p>
          </table:table-cell>
          <table:table-cell table:formula="of:=IF([.A262]&lt;512; -128; 127)" office:value-type="float" office:value="-128" calcext:value-type="float">
            <text:p>-128</text:p>
          </table:table-cell>
          <table:table-cell table:formula="of:=FLOOR(-128+[.A262]/4)" office:value-type="float" office:value="-64" calcext:value-type="float">
            <text:p>-64</text:p>
          </table:table-cell>
          <table:table-cell table:formula="of:=-128 + FLOOR(RAND() * 256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FLOOR( 128 * SIN(RADIANS([.A263] * 360 / 1024)))" office:value-type="float" office:value="127" calcext:value-type="float">
            <text:p>127</text:p>
          </table:table-cell>
          <table:table-cell table:formula="of:=IF([.A263]&lt;256; FLOOR([.A263]/2); IF([.A263]&lt;768; FLOOR((511-[.A263])/2); FLOOR((-1024+[.A263])/2)))" office:value-type="float" office:value="125" calcext:value-type="float">
            <text:p>125</text:p>
          </table:table-cell>
          <table:table-cell table:formula="of:=IF([.A263]&lt;512; -128; 127)" office:value-type="float" office:value="-128" calcext:value-type="float">
            <text:p>-128</text:p>
          </table:table-cell>
          <table:table-cell table:formula="of:=FLOOR(-128+[.A263]/4)" office:value-type="float" office:value="-63" calcext:value-type="float">
            <text:p>-63</text:p>
          </table:table-cell>
          <table:table-cell table:formula="of:=-128 + FLOOR(RAND() * 256)"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FLOOR( 128 * SIN(RADIANS([.A264] * 360 / 1024)))" office:value-type="float" office:value="127" calcext:value-type="float">
            <text:p>127</text:p>
          </table:table-cell>
          <table:table-cell table:formula="of:=IF([.A264]&lt;256; FLOOR([.A264]/2); IF([.A264]&lt;768; FLOOR((511-[.A264])/2); FLOOR((-1024+[.A264])/2)))" office:value-type="float" office:value="125" calcext:value-type="float">
            <text:p>125</text:p>
          </table:table-cell>
          <table:table-cell table:formula="of:=IF([.A264]&lt;512; -128; 127)" office:value-type="float" office:value="-128" calcext:value-type="float">
            <text:p>-128</text:p>
          </table:table-cell>
          <table:table-cell table:formula="of:=FLOOR(-128+[.A264]/4)" office:value-type="float" office:value="-63" calcext:value-type="float">
            <text:p>-63</text:p>
          </table:table-cell>
          <table:table-cell table:formula="of:=-128 + FLOOR(RAND() * 256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FLOOR( 128 * SIN(RADIANS([.A265] * 360 / 1024)))" office:value-type="float" office:value="127" calcext:value-type="float">
            <text:p>127</text:p>
          </table:table-cell>
          <table:table-cell table:formula="of:=IF([.A265]&lt;256; FLOOR([.A265]/2); IF([.A265]&lt;768; FLOOR((511-[.A265])/2); FLOOR((-1024+[.A265])/2)))" office:value-type="float" office:value="124" calcext:value-type="float">
            <text:p>124</text:p>
          </table:table-cell>
          <table:table-cell table:formula="of:=IF([.A265]&lt;512; -128; 127)" office:value-type="float" office:value="-128" calcext:value-type="float">
            <text:p>-128</text:p>
          </table:table-cell>
          <table:table-cell table:formula="of:=FLOOR(-128+[.A265]/4)" office:value-type="float" office:value="-63" calcext:value-type="float">
            <text:p>-63</text:p>
          </table:table-cell>
          <table:table-cell table:formula="of:=-128 + FLOOR(RAND() * 256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FLOOR( 128 * SIN(RADIANS([.A266] * 360 / 1024)))" office:value-type="float" office:value="127" calcext:value-type="float">
            <text:p>127</text:p>
          </table:table-cell>
          <table:table-cell table:formula="of:=IF([.A266]&lt;256; FLOOR([.A266]/2); IF([.A266]&lt;768; FLOOR((511-[.A266])/2); FLOOR((-1024+[.A266])/2)))" office:value-type="float" office:value="124" calcext:value-type="float">
            <text:p>124</text:p>
          </table:table-cell>
          <table:table-cell table:formula="of:=IF([.A266]&lt;512; -128; 127)" office:value-type="float" office:value="-128" calcext:value-type="float">
            <text:p>-128</text:p>
          </table:table-cell>
          <table:table-cell table:formula="of:=FLOOR(-128+[.A266]/4)" office:value-type="float" office:value="-63" calcext:value-type="float">
            <text:p>-63</text:p>
          </table:table-cell>
          <table:table-cell table:formula="of:=-128 + FLOOR(RAND() * 256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FLOOR( 128 * SIN(RADIANS([.A267] * 360 / 1024)))" office:value-type="float" office:value="127" calcext:value-type="float">
            <text:p>127</text:p>
          </table:table-cell>
          <table:table-cell table:formula="of:=IF([.A267]&lt;256; FLOOR([.A267]/2); IF([.A267]&lt;768; FLOOR((511-[.A267])/2); FLOOR((-1024+[.A267])/2)))" office:value-type="float" office:value="123" calcext:value-type="float">
            <text:p>123</text:p>
          </table:table-cell>
          <table:table-cell table:formula="of:=IF([.A267]&lt;512; -128; 127)" office:value-type="float" office:value="-128" calcext:value-type="float">
            <text:p>-128</text:p>
          </table:table-cell>
          <table:table-cell table:formula="of:=FLOOR(-128+[.A267]/4)" office:value-type="float" office:value="-62" calcext:value-type="float">
            <text:p>-62</text:p>
          </table:table-cell>
          <table:table-cell table:formula="of:=-128 + FLOOR(RAND() * 256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FLOOR( 128 * SIN(RADIANS([.A268] * 360 / 1024)))" office:value-type="float" office:value="127" calcext:value-type="float">
            <text:p>127</text:p>
          </table:table-cell>
          <table:table-cell table:formula="of:=IF([.A268]&lt;256; FLOOR([.A268]/2); IF([.A268]&lt;768; FLOOR((511-[.A268])/2); FLOOR((-1024+[.A268])/2)))" office:value-type="float" office:value="123" calcext:value-type="float">
            <text:p>123</text:p>
          </table:table-cell>
          <table:table-cell table:formula="of:=IF([.A268]&lt;512; -128; 127)" office:value-type="float" office:value="-128" calcext:value-type="float">
            <text:p>-128</text:p>
          </table:table-cell>
          <table:table-cell table:formula="of:=FLOOR(-128+[.A268]/4)" office:value-type="float" office:value="-62" calcext:value-type="float">
            <text:p>-62</text:p>
          </table:table-cell>
          <table:table-cell table:formula="of:=-128 + FLOOR(RAND() * 256)"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FLOOR( 128 * SIN(RADIANS([.A269] * 360 / 1024)))" office:value-type="float" office:value="127" calcext:value-type="float">
            <text:p>127</text:p>
          </table:table-cell>
          <table:table-cell table:formula="of:=IF([.A269]&lt;256; FLOOR([.A269]/2); IF([.A269]&lt;768; FLOOR((511-[.A269])/2); FLOOR((-1024+[.A269])/2)))" office:value-type="float" office:value="122" calcext:value-type="float">
            <text:p>122</text:p>
          </table:table-cell>
          <table:table-cell table:formula="of:=IF([.A269]&lt;512; -128; 127)" office:value-type="float" office:value="-128" calcext:value-type="float">
            <text:p>-128</text:p>
          </table:table-cell>
          <table:table-cell table:formula="of:=FLOOR(-128+[.A269]/4)" office:value-type="float" office:value="-62" calcext:value-type="float">
            <text:p>-62</text:p>
          </table:table-cell>
          <table:table-cell table:formula="of:=-128 + FLOOR(RAND() * 256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FLOOR( 128 * SIN(RADIANS([.A270] * 360 / 1024)))" office:value-type="float" office:value="127" calcext:value-type="float">
            <text:p>127</text:p>
          </table:table-cell>
          <table:table-cell table:formula="of:=IF([.A270]&lt;256; FLOOR([.A270]/2); IF([.A270]&lt;768; FLOOR((511-[.A270])/2); FLOOR((-1024+[.A270])/2)))" office:value-type="float" office:value="122" calcext:value-type="float">
            <text:p>122</text:p>
          </table:table-cell>
          <table:table-cell table:formula="of:=IF([.A270]&lt;512; -128; 127)" office:value-type="float" office:value="-128" calcext:value-type="float">
            <text:p>-128</text:p>
          </table:table-cell>
          <table:table-cell table:formula="of:=FLOOR(-128+[.A270]/4)" office:value-type="float" office:value="-62" calcext:value-type="float">
            <text:p>-62</text:p>
          </table:table-cell>
          <table:table-cell table:formula="of:=-128 + FLOOR(RAND() * 256)"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FLOOR( 128 * SIN(RADIANS([.A271] * 360 / 1024)))" office:value-type="float" office:value="127" calcext:value-type="float">
            <text:p>127</text:p>
          </table:table-cell>
          <table:table-cell table:formula="of:=IF([.A271]&lt;256; FLOOR([.A271]/2); IF([.A271]&lt;768; FLOOR((511-[.A271])/2); FLOOR((-1024+[.A271])/2)))" office:value-type="float" office:value="121" calcext:value-type="float">
            <text:p>121</text:p>
          </table:table-cell>
          <table:table-cell table:formula="of:=IF([.A271]&lt;512; -128; 127)" office:value-type="float" office:value="-128" calcext:value-type="float">
            <text:p>-128</text:p>
          </table:table-cell>
          <table:table-cell table:formula="of:=FLOOR(-128+[.A271]/4)" office:value-type="float" office:value="-61" calcext:value-type="float">
            <text:p>-61</text:p>
          </table:table-cell>
          <table:table-cell table:formula="of:=-128 + FLOOR(RAND() * 256)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FLOOR( 128 * SIN(RADIANS([.A272] * 360 / 1024)))" office:value-type="float" office:value="127" calcext:value-type="float">
            <text:p>127</text:p>
          </table:table-cell>
          <table:table-cell table:formula="of:=IF([.A272]&lt;256; FLOOR([.A272]/2); IF([.A272]&lt;768; FLOOR((511-[.A272])/2); FLOOR((-1024+[.A272])/2)))" office:value-type="float" office:value="121" calcext:value-type="float">
            <text:p>121</text:p>
          </table:table-cell>
          <table:table-cell table:formula="of:=IF([.A272]&lt;512; -128; 127)" office:value-type="float" office:value="-128" calcext:value-type="float">
            <text:p>-128</text:p>
          </table:table-cell>
          <table:table-cell table:formula="of:=FLOOR(-128+[.A272]/4)" office:value-type="float" office:value="-61" calcext:value-type="float">
            <text:p>-61</text:p>
          </table:table-cell>
          <table:table-cell table:formula="of:=-128 + FLOOR(RAND() * 256)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FLOOR( 128 * SIN(RADIANS([.A273] * 360 / 1024)))" office:value-type="float" office:value="127" calcext:value-type="float">
            <text:p>127</text:p>
          </table:table-cell>
          <table:table-cell table:formula="of:=IF([.A273]&lt;256; FLOOR([.A273]/2); IF([.A273]&lt;768; FLOOR((511-[.A273])/2); FLOOR((-1024+[.A273])/2)))" office:value-type="float" office:value="120" calcext:value-type="float">
            <text:p>120</text:p>
          </table:table-cell>
          <table:table-cell table:formula="of:=IF([.A273]&lt;512; -128; 127)" office:value-type="float" office:value="-128" calcext:value-type="float">
            <text:p>-128</text:p>
          </table:table-cell>
          <table:table-cell table:formula="of:=FLOOR(-128+[.A273]/4)" office:value-type="float" office:value="-61" calcext:value-type="float">
            <text:p>-61</text:p>
          </table:table-cell>
          <table:table-cell table:formula="of:=-128 + FLOOR(RAND() * 256)"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FLOOR( 128 * SIN(RADIANS([.A274] * 360 / 1024)))" office:value-type="float" office:value="127" calcext:value-type="float">
            <text:p>127</text:p>
          </table:table-cell>
          <table:table-cell table:formula="of:=IF([.A274]&lt;256; FLOOR([.A274]/2); IF([.A274]&lt;768; FLOOR((511-[.A274])/2); FLOOR((-1024+[.A274])/2)))" office:value-type="float" office:value="120" calcext:value-type="float">
            <text:p>120</text:p>
          </table:table-cell>
          <table:table-cell table:formula="of:=IF([.A274]&lt;512; -128; 127)" office:value-type="float" office:value="-128" calcext:value-type="float">
            <text:p>-128</text:p>
          </table:table-cell>
          <table:table-cell table:formula="of:=FLOOR(-128+[.A274]/4)" office:value-type="float" office:value="-61" calcext:value-type="float">
            <text:p>-61</text:p>
          </table:table-cell>
          <table:table-cell table:formula="of:=-128 + FLOOR(RAND() * 256)"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FLOOR( 128 * SIN(RADIANS([.A275] * 360 / 1024)))" office:value-type="float" office:value="127" calcext:value-type="float">
            <text:p>127</text:p>
          </table:table-cell>
          <table:table-cell table:formula="of:=IF([.A275]&lt;256; FLOOR([.A275]/2); IF([.A275]&lt;768; FLOOR((511-[.A275])/2); FLOOR((-1024+[.A275])/2)))" office:value-type="float" office:value="119" calcext:value-type="float">
            <text:p>119</text:p>
          </table:table-cell>
          <table:table-cell table:formula="of:=IF([.A275]&lt;512; -128; 127)" office:value-type="float" office:value="-128" calcext:value-type="float">
            <text:p>-128</text:p>
          </table:table-cell>
          <table:table-cell table:formula="of:=FLOOR(-128+[.A275]/4)" office:value-type="float" office:value="-60" calcext:value-type="float">
            <text:p>-60</text:p>
          </table:table-cell>
          <table:table-cell table:formula="of:=-128 + FLOOR(RAND() * 256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FLOOR( 128 * SIN(RADIANS([.A276] * 360 / 1024)))" office:value-type="float" office:value="127" calcext:value-type="float">
            <text:p>127</text:p>
          </table:table-cell>
          <table:table-cell table:formula="of:=IF([.A276]&lt;256; FLOOR([.A276]/2); IF([.A276]&lt;768; FLOOR((511-[.A276])/2); FLOOR((-1024+[.A276])/2)))" office:value-type="float" office:value="119" calcext:value-type="float">
            <text:p>119</text:p>
          </table:table-cell>
          <table:table-cell table:formula="of:=IF([.A276]&lt;512; -128; 127)" office:value-type="float" office:value="-128" calcext:value-type="float">
            <text:p>-128</text:p>
          </table:table-cell>
          <table:table-cell table:formula="of:=FLOOR(-128+[.A276]/4)" office:value-type="float" office:value="-60" calcext:value-type="float">
            <text:p>-60</text:p>
          </table:table-cell>
          <table:table-cell table:formula="of:=-128 + FLOOR(RAND() * 256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FLOOR( 128 * SIN(RADIANS([.A277] * 360 / 1024)))" office:value-type="float" office:value="127" calcext:value-type="float">
            <text:p>127</text:p>
          </table:table-cell>
          <table:table-cell table:formula="of:=IF([.A277]&lt;256; FLOOR([.A277]/2); IF([.A277]&lt;768; FLOOR((511-[.A277])/2); FLOOR((-1024+[.A277])/2)))" office:value-type="float" office:value="118" calcext:value-type="float">
            <text:p>118</text:p>
          </table:table-cell>
          <table:table-cell table:formula="of:=IF([.A277]&lt;512; -128; 127)" office:value-type="float" office:value="-128" calcext:value-type="float">
            <text:p>-128</text:p>
          </table:table-cell>
          <table:table-cell table:formula="of:=FLOOR(-128+[.A277]/4)" office:value-type="float" office:value="-60" calcext:value-type="float">
            <text:p>-60</text:p>
          </table:table-cell>
          <table:table-cell table:formula="of:=-128 + FLOOR(RAND() * 256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FLOOR( 128 * SIN(RADIANS([.A278] * 360 / 1024)))" office:value-type="float" office:value="127" calcext:value-type="float">
            <text:p>127</text:p>
          </table:table-cell>
          <table:table-cell table:formula="of:=IF([.A278]&lt;256; FLOOR([.A278]/2); IF([.A278]&lt;768; FLOOR((511-[.A278])/2); FLOOR((-1024+[.A278])/2)))" office:value-type="float" office:value="118" calcext:value-type="float">
            <text:p>118</text:p>
          </table:table-cell>
          <table:table-cell table:formula="of:=IF([.A278]&lt;512; -128; 127)" office:value-type="float" office:value="-128" calcext:value-type="float">
            <text:p>-128</text:p>
          </table:table-cell>
          <table:table-cell table:formula="of:=FLOOR(-128+[.A278]/4)" office:value-type="float" office:value="-60" calcext:value-type="float">
            <text:p>-60</text:p>
          </table:table-cell>
          <table:table-cell table:formula="of:=-128 + FLOOR(RAND() * 256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FLOOR( 128 * SIN(RADIANS([.A279] * 360 / 1024)))" office:value-type="float" office:value="127" calcext:value-type="float">
            <text:p>127</text:p>
          </table:table-cell>
          <table:table-cell table:formula="of:=IF([.A279]&lt;256; FLOOR([.A279]/2); IF([.A279]&lt;768; FLOOR((511-[.A279])/2); FLOOR((-1024+[.A279])/2)))" office:value-type="float" office:value="117" calcext:value-type="float">
            <text:p>117</text:p>
          </table:table-cell>
          <table:table-cell table:formula="of:=IF([.A279]&lt;512; -128; 127)" office:value-type="float" office:value="-128" calcext:value-type="float">
            <text:p>-128</text:p>
          </table:table-cell>
          <table:table-cell table:formula="of:=FLOOR(-128+[.A279]/4)" office:value-type="float" office:value="-59" calcext:value-type="float">
            <text:p>-59</text:p>
          </table:table-cell>
          <table:table-cell table:formula="of:=-128 + FLOOR(RAND() * 256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FLOOR( 128 * SIN(RADIANS([.A280] * 360 / 1024)))" office:value-type="float" office:value="126" calcext:value-type="float">
            <text:p>126</text:p>
          </table:table-cell>
          <table:table-cell table:formula="of:=IF([.A280]&lt;256; FLOOR([.A280]/2); IF([.A280]&lt;768; FLOOR((511-[.A280])/2); FLOOR((-1024+[.A280])/2)))" office:value-type="float" office:value="117" calcext:value-type="float">
            <text:p>117</text:p>
          </table:table-cell>
          <table:table-cell table:formula="of:=IF([.A280]&lt;512; -128; 127)" office:value-type="float" office:value="-128" calcext:value-type="float">
            <text:p>-128</text:p>
          </table:table-cell>
          <table:table-cell table:formula="of:=FLOOR(-128+[.A280]/4)" office:value-type="float" office:value="-59" calcext:value-type="float">
            <text:p>-59</text:p>
          </table:table-cell>
          <table:table-cell table:formula="of:=-128 + FLOOR(RAND() * 256)"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FLOOR( 128 * SIN(RADIANS([.A281] * 360 / 1024)))" office:value-type="float" office:value="126" calcext:value-type="float">
            <text:p>126</text:p>
          </table:table-cell>
          <table:table-cell table:formula="of:=IF([.A281]&lt;256; FLOOR([.A281]/2); IF([.A281]&lt;768; FLOOR((511-[.A281])/2); FLOOR((-1024+[.A281])/2)))" office:value-type="float" office:value="116" calcext:value-type="float">
            <text:p>116</text:p>
          </table:table-cell>
          <table:table-cell table:formula="of:=IF([.A281]&lt;512; -128; 127)" office:value-type="float" office:value="-128" calcext:value-type="float">
            <text:p>-128</text:p>
          </table:table-cell>
          <table:table-cell table:formula="of:=FLOOR(-128+[.A281]/4)" office:value-type="float" office:value="-59" calcext:value-type="float">
            <text:p>-59</text:p>
          </table:table-cell>
          <table:table-cell table:formula="of:=-128 + FLOOR(RAND() * 256)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FLOOR( 128 * SIN(RADIANS([.A282] * 360 / 1024)))" office:value-type="float" office:value="126" calcext:value-type="float">
            <text:p>126</text:p>
          </table:table-cell>
          <table:table-cell table:formula="of:=IF([.A282]&lt;256; FLOOR([.A282]/2); IF([.A282]&lt;768; FLOOR((511-[.A282])/2); FLOOR((-1024+[.A282])/2)))" office:value-type="float" office:value="116" calcext:value-type="float">
            <text:p>116</text:p>
          </table:table-cell>
          <table:table-cell table:formula="of:=IF([.A282]&lt;512; -128; 127)" office:value-type="float" office:value="-128" calcext:value-type="float">
            <text:p>-128</text:p>
          </table:table-cell>
          <table:table-cell table:formula="of:=FLOOR(-128+[.A282]/4)" office:value-type="float" office:value="-59" calcext:value-type="float">
            <text:p>-59</text:p>
          </table:table-cell>
          <table:table-cell table:formula="of:=-128 + FLOOR(RAND() * 256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FLOOR( 128 * SIN(RADIANS([.A283] * 360 / 1024)))" office:value-type="float" office:value="126" calcext:value-type="float">
            <text:p>126</text:p>
          </table:table-cell>
          <table:table-cell table:formula="of:=IF([.A283]&lt;256; FLOOR([.A283]/2); IF([.A283]&lt;768; FLOOR((511-[.A283])/2); FLOOR((-1024+[.A283])/2)))" office:value-type="float" office:value="115" calcext:value-type="float">
            <text:p>115</text:p>
          </table:table-cell>
          <table:table-cell table:formula="of:=IF([.A283]&lt;512; -128; 127)" office:value-type="float" office:value="-128" calcext:value-type="float">
            <text:p>-128</text:p>
          </table:table-cell>
          <table:table-cell table:formula="of:=FLOOR(-128+[.A283]/4)" office:value-type="float" office:value="-58" calcext:value-type="float">
            <text:p>-58</text:p>
          </table:table-cell>
          <table:table-cell table:formula="of:=-128 + FLOOR(RAND() * 256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FLOOR( 128 * SIN(RADIANS([.A284] * 360 / 1024)))" office:value-type="float" office:value="126" calcext:value-type="float">
            <text:p>126</text:p>
          </table:table-cell>
          <table:table-cell table:formula="of:=IF([.A284]&lt;256; FLOOR([.A284]/2); IF([.A284]&lt;768; FLOOR((511-[.A284])/2); FLOOR((-1024+[.A284])/2)))" office:value-type="float" office:value="115" calcext:value-type="float">
            <text:p>115</text:p>
          </table:table-cell>
          <table:table-cell table:formula="of:=IF([.A284]&lt;512; -128; 127)" office:value-type="float" office:value="-128" calcext:value-type="float">
            <text:p>-128</text:p>
          </table:table-cell>
          <table:table-cell table:formula="of:=FLOOR(-128+[.A284]/4)" office:value-type="float" office:value="-58" calcext:value-type="float">
            <text:p>-58</text:p>
          </table:table-cell>
          <table:table-cell table:formula="of:=-128 + FLOOR(RAND() * 256)"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FLOOR( 128 * SIN(RADIANS([.A285] * 360 / 1024)))" office:value-type="float" office:value="126" calcext:value-type="float">
            <text:p>126</text:p>
          </table:table-cell>
          <table:table-cell table:formula="of:=IF([.A285]&lt;256; FLOOR([.A285]/2); IF([.A285]&lt;768; FLOOR((511-[.A285])/2); FLOOR((-1024+[.A285])/2)))" office:value-type="float" office:value="114" calcext:value-type="float">
            <text:p>114</text:p>
          </table:table-cell>
          <table:table-cell table:formula="of:=IF([.A285]&lt;512; -128; 127)" office:value-type="float" office:value="-128" calcext:value-type="float">
            <text:p>-128</text:p>
          </table:table-cell>
          <table:table-cell table:formula="of:=FLOOR(-128+[.A285]/4)" office:value-type="float" office:value="-58" calcext:value-type="float">
            <text:p>-58</text:p>
          </table:table-cell>
          <table:table-cell table:formula="of:=-128 + FLOOR(RAND() * 256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FLOOR( 128 * SIN(RADIANS([.A286] * 360 / 1024)))" office:value-type="float" office:value="126" calcext:value-type="float">
            <text:p>126</text:p>
          </table:table-cell>
          <table:table-cell table:formula="of:=IF([.A286]&lt;256; FLOOR([.A286]/2); IF([.A286]&lt;768; FLOOR((511-[.A286])/2); FLOOR((-1024+[.A286])/2)))" office:value-type="float" office:value="114" calcext:value-type="float">
            <text:p>114</text:p>
          </table:table-cell>
          <table:table-cell table:formula="of:=IF([.A286]&lt;512; -128; 127)" office:value-type="float" office:value="-128" calcext:value-type="float">
            <text:p>-128</text:p>
          </table:table-cell>
          <table:table-cell table:formula="of:=FLOOR(-128+[.A286]/4)" office:value-type="float" office:value="-58" calcext:value-type="float">
            <text:p>-58</text:p>
          </table:table-cell>
          <table:table-cell table:formula="of:=-128 + FLOOR(RAND() * 256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FLOOR( 128 * SIN(RADIANS([.A287] * 360 / 1024)))" office:value-type="float" office:value="126" calcext:value-type="float">
            <text:p>126</text:p>
          </table:table-cell>
          <table:table-cell table:formula="of:=IF([.A287]&lt;256; FLOOR([.A287]/2); IF([.A287]&lt;768; FLOOR((511-[.A287])/2); FLOOR((-1024+[.A287])/2)))" office:value-type="float" office:value="113" calcext:value-type="float">
            <text:p>113</text:p>
          </table:table-cell>
          <table:table-cell table:formula="of:=IF([.A287]&lt;512; -128; 127)" office:value-type="float" office:value="-128" calcext:value-type="float">
            <text:p>-128</text:p>
          </table:table-cell>
          <table:table-cell table:formula="of:=FLOOR(-128+[.A287]/4)" office:value-type="float" office:value="-57" calcext:value-type="float">
            <text:p>-57</text:p>
          </table:table-cell>
          <table:table-cell table:formula="of:=-128 + FLOOR(RAND() * 256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FLOOR( 128 * SIN(RADIANS([.A288] * 360 / 1024)))" office:value-type="float" office:value="125" calcext:value-type="float">
            <text:p>125</text:p>
          </table:table-cell>
          <table:table-cell table:formula="of:=IF([.A288]&lt;256; FLOOR([.A288]/2); IF([.A288]&lt;768; FLOOR((511-[.A288])/2); FLOOR((-1024+[.A288])/2)))" office:value-type="float" office:value="113" calcext:value-type="float">
            <text:p>113</text:p>
          </table:table-cell>
          <table:table-cell table:formula="of:=IF([.A288]&lt;512; -128; 127)" office:value-type="float" office:value="-128" calcext:value-type="float">
            <text:p>-128</text:p>
          </table:table-cell>
          <table:table-cell table:formula="of:=FLOOR(-128+[.A288]/4)" office:value-type="float" office:value="-57" calcext:value-type="float">
            <text:p>-57</text:p>
          </table:table-cell>
          <table:table-cell table:formula="of:=-128 + FLOOR(RAND() * 256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FLOOR( 128 * SIN(RADIANS([.A289] * 360 / 1024)))" office:value-type="float" office:value="125" calcext:value-type="float">
            <text:p>125</text:p>
          </table:table-cell>
          <table:table-cell table:formula="of:=IF([.A289]&lt;256; FLOOR([.A289]/2); IF([.A289]&lt;768; FLOOR((511-[.A289])/2); FLOOR((-1024+[.A289])/2)))" office:value-type="float" office:value="112" calcext:value-type="float">
            <text:p>112</text:p>
          </table:table-cell>
          <table:table-cell table:formula="of:=IF([.A289]&lt;512; -128; 127)" office:value-type="float" office:value="-128" calcext:value-type="float">
            <text:p>-128</text:p>
          </table:table-cell>
          <table:table-cell table:formula="of:=FLOOR(-128+[.A289]/4)" office:value-type="float" office:value="-57" calcext:value-type="float">
            <text:p>-57</text:p>
          </table:table-cell>
          <table:table-cell table:formula="of:=-128 + FLOOR(RAND() * 256)"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FLOOR( 128 * SIN(RADIANS([.A290] * 360 / 1024)))" office:value-type="float" office:value="125" calcext:value-type="float">
            <text:p>125</text:p>
          </table:table-cell>
          <table:table-cell table:formula="of:=IF([.A290]&lt;256; FLOOR([.A290]/2); IF([.A290]&lt;768; FLOOR((511-[.A290])/2); FLOOR((-1024+[.A290])/2)))" office:value-type="float" office:value="112" calcext:value-type="float">
            <text:p>112</text:p>
          </table:table-cell>
          <table:table-cell table:formula="of:=IF([.A290]&lt;512; -128; 127)" office:value-type="float" office:value="-128" calcext:value-type="float">
            <text:p>-128</text:p>
          </table:table-cell>
          <table:table-cell table:formula="of:=FLOOR(-128+[.A290]/4)" office:value-type="float" office:value="-57" calcext:value-type="float">
            <text:p>-57</text:p>
          </table:table-cell>
          <table:table-cell table:formula="of:=-128 + FLOOR(RAND() * 256)"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FLOOR( 128 * SIN(RADIANS([.A291] * 360 / 1024)))" office:value-type="float" office:value="125" calcext:value-type="float">
            <text:p>125</text:p>
          </table:table-cell>
          <table:table-cell table:formula="of:=IF([.A291]&lt;256; FLOOR([.A291]/2); IF([.A291]&lt;768; FLOOR((511-[.A291])/2); FLOOR((-1024+[.A291])/2)))" office:value-type="float" office:value="111" calcext:value-type="float">
            <text:p>111</text:p>
          </table:table-cell>
          <table:table-cell table:formula="of:=IF([.A291]&lt;512; -128; 127)" office:value-type="float" office:value="-128" calcext:value-type="float">
            <text:p>-128</text:p>
          </table:table-cell>
          <table:table-cell table:formula="of:=FLOOR(-128+[.A291]/4)" office:value-type="float" office:value="-56" calcext:value-type="float">
            <text:p>-56</text:p>
          </table:table-cell>
          <table:table-cell table:formula="of:=-128 + FLOOR(RAND() * 256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FLOOR( 128 * SIN(RADIANS([.A292] * 360 / 1024)))" office:value-type="float" office:value="125" calcext:value-type="float">
            <text:p>125</text:p>
          </table:table-cell>
          <table:table-cell table:formula="of:=IF([.A292]&lt;256; FLOOR([.A292]/2); IF([.A292]&lt;768; FLOOR((511-[.A292])/2); FLOOR((-1024+[.A292])/2)))" office:value-type="float" office:value="111" calcext:value-type="float">
            <text:p>111</text:p>
          </table:table-cell>
          <table:table-cell table:formula="of:=IF([.A292]&lt;512; -128; 127)" office:value-type="float" office:value="-128" calcext:value-type="float">
            <text:p>-128</text:p>
          </table:table-cell>
          <table:table-cell table:formula="of:=FLOOR(-128+[.A292]/4)" office:value-type="float" office:value="-56" calcext:value-type="float">
            <text:p>-56</text:p>
          </table:table-cell>
          <table:table-cell table:formula="of:=-128 + FLOOR(RAND() * 256)"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FLOOR( 128 * SIN(RADIANS([.A293] * 360 / 1024)))" office:value-type="float" office:value="125" calcext:value-type="float">
            <text:p>125</text:p>
          </table:table-cell>
          <table:table-cell table:formula="of:=IF([.A293]&lt;256; FLOOR([.A293]/2); IF([.A293]&lt;768; FLOOR((511-[.A293])/2); FLOOR((-1024+[.A293])/2)))" office:value-type="float" office:value="110" calcext:value-type="float">
            <text:p>110</text:p>
          </table:table-cell>
          <table:table-cell table:formula="of:=IF([.A293]&lt;512; -128; 127)" office:value-type="float" office:value="-128" calcext:value-type="float">
            <text:p>-128</text:p>
          </table:table-cell>
          <table:table-cell table:formula="of:=FLOOR(-128+[.A293]/4)" office:value-type="float" office:value="-56" calcext:value-type="float">
            <text:p>-56</text:p>
          </table:table-cell>
          <table:table-cell table:formula="of:=-128 + FLOOR(RAND() * 256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FLOOR( 128 * SIN(RADIANS([.A294] * 360 / 1024)))" office:value-type="float" office:value="125" calcext:value-type="float">
            <text:p>125</text:p>
          </table:table-cell>
          <table:table-cell table:formula="of:=IF([.A294]&lt;256; FLOOR([.A294]/2); IF([.A294]&lt;768; FLOOR((511-[.A294])/2); FLOOR((-1024+[.A294])/2)))" office:value-type="float" office:value="110" calcext:value-type="float">
            <text:p>110</text:p>
          </table:table-cell>
          <table:table-cell table:formula="of:=IF([.A294]&lt;512; -128; 127)" office:value-type="float" office:value="-128" calcext:value-type="float">
            <text:p>-128</text:p>
          </table:table-cell>
          <table:table-cell table:formula="of:=FLOOR(-128+[.A294]/4)" office:value-type="float" office:value="-56" calcext:value-type="float">
            <text:p>-56</text:p>
          </table:table-cell>
          <table:table-cell table:formula="of:=-128 + FLOOR(RAND() * 256)"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FLOOR( 128 * SIN(RADIANS([.A295] * 360 / 1024)))" office:value-type="float" office:value="124" calcext:value-type="float">
            <text:p>124</text:p>
          </table:table-cell>
          <table:table-cell table:formula="of:=IF([.A295]&lt;256; FLOOR([.A295]/2); IF([.A295]&lt;768; FLOOR((511-[.A295])/2); FLOOR((-1024+[.A295])/2)))" office:value-type="float" office:value="109" calcext:value-type="float">
            <text:p>109</text:p>
          </table:table-cell>
          <table:table-cell table:formula="of:=IF([.A295]&lt;512; -128; 127)" office:value-type="float" office:value="-128" calcext:value-type="float">
            <text:p>-128</text:p>
          </table:table-cell>
          <table:table-cell table:formula="of:=FLOOR(-128+[.A295]/4)" office:value-type="float" office:value="-55" calcext:value-type="float">
            <text:p>-55</text:p>
          </table:table-cell>
          <table:table-cell table:formula="of:=-128 + FLOOR(RAND() * 256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FLOOR( 128 * SIN(RADIANS([.A296] * 360 / 1024)))" office:value-type="float" office:value="124" calcext:value-type="float">
            <text:p>124</text:p>
          </table:table-cell>
          <table:table-cell table:formula="of:=IF([.A296]&lt;256; FLOOR([.A296]/2); IF([.A296]&lt;768; FLOOR((511-[.A296])/2); FLOOR((-1024+[.A296])/2)))" office:value-type="float" office:value="109" calcext:value-type="float">
            <text:p>109</text:p>
          </table:table-cell>
          <table:table-cell table:formula="of:=IF([.A296]&lt;512; -128; 127)" office:value-type="float" office:value="-128" calcext:value-type="float">
            <text:p>-128</text:p>
          </table:table-cell>
          <table:table-cell table:formula="of:=FLOOR(-128+[.A296]/4)" office:value-type="float" office:value="-55" calcext:value-type="float">
            <text:p>-55</text:p>
          </table:table-cell>
          <table:table-cell table:formula="of:=-128 + FLOOR(RAND() * 256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FLOOR( 128 * SIN(RADIANS([.A297] * 360 / 1024)))" office:value-type="float" office:value="124" calcext:value-type="float">
            <text:p>124</text:p>
          </table:table-cell>
          <table:table-cell table:formula="of:=IF([.A297]&lt;256; FLOOR([.A297]/2); IF([.A297]&lt;768; FLOOR((511-[.A297])/2); FLOOR((-1024+[.A297])/2)))" office:value-type="float" office:value="108" calcext:value-type="float">
            <text:p>108</text:p>
          </table:table-cell>
          <table:table-cell table:formula="of:=IF([.A297]&lt;512; -128; 127)" office:value-type="float" office:value="-128" calcext:value-type="float">
            <text:p>-128</text:p>
          </table:table-cell>
          <table:table-cell table:formula="of:=FLOOR(-128+[.A297]/4)" office:value-type="float" office:value="-55" calcext:value-type="float">
            <text:p>-55</text:p>
          </table:table-cell>
          <table:table-cell table:formula="of:=-128 + FLOOR(RAND() * 256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FLOOR( 128 * SIN(RADIANS([.A298] * 360 / 1024)))" office:value-type="float" office:value="124" calcext:value-type="float">
            <text:p>124</text:p>
          </table:table-cell>
          <table:table-cell table:formula="of:=IF([.A298]&lt;256; FLOOR([.A298]/2); IF([.A298]&lt;768; FLOOR((511-[.A298])/2); FLOOR((-1024+[.A298])/2)))" office:value-type="float" office:value="108" calcext:value-type="float">
            <text:p>108</text:p>
          </table:table-cell>
          <table:table-cell table:formula="of:=IF([.A298]&lt;512; -128; 127)" office:value-type="float" office:value="-128" calcext:value-type="float">
            <text:p>-128</text:p>
          </table:table-cell>
          <table:table-cell table:formula="of:=FLOOR(-128+[.A298]/4)" office:value-type="float" office:value="-55" calcext:value-type="float">
            <text:p>-55</text:p>
          </table:table-cell>
          <table:table-cell table:formula="of:=-128 + FLOOR(RAND() * 256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FLOOR( 128 * SIN(RADIANS([.A299] * 360 / 1024)))" office:value-type="float" office:value="124" calcext:value-type="float">
            <text:p>124</text:p>
          </table:table-cell>
          <table:table-cell table:formula="of:=IF([.A299]&lt;256; FLOOR([.A299]/2); IF([.A299]&lt;768; FLOOR((511-[.A299])/2); FLOOR((-1024+[.A299])/2)))" office:value-type="float" office:value="107" calcext:value-type="float">
            <text:p>107</text:p>
          </table:table-cell>
          <table:table-cell table:formula="of:=IF([.A299]&lt;512; -128; 127)" office:value-type="float" office:value="-128" calcext:value-type="float">
            <text:p>-128</text:p>
          </table:table-cell>
          <table:table-cell table:formula="of:=FLOOR(-128+[.A299]/4)" office:value-type="float" office:value="-54" calcext:value-type="float">
            <text:p>-54</text:p>
          </table:table-cell>
          <table:table-cell table:formula="of:=-128 + FLOOR(RAND() * 256)"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FLOOR( 128 * SIN(RADIANS([.A300] * 360 / 1024)))" office:value-type="float" office:value="123" calcext:value-type="float">
            <text:p>123</text:p>
          </table:table-cell>
          <table:table-cell table:formula="of:=IF([.A300]&lt;256; FLOOR([.A300]/2); IF([.A300]&lt;768; FLOOR((511-[.A300])/2); FLOOR((-1024+[.A300])/2)))" office:value-type="float" office:value="107" calcext:value-type="float">
            <text:p>107</text:p>
          </table:table-cell>
          <table:table-cell table:formula="of:=IF([.A300]&lt;512; -128; 127)" office:value-type="float" office:value="-128" calcext:value-type="float">
            <text:p>-128</text:p>
          </table:table-cell>
          <table:table-cell table:formula="of:=FLOOR(-128+[.A300]/4)" office:value-type="float" office:value="-54" calcext:value-type="float">
            <text:p>-54</text:p>
          </table:table-cell>
          <table:table-cell table:formula="of:=-128 + FLOOR(RAND() * 256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FLOOR( 128 * SIN(RADIANS([.A301] * 360 / 1024)))" office:value-type="float" office:value="123" calcext:value-type="float">
            <text:p>123</text:p>
          </table:table-cell>
          <table:table-cell table:formula="of:=IF([.A301]&lt;256; FLOOR([.A301]/2); IF([.A301]&lt;768; FLOOR((511-[.A301])/2); FLOOR((-1024+[.A301])/2)))" office:value-type="float" office:value="106" calcext:value-type="float">
            <text:p>106</text:p>
          </table:table-cell>
          <table:table-cell table:formula="of:=IF([.A301]&lt;512; -128; 127)" office:value-type="float" office:value="-128" calcext:value-type="float">
            <text:p>-128</text:p>
          </table:table-cell>
          <table:table-cell table:formula="of:=FLOOR(-128+[.A301]/4)" office:value-type="float" office:value="-54" calcext:value-type="float">
            <text:p>-54</text:p>
          </table:table-cell>
          <table:table-cell table:formula="of:=-128 + FLOOR(RAND() * 256)"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FLOOR( 128 * SIN(RADIANS([.A302] * 360 / 1024)))" office:value-type="float" office:value="123" calcext:value-type="float">
            <text:p>123</text:p>
          </table:table-cell>
          <table:table-cell table:formula="of:=IF([.A302]&lt;256; FLOOR([.A302]/2); IF([.A302]&lt;768; FLOOR((511-[.A302])/2); FLOOR((-1024+[.A302])/2)))" office:value-type="float" office:value="106" calcext:value-type="float">
            <text:p>106</text:p>
          </table:table-cell>
          <table:table-cell table:formula="of:=IF([.A302]&lt;512; -128; 127)" office:value-type="float" office:value="-128" calcext:value-type="float">
            <text:p>-128</text:p>
          </table:table-cell>
          <table:table-cell table:formula="of:=FLOOR(-128+[.A302]/4)" office:value-type="float" office:value="-54" calcext:value-type="float">
            <text:p>-54</text:p>
          </table:table-cell>
          <table:table-cell table:formula="of:=-128 + FLOOR(RAND() * 256)"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FLOOR( 128 * SIN(RADIANS([.A303] * 360 / 1024)))" office:value-type="float" office:value="123" calcext:value-type="float">
            <text:p>123</text:p>
          </table:table-cell>
          <table:table-cell table:formula="of:=IF([.A303]&lt;256; FLOOR([.A303]/2); IF([.A303]&lt;768; FLOOR((511-[.A303])/2); FLOOR((-1024+[.A303])/2)))" office:value-type="float" office:value="105" calcext:value-type="float">
            <text:p>105</text:p>
          </table:table-cell>
          <table:table-cell table:formula="of:=IF([.A303]&lt;512; -128; 127)" office:value-type="float" office:value="-128" calcext:value-type="float">
            <text:p>-128</text:p>
          </table:table-cell>
          <table:table-cell table:formula="of:=FLOOR(-128+[.A303]/4)" office:value-type="float" office:value="-53" calcext:value-type="float">
            <text:p>-53</text:p>
          </table:table-cell>
          <table:table-cell table:formula="of:=-128 + FLOOR(RAND() * 256)"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FLOOR( 128 * SIN(RADIANS([.A304] * 360 / 1024)))" office:value-type="float" office:value="123" calcext:value-type="float">
            <text:p>123</text:p>
          </table:table-cell>
          <table:table-cell table:formula="of:=IF([.A304]&lt;256; FLOOR([.A304]/2); IF([.A304]&lt;768; FLOOR((511-[.A304])/2); FLOOR((-1024+[.A304])/2)))" office:value-type="float" office:value="105" calcext:value-type="float">
            <text:p>105</text:p>
          </table:table-cell>
          <table:table-cell table:formula="of:=IF([.A304]&lt;512; -128; 127)" office:value-type="float" office:value="-128" calcext:value-type="float">
            <text:p>-128</text:p>
          </table:table-cell>
          <table:table-cell table:formula="of:=FLOOR(-128+[.A304]/4)" office:value-type="float" office:value="-53" calcext:value-type="float">
            <text:p>-53</text:p>
          </table:table-cell>
          <table:table-cell table:formula="of:=-128 + FLOOR(RAND() * 256)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FLOOR( 128 * SIN(RADIANS([.A305] * 360 / 1024)))" office:value-type="float" office:value="122" calcext:value-type="float">
            <text:p>122</text:p>
          </table:table-cell>
          <table:table-cell table:formula="of:=IF([.A305]&lt;256; FLOOR([.A305]/2); IF([.A305]&lt;768; FLOOR((511-[.A305])/2); FLOOR((-1024+[.A305])/2)))" office:value-type="float" office:value="104" calcext:value-type="float">
            <text:p>104</text:p>
          </table:table-cell>
          <table:table-cell table:formula="of:=IF([.A305]&lt;512; -128; 127)" office:value-type="float" office:value="-128" calcext:value-type="float">
            <text:p>-128</text:p>
          </table:table-cell>
          <table:table-cell table:formula="of:=FLOOR(-128+[.A305]/4)" office:value-type="float" office:value="-53" calcext:value-type="float">
            <text:p>-53</text:p>
          </table:table-cell>
          <table:table-cell table:formula="of:=-128 + FLOOR(RAND() * 256)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FLOOR( 128 * SIN(RADIANS([.A306] * 360 / 1024)))" office:value-type="float" office:value="122" calcext:value-type="float">
            <text:p>122</text:p>
          </table:table-cell>
          <table:table-cell table:formula="of:=IF([.A306]&lt;256; FLOOR([.A306]/2); IF([.A306]&lt;768; FLOOR((511-[.A306])/2); FLOOR((-1024+[.A306])/2)))" office:value-type="float" office:value="104" calcext:value-type="float">
            <text:p>104</text:p>
          </table:table-cell>
          <table:table-cell table:formula="of:=IF([.A306]&lt;512; -128; 127)" office:value-type="float" office:value="-128" calcext:value-type="float">
            <text:p>-128</text:p>
          </table:table-cell>
          <table:table-cell table:formula="of:=FLOOR(-128+[.A306]/4)" office:value-type="float" office:value="-53" calcext:value-type="float">
            <text:p>-53</text:p>
          </table:table-cell>
          <table:table-cell table:formula="of:=-128 + FLOOR(RAND() * 256)"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FLOOR( 128 * SIN(RADIANS([.A307] * 360 / 1024)))" office:value-type="float" office:value="122" calcext:value-type="float">
            <text:p>122</text:p>
          </table:table-cell>
          <table:table-cell table:formula="of:=IF([.A307]&lt;256; FLOOR([.A307]/2); IF([.A307]&lt;768; FLOOR((511-[.A307])/2); FLOOR((-1024+[.A307])/2)))" office:value-type="float" office:value="103" calcext:value-type="float">
            <text:p>103</text:p>
          </table:table-cell>
          <table:table-cell table:formula="of:=IF([.A307]&lt;512; -128; 127)" office:value-type="float" office:value="-128" calcext:value-type="float">
            <text:p>-128</text:p>
          </table:table-cell>
          <table:table-cell table:formula="of:=FLOOR(-128+[.A307]/4)" office:value-type="float" office:value="-52" calcext:value-type="float">
            <text:p>-52</text:p>
          </table:table-cell>
          <table:table-cell table:formula="of:=-128 + FLOOR(RAND() * 256)"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FLOOR( 128 * SIN(RADIANS([.A308] * 360 / 1024)))" office:value-type="float" office:value="122" calcext:value-type="float">
            <text:p>122</text:p>
          </table:table-cell>
          <table:table-cell table:formula="of:=IF([.A308]&lt;256; FLOOR([.A308]/2); IF([.A308]&lt;768; FLOOR((511-[.A308])/2); FLOOR((-1024+[.A308])/2)))" office:value-type="float" office:value="103" calcext:value-type="float">
            <text:p>103</text:p>
          </table:table-cell>
          <table:table-cell table:formula="of:=IF([.A308]&lt;512; -128; 127)" office:value-type="float" office:value="-128" calcext:value-type="float">
            <text:p>-128</text:p>
          </table:table-cell>
          <table:table-cell table:formula="of:=FLOOR(-128+[.A308]/4)" office:value-type="float" office:value="-52" calcext:value-type="float">
            <text:p>-52</text:p>
          </table:table-cell>
          <table:table-cell table:formula="of:=-128 + FLOOR(RAND() * 256)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FLOOR( 128 * SIN(RADIANS([.A309] * 360 / 1024)))" office:value-type="float" office:value="122" calcext:value-type="float">
            <text:p>122</text:p>
          </table:table-cell>
          <table:table-cell table:formula="of:=IF([.A309]&lt;256; FLOOR([.A309]/2); IF([.A309]&lt;768; FLOOR((511-[.A309])/2); FLOOR((-1024+[.A309])/2)))" office:value-type="float" office:value="102" calcext:value-type="float">
            <text:p>102</text:p>
          </table:table-cell>
          <table:table-cell table:formula="of:=IF([.A309]&lt;512; -128; 127)" office:value-type="float" office:value="-128" calcext:value-type="float">
            <text:p>-128</text:p>
          </table:table-cell>
          <table:table-cell table:formula="of:=FLOOR(-128+[.A309]/4)" office:value-type="float" office:value="-52" calcext:value-type="float">
            <text:p>-52</text:p>
          </table:table-cell>
          <table:table-cell table:formula="of:=-128 + FLOOR(RAND() * 256)"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FLOOR( 128 * SIN(RADIANS([.A310] * 360 / 1024)))" office:value-type="float" office:value="121" calcext:value-type="float">
            <text:p>121</text:p>
          </table:table-cell>
          <table:table-cell table:formula="of:=IF([.A310]&lt;256; FLOOR([.A310]/2); IF([.A310]&lt;768; FLOOR((511-[.A310])/2); FLOOR((-1024+[.A310])/2)))" office:value-type="float" office:value="102" calcext:value-type="float">
            <text:p>102</text:p>
          </table:table-cell>
          <table:table-cell table:formula="of:=IF([.A310]&lt;512; -128; 127)" office:value-type="float" office:value="-128" calcext:value-type="float">
            <text:p>-128</text:p>
          </table:table-cell>
          <table:table-cell table:formula="of:=FLOOR(-128+[.A310]/4)" office:value-type="float" office:value="-52" calcext:value-type="float">
            <text:p>-52</text:p>
          </table:table-cell>
          <table:table-cell table:formula="of:=-128 + FLOOR(RAND() * 256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FLOOR( 128 * SIN(RADIANS([.A311] * 360 / 1024)))" office:value-type="float" office:value="121" calcext:value-type="float">
            <text:p>121</text:p>
          </table:table-cell>
          <table:table-cell table:formula="of:=IF([.A311]&lt;256; FLOOR([.A311]/2); IF([.A311]&lt;768; FLOOR((511-[.A311])/2); FLOOR((-1024+[.A311])/2)))" office:value-type="float" office:value="101" calcext:value-type="float">
            <text:p>101</text:p>
          </table:table-cell>
          <table:table-cell table:formula="of:=IF([.A311]&lt;512; -128; 127)" office:value-type="float" office:value="-128" calcext:value-type="float">
            <text:p>-128</text:p>
          </table:table-cell>
          <table:table-cell table:formula="of:=FLOOR(-128+[.A311]/4)" office:value-type="float" office:value="-51" calcext:value-type="float">
            <text:p>-51</text:p>
          </table:table-cell>
          <table:table-cell table:formula="of:=-128 + FLOOR(RAND() * 256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FLOOR( 128 * SIN(RADIANS([.A312] * 360 / 1024)))" office:value-type="float" office:value="121" calcext:value-type="float">
            <text:p>121</text:p>
          </table:table-cell>
          <table:table-cell table:formula="of:=IF([.A312]&lt;256; FLOOR([.A312]/2); IF([.A312]&lt;768; FLOOR((511-[.A312])/2); FLOOR((-1024+[.A312])/2)))" office:value-type="float" office:value="101" calcext:value-type="float">
            <text:p>101</text:p>
          </table:table-cell>
          <table:table-cell table:formula="of:=IF([.A312]&lt;512; -128; 127)" office:value-type="float" office:value="-128" calcext:value-type="float">
            <text:p>-128</text:p>
          </table:table-cell>
          <table:table-cell table:formula="of:=FLOOR(-128+[.A312]/4)" office:value-type="float" office:value="-51" calcext:value-type="float">
            <text:p>-51</text:p>
          </table:table-cell>
          <table:table-cell table:formula="of:=-128 + FLOOR(RAND() * 256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FLOOR( 128 * SIN(RADIANS([.A313] * 360 / 1024)))" office:value-type="float" office:value="121" calcext:value-type="float">
            <text:p>121</text:p>
          </table:table-cell>
          <table:table-cell table:formula="of:=IF([.A313]&lt;256; FLOOR([.A313]/2); IF([.A313]&lt;768; FLOOR((511-[.A313])/2); FLOOR((-1024+[.A313])/2)))" office:value-type="float" office:value="100" calcext:value-type="float">
            <text:p>100</text:p>
          </table:table-cell>
          <table:table-cell table:formula="of:=IF([.A313]&lt;512; -128; 127)" office:value-type="float" office:value="-128" calcext:value-type="float">
            <text:p>-128</text:p>
          </table:table-cell>
          <table:table-cell table:formula="of:=FLOOR(-128+[.A313]/4)" office:value-type="float" office:value="-51" calcext:value-type="float">
            <text:p>-51</text:p>
          </table:table-cell>
          <table:table-cell table:formula="of:=-128 + FLOOR(RAND() * 256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FLOOR( 128 * SIN(RADIANS([.A314] * 360 / 1024)))" office:value-type="float" office:value="120" calcext:value-type="float">
            <text:p>120</text:p>
          </table:table-cell>
          <table:table-cell table:formula="of:=IF([.A314]&lt;256; FLOOR([.A314]/2); IF([.A314]&lt;768; FLOOR((511-[.A314])/2); FLOOR((-1024+[.A314])/2)))" office:value-type="float" office:value="100" calcext:value-type="float">
            <text:p>100</text:p>
          </table:table-cell>
          <table:table-cell table:formula="of:=IF([.A314]&lt;512; -128; 127)" office:value-type="float" office:value="-128" calcext:value-type="float">
            <text:p>-128</text:p>
          </table:table-cell>
          <table:table-cell table:formula="of:=FLOOR(-128+[.A314]/4)" office:value-type="float" office:value="-51" calcext:value-type="float">
            <text:p>-51</text:p>
          </table:table-cell>
          <table:table-cell table:formula="of:=-128 + FLOOR(RAND() * 256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FLOOR( 128 * SIN(RADIANS([.A315] * 360 / 1024)))" office:value-type="float" office:value="120" calcext:value-type="float">
            <text:p>120</text:p>
          </table:table-cell>
          <table:table-cell table:formula="of:=IF([.A315]&lt;256; FLOOR([.A315]/2); IF([.A315]&lt;768; FLOOR((511-[.A315])/2); FLOOR((-1024+[.A315])/2)))" office:value-type="float" office:value="99" calcext:value-type="float">
            <text:p>99</text:p>
          </table:table-cell>
          <table:table-cell table:formula="of:=IF([.A315]&lt;512; -128; 127)" office:value-type="float" office:value="-128" calcext:value-type="float">
            <text:p>-128</text:p>
          </table:table-cell>
          <table:table-cell table:formula="of:=FLOOR(-128+[.A315]/4)" office:value-type="float" office:value="-50" calcext:value-type="float">
            <text:p>-50</text:p>
          </table:table-cell>
          <table:table-cell table:formula="of:=-128 + FLOOR(RAND() * 256)" office:value-type="float" office:value="-123" calcext:value-type="float">
            <text:p>-12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FLOOR( 128 * SIN(RADIANS([.A316] * 360 / 1024)))" office:value-type="float" office:value="120" calcext:value-type="float">
            <text:p>120</text:p>
          </table:table-cell>
          <table:table-cell table:formula="of:=IF([.A316]&lt;256; FLOOR([.A316]/2); IF([.A316]&lt;768; FLOOR((511-[.A316])/2); FLOOR((-1024+[.A316])/2)))" office:value-type="float" office:value="99" calcext:value-type="float">
            <text:p>99</text:p>
          </table:table-cell>
          <table:table-cell table:formula="of:=IF([.A316]&lt;512; -128; 127)" office:value-type="float" office:value="-128" calcext:value-type="float">
            <text:p>-128</text:p>
          </table:table-cell>
          <table:table-cell table:formula="of:=FLOOR(-128+[.A316]/4)" office:value-type="float" office:value="-50" calcext:value-type="float">
            <text:p>-50</text:p>
          </table:table-cell>
          <table:table-cell table:formula="of:=-128 + FLOOR(RAND() * 256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FLOOR( 128 * SIN(RADIANS([.A317] * 360 / 1024)))" office:value-type="float" office:value="119" calcext:value-type="float">
            <text:p>119</text:p>
          </table:table-cell>
          <table:table-cell table:formula="of:=IF([.A317]&lt;256; FLOOR([.A317]/2); IF([.A317]&lt;768; FLOOR((511-[.A317])/2); FLOOR((-1024+[.A317])/2)))" office:value-type="float" office:value="98" calcext:value-type="float">
            <text:p>98</text:p>
          </table:table-cell>
          <table:table-cell table:formula="of:=IF([.A317]&lt;512; -128; 127)" office:value-type="float" office:value="-128" calcext:value-type="float">
            <text:p>-128</text:p>
          </table:table-cell>
          <table:table-cell table:formula="of:=FLOOR(-128+[.A317]/4)" office:value-type="float" office:value="-50" calcext:value-type="float">
            <text:p>-50</text:p>
          </table:table-cell>
          <table:table-cell table:formula="of:=-128 + FLOOR(RAND() * 256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FLOOR( 128 * SIN(RADIANS([.A318] * 360 / 1024)))" office:value-type="float" office:value="119" calcext:value-type="float">
            <text:p>119</text:p>
          </table:table-cell>
          <table:table-cell table:formula="of:=IF([.A318]&lt;256; FLOOR([.A318]/2); IF([.A318]&lt;768; FLOOR((511-[.A318])/2); FLOOR((-1024+[.A318])/2)))" office:value-type="float" office:value="98" calcext:value-type="float">
            <text:p>98</text:p>
          </table:table-cell>
          <table:table-cell table:formula="of:=IF([.A318]&lt;512; -128; 127)" office:value-type="float" office:value="-128" calcext:value-type="float">
            <text:p>-128</text:p>
          </table:table-cell>
          <table:table-cell table:formula="of:=FLOOR(-128+[.A318]/4)" office:value-type="float" office:value="-50" calcext:value-type="float">
            <text:p>-50</text:p>
          </table:table-cell>
          <table:table-cell table:formula="of:=-128 + FLOOR(RAND() * 256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FLOOR( 128 * SIN(RADIANS([.A319] * 360 / 1024)))" office:value-type="float" office:value="119" calcext:value-type="float">
            <text:p>119</text:p>
          </table:table-cell>
          <table:table-cell table:formula="of:=IF([.A319]&lt;256; FLOOR([.A319]/2); IF([.A319]&lt;768; FLOOR((511-[.A319])/2); FLOOR((-1024+[.A319])/2)))" office:value-type="float" office:value="97" calcext:value-type="float">
            <text:p>97</text:p>
          </table:table-cell>
          <table:table-cell table:formula="of:=IF([.A319]&lt;512; -128; 127)" office:value-type="float" office:value="-128" calcext:value-type="float">
            <text:p>-128</text:p>
          </table:table-cell>
          <table:table-cell table:formula="of:=FLOOR(-128+[.A319]/4)" office:value-type="float" office:value="-49" calcext:value-type="float">
            <text:p>-49</text:p>
          </table:table-cell>
          <table:table-cell table:formula="of:=-128 + FLOOR(RAND() * 256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FLOOR( 128 * SIN(RADIANS([.A320] * 360 / 1024)))" office:value-type="float" office:value="119" calcext:value-type="float">
            <text:p>119</text:p>
          </table:table-cell>
          <table:table-cell table:formula="of:=IF([.A320]&lt;256; FLOOR([.A320]/2); IF([.A320]&lt;768; FLOOR((511-[.A320])/2); FLOOR((-1024+[.A320])/2)))" office:value-type="float" office:value="97" calcext:value-type="float">
            <text:p>97</text:p>
          </table:table-cell>
          <table:table-cell table:formula="of:=IF([.A320]&lt;512; -128; 127)" office:value-type="float" office:value="-128" calcext:value-type="float">
            <text:p>-128</text:p>
          </table:table-cell>
          <table:table-cell table:formula="of:=FLOOR(-128+[.A320]/4)" office:value-type="float" office:value="-49" calcext:value-type="float">
            <text:p>-49</text:p>
          </table:table-cell>
          <table:table-cell table:formula="of:=-128 + FLOOR(RAND() * 256)"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FLOOR( 128 * SIN(RADIANS([.A321] * 360 / 1024)))" office:value-type="float" office:value="118" calcext:value-type="float">
            <text:p>118</text:p>
          </table:table-cell>
          <table:table-cell table:formula="of:=IF([.A321]&lt;256; FLOOR([.A321]/2); IF([.A321]&lt;768; FLOOR((511-[.A321])/2); FLOOR((-1024+[.A321])/2)))" office:value-type="float" office:value="96" calcext:value-type="float">
            <text:p>96</text:p>
          </table:table-cell>
          <table:table-cell table:formula="of:=IF([.A321]&lt;512; -128; 127)" office:value-type="float" office:value="-128" calcext:value-type="float">
            <text:p>-128</text:p>
          </table:table-cell>
          <table:table-cell table:formula="of:=FLOOR(-128+[.A321]/4)" office:value-type="float" office:value="-49" calcext:value-type="float">
            <text:p>-49</text:p>
          </table:table-cell>
          <table:table-cell table:formula="of:=-128 + FLOOR(RAND() * 256)"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FLOOR( 128 * SIN(RADIANS([.A322] * 360 / 1024)))" office:value-type="float" office:value="118" calcext:value-type="float">
            <text:p>118</text:p>
          </table:table-cell>
          <table:table-cell table:formula="of:=IF([.A322]&lt;256; FLOOR([.A322]/2); IF([.A322]&lt;768; FLOOR((511-[.A322])/2); FLOOR((-1024+[.A322])/2)))" office:value-type="float" office:value="96" calcext:value-type="float">
            <text:p>96</text:p>
          </table:table-cell>
          <table:table-cell table:formula="of:=IF([.A322]&lt;512; -128; 127)" office:value-type="float" office:value="-128" calcext:value-type="float">
            <text:p>-128</text:p>
          </table:table-cell>
          <table:table-cell table:formula="of:=FLOOR(-128+[.A322]/4)" office:value-type="float" office:value="-49" calcext:value-type="float">
            <text:p>-49</text:p>
          </table:table-cell>
          <table:table-cell table:formula="of:=-128 + FLOOR(RAND() * 256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FLOOR( 128 * SIN(RADIANS([.A323] * 360 / 1024)))" office:value-type="float" office:value="118" calcext:value-type="float">
            <text:p>118</text:p>
          </table:table-cell>
          <table:table-cell table:formula="of:=IF([.A323]&lt;256; FLOOR([.A323]/2); IF([.A323]&lt;768; FLOOR((511-[.A323])/2); FLOOR((-1024+[.A323])/2)))" office:value-type="float" office:value="95" calcext:value-type="float">
            <text:p>95</text:p>
          </table:table-cell>
          <table:table-cell table:formula="of:=IF([.A323]&lt;512; -128; 127)" office:value-type="float" office:value="-128" calcext:value-type="float">
            <text:p>-128</text:p>
          </table:table-cell>
          <table:table-cell table:formula="of:=FLOOR(-128+[.A323]/4)" office:value-type="float" office:value="-48" calcext:value-type="float">
            <text:p>-48</text:p>
          </table:table-cell>
          <table:table-cell table:formula="of:=-128 + FLOOR(RAND() * 256)"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FLOOR( 128 * SIN(RADIANS([.A324] * 360 / 1024)))" office:value-type="float" office:value="117" calcext:value-type="float">
            <text:p>117</text:p>
          </table:table-cell>
          <table:table-cell table:formula="of:=IF([.A324]&lt;256; FLOOR([.A324]/2); IF([.A324]&lt;768; FLOOR((511-[.A324])/2); FLOOR((-1024+[.A324])/2)))" office:value-type="float" office:value="95" calcext:value-type="float">
            <text:p>95</text:p>
          </table:table-cell>
          <table:table-cell table:formula="of:=IF([.A324]&lt;512; -128; 127)" office:value-type="float" office:value="-128" calcext:value-type="float">
            <text:p>-128</text:p>
          </table:table-cell>
          <table:table-cell table:formula="of:=FLOOR(-128+[.A324]/4)" office:value-type="float" office:value="-48" calcext:value-type="float">
            <text:p>-48</text:p>
          </table:table-cell>
          <table:table-cell table:formula="of:=-128 + FLOOR(RAND() * 256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FLOOR( 128 * SIN(RADIANS([.A325] * 360 / 1024)))" office:value-type="float" office:value="117" calcext:value-type="float">
            <text:p>117</text:p>
          </table:table-cell>
          <table:table-cell table:formula="of:=IF([.A325]&lt;256; FLOOR([.A325]/2); IF([.A325]&lt;768; FLOOR((511-[.A325])/2); FLOOR((-1024+[.A325])/2)))" office:value-type="float" office:value="94" calcext:value-type="float">
            <text:p>94</text:p>
          </table:table-cell>
          <table:table-cell table:formula="of:=IF([.A325]&lt;512; -128; 127)" office:value-type="float" office:value="-128" calcext:value-type="float">
            <text:p>-128</text:p>
          </table:table-cell>
          <table:table-cell table:formula="of:=FLOOR(-128+[.A325]/4)" office:value-type="float" office:value="-48" calcext:value-type="float">
            <text:p>-48</text:p>
          </table:table-cell>
          <table:table-cell table:formula="of:=-128 + FLOOR(RAND() * 256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FLOOR( 128 * SIN(RADIANS([.A326] * 360 / 1024)))" office:value-type="float" office:value="117" calcext:value-type="float">
            <text:p>117</text:p>
          </table:table-cell>
          <table:table-cell table:formula="of:=IF([.A326]&lt;256; FLOOR([.A326]/2); IF([.A326]&lt;768; FLOOR((511-[.A326])/2); FLOOR((-1024+[.A326])/2)))" office:value-type="float" office:value="94" calcext:value-type="float">
            <text:p>94</text:p>
          </table:table-cell>
          <table:table-cell table:formula="of:=IF([.A326]&lt;512; -128; 127)" office:value-type="float" office:value="-128" calcext:value-type="float">
            <text:p>-128</text:p>
          </table:table-cell>
          <table:table-cell table:formula="of:=FLOOR(-128+[.A326]/4)" office:value-type="float" office:value="-48" calcext:value-type="float">
            <text:p>-48</text:p>
          </table:table-cell>
          <table:table-cell table:formula="of:=-128 + FLOOR(RAND() * 256)"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FLOOR( 128 * SIN(RADIANS([.A327] * 360 / 1024)))" office:value-type="float" office:value="117" calcext:value-type="float">
            <text:p>117</text:p>
          </table:table-cell>
          <table:table-cell table:formula="of:=IF([.A327]&lt;256; FLOOR([.A327]/2); IF([.A327]&lt;768; FLOOR((511-[.A327])/2); FLOOR((-1024+[.A327])/2)))" office:value-type="float" office:value="93" calcext:value-type="float">
            <text:p>93</text:p>
          </table:table-cell>
          <table:table-cell table:formula="of:=IF([.A327]&lt;512; -128; 127)" office:value-type="float" office:value="-128" calcext:value-type="float">
            <text:p>-128</text:p>
          </table:table-cell>
          <table:table-cell table:formula="of:=FLOOR(-128+[.A327]/4)" office:value-type="float" office:value="-47" calcext:value-type="float">
            <text:p>-47</text:p>
          </table:table-cell>
          <table:table-cell table:formula="of:=-128 + FLOOR(RAND() * 256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FLOOR( 128 * SIN(RADIANS([.A328] * 360 / 1024)))" office:value-type="float" office:value="116" calcext:value-type="float">
            <text:p>116</text:p>
          </table:table-cell>
          <table:table-cell table:formula="of:=IF([.A328]&lt;256; FLOOR([.A328]/2); IF([.A328]&lt;768; FLOOR((511-[.A328])/2); FLOOR((-1024+[.A328])/2)))" office:value-type="float" office:value="93" calcext:value-type="float">
            <text:p>93</text:p>
          </table:table-cell>
          <table:table-cell table:formula="of:=IF([.A328]&lt;512; -128; 127)" office:value-type="float" office:value="-128" calcext:value-type="float">
            <text:p>-128</text:p>
          </table:table-cell>
          <table:table-cell table:formula="of:=FLOOR(-128+[.A328]/4)" office:value-type="float" office:value="-47" calcext:value-type="float">
            <text:p>-47</text:p>
          </table:table-cell>
          <table:table-cell table:formula="of:=-128 + FLOOR(RAND() * 256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FLOOR( 128 * SIN(RADIANS([.A329] * 360 / 1024)))" office:value-type="float" office:value="116" calcext:value-type="float">
            <text:p>116</text:p>
          </table:table-cell>
          <table:table-cell table:formula="of:=IF([.A329]&lt;256; FLOOR([.A329]/2); IF([.A329]&lt;768; FLOOR((511-[.A329])/2); FLOOR((-1024+[.A329])/2)))" office:value-type="float" office:value="92" calcext:value-type="float">
            <text:p>92</text:p>
          </table:table-cell>
          <table:table-cell table:formula="of:=IF([.A329]&lt;512; -128; 127)" office:value-type="float" office:value="-128" calcext:value-type="float">
            <text:p>-128</text:p>
          </table:table-cell>
          <table:table-cell table:formula="of:=FLOOR(-128+[.A329]/4)" office:value-type="float" office:value="-47" calcext:value-type="float">
            <text:p>-47</text:p>
          </table:table-cell>
          <table:table-cell table:formula="of:=-128 + FLOOR(RAND() * 256)"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FLOOR( 128 * SIN(RADIANS([.A330] * 360 / 1024)))" office:value-type="float" office:value="116" calcext:value-type="float">
            <text:p>116</text:p>
          </table:table-cell>
          <table:table-cell table:formula="of:=IF([.A330]&lt;256; FLOOR([.A330]/2); IF([.A330]&lt;768; FLOOR((511-[.A330])/2); FLOOR((-1024+[.A330])/2)))" office:value-type="float" office:value="92" calcext:value-type="float">
            <text:p>92</text:p>
          </table:table-cell>
          <table:table-cell table:formula="of:=IF([.A330]&lt;512; -128; 127)" office:value-type="float" office:value="-128" calcext:value-type="float">
            <text:p>-128</text:p>
          </table:table-cell>
          <table:table-cell table:formula="of:=FLOOR(-128+[.A330]/4)" office:value-type="float" office:value="-47" calcext:value-type="float">
            <text:p>-47</text:p>
          </table:table-cell>
          <table:table-cell table:formula="of:=-128 + FLOOR(RAND() * 256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FLOOR( 128 * SIN(RADIANS([.A331] * 360 / 1024)))" office:value-type="float" office:value="115" calcext:value-type="float">
            <text:p>115</text:p>
          </table:table-cell>
          <table:table-cell table:formula="of:=IF([.A331]&lt;256; FLOOR([.A331]/2); IF([.A331]&lt;768; FLOOR((511-[.A331])/2); FLOOR((-1024+[.A331])/2)))" office:value-type="float" office:value="91" calcext:value-type="float">
            <text:p>91</text:p>
          </table:table-cell>
          <table:table-cell table:formula="of:=IF([.A331]&lt;512; -128; 127)" office:value-type="float" office:value="-128" calcext:value-type="float">
            <text:p>-128</text:p>
          </table:table-cell>
          <table:table-cell table:formula="of:=FLOOR(-128+[.A331]/4)" office:value-type="float" office:value="-46" calcext:value-type="float">
            <text:p>-46</text:p>
          </table:table-cell>
          <table:table-cell table:formula="of:=-128 + FLOOR(RAND() * 256)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FLOOR( 128 * SIN(RADIANS([.A332] * 360 / 1024)))" office:value-type="float" office:value="115" calcext:value-type="float">
            <text:p>115</text:p>
          </table:table-cell>
          <table:table-cell table:formula="of:=IF([.A332]&lt;256; FLOOR([.A332]/2); IF([.A332]&lt;768; FLOOR((511-[.A332])/2); FLOOR((-1024+[.A332])/2)))" office:value-type="float" office:value="91" calcext:value-type="float">
            <text:p>91</text:p>
          </table:table-cell>
          <table:table-cell table:formula="of:=IF([.A332]&lt;512; -128; 127)" office:value-type="float" office:value="-128" calcext:value-type="float">
            <text:p>-128</text:p>
          </table:table-cell>
          <table:table-cell table:formula="of:=FLOOR(-128+[.A332]/4)" office:value-type="float" office:value="-46" calcext:value-type="float">
            <text:p>-46</text:p>
          </table:table-cell>
          <table:table-cell table:formula="of:=-128 + FLOOR(RAND() * 256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FLOOR( 128 * SIN(RADIANS([.A333] * 360 / 1024)))" office:value-type="float" office:value="115" calcext:value-type="float">
            <text:p>115</text:p>
          </table:table-cell>
          <table:table-cell table:formula="of:=IF([.A333]&lt;256; FLOOR([.A333]/2); IF([.A333]&lt;768; FLOOR((511-[.A333])/2); FLOOR((-1024+[.A333])/2)))" office:value-type="float" office:value="90" calcext:value-type="float">
            <text:p>90</text:p>
          </table:table-cell>
          <table:table-cell table:formula="of:=IF([.A333]&lt;512; -128; 127)" office:value-type="float" office:value="-128" calcext:value-type="float">
            <text:p>-128</text:p>
          </table:table-cell>
          <table:table-cell table:formula="of:=FLOOR(-128+[.A333]/4)" office:value-type="float" office:value="-46" calcext:value-type="float">
            <text:p>-46</text:p>
          </table:table-cell>
          <table:table-cell table:formula="of:=-128 + FLOOR(RAND() * 256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FLOOR( 128 * SIN(RADIANS([.A334] * 360 / 1024)))" office:value-type="float" office:value="114" calcext:value-type="float">
            <text:p>114</text:p>
          </table:table-cell>
          <table:table-cell table:formula="of:=IF([.A334]&lt;256; FLOOR([.A334]/2); IF([.A334]&lt;768; FLOOR((511-[.A334])/2); FLOOR((-1024+[.A334])/2)))" office:value-type="float" office:value="90" calcext:value-type="float">
            <text:p>90</text:p>
          </table:table-cell>
          <table:table-cell table:formula="of:=IF([.A334]&lt;512; -128; 127)" office:value-type="float" office:value="-128" calcext:value-type="float">
            <text:p>-128</text:p>
          </table:table-cell>
          <table:table-cell table:formula="of:=FLOOR(-128+[.A334]/4)" office:value-type="float" office:value="-46" calcext:value-type="float">
            <text:p>-46</text:p>
          </table:table-cell>
          <table:table-cell table:formula="of:=-128 + FLOOR(RAND() * 256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FLOOR( 128 * SIN(RADIANS([.A335] * 360 / 1024)))" office:value-type="float" office:value="114" calcext:value-type="float">
            <text:p>114</text:p>
          </table:table-cell>
          <table:table-cell table:formula="of:=IF([.A335]&lt;256; FLOOR([.A335]/2); IF([.A335]&lt;768; FLOOR((511-[.A335])/2); FLOOR((-1024+[.A335])/2)))" office:value-type="float" office:value="89" calcext:value-type="float">
            <text:p>89</text:p>
          </table:table-cell>
          <table:table-cell table:formula="of:=IF([.A335]&lt;512; -128; 127)" office:value-type="float" office:value="-128" calcext:value-type="float">
            <text:p>-128</text:p>
          </table:table-cell>
          <table:table-cell table:formula="of:=FLOOR(-128+[.A335]/4)" office:value-type="float" office:value="-45" calcext:value-type="float">
            <text:p>-45</text:p>
          </table:table-cell>
          <table:table-cell table:formula="of:=-128 + FLOOR(RAND() * 256)"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FLOOR( 128 * SIN(RADIANS([.A336] * 360 / 1024)))" office:value-type="float" office:value="113" calcext:value-type="float">
            <text:p>113</text:p>
          </table:table-cell>
          <table:table-cell table:formula="of:=IF([.A336]&lt;256; FLOOR([.A336]/2); IF([.A336]&lt;768; FLOOR((511-[.A336])/2); FLOOR((-1024+[.A336])/2)))" office:value-type="float" office:value="89" calcext:value-type="float">
            <text:p>89</text:p>
          </table:table-cell>
          <table:table-cell table:formula="of:=IF([.A336]&lt;512; -128; 127)" office:value-type="float" office:value="-128" calcext:value-type="float">
            <text:p>-128</text:p>
          </table:table-cell>
          <table:table-cell table:formula="of:=FLOOR(-128+[.A336]/4)" office:value-type="float" office:value="-45" calcext:value-type="float">
            <text:p>-45</text:p>
          </table:table-cell>
          <table:table-cell table:formula="of:=-128 + FLOOR(RAND() * 256)"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FLOOR( 128 * SIN(RADIANS([.A337] * 360 / 1024)))" office:value-type="float" office:value="113" calcext:value-type="float">
            <text:p>113</text:p>
          </table:table-cell>
          <table:table-cell table:formula="of:=IF([.A337]&lt;256; FLOOR([.A337]/2); IF([.A337]&lt;768; FLOOR((511-[.A337])/2); FLOOR((-1024+[.A337])/2)))" office:value-type="float" office:value="88" calcext:value-type="float">
            <text:p>88</text:p>
          </table:table-cell>
          <table:table-cell table:formula="of:=IF([.A337]&lt;512; -128; 127)" office:value-type="float" office:value="-128" calcext:value-type="float">
            <text:p>-128</text:p>
          </table:table-cell>
          <table:table-cell table:formula="of:=FLOOR(-128+[.A337]/4)" office:value-type="float" office:value="-45" calcext:value-type="float">
            <text:p>-45</text:p>
          </table:table-cell>
          <table:table-cell table:formula="of:=-128 + FLOOR(RAND() * 256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FLOOR( 128 * SIN(RADIANS([.A338] * 360 / 1024)))" office:value-type="float" office:value="113" calcext:value-type="float">
            <text:p>113</text:p>
          </table:table-cell>
          <table:table-cell table:formula="of:=IF([.A338]&lt;256; FLOOR([.A338]/2); IF([.A338]&lt;768; FLOOR((511-[.A338])/2); FLOOR((-1024+[.A338])/2)))" office:value-type="float" office:value="88" calcext:value-type="float">
            <text:p>88</text:p>
          </table:table-cell>
          <table:table-cell table:formula="of:=IF([.A338]&lt;512; -128; 127)" office:value-type="float" office:value="-128" calcext:value-type="float">
            <text:p>-128</text:p>
          </table:table-cell>
          <table:table-cell table:formula="of:=FLOOR(-128+[.A338]/4)" office:value-type="float" office:value="-45" calcext:value-type="float">
            <text:p>-45</text:p>
          </table:table-cell>
          <table:table-cell table:formula="of:=-128 + FLOOR(RAND() * 256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FLOOR( 128 * SIN(RADIANS([.A339] * 360 / 1024)))" office:value-type="float" office:value="112" calcext:value-type="float">
            <text:p>112</text:p>
          </table:table-cell>
          <table:table-cell table:formula="of:=IF([.A339]&lt;256; FLOOR([.A339]/2); IF([.A339]&lt;768; FLOOR((511-[.A339])/2); FLOOR((-1024+[.A339])/2)))" office:value-type="float" office:value="87" calcext:value-type="float">
            <text:p>87</text:p>
          </table:table-cell>
          <table:table-cell table:formula="of:=IF([.A339]&lt;512; -128; 127)" office:value-type="float" office:value="-128" calcext:value-type="float">
            <text:p>-128</text:p>
          </table:table-cell>
          <table:table-cell table:formula="of:=FLOOR(-128+[.A339]/4)" office:value-type="float" office:value="-44" calcext:value-type="float">
            <text:p>-44</text:p>
          </table:table-cell>
          <table:table-cell table:formula="of:=-128 + FLOOR(RAND() * 256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FLOOR( 128 * SIN(RADIANS([.A340] * 360 / 1024)))" office:value-type="float" office:value="112" calcext:value-type="float">
            <text:p>112</text:p>
          </table:table-cell>
          <table:table-cell table:formula="of:=IF([.A340]&lt;256; FLOOR([.A340]/2); IF([.A340]&lt;768; FLOOR((511-[.A340])/2); FLOOR((-1024+[.A340])/2)))" office:value-type="float" office:value="87" calcext:value-type="float">
            <text:p>87</text:p>
          </table:table-cell>
          <table:table-cell table:formula="of:=IF([.A340]&lt;512; -128; 127)" office:value-type="float" office:value="-128" calcext:value-type="float">
            <text:p>-128</text:p>
          </table:table-cell>
          <table:table-cell table:formula="of:=FLOOR(-128+[.A340]/4)" office:value-type="float" office:value="-44" calcext:value-type="float">
            <text:p>-44</text:p>
          </table:table-cell>
          <table:table-cell table:formula="of:=-128 + FLOOR(RAND() * 256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FLOOR( 128 * SIN(RADIANS([.A341] * 360 / 1024)))" office:value-type="float" office:value="112" calcext:value-type="float">
            <text:p>112</text:p>
          </table:table-cell>
          <table:table-cell table:formula="of:=IF([.A341]&lt;256; FLOOR([.A341]/2); IF([.A341]&lt;768; FLOOR((511-[.A341])/2); FLOOR((-1024+[.A341])/2)))" office:value-type="float" office:value="86" calcext:value-type="float">
            <text:p>86</text:p>
          </table:table-cell>
          <table:table-cell table:formula="of:=IF([.A341]&lt;512; -128; 127)" office:value-type="float" office:value="-128" calcext:value-type="float">
            <text:p>-128</text:p>
          </table:table-cell>
          <table:table-cell table:formula="of:=FLOOR(-128+[.A341]/4)" office:value-type="float" office:value="-44" calcext:value-type="float">
            <text:p>-44</text:p>
          </table:table-cell>
          <table:table-cell table:formula="of:=-128 + FLOOR(RAND() * 256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FLOOR( 128 * SIN(RADIANS([.A342] * 360 / 1024)))" office:value-type="float" office:value="111" calcext:value-type="float">
            <text:p>111</text:p>
          </table:table-cell>
          <table:table-cell table:formula="of:=IF([.A342]&lt;256; FLOOR([.A342]/2); IF([.A342]&lt;768; FLOOR((511-[.A342])/2); FLOOR((-1024+[.A342])/2)))" office:value-type="float" office:value="86" calcext:value-type="float">
            <text:p>86</text:p>
          </table:table-cell>
          <table:table-cell table:formula="of:=IF([.A342]&lt;512; -128; 127)" office:value-type="float" office:value="-128" calcext:value-type="float">
            <text:p>-128</text:p>
          </table:table-cell>
          <table:table-cell table:formula="of:=FLOOR(-128+[.A342]/4)" office:value-type="float" office:value="-44" calcext:value-type="float">
            <text:p>-44</text:p>
          </table:table-cell>
          <table:table-cell table:formula="of:=-128 + FLOOR(RAND() * 256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FLOOR( 128 * SIN(RADIANS([.A343] * 360 / 1024)))" office:value-type="float" office:value="111" calcext:value-type="float">
            <text:p>111</text:p>
          </table:table-cell>
          <table:table-cell table:formula="of:=IF([.A343]&lt;256; FLOOR([.A343]/2); IF([.A343]&lt;768; FLOOR((511-[.A343])/2); FLOOR((-1024+[.A343])/2)))" office:value-type="float" office:value="85" calcext:value-type="float">
            <text:p>85</text:p>
          </table:table-cell>
          <table:table-cell table:formula="of:=IF([.A343]&lt;512; -128; 127)" office:value-type="float" office:value="-128" calcext:value-type="float">
            <text:p>-128</text:p>
          </table:table-cell>
          <table:table-cell table:formula="of:=FLOOR(-128+[.A343]/4)" office:value-type="float" office:value="-43" calcext:value-type="float">
            <text:p>-43</text:p>
          </table:table-cell>
          <table:table-cell table:formula="of:=-128 + FLOOR(RAND() * 256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FLOOR( 128 * SIN(RADIANS([.A344] * 360 / 1024)))" office:value-type="float" office:value="110" calcext:value-type="float">
            <text:p>110</text:p>
          </table:table-cell>
          <table:table-cell table:formula="of:=IF([.A344]&lt;256; FLOOR([.A344]/2); IF([.A344]&lt;768; FLOOR((511-[.A344])/2); FLOOR((-1024+[.A344])/2)))" office:value-type="float" office:value="85" calcext:value-type="float">
            <text:p>85</text:p>
          </table:table-cell>
          <table:table-cell table:formula="of:=IF([.A344]&lt;512; -128; 127)" office:value-type="float" office:value="-128" calcext:value-type="float">
            <text:p>-128</text:p>
          </table:table-cell>
          <table:table-cell table:formula="of:=FLOOR(-128+[.A344]/4)" office:value-type="float" office:value="-43" calcext:value-type="float">
            <text:p>-43</text:p>
          </table:table-cell>
          <table:table-cell table:formula="of:=-128 + FLOOR(RAND() * 256)"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FLOOR( 128 * SIN(RADIANS([.A345] * 360 / 1024)))" office:value-type="float" office:value="110" calcext:value-type="float">
            <text:p>110</text:p>
          </table:table-cell>
          <table:table-cell table:formula="of:=IF([.A345]&lt;256; FLOOR([.A345]/2); IF([.A345]&lt;768; FLOOR((511-[.A345])/2); FLOOR((-1024+[.A345])/2)))" office:value-type="float" office:value="84" calcext:value-type="float">
            <text:p>84</text:p>
          </table:table-cell>
          <table:table-cell table:formula="of:=IF([.A345]&lt;512; -128; 127)" office:value-type="float" office:value="-128" calcext:value-type="float">
            <text:p>-128</text:p>
          </table:table-cell>
          <table:table-cell table:formula="of:=FLOOR(-128+[.A345]/4)" office:value-type="float" office:value="-43" calcext:value-type="float">
            <text:p>-43</text:p>
          </table:table-cell>
          <table:table-cell table:formula="of:=-128 + FLOOR(RAND() * 256)"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FLOOR( 128 * SIN(RADIANS([.A346] * 360 / 1024)))" office:value-type="float" office:value="110" calcext:value-type="float">
            <text:p>110</text:p>
          </table:table-cell>
          <table:table-cell table:formula="of:=IF([.A346]&lt;256; FLOOR([.A346]/2); IF([.A346]&lt;768; FLOOR((511-[.A346])/2); FLOOR((-1024+[.A346])/2)))" office:value-type="float" office:value="84" calcext:value-type="float">
            <text:p>84</text:p>
          </table:table-cell>
          <table:table-cell table:formula="of:=IF([.A346]&lt;512; -128; 127)" office:value-type="float" office:value="-128" calcext:value-type="float">
            <text:p>-128</text:p>
          </table:table-cell>
          <table:table-cell table:formula="of:=FLOOR(-128+[.A346]/4)" office:value-type="float" office:value="-43" calcext:value-type="float">
            <text:p>-43</text:p>
          </table:table-cell>
          <table:table-cell table:formula="of:=-128 + FLOOR(RAND() * 256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FLOOR( 128 * SIN(RADIANS([.A347] * 360 / 1024)))" office:value-type="float" office:value="109" calcext:value-type="float">
            <text:p>109</text:p>
          </table:table-cell>
          <table:table-cell table:formula="of:=IF([.A347]&lt;256; FLOOR([.A347]/2); IF([.A347]&lt;768; FLOOR((511-[.A347])/2); FLOOR((-1024+[.A347])/2)))" office:value-type="float" office:value="83" calcext:value-type="float">
            <text:p>83</text:p>
          </table:table-cell>
          <table:table-cell table:formula="of:=IF([.A347]&lt;512; -128; 127)" office:value-type="float" office:value="-128" calcext:value-type="float">
            <text:p>-128</text:p>
          </table:table-cell>
          <table:table-cell table:formula="of:=FLOOR(-128+[.A347]/4)" office:value-type="float" office:value="-42" calcext:value-type="float">
            <text:p>-42</text:p>
          </table:table-cell>
          <table:table-cell table:formula="of:=-128 + FLOOR(RAND() * 256)"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FLOOR( 128 * SIN(RADIANS([.A348] * 360 / 1024)))" office:value-type="float" office:value="109" calcext:value-type="float">
            <text:p>109</text:p>
          </table:table-cell>
          <table:table-cell table:formula="of:=IF([.A348]&lt;256; FLOOR([.A348]/2); IF([.A348]&lt;768; FLOOR((511-[.A348])/2); FLOOR((-1024+[.A348])/2)))" office:value-type="float" office:value="83" calcext:value-type="float">
            <text:p>83</text:p>
          </table:table-cell>
          <table:table-cell table:formula="of:=IF([.A348]&lt;512; -128; 127)" office:value-type="float" office:value="-128" calcext:value-type="float">
            <text:p>-128</text:p>
          </table:table-cell>
          <table:table-cell table:formula="of:=FLOOR(-128+[.A348]/4)" office:value-type="float" office:value="-42" calcext:value-type="float">
            <text:p>-42</text:p>
          </table:table-cell>
          <table:table-cell table:formula="of:=-128 + FLOOR(RAND() * 256)" office:value-type="float" office:value="-126" calcext:value-type="float">
            <text:p>-12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FLOOR( 128 * SIN(RADIANS([.A349] * 360 / 1024)))" office:value-type="float" office:value="108" calcext:value-type="float">
            <text:p>108</text:p>
          </table:table-cell>
          <table:table-cell table:formula="of:=IF([.A349]&lt;256; FLOOR([.A349]/2); IF([.A349]&lt;768; FLOOR((511-[.A349])/2); FLOOR((-1024+[.A349])/2)))" office:value-type="float" office:value="82" calcext:value-type="float">
            <text:p>82</text:p>
          </table:table-cell>
          <table:table-cell table:formula="of:=IF([.A349]&lt;512; -128; 127)" office:value-type="float" office:value="-128" calcext:value-type="float">
            <text:p>-128</text:p>
          </table:table-cell>
          <table:table-cell table:formula="of:=FLOOR(-128+[.A349]/4)" office:value-type="float" office:value="-42" calcext:value-type="float">
            <text:p>-42</text:p>
          </table:table-cell>
          <table:table-cell table:formula="of:=-128 + FLOOR(RAND() * 256)"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FLOOR( 128 * SIN(RADIANS([.A350] * 360 / 1024)))" office:value-type="float" office:value="108" calcext:value-type="float">
            <text:p>108</text:p>
          </table:table-cell>
          <table:table-cell table:formula="of:=IF([.A350]&lt;256; FLOOR([.A350]/2); IF([.A350]&lt;768; FLOOR((511-[.A350])/2); FLOOR((-1024+[.A350])/2)))" office:value-type="float" office:value="82" calcext:value-type="float">
            <text:p>82</text:p>
          </table:table-cell>
          <table:table-cell table:formula="of:=IF([.A350]&lt;512; -128; 127)" office:value-type="float" office:value="-128" calcext:value-type="float">
            <text:p>-128</text:p>
          </table:table-cell>
          <table:table-cell table:formula="of:=FLOOR(-128+[.A350]/4)" office:value-type="float" office:value="-42" calcext:value-type="float">
            <text:p>-42</text:p>
          </table:table-cell>
          <table:table-cell table:formula="of:=-128 + FLOOR(RAND() * 256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FLOOR( 128 * SIN(RADIANS([.A351] * 360 / 1024)))" office:value-type="float" office:value="108" calcext:value-type="float">
            <text:p>108</text:p>
          </table:table-cell>
          <table:table-cell table:formula="of:=IF([.A351]&lt;256; FLOOR([.A351]/2); IF([.A351]&lt;768; FLOOR((511-[.A351])/2); FLOOR((-1024+[.A351])/2)))" office:value-type="float" office:value="81" calcext:value-type="float">
            <text:p>81</text:p>
          </table:table-cell>
          <table:table-cell table:formula="of:=IF([.A351]&lt;512; -128; 127)" office:value-type="float" office:value="-128" calcext:value-type="float">
            <text:p>-128</text:p>
          </table:table-cell>
          <table:table-cell table:formula="of:=FLOOR(-128+[.A351]/4)" office:value-type="float" office:value="-41" calcext:value-type="float">
            <text:p>-41</text:p>
          </table:table-cell>
          <table:table-cell table:formula="of:=-128 + FLOOR(RAND() * 256)"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FLOOR( 128 * SIN(RADIANS([.A352] * 360 / 1024)))" office:value-type="float" office:value="107" calcext:value-type="float">
            <text:p>107</text:p>
          </table:table-cell>
          <table:table-cell table:formula="of:=IF([.A352]&lt;256; FLOOR([.A352]/2); IF([.A352]&lt;768; FLOOR((511-[.A352])/2); FLOOR((-1024+[.A352])/2)))" office:value-type="float" office:value="81" calcext:value-type="float">
            <text:p>81</text:p>
          </table:table-cell>
          <table:table-cell table:formula="of:=IF([.A352]&lt;512; -128; 127)" office:value-type="float" office:value="-128" calcext:value-type="float">
            <text:p>-128</text:p>
          </table:table-cell>
          <table:table-cell table:formula="of:=FLOOR(-128+[.A352]/4)" office:value-type="float" office:value="-41" calcext:value-type="float">
            <text:p>-41</text:p>
          </table:table-cell>
          <table:table-cell table:formula="of:=-128 + FLOOR(RAND() * 256)"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FLOOR( 128 * SIN(RADIANS([.A353] * 360 / 1024)))" office:value-type="float" office:value="107" calcext:value-type="float">
            <text:p>107</text:p>
          </table:table-cell>
          <table:table-cell table:formula="of:=IF([.A353]&lt;256; FLOOR([.A353]/2); IF([.A353]&lt;768; FLOOR((511-[.A353])/2); FLOOR((-1024+[.A353])/2)))" office:value-type="float" office:value="80" calcext:value-type="float">
            <text:p>80</text:p>
          </table:table-cell>
          <table:table-cell table:formula="of:=IF([.A353]&lt;512; -128; 127)" office:value-type="float" office:value="-128" calcext:value-type="float">
            <text:p>-128</text:p>
          </table:table-cell>
          <table:table-cell table:formula="of:=FLOOR(-128+[.A353]/4)" office:value-type="float" office:value="-41" calcext:value-type="float">
            <text:p>-41</text:p>
          </table:table-cell>
          <table:table-cell table:formula="of:=-128 + FLOOR(RAND() * 256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FLOOR( 128 * SIN(RADIANS([.A354] * 360 / 1024)))" office:value-type="float" office:value="106" calcext:value-type="float">
            <text:p>106</text:p>
          </table:table-cell>
          <table:table-cell table:formula="of:=IF([.A354]&lt;256; FLOOR([.A354]/2); IF([.A354]&lt;768; FLOOR((511-[.A354])/2); FLOOR((-1024+[.A354])/2)))" office:value-type="float" office:value="80" calcext:value-type="float">
            <text:p>80</text:p>
          </table:table-cell>
          <table:table-cell table:formula="of:=IF([.A354]&lt;512; -128; 127)" office:value-type="float" office:value="-128" calcext:value-type="float">
            <text:p>-128</text:p>
          </table:table-cell>
          <table:table-cell table:formula="of:=FLOOR(-128+[.A354]/4)" office:value-type="float" office:value="-41" calcext:value-type="float">
            <text:p>-41</text:p>
          </table:table-cell>
          <table:table-cell table:formula="of:=-128 + FLOOR(RAND() * 256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FLOOR( 128 * SIN(RADIANS([.A355] * 360 / 1024)))" office:value-type="float" office:value="106" calcext:value-type="float">
            <text:p>106</text:p>
          </table:table-cell>
          <table:table-cell table:formula="of:=IF([.A355]&lt;256; FLOOR([.A355]/2); IF([.A355]&lt;768; FLOOR((511-[.A355])/2); FLOOR((-1024+[.A355])/2)))" office:value-type="float" office:value="79" calcext:value-type="float">
            <text:p>79</text:p>
          </table:table-cell>
          <table:table-cell table:formula="of:=IF([.A355]&lt;512; -128; 127)" office:value-type="float" office:value="-128" calcext:value-type="float">
            <text:p>-128</text:p>
          </table:table-cell>
          <table:table-cell table:formula="of:=FLOOR(-128+[.A355]/4)" office:value-type="float" office:value="-40" calcext:value-type="float">
            <text:p>-40</text:p>
          </table:table-cell>
          <table:table-cell table:formula="of:=-128 + FLOOR(RAND() * 256)"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FLOOR( 128 * SIN(RADIANS([.A356] * 360 / 1024)))" office:value-type="float" office:value="105" calcext:value-type="float">
            <text:p>105</text:p>
          </table:table-cell>
          <table:table-cell table:formula="of:=IF([.A356]&lt;256; FLOOR([.A356]/2); IF([.A356]&lt;768; FLOOR((511-[.A356])/2); FLOOR((-1024+[.A356])/2)))" office:value-type="float" office:value="79" calcext:value-type="float">
            <text:p>79</text:p>
          </table:table-cell>
          <table:table-cell table:formula="of:=IF([.A356]&lt;512; -128; 127)" office:value-type="float" office:value="-128" calcext:value-type="float">
            <text:p>-128</text:p>
          </table:table-cell>
          <table:table-cell table:formula="of:=FLOOR(-128+[.A356]/4)" office:value-type="float" office:value="-40" calcext:value-type="float">
            <text:p>-40</text:p>
          </table:table-cell>
          <table:table-cell table:formula="of:=-128 + FLOOR(RAND() * 256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FLOOR( 128 * SIN(RADIANS([.A357] * 360 / 1024)))" office:value-type="float" office:value="105" calcext:value-type="float">
            <text:p>105</text:p>
          </table:table-cell>
          <table:table-cell table:formula="of:=IF([.A357]&lt;256; FLOOR([.A357]/2); IF([.A357]&lt;768; FLOOR((511-[.A357])/2); FLOOR((-1024+[.A357])/2)))" office:value-type="float" office:value="78" calcext:value-type="float">
            <text:p>78</text:p>
          </table:table-cell>
          <table:table-cell table:formula="of:=IF([.A357]&lt;512; -128; 127)" office:value-type="float" office:value="-128" calcext:value-type="float">
            <text:p>-128</text:p>
          </table:table-cell>
          <table:table-cell table:formula="of:=FLOOR(-128+[.A357]/4)" office:value-type="float" office:value="-40" calcext:value-type="float">
            <text:p>-40</text:p>
          </table:table-cell>
          <table:table-cell table:formula="of:=-128 + FLOOR(RAND() * 256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FLOOR( 128 * SIN(RADIANS([.A358] * 360 / 1024)))" office:value-type="float" office:value="105" calcext:value-type="float">
            <text:p>105</text:p>
          </table:table-cell>
          <table:table-cell table:formula="of:=IF([.A358]&lt;256; FLOOR([.A358]/2); IF([.A358]&lt;768; FLOOR((511-[.A358])/2); FLOOR((-1024+[.A358])/2)))" office:value-type="float" office:value="78" calcext:value-type="float">
            <text:p>78</text:p>
          </table:table-cell>
          <table:table-cell table:formula="of:=IF([.A358]&lt;512; -128; 127)" office:value-type="float" office:value="-128" calcext:value-type="float">
            <text:p>-128</text:p>
          </table:table-cell>
          <table:table-cell table:formula="of:=FLOOR(-128+[.A358]/4)" office:value-type="float" office:value="-40" calcext:value-type="float">
            <text:p>-40</text:p>
          </table:table-cell>
          <table:table-cell table:formula="of:=-128 + FLOOR(RAND() * 256)"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FLOOR( 128 * SIN(RADIANS([.A359] * 360 / 1024)))" office:value-type="float" office:value="104" calcext:value-type="float">
            <text:p>104</text:p>
          </table:table-cell>
          <table:table-cell table:formula="of:=IF([.A359]&lt;256; FLOOR([.A359]/2); IF([.A359]&lt;768; FLOOR((511-[.A359])/2); FLOOR((-1024+[.A359])/2)))" office:value-type="float" office:value="77" calcext:value-type="float">
            <text:p>77</text:p>
          </table:table-cell>
          <table:table-cell table:formula="of:=IF([.A359]&lt;512; -128; 127)" office:value-type="float" office:value="-128" calcext:value-type="float">
            <text:p>-128</text:p>
          </table:table-cell>
          <table:table-cell table:formula="of:=FLOOR(-128+[.A359]/4)" office:value-type="float" office:value="-39" calcext:value-type="float">
            <text:p>-39</text:p>
          </table:table-cell>
          <table:table-cell table:formula="of:=-128 + FLOOR(RAND() * 256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FLOOR( 128 * SIN(RADIANS([.A360] * 360 / 1024)))" office:value-type="float" office:value="104" calcext:value-type="float">
            <text:p>104</text:p>
          </table:table-cell>
          <table:table-cell table:formula="of:=IF([.A360]&lt;256; FLOOR([.A360]/2); IF([.A360]&lt;768; FLOOR((511-[.A360])/2); FLOOR((-1024+[.A360])/2)))" office:value-type="float" office:value="77" calcext:value-type="float">
            <text:p>77</text:p>
          </table:table-cell>
          <table:table-cell table:formula="of:=IF([.A360]&lt;512; -128; 127)" office:value-type="float" office:value="-128" calcext:value-type="float">
            <text:p>-128</text:p>
          </table:table-cell>
          <table:table-cell table:formula="of:=FLOOR(-128+[.A360]/4)" office:value-type="float" office:value="-39" calcext:value-type="float">
            <text:p>-39</text:p>
          </table:table-cell>
          <table:table-cell table:formula="of:=-128 + FLOOR(RAND() * 256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FLOOR( 128 * SIN(RADIANS([.A361] * 360 / 1024)))" office:value-type="float" office:value="103" calcext:value-type="float">
            <text:p>103</text:p>
          </table:table-cell>
          <table:table-cell table:formula="of:=IF([.A361]&lt;256; FLOOR([.A361]/2); IF([.A361]&lt;768; FLOOR((511-[.A361])/2); FLOOR((-1024+[.A361])/2)))" office:value-type="float" office:value="76" calcext:value-type="float">
            <text:p>76</text:p>
          </table:table-cell>
          <table:table-cell table:formula="of:=IF([.A361]&lt;512; -128; 127)" office:value-type="float" office:value="-128" calcext:value-type="float">
            <text:p>-128</text:p>
          </table:table-cell>
          <table:table-cell table:formula="of:=FLOOR(-128+[.A361]/4)" office:value-type="float" office:value="-39" calcext:value-type="float">
            <text:p>-39</text:p>
          </table:table-cell>
          <table:table-cell table:formula="of:=-128 + FLOOR(RAND() * 256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FLOOR( 128 * SIN(RADIANS([.A362] * 360 / 1024)))" office:value-type="float" office:value="103" calcext:value-type="float">
            <text:p>103</text:p>
          </table:table-cell>
          <table:table-cell table:formula="of:=IF([.A362]&lt;256; FLOOR([.A362]/2); IF([.A362]&lt;768; FLOOR((511-[.A362])/2); FLOOR((-1024+[.A362])/2)))" office:value-type="float" office:value="76" calcext:value-type="float">
            <text:p>76</text:p>
          </table:table-cell>
          <table:table-cell table:formula="of:=IF([.A362]&lt;512; -128; 127)" office:value-type="float" office:value="-128" calcext:value-type="float">
            <text:p>-128</text:p>
          </table:table-cell>
          <table:table-cell table:formula="of:=FLOOR(-128+[.A362]/4)" office:value-type="float" office:value="-39" calcext:value-type="float">
            <text:p>-39</text:p>
          </table:table-cell>
          <table:table-cell table:formula="of:=-128 + FLOOR(RAND() * 256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FLOOR( 128 * SIN(RADIANS([.A363] * 360 / 1024)))" office:value-type="float" office:value="102" calcext:value-type="float">
            <text:p>102</text:p>
          </table:table-cell>
          <table:table-cell table:formula="of:=IF([.A363]&lt;256; FLOOR([.A363]/2); IF([.A363]&lt;768; FLOOR((511-[.A363])/2); FLOOR((-1024+[.A363])/2)))" office:value-type="float" office:value="75" calcext:value-type="float">
            <text:p>75</text:p>
          </table:table-cell>
          <table:table-cell table:formula="of:=IF([.A363]&lt;512; -128; 127)" office:value-type="float" office:value="-128" calcext:value-type="float">
            <text:p>-128</text:p>
          </table:table-cell>
          <table:table-cell table:formula="of:=FLOOR(-128+[.A363]/4)" office:value-type="float" office:value="-38" calcext:value-type="float">
            <text:p>-38</text:p>
          </table:table-cell>
          <table:table-cell table:formula="of:=-128 + FLOOR(RAND() * 256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FLOOR( 128 * SIN(RADIANS([.A364] * 360 / 1024)))" office:value-type="float" office:value="102" calcext:value-type="float">
            <text:p>102</text:p>
          </table:table-cell>
          <table:table-cell table:formula="of:=IF([.A364]&lt;256; FLOOR([.A364]/2); IF([.A364]&lt;768; FLOOR((511-[.A364])/2); FLOOR((-1024+[.A364])/2)))" office:value-type="float" office:value="75" calcext:value-type="float">
            <text:p>75</text:p>
          </table:table-cell>
          <table:table-cell table:formula="of:=IF([.A364]&lt;512; -128; 127)" office:value-type="float" office:value="-128" calcext:value-type="float">
            <text:p>-128</text:p>
          </table:table-cell>
          <table:table-cell table:formula="of:=FLOOR(-128+[.A364]/4)" office:value-type="float" office:value="-38" calcext:value-type="float">
            <text:p>-38</text:p>
          </table:table-cell>
          <table:table-cell table:formula="of:=-128 + FLOOR(RAND() * 256)"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FLOOR( 128 * SIN(RADIANS([.A365] * 360 / 1024)))" office:value-type="float" office:value="101" calcext:value-type="float">
            <text:p>101</text:p>
          </table:table-cell>
          <table:table-cell table:formula="of:=IF([.A365]&lt;256; FLOOR([.A365]/2); IF([.A365]&lt;768; FLOOR((511-[.A365])/2); FLOOR((-1024+[.A365])/2)))" office:value-type="float" office:value="74" calcext:value-type="float">
            <text:p>74</text:p>
          </table:table-cell>
          <table:table-cell table:formula="of:=IF([.A365]&lt;512; -128; 127)" office:value-type="float" office:value="-128" calcext:value-type="float">
            <text:p>-128</text:p>
          </table:table-cell>
          <table:table-cell table:formula="of:=FLOOR(-128+[.A365]/4)" office:value-type="float" office:value="-38" calcext:value-type="float">
            <text:p>-38</text:p>
          </table:table-cell>
          <table:table-cell table:formula="of:=-128 + FLOOR(RAND() * 256)"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FLOOR( 128 * SIN(RADIANS([.A366] * 360 / 1024)))" office:value-type="float" office:value="101" calcext:value-type="float">
            <text:p>101</text:p>
          </table:table-cell>
          <table:table-cell table:formula="of:=IF([.A366]&lt;256; FLOOR([.A366]/2); IF([.A366]&lt;768; FLOOR((511-[.A366])/2); FLOOR((-1024+[.A366])/2)))" office:value-type="float" office:value="74" calcext:value-type="float">
            <text:p>74</text:p>
          </table:table-cell>
          <table:table-cell table:formula="of:=IF([.A366]&lt;512; -128; 127)" office:value-type="float" office:value="-128" calcext:value-type="float">
            <text:p>-128</text:p>
          </table:table-cell>
          <table:table-cell table:formula="of:=FLOOR(-128+[.A366]/4)" office:value-type="float" office:value="-38" calcext:value-type="float">
            <text:p>-38</text:p>
          </table:table-cell>
          <table:table-cell table:formula="of:=-128 + FLOOR(RAND() * 256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FLOOR( 128 * SIN(RADIANS([.A367] * 360 / 1024)))" office:value-type="float" office:value="100" calcext:value-type="float">
            <text:p>100</text:p>
          </table:table-cell>
          <table:table-cell table:formula="of:=IF([.A367]&lt;256; FLOOR([.A367]/2); IF([.A367]&lt;768; FLOOR((511-[.A367])/2); FLOOR((-1024+[.A367])/2)))" office:value-type="float" office:value="73" calcext:value-type="float">
            <text:p>73</text:p>
          </table:table-cell>
          <table:table-cell table:formula="of:=IF([.A367]&lt;512; -128; 127)" office:value-type="float" office:value="-128" calcext:value-type="float">
            <text:p>-128</text:p>
          </table:table-cell>
          <table:table-cell table:formula="of:=FLOOR(-128+[.A367]/4)" office:value-type="float" office:value="-37" calcext:value-type="float">
            <text:p>-37</text:p>
          </table:table-cell>
          <table:table-cell table:formula="of:=-128 + FLOOR(RAND() * 256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FLOOR( 128 * SIN(RADIANS([.A368] * 360 / 1024)))" office:value-type="float" office:value="100" calcext:value-type="float">
            <text:p>100</text:p>
          </table:table-cell>
          <table:table-cell table:formula="of:=IF([.A368]&lt;256; FLOOR([.A368]/2); IF([.A368]&lt;768; FLOOR((511-[.A368])/2); FLOOR((-1024+[.A368])/2)))" office:value-type="float" office:value="73" calcext:value-type="float">
            <text:p>73</text:p>
          </table:table-cell>
          <table:table-cell table:formula="of:=IF([.A368]&lt;512; -128; 127)" office:value-type="float" office:value="-128" calcext:value-type="float">
            <text:p>-128</text:p>
          </table:table-cell>
          <table:table-cell table:formula="of:=FLOOR(-128+[.A368]/4)" office:value-type="float" office:value="-37" calcext:value-type="float">
            <text:p>-37</text:p>
          </table:table-cell>
          <table:table-cell table:formula="of:=-128 + FLOOR(RAND() * 256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FLOOR( 128 * SIN(RADIANS([.A369] * 360 / 1024)))" office:value-type="float" office:value="99" calcext:value-type="float">
            <text:p>99</text:p>
          </table:table-cell>
          <table:table-cell table:formula="of:=IF([.A369]&lt;256; FLOOR([.A369]/2); IF([.A369]&lt;768; FLOOR((511-[.A369])/2); FLOOR((-1024+[.A369])/2)))" office:value-type="float" office:value="72" calcext:value-type="float">
            <text:p>72</text:p>
          </table:table-cell>
          <table:table-cell table:formula="of:=IF([.A369]&lt;512; -128; 127)" office:value-type="float" office:value="-128" calcext:value-type="float">
            <text:p>-128</text:p>
          </table:table-cell>
          <table:table-cell table:formula="of:=FLOOR(-128+[.A369]/4)" office:value-type="float" office:value="-37" calcext:value-type="float">
            <text:p>-37</text:p>
          </table:table-cell>
          <table:table-cell table:formula="of:=-128 + FLOOR(RAND() * 256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FLOOR( 128 * SIN(RADIANS([.A370] * 360 / 1024)))" office:value-type="float" office:value="99" calcext:value-type="float">
            <text:p>99</text:p>
          </table:table-cell>
          <table:table-cell table:formula="of:=IF([.A370]&lt;256; FLOOR([.A370]/2); IF([.A370]&lt;768; FLOOR((511-[.A370])/2); FLOOR((-1024+[.A370])/2)))" office:value-type="float" office:value="72" calcext:value-type="float">
            <text:p>72</text:p>
          </table:table-cell>
          <table:table-cell table:formula="of:=IF([.A370]&lt;512; -128; 127)" office:value-type="float" office:value="-128" calcext:value-type="float">
            <text:p>-128</text:p>
          </table:table-cell>
          <table:table-cell table:formula="of:=FLOOR(-128+[.A370]/4)" office:value-type="float" office:value="-37" calcext:value-type="float">
            <text:p>-37</text:p>
          </table:table-cell>
          <table:table-cell table:formula="of:=-128 + FLOOR(RAND() * 256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FLOOR( 128 * SIN(RADIANS([.A371] * 360 / 1024)))" office:value-type="float" office:value="98" calcext:value-type="float">
            <text:p>98</text:p>
          </table:table-cell>
          <table:table-cell table:formula="of:=IF([.A371]&lt;256; FLOOR([.A371]/2); IF([.A371]&lt;768; FLOOR((511-[.A371])/2); FLOOR((-1024+[.A371])/2)))" office:value-type="float" office:value="71" calcext:value-type="float">
            <text:p>71</text:p>
          </table:table-cell>
          <table:table-cell table:formula="of:=IF([.A371]&lt;512; -128; 127)" office:value-type="float" office:value="-128" calcext:value-type="float">
            <text:p>-128</text:p>
          </table:table-cell>
          <table:table-cell table:formula="of:=FLOOR(-128+[.A371]/4)" office:value-type="float" office:value="-36" calcext:value-type="float">
            <text:p>-36</text:p>
          </table:table-cell>
          <table:table-cell table:formula="of:=-128 + FLOOR(RAND() * 256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FLOOR( 128 * SIN(RADIANS([.A372] * 360 / 1024)))" office:value-type="float" office:value="98" calcext:value-type="float">
            <text:p>98</text:p>
          </table:table-cell>
          <table:table-cell table:formula="of:=IF([.A372]&lt;256; FLOOR([.A372]/2); IF([.A372]&lt;768; FLOOR((511-[.A372])/2); FLOOR((-1024+[.A372])/2)))" office:value-type="float" office:value="71" calcext:value-type="float">
            <text:p>71</text:p>
          </table:table-cell>
          <table:table-cell table:formula="of:=IF([.A372]&lt;512; -128; 127)" office:value-type="float" office:value="-128" calcext:value-type="float">
            <text:p>-128</text:p>
          </table:table-cell>
          <table:table-cell table:formula="of:=FLOOR(-128+[.A372]/4)" office:value-type="float" office:value="-36" calcext:value-type="float">
            <text:p>-36</text:p>
          </table:table-cell>
          <table:table-cell table:formula="of:=-128 + FLOOR(RAND() * 256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FLOOR( 128 * SIN(RADIANS([.A373] * 360 / 1024)))" office:value-type="float" office:value="97" calcext:value-type="float">
            <text:p>97</text:p>
          </table:table-cell>
          <table:table-cell table:formula="of:=IF([.A373]&lt;256; FLOOR([.A373]/2); IF([.A373]&lt;768; FLOOR((511-[.A373])/2); FLOOR((-1024+[.A373])/2)))" office:value-type="float" office:value="70" calcext:value-type="float">
            <text:p>70</text:p>
          </table:table-cell>
          <table:table-cell table:formula="of:=IF([.A373]&lt;512; -128; 127)" office:value-type="float" office:value="-128" calcext:value-type="float">
            <text:p>-128</text:p>
          </table:table-cell>
          <table:table-cell table:formula="of:=FLOOR(-128+[.A373]/4)" office:value-type="float" office:value="-36" calcext:value-type="float">
            <text:p>-36</text:p>
          </table:table-cell>
          <table:table-cell table:formula="of:=-128 + FLOOR(RAND() * 256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FLOOR( 128 * SIN(RADIANS([.A374] * 360 / 1024)))" office:value-type="float" office:value="97" calcext:value-type="float">
            <text:p>97</text:p>
          </table:table-cell>
          <table:table-cell table:formula="of:=IF([.A374]&lt;256; FLOOR([.A374]/2); IF([.A374]&lt;768; FLOOR((511-[.A374])/2); FLOOR((-1024+[.A374])/2)))" office:value-type="float" office:value="70" calcext:value-type="float">
            <text:p>70</text:p>
          </table:table-cell>
          <table:table-cell table:formula="of:=IF([.A374]&lt;512; -128; 127)" office:value-type="float" office:value="-128" calcext:value-type="float">
            <text:p>-128</text:p>
          </table:table-cell>
          <table:table-cell table:formula="of:=FLOOR(-128+[.A374]/4)" office:value-type="float" office:value="-36" calcext:value-type="float">
            <text:p>-36</text:p>
          </table:table-cell>
          <table:table-cell table:formula="of:=-128 + FLOOR(RAND() * 256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FLOOR( 128 * SIN(RADIANS([.A375] * 360 / 1024)))" office:value-type="float" office:value="96" calcext:value-type="float">
            <text:p>96</text:p>
          </table:table-cell>
          <table:table-cell table:formula="of:=IF([.A375]&lt;256; FLOOR([.A375]/2); IF([.A375]&lt;768; FLOOR((511-[.A375])/2); FLOOR((-1024+[.A375])/2)))" office:value-type="float" office:value="69" calcext:value-type="float">
            <text:p>69</text:p>
          </table:table-cell>
          <table:table-cell table:formula="of:=IF([.A375]&lt;512; -128; 127)" office:value-type="float" office:value="-128" calcext:value-type="float">
            <text:p>-128</text:p>
          </table:table-cell>
          <table:table-cell table:formula="of:=FLOOR(-128+[.A375]/4)" office:value-type="float" office:value="-35" calcext:value-type="float">
            <text:p>-35</text:p>
          </table:table-cell>
          <table:table-cell table:formula="of:=-128 + FLOOR(RAND() * 256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FLOOR( 128 * SIN(RADIANS([.A376] * 360 / 1024)))" office:value-type="float" office:value="96" calcext:value-type="float">
            <text:p>96</text:p>
          </table:table-cell>
          <table:table-cell table:formula="of:=IF([.A376]&lt;256; FLOOR([.A376]/2); IF([.A376]&lt;768; FLOOR((511-[.A376])/2); FLOOR((-1024+[.A376])/2)))" office:value-type="float" office:value="69" calcext:value-type="float">
            <text:p>69</text:p>
          </table:table-cell>
          <table:table-cell table:formula="of:=IF([.A376]&lt;512; -128; 127)" office:value-type="float" office:value="-128" calcext:value-type="float">
            <text:p>-128</text:p>
          </table:table-cell>
          <table:table-cell table:formula="of:=FLOOR(-128+[.A376]/4)" office:value-type="float" office:value="-35" calcext:value-type="float">
            <text:p>-35</text:p>
          </table:table-cell>
          <table:table-cell table:formula="of:=-128 + FLOOR(RAND() * 256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FLOOR( 128 * SIN(RADIANS([.A377] * 360 / 1024)))" office:value-type="float" office:value="95" calcext:value-type="float">
            <text:p>95</text:p>
          </table:table-cell>
          <table:table-cell table:formula="of:=IF([.A377]&lt;256; FLOOR([.A377]/2); IF([.A377]&lt;768; FLOOR((511-[.A377])/2); FLOOR((-1024+[.A377])/2)))" office:value-type="float" office:value="68" calcext:value-type="float">
            <text:p>68</text:p>
          </table:table-cell>
          <table:table-cell table:formula="of:=IF([.A377]&lt;512; -128; 127)" office:value-type="float" office:value="-128" calcext:value-type="float">
            <text:p>-128</text:p>
          </table:table-cell>
          <table:table-cell table:formula="of:=FLOOR(-128+[.A377]/4)" office:value-type="float" office:value="-35" calcext:value-type="float">
            <text:p>-35</text:p>
          </table:table-cell>
          <table:table-cell table:formula="of:=-128 + FLOOR(RAND() * 256)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FLOOR( 128 * SIN(RADIANS([.A378] * 360 / 1024)))" office:value-type="float" office:value="95" calcext:value-type="float">
            <text:p>95</text:p>
          </table:table-cell>
          <table:table-cell table:formula="of:=IF([.A378]&lt;256; FLOOR([.A378]/2); IF([.A378]&lt;768; FLOOR((511-[.A378])/2); FLOOR((-1024+[.A378])/2)))" office:value-type="float" office:value="68" calcext:value-type="float">
            <text:p>68</text:p>
          </table:table-cell>
          <table:table-cell table:formula="of:=IF([.A378]&lt;512; -128; 127)" office:value-type="float" office:value="-128" calcext:value-type="float">
            <text:p>-128</text:p>
          </table:table-cell>
          <table:table-cell table:formula="of:=FLOOR(-128+[.A378]/4)" office:value-type="float" office:value="-35" calcext:value-type="float">
            <text:p>-35</text:p>
          </table:table-cell>
          <table:table-cell table:formula="of:=-128 + FLOOR(RAND() * 256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FLOOR( 128 * SIN(RADIANS([.A379] * 360 / 1024)))" office:value-type="float" office:value="94" calcext:value-type="float">
            <text:p>94</text:p>
          </table:table-cell>
          <table:table-cell table:formula="of:=IF([.A379]&lt;256; FLOOR([.A379]/2); IF([.A379]&lt;768; FLOOR((511-[.A379])/2); FLOOR((-1024+[.A379])/2)))" office:value-type="float" office:value="67" calcext:value-type="float">
            <text:p>67</text:p>
          </table:table-cell>
          <table:table-cell table:formula="of:=IF([.A379]&lt;512; -128; 127)" office:value-type="float" office:value="-128" calcext:value-type="float">
            <text:p>-128</text:p>
          </table:table-cell>
          <table:table-cell table:formula="of:=FLOOR(-128+[.A379]/4)" office:value-type="float" office:value="-34" calcext:value-type="float">
            <text:p>-34</text:p>
          </table:table-cell>
          <table:table-cell table:formula="of:=-128 + FLOOR(RAND() * 256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FLOOR( 128 * SIN(RADIANS([.A380] * 360 / 1024)))" office:value-type="float" office:value="94" calcext:value-type="float">
            <text:p>94</text:p>
          </table:table-cell>
          <table:table-cell table:formula="of:=IF([.A380]&lt;256; FLOOR([.A380]/2); IF([.A380]&lt;768; FLOOR((511-[.A380])/2); FLOOR((-1024+[.A380])/2)))" office:value-type="float" office:value="67" calcext:value-type="float">
            <text:p>67</text:p>
          </table:table-cell>
          <table:table-cell table:formula="of:=IF([.A380]&lt;512; -128; 127)" office:value-type="float" office:value="-128" calcext:value-type="float">
            <text:p>-128</text:p>
          </table:table-cell>
          <table:table-cell table:formula="of:=FLOOR(-128+[.A380]/4)" office:value-type="float" office:value="-34" calcext:value-type="float">
            <text:p>-34</text:p>
          </table:table-cell>
          <table:table-cell table:formula="of:=-128 + FLOOR(RAND() * 256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FLOOR( 128 * SIN(RADIANS([.A381] * 360 / 1024)))" office:value-type="float" office:value="93" calcext:value-type="float">
            <text:p>93</text:p>
          </table:table-cell>
          <table:table-cell table:formula="of:=IF([.A381]&lt;256; FLOOR([.A381]/2); IF([.A381]&lt;768; FLOOR((511-[.A381])/2); FLOOR((-1024+[.A381])/2)))" office:value-type="float" office:value="66" calcext:value-type="float">
            <text:p>66</text:p>
          </table:table-cell>
          <table:table-cell table:formula="of:=IF([.A381]&lt;512; -128; 127)" office:value-type="float" office:value="-128" calcext:value-type="float">
            <text:p>-128</text:p>
          </table:table-cell>
          <table:table-cell table:formula="of:=FLOOR(-128+[.A381]/4)" office:value-type="float" office:value="-34" calcext:value-type="float">
            <text:p>-34</text:p>
          </table:table-cell>
          <table:table-cell table:formula="of:=-128 + FLOOR(RAND() * 256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FLOOR( 128 * SIN(RADIANS([.A382] * 360 / 1024)))" office:value-type="float" office:value="93" calcext:value-type="float">
            <text:p>93</text:p>
          </table:table-cell>
          <table:table-cell table:formula="of:=IF([.A382]&lt;256; FLOOR([.A382]/2); IF([.A382]&lt;768; FLOOR((511-[.A382])/2); FLOOR((-1024+[.A382])/2)))" office:value-type="float" office:value="66" calcext:value-type="float">
            <text:p>66</text:p>
          </table:table-cell>
          <table:table-cell table:formula="of:=IF([.A382]&lt;512; -128; 127)" office:value-type="float" office:value="-128" calcext:value-type="float">
            <text:p>-128</text:p>
          </table:table-cell>
          <table:table-cell table:formula="of:=FLOOR(-128+[.A382]/4)" office:value-type="float" office:value="-34" calcext:value-type="float">
            <text:p>-34</text:p>
          </table:table-cell>
          <table:table-cell table:formula="of:=-128 + FLOOR(RAND() * 256)"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FLOOR( 128 * SIN(RADIANS([.A383] * 360 / 1024)))" office:value-type="float" office:value="92" calcext:value-type="float">
            <text:p>92</text:p>
          </table:table-cell>
          <table:table-cell table:formula="of:=IF([.A383]&lt;256; FLOOR([.A383]/2); IF([.A383]&lt;768; FLOOR((511-[.A383])/2); FLOOR((-1024+[.A383])/2)))" office:value-type="float" office:value="65" calcext:value-type="float">
            <text:p>65</text:p>
          </table:table-cell>
          <table:table-cell table:formula="of:=IF([.A383]&lt;512; -128; 127)" office:value-type="float" office:value="-128" calcext:value-type="float">
            <text:p>-128</text:p>
          </table:table-cell>
          <table:table-cell table:formula="of:=FLOOR(-128+[.A383]/4)" office:value-type="float" office:value="-33" calcext:value-type="float">
            <text:p>-33</text:p>
          </table:table-cell>
          <table:table-cell table:formula="of:=-128 + FLOOR(RAND() * 256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FLOOR( 128 * SIN(RADIANS([.A384] * 360 / 1024)))" office:value-type="float" office:value="92" calcext:value-type="float">
            <text:p>92</text:p>
          </table:table-cell>
          <table:table-cell table:formula="of:=IF([.A384]&lt;256; FLOOR([.A384]/2); IF([.A384]&lt;768; FLOOR((511-[.A384])/2); FLOOR((-1024+[.A384])/2)))" office:value-type="float" office:value="65" calcext:value-type="float">
            <text:p>65</text:p>
          </table:table-cell>
          <table:table-cell table:formula="of:=IF([.A384]&lt;512; -128; 127)" office:value-type="float" office:value="-128" calcext:value-type="float">
            <text:p>-128</text:p>
          </table:table-cell>
          <table:table-cell table:formula="of:=FLOOR(-128+[.A384]/4)" office:value-type="float" office:value="-33" calcext:value-type="float">
            <text:p>-33</text:p>
          </table:table-cell>
          <table:table-cell table:formula="of:=-128 + FLOOR(RAND() * 256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FLOOR( 128 * SIN(RADIANS([.A385] * 360 / 1024)))" office:value-type="float" office:value="91" calcext:value-type="float">
            <text:p>91</text:p>
          </table:table-cell>
          <table:table-cell table:formula="of:=IF([.A385]&lt;256; FLOOR([.A385]/2); IF([.A385]&lt;768; FLOOR((511-[.A385])/2); FLOOR((-1024+[.A385])/2)))" office:value-type="float" office:value="64" calcext:value-type="float">
            <text:p>64</text:p>
          </table:table-cell>
          <table:table-cell table:formula="of:=IF([.A385]&lt;512; -128; 127)" office:value-type="float" office:value="-128" calcext:value-type="float">
            <text:p>-128</text:p>
          </table:table-cell>
          <table:table-cell table:formula="of:=FLOOR(-128+[.A385]/4)" office:value-type="float" office:value="-33" calcext:value-type="float">
            <text:p>-33</text:p>
          </table:table-cell>
          <table:table-cell table:formula="of:=-128 + FLOOR(RAND() * 256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FLOOR( 128 * SIN(RADIANS([.A386] * 360 / 1024)))" office:value-type="float" office:value="91" calcext:value-type="float">
            <text:p>91</text:p>
          </table:table-cell>
          <table:table-cell table:formula="of:=IF([.A386]&lt;256; FLOOR([.A386]/2); IF([.A386]&lt;768; FLOOR((511-[.A386])/2); FLOOR((-1024+[.A386])/2)))" office:value-type="float" office:value="64" calcext:value-type="float">
            <text:p>64</text:p>
          </table:table-cell>
          <table:table-cell table:formula="of:=IF([.A386]&lt;512; -128; 127)" office:value-type="float" office:value="-128" calcext:value-type="float">
            <text:p>-128</text:p>
          </table:table-cell>
          <table:table-cell table:formula="of:=FLOOR(-128+[.A386]/4)" office:value-type="float" office:value="-33" calcext:value-type="float">
            <text:p>-33</text:p>
          </table:table-cell>
          <table:table-cell table:formula="of:=-128 + FLOOR(RAND() * 256)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FLOOR( 128 * SIN(RADIANS([.A387] * 360 / 1024)))" office:value-type="float" office:value="90" calcext:value-type="float">
            <text:p>90</text:p>
          </table:table-cell>
          <table:table-cell table:formula="of:=IF([.A387]&lt;256; FLOOR([.A387]/2); IF([.A387]&lt;768; FLOOR((511-[.A387])/2); FLOOR((-1024+[.A387])/2)))" office:value-type="float" office:value="63" calcext:value-type="float">
            <text:p>63</text:p>
          </table:table-cell>
          <table:table-cell table:formula="of:=IF([.A387]&lt;512; -128; 127)" office:value-type="float" office:value="-128" calcext:value-type="float">
            <text:p>-128</text:p>
          </table:table-cell>
          <table:table-cell table:formula="of:=FLOOR(-128+[.A387]/4)" office:value-type="float" office:value="-32" calcext:value-type="float">
            <text:p>-32</text:p>
          </table:table-cell>
          <table:table-cell table:formula="of:=-128 + FLOOR(RAND() * 256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FLOOR( 128 * SIN(RADIANS([.A388] * 360 / 1024)))" office:value-type="float" office:value="89" calcext:value-type="float">
            <text:p>89</text:p>
          </table:table-cell>
          <table:table-cell table:formula="of:=IF([.A388]&lt;256; FLOOR([.A388]/2); IF([.A388]&lt;768; FLOOR((511-[.A388])/2); FLOOR((-1024+[.A388])/2)))" office:value-type="float" office:value="63" calcext:value-type="float">
            <text:p>63</text:p>
          </table:table-cell>
          <table:table-cell table:formula="of:=IF([.A388]&lt;512; -128; 127)" office:value-type="float" office:value="-128" calcext:value-type="float">
            <text:p>-128</text:p>
          </table:table-cell>
          <table:table-cell table:formula="of:=FLOOR(-128+[.A388]/4)" office:value-type="float" office:value="-32" calcext:value-type="float">
            <text:p>-32</text:p>
          </table:table-cell>
          <table:table-cell table:formula="of:=-128 + FLOOR(RAND() * 256)"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FLOOR( 128 * SIN(RADIANS([.A389] * 360 / 1024)))" office:value-type="float" office:value="89" calcext:value-type="float">
            <text:p>89</text:p>
          </table:table-cell>
          <table:table-cell table:formula="of:=IF([.A389]&lt;256; FLOOR([.A389]/2); IF([.A389]&lt;768; FLOOR((511-[.A389])/2); FLOOR((-1024+[.A389])/2)))" office:value-type="float" office:value="62" calcext:value-type="float">
            <text:p>62</text:p>
          </table:table-cell>
          <table:table-cell table:formula="of:=IF([.A389]&lt;512; -128; 127)" office:value-type="float" office:value="-128" calcext:value-type="float">
            <text:p>-128</text:p>
          </table:table-cell>
          <table:table-cell table:formula="of:=FLOOR(-128+[.A389]/4)" office:value-type="float" office:value="-32" calcext:value-type="float">
            <text:p>-32</text:p>
          </table:table-cell>
          <table:table-cell table:formula="of:=-128 + FLOOR(RAND() * 256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FLOOR( 128 * SIN(RADIANS([.A390] * 360 / 1024)))" office:value-type="float" office:value="88" calcext:value-type="float">
            <text:p>88</text:p>
          </table:table-cell>
          <table:table-cell table:formula="of:=IF([.A390]&lt;256; FLOOR([.A390]/2); IF([.A390]&lt;768; FLOOR((511-[.A390])/2); FLOOR((-1024+[.A390])/2)))" office:value-type="float" office:value="62" calcext:value-type="float">
            <text:p>62</text:p>
          </table:table-cell>
          <table:table-cell table:formula="of:=IF([.A390]&lt;512; -128; 127)" office:value-type="float" office:value="-128" calcext:value-type="float">
            <text:p>-128</text:p>
          </table:table-cell>
          <table:table-cell table:formula="of:=FLOOR(-128+[.A390]/4)" office:value-type="float" office:value="-32" calcext:value-type="float">
            <text:p>-32</text:p>
          </table:table-cell>
          <table:table-cell table:formula="of:=-128 + FLOOR(RAND() * 256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FLOOR( 128 * SIN(RADIANS([.A391] * 360 / 1024)))" office:value-type="float" office:value="88" calcext:value-type="float">
            <text:p>88</text:p>
          </table:table-cell>
          <table:table-cell table:formula="of:=IF([.A391]&lt;256; FLOOR([.A391]/2); IF([.A391]&lt;768; FLOOR((511-[.A391])/2); FLOOR((-1024+[.A391])/2)))" office:value-type="float" office:value="61" calcext:value-type="float">
            <text:p>61</text:p>
          </table:table-cell>
          <table:table-cell table:formula="of:=IF([.A391]&lt;512; -128; 127)" office:value-type="float" office:value="-128" calcext:value-type="float">
            <text:p>-128</text:p>
          </table:table-cell>
          <table:table-cell table:formula="of:=FLOOR(-128+[.A391]/4)" office:value-type="float" office:value="-31" calcext:value-type="float">
            <text:p>-31</text:p>
          </table:table-cell>
          <table:table-cell table:formula="of:=-128 + FLOOR(RAND() * 256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FLOOR( 128 * SIN(RADIANS([.A392] * 360 / 1024)))" office:value-type="float" office:value="87" calcext:value-type="float">
            <text:p>87</text:p>
          </table:table-cell>
          <table:table-cell table:formula="of:=IF([.A392]&lt;256; FLOOR([.A392]/2); IF([.A392]&lt;768; FLOOR((511-[.A392])/2); FLOOR((-1024+[.A392])/2)))" office:value-type="float" office:value="61" calcext:value-type="float">
            <text:p>61</text:p>
          </table:table-cell>
          <table:table-cell table:formula="of:=IF([.A392]&lt;512; -128; 127)" office:value-type="float" office:value="-128" calcext:value-type="float">
            <text:p>-128</text:p>
          </table:table-cell>
          <table:table-cell table:formula="of:=FLOOR(-128+[.A392]/4)" office:value-type="float" office:value="-31" calcext:value-type="float">
            <text:p>-31</text:p>
          </table:table-cell>
          <table:table-cell table:formula="of:=-128 + FLOOR(RAND() * 256)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FLOOR( 128 * SIN(RADIANS([.A393] * 360 / 1024)))" office:value-type="float" office:value="87" calcext:value-type="float">
            <text:p>87</text:p>
          </table:table-cell>
          <table:table-cell table:formula="of:=IF([.A393]&lt;256; FLOOR([.A393]/2); IF([.A393]&lt;768; FLOOR((511-[.A393])/2); FLOOR((-1024+[.A393])/2)))" office:value-type="float" office:value="60" calcext:value-type="float">
            <text:p>60</text:p>
          </table:table-cell>
          <table:table-cell table:formula="of:=IF([.A393]&lt;512; -128; 127)" office:value-type="float" office:value="-128" calcext:value-type="float">
            <text:p>-128</text:p>
          </table:table-cell>
          <table:table-cell table:formula="of:=FLOOR(-128+[.A393]/4)" office:value-type="float" office:value="-31" calcext:value-type="float">
            <text:p>-31</text:p>
          </table:table-cell>
          <table:table-cell table:formula="of:=-128 + FLOOR(RAND() * 256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FLOOR( 128 * SIN(RADIANS([.A394] * 360 / 1024)))" office:value-type="float" office:value="86" calcext:value-type="float">
            <text:p>86</text:p>
          </table:table-cell>
          <table:table-cell table:formula="of:=IF([.A394]&lt;256; FLOOR([.A394]/2); IF([.A394]&lt;768; FLOOR((511-[.A394])/2); FLOOR((-1024+[.A394])/2)))" office:value-type="float" office:value="60" calcext:value-type="float">
            <text:p>60</text:p>
          </table:table-cell>
          <table:table-cell table:formula="of:=IF([.A394]&lt;512; -128; 127)" office:value-type="float" office:value="-128" calcext:value-type="float">
            <text:p>-128</text:p>
          </table:table-cell>
          <table:table-cell table:formula="of:=FLOOR(-128+[.A394]/4)" office:value-type="float" office:value="-31" calcext:value-type="float">
            <text:p>-31</text:p>
          </table:table-cell>
          <table:table-cell table:formula="of:=-128 + FLOOR(RAND() * 256)"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FLOOR( 128 * SIN(RADIANS([.A395] * 360 / 1024)))" office:value-type="float" office:value="85" calcext:value-type="float">
            <text:p>85</text:p>
          </table:table-cell>
          <table:table-cell table:formula="of:=IF([.A395]&lt;256; FLOOR([.A395]/2); IF([.A395]&lt;768; FLOOR((511-[.A395])/2); FLOOR((-1024+[.A395])/2)))" office:value-type="float" office:value="59" calcext:value-type="float">
            <text:p>59</text:p>
          </table:table-cell>
          <table:table-cell table:formula="of:=IF([.A395]&lt;512; -128; 127)" office:value-type="float" office:value="-128" calcext:value-type="float">
            <text:p>-128</text:p>
          </table:table-cell>
          <table:table-cell table:formula="of:=FLOOR(-128+[.A395]/4)" office:value-type="float" office:value="-30" calcext:value-type="float">
            <text:p>-30</text:p>
          </table:table-cell>
          <table:table-cell table:formula="of:=-128 + FLOOR(RAND() * 256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FLOOR( 128 * SIN(RADIANS([.A396] * 360 / 1024)))" office:value-type="float" office:value="85" calcext:value-type="float">
            <text:p>85</text:p>
          </table:table-cell>
          <table:table-cell table:formula="of:=IF([.A396]&lt;256; FLOOR([.A396]/2); IF([.A396]&lt;768; FLOOR((511-[.A396])/2); FLOOR((-1024+[.A396])/2)))" office:value-type="float" office:value="59" calcext:value-type="float">
            <text:p>59</text:p>
          </table:table-cell>
          <table:table-cell table:formula="of:=IF([.A396]&lt;512; -128; 127)" office:value-type="float" office:value="-128" calcext:value-type="float">
            <text:p>-128</text:p>
          </table:table-cell>
          <table:table-cell table:formula="of:=FLOOR(-128+[.A396]/4)" office:value-type="float" office:value="-30" calcext:value-type="float">
            <text:p>-30</text:p>
          </table:table-cell>
          <table:table-cell table:formula="of:=-128 + FLOOR(RAND() * 256)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FLOOR( 128 * SIN(RADIANS([.A397] * 360 / 1024)))" office:value-type="float" office:value="84" calcext:value-type="float">
            <text:p>84</text:p>
          </table:table-cell>
          <table:table-cell table:formula="of:=IF([.A397]&lt;256; FLOOR([.A397]/2); IF([.A397]&lt;768; FLOOR((511-[.A397])/2); FLOOR((-1024+[.A397])/2)))" office:value-type="float" office:value="58" calcext:value-type="float">
            <text:p>58</text:p>
          </table:table-cell>
          <table:table-cell table:formula="of:=IF([.A397]&lt;512; -128; 127)" office:value-type="float" office:value="-128" calcext:value-type="float">
            <text:p>-128</text:p>
          </table:table-cell>
          <table:table-cell table:formula="of:=FLOOR(-128+[.A397]/4)" office:value-type="float" office:value="-30" calcext:value-type="float">
            <text:p>-30</text:p>
          </table:table-cell>
          <table:table-cell table:formula="of:=-128 + FLOOR(RAND() * 256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FLOOR( 128 * SIN(RADIANS([.A398] * 360 / 1024)))" office:value-type="float" office:value="84" calcext:value-type="float">
            <text:p>84</text:p>
          </table:table-cell>
          <table:table-cell table:formula="of:=IF([.A398]&lt;256; FLOOR([.A398]/2); IF([.A398]&lt;768; FLOOR((511-[.A398])/2); FLOOR((-1024+[.A398])/2)))" office:value-type="float" office:value="58" calcext:value-type="float">
            <text:p>58</text:p>
          </table:table-cell>
          <table:table-cell table:formula="of:=IF([.A398]&lt;512; -128; 127)" office:value-type="float" office:value="-128" calcext:value-type="float">
            <text:p>-128</text:p>
          </table:table-cell>
          <table:table-cell table:formula="of:=FLOOR(-128+[.A398]/4)" office:value-type="float" office:value="-30" calcext:value-type="float">
            <text:p>-30</text:p>
          </table:table-cell>
          <table:table-cell table:formula="of:=-128 + FLOOR(RAND() * 256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FLOOR( 128 * SIN(RADIANS([.A399] * 360 / 1024)))" office:value-type="float" office:value="83" calcext:value-type="float">
            <text:p>83</text:p>
          </table:table-cell>
          <table:table-cell table:formula="of:=IF([.A399]&lt;256; FLOOR([.A399]/2); IF([.A399]&lt;768; FLOOR((511-[.A399])/2); FLOOR((-1024+[.A399])/2)))" office:value-type="float" office:value="57" calcext:value-type="float">
            <text:p>57</text:p>
          </table:table-cell>
          <table:table-cell table:formula="of:=IF([.A399]&lt;512; -128; 127)" office:value-type="float" office:value="-128" calcext:value-type="float">
            <text:p>-128</text:p>
          </table:table-cell>
          <table:table-cell table:formula="of:=FLOOR(-128+[.A399]/4)" office:value-type="float" office:value="-29" calcext:value-type="float">
            <text:p>-29</text:p>
          </table:table-cell>
          <table:table-cell table:formula="of:=-128 + FLOOR(RAND() * 256)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FLOOR( 128 * SIN(RADIANS([.A400] * 360 / 1024)))" office:value-type="float" office:value="83" calcext:value-type="float">
            <text:p>83</text:p>
          </table:table-cell>
          <table:table-cell table:formula="of:=IF([.A400]&lt;256; FLOOR([.A400]/2); IF([.A400]&lt;768; FLOOR((511-[.A400])/2); FLOOR((-1024+[.A400])/2)))" office:value-type="float" office:value="57" calcext:value-type="float">
            <text:p>57</text:p>
          </table:table-cell>
          <table:table-cell table:formula="of:=IF([.A400]&lt;512; -128; 127)" office:value-type="float" office:value="-128" calcext:value-type="float">
            <text:p>-128</text:p>
          </table:table-cell>
          <table:table-cell table:formula="of:=FLOOR(-128+[.A400]/4)" office:value-type="float" office:value="-29" calcext:value-type="float">
            <text:p>-29</text:p>
          </table:table-cell>
          <table:table-cell table:formula="of:=-128 + FLOOR(RAND() * 256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FLOOR( 128 * SIN(RADIANS([.A401] * 360 / 1024)))" office:value-type="float" office:value="82" calcext:value-type="float">
            <text:p>82</text:p>
          </table:table-cell>
          <table:table-cell table:formula="of:=IF([.A401]&lt;256; FLOOR([.A401]/2); IF([.A401]&lt;768; FLOOR((511-[.A401])/2); FLOOR((-1024+[.A401])/2)))" office:value-type="float" office:value="56" calcext:value-type="float">
            <text:p>56</text:p>
          </table:table-cell>
          <table:table-cell table:formula="of:=IF([.A401]&lt;512; -128; 127)" office:value-type="float" office:value="-128" calcext:value-type="float">
            <text:p>-128</text:p>
          </table:table-cell>
          <table:table-cell table:formula="of:=FLOOR(-128+[.A401]/4)" office:value-type="float" office:value="-29" calcext:value-type="float">
            <text:p>-29</text:p>
          </table:table-cell>
          <table:table-cell table:formula="of:=-128 + FLOOR(RAND() * 256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FLOOR( 128 * SIN(RADIANS([.A402] * 360 / 1024)))" office:value-type="float" office:value="81" calcext:value-type="float">
            <text:p>81</text:p>
          </table:table-cell>
          <table:table-cell table:formula="of:=IF([.A402]&lt;256; FLOOR([.A402]/2); IF([.A402]&lt;768; FLOOR((511-[.A402])/2); FLOOR((-1024+[.A402])/2)))" office:value-type="float" office:value="56" calcext:value-type="float">
            <text:p>56</text:p>
          </table:table-cell>
          <table:table-cell table:formula="of:=IF([.A402]&lt;512; -128; 127)" office:value-type="float" office:value="-128" calcext:value-type="float">
            <text:p>-128</text:p>
          </table:table-cell>
          <table:table-cell table:formula="of:=FLOOR(-128+[.A402]/4)" office:value-type="float" office:value="-29" calcext:value-type="float">
            <text:p>-29</text:p>
          </table:table-cell>
          <table:table-cell table:formula="of:=-128 + FLOOR(RAND() * 256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FLOOR( 128 * SIN(RADIANS([.A403] * 360 / 1024)))" office:value-type="float" office:value="81" calcext:value-type="float">
            <text:p>81</text:p>
          </table:table-cell>
          <table:table-cell table:formula="of:=IF([.A403]&lt;256; FLOOR([.A403]/2); IF([.A403]&lt;768; FLOOR((511-[.A403])/2); FLOOR((-1024+[.A403])/2)))" office:value-type="float" office:value="55" calcext:value-type="float">
            <text:p>55</text:p>
          </table:table-cell>
          <table:table-cell table:formula="of:=IF([.A403]&lt;512; -128; 127)" office:value-type="float" office:value="-128" calcext:value-type="float">
            <text:p>-128</text:p>
          </table:table-cell>
          <table:table-cell table:formula="of:=FLOOR(-128+[.A403]/4)" office:value-type="float" office:value="-28" calcext:value-type="float">
            <text:p>-28</text:p>
          </table:table-cell>
          <table:table-cell table:formula="of:=-128 + FLOOR(RAND() * 256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FLOOR( 128 * SIN(RADIANS([.A404] * 360 / 1024)))" office:value-type="float" office:value="80" calcext:value-type="float">
            <text:p>80</text:p>
          </table:table-cell>
          <table:table-cell table:formula="of:=IF([.A404]&lt;256; FLOOR([.A404]/2); IF([.A404]&lt;768; FLOOR((511-[.A404])/2); FLOOR((-1024+[.A404])/2)))" office:value-type="float" office:value="55" calcext:value-type="float">
            <text:p>55</text:p>
          </table:table-cell>
          <table:table-cell table:formula="of:=IF([.A404]&lt;512; -128; 127)" office:value-type="float" office:value="-128" calcext:value-type="float">
            <text:p>-128</text:p>
          </table:table-cell>
          <table:table-cell table:formula="of:=FLOOR(-128+[.A404]/4)" office:value-type="float" office:value="-28" calcext:value-type="float">
            <text:p>-28</text:p>
          </table:table-cell>
          <table:table-cell table:formula="of:=-128 + FLOOR(RAND() * 256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FLOOR( 128 * SIN(RADIANS([.A405] * 360 / 1024)))" office:value-type="float" office:value="79" calcext:value-type="float">
            <text:p>79</text:p>
          </table:table-cell>
          <table:table-cell table:formula="of:=IF([.A405]&lt;256; FLOOR([.A405]/2); IF([.A405]&lt;768; FLOOR((511-[.A405])/2); FLOOR((-1024+[.A405])/2)))" office:value-type="float" office:value="54" calcext:value-type="float">
            <text:p>54</text:p>
          </table:table-cell>
          <table:table-cell table:formula="of:=IF([.A405]&lt;512; -128; 127)" office:value-type="float" office:value="-128" calcext:value-type="float">
            <text:p>-128</text:p>
          </table:table-cell>
          <table:table-cell table:formula="of:=FLOOR(-128+[.A405]/4)" office:value-type="float" office:value="-28" calcext:value-type="float">
            <text:p>-28</text:p>
          </table:table-cell>
          <table:table-cell table:formula="of:=-128 + FLOOR(RAND() * 256)"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FLOOR( 128 * SIN(RADIANS([.A406] * 360 / 1024)))" office:value-type="float" office:value="79" calcext:value-type="float">
            <text:p>79</text:p>
          </table:table-cell>
          <table:table-cell table:formula="of:=IF([.A406]&lt;256; FLOOR([.A406]/2); IF([.A406]&lt;768; FLOOR((511-[.A406])/2); FLOOR((-1024+[.A406])/2)))" office:value-type="float" office:value="54" calcext:value-type="float">
            <text:p>54</text:p>
          </table:table-cell>
          <table:table-cell table:formula="of:=IF([.A406]&lt;512; -128; 127)" office:value-type="float" office:value="-128" calcext:value-type="float">
            <text:p>-128</text:p>
          </table:table-cell>
          <table:table-cell table:formula="of:=FLOOR(-128+[.A406]/4)" office:value-type="float" office:value="-28" calcext:value-type="float">
            <text:p>-28</text:p>
          </table:table-cell>
          <table:table-cell table:formula="of:=-128 + FLOOR(RAND() * 256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FLOOR( 128 * SIN(RADIANS([.A407] * 360 / 1024)))" office:value-type="float" office:value="78" calcext:value-type="float">
            <text:p>78</text:p>
          </table:table-cell>
          <table:table-cell table:formula="of:=IF([.A407]&lt;256; FLOOR([.A407]/2); IF([.A407]&lt;768; FLOOR((511-[.A407])/2); FLOOR((-1024+[.A407])/2)))" office:value-type="float" office:value="53" calcext:value-type="float">
            <text:p>53</text:p>
          </table:table-cell>
          <table:table-cell table:formula="of:=IF([.A407]&lt;512; -128; 127)" office:value-type="float" office:value="-128" calcext:value-type="float">
            <text:p>-128</text:p>
          </table:table-cell>
          <table:table-cell table:formula="of:=FLOOR(-128+[.A407]/4)" office:value-type="float" office:value="-27" calcext:value-type="float">
            <text:p>-27</text:p>
          </table:table-cell>
          <table:table-cell table:formula="of:=-128 + FLOOR(RAND() * 256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FLOOR( 128 * SIN(RADIANS([.A408] * 360 / 1024)))" office:value-type="float" office:value="78" calcext:value-type="float">
            <text:p>78</text:p>
          </table:table-cell>
          <table:table-cell table:formula="of:=IF([.A408]&lt;256; FLOOR([.A408]/2); IF([.A408]&lt;768; FLOOR((511-[.A408])/2); FLOOR((-1024+[.A408])/2)))" office:value-type="float" office:value="53" calcext:value-type="float">
            <text:p>53</text:p>
          </table:table-cell>
          <table:table-cell table:formula="of:=IF([.A408]&lt;512; -128; 127)" office:value-type="float" office:value="-128" calcext:value-type="float">
            <text:p>-128</text:p>
          </table:table-cell>
          <table:table-cell table:formula="of:=FLOOR(-128+[.A408]/4)" office:value-type="float" office:value="-27" calcext:value-type="float">
            <text:p>-27</text:p>
          </table:table-cell>
          <table:table-cell table:formula="of:=-128 + FLOOR(RAND() * 256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FLOOR( 128 * SIN(RADIANS([.A409] * 360 / 1024)))" office:value-type="float" office:value="77" calcext:value-type="float">
            <text:p>77</text:p>
          </table:table-cell>
          <table:table-cell table:formula="of:=IF([.A409]&lt;256; FLOOR([.A409]/2); IF([.A409]&lt;768; FLOOR((511-[.A409])/2); FLOOR((-1024+[.A409])/2)))" office:value-type="float" office:value="52" calcext:value-type="float">
            <text:p>52</text:p>
          </table:table-cell>
          <table:table-cell table:formula="of:=IF([.A409]&lt;512; -128; 127)" office:value-type="float" office:value="-128" calcext:value-type="float">
            <text:p>-128</text:p>
          </table:table-cell>
          <table:table-cell table:formula="of:=FLOOR(-128+[.A409]/4)" office:value-type="float" office:value="-27" calcext:value-type="float">
            <text:p>-27</text:p>
          </table:table-cell>
          <table:table-cell table:formula="of:=-128 + FLOOR(RAND() * 256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FLOOR( 128 * SIN(RADIANS([.A410] * 360 / 1024)))" office:value-type="float" office:value="76" calcext:value-type="float">
            <text:p>76</text:p>
          </table:table-cell>
          <table:table-cell table:formula="of:=IF([.A410]&lt;256; FLOOR([.A410]/2); IF([.A410]&lt;768; FLOOR((511-[.A410])/2); FLOOR((-1024+[.A410])/2)))" office:value-type="float" office:value="52" calcext:value-type="float">
            <text:p>52</text:p>
          </table:table-cell>
          <table:table-cell table:formula="of:=IF([.A410]&lt;512; -128; 127)" office:value-type="float" office:value="-128" calcext:value-type="float">
            <text:p>-128</text:p>
          </table:table-cell>
          <table:table-cell table:formula="of:=FLOOR(-128+[.A410]/4)" office:value-type="float" office:value="-27" calcext:value-type="float">
            <text:p>-27</text:p>
          </table:table-cell>
          <table:table-cell table:formula="of:=-128 + FLOOR(RAND() * 256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FLOOR( 128 * SIN(RADIANS([.A411] * 360 / 1024)))" office:value-type="float" office:value="76" calcext:value-type="float">
            <text:p>76</text:p>
          </table:table-cell>
          <table:table-cell table:formula="of:=IF([.A411]&lt;256; FLOOR([.A411]/2); IF([.A411]&lt;768; FLOOR((511-[.A411])/2); FLOOR((-1024+[.A411])/2)))" office:value-type="float" office:value="51" calcext:value-type="float">
            <text:p>51</text:p>
          </table:table-cell>
          <table:table-cell table:formula="of:=IF([.A411]&lt;512; -128; 127)" office:value-type="float" office:value="-128" calcext:value-type="float">
            <text:p>-128</text:p>
          </table:table-cell>
          <table:table-cell table:formula="of:=FLOOR(-128+[.A411]/4)" office:value-type="float" office:value="-26" calcext:value-type="float">
            <text:p>-26</text:p>
          </table:table-cell>
          <table:table-cell table:formula="of:=-128 + FLOOR(RAND() * 256)"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FLOOR( 128 * SIN(RADIANS([.A412] * 360 / 1024)))" office:value-type="float" office:value="75" calcext:value-type="float">
            <text:p>75</text:p>
          </table:table-cell>
          <table:table-cell table:formula="of:=IF([.A412]&lt;256; FLOOR([.A412]/2); IF([.A412]&lt;768; FLOOR((511-[.A412])/2); FLOOR((-1024+[.A412])/2)))" office:value-type="float" office:value="51" calcext:value-type="float">
            <text:p>51</text:p>
          </table:table-cell>
          <table:table-cell table:formula="of:=IF([.A412]&lt;512; -128; 127)" office:value-type="float" office:value="-128" calcext:value-type="float">
            <text:p>-128</text:p>
          </table:table-cell>
          <table:table-cell table:formula="of:=FLOOR(-128+[.A412]/4)" office:value-type="float" office:value="-26" calcext:value-type="float">
            <text:p>-26</text:p>
          </table:table-cell>
          <table:table-cell table:formula="of:=-128 + FLOOR(RAND() * 256)"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FLOOR( 128 * SIN(RADIANS([.A413] * 360 / 1024)))" office:value-type="float" office:value="74" calcext:value-type="float">
            <text:p>74</text:p>
          </table:table-cell>
          <table:table-cell table:formula="of:=IF([.A413]&lt;256; FLOOR([.A413]/2); IF([.A413]&lt;768; FLOOR((511-[.A413])/2); FLOOR((-1024+[.A413])/2)))" office:value-type="float" office:value="50" calcext:value-type="float">
            <text:p>50</text:p>
          </table:table-cell>
          <table:table-cell table:formula="of:=IF([.A413]&lt;512; -128; 127)" office:value-type="float" office:value="-128" calcext:value-type="float">
            <text:p>-128</text:p>
          </table:table-cell>
          <table:table-cell table:formula="of:=FLOOR(-128+[.A413]/4)" office:value-type="float" office:value="-26" calcext:value-type="float">
            <text:p>-26</text:p>
          </table:table-cell>
          <table:table-cell table:formula="of:=-128 + FLOOR(RAND() * 256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FLOOR( 128 * SIN(RADIANS([.A414] * 360 / 1024)))" office:value-type="float" office:value="74" calcext:value-type="float">
            <text:p>74</text:p>
          </table:table-cell>
          <table:table-cell table:formula="of:=IF([.A414]&lt;256; FLOOR([.A414]/2); IF([.A414]&lt;768; FLOOR((511-[.A414])/2); FLOOR((-1024+[.A414])/2)))" office:value-type="float" office:value="50" calcext:value-type="float">
            <text:p>50</text:p>
          </table:table-cell>
          <table:table-cell table:formula="of:=IF([.A414]&lt;512; -128; 127)" office:value-type="float" office:value="-128" calcext:value-type="float">
            <text:p>-128</text:p>
          </table:table-cell>
          <table:table-cell table:formula="of:=FLOOR(-128+[.A414]/4)" office:value-type="float" office:value="-26" calcext:value-type="float">
            <text:p>-26</text:p>
          </table:table-cell>
          <table:table-cell table:formula="of:=-128 + FLOOR(RAND() * 256)"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FLOOR( 128 * SIN(RADIANS([.A415] * 360 / 1024)))" office:value-type="float" office:value="73" calcext:value-type="float">
            <text:p>73</text:p>
          </table:table-cell>
          <table:table-cell table:formula="of:=IF([.A415]&lt;256; FLOOR([.A415]/2); IF([.A415]&lt;768; FLOOR((511-[.A415])/2); FLOOR((-1024+[.A415])/2)))" office:value-type="float" office:value="49" calcext:value-type="float">
            <text:p>49</text:p>
          </table:table-cell>
          <table:table-cell table:formula="of:=IF([.A415]&lt;512; -128; 127)" office:value-type="float" office:value="-128" calcext:value-type="float">
            <text:p>-128</text:p>
          </table:table-cell>
          <table:table-cell table:formula="of:=FLOOR(-128+[.A415]/4)" office:value-type="float" office:value="-25" calcext:value-type="float">
            <text:p>-25</text:p>
          </table:table-cell>
          <table:table-cell table:formula="of:=-128 + FLOOR(RAND() * 256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FLOOR( 128 * SIN(RADIANS([.A416] * 360 / 1024)))" office:value-type="float" office:value="73" calcext:value-type="float">
            <text:p>73</text:p>
          </table:table-cell>
          <table:table-cell table:formula="of:=IF([.A416]&lt;256; FLOOR([.A416]/2); IF([.A416]&lt;768; FLOOR((511-[.A416])/2); FLOOR((-1024+[.A416])/2)))" office:value-type="float" office:value="49" calcext:value-type="float">
            <text:p>49</text:p>
          </table:table-cell>
          <table:table-cell table:formula="of:=IF([.A416]&lt;512; -128; 127)" office:value-type="float" office:value="-128" calcext:value-type="float">
            <text:p>-128</text:p>
          </table:table-cell>
          <table:table-cell table:formula="of:=FLOOR(-128+[.A416]/4)" office:value-type="float" office:value="-25" calcext:value-type="float">
            <text:p>-25</text:p>
          </table:table-cell>
          <table:table-cell table:formula="of:=-128 + FLOOR(RAND() * 256)"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FLOOR( 128 * SIN(RADIANS([.A417] * 360 / 1024)))" office:value-type="float" office:value="72" calcext:value-type="float">
            <text:p>72</text:p>
          </table:table-cell>
          <table:table-cell table:formula="of:=IF([.A417]&lt;256; FLOOR([.A417]/2); IF([.A417]&lt;768; FLOOR((511-[.A417])/2); FLOOR((-1024+[.A417])/2)))" office:value-type="float" office:value="48" calcext:value-type="float">
            <text:p>48</text:p>
          </table:table-cell>
          <table:table-cell table:formula="of:=IF([.A417]&lt;512; -128; 127)" office:value-type="float" office:value="-128" calcext:value-type="float">
            <text:p>-128</text:p>
          </table:table-cell>
          <table:table-cell table:formula="of:=FLOOR(-128+[.A417]/4)" office:value-type="float" office:value="-25" calcext:value-type="float">
            <text:p>-25</text:p>
          </table:table-cell>
          <table:table-cell table:formula="of:=-128 + FLOOR(RAND() * 256)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FLOOR( 128 * SIN(RADIANS([.A418] * 360 / 1024)))" office:value-type="float" office:value="71" calcext:value-type="float">
            <text:p>71</text:p>
          </table:table-cell>
          <table:table-cell table:formula="of:=IF([.A418]&lt;256; FLOOR([.A418]/2); IF([.A418]&lt;768; FLOOR((511-[.A418])/2); FLOOR((-1024+[.A418])/2)))" office:value-type="float" office:value="48" calcext:value-type="float">
            <text:p>48</text:p>
          </table:table-cell>
          <table:table-cell table:formula="of:=IF([.A418]&lt;512; -128; 127)" office:value-type="float" office:value="-128" calcext:value-type="float">
            <text:p>-128</text:p>
          </table:table-cell>
          <table:table-cell table:formula="of:=FLOOR(-128+[.A418]/4)" office:value-type="float" office:value="-25" calcext:value-type="float">
            <text:p>-25</text:p>
          </table:table-cell>
          <table:table-cell table:formula="of:=-128 + FLOOR(RAND() * 256)"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FLOOR( 128 * SIN(RADIANS([.A419] * 360 / 1024)))" office:value-type="float" office:value="71" calcext:value-type="float">
            <text:p>71</text:p>
          </table:table-cell>
          <table:table-cell table:formula="of:=IF([.A419]&lt;256; FLOOR([.A419]/2); IF([.A419]&lt;768; FLOOR((511-[.A419])/2); FLOOR((-1024+[.A419])/2)))" office:value-type="float" office:value="47" calcext:value-type="float">
            <text:p>47</text:p>
          </table:table-cell>
          <table:table-cell table:formula="of:=IF([.A419]&lt;512; -128; 127)" office:value-type="float" office:value="-128" calcext:value-type="float">
            <text:p>-128</text:p>
          </table:table-cell>
          <table:table-cell table:formula="of:=FLOOR(-128+[.A419]/4)" office:value-type="float" office:value="-24" calcext:value-type="float">
            <text:p>-24</text:p>
          </table:table-cell>
          <table:table-cell table:formula="of:=-128 + FLOOR(RAND() * 256)"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FLOOR( 128 * SIN(RADIANS([.A420] * 360 / 1024)))" office:value-type="float" office:value="70" calcext:value-type="float">
            <text:p>70</text:p>
          </table:table-cell>
          <table:table-cell table:formula="of:=IF([.A420]&lt;256; FLOOR([.A420]/2); IF([.A420]&lt;768; FLOOR((511-[.A420])/2); FLOOR((-1024+[.A420])/2)))" office:value-type="float" office:value="47" calcext:value-type="float">
            <text:p>47</text:p>
          </table:table-cell>
          <table:table-cell table:formula="of:=IF([.A420]&lt;512; -128; 127)" office:value-type="float" office:value="-128" calcext:value-type="float">
            <text:p>-128</text:p>
          </table:table-cell>
          <table:table-cell table:formula="of:=FLOOR(-128+[.A420]/4)" office:value-type="float" office:value="-24" calcext:value-type="float">
            <text:p>-24</text:p>
          </table:table-cell>
          <table:table-cell table:formula="of:=-128 + FLOOR(RAND() * 256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FLOOR( 128 * SIN(RADIANS([.A421] * 360 / 1024)))" office:value-type="float" office:value="69" calcext:value-type="float">
            <text:p>69</text:p>
          </table:table-cell>
          <table:table-cell table:formula="of:=IF([.A421]&lt;256; FLOOR([.A421]/2); IF([.A421]&lt;768; FLOOR((511-[.A421])/2); FLOOR((-1024+[.A421])/2)))" office:value-type="float" office:value="46" calcext:value-type="float">
            <text:p>46</text:p>
          </table:table-cell>
          <table:table-cell table:formula="of:=IF([.A421]&lt;512; -128; 127)" office:value-type="float" office:value="-128" calcext:value-type="float">
            <text:p>-128</text:p>
          </table:table-cell>
          <table:table-cell table:formula="of:=FLOOR(-128+[.A421]/4)" office:value-type="float" office:value="-24" calcext:value-type="float">
            <text:p>-24</text:p>
          </table:table-cell>
          <table:table-cell table:formula="of:=-128 + FLOOR(RAND() * 256)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FLOOR( 128 * SIN(RADIANS([.A422] * 360 / 1024)))" office:value-type="float" office:value="69" calcext:value-type="float">
            <text:p>69</text:p>
          </table:table-cell>
          <table:table-cell table:formula="of:=IF([.A422]&lt;256; FLOOR([.A422]/2); IF([.A422]&lt;768; FLOOR((511-[.A422])/2); FLOOR((-1024+[.A422])/2)))" office:value-type="float" office:value="46" calcext:value-type="float">
            <text:p>46</text:p>
          </table:table-cell>
          <table:table-cell table:formula="of:=IF([.A422]&lt;512; -128; 127)" office:value-type="float" office:value="-128" calcext:value-type="float">
            <text:p>-128</text:p>
          </table:table-cell>
          <table:table-cell table:formula="of:=FLOOR(-128+[.A422]/4)" office:value-type="float" office:value="-24" calcext:value-type="float">
            <text:p>-24</text:p>
          </table:table-cell>
          <table:table-cell table:formula="of:=-128 + FLOOR(RAND() * 256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FLOOR( 128 * SIN(RADIANS([.A423] * 360 / 1024)))" office:value-type="float" office:value="68" calcext:value-type="float">
            <text:p>68</text:p>
          </table:table-cell>
          <table:table-cell table:formula="of:=IF([.A423]&lt;256; FLOOR([.A423]/2); IF([.A423]&lt;768; FLOOR((511-[.A423])/2); FLOOR((-1024+[.A423])/2)))" office:value-type="float" office:value="45" calcext:value-type="float">
            <text:p>45</text:p>
          </table:table-cell>
          <table:table-cell table:formula="of:=IF([.A423]&lt;512; -128; 127)" office:value-type="float" office:value="-128" calcext:value-type="float">
            <text:p>-128</text:p>
          </table:table-cell>
          <table:table-cell table:formula="of:=FLOOR(-128+[.A423]/4)" office:value-type="float" office:value="-23" calcext:value-type="float">
            <text:p>-23</text:p>
          </table:table-cell>
          <table:table-cell table:formula="of:=-128 + FLOOR(RAND() * 256)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FLOOR( 128 * SIN(RADIANS([.A424] * 360 / 1024)))" office:value-type="float" office:value="67" calcext:value-type="float">
            <text:p>67</text:p>
          </table:table-cell>
          <table:table-cell table:formula="of:=IF([.A424]&lt;256; FLOOR([.A424]/2); IF([.A424]&lt;768; FLOOR((511-[.A424])/2); FLOOR((-1024+[.A424])/2)))" office:value-type="float" office:value="45" calcext:value-type="float">
            <text:p>45</text:p>
          </table:table-cell>
          <table:table-cell table:formula="of:=IF([.A424]&lt;512; -128; 127)" office:value-type="float" office:value="-128" calcext:value-type="float">
            <text:p>-128</text:p>
          </table:table-cell>
          <table:table-cell table:formula="of:=FLOOR(-128+[.A424]/4)" office:value-type="float" office:value="-23" calcext:value-type="float">
            <text:p>-23</text:p>
          </table:table-cell>
          <table:table-cell table:formula="of:=-128 + FLOOR(RAND() * 256)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FLOOR( 128 * SIN(RADIANS([.A425] * 360 / 1024)))" office:value-type="float" office:value="67" calcext:value-type="float">
            <text:p>67</text:p>
          </table:table-cell>
          <table:table-cell table:formula="of:=IF([.A425]&lt;256; FLOOR([.A425]/2); IF([.A425]&lt;768; FLOOR((511-[.A425])/2); FLOOR((-1024+[.A425])/2)))" office:value-type="float" office:value="44" calcext:value-type="float">
            <text:p>44</text:p>
          </table:table-cell>
          <table:table-cell table:formula="of:=IF([.A425]&lt;512; -128; 127)" office:value-type="float" office:value="-128" calcext:value-type="float">
            <text:p>-128</text:p>
          </table:table-cell>
          <table:table-cell table:formula="of:=FLOOR(-128+[.A425]/4)" office:value-type="float" office:value="-23" calcext:value-type="float">
            <text:p>-23</text:p>
          </table:table-cell>
          <table:table-cell table:formula="of:=-128 + FLOOR(RAND() * 256)"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FLOOR( 128 * SIN(RADIANS([.A426] * 360 / 1024)))" office:value-type="float" office:value="66" calcext:value-type="float">
            <text:p>66</text:p>
          </table:table-cell>
          <table:table-cell table:formula="of:=IF([.A426]&lt;256; FLOOR([.A426]/2); IF([.A426]&lt;768; FLOOR((511-[.A426])/2); FLOOR((-1024+[.A426])/2)))" office:value-type="float" office:value="44" calcext:value-type="float">
            <text:p>44</text:p>
          </table:table-cell>
          <table:table-cell table:formula="of:=IF([.A426]&lt;512; -128; 127)" office:value-type="float" office:value="-128" calcext:value-type="float">
            <text:p>-128</text:p>
          </table:table-cell>
          <table:table-cell table:formula="of:=FLOOR(-128+[.A426]/4)" office:value-type="float" office:value="-23" calcext:value-type="float">
            <text:p>-23</text:p>
          </table:table-cell>
          <table:table-cell table:formula="of:=-128 + FLOOR(RAND() * 256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FLOOR( 128 * SIN(RADIANS([.A427] * 360 / 1024)))" office:value-type="float" office:value="65" calcext:value-type="float">
            <text:p>65</text:p>
          </table:table-cell>
          <table:table-cell table:formula="of:=IF([.A427]&lt;256; FLOOR([.A427]/2); IF([.A427]&lt;768; FLOOR((511-[.A427])/2); FLOOR((-1024+[.A427])/2)))" office:value-type="float" office:value="43" calcext:value-type="float">
            <text:p>43</text:p>
          </table:table-cell>
          <table:table-cell table:formula="of:=IF([.A427]&lt;512; -128; 127)" office:value-type="float" office:value="-128" calcext:value-type="float">
            <text:p>-128</text:p>
          </table:table-cell>
          <table:table-cell table:formula="of:=FLOOR(-128+[.A427]/4)" office:value-type="float" office:value="-22" calcext:value-type="float">
            <text:p>-22</text:p>
          </table:table-cell>
          <table:table-cell table:formula="of:=-128 + FLOOR(RAND() * 256)"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FLOOR( 128 * SIN(RADIANS([.A428] * 360 / 1024)))" office:value-type="float" office:value="65" calcext:value-type="float">
            <text:p>65</text:p>
          </table:table-cell>
          <table:table-cell table:formula="of:=IF([.A428]&lt;256; FLOOR([.A428]/2); IF([.A428]&lt;768; FLOOR((511-[.A428])/2); FLOOR((-1024+[.A428])/2)))" office:value-type="float" office:value="43" calcext:value-type="float">
            <text:p>43</text:p>
          </table:table-cell>
          <table:table-cell table:formula="of:=IF([.A428]&lt;512; -128; 127)" office:value-type="float" office:value="-128" calcext:value-type="float">
            <text:p>-128</text:p>
          </table:table-cell>
          <table:table-cell table:formula="of:=FLOOR(-128+[.A428]/4)" office:value-type="float" office:value="-22" calcext:value-type="float">
            <text:p>-22</text:p>
          </table:table-cell>
          <table:table-cell table:formula="of:=-128 + FLOOR(RAND() * 256)"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FLOOR( 128 * SIN(RADIANS([.A429] * 360 / 1024)))" office:value-type="float" office:value="64" calcext:value-type="float">
            <text:p>64</text:p>
          </table:table-cell>
          <table:table-cell table:formula="of:=IF([.A429]&lt;256; FLOOR([.A429]/2); IF([.A429]&lt;768; FLOOR((511-[.A429])/2); FLOOR((-1024+[.A429])/2)))" office:value-type="float" office:value="42" calcext:value-type="float">
            <text:p>42</text:p>
          </table:table-cell>
          <table:table-cell table:formula="of:=IF([.A429]&lt;512; -128; 127)" office:value-type="float" office:value="-128" calcext:value-type="float">
            <text:p>-128</text:p>
          </table:table-cell>
          <table:table-cell table:formula="of:=FLOOR(-128+[.A429]/4)" office:value-type="float" office:value="-22" calcext:value-type="float">
            <text:p>-22</text:p>
          </table:table-cell>
          <table:table-cell table:formula="of:=-128 + FLOOR(RAND() * 256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FLOOR( 128 * SIN(RADIANS([.A430] * 360 / 1024)))" office:value-type="float" office:value="63" calcext:value-type="float">
            <text:p>63</text:p>
          </table:table-cell>
          <table:table-cell table:formula="of:=IF([.A430]&lt;256; FLOOR([.A430]/2); IF([.A430]&lt;768; FLOOR((511-[.A430])/2); FLOOR((-1024+[.A430])/2)))" office:value-type="float" office:value="42" calcext:value-type="float">
            <text:p>42</text:p>
          </table:table-cell>
          <table:table-cell table:formula="of:=IF([.A430]&lt;512; -128; 127)" office:value-type="float" office:value="-128" calcext:value-type="float">
            <text:p>-128</text:p>
          </table:table-cell>
          <table:table-cell table:formula="of:=FLOOR(-128+[.A430]/4)" office:value-type="float" office:value="-22" calcext:value-type="float">
            <text:p>-22</text:p>
          </table:table-cell>
          <table:table-cell table:formula="of:=-128 + FLOOR(RAND() * 256)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FLOOR( 128 * SIN(RADIANS([.A431] * 360 / 1024)))" office:value-type="float" office:value="63" calcext:value-type="float">
            <text:p>63</text:p>
          </table:table-cell>
          <table:table-cell table:formula="of:=IF([.A431]&lt;256; FLOOR([.A431]/2); IF([.A431]&lt;768; FLOOR((511-[.A431])/2); FLOOR((-1024+[.A431])/2)))" office:value-type="float" office:value="41" calcext:value-type="float">
            <text:p>41</text:p>
          </table:table-cell>
          <table:table-cell table:formula="of:=IF([.A431]&lt;512; -128; 127)" office:value-type="float" office:value="-128" calcext:value-type="float">
            <text:p>-128</text:p>
          </table:table-cell>
          <table:table-cell table:formula="of:=FLOOR(-128+[.A431]/4)" office:value-type="float" office:value="-21" calcext:value-type="float">
            <text:p>-21</text:p>
          </table:table-cell>
          <table:table-cell table:formula="of:=-128 + FLOOR(RAND() * 256)"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FLOOR( 128 * SIN(RADIANS([.A432] * 360 / 1024)))" office:value-type="float" office:value="62" calcext:value-type="float">
            <text:p>62</text:p>
          </table:table-cell>
          <table:table-cell table:formula="of:=IF([.A432]&lt;256; FLOOR([.A432]/2); IF([.A432]&lt;768; FLOOR((511-[.A432])/2); FLOOR((-1024+[.A432])/2)))" office:value-type="float" office:value="41" calcext:value-type="float">
            <text:p>41</text:p>
          </table:table-cell>
          <table:table-cell table:formula="of:=IF([.A432]&lt;512; -128; 127)" office:value-type="float" office:value="-128" calcext:value-type="float">
            <text:p>-128</text:p>
          </table:table-cell>
          <table:table-cell table:formula="of:=FLOOR(-128+[.A432]/4)" office:value-type="float" office:value="-21" calcext:value-type="float">
            <text:p>-21</text:p>
          </table:table-cell>
          <table:table-cell table:formula="of:=-128 + FLOOR(RAND() * 256)"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FLOOR( 128 * SIN(RADIANS([.A433] * 360 / 1024)))" office:value-type="float" office:value="61" calcext:value-type="float">
            <text:p>61</text:p>
          </table:table-cell>
          <table:table-cell table:formula="of:=IF([.A433]&lt;256; FLOOR([.A433]/2); IF([.A433]&lt;768; FLOOR((511-[.A433])/2); FLOOR((-1024+[.A433])/2)))" office:value-type="float" office:value="40" calcext:value-type="float">
            <text:p>40</text:p>
          </table:table-cell>
          <table:table-cell table:formula="of:=IF([.A433]&lt;512; -128; 127)" office:value-type="float" office:value="-128" calcext:value-type="float">
            <text:p>-128</text:p>
          </table:table-cell>
          <table:table-cell table:formula="of:=FLOOR(-128+[.A433]/4)" office:value-type="float" office:value="-21" calcext:value-type="float">
            <text:p>-21</text:p>
          </table:table-cell>
          <table:table-cell table:formula="of:=-128 + FLOOR(RAND() * 256)"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FLOOR( 128 * SIN(RADIANS([.A434] * 360 / 1024)))" office:value-type="float" office:value="61" calcext:value-type="float">
            <text:p>61</text:p>
          </table:table-cell>
          <table:table-cell table:formula="of:=IF([.A434]&lt;256; FLOOR([.A434]/2); IF([.A434]&lt;768; FLOOR((511-[.A434])/2); FLOOR((-1024+[.A434])/2)))" office:value-type="float" office:value="40" calcext:value-type="float">
            <text:p>40</text:p>
          </table:table-cell>
          <table:table-cell table:formula="of:=IF([.A434]&lt;512; -128; 127)" office:value-type="float" office:value="-128" calcext:value-type="float">
            <text:p>-128</text:p>
          </table:table-cell>
          <table:table-cell table:formula="of:=FLOOR(-128+[.A434]/4)" office:value-type="float" office:value="-21" calcext:value-type="float">
            <text:p>-21</text:p>
          </table:table-cell>
          <table:table-cell table:formula="of:=-128 + FLOOR(RAND() * 256)"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FLOOR( 128 * SIN(RADIANS([.A435] * 360 / 1024)))" office:value-type="float" office:value="60" calcext:value-type="float">
            <text:p>60</text:p>
          </table:table-cell>
          <table:table-cell table:formula="of:=IF([.A435]&lt;256; FLOOR([.A435]/2); IF([.A435]&lt;768; FLOOR((511-[.A435])/2); FLOOR((-1024+[.A435])/2)))" office:value-type="float" office:value="39" calcext:value-type="float">
            <text:p>39</text:p>
          </table:table-cell>
          <table:table-cell table:formula="of:=IF([.A435]&lt;512; -128; 127)" office:value-type="float" office:value="-128" calcext:value-type="float">
            <text:p>-128</text:p>
          </table:table-cell>
          <table:table-cell table:formula="of:=FLOOR(-128+[.A435]/4)" office:value-type="float" office:value="-20" calcext:value-type="float">
            <text:p>-20</text:p>
          </table:table-cell>
          <table:table-cell table:formula="of:=-128 + FLOOR(RAND() * 256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FLOOR( 128 * SIN(RADIANS([.A436] * 360 / 1024)))" office:value-type="float" office:value="59" calcext:value-type="float">
            <text:p>59</text:p>
          </table:table-cell>
          <table:table-cell table:formula="of:=IF([.A436]&lt;256; FLOOR([.A436]/2); IF([.A436]&lt;768; FLOOR((511-[.A436])/2); FLOOR((-1024+[.A436])/2)))" office:value-type="float" office:value="39" calcext:value-type="float">
            <text:p>39</text:p>
          </table:table-cell>
          <table:table-cell table:formula="of:=IF([.A436]&lt;512; -128; 127)" office:value-type="float" office:value="-128" calcext:value-type="float">
            <text:p>-128</text:p>
          </table:table-cell>
          <table:table-cell table:formula="of:=FLOOR(-128+[.A436]/4)" office:value-type="float" office:value="-20" calcext:value-type="float">
            <text:p>-20</text:p>
          </table:table-cell>
          <table:table-cell table:formula="of:=-128 + FLOOR(RAND() * 256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FLOOR( 128 * SIN(RADIANS([.A437] * 360 / 1024)))" office:value-type="float" office:value="58" calcext:value-type="float">
            <text:p>58</text:p>
          </table:table-cell>
          <table:table-cell table:formula="of:=IF([.A437]&lt;256; FLOOR([.A437]/2); IF([.A437]&lt;768; FLOOR((511-[.A437])/2); FLOOR((-1024+[.A437])/2)))" office:value-type="float" office:value="38" calcext:value-type="float">
            <text:p>38</text:p>
          </table:table-cell>
          <table:table-cell table:formula="of:=IF([.A437]&lt;512; -128; 127)" office:value-type="float" office:value="-128" calcext:value-type="float">
            <text:p>-128</text:p>
          </table:table-cell>
          <table:table-cell table:formula="of:=FLOOR(-128+[.A437]/4)" office:value-type="float" office:value="-20" calcext:value-type="float">
            <text:p>-20</text:p>
          </table:table-cell>
          <table:table-cell table:formula="of:=-128 + FLOOR(RAND() * 256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FLOOR( 128 * SIN(RADIANS([.A438] * 360 / 1024)))" office:value-type="float" office:value="58" calcext:value-type="float">
            <text:p>58</text:p>
          </table:table-cell>
          <table:table-cell table:formula="of:=IF([.A438]&lt;256; FLOOR([.A438]/2); IF([.A438]&lt;768; FLOOR((511-[.A438])/2); FLOOR((-1024+[.A438])/2)))" office:value-type="float" office:value="38" calcext:value-type="float">
            <text:p>38</text:p>
          </table:table-cell>
          <table:table-cell table:formula="of:=IF([.A438]&lt;512; -128; 127)" office:value-type="float" office:value="-128" calcext:value-type="float">
            <text:p>-128</text:p>
          </table:table-cell>
          <table:table-cell table:formula="of:=FLOOR(-128+[.A438]/4)" office:value-type="float" office:value="-20" calcext:value-type="float">
            <text:p>-20</text:p>
          </table:table-cell>
          <table:table-cell table:formula="of:=-128 + FLOOR(RAND() * 256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FLOOR( 128 * SIN(RADIANS([.A439] * 360 / 1024)))" office:value-type="float" office:value="57" calcext:value-type="float">
            <text:p>57</text:p>
          </table:table-cell>
          <table:table-cell table:formula="of:=IF([.A439]&lt;256; FLOOR([.A439]/2); IF([.A439]&lt;768; FLOOR((511-[.A439])/2); FLOOR((-1024+[.A439])/2)))" office:value-type="float" office:value="37" calcext:value-type="float">
            <text:p>37</text:p>
          </table:table-cell>
          <table:table-cell table:formula="of:=IF([.A439]&lt;512; -128; 127)" office:value-type="float" office:value="-128" calcext:value-type="float">
            <text:p>-128</text:p>
          </table:table-cell>
          <table:table-cell table:formula="of:=FLOOR(-128+[.A439]/4)" office:value-type="float" office:value="-19" calcext:value-type="float">
            <text:p>-19</text:p>
          </table:table-cell>
          <table:table-cell table:formula="of:=-128 + FLOOR(RAND() * 256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FLOOR( 128 * SIN(RADIANS([.A440] * 360 / 1024)))" office:value-type="float" office:value="56" calcext:value-type="float">
            <text:p>56</text:p>
          </table:table-cell>
          <table:table-cell table:formula="of:=IF([.A440]&lt;256; FLOOR([.A440]/2); IF([.A440]&lt;768; FLOOR((511-[.A440])/2); FLOOR((-1024+[.A440])/2)))" office:value-type="float" office:value="37" calcext:value-type="float">
            <text:p>37</text:p>
          </table:table-cell>
          <table:table-cell table:formula="of:=IF([.A440]&lt;512; -128; 127)" office:value-type="float" office:value="-128" calcext:value-type="float">
            <text:p>-128</text:p>
          </table:table-cell>
          <table:table-cell table:formula="of:=FLOOR(-128+[.A440]/4)" office:value-type="float" office:value="-19" calcext:value-type="float">
            <text:p>-19</text:p>
          </table:table-cell>
          <table:table-cell table:formula="of:=-128 + FLOOR(RAND() * 256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FLOOR( 128 * SIN(RADIANS([.A441] * 360 / 1024)))" office:value-type="float" office:value="56" calcext:value-type="float">
            <text:p>56</text:p>
          </table:table-cell>
          <table:table-cell table:formula="of:=IF([.A441]&lt;256; FLOOR([.A441]/2); IF([.A441]&lt;768; FLOOR((511-[.A441])/2); FLOOR((-1024+[.A441])/2)))" office:value-type="float" office:value="36" calcext:value-type="float">
            <text:p>36</text:p>
          </table:table-cell>
          <table:table-cell table:formula="of:=IF([.A441]&lt;512; -128; 127)" office:value-type="float" office:value="-128" calcext:value-type="float">
            <text:p>-128</text:p>
          </table:table-cell>
          <table:table-cell table:formula="of:=FLOOR(-128+[.A441]/4)" office:value-type="float" office:value="-19" calcext:value-type="float">
            <text:p>-19</text:p>
          </table:table-cell>
          <table:table-cell table:formula="of:=-128 + FLOOR(RAND() * 256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FLOOR( 128 * SIN(RADIANS([.A442] * 360 / 1024)))" office:value-type="float" office:value="55" calcext:value-type="float">
            <text:p>55</text:p>
          </table:table-cell>
          <table:table-cell table:formula="of:=IF([.A442]&lt;256; FLOOR([.A442]/2); IF([.A442]&lt;768; FLOOR((511-[.A442])/2); FLOOR((-1024+[.A442])/2)))" office:value-type="float" office:value="36" calcext:value-type="float">
            <text:p>36</text:p>
          </table:table-cell>
          <table:table-cell table:formula="of:=IF([.A442]&lt;512; -128; 127)" office:value-type="float" office:value="-128" calcext:value-type="float">
            <text:p>-128</text:p>
          </table:table-cell>
          <table:table-cell table:formula="of:=FLOOR(-128+[.A442]/4)" office:value-type="float" office:value="-19" calcext:value-type="float">
            <text:p>-19</text:p>
          </table:table-cell>
          <table:table-cell table:formula="of:=-128 + FLOOR(RAND() * 256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FLOOR( 128 * SIN(RADIANS([.A443] * 360 / 1024)))" office:value-type="float" office:value="54" calcext:value-type="float">
            <text:p>54</text:p>
          </table:table-cell>
          <table:table-cell table:formula="of:=IF([.A443]&lt;256; FLOOR([.A443]/2); IF([.A443]&lt;768; FLOOR((511-[.A443])/2); FLOOR((-1024+[.A443])/2)))" office:value-type="float" office:value="35" calcext:value-type="float">
            <text:p>35</text:p>
          </table:table-cell>
          <table:table-cell table:formula="of:=IF([.A443]&lt;512; -128; 127)" office:value-type="float" office:value="-128" calcext:value-type="float">
            <text:p>-128</text:p>
          </table:table-cell>
          <table:table-cell table:formula="of:=FLOOR(-128+[.A443]/4)" office:value-type="float" office:value="-18" calcext:value-type="float">
            <text:p>-18</text:p>
          </table:table-cell>
          <table:table-cell table:formula="of:=-128 + FLOOR(RAND() * 256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FLOOR( 128 * SIN(RADIANS([.A444] * 360 / 1024)))" office:value-type="float" office:value="54" calcext:value-type="float">
            <text:p>54</text:p>
          </table:table-cell>
          <table:table-cell table:formula="of:=IF([.A444]&lt;256; FLOOR([.A444]/2); IF([.A444]&lt;768; FLOOR((511-[.A444])/2); FLOOR((-1024+[.A444])/2)))" office:value-type="float" office:value="35" calcext:value-type="float">
            <text:p>35</text:p>
          </table:table-cell>
          <table:table-cell table:formula="of:=IF([.A444]&lt;512; -128; 127)" office:value-type="float" office:value="-128" calcext:value-type="float">
            <text:p>-128</text:p>
          </table:table-cell>
          <table:table-cell table:formula="of:=FLOOR(-128+[.A444]/4)" office:value-type="float" office:value="-18" calcext:value-type="float">
            <text:p>-18</text:p>
          </table:table-cell>
          <table:table-cell table:formula="of:=-128 + FLOOR(RAND() * 256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FLOOR( 128 * SIN(RADIANS([.A445] * 360 / 1024)))" office:value-type="float" office:value="53" calcext:value-type="float">
            <text:p>53</text:p>
          </table:table-cell>
          <table:table-cell table:formula="of:=IF([.A445]&lt;256; FLOOR([.A445]/2); IF([.A445]&lt;768; FLOOR((511-[.A445])/2); FLOOR((-1024+[.A445])/2)))" office:value-type="float" office:value="34" calcext:value-type="float">
            <text:p>34</text:p>
          </table:table-cell>
          <table:table-cell table:formula="of:=IF([.A445]&lt;512; -128; 127)" office:value-type="float" office:value="-128" calcext:value-type="float">
            <text:p>-128</text:p>
          </table:table-cell>
          <table:table-cell table:formula="of:=FLOOR(-128+[.A445]/4)" office:value-type="float" office:value="-18" calcext:value-type="float">
            <text:p>-18</text:p>
          </table:table-cell>
          <table:table-cell table:formula="of:=-128 + FLOOR(RAND() * 256)"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FLOOR( 128 * SIN(RADIANS([.A446] * 360 / 1024)))" office:value-type="float" office:value="52" calcext:value-type="float">
            <text:p>52</text:p>
          </table:table-cell>
          <table:table-cell table:formula="of:=IF([.A446]&lt;256; FLOOR([.A446]/2); IF([.A446]&lt;768; FLOOR((511-[.A446])/2); FLOOR((-1024+[.A446])/2)))" office:value-type="float" office:value="34" calcext:value-type="float">
            <text:p>34</text:p>
          </table:table-cell>
          <table:table-cell table:formula="of:=IF([.A446]&lt;512; -128; 127)" office:value-type="float" office:value="-128" calcext:value-type="float">
            <text:p>-128</text:p>
          </table:table-cell>
          <table:table-cell table:formula="of:=FLOOR(-128+[.A446]/4)" office:value-type="float" office:value="-18" calcext:value-type="float">
            <text:p>-18</text:p>
          </table:table-cell>
          <table:table-cell table:formula="of:=-128 + FLOOR(RAND() * 256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FLOOR( 128 * SIN(RADIANS([.A447] * 360 / 1024)))" office:value-type="float" office:value="51" calcext:value-type="float">
            <text:p>51</text:p>
          </table:table-cell>
          <table:table-cell table:formula="of:=IF([.A447]&lt;256; FLOOR([.A447]/2); IF([.A447]&lt;768; FLOOR((511-[.A447])/2); FLOOR((-1024+[.A447])/2)))" office:value-type="float" office:value="33" calcext:value-type="float">
            <text:p>33</text:p>
          </table:table-cell>
          <table:table-cell table:formula="of:=IF([.A447]&lt;512; -128; 127)" office:value-type="float" office:value="-128" calcext:value-type="float">
            <text:p>-128</text:p>
          </table:table-cell>
          <table:table-cell table:formula="of:=FLOOR(-128+[.A447]/4)" office:value-type="float" office:value="-17" calcext:value-type="float">
            <text:p>-17</text:p>
          </table:table-cell>
          <table:table-cell table:formula="of:=-128 + FLOOR(RAND() * 256)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FLOOR( 128 * SIN(RADIANS([.A448] * 360 / 1024)))" office:value-type="float" office:value="51" calcext:value-type="float">
            <text:p>51</text:p>
          </table:table-cell>
          <table:table-cell table:formula="of:=IF([.A448]&lt;256; FLOOR([.A448]/2); IF([.A448]&lt;768; FLOOR((511-[.A448])/2); FLOOR((-1024+[.A448])/2)))" office:value-type="float" office:value="33" calcext:value-type="float">
            <text:p>33</text:p>
          </table:table-cell>
          <table:table-cell table:formula="of:=IF([.A448]&lt;512; -128; 127)" office:value-type="float" office:value="-128" calcext:value-type="float">
            <text:p>-128</text:p>
          </table:table-cell>
          <table:table-cell table:formula="of:=FLOOR(-128+[.A448]/4)" office:value-type="float" office:value="-17" calcext:value-type="float">
            <text:p>-17</text:p>
          </table:table-cell>
          <table:table-cell table:formula="of:=-128 + FLOOR(RAND() * 256)" office:value-type="float" office:value="-125" calcext:value-type="float">
            <text:p>-12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FLOOR( 128 * SIN(RADIANS([.A449] * 360 / 1024)))" office:value-type="float" office:value="50" calcext:value-type="float">
            <text:p>50</text:p>
          </table:table-cell>
          <table:table-cell table:formula="of:=IF([.A449]&lt;256; FLOOR([.A449]/2); IF([.A449]&lt;768; FLOOR((511-[.A449])/2); FLOOR((-1024+[.A449])/2)))" office:value-type="float" office:value="32" calcext:value-type="float">
            <text:p>32</text:p>
          </table:table-cell>
          <table:table-cell table:formula="of:=IF([.A449]&lt;512; -128; 127)" office:value-type="float" office:value="-128" calcext:value-type="float">
            <text:p>-128</text:p>
          </table:table-cell>
          <table:table-cell table:formula="of:=FLOOR(-128+[.A449]/4)" office:value-type="float" office:value="-17" calcext:value-type="float">
            <text:p>-17</text:p>
          </table:table-cell>
          <table:table-cell table:formula="of:=-128 + FLOOR(RAND() * 256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FLOOR( 128 * SIN(RADIANS([.A450] * 360 / 1024)))" office:value-type="float" office:value="49" calcext:value-type="float">
            <text:p>49</text:p>
          </table:table-cell>
          <table:table-cell table:formula="of:=IF([.A450]&lt;256; FLOOR([.A450]/2); IF([.A450]&lt;768; FLOOR((511-[.A450])/2); FLOOR((-1024+[.A450])/2)))" office:value-type="float" office:value="32" calcext:value-type="float">
            <text:p>32</text:p>
          </table:table-cell>
          <table:table-cell table:formula="of:=IF([.A450]&lt;512; -128; 127)" office:value-type="float" office:value="-128" calcext:value-type="float">
            <text:p>-128</text:p>
          </table:table-cell>
          <table:table-cell table:formula="of:=FLOOR(-128+[.A450]/4)" office:value-type="float" office:value="-17" calcext:value-type="float">
            <text:p>-17</text:p>
          </table:table-cell>
          <table:table-cell table:formula="of:=-128 + FLOOR(RAND() * 256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FLOOR( 128 * SIN(RADIANS([.A451] * 360 / 1024)))" office:value-type="float" office:value="48" calcext:value-type="float">
            <text:p>48</text:p>
          </table:table-cell>
          <table:table-cell table:formula="of:=IF([.A451]&lt;256; FLOOR([.A451]/2); IF([.A451]&lt;768; FLOOR((511-[.A451])/2); FLOOR((-1024+[.A451])/2)))" office:value-type="float" office:value="31" calcext:value-type="float">
            <text:p>31</text:p>
          </table:table-cell>
          <table:table-cell table:formula="of:=IF([.A451]&lt;512; -128; 127)" office:value-type="float" office:value="-128" calcext:value-type="float">
            <text:p>-128</text:p>
          </table:table-cell>
          <table:table-cell table:formula="of:=FLOOR(-128+[.A451]/4)" office:value-type="float" office:value="-16" calcext:value-type="float">
            <text:p>-16</text:p>
          </table:table-cell>
          <table:table-cell table:formula="of:=-128 + FLOOR(RAND() * 256)" office:value-type="float" office:value="-122" calcext:value-type="float">
            <text:p>-12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FLOOR( 128 * SIN(RADIANS([.A452] * 360 / 1024)))" office:value-type="float" office:value="48" calcext:value-type="float">
            <text:p>48</text:p>
          </table:table-cell>
          <table:table-cell table:formula="of:=IF([.A452]&lt;256; FLOOR([.A452]/2); IF([.A452]&lt;768; FLOOR((511-[.A452])/2); FLOOR((-1024+[.A452])/2)))" office:value-type="float" office:value="31" calcext:value-type="float">
            <text:p>31</text:p>
          </table:table-cell>
          <table:table-cell table:formula="of:=IF([.A452]&lt;512; -128; 127)" office:value-type="float" office:value="-128" calcext:value-type="float">
            <text:p>-128</text:p>
          </table:table-cell>
          <table:table-cell table:formula="of:=FLOOR(-128+[.A452]/4)" office:value-type="float" office:value="-16" calcext:value-type="float">
            <text:p>-16</text:p>
          </table:table-cell>
          <table:table-cell table:formula="of:=-128 + FLOOR(RAND() * 256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FLOOR( 128 * SIN(RADIANS([.A453] * 360 / 1024)))" office:value-type="float" office:value="47" calcext:value-type="float">
            <text:p>47</text:p>
          </table:table-cell>
          <table:table-cell table:formula="of:=IF([.A453]&lt;256; FLOOR([.A453]/2); IF([.A453]&lt;768; FLOOR((511-[.A453])/2); FLOOR((-1024+[.A453])/2)))" office:value-type="float" office:value="30" calcext:value-type="float">
            <text:p>30</text:p>
          </table:table-cell>
          <table:table-cell table:formula="of:=IF([.A453]&lt;512; -128; 127)" office:value-type="float" office:value="-128" calcext:value-type="float">
            <text:p>-128</text:p>
          </table:table-cell>
          <table:table-cell table:formula="of:=FLOOR(-128+[.A453]/4)" office:value-type="float" office:value="-16" calcext:value-type="float">
            <text:p>-16</text:p>
          </table:table-cell>
          <table:table-cell table:formula="of:=-128 + FLOOR(RAND() * 256)"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FLOOR( 128 * SIN(RADIANS([.A454] * 360 / 1024)))" office:value-type="float" office:value="46" calcext:value-type="float">
            <text:p>46</text:p>
          </table:table-cell>
          <table:table-cell table:formula="of:=IF([.A454]&lt;256; FLOOR([.A454]/2); IF([.A454]&lt;768; FLOOR((511-[.A454])/2); FLOOR((-1024+[.A454])/2)))" office:value-type="float" office:value="30" calcext:value-type="float">
            <text:p>30</text:p>
          </table:table-cell>
          <table:table-cell table:formula="of:=IF([.A454]&lt;512; -128; 127)" office:value-type="float" office:value="-128" calcext:value-type="float">
            <text:p>-128</text:p>
          </table:table-cell>
          <table:table-cell table:formula="of:=FLOOR(-128+[.A454]/4)" office:value-type="float" office:value="-16" calcext:value-type="float">
            <text:p>-16</text:p>
          </table:table-cell>
          <table:table-cell table:formula="of:=-128 + FLOOR(RAND() * 256)"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FLOOR( 128 * SIN(RADIANS([.A455] * 360 / 1024)))" office:value-type="float" office:value="46" calcext:value-type="float">
            <text:p>46</text:p>
          </table:table-cell>
          <table:table-cell table:formula="of:=IF([.A455]&lt;256; FLOOR([.A455]/2); IF([.A455]&lt;768; FLOOR((511-[.A455])/2); FLOOR((-1024+[.A455])/2)))" office:value-type="float" office:value="29" calcext:value-type="float">
            <text:p>29</text:p>
          </table:table-cell>
          <table:table-cell table:formula="of:=IF([.A455]&lt;512; -128; 127)" office:value-type="float" office:value="-128" calcext:value-type="float">
            <text:p>-128</text:p>
          </table:table-cell>
          <table:table-cell table:formula="of:=FLOOR(-128+[.A455]/4)" office:value-type="float" office:value="-15" calcext:value-type="float">
            <text:p>-15</text:p>
          </table:table-cell>
          <table:table-cell table:formula="of:=-128 + FLOOR(RAND() * 256)"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FLOOR( 128 * SIN(RADIANS([.A456] * 360 / 1024)))" office:value-type="float" office:value="45" calcext:value-type="float">
            <text:p>45</text:p>
          </table:table-cell>
          <table:table-cell table:formula="of:=IF([.A456]&lt;256; FLOOR([.A456]/2); IF([.A456]&lt;768; FLOOR((511-[.A456])/2); FLOOR((-1024+[.A456])/2)))" office:value-type="float" office:value="29" calcext:value-type="float">
            <text:p>29</text:p>
          </table:table-cell>
          <table:table-cell table:formula="of:=IF([.A456]&lt;512; -128; 127)" office:value-type="float" office:value="-128" calcext:value-type="float">
            <text:p>-128</text:p>
          </table:table-cell>
          <table:table-cell table:formula="of:=FLOOR(-128+[.A456]/4)" office:value-type="float" office:value="-15" calcext:value-type="float">
            <text:p>-15</text:p>
          </table:table-cell>
          <table:table-cell table:formula="of:=-128 + FLOOR(RAND() * 256)"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FLOOR( 128 * SIN(RADIANS([.A457] * 360 / 1024)))" office:value-type="float" office:value="44" calcext:value-type="float">
            <text:p>44</text:p>
          </table:table-cell>
          <table:table-cell table:formula="of:=IF([.A457]&lt;256; FLOOR([.A457]/2); IF([.A457]&lt;768; FLOOR((511-[.A457])/2); FLOOR((-1024+[.A457])/2)))" office:value-type="float" office:value="28" calcext:value-type="float">
            <text:p>28</text:p>
          </table:table-cell>
          <table:table-cell table:formula="of:=IF([.A457]&lt;512; -128; 127)" office:value-type="float" office:value="-128" calcext:value-type="float">
            <text:p>-128</text:p>
          </table:table-cell>
          <table:table-cell table:formula="of:=FLOOR(-128+[.A457]/4)" office:value-type="float" office:value="-15" calcext:value-type="float">
            <text:p>-15</text:p>
          </table:table-cell>
          <table:table-cell table:formula="of:=-128 + FLOOR(RAND() * 256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FLOOR( 128 * SIN(RADIANS([.A458] * 360 / 1024)))" office:value-type="float" office:value="43" calcext:value-type="float">
            <text:p>43</text:p>
          </table:table-cell>
          <table:table-cell table:formula="of:=IF([.A458]&lt;256; FLOOR([.A458]/2); IF([.A458]&lt;768; FLOOR((511-[.A458])/2); FLOOR((-1024+[.A458])/2)))" office:value-type="float" office:value="28" calcext:value-type="float">
            <text:p>28</text:p>
          </table:table-cell>
          <table:table-cell table:formula="of:=IF([.A458]&lt;512; -128; 127)" office:value-type="float" office:value="-128" calcext:value-type="float">
            <text:p>-128</text:p>
          </table:table-cell>
          <table:table-cell table:formula="of:=FLOOR(-128+[.A458]/4)" office:value-type="float" office:value="-15" calcext:value-type="float">
            <text:p>-15</text:p>
          </table:table-cell>
          <table:table-cell table:formula="of:=-128 + FLOOR(RAND() * 256)"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FLOOR( 128 * SIN(RADIANS([.A459] * 360 / 1024)))" office:value-type="float" office:value="43" calcext:value-type="float">
            <text:p>43</text:p>
          </table:table-cell>
          <table:table-cell table:formula="of:=IF([.A459]&lt;256; FLOOR([.A459]/2); IF([.A459]&lt;768; FLOOR((511-[.A459])/2); FLOOR((-1024+[.A459])/2)))" office:value-type="float" office:value="27" calcext:value-type="float">
            <text:p>27</text:p>
          </table:table-cell>
          <table:table-cell table:formula="of:=IF([.A459]&lt;512; -128; 127)" office:value-type="float" office:value="-128" calcext:value-type="float">
            <text:p>-128</text:p>
          </table:table-cell>
          <table:table-cell table:formula="of:=FLOOR(-128+[.A459]/4)" office:value-type="float" office:value="-14" calcext:value-type="float">
            <text:p>-14</text:p>
          </table:table-cell>
          <table:table-cell table:formula="of:=-128 + FLOOR(RAND() * 256)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FLOOR( 128 * SIN(RADIANS([.A460] * 360 / 1024)))" office:value-type="float" office:value="42" calcext:value-type="float">
            <text:p>42</text:p>
          </table:table-cell>
          <table:table-cell table:formula="of:=IF([.A460]&lt;256; FLOOR([.A460]/2); IF([.A460]&lt;768; FLOOR((511-[.A460])/2); FLOOR((-1024+[.A460])/2)))" office:value-type="float" office:value="27" calcext:value-type="float">
            <text:p>27</text:p>
          </table:table-cell>
          <table:table-cell table:formula="of:=IF([.A460]&lt;512; -128; 127)" office:value-type="float" office:value="-128" calcext:value-type="float">
            <text:p>-128</text:p>
          </table:table-cell>
          <table:table-cell table:formula="of:=FLOOR(-128+[.A460]/4)" office:value-type="float" office:value="-14" calcext:value-type="float">
            <text:p>-14</text:p>
          </table:table-cell>
          <table:table-cell table:formula="of:=-128 + FLOOR(RAND() * 256)"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FLOOR( 128 * SIN(RADIANS([.A461] * 360 / 1024)))" office:value-type="float" office:value="41" calcext:value-type="float">
            <text:p>41</text:p>
          </table:table-cell>
          <table:table-cell table:formula="of:=IF([.A461]&lt;256; FLOOR([.A461]/2); IF([.A461]&lt;768; FLOOR((511-[.A461])/2); FLOOR((-1024+[.A461])/2)))" office:value-type="float" office:value="26" calcext:value-type="float">
            <text:p>26</text:p>
          </table:table-cell>
          <table:table-cell table:formula="of:=IF([.A461]&lt;512; -128; 127)" office:value-type="float" office:value="-128" calcext:value-type="float">
            <text:p>-128</text:p>
          </table:table-cell>
          <table:table-cell table:formula="of:=FLOOR(-128+[.A461]/4)" office:value-type="float" office:value="-14" calcext:value-type="float">
            <text:p>-14</text:p>
          </table:table-cell>
          <table:table-cell table:formula="of:=-128 + FLOOR(RAND() * 256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FLOOR( 128 * SIN(RADIANS([.A462] * 360 / 1024)))" office:value-type="float" office:value="40" calcext:value-type="float">
            <text:p>40</text:p>
          </table:table-cell>
          <table:table-cell table:formula="of:=IF([.A462]&lt;256; FLOOR([.A462]/2); IF([.A462]&lt;768; FLOOR((511-[.A462])/2); FLOOR((-1024+[.A462])/2)))" office:value-type="float" office:value="26" calcext:value-type="float">
            <text:p>26</text:p>
          </table:table-cell>
          <table:table-cell table:formula="of:=IF([.A462]&lt;512; -128; 127)" office:value-type="float" office:value="-128" calcext:value-type="float">
            <text:p>-128</text:p>
          </table:table-cell>
          <table:table-cell table:formula="of:=FLOOR(-128+[.A462]/4)" office:value-type="float" office:value="-14" calcext:value-type="float">
            <text:p>-14</text:p>
          </table:table-cell>
          <table:table-cell table:formula="of:=-128 + FLOOR(RAND() * 256)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FLOOR( 128 * SIN(RADIANS([.A463] * 360 / 1024)))" office:value-type="float" office:value="40" calcext:value-type="float">
            <text:p>40</text:p>
          </table:table-cell>
          <table:table-cell table:formula="of:=IF([.A463]&lt;256; FLOOR([.A463]/2); IF([.A463]&lt;768; FLOOR((511-[.A463])/2); FLOOR((-1024+[.A463])/2)))" office:value-type="float" office:value="25" calcext:value-type="float">
            <text:p>25</text:p>
          </table:table-cell>
          <table:table-cell table:formula="of:=IF([.A463]&lt;512; -128; 127)" office:value-type="float" office:value="-128" calcext:value-type="float">
            <text:p>-128</text:p>
          </table:table-cell>
          <table:table-cell table:formula="of:=FLOOR(-128+[.A463]/4)" office:value-type="float" office:value="-13" calcext:value-type="float">
            <text:p>-13</text:p>
          </table:table-cell>
          <table:table-cell table:formula="of:=-128 + FLOOR(RAND() * 256)"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FLOOR( 128 * SIN(RADIANS([.A464] * 360 / 1024)))" office:value-type="float" office:value="39" calcext:value-type="float">
            <text:p>39</text:p>
          </table:table-cell>
          <table:table-cell table:formula="of:=IF([.A464]&lt;256; FLOOR([.A464]/2); IF([.A464]&lt;768; FLOOR((511-[.A464])/2); FLOOR((-1024+[.A464])/2)))" office:value-type="float" office:value="25" calcext:value-type="float">
            <text:p>25</text:p>
          </table:table-cell>
          <table:table-cell table:formula="of:=IF([.A464]&lt;512; -128; 127)" office:value-type="float" office:value="-128" calcext:value-type="float">
            <text:p>-128</text:p>
          </table:table-cell>
          <table:table-cell table:formula="of:=FLOOR(-128+[.A464]/4)" office:value-type="float" office:value="-13" calcext:value-type="float">
            <text:p>-13</text:p>
          </table:table-cell>
          <table:table-cell table:formula="of:=-128 + FLOOR(RAND() * 256)"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FLOOR( 128 * SIN(RADIANS([.A465] * 360 / 1024)))" office:value-type="float" office:value="38" calcext:value-type="float">
            <text:p>38</text:p>
          </table:table-cell>
          <table:table-cell table:formula="of:=IF([.A465]&lt;256; FLOOR([.A465]/2); IF([.A465]&lt;768; FLOOR((511-[.A465])/2); FLOOR((-1024+[.A465])/2)))" office:value-type="float" office:value="24" calcext:value-type="float">
            <text:p>24</text:p>
          </table:table-cell>
          <table:table-cell table:formula="of:=IF([.A465]&lt;512; -128; 127)" office:value-type="float" office:value="-128" calcext:value-type="float">
            <text:p>-128</text:p>
          </table:table-cell>
          <table:table-cell table:formula="of:=FLOOR(-128+[.A465]/4)" office:value-type="float" office:value="-13" calcext:value-type="float">
            <text:p>-13</text:p>
          </table:table-cell>
          <table:table-cell table:formula="of:=-128 + FLOOR(RAND() * 256)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FLOOR( 128 * SIN(RADIANS([.A466] * 360 / 1024)))" office:value-type="float" office:value="37" calcext:value-type="float">
            <text:p>37</text:p>
          </table:table-cell>
          <table:table-cell table:formula="of:=IF([.A466]&lt;256; FLOOR([.A466]/2); IF([.A466]&lt;768; FLOOR((511-[.A466])/2); FLOOR((-1024+[.A466])/2)))" office:value-type="float" office:value="24" calcext:value-type="float">
            <text:p>24</text:p>
          </table:table-cell>
          <table:table-cell table:formula="of:=IF([.A466]&lt;512; -128; 127)" office:value-type="float" office:value="-128" calcext:value-type="float">
            <text:p>-128</text:p>
          </table:table-cell>
          <table:table-cell table:formula="of:=FLOOR(-128+[.A466]/4)" office:value-type="float" office:value="-13" calcext:value-type="float">
            <text:p>-13</text:p>
          </table:table-cell>
          <table:table-cell table:formula="of:=-128 + FLOOR(RAND() * 256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FLOOR( 128 * SIN(RADIANS([.A467] * 360 / 1024)))" office:value-type="float" office:value="37" calcext:value-type="float">
            <text:p>37</text:p>
          </table:table-cell>
          <table:table-cell table:formula="of:=IF([.A467]&lt;256; FLOOR([.A467]/2); IF([.A467]&lt;768; FLOOR((511-[.A467])/2); FLOOR((-1024+[.A467])/2)))" office:value-type="float" office:value="23" calcext:value-type="float">
            <text:p>23</text:p>
          </table:table-cell>
          <table:table-cell table:formula="of:=IF([.A467]&lt;512; -128; 127)" office:value-type="float" office:value="-128" calcext:value-type="float">
            <text:p>-128</text:p>
          </table:table-cell>
          <table:table-cell table:formula="of:=FLOOR(-128+[.A467]/4)" office:value-type="float" office:value="-12" calcext:value-type="float">
            <text:p>-12</text:p>
          </table:table-cell>
          <table:table-cell table:formula="of:=-128 + FLOOR(RAND() * 256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FLOOR( 128 * SIN(RADIANS([.A468] * 360 / 1024)))" office:value-type="float" office:value="36" calcext:value-type="float">
            <text:p>36</text:p>
          </table:table-cell>
          <table:table-cell table:formula="of:=IF([.A468]&lt;256; FLOOR([.A468]/2); IF([.A468]&lt;768; FLOOR((511-[.A468])/2); FLOOR((-1024+[.A468])/2)))" office:value-type="float" office:value="23" calcext:value-type="float">
            <text:p>23</text:p>
          </table:table-cell>
          <table:table-cell table:formula="of:=IF([.A468]&lt;512; -128; 127)" office:value-type="float" office:value="-128" calcext:value-type="float">
            <text:p>-128</text:p>
          </table:table-cell>
          <table:table-cell table:formula="of:=FLOOR(-128+[.A468]/4)" office:value-type="float" office:value="-12" calcext:value-type="float">
            <text:p>-12</text:p>
          </table:table-cell>
          <table:table-cell table:formula="of:=-128 + FLOOR(RAND() * 256)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FLOOR( 128 * SIN(RADIANS([.A469] * 360 / 1024)))" office:value-type="float" office:value="35" calcext:value-type="float">
            <text:p>35</text:p>
          </table:table-cell>
          <table:table-cell table:formula="of:=IF([.A469]&lt;256; FLOOR([.A469]/2); IF([.A469]&lt;768; FLOOR((511-[.A469])/2); FLOOR((-1024+[.A469])/2)))" office:value-type="float" office:value="22" calcext:value-type="float">
            <text:p>22</text:p>
          </table:table-cell>
          <table:table-cell table:formula="of:=IF([.A469]&lt;512; -128; 127)" office:value-type="float" office:value="-128" calcext:value-type="float">
            <text:p>-128</text:p>
          </table:table-cell>
          <table:table-cell table:formula="of:=FLOOR(-128+[.A469]/4)" office:value-type="float" office:value="-12" calcext:value-type="float">
            <text:p>-12</text:p>
          </table:table-cell>
          <table:table-cell table:formula="of:=-128 + FLOOR(RAND() * 256)"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FLOOR( 128 * SIN(RADIANS([.A470] * 360 / 1024)))" office:value-type="float" office:value="34" calcext:value-type="float">
            <text:p>34</text:p>
          </table:table-cell>
          <table:table-cell table:formula="of:=IF([.A470]&lt;256; FLOOR([.A470]/2); IF([.A470]&lt;768; FLOOR((511-[.A470])/2); FLOOR((-1024+[.A470])/2)))" office:value-type="float" office:value="22" calcext:value-type="float">
            <text:p>22</text:p>
          </table:table-cell>
          <table:table-cell table:formula="of:=IF([.A470]&lt;512; -128; 127)" office:value-type="float" office:value="-128" calcext:value-type="float">
            <text:p>-128</text:p>
          </table:table-cell>
          <table:table-cell table:formula="of:=FLOOR(-128+[.A470]/4)" office:value-type="float" office:value="-12" calcext:value-type="float">
            <text:p>-12</text:p>
          </table:table-cell>
          <table:table-cell table:formula="of:=-128 + FLOOR(RAND() * 256)"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FLOOR( 128 * SIN(RADIANS([.A471] * 360 / 1024)))" office:value-type="float" office:value="34" calcext:value-type="float">
            <text:p>34</text:p>
          </table:table-cell>
          <table:table-cell table:formula="of:=IF([.A471]&lt;256; FLOOR([.A471]/2); IF([.A471]&lt;768; FLOOR((511-[.A471])/2); FLOOR((-1024+[.A471])/2)))" office:value-type="float" office:value="21" calcext:value-type="float">
            <text:p>21</text:p>
          </table:table-cell>
          <table:table-cell table:formula="of:=IF([.A471]&lt;512; -128; 127)" office:value-type="float" office:value="-128" calcext:value-type="float">
            <text:p>-128</text:p>
          </table:table-cell>
          <table:table-cell table:formula="of:=FLOOR(-128+[.A471]/4)" office:value-type="float" office:value="-11" calcext:value-type="float">
            <text:p>-11</text:p>
          </table:table-cell>
          <table:table-cell table:formula="of:=-128 + FLOOR(RAND() * 256)"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FLOOR( 128 * SIN(RADIANS([.A472] * 360 / 1024)))" office:value-type="float" office:value="33" calcext:value-type="float">
            <text:p>33</text:p>
          </table:table-cell>
          <table:table-cell table:formula="of:=IF([.A472]&lt;256; FLOOR([.A472]/2); IF([.A472]&lt;768; FLOOR((511-[.A472])/2); FLOOR((-1024+[.A472])/2)))" office:value-type="float" office:value="21" calcext:value-type="float">
            <text:p>21</text:p>
          </table:table-cell>
          <table:table-cell table:formula="of:=IF([.A472]&lt;512; -128; 127)" office:value-type="float" office:value="-128" calcext:value-type="float">
            <text:p>-128</text:p>
          </table:table-cell>
          <table:table-cell table:formula="of:=FLOOR(-128+[.A472]/4)" office:value-type="float" office:value="-11" calcext:value-type="float">
            <text:p>-11</text:p>
          </table:table-cell>
          <table:table-cell table:formula="of:=-128 + FLOOR(RAND() * 256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FLOOR( 128 * SIN(RADIANS([.A473] * 360 / 1024)))" office:value-type="float" office:value="32" calcext:value-type="float">
            <text:p>32</text:p>
          </table:table-cell>
          <table:table-cell table:formula="of:=IF([.A473]&lt;256; FLOOR([.A473]/2); IF([.A473]&lt;768; FLOOR((511-[.A473])/2); FLOOR((-1024+[.A473])/2)))" office:value-type="float" office:value="20" calcext:value-type="float">
            <text:p>20</text:p>
          </table:table-cell>
          <table:table-cell table:formula="of:=IF([.A473]&lt;512; -128; 127)" office:value-type="float" office:value="-128" calcext:value-type="float">
            <text:p>-128</text:p>
          </table:table-cell>
          <table:table-cell table:formula="of:=FLOOR(-128+[.A473]/4)" office:value-type="float" office:value="-11" calcext:value-type="float">
            <text:p>-11</text:p>
          </table:table-cell>
          <table:table-cell table:formula="of:=-128 + FLOOR(RAND() * 256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FLOOR( 128 * SIN(RADIANS([.A474] * 360 / 1024)))" office:value-type="float" office:value="31" calcext:value-type="float">
            <text:p>31</text:p>
          </table:table-cell>
          <table:table-cell table:formula="of:=IF([.A474]&lt;256; FLOOR([.A474]/2); IF([.A474]&lt;768; FLOOR((511-[.A474])/2); FLOOR((-1024+[.A474])/2)))" office:value-type="float" office:value="20" calcext:value-type="float">
            <text:p>20</text:p>
          </table:table-cell>
          <table:table-cell table:formula="of:=IF([.A474]&lt;512; -128; 127)" office:value-type="float" office:value="-128" calcext:value-type="float">
            <text:p>-128</text:p>
          </table:table-cell>
          <table:table-cell table:formula="of:=FLOOR(-128+[.A474]/4)" office:value-type="float" office:value="-11" calcext:value-type="float">
            <text:p>-11</text:p>
          </table:table-cell>
          <table:table-cell table:formula="of:=-128 + FLOOR(RAND() * 256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FLOOR( 128 * SIN(RADIANS([.A475] * 360 / 1024)))" office:value-type="float" office:value="31" calcext:value-type="float">
            <text:p>31</text:p>
          </table:table-cell>
          <table:table-cell table:formula="of:=IF([.A475]&lt;256; FLOOR([.A475]/2); IF([.A475]&lt;768; FLOOR((511-[.A475])/2); FLOOR((-1024+[.A475])/2)))" office:value-type="float" office:value="19" calcext:value-type="float">
            <text:p>19</text:p>
          </table:table-cell>
          <table:table-cell table:formula="of:=IF([.A475]&lt;512; -128; 127)" office:value-type="float" office:value="-128" calcext:value-type="float">
            <text:p>-128</text:p>
          </table:table-cell>
          <table:table-cell table:formula="of:=FLOOR(-128+[.A475]/4)" office:value-type="float" office:value="-10" calcext:value-type="float">
            <text:p>-10</text:p>
          </table:table-cell>
          <table:table-cell table:formula="of:=-128 + FLOOR(RAND() * 256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FLOOR( 128 * SIN(RADIANS([.A476] * 360 / 1024)))" office:value-type="float" office:value="30" calcext:value-type="float">
            <text:p>30</text:p>
          </table:table-cell>
          <table:table-cell table:formula="of:=IF([.A476]&lt;256; FLOOR([.A476]/2); IF([.A476]&lt;768; FLOOR((511-[.A476])/2); FLOOR((-1024+[.A476])/2)))" office:value-type="float" office:value="19" calcext:value-type="float">
            <text:p>19</text:p>
          </table:table-cell>
          <table:table-cell table:formula="of:=IF([.A476]&lt;512; -128; 127)" office:value-type="float" office:value="-128" calcext:value-type="float">
            <text:p>-128</text:p>
          </table:table-cell>
          <table:table-cell table:formula="of:=FLOOR(-128+[.A476]/4)" office:value-type="float" office:value="-10" calcext:value-type="float">
            <text:p>-10</text:p>
          </table:table-cell>
          <table:table-cell table:formula="of:=-128 + FLOOR(RAND() * 256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FLOOR( 128 * SIN(RADIANS([.A477] * 360 / 1024)))" office:value-type="float" office:value="29" calcext:value-type="float">
            <text:p>29</text:p>
          </table:table-cell>
          <table:table-cell table:formula="of:=IF([.A477]&lt;256; FLOOR([.A477]/2); IF([.A477]&lt;768; FLOOR((511-[.A477])/2); FLOOR((-1024+[.A477])/2)))" office:value-type="float" office:value="18" calcext:value-type="float">
            <text:p>18</text:p>
          </table:table-cell>
          <table:table-cell table:formula="of:=IF([.A477]&lt;512; -128; 127)" office:value-type="float" office:value="-128" calcext:value-type="float">
            <text:p>-128</text:p>
          </table:table-cell>
          <table:table-cell table:formula="of:=FLOOR(-128+[.A477]/4)" office:value-type="float" office:value="-10" calcext:value-type="float">
            <text:p>-10</text:p>
          </table:table-cell>
          <table:table-cell table:formula="of:=-128 + FLOOR(RAND() * 256)"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FLOOR( 128 * SIN(RADIANS([.A478] * 360 / 1024)))" office:value-type="float" office:value="28" calcext:value-type="float">
            <text:p>28</text:p>
          </table:table-cell>
          <table:table-cell table:formula="of:=IF([.A478]&lt;256; FLOOR([.A478]/2); IF([.A478]&lt;768; FLOOR((511-[.A478])/2); FLOOR((-1024+[.A478])/2)))" office:value-type="float" office:value="18" calcext:value-type="float">
            <text:p>18</text:p>
          </table:table-cell>
          <table:table-cell table:formula="of:=IF([.A478]&lt;512; -128; 127)" office:value-type="float" office:value="-128" calcext:value-type="float">
            <text:p>-128</text:p>
          </table:table-cell>
          <table:table-cell table:formula="of:=FLOOR(-128+[.A478]/4)" office:value-type="float" office:value="-10" calcext:value-type="float">
            <text:p>-10</text:p>
          </table:table-cell>
          <table:table-cell table:formula="of:=-128 + FLOOR(RAND() * 256)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FLOOR( 128 * SIN(RADIANS([.A479] * 360 / 1024)))" office:value-type="float" office:value="28" calcext:value-type="float">
            <text:p>28</text:p>
          </table:table-cell>
          <table:table-cell table:formula="of:=IF([.A479]&lt;256; FLOOR([.A479]/2); IF([.A479]&lt;768; FLOOR((511-[.A479])/2); FLOOR((-1024+[.A479])/2)))" office:value-type="float" office:value="17" calcext:value-type="float">
            <text:p>17</text:p>
          </table:table-cell>
          <table:table-cell table:formula="of:=IF([.A479]&lt;512; -128; 127)" office:value-type="float" office:value="-128" calcext:value-type="float">
            <text:p>-128</text:p>
          </table:table-cell>
          <table:table-cell table:formula="of:=FLOOR(-128+[.A479]/4)" office:value-type="float" office:value="-9" calcext:value-type="float">
            <text:p>-9</text:p>
          </table:table-cell>
          <table:table-cell table:formula="of:=-128 + FLOOR(RAND() * 256)" office:value-type="float" office:value="-127" calcext:value-type="float">
            <text:p>-12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FLOOR( 128 * SIN(RADIANS([.A480] * 360 / 1024)))" office:value-type="float" office:value="27" calcext:value-type="float">
            <text:p>27</text:p>
          </table:table-cell>
          <table:table-cell table:formula="of:=IF([.A480]&lt;256; FLOOR([.A480]/2); IF([.A480]&lt;768; FLOOR((511-[.A480])/2); FLOOR((-1024+[.A480])/2)))" office:value-type="float" office:value="17" calcext:value-type="float">
            <text:p>17</text:p>
          </table:table-cell>
          <table:table-cell table:formula="of:=IF([.A480]&lt;512; -128; 127)" office:value-type="float" office:value="-128" calcext:value-type="float">
            <text:p>-128</text:p>
          </table:table-cell>
          <table:table-cell table:formula="of:=FLOOR(-128+[.A480]/4)" office:value-type="float" office:value="-9" calcext:value-type="float">
            <text:p>-9</text:p>
          </table:table-cell>
          <table:table-cell table:formula="of:=-128 + FLOOR(RAND() * 256)"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FLOOR( 128 * SIN(RADIANS([.A481] * 360 / 1024)))" office:value-type="float" office:value="26" calcext:value-type="float">
            <text:p>26</text:p>
          </table:table-cell>
          <table:table-cell table:formula="of:=IF([.A481]&lt;256; FLOOR([.A481]/2); IF([.A481]&lt;768; FLOOR((511-[.A481])/2); FLOOR((-1024+[.A481])/2)))" office:value-type="float" office:value="16" calcext:value-type="float">
            <text:p>16</text:p>
          </table:table-cell>
          <table:table-cell table:formula="of:=IF([.A481]&lt;512; -128; 127)" office:value-type="float" office:value="-128" calcext:value-type="float">
            <text:p>-128</text:p>
          </table:table-cell>
          <table:table-cell table:formula="of:=FLOOR(-128+[.A481]/4)" office:value-type="float" office:value="-9" calcext:value-type="float">
            <text:p>-9</text:p>
          </table:table-cell>
          <table:table-cell table:formula="of:=-128 + FLOOR(RAND() * 256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FLOOR( 128 * SIN(RADIANS([.A482] * 360 / 1024)))" office:value-type="float" office:value="25" calcext:value-type="float">
            <text:p>25</text:p>
          </table:table-cell>
          <table:table-cell table:formula="of:=IF([.A482]&lt;256; FLOOR([.A482]/2); IF([.A482]&lt;768; FLOOR((511-[.A482])/2); FLOOR((-1024+[.A482])/2)))" office:value-type="float" office:value="16" calcext:value-type="float">
            <text:p>16</text:p>
          </table:table-cell>
          <table:table-cell table:formula="of:=IF([.A482]&lt;512; -128; 127)" office:value-type="float" office:value="-128" calcext:value-type="float">
            <text:p>-128</text:p>
          </table:table-cell>
          <table:table-cell table:formula="of:=FLOOR(-128+[.A482]/4)" office:value-type="float" office:value="-9" calcext:value-type="float">
            <text:p>-9</text:p>
          </table:table-cell>
          <table:table-cell table:formula="of:=-128 + FLOOR(RAND() * 256)"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FLOOR( 128 * SIN(RADIANS([.A483] * 360 / 1024)))" office:value-type="float" office:value="24" calcext:value-type="float">
            <text:p>24</text:p>
          </table:table-cell>
          <table:table-cell table:formula="of:=IF([.A483]&lt;256; FLOOR([.A483]/2); IF([.A483]&lt;768; FLOOR((511-[.A483])/2); FLOOR((-1024+[.A483])/2)))" office:value-type="float" office:value="15" calcext:value-type="float">
            <text:p>15</text:p>
          </table:table-cell>
          <table:table-cell table:formula="of:=IF([.A483]&lt;512; -128; 127)" office:value-type="float" office:value="-128" calcext:value-type="float">
            <text:p>-128</text:p>
          </table:table-cell>
          <table:table-cell table:formula="of:=FLOOR(-128+[.A483]/4)" office:value-type="float" office:value="-8" calcext:value-type="float">
            <text:p>-8</text:p>
          </table:table-cell>
          <table:table-cell table:formula="of:=-128 + FLOOR(RAND() * 256)"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FLOOR( 128 * SIN(RADIANS([.A484] * 360 / 1024)))" office:value-type="float" office:value="24" calcext:value-type="float">
            <text:p>24</text:p>
          </table:table-cell>
          <table:table-cell table:formula="of:=IF([.A484]&lt;256; FLOOR([.A484]/2); IF([.A484]&lt;768; FLOOR((511-[.A484])/2); FLOOR((-1024+[.A484])/2)))" office:value-type="float" office:value="15" calcext:value-type="float">
            <text:p>15</text:p>
          </table:table-cell>
          <table:table-cell table:formula="of:=IF([.A484]&lt;512; -128; 127)" office:value-type="float" office:value="-128" calcext:value-type="float">
            <text:p>-128</text:p>
          </table:table-cell>
          <table:table-cell table:formula="of:=FLOOR(-128+[.A484]/4)" office:value-type="float" office:value="-8" calcext:value-type="float">
            <text:p>-8</text:p>
          </table:table-cell>
          <table:table-cell table:formula="of:=-128 + FLOOR(RAND() * 256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FLOOR( 128 * SIN(RADIANS([.A485] * 360 / 1024)))" office:value-type="float" office:value="23" calcext:value-type="float">
            <text:p>23</text:p>
          </table:table-cell>
          <table:table-cell table:formula="of:=IF([.A485]&lt;256; FLOOR([.A485]/2); IF([.A485]&lt;768; FLOOR((511-[.A485])/2); FLOOR((-1024+[.A485])/2)))" office:value-type="float" office:value="14" calcext:value-type="float">
            <text:p>14</text:p>
          </table:table-cell>
          <table:table-cell table:formula="of:=IF([.A485]&lt;512; -128; 127)" office:value-type="float" office:value="-128" calcext:value-type="float">
            <text:p>-128</text:p>
          </table:table-cell>
          <table:table-cell table:formula="of:=FLOOR(-128+[.A485]/4)" office:value-type="float" office:value="-8" calcext:value-type="float">
            <text:p>-8</text:p>
          </table:table-cell>
          <table:table-cell table:formula="of:=-128 + FLOOR(RAND() * 256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FLOOR( 128 * SIN(RADIANS([.A486] * 360 / 1024)))" office:value-type="float" office:value="22" calcext:value-type="float">
            <text:p>22</text:p>
          </table:table-cell>
          <table:table-cell table:formula="of:=IF([.A486]&lt;256; FLOOR([.A486]/2); IF([.A486]&lt;768; FLOOR((511-[.A486])/2); FLOOR((-1024+[.A486])/2)))" office:value-type="float" office:value="14" calcext:value-type="float">
            <text:p>14</text:p>
          </table:table-cell>
          <table:table-cell table:formula="of:=IF([.A486]&lt;512; -128; 127)" office:value-type="float" office:value="-128" calcext:value-type="float">
            <text:p>-128</text:p>
          </table:table-cell>
          <table:table-cell table:formula="of:=FLOOR(-128+[.A486]/4)" office:value-type="float" office:value="-8" calcext:value-type="float">
            <text:p>-8</text:p>
          </table:table-cell>
          <table:table-cell table:formula="of:=-128 + FLOOR(RAND() * 256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FLOOR( 128 * SIN(RADIANS([.A487] * 360 / 1024)))" office:value-type="float" office:value="21" calcext:value-type="float">
            <text:p>21</text:p>
          </table:table-cell>
          <table:table-cell table:formula="of:=IF([.A487]&lt;256; FLOOR([.A487]/2); IF([.A487]&lt;768; FLOOR((511-[.A487])/2); FLOOR((-1024+[.A487])/2)))" office:value-type="float" office:value="13" calcext:value-type="float">
            <text:p>13</text:p>
          </table:table-cell>
          <table:table-cell table:formula="of:=IF([.A487]&lt;512; -128; 127)" office:value-type="float" office:value="-128" calcext:value-type="float">
            <text:p>-128</text:p>
          </table:table-cell>
          <table:table-cell table:formula="of:=FLOOR(-128+[.A487]/4)" office:value-type="float" office:value="-7" calcext:value-type="float">
            <text:p>-7</text:p>
          </table:table-cell>
          <table:table-cell table:formula="of:=-128 + FLOOR(RAND() * 256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FLOOR( 128 * SIN(RADIANS([.A488] * 360 / 1024)))" office:value-type="float" office:value="21" calcext:value-type="float">
            <text:p>21</text:p>
          </table:table-cell>
          <table:table-cell table:formula="of:=IF([.A488]&lt;256; FLOOR([.A488]/2); IF([.A488]&lt;768; FLOOR((511-[.A488])/2); FLOOR((-1024+[.A488])/2)))" office:value-type="float" office:value="13" calcext:value-type="float">
            <text:p>13</text:p>
          </table:table-cell>
          <table:table-cell table:formula="of:=IF([.A488]&lt;512; -128; 127)" office:value-type="float" office:value="-128" calcext:value-type="float">
            <text:p>-128</text:p>
          </table:table-cell>
          <table:table-cell table:formula="of:=FLOOR(-128+[.A488]/4)" office:value-type="float" office:value="-7" calcext:value-type="float">
            <text:p>-7</text:p>
          </table:table-cell>
          <table:table-cell table:formula="of:=-128 + FLOOR(RAND() * 256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FLOOR( 128 * SIN(RADIANS([.A489] * 360 / 1024)))" office:value-type="float" office:value="20" calcext:value-type="float">
            <text:p>20</text:p>
          </table:table-cell>
          <table:table-cell table:formula="of:=IF([.A489]&lt;256; FLOOR([.A489]/2); IF([.A489]&lt;768; FLOOR((511-[.A489])/2); FLOOR((-1024+[.A489])/2)))" office:value-type="float" office:value="12" calcext:value-type="float">
            <text:p>12</text:p>
          </table:table-cell>
          <table:table-cell table:formula="of:=IF([.A489]&lt;512; -128; 127)" office:value-type="float" office:value="-128" calcext:value-type="float">
            <text:p>-128</text:p>
          </table:table-cell>
          <table:table-cell table:formula="of:=FLOOR(-128+[.A489]/4)" office:value-type="float" office:value="-7" calcext:value-type="float">
            <text:p>-7</text:p>
          </table:table-cell>
          <table:table-cell table:formula="of:=-128 + FLOOR(RAND() * 256)" office:value-type="float" office:value="-122" calcext:value-type="float">
            <text:p>-12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FLOOR( 128 * SIN(RADIANS([.A490] * 360 / 1024)))" office:value-type="float" office:value="19" calcext:value-type="float">
            <text:p>19</text:p>
          </table:table-cell>
          <table:table-cell table:formula="of:=IF([.A490]&lt;256; FLOOR([.A490]/2); IF([.A490]&lt;768; FLOOR((511-[.A490])/2); FLOOR((-1024+[.A490])/2)))" office:value-type="float" office:value="12" calcext:value-type="float">
            <text:p>12</text:p>
          </table:table-cell>
          <table:table-cell table:formula="of:=IF([.A490]&lt;512; -128; 127)" office:value-type="float" office:value="-128" calcext:value-type="float">
            <text:p>-128</text:p>
          </table:table-cell>
          <table:table-cell table:formula="of:=FLOOR(-128+[.A490]/4)" office:value-type="float" office:value="-7" calcext:value-type="float">
            <text:p>-7</text:p>
          </table:table-cell>
          <table:table-cell table:formula="of:=-128 + FLOOR(RAND() * 256)"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FLOOR( 128 * SIN(RADIANS([.A491] * 360 / 1024)))" office:value-type="float" office:value="18" calcext:value-type="float">
            <text:p>18</text:p>
          </table:table-cell>
          <table:table-cell table:formula="of:=IF([.A491]&lt;256; FLOOR([.A491]/2); IF([.A491]&lt;768; FLOOR((511-[.A491])/2); FLOOR((-1024+[.A491])/2)))" office:value-type="float" office:value="11" calcext:value-type="float">
            <text:p>11</text:p>
          </table:table-cell>
          <table:table-cell table:formula="of:=IF([.A491]&lt;512; -128; 127)" office:value-type="float" office:value="-128" calcext:value-type="float">
            <text:p>-128</text:p>
          </table:table-cell>
          <table:table-cell table:formula="of:=FLOOR(-128+[.A491]/4)" office:value-type="float" office:value="-6" calcext:value-type="float">
            <text:p>-6</text:p>
          </table:table-cell>
          <table:table-cell table:formula="of:=-128 + FLOOR(RAND() * 256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FLOOR( 128 * SIN(RADIANS([.A492] * 360 / 1024)))" office:value-type="float" office:value="18" calcext:value-type="float">
            <text:p>18</text:p>
          </table:table-cell>
          <table:table-cell table:formula="of:=IF([.A492]&lt;256; FLOOR([.A492]/2); IF([.A492]&lt;768; FLOOR((511-[.A492])/2); FLOOR((-1024+[.A492])/2)))" office:value-type="float" office:value="11" calcext:value-type="float">
            <text:p>11</text:p>
          </table:table-cell>
          <table:table-cell table:formula="of:=IF([.A492]&lt;512; -128; 127)" office:value-type="float" office:value="-128" calcext:value-type="float">
            <text:p>-128</text:p>
          </table:table-cell>
          <table:table-cell table:formula="of:=FLOOR(-128+[.A492]/4)" office:value-type="float" office:value="-6" calcext:value-type="float">
            <text:p>-6</text:p>
          </table:table-cell>
          <table:table-cell table:formula="of:=-128 + FLOOR(RAND() * 256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FLOOR( 128 * SIN(RADIANS([.A493] * 360 / 1024)))" office:value-type="float" office:value="17" calcext:value-type="float">
            <text:p>17</text:p>
          </table:table-cell>
          <table:table-cell table:formula="of:=IF([.A493]&lt;256; FLOOR([.A493]/2); IF([.A493]&lt;768; FLOOR((511-[.A493])/2); FLOOR((-1024+[.A493])/2)))" office:value-type="float" office:value="10" calcext:value-type="float">
            <text:p>10</text:p>
          </table:table-cell>
          <table:table-cell table:formula="of:=IF([.A493]&lt;512; -128; 127)" office:value-type="float" office:value="-128" calcext:value-type="float">
            <text:p>-128</text:p>
          </table:table-cell>
          <table:table-cell table:formula="of:=FLOOR(-128+[.A493]/4)" office:value-type="float" office:value="-6" calcext:value-type="float">
            <text:p>-6</text:p>
          </table:table-cell>
          <table:table-cell table:formula="of:=-128 + FLOOR(RAND() * 256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FLOOR( 128 * SIN(RADIANS([.A494] * 360 / 1024)))" office:value-type="float" office:value="16" calcext:value-type="float">
            <text:p>16</text:p>
          </table:table-cell>
          <table:table-cell table:formula="of:=IF([.A494]&lt;256; FLOOR([.A494]/2); IF([.A494]&lt;768; FLOOR((511-[.A494])/2); FLOOR((-1024+[.A494])/2)))" office:value-type="float" office:value="10" calcext:value-type="float">
            <text:p>10</text:p>
          </table:table-cell>
          <table:table-cell table:formula="of:=IF([.A494]&lt;512; -128; 127)" office:value-type="float" office:value="-128" calcext:value-type="float">
            <text:p>-128</text:p>
          </table:table-cell>
          <table:table-cell table:formula="of:=FLOOR(-128+[.A494]/4)" office:value-type="float" office:value="-6" calcext:value-type="float">
            <text:p>-6</text:p>
          </table:table-cell>
          <table:table-cell table:formula="of:=-128 + FLOOR(RAND() * 256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FLOOR( 128 * SIN(RADIANS([.A495] * 360 / 1024)))" office:value-type="float" office:value="15" calcext:value-type="float">
            <text:p>15</text:p>
          </table:table-cell>
          <table:table-cell table:formula="of:=IF([.A495]&lt;256; FLOOR([.A495]/2); IF([.A495]&lt;768; FLOOR((511-[.A495])/2); FLOOR((-1024+[.A495])/2)))" office:value-type="float" office:value="9" calcext:value-type="float">
            <text:p>9</text:p>
          </table:table-cell>
          <table:table-cell table:formula="of:=IF([.A495]&lt;512; -128; 127)" office:value-type="float" office:value="-128" calcext:value-type="float">
            <text:p>-128</text:p>
          </table:table-cell>
          <table:table-cell table:formula="of:=FLOOR(-128+[.A495]/4)" office:value-type="float" office:value="-5" calcext:value-type="float">
            <text:p>-5</text:p>
          </table:table-cell>
          <table:table-cell table:formula="of:=-128 + FLOOR(RAND() * 256)"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FLOOR( 128 * SIN(RADIANS([.A496] * 360 / 1024)))" office:value-type="float" office:value="14" calcext:value-type="float">
            <text:p>14</text:p>
          </table:table-cell>
          <table:table-cell table:formula="of:=IF([.A496]&lt;256; FLOOR([.A496]/2); IF([.A496]&lt;768; FLOOR((511-[.A496])/2); FLOOR((-1024+[.A496])/2)))" office:value-type="float" office:value="9" calcext:value-type="float">
            <text:p>9</text:p>
          </table:table-cell>
          <table:table-cell table:formula="of:=IF([.A496]&lt;512; -128; 127)" office:value-type="float" office:value="-128" calcext:value-type="float">
            <text:p>-128</text:p>
          </table:table-cell>
          <table:table-cell table:formula="of:=FLOOR(-128+[.A496]/4)" office:value-type="float" office:value="-5" calcext:value-type="float">
            <text:p>-5</text:p>
          </table:table-cell>
          <table:table-cell table:formula="of:=-128 + FLOOR(RAND() * 256)"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FLOOR( 128 * SIN(RADIANS([.A497] * 360 / 1024)))" office:value-type="float" office:value="14" calcext:value-type="float">
            <text:p>14</text:p>
          </table:table-cell>
          <table:table-cell table:formula="of:=IF([.A497]&lt;256; FLOOR([.A497]/2); IF([.A497]&lt;768; FLOOR((511-[.A497])/2); FLOOR((-1024+[.A497])/2)))" office:value-type="float" office:value="8" calcext:value-type="float">
            <text:p>8</text:p>
          </table:table-cell>
          <table:table-cell table:formula="of:=IF([.A497]&lt;512; -128; 127)" office:value-type="float" office:value="-128" calcext:value-type="float">
            <text:p>-128</text:p>
          </table:table-cell>
          <table:table-cell table:formula="of:=FLOOR(-128+[.A497]/4)" office:value-type="float" office:value="-5" calcext:value-type="float">
            <text:p>-5</text:p>
          </table:table-cell>
          <table:table-cell table:formula="of:=-128 + FLOOR(RAND() * 256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FLOOR( 128 * SIN(RADIANS([.A498] * 360 / 1024)))" office:value-type="float" office:value="13" calcext:value-type="float">
            <text:p>13</text:p>
          </table:table-cell>
          <table:table-cell table:formula="of:=IF([.A498]&lt;256; FLOOR([.A498]/2); IF([.A498]&lt;768; FLOOR((511-[.A498])/2); FLOOR((-1024+[.A498])/2)))" office:value-type="float" office:value="8" calcext:value-type="float">
            <text:p>8</text:p>
          </table:table-cell>
          <table:table-cell table:formula="of:=IF([.A498]&lt;512; -128; 127)" office:value-type="float" office:value="-128" calcext:value-type="float">
            <text:p>-128</text:p>
          </table:table-cell>
          <table:table-cell table:formula="of:=FLOOR(-128+[.A498]/4)" office:value-type="float" office:value="-5" calcext:value-type="float">
            <text:p>-5</text:p>
          </table:table-cell>
          <table:table-cell table:formula="of:=-128 + FLOOR(RAND() * 256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FLOOR( 128 * SIN(RADIANS([.A499] * 360 / 1024)))" office:value-type="float" office:value="12" calcext:value-type="float">
            <text:p>12</text:p>
          </table:table-cell>
          <table:table-cell table:formula="of:=IF([.A499]&lt;256; FLOOR([.A499]/2); IF([.A499]&lt;768; FLOOR((511-[.A499])/2); FLOOR((-1024+[.A499])/2)))" office:value-type="float" office:value="7" calcext:value-type="float">
            <text:p>7</text:p>
          </table:table-cell>
          <table:table-cell table:formula="of:=IF([.A499]&lt;512; -128; 127)" office:value-type="float" office:value="-128" calcext:value-type="float">
            <text:p>-128</text:p>
          </table:table-cell>
          <table:table-cell table:formula="of:=FLOOR(-128+[.A499]/4)" office:value-type="float" office:value="-4" calcext:value-type="float">
            <text:p>-4</text:p>
          </table:table-cell>
          <table:table-cell table:formula="of:=-128 + FLOOR(RAND() * 256)"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FLOOR( 128 * SIN(RADIANS([.A500] * 360 / 1024)))" office:value-type="float" office:value="11" calcext:value-type="float">
            <text:p>11</text:p>
          </table:table-cell>
          <table:table-cell table:formula="of:=IF([.A500]&lt;256; FLOOR([.A500]/2); IF([.A500]&lt;768; FLOOR((511-[.A500])/2); FLOOR((-1024+[.A500])/2)))" office:value-type="float" office:value="7" calcext:value-type="float">
            <text:p>7</text:p>
          </table:table-cell>
          <table:table-cell table:formula="of:=IF([.A500]&lt;512; -128; 127)" office:value-type="float" office:value="-128" calcext:value-type="float">
            <text:p>-128</text:p>
          </table:table-cell>
          <table:table-cell table:formula="of:=FLOOR(-128+[.A500]/4)" office:value-type="float" office:value="-4" calcext:value-type="float">
            <text:p>-4</text:p>
          </table:table-cell>
          <table:table-cell table:formula="of:=-128 + FLOOR(RAND() * 256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FLOOR( 128 * SIN(RADIANS([.A501] * 360 / 1024)))" office:value-type="float" office:value="10" calcext:value-type="float">
            <text:p>10</text:p>
          </table:table-cell>
          <table:table-cell table:formula="of:=IF([.A501]&lt;256; FLOOR([.A501]/2); IF([.A501]&lt;768; FLOOR((511-[.A501])/2); FLOOR((-1024+[.A501])/2)))" office:value-type="float" office:value="6" calcext:value-type="float">
            <text:p>6</text:p>
          </table:table-cell>
          <table:table-cell table:formula="of:=IF([.A501]&lt;512; -128; 127)" office:value-type="float" office:value="-128" calcext:value-type="float">
            <text:p>-128</text:p>
          </table:table-cell>
          <table:table-cell table:formula="of:=FLOOR(-128+[.A501]/4)" office:value-type="float" office:value="-4" calcext:value-type="float">
            <text:p>-4</text:p>
          </table:table-cell>
          <table:table-cell table:formula="of:=-128 + FLOOR(RAND() * 256)"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FLOOR( 128 * SIN(RADIANS([.A502] * 360 / 1024)))" office:value-type="float" office:value="10" calcext:value-type="float">
            <text:p>10</text:p>
          </table:table-cell>
          <table:table-cell table:formula="of:=IF([.A502]&lt;256; FLOOR([.A502]/2); IF([.A502]&lt;768; FLOOR((511-[.A502])/2); FLOOR((-1024+[.A502])/2)))" office:value-type="float" office:value="6" calcext:value-type="float">
            <text:p>6</text:p>
          </table:table-cell>
          <table:table-cell table:formula="of:=IF([.A502]&lt;512; -128; 127)" office:value-type="float" office:value="-128" calcext:value-type="float">
            <text:p>-128</text:p>
          </table:table-cell>
          <table:table-cell table:formula="of:=FLOOR(-128+[.A502]/4)" office:value-type="float" office:value="-4" calcext:value-type="float">
            <text:p>-4</text:p>
          </table:table-cell>
          <table:table-cell table:formula="of:=-128 + FLOOR(RAND() * 256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FLOOR( 128 * SIN(RADIANS([.A503] * 360 / 1024)))" office:value-type="float" office:value="9" calcext:value-type="float">
            <text:p>9</text:p>
          </table:table-cell>
          <table:table-cell table:formula="of:=IF([.A503]&lt;256; FLOOR([.A503]/2); IF([.A503]&lt;768; FLOOR((511-[.A503])/2); FLOOR((-1024+[.A503])/2)))" office:value-type="float" office:value="5" calcext:value-type="float">
            <text:p>5</text:p>
          </table:table-cell>
          <table:table-cell table:formula="of:=IF([.A503]&lt;512; -128; 127)" office:value-type="float" office:value="-128" calcext:value-type="float">
            <text:p>-128</text:p>
          </table:table-cell>
          <table:table-cell table:formula="of:=FLOOR(-128+[.A503]/4)" office:value-type="float" office:value="-3" calcext:value-type="float">
            <text:p>-3</text:p>
          </table:table-cell>
          <table:table-cell table:formula="of:=-128 + FLOOR(RAND() * 256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FLOOR( 128 * SIN(RADIANS([.A504] * 360 / 1024)))" office:value-type="float" office:value="8" calcext:value-type="float">
            <text:p>8</text:p>
          </table:table-cell>
          <table:table-cell table:formula="of:=IF([.A504]&lt;256; FLOOR([.A504]/2); IF([.A504]&lt;768; FLOOR((511-[.A504])/2); FLOOR((-1024+[.A504])/2)))" office:value-type="float" office:value="5" calcext:value-type="float">
            <text:p>5</text:p>
          </table:table-cell>
          <table:table-cell table:formula="of:=IF([.A504]&lt;512; -128; 127)" office:value-type="float" office:value="-128" calcext:value-type="float">
            <text:p>-128</text:p>
          </table:table-cell>
          <table:table-cell table:formula="of:=FLOOR(-128+[.A504]/4)" office:value-type="float" office:value="-3" calcext:value-type="float">
            <text:p>-3</text:p>
          </table:table-cell>
          <table:table-cell table:formula="of:=-128 + FLOOR(RAND() * 256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FLOOR( 128 * SIN(RADIANS([.A505] * 360 / 1024)))" office:value-type="float" office:value="7" calcext:value-type="float">
            <text:p>7</text:p>
          </table:table-cell>
          <table:table-cell table:formula="of:=IF([.A505]&lt;256; FLOOR([.A505]/2); IF([.A505]&lt;768; FLOOR((511-[.A505])/2); FLOOR((-1024+[.A505])/2)))" office:value-type="float" office:value="4" calcext:value-type="float">
            <text:p>4</text:p>
          </table:table-cell>
          <table:table-cell table:formula="of:=IF([.A505]&lt;512; -128; 127)" office:value-type="float" office:value="-128" calcext:value-type="float">
            <text:p>-128</text:p>
          </table:table-cell>
          <table:table-cell table:formula="of:=FLOOR(-128+[.A505]/4)" office:value-type="float" office:value="-3" calcext:value-type="float">
            <text:p>-3</text:p>
          </table:table-cell>
          <table:table-cell table:formula="of:=-128 + FLOOR(RAND() * 256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FLOOR( 128 * SIN(RADIANS([.A506] * 360 / 1024)))" office:value-type="float" office:value="7" calcext:value-type="float">
            <text:p>7</text:p>
          </table:table-cell>
          <table:table-cell table:formula="of:=IF([.A506]&lt;256; FLOOR([.A506]/2); IF([.A506]&lt;768; FLOOR((511-[.A506])/2); FLOOR((-1024+[.A506])/2)))" office:value-type="float" office:value="4" calcext:value-type="float">
            <text:p>4</text:p>
          </table:table-cell>
          <table:table-cell table:formula="of:=IF([.A506]&lt;512; -128; 127)" office:value-type="float" office:value="-128" calcext:value-type="float">
            <text:p>-128</text:p>
          </table:table-cell>
          <table:table-cell table:formula="of:=FLOOR(-128+[.A506]/4)" office:value-type="float" office:value="-3" calcext:value-type="float">
            <text:p>-3</text:p>
          </table:table-cell>
          <table:table-cell table:formula="of:=-128 + FLOOR(RAND() * 256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FLOOR( 128 * SIN(RADIANS([.A507] * 360 / 1024)))" office:value-type="float" office:value="6" calcext:value-type="float">
            <text:p>6</text:p>
          </table:table-cell>
          <table:table-cell table:formula="of:=IF([.A507]&lt;256; FLOOR([.A507]/2); IF([.A507]&lt;768; FLOOR((511-[.A507])/2); FLOOR((-1024+[.A507])/2)))" office:value-type="float" office:value="3" calcext:value-type="float">
            <text:p>3</text:p>
          </table:table-cell>
          <table:table-cell table:formula="of:=IF([.A507]&lt;512; -128; 127)" office:value-type="float" office:value="-128" calcext:value-type="float">
            <text:p>-128</text:p>
          </table:table-cell>
          <table:table-cell table:formula="of:=FLOOR(-128+[.A507]/4)" office:value-type="float" office:value="-2" calcext:value-type="float">
            <text:p>-2</text:p>
          </table:table-cell>
          <table:table-cell table:formula="of:=-128 + FLOOR(RAND() * 256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FLOOR( 128 * SIN(RADIANS([.A508] * 360 / 1024)))" office:value-type="float" office:value="5" calcext:value-type="float">
            <text:p>5</text:p>
          </table:table-cell>
          <table:table-cell table:formula="of:=IF([.A508]&lt;256; FLOOR([.A508]/2); IF([.A508]&lt;768; FLOOR((511-[.A508])/2); FLOOR((-1024+[.A508])/2)))" office:value-type="float" office:value="3" calcext:value-type="float">
            <text:p>3</text:p>
          </table:table-cell>
          <table:table-cell table:formula="of:=IF([.A508]&lt;512; -128; 127)" office:value-type="float" office:value="-128" calcext:value-type="float">
            <text:p>-128</text:p>
          </table:table-cell>
          <table:table-cell table:formula="of:=FLOOR(-128+[.A508]/4)" office:value-type="float" office:value="-2" calcext:value-type="float">
            <text:p>-2</text:p>
          </table:table-cell>
          <table:table-cell table:formula="of:=-128 + FLOOR(RAND() * 256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FLOOR( 128 * SIN(RADIANS([.A509] * 360 / 1024)))" office:value-type="float" office:value="4" calcext:value-type="float">
            <text:p>4</text:p>
          </table:table-cell>
          <table:table-cell table:formula="of:=IF([.A509]&lt;256; FLOOR([.A509]/2); IF([.A509]&lt;768; FLOOR((511-[.A509])/2); FLOOR((-1024+[.A509])/2)))" office:value-type="float" office:value="2" calcext:value-type="float">
            <text:p>2</text:p>
          </table:table-cell>
          <table:table-cell table:formula="of:=IF([.A509]&lt;512; -128; 127)" office:value-type="float" office:value="-128" calcext:value-type="float">
            <text:p>-128</text:p>
          </table:table-cell>
          <table:table-cell table:formula="of:=FLOOR(-128+[.A509]/4)" office:value-type="float" office:value="-2" calcext:value-type="float">
            <text:p>-2</text:p>
          </table:table-cell>
          <table:table-cell table:formula="of:=-128 + FLOOR(RAND() * 256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FLOOR( 128 * SIN(RADIANS([.A510] * 360 / 1024)))" office:value-type="float" office:value="3" calcext:value-type="float">
            <text:p>3</text:p>
          </table:table-cell>
          <table:table-cell table:formula="of:=IF([.A510]&lt;256; FLOOR([.A510]/2); IF([.A510]&lt;768; FLOOR((511-[.A510])/2); FLOOR((-1024+[.A510])/2)))" office:value-type="float" office:value="2" calcext:value-type="float">
            <text:p>2</text:p>
          </table:table-cell>
          <table:table-cell table:formula="of:=IF([.A510]&lt;512; -128; 127)" office:value-type="float" office:value="-128" calcext:value-type="float">
            <text:p>-128</text:p>
          </table:table-cell>
          <table:table-cell table:formula="of:=FLOOR(-128+[.A510]/4)" office:value-type="float" office:value="-2" calcext:value-type="float">
            <text:p>-2</text:p>
          </table:table-cell>
          <table:table-cell table:formula="of:=-128 + FLOOR(RAND() * 256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FLOOR( 128 * SIN(RADIANS([.A511] * 360 / 1024)))" office:value-type="float" office:value="3" calcext:value-type="float">
            <text:p>3</text:p>
          </table:table-cell>
          <table:table-cell table:formula="of:=IF([.A511]&lt;256; FLOOR([.A511]/2); IF([.A511]&lt;768; FLOOR((511-[.A511])/2); FLOOR((-1024+[.A511])/2)))" office:value-type="float" office:value="1" calcext:value-type="float">
            <text:p>1</text:p>
          </table:table-cell>
          <table:table-cell table:formula="of:=IF([.A511]&lt;512; -128; 127)" office:value-type="float" office:value="-128" calcext:value-type="float">
            <text:p>-128</text:p>
          </table:table-cell>
          <table:table-cell table:formula="of:=FLOOR(-128+[.A511]/4)" office:value-type="float" office:value="-1" calcext:value-type="float">
            <text:p>-1</text:p>
          </table:table-cell>
          <table:table-cell table:formula="of:=-128 + FLOOR(RAND() * 256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FLOOR( 128 * SIN(RADIANS([.A512] * 360 / 1024)))" office:value-type="float" office:value="2" calcext:value-type="float">
            <text:p>2</text:p>
          </table:table-cell>
          <table:table-cell table:formula="of:=IF([.A512]&lt;256; FLOOR([.A512]/2); IF([.A512]&lt;768; FLOOR((511-[.A512])/2); FLOOR((-1024+[.A512])/2)))" office:value-type="float" office:value="1" calcext:value-type="float">
            <text:p>1</text:p>
          </table:table-cell>
          <table:table-cell table:formula="of:=IF([.A512]&lt;512; -128; 127)" office:value-type="float" office:value="-128" calcext:value-type="float">
            <text:p>-128</text:p>
          </table:table-cell>
          <table:table-cell table:formula="of:=FLOOR(-128+[.A512]/4)" office:value-type="float" office:value="-1" calcext:value-type="float">
            <text:p>-1</text:p>
          </table:table-cell>
          <table:table-cell table:formula="of:=-128 + FLOOR(RAND() * 256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FLOOR( 128 * SIN(RADIANS([.A513] * 360 / 1024)))" office:value-type="float" office:value="1" calcext:value-type="float">
            <text:p>1</text:p>
          </table:table-cell>
          <table:table-cell table:formula="of:=IF([.A513]&lt;256; FLOOR([.A513]/2); IF([.A513]&lt;768; FLOOR((511-[.A513])/2); FLOOR((-1024+[.A513])/2)))" office:value-type="float" office:value="0" calcext:value-type="float">
            <text:p>0</text:p>
          </table:table-cell>
          <table:table-cell table:formula="of:=IF([.A513]&lt;512; -128; 127)" office:value-type="float" office:value="-128" calcext:value-type="float">
            <text:p>-128</text:p>
          </table:table-cell>
          <table:table-cell table:formula="of:=FLOOR(-128+[.A513]/4)" office:value-type="float" office:value="-1" calcext:value-type="float">
            <text:p>-1</text:p>
          </table:table-cell>
          <table:table-cell table:formula="of:=-128 + FLOOR(RAND() * 256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FLOOR( 128 * SIN(RADIANS([.A514] * 360 / 1024)))" office:value-type="float" office:value="0" calcext:value-type="float">
            <text:p>0</text:p>
          </table:table-cell>
          <table:table-cell table:formula="of:=IF([.A514]&lt;256; FLOOR([.A514]/2); IF([.A514]&lt;768; FLOOR((511-[.A514])/2); FLOOR((-1024+[.A514])/2)))" office:value-type="float" office:value="0" calcext:value-type="float">
            <text:p>0</text:p>
          </table:table-cell>
          <table:table-cell table:formula="of:=IF([.A514]&lt;512; -128; 127)" office:value-type="float" office:value="-128" calcext:value-type="float">
            <text:p>-128</text:p>
          </table:table-cell>
          <table:table-cell table:formula="of:=FLOOR(-128+[.A514]/4)" office:value-type="float" office:value="-1" calcext:value-type="float">
            <text:p>-1</text:p>
          </table:table-cell>
          <table:table-cell table:formula="of:=-128 + FLOOR(RAND() * 256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FLOOR( 128 * SIN(RADIANS([.A515] * 360 / 1024)))" office:value-type="float" office:value="0" calcext:value-type="float">
            <text:p>0</text:p>
          </table:table-cell>
          <table:table-cell table:formula="of:=IF([.A515]&lt;256; FLOOR([.A515]/2); IF([.A515]&lt;768; FLOOR((511-[.A515])/2); FLOOR((-1024+[.A515])/2)))" office:value-type="float" office:value="-1" calcext:value-type="float">
            <text:p>-1</text:p>
          </table:table-cell>
          <table:table-cell table:formula="of:=IF([.A515]&lt;512; -128; 127)" office:value-type="float" office:value="127" calcext:value-type="float">
            <text:p>127</text:p>
          </table:table-cell>
          <table:table-cell table:formula="of:=FLOOR(-128+[.A515]/4)" office:value-type="float" office:value="0" calcext:value-type="float">
            <text:p>0</text:p>
          </table:table-cell>
          <table:table-cell table:formula="of:=-128 + FLOOR(RAND() * 256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FLOOR( 128 * SIN(RADIANS([.A516] * 360 / 1024)))" office:value-type="float" office:value="-1" calcext:value-type="float">
            <text:p>-1</text:p>
          </table:table-cell>
          <table:table-cell table:formula="of:=IF([.A516]&lt;256; FLOOR([.A516]/2); IF([.A516]&lt;768; FLOOR((511-[.A516])/2); FLOOR((-1024+[.A516])/2)))" office:value-type="float" office:value="-1" calcext:value-type="float">
            <text:p>-1</text:p>
          </table:table-cell>
          <table:table-cell table:formula="of:=IF([.A516]&lt;512; -128; 127)" office:value-type="float" office:value="127" calcext:value-type="float">
            <text:p>127</text:p>
          </table:table-cell>
          <table:table-cell table:formula="of:=FLOOR(-128+[.A516]/4)" office:value-type="float" office:value="0" calcext:value-type="float">
            <text:p>0</text:p>
          </table:table-cell>
          <table:table-cell table:formula="of:=-128 + FLOOR(RAND() * 256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FLOOR( 128 * SIN(RADIANS([.A517] * 360 / 1024)))" office:value-type="float" office:value="-2" calcext:value-type="float">
            <text:p>-2</text:p>
          </table:table-cell>
          <table:table-cell table:formula="of:=IF([.A517]&lt;256; FLOOR([.A517]/2); IF([.A517]&lt;768; FLOOR((511-[.A517])/2); FLOOR((-1024+[.A517])/2)))" office:value-type="float" office:value="-2" calcext:value-type="float">
            <text:p>-2</text:p>
          </table:table-cell>
          <table:table-cell table:formula="of:=IF([.A517]&lt;512; -128; 127)" office:value-type="float" office:value="127" calcext:value-type="float">
            <text:p>127</text:p>
          </table:table-cell>
          <table:table-cell table:formula="of:=FLOOR(-128+[.A517]/4)" office:value-type="float" office:value="0" calcext:value-type="float">
            <text:p>0</text:p>
          </table:table-cell>
          <table:table-cell table:formula="of:=-128 + FLOOR(RAND() * 256)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FLOOR( 128 * SIN(RADIANS([.A518] * 360 / 1024)))" office:value-type="float" office:value="-3" calcext:value-type="float">
            <text:p>-3</text:p>
          </table:table-cell>
          <table:table-cell table:formula="of:=IF([.A518]&lt;256; FLOOR([.A518]/2); IF([.A518]&lt;768; FLOOR((511-[.A518])/2); FLOOR((-1024+[.A518])/2)))" office:value-type="float" office:value="-2" calcext:value-type="float">
            <text:p>-2</text:p>
          </table:table-cell>
          <table:table-cell table:formula="of:=IF([.A518]&lt;512; -128; 127)" office:value-type="float" office:value="127" calcext:value-type="float">
            <text:p>127</text:p>
          </table:table-cell>
          <table:table-cell table:formula="of:=FLOOR(-128+[.A518]/4)" office:value-type="float" office:value="0" calcext:value-type="float">
            <text:p>0</text:p>
          </table:table-cell>
          <table:table-cell table:formula="of:=-128 + FLOOR(RAND() * 256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FLOOR( 128 * SIN(RADIANS([.A519] * 360 / 1024)))" office:value-type="float" office:value="-4" calcext:value-type="float">
            <text:p>-4</text:p>
          </table:table-cell>
          <table:table-cell table:formula="of:=IF([.A519]&lt;256; FLOOR([.A519]/2); IF([.A519]&lt;768; FLOOR((511-[.A519])/2); FLOOR((-1024+[.A519])/2)))" office:value-type="float" office:value="-3" calcext:value-type="float">
            <text:p>-3</text:p>
          </table:table-cell>
          <table:table-cell table:formula="of:=IF([.A519]&lt;512; -128; 127)" office:value-type="float" office:value="127" calcext:value-type="float">
            <text:p>127</text:p>
          </table:table-cell>
          <table:table-cell table:formula="of:=FLOOR(-128+[.A519]/4)" office:value-type="float" office:value="1" calcext:value-type="float">
            <text:p>1</text:p>
          </table:table-cell>
          <table:table-cell table:formula="of:=-128 + FLOOR(RAND() * 256)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FLOOR( 128 * SIN(RADIANS([.A520] * 360 / 1024)))" office:value-type="float" office:value="-4" calcext:value-type="float">
            <text:p>-4</text:p>
          </table:table-cell>
          <table:table-cell table:formula="of:=IF([.A520]&lt;256; FLOOR([.A520]/2); IF([.A520]&lt;768; FLOOR((511-[.A520])/2); FLOOR((-1024+[.A520])/2)))" office:value-type="float" office:value="-3" calcext:value-type="float">
            <text:p>-3</text:p>
          </table:table-cell>
          <table:table-cell table:formula="of:=IF([.A520]&lt;512; -128; 127)" office:value-type="float" office:value="127" calcext:value-type="float">
            <text:p>127</text:p>
          </table:table-cell>
          <table:table-cell table:formula="of:=FLOOR(-128+[.A520]/4)" office:value-type="float" office:value="1" calcext:value-type="float">
            <text:p>1</text:p>
          </table:table-cell>
          <table:table-cell table:formula="of:=-128 + FLOOR(RAND() * 256)" office:value-type="float" office:value="-128" calcext:value-type="float">
            <text:p>-12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FLOOR( 128 * SIN(RADIANS([.A521] * 360 / 1024)))" office:value-type="float" office:value="-5" calcext:value-type="float">
            <text:p>-5</text:p>
          </table:table-cell>
          <table:table-cell table:formula="of:=IF([.A521]&lt;256; FLOOR([.A521]/2); IF([.A521]&lt;768; FLOOR((511-[.A521])/2); FLOOR((-1024+[.A521])/2)))" office:value-type="float" office:value="-4" calcext:value-type="float">
            <text:p>-4</text:p>
          </table:table-cell>
          <table:table-cell table:formula="of:=IF([.A521]&lt;512; -128; 127)" office:value-type="float" office:value="127" calcext:value-type="float">
            <text:p>127</text:p>
          </table:table-cell>
          <table:table-cell table:formula="of:=FLOOR(-128+[.A521]/4)" office:value-type="float" office:value="1" calcext:value-type="float">
            <text:p>1</text:p>
          </table:table-cell>
          <table:table-cell table:formula="of:=-128 + FLOOR(RAND() * 256)"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FLOOR( 128 * SIN(RADIANS([.A522] * 360 / 1024)))" office:value-type="float" office:value="-6" calcext:value-type="float">
            <text:p>-6</text:p>
          </table:table-cell>
          <table:table-cell table:formula="of:=IF([.A522]&lt;256; FLOOR([.A522]/2); IF([.A522]&lt;768; FLOOR((511-[.A522])/2); FLOOR((-1024+[.A522])/2)))" office:value-type="float" office:value="-4" calcext:value-type="float">
            <text:p>-4</text:p>
          </table:table-cell>
          <table:table-cell table:formula="of:=IF([.A522]&lt;512; -128; 127)" office:value-type="float" office:value="127" calcext:value-type="float">
            <text:p>127</text:p>
          </table:table-cell>
          <table:table-cell table:formula="of:=FLOOR(-128+[.A522]/4)" office:value-type="float" office:value="1" calcext:value-type="float">
            <text:p>1</text:p>
          </table:table-cell>
          <table:table-cell table:formula="of:=-128 + FLOOR(RAND() * 256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FLOOR( 128 * SIN(RADIANS([.A523] * 360 / 1024)))" office:value-type="float" office:value="-7" calcext:value-type="float">
            <text:p>-7</text:p>
          </table:table-cell>
          <table:table-cell table:formula="of:=IF([.A523]&lt;256; FLOOR([.A523]/2); IF([.A523]&lt;768; FLOOR((511-[.A523])/2); FLOOR((-1024+[.A523])/2)))" office:value-type="float" office:value="-5" calcext:value-type="float">
            <text:p>-5</text:p>
          </table:table-cell>
          <table:table-cell table:formula="of:=IF([.A523]&lt;512; -128; 127)" office:value-type="float" office:value="127" calcext:value-type="float">
            <text:p>127</text:p>
          </table:table-cell>
          <table:table-cell table:formula="of:=FLOOR(-128+[.A523]/4)" office:value-type="float" office:value="2" calcext:value-type="float">
            <text:p>2</text:p>
          </table:table-cell>
          <table:table-cell table:formula="of:=-128 + FLOOR(RAND() * 256)"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FLOOR( 128 * SIN(RADIANS([.A524] * 360 / 1024)))" office:value-type="float" office:value="-8" calcext:value-type="float">
            <text:p>-8</text:p>
          </table:table-cell>
          <table:table-cell table:formula="of:=IF([.A524]&lt;256; FLOOR([.A524]/2); IF([.A524]&lt;768; FLOOR((511-[.A524])/2); FLOOR((-1024+[.A524])/2)))" office:value-type="float" office:value="-5" calcext:value-type="float">
            <text:p>-5</text:p>
          </table:table-cell>
          <table:table-cell table:formula="of:=IF([.A524]&lt;512; -128; 127)" office:value-type="float" office:value="127" calcext:value-type="float">
            <text:p>127</text:p>
          </table:table-cell>
          <table:table-cell table:formula="of:=FLOOR(-128+[.A524]/4)" office:value-type="float" office:value="2" calcext:value-type="float">
            <text:p>2</text:p>
          </table:table-cell>
          <table:table-cell table:formula="of:=-128 + FLOOR(RAND() * 256)"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FLOOR( 128 * SIN(RADIANS([.A525] * 360 / 1024)))" office:value-type="float" office:value="-8" calcext:value-type="float">
            <text:p>-8</text:p>
          </table:table-cell>
          <table:table-cell table:formula="of:=IF([.A525]&lt;256; FLOOR([.A525]/2); IF([.A525]&lt;768; FLOOR((511-[.A525])/2); FLOOR((-1024+[.A525])/2)))" office:value-type="float" office:value="-6" calcext:value-type="float">
            <text:p>-6</text:p>
          </table:table-cell>
          <table:table-cell table:formula="of:=IF([.A525]&lt;512; -128; 127)" office:value-type="float" office:value="127" calcext:value-type="float">
            <text:p>127</text:p>
          </table:table-cell>
          <table:table-cell table:formula="of:=FLOOR(-128+[.A525]/4)" office:value-type="float" office:value="2" calcext:value-type="float">
            <text:p>2</text:p>
          </table:table-cell>
          <table:table-cell table:formula="of:=-128 + FLOOR(RAND() * 256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FLOOR( 128 * SIN(RADIANS([.A526] * 360 / 1024)))" office:value-type="float" office:value="-9" calcext:value-type="float">
            <text:p>-9</text:p>
          </table:table-cell>
          <table:table-cell table:formula="of:=IF([.A526]&lt;256; FLOOR([.A526]/2); IF([.A526]&lt;768; FLOOR((511-[.A526])/2); FLOOR((-1024+[.A526])/2)))" office:value-type="float" office:value="-6" calcext:value-type="float">
            <text:p>-6</text:p>
          </table:table-cell>
          <table:table-cell table:formula="of:=IF([.A526]&lt;512; -128; 127)" office:value-type="float" office:value="127" calcext:value-type="float">
            <text:p>127</text:p>
          </table:table-cell>
          <table:table-cell table:formula="of:=FLOOR(-128+[.A526]/4)" office:value-type="float" office:value="2" calcext:value-type="float">
            <text:p>2</text:p>
          </table:table-cell>
          <table:table-cell table:formula="of:=-128 + FLOOR(RAND() * 256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FLOOR( 128 * SIN(RADIANS([.A527] * 360 / 1024)))" office:value-type="float" office:value="-10" calcext:value-type="float">
            <text:p>-10</text:p>
          </table:table-cell>
          <table:table-cell table:formula="of:=IF([.A527]&lt;256; FLOOR([.A527]/2); IF([.A527]&lt;768; FLOOR((511-[.A527])/2); FLOOR((-1024+[.A527])/2)))" office:value-type="float" office:value="-7" calcext:value-type="float">
            <text:p>-7</text:p>
          </table:table-cell>
          <table:table-cell table:formula="of:=IF([.A527]&lt;512; -128; 127)" office:value-type="float" office:value="127" calcext:value-type="float">
            <text:p>127</text:p>
          </table:table-cell>
          <table:table-cell table:formula="of:=FLOOR(-128+[.A527]/4)" office:value-type="float" office:value="3" calcext:value-type="float">
            <text:p>3</text:p>
          </table:table-cell>
          <table:table-cell table:formula="of:=-128 + FLOOR(RAND() * 256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FLOOR( 128 * SIN(RADIANS([.A528] * 360 / 1024)))" office:value-type="float" office:value="-11" calcext:value-type="float">
            <text:p>-11</text:p>
          </table:table-cell>
          <table:table-cell table:formula="of:=IF([.A528]&lt;256; FLOOR([.A528]/2); IF([.A528]&lt;768; FLOOR((511-[.A528])/2); FLOOR((-1024+[.A528])/2)))" office:value-type="float" office:value="-7" calcext:value-type="float">
            <text:p>-7</text:p>
          </table:table-cell>
          <table:table-cell table:formula="of:=IF([.A528]&lt;512; -128; 127)" office:value-type="float" office:value="127" calcext:value-type="float">
            <text:p>127</text:p>
          </table:table-cell>
          <table:table-cell table:formula="of:=FLOOR(-128+[.A528]/4)" office:value-type="float" office:value="3" calcext:value-type="float">
            <text:p>3</text:p>
          </table:table-cell>
          <table:table-cell table:formula="of:=-128 + FLOOR(RAND() * 256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FLOOR( 128 * SIN(RADIANS([.A529] * 360 / 1024)))" office:value-type="float" office:value="-11" calcext:value-type="float">
            <text:p>-11</text:p>
          </table:table-cell>
          <table:table-cell table:formula="of:=IF([.A529]&lt;256; FLOOR([.A529]/2); IF([.A529]&lt;768; FLOOR((511-[.A529])/2); FLOOR((-1024+[.A529])/2)))" office:value-type="float" office:value="-8" calcext:value-type="float">
            <text:p>-8</text:p>
          </table:table-cell>
          <table:table-cell table:formula="of:=IF([.A529]&lt;512; -128; 127)" office:value-type="float" office:value="127" calcext:value-type="float">
            <text:p>127</text:p>
          </table:table-cell>
          <table:table-cell table:formula="of:=FLOOR(-128+[.A529]/4)" office:value-type="float" office:value="3" calcext:value-type="float">
            <text:p>3</text:p>
          </table:table-cell>
          <table:table-cell table:formula="of:=-128 + FLOOR(RAND() * 256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FLOOR( 128 * SIN(RADIANS([.A530] * 360 / 1024)))" office:value-type="float" office:value="-12" calcext:value-type="float">
            <text:p>-12</text:p>
          </table:table-cell>
          <table:table-cell table:formula="of:=IF([.A530]&lt;256; FLOOR([.A530]/2); IF([.A530]&lt;768; FLOOR((511-[.A530])/2); FLOOR((-1024+[.A530])/2)))" office:value-type="float" office:value="-8" calcext:value-type="float">
            <text:p>-8</text:p>
          </table:table-cell>
          <table:table-cell table:formula="of:=IF([.A530]&lt;512; -128; 127)" office:value-type="float" office:value="127" calcext:value-type="float">
            <text:p>127</text:p>
          </table:table-cell>
          <table:table-cell table:formula="of:=FLOOR(-128+[.A530]/4)" office:value-type="float" office:value="3" calcext:value-type="float">
            <text:p>3</text:p>
          </table:table-cell>
          <table:table-cell table:formula="of:=-128 + FLOOR(RAND() * 256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FLOOR( 128 * SIN(RADIANS([.A531] * 360 / 1024)))" office:value-type="float" office:value="-13" calcext:value-type="float">
            <text:p>-13</text:p>
          </table:table-cell>
          <table:table-cell table:formula="of:=IF([.A531]&lt;256; FLOOR([.A531]/2); IF([.A531]&lt;768; FLOOR((511-[.A531])/2); FLOOR((-1024+[.A531])/2)))" office:value-type="float" office:value="-9" calcext:value-type="float">
            <text:p>-9</text:p>
          </table:table-cell>
          <table:table-cell table:formula="of:=IF([.A531]&lt;512; -128; 127)" office:value-type="float" office:value="127" calcext:value-type="float">
            <text:p>127</text:p>
          </table:table-cell>
          <table:table-cell table:formula="of:=FLOOR(-128+[.A531]/4)" office:value-type="float" office:value="4" calcext:value-type="float">
            <text:p>4</text:p>
          </table:table-cell>
          <table:table-cell table:formula="of:=-128 + FLOOR(RAND() * 256)"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FLOOR( 128 * SIN(RADIANS([.A532] * 360 / 1024)))" office:value-type="float" office:value="-14" calcext:value-type="float">
            <text:p>-14</text:p>
          </table:table-cell>
          <table:table-cell table:formula="of:=IF([.A532]&lt;256; FLOOR([.A532]/2); IF([.A532]&lt;768; FLOOR((511-[.A532])/2); FLOOR((-1024+[.A532])/2)))" office:value-type="float" office:value="-9" calcext:value-type="float">
            <text:p>-9</text:p>
          </table:table-cell>
          <table:table-cell table:formula="of:=IF([.A532]&lt;512; -128; 127)" office:value-type="float" office:value="127" calcext:value-type="float">
            <text:p>127</text:p>
          </table:table-cell>
          <table:table-cell table:formula="of:=FLOOR(-128+[.A532]/4)" office:value-type="float" office:value="4" calcext:value-type="float">
            <text:p>4</text:p>
          </table:table-cell>
          <table:table-cell table:formula="of:=-128 + FLOOR(RAND() * 256)"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FLOOR( 128 * SIN(RADIANS([.A533] * 360 / 1024)))" office:value-type="float" office:value="-15" calcext:value-type="float">
            <text:p>-15</text:p>
          </table:table-cell>
          <table:table-cell table:formula="of:=IF([.A533]&lt;256; FLOOR([.A533]/2); IF([.A533]&lt;768; FLOOR((511-[.A533])/2); FLOOR((-1024+[.A533])/2)))" office:value-type="float" office:value="-10" calcext:value-type="float">
            <text:p>-10</text:p>
          </table:table-cell>
          <table:table-cell table:formula="of:=IF([.A533]&lt;512; -128; 127)" office:value-type="float" office:value="127" calcext:value-type="float">
            <text:p>127</text:p>
          </table:table-cell>
          <table:table-cell table:formula="of:=FLOOR(-128+[.A533]/4)" office:value-type="float" office:value="4" calcext:value-type="float">
            <text:p>4</text:p>
          </table:table-cell>
          <table:table-cell table:formula="of:=-128 + FLOOR(RAND() * 256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FLOOR( 128 * SIN(RADIANS([.A534] * 360 / 1024)))" office:value-type="float" office:value="-15" calcext:value-type="float">
            <text:p>-15</text:p>
          </table:table-cell>
          <table:table-cell table:formula="of:=IF([.A534]&lt;256; FLOOR([.A534]/2); IF([.A534]&lt;768; FLOOR((511-[.A534])/2); FLOOR((-1024+[.A534])/2)))" office:value-type="float" office:value="-10" calcext:value-type="float">
            <text:p>-10</text:p>
          </table:table-cell>
          <table:table-cell table:formula="of:=IF([.A534]&lt;512; -128; 127)" office:value-type="float" office:value="127" calcext:value-type="float">
            <text:p>127</text:p>
          </table:table-cell>
          <table:table-cell table:formula="of:=FLOOR(-128+[.A534]/4)" office:value-type="float" office:value="4" calcext:value-type="float">
            <text:p>4</text:p>
          </table:table-cell>
          <table:table-cell table:formula="of:=-128 + FLOOR(RAND() * 256)"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FLOOR( 128 * SIN(RADIANS([.A535] * 360 / 1024)))" office:value-type="float" office:value="-16" calcext:value-type="float">
            <text:p>-16</text:p>
          </table:table-cell>
          <table:table-cell table:formula="of:=IF([.A535]&lt;256; FLOOR([.A535]/2); IF([.A535]&lt;768; FLOOR((511-[.A535])/2); FLOOR((-1024+[.A535])/2)))" office:value-type="float" office:value="-11" calcext:value-type="float">
            <text:p>-11</text:p>
          </table:table-cell>
          <table:table-cell table:formula="of:=IF([.A535]&lt;512; -128; 127)" office:value-type="float" office:value="127" calcext:value-type="float">
            <text:p>127</text:p>
          </table:table-cell>
          <table:table-cell table:formula="of:=FLOOR(-128+[.A535]/4)" office:value-type="float" office:value="5" calcext:value-type="float">
            <text:p>5</text:p>
          </table:table-cell>
          <table:table-cell table:formula="of:=-128 + FLOOR(RAND() * 256)"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FLOOR( 128 * SIN(RADIANS([.A536] * 360 / 1024)))" office:value-type="float" office:value="-17" calcext:value-type="float">
            <text:p>-17</text:p>
          </table:table-cell>
          <table:table-cell table:formula="of:=IF([.A536]&lt;256; FLOOR([.A536]/2); IF([.A536]&lt;768; FLOOR((511-[.A536])/2); FLOOR((-1024+[.A536])/2)))" office:value-type="float" office:value="-11" calcext:value-type="float">
            <text:p>-11</text:p>
          </table:table-cell>
          <table:table-cell table:formula="of:=IF([.A536]&lt;512; -128; 127)" office:value-type="float" office:value="127" calcext:value-type="float">
            <text:p>127</text:p>
          </table:table-cell>
          <table:table-cell table:formula="of:=FLOOR(-128+[.A536]/4)" office:value-type="float" office:value="5" calcext:value-type="float">
            <text:p>5</text:p>
          </table:table-cell>
          <table:table-cell table:formula="of:=-128 + FLOOR(RAND() * 256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FLOOR( 128 * SIN(RADIANS([.A537] * 360 / 1024)))" office:value-type="float" office:value="-18" calcext:value-type="float">
            <text:p>-18</text:p>
          </table:table-cell>
          <table:table-cell table:formula="of:=IF([.A537]&lt;256; FLOOR([.A537]/2); IF([.A537]&lt;768; FLOOR((511-[.A537])/2); FLOOR((-1024+[.A537])/2)))" office:value-type="float" office:value="-12" calcext:value-type="float">
            <text:p>-12</text:p>
          </table:table-cell>
          <table:table-cell table:formula="of:=IF([.A537]&lt;512; -128; 127)" office:value-type="float" office:value="127" calcext:value-type="float">
            <text:p>127</text:p>
          </table:table-cell>
          <table:table-cell table:formula="of:=FLOOR(-128+[.A537]/4)" office:value-type="float" office:value="5" calcext:value-type="float">
            <text:p>5</text:p>
          </table:table-cell>
          <table:table-cell table:formula="of:=-128 + FLOOR(RAND() * 256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FLOOR( 128 * SIN(RADIANS([.A538] * 360 / 1024)))" office:value-type="float" office:value="-19" calcext:value-type="float">
            <text:p>-19</text:p>
          </table:table-cell>
          <table:table-cell table:formula="of:=IF([.A538]&lt;256; FLOOR([.A538]/2); IF([.A538]&lt;768; FLOOR((511-[.A538])/2); FLOOR((-1024+[.A538])/2)))" office:value-type="float" office:value="-12" calcext:value-type="float">
            <text:p>-12</text:p>
          </table:table-cell>
          <table:table-cell table:formula="of:=IF([.A538]&lt;512; -128; 127)" office:value-type="float" office:value="127" calcext:value-type="float">
            <text:p>127</text:p>
          </table:table-cell>
          <table:table-cell table:formula="of:=FLOOR(-128+[.A538]/4)" office:value-type="float" office:value="5" calcext:value-type="float">
            <text:p>5</text:p>
          </table:table-cell>
          <table:table-cell table:formula="of:=-128 + FLOOR(RAND() * 256)"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FLOOR( 128 * SIN(RADIANS([.A539] * 360 / 1024)))" office:value-type="float" office:value="-19" calcext:value-type="float">
            <text:p>-19</text:p>
          </table:table-cell>
          <table:table-cell table:formula="of:=IF([.A539]&lt;256; FLOOR([.A539]/2); IF([.A539]&lt;768; FLOOR((511-[.A539])/2); FLOOR((-1024+[.A539])/2)))" office:value-type="float" office:value="-13" calcext:value-type="float">
            <text:p>-13</text:p>
          </table:table-cell>
          <table:table-cell table:formula="of:=IF([.A539]&lt;512; -128; 127)" office:value-type="float" office:value="127" calcext:value-type="float">
            <text:p>127</text:p>
          </table:table-cell>
          <table:table-cell table:formula="of:=FLOOR(-128+[.A539]/4)" office:value-type="float" office:value="6" calcext:value-type="float">
            <text:p>6</text:p>
          </table:table-cell>
          <table:table-cell table:formula="of:=-128 + FLOOR(RAND() * 256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FLOOR( 128 * SIN(RADIANS([.A540] * 360 / 1024)))" office:value-type="float" office:value="-20" calcext:value-type="float">
            <text:p>-20</text:p>
          </table:table-cell>
          <table:table-cell table:formula="of:=IF([.A540]&lt;256; FLOOR([.A540]/2); IF([.A540]&lt;768; FLOOR((511-[.A540])/2); FLOOR((-1024+[.A540])/2)))" office:value-type="float" office:value="-13" calcext:value-type="float">
            <text:p>-13</text:p>
          </table:table-cell>
          <table:table-cell table:formula="of:=IF([.A540]&lt;512; -128; 127)" office:value-type="float" office:value="127" calcext:value-type="float">
            <text:p>127</text:p>
          </table:table-cell>
          <table:table-cell table:formula="of:=FLOOR(-128+[.A540]/4)" office:value-type="float" office:value="6" calcext:value-type="float">
            <text:p>6</text:p>
          </table:table-cell>
          <table:table-cell table:formula="of:=-128 + FLOOR(RAND() * 256)"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FLOOR( 128 * SIN(RADIANS([.A541] * 360 / 1024)))" office:value-type="float" office:value="-21" calcext:value-type="float">
            <text:p>-21</text:p>
          </table:table-cell>
          <table:table-cell table:formula="of:=IF([.A541]&lt;256; FLOOR([.A541]/2); IF([.A541]&lt;768; FLOOR((511-[.A541])/2); FLOOR((-1024+[.A541])/2)))" office:value-type="float" office:value="-14" calcext:value-type="float">
            <text:p>-14</text:p>
          </table:table-cell>
          <table:table-cell table:formula="of:=IF([.A541]&lt;512; -128; 127)" office:value-type="float" office:value="127" calcext:value-type="float">
            <text:p>127</text:p>
          </table:table-cell>
          <table:table-cell table:formula="of:=FLOOR(-128+[.A541]/4)" office:value-type="float" office:value="6" calcext:value-type="float">
            <text:p>6</text:p>
          </table:table-cell>
          <table:table-cell table:formula="of:=-128 + FLOOR(RAND() * 256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FLOOR( 128 * SIN(RADIANS([.A542] * 360 / 1024)))" office:value-type="float" office:value="-22" calcext:value-type="float">
            <text:p>-22</text:p>
          </table:table-cell>
          <table:table-cell table:formula="of:=IF([.A542]&lt;256; FLOOR([.A542]/2); IF([.A542]&lt;768; FLOOR((511-[.A542])/2); FLOOR((-1024+[.A542])/2)))" office:value-type="float" office:value="-14" calcext:value-type="float">
            <text:p>-14</text:p>
          </table:table-cell>
          <table:table-cell table:formula="of:=IF([.A542]&lt;512; -128; 127)" office:value-type="float" office:value="127" calcext:value-type="float">
            <text:p>127</text:p>
          </table:table-cell>
          <table:table-cell table:formula="of:=FLOOR(-128+[.A542]/4)" office:value-type="float" office:value="6" calcext:value-type="float">
            <text:p>6</text:p>
          </table:table-cell>
          <table:table-cell table:formula="of:=-128 + FLOOR(RAND() * 256)"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FLOOR( 128 * SIN(RADIANS([.A543] * 360 / 1024)))" office:value-type="float" office:value="-22" calcext:value-type="float">
            <text:p>-22</text:p>
          </table:table-cell>
          <table:table-cell table:formula="of:=IF([.A543]&lt;256; FLOOR([.A543]/2); IF([.A543]&lt;768; FLOOR((511-[.A543])/2); FLOOR((-1024+[.A543])/2)))" office:value-type="float" office:value="-15" calcext:value-type="float">
            <text:p>-15</text:p>
          </table:table-cell>
          <table:table-cell table:formula="of:=IF([.A543]&lt;512; -128; 127)" office:value-type="float" office:value="127" calcext:value-type="float">
            <text:p>127</text:p>
          </table:table-cell>
          <table:table-cell table:formula="of:=FLOOR(-128+[.A543]/4)" office:value-type="float" office:value="7" calcext:value-type="float">
            <text:p>7</text:p>
          </table:table-cell>
          <table:table-cell table:formula="of:=-128 + FLOOR(RAND() * 256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FLOOR( 128 * SIN(RADIANS([.A544] * 360 / 1024)))" office:value-type="float" office:value="-23" calcext:value-type="float">
            <text:p>-23</text:p>
          </table:table-cell>
          <table:table-cell table:formula="of:=IF([.A544]&lt;256; FLOOR([.A544]/2); IF([.A544]&lt;768; FLOOR((511-[.A544])/2); FLOOR((-1024+[.A544])/2)))" office:value-type="float" office:value="-15" calcext:value-type="float">
            <text:p>-15</text:p>
          </table:table-cell>
          <table:table-cell table:formula="of:=IF([.A544]&lt;512; -128; 127)" office:value-type="float" office:value="127" calcext:value-type="float">
            <text:p>127</text:p>
          </table:table-cell>
          <table:table-cell table:formula="of:=FLOOR(-128+[.A544]/4)" office:value-type="float" office:value="7" calcext:value-type="float">
            <text:p>7</text:p>
          </table:table-cell>
          <table:table-cell table:formula="of:=-128 + FLOOR(RAND() * 256)"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FLOOR( 128 * SIN(RADIANS([.A545] * 360 / 1024)))" office:value-type="float" office:value="-24" calcext:value-type="float">
            <text:p>-24</text:p>
          </table:table-cell>
          <table:table-cell table:formula="of:=IF([.A545]&lt;256; FLOOR([.A545]/2); IF([.A545]&lt;768; FLOOR((511-[.A545])/2); FLOOR((-1024+[.A545])/2)))" office:value-type="float" office:value="-16" calcext:value-type="float">
            <text:p>-16</text:p>
          </table:table-cell>
          <table:table-cell table:formula="of:=IF([.A545]&lt;512; -128; 127)" office:value-type="float" office:value="127" calcext:value-type="float">
            <text:p>127</text:p>
          </table:table-cell>
          <table:table-cell table:formula="of:=FLOOR(-128+[.A545]/4)" office:value-type="float" office:value="7" calcext:value-type="float">
            <text:p>7</text:p>
          </table:table-cell>
          <table:table-cell table:formula="of:=-128 + FLOOR(RAND() * 256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FLOOR( 128 * SIN(RADIANS([.A546] * 360 / 1024)))" office:value-type="float" office:value="-25" calcext:value-type="float">
            <text:p>-25</text:p>
          </table:table-cell>
          <table:table-cell table:formula="of:=IF([.A546]&lt;256; FLOOR([.A546]/2); IF([.A546]&lt;768; FLOOR((511-[.A546])/2); FLOOR((-1024+[.A546])/2)))" office:value-type="float" office:value="-16" calcext:value-type="float">
            <text:p>-16</text:p>
          </table:table-cell>
          <table:table-cell table:formula="of:=IF([.A546]&lt;512; -128; 127)" office:value-type="float" office:value="127" calcext:value-type="float">
            <text:p>127</text:p>
          </table:table-cell>
          <table:table-cell table:formula="of:=FLOOR(-128+[.A546]/4)" office:value-type="float" office:value="7" calcext:value-type="float">
            <text:p>7</text:p>
          </table:table-cell>
          <table:table-cell table:formula="of:=-128 + FLOOR(RAND() * 256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FLOOR( 128 * SIN(RADIANS([.A547] * 360 / 1024)))" office:value-type="float" office:value="-25" calcext:value-type="float">
            <text:p>-25</text:p>
          </table:table-cell>
          <table:table-cell table:formula="of:=IF([.A547]&lt;256; FLOOR([.A547]/2); IF([.A547]&lt;768; FLOOR((511-[.A547])/2); FLOOR((-1024+[.A547])/2)))" office:value-type="float" office:value="-17" calcext:value-type="float">
            <text:p>-17</text:p>
          </table:table-cell>
          <table:table-cell table:formula="of:=IF([.A547]&lt;512; -128; 127)" office:value-type="float" office:value="127" calcext:value-type="float">
            <text:p>127</text:p>
          </table:table-cell>
          <table:table-cell table:formula="of:=FLOOR(-128+[.A547]/4)" office:value-type="float" office:value="8" calcext:value-type="float">
            <text:p>8</text:p>
          </table:table-cell>
          <table:table-cell table:formula="of:=-128 + FLOOR(RAND() * 256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FLOOR( 128 * SIN(RADIANS([.A548] * 360 / 1024)))" office:value-type="float" office:value="-26" calcext:value-type="float">
            <text:p>-26</text:p>
          </table:table-cell>
          <table:table-cell table:formula="of:=IF([.A548]&lt;256; FLOOR([.A548]/2); IF([.A548]&lt;768; FLOOR((511-[.A548])/2); FLOOR((-1024+[.A548])/2)))" office:value-type="float" office:value="-17" calcext:value-type="float">
            <text:p>-17</text:p>
          </table:table-cell>
          <table:table-cell table:formula="of:=IF([.A548]&lt;512; -128; 127)" office:value-type="float" office:value="127" calcext:value-type="float">
            <text:p>127</text:p>
          </table:table-cell>
          <table:table-cell table:formula="of:=FLOOR(-128+[.A548]/4)" office:value-type="float" office:value="8" calcext:value-type="float">
            <text:p>8</text:p>
          </table:table-cell>
          <table:table-cell table:formula="of:=-128 + FLOOR(RAND() * 256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FLOOR( 128 * SIN(RADIANS([.A549] * 360 / 1024)))" office:value-type="float" office:value="-27" calcext:value-type="float">
            <text:p>-27</text:p>
          </table:table-cell>
          <table:table-cell table:formula="of:=IF([.A549]&lt;256; FLOOR([.A549]/2); IF([.A549]&lt;768; FLOOR((511-[.A549])/2); FLOOR((-1024+[.A549])/2)))" office:value-type="float" office:value="-18" calcext:value-type="float">
            <text:p>-18</text:p>
          </table:table-cell>
          <table:table-cell table:formula="of:=IF([.A549]&lt;512; -128; 127)" office:value-type="float" office:value="127" calcext:value-type="float">
            <text:p>127</text:p>
          </table:table-cell>
          <table:table-cell table:formula="of:=FLOOR(-128+[.A549]/4)" office:value-type="float" office:value="8" calcext:value-type="float">
            <text:p>8</text:p>
          </table:table-cell>
          <table:table-cell table:formula="of:=-128 + FLOOR(RAND() * 256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FLOOR( 128 * SIN(RADIANS([.A550] * 360 / 1024)))" office:value-type="float" office:value="-28" calcext:value-type="float">
            <text:p>-28</text:p>
          </table:table-cell>
          <table:table-cell table:formula="of:=IF([.A550]&lt;256; FLOOR([.A550]/2); IF([.A550]&lt;768; FLOOR((511-[.A550])/2); FLOOR((-1024+[.A550])/2)))" office:value-type="float" office:value="-18" calcext:value-type="float">
            <text:p>-18</text:p>
          </table:table-cell>
          <table:table-cell table:formula="of:=IF([.A550]&lt;512; -128; 127)" office:value-type="float" office:value="127" calcext:value-type="float">
            <text:p>127</text:p>
          </table:table-cell>
          <table:table-cell table:formula="of:=FLOOR(-128+[.A550]/4)" office:value-type="float" office:value="8" calcext:value-type="float">
            <text:p>8</text:p>
          </table:table-cell>
          <table:table-cell table:formula="of:=-128 + FLOOR(RAND() * 256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FLOOR( 128 * SIN(RADIANS([.A551] * 360 / 1024)))" office:value-type="float" office:value="-29" calcext:value-type="float">
            <text:p>-29</text:p>
          </table:table-cell>
          <table:table-cell table:formula="of:=IF([.A551]&lt;256; FLOOR([.A551]/2); IF([.A551]&lt;768; FLOOR((511-[.A551])/2); FLOOR((-1024+[.A551])/2)))" office:value-type="float" office:value="-19" calcext:value-type="float">
            <text:p>-19</text:p>
          </table:table-cell>
          <table:table-cell table:formula="of:=IF([.A551]&lt;512; -128; 127)" office:value-type="float" office:value="127" calcext:value-type="float">
            <text:p>127</text:p>
          </table:table-cell>
          <table:table-cell table:formula="of:=FLOOR(-128+[.A551]/4)" office:value-type="float" office:value="9" calcext:value-type="float">
            <text:p>9</text:p>
          </table:table-cell>
          <table:table-cell table:formula="of:=-128 + FLOOR(RAND() * 256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FLOOR( 128 * SIN(RADIANS([.A552] * 360 / 1024)))" office:value-type="float" office:value="-29" calcext:value-type="float">
            <text:p>-29</text:p>
          </table:table-cell>
          <table:table-cell table:formula="of:=IF([.A552]&lt;256; FLOOR([.A552]/2); IF([.A552]&lt;768; FLOOR((511-[.A552])/2); FLOOR((-1024+[.A552])/2)))" office:value-type="float" office:value="-19" calcext:value-type="float">
            <text:p>-19</text:p>
          </table:table-cell>
          <table:table-cell table:formula="of:=IF([.A552]&lt;512; -128; 127)" office:value-type="float" office:value="127" calcext:value-type="float">
            <text:p>127</text:p>
          </table:table-cell>
          <table:table-cell table:formula="of:=FLOOR(-128+[.A552]/4)" office:value-type="float" office:value="9" calcext:value-type="float">
            <text:p>9</text:p>
          </table:table-cell>
          <table:table-cell table:formula="of:=-128 + FLOOR(RAND() * 256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FLOOR( 128 * SIN(RADIANS([.A553] * 360 / 1024)))" office:value-type="float" office:value="-30" calcext:value-type="float">
            <text:p>-30</text:p>
          </table:table-cell>
          <table:table-cell table:formula="of:=IF([.A553]&lt;256; FLOOR([.A553]/2); IF([.A553]&lt;768; FLOOR((511-[.A553])/2); FLOOR((-1024+[.A553])/2)))" office:value-type="float" office:value="-20" calcext:value-type="float">
            <text:p>-20</text:p>
          </table:table-cell>
          <table:table-cell table:formula="of:=IF([.A553]&lt;512; -128; 127)" office:value-type="float" office:value="127" calcext:value-type="float">
            <text:p>127</text:p>
          </table:table-cell>
          <table:table-cell table:formula="of:=FLOOR(-128+[.A553]/4)" office:value-type="float" office:value="9" calcext:value-type="float">
            <text:p>9</text:p>
          </table:table-cell>
          <table:table-cell table:formula="of:=-128 + FLOOR(RAND() * 256)"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FLOOR( 128 * SIN(RADIANS([.A554] * 360 / 1024)))" office:value-type="float" office:value="-31" calcext:value-type="float">
            <text:p>-31</text:p>
          </table:table-cell>
          <table:table-cell table:formula="of:=IF([.A554]&lt;256; FLOOR([.A554]/2); IF([.A554]&lt;768; FLOOR((511-[.A554])/2); FLOOR((-1024+[.A554])/2)))" office:value-type="float" office:value="-20" calcext:value-type="float">
            <text:p>-20</text:p>
          </table:table-cell>
          <table:table-cell table:formula="of:=IF([.A554]&lt;512; -128; 127)" office:value-type="float" office:value="127" calcext:value-type="float">
            <text:p>127</text:p>
          </table:table-cell>
          <table:table-cell table:formula="of:=FLOOR(-128+[.A554]/4)" office:value-type="float" office:value="9" calcext:value-type="float">
            <text:p>9</text:p>
          </table:table-cell>
          <table:table-cell table:formula="of:=-128 + FLOOR(RAND() * 256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FLOOR( 128 * SIN(RADIANS([.A555] * 360 / 1024)))" office:value-type="float" office:value="-32" calcext:value-type="float">
            <text:p>-32</text:p>
          </table:table-cell>
          <table:table-cell table:formula="of:=IF([.A555]&lt;256; FLOOR([.A555]/2); IF([.A555]&lt;768; FLOOR((511-[.A555])/2); FLOOR((-1024+[.A555])/2)))" office:value-type="float" office:value="-21" calcext:value-type="float">
            <text:p>-21</text:p>
          </table:table-cell>
          <table:table-cell table:formula="of:=IF([.A555]&lt;512; -128; 127)" office:value-type="float" office:value="127" calcext:value-type="float">
            <text:p>127</text:p>
          </table:table-cell>
          <table:table-cell table:formula="of:=FLOOR(-128+[.A555]/4)" office:value-type="float" office:value="10" calcext:value-type="float">
            <text:p>10</text:p>
          </table:table-cell>
          <table:table-cell table:formula="of:=-128 + FLOOR(RAND() * 256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FLOOR( 128 * SIN(RADIANS([.A556] * 360 / 1024)))" office:value-type="float" office:value="-32" calcext:value-type="float">
            <text:p>-32</text:p>
          </table:table-cell>
          <table:table-cell table:formula="of:=IF([.A556]&lt;256; FLOOR([.A556]/2); IF([.A556]&lt;768; FLOOR((511-[.A556])/2); FLOOR((-1024+[.A556])/2)))" office:value-type="float" office:value="-21" calcext:value-type="float">
            <text:p>-21</text:p>
          </table:table-cell>
          <table:table-cell table:formula="of:=IF([.A556]&lt;512; -128; 127)" office:value-type="float" office:value="127" calcext:value-type="float">
            <text:p>127</text:p>
          </table:table-cell>
          <table:table-cell table:formula="of:=FLOOR(-128+[.A556]/4)" office:value-type="float" office:value="10" calcext:value-type="float">
            <text:p>10</text:p>
          </table:table-cell>
          <table:table-cell table:formula="of:=-128 + FLOOR(RAND() * 256)"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FLOOR( 128 * SIN(RADIANS([.A557] * 360 / 1024)))" office:value-type="float" office:value="-33" calcext:value-type="float">
            <text:p>-33</text:p>
          </table:table-cell>
          <table:table-cell table:formula="of:=IF([.A557]&lt;256; FLOOR([.A557]/2); IF([.A557]&lt;768; FLOOR((511-[.A557])/2); FLOOR((-1024+[.A557])/2)))" office:value-type="float" office:value="-22" calcext:value-type="float">
            <text:p>-22</text:p>
          </table:table-cell>
          <table:table-cell table:formula="of:=IF([.A557]&lt;512; -128; 127)" office:value-type="float" office:value="127" calcext:value-type="float">
            <text:p>127</text:p>
          </table:table-cell>
          <table:table-cell table:formula="of:=FLOOR(-128+[.A557]/4)" office:value-type="float" office:value="10" calcext:value-type="float">
            <text:p>10</text:p>
          </table:table-cell>
          <table:table-cell table:formula="of:=-128 + FLOOR(RAND() * 256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FLOOR( 128 * SIN(RADIANS([.A558] * 360 / 1024)))" office:value-type="float" office:value="-34" calcext:value-type="float">
            <text:p>-34</text:p>
          </table:table-cell>
          <table:table-cell table:formula="of:=IF([.A558]&lt;256; FLOOR([.A558]/2); IF([.A558]&lt;768; FLOOR((511-[.A558])/2); FLOOR((-1024+[.A558])/2)))" office:value-type="float" office:value="-22" calcext:value-type="float">
            <text:p>-22</text:p>
          </table:table-cell>
          <table:table-cell table:formula="of:=IF([.A558]&lt;512; -128; 127)" office:value-type="float" office:value="127" calcext:value-type="float">
            <text:p>127</text:p>
          </table:table-cell>
          <table:table-cell table:formula="of:=FLOOR(-128+[.A558]/4)" office:value-type="float" office:value="10" calcext:value-type="float">
            <text:p>10</text:p>
          </table:table-cell>
          <table:table-cell table:formula="of:=-128 + FLOOR(RAND() * 256)"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FLOOR( 128 * SIN(RADIANS([.A559] * 360 / 1024)))" office:value-type="float" office:value="-35" calcext:value-type="float">
            <text:p>-35</text:p>
          </table:table-cell>
          <table:table-cell table:formula="of:=IF([.A559]&lt;256; FLOOR([.A559]/2); IF([.A559]&lt;768; FLOOR((511-[.A559])/2); FLOOR((-1024+[.A559])/2)))" office:value-type="float" office:value="-23" calcext:value-type="float">
            <text:p>-23</text:p>
          </table:table-cell>
          <table:table-cell table:formula="of:=IF([.A559]&lt;512; -128; 127)" office:value-type="float" office:value="127" calcext:value-type="float">
            <text:p>127</text:p>
          </table:table-cell>
          <table:table-cell table:formula="of:=FLOOR(-128+[.A559]/4)" office:value-type="float" office:value="11" calcext:value-type="float">
            <text:p>11</text:p>
          </table:table-cell>
          <table:table-cell table:formula="of:=-128 + FLOOR(RAND() * 256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FLOOR( 128 * SIN(RADIANS([.A560] * 360 / 1024)))" office:value-type="float" office:value="-35" calcext:value-type="float">
            <text:p>-35</text:p>
          </table:table-cell>
          <table:table-cell table:formula="of:=IF([.A560]&lt;256; FLOOR([.A560]/2); IF([.A560]&lt;768; FLOOR((511-[.A560])/2); FLOOR((-1024+[.A560])/2)))" office:value-type="float" office:value="-23" calcext:value-type="float">
            <text:p>-23</text:p>
          </table:table-cell>
          <table:table-cell table:formula="of:=IF([.A560]&lt;512; -128; 127)" office:value-type="float" office:value="127" calcext:value-type="float">
            <text:p>127</text:p>
          </table:table-cell>
          <table:table-cell table:formula="of:=FLOOR(-128+[.A560]/4)" office:value-type="float" office:value="11" calcext:value-type="float">
            <text:p>11</text:p>
          </table:table-cell>
          <table:table-cell table:formula="of:=-128 + FLOOR(RAND() * 256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FLOOR( 128 * SIN(RADIANS([.A561] * 360 / 1024)))" office:value-type="float" office:value="-36" calcext:value-type="float">
            <text:p>-36</text:p>
          </table:table-cell>
          <table:table-cell table:formula="of:=IF([.A561]&lt;256; FLOOR([.A561]/2); IF([.A561]&lt;768; FLOOR((511-[.A561])/2); FLOOR((-1024+[.A561])/2)))" office:value-type="float" office:value="-24" calcext:value-type="float">
            <text:p>-24</text:p>
          </table:table-cell>
          <table:table-cell table:formula="of:=IF([.A561]&lt;512; -128; 127)" office:value-type="float" office:value="127" calcext:value-type="float">
            <text:p>127</text:p>
          </table:table-cell>
          <table:table-cell table:formula="of:=FLOOR(-128+[.A561]/4)" office:value-type="float" office:value="11" calcext:value-type="float">
            <text:p>11</text:p>
          </table:table-cell>
          <table:table-cell table:formula="of:=-128 + FLOOR(RAND() * 256)"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FLOOR( 128 * SIN(RADIANS([.A562] * 360 / 1024)))" office:value-type="float" office:value="-37" calcext:value-type="float">
            <text:p>-37</text:p>
          </table:table-cell>
          <table:table-cell table:formula="of:=IF([.A562]&lt;256; FLOOR([.A562]/2); IF([.A562]&lt;768; FLOOR((511-[.A562])/2); FLOOR((-1024+[.A562])/2)))" office:value-type="float" office:value="-24" calcext:value-type="float">
            <text:p>-24</text:p>
          </table:table-cell>
          <table:table-cell table:formula="of:=IF([.A562]&lt;512; -128; 127)" office:value-type="float" office:value="127" calcext:value-type="float">
            <text:p>127</text:p>
          </table:table-cell>
          <table:table-cell table:formula="of:=FLOOR(-128+[.A562]/4)" office:value-type="float" office:value="11" calcext:value-type="float">
            <text:p>11</text:p>
          </table:table-cell>
          <table:table-cell table:formula="of:=-128 + FLOOR(RAND() * 256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FLOOR( 128 * SIN(RADIANS([.A563] * 360 / 1024)))" office:value-type="float" office:value="-38" calcext:value-type="float">
            <text:p>-38</text:p>
          </table:table-cell>
          <table:table-cell table:formula="of:=IF([.A563]&lt;256; FLOOR([.A563]/2); IF([.A563]&lt;768; FLOOR((511-[.A563])/2); FLOOR((-1024+[.A563])/2)))" office:value-type="float" office:value="-25" calcext:value-type="float">
            <text:p>-25</text:p>
          </table:table-cell>
          <table:table-cell table:formula="of:=IF([.A563]&lt;512; -128; 127)" office:value-type="float" office:value="127" calcext:value-type="float">
            <text:p>127</text:p>
          </table:table-cell>
          <table:table-cell table:formula="of:=FLOOR(-128+[.A563]/4)" office:value-type="float" office:value="12" calcext:value-type="float">
            <text:p>12</text:p>
          </table:table-cell>
          <table:table-cell table:formula="of:=-128 + FLOOR(RAND() * 256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FLOOR( 128 * SIN(RADIANS([.A564] * 360 / 1024)))" office:value-type="float" office:value="-38" calcext:value-type="float">
            <text:p>-38</text:p>
          </table:table-cell>
          <table:table-cell table:formula="of:=IF([.A564]&lt;256; FLOOR([.A564]/2); IF([.A564]&lt;768; FLOOR((511-[.A564])/2); FLOOR((-1024+[.A564])/2)))" office:value-type="float" office:value="-25" calcext:value-type="float">
            <text:p>-25</text:p>
          </table:table-cell>
          <table:table-cell table:formula="of:=IF([.A564]&lt;512; -128; 127)" office:value-type="float" office:value="127" calcext:value-type="float">
            <text:p>127</text:p>
          </table:table-cell>
          <table:table-cell table:formula="of:=FLOOR(-128+[.A564]/4)" office:value-type="float" office:value="12" calcext:value-type="float">
            <text:p>12</text:p>
          </table:table-cell>
          <table:table-cell table:formula="of:=-128 + FLOOR(RAND() * 256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FLOOR( 128 * SIN(RADIANS([.A565] * 360 / 1024)))" office:value-type="float" office:value="-39" calcext:value-type="float">
            <text:p>-39</text:p>
          </table:table-cell>
          <table:table-cell table:formula="of:=IF([.A565]&lt;256; FLOOR([.A565]/2); IF([.A565]&lt;768; FLOOR((511-[.A565])/2); FLOOR((-1024+[.A565])/2)))" office:value-type="float" office:value="-26" calcext:value-type="float">
            <text:p>-26</text:p>
          </table:table-cell>
          <table:table-cell table:formula="of:=IF([.A565]&lt;512; -128; 127)" office:value-type="float" office:value="127" calcext:value-type="float">
            <text:p>127</text:p>
          </table:table-cell>
          <table:table-cell table:formula="of:=FLOOR(-128+[.A565]/4)" office:value-type="float" office:value="12" calcext:value-type="float">
            <text:p>12</text:p>
          </table:table-cell>
          <table:table-cell table:formula="of:=-128 + FLOOR(RAND() * 256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FLOOR( 128 * SIN(RADIANS([.A566] * 360 / 1024)))" office:value-type="float" office:value="-40" calcext:value-type="float">
            <text:p>-40</text:p>
          </table:table-cell>
          <table:table-cell table:formula="of:=IF([.A566]&lt;256; FLOOR([.A566]/2); IF([.A566]&lt;768; FLOOR((511-[.A566])/2); FLOOR((-1024+[.A566])/2)))" office:value-type="float" office:value="-26" calcext:value-type="float">
            <text:p>-26</text:p>
          </table:table-cell>
          <table:table-cell table:formula="of:=IF([.A566]&lt;512; -128; 127)" office:value-type="float" office:value="127" calcext:value-type="float">
            <text:p>127</text:p>
          </table:table-cell>
          <table:table-cell table:formula="of:=FLOOR(-128+[.A566]/4)" office:value-type="float" office:value="12" calcext:value-type="float">
            <text:p>12</text:p>
          </table:table-cell>
          <table:table-cell table:formula="of:=-128 + FLOOR(RAND() * 256)"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FLOOR( 128 * SIN(RADIANS([.A567] * 360 / 1024)))" office:value-type="float" office:value="-41" calcext:value-type="float">
            <text:p>-41</text:p>
          </table:table-cell>
          <table:table-cell table:formula="of:=IF([.A567]&lt;256; FLOOR([.A567]/2); IF([.A567]&lt;768; FLOOR((511-[.A567])/2); FLOOR((-1024+[.A567])/2)))" office:value-type="float" office:value="-27" calcext:value-type="float">
            <text:p>-27</text:p>
          </table:table-cell>
          <table:table-cell table:formula="of:=IF([.A567]&lt;512; -128; 127)" office:value-type="float" office:value="127" calcext:value-type="float">
            <text:p>127</text:p>
          </table:table-cell>
          <table:table-cell table:formula="of:=FLOOR(-128+[.A567]/4)" office:value-type="float" office:value="13" calcext:value-type="float">
            <text:p>13</text:p>
          </table:table-cell>
          <table:table-cell table:formula="of:=-128 + FLOOR(RAND() * 256)"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FLOOR( 128 * SIN(RADIANS([.A568] * 360 / 1024)))" office:value-type="float" office:value="-41" calcext:value-type="float">
            <text:p>-41</text:p>
          </table:table-cell>
          <table:table-cell table:formula="of:=IF([.A568]&lt;256; FLOOR([.A568]/2); IF([.A568]&lt;768; FLOOR((511-[.A568])/2); FLOOR((-1024+[.A568])/2)))" office:value-type="float" office:value="-27" calcext:value-type="float">
            <text:p>-27</text:p>
          </table:table-cell>
          <table:table-cell table:formula="of:=IF([.A568]&lt;512; -128; 127)" office:value-type="float" office:value="127" calcext:value-type="float">
            <text:p>127</text:p>
          </table:table-cell>
          <table:table-cell table:formula="of:=FLOOR(-128+[.A568]/4)" office:value-type="float" office:value="13" calcext:value-type="float">
            <text:p>13</text:p>
          </table:table-cell>
          <table:table-cell table:formula="of:=-128 + FLOOR(RAND() * 256)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FLOOR( 128 * SIN(RADIANS([.A569] * 360 / 1024)))" office:value-type="float" office:value="-42" calcext:value-type="float">
            <text:p>-42</text:p>
          </table:table-cell>
          <table:table-cell table:formula="of:=IF([.A569]&lt;256; FLOOR([.A569]/2); IF([.A569]&lt;768; FLOOR((511-[.A569])/2); FLOOR((-1024+[.A569])/2)))" office:value-type="float" office:value="-28" calcext:value-type="float">
            <text:p>-28</text:p>
          </table:table-cell>
          <table:table-cell table:formula="of:=IF([.A569]&lt;512; -128; 127)" office:value-type="float" office:value="127" calcext:value-type="float">
            <text:p>127</text:p>
          </table:table-cell>
          <table:table-cell table:formula="of:=FLOOR(-128+[.A569]/4)" office:value-type="float" office:value="13" calcext:value-type="float">
            <text:p>13</text:p>
          </table:table-cell>
          <table:table-cell table:formula="of:=-128 + FLOOR(RAND() * 256)" office:value-type="float" office:value="-123" calcext:value-type="float">
            <text:p>-12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FLOOR( 128 * SIN(RADIANS([.A570] * 360 / 1024)))" office:value-type="float" office:value="-43" calcext:value-type="float">
            <text:p>-43</text:p>
          </table:table-cell>
          <table:table-cell table:formula="of:=IF([.A570]&lt;256; FLOOR([.A570]/2); IF([.A570]&lt;768; FLOOR((511-[.A570])/2); FLOOR((-1024+[.A570])/2)))" office:value-type="float" office:value="-28" calcext:value-type="float">
            <text:p>-28</text:p>
          </table:table-cell>
          <table:table-cell table:formula="of:=IF([.A570]&lt;512; -128; 127)" office:value-type="float" office:value="127" calcext:value-type="float">
            <text:p>127</text:p>
          </table:table-cell>
          <table:table-cell table:formula="of:=FLOOR(-128+[.A570]/4)" office:value-type="float" office:value="13" calcext:value-type="float">
            <text:p>13</text:p>
          </table:table-cell>
          <table:table-cell table:formula="of:=-128 + FLOOR(RAND() * 256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FLOOR( 128 * SIN(RADIANS([.A571] * 360 / 1024)))" office:value-type="float" office:value="-44" calcext:value-type="float">
            <text:p>-44</text:p>
          </table:table-cell>
          <table:table-cell table:formula="of:=IF([.A571]&lt;256; FLOOR([.A571]/2); IF([.A571]&lt;768; FLOOR((511-[.A571])/2); FLOOR((-1024+[.A571])/2)))" office:value-type="float" office:value="-29" calcext:value-type="float">
            <text:p>-29</text:p>
          </table:table-cell>
          <table:table-cell table:formula="of:=IF([.A571]&lt;512; -128; 127)" office:value-type="float" office:value="127" calcext:value-type="float">
            <text:p>127</text:p>
          </table:table-cell>
          <table:table-cell table:formula="of:=FLOOR(-128+[.A571]/4)" office:value-type="float" office:value="14" calcext:value-type="float">
            <text:p>14</text:p>
          </table:table-cell>
          <table:table-cell table:formula="of:=-128 + FLOOR(RAND() * 256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FLOOR( 128 * SIN(RADIANS([.A572] * 360 / 1024)))" office:value-type="float" office:value="-44" calcext:value-type="float">
            <text:p>-44</text:p>
          </table:table-cell>
          <table:table-cell table:formula="of:=IF([.A572]&lt;256; FLOOR([.A572]/2); IF([.A572]&lt;768; FLOOR((511-[.A572])/2); FLOOR((-1024+[.A572])/2)))" office:value-type="float" office:value="-29" calcext:value-type="float">
            <text:p>-29</text:p>
          </table:table-cell>
          <table:table-cell table:formula="of:=IF([.A572]&lt;512; -128; 127)" office:value-type="float" office:value="127" calcext:value-type="float">
            <text:p>127</text:p>
          </table:table-cell>
          <table:table-cell table:formula="of:=FLOOR(-128+[.A572]/4)" office:value-type="float" office:value="14" calcext:value-type="float">
            <text:p>14</text:p>
          </table:table-cell>
          <table:table-cell table:formula="of:=-128 + FLOOR(RAND() * 256)"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FLOOR( 128 * SIN(RADIANS([.A573] * 360 / 1024)))" office:value-type="float" office:value="-45" calcext:value-type="float">
            <text:p>-45</text:p>
          </table:table-cell>
          <table:table-cell table:formula="of:=IF([.A573]&lt;256; FLOOR([.A573]/2); IF([.A573]&lt;768; FLOOR((511-[.A573])/2); FLOOR((-1024+[.A573])/2)))" office:value-type="float" office:value="-30" calcext:value-type="float">
            <text:p>-30</text:p>
          </table:table-cell>
          <table:table-cell table:formula="of:=IF([.A573]&lt;512; -128; 127)" office:value-type="float" office:value="127" calcext:value-type="float">
            <text:p>127</text:p>
          </table:table-cell>
          <table:table-cell table:formula="of:=FLOOR(-128+[.A573]/4)" office:value-type="float" office:value="14" calcext:value-type="float">
            <text:p>14</text:p>
          </table:table-cell>
          <table:table-cell table:formula="of:=-128 + FLOOR(RAND() * 256)"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FLOOR( 128 * SIN(RADIANS([.A574] * 360 / 1024)))" office:value-type="float" office:value="-46" calcext:value-type="float">
            <text:p>-46</text:p>
          </table:table-cell>
          <table:table-cell table:formula="of:=IF([.A574]&lt;256; FLOOR([.A574]/2); IF([.A574]&lt;768; FLOOR((511-[.A574])/2); FLOOR((-1024+[.A574])/2)))" office:value-type="float" office:value="-30" calcext:value-type="float">
            <text:p>-30</text:p>
          </table:table-cell>
          <table:table-cell table:formula="of:=IF([.A574]&lt;512; -128; 127)" office:value-type="float" office:value="127" calcext:value-type="float">
            <text:p>127</text:p>
          </table:table-cell>
          <table:table-cell table:formula="of:=FLOOR(-128+[.A574]/4)" office:value-type="float" office:value="14" calcext:value-type="float">
            <text:p>14</text:p>
          </table:table-cell>
          <table:table-cell table:formula="of:=-128 + FLOOR(RAND() * 256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FLOOR( 128 * SIN(RADIANS([.A575] * 360 / 1024)))" office:value-type="float" office:value="-47" calcext:value-type="float">
            <text:p>-47</text:p>
          </table:table-cell>
          <table:table-cell table:formula="of:=IF([.A575]&lt;256; FLOOR([.A575]/2); IF([.A575]&lt;768; FLOOR((511-[.A575])/2); FLOOR((-1024+[.A575])/2)))" office:value-type="float" office:value="-31" calcext:value-type="float">
            <text:p>-31</text:p>
          </table:table-cell>
          <table:table-cell table:formula="of:=IF([.A575]&lt;512; -128; 127)" office:value-type="float" office:value="127" calcext:value-type="float">
            <text:p>127</text:p>
          </table:table-cell>
          <table:table-cell table:formula="of:=FLOOR(-128+[.A575]/4)" office:value-type="float" office:value="15" calcext:value-type="float">
            <text:p>15</text:p>
          </table:table-cell>
          <table:table-cell table:formula="of:=-128 + FLOOR(RAND() * 256)"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FLOOR( 128 * SIN(RADIANS([.A576] * 360 / 1024)))" office:value-type="float" office:value="-47" calcext:value-type="float">
            <text:p>-47</text:p>
          </table:table-cell>
          <table:table-cell table:formula="of:=IF([.A576]&lt;256; FLOOR([.A576]/2); IF([.A576]&lt;768; FLOOR((511-[.A576])/2); FLOOR((-1024+[.A576])/2)))" office:value-type="float" office:value="-31" calcext:value-type="float">
            <text:p>-31</text:p>
          </table:table-cell>
          <table:table-cell table:formula="of:=IF([.A576]&lt;512; -128; 127)" office:value-type="float" office:value="127" calcext:value-type="float">
            <text:p>127</text:p>
          </table:table-cell>
          <table:table-cell table:formula="of:=FLOOR(-128+[.A576]/4)" office:value-type="float" office:value="15" calcext:value-type="float">
            <text:p>15</text:p>
          </table:table-cell>
          <table:table-cell table:formula="of:=-128 + FLOOR(RAND() * 256)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FLOOR( 128 * SIN(RADIANS([.A577] * 360 / 1024)))" office:value-type="float" office:value="-48" calcext:value-type="float">
            <text:p>-48</text:p>
          </table:table-cell>
          <table:table-cell table:formula="of:=IF([.A577]&lt;256; FLOOR([.A577]/2); IF([.A577]&lt;768; FLOOR((511-[.A577])/2); FLOOR((-1024+[.A577])/2)))" office:value-type="float" office:value="-32" calcext:value-type="float">
            <text:p>-32</text:p>
          </table:table-cell>
          <table:table-cell table:formula="of:=IF([.A577]&lt;512; -128; 127)" office:value-type="float" office:value="127" calcext:value-type="float">
            <text:p>127</text:p>
          </table:table-cell>
          <table:table-cell table:formula="of:=FLOOR(-128+[.A577]/4)" office:value-type="float" office:value="15" calcext:value-type="float">
            <text:p>15</text:p>
          </table:table-cell>
          <table:table-cell table:formula="of:=-128 + FLOOR(RAND() * 256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FLOOR( 128 * SIN(RADIANS([.A578] * 360 / 1024)))" office:value-type="float" office:value="-49" calcext:value-type="float">
            <text:p>-49</text:p>
          </table:table-cell>
          <table:table-cell table:formula="of:=IF([.A578]&lt;256; FLOOR([.A578]/2); IF([.A578]&lt;768; FLOOR((511-[.A578])/2); FLOOR((-1024+[.A578])/2)))" office:value-type="float" office:value="-32" calcext:value-type="float">
            <text:p>-32</text:p>
          </table:table-cell>
          <table:table-cell table:formula="of:=IF([.A578]&lt;512; -128; 127)" office:value-type="float" office:value="127" calcext:value-type="float">
            <text:p>127</text:p>
          </table:table-cell>
          <table:table-cell table:formula="of:=FLOOR(-128+[.A578]/4)" office:value-type="float" office:value="15" calcext:value-type="float">
            <text:p>15</text:p>
          </table:table-cell>
          <table:table-cell table:formula="of:=-128 + FLOOR(RAND() * 256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FLOOR( 128 * SIN(RADIANS([.A579] * 360 / 1024)))" office:value-type="float" office:value="-49" calcext:value-type="float">
            <text:p>-49</text:p>
          </table:table-cell>
          <table:table-cell table:formula="of:=IF([.A579]&lt;256; FLOOR([.A579]/2); IF([.A579]&lt;768; FLOOR((511-[.A579])/2); FLOOR((-1024+[.A579])/2)))" office:value-type="float" office:value="-33" calcext:value-type="float">
            <text:p>-33</text:p>
          </table:table-cell>
          <table:table-cell table:formula="of:=IF([.A579]&lt;512; -128; 127)" office:value-type="float" office:value="127" calcext:value-type="float">
            <text:p>127</text:p>
          </table:table-cell>
          <table:table-cell table:formula="of:=FLOOR(-128+[.A579]/4)" office:value-type="float" office:value="16" calcext:value-type="float">
            <text:p>16</text:p>
          </table:table-cell>
          <table:table-cell table:formula="of:=-128 + FLOOR(RAND() * 256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FLOOR( 128 * SIN(RADIANS([.A580] * 360 / 1024)))" office:value-type="float" office:value="-50" calcext:value-type="float">
            <text:p>-50</text:p>
          </table:table-cell>
          <table:table-cell table:formula="of:=IF([.A580]&lt;256; FLOOR([.A580]/2); IF([.A580]&lt;768; FLOOR((511-[.A580])/2); FLOOR((-1024+[.A580])/2)))" office:value-type="float" office:value="-33" calcext:value-type="float">
            <text:p>-33</text:p>
          </table:table-cell>
          <table:table-cell table:formula="of:=IF([.A580]&lt;512; -128; 127)" office:value-type="float" office:value="127" calcext:value-type="float">
            <text:p>127</text:p>
          </table:table-cell>
          <table:table-cell table:formula="of:=FLOOR(-128+[.A580]/4)" office:value-type="float" office:value="16" calcext:value-type="float">
            <text:p>16</text:p>
          </table:table-cell>
          <table:table-cell table:formula="of:=-128 + FLOOR(RAND() * 256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FLOOR( 128 * SIN(RADIANS([.A581] * 360 / 1024)))" office:value-type="float" office:value="-51" calcext:value-type="float">
            <text:p>-51</text:p>
          </table:table-cell>
          <table:table-cell table:formula="of:=IF([.A581]&lt;256; FLOOR([.A581]/2); IF([.A581]&lt;768; FLOOR((511-[.A581])/2); FLOOR((-1024+[.A581])/2)))" office:value-type="float" office:value="-34" calcext:value-type="float">
            <text:p>-34</text:p>
          </table:table-cell>
          <table:table-cell table:formula="of:=IF([.A581]&lt;512; -128; 127)" office:value-type="float" office:value="127" calcext:value-type="float">
            <text:p>127</text:p>
          </table:table-cell>
          <table:table-cell table:formula="of:=FLOOR(-128+[.A581]/4)" office:value-type="float" office:value="16" calcext:value-type="float">
            <text:p>16</text:p>
          </table:table-cell>
          <table:table-cell table:formula="of:=-128 + FLOOR(RAND() * 256)"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FLOOR( 128 * SIN(RADIANS([.A582] * 360 / 1024)))" office:value-type="float" office:value="-52" calcext:value-type="float">
            <text:p>-52</text:p>
          </table:table-cell>
          <table:table-cell table:formula="of:=IF([.A582]&lt;256; FLOOR([.A582]/2); IF([.A582]&lt;768; FLOOR((511-[.A582])/2); FLOOR((-1024+[.A582])/2)))" office:value-type="float" office:value="-34" calcext:value-type="float">
            <text:p>-34</text:p>
          </table:table-cell>
          <table:table-cell table:formula="of:=IF([.A582]&lt;512; -128; 127)" office:value-type="float" office:value="127" calcext:value-type="float">
            <text:p>127</text:p>
          </table:table-cell>
          <table:table-cell table:formula="of:=FLOOR(-128+[.A582]/4)" office:value-type="float" office:value="16" calcext:value-type="float">
            <text:p>16</text:p>
          </table:table-cell>
          <table:table-cell table:formula="of:=-128 + FLOOR(RAND() * 256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FLOOR( 128 * SIN(RADIANS([.A583] * 360 / 1024)))" office:value-type="float" office:value="-52" calcext:value-type="float">
            <text:p>-52</text:p>
          </table:table-cell>
          <table:table-cell table:formula="of:=IF([.A583]&lt;256; FLOOR([.A583]/2); IF([.A583]&lt;768; FLOOR((511-[.A583])/2); FLOOR((-1024+[.A583])/2)))" office:value-type="float" office:value="-35" calcext:value-type="float">
            <text:p>-35</text:p>
          </table:table-cell>
          <table:table-cell table:formula="of:=IF([.A583]&lt;512; -128; 127)" office:value-type="float" office:value="127" calcext:value-type="float">
            <text:p>127</text:p>
          </table:table-cell>
          <table:table-cell table:formula="of:=FLOOR(-128+[.A583]/4)" office:value-type="float" office:value="17" calcext:value-type="float">
            <text:p>17</text:p>
          </table:table-cell>
          <table:table-cell table:formula="of:=-128 + FLOOR(RAND() * 256)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FLOOR( 128 * SIN(RADIANS([.A584] * 360 / 1024)))" office:value-type="float" office:value="-53" calcext:value-type="float">
            <text:p>-53</text:p>
          </table:table-cell>
          <table:table-cell table:formula="of:=IF([.A584]&lt;256; FLOOR([.A584]/2); IF([.A584]&lt;768; FLOOR((511-[.A584])/2); FLOOR((-1024+[.A584])/2)))" office:value-type="float" office:value="-35" calcext:value-type="float">
            <text:p>-35</text:p>
          </table:table-cell>
          <table:table-cell table:formula="of:=IF([.A584]&lt;512; -128; 127)" office:value-type="float" office:value="127" calcext:value-type="float">
            <text:p>127</text:p>
          </table:table-cell>
          <table:table-cell table:formula="of:=FLOOR(-128+[.A584]/4)" office:value-type="float" office:value="17" calcext:value-type="float">
            <text:p>17</text:p>
          </table:table-cell>
          <table:table-cell table:formula="of:=-128 + FLOOR(RAND() * 256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FLOOR( 128 * SIN(RADIANS([.A585] * 360 / 1024)))" office:value-type="float" office:value="-54" calcext:value-type="float">
            <text:p>-54</text:p>
          </table:table-cell>
          <table:table-cell table:formula="of:=IF([.A585]&lt;256; FLOOR([.A585]/2); IF([.A585]&lt;768; FLOOR((511-[.A585])/2); FLOOR((-1024+[.A585])/2)))" office:value-type="float" office:value="-36" calcext:value-type="float">
            <text:p>-36</text:p>
          </table:table-cell>
          <table:table-cell table:formula="of:=IF([.A585]&lt;512; -128; 127)" office:value-type="float" office:value="127" calcext:value-type="float">
            <text:p>127</text:p>
          </table:table-cell>
          <table:table-cell table:formula="of:=FLOOR(-128+[.A585]/4)" office:value-type="float" office:value="17" calcext:value-type="float">
            <text:p>17</text:p>
          </table:table-cell>
          <table:table-cell table:formula="of:=-128 + FLOOR(RAND() * 256)"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FLOOR( 128 * SIN(RADIANS([.A586] * 360 / 1024)))" office:value-type="float" office:value="-55" calcext:value-type="float">
            <text:p>-55</text:p>
          </table:table-cell>
          <table:table-cell table:formula="of:=IF([.A586]&lt;256; FLOOR([.A586]/2); IF([.A586]&lt;768; FLOOR((511-[.A586])/2); FLOOR((-1024+[.A586])/2)))" office:value-type="float" office:value="-36" calcext:value-type="float">
            <text:p>-36</text:p>
          </table:table-cell>
          <table:table-cell table:formula="of:=IF([.A586]&lt;512; -128; 127)" office:value-type="float" office:value="127" calcext:value-type="float">
            <text:p>127</text:p>
          </table:table-cell>
          <table:table-cell table:formula="of:=FLOOR(-128+[.A586]/4)" office:value-type="float" office:value="17" calcext:value-type="float">
            <text:p>17</text:p>
          </table:table-cell>
          <table:table-cell table:formula="of:=-128 + FLOOR(RAND() * 256)"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FLOOR( 128 * SIN(RADIANS([.A587] * 360 / 1024)))" office:value-type="float" office:value="-55" calcext:value-type="float">
            <text:p>-55</text:p>
          </table:table-cell>
          <table:table-cell table:formula="of:=IF([.A587]&lt;256; FLOOR([.A587]/2); IF([.A587]&lt;768; FLOOR((511-[.A587])/2); FLOOR((-1024+[.A587])/2)))" office:value-type="float" office:value="-37" calcext:value-type="float">
            <text:p>-37</text:p>
          </table:table-cell>
          <table:table-cell table:formula="of:=IF([.A587]&lt;512; -128; 127)" office:value-type="float" office:value="127" calcext:value-type="float">
            <text:p>127</text:p>
          </table:table-cell>
          <table:table-cell table:formula="of:=FLOOR(-128+[.A587]/4)" office:value-type="float" office:value="18" calcext:value-type="float">
            <text:p>18</text:p>
          </table:table-cell>
          <table:table-cell table:formula="of:=-128 + FLOOR(RAND() * 256)"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FLOOR( 128 * SIN(RADIANS([.A588] * 360 / 1024)))" office:value-type="float" office:value="-56" calcext:value-type="float">
            <text:p>-56</text:p>
          </table:table-cell>
          <table:table-cell table:formula="of:=IF([.A588]&lt;256; FLOOR([.A588]/2); IF([.A588]&lt;768; FLOOR((511-[.A588])/2); FLOOR((-1024+[.A588])/2)))" office:value-type="float" office:value="-37" calcext:value-type="float">
            <text:p>-37</text:p>
          </table:table-cell>
          <table:table-cell table:formula="of:=IF([.A588]&lt;512; -128; 127)" office:value-type="float" office:value="127" calcext:value-type="float">
            <text:p>127</text:p>
          </table:table-cell>
          <table:table-cell table:formula="of:=FLOOR(-128+[.A588]/4)" office:value-type="float" office:value="18" calcext:value-type="float">
            <text:p>18</text:p>
          </table:table-cell>
          <table:table-cell table:formula="of:=-128 + FLOOR(RAND() * 256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FLOOR( 128 * SIN(RADIANS([.A589] * 360 / 1024)))" office:value-type="float" office:value="-57" calcext:value-type="float">
            <text:p>-57</text:p>
          </table:table-cell>
          <table:table-cell table:formula="of:=IF([.A589]&lt;256; FLOOR([.A589]/2); IF([.A589]&lt;768; FLOOR((511-[.A589])/2); FLOOR((-1024+[.A589])/2)))" office:value-type="float" office:value="-38" calcext:value-type="float">
            <text:p>-38</text:p>
          </table:table-cell>
          <table:table-cell table:formula="of:=IF([.A589]&lt;512; -128; 127)" office:value-type="float" office:value="127" calcext:value-type="float">
            <text:p>127</text:p>
          </table:table-cell>
          <table:table-cell table:formula="of:=FLOOR(-128+[.A589]/4)" office:value-type="float" office:value="18" calcext:value-type="float">
            <text:p>18</text:p>
          </table:table-cell>
          <table:table-cell table:formula="of:=-128 + FLOOR(RAND() * 256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FLOOR( 128 * SIN(RADIANS([.A590] * 360 / 1024)))" office:value-type="float" office:value="-57" calcext:value-type="float">
            <text:p>-57</text:p>
          </table:table-cell>
          <table:table-cell table:formula="of:=IF([.A590]&lt;256; FLOOR([.A590]/2); IF([.A590]&lt;768; FLOOR((511-[.A590])/2); FLOOR((-1024+[.A590])/2)))" office:value-type="float" office:value="-38" calcext:value-type="float">
            <text:p>-38</text:p>
          </table:table-cell>
          <table:table-cell table:formula="of:=IF([.A590]&lt;512; -128; 127)" office:value-type="float" office:value="127" calcext:value-type="float">
            <text:p>127</text:p>
          </table:table-cell>
          <table:table-cell table:formula="of:=FLOOR(-128+[.A590]/4)" office:value-type="float" office:value="18" calcext:value-type="float">
            <text:p>18</text:p>
          </table:table-cell>
          <table:table-cell table:formula="of:=-128 + FLOOR(RAND() * 256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FLOOR( 128 * SIN(RADIANS([.A591] * 360 / 1024)))" office:value-type="float" office:value="-58" calcext:value-type="float">
            <text:p>-58</text:p>
          </table:table-cell>
          <table:table-cell table:formula="of:=IF([.A591]&lt;256; FLOOR([.A591]/2); IF([.A591]&lt;768; FLOOR((511-[.A591])/2); FLOOR((-1024+[.A591])/2)))" office:value-type="float" office:value="-39" calcext:value-type="float">
            <text:p>-39</text:p>
          </table:table-cell>
          <table:table-cell table:formula="of:=IF([.A591]&lt;512; -128; 127)" office:value-type="float" office:value="127" calcext:value-type="float">
            <text:p>127</text:p>
          </table:table-cell>
          <table:table-cell table:formula="of:=FLOOR(-128+[.A591]/4)" office:value-type="float" office:value="19" calcext:value-type="float">
            <text:p>19</text:p>
          </table:table-cell>
          <table:table-cell table:formula="of:=-128 + FLOOR(RAND() * 256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FLOOR( 128 * SIN(RADIANS([.A592] * 360 / 1024)))" office:value-type="float" office:value="-59" calcext:value-type="float">
            <text:p>-59</text:p>
          </table:table-cell>
          <table:table-cell table:formula="of:=IF([.A592]&lt;256; FLOOR([.A592]/2); IF([.A592]&lt;768; FLOOR((511-[.A592])/2); FLOOR((-1024+[.A592])/2)))" office:value-type="float" office:value="-39" calcext:value-type="float">
            <text:p>-39</text:p>
          </table:table-cell>
          <table:table-cell table:formula="of:=IF([.A592]&lt;512; -128; 127)" office:value-type="float" office:value="127" calcext:value-type="float">
            <text:p>127</text:p>
          </table:table-cell>
          <table:table-cell table:formula="of:=FLOOR(-128+[.A592]/4)" office:value-type="float" office:value="19" calcext:value-type="float">
            <text:p>19</text:p>
          </table:table-cell>
          <table:table-cell table:formula="of:=-128 + FLOOR(RAND() * 256)"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FLOOR( 128 * SIN(RADIANS([.A593] * 360 / 1024)))" office:value-type="float" office:value="-59" calcext:value-type="float">
            <text:p>-59</text:p>
          </table:table-cell>
          <table:table-cell table:formula="of:=IF([.A593]&lt;256; FLOOR([.A593]/2); IF([.A593]&lt;768; FLOOR((511-[.A593])/2); FLOOR((-1024+[.A593])/2)))" office:value-type="float" office:value="-40" calcext:value-type="float">
            <text:p>-40</text:p>
          </table:table-cell>
          <table:table-cell table:formula="of:=IF([.A593]&lt;512; -128; 127)" office:value-type="float" office:value="127" calcext:value-type="float">
            <text:p>127</text:p>
          </table:table-cell>
          <table:table-cell table:formula="of:=FLOOR(-128+[.A593]/4)" office:value-type="float" office:value="19" calcext:value-type="float">
            <text:p>19</text:p>
          </table:table-cell>
          <table:table-cell table:formula="of:=-128 + FLOOR(RAND() * 256)"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FLOOR( 128 * SIN(RADIANS([.A594] * 360 / 1024)))" office:value-type="float" office:value="-60" calcext:value-type="float">
            <text:p>-60</text:p>
          </table:table-cell>
          <table:table-cell table:formula="of:=IF([.A594]&lt;256; FLOOR([.A594]/2); IF([.A594]&lt;768; FLOOR((511-[.A594])/2); FLOOR((-1024+[.A594])/2)))" office:value-type="float" office:value="-40" calcext:value-type="float">
            <text:p>-40</text:p>
          </table:table-cell>
          <table:table-cell table:formula="of:=IF([.A594]&lt;512; -128; 127)" office:value-type="float" office:value="127" calcext:value-type="float">
            <text:p>127</text:p>
          </table:table-cell>
          <table:table-cell table:formula="of:=FLOOR(-128+[.A594]/4)" office:value-type="float" office:value="19" calcext:value-type="float">
            <text:p>19</text:p>
          </table:table-cell>
          <table:table-cell table:formula="of:=-128 + FLOOR(RAND() * 256)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FLOOR( 128 * SIN(RADIANS([.A595] * 360 / 1024)))" office:value-type="float" office:value="-61" calcext:value-type="float">
            <text:p>-61</text:p>
          </table:table-cell>
          <table:table-cell table:formula="of:=IF([.A595]&lt;256; FLOOR([.A595]/2); IF([.A595]&lt;768; FLOOR((511-[.A595])/2); FLOOR((-1024+[.A595])/2)))" office:value-type="float" office:value="-41" calcext:value-type="float">
            <text:p>-41</text:p>
          </table:table-cell>
          <table:table-cell table:formula="of:=IF([.A595]&lt;512; -128; 127)" office:value-type="float" office:value="127" calcext:value-type="float">
            <text:p>127</text:p>
          </table:table-cell>
          <table:table-cell table:formula="of:=FLOOR(-128+[.A595]/4)" office:value-type="float" office:value="20" calcext:value-type="float">
            <text:p>20</text:p>
          </table:table-cell>
          <table:table-cell table:formula="of:=-128 + FLOOR(RAND() * 256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FLOOR( 128 * SIN(RADIANS([.A596] * 360 / 1024)))" office:value-type="float" office:value="-62" calcext:value-type="float">
            <text:p>-62</text:p>
          </table:table-cell>
          <table:table-cell table:formula="of:=IF([.A596]&lt;256; FLOOR([.A596]/2); IF([.A596]&lt;768; FLOOR((511-[.A596])/2); FLOOR((-1024+[.A596])/2)))" office:value-type="float" office:value="-41" calcext:value-type="float">
            <text:p>-41</text:p>
          </table:table-cell>
          <table:table-cell table:formula="of:=IF([.A596]&lt;512; -128; 127)" office:value-type="float" office:value="127" calcext:value-type="float">
            <text:p>127</text:p>
          </table:table-cell>
          <table:table-cell table:formula="of:=FLOOR(-128+[.A596]/4)" office:value-type="float" office:value="20" calcext:value-type="float">
            <text:p>20</text:p>
          </table:table-cell>
          <table:table-cell table:formula="of:=-128 + FLOOR(RAND() * 256)"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FLOOR( 128 * SIN(RADIANS([.A597] * 360 / 1024)))" office:value-type="float" office:value="-62" calcext:value-type="float">
            <text:p>-62</text:p>
          </table:table-cell>
          <table:table-cell table:formula="of:=IF([.A597]&lt;256; FLOOR([.A597]/2); IF([.A597]&lt;768; FLOOR((511-[.A597])/2); FLOOR((-1024+[.A597])/2)))" office:value-type="float" office:value="-42" calcext:value-type="float">
            <text:p>-42</text:p>
          </table:table-cell>
          <table:table-cell table:formula="of:=IF([.A597]&lt;512; -128; 127)" office:value-type="float" office:value="127" calcext:value-type="float">
            <text:p>127</text:p>
          </table:table-cell>
          <table:table-cell table:formula="of:=FLOOR(-128+[.A597]/4)" office:value-type="float" office:value="20" calcext:value-type="float">
            <text:p>20</text:p>
          </table:table-cell>
          <table:table-cell table:formula="of:=-128 + FLOOR(RAND() * 256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FLOOR( 128 * SIN(RADIANS([.A598] * 360 / 1024)))" office:value-type="float" office:value="-63" calcext:value-type="float">
            <text:p>-63</text:p>
          </table:table-cell>
          <table:table-cell table:formula="of:=IF([.A598]&lt;256; FLOOR([.A598]/2); IF([.A598]&lt;768; FLOOR((511-[.A598])/2); FLOOR((-1024+[.A598])/2)))" office:value-type="float" office:value="-42" calcext:value-type="float">
            <text:p>-42</text:p>
          </table:table-cell>
          <table:table-cell table:formula="of:=IF([.A598]&lt;512; -128; 127)" office:value-type="float" office:value="127" calcext:value-type="float">
            <text:p>127</text:p>
          </table:table-cell>
          <table:table-cell table:formula="of:=FLOOR(-128+[.A598]/4)" office:value-type="float" office:value="20" calcext:value-type="float">
            <text:p>20</text:p>
          </table:table-cell>
          <table:table-cell table:formula="of:=-128 + FLOOR(RAND() * 256)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FLOOR( 128 * SIN(RADIANS([.A599] * 360 / 1024)))" office:value-type="float" office:value="-64" calcext:value-type="float">
            <text:p>-64</text:p>
          </table:table-cell>
          <table:table-cell table:formula="of:=IF([.A599]&lt;256; FLOOR([.A599]/2); IF([.A599]&lt;768; FLOOR((511-[.A599])/2); FLOOR((-1024+[.A599])/2)))" office:value-type="float" office:value="-43" calcext:value-type="float">
            <text:p>-43</text:p>
          </table:table-cell>
          <table:table-cell table:formula="of:=IF([.A599]&lt;512; -128; 127)" office:value-type="float" office:value="127" calcext:value-type="float">
            <text:p>127</text:p>
          </table:table-cell>
          <table:table-cell table:formula="of:=FLOOR(-128+[.A599]/4)" office:value-type="float" office:value="21" calcext:value-type="float">
            <text:p>21</text:p>
          </table:table-cell>
          <table:table-cell table:formula="of:=-128 + FLOOR(RAND() * 256)"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FLOOR( 128 * SIN(RADIANS([.A600] * 360 / 1024)))" office:value-type="float" office:value="-64" calcext:value-type="float">
            <text:p>-64</text:p>
          </table:table-cell>
          <table:table-cell table:formula="of:=IF([.A600]&lt;256; FLOOR([.A600]/2); IF([.A600]&lt;768; FLOOR((511-[.A600])/2); FLOOR((-1024+[.A600])/2)))" office:value-type="float" office:value="-43" calcext:value-type="float">
            <text:p>-43</text:p>
          </table:table-cell>
          <table:table-cell table:formula="of:=IF([.A600]&lt;512; -128; 127)" office:value-type="float" office:value="127" calcext:value-type="float">
            <text:p>127</text:p>
          </table:table-cell>
          <table:table-cell table:formula="of:=FLOOR(-128+[.A600]/4)" office:value-type="float" office:value="21" calcext:value-type="float">
            <text:p>21</text:p>
          </table:table-cell>
          <table:table-cell table:formula="of:=-128 + FLOOR(RAND() * 256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FLOOR( 128 * SIN(RADIANS([.A601] * 360 / 1024)))" office:value-type="float" office:value="-65" calcext:value-type="float">
            <text:p>-65</text:p>
          </table:table-cell>
          <table:table-cell table:formula="of:=IF([.A601]&lt;256; FLOOR([.A601]/2); IF([.A601]&lt;768; FLOOR((511-[.A601])/2); FLOOR((-1024+[.A601])/2)))" office:value-type="float" office:value="-44" calcext:value-type="float">
            <text:p>-44</text:p>
          </table:table-cell>
          <table:table-cell table:formula="of:=IF([.A601]&lt;512; -128; 127)" office:value-type="float" office:value="127" calcext:value-type="float">
            <text:p>127</text:p>
          </table:table-cell>
          <table:table-cell table:formula="of:=FLOOR(-128+[.A601]/4)" office:value-type="float" office:value="21" calcext:value-type="float">
            <text:p>21</text:p>
          </table:table-cell>
          <table:table-cell table:formula="of:=-128 + FLOOR(RAND() * 256)"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FLOOR( 128 * SIN(RADIANS([.A602] * 360 / 1024)))" office:value-type="float" office:value="-66" calcext:value-type="float">
            <text:p>-66</text:p>
          </table:table-cell>
          <table:table-cell table:formula="of:=IF([.A602]&lt;256; FLOOR([.A602]/2); IF([.A602]&lt;768; FLOOR((511-[.A602])/2); FLOOR((-1024+[.A602])/2)))" office:value-type="float" office:value="-44" calcext:value-type="float">
            <text:p>-44</text:p>
          </table:table-cell>
          <table:table-cell table:formula="of:=IF([.A602]&lt;512; -128; 127)" office:value-type="float" office:value="127" calcext:value-type="float">
            <text:p>127</text:p>
          </table:table-cell>
          <table:table-cell table:formula="of:=FLOOR(-128+[.A602]/4)" office:value-type="float" office:value="21" calcext:value-type="float">
            <text:p>21</text:p>
          </table:table-cell>
          <table:table-cell table:formula="of:=-128 + FLOOR(RAND() * 256)"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FLOOR( 128 * SIN(RADIANS([.A603] * 360 / 1024)))" office:value-type="float" office:value="-66" calcext:value-type="float">
            <text:p>-66</text:p>
          </table:table-cell>
          <table:table-cell table:formula="of:=IF([.A603]&lt;256; FLOOR([.A603]/2); IF([.A603]&lt;768; FLOOR((511-[.A603])/2); FLOOR((-1024+[.A603])/2)))" office:value-type="float" office:value="-45" calcext:value-type="float">
            <text:p>-45</text:p>
          </table:table-cell>
          <table:table-cell table:formula="of:=IF([.A603]&lt;512; -128; 127)" office:value-type="float" office:value="127" calcext:value-type="float">
            <text:p>127</text:p>
          </table:table-cell>
          <table:table-cell table:formula="of:=FLOOR(-128+[.A603]/4)" office:value-type="float" office:value="22" calcext:value-type="float">
            <text:p>22</text:p>
          </table:table-cell>
          <table:table-cell table:formula="of:=-128 + FLOOR(RAND() * 256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FLOOR( 128 * SIN(RADIANS([.A604] * 360 / 1024)))" office:value-type="float" office:value="-67" calcext:value-type="float">
            <text:p>-67</text:p>
          </table:table-cell>
          <table:table-cell table:formula="of:=IF([.A604]&lt;256; FLOOR([.A604]/2); IF([.A604]&lt;768; FLOOR((511-[.A604])/2); FLOOR((-1024+[.A604])/2)))" office:value-type="float" office:value="-45" calcext:value-type="float">
            <text:p>-45</text:p>
          </table:table-cell>
          <table:table-cell table:formula="of:=IF([.A604]&lt;512; -128; 127)" office:value-type="float" office:value="127" calcext:value-type="float">
            <text:p>127</text:p>
          </table:table-cell>
          <table:table-cell table:formula="of:=FLOOR(-128+[.A604]/4)" office:value-type="float" office:value="22" calcext:value-type="float">
            <text:p>22</text:p>
          </table:table-cell>
          <table:table-cell table:formula="of:=-128 + FLOOR(RAND() * 256)" office:value-type="float" office:value="-117" calcext:value-type="float">
            <text:p>-11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FLOOR( 128 * SIN(RADIANS([.A605] * 360 / 1024)))" office:value-type="float" office:value="-68" calcext:value-type="float">
            <text:p>-68</text:p>
          </table:table-cell>
          <table:table-cell table:formula="of:=IF([.A605]&lt;256; FLOOR([.A605]/2); IF([.A605]&lt;768; FLOOR((511-[.A605])/2); FLOOR((-1024+[.A605])/2)))" office:value-type="float" office:value="-46" calcext:value-type="float">
            <text:p>-46</text:p>
          </table:table-cell>
          <table:table-cell table:formula="of:=IF([.A605]&lt;512; -128; 127)" office:value-type="float" office:value="127" calcext:value-type="float">
            <text:p>127</text:p>
          </table:table-cell>
          <table:table-cell table:formula="of:=FLOOR(-128+[.A605]/4)" office:value-type="float" office:value="22" calcext:value-type="float">
            <text:p>22</text:p>
          </table:table-cell>
          <table:table-cell table:formula="of:=-128 + FLOOR(RAND() * 256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FLOOR( 128 * SIN(RADIANS([.A606] * 360 / 1024)))" office:value-type="float" office:value="-68" calcext:value-type="float">
            <text:p>-68</text:p>
          </table:table-cell>
          <table:table-cell table:formula="of:=IF([.A606]&lt;256; FLOOR([.A606]/2); IF([.A606]&lt;768; FLOOR((511-[.A606])/2); FLOOR((-1024+[.A606])/2)))" office:value-type="float" office:value="-46" calcext:value-type="float">
            <text:p>-46</text:p>
          </table:table-cell>
          <table:table-cell table:formula="of:=IF([.A606]&lt;512; -128; 127)" office:value-type="float" office:value="127" calcext:value-type="float">
            <text:p>127</text:p>
          </table:table-cell>
          <table:table-cell table:formula="of:=FLOOR(-128+[.A606]/4)" office:value-type="float" office:value="22" calcext:value-type="float">
            <text:p>22</text:p>
          </table:table-cell>
          <table:table-cell table:formula="of:=-128 + FLOOR(RAND() * 256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FLOOR( 128 * SIN(RADIANS([.A607] * 360 / 1024)))" office:value-type="float" office:value="-69" calcext:value-type="float">
            <text:p>-69</text:p>
          </table:table-cell>
          <table:table-cell table:formula="of:=IF([.A607]&lt;256; FLOOR([.A607]/2); IF([.A607]&lt;768; FLOOR((511-[.A607])/2); FLOOR((-1024+[.A607])/2)))" office:value-type="float" office:value="-47" calcext:value-type="float">
            <text:p>-47</text:p>
          </table:table-cell>
          <table:table-cell table:formula="of:=IF([.A607]&lt;512; -128; 127)" office:value-type="float" office:value="127" calcext:value-type="float">
            <text:p>127</text:p>
          </table:table-cell>
          <table:table-cell table:formula="of:=FLOOR(-128+[.A607]/4)" office:value-type="float" office:value="23" calcext:value-type="float">
            <text:p>23</text:p>
          </table:table-cell>
          <table:table-cell table:formula="of:=-128 + FLOOR(RAND() * 256)"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FLOOR( 128 * SIN(RADIANS([.A608] * 360 / 1024)))" office:value-type="float" office:value="-70" calcext:value-type="float">
            <text:p>-70</text:p>
          </table:table-cell>
          <table:table-cell table:formula="of:=IF([.A608]&lt;256; FLOOR([.A608]/2); IF([.A608]&lt;768; FLOOR((511-[.A608])/2); FLOOR((-1024+[.A608])/2)))" office:value-type="float" office:value="-47" calcext:value-type="float">
            <text:p>-47</text:p>
          </table:table-cell>
          <table:table-cell table:formula="of:=IF([.A608]&lt;512; -128; 127)" office:value-type="float" office:value="127" calcext:value-type="float">
            <text:p>127</text:p>
          </table:table-cell>
          <table:table-cell table:formula="of:=FLOOR(-128+[.A608]/4)" office:value-type="float" office:value="23" calcext:value-type="float">
            <text:p>23</text:p>
          </table:table-cell>
          <table:table-cell table:formula="of:=-128 + FLOOR(RAND() * 256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FLOOR( 128 * SIN(RADIANS([.A609] * 360 / 1024)))" office:value-type="float" office:value="-70" calcext:value-type="float">
            <text:p>-70</text:p>
          </table:table-cell>
          <table:table-cell table:formula="of:=IF([.A609]&lt;256; FLOOR([.A609]/2); IF([.A609]&lt;768; FLOOR((511-[.A609])/2); FLOOR((-1024+[.A609])/2)))" office:value-type="float" office:value="-48" calcext:value-type="float">
            <text:p>-48</text:p>
          </table:table-cell>
          <table:table-cell table:formula="of:=IF([.A609]&lt;512; -128; 127)" office:value-type="float" office:value="127" calcext:value-type="float">
            <text:p>127</text:p>
          </table:table-cell>
          <table:table-cell table:formula="of:=FLOOR(-128+[.A609]/4)" office:value-type="float" office:value="23" calcext:value-type="float">
            <text:p>23</text:p>
          </table:table-cell>
          <table:table-cell table:formula="of:=-128 + FLOOR(RAND() * 256)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FLOOR( 128 * SIN(RADIANS([.A610] * 360 / 1024)))" office:value-type="float" office:value="-71" calcext:value-type="float">
            <text:p>-71</text:p>
          </table:table-cell>
          <table:table-cell table:formula="of:=IF([.A610]&lt;256; FLOOR([.A610]/2); IF([.A610]&lt;768; FLOOR((511-[.A610])/2); FLOOR((-1024+[.A610])/2)))" office:value-type="float" office:value="-48" calcext:value-type="float">
            <text:p>-48</text:p>
          </table:table-cell>
          <table:table-cell table:formula="of:=IF([.A610]&lt;512; -128; 127)" office:value-type="float" office:value="127" calcext:value-type="float">
            <text:p>127</text:p>
          </table:table-cell>
          <table:table-cell table:formula="of:=FLOOR(-128+[.A610]/4)" office:value-type="float" office:value="23" calcext:value-type="float">
            <text:p>23</text:p>
          </table:table-cell>
          <table:table-cell table:formula="of:=-128 + FLOOR(RAND() * 256)"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FLOOR( 128 * SIN(RADIANS([.A611] * 360 / 1024)))" office:value-type="float" office:value="-72" calcext:value-type="float">
            <text:p>-72</text:p>
          </table:table-cell>
          <table:table-cell table:formula="of:=IF([.A611]&lt;256; FLOOR([.A611]/2); IF([.A611]&lt;768; FLOOR((511-[.A611])/2); FLOOR((-1024+[.A611])/2)))" office:value-type="float" office:value="-49" calcext:value-type="float">
            <text:p>-49</text:p>
          </table:table-cell>
          <table:table-cell table:formula="of:=IF([.A611]&lt;512; -128; 127)" office:value-type="float" office:value="127" calcext:value-type="float">
            <text:p>127</text:p>
          </table:table-cell>
          <table:table-cell table:formula="of:=FLOOR(-128+[.A611]/4)" office:value-type="float" office:value="24" calcext:value-type="float">
            <text:p>24</text:p>
          </table:table-cell>
          <table:table-cell table:formula="of:=-128 + FLOOR(RAND() * 256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FLOOR( 128 * SIN(RADIANS([.A612] * 360 / 1024)))" office:value-type="float" office:value="-72" calcext:value-type="float">
            <text:p>-72</text:p>
          </table:table-cell>
          <table:table-cell table:formula="of:=IF([.A612]&lt;256; FLOOR([.A612]/2); IF([.A612]&lt;768; FLOOR((511-[.A612])/2); FLOOR((-1024+[.A612])/2)))" office:value-type="float" office:value="-49" calcext:value-type="float">
            <text:p>-49</text:p>
          </table:table-cell>
          <table:table-cell table:formula="of:=IF([.A612]&lt;512; -128; 127)" office:value-type="float" office:value="127" calcext:value-type="float">
            <text:p>127</text:p>
          </table:table-cell>
          <table:table-cell table:formula="of:=FLOOR(-128+[.A612]/4)" office:value-type="float" office:value="24" calcext:value-type="float">
            <text:p>24</text:p>
          </table:table-cell>
          <table:table-cell table:formula="of:=-128 + FLOOR(RAND() * 256)"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FLOOR( 128 * SIN(RADIANS([.A613] * 360 / 1024)))" office:value-type="float" office:value="-73" calcext:value-type="float">
            <text:p>-73</text:p>
          </table:table-cell>
          <table:table-cell table:formula="of:=IF([.A613]&lt;256; FLOOR([.A613]/2); IF([.A613]&lt;768; FLOOR((511-[.A613])/2); FLOOR((-1024+[.A613])/2)))" office:value-type="float" office:value="-50" calcext:value-type="float">
            <text:p>-50</text:p>
          </table:table-cell>
          <table:table-cell table:formula="of:=IF([.A613]&lt;512; -128; 127)" office:value-type="float" office:value="127" calcext:value-type="float">
            <text:p>127</text:p>
          </table:table-cell>
          <table:table-cell table:formula="of:=FLOOR(-128+[.A613]/4)" office:value-type="float" office:value="24" calcext:value-type="float">
            <text:p>24</text:p>
          </table:table-cell>
          <table:table-cell table:formula="of:=-128 + FLOOR(RAND() * 256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FLOOR( 128 * SIN(RADIANS([.A614] * 360 / 1024)))" office:value-type="float" office:value="-74" calcext:value-type="float">
            <text:p>-74</text:p>
          </table:table-cell>
          <table:table-cell table:formula="of:=IF([.A614]&lt;256; FLOOR([.A614]/2); IF([.A614]&lt;768; FLOOR((511-[.A614])/2); FLOOR((-1024+[.A614])/2)))" office:value-type="float" office:value="-50" calcext:value-type="float">
            <text:p>-50</text:p>
          </table:table-cell>
          <table:table-cell table:formula="of:=IF([.A614]&lt;512; -128; 127)" office:value-type="float" office:value="127" calcext:value-type="float">
            <text:p>127</text:p>
          </table:table-cell>
          <table:table-cell table:formula="of:=FLOOR(-128+[.A614]/4)" office:value-type="float" office:value="24" calcext:value-type="float">
            <text:p>24</text:p>
          </table:table-cell>
          <table:table-cell table:formula="of:=-128 + FLOOR(RAND() * 256)"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FLOOR( 128 * SIN(RADIANS([.A615] * 360 / 1024)))" office:value-type="float" office:value="-74" calcext:value-type="float">
            <text:p>-74</text:p>
          </table:table-cell>
          <table:table-cell table:formula="of:=IF([.A615]&lt;256; FLOOR([.A615]/2); IF([.A615]&lt;768; FLOOR((511-[.A615])/2); FLOOR((-1024+[.A615])/2)))" office:value-type="float" office:value="-51" calcext:value-type="float">
            <text:p>-51</text:p>
          </table:table-cell>
          <table:table-cell table:formula="of:=IF([.A615]&lt;512; -128; 127)" office:value-type="float" office:value="127" calcext:value-type="float">
            <text:p>127</text:p>
          </table:table-cell>
          <table:table-cell table:formula="of:=FLOOR(-128+[.A615]/4)" office:value-type="float" office:value="25" calcext:value-type="float">
            <text:p>25</text:p>
          </table:table-cell>
          <table:table-cell table:formula="of:=-128 + FLOOR(RAND() * 256)"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FLOOR( 128 * SIN(RADIANS([.A616] * 360 / 1024)))" office:value-type="float" office:value="-75" calcext:value-type="float">
            <text:p>-75</text:p>
          </table:table-cell>
          <table:table-cell table:formula="of:=IF([.A616]&lt;256; FLOOR([.A616]/2); IF([.A616]&lt;768; FLOOR((511-[.A616])/2); FLOOR((-1024+[.A616])/2)))" office:value-type="float" office:value="-51" calcext:value-type="float">
            <text:p>-51</text:p>
          </table:table-cell>
          <table:table-cell table:formula="of:=IF([.A616]&lt;512; -128; 127)" office:value-type="float" office:value="127" calcext:value-type="float">
            <text:p>127</text:p>
          </table:table-cell>
          <table:table-cell table:formula="of:=FLOOR(-128+[.A616]/4)" office:value-type="float" office:value="25" calcext:value-type="float">
            <text:p>25</text:p>
          </table:table-cell>
          <table:table-cell table:formula="of:=-128 + FLOOR(RAND() * 256)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FLOOR( 128 * SIN(RADIANS([.A617] * 360 / 1024)))" office:value-type="float" office:value="-75" calcext:value-type="float">
            <text:p>-75</text:p>
          </table:table-cell>
          <table:table-cell table:formula="of:=IF([.A617]&lt;256; FLOOR([.A617]/2); IF([.A617]&lt;768; FLOOR((511-[.A617])/2); FLOOR((-1024+[.A617])/2)))" office:value-type="float" office:value="-52" calcext:value-type="float">
            <text:p>-52</text:p>
          </table:table-cell>
          <table:table-cell table:formula="of:=IF([.A617]&lt;512; -128; 127)" office:value-type="float" office:value="127" calcext:value-type="float">
            <text:p>127</text:p>
          </table:table-cell>
          <table:table-cell table:formula="of:=FLOOR(-128+[.A617]/4)" office:value-type="float" office:value="25" calcext:value-type="float">
            <text:p>25</text:p>
          </table:table-cell>
          <table:table-cell table:formula="of:=-128 + FLOOR(RAND() * 256)"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FLOOR( 128 * SIN(RADIANS([.A618] * 360 / 1024)))" office:value-type="float" office:value="-76" calcext:value-type="float">
            <text:p>-76</text:p>
          </table:table-cell>
          <table:table-cell table:formula="of:=IF([.A618]&lt;256; FLOOR([.A618]/2); IF([.A618]&lt;768; FLOOR((511-[.A618])/2); FLOOR((-1024+[.A618])/2)))" office:value-type="float" office:value="-52" calcext:value-type="float">
            <text:p>-52</text:p>
          </table:table-cell>
          <table:table-cell table:formula="of:=IF([.A618]&lt;512; -128; 127)" office:value-type="float" office:value="127" calcext:value-type="float">
            <text:p>127</text:p>
          </table:table-cell>
          <table:table-cell table:formula="of:=FLOOR(-128+[.A618]/4)" office:value-type="float" office:value="25" calcext:value-type="float">
            <text:p>25</text:p>
          </table:table-cell>
          <table:table-cell table:formula="of:=-128 + FLOOR(RAND() * 256)"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FLOOR( 128 * SIN(RADIANS([.A619] * 360 / 1024)))" office:value-type="float" office:value="-77" calcext:value-type="float">
            <text:p>-77</text:p>
          </table:table-cell>
          <table:table-cell table:formula="of:=IF([.A619]&lt;256; FLOOR([.A619]/2); IF([.A619]&lt;768; FLOOR((511-[.A619])/2); FLOOR((-1024+[.A619])/2)))" office:value-type="float" office:value="-53" calcext:value-type="float">
            <text:p>-53</text:p>
          </table:table-cell>
          <table:table-cell table:formula="of:=IF([.A619]&lt;512; -128; 127)" office:value-type="float" office:value="127" calcext:value-type="float">
            <text:p>127</text:p>
          </table:table-cell>
          <table:table-cell table:formula="of:=FLOOR(-128+[.A619]/4)" office:value-type="float" office:value="26" calcext:value-type="float">
            <text:p>26</text:p>
          </table:table-cell>
          <table:table-cell table:formula="of:=-128 + FLOOR(RAND() * 256)"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FLOOR( 128 * SIN(RADIANS([.A620] * 360 / 1024)))" office:value-type="float" office:value="-77" calcext:value-type="float">
            <text:p>-77</text:p>
          </table:table-cell>
          <table:table-cell table:formula="of:=IF([.A620]&lt;256; FLOOR([.A620]/2); IF([.A620]&lt;768; FLOOR((511-[.A620])/2); FLOOR((-1024+[.A620])/2)))" office:value-type="float" office:value="-53" calcext:value-type="float">
            <text:p>-53</text:p>
          </table:table-cell>
          <table:table-cell table:formula="of:=IF([.A620]&lt;512; -128; 127)" office:value-type="float" office:value="127" calcext:value-type="float">
            <text:p>127</text:p>
          </table:table-cell>
          <table:table-cell table:formula="of:=FLOOR(-128+[.A620]/4)" office:value-type="float" office:value="26" calcext:value-type="float">
            <text:p>26</text:p>
          </table:table-cell>
          <table:table-cell table:formula="of:=-128 + FLOOR(RAND() * 256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FLOOR( 128 * SIN(RADIANS([.A621] * 360 / 1024)))" office:value-type="float" office:value="-78" calcext:value-type="float">
            <text:p>-78</text:p>
          </table:table-cell>
          <table:table-cell table:formula="of:=IF([.A621]&lt;256; FLOOR([.A621]/2); IF([.A621]&lt;768; FLOOR((511-[.A621])/2); FLOOR((-1024+[.A621])/2)))" office:value-type="float" office:value="-54" calcext:value-type="float">
            <text:p>-54</text:p>
          </table:table-cell>
          <table:table-cell table:formula="of:=IF([.A621]&lt;512; -128; 127)" office:value-type="float" office:value="127" calcext:value-type="float">
            <text:p>127</text:p>
          </table:table-cell>
          <table:table-cell table:formula="of:=FLOOR(-128+[.A621]/4)" office:value-type="float" office:value="26" calcext:value-type="float">
            <text:p>26</text:p>
          </table:table-cell>
          <table:table-cell table:formula="of:=-128 + FLOOR(RAND() * 256)"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FLOOR( 128 * SIN(RADIANS([.A622] * 360 / 1024)))" office:value-type="float" office:value="-79" calcext:value-type="float">
            <text:p>-79</text:p>
          </table:table-cell>
          <table:table-cell table:formula="of:=IF([.A622]&lt;256; FLOOR([.A622]/2); IF([.A622]&lt;768; FLOOR((511-[.A622])/2); FLOOR((-1024+[.A622])/2)))" office:value-type="float" office:value="-54" calcext:value-type="float">
            <text:p>-54</text:p>
          </table:table-cell>
          <table:table-cell table:formula="of:=IF([.A622]&lt;512; -128; 127)" office:value-type="float" office:value="127" calcext:value-type="float">
            <text:p>127</text:p>
          </table:table-cell>
          <table:table-cell table:formula="of:=FLOOR(-128+[.A622]/4)" office:value-type="float" office:value="26" calcext:value-type="float">
            <text:p>26</text:p>
          </table:table-cell>
          <table:table-cell table:formula="of:=-128 + FLOOR(RAND() * 256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FLOOR( 128 * SIN(RADIANS([.A623] * 360 / 1024)))" office:value-type="float" office:value="-79" calcext:value-type="float">
            <text:p>-79</text:p>
          </table:table-cell>
          <table:table-cell table:formula="of:=IF([.A623]&lt;256; FLOOR([.A623]/2); IF([.A623]&lt;768; FLOOR((511-[.A623])/2); FLOOR((-1024+[.A623])/2)))" office:value-type="float" office:value="-55" calcext:value-type="float">
            <text:p>-55</text:p>
          </table:table-cell>
          <table:table-cell table:formula="of:=IF([.A623]&lt;512; -128; 127)" office:value-type="float" office:value="127" calcext:value-type="float">
            <text:p>127</text:p>
          </table:table-cell>
          <table:table-cell table:formula="of:=FLOOR(-128+[.A623]/4)" office:value-type="float" office:value="27" calcext:value-type="float">
            <text:p>27</text:p>
          </table:table-cell>
          <table:table-cell table:formula="of:=-128 + FLOOR(RAND() * 256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FLOOR( 128 * SIN(RADIANS([.A624] * 360 / 1024)))" office:value-type="float" office:value="-80" calcext:value-type="float">
            <text:p>-80</text:p>
          </table:table-cell>
          <table:table-cell table:formula="of:=IF([.A624]&lt;256; FLOOR([.A624]/2); IF([.A624]&lt;768; FLOOR((511-[.A624])/2); FLOOR((-1024+[.A624])/2)))" office:value-type="float" office:value="-55" calcext:value-type="float">
            <text:p>-55</text:p>
          </table:table-cell>
          <table:table-cell table:formula="of:=IF([.A624]&lt;512; -128; 127)" office:value-type="float" office:value="127" calcext:value-type="float">
            <text:p>127</text:p>
          </table:table-cell>
          <table:table-cell table:formula="of:=FLOOR(-128+[.A624]/4)" office:value-type="float" office:value="27" calcext:value-type="float">
            <text:p>27</text:p>
          </table:table-cell>
          <table:table-cell table:formula="of:=-128 + FLOOR(RAND() * 256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FLOOR( 128 * SIN(RADIANS([.A625] * 360 / 1024)))" office:value-type="float" office:value="-80" calcext:value-type="float">
            <text:p>-80</text:p>
          </table:table-cell>
          <table:table-cell table:formula="of:=IF([.A625]&lt;256; FLOOR([.A625]/2); IF([.A625]&lt;768; FLOOR((511-[.A625])/2); FLOOR((-1024+[.A625])/2)))" office:value-type="float" office:value="-56" calcext:value-type="float">
            <text:p>-56</text:p>
          </table:table-cell>
          <table:table-cell table:formula="of:=IF([.A625]&lt;512; -128; 127)" office:value-type="float" office:value="127" calcext:value-type="float">
            <text:p>127</text:p>
          </table:table-cell>
          <table:table-cell table:formula="of:=FLOOR(-128+[.A625]/4)" office:value-type="float" office:value="27" calcext:value-type="float">
            <text:p>27</text:p>
          </table:table-cell>
          <table:table-cell table:formula="of:=-128 + FLOOR(RAND() * 256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FLOOR( 128 * SIN(RADIANS([.A626] * 360 / 1024)))" office:value-type="float" office:value="-81" calcext:value-type="float">
            <text:p>-81</text:p>
          </table:table-cell>
          <table:table-cell table:formula="of:=IF([.A626]&lt;256; FLOOR([.A626]/2); IF([.A626]&lt;768; FLOOR((511-[.A626])/2); FLOOR((-1024+[.A626])/2)))" office:value-type="float" office:value="-56" calcext:value-type="float">
            <text:p>-56</text:p>
          </table:table-cell>
          <table:table-cell table:formula="of:=IF([.A626]&lt;512; -128; 127)" office:value-type="float" office:value="127" calcext:value-type="float">
            <text:p>127</text:p>
          </table:table-cell>
          <table:table-cell table:formula="of:=FLOOR(-128+[.A626]/4)" office:value-type="float" office:value="27" calcext:value-type="float">
            <text:p>27</text:p>
          </table:table-cell>
          <table:table-cell table:formula="of:=-128 + FLOOR(RAND() * 256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FLOOR( 128 * SIN(RADIANS([.A627] * 360 / 1024)))" office:value-type="float" office:value="-82" calcext:value-type="float">
            <text:p>-82</text:p>
          </table:table-cell>
          <table:table-cell table:formula="of:=IF([.A627]&lt;256; FLOOR([.A627]/2); IF([.A627]&lt;768; FLOOR((511-[.A627])/2); FLOOR((-1024+[.A627])/2)))" office:value-type="float" office:value="-57" calcext:value-type="float">
            <text:p>-57</text:p>
          </table:table-cell>
          <table:table-cell table:formula="of:=IF([.A627]&lt;512; -128; 127)" office:value-type="float" office:value="127" calcext:value-type="float">
            <text:p>127</text:p>
          </table:table-cell>
          <table:table-cell table:formula="of:=FLOOR(-128+[.A627]/4)" office:value-type="float" office:value="28" calcext:value-type="float">
            <text:p>28</text:p>
          </table:table-cell>
          <table:table-cell table:formula="of:=-128 + FLOOR(RAND() * 256)"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FLOOR( 128 * SIN(RADIANS([.A628] * 360 / 1024)))" office:value-type="float" office:value="-82" calcext:value-type="float">
            <text:p>-82</text:p>
          </table:table-cell>
          <table:table-cell table:formula="of:=IF([.A628]&lt;256; FLOOR([.A628]/2); IF([.A628]&lt;768; FLOOR((511-[.A628])/2); FLOOR((-1024+[.A628])/2)))" office:value-type="float" office:value="-57" calcext:value-type="float">
            <text:p>-57</text:p>
          </table:table-cell>
          <table:table-cell table:formula="of:=IF([.A628]&lt;512; -128; 127)" office:value-type="float" office:value="127" calcext:value-type="float">
            <text:p>127</text:p>
          </table:table-cell>
          <table:table-cell table:formula="of:=FLOOR(-128+[.A628]/4)" office:value-type="float" office:value="28" calcext:value-type="float">
            <text:p>28</text:p>
          </table:table-cell>
          <table:table-cell table:formula="of:=-128 + FLOOR(RAND() * 256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FLOOR( 128 * SIN(RADIANS([.A629] * 360 / 1024)))" office:value-type="float" office:value="-83" calcext:value-type="float">
            <text:p>-83</text:p>
          </table:table-cell>
          <table:table-cell table:formula="of:=IF([.A629]&lt;256; FLOOR([.A629]/2); IF([.A629]&lt;768; FLOOR((511-[.A629])/2); FLOOR((-1024+[.A629])/2)))" office:value-type="float" office:value="-58" calcext:value-type="float">
            <text:p>-58</text:p>
          </table:table-cell>
          <table:table-cell table:formula="of:=IF([.A629]&lt;512; -128; 127)" office:value-type="float" office:value="127" calcext:value-type="float">
            <text:p>127</text:p>
          </table:table-cell>
          <table:table-cell table:formula="of:=FLOOR(-128+[.A629]/4)" office:value-type="float" office:value="28" calcext:value-type="float">
            <text:p>28</text:p>
          </table:table-cell>
          <table:table-cell table:formula="of:=-128 + FLOOR(RAND() * 256)"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FLOOR( 128 * SIN(RADIANS([.A630] * 360 / 1024)))" office:value-type="float" office:value="-84" calcext:value-type="float">
            <text:p>-84</text:p>
          </table:table-cell>
          <table:table-cell table:formula="of:=IF([.A630]&lt;256; FLOOR([.A630]/2); IF([.A630]&lt;768; FLOOR((511-[.A630])/2); FLOOR((-1024+[.A630])/2)))" office:value-type="float" office:value="-58" calcext:value-type="float">
            <text:p>-58</text:p>
          </table:table-cell>
          <table:table-cell table:formula="of:=IF([.A630]&lt;512; -128; 127)" office:value-type="float" office:value="127" calcext:value-type="float">
            <text:p>127</text:p>
          </table:table-cell>
          <table:table-cell table:formula="of:=FLOOR(-128+[.A630]/4)" office:value-type="float" office:value="28" calcext:value-type="float">
            <text:p>28</text:p>
          </table:table-cell>
          <table:table-cell table:formula="of:=-128 + FLOOR(RAND() * 256)"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FLOOR( 128 * SIN(RADIANS([.A631] * 360 / 1024)))" office:value-type="float" office:value="-84" calcext:value-type="float">
            <text:p>-84</text:p>
          </table:table-cell>
          <table:table-cell table:formula="of:=IF([.A631]&lt;256; FLOOR([.A631]/2); IF([.A631]&lt;768; FLOOR((511-[.A631])/2); FLOOR((-1024+[.A631])/2)))" office:value-type="float" office:value="-59" calcext:value-type="float">
            <text:p>-59</text:p>
          </table:table-cell>
          <table:table-cell table:formula="of:=IF([.A631]&lt;512; -128; 127)" office:value-type="float" office:value="127" calcext:value-type="float">
            <text:p>127</text:p>
          </table:table-cell>
          <table:table-cell table:formula="of:=FLOOR(-128+[.A631]/4)" office:value-type="float" office:value="29" calcext:value-type="float">
            <text:p>29</text:p>
          </table:table-cell>
          <table:table-cell table:formula="of:=-128 + FLOOR(RAND() * 256)"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FLOOR( 128 * SIN(RADIANS([.A632] * 360 / 1024)))" office:value-type="float" office:value="-85" calcext:value-type="float">
            <text:p>-85</text:p>
          </table:table-cell>
          <table:table-cell table:formula="of:=IF([.A632]&lt;256; FLOOR([.A632]/2); IF([.A632]&lt;768; FLOOR((511-[.A632])/2); FLOOR((-1024+[.A632])/2)))" office:value-type="float" office:value="-59" calcext:value-type="float">
            <text:p>-59</text:p>
          </table:table-cell>
          <table:table-cell table:formula="of:=IF([.A632]&lt;512; -128; 127)" office:value-type="float" office:value="127" calcext:value-type="float">
            <text:p>127</text:p>
          </table:table-cell>
          <table:table-cell table:formula="of:=FLOOR(-128+[.A632]/4)" office:value-type="float" office:value="29" calcext:value-type="float">
            <text:p>29</text:p>
          </table:table-cell>
          <table:table-cell table:formula="of:=-128 + FLOOR(RAND() * 256)"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FLOOR( 128 * SIN(RADIANS([.A633] * 360 / 1024)))" office:value-type="float" office:value="-85" calcext:value-type="float">
            <text:p>-85</text:p>
          </table:table-cell>
          <table:table-cell table:formula="of:=IF([.A633]&lt;256; FLOOR([.A633]/2); IF([.A633]&lt;768; FLOOR((511-[.A633])/2); FLOOR((-1024+[.A633])/2)))" office:value-type="float" office:value="-60" calcext:value-type="float">
            <text:p>-60</text:p>
          </table:table-cell>
          <table:table-cell table:formula="of:=IF([.A633]&lt;512; -128; 127)" office:value-type="float" office:value="127" calcext:value-type="float">
            <text:p>127</text:p>
          </table:table-cell>
          <table:table-cell table:formula="of:=FLOOR(-128+[.A633]/4)" office:value-type="float" office:value="29" calcext:value-type="float">
            <text:p>29</text:p>
          </table:table-cell>
          <table:table-cell table:formula="of:=-128 + FLOOR(RAND() * 256)"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FLOOR( 128 * SIN(RADIANS([.A634] * 360 / 1024)))" office:value-type="float" office:value="-86" calcext:value-type="float">
            <text:p>-86</text:p>
          </table:table-cell>
          <table:table-cell table:formula="of:=IF([.A634]&lt;256; FLOOR([.A634]/2); IF([.A634]&lt;768; FLOOR((511-[.A634])/2); FLOOR((-1024+[.A634])/2)))" office:value-type="float" office:value="-60" calcext:value-type="float">
            <text:p>-60</text:p>
          </table:table-cell>
          <table:table-cell table:formula="of:=IF([.A634]&lt;512; -128; 127)" office:value-type="float" office:value="127" calcext:value-type="float">
            <text:p>127</text:p>
          </table:table-cell>
          <table:table-cell table:formula="of:=FLOOR(-128+[.A634]/4)" office:value-type="float" office:value="29" calcext:value-type="float">
            <text:p>29</text:p>
          </table:table-cell>
          <table:table-cell table:formula="of:=-128 + FLOOR(RAND() * 256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FLOOR( 128 * SIN(RADIANS([.A635] * 360 / 1024)))" office:value-type="float" office:value="-86" calcext:value-type="float">
            <text:p>-86</text:p>
          </table:table-cell>
          <table:table-cell table:formula="of:=IF([.A635]&lt;256; FLOOR([.A635]/2); IF([.A635]&lt;768; FLOOR((511-[.A635])/2); FLOOR((-1024+[.A635])/2)))" office:value-type="float" office:value="-61" calcext:value-type="float">
            <text:p>-61</text:p>
          </table:table-cell>
          <table:table-cell table:formula="of:=IF([.A635]&lt;512; -128; 127)" office:value-type="float" office:value="127" calcext:value-type="float">
            <text:p>127</text:p>
          </table:table-cell>
          <table:table-cell table:formula="of:=FLOOR(-128+[.A635]/4)" office:value-type="float" office:value="30" calcext:value-type="float">
            <text:p>30</text:p>
          </table:table-cell>
          <table:table-cell table:formula="of:=-128 + FLOOR(RAND() * 256)"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FLOOR( 128 * SIN(RADIANS([.A636] * 360 / 1024)))" office:value-type="float" office:value="-87" calcext:value-type="float">
            <text:p>-87</text:p>
          </table:table-cell>
          <table:table-cell table:formula="of:=IF([.A636]&lt;256; FLOOR([.A636]/2); IF([.A636]&lt;768; FLOOR((511-[.A636])/2); FLOOR((-1024+[.A636])/2)))" office:value-type="float" office:value="-61" calcext:value-type="float">
            <text:p>-61</text:p>
          </table:table-cell>
          <table:table-cell table:formula="of:=IF([.A636]&lt;512; -128; 127)" office:value-type="float" office:value="127" calcext:value-type="float">
            <text:p>127</text:p>
          </table:table-cell>
          <table:table-cell table:formula="of:=FLOOR(-128+[.A636]/4)" office:value-type="float" office:value="30" calcext:value-type="float">
            <text:p>30</text:p>
          </table:table-cell>
          <table:table-cell table:formula="of:=-128 + FLOOR(RAND() * 256)"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FLOOR( 128 * SIN(RADIANS([.A637] * 360 / 1024)))" office:value-type="float" office:value="-88" calcext:value-type="float">
            <text:p>-88</text:p>
          </table:table-cell>
          <table:table-cell table:formula="of:=IF([.A637]&lt;256; FLOOR([.A637]/2); IF([.A637]&lt;768; FLOOR((511-[.A637])/2); FLOOR((-1024+[.A637])/2)))" office:value-type="float" office:value="-62" calcext:value-type="float">
            <text:p>-62</text:p>
          </table:table-cell>
          <table:table-cell table:formula="of:=IF([.A637]&lt;512; -128; 127)" office:value-type="float" office:value="127" calcext:value-type="float">
            <text:p>127</text:p>
          </table:table-cell>
          <table:table-cell table:formula="of:=FLOOR(-128+[.A637]/4)" office:value-type="float" office:value="30" calcext:value-type="float">
            <text:p>30</text:p>
          </table:table-cell>
          <table:table-cell table:formula="of:=-128 + FLOOR(RAND() * 256)"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FLOOR( 128 * SIN(RADIANS([.A638] * 360 / 1024)))" office:value-type="float" office:value="-88" calcext:value-type="float">
            <text:p>-88</text:p>
          </table:table-cell>
          <table:table-cell table:formula="of:=IF([.A638]&lt;256; FLOOR([.A638]/2); IF([.A638]&lt;768; FLOOR((511-[.A638])/2); FLOOR((-1024+[.A638])/2)))" office:value-type="float" office:value="-62" calcext:value-type="float">
            <text:p>-62</text:p>
          </table:table-cell>
          <table:table-cell table:formula="of:=IF([.A638]&lt;512; -128; 127)" office:value-type="float" office:value="127" calcext:value-type="float">
            <text:p>127</text:p>
          </table:table-cell>
          <table:table-cell table:formula="of:=FLOOR(-128+[.A638]/4)" office:value-type="float" office:value="30" calcext:value-type="float">
            <text:p>30</text:p>
          </table:table-cell>
          <table:table-cell table:formula="of:=-128 + FLOOR(RAND() * 256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FLOOR( 128 * SIN(RADIANS([.A639] * 360 / 1024)))" office:value-type="float" office:value="-89" calcext:value-type="float">
            <text:p>-89</text:p>
          </table:table-cell>
          <table:table-cell table:formula="of:=IF([.A639]&lt;256; FLOOR([.A639]/2); IF([.A639]&lt;768; FLOOR((511-[.A639])/2); FLOOR((-1024+[.A639])/2)))" office:value-type="float" office:value="-63" calcext:value-type="float">
            <text:p>-63</text:p>
          </table:table-cell>
          <table:table-cell table:formula="of:=IF([.A639]&lt;512; -128; 127)" office:value-type="float" office:value="127" calcext:value-type="float">
            <text:p>127</text:p>
          </table:table-cell>
          <table:table-cell table:formula="of:=FLOOR(-128+[.A639]/4)" office:value-type="float" office:value="31" calcext:value-type="float">
            <text:p>31</text:p>
          </table:table-cell>
          <table:table-cell table:formula="of:=-128 + FLOOR(RAND() * 256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FLOOR( 128 * SIN(RADIANS([.A640] * 360 / 1024)))" office:value-type="float" office:value="-89" calcext:value-type="float">
            <text:p>-89</text:p>
          </table:table-cell>
          <table:table-cell table:formula="of:=IF([.A640]&lt;256; FLOOR([.A640]/2); IF([.A640]&lt;768; FLOOR((511-[.A640])/2); FLOOR((-1024+[.A640])/2)))" office:value-type="float" office:value="-63" calcext:value-type="float">
            <text:p>-63</text:p>
          </table:table-cell>
          <table:table-cell table:formula="of:=IF([.A640]&lt;512; -128; 127)" office:value-type="float" office:value="127" calcext:value-type="float">
            <text:p>127</text:p>
          </table:table-cell>
          <table:table-cell table:formula="of:=FLOOR(-128+[.A640]/4)" office:value-type="float" office:value="31" calcext:value-type="float">
            <text:p>31</text:p>
          </table:table-cell>
          <table:table-cell table:formula="of:=-128 + FLOOR(RAND() * 256)"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FLOOR( 128 * SIN(RADIANS([.A641] * 360 / 1024)))" office:value-type="float" office:value="-90" calcext:value-type="float">
            <text:p>-90</text:p>
          </table:table-cell>
          <table:table-cell table:formula="of:=IF([.A641]&lt;256; FLOOR([.A641]/2); IF([.A641]&lt;768; FLOOR((511-[.A641])/2); FLOOR((-1024+[.A641])/2)))" office:value-type="float" office:value="-64" calcext:value-type="float">
            <text:p>-64</text:p>
          </table:table-cell>
          <table:table-cell table:formula="of:=IF([.A641]&lt;512; -128; 127)" office:value-type="float" office:value="127" calcext:value-type="float">
            <text:p>127</text:p>
          </table:table-cell>
          <table:table-cell table:formula="of:=FLOOR(-128+[.A641]/4)" office:value-type="float" office:value="31" calcext:value-type="float">
            <text:p>31</text:p>
          </table:table-cell>
          <table:table-cell table:formula="of:=-128 + FLOOR(RAND() * 256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FLOOR( 128 * SIN(RADIANS([.A642] * 360 / 1024)))" office:value-type="float" office:value="-90" calcext:value-type="float">
            <text:p>-90</text:p>
          </table:table-cell>
          <table:table-cell table:formula="of:=IF([.A642]&lt;256; FLOOR([.A642]/2); IF([.A642]&lt;768; FLOOR((511-[.A642])/2); FLOOR((-1024+[.A642])/2)))" office:value-type="float" office:value="-64" calcext:value-type="float">
            <text:p>-64</text:p>
          </table:table-cell>
          <table:table-cell table:formula="of:=IF([.A642]&lt;512; -128; 127)" office:value-type="float" office:value="127" calcext:value-type="float">
            <text:p>127</text:p>
          </table:table-cell>
          <table:table-cell table:formula="of:=FLOOR(-128+[.A642]/4)" office:value-type="float" office:value="31" calcext:value-type="float">
            <text:p>31</text:p>
          </table:table-cell>
          <table:table-cell table:formula="of:=-128 + FLOOR(RAND() * 256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FLOOR( 128 * SIN(RADIANS([.A643] * 360 / 1024)))" office:value-type="float" office:value="-91" calcext:value-type="float">
            <text:p>-91</text:p>
          </table:table-cell>
          <table:table-cell table:formula="of:=IF([.A643]&lt;256; FLOOR([.A643]/2); IF([.A643]&lt;768; FLOOR((511-[.A643])/2); FLOOR((-1024+[.A643])/2)))" office:value-type="float" office:value="-65" calcext:value-type="float">
            <text:p>-65</text:p>
          </table:table-cell>
          <table:table-cell table:formula="of:=IF([.A643]&lt;512; -128; 127)" office:value-type="float" office:value="127" calcext:value-type="float">
            <text:p>127</text:p>
          </table:table-cell>
          <table:table-cell table:formula="of:=FLOOR(-128+[.A643]/4)" office:value-type="float" office:value="32" calcext:value-type="float">
            <text:p>32</text:p>
          </table:table-cell>
          <table:table-cell table:formula="of:=-128 + FLOOR(RAND() * 256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FLOOR( 128 * SIN(RADIANS([.A644] * 360 / 1024)))" office:value-type="float" office:value="-92" calcext:value-type="float">
            <text:p>-92</text:p>
          </table:table-cell>
          <table:table-cell table:formula="of:=IF([.A644]&lt;256; FLOOR([.A644]/2); IF([.A644]&lt;768; FLOOR((511-[.A644])/2); FLOOR((-1024+[.A644])/2)))" office:value-type="float" office:value="-65" calcext:value-type="float">
            <text:p>-65</text:p>
          </table:table-cell>
          <table:table-cell table:formula="of:=IF([.A644]&lt;512; -128; 127)" office:value-type="float" office:value="127" calcext:value-type="float">
            <text:p>127</text:p>
          </table:table-cell>
          <table:table-cell table:formula="of:=FLOOR(-128+[.A644]/4)" office:value-type="float" office:value="32" calcext:value-type="float">
            <text:p>32</text:p>
          </table:table-cell>
          <table:table-cell table:formula="of:=-128 + FLOOR(RAND() * 256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FLOOR( 128 * SIN(RADIANS([.A645] * 360 / 1024)))" office:value-type="float" office:value="-92" calcext:value-type="float">
            <text:p>-92</text:p>
          </table:table-cell>
          <table:table-cell table:formula="of:=IF([.A645]&lt;256; FLOOR([.A645]/2); IF([.A645]&lt;768; FLOOR((511-[.A645])/2); FLOOR((-1024+[.A645])/2)))" office:value-type="float" office:value="-66" calcext:value-type="float">
            <text:p>-66</text:p>
          </table:table-cell>
          <table:table-cell table:formula="of:=IF([.A645]&lt;512; -128; 127)" office:value-type="float" office:value="127" calcext:value-type="float">
            <text:p>127</text:p>
          </table:table-cell>
          <table:table-cell table:formula="of:=FLOOR(-128+[.A645]/4)" office:value-type="float" office:value="32" calcext:value-type="float">
            <text:p>32</text:p>
          </table:table-cell>
          <table:table-cell table:formula="of:=-128 + FLOOR(RAND() * 256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FLOOR( 128 * SIN(RADIANS([.A646] * 360 / 1024)))" office:value-type="float" office:value="-93" calcext:value-type="float">
            <text:p>-93</text:p>
          </table:table-cell>
          <table:table-cell table:formula="of:=IF([.A646]&lt;256; FLOOR([.A646]/2); IF([.A646]&lt;768; FLOOR((511-[.A646])/2); FLOOR((-1024+[.A646])/2)))" office:value-type="float" office:value="-66" calcext:value-type="float">
            <text:p>-66</text:p>
          </table:table-cell>
          <table:table-cell table:formula="of:=IF([.A646]&lt;512; -128; 127)" office:value-type="float" office:value="127" calcext:value-type="float">
            <text:p>127</text:p>
          </table:table-cell>
          <table:table-cell table:formula="of:=FLOOR(-128+[.A646]/4)" office:value-type="float" office:value="32" calcext:value-type="float">
            <text:p>32</text:p>
          </table:table-cell>
          <table:table-cell table:formula="of:=-128 + FLOOR(RAND() * 256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FLOOR( 128 * SIN(RADIANS([.A647] * 360 / 1024)))" office:value-type="float" office:value="-93" calcext:value-type="float">
            <text:p>-93</text:p>
          </table:table-cell>
          <table:table-cell table:formula="of:=IF([.A647]&lt;256; FLOOR([.A647]/2); IF([.A647]&lt;768; FLOOR((511-[.A647])/2); FLOOR((-1024+[.A647])/2)))" office:value-type="float" office:value="-67" calcext:value-type="float">
            <text:p>-67</text:p>
          </table:table-cell>
          <table:table-cell table:formula="of:=IF([.A647]&lt;512; -128; 127)" office:value-type="float" office:value="127" calcext:value-type="float">
            <text:p>127</text:p>
          </table:table-cell>
          <table:table-cell table:formula="of:=FLOOR(-128+[.A647]/4)" office:value-type="float" office:value="33" calcext:value-type="float">
            <text:p>33</text:p>
          </table:table-cell>
          <table:table-cell table:formula="of:=-128 + FLOOR(RAND() * 256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FLOOR( 128 * SIN(RADIANS([.A648] * 360 / 1024)))" office:value-type="float" office:value="-94" calcext:value-type="float">
            <text:p>-94</text:p>
          </table:table-cell>
          <table:table-cell table:formula="of:=IF([.A648]&lt;256; FLOOR([.A648]/2); IF([.A648]&lt;768; FLOOR((511-[.A648])/2); FLOOR((-1024+[.A648])/2)))" office:value-type="float" office:value="-67" calcext:value-type="float">
            <text:p>-67</text:p>
          </table:table-cell>
          <table:table-cell table:formula="of:=IF([.A648]&lt;512; -128; 127)" office:value-type="float" office:value="127" calcext:value-type="float">
            <text:p>127</text:p>
          </table:table-cell>
          <table:table-cell table:formula="of:=FLOOR(-128+[.A648]/4)" office:value-type="float" office:value="33" calcext:value-type="float">
            <text:p>33</text:p>
          </table:table-cell>
          <table:table-cell table:formula="of:=-128 + FLOOR(RAND() * 256)"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FLOOR( 128 * SIN(RADIANS([.A649] * 360 / 1024)))" office:value-type="float" office:value="-94" calcext:value-type="float">
            <text:p>-94</text:p>
          </table:table-cell>
          <table:table-cell table:formula="of:=IF([.A649]&lt;256; FLOOR([.A649]/2); IF([.A649]&lt;768; FLOOR((511-[.A649])/2); FLOOR((-1024+[.A649])/2)))" office:value-type="float" office:value="-68" calcext:value-type="float">
            <text:p>-68</text:p>
          </table:table-cell>
          <table:table-cell table:formula="of:=IF([.A649]&lt;512; -128; 127)" office:value-type="float" office:value="127" calcext:value-type="float">
            <text:p>127</text:p>
          </table:table-cell>
          <table:table-cell table:formula="of:=FLOOR(-128+[.A649]/4)" office:value-type="float" office:value="33" calcext:value-type="float">
            <text:p>33</text:p>
          </table:table-cell>
          <table:table-cell table:formula="of:=-128 + FLOOR(RAND() * 256)"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FLOOR( 128 * SIN(RADIANS([.A650] * 360 / 1024)))" office:value-type="float" office:value="-95" calcext:value-type="float">
            <text:p>-95</text:p>
          </table:table-cell>
          <table:table-cell table:formula="of:=IF([.A650]&lt;256; FLOOR([.A650]/2); IF([.A650]&lt;768; FLOOR((511-[.A650])/2); FLOOR((-1024+[.A650])/2)))" office:value-type="float" office:value="-68" calcext:value-type="float">
            <text:p>-68</text:p>
          </table:table-cell>
          <table:table-cell table:formula="of:=IF([.A650]&lt;512; -128; 127)" office:value-type="float" office:value="127" calcext:value-type="float">
            <text:p>127</text:p>
          </table:table-cell>
          <table:table-cell table:formula="of:=FLOOR(-128+[.A650]/4)" office:value-type="float" office:value="33" calcext:value-type="float">
            <text:p>33</text:p>
          </table:table-cell>
          <table:table-cell table:formula="of:=-128 + FLOOR(RAND() * 256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FLOOR( 128 * SIN(RADIANS([.A651] * 360 / 1024)))" office:value-type="float" office:value="-95" calcext:value-type="float">
            <text:p>-95</text:p>
          </table:table-cell>
          <table:table-cell table:formula="of:=IF([.A651]&lt;256; FLOOR([.A651]/2); IF([.A651]&lt;768; FLOOR((511-[.A651])/2); FLOOR((-1024+[.A651])/2)))" office:value-type="float" office:value="-69" calcext:value-type="float">
            <text:p>-69</text:p>
          </table:table-cell>
          <table:table-cell table:formula="of:=IF([.A651]&lt;512; -128; 127)" office:value-type="float" office:value="127" calcext:value-type="float">
            <text:p>127</text:p>
          </table:table-cell>
          <table:table-cell table:formula="of:=FLOOR(-128+[.A651]/4)" office:value-type="float" office:value="34" calcext:value-type="float">
            <text:p>34</text:p>
          </table:table-cell>
          <table:table-cell table:formula="of:=-128 + FLOOR(RAND() * 256)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FLOOR( 128 * SIN(RADIANS([.A652] * 360 / 1024)))" office:value-type="float" office:value="-96" calcext:value-type="float">
            <text:p>-96</text:p>
          </table:table-cell>
          <table:table-cell table:formula="of:=IF([.A652]&lt;256; FLOOR([.A652]/2); IF([.A652]&lt;768; FLOOR((511-[.A652])/2); FLOOR((-1024+[.A652])/2)))" office:value-type="float" office:value="-69" calcext:value-type="float">
            <text:p>-69</text:p>
          </table:table-cell>
          <table:table-cell table:formula="of:=IF([.A652]&lt;512; -128; 127)" office:value-type="float" office:value="127" calcext:value-type="float">
            <text:p>127</text:p>
          </table:table-cell>
          <table:table-cell table:formula="of:=FLOOR(-128+[.A652]/4)" office:value-type="float" office:value="34" calcext:value-type="float">
            <text:p>34</text:p>
          </table:table-cell>
          <table:table-cell table:formula="of:=-128 + FLOOR(RAND() * 256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FLOOR( 128 * SIN(RADIANS([.A653] * 360 / 1024)))" office:value-type="float" office:value="-96" calcext:value-type="float">
            <text:p>-96</text:p>
          </table:table-cell>
          <table:table-cell table:formula="of:=IF([.A653]&lt;256; FLOOR([.A653]/2); IF([.A653]&lt;768; FLOOR((511-[.A653])/2); FLOOR((-1024+[.A653])/2)))" office:value-type="float" office:value="-70" calcext:value-type="float">
            <text:p>-70</text:p>
          </table:table-cell>
          <table:table-cell table:formula="of:=IF([.A653]&lt;512; -128; 127)" office:value-type="float" office:value="127" calcext:value-type="float">
            <text:p>127</text:p>
          </table:table-cell>
          <table:table-cell table:formula="of:=FLOOR(-128+[.A653]/4)" office:value-type="float" office:value="34" calcext:value-type="float">
            <text:p>34</text:p>
          </table:table-cell>
          <table:table-cell table:formula="of:=-128 + FLOOR(RAND() * 256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FLOOR( 128 * SIN(RADIANS([.A654] * 360 / 1024)))" office:value-type="float" office:value="-97" calcext:value-type="float">
            <text:p>-97</text:p>
          </table:table-cell>
          <table:table-cell table:formula="of:=IF([.A654]&lt;256; FLOOR([.A654]/2); IF([.A654]&lt;768; FLOOR((511-[.A654])/2); FLOOR((-1024+[.A654])/2)))" office:value-type="float" office:value="-70" calcext:value-type="float">
            <text:p>-70</text:p>
          </table:table-cell>
          <table:table-cell table:formula="of:=IF([.A654]&lt;512; -128; 127)" office:value-type="float" office:value="127" calcext:value-type="float">
            <text:p>127</text:p>
          </table:table-cell>
          <table:table-cell table:formula="of:=FLOOR(-128+[.A654]/4)" office:value-type="float" office:value="34" calcext:value-type="float">
            <text:p>34</text:p>
          </table:table-cell>
          <table:table-cell table:formula="of:=-128 + FLOOR(RAND() * 256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FLOOR( 128 * SIN(RADIANS([.A655] * 360 / 1024)))" office:value-type="float" office:value="-97" calcext:value-type="float">
            <text:p>-97</text:p>
          </table:table-cell>
          <table:table-cell table:formula="of:=IF([.A655]&lt;256; FLOOR([.A655]/2); IF([.A655]&lt;768; FLOOR((511-[.A655])/2); FLOOR((-1024+[.A655])/2)))" office:value-type="float" office:value="-71" calcext:value-type="float">
            <text:p>-71</text:p>
          </table:table-cell>
          <table:table-cell table:formula="of:=IF([.A655]&lt;512; -128; 127)" office:value-type="float" office:value="127" calcext:value-type="float">
            <text:p>127</text:p>
          </table:table-cell>
          <table:table-cell table:formula="of:=FLOOR(-128+[.A655]/4)" office:value-type="float" office:value="35" calcext:value-type="float">
            <text:p>35</text:p>
          </table:table-cell>
          <table:table-cell table:formula="of:=-128 + FLOOR(RAND() * 256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FLOOR( 128 * SIN(RADIANS([.A656] * 360 / 1024)))" office:value-type="float" office:value="-98" calcext:value-type="float">
            <text:p>-98</text:p>
          </table:table-cell>
          <table:table-cell table:formula="of:=IF([.A656]&lt;256; FLOOR([.A656]/2); IF([.A656]&lt;768; FLOOR((511-[.A656])/2); FLOOR((-1024+[.A656])/2)))" office:value-type="float" office:value="-71" calcext:value-type="float">
            <text:p>-71</text:p>
          </table:table-cell>
          <table:table-cell table:formula="of:=IF([.A656]&lt;512; -128; 127)" office:value-type="float" office:value="127" calcext:value-type="float">
            <text:p>127</text:p>
          </table:table-cell>
          <table:table-cell table:formula="of:=FLOOR(-128+[.A656]/4)" office:value-type="float" office:value="35" calcext:value-type="float">
            <text:p>35</text:p>
          </table:table-cell>
          <table:table-cell table:formula="of:=-128 + FLOOR(RAND() * 256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FLOOR( 128 * SIN(RADIANS([.A657] * 360 / 1024)))" office:value-type="float" office:value="-98" calcext:value-type="float">
            <text:p>-98</text:p>
          </table:table-cell>
          <table:table-cell table:formula="of:=IF([.A657]&lt;256; FLOOR([.A657]/2); IF([.A657]&lt;768; FLOOR((511-[.A657])/2); FLOOR((-1024+[.A657])/2)))" office:value-type="float" office:value="-72" calcext:value-type="float">
            <text:p>-72</text:p>
          </table:table-cell>
          <table:table-cell table:formula="of:=IF([.A657]&lt;512; -128; 127)" office:value-type="float" office:value="127" calcext:value-type="float">
            <text:p>127</text:p>
          </table:table-cell>
          <table:table-cell table:formula="of:=FLOOR(-128+[.A657]/4)" office:value-type="float" office:value="35" calcext:value-type="float">
            <text:p>35</text:p>
          </table:table-cell>
          <table:table-cell table:formula="of:=-128 + FLOOR(RAND() * 256)"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FLOOR( 128 * SIN(RADIANS([.A658] * 360 / 1024)))" office:value-type="float" office:value="-99" calcext:value-type="float">
            <text:p>-99</text:p>
          </table:table-cell>
          <table:table-cell table:formula="of:=IF([.A658]&lt;256; FLOOR([.A658]/2); IF([.A658]&lt;768; FLOOR((511-[.A658])/2); FLOOR((-1024+[.A658])/2)))" office:value-type="float" office:value="-72" calcext:value-type="float">
            <text:p>-72</text:p>
          </table:table-cell>
          <table:table-cell table:formula="of:=IF([.A658]&lt;512; -128; 127)" office:value-type="float" office:value="127" calcext:value-type="float">
            <text:p>127</text:p>
          </table:table-cell>
          <table:table-cell table:formula="of:=FLOOR(-128+[.A658]/4)" office:value-type="float" office:value="35" calcext:value-type="float">
            <text:p>35</text:p>
          </table:table-cell>
          <table:table-cell table:formula="of:=-128 + FLOOR(RAND() * 256)" office:value-type="float" office:value="7" calcext:value-type="float">
            <text:p>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FLOOR( 128 * SIN(RADIANS([.A659] * 360 / 1024)))" office:value-type="float" office:value="-99" calcext:value-type="float">
            <text:p>-99</text:p>
          </table:table-cell>
          <table:table-cell table:formula="of:=IF([.A659]&lt;256; FLOOR([.A659]/2); IF([.A659]&lt;768; FLOOR((511-[.A659])/2); FLOOR((-1024+[.A659])/2)))" office:value-type="float" office:value="-73" calcext:value-type="float">
            <text:p>-73</text:p>
          </table:table-cell>
          <table:table-cell table:formula="of:=IF([.A659]&lt;512; -128; 127)" office:value-type="float" office:value="127" calcext:value-type="float">
            <text:p>127</text:p>
          </table:table-cell>
          <table:table-cell table:formula="of:=FLOOR(-128+[.A659]/4)" office:value-type="float" office:value="36" calcext:value-type="float">
            <text:p>36</text:p>
          </table:table-cell>
          <table:table-cell table:formula="of:=-128 + FLOOR(RAND() * 256)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FLOOR( 128 * SIN(RADIANS([.A660] * 360 / 1024)))" office:value-type="float" office:value="-100" calcext:value-type="float">
            <text:p>-100</text:p>
          </table:table-cell>
          <table:table-cell table:formula="of:=IF([.A660]&lt;256; FLOOR([.A660]/2); IF([.A660]&lt;768; FLOOR((511-[.A660])/2); FLOOR((-1024+[.A660])/2)))" office:value-type="float" office:value="-73" calcext:value-type="float">
            <text:p>-73</text:p>
          </table:table-cell>
          <table:table-cell table:formula="of:=IF([.A660]&lt;512; -128; 127)" office:value-type="float" office:value="127" calcext:value-type="float">
            <text:p>127</text:p>
          </table:table-cell>
          <table:table-cell table:formula="of:=FLOOR(-128+[.A660]/4)" office:value-type="float" office:value="36" calcext:value-type="float">
            <text:p>36</text:p>
          </table:table-cell>
          <table:table-cell table:formula="of:=-128 + FLOOR(RAND() * 256)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FLOOR( 128 * SIN(RADIANS([.A661] * 360 / 1024)))" office:value-type="float" office:value="-100" calcext:value-type="float">
            <text:p>-100</text:p>
          </table:table-cell>
          <table:table-cell table:formula="of:=IF([.A661]&lt;256; FLOOR([.A661]/2); IF([.A661]&lt;768; FLOOR((511-[.A661])/2); FLOOR((-1024+[.A661])/2)))" office:value-type="float" office:value="-74" calcext:value-type="float">
            <text:p>-74</text:p>
          </table:table-cell>
          <table:table-cell table:formula="of:=IF([.A661]&lt;512; -128; 127)" office:value-type="float" office:value="127" calcext:value-type="float">
            <text:p>127</text:p>
          </table:table-cell>
          <table:table-cell table:formula="of:=FLOOR(-128+[.A661]/4)" office:value-type="float" office:value="36" calcext:value-type="float">
            <text:p>36</text:p>
          </table:table-cell>
          <table:table-cell table:formula="of:=-128 + FLOOR(RAND() * 256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FLOOR( 128 * SIN(RADIANS([.A662] * 360 / 1024)))" office:value-type="float" office:value="-101" calcext:value-type="float">
            <text:p>-101</text:p>
          </table:table-cell>
          <table:table-cell table:formula="of:=IF([.A662]&lt;256; FLOOR([.A662]/2); IF([.A662]&lt;768; FLOOR((511-[.A662])/2); FLOOR((-1024+[.A662])/2)))" office:value-type="float" office:value="-74" calcext:value-type="float">
            <text:p>-74</text:p>
          </table:table-cell>
          <table:table-cell table:formula="of:=IF([.A662]&lt;512; -128; 127)" office:value-type="float" office:value="127" calcext:value-type="float">
            <text:p>127</text:p>
          </table:table-cell>
          <table:table-cell table:formula="of:=FLOOR(-128+[.A662]/4)" office:value-type="float" office:value="36" calcext:value-type="float">
            <text:p>36</text:p>
          </table:table-cell>
          <table:table-cell table:formula="of:=-128 + FLOOR(RAND() * 256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FLOOR( 128 * SIN(RADIANS([.A663] * 360 / 1024)))" office:value-type="float" office:value="-101" calcext:value-type="float">
            <text:p>-101</text:p>
          </table:table-cell>
          <table:table-cell table:formula="of:=IF([.A663]&lt;256; FLOOR([.A663]/2); IF([.A663]&lt;768; FLOOR((511-[.A663])/2); FLOOR((-1024+[.A663])/2)))" office:value-type="float" office:value="-75" calcext:value-type="float">
            <text:p>-75</text:p>
          </table:table-cell>
          <table:table-cell table:formula="of:=IF([.A663]&lt;512; -128; 127)" office:value-type="float" office:value="127" calcext:value-type="float">
            <text:p>127</text:p>
          </table:table-cell>
          <table:table-cell table:formula="of:=FLOOR(-128+[.A663]/4)" office:value-type="float" office:value="37" calcext:value-type="float">
            <text:p>37</text:p>
          </table:table-cell>
          <table:table-cell table:formula="of:=-128 + FLOOR(RAND() * 256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FLOOR( 128 * SIN(RADIANS([.A664] * 360 / 1024)))" office:value-type="float" office:value="-102" calcext:value-type="float">
            <text:p>-102</text:p>
          </table:table-cell>
          <table:table-cell table:formula="of:=IF([.A664]&lt;256; FLOOR([.A664]/2); IF([.A664]&lt;768; FLOOR((511-[.A664])/2); FLOOR((-1024+[.A664])/2)))" office:value-type="float" office:value="-75" calcext:value-type="float">
            <text:p>-75</text:p>
          </table:table-cell>
          <table:table-cell table:formula="of:=IF([.A664]&lt;512; -128; 127)" office:value-type="float" office:value="127" calcext:value-type="float">
            <text:p>127</text:p>
          </table:table-cell>
          <table:table-cell table:formula="of:=FLOOR(-128+[.A664]/4)" office:value-type="float" office:value="37" calcext:value-type="float">
            <text:p>37</text:p>
          </table:table-cell>
          <table:table-cell table:formula="of:=-128 + FLOOR(RAND() * 256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FLOOR( 128 * SIN(RADIANS([.A665] * 360 / 1024)))" office:value-type="float" office:value="-102" calcext:value-type="float">
            <text:p>-102</text:p>
          </table:table-cell>
          <table:table-cell table:formula="of:=IF([.A665]&lt;256; FLOOR([.A665]/2); IF([.A665]&lt;768; FLOOR((511-[.A665])/2); FLOOR((-1024+[.A665])/2)))" office:value-type="float" office:value="-76" calcext:value-type="float">
            <text:p>-76</text:p>
          </table:table-cell>
          <table:table-cell table:formula="of:=IF([.A665]&lt;512; -128; 127)" office:value-type="float" office:value="127" calcext:value-type="float">
            <text:p>127</text:p>
          </table:table-cell>
          <table:table-cell table:formula="of:=FLOOR(-128+[.A665]/4)" office:value-type="float" office:value="37" calcext:value-type="float">
            <text:p>37</text:p>
          </table:table-cell>
          <table:table-cell table:formula="of:=-128 + FLOOR(RAND() * 256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FLOOR( 128 * SIN(RADIANS([.A666] * 360 / 1024)))" office:value-type="float" office:value="-103" calcext:value-type="float">
            <text:p>-103</text:p>
          </table:table-cell>
          <table:table-cell table:formula="of:=IF([.A666]&lt;256; FLOOR([.A666]/2); IF([.A666]&lt;768; FLOOR((511-[.A666])/2); FLOOR((-1024+[.A666])/2)))" office:value-type="float" office:value="-76" calcext:value-type="float">
            <text:p>-76</text:p>
          </table:table-cell>
          <table:table-cell table:formula="of:=IF([.A666]&lt;512; -128; 127)" office:value-type="float" office:value="127" calcext:value-type="float">
            <text:p>127</text:p>
          </table:table-cell>
          <table:table-cell table:formula="of:=FLOOR(-128+[.A666]/4)" office:value-type="float" office:value="37" calcext:value-type="float">
            <text:p>37</text:p>
          </table:table-cell>
          <table:table-cell table:formula="of:=-128 + FLOOR(RAND() * 256)"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FLOOR( 128 * SIN(RADIANS([.A667] * 360 / 1024)))" office:value-type="float" office:value="-103" calcext:value-type="float">
            <text:p>-103</text:p>
          </table:table-cell>
          <table:table-cell table:formula="of:=IF([.A667]&lt;256; FLOOR([.A667]/2); IF([.A667]&lt;768; FLOOR((511-[.A667])/2); FLOOR((-1024+[.A667])/2)))" office:value-type="float" office:value="-77" calcext:value-type="float">
            <text:p>-77</text:p>
          </table:table-cell>
          <table:table-cell table:formula="of:=IF([.A667]&lt;512; -128; 127)" office:value-type="float" office:value="127" calcext:value-type="float">
            <text:p>127</text:p>
          </table:table-cell>
          <table:table-cell table:formula="of:=FLOOR(-128+[.A667]/4)" office:value-type="float" office:value="38" calcext:value-type="float">
            <text:p>38</text:p>
          </table:table-cell>
          <table:table-cell table:formula="of:=-128 + FLOOR(RAND() * 256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FLOOR( 128 * SIN(RADIANS([.A668] * 360 / 1024)))" office:value-type="float" office:value="-104" calcext:value-type="float">
            <text:p>-104</text:p>
          </table:table-cell>
          <table:table-cell table:formula="of:=IF([.A668]&lt;256; FLOOR([.A668]/2); IF([.A668]&lt;768; FLOOR((511-[.A668])/2); FLOOR((-1024+[.A668])/2)))" office:value-type="float" office:value="-77" calcext:value-type="float">
            <text:p>-77</text:p>
          </table:table-cell>
          <table:table-cell table:formula="of:=IF([.A668]&lt;512; -128; 127)" office:value-type="float" office:value="127" calcext:value-type="float">
            <text:p>127</text:p>
          </table:table-cell>
          <table:table-cell table:formula="of:=FLOOR(-128+[.A668]/4)" office:value-type="float" office:value="38" calcext:value-type="float">
            <text:p>38</text:p>
          </table:table-cell>
          <table:table-cell table:formula="of:=-128 + FLOOR(RAND() * 256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FLOOR( 128 * SIN(RADIANS([.A669] * 360 / 1024)))" office:value-type="float" office:value="-104" calcext:value-type="float">
            <text:p>-104</text:p>
          </table:table-cell>
          <table:table-cell table:formula="of:=IF([.A669]&lt;256; FLOOR([.A669]/2); IF([.A669]&lt;768; FLOOR((511-[.A669])/2); FLOOR((-1024+[.A669])/2)))" office:value-type="float" office:value="-78" calcext:value-type="float">
            <text:p>-78</text:p>
          </table:table-cell>
          <table:table-cell table:formula="of:=IF([.A669]&lt;512; -128; 127)" office:value-type="float" office:value="127" calcext:value-type="float">
            <text:p>127</text:p>
          </table:table-cell>
          <table:table-cell table:formula="of:=FLOOR(-128+[.A669]/4)" office:value-type="float" office:value="38" calcext:value-type="float">
            <text:p>38</text:p>
          </table:table-cell>
          <table:table-cell table:formula="of:=-128 + FLOOR(RAND() * 256)"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FLOOR( 128 * SIN(RADIANS([.A670] * 360 / 1024)))" office:value-type="float" office:value="-105" calcext:value-type="float">
            <text:p>-105</text:p>
          </table:table-cell>
          <table:table-cell table:formula="of:=IF([.A670]&lt;256; FLOOR([.A670]/2); IF([.A670]&lt;768; FLOOR((511-[.A670])/2); FLOOR((-1024+[.A670])/2)))" office:value-type="float" office:value="-78" calcext:value-type="float">
            <text:p>-78</text:p>
          </table:table-cell>
          <table:table-cell table:formula="of:=IF([.A670]&lt;512; -128; 127)" office:value-type="float" office:value="127" calcext:value-type="float">
            <text:p>127</text:p>
          </table:table-cell>
          <table:table-cell table:formula="of:=FLOOR(-128+[.A670]/4)" office:value-type="float" office:value="38" calcext:value-type="float">
            <text:p>38</text:p>
          </table:table-cell>
          <table:table-cell table:formula="of:=-128 + FLOOR(RAND() * 256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FLOOR( 128 * SIN(RADIANS([.A671] * 360 / 1024)))" office:value-type="float" office:value="-105" calcext:value-type="float">
            <text:p>-105</text:p>
          </table:table-cell>
          <table:table-cell table:formula="of:=IF([.A671]&lt;256; FLOOR([.A671]/2); IF([.A671]&lt;768; FLOOR((511-[.A671])/2); FLOOR((-1024+[.A671])/2)))" office:value-type="float" office:value="-79" calcext:value-type="float">
            <text:p>-79</text:p>
          </table:table-cell>
          <table:table-cell table:formula="of:=IF([.A671]&lt;512; -128; 127)" office:value-type="float" office:value="127" calcext:value-type="float">
            <text:p>127</text:p>
          </table:table-cell>
          <table:table-cell table:formula="of:=FLOOR(-128+[.A671]/4)" office:value-type="float" office:value="39" calcext:value-type="float">
            <text:p>39</text:p>
          </table:table-cell>
          <table:table-cell table:formula="of:=-128 + FLOOR(RAND() * 256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FLOOR( 128 * SIN(RADIANS([.A672] * 360 / 1024)))" office:value-type="float" office:value="-106" calcext:value-type="float">
            <text:p>-106</text:p>
          </table:table-cell>
          <table:table-cell table:formula="of:=IF([.A672]&lt;256; FLOOR([.A672]/2); IF([.A672]&lt;768; FLOOR((511-[.A672])/2); FLOOR((-1024+[.A672])/2)))" office:value-type="float" office:value="-79" calcext:value-type="float">
            <text:p>-79</text:p>
          </table:table-cell>
          <table:table-cell table:formula="of:=IF([.A672]&lt;512; -128; 127)" office:value-type="float" office:value="127" calcext:value-type="float">
            <text:p>127</text:p>
          </table:table-cell>
          <table:table-cell table:formula="of:=FLOOR(-128+[.A672]/4)" office:value-type="float" office:value="39" calcext:value-type="float">
            <text:p>39</text:p>
          </table:table-cell>
          <table:table-cell table:formula="of:=-128 + FLOOR(RAND() * 256)"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FLOOR( 128 * SIN(RADIANS([.A673] * 360 / 1024)))" office:value-type="float" office:value="-106" calcext:value-type="float">
            <text:p>-106</text:p>
          </table:table-cell>
          <table:table-cell table:formula="of:=IF([.A673]&lt;256; FLOOR([.A673]/2); IF([.A673]&lt;768; FLOOR((511-[.A673])/2); FLOOR((-1024+[.A673])/2)))" office:value-type="float" office:value="-80" calcext:value-type="float">
            <text:p>-80</text:p>
          </table:table-cell>
          <table:table-cell table:formula="of:=IF([.A673]&lt;512; -128; 127)" office:value-type="float" office:value="127" calcext:value-type="float">
            <text:p>127</text:p>
          </table:table-cell>
          <table:table-cell table:formula="of:=FLOOR(-128+[.A673]/4)" office:value-type="float" office:value="39" calcext:value-type="float">
            <text:p>39</text:p>
          </table:table-cell>
          <table:table-cell table:formula="of:=-128 + FLOOR(RAND() * 256)"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FLOOR( 128 * SIN(RADIANS([.A674] * 360 / 1024)))" office:value-type="float" office:value="-106" calcext:value-type="float">
            <text:p>-106</text:p>
          </table:table-cell>
          <table:table-cell table:formula="of:=IF([.A674]&lt;256; FLOOR([.A674]/2); IF([.A674]&lt;768; FLOOR((511-[.A674])/2); FLOOR((-1024+[.A674])/2)))" office:value-type="float" office:value="-80" calcext:value-type="float">
            <text:p>-80</text:p>
          </table:table-cell>
          <table:table-cell table:formula="of:=IF([.A674]&lt;512; -128; 127)" office:value-type="float" office:value="127" calcext:value-type="float">
            <text:p>127</text:p>
          </table:table-cell>
          <table:table-cell table:formula="of:=FLOOR(-128+[.A674]/4)" office:value-type="float" office:value="39" calcext:value-type="float">
            <text:p>39</text:p>
          </table:table-cell>
          <table:table-cell table:formula="of:=-128 + FLOOR(RAND() * 256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FLOOR( 128 * SIN(RADIANS([.A675] * 360 / 1024)))" office:value-type="float" office:value="-107" calcext:value-type="float">
            <text:p>-107</text:p>
          </table:table-cell>
          <table:table-cell table:formula="of:=IF([.A675]&lt;256; FLOOR([.A675]/2); IF([.A675]&lt;768; FLOOR((511-[.A675])/2); FLOOR((-1024+[.A675])/2)))" office:value-type="float" office:value="-81" calcext:value-type="float">
            <text:p>-81</text:p>
          </table:table-cell>
          <table:table-cell table:formula="of:=IF([.A675]&lt;512; -128; 127)" office:value-type="float" office:value="127" calcext:value-type="float">
            <text:p>127</text:p>
          </table:table-cell>
          <table:table-cell table:formula="of:=FLOOR(-128+[.A675]/4)" office:value-type="float" office:value="40" calcext:value-type="float">
            <text:p>40</text:p>
          </table:table-cell>
          <table:table-cell table:formula="of:=-128 + FLOOR(RAND() * 256)"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FLOOR( 128 * SIN(RADIANS([.A676] * 360 / 1024)))" office:value-type="float" office:value="-107" calcext:value-type="float">
            <text:p>-107</text:p>
          </table:table-cell>
          <table:table-cell table:formula="of:=IF([.A676]&lt;256; FLOOR([.A676]/2); IF([.A676]&lt;768; FLOOR((511-[.A676])/2); FLOOR((-1024+[.A676])/2)))" office:value-type="float" office:value="-81" calcext:value-type="float">
            <text:p>-81</text:p>
          </table:table-cell>
          <table:table-cell table:formula="of:=IF([.A676]&lt;512; -128; 127)" office:value-type="float" office:value="127" calcext:value-type="float">
            <text:p>127</text:p>
          </table:table-cell>
          <table:table-cell table:formula="of:=FLOOR(-128+[.A676]/4)" office:value-type="float" office:value="40" calcext:value-type="float">
            <text:p>40</text:p>
          </table:table-cell>
          <table:table-cell table:formula="of:=-128 + FLOOR(RAND() * 256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FLOOR( 128 * SIN(RADIANS([.A677] * 360 / 1024)))" office:value-type="float" office:value="-108" calcext:value-type="float">
            <text:p>-108</text:p>
          </table:table-cell>
          <table:table-cell table:formula="of:=IF([.A677]&lt;256; FLOOR([.A677]/2); IF([.A677]&lt;768; FLOOR((511-[.A677])/2); FLOOR((-1024+[.A677])/2)))" office:value-type="float" office:value="-82" calcext:value-type="float">
            <text:p>-82</text:p>
          </table:table-cell>
          <table:table-cell table:formula="of:=IF([.A677]&lt;512; -128; 127)" office:value-type="float" office:value="127" calcext:value-type="float">
            <text:p>127</text:p>
          </table:table-cell>
          <table:table-cell table:formula="of:=FLOOR(-128+[.A677]/4)" office:value-type="float" office:value="40" calcext:value-type="float">
            <text:p>40</text:p>
          </table:table-cell>
          <table:table-cell table:formula="of:=-128 + FLOOR(RAND() * 256)"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FLOOR( 128 * SIN(RADIANS([.A678] * 360 / 1024)))" office:value-type="float" office:value="-108" calcext:value-type="float">
            <text:p>-108</text:p>
          </table:table-cell>
          <table:table-cell table:formula="of:=IF([.A678]&lt;256; FLOOR([.A678]/2); IF([.A678]&lt;768; FLOOR((511-[.A678])/2); FLOOR((-1024+[.A678])/2)))" office:value-type="float" office:value="-82" calcext:value-type="float">
            <text:p>-82</text:p>
          </table:table-cell>
          <table:table-cell table:formula="of:=IF([.A678]&lt;512; -128; 127)" office:value-type="float" office:value="127" calcext:value-type="float">
            <text:p>127</text:p>
          </table:table-cell>
          <table:table-cell table:formula="of:=FLOOR(-128+[.A678]/4)" office:value-type="float" office:value="40" calcext:value-type="float">
            <text:p>40</text:p>
          </table:table-cell>
          <table:table-cell table:formula="of:=-128 + FLOOR(RAND() * 256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FLOOR( 128 * SIN(RADIANS([.A679] * 360 / 1024)))" office:value-type="float" office:value="-109" calcext:value-type="float">
            <text:p>-109</text:p>
          </table:table-cell>
          <table:table-cell table:formula="of:=IF([.A679]&lt;256; FLOOR([.A679]/2); IF([.A679]&lt;768; FLOOR((511-[.A679])/2); FLOOR((-1024+[.A679])/2)))" office:value-type="float" office:value="-83" calcext:value-type="float">
            <text:p>-83</text:p>
          </table:table-cell>
          <table:table-cell table:formula="of:=IF([.A679]&lt;512; -128; 127)" office:value-type="float" office:value="127" calcext:value-type="float">
            <text:p>127</text:p>
          </table:table-cell>
          <table:table-cell table:formula="of:=FLOOR(-128+[.A679]/4)" office:value-type="float" office:value="41" calcext:value-type="float">
            <text:p>41</text:p>
          </table:table-cell>
          <table:table-cell table:formula="of:=-128 + FLOOR(RAND() * 256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FLOOR( 128 * SIN(RADIANS([.A680] * 360 / 1024)))" office:value-type="float" office:value="-109" calcext:value-type="float">
            <text:p>-109</text:p>
          </table:table-cell>
          <table:table-cell table:formula="of:=IF([.A680]&lt;256; FLOOR([.A680]/2); IF([.A680]&lt;768; FLOOR((511-[.A680])/2); FLOOR((-1024+[.A680])/2)))" office:value-type="float" office:value="-83" calcext:value-type="float">
            <text:p>-83</text:p>
          </table:table-cell>
          <table:table-cell table:formula="of:=IF([.A680]&lt;512; -128; 127)" office:value-type="float" office:value="127" calcext:value-type="float">
            <text:p>127</text:p>
          </table:table-cell>
          <table:table-cell table:formula="of:=FLOOR(-128+[.A680]/4)" office:value-type="float" office:value="41" calcext:value-type="float">
            <text:p>41</text:p>
          </table:table-cell>
          <table:table-cell table:formula="of:=-128 + FLOOR(RAND() * 256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FLOOR( 128 * SIN(RADIANS([.A681] * 360 / 1024)))" office:value-type="float" office:value="-109" calcext:value-type="float">
            <text:p>-109</text:p>
          </table:table-cell>
          <table:table-cell table:formula="of:=IF([.A681]&lt;256; FLOOR([.A681]/2); IF([.A681]&lt;768; FLOOR((511-[.A681])/2); FLOOR((-1024+[.A681])/2)))" office:value-type="float" office:value="-84" calcext:value-type="float">
            <text:p>-84</text:p>
          </table:table-cell>
          <table:table-cell table:formula="of:=IF([.A681]&lt;512; -128; 127)" office:value-type="float" office:value="127" calcext:value-type="float">
            <text:p>127</text:p>
          </table:table-cell>
          <table:table-cell table:formula="of:=FLOOR(-128+[.A681]/4)" office:value-type="float" office:value="41" calcext:value-type="float">
            <text:p>41</text:p>
          </table:table-cell>
          <table:table-cell table:formula="of:=-128 + FLOOR(RAND() * 256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FLOOR( 128 * SIN(RADIANS([.A682] * 360 / 1024)))" office:value-type="float" office:value="-110" calcext:value-type="float">
            <text:p>-110</text:p>
          </table:table-cell>
          <table:table-cell table:formula="of:=IF([.A682]&lt;256; FLOOR([.A682]/2); IF([.A682]&lt;768; FLOOR((511-[.A682])/2); FLOOR((-1024+[.A682])/2)))" office:value-type="float" office:value="-84" calcext:value-type="float">
            <text:p>-84</text:p>
          </table:table-cell>
          <table:table-cell table:formula="of:=IF([.A682]&lt;512; -128; 127)" office:value-type="float" office:value="127" calcext:value-type="float">
            <text:p>127</text:p>
          </table:table-cell>
          <table:table-cell table:formula="of:=FLOOR(-128+[.A682]/4)" office:value-type="float" office:value="41" calcext:value-type="float">
            <text:p>41</text:p>
          </table:table-cell>
          <table:table-cell table:formula="of:=-128 + FLOOR(RAND() * 256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FLOOR( 128 * SIN(RADIANS([.A683] * 360 / 1024)))" office:value-type="float" office:value="-110" calcext:value-type="float">
            <text:p>-110</text:p>
          </table:table-cell>
          <table:table-cell table:formula="of:=IF([.A683]&lt;256; FLOOR([.A683]/2); IF([.A683]&lt;768; FLOOR((511-[.A683])/2); FLOOR((-1024+[.A683])/2)))" office:value-type="float" office:value="-85" calcext:value-type="float">
            <text:p>-85</text:p>
          </table:table-cell>
          <table:table-cell table:formula="of:=IF([.A683]&lt;512; -128; 127)" office:value-type="float" office:value="127" calcext:value-type="float">
            <text:p>127</text:p>
          </table:table-cell>
          <table:table-cell table:formula="of:=FLOOR(-128+[.A683]/4)" office:value-type="float" office:value="42" calcext:value-type="float">
            <text:p>42</text:p>
          </table:table-cell>
          <table:table-cell table:formula="of:=-128 + FLOOR(RAND() * 256)"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FLOOR( 128 * SIN(RADIANS([.A684] * 360 / 1024)))" office:value-type="float" office:value="-111" calcext:value-type="float">
            <text:p>-111</text:p>
          </table:table-cell>
          <table:table-cell table:formula="of:=IF([.A684]&lt;256; FLOOR([.A684]/2); IF([.A684]&lt;768; FLOOR((511-[.A684])/2); FLOOR((-1024+[.A684])/2)))" office:value-type="float" office:value="-85" calcext:value-type="float">
            <text:p>-85</text:p>
          </table:table-cell>
          <table:table-cell table:formula="of:=IF([.A684]&lt;512; -128; 127)" office:value-type="float" office:value="127" calcext:value-type="float">
            <text:p>127</text:p>
          </table:table-cell>
          <table:table-cell table:formula="of:=FLOOR(-128+[.A684]/4)" office:value-type="float" office:value="42" calcext:value-type="float">
            <text:p>42</text:p>
          </table:table-cell>
          <table:table-cell table:formula="of:=-128 + FLOOR(RAND() * 256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FLOOR( 128 * SIN(RADIANS([.A685] * 360 / 1024)))" office:value-type="float" office:value="-111" calcext:value-type="float">
            <text:p>-111</text:p>
          </table:table-cell>
          <table:table-cell table:formula="of:=IF([.A685]&lt;256; FLOOR([.A685]/2); IF([.A685]&lt;768; FLOOR((511-[.A685])/2); FLOOR((-1024+[.A685])/2)))" office:value-type="float" office:value="-86" calcext:value-type="float">
            <text:p>-86</text:p>
          </table:table-cell>
          <table:table-cell table:formula="of:=IF([.A685]&lt;512; -128; 127)" office:value-type="float" office:value="127" calcext:value-type="float">
            <text:p>127</text:p>
          </table:table-cell>
          <table:table-cell table:formula="of:=FLOOR(-128+[.A685]/4)" office:value-type="float" office:value="42" calcext:value-type="float">
            <text:p>42</text:p>
          </table:table-cell>
          <table:table-cell table:formula="of:=-128 + FLOOR(RAND() * 256)"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FLOOR( 128 * SIN(RADIANS([.A686] * 360 / 1024)))" office:value-type="float" office:value="-111" calcext:value-type="float">
            <text:p>-111</text:p>
          </table:table-cell>
          <table:table-cell table:formula="of:=IF([.A686]&lt;256; FLOOR([.A686]/2); IF([.A686]&lt;768; FLOOR((511-[.A686])/2); FLOOR((-1024+[.A686])/2)))" office:value-type="float" office:value="-86" calcext:value-type="float">
            <text:p>-86</text:p>
          </table:table-cell>
          <table:table-cell table:formula="of:=IF([.A686]&lt;512; -128; 127)" office:value-type="float" office:value="127" calcext:value-type="float">
            <text:p>127</text:p>
          </table:table-cell>
          <table:table-cell table:formula="of:=FLOOR(-128+[.A686]/4)" office:value-type="float" office:value="42" calcext:value-type="float">
            <text:p>42</text:p>
          </table:table-cell>
          <table:table-cell table:formula="of:=-128 + FLOOR(RAND() * 256)" office:value-type="float" office:value="-126" calcext:value-type="float">
            <text:p>-12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FLOOR( 128 * SIN(RADIANS([.A687] * 360 / 1024)))" office:value-type="float" office:value="-112" calcext:value-type="float">
            <text:p>-112</text:p>
          </table:table-cell>
          <table:table-cell table:formula="of:=IF([.A687]&lt;256; FLOOR([.A687]/2); IF([.A687]&lt;768; FLOOR((511-[.A687])/2); FLOOR((-1024+[.A687])/2)))" office:value-type="float" office:value="-87" calcext:value-type="float">
            <text:p>-87</text:p>
          </table:table-cell>
          <table:table-cell table:formula="of:=IF([.A687]&lt;512; -128; 127)" office:value-type="float" office:value="127" calcext:value-type="float">
            <text:p>127</text:p>
          </table:table-cell>
          <table:table-cell table:formula="of:=FLOOR(-128+[.A687]/4)" office:value-type="float" office:value="43" calcext:value-type="float">
            <text:p>43</text:p>
          </table:table-cell>
          <table:table-cell table:formula="of:=-128 + FLOOR(RAND() * 256)"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FLOOR( 128 * SIN(RADIANS([.A688] * 360 / 1024)))" office:value-type="float" office:value="-112" calcext:value-type="float">
            <text:p>-112</text:p>
          </table:table-cell>
          <table:table-cell table:formula="of:=IF([.A688]&lt;256; FLOOR([.A688]/2); IF([.A688]&lt;768; FLOOR((511-[.A688])/2); FLOOR((-1024+[.A688])/2)))" office:value-type="float" office:value="-87" calcext:value-type="float">
            <text:p>-87</text:p>
          </table:table-cell>
          <table:table-cell table:formula="of:=IF([.A688]&lt;512; -128; 127)" office:value-type="float" office:value="127" calcext:value-type="float">
            <text:p>127</text:p>
          </table:table-cell>
          <table:table-cell table:formula="of:=FLOOR(-128+[.A688]/4)" office:value-type="float" office:value="43" calcext:value-type="float">
            <text:p>43</text:p>
          </table:table-cell>
          <table:table-cell table:formula="of:=-128 + FLOOR(RAND() * 256)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FLOOR( 128 * SIN(RADIANS([.A689] * 360 / 1024)))" office:value-type="float" office:value="-113" calcext:value-type="float">
            <text:p>-113</text:p>
          </table:table-cell>
          <table:table-cell table:formula="of:=IF([.A689]&lt;256; FLOOR([.A689]/2); IF([.A689]&lt;768; FLOOR((511-[.A689])/2); FLOOR((-1024+[.A689])/2)))" office:value-type="float" office:value="-88" calcext:value-type="float">
            <text:p>-88</text:p>
          </table:table-cell>
          <table:table-cell table:formula="of:=IF([.A689]&lt;512; -128; 127)" office:value-type="float" office:value="127" calcext:value-type="float">
            <text:p>127</text:p>
          </table:table-cell>
          <table:table-cell table:formula="of:=FLOOR(-128+[.A689]/4)" office:value-type="float" office:value="43" calcext:value-type="float">
            <text:p>43</text:p>
          </table:table-cell>
          <table:table-cell table:formula="of:=-128 + FLOOR(RAND() * 256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FLOOR( 128 * SIN(RADIANS([.A690] * 360 / 1024)))" office:value-type="float" office:value="-113" calcext:value-type="float">
            <text:p>-113</text:p>
          </table:table-cell>
          <table:table-cell table:formula="of:=IF([.A690]&lt;256; FLOOR([.A690]/2); IF([.A690]&lt;768; FLOOR((511-[.A690])/2); FLOOR((-1024+[.A690])/2)))" office:value-type="float" office:value="-88" calcext:value-type="float">
            <text:p>-88</text:p>
          </table:table-cell>
          <table:table-cell table:formula="of:=IF([.A690]&lt;512; -128; 127)" office:value-type="float" office:value="127" calcext:value-type="float">
            <text:p>127</text:p>
          </table:table-cell>
          <table:table-cell table:formula="of:=FLOOR(-128+[.A690]/4)" office:value-type="float" office:value="43" calcext:value-type="float">
            <text:p>43</text:p>
          </table:table-cell>
          <table:table-cell table:formula="of:=-128 + FLOOR(RAND() * 256)"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FLOOR( 128 * SIN(RADIANS([.A691] * 360 / 1024)))" office:value-type="float" office:value="-113" calcext:value-type="float">
            <text:p>-113</text:p>
          </table:table-cell>
          <table:table-cell table:formula="of:=IF([.A691]&lt;256; FLOOR([.A691]/2); IF([.A691]&lt;768; FLOOR((511-[.A691])/2); FLOOR((-1024+[.A691])/2)))" office:value-type="float" office:value="-89" calcext:value-type="float">
            <text:p>-89</text:p>
          </table:table-cell>
          <table:table-cell table:formula="of:=IF([.A691]&lt;512; -128; 127)" office:value-type="float" office:value="127" calcext:value-type="float">
            <text:p>127</text:p>
          </table:table-cell>
          <table:table-cell table:formula="of:=FLOOR(-128+[.A691]/4)" office:value-type="float" office:value="44" calcext:value-type="float">
            <text:p>44</text:p>
          </table:table-cell>
          <table:table-cell table:formula="of:=-128 + FLOOR(RAND() * 256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FLOOR( 128 * SIN(RADIANS([.A692] * 360 / 1024)))" office:value-type="float" office:value="-114" calcext:value-type="float">
            <text:p>-114</text:p>
          </table:table-cell>
          <table:table-cell table:formula="of:=IF([.A692]&lt;256; FLOOR([.A692]/2); IF([.A692]&lt;768; FLOOR((511-[.A692])/2); FLOOR((-1024+[.A692])/2)))" office:value-type="float" office:value="-89" calcext:value-type="float">
            <text:p>-89</text:p>
          </table:table-cell>
          <table:table-cell table:formula="of:=IF([.A692]&lt;512; -128; 127)" office:value-type="float" office:value="127" calcext:value-type="float">
            <text:p>127</text:p>
          </table:table-cell>
          <table:table-cell table:formula="of:=FLOOR(-128+[.A692]/4)" office:value-type="float" office:value="44" calcext:value-type="float">
            <text:p>44</text:p>
          </table:table-cell>
          <table:table-cell table:formula="of:=-128 + FLOOR(RAND() * 256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FLOOR( 128 * SIN(RADIANS([.A693] * 360 / 1024)))" office:value-type="float" office:value="-114" calcext:value-type="float">
            <text:p>-114</text:p>
          </table:table-cell>
          <table:table-cell table:formula="of:=IF([.A693]&lt;256; FLOOR([.A693]/2); IF([.A693]&lt;768; FLOOR((511-[.A693])/2); FLOOR((-1024+[.A693])/2)))" office:value-type="float" office:value="-90" calcext:value-type="float">
            <text:p>-90</text:p>
          </table:table-cell>
          <table:table-cell table:formula="of:=IF([.A693]&lt;512; -128; 127)" office:value-type="float" office:value="127" calcext:value-type="float">
            <text:p>127</text:p>
          </table:table-cell>
          <table:table-cell table:formula="of:=FLOOR(-128+[.A693]/4)" office:value-type="float" office:value="44" calcext:value-type="float">
            <text:p>44</text:p>
          </table:table-cell>
          <table:table-cell table:formula="of:=-128 + FLOOR(RAND() * 256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FLOOR( 128 * SIN(RADIANS([.A694] * 360 / 1024)))" office:value-type="float" office:value="-114" calcext:value-type="float">
            <text:p>-114</text:p>
          </table:table-cell>
          <table:table-cell table:formula="of:=IF([.A694]&lt;256; FLOOR([.A694]/2); IF([.A694]&lt;768; FLOOR((511-[.A694])/2); FLOOR((-1024+[.A694])/2)))" office:value-type="float" office:value="-90" calcext:value-type="float">
            <text:p>-90</text:p>
          </table:table-cell>
          <table:table-cell table:formula="of:=IF([.A694]&lt;512; -128; 127)" office:value-type="float" office:value="127" calcext:value-type="float">
            <text:p>127</text:p>
          </table:table-cell>
          <table:table-cell table:formula="of:=FLOOR(-128+[.A694]/4)" office:value-type="float" office:value="44" calcext:value-type="float">
            <text:p>44</text:p>
          </table:table-cell>
          <table:table-cell table:formula="of:=-128 + FLOOR(RAND() * 256)"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FLOOR( 128 * SIN(RADIANS([.A695] * 360 / 1024)))" office:value-type="float" office:value="-115" calcext:value-type="float">
            <text:p>-115</text:p>
          </table:table-cell>
          <table:table-cell table:formula="of:=IF([.A695]&lt;256; FLOOR([.A695]/2); IF([.A695]&lt;768; FLOOR((511-[.A695])/2); FLOOR((-1024+[.A695])/2)))" office:value-type="float" office:value="-91" calcext:value-type="float">
            <text:p>-91</text:p>
          </table:table-cell>
          <table:table-cell table:formula="of:=IF([.A695]&lt;512; -128; 127)" office:value-type="float" office:value="127" calcext:value-type="float">
            <text:p>127</text:p>
          </table:table-cell>
          <table:table-cell table:formula="of:=FLOOR(-128+[.A695]/4)" office:value-type="float" office:value="45" calcext:value-type="float">
            <text:p>45</text:p>
          </table:table-cell>
          <table:table-cell table:formula="of:=-128 + FLOOR(RAND() * 256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FLOOR( 128 * SIN(RADIANS([.A696] * 360 / 1024)))" office:value-type="float" office:value="-115" calcext:value-type="float">
            <text:p>-115</text:p>
          </table:table-cell>
          <table:table-cell table:formula="of:=IF([.A696]&lt;256; FLOOR([.A696]/2); IF([.A696]&lt;768; FLOOR((511-[.A696])/2); FLOOR((-1024+[.A696])/2)))" office:value-type="float" office:value="-91" calcext:value-type="float">
            <text:p>-91</text:p>
          </table:table-cell>
          <table:table-cell table:formula="of:=IF([.A696]&lt;512; -128; 127)" office:value-type="float" office:value="127" calcext:value-type="float">
            <text:p>127</text:p>
          </table:table-cell>
          <table:table-cell table:formula="of:=FLOOR(-128+[.A696]/4)" office:value-type="float" office:value="45" calcext:value-type="float">
            <text:p>45</text:p>
          </table:table-cell>
          <table:table-cell table:formula="of:=-128 + FLOOR(RAND() * 256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FLOOR( 128 * SIN(RADIANS([.A697] * 360 / 1024)))" office:value-type="float" office:value="-116" calcext:value-type="float">
            <text:p>-116</text:p>
          </table:table-cell>
          <table:table-cell table:formula="of:=IF([.A697]&lt;256; FLOOR([.A697]/2); IF([.A697]&lt;768; FLOOR((511-[.A697])/2); FLOOR((-1024+[.A697])/2)))" office:value-type="float" office:value="-92" calcext:value-type="float">
            <text:p>-92</text:p>
          </table:table-cell>
          <table:table-cell table:formula="of:=IF([.A697]&lt;512; -128; 127)" office:value-type="float" office:value="127" calcext:value-type="float">
            <text:p>127</text:p>
          </table:table-cell>
          <table:table-cell table:formula="of:=FLOOR(-128+[.A697]/4)" office:value-type="float" office:value="45" calcext:value-type="float">
            <text:p>45</text:p>
          </table:table-cell>
          <table:table-cell table:formula="of:=-128 + FLOOR(RAND() * 256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FLOOR( 128 * SIN(RADIANS([.A698] * 360 / 1024)))" office:value-type="float" office:value="-116" calcext:value-type="float">
            <text:p>-116</text:p>
          </table:table-cell>
          <table:table-cell table:formula="of:=IF([.A698]&lt;256; FLOOR([.A698]/2); IF([.A698]&lt;768; FLOOR((511-[.A698])/2); FLOOR((-1024+[.A698])/2)))" office:value-type="float" office:value="-92" calcext:value-type="float">
            <text:p>-92</text:p>
          </table:table-cell>
          <table:table-cell table:formula="of:=IF([.A698]&lt;512; -128; 127)" office:value-type="float" office:value="127" calcext:value-type="float">
            <text:p>127</text:p>
          </table:table-cell>
          <table:table-cell table:formula="of:=FLOOR(-128+[.A698]/4)" office:value-type="float" office:value="45" calcext:value-type="float">
            <text:p>45</text:p>
          </table:table-cell>
          <table:table-cell table:formula="of:=-128 + FLOOR(RAND() * 256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FLOOR( 128 * SIN(RADIANS([.A699] * 360 / 1024)))" office:value-type="float" office:value="-116" calcext:value-type="float">
            <text:p>-116</text:p>
          </table:table-cell>
          <table:table-cell table:formula="of:=IF([.A699]&lt;256; FLOOR([.A699]/2); IF([.A699]&lt;768; FLOOR((511-[.A699])/2); FLOOR((-1024+[.A699])/2)))" office:value-type="float" office:value="-93" calcext:value-type="float">
            <text:p>-93</text:p>
          </table:table-cell>
          <table:table-cell table:formula="of:=IF([.A699]&lt;512; -128; 127)" office:value-type="float" office:value="127" calcext:value-type="float">
            <text:p>127</text:p>
          </table:table-cell>
          <table:table-cell table:formula="of:=FLOOR(-128+[.A699]/4)" office:value-type="float" office:value="46" calcext:value-type="float">
            <text:p>46</text:p>
          </table:table-cell>
          <table:table-cell table:formula="of:=-128 + FLOOR(RAND() * 256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FLOOR( 128 * SIN(RADIANS([.A700] * 360 / 1024)))" office:value-type="float" office:value="-117" calcext:value-type="float">
            <text:p>-117</text:p>
          </table:table-cell>
          <table:table-cell table:formula="of:=IF([.A700]&lt;256; FLOOR([.A700]/2); IF([.A700]&lt;768; FLOOR((511-[.A700])/2); FLOOR((-1024+[.A700])/2)))" office:value-type="float" office:value="-93" calcext:value-type="float">
            <text:p>-93</text:p>
          </table:table-cell>
          <table:table-cell table:formula="of:=IF([.A700]&lt;512; -128; 127)" office:value-type="float" office:value="127" calcext:value-type="float">
            <text:p>127</text:p>
          </table:table-cell>
          <table:table-cell table:formula="of:=FLOOR(-128+[.A700]/4)" office:value-type="float" office:value="46" calcext:value-type="float">
            <text:p>46</text:p>
          </table:table-cell>
          <table:table-cell table:formula="of:=-128 + FLOOR(RAND() * 256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FLOOR( 128 * SIN(RADIANS([.A701] * 360 / 1024)))" office:value-type="float" office:value="-117" calcext:value-type="float">
            <text:p>-117</text:p>
          </table:table-cell>
          <table:table-cell table:formula="of:=IF([.A701]&lt;256; FLOOR([.A701]/2); IF([.A701]&lt;768; FLOOR((511-[.A701])/2); FLOOR((-1024+[.A701])/2)))" office:value-type="float" office:value="-94" calcext:value-type="float">
            <text:p>-94</text:p>
          </table:table-cell>
          <table:table-cell table:formula="of:=IF([.A701]&lt;512; -128; 127)" office:value-type="float" office:value="127" calcext:value-type="float">
            <text:p>127</text:p>
          </table:table-cell>
          <table:table-cell table:formula="of:=FLOOR(-128+[.A701]/4)" office:value-type="float" office:value="46" calcext:value-type="float">
            <text:p>46</text:p>
          </table:table-cell>
          <table:table-cell table:formula="of:=-128 + FLOOR(RAND() * 256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FLOOR( 128 * SIN(RADIANS([.A702] * 360 / 1024)))" office:value-type="float" office:value="-117" calcext:value-type="float">
            <text:p>-117</text:p>
          </table:table-cell>
          <table:table-cell table:formula="of:=IF([.A702]&lt;256; FLOOR([.A702]/2); IF([.A702]&lt;768; FLOOR((511-[.A702])/2); FLOOR((-1024+[.A702])/2)))" office:value-type="float" office:value="-94" calcext:value-type="float">
            <text:p>-94</text:p>
          </table:table-cell>
          <table:table-cell table:formula="of:=IF([.A702]&lt;512; -128; 127)" office:value-type="float" office:value="127" calcext:value-type="float">
            <text:p>127</text:p>
          </table:table-cell>
          <table:table-cell table:formula="of:=FLOOR(-128+[.A702]/4)" office:value-type="float" office:value="46" calcext:value-type="float">
            <text:p>46</text:p>
          </table:table-cell>
          <table:table-cell table:formula="of:=-128 + FLOOR(RAND() * 256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FLOOR( 128 * SIN(RADIANS([.A703] * 360 / 1024)))" office:value-type="float" office:value="-118" calcext:value-type="float">
            <text:p>-118</text:p>
          </table:table-cell>
          <table:table-cell table:formula="of:=IF([.A703]&lt;256; FLOOR([.A703]/2); IF([.A703]&lt;768; FLOOR((511-[.A703])/2); FLOOR((-1024+[.A703])/2)))" office:value-type="float" office:value="-95" calcext:value-type="float">
            <text:p>-95</text:p>
          </table:table-cell>
          <table:table-cell table:formula="of:=IF([.A703]&lt;512; -128; 127)" office:value-type="float" office:value="127" calcext:value-type="float">
            <text:p>127</text:p>
          </table:table-cell>
          <table:table-cell table:formula="of:=FLOOR(-128+[.A703]/4)" office:value-type="float" office:value="47" calcext:value-type="float">
            <text:p>47</text:p>
          </table:table-cell>
          <table:table-cell table:formula="of:=-128 + FLOOR(RAND() * 256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FLOOR( 128 * SIN(RADIANS([.A704] * 360 / 1024)))" office:value-type="float" office:value="-118" calcext:value-type="float">
            <text:p>-118</text:p>
          </table:table-cell>
          <table:table-cell table:formula="of:=IF([.A704]&lt;256; FLOOR([.A704]/2); IF([.A704]&lt;768; FLOOR((511-[.A704])/2); FLOOR((-1024+[.A704])/2)))" office:value-type="float" office:value="-95" calcext:value-type="float">
            <text:p>-95</text:p>
          </table:table-cell>
          <table:table-cell table:formula="of:=IF([.A704]&lt;512; -128; 127)" office:value-type="float" office:value="127" calcext:value-type="float">
            <text:p>127</text:p>
          </table:table-cell>
          <table:table-cell table:formula="of:=FLOOR(-128+[.A704]/4)" office:value-type="float" office:value="47" calcext:value-type="float">
            <text:p>47</text:p>
          </table:table-cell>
          <table:table-cell table:formula="of:=-128 + FLOOR(RAND() * 256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FLOOR( 128 * SIN(RADIANS([.A705] * 360 / 1024)))" office:value-type="float" office:value="-118" calcext:value-type="float">
            <text:p>-118</text:p>
          </table:table-cell>
          <table:table-cell table:formula="of:=IF([.A705]&lt;256; FLOOR([.A705]/2); IF([.A705]&lt;768; FLOOR((511-[.A705])/2); FLOOR((-1024+[.A705])/2)))" office:value-type="float" office:value="-96" calcext:value-type="float">
            <text:p>-96</text:p>
          </table:table-cell>
          <table:table-cell table:formula="of:=IF([.A705]&lt;512; -128; 127)" office:value-type="float" office:value="127" calcext:value-type="float">
            <text:p>127</text:p>
          </table:table-cell>
          <table:table-cell table:formula="of:=FLOOR(-128+[.A705]/4)" office:value-type="float" office:value="47" calcext:value-type="float">
            <text:p>47</text:p>
          </table:table-cell>
          <table:table-cell table:formula="of:=-128 + FLOOR(RAND() * 256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FLOOR( 128 * SIN(RADIANS([.A706] * 360 / 1024)))" office:value-type="float" office:value="-118" calcext:value-type="float">
            <text:p>-118</text:p>
          </table:table-cell>
          <table:table-cell table:formula="of:=IF([.A706]&lt;256; FLOOR([.A706]/2); IF([.A706]&lt;768; FLOOR((511-[.A706])/2); FLOOR((-1024+[.A706])/2)))" office:value-type="float" office:value="-96" calcext:value-type="float">
            <text:p>-96</text:p>
          </table:table-cell>
          <table:table-cell table:formula="of:=IF([.A706]&lt;512; -128; 127)" office:value-type="float" office:value="127" calcext:value-type="float">
            <text:p>127</text:p>
          </table:table-cell>
          <table:table-cell table:formula="of:=FLOOR(-128+[.A706]/4)" office:value-type="float" office:value="47" calcext:value-type="float">
            <text:p>47</text:p>
          </table:table-cell>
          <table:table-cell table:formula="of:=-128 + FLOOR(RAND() * 256)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FLOOR( 128 * SIN(RADIANS([.A707] * 360 / 1024)))" office:value-type="float" office:value="-119" calcext:value-type="float">
            <text:p>-119</text:p>
          </table:table-cell>
          <table:table-cell table:formula="of:=IF([.A707]&lt;256; FLOOR([.A707]/2); IF([.A707]&lt;768; FLOOR((511-[.A707])/2); FLOOR((-1024+[.A707])/2)))" office:value-type="float" office:value="-97" calcext:value-type="float">
            <text:p>-97</text:p>
          </table:table-cell>
          <table:table-cell table:formula="of:=IF([.A707]&lt;512; -128; 127)" office:value-type="float" office:value="127" calcext:value-type="float">
            <text:p>127</text:p>
          </table:table-cell>
          <table:table-cell table:formula="of:=FLOOR(-128+[.A707]/4)" office:value-type="float" office:value="48" calcext:value-type="float">
            <text:p>48</text:p>
          </table:table-cell>
          <table:table-cell table:formula="of:=-128 + FLOOR(RAND() * 256)"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FLOOR( 128 * SIN(RADIANS([.A708] * 360 / 1024)))" office:value-type="float" office:value="-119" calcext:value-type="float">
            <text:p>-119</text:p>
          </table:table-cell>
          <table:table-cell table:formula="of:=IF([.A708]&lt;256; FLOOR([.A708]/2); IF([.A708]&lt;768; FLOOR((511-[.A708])/2); FLOOR((-1024+[.A708])/2)))" office:value-type="float" office:value="-97" calcext:value-type="float">
            <text:p>-97</text:p>
          </table:table-cell>
          <table:table-cell table:formula="of:=IF([.A708]&lt;512; -128; 127)" office:value-type="float" office:value="127" calcext:value-type="float">
            <text:p>127</text:p>
          </table:table-cell>
          <table:table-cell table:formula="of:=FLOOR(-128+[.A708]/4)" office:value-type="float" office:value="48" calcext:value-type="float">
            <text:p>48</text:p>
          </table:table-cell>
          <table:table-cell table:formula="of:=-128 + FLOOR(RAND() * 256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FLOOR( 128 * SIN(RADIANS([.A709] * 360 / 1024)))" office:value-type="float" office:value="-119" calcext:value-type="float">
            <text:p>-119</text:p>
          </table:table-cell>
          <table:table-cell table:formula="of:=IF([.A709]&lt;256; FLOOR([.A709]/2); IF([.A709]&lt;768; FLOOR((511-[.A709])/2); FLOOR((-1024+[.A709])/2)))" office:value-type="float" office:value="-98" calcext:value-type="float">
            <text:p>-98</text:p>
          </table:table-cell>
          <table:table-cell table:formula="of:=IF([.A709]&lt;512; -128; 127)" office:value-type="float" office:value="127" calcext:value-type="float">
            <text:p>127</text:p>
          </table:table-cell>
          <table:table-cell table:formula="of:=FLOOR(-128+[.A709]/4)" office:value-type="float" office:value="48" calcext:value-type="float">
            <text:p>48</text:p>
          </table:table-cell>
          <table:table-cell table:formula="of:=-128 + FLOOR(RAND() * 256)" office:value-type="float" office:value="-122" calcext:value-type="float">
            <text:p>-12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FLOOR( 128 * SIN(RADIANS([.A710] * 360 / 1024)))" office:value-type="float" office:value="-120" calcext:value-type="float">
            <text:p>-120</text:p>
          </table:table-cell>
          <table:table-cell table:formula="of:=IF([.A710]&lt;256; FLOOR([.A710]/2); IF([.A710]&lt;768; FLOOR((511-[.A710])/2); FLOOR((-1024+[.A710])/2)))" office:value-type="float" office:value="-98" calcext:value-type="float">
            <text:p>-98</text:p>
          </table:table-cell>
          <table:table-cell table:formula="of:=IF([.A710]&lt;512; -128; 127)" office:value-type="float" office:value="127" calcext:value-type="float">
            <text:p>127</text:p>
          </table:table-cell>
          <table:table-cell table:formula="of:=FLOOR(-128+[.A710]/4)" office:value-type="float" office:value="48" calcext:value-type="float">
            <text:p>48</text:p>
          </table:table-cell>
          <table:table-cell table:formula="of:=-128 + FLOOR(RAND() * 256)"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FLOOR( 128 * SIN(RADIANS([.A711] * 360 / 1024)))" office:value-type="float" office:value="-120" calcext:value-type="float">
            <text:p>-120</text:p>
          </table:table-cell>
          <table:table-cell table:formula="of:=IF([.A711]&lt;256; FLOOR([.A711]/2); IF([.A711]&lt;768; FLOOR((511-[.A711])/2); FLOOR((-1024+[.A711])/2)))" office:value-type="float" office:value="-99" calcext:value-type="float">
            <text:p>-99</text:p>
          </table:table-cell>
          <table:table-cell table:formula="of:=IF([.A711]&lt;512; -128; 127)" office:value-type="float" office:value="127" calcext:value-type="float">
            <text:p>127</text:p>
          </table:table-cell>
          <table:table-cell table:formula="of:=FLOOR(-128+[.A711]/4)" office:value-type="float" office:value="49" calcext:value-type="float">
            <text:p>49</text:p>
          </table:table-cell>
          <table:table-cell table:formula="of:=-128 + FLOOR(RAND() * 256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FLOOR( 128 * SIN(RADIANS([.A712] * 360 / 1024)))" office:value-type="float" office:value="-120" calcext:value-type="float">
            <text:p>-120</text:p>
          </table:table-cell>
          <table:table-cell table:formula="of:=IF([.A712]&lt;256; FLOOR([.A712]/2); IF([.A712]&lt;768; FLOOR((511-[.A712])/2); FLOOR((-1024+[.A712])/2)))" office:value-type="float" office:value="-99" calcext:value-type="float">
            <text:p>-99</text:p>
          </table:table-cell>
          <table:table-cell table:formula="of:=IF([.A712]&lt;512; -128; 127)" office:value-type="float" office:value="127" calcext:value-type="float">
            <text:p>127</text:p>
          </table:table-cell>
          <table:table-cell table:formula="of:=FLOOR(-128+[.A712]/4)" office:value-type="float" office:value="49" calcext:value-type="float">
            <text:p>49</text:p>
          </table:table-cell>
          <table:table-cell table:formula="of:=-128 + FLOOR(RAND() * 256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FLOOR( 128 * SIN(RADIANS([.A713] * 360 / 1024)))" office:value-type="float" office:value="-120" calcext:value-type="float">
            <text:p>-120</text:p>
          </table:table-cell>
          <table:table-cell table:formula="of:=IF([.A713]&lt;256; FLOOR([.A713]/2); IF([.A713]&lt;768; FLOOR((511-[.A713])/2); FLOOR((-1024+[.A713])/2)))" office:value-type="float" office:value="-100" calcext:value-type="float">
            <text:p>-100</text:p>
          </table:table-cell>
          <table:table-cell table:formula="of:=IF([.A713]&lt;512; -128; 127)" office:value-type="float" office:value="127" calcext:value-type="float">
            <text:p>127</text:p>
          </table:table-cell>
          <table:table-cell table:formula="of:=FLOOR(-128+[.A713]/4)" office:value-type="float" office:value="49" calcext:value-type="float">
            <text:p>49</text:p>
          </table:table-cell>
          <table:table-cell table:formula="of:=-128 + FLOOR(RAND() * 256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FLOOR( 128 * SIN(RADIANS([.A714] * 360 / 1024)))" office:value-type="float" office:value="-121" calcext:value-type="float">
            <text:p>-121</text:p>
          </table:table-cell>
          <table:table-cell table:formula="of:=IF([.A714]&lt;256; FLOOR([.A714]/2); IF([.A714]&lt;768; FLOOR((511-[.A714])/2); FLOOR((-1024+[.A714])/2)))" office:value-type="float" office:value="-100" calcext:value-type="float">
            <text:p>-100</text:p>
          </table:table-cell>
          <table:table-cell table:formula="of:=IF([.A714]&lt;512; -128; 127)" office:value-type="float" office:value="127" calcext:value-type="float">
            <text:p>127</text:p>
          </table:table-cell>
          <table:table-cell table:formula="of:=FLOOR(-128+[.A714]/4)" office:value-type="float" office:value="49" calcext:value-type="float">
            <text:p>49</text:p>
          </table:table-cell>
          <table:table-cell table:formula="of:=-128 + FLOOR(RAND() * 256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FLOOR( 128 * SIN(RADIANS([.A715] * 360 / 1024)))" office:value-type="float" office:value="-121" calcext:value-type="float">
            <text:p>-121</text:p>
          </table:table-cell>
          <table:table-cell table:formula="of:=IF([.A715]&lt;256; FLOOR([.A715]/2); IF([.A715]&lt;768; FLOOR((511-[.A715])/2); FLOOR((-1024+[.A715])/2)))" office:value-type="float" office:value="-101" calcext:value-type="float">
            <text:p>-101</text:p>
          </table:table-cell>
          <table:table-cell table:formula="of:=IF([.A715]&lt;512; -128; 127)" office:value-type="float" office:value="127" calcext:value-type="float">
            <text:p>127</text:p>
          </table:table-cell>
          <table:table-cell table:formula="of:=FLOOR(-128+[.A715]/4)" office:value-type="float" office:value="50" calcext:value-type="float">
            <text:p>50</text:p>
          </table:table-cell>
          <table:table-cell table:formula="of:=-128 + FLOOR(RAND() * 256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FLOOR( 128 * SIN(RADIANS([.A716] * 360 / 1024)))" office:value-type="float" office:value="-121" calcext:value-type="float">
            <text:p>-121</text:p>
          </table:table-cell>
          <table:table-cell table:formula="of:=IF([.A716]&lt;256; FLOOR([.A716]/2); IF([.A716]&lt;768; FLOOR((511-[.A716])/2); FLOOR((-1024+[.A716])/2)))" office:value-type="float" office:value="-101" calcext:value-type="float">
            <text:p>-101</text:p>
          </table:table-cell>
          <table:table-cell table:formula="of:=IF([.A716]&lt;512; -128; 127)" office:value-type="float" office:value="127" calcext:value-type="float">
            <text:p>127</text:p>
          </table:table-cell>
          <table:table-cell table:formula="of:=FLOOR(-128+[.A716]/4)" office:value-type="float" office:value="50" calcext:value-type="float">
            <text:p>50</text:p>
          </table:table-cell>
          <table:table-cell table:formula="of:=-128 + FLOOR(RAND() * 256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FLOOR( 128 * SIN(RADIANS([.A717] * 360 / 1024)))" office:value-type="float" office:value="-122" calcext:value-type="float">
            <text:p>-122</text:p>
          </table:table-cell>
          <table:table-cell table:formula="of:=IF([.A717]&lt;256; FLOOR([.A717]/2); IF([.A717]&lt;768; FLOOR((511-[.A717])/2); FLOOR((-1024+[.A717])/2)))" office:value-type="float" office:value="-102" calcext:value-type="float">
            <text:p>-102</text:p>
          </table:table-cell>
          <table:table-cell table:formula="of:=IF([.A717]&lt;512; -128; 127)" office:value-type="float" office:value="127" calcext:value-type="float">
            <text:p>127</text:p>
          </table:table-cell>
          <table:table-cell table:formula="of:=FLOOR(-128+[.A717]/4)" office:value-type="float" office:value="50" calcext:value-type="float">
            <text:p>50</text:p>
          </table:table-cell>
          <table:table-cell table:formula="of:=-128 + FLOOR(RAND() * 256)"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FLOOR( 128 * SIN(RADIANS([.A718] * 360 / 1024)))" office:value-type="float" office:value="-122" calcext:value-type="float">
            <text:p>-122</text:p>
          </table:table-cell>
          <table:table-cell table:formula="of:=IF([.A718]&lt;256; FLOOR([.A718]/2); IF([.A718]&lt;768; FLOOR((511-[.A718])/2); FLOOR((-1024+[.A718])/2)))" office:value-type="float" office:value="-102" calcext:value-type="float">
            <text:p>-102</text:p>
          </table:table-cell>
          <table:table-cell table:formula="of:=IF([.A718]&lt;512; -128; 127)" office:value-type="float" office:value="127" calcext:value-type="float">
            <text:p>127</text:p>
          </table:table-cell>
          <table:table-cell table:formula="of:=FLOOR(-128+[.A718]/4)" office:value-type="float" office:value="50" calcext:value-type="float">
            <text:p>50</text:p>
          </table:table-cell>
          <table:table-cell table:formula="of:=-128 + FLOOR(RAND() * 256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FLOOR( 128 * SIN(RADIANS([.A719] * 360 / 1024)))" office:value-type="float" office:value="-122" calcext:value-type="float">
            <text:p>-122</text:p>
          </table:table-cell>
          <table:table-cell table:formula="of:=IF([.A719]&lt;256; FLOOR([.A719]/2); IF([.A719]&lt;768; FLOOR((511-[.A719])/2); FLOOR((-1024+[.A719])/2)))" office:value-type="float" office:value="-103" calcext:value-type="float">
            <text:p>-103</text:p>
          </table:table-cell>
          <table:table-cell table:formula="of:=IF([.A719]&lt;512; -128; 127)" office:value-type="float" office:value="127" calcext:value-type="float">
            <text:p>127</text:p>
          </table:table-cell>
          <table:table-cell table:formula="of:=FLOOR(-128+[.A719]/4)" office:value-type="float" office:value="51" calcext:value-type="float">
            <text:p>51</text:p>
          </table:table-cell>
          <table:table-cell table:formula="of:=-128 + FLOOR(RAND() * 256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FLOOR( 128 * SIN(RADIANS([.A720] * 360 / 1024)))" office:value-type="float" office:value="-122" calcext:value-type="float">
            <text:p>-122</text:p>
          </table:table-cell>
          <table:table-cell table:formula="of:=IF([.A720]&lt;256; FLOOR([.A720]/2); IF([.A720]&lt;768; FLOOR((511-[.A720])/2); FLOOR((-1024+[.A720])/2)))" office:value-type="float" office:value="-103" calcext:value-type="float">
            <text:p>-103</text:p>
          </table:table-cell>
          <table:table-cell table:formula="of:=IF([.A720]&lt;512; -128; 127)" office:value-type="float" office:value="127" calcext:value-type="float">
            <text:p>127</text:p>
          </table:table-cell>
          <table:table-cell table:formula="of:=FLOOR(-128+[.A720]/4)" office:value-type="float" office:value="51" calcext:value-type="float">
            <text:p>51</text:p>
          </table:table-cell>
          <table:table-cell table:formula="of:=-128 + FLOOR(RAND() * 256)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FLOOR( 128 * SIN(RADIANS([.A721] * 360 / 1024)))" office:value-type="float" office:value="-123" calcext:value-type="float">
            <text:p>-123</text:p>
          </table:table-cell>
          <table:table-cell table:formula="of:=IF([.A721]&lt;256; FLOOR([.A721]/2); IF([.A721]&lt;768; FLOOR((511-[.A721])/2); FLOOR((-1024+[.A721])/2)))" office:value-type="float" office:value="-104" calcext:value-type="float">
            <text:p>-104</text:p>
          </table:table-cell>
          <table:table-cell table:formula="of:=IF([.A721]&lt;512; -128; 127)" office:value-type="float" office:value="127" calcext:value-type="float">
            <text:p>127</text:p>
          </table:table-cell>
          <table:table-cell table:formula="of:=FLOOR(-128+[.A721]/4)" office:value-type="float" office:value="51" calcext:value-type="float">
            <text:p>51</text:p>
          </table:table-cell>
          <table:table-cell table:formula="of:=-128 + FLOOR(RAND() * 256)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FLOOR( 128 * SIN(RADIANS([.A722] * 360 / 1024)))" office:value-type="float" office:value="-123" calcext:value-type="float">
            <text:p>-123</text:p>
          </table:table-cell>
          <table:table-cell table:formula="of:=IF([.A722]&lt;256; FLOOR([.A722]/2); IF([.A722]&lt;768; FLOOR((511-[.A722])/2); FLOOR((-1024+[.A722])/2)))" office:value-type="float" office:value="-104" calcext:value-type="float">
            <text:p>-104</text:p>
          </table:table-cell>
          <table:table-cell table:formula="of:=IF([.A722]&lt;512; -128; 127)" office:value-type="float" office:value="127" calcext:value-type="float">
            <text:p>127</text:p>
          </table:table-cell>
          <table:table-cell table:formula="of:=FLOOR(-128+[.A722]/4)" office:value-type="float" office:value="51" calcext:value-type="float">
            <text:p>51</text:p>
          </table:table-cell>
          <table:table-cell table:formula="of:=-128 + FLOOR(RAND() * 256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FLOOR( 128 * SIN(RADIANS([.A723] * 360 / 1024)))" office:value-type="float" office:value="-123" calcext:value-type="float">
            <text:p>-123</text:p>
          </table:table-cell>
          <table:table-cell table:formula="of:=IF([.A723]&lt;256; FLOOR([.A723]/2); IF([.A723]&lt;768; FLOOR((511-[.A723])/2); FLOOR((-1024+[.A723])/2)))" office:value-type="float" office:value="-105" calcext:value-type="float">
            <text:p>-105</text:p>
          </table:table-cell>
          <table:table-cell table:formula="of:=IF([.A723]&lt;512; -128; 127)" office:value-type="float" office:value="127" calcext:value-type="float">
            <text:p>127</text:p>
          </table:table-cell>
          <table:table-cell table:formula="of:=FLOOR(-128+[.A723]/4)" office:value-type="float" office:value="52" calcext:value-type="float">
            <text:p>52</text:p>
          </table:table-cell>
          <table:table-cell table:formula="of:=-128 + FLOOR(RAND() * 256)"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FLOOR( 128 * SIN(RADIANS([.A724] * 360 / 1024)))" office:value-type="float" office:value="-123" calcext:value-type="float">
            <text:p>-123</text:p>
          </table:table-cell>
          <table:table-cell table:formula="of:=IF([.A724]&lt;256; FLOOR([.A724]/2); IF([.A724]&lt;768; FLOOR((511-[.A724])/2); FLOOR((-1024+[.A724])/2)))" office:value-type="float" office:value="-105" calcext:value-type="float">
            <text:p>-105</text:p>
          </table:table-cell>
          <table:table-cell table:formula="of:=IF([.A724]&lt;512; -128; 127)" office:value-type="float" office:value="127" calcext:value-type="float">
            <text:p>127</text:p>
          </table:table-cell>
          <table:table-cell table:formula="of:=FLOOR(-128+[.A724]/4)" office:value-type="float" office:value="52" calcext:value-type="float">
            <text:p>52</text:p>
          </table:table-cell>
          <table:table-cell table:formula="of:=-128 + FLOOR(RAND() * 256)"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FLOOR( 128 * SIN(RADIANS([.A725] * 360 / 1024)))" office:value-type="float" office:value="-123" calcext:value-type="float">
            <text:p>-123</text:p>
          </table:table-cell>
          <table:table-cell table:formula="of:=IF([.A725]&lt;256; FLOOR([.A725]/2); IF([.A725]&lt;768; FLOOR((511-[.A725])/2); FLOOR((-1024+[.A725])/2)))" office:value-type="float" office:value="-106" calcext:value-type="float">
            <text:p>-106</text:p>
          </table:table-cell>
          <table:table-cell table:formula="of:=IF([.A725]&lt;512; -128; 127)" office:value-type="float" office:value="127" calcext:value-type="float">
            <text:p>127</text:p>
          </table:table-cell>
          <table:table-cell table:formula="of:=FLOOR(-128+[.A725]/4)" office:value-type="float" office:value="52" calcext:value-type="float">
            <text:p>52</text:p>
          </table:table-cell>
          <table:table-cell table:formula="of:=-128 + FLOOR(RAND() * 256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FLOOR( 128 * SIN(RADIANS([.A726] * 360 / 1024)))" office:value-type="float" office:value="-124" calcext:value-type="float">
            <text:p>-124</text:p>
          </table:table-cell>
          <table:table-cell table:formula="of:=IF([.A726]&lt;256; FLOOR([.A726]/2); IF([.A726]&lt;768; FLOOR((511-[.A726])/2); FLOOR((-1024+[.A726])/2)))" office:value-type="float" office:value="-106" calcext:value-type="float">
            <text:p>-106</text:p>
          </table:table-cell>
          <table:table-cell table:formula="of:=IF([.A726]&lt;512; -128; 127)" office:value-type="float" office:value="127" calcext:value-type="float">
            <text:p>127</text:p>
          </table:table-cell>
          <table:table-cell table:formula="of:=FLOOR(-128+[.A726]/4)" office:value-type="float" office:value="52" calcext:value-type="float">
            <text:p>52</text:p>
          </table:table-cell>
          <table:table-cell table:formula="of:=-128 + FLOOR(RAND() * 256)"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FLOOR( 128 * SIN(RADIANS([.A727] * 360 / 1024)))" office:value-type="float" office:value="-124" calcext:value-type="float">
            <text:p>-124</text:p>
          </table:table-cell>
          <table:table-cell table:formula="of:=IF([.A727]&lt;256; FLOOR([.A727]/2); IF([.A727]&lt;768; FLOOR((511-[.A727])/2); FLOOR((-1024+[.A727])/2)))" office:value-type="float" office:value="-107" calcext:value-type="float">
            <text:p>-107</text:p>
          </table:table-cell>
          <table:table-cell table:formula="of:=IF([.A727]&lt;512; -128; 127)" office:value-type="float" office:value="127" calcext:value-type="float">
            <text:p>127</text:p>
          </table:table-cell>
          <table:table-cell table:formula="of:=FLOOR(-128+[.A727]/4)" office:value-type="float" office:value="53" calcext:value-type="float">
            <text:p>53</text:p>
          </table:table-cell>
          <table:table-cell table:formula="of:=-128 + FLOOR(RAND() * 256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FLOOR( 128 * SIN(RADIANS([.A728] * 360 / 1024)))" office:value-type="float" office:value="-124" calcext:value-type="float">
            <text:p>-124</text:p>
          </table:table-cell>
          <table:table-cell table:formula="of:=IF([.A728]&lt;256; FLOOR([.A728]/2); IF([.A728]&lt;768; FLOOR((511-[.A728])/2); FLOOR((-1024+[.A728])/2)))" office:value-type="float" office:value="-107" calcext:value-type="float">
            <text:p>-107</text:p>
          </table:table-cell>
          <table:table-cell table:formula="of:=IF([.A728]&lt;512; -128; 127)" office:value-type="float" office:value="127" calcext:value-type="float">
            <text:p>127</text:p>
          </table:table-cell>
          <table:table-cell table:formula="of:=FLOOR(-128+[.A728]/4)" office:value-type="float" office:value="53" calcext:value-type="float">
            <text:p>53</text:p>
          </table:table-cell>
          <table:table-cell table:formula="of:=-128 + FLOOR(RAND() * 256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FLOOR( 128 * SIN(RADIANS([.A729] * 360 / 1024)))" office:value-type="float" office:value="-124" calcext:value-type="float">
            <text:p>-124</text:p>
          </table:table-cell>
          <table:table-cell table:formula="of:=IF([.A729]&lt;256; FLOOR([.A729]/2); IF([.A729]&lt;768; FLOOR((511-[.A729])/2); FLOOR((-1024+[.A729])/2)))" office:value-type="float" office:value="-108" calcext:value-type="float">
            <text:p>-108</text:p>
          </table:table-cell>
          <table:table-cell table:formula="of:=IF([.A729]&lt;512; -128; 127)" office:value-type="float" office:value="127" calcext:value-type="float">
            <text:p>127</text:p>
          </table:table-cell>
          <table:table-cell table:formula="of:=FLOOR(-128+[.A729]/4)" office:value-type="float" office:value="53" calcext:value-type="float">
            <text:p>53</text:p>
          </table:table-cell>
          <table:table-cell table:formula="of:=-128 + FLOOR(RAND() * 256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FLOOR( 128 * SIN(RADIANS([.A730] * 360 / 1024)))" office:value-type="float" office:value="-124" calcext:value-type="float">
            <text:p>-124</text:p>
          </table:table-cell>
          <table:table-cell table:formula="of:=IF([.A730]&lt;256; FLOOR([.A730]/2); IF([.A730]&lt;768; FLOOR((511-[.A730])/2); FLOOR((-1024+[.A730])/2)))" office:value-type="float" office:value="-108" calcext:value-type="float">
            <text:p>-108</text:p>
          </table:table-cell>
          <table:table-cell table:formula="of:=IF([.A730]&lt;512; -128; 127)" office:value-type="float" office:value="127" calcext:value-type="float">
            <text:p>127</text:p>
          </table:table-cell>
          <table:table-cell table:formula="of:=FLOOR(-128+[.A730]/4)" office:value-type="float" office:value="53" calcext:value-type="float">
            <text:p>53</text:p>
          </table:table-cell>
          <table:table-cell table:formula="of:=-128 + FLOOR(RAND() * 256)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FLOOR( 128 * SIN(RADIANS([.A731] * 360 / 1024)))" office:value-type="float" office:value="-125" calcext:value-type="float">
            <text:p>-125</text:p>
          </table:table-cell>
          <table:table-cell table:formula="of:=IF([.A731]&lt;256; FLOOR([.A731]/2); IF([.A731]&lt;768; FLOOR((511-[.A731])/2); FLOOR((-1024+[.A731])/2)))" office:value-type="float" office:value="-109" calcext:value-type="float">
            <text:p>-109</text:p>
          </table:table-cell>
          <table:table-cell table:formula="of:=IF([.A731]&lt;512; -128; 127)" office:value-type="float" office:value="127" calcext:value-type="float">
            <text:p>127</text:p>
          </table:table-cell>
          <table:table-cell table:formula="of:=FLOOR(-128+[.A731]/4)" office:value-type="float" office:value="54" calcext:value-type="float">
            <text:p>54</text:p>
          </table:table-cell>
          <table:table-cell table:formula="of:=-128 + FLOOR(RAND() * 256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FLOOR( 128 * SIN(RADIANS([.A732] * 360 / 1024)))" office:value-type="float" office:value="-125" calcext:value-type="float">
            <text:p>-125</text:p>
          </table:table-cell>
          <table:table-cell table:formula="of:=IF([.A732]&lt;256; FLOOR([.A732]/2); IF([.A732]&lt;768; FLOOR((511-[.A732])/2); FLOOR((-1024+[.A732])/2)))" office:value-type="float" office:value="-109" calcext:value-type="float">
            <text:p>-109</text:p>
          </table:table-cell>
          <table:table-cell table:formula="of:=IF([.A732]&lt;512; -128; 127)" office:value-type="float" office:value="127" calcext:value-type="float">
            <text:p>127</text:p>
          </table:table-cell>
          <table:table-cell table:formula="of:=FLOOR(-128+[.A732]/4)" office:value-type="float" office:value="54" calcext:value-type="float">
            <text:p>54</text:p>
          </table:table-cell>
          <table:table-cell table:formula="of:=-128 + FLOOR(RAND() * 256)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FLOOR( 128 * SIN(RADIANS([.A733] * 360 / 1024)))" office:value-type="float" office:value="-125" calcext:value-type="float">
            <text:p>-125</text:p>
          </table:table-cell>
          <table:table-cell table:formula="of:=IF([.A733]&lt;256; FLOOR([.A733]/2); IF([.A733]&lt;768; FLOOR((511-[.A733])/2); FLOOR((-1024+[.A733])/2)))" office:value-type="float" office:value="-110" calcext:value-type="float">
            <text:p>-110</text:p>
          </table:table-cell>
          <table:table-cell table:formula="of:=IF([.A733]&lt;512; -128; 127)" office:value-type="float" office:value="127" calcext:value-type="float">
            <text:p>127</text:p>
          </table:table-cell>
          <table:table-cell table:formula="of:=FLOOR(-128+[.A733]/4)" office:value-type="float" office:value="54" calcext:value-type="float">
            <text:p>54</text:p>
          </table:table-cell>
          <table:table-cell table:formula="of:=-128 + FLOOR(RAND() * 256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FLOOR( 128 * SIN(RADIANS([.A734] * 360 / 1024)))" office:value-type="float" office:value="-125" calcext:value-type="float">
            <text:p>-125</text:p>
          </table:table-cell>
          <table:table-cell table:formula="of:=IF([.A734]&lt;256; FLOOR([.A734]/2); IF([.A734]&lt;768; FLOOR((511-[.A734])/2); FLOOR((-1024+[.A734])/2)))" office:value-type="float" office:value="-110" calcext:value-type="float">
            <text:p>-110</text:p>
          </table:table-cell>
          <table:table-cell table:formula="of:=IF([.A734]&lt;512; -128; 127)" office:value-type="float" office:value="127" calcext:value-type="float">
            <text:p>127</text:p>
          </table:table-cell>
          <table:table-cell table:formula="of:=FLOOR(-128+[.A734]/4)" office:value-type="float" office:value="54" calcext:value-type="float">
            <text:p>54</text:p>
          </table:table-cell>
          <table:table-cell table:formula="of:=-128 + FLOOR(RAND() * 256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FLOOR( 128 * SIN(RADIANS([.A735] * 360 / 1024)))" office:value-type="float" office:value="-125" calcext:value-type="float">
            <text:p>-125</text:p>
          </table:table-cell>
          <table:table-cell table:formula="of:=IF([.A735]&lt;256; FLOOR([.A735]/2); IF([.A735]&lt;768; FLOOR((511-[.A735])/2); FLOOR((-1024+[.A735])/2)))" office:value-type="float" office:value="-111" calcext:value-type="float">
            <text:p>-111</text:p>
          </table:table-cell>
          <table:table-cell table:formula="of:=IF([.A735]&lt;512; -128; 127)" office:value-type="float" office:value="127" calcext:value-type="float">
            <text:p>127</text:p>
          </table:table-cell>
          <table:table-cell table:formula="of:=FLOOR(-128+[.A735]/4)" office:value-type="float" office:value="55" calcext:value-type="float">
            <text:p>55</text:p>
          </table:table-cell>
          <table:table-cell table:formula="of:=-128 + FLOOR(RAND() * 256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FLOOR( 128 * SIN(RADIANS([.A736] * 360 / 1024)))" office:value-type="float" office:value="-126" calcext:value-type="float">
            <text:p>-126</text:p>
          </table:table-cell>
          <table:table-cell table:formula="of:=IF([.A736]&lt;256; FLOOR([.A736]/2); IF([.A736]&lt;768; FLOOR((511-[.A736])/2); FLOOR((-1024+[.A736])/2)))" office:value-type="float" office:value="-111" calcext:value-type="float">
            <text:p>-111</text:p>
          </table:table-cell>
          <table:table-cell table:formula="of:=IF([.A736]&lt;512; -128; 127)" office:value-type="float" office:value="127" calcext:value-type="float">
            <text:p>127</text:p>
          </table:table-cell>
          <table:table-cell table:formula="of:=FLOOR(-128+[.A736]/4)" office:value-type="float" office:value="55" calcext:value-type="float">
            <text:p>55</text:p>
          </table:table-cell>
          <table:table-cell table:formula="of:=-128 + FLOOR(RAND() * 256)"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FLOOR( 128 * SIN(RADIANS([.A737] * 360 / 1024)))" office:value-type="float" office:value="-126" calcext:value-type="float">
            <text:p>-126</text:p>
          </table:table-cell>
          <table:table-cell table:formula="of:=IF([.A737]&lt;256; FLOOR([.A737]/2); IF([.A737]&lt;768; FLOOR((511-[.A737])/2); FLOOR((-1024+[.A737])/2)))" office:value-type="float" office:value="-112" calcext:value-type="float">
            <text:p>-112</text:p>
          </table:table-cell>
          <table:table-cell table:formula="of:=IF([.A737]&lt;512; -128; 127)" office:value-type="float" office:value="127" calcext:value-type="float">
            <text:p>127</text:p>
          </table:table-cell>
          <table:table-cell table:formula="of:=FLOOR(-128+[.A737]/4)" office:value-type="float" office:value="55" calcext:value-type="float">
            <text:p>55</text:p>
          </table:table-cell>
          <table:table-cell table:formula="of:=-128 + FLOOR(RAND() * 256)"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FLOOR( 128 * SIN(RADIANS([.A738] * 360 / 1024)))" office:value-type="float" office:value="-126" calcext:value-type="float">
            <text:p>-126</text:p>
          </table:table-cell>
          <table:table-cell table:formula="of:=IF([.A738]&lt;256; FLOOR([.A738]/2); IF([.A738]&lt;768; FLOOR((511-[.A738])/2); FLOOR((-1024+[.A738])/2)))" office:value-type="float" office:value="-112" calcext:value-type="float">
            <text:p>-112</text:p>
          </table:table-cell>
          <table:table-cell table:formula="of:=IF([.A738]&lt;512; -128; 127)" office:value-type="float" office:value="127" calcext:value-type="float">
            <text:p>127</text:p>
          </table:table-cell>
          <table:table-cell table:formula="of:=FLOOR(-128+[.A738]/4)" office:value-type="float" office:value="55" calcext:value-type="float">
            <text:p>55</text:p>
          </table:table-cell>
          <table:table-cell table:formula="of:=-128 + FLOOR(RAND() * 256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FLOOR( 128 * SIN(RADIANS([.A739] * 360 / 1024)))" office:value-type="float" office:value="-126" calcext:value-type="float">
            <text:p>-126</text:p>
          </table:table-cell>
          <table:table-cell table:formula="of:=IF([.A739]&lt;256; FLOOR([.A739]/2); IF([.A739]&lt;768; FLOOR((511-[.A739])/2); FLOOR((-1024+[.A739])/2)))" office:value-type="float" office:value="-113" calcext:value-type="float">
            <text:p>-113</text:p>
          </table:table-cell>
          <table:table-cell table:formula="of:=IF([.A739]&lt;512; -128; 127)" office:value-type="float" office:value="127" calcext:value-type="float">
            <text:p>127</text:p>
          </table:table-cell>
          <table:table-cell table:formula="of:=FLOOR(-128+[.A739]/4)" office:value-type="float" office:value="56" calcext:value-type="float">
            <text:p>56</text:p>
          </table:table-cell>
          <table:table-cell table:formula="of:=-128 + FLOOR(RAND() * 256)"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FLOOR( 128 * SIN(RADIANS([.A740] * 360 / 1024)))" office:value-type="float" office:value="-126" calcext:value-type="float">
            <text:p>-126</text:p>
          </table:table-cell>
          <table:table-cell table:formula="of:=IF([.A740]&lt;256; FLOOR([.A740]/2); IF([.A740]&lt;768; FLOOR((511-[.A740])/2); FLOOR((-1024+[.A740])/2)))" office:value-type="float" office:value="-113" calcext:value-type="float">
            <text:p>-113</text:p>
          </table:table-cell>
          <table:table-cell table:formula="of:=IF([.A740]&lt;512; -128; 127)" office:value-type="float" office:value="127" calcext:value-type="float">
            <text:p>127</text:p>
          </table:table-cell>
          <table:table-cell table:formula="of:=FLOOR(-128+[.A740]/4)" office:value-type="float" office:value="56" calcext:value-type="float">
            <text:p>56</text:p>
          </table:table-cell>
          <table:table-cell table:formula="of:=-128 + FLOOR(RAND() * 256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FLOOR( 128 * SIN(RADIANS([.A741] * 360 / 1024)))" office:value-type="float" office:value="-126" calcext:value-type="float">
            <text:p>-126</text:p>
          </table:table-cell>
          <table:table-cell table:formula="of:=IF([.A741]&lt;256; FLOOR([.A741]/2); IF([.A741]&lt;768; FLOOR((511-[.A741])/2); FLOOR((-1024+[.A741])/2)))" office:value-type="float" office:value="-114" calcext:value-type="float">
            <text:p>-114</text:p>
          </table:table-cell>
          <table:table-cell table:formula="of:=IF([.A741]&lt;512; -128; 127)" office:value-type="float" office:value="127" calcext:value-type="float">
            <text:p>127</text:p>
          </table:table-cell>
          <table:table-cell table:formula="of:=FLOOR(-128+[.A741]/4)" office:value-type="float" office:value="56" calcext:value-type="float">
            <text:p>56</text:p>
          </table:table-cell>
          <table:table-cell table:formula="of:=-128 + FLOOR(RAND() * 256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FLOOR( 128 * SIN(RADIANS([.A742] * 360 / 1024)))" office:value-type="float" office:value="-126" calcext:value-type="float">
            <text:p>-126</text:p>
          </table:table-cell>
          <table:table-cell table:formula="of:=IF([.A742]&lt;256; FLOOR([.A742]/2); IF([.A742]&lt;768; FLOOR((511-[.A742])/2); FLOOR((-1024+[.A742])/2)))" office:value-type="float" office:value="-114" calcext:value-type="float">
            <text:p>-114</text:p>
          </table:table-cell>
          <table:table-cell table:formula="of:=IF([.A742]&lt;512; -128; 127)" office:value-type="float" office:value="127" calcext:value-type="float">
            <text:p>127</text:p>
          </table:table-cell>
          <table:table-cell table:formula="of:=FLOOR(-128+[.A742]/4)" office:value-type="float" office:value="56" calcext:value-type="float">
            <text:p>56</text:p>
          </table:table-cell>
          <table:table-cell table:formula="of:=-128 + FLOOR(RAND() * 256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FLOOR( 128 * SIN(RADIANS([.A743] * 360 / 1024)))" office:value-type="float" office:value="-127" calcext:value-type="float">
            <text:p>-127</text:p>
          </table:table-cell>
          <table:table-cell table:formula="of:=IF([.A743]&lt;256; FLOOR([.A743]/2); IF([.A743]&lt;768; FLOOR((511-[.A743])/2); FLOOR((-1024+[.A743])/2)))" office:value-type="float" office:value="-115" calcext:value-type="float">
            <text:p>-115</text:p>
          </table:table-cell>
          <table:table-cell table:formula="of:=IF([.A743]&lt;512; -128; 127)" office:value-type="float" office:value="127" calcext:value-type="float">
            <text:p>127</text:p>
          </table:table-cell>
          <table:table-cell table:formula="of:=FLOOR(-128+[.A743]/4)" office:value-type="float" office:value="57" calcext:value-type="float">
            <text:p>57</text:p>
          </table:table-cell>
          <table:table-cell table:formula="of:=-128 + FLOOR(RAND() * 256)"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FLOOR( 128 * SIN(RADIANS([.A744] * 360 / 1024)))" office:value-type="float" office:value="-127" calcext:value-type="float">
            <text:p>-127</text:p>
          </table:table-cell>
          <table:table-cell table:formula="of:=IF([.A744]&lt;256; FLOOR([.A744]/2); IF([.A744]&lt;768; FLOOR((511-[.A744])/2); FLOOR((-1024+[.A744])/2)))" office:value-type="float" office:value="-115" calcext:value-type="float">
            <text:p>-115</text:p>
          </table:table-cell>
          <table:table-cell table:formula="of:=IF([.A744]&lt;512; -128; 127)" office:value-type="float" office:value="127" calcext:value-type="float">
            <text:p>127</text:p>
          </table:table-cell>
          <table:table-cell table:formula="of:=FLOOR(-128+[.A744]/4)" office:value-type="float" office:value="57" calcext:value-type="float">
            <text:p>57</text:p>
          </table:table-cell>
          <table:table-cell table:formula="of:=-128 + FLOOR(RAND() * 256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FLOOR( 128 * SIN(RADIANS([.A745] * 360 / 1024)))" office:value-type="float" office:value="-127" calcext:value-type="float">
            <text:p>-127</text:p>
          </table:table-cell>
          <table:table-cell table:formula="of:=IF([.A745]&lt;256; FLOOR([.A745]/2); IF([.A745]&lt;768; FLOOR((511-[.A745])/2); FLOOR((-1024+[.A745])/2)))" office:value-type="float" office:value="-116" calcext:value-type="float">
            <text:p>-116</text:p>
          </table:table-cell>
          <table:table-cell table:formula="of:=IF([.A745]&lt;512; -128; 127)" office:value-type="float" office:value="127" calcext:value-type="float">
            <text:p>127</text:p>
          </table:table-cell>
          <table:table-cell table:formula="of:=FLOOR(-128+[.A745]/4)" office:value-type="float" office:value="57" calcext:value-type="float">
            <text:p>57</text:p>
          </table:table-cell>
          <table:table-cell table:formula="of:=-128 + FLOOR(RAND() * 256)"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FLOOR( 128 * SIN(RADIANS([.A746] * 360 / 1024)))" office:value-type="float" office:value="-127" calcext:value-type="float">
            <text:p>-127</text:p>
          </table:table-cell>
          <table:table-cell table:formula="of:=IF([.A746]&lt;256; FLOOR([.A746]/2); IF([.A746]&lt;768; FLOOR((511-[.A746])/2); FLOOR((-1024+[.A746])/2)))" office:value-type="float" office:value="-116" calcext:value-type="float">
            <text:p>-116</text:p>
          </table:table-cell>
          <table:table-cell table:formula="of:=IF([.A746]&lt;512; -128; 127)" office:value-type="float" office:value="127" calcext:value-type="float">
            <text:p>127</text:p>
          </table:table-cell>
          <table:table-cell table:formula="of:=FLOOR(-128+[.A746]/4)" office:value-type="float" office:value="57" calcext:value-type="float">
            <text:p>57</text:p>
          </table:table-cell>
          <table:table-cell table:formula="of:=-128 + FLOOR(RAND() * 256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FLOOR( 128 * SIN(RADIANS([.A747] * 360 / 1024)))" office:value-type="float" office:value="-127" calcext:value-type="float">
            <text:p>-127</text:p>
          </table:table-cell>
          <table:table-cell table:formula="of:=IF([.A747]&lt;256; FLOOR([.A747]/2); IF([.A747]&lt;768; FLOOR((511-[.A747])/2); FLOOR((-1024+[.A747])/2)))" office:value-type="float" office:value="-117" calcext:value-type="float">
            <text:p>-117</text:p>
          </table:table-cell>
          <table:table-cell table:formula="of:=IF([.A747]&lt;512; -128; 127)" office:value-type="float" office:value="127" calcext:value-type="float">
            <text:p>127</text:p>
          </table:table-cell>
          <table:table-cell table:formula="of:=FLOOR(-128+[.A747]/4)" office:value-type="float" office:value="58" calcext:value-type="float">
            <text:p>58</text:p>
          </table:table-cell>
          <table:table-cell table:formula="of:=-128 + FLOOR(RAND() * 256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FLOOR( 128 * SIN(RADIANS([.A748] * 360 / 1024)))" office:value-type="float" office:value="-127" calcext:value-type="float">
            <text:p>-127</text:p>
          </table:table-cell>
          <table:table-cell table:formula="of:=IF([.A748]&lt;256; FLOOR([.A748]/2); IF([.A748]&lt;768; FLOOR((511-[.A748])/2); FLOOR((-1024+[.A748])/2)))" office:value-type="float" office:value="-117" calcext:value-type="float">
            <text:p>-117</text:p>
          </table:table-cell>
          <table:table-cell table:formula="of:=IF([.A748]&lt;512; -128; 127)" office:value-type="float" office:value="127" calcext:value-type="float">
            <text:p>127</text:p>
          </table:table-cell>
          <table:table-cell table:formula="of:=FLOOR(-128+[.A748]/4)" office:value-type="float" office:value="58" calcext:value-type="float">
            <text:p>58</text:p>
          </table:table-cell>
          <table:table-cell table:formula="of:=-128 + FLOOR(RAND() * 256)"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FLOOR( 128 * SIN(RADIANS([.A749] * 360 / 1024)))" office:value-type="float" office:value="-127" calcext:value-type="float">
            <text:p>-127</text:p>
          </table:table-cell>
          <table:table-cell table:formula="of:=IF([.A749]&lt;256; FLOOR([.A749]/2); IF([.A749]&lt;768; FLOOR((511-[.A749])/2); FLOOR((-1024+[.A749])/2)))" office:value-type="float" office:value="-118" calcext:value-type="float">
            <text:p>-118</text:p>
          </table:table-cell>
          <table:table-cell table:formula="of:=IF([.A749]&lt;512; -128; 127)" office:value-type="float" office:value="127" calcext:value-type="float">
            <text:p>127</text:p>
          </table:table-cell>
          <table:table-cell table:formula="of:=FLOOR(-128+[.A749]/4)" office:value-type="float" office:value="58" calcext:value-type="float">
            <text:p>58</text:p>
          </table:table-cell>
          <table:table-cell table:formula="of:=-128 + FLOOR(RAND() * 256)"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FLOOR( 128 * SIN(RADIANS([.A750] * 360 / 1024)))" office:value-type="float" office:value="-127" calcext:value-type="float">
            <text:p>-127</text:p>
          </table:table-cell>
          <table:table-cell table:formula="of:=IF([.A750]&lt;256; FLOOR([.A750]/2); IF([.A750]&lt;768; FLOOR((511-[.A750])/2); FLOOR((-1024+[.A750])/2)))" office:value-type="float" office:value="-118" calcext:value-type="float">
            <text:p>-118</text:p>
          </table:table-cell>
          <table:table-cell table:formula="of:=IF([.A750]&lt;512; -128; 127)" office:value-type="float" office:value="127" calcext:value-type="float">
            <text:p>127</text:p>
          </table:table-cell>
          <table:table-cell table:formula="of:=FLOOR(-128+[.A750]/4)" office:value-type="float" office:value="58" calcext:value-type="float">
            <text:p>58</text:p>
          </table:table-cell>
          <table:table-cell table:formula="of:=-128 + FLOOR(RAND() * 256)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FLOOR( 128 * SIN(RADIANS([.A751] * 360 / 1024)))" office:value-type="float" office:value="-128" calcext:value-type="float">
            <text:p>-128</text:p>
          </table:table-cell>
          <table:table-cell table:formula="of:=IF([.A751]&lt;256; FLOOR([.A751]/2); IF([.A751]&lt;768; FLOOR((511-[.A751])/2); FLOOR((-1024+[.A751])/2)))" office:value-type="float" office:value="-119" calcext:value-type="float">
            <text:p>-119</text:p>
          </table:table-cell>
          <table:table-cell table:formula="of:=IF([.A751]&lt;512; -128; 127)" office:value-type="float" office:value="127" calcext:value-type="float">
            <text:p>127</text:p>
          </table:table-cell>
          <table:table-cell table:formula="of:=FLOOR(-128+[.A751]/4)" office:value-type="float" office:value="59" calcext:value-type="float">
            <text:p>59</text:p>
          </table:table-cell>
          <table:table-cell table:formula="of:=-128 + FLOOR(RAND() * 256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FLOOR( 128 * SIN(RADIANS([.A752] * 360 / 1024)))" office:value-type="float" office:value="-128" calcext:value-type="float">
            <text:p>-128</text:p>
          </table:table-cell>
          <table:table-cell table:formula="of:=IF([.A752]&lt;256; FLOOR([.A752]/2); IF([.A752]&lt;768; FLOOR((511-[.A752])/2); FLOOR((-1024+[.A752])/2)))" office:value-type="float" office:value="-119" calcext:value-type="float">
            <text:p>-119</text:p>
          </table:table-cell>
          <table:table-cell table:formula="of:=IF([.A752]&lt;512; -128; 127)" office:value-type="float" office:value="127" calcext:value-type="float">
            <text:p>127</text:p>
          </table:table-cell>
          <table:table-cell table:formula="of:=FLOOR(-128+[.A752]/4)" office:value-type="float" office:value="59" calcext:value-type="float">
            <text:p>59</text:p>
          </table:table-cell>
          <table:table-cell table:formula="of:=-128 + FLOOR(RAND() * 256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FLOOR( 128 * SIN(RADIANS([.A753] * 360 / 1024)))" office:value-type="float" office:value="-128" calcext:value-type="float">
            <text:p>-128</text:p>
          </table:table-cell>
          <table:table-cell table:formula="of:=IF([.A753]&lt;256; FLOOR([.A753]/2); IF([.A753]&lt;768; FLOOR((511-[.A753])/2); FLOOR((-1024+[.A753])/2)))" office:value-type="float" office:value="-120" calcext:value-type="float">
            <text:p>-120</text:p>
          </table:table-cell>
          <table:table-cell table:formula="of:=IF([.A753]&lt;512; -128; 127)" office:value-type="float" office:value="127" calcext:value-type="float">
            <text:p>127</text:p>
          </table:table-cell>
          <table:table-cell table:formula="of:=FLOOR(-128+[.A753]/4)" office:value-type="float" office:value="59" calcext:value-type="float">
            <text:p>59</text:p>
          </table:table-cell>
          <table:table-cell table:formula="of:=-128 + FLOOR(RAND() * 256)"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FLOOR( 128 * SIN(RADIANS([.A754] * 360 / 1024)))" office:value-type="float" office:value="-128" calcext:value-type="float">
            <text:p>-128</text:p>
          </table:table-cell>
          <table:table-cell table:formula="of:=IF([.A754]&lt;256; FLOOR([.A754]/2); IF([.A754]&lt;768; FLOOR((511-[.A754])/2); FLOOR((-1024+[.A754])/2)))" office:value-type="float" office:value="-120" calcext:value-type="float">
            <text:p>-120</text:p>
          </table:table-cell>
          <table:table-cell table:formula="of:=IF([.A754]&lt;512; -128; 127)" office:value-type="float" office:value="127" calcext:value-type="float">
            <text:p>127</text:p>
          </table:table-cell>
          <table:table-cell table:formula="of:=FLOOR(-128+[.A754]/4)" office:value-type="float" office:value="59" calcext:value-type="float">
            <text:p>59</text:p>
          </table:table-cell>
          <table:table-cell table:formula="of:=-128 + FLOOR(RAND() * 256)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FLOOR( 128 * SIN(RADIANS([.A755] * 360 / 1024)))" office:value-type="float" office:value="-128" calcext:value-type="float">
            <text:p>-128</text:p>
          </table:table-cell>
          <table:table-cell table:formula="of:=IF([.A755]&lt;256; FLOOR([.A755]/2); IF([.A755]&lt;768; FLOOR((511-[.A755])/2); FLOOR((-1024+[.A755])/2)))" office:value-type="float" office:value="-121" calcext:value-type="float">
            <text:p>-121</text:p>
          </table:table-cell>
          <table:table-cell table:formula="of:=IF([.A755]&lt;512; -128; 127)" office:value-type="float" office:value="127" calcext:value-type="float">
            <text:p>127</text:p>
          </table:table-cell>
          <table:table-cell table:formula="of:=FLOOR(-128+[.A755]/4)" office:value-type="float" office:value="60" calcext:value-type="float">
            <text:p>60</text:p>
          </table:table-cell>
          <table:table-cell table:formula="of:=-128 + FLOOR(RAND() * 256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FLOOR( 128 * SIN(RADIANS([.A756] * 360 / 1024)))" office:value-type="float" office:value="-128" calcext:value-type="float">
            <text:p>-128</text:p>
          </table:table-cell>
          <table:table-cell table:formula="of:=IF([.A756]&lt;256; FLOOR([.A756]/2); IF([.A756]&lt;768; FLOOR((511-[.A756])/2); FLOOR((-1024+[.A756])/2)))" office:value-type="float" office:value="-121" calcext:value-type="float">
            <text:p>-121</text:p>
          </table:table-cell>
          <table:table-cell table:formula="of:=IF([.A756]&lt;512; -128; 127)" office:value-type="float" office:value="127" calcext:value-type="float">
            <text:p>127</text:p>
          </table:table-cell>
          <table:table-cell table:formula="of:=FLOOR(-128+[.A756]/4)" office:value-type="float" office:value="60" calcext:value-type="float">
            <text:p>60</text:p>
          </table:table-cell>
          <table:table-cell table:formula="of:=-128 + FLOOR(RAND() * 256)"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FLOOR( 128 * SIN(RADIANS([.A757] * 360 / 1024)))" office:value-type="float" office:value="-128" calcext:value-type="float">
            <text:p>-128</text:p>
          </table:table-cell>
          <table:table-cell table:formula="of:=IF([.A757]&lt;256; FLOOR([.A757]/2); IF([.A757]&lt;768; FLOOR((511-[.A757])/2); FLOOR((-1024+[.A757])/2)))" office:value-type="float" office:value="-122" calcext:value-type="float">
            <text:p>-122</text:p>
          </table:table-cell>
          <table:table-cell table:formula="of:=IF([.A757]&lt;512; -128; 127)" office:value-type="float" office:value="127" calcext:value-type="float">
            <text:p>127</text:p>
          </table:table-cell>
          <table:table-cell table:formula="of:=FLOOR(-128+[.A757]/4)" office:value-type="float" office:value="60" calcext:value-type="float">
            <text:p>60</text:p>
          </table:table-cell>
          <table:table-cell table:formula="of:=-128 + FLOOR(RAND() * 256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FLOOR( 128 * SIN(RADIANS([.A758] * 360 / 1024)))" office:value-type="float" office:value="-128" calcext:value-type="float">
            <text:p>-128</text:p>
          </table:table-cell>
          <table:table-cell table:formula="of:=IF([.A758]&lt;256; FLOOR([.A758]/2); IF([.A758]&lt;768; FLOOR((511-[.A758])/2); FLOOR((-1024+[.A758])/2)))" office:value-type="float" office:value="-122" calcext:value-type="float">
            <text:p>-122</text:p>
          </table:table-cell>
          <table:table-cell table:formula="of:=IF([.A758]&lt;512; -128; 127)" office:value-type="float" office:value="127" calcext:value-type="float">
            <text:p>127</text:p>
          </table:table-cell>
          <table:table-cell table:formula="of:=FLOOR(-128+[.A758]/4)" office:value-type="float" office:value="60" calcext:value-type="float">
            <text:p>60</text:p>
          </table:table-cell>
          <table:table-cell table:formula="of:=-128 + FLOOR(RAND() * 256)" office:value-type="float" office:value="-122" calcext:value-type="float">
            <text:p>-12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FLOOR( 128 * SIN(RADIANS([.A759] * 360 / 1024)))" office:value-type="float" office:value="-128" calcext:value-type="float">
            <text:p>-128</text:p>
          </table:table-cell>
          <table:table-cell table:formula="of:=IF([.A759]&lt;256; FLOOR([.A759]/2); IF([.A759]&lt;768; FLOOR((511-[.A759])/2); FLOOR((-1024+[.A759])/2)))" office:value-type="float" office:value="-123" calcext:value-type="float">
            <text:p>-123</text:p>
          </table:table-cell>
          <table:table-cell table:formula="of:=IF([.A759]&lt;512; -128; 127)" office:value-type="float" office:value="127" calcext:value-type="float">
            <text:p>127</text:p>
          </table:table-cell>
          <table:table-cell table:formula="of:=FLOOR(-128+[.A759]/4)" office:value-type="float" office:value="61" calcext:value-type="float">
            <text:p>61</text:p>
          </table:table-cell>
          <table:table-cell table:formula="of:=-128 + FLOOR(RAND() * 256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FLOOR( 128 * SIN(RADIANS([.A760] * 360 / 1024)))" office:value-type="float" office:value="-128" calcext:value-type="float">
            <text:p>-128</text:p>
          </table:table-cell>
          <table:table-cell table:formula="of:=IF([.A760]&lt;256; FLOOR([.A760]/2); IF([.A760]&lt;768; FLOOR((511-[.A760])/2); FLOOR((-1024+[.A760])/2)))" office:value-type="float" office:value="-123" calcext:value-type="float">
            <text:p>-123</text:p>
          </table:table-cell>
          <table:table-cell table:formula="of:=IF([.A760]&lt;512; -128; 127)" office:value-type="float" office:value="127" calcext:value-type="float">
            <text:p>127</text:p>
          </table:table-cell>
          <table:table-cell table:formula="of:=FLOOR(-128+[.A760]/4)" office:value-type="float" office:value="61" calcext:value-type="float">
            <text:p>61</text:p>
          </table:table-cell>
          <table:table-cell table:formula="of:=-128 + FLOOR(RAND() * 256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FLOOR( 128 * SIN(RADIANS([.A761] * 360 / 1024)))" office:value-type="float" office:value="-128" calcext:value-type="float">
            <text:p>-128</text:p>
          </table:table-cell>
          <table:table-cell table:formula="of:=IF([.A761]&lt;256; FLOOR([.A761]/2); IF([.A761]&lt;768; FLOOR((511-[.A761])/2); FLOOR((-1024+[.A761])/2)))" office:value-type="float" office:value="-124" calcext:value-type="float">
            <text:p>-124</text:p>
          </table:table-cell>
          <table:table-cell table:formula="of:=IF([.A761]&lt;512; -128; 127)" office:value-type="float" office:value="127" calcext:value-type="float">
            <text:p>127</text:p>
          </table:table-cell>
          <table:table-cell table:formula="of:=FLOOR(-128+[.A761]/4)" office:value-type="float" office:value="61" calcext:value-type="float">
            <text:p>61</text:p>
          </table:table-cell>
          <table:table-cell table:formula="of:=-128 + FLOOR(RAND() * 256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FLOOR( 128 * SIN(RADIANS([.A762] * 360 / 1024)))" office:value-type="float" office:value="-128" calcext:value-type="float">
            <text:p>-128</text:p>
          </table:table-cell>
          <table:table-cell table:formula="of:=IF([.A762]&lt;256; FLOOR([.A762]/2); IF([.A762]&lt;768; FLOOR((511-[.A762])/2); FLOOR((-1024+[.A762])/2)))" office:value-type="float" office:value="-124" calcext:value-type="float">
            <text:p>-124</text:p>
          </table:table-cell>
          <table:table-cell table:formula="of:=IF([.A762]&lt;512; -128; 127)" office:value-type="float" office:value="127" calcext:value-type="float">
            <text:p>127</text:p>
          </table:table-cell>
          <table:table-cell table:formula="of:=FLOOR(-128+[.A762]/4)" office:value-type="float" office:value="61" calcext:value-type="float">
            <text:p>61</text:p>
          </table:table-cell>
          <table:table-cell table:formula="of:=-128 + FLOOR(RAND() * 256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FLOOR( 128 * SIN(RADIANS([.A763] * 360 / 1024)))" office:value-type="float" office:value="-128" calcext:value-type="float">
            <text:p>-128</text:p>
          </table:table-cell>
          <table:table-cell table:formula="of:=IF([.A763]&lt;256; FLOOR([.A763]/2); IF([.A763]&lt;768; FLOOR((511-[.A763])/2); FLOOR((-1024+[.A763])/2)))" office:value-type="float" office:value="-125" calcext:value-type="float">
            <text:p>-125</text:p>
          </table:table-cell>
          <table:table-cell table:formula="of:=IF([.A763]&lt;512; -128; 127)" office:value-type="float" office:value="127" calcext:value-type="float">
            <text:p>127</text:p>
          </table:table-cell>
          <table:table-cell table:formula="of:=FLOOR(-128+[.A763]/4)" office:value-type="float" office:value="62" calcext:value-type="float">
            <text:p>62</text:p>
          </table:table-cell>
          <table:table-cell table:formula="of:=-128 + FLOOR(RAND() * 256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FLOOR( 128 * SIN(RADIANS([.A764] * 360 / 1024)))" office:value-type="float" office:value="-128" calcext:value-type="float">
            <text:p>-128</text:p>
          </table:table-cell>
          <table:table-cell table:formula="of:=IF([.A764]&lt;256; FLOOR([.A764]/2); IF([.A764]&lt;768; FLOOR((511-[.A764])/2); FLOOR((-1024+[.A764])/2)))" office:value-type="float" office:value="-125" calcext:value-type="float">
            <text:p>-125</text:p>
          </table:table-cell>
          <table:table-cell table:formula="of:=IF([.A764]&lt;512; -128; 127)" office:value-type="float" office:value="127" calcext:value-type="float">
            <text:p>127</text:p>
          </table:table-cell>
          <table:table-cell table:formula="of:=FLOOR(-128+[.A764]/4)" office:value-type="float" office:value="62" calcext:value-type="float">
            <text:p>62</text:p>
          </table:table-cell>
          <table:table-cell table:formula="of:=-128 + FLOOR(RAND() * 256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FLOOR( 128 * SIN(RADIANS([.A765] * 360 / 1024)))" office:value-type="float" office:value="-128" calcext:value-type="float">
            <text:p>-128</text:p>
          </table:table-cell>
          <table:table-cell table:formula="of:=IF([.A765]&lt;256; FLOOR([.A765]/2); IF([.A765]&lt;768; FLOOR((511-[.A765])/2); FLOOR((-1024+[.A765])/2)))" office:value-type="float" office:value="-126" calcext:value-type="float">
            <text:p>-126</text:p>
          </table:table-cell>
          <table:table-cell table:formula="of:=IF([.A765]&lt;512; -128; 127)" office:value-type="float" office:value="127" calcext:value-type="float">
            <text:p>127</text:p>
          </table:table-cell>
          <table:table-cell table:formula="of:=FLOOR(-128+[.A765]/4)" office:value-type="float" office:value="62" calcext:value-type="float">
            <text:p>62</text:p>
          </table:table-cell>
          <table:table-cell table:formula="of:=-128 + FLOOR(RAND() * 256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FLOOR( 128 * SIN(RADIANS([.A766] * 360 / 1024)))" office:value-type="float" office:value="-128" calcext:value-type="float">
            <text:p>-128</text:p>
          </table:table-cell>
          <table:table-cell table:formula="of:=IF([.A766]&lt;256; FLOOR([.A766]/2); IF([.A766]&lt;768; FLOOR((511-[.A766])/2); FLOOR((-1024+[.A766])/2)))" office:value-type="float" office:value="-126" calcext:value-type="float">
            <text:p>-126</text:p>
          </table:table-cell>
          <table:table-cell table:formula="of:=IF([.A766]&lt;512; -128; 127)" office:value-type="float" office:value="127" calcext:value-type="float">
            <text:p>127</text:p>
          </table:table-cell>
          <table:table-cell table:formula="of:=FLOOR(-128+[.A766]/4)" office:value-type="float" office:value="62" calcext:value-type="float">
            <text:p>62</text:p>
          </table:table-cell>
          <table:table-cell table:formula="of:=-128 + FLOOR(RAND() * 256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FLOOR( 128 * SIN(RADIANS([.A767] * 360 / 1024)))" office:value-type="float" office:value="-128" calcext:value-type="float">
            <text:p>-128</text:p>
          </table:table-cell>
          <table:table-cell table:formula="of:=IF([.A767]&lt;256; FLOOR([.A767]/2); IF([.A767]&lt;768; FLOOR((511-[.A767])/2); FLOOR((-1024+[.A767])/2)))" office:value-type="float" office:value="-127" calcext:value-type="float">
            <text:p>-127</text:p>
          </table:table-cell>
          <table:table-cell table:formula="of:=IF([.A767]&lt;512; -128; 127)" office:value-type="float" office:value="127" calcext:value-type="float">
            <text:p>127</text:p>
          </table:table-cell>
          <table:table-cell table:formula="of:=FLOOR(-128+[.A767]/4)" office:value-type="float" office:value="63" calcext:value-type="float">
            <text:p>63</text:p>
          </table:table-cell>
          <table:table-cell table:formula="of:=-128 + FLOOR(RAND() * 256)"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FLOOR( 128 * SIN(RADIANS([.A768] * 360 / 1024)))" office:value-type="float" office:value="-128" calcext:value-type="float">
            <text:p>-128</text:p>
          </table:table-cell>
          <table:table-cell table:formula="of:=IF([.A768]&lt;256; FLOOR([.A768]/2); IF([.A768]&lt;768; FLOOR((511-[.A768])/2); FLOOR((-1024+[.A768])/2)))" office:value-type="float" office:value="-127" calcext:value-type="float">
            <text:p>-127</text:p>
          </table:table-cell>
          <table:table-cell table:formula="of:=IF([.A768]&lt;512; -128; 127)" office:value-type="float" office:value="127" calcext:value-type="float">
            <text:p>127</text:p>
          </table:table-cell>
          <table:table-cell table:formula="of:=FLOOR(-128+[.A768]/4)" office:value-type="float" office:value="63" calcext:value-type="float">
            <text:p>63</text:p>
          </table:table-cell>
          <table:table-cell table:formula="of:=-128 + FLOOR(RAND() * 256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FLOOR( 128 * SIN(RADIANS([.A769] * 360 / 1024)))" office:value-type="float" office:value="-128" calcext:value-type="float">
            <text:p>-128</text:p>
          </table:table-cell>
          <table:table-cell table:formula="of:=IF([.A769]&lt;256; FLOOR([.A769]/2); IF([.A769]&lt;768; FLOOR((511-[.A769])/2); FLOOR((-1024+[.A769])/2)))" office:value-type="float" office:value="-128" calcext:value-type="float">
            <text:p>-128</text:p>
          </table:table-cell>
          <table:table-cell table:formula="of:=IF([.A769]&lt;512; -128; 127)" office:value-type="float" office:value="127" calcext:value-type="float">
            <text:p>127</text:p>
          </table:table-cell>
          <table:table-cell table:formula="of:=FLOOR(-128+[.A769]/4)" office:value-type="float" office:value="63" calcext:value-type="float">
            <text:p>63</text:p>
          </table:table-cell>
          <table:table-cell table:formula="of:=-128 + FLOOR(RAND() * 256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FLOOR( 128 * SIN(RADIANS([.A770] * 360 / 1024)))" office:value-type="float" office:value="-128" calcext:value-type="float">
            <text:p>-128</text:p>
          </table:table-cell>
          <table:table-cell table:formula="of:=IF([.A770]&lt;256; FLOOR([.A770]/2); IF([.A770]&lt;768; FLOOR((511-[.A770])/2); FLOOR((-1024+[.A770])/2)))" office:value-type="float" office:value="-128" calcext:value-type="float">
            <text:p>-128</text:p>
          </table:table-cell>
          <table:table-cell table:formula="of:=IF([.A770]&lt;512; -128; 127)" office:value-type="float" office:value="127" calcext:value-type="float">
            <text:p>127</text:p>
          </table:table-cell>
          <table:table-cell table:formula="of:=FLOOR(-128+[.A770]/4)" office:value-type="float" office:value="63" calcext:value-type="float">
            <text:p>63</text:p>
          </table:table-cell>
          <table:table-cell table:formula="of:=-128 + FLOOR(RAND() * 256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FLOOR( 128 * SIN(RADIANS([.A771] * 360 / 1024)))" office:value-type="float" office:value="-128" calcext:value-type="float">
            <text:p>-128</text:p>
          </table:table-cell>
          <table:table-cell table:formula="of:=IF([.A771]&lt;256; FLOOR([.A771]/2); IF([.A771]&lt;768; FLOOR((511-[.A771])/2); FLOOR((-1024+[.A771])/2)))" office:value-type="float" office:value="-128" calcext:value-type="float">
            <text:p>-128</text:p>
          </table:table-cell>
          <table:table-cell table:formula="of:=IF([.A771]&lt;512; -128; 127)" office:value-type="float" office:value="127" calcext:value-type="float">
            <text:p>127</text:p>
          </table:table-cell>
          <table:table-cell table:formula="of:=FLOOR(-128+[.A771]/4)" office:value-type="float" office:value="64" calcext:value-type="float">
            <text:p>64</text:p>
          </table:table-cell>
          <table:table-cell table:formula="of:=-128 + FLOOR(RAND() * 256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FLOOR( 128 * SIN(RADIANS([.A772] * 360 / 1024)))" office:value-type="float" office:value="-128" calcext:value-type="float">
            <text:p>-128</text:p>
          </table:table-cell>
          <table:table-cell table:formula="of:=IF([.A772]&lt;256; FLOOR([.A772]/2); IF([.A772]&lt;768; FLOOR((511-[.A772])/2); FLOOR((-1024+[.A772])/2)))" office:value-type="float" office:value="-128" calcext:value-type="float">
            <text:p>-128</text:p>
          </table:table-cell>
          <table:table-cell table:formula="of:=IF([.A772]&lt;512; -128; 127)" office:value-type="float" office:value="127" calcext:value-type="float">
            <text:p>127</text:p>
          </table:table-cell>
          <table:table-cell table:formula="of:=FLOOR(-128+[.A772]/4)" office:value-type="float" office:value="64" calcext:value-type="float">
            <text:p>64</text:p>
          </table:table-cell>
          <table:table-cell table:formula="of:=-128 + FLOOR(RAND() * 256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FLOOR( 128 * SIN(RADIANS([.A773] * 360 / 1024)))" office:value-type="float" office:value="-128" calcext:value-type="float">
            <text:p>-128</text:p>
          </table:table-cell>
          <table:table-cell table:formula="of:=IF([.A773]&lt;256; FLOOR([.A773]/2); IF([.A773]&lt;768; FLOOR((511-[.A773])/2); FLOOR((-1024+[.A773])/2)))" office:value-type="float" office:value="-127" calcext:value-type="float">
            <text:p>-127</text:p>
          </table:table-cell>
          <table:table-cell table:formula="of:=IF([.A773]&lt;512; -128; 127)" office:value-type="float" office:value="127" calcext:value-type="float">
            <text:p>127</text:p>
          </table:table-cell>
          <table:table-cell table:formula="of:=FLOOR(-128+[.A773]/4)" office:value-type="float" office:value="64" calcext:value-type="float">
            <text:p>64</text:p>
          </table:table-cell>
          <table:table-cell table:formula="of:=-128 + FLOOR(RAND() * 256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FLOOR( 128 * SIN(RADIANS([.A774] * 360 / 1024)))" office:value-type="float" office:value="-128" calcext:value-type="float">
            <text:p>-128</text:p>
          </table:table-cell>
          <table:table-cell table:formula="of:=IF([.A774]&lt;256; FLOOR([.A774]/2); IF([.A774]&lt;768; FLOOR((511-[.A774])/2); FLOOR((-1024+[.A774])/2)))" office:value-type="float" office:value="-127" calcext:value-type="float">
            <text:p>-127</text:p>
          </table:table-cell>
          <table:table-cell table:formula="of:=IF([.A774]&lt;512; -128; 127)" office:value-type="float" office:value="127" calcext:value-type="float">
            <text:p>127</text:p>
          </table:table-cell>
          <table:table-cell table:formula="of:=FLOOR(-128+[.A774]/4)" office:value-type="float" office:value="64" calcext:value-type="float">
            <text:p>64</text:p>
          </table:table-cell>
          <table:table-cell table:formula="of:=-128 + FLOOR(RAND() * 256)"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FLOOR( 128 * SIN(RADIANS([.A775] * 360 / 1024)))" office:value-type="float" office:value="-128" calcext:value-type="float">
            <text:p>-128</text:p>
          </table:table-cell>
          <table:table-cell table:formula="of:=IF([.A775]&lt;256; FLOOR([.A775]/2); IF([.A775]&lt;768; FLOOR((511-[.A775])/2); FLOOR((-1024+[.A775])/2)))" office:value-type="float" office:value="-126" calcext:value-type="float">
            <text:p>-126</text:p>
          </table:table-cell>
          <table:table-cell table:formula="of:=IF([.A775]&lt;512; -128; 127)" office:value-type="float" office:value="127" calcext:value-type="float">
            <text:p>127</text:p>
          </table:table-cell>
          <table:table-cell table:formula="of:=FLOOR(-128+[.A775]/4)" office:value-type="float" office:value="65" calcext:value-type="float">
            <text:p>65</text:p>
          </table:table-cell>
          <table:table-cell table:formula="of:=-128 + FLOOR(RAND() * 256)"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FLOOR( 128 * SIN(RADIANS([.A776] * 360 / 1024)))" office:value-type="float" office:value="-128" calcext:value-type="float">
            <text:p>-128</text:p>
          </table:table-cell>
          <table:table-cell table:formula="of:=IF([.A776]&lt;256; FLOOR([.A776]/2); IF([.A776]&lt;768; FLOOR((511-[.A776])/2); FLOOR((-1024+[.A776])/2)))" office:value-type="float" office:value="-126" calcext:value-type="float">
            <text:p>-126</text:p>
          </table:table-cell>
          <table:table-cell table:formula="of:=IF([.A776]&lt;512; -128; 127)" office:value-type="float" office:value="127" calcext:value-type="float">
            <text:p>127</text:p>
          </table:table-cell>
          <table:table-cell table:formula="of:=FLOOR(-128+[.A776]/4)" office:value-type="float" office:value="65" calcext:value-type="float">
            <text:p>65</text:p>
          </table:table-cell>
          <table:table-cell table:formula="of:=-128 + FLOOR(RAND() * 256)"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FLOOR( 128 * SIN(RADIANS([.A777] * 360 / 1024)))" office:value-type="float" office:value="-128" calcext:value-type="float">
            <text:p>-128</text:p>
          </table:table-cell>
          <table:table-cell table:formula="of:=IF([.A777]&lt;256; FLOOR([.A777]/2); IF([.A777]&lt;768; FLOOR((511-[.A777])/2); FLOOR((-1024+[.A777])/2)))" office:value-type="float" office:value="-125" calcext:value-type="float">
            <text:p>-125</text:p>
          </table:table-cell>
          <table:table-cell table:formula="of:=IF([.A777]&lt;512; -128; 127)" office:value-type="float" office:value="127" calcext:value-type="float">
            <text:p>127</text:p>
          </table:table-cell>
          <table:table-cell table:formula="of:=FLOOR(-128+[.A777]/4)" office:value-type="float" office:value="65" calcext:value-type="float">
            <text:p>65</text:p>
          </table:table-cell>
          <table:table-cell table:formula="of:=-128 + FLOOR(RAND() * 256)"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FLOOR( 128 * SIN(RADIANS([.A778] * 360 / 1024)))" office:value-type="float" office:value="-128" calcext:value-type="float">
            <text:p>-128</text:p>
          </table:table-cell>
          <table:table-cell table:formula="of:=IF([.A778]&lt;256; FLOOR([.A778]/2); IF([.A778]&lt;768; FLOOR((511-[.A778])/2); FLOOR((-1024+[.A778])/2)))" office:value-type="float" office:value="-125" calcext:value-type="float">
            <text:p>-125</text:p>
          </table:table-cell>
          <table:table-cell table:formula="of:=IF([.A778]&lt;512; -128; 127)" office:value-type="float" office:value="127" calcext:value-type="float">
            <text:p>127</text:p>
          </table:table-cell>
          <table:table-cell table:formula="of:=FLOOR(-128+[.A778]/4)" office:value-type="float" office:value="65" calcext:value-type="float">
            <text:p>65</text:p>
          </table:table-cell>
          <table:table-cell table:formula="of:=-128 + FLOOR(RAND() * 256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FLOOR( 128 * SIN(RADIANS([.A779] * 360 / 1024)))" office:value-type="float" office:value="-128" calcext:value-type="float">
            <text:p>-128</text:p>
          </table:table-cell>
          <table:table-cell table:formula="of:=IF([.A779]&lt;256; FLOOR([.A779]/2); IF([.A779]&lt;768; FLOOR((511-[.A779])/2); FLOOR((-1024+[.A779])/2)))" office:value-type="float" office:value="-124" calcext:value-type="float">
            <text:p>-124</text:p>
          </table:table-cell>
          <table:table-cell table:formula="of:=IF([.A779]&lt;512; -128; 127)" office:value-type="float" office:value="127" calcext:value-type="float">
            <text:p>127</text:p>
          </table:table-cell>
          <table:table-cell table:formula="of:=FLOOR(-128+[.A779]/4)" office:value-type="float" office:value="66" calcext:value-type="float">
            <text:p>66</text:p>
          </table:table-cell>
          <table:table-cell table:formula="of:=-128 + FLOOR(RAND() * 256)"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FLOOR( 128 * SIN(RADIANS([.A780] * 360 / 1024)))" office:value-type="float" office:value="-128" calcext:value-type="float">
            <text:p>-128</text:p>
          </table:table-cell>
          <table:table-cell table:formula="of:=IF([.A780]&lt;256; FLOOR([.A780]/2); IF([.A780]&lt;768; FLOOR((511-[.A780])/2); FLOOR((-1024+[.A780])/2)))" office:value-type="float" office:value="-124" calcext:value-type="float">
            <text:p>-124</text:p>
          </table:table-cell>
          <table:table-cell table:formula="of:=IF([.A780]&lt;512; -128; 127)" office:value-type="float" office:value="127" calcext:value-type="float">
            <text:p>127</text:p>
          </table:table-cell>
          <table:table-cell table:formula="of:=FLOOR(-128+[.A780]/4)" office:value-type="float" office:value="66" calcext:value-type="float">
            <text:p>66</text:p>
          </table:table-cell>
          <table:table-cell table:formula="of:=-128 + FLOOR(RAND() * 256)"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FLOOR( 128 * SIN(RADIANS([.A781] * 360 / 1024)))" office:value-type="float" office:value="-128" calcext:value-type="float">
            <text:p>-128</text:p>
          </table:table-cell>
          <table:table-cell table:formula="of:=IF([.A781]&lt;256; FLOOR([.A781]/2); IF([.A781]&lt;768; FLOOR((511-[.A781])/2); FLOOR((-1024+[.A781])/2)))" office:value-type="float" office:value="-123" calcext:value-type="float">
            <text:p>-123</text:p>
          </table:table-cell>
          <table:table-cell table:formula="of:=IF([.A781]&lt;512; -128; 127)" office:value-type="float" office:value="127" calcext:value-type="float">
            <text:p>127</text:p>
          </table:table-cell>
          <table:table-cell table:formula="of:=FLOOR(-128+[.A781]/4)" office:value-type="float" office:value="66" calcext:value-type="float">
            <text:p>66</text:p>
          </table:table-cell>
          <table:table-cell table:formula="of:=-128 + FLOOR(RAND() * 256)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FLOOR( 128 * SIN(RADIANS([.A782] * 360 / 1024)))" office:value-type="float" office:value="-128" calcext:value-type="float">
            <text:p>-128</text:p>
          </table:table-cell>
          <table:table-cell table:formula="of:=IF([.A782]&lt;256; FLOOR([.A782]/2); IF([.A782]&lt;768; FLOOR((511-[.A782])/2); FLOOR((-1024+[.A782])/2)))" office:value-type="float" office:value="-123" calcext:value-type="float">
            <text:p>-123</text:p>
          </table:table-cell>
          <table:table-cell table:formula="of:=IF([.A782]&lt;512; -128; 127)" office:value-type="float" office:value="127" calcext:value-type="float">
            <text:p>127</text:p>
          </table:table-cell>
          <table:table-cell table:formula="of:=FLOOR(-128+[.A782]/4)" office:value-type="float" office:value="66" calcext:value-type="float">
            <text:p>66</text:p>
          </table:table-cell>
          <table:table-cell table:formula="of:=-128 + FLOOR(RAND() * 256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FLOOR( 128 * SIN(RADIANS([.A783] * 360 / 1024)))" office:value-type="float" office:value="-128" calcext:value-type="float">
            <text:p>-128</text:p>
          </table:table-cell>
          <table:table-cell table:formula="of:=IF([.A783]&lt;256; FLOOR([.A783]/2); IF([.A783]&lt;768; FLOOR((511-[.A783])/2); FLOOR((-1024+[.A783])/2)))" office:value-type="float" office:value="-122" calcext:value-type="float">
            <text:p>-122</text:p>
          </table:table-cell>
          <table:table-cell table:formula="of:=IF([.A783]&lt;512; -128; 127)" office:value-type="float" office:value="127" calcext:value-type="float">
            <text:p>127</text:p>
          </table:table-cell>
          <table:table-cell table:formula="of:=FLOOR(-128+[.A783]/4)" office:value-type="float" office:value="67" calcext:value-type="float">
            <text:p>67</text:p>
          </table:table-cell>
          <table:table-cell table:formula="of:=-128 + FLOOR(RAND() * 256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FLOOR( 128 * SIN(RADIANS([.A784] * 360 / 1024)))" office:value-type="float" office:value="-128" calcext:value-type="float">
            <text:p>-128</text:p>
          </table:table-cell>
          <table:table-cell table:formula="of:=IF([.A784]&lt;256; FLOOR([.A784]/2); IF([.A784]&lt;768; FLOOR((511-[.A784])/2); FLOOR((-1024+[.A784])/2)))" office:value-type="float" office:value="-122" calcext:value-type="float">
            <text:p>-122</text:p>
          </table:table-cell>
          <table:table-cell table:formula="of:=IF([.A784]&lt;512; -128; 127)" office:value-type="float" office:value="127" calcext:value-type="float">
            <text:p>127</text:p>
          </table:table-cell>
          <table:table-cell table:formula="of:=FLOOR(-128+[.A784]/4)" office:value-type="float" office:value="67" calcext:value-type="float">
            <text:p>67</text:p>
          </table:table-cell>
          <table:table-cell table:formula="of:=-128 + FLOOR(RAND() * 256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FLOOR( 128 * SIN(RADIANS([.A785] * 360 / 1024)))" office:value-type="float" office:value="-128" calcext:value-type="float">
            <text:p>-128</text:p>
          </table:table-cell>
          <table:table-cell table:formula="of:=IF([.A785]&lt;256; FLOOR([.A785]/2); IF([.A785]&lt;768; FLOOR((511-[.A785])/2); FLOOR((-1024+[.A785])/2)))" office:value-type="float" office:value="-121" calcext:value-type="float">
            <text:p>-121</text:p>
          </table:table-cell>
          <table:table-cell table:formula="of:=IF([.A785]&lt;512; -128; 127)" office:value-type="float" office:value="127" calcext:value-type="float">
            <text:p>127</text:p>
          </table:table-cell>
          <table:table-cell table:formula="of:=FLOOR(-128+[.A785]/4)" office:value-type="float" office:value="67" calcext:value-type="float">
            <text:p>67</text:p>
          </table:table-cell>
          <table:table-cell table:formula="of:=-128 + FLOOR(RAND() * 256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FLOOR( 128 * SIN(RADIANS([.A786] * 360 / 1024)))" office:value-type="float" office:value="-128" calcext:value-type="float">
            <text:p>-128</text:p>
          </table:table-cell>
          <table:table-cell table:formula="of:=IF([.A786]&lt;256; FLOOR([.A786]/2); IF([.A786]&lt;768; FLOOR((511-[.A786])/2); FLOOR((-1024+[.A786])/2)))" office:value-type="float" office:value="-121" calcext:value-type="float">
            <text:p>-121</text:p>
          </table:table-cell>
          <table:table-cell table:formula="of:=IF([.A786]&lt;512; -128; 127)" office:value-type="float" office:value="127" calcext:value-type="float">
            <text:p>127</text:p>
          </table:table-cell>
          <table:table-cell table:formula="of:=FLOOR(-128+[.A786]/4)" office:value-type="float" office:value="67" calcext:value-type="float">
            <text:p>67</text:p>
          </table:table-cell>
          <table:table-cell table:formula="of:=-128 + FLOOR(RAND() * 256)" office:value-type="float" office:value="-125" calcext:value-type="float">
            <text:p>-12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FLOOR( 128 * SIN(RADIANS([.A787] * 360 / 1024)))" office:value-type="float" office:value="-128" calcext:value-type="float">
            <text:p>-128</text:p>
          </table:table-cell>
          <table:table-cell table:formula="of:=IF([.A787]&lt;256; FLOOR([.A787]/2); IF([.A787]&lt;768; FLOOR((511-[.A787])/2); FLOOR((-1024+[.A787])/2)))" office:value-type="float" office:value="-120" calcext:value-type="float">
            <text:p>-120</text:p>
          </table:table-cell>
          <table:table-cell table:formula="of:=IF([.A787]&lt;512; -128; 127)" office:value-type="float" office:value="127" calcext:value-type="float">
            <text:p>127</text:p>
          </table:table-cell>
          <table:table-cell table:formula="of:=FLOOR(-128+[.A787]/4)" office:value-type="float" office:value="68" calcext:value-type="float">
            <text:p>68</text:p>
          </table:table-cell>
          <table:table-cell table:formula="of:=-128 + FLOOR(RAND() * 256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FLOOR( 128 * SIN(RADIANS([.A788] * 360 / 1024)))" office:value-type="float" office:value="-128" calcext:value-type="float">
            <text:p>-128</text:p>
          </table:table-cell>
          <table:table-cell table:formula="of:=IF([.A788]&lt;256; FLOOR([.A788]/2); IF([.A788]&lt;768; FLOOR((511-[.A788])/2); FLOOR((-1024+[.A788])/2)))" office:value-type="float" office:value="-120" calcext:value-type="float">
            <text:p>-120</text:p>
          </table:table-cell>
          <table:table-cell table:formula="of:=IF([.A788]&lt;512; -128; 127)" office:value-type="float" office:value="127" calcext:value-type="float">
            <text:p>127</text:p>
          </table:table-cell>
          <table:table-cell table:formula="of:=FLOOR(-128+[.A788]/4)" office:value-type="float" office:value="68" calcext:value-type="float">
            <text:p>68</text:p>
          </table:table-cell>
          <table:table-cell table:formula="of:=-128 + FLOOR(RAND() * 256)"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FLOOR( 128 * SIN(RADIANS([.A789] * 360 / 1024)))" office:value-type="float" office:value="-128" calcext:value-type="float">
            <text:p>-128</text:p>
          </table:table-cell>
          <table:table-cell table:formula="of:=IF([.A789]&lt;256; FLOOR([.A789]/2); IF([.A789]&lt;768; FLOOR((511-[.A789])/2); FLOOR((-1024+[.A789])/2)))" office:value-type="float" office:value="-119" calcext:value-type="float">
            <text:p>-119</text:p>
          </table:table-cell>
          <table:table-cell table:formula="of:=IF([.A789]&lt;512; -128; 127)" office:value-type="float" office:value="127" calcext:value-type="float">
            <text:p>127</text:p>
          </table:table-cell>
          <table:table-cell table:formula="of:=FLOOR(-128+[.A789]/4)" office:value-type="float" office:value="68" calcext:value-type="float">
            <text:p>68</text:p>
          </table:table-cell>
          <table:table-cell table:formula="of:=-128 + FLOOR(RAND() * 256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FLOOR( 128 * SIN(RADIANS([.A790] * 360 / 1024)))" office:value-type="float" office:value="-128" calcext:value-type="float">
            <text:p>-128</text:p>
          </table:table-cell>
          <table:table-cell table:formula="of:=IF([.A790]&lt;256; FLOOR([.A790]/2); IF([.A790]&lt;768; FLOOR((511-[.A790])/2); FLOOR((-1024+[.A790])/2)))" office:value-type="float" office:value="-119" calcext:value-type="float">
            <text:p>-119</text:p>
          </table:table-cell>
          <table:table-cell table:formula="of:=IF([.A790]&lt;512; -128; 127)" office:value-type="float" office:value="127" calcext:value-type="float">
            <text:p>127</text:p>
          </table:table-cell>
          <table:table-cell table:formula="of:=FLOOR(-128+[.A790]/4)" office:value-type="float" office:value="68" calcext:value-type="float">
            <text:p>68</text:p>
          </table:table-cell>
          <table:table-cell table:formula="of:=-128 + FLOOR(RAND() * 256)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FLOOR( 128 * SIN(RADIANS([.A791] * 360 / 1024)))" office:value-type="float" office:value="-128" calcext:value-type="float">
            <text:p>-128</text:p>
          </table:table-cell>
          <table:table-cell table:formula="of:=IF([.A791]&lt;256; FLOOR([.A791]/2); IF([.A791]&lt;768; FLOOR((511-[.A791])/2); FLOOR((-1024+[.A791])/2)))" office:value-type="float" office:value="-118" calcext:value-type="float">
            <text:p>-118</text:p>
          </table:table-cell>
          <table:table-cell table:formula="of:=IF([.A791]&lt;512; -128; 127)" office:value-type="float" office:value="127" calcext:value-type="float">
            <text:p>127</text:p>
          </table:table-cell>
          <table:table-cell table:formula="of:=FLOOR(-128+[.A791]/4)" office:value-type="float" office:value="69" calcext:value-type="float">
            <text:p>69</text:p>
          </table:table-cell>
          <table:table-cell table:formula="of:=-128 + FLOOR(RAND() * 256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FLOOR( 128 * SIN(RADIANS([.A792] * 360 / 1024)))" office:value-type="float" office:value="-127" calcext:value-type="float">
            <text:p>-127</text:p>
          </table:table-cell>
          <table:table-cell table:formula="of:=IF([.A792]&lt;256; FLOOR([.A792]/2); IF([.A792]&lt;768; FLOOR((511-[.A792])/2); FLOOR((-1024+[.A792])/2)))" office:value-type="float" office:value="-118" calcext:value-type="float">
            <text:p>-118</text:p>
          </table:table-cell>
          <table:table-cell table:formula="of:=IF([.A792]&lt;512; -128; 127)" office:value-type="float" office:value="127" calcext:value-type="float">
            <text:p>127</text:p>
          </table:table-cell>
          <table:table-cell table:formula="of:=FLOOR(-128+[.A792]/4)" office:value-type="float" office:value="69" calcext:value-type="float">
            <text:p>69</text:p>
          </table:table-cell>
          <table:table-cell table:formula="of:=-128 + FLOOR(RAND() * 256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FLOOR( 128 * SIN(RADIANS([.A793] * 360 / 1024)))" office:value-type="float" office:value="-127" calcext:value-type="float">
            <text:p>-127</text:p>
          </table:table-cell>
          <table:table-cell table:formula="of:=IF([.A793]&lt;256; FLOOR([.A793]/2); IF([.A793]&lt;768; FLOOR((511-[.A793])/2); FLOOR((-1024+[.A793])/2)))" office:value-type="float" office:value="-117" calcext:value-type="float">
            <text:p>-117</text:p>
          </table:table-cell>
          <table:table-cell table:formula="of:=IF([.A793]&lt;512; -128; 127)" office:value-type="float" office:value="127" calcext:value-type="float">
            <text:p>127</text:p>
          </table:table-cell>
          <table:table-cell table:formula="of:=FLOOR(-128+[.A793]/4)" office:value-type="float" office:value="69" calcext:value-type="float">
            <text:p>69</text:p>
          </table:table-cell>
          <table:table-cell table:formula="of:=-128 + FLOOR(RAND() * 256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FLOOR( 128 * SIN(RADIANS([.A794] * 360 / 1024)))" office:value-type="float" office:value="-127" calcext:value-type="float">
            <text:p>-127</text:p>
          </table:table-cell>
          <table:table-cell table:formula="of:=IF([.A794]&lt;256; FLOOR([.A794]/2); IF([.A794]&lt;768; FLOOR((511-[.A794])/2); FLOOR((-1024+[.A794])/2)))" office:value-type="float" office:value="-117" calcext:value-type="float">
            <text:p>-117</text:p>
          </table:table-cell>
          <table:table-cell table:formula="of:=IF([.A794]&lt;512; -128; 127)" office:value-type="float" office:value="127" calcext:value-type="float">
            <text:p>127</text:p>
          </table:table-cell>
          <table:table-cell table:formula="of:=FLOOR(-128+[.A794]/4)" office:value-type="float" office:value="69" calcext:value-type="float">
            <text:p>69</text:p>
          </table:table-cell>
          <table:table-cell table:formula="of:=-128 + FLOOR(RAND() * 256)"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FLOOR( 128 * SIN(RADIANS([.A795] * 360 / 1024)))" office:value-type="float" office:value="-127" calcext:value-type="float">
            <text:p>-127</text:p>
          </table:table-cell>
          <table:table-cell table:formula="of:=IF([.A795]&lt;256; FLOOR([.A795]/2); IF([.A795]&lt;768; FLOOR((511-[.A795])/2); FLOOR((-1024+[.A795])/2)))" office:value-type="float" office:value="-116" calcext:value-type="float">
            <text:p>-116</text:p>
          </table:table-cell>
          <table:table-cell table:formula="of:=IF([.A795]&lt;512; -128; 127)" office:value-type="float" office:value="127" calcext:value-type="float">
            <text:p>127</text:p>
          </table:table-cell>
          <table:table-cell table:formula="of:=FLOOR(-128+[.A795]/4)" office:value-type="float" office:value="70" calcext:value-type="float">
            <text:p>70</text:p>
          </table:table-cell>
          <table:table-cell table:formula="of:=-128 + FLOOR(RAND() * 256)"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FLOOR( 128 * SIN(RADIANS([.A796] * 360 / 1024)))" office:value-type="float" office:value="-127" calcext:value-type="float">
            <text:p>-127</text:p>
          </table:table-cell>
          <table:table-cell table:formula="of:=IF([.A796]&lt;256; FLOOR([.A796]/2); IF([.A796]&lt;768; FLOOR((511-[.A796])/2); FLOOR((-1024+[.A796])/2)))" office:value-type="float" office:value="-116" calcext:value-type="float">
            <text:p>-116</text:p>
          </table:table-cell>
          <table:table-cell table:formula="of:=IF([.A796]&lt;512; -128; 127)" office:value-type="float" office:value="127" calcext:value-type="float">
            <text:p>127</text:p>
          </table:table-cell>
          <table:table-cell table:formula="of:=FLOOR(-128+[.A796]/4)" office:value-type="float" office:value="70" calcext:value-type="float">
            <text:p>70</text:p>
          </table:table-cell>
          <table:table-cell table:formula="of:=-128 + FLOOR(RAND() * 256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FLOOR( 128 * SIN(RADIANS([.A797] * 360 / 1024)))" office:value-type="float" office:value="-127" calcext:value-type="float">
            <text:p>-127</text:p>
          </table:table-cell>
          <table:table-cell table:formula="of:=IF([.A797]&lt;256; FLOOR([.A797]/2); IF([.A797]&lt;768; FLOOR((511-[.A797])/2); FLOOR((-1024+[.A797])/2)))" office:value-type="float" office:value="-115" calcext:value-type="float">
            <text:p>-115</text:p>
          </table:table-cell>
          <table:table-cell table:formula="of:=IF([.A797]&lt;512; -128; 127)" office:value-type="float" office:value="127" calcext:value-type="float">
            <text:p>127</text:p>
          </table:table-cell>
          <table:table-cell table:formula="of:=FLOOR(-128+[.A797]/4)" office:value-type="float" office:value="70" calcext:value-type="float">
            <text:p>70</text:p>
          </table:table-cell>
          <table:table-cell table:formula="of:=-128 + FLOOR(RAND() * 256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FLOOR( 128 * SIN(RADIANS([.A798] * 360 / 1024)))" office:value-type="float" office:value="-127" calcext:value-type="float">
            <text:p>-127</text:p>
          </table:table-cell>
          <table:table-cell table:formula="of:=IF([.A798]&lt;256; FLOOR([.A798]/2); IF([.A798]&lt;768; FLOOR((511-[.A798])/2); FLOOR((-1024+[.A798])/2)))" office:value-type="float" office:value="-115" calcext:value-type="float">
            <text:p>-115</text:p>
          </table:table-cell>
          <table:table-cell table:formula="of:=IF([.A798]&lt;512; -128; 127)" office:value-type="float" office:value="127" calcext:value-type="float">
            <text:p>127</text:p>
          </table:table-cell>
          <table:table-cell table:formula="of:=FLOOR(-128+[.A798]/4)" office:value-type="float" office:value="70" calcext:value-type="float">
            <text:p>70</text:p>
          </table:table-cell>
          <table:table-cell table:formula="of:=-128 + FLOOR(RAND() * 256)"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FLOOR( 128 * SIN(RADIANS([.A799] * 360 / 1024)))" office:value-type="float" office:value="-127" calcext:value-type="float">
            <text:p>-127</text:p>
          </table:table-cell>
          <table:table-cell table:formula="of:=IF([.A799]&lt;256; FLOOR([.A799]/2); IF([.A799]&lt;768; FLOOR((511-[.A799])/2); FLOOR((-1024+[.A799])/2)))" office:value-type="float" office:value="-114" calcext:value-type="float">
            <text:p>-114</text:p>
          </table:table-cell>
          <table:table-cell table:formula="of:=IF([.A799]&lt;512; -128; 127)" office:value-type="float" office:value="127" calcext:value-type="float">
            <text:p>127</text:p>
          </table:table-cell>
          <table:table-cell table:formula="of:=FLOOR(-128+[.A799]/4)" office:value-type="float" office:value="71" calcext:value-type="float">
            <text:p>71</text:p>
          </table:table-cell>
          <table:table-cell table:formula="of:=-128 + FLOOR(RAND() * 256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FLOOR( 128 * SIN(RADIANS([.A800] * 360 / 1024)))" office:value-type="float" office:value="-126" calcext:value-type="float">
            <text:p>-126</text:p>
          </table:table-cell>
          <table:table-cell table:formula="of:=IF([.A800]&lt;256; FLOOR([.A800]/2); IF([.A800]&lt;768; FLOOR((511-[.A800])/2); FLOOR((-1024+[.A800])/2)))" office:value-type="float" office:value="-114" calcext:value-type="float">
            <text:p>-114</text:p>
          </table:table-cell>
          <table:table-cell table:formula="of:=IF([.A800]&lt;512; -128; 127)" office:value-type="float" office:value="127" calcext:value-type="float">
            <text:p>127</text:p>
          </table:table-cell>
          <table:table-cell table:formula="of:=FLOOR(-128+[.A800]/4)" office:value-type="float" office:value="71" calcext:value-type="float">
            <text:p>71</text:p>
          </table:table-cell>
          <table:table-cell table:formula="of:=-128 + FLOOR(RAND() * 256)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FLOOR( 128 * SIN(RADIANS([.A801] * 360 / 1024)))" office:value-type="float" office:value="-126" calcext:value-type="float">
            <text:p>-126</text:p>
          </table:table-cell>
          <table:table-cell table:formula="of:=IF([.A801]&lt;256; FLOOR([.A801]/2); IF([.A801]&lt;768; FLOOR((511-[.A801])/2); FLOOR((-1024+[.A801])/2)))" office:value-type="float" office:value="-113" calcext:value-type="float">
            <text:p>-113</text:p>
          </table:table-cell>
          <table:table-cell table:formula="of:=IF([.A801]&lt;512; -128; 127)" office:value-type="float" office:value="127" calcext:value-type="float">
            <text:p>127</text:p>
          </table:table-cell>
          <table:table-cell table:formula="of:=FLOOR(-128+[.A801]/4)" office:value-type="float" office:value="71" calcext:value-type="float">
            <text:p>71</text:p>
          </table:table-cell>
          <table:table-cell table:formula="of:=-128 + FLOOR(RAND() * 256)"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FLOOR( 128 * SIN(RADIANS([.A802] * 360 / 1024)))" office:value-type="float" office:value="-126" calcext:value-type="float">
            <text:p>-126</text:p>
          </table:table-cell>
          <table:table-cell table:formula="of:=IF([.A802]&lt;256; FLOOR([.A802]/2); IF([.A802]&lt;768; FLOOR((511-[.A802])/2); FLOOR((-1024+[.A802])/2)))" office:value-type="float" office:value="-113" calcext:value-type="float">
            <text:p>-113</text:p>
          </table:table-cell>
          <table:table-cell table:formula="of:=IF([.A802]&lt;512; -128; 127)" office:value-type="float" office:value="127" calcext:value-type="float">
            <text:p>127</text:p>
          </table:table-cell>
          <table:table-cell table:formula="of:=FLOOR(-128+[.A802]/4)" office:value-type="float" office:value="71" calcext:value-type="float">
            <text:p>71</text:p>
          </table:table-cell>
          <table:table-cell table:formula="of:=-128 + FLOOR(RAND() * 256)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FLOOR( 128 * SIN(RADIANS([.A803] * 360 / 1024)))" office:value-type="float" office:value="-126" calcext:value-type="float">
            <text:p>-126</text:p>
          </table:table-cell>
          <table:table-cell table:formula="of:=IF([.A803]&lt;256; FLOOR([.A803]/2); IF([.A803]&lt;768; FLOOR((511-[.A803])/2); FLOOR((-1024+[.A803])/2)))" office:value-type="float" office:value="-112" calcext:value-type="float">
            <text:p>-112</text:p>
          </table:table-cell>
          <table:table-cell table:formula="of:=IF([.A803]&lt;512; -128; 127)" office:value-type="float" office:value="127" calcext:value-type="float">
            <text:p>127</text:p>
          </table:table-cell>
          <table:table-cell table:formula="of:=FLOOR(-128+[.A803]/4)" office:value-type="float" office:value="72" calcext:value-type="float">
            <text:p>72</text:p>
          </table:table-cell>
          <table:table-cell table:formula="of:=-128 + FLOOR(RAND() * 256)"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FLOOR( 128 * SIN(RADIANS([.A804] * 360 / 1024)))" office:value-type="float" office:value="-126" calcext:value-type="float">
            <text:p>-126</text:p>
          </table:table-cell>
          <table:table-cell table:formula="of:=IF([.A804]&lt;256; FLOOR([.A804]/2); IF([.A804]&lt;768; FLOOR((511-[.A804])/2); FLOOR((-1024+[.A804])/2)))" office:value-type="float" office:value="-112" calcext:value-type="float">
            <text:p>-112</text:p>
          </table:table-cell>
          <table:table-cell table:formula="of:=IF([.A804]&lt;512; -128; 127)" office:value-type="float" office:value="127" calcext:value-type="float">
            <text:p>127</text:p>
          </table:table-cell>
          <table:table-cell table:formula="of:=FLOOR(-128+[.A804]/4)" office:value-type="float" office:value="72" calcext:value-type="float">
            <text:p>72</text:p>
          </table:table-cell>
          <table:table-cell table:formula="of:=-128 + FLOOR(RAND() * 256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FLOOR( 128 * SIN(RADIANS([.A805] * 360 / 1024)))" office:value-type="float" office:value="-126" calcext:value-type="float">
            <text:p>-126</text:p>
          </table:table-cell>
          <table:table-cell table:formula="of:=IF([.A805]&lt;256; FLOOR([.A805]/2); IF([.A805]&lt;768; FLOOR((511-[.A805])/2); FLOOR((-1024+[.A805])/2)))" office:value-type="float" office:value="-111" calcext:value-type="float">
            <text:p>-111</text:p>
          </table:table-cell>
          <table:table-cell table:formula="of:=IF([.A805]&lt;512; -128; 127)" office:value-type="float" office:value="127" calcext:value-type="float">
            <text:p>127</text:p>
          </table:table-cell>
          <table:table-cell table:formula="of:=FLOOR(-128+[.A805]/4)" office:value-type="float" office:value="72" calcext:value-type="float">
            <text:p>72</text:p>
          </table:table-cell>
          <table:table-cell table:formula="of:=-128 + FLOOR(RAND() * 256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FLOOR( 128 * SIN(RADIANS([.A806] * 360 / 1024)))" office:value-type="float" office:value="-126" calcext:value-type="float">
            <text:p>-126</text:p>
          </table:table-cell>
          <table:table-cell table:formula="of:=IF([.A806]&lt;256; FLOOR([.A806]/2); IF([.A806]&lt;768; FLOOR((511-[.A806])/2); FLOOR((-1024+[.A806])/2)))" office:value-type="float" office:value="-111" calcext:value-type="float">
            <text:p>-111</text:p>
          </table:table-cell>
          <table:table-cell table:formula="of:=IF([.A806]&lt;512; -128; 127)" office:value-type="float" office:value="127" calcext:value-type="float">
            <text:p>127</text:p>
          </table:table-cell>
          <table:table-cell table:formula="of:=FLOOR(-128+[.A806]/4)" office:value-type="float" office:value="72" calcext:value-type="float">
            <text:p>72</text:p>
          </table:table-cell>
          <table:table-cell table:formula="of:=-128 + FLOOR(RAND() * 256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FLOOR( 128 * SIN(RADIANS([.A807] * 360 / 1024)))" office:value-type="float" office:value="-125" calcext:value-type="float">
            <text:p>-125</text:p>
          </table:table-cell>
          <table:table-cell table:formula="of:=IF([.A807]&lt;256; FLOOR([.A807]/2); IF([.A807]&lt;768; FLOOR((511-[.A807])/2); FLOOR((-1024+[.A807])/2)))" office:value-type="float" office:value="-110" calcext:value-type="float">
            <text:p>-110</text:p>
          </table:table-cell>
          <table:table-cell table:formula="of:=IF([.A807]&lt;512; -128; 127)" office:value-type="float" office:value="127" calcext:value-type="float">
            <text:p>127</text:p>
          </table:table-cell>
          <table:table-cell table:formula="of:=FLOOR(-128+[.A807]/4)" office:value-type="float" office:value="73" calcext:value-type="float">
            <text:p>73</text:p>
          </table:table-cell>
          <table:table-cell table:formula="of:=-128 + FLOOR(RAND() * 256)" office:value-type="float" office:value="-128" calcext:value-type="float">
            <text:p>-12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FLOOR( 128 * SIN(RADIANS([.A808] * 360 / 1024)))" office:value-type="float" office:value="-125" calcext:value-type="float">
            <text:p>-125</text:p>
          </table:table-cell>
          <table:table-cell table:formula="of:=IF([.A808]&lt;256; FLOOR([.A808]/2); IF([.A808]&lt;768; FLOOR((511-[.A808])/2); FLOOR((-1024+[.A808])/2)))" office:value-type="float" office:value="-110" calcext:value-type="float">
            <text:p>-110</text:p>
          </table:table-cell>
          <table:table-cell table:formula="of:=IF([.A808]&lt;512; -128; 127)" office:value-type="float" office:value="127" calcext:value-type="float">
            <text:p>127</text:p>
          </table:table-cell>
          <table:table-cell table:formula="of:=FLOOR(-128+[.A808]/4)" office:value-type="float" office:value="73" calcext:value-type="float">
            <text:p>73</text:p>
          </table:table-cell>
          <table:table-cell table:formula="of:=-128 + FLOOR(RAND() * 256)"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FLOOR( 128 * SIN(RADIANS([.A809] * 360 / 1024)))" office:value-type="float" office:value="-125" calcext:value-type="float">
            <text:p>-125</text:p>
          </table:table-cell>
          <table:table-cell table:formula="of:=IF([.A809]&lt;256; FLOOR([.A809]/2); IF([.A809]&lt;768; FLOOR((511-[.A809])/2); FLOOR((-1024+[.A809])/2)))" office:value-type="float" office:value="-109" calcext:value-type="float">
            <text:p>-109</text:p>
          </table:table-cell>
          <table:table-cell table:formula="of:=IF([.A809]&lt;512; -128; 127)" office:value-type="float" office:value="127" calcext:value-type="float">
            <text:p>127</text:p>
          </table:table-cell>
          <table:table-cell table:formula="of:=FLOOR(-128+[.A809]/4)" office:value-type="float" office:value="73" calcext:value-type="float">
            <text:p>73</text:p>
          </table:table-cell>
          <table:table-cell table:formula="of:=-128 + FLOOR(RAND() * 256)"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FLOOR( 128 * SIN(RADIANS([.A810] * 360 / 1024)))" office:value-type="float" office:value="-125" calcext:value-type="float">
            <text:p>-125</text:p>
          </table:table-cell>
          <table:table-cell table:formula="of:=IF([.A810]&lt;256; FLOOR([.A810]/2); IF([.A810]&lt;768; FLOOR((511-[.A810])/2); FLOOR((-1024+[.A810])/2)))" office:value-type="float" office:value="-109" calcext:value-type="float">
            <text:p>-109</text:p>
          </table:table-cell>
          <table:table-cell table:formula="of:=IF([.A810]&lt;512; -128; 127)" office:value-type="float" office:value="127" calcext:value-type="float">
            <text:p>127</text:p>
          </table:table-cell>
          <table:table-cell table:formula="of:=FLOOR(-128+[.A810]/4)" office:value-type="float" office:value="73" calcext:value-type="float">
            <text:p>73</text:p>
          </table:table-cell>
          <table:table-cell table:formula="of:=-128 + FLOOR(RAND() * 256)"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FLOOR( 128 * SIN(RADIANS([.A811] * 360 / 1024)))" office:value-type="float" office:value="-125" calcext:value-type="float">
            <text:p>-125</text:p>
          </table:table-cell>
          <table:table-cell table:formula="of:=IF([.A811]&lt;256; FLOOR([.A811]/2); IF([.A811]&lt;768; FLOOR((511-[.A811])/2); FLOOR((-1024+[.A811])/2)))" office:value-type="float" office:value="-108" calcext:value-type="float">
            <text:p>-108</text:p>
          </table:table-cell>
          <table:table-cell table:formula="of:=IF([.A811]&lt;512; -128; 127)" office:value-type="float" office:value="127" calcext:value-type="float">
            <text:p>127</text:p>
          </table:table-cell>
          <table:table-cell table:formula="of:=FLOOR(-128+[.A811]/4)" office:value-type="float" office:value="74" calcext:value-type="float">
            <text:p>74</text:p>
          </table:table-cell>
          <table:table-cell table:formula="of:=-128 + FLOOR(RAND() * 256)"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FLOOR( 128 * SIN(RADIANS([.A812] * 360 / 1024)))" office:value-type="float" office:value="-124" calcext:value-type="float">
            <text:p>-124</text:p>
          </table:table-cell>
          <table:table-cell table:formula="of:=IF([.A812]&lt;256; FLOOR([.A812]/2); IF([.A812]&lt;768; FLOOR((511-[.A812])/2); FLOOR((-1024+[.A812])/2)))" office:value-type="float" office:value="-108" calcext:value-type="float">
            <text:p>-108</text:p>
          </table:table-cell>
          <table:table-cell table:formula="of:=IF([.A812]&lt;512; -128; 127)" office:value-type="float" office:value="127" calcext:value-type="float">
            <text:p>127</text:p>
          </table:table-cell>
          <table:table-cell table:formula="of:=FLOOR(-128+[.A812]/4)" office:value-type="float" office:value="74" calcext:value-type="float">
            <text:p>74</text:p>
          </table:table-cell>
          <table:table-cell table:formula="of:=-128 + FLOOR(RAND() * 256)"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FLOOR( 128 * SIN(RADIANS([.A813] * 360 / 1024)))" office:value-type="float" office:value="-124" calcext:value-type="float">
            <text:p>-124</text:p>
          </table:table-cell>
          <table:table-cell table:formula="of:=IF([.A813]&lt;256; FLOOR([.A813]/2); IF([.A813]&lt;768; FLOOR((511-[.A813])/2); FLOOR((-1024+[.A813])/2)))" office:value-type="float" office:value="-107" calcext:value-type="float">
            <text:p>-107</text:p>
          </table:table-cell>
          <table:table-cell table:formula="of:=IF([.A813]&lt;512; -128; 127)" office:value-type="float" office:value="127" calcext:value-type="float">
            <text:p>127</text:p>
          </table:table-cell>
          <table:table-cell table:formula="of:=FLOOR(-128+[.A813]/4)" office:value-type="float" office:value="74" calcext:value-type="float">
            <text:p>74</text:p>
          </table:table-cell>
          <table:table-cell table:formula="of:=-128 + FLOOR(RAND() * 256)"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FLOOR( 128 * SIN(RADIANS([.A814] * 360 / 1024)))" office:value-type="float" office:value="-124" calcext:value-type="float">
            <text:p>-124</text:p>
          </table:table-cell>
          <table:table-cell table:formula="of:=IF([.A814]&lt;256; FLOOR([.A814]/2); IF([.A814]&lt;768; FLOOR((511-[.A814])/2); FLOOR((-1024+[.A814])/2)))" office:value-type="float" office:value="-107" calcext:value-type="float">
            <text:p>-107</text:p>
          </table:table-cell>
          <table:table-cell table:formula="of:=IF([.A814]&lt;512; -128; 127)" office:value-type="float" office:value="127" calcext:value-type="float">
            <text:p>127</text:p>
          </table:table-cell>
          <table:table-cell table:formula="of:=FLOOR(-128+[.A814]/4)" office:value-type="float" office:value="74" calcext:value-type="float">
            <text:p>74</text:p>
          </table:table-cell>
          <table:table-cell table:formula="of:=-128 + FLOOR(RAND() * 256)"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FLOOR( 128 * SIN(RADIANS([.A815] * 360 / 1024)))" office:value-type="float" office:value="-124" calcext:value-type="float">
            <text:p>-124</text:p>
          </table:table-cell>
          <table:table-cell table:formula="of:=IF([.A815]&lt;256; FLOOR([.A815]/2); IF([.A815]&lt;768; FLOOR((511-[.A815])/2); FLOOR((-1024+[.A815])/2)))" office:value-type="float" office:value="-106" calcext:value-type="float">
            <text:p>-106</text:p>
          </table:table-cell>
          <table:table-cell table:formula="of:=IF([.A815]&lt;512; -128; 127)" office:value-type="float" office:value="127" calcext:value-type="float">
            <text:p>127</text:p>
          </table:table-cell>
          <table:table-cell table:formula="of:=FLOOR(-128+[.A815]/4)" office:value-type="float" office:value="75" calcext:value-type="float">
            <text:p>75</text:p>
          </table:table-cell>
          <table:table-cell table:formula="of:=-128 + FLOOR(RAND() * 256)" office:value-type="float" office:value="-123" calcext:value-type="float">
            <text:p>-12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FLOOR( 128 * SIN(RADIANS([.A816] * 360 / 1024)))" office:value-type="float" office:value="-124" calcext:value-type="float">
            <text:p>-124</text:p>
          </table:table-cell>
          <table:table-cell table:formula="of:=IF([.A816]&lt;256; FLOOR([.A816]/2); IF([.A816]&lt;768; FLOOR((511-[.A816])/2); FLOOR((-1024+[.A816])/2)))" office:value-type="float" office:value="-106" calcext:value-type="float">
            <text:p>-106</text:p>
          </table:table-cell>
          <table:table-cell table:formula="of:=IF([.A816]&lt;512; -128; 127)" office:value-type="float" office:value="127" calcext:value-type="float">
            <text:p>127</text:p>
          </table:table-cell>
          <table:table-cell table:formula="of:=FLOOR(-128+[.A816]/4)" office:value-type="float" office:value="75" calcext:value-type="float">
            <text:p>75</text:p>
          </table:table-cell>
          <table:table-cell table:formula="of:=-128 + FLOOR(RAND() * 256)"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FLOOR( 128 * SIN(RADIANS([.A817] * 360 / 1024)))" office:value-type="float" office:value="-123" calcext:value-type="float">
            <text:p>-123</text:p>
          </table:table-cell>
          <table:table-cell table:formula="of:=IF([.A817]&lt;256; FLOOR([.A817]/2); IF([.A817]&lt;768; FLOOR((511-[.A817])/2); FLOOR((-1024+[.A817])/2)))" office:value-type="float" office:value="-105" calcext:value-type="float">
            <text:p>-105</text:p>
          </table:table-cell>
          <table:table-cell table:formula="of:=IF([.A817]&lt;512; -128; 127)" office:value-type="float" office:value="127" calcext:value-type="float">
            <text:p>127</text:p>
          </table:table-cell>
          <table:table-cell table:formula="of:=FLOOR(-128+[.A817]/4)" office:value-type="float" office:value="75" calcext:value-type="float">
            <text:p>75</text:p>
          </table:table-cell>
          <table:table-cell table:formula="of:=-128 + FLOOR(RAND() * 256)"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FLOOR( 128 * SIN(RADIANS([.A818] * 360 / 1024)))" office:value-type="float" office:value="-123" calcext:value-type="float">
            <text:p>-123</text:p>
          </table:table-cell>
          <table:table-cell table:formula="of:=IF([.A818]&lt;256; FLOOR([.A818]/2); IF([.A818]&lt;768; FLOOR((511-[.A818])/2); FLOOR((-1024+[.A818])/2)))" office:value-type="float" office:value="-105" calcext:value-type="float">
            <text:p>-105</text:p>
          </table:table-cell>
          <table:table-cell table:formula="of:=IF([.A818]&lt;512; -128; 127)" office:value-type="float" office:value="127" calcext:value-type="float">
            <text:p>127</text:p>
          </table:table-cell>
          <table:table-cell table:formula="of:=FLOOR(-128+[.A818]/4)" office:value-type="float" office:value="75" calcext:value-type="float">
            <text:p>75</text:p>
          </table:table-cell>
          <table:table-cell table:formula="of:=-128 + FLOOR(RAND() * 256)"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FLOOR( 128 * SIN(RADIANS([.A819] * 360 / 1024)))" office:value-type="float" office:value="-123" calcext:value-type="float">
            <text:p>-123</text:p>
          </table:table-cell>
          <table:table-cell table:formula="of:=IF([.A819]&lt;256; FLOOR([.A819]/2); IF([.A819]&lt;768; FLOOR((511-[.A819])/2); FLOOR((-1024+[.A819])/2)))" office:value-type="float" office:value="-104" calcext:value-type="float">
            <text:p>-104</text:p>
          </table:table-cell>
          <table:table-cell table:formula="of:=IF([.A819]&lt;512; -128; 127)" office:value-type="float" office:value="127" calcext:value-type="float">
            <text:p>127</text:p>
          </table:table-cell>
          <table:table-cell table:formula="of:=FLOOR(-128+[.A819]/4)" office:value-type="float" office:value="76" calcext:value-type="float">
            <text:p>76</text:p>
          </table:table-cell>
          <table:table-cell table:formula="of:=-128 + FLOOR(RAND() * 256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FLOOR( 128 * SIN(RADIANS([.A820] * 360 / 1024)))" office:value-type="float" office:value="-123" calcext:value-type="float">
            <text:p>-123</text:p>
          </table:table-cell>
          <table:table-cell table:formula="of:=IF([.A820]&lt;256; FLOOR([.A820]/2); IF([.A820]&lt;768; FLOOR((511-[.A820])/2); FLOOR((-1024+[.A820])/2)))" office:value-type="float" office:value="-104" calcext:value-type="float">
            <text:p>-104</text:p>
          </table:table-cell>
          <table:table-cell table:formula="of:=IF([.A820]&lt;512; -128; 127)" office:value-type="float" office:value="127" calcext:value-type="float">
            <text:p>127</text:p>
          </table:table-cell>
          <table:table-cell table:formula="of:=FLOOR(-128+[.A820]/4)" office:value-type="float" office:value="76" calcext:value-type="float">
            <text:p>76</text:p>
          </table:table-cell>
          <table:table-cell table:formula="of:=-128 + FLOOR(RAND() * 256)"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FLOOR( 128 * SIN(RADIANS([.A821] * 360 / 1024)))" office:value-type="float" office:value="-123" calcext:value-type="float">
            <text:p>-123</text:p>
          </table:table-cell>
          <table:table-cell table:formula="of:=IF([.A821]&lt;256; FLOOR([.A821]/2); IF([.A821]&lt;768; FLOOR((511-[.A821])/2); FLOOR((-1024+[.A821])/2)))" office:value-type="float" office:value="-103" calcext:value-type="float">
            <text:p>-103</text:p>
          </table:table-cell>
          <table:table-cell table:formula="of:=IF([.A821]&lt;512; -128; 127)" office:value-type="float" office:value="127" calcext:value-type="float">
            <text:p>127</text:p>
          </table:table-cell>
          <table:table-cell table:formula="of:=FLOOR(-128+[.A821]/4)" office:value-type="float" office:value="76" calcext:value-type="float">
            <text:p>76</text:p>
          </table:table-cell>
          <table:table-cell table:formula="of:=-128 + FLOOR(RAND() * 256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FLOOR( 128 * SIN(RADIANS([.A822] * 360 / 1024)))" office:value-type="float" office:value="-122" calcext:value-type="float">
            <text:p>-122</text:p>
          </table:table-cell>
          <table:table-cell table:formula="of:=IF([.A822]&lt;256; FLOOR([.A822]/2); IF([.A822]&lt;768; FLOOR((511-[.A822])/2); FLOOR((-1024+[.A822])/2)))" office:value-type="float" office:value="-103" calcext:value-type="float">
            <text:p>-103</text:p>
          </table:table-cell>
          <table:table-cell table:formula="of:=IF([.A822]&lt;512; -128; 127)" office:value-type="float" office:value="127" calcext:value-type="float">
            <text:p>127</text:p>
          </table:table-cell>
          <table:table-cell table:formula="of:=FLOOR(-128+[.A822]/4)" office:value-type="float" office:value="76" calcext:value-type="float">
            <text:p>76</text:p>
          </table:table-cell>
          <table:table-cell table:formula="of:=-128 + FLOOR(RAND() * 256)"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FLOOR( 128 * SIN(RADIANS([.A823] * 360 / 1024)))" office:value-type="float" office:value="-122" calcext:value-type="float">
            <text:p>-122</text:p>
          </table:table-cell>
          <table:table-cell table:formula="of:=IF([.A823]&lt;256; FLOOR([.A823]/2); IF([.A823]&lt;768; FLOOR((511-[.A823])/2); FLOOR((-1024+[.A823])/2)))" office:value-type="float" office:value="-102" calcext:value-type="float">
            <text:p>-102</text:p>
          </table:table-cell>
          <table:table-cell table:formula="of:=IF([.A823]&lt;512; -128; 127)" office:value-type="float" office:value="127" calcext:value-type="float">
            <text:p>127</text:p>
          </table:table-cell>
          <table:table-cell table:formula="of:=FLOOR(-128+[.A823]/4)" office:value-type="float" office:value="77" calcext:value-type="float">
            <text:p>77</text:p>
          </table:table-cell>
          <table:table-cell table:formula="of:=-128 + FLOOR(RAND() * 256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FLOOR( 128 * SIN(RADIANS([.A824] * 360 / 1024)))" office:value-type="float" office:value="-122" calcext:value-type="float">
            <text:p>-122</text:p>
          </table:table-cell>
          <table:table-cell table:formula="of:=IF([.A824]&lt;256; FLOOR([.A824]/2); IF([.A824]&lt;768; FLOOR((511-[.A824])/2); FLOOR((-1024+[.A824])/2)))" office:value-type="float" office:value="-102" calcext:value-type="float">
            <text:p>-102</text:p>
          </table:table-cell>
          <table:table-cell table:formula="of:=IF([.A824]&lt;512; -128; 127)" office:value-type="float" office:value="127" calcext:value-type="float">
            <text:p>127</text:p>
          </table:table-cell>
          <table:table-cell table:formula="of:=FLOOR(-128+[.A824]/4)" office:value-type="float" office:value="77" calcext:value-type="float">
            <text:p>77</text:p>
          </table:table-cell>
          <table:table-cell table:formula="of:=-128 + FLOOR(RAND() * 256)"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FLOOR( 128 * SIN(RADIANS([.A825] * 360 / 1024)))" office:value-type="float" office:value="-122" calcext:value-type="float">
            <text:p>-122</text:p>
          </table:table-cell>
          <table:table-cell table:formula="of:=IF([.A825]&lt;256; FLOOR([.A825]/2); IF([.A825]&lt;768; FLOOR((511-[.A825])/2); FLOOR((-1024+[.A825])/2)))" office:value-type="float" office:value="-101" calcext:value-type="float">
            <text:p>-101</text:p>
          </table:table-cell>
          <table:table-cell table:formula="of:=IF([.A825]&lt;512; -128; 127)" office:value-type="float" office:value="127" calcext:value-type="float">
            <text:p>127</text:p>
          </table:table-cell>
          <table:table-cell table:formula="of:=FLOOR(-128+[.A825]/4)" office:value-type="float" office:value="77" calcext:value-type="float">
            <text:p>77</text:p>
          </table:table-cell>
          <table:table-cell table:formula="of:=-128 + FLOOR(RAND() * 256)"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FLOOR( 128 * SIN(RADIANS([.A826] * 360 / 1024)))" office:value-type="float" office:value="-121" calcext:value-type="float">
            <text:p>-121</text:p>
          </table:table-cell>
          <table:table-cell table:formula="of:=IF([.A826]&lt;256; FLOOR([.A826]/2); IF([.A826]&lt;768; FLOOR((511-[.A826])/2); FLOOR((-1024+[.A826])/2)))" office:value-type="float" office:value="-101" calcext:value-type="float">
            <text:p>-101</text:p>
          </table:table-cell>
          <table:table-cell table:formula="of:=IF([.A826]&lt;512; -128; 127)" office:value-type="float" office:value="127" calcext:value-type="float">
            <text:p>127</text:p>
          </table:table-cell>
          <table:table-cell table:formula="of:=FLOOR(-128+[.A826]/4)" office:value-type="float" office:value="77" calcext:value-type="float">
            <text:p>77</text:p>
          </table:table-cell>
          <table:table-cell table:formula="of:=-128 + FLOOR(RAND() * 256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FLOOR( 128 * SIN(RADIANS([.A827] * 360 / 1024)))" office:value-type="float" office:value="-121" calcext:value-type="float">
            <text:p>-121</text:p>
          </table:table-cell>
          <table:table-cell table:formula="of:=IF([.A827]&lt;256; FLOOR([.A827]/2); IF([.A827]&lt;768; FLOOR((511-[.A827])/2); FLOOR((-1024+[.A827])/2)))" office:value-type="float" office:value="-100" calcext:value-type="float">
            <text:p>-100</text:p>
          </table:table-cell>
          <table:table-cell table:formula="of:=IF([.A827]&lt;512; -128; 127)" office:value-type="float" office:value="127" calcext:value-type="float">
            <text:p>127</text:p>
          </table:table-cell>
          <table:table-cell table:formula="of:=FLOOR(-128+[.A827]/4)" office:value-type="float" office:value="78" calcext:value-type="float">
            <text:p>78</text:p>
          </table:table-cell>
          <table:table-cell table:formula="of:=-128 + FLOOR(RAND() * 256)"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FLOOR( 128 * SIN(RADIANS([.A828] * 360 / 1024)))" office:value-type="float" office:value="-121" calcext:value-type="float">
            <text:p>-121</text:p>
          </table:table-cell>
          <table:table-cell table:formula="of:=IF([.A828]&lt;256; FLOOR([.A828]/2); IF([.A828]&lt;768; FLOOR((511-[.A828])/2); FLOOR((-1024+[.A828])/2)))" office:value-type="float" office:value="-100" calcext:value-type="float">
            <text:p>-100</text:p>
          </table:table-cell>
          <table:table-cell table:formula="of:=IF([.A828]&lt;512; -128; 127)" office:value-type="float" office:value="127" calcext:value-type="float">
            <text:p>127</text:p>
          </table:table-cell>
          <table:table-cell table:formula="of:=FLOOR(-128+[.A828]/4)" office:value-type="float" office:value="78" calcext:value-type="float">
            <text:p>78</text:p>
          </table:table-cell>
          <table:table-cell table:formula="of:=-128 + FLOOR(RAND() * 256)"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FLOOR( 128 * SIN(RADIANS([.A829] * 360 / 1024)))" office:value-type="float" office:value="-120" calcext:value-type="float">
            <text:p>-120</text:p>
          </table:table-cell>
          <table:table-cell table:formula="of:=IF([.A829]&lt;256; FLOOR([.A829]/2); IF([.A829]&lt;768; FLOOR((511-[.A829])/2); FLOOR((-1024+[.A829])/2)))" office:value-type="float" office:value="-99" calcext:value-type="float">
            <text:p>-99</text:p>
          </table:table-cell>
          <table:table-cell table:formula="of:=IF([.A829]&lt;512; -128; 127)" office:value-type="float" office:value="127" calcext:value-type="float">
            <text:p>127</text:p>
          </table:table-cell>
          <table:table-cell table:formula="of:=FLOOR(-128+[.A829]/4)" office:value-type="float" office:value="78" calcext:value-type="float">
            <text:p>78</text:p>
          </table:table-cell>
          <table:table-cell table:formula="of:=-128 + FLOOR(RAND() * 256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FLOOR( 128 * SIN(RADIANS([.A830] * 360 / 1024)))" office:value-type="float" office:value="-120" calcext:value-type="float">
            <text:p>-120</text:p>
          </table:table-cell>
          <table:table-cell table:formula="of:=IF([.A830]&lt;256; FLOOR([.A830]/2); IF([.A830]&lt;768; FLOOR((511-[.A830])/2); FLOOR((-1024+[.A830])/2)))" office:value-type="float" office:value="-99" calcext:value-type="float">
            <text:p>-99</text:p>
          </table:table-cell>
          <table:table-cell table:formula="of:=IF([.A830]&lt;512; -128; 127)" office:value-type="float" office:value="127" calcext:value-type="float">
            <text:p>127</text:p>
          </table:table-cell>
          <table:table-cell table:formula="of:=FLOOR(-128+[.A830]/4)" office:value-type="float" office:value="78" calcext:value-type="float">
            <text:p>78</text:p>
          </table:table-cell>
          <table:table-cell table:formula="of:=-128 + FLOOR(RAND() * 256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FLOOR( 128 * SIN(RADIANS([.A831] * 360 / 1024)))" office:value-type="float" office:value="-120" calcext:value-type="float">
            <text:p>-120</text:p>
          </table:table-cell>
          <table:table-cell table:formula="of:=IF([.A831]&lt;256; FLOOR([.A831]/2); IF([.A831]&lt;768; FLOOR((511-[.A831])/2); FLOOR((-1024+[.A831])/2)))" office:value-type="float" office:value="-98" calcext:value-type="float">
            <text:p>-98</text:p>
          </table:table-cell>
          <table:table-cell table:formula="of:=IF([.A831]&lt;512; -128; 127)" office:value-type="float" office:value="127" calcext:value-type="float">
            <text:p>127</text:p>
          </table:table-cell>
          <table:table-cell table:formula="of:=FLOOR(-128+[.A831]/4)" office:value-type="float" office:value="79" calcext:value-type="float">
            <text:p>79</text:p>
          </table:table-cell>
          <table:table-cell table:formula="of:=-128 + FLOOR(RAND() * 256)"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FLOOR( 128 * SIN(RADIANS([.A832] * 360 / 1024)))" office:value-type="float" office:value="-120" calcext:value-type="float">
            <text:p>-120</text:p>
          </table:table-cell>
          <table:table-cell table:formula="of:=IF([.A832]&lt;256; FLOOR([.A832]/2); IF([.A832]&lt;768; FLOOR((511-[.A832])/2); FLOOR((-1024+[.A832])/2)))" office:value-type="float" office:value="-98" calcext:value-type="float">
            <text:p>-98</text:p>
          </table:table-cell>
          <table:table-cell table:formula="of:=IF([.A832]&lt;512; -128; 127)" office:value-type="float" office:value="127" calcext:value-type="float">
            <text:p>127</text:p>
          </table:table-cell>
          <table:table-cell table:formula="of:=FLOOR(-128+[.A832]/4)" office:value-type="float" office:value="79" calcext:value-type="float">
            <text:p>79</text:p>
          </table:table-cell>
          <table:table-cell table:formula="of:=-128 + FLOOR(RAND() * 256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FLOOR( 128 * SIN(RADIANS([.A833] * 360 / 1024)))" office:value-type="float" office:value="-119" calcext:value-type="float">
            <text:p>-119</text:p>
          </table:table-cell>
          <table:table-cell table:formula="of:=IF([.A833]&lt;256; FLOOR([.A833]/2); IF([.A833]&lt;768; FLOOR((511-[.A833])/2); FLOOR((-1024+[.A833])/2)))" office:value-type="float" office:value="-97" calcext:value-type="float">
            <text:p>-97</text:p>
          </table:table-cell>
          <table:table-cell table:formula="of:=IF([.A833]&lt;512; -128; 127)" office:value-type="float" office:value="127" calcext:value-type="float">
            <text:p>127</text:p>
          </table:table-cell>
          <table:table-cell table:formula="of:=FLOOR(-128+[.A833]/4)" office:value-type="float" office:value="79" calcext:value-type="float">
            <text:p>79</text:p>
          </table:table-cell>
          <table:table-cell table:formula="of:=-128 + FLOOR(RAND() * 256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FLOOR( 128 * SIN(RADIANS([.A834] * 360 / 1024)))" office:value-type="float" office:value="-119" calcext:value-type="float">
            <text:p>-119</text:p>
          </table:table-cell>
          <table:table-cell table:formula="of:=IF([.A834]&lt;256; FLOOR([.A834]/2); IF([.A834]&lt;768; FLOOR((511-[.A834])/2); FLOOR((-1024+[.A834])/2)))" office:value-type="float" office:value="-97" calcext:value-type="float">
            <text:p>-97</text:p>
          </table:table-cell>
          <table:table-cell table:formula="of:=IF([.A834]&lt;512; -128; 127)" office:value-type="float" office:value="127" calcext:value-type="float">
            <text:p>127</text:p>
          </table:table-cell>
          <table:table-cell table:formula="of:=FLOOR(-128+[.A834]/4)" office:value-type="float" office:value="79" calcext:value-type="float">
            <text:p>79</text:p>
          </table:table-cell>
          <table:table-cell table:formula="of:=-128 + FLOOR(RAND() * 256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FLOOR( 128 * SIN(RADIANS([.A835] * 360 / 1024)))" office:value-type="float" office:value="-119" calcext:value-type="float">
            <text:p>-119</text:p>
          </table:table-cell>
          <table:table-cell table:formula="of:=IF([.A835]&lt;256; FLOOR([.A835]/2); IF([.A835]&lt;768; FLOOR((511-[.A835])/2); FLOOR((-1024+[.A835])/2)))" office:value-type="float" office:value="-96" calcext:value-type="float">
            <text:p>-96</text:p>
          </table:table-cell>
          <table:table-cell table:formula="of:=IF([.A835]&lt;512; -128; 127)" office:value-type="float" office:value="127" calcext:value-type="float">
            <text:p>127</text:p>
          </table:table-cell>
          <table:table-cell table:formula="of:=FLOOR(-128+[.A835]/4)" office:value-type="float" office:value="80" calcext:value-type="float">
            <text:p>80</text:p>
          </table:table-cell>
          <table:table-cell table:formula="of:=-128 + FLOOR(RAND() * 256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FLOOR( 128 * SIN(RADIANS([.A836] * 360 / 1024)))" office:value-type="float" office:value="-118" calcext:value-type="float">
            <text:p>-118</text:p>
          </table:table-cell>
          <table:table-cell table:formula="of:=IF([.A836]&lt;256; FLOOR([.A836]/2); IF([.A836]&lt;768; FLOOR((511-[.A836])/2); FLOOR((-1024+[.A836])/2)))" office:value-type="float" office:value="-96" calcext:value-type="float">
            <text:p>-96</text:p>
          </table:table-cell>
          <table:table-cell table:formula="of:=IF([.A836]&lt;512; -128; 127)" office:value-type="float" office:value="127" calcext:value-type="float">
            <text:p>127</text:p>
          </table:table-cell>
          <table:table-cell table:formula="of:=FLOOR(-128+[.A836]/4)" office:value-type="float" office:value="80" calcext:value-type="float">
            <text:p>80</text:p>
          </table:table-cell>
          <table:table-cell table:formula="of:=-128 + FLOOR(RAND() * 256)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FLOOR( 128 * SIN(RADIANS([.A837] * 360 / 1024)))" office:value-type="float" office:value="-118" calcext:value-type="float">
            <text:p>-118</text:p>
          </table:table-cell>
          <table:table-cell table:formula="of:=IF([.A837]&lt;256; FLOOR([.A837]/2); IF([.A837]&lt;768; FLOOR((511-[.A837])/2); FLOOR((-1024+[.A837])/2)))" office:value-type="float" office:value="-95" calcext:value-type="float">
            <text:p>-95</text:p>
          </table:table-cell>
          <table:table-cell table:formula="of:=IF([.A837]&lt;512; -128; 127)" office:value-type="float" office:value="127" calcext:value-type="float">
            <text:p>127</text:p>
          </table:table-cell>
          <table:table-cell table:formula="of:=FLOOR(-128+[.A837]/4)" office:value-type="float" office:value="80" calcext:value-type="float">
            <text:p>80</text:p>
          </table:table-cell>
          <table:table-cell table:formula="of:=-128 + FLOOR(RAND() * 256)"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FLOOR( 128 * SIN(RADIANS([.A838] * 360 / 1024)))" office:value-type="float" office:value="-118" calcext:value-type="float">
            <text:p>-118</text:p>
          </table:table-cell>
          <table:table-cell table:formula="of:=IF([.A838]&lt;256; FLOOR([.A838]/2); IF([.A838]&lt;768; FLOOR((511-[.A838])/2); FLOOR((-1024+[.A838])/2)))" office:value-type="float" office:value="-95" calcext:value-type="float">
            <text:p>-95</text:p>
          </table:table-cell>
          <table:table-cell table:formula="of:=IF([.A838]&lt;512; -128; 127)" office:value-type="float" office:value="127" calcext:value-type="float">
            <text:p>127</text:p>
          </table:table-cell>
          <table:table-cell table:formula="of:=FLOOR(-128+[.A838]/4)" office:value-type="float" office:value="80" calcext:value-type="float">
            <text:p>80</text:p>
          </table:table-cell>
          <table:table-cell table:formula="of:=-128 + FLOOR(RAND() * 256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FLOOR( 128 * SIN(RADIANS([.A839] * 360 / 1024)))" office:value-type="float" office:value="-118" calcext:value-type="float">
            <text:p>-118</text:p>
          </table:table-cell>
          <table:table-cell table:formula="of:=IF([.A839]&lt;256; FLOOR([.A839]/2); IF([.A839]&lt;768; FLOOR((511-[.A839])/2); FLOOR((-1024+[.A839])/2)))" office:value-type="float" office:value="-94" calcext:value-type="float">
            <text:p>-94</text:p>
          </table:table-cell>
          <table:table-cell table:formula="of:=IF([.A839]&lt;512; -128; 127)" office:value-type="float" office:value="127" calcext:value-type="float">
            <text:p>127</text:p>
          </table:table-cell>
          <table:table-cell table:formula="of:=FLOOR(-128+[.A839]/4)" office:value-type="float" office:value="81" calcext:value-type="float">
            <text:p>81</text:p>
          </table:table-cell>
          <table:table-cell table:formula="of:=-128 + FLOOR(RAND() * 256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FLOOR( 128 * SIN(RADIANS([.A840] * 360 / 1024)))" office:value-type="float" office:value="-117" calcext:value-type="float">
            <text:p>-117</text:p>
          </table:table-cell>
          <table:table-cell table:formula="of:=IF([.A840]&lt;256; FLOOR([.A840]/2); IF([.A840]&lt;768; FLOOR((511-[.A840])/2); FLOOR((-1024+[.A840])/2)))" office:value-type="float" office:value="-94" calcext:value-type="float">
            <text:p>-94</text:p>
          </table:table-cell>
          <table:table-cell table:formula="of:=IF([.A840]&lt;512; -128; 127)" office:value-type="float" office:value="127" calcext:value-type="float">
            <text:p>127</text:p>
          </table:table-cell>
          <table:table-cell table:formula="of:=FLOOR(-128+[.A840]/4)" office:value-type="float" office:value="81" calcext:value-type="float">
            <text:p>81</text:p>
          </table:table-cell>
          <table:table-cell table:formula="of:=-128 + FLOOR(RAND() * 256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FLOOR( 128 * SIN(RADIANS([.A841] * 360 / 1024)))" office:value-type="float" office:value="-117" calcext:value-type="float">
            <text:p>-117</text:p>
          </table:table-cell>
          <table:table-cell table:formula="of:=IF([.A841]&lt;256; FLOOR([.A841]/2); IF([.A841]&lt;768; FLOOR((511-[.A841])/2); FLOOR((-1024+[.A841])/2)))" office:value-type="float" office:value="-93" calcext:value-type="float">
            <text:p>-93</text:p>
          </table:table-cell>
          <table:table-cell table:formula="of:=IF([.A841]&lt;512; -128; 127)" office:value-type="float" office:value="127" calcext:value-type="float">
            <text:p>127</text:p>
          </table:table-cell>
          <table:table-cell table:formula="of:=FLOOR(-128+[.A841]/4)" office:value-type="float" office:value="81" calcext:value-type="float">
            <text:p>81</text:p>
          </table:table-cell>
          <table:table-cell table:formula="of:=-128 + FLOOR(RAND() * 256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FLOOR( 128 * SIN(RADIANS([.A842] * 360 / 1024)))" office:value-type="float" office:value="-117" calcext:value-type="float">
            <text:p>-117</text:p>
          </table:table-cell>
          <table:table-cell table:formula="of:=IF([.A842]&lt;256; FLOOR([.A842]/2); IF([.A842]&lt;768; FLOOR((511-[.A842])/2); FLOOR((-1024+[.A842])/2)))" office:value-type="float" office:value="-93" calcext:value-type="float">
            <text:p>-93</text:p>
          </table:table-cell>
          <table:table-cell table:formula="of:=IF([.A842]&lt;512; -128; 127)" office:value-type="float" office:value="127" calcext:value-type="float">
            <text:p>127</text:p>
          </table:table-cell>
          <table:table-cell table:formula="of:=FLOOR(-128+[.A842]/4)" office:value-type="float" office:value="81" calcext:value-type="float">
            <text:p>81</text:p>
          </table:table-cell>
          <table:table-cell table:formula="of:=-128 + FLOOR(RAND() * 256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FLOOR( 128 * SIN(RADIANS([.A843] * 360 / 1024)))" office:value-type="float" office:value="-116" calcext:value-type="float">
            <text:p>-116</text:p>
          </table:table-cell>
          <table:table-cell table:formula="of:=IF([.A843]&lt;256; FLOOR([.A843]/2); IF([.A843]&lt;768; FLOOR((511-[.A843])/2); FLOOR((-1024+[.A843])/2)))" office:value-type="float" office:value="-92" calcext:value-type="float">
            <text:p>-92</text:p>
          </table:table-cell>
          <table:table-cell table:formula="of:=IF([.A843]&lt;512; -128; 127)" office:value-type="float" office:value="127" calcext:value-type="float">
            <text:p>127</text:p>
          </table:table-cell>
          <table:table-cell table:formula="of:=FLOOR(-128+[.A843]/4)" office:value-type="float" office:value="82" calcext:value-type="float">
            <text:p>82</text:p>
          </table:table-cell>
          <table:table-cell table:formula="of:=-128 + FLOOR(RAND() * 256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FLOOR( 128 * SIN(RADIANS([.A844] * 360 / 1024)))" office:value-type="float" office:value="-116" calcext:value-type="float">
            <text:p>-116</text:p>
          </table:table-cell>
          <table:table-cell table:formula="of:=IF([.A844]&lt;256; FLOOR([.A844]/2); IF([.A844]&lt;768; FLOOR((511-[.A844])/2); FLOOR((-1024+[.A844])/2)))" office:value-type="float" office:value="-92" calcext:value-type="float">
            <text:p>-92</text:p>
          </table:table-cell>
          <table:table-cell table:formula="of:=IF([.A844]&lt;512; -128; 127)" office:value-type="float" office:value="127" calcext:value-type="float">
            <text:p>127</text:p>
          </table:table-cell>
          <table:table-cell table:formula="of:=FLOOR(-128+[.A844]/4)" office:value-type="float" office:value="82" calcext:value-type="float">
            <text:p>82</text:p>
          </table:table-cell>
          <table:table-cell table:formula="of:=-128 + FLOOR(RAND() * 256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FLOOR( 128 * SIN(RADIANS([.A845] * 360 / 1024)))" office:value-type="float" office:value="-116" calcext:value-type="float">
            <text:p>-116</text:p>
          </table:table-cell>
          <table:table-cell table:formula="of:=IF([.A845]&lt;256; FLOOR([.A845]/2); IF([.A845]&lt;768; FLOOR((511-[.A845])/2); FLOOR((-1024+[.A845])/2)))" office:value-type="float" office:value="-91" calcext:value-type="float">
            <text:p>-91</text:p>
          </table:table-cell>
          <table:table-cell table:formula="of:=IF([.A845]&lt;512; -128; 127)" office:value-type="float" office:value="127" calcext:value-type="float">
            <text:p>127</text:p>
          </table:table-cell>
          <table:table-cell table:formula="of:=FLOOR(-128+[.A845]/4)" office:value-type="float" office:value="82" calcext:value-type="float">
            <text:p>82</text:p>
          </table:table-cell>
          <table:table-cell table:formula="of:=-128 + FLOOR(RAND() * 256)"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FLOOR( 128 * SIN(RADIANS([.A846] * 360 / 1024)))" office:value-type="float" office:value="-115" calcext:value-type="float">
            <text:p>-115</text:p>
          </table:table-cell>
          <table:table-cell table:formula="of:=IF([.A846]&lt;256; FLOOR([.A846]/2); IF([.A846]&lt;768; FLOOR((511-[.A846])/2); FLOOR((-1024+[.A846])/2)))" office:value-type="float" office:value="-91" calcext:value-type="float">
            <text:p>-91</text:p>
          </table:table-cell>
          <table:table-cell table:formula="of:=IF([.A846]&lt;512; -128; 127)" office:value-type="float" office:value="127" calcext:value-type="float">
            <text:p>127</text:p>
          </table:table-cell>
          <table:table-cell table:formula="of:=FLOOR(-128+[.A846]/4)" office:value-type="float" office:value="82" calcext:value-type="float">
            <text:p>82</text:p>
          </table:table-cell>
          <table:table-cell table:formula="of:=-128 + FLOOR(RAND() * 256)"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FLOOR( 128 * SIN(RADIANS([.A847] * 360 / 1024)))" office:value-type="float" office:value="-115" calcext:value-type="float">
            <text:p>-115</text:p>
          </table:table-cell>
          <table:table-cell table:formula="of:=IF([.A847]&lt;256; FLOOR([.A847]/2); IF([.A847]&lt;768; FLOOR((511-[.A847])/2); FLOOR((-1024+[.A847])/2)))" office:value-type="float" office:value="-90" calcext:value-type="float">
            <text:p>-90</text:p>
          </table:table-cell>
          <table:table-cell table:formula="of:=IF([.A847]&lt;512; -128; 127)" office:value-type="float" office:value="127" calcext:value-type="float">
            <text:p>127</text:p>
          </table:table-cell>
          <table:table-cell table:formula="of:=FLOOR(-128+[.A847]/4)" office:value-type="float" office:value="83" calcext:value-type="float">
            <text:p>83</text:p>
          </table:table-cell>
          <table:table-cell table:formula="of:=-128 + FLOOR(RAND() * 256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FLOOR( 128 * SIN(RADIANS([.A848] * 360 / 1024)))" office:value-type="float" office:value="-114" calcext:value-type="float">
            <text:p>-114</text:p>
          </table:table-cell>
          <table:table-cell table:formula="of:=IF([.A848]&lt;256; FLOOR([.A848]/2); IF([.A848]&lt;768; FLOOR((511-[.A848])/2); FLOOR((-1024+[.A848])/2)))" office:value-type="float" office:value="-90" calcext:value-type="float">
            <text:p>-90</text:p>
          </table:table-cell>
          <table:table-cell table:formula="of:=IF([.A848]&lt;512; -128; 127)" office:value-type="float" office:value="127" calcext:value-type="float">
            <text:p>127</text:p>
          </table:table-cell>
          <table:table-cell table:formula="of:=FLOOR(-128+[.A848]/4)" office:value-type="float" office:value="83" calcext:value-type="float">
            <text:p>83</text:p>
          </table:table-cell>
          <table:table-cell table:formula="of:=-128 + FLOOR(RAND() * 256)"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FLOOR( 128 * SIN(RADIANS([.A849] * 360 / 1024)))" office:value-type="float" office:value="-114" calcext:value-type="float">
            <text:p>-114</text:p>
          </table:table-cell>
          <table:table-cell table:formula="of:=IF([.A849]&lt;256; FLOOR([.A849]/2); IF([.A849]&lt;768; FLOOR((511-[.A849])/2); FLOOR((-1024+[.A849])/2)))" office:value-type="float" office:value="-89" calcext:value-type="float">
            <text:p>-89</text:p>
          </table:table-cell>
          <table:table-cell table:formula="of:=IF([.A849]&lt;512; -128; 127)" office:value-type="float" office:value="127" calcext:value-type="float">
            <text:p>127</text:p>
          </table:table-cell>
          <table:table-cell table:formula="of:=FLOOR(-128+[.A849]/4)" office:value-type="float" office:value="83" calcext:value-type="float">
            <text:p>83</text:p>
          </table:table-cell>
          <table:table-cell table:formula="of:=-128 + FLOOR(RAND() * 256)"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FLOOR( 128 * SIN(RADIANS([.A850] * 360 / 1024)))" office:value-type="float" office:value="-114" calcext:value-type="float">
            <text:p>-114</text:p>
          </table:table-cell>
          <table:table-cell table:formula="of:=IF([.A850]&lt;256; FLOOR([.A850]/2); IF([.A850]&lt;768; FLOOR((511-[.A850])/2); FLOOR((-1024+[.A850])/2)))" office:value-type="float" office:value="-89" calcext:value-type="float">
            <text:p>-89</text:p>
          </table:table-cell>
          <table:table-cell table:formula="of:=IF([.A850]&lt;512; -128; 127)" office:value-type="float" office:value="127" calcext:value-type="float">
            <text:p>127</text:p>
          </table:table-cell>
          <table:table-cell table:formula="of:=FLOOR(-128+[.A850]/4)" office:value-type="float" office:value="83" calcext:value-type="float">
            <text:p>83</text:p>
          </table:table-cell>
          <table:table-cell table:formula="of:=-128 + FLOOR(RAND() * 256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FLOOR( 128 * SIN(RADIANS([.A851] * 360 / 1024)))" office:value-type="float" office:value="-113" calcext:value-type="float">
            <text:p>-113</text:p>
          </table:table-cell>
          <table:table-cell table:formula="of:=IF([.A851]&lt;256; FLOOR([.A851]/2); IF([.A851]&lt;768; FLOOR((511-[.A851])/2); FLOOR((-1024+[.A851])/2)))" office:value-type="float" office:value="-88" calcext:value-type="float">
            <text:p>-88</text:p>
          </table:table-cell>
          <table:table-cell table:formula="of:=IF([.A851]&lt;512; -128; 127)" office:value-type="float" office:value="127" calcext:value-type="float">
            <text:p>127</text:p>
          </table:table-cell>
          <table:table-cell table:formula="of:=FLOOR(-128+[.A851]/4)" office:value-type="float" office:value="84" calcext:value-type="float">
            <text:p>84</text:p>
          </table:table-cell>
          <table:table-cell table:formula="of:=-128 + FLOOR(RAND() * 256)"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FLOOR( 128 * SIN(RADIANS([.A852] * 360 / 1024)))" office:value-type="float" office:value="-113" calcext:value-type="float">
            <text:p>-113</text:p>
          </table:table-cell>
          <table:table-cell table:formula="of:=IF([.A852]&lt;256; FLOOR([.A852]/2); IF([.A852]&lt;768; FLOOR((511-[.A852])/2); FLOOR((-1024+[.A852])/2)))" office:value-type="float" office:value="-88" calcext:value-type="float">
            <text:p>-88</text:p>
          </table:table-cell>
          <table:table-cell table:formula="of:=IF([.A852]&lt;512; -128; 127)" office:value-type="float" office:value="127" calcext:value-type="float">
            <text:p>127</text:p>
          </table:table-cell>
          <table:table-cell table:formula="of:=FLOOR(-128+[.A852]/4)" office:value-type="float" office:value="84" calcext:value-type="float">
            <text:p>84</text:p>
          </table:table-cell>
          <table:table-cell table:formula="of:=-128 + FLOOR(RAND() * 256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FLOOR( 128 * SIN(RADIANS([.A853] * 360 / 1024)))" office:value-type="float" office:value="-113" calcext:value-type="float">
            <text:p>-113</text:p>
          </table:table-cell>
          <table:table-cell table:formula="of:=IF([.A853]&lt;256; FLOOR([.A853]/2); IF([.A853]&lt;768; FLOOR((511-[.A853])/2); FLOOR((-1024+[.A853])/2)))" office:value-type="float" office:value="-87" calcext:value-type="float">
            <text:p>-87</text:p>
          </table:table-cell>
          <table:table-cell table:formula="of:=IF([.A853]&lt;512; -128; 127)" office:value-type="float" office:value="127" calcext:value-type="float">
            <text:p>127</text:p>
          </table:table-cell>
          <table:table-cell table:formula="of:=FLOOR(-128+[.A853]/4)" office:value-type="float" office:value="84" calcext:value-type="float">
            <text:p>84</text:p>
          </table:table-cell>
          <table:table-cell table:formula="of:=-128 + FLOOR(RAND() * 256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FLOOR( 128 * SIN(RADIANS([.A854] * 360 / 1024)))" office:value-type="float" office:value="-112" calcext:value-type="float">
            <text:p>-112</text:p>
          </table:table-cell>
          <table:table-cell table:formula="of:=IF([.A854]&lt;256; FLOOR([.A854]/2); IF([.A854]&lt;768; FLOOR((511-[.A854])/2); FLOOR((-1024+[.A854])/2)))" office:value-type="float" office:value="-87" calcext:value-type="float">
            <text:p>-87</text:p>
          </table:table-cell>
          <table:table-cell table:formula="of:=IF([.A854]&lt;512; -128; 127)" office:value-type="float" office:value="127" calcext:value-type="float">
            <text:p>127</text:p>
          </table:table-cell>
          <table:table-cell table:formula="of:=FLOOR(-128+[.A854]/4)" office:value-type="float" office:value="84" calcext:value-type="float">
            <text:p>84</text:p>
          </table:table-cell>
          <table:table-cell table:formula="of:=-128 + FLOOR(RAND() * 256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FLOOR( 128 * SIN(RADIANS([.A855] * 360 / 1024)))" office:value-type="float" office:value="-112" calcext:value-type="float">
            <text:p>-112</text:p>
          </table:table-cell>
          <table:table-cell table:formula="of:=IF([.A855]&lt;256; FLOOR([.A855]/2); IF([.A855]&lt;768; FLOOR((511-[.A855])/2); FLOOR((-1024+[.A855])/2)))" office:value-type="float" office:value="-86" calcext:value-type="float">
            <text:p>-86</text:p>
          </table:table-cell>
          <table:table-cell table:formula="of:=IF([.A855]&lt;512; -128; 127)" office:value-type="float" office:value="127" calcext:value-type="float">
            <text:p>127</text:p>
          </table:table-cell>
          <table:table-cell table:formula="of:=FLOOR(-128+[.A855]/4)" office:value-type="float" office:value="85" calcext:value-type="float">
            <text:p>85</text:p>
          </table:table-cell>
          <table:table-cell table:formula="of:=-128 + FLOOR(RAND() * 256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FLOOR( 128 * SIN(RADIANS([.A856] * 360 / 1024)))" office:value-type="float" office:value="-111" calcext:value-type="float">
            <text:p>-111</text:p>
          </table:table-cell>
          <table:table-cell table:formula="of:=IF([.A856]&lt;256; FLOOR([.A856]/2); IF([.A856]&lt;768; FLOOR((511-[.A856])/2); FLOOR((-1024+[.A856])/2)))" office:value-type="float" office:value="-86" calcext:value-type="float">
            <text:p>-86</text:p>
          </table:table-cell>
          <table:table-cell table:formula="of:=IF([.A856]&lt;512; -128; 127)" office:value-type="float" office:value="127" calcext:value-type="float">
            <text:p>127</text:p>
          </table:table-cell>
          <table:table-cell table:formula="of:=FLOOR(-128+[.A856]/4)" office:value-type="float" office:value="85" calcext:value-type="float">
            <text:p>85</text:p>
          </table:table-cell>
          <table:table-cell table:formula="of:=-128 + FLOOR(RAND() * 256)"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FLOOR( 128 * SIN(RADIANS([.A857] * 360 / 1024)))" office:value-type="float" office:value="-111" calcext:value-type="float">
            <text:p>-111</text:p>
          </table:table-cell>
          <table:table-cell table:formula="of:=IF([.A857]&lt;256; FLOOR([.A857]/2); IF([.A857]&lt;768; FLOOR((511-[.A857])/2); FLOOR((-1024+[.A857])/2)))" office:value-type="float" office:value="-85" calcext:value-type="float">
            <text:p>-85</text:p>
          </table:table-cell>
          <table:table-cell table:formula="of:=IF([.A857]&lt;512; -128; 127)" office:value-type="float" office:value="127" calcext:value-type="float">
            <text:p>127</text:p>
          </table:table-cell>
          <table:table-cell table:formula="of:=FLOOR(-128+[.A857]/4)" office:value-type="float" office:value="85" calcext:value-type="float">
            <text:p>85</text:p>
          </table:table-cell>
          <table:table-cell table:formula="of:=-128 + FLOOR(RAND() * 256)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FLOOR( 128 * SIN(RADIANS([.A858] * 360 / 1024)))" office:value-type="float" office:value="-111" calcext:value-type="float">
            <text:p>-111</text:p>
          </table:table-cell>
          <table:table-cell table:formula="of:=IF([.A858]&lt;256; FLOOR([.A858]/2); IF([.A858]&lt;768; FLOOR((511-[.A858])/2); FLOOR((-1024+[.A858])/2)))" office:value-type="float" office:value="-85" calcext:value-type="float">
            <text:p>-85</text:p>
          </table:table-cell>
          <table:table-cell table:formula="of:=IF([.A858]&lt;512; -128; 127)" office:value-type="float" office:value="127" calcext:value-type="float">
            <text:p>127</text:p>
          </table:table-cell>
          <table:table-cell table:formula="of:=FLOOR(-128+[.A858]/4)" office:value-type="float" office:value="85" calcext:value-type="float">
            <text:p>85</text:p>
          </table:table-cell>
          <table:table-cell table:formula="of:=-128 + FLOOR(RAND() * 256)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FLOOR( 128 * SIN(RADIANS([.A859] * 360 / 1024)))" office:value-type="float" office:value="-110" calcext:value-type="float">
            <text:p>-110</text:p>
          </table:table-cell>
          <table:table-cell table:formula="of:=IF([.A859]&lt;256; FLOOR([.A859]/2); IF([.A859]&lt;768; FLOOR((511-[.A859])/2); FLOOR((-1024+[.A859])/2)))" office:value-type="float" office:value="-84" calcext:value-type="float">
            <text:p>-84</text:p>
          </table:table-cell>
          <table:table-cell table:formula="of:=IF([.A859]&lt;512; -128; 127)" office:value-type="float" office:value="127" calcext:value-type="float">
            <text:p>127</text:p>
          </table:table-cell>
          <table:table-cell table:formula="of:=FLOOR(-128+[.A859]/4)" office:value-type="float" office:value="86" calcext:value-type="float">
            <text:p>86</text:p>
          </table:table-cell>
          <table:table-cell table:formula="of:=-128 + FLOOR(RAND() * 256)"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FLOOR( 128 * SIN(RADIANS([.A860] * 360 / 1024)))" office:value-type="float" office:value="-110" calcext:value-type="float">
            <text:p>-110</text:p>
          </table:table-cell>
          <table:table-cell table:formula="of:=IF([.A860]&lt;256; FLOOR([.A860]/2); IF([.A860]&lt;768; FLOOR((511-[.A860])/2); FLOOR((-1024+[.A860])/2)))" office:value-type="float" office:value="-84" calcext:value-type="float">
            <text:p>-84</text:p>
          </table:table-cell>
          <table:table-cell table:formula="of:=IF([.A860]&lt;512; -128; 127)" office:value-type="float" office:value="127" calcext:value-type="float">
            <text:p>127</text:p>
          </table:table-cell>
          <table:table-cell table:formula="of:=FLOOR(-128+[.A860]/4)" office:value-type="float" office:value="86" calcext:value-type="float">
            <text:p>86</text:p>
          </table:table-cell>
          <table:table-cell table:formula="of:=-128 + FLOOR(RAND() * 256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FLOOR( 128 * SIN(RADIANS([.A861] * 360 / 1024)))" office:value-type="float" office:value="-109" calcext:value-type="float">
            <text:p>-109</text:p>
          </table:table-cell>
          <table:table-cell table:formula="of:=IF([.A861]&lt;256; FLOOR([.A861]/2); IF([.A861]&lt;768; FLOOR((511-[.A861])/2); FLOOR((-1024+[.A861])/2)))" office:value-type="float" office:value="-83" calcext:value-type="float">
            <text:p>-83</text:p>
          </table:table-cell>
          <table:table-cell table:formula="of:=IF([.A861]&lt;512; -128; 127)" office:value-type="float" office:value="127" calcext:value-type="float">
            <text:p>127</text:p>
          </table:table-cell>
          <table:table-cell table:formula="of:=FLOOR(-128+[.A861]/4)" office:value-type="float" office:value="86" calcext:value-type="float">
            <text:p>86</text:p>
          </table:table-cell>
          <table:table-cell table:formula="of:=-128 + FLOOR(RAND() * 256)"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FLOOR( 128 * SIN(RADIANS([.A862] * 360 / 1024)))" office:value-type="float" office:value="-109" calcext:value-type="float">
            <text:p>-109</text:p>
          </table:table-cell>
          <table:table-cell table:formula="of:=IF([.A862]&lt;256; FLOOR([.A862]/2); IF([.A862]&lt;768; FLOOR((511-[.A862])/2); FLOOR((-1024+[.A862])/2)))" office:value-type="float" office:value="-83" calcext:value-type="float">
            <text:p>-83</text:p>
          </table:table-cell>
          <table:table-cell table:formula="of:=IF([.A862]&lt;512; -128; 127)" office:value-type="float" office:value="127" calcext:value-type="float">
            <text:p>127</text:p>
          </table:table-cell>
          <table:table-cell table:formula="of:=FLOOR(-128+[.A862]/4)" office:value-type="float" office:value="86" calcext:value-type="float">
            <text:p>86</text:p>
          </table:table-cell>
          <table:table-cell table:formula="of:=-128 + FLOOR(RAND() * 256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FLOOR( 128 * SIN(RADIANS([.A863] * 360 / 1024)))" office:value-type="float" office:value="-109" calcext:value-type="float">
            <text:p>-109</text:p>
          </table:table-cell>
          <table:table-cell table:formula="of:=IF([.A863]&lt;256; FLOOR([.A863]/2); IF([.A863]&lt;768; FLOOR((511-[.A863])/2); FLOOR((-1024+[.A863])/2)))" office:value-type="float" office:value="-82" calcext:value-type="float">
            <text:p>-82</text:p>
          </table:table-cell>
          <table:table-cell table:formula="of:=IF([.A863]&lt;512; -128; 127)" office:value-type="float" office:value="127" calcext:value-type="float">
            <text:p>127</text:p>
          </table:table-cell>
          <table:table-cell table:formula="of:=FLOOR(-128+[.A863]/4)" office:value-type="float" office:value="87" calcext:value-type="float">
            <text:p>87</text:p>
          </table:table-cell>
          <table:table-cell table:formula="of:=-128 + FLOOR(RAND() * 256)"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FLOOR( 128 * SIN(RADIANS([.A864] * 360 / 1024)))" office:value-type="float" office:value="-108" calcext:value-type="float">
            <text:p>-108</text:p>
          </table:table-cell>
          <table:table-cell table:formula="of:=IF([.A864]&lt;256; FLOOR([.A864]/2); IF([.A864]&lt;768; FLOOR((511-[.A864])/2); FLOOR((-1024+[.A864])/2)))" office:value-type="float" office:value="-82" calcext:value-type="float">
            <text:p>-82</text:p>
          </table:table-cell>
          <table:table-cell table:formula="of:=IF([.A864]&lt;512; -128; 127)" office:value-type="float" office:value="127" calcext:value-type="float">
            <text:p>127</text:p>
          </table:table-cell>
          <table:table-cell table:formula="of:=FLOOR(-128+[.A864]/4)" office:value-type="float" office:value="87" calcext:value-type="float">
            <text:p>87</text:p>
          </table:table-cell>
          <table:table-cell table:formula="of:=-128 + FLOOR(RAND() * 256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FLOOR( 128 * SIN(RADIANS([.A865] * 360 / 1024)))" office:value-type="float" office:value="-108" calcext:value-type="float">
            <text:p>-108</text:p>
          </table:table-cell>
          <table:table-cell table:formula="of:=IF([.A865]&lt;256; FLOOR([.A865]/2); IF([.A865]&lt;768; FLOOR((511-[.A865])/2); FLOOR((-1024+[.A865])/2)))" office:value-type="float" office:value="-81" calcext:value-type="float">
            <text:p>-81</text:p>
          </table:table-cell>
          <table:table-cell table:formula="of:=IF([.A865]&lt;512; -128; 127)" office:value-type="float" office:value="127" calcext:value-type="float">
            <text:p>127</text:p>
          </table:table-cell>
          <table:table-cell table:formula="of:=FLOOR(-128+[.A865]/4)" office:value-type="float" office:value="87" calcext:value-type="float">
            <text:p>87</text:p>
          </table:table-cell>
          <table:table-cell table:formula="of:=-128 + FLOOR(RAND() * 256)"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FLOOR( 128 * SIN(RADIANS([.A866] * 360 / 1024)))" office:value-type="float" office:value="-107" calcext:value-type="float">
            <text:p>-107</text:p>
          </table:table-cell>
          <table:table-cell table:formula="of:=IF([.A866]&lt;256; FLOOR([.A866]/2); IF([.A866]&lt;768; FLOOR((511-[.A866])/2); FLOOR((-1024+[.A866])/2)))" office:value-type="float" office:value="-81" calcext:value-type="float">
            <text:p>-81</text:p>
          </table:table-cell>
          <table:table-cell table:formula="of:=IF([.A866]&lt;512; -128; 127)" office:value-type="float" office:value="127" calcext:value-type="float">
            <text:p>127</text:p>
          </table:table-cell>
          <table:table-cell table:formula="of:=FLOOR(-128+[.A866]/4)" office:value-type="float" office:value="87" calcext:value-type="float">
            <text:p>87</text:p>
          </table:table-cell>
          <table:table-cell table:formula="of:=-128 + FLOOR(RAND() * 256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FLOOR( 128 * SIN(RADIANS([.A867] * 360 / 1024)))" office:value-type="float" office:value="-107" calcext:value-type="float">
            <text:p>-107</text:p>
          </table:table-cell>
          <table:table-cell table:formula="of:=IF([.A867]&lt;256; FLOOR([.A867]/2); IF([.A867]&lt;768; FLOOR((511-[.A867])/2); FLOOR((-1024+[.A867])/2)))" office:value-type="float" office:value="-80" calcext:value-type="float">
            <text:p>-80</text:p>
          </table:table-cell>
          <table:table-cell table:formula="of:=IF([.A867]&lt;512; -128; 127)" office:value-type="float" office:value="127" calcext:value-type="float">
            <text:p>127</text:p>
          </table:table-cell>
          <table:table-cell table:formula="of:=FLOOR(-128+[.A867]/4)" office:value-type="float" office:value="88" calcext:value-type="float">
            <text:p>88</text:p>
          </table:table-cell>
          <table:table-cell table:formula="of:=-128 + FLOOR(RAND() * 256)"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FLOOR( 128 * SIN(RADIANS([.A868] * 360 / 1024)))" office:value-type="float" office:value="-106" calcext:value-type="float">
            <text:p>-106</text:p>
          </table:table-cell>
          <table:table-cell table:formula="of:=IF([.A868]&lt;256; FLOOR([.A868]/2); IF([.A868]&lt;768; FLOOR((511-[.A868])/2); FLOOR((-1024+[.A868])/2)))" office:value-type="float" office:value="-80" calcext:value-type="float">
            <text:p>-80</text:p>
          </table:table-cell>
          <table:table-cell table:formula="of:=IF([.A868]&lt;512; -128; 127)" office:value-type="float" office:value="127" calcext:value-type="float">
            <text:p>127</text:p>
          </table:table-cell>
          <table:table-cell table:formula="of:=FLOOR(-128+[.A868]/4)" office:value-type="float" office:value="88" calcext:value-type="float">
            <text:p>88</text:p>
          </table:table-cell>
          <table:table-cell table:formula="of:=-128 + FLOOR(RAND() * 256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FLOOR( 128 * SIN(RADIANS([.A869] * 360 / 1024)))" office:value-type="float" office:value="-106" calcext:value-type="float">
            <text:p>-106</text:p>
          </table:table-cell>
          <table:table-cell table:formula="of:=IF([.A869]&lt;256; FLOOR([.A869]/2); IF([.A869]&lt;768; FLOOR((511-[.A869])/2); FLOOR((-1024+[.A869])/2)))" office:value-type="float" office:value="-79" calcext:value-type="float">
            <text:p>-79</text:p>
          </table:table-cell>
          <table:table-cell table:formula="of:=IF([.A869]&lt;512; -128; 127)" office:value-type="float" office:value="127" calcext:value-type="float">
            <text:p>127</text:p>
          </table:table-cell>
          <table:table-cell table:formula="of:=FLOOR(-128+[.A869]/4)" office:value-type="float" office:value="88" calcext:value-type="float">
            <text:p>88</text:p>
          </table:table-cell>
          <table:table-cell table:formula="of:=-128 + FLOOR(RAND() * 256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FLOOR( 128 * SIN(RADIANS([.A870] * 360 / 1024)))" office:value-type="float" office:value="-106" calcext:value-type="float">
            <text:p>-106</text:p>
          </table:table-cell>
          <table:table-cell table:formula="of:=IF([.A870]&lt;256; FLOOR([.A870]/2); IF([.A870]&lt;768; FLOOR((511-[.A870])/2); FLOOR((-1024+[.A870])/2)))" office:value-type="float" office:value="-79" calcext:value-type="float">
            <text:p>-79</text:p>
          </table:table-cell>
          <table:table-cell table:formula="of:=IF([.A870]&lt;512; -128; 127)" office:value-type="float" office:value="127" calcext:value-type="float">
            <text:p>127</text:p>
          </table:table-cell>
          <table:table-cell table:formula="of:=FLOOR(-128+[.A870]/4)" office:value-type="float" office:value="88" calcext:value-type="float">
            <text:p>88</text:p>
          </table:table-cell>
          <table:table-cell table:formula="of:=-128 + FLOOR(RAND() * 256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FLOOR( 128 * SIN(RADIANS([.A871] * 360 / 1024)))" office:value-type="float" office:value="-105" calcext:value-type="float">
            <text:p>-105</text:p>
          </table:table-cell>
          <table:table-cell table:formula="of:=IF([.A871]&lt;256; FLOOR([.A871]/2); IF([.A871]&lt;768; FLOOR((511-[.A871])/2); FLOOR((-1024+[.A871])/2)))" office:value-type="float" office:value="-78" calcext:value-type="float">
            <text:p>-78</text:p>
          </table:table-cell>
          <table:table-cell table:formula="of:=IF([.A871]&lt;512; -128; 127)" office:value-type="float" office:value="127" calcext:value-type="float">
            <text:p>127</text:p>
          </table:table-cell>
          <table:table-cell table:formula="of:=FLOOR(-128+[.A871]/4)" office:value-type="float" office:value="89" calcext:value-type="float">
            <text:p>89</text:p>
          </table:table-cell>
          <table:table-cell table:formula="of:=-128 + FLOOR(RAND() * 256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FLOOR( 128 * SIN(RADIANS([.A872] * 360 / 1024)))" office:value-type="float" office:value="-105" calcext:value-type="float">
            <text:p>-105</text:p>
          </table:table-cell>
          <table:table-cell table:formula="of:=IF([.A872]&lt;256; FLOOR([.A872]/2); IF([.A872]&lt;768; FLOOR((511-[.A872])/2); FLOOR((-1024+[.A872])/2)))" office:value-type="float" office:value="-78" calcext:value-type="float">
            <text:p>-78</text:p>
          </table:table-cell>
          <table:table-cell table:formula="of:=IF([.A872]&lt;512; -128; 127)" office:value-type="float" office:value="127" calcext:value-type="float">
            <text:p>127</text:p>
          </table:table-cell>
          <table:table-cell table:formula="of:=FLOOR(-128+[.A872]/4)" office:value-type="float" office:value="89" calcext:value-type="float">
            <text:p>89</text:p>
          </table:table-cell>
          <table:table-cell table:formula="of:=-128 + FLOOR(RAND() * 256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FLOOR( 128 * SIN(RADIANS([.A873] * 360 / 1024)))" office:value-type="float" office:value="-104" calcext:value-type="float">
            <text:p>-104</text:p>
          </table:table-cell>
          <table:table-cell table:formula="of:=IF([.A873]&lt;256; FLOOR([.A873]/2); IF([.A873]&lt;768; FLOOR((511-[.A873])/2); FLOOR((-1024+[.A873])/2)))" office:value-type="float" office:value="-77" calcext:value-type="float">
            <text:p>-77</text:p>
          </table:table-cell>
          <table:table-cell table:formula="of:=IF([.A873]&lt;512; -128; 127)" office:value-type="float" office:value="127" calcext:value-type="float">
            <text:p>127</text:p>
          </table:table-cell>
          <table:table-cell table:formula="of:=FLOOR(-128+[.A873]/4)" office:value-type="float" office:value="89" calcext:value-type="float">
            <text:p>89</text:p>
          </table:table-cell>
          <table:table-cell table:formula="of:=-128 + FLOOR(RAND() * 256)"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FLOOR( 128 * SIN(RADIANS([.A874] * 360 / 1024)))" office:value-type="float" office:value="-104" calcext:value-type="float">
            <text:p>-104</text:p>
          </table:table-cell>
          <table:table-cell table:formula="of:=IF([.A874]&lt;256; FLOOR([.A874]/2); IF([.A874]&lt;768; FLOOR((511-[.A874])/2); FLOOR((-1024+[.A874])/2)))" office:value-type="float" office:value="-77" calcext:value-type="float">
            <text:p>-77</text:p>
          </table:table-cell>
          <table:table-cell table:formula="of:=IF([.A874]&lt;512; -128; 127)" office:value-type="float" office:value="127" calcext:value-type="float">
            <text:p>127</text:p>
          </table:table-cell>
          <table:table-cell table:formula="of:=FLOOR(-128+[.A874]/4)" office:value-type="float" office:value="89" calcext:value-type="float">
            <text:p>89</text:p>
          </table:table-cell>
          <table:table-cell table:formula="of:=-128 + FLOOR(RAND() * 256)"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FLOOR( 128 * SIN(RADIANS([.A875] * 360 / 1024)))" office:value-type="float" office:value="-103" calcext:value-type="float">
            <text:p>-103</text:p>
          </table:table-cell>
          <table:table-cell table:formula="of:=IF([.A875]&lt;256; FLOOR([.A875]/2); IF([.A875]&lt;768; FLOOR((511-[.A875])/2); FLOOR((-1024+[.A875])/2)))" office:value-type="float" office:value="-76" calcext:value-type="float">
            <text:p>-76</text:p>
          </table:table-cell>
          <table:table-cell table:formula="of:=IF([.A875]&lt;512; -128; 127)" office:value-type="float" office:value="127" calcext:value-type="float">
            <text:p>127</text:p>
          </table:table-cell>
          <table:table-cell table:formula="of:=FLOOR(-128+[.A875]/4)" office:value-type="float" office:value="90" calcext:value-type="float">
            <text:p>90</text:p>
          </table:table-cell>
          <table:table-cell table:formula="of:=-128 + FLOOR(RAND() * 256)"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FLOOR( 128 * SIN(RADIANS([.A876] * 360 / 1024)))" office:value-type="float" office:value="-103" calcext:value-type="float">
            <text:p>-103</text:p>
          </table:table-cell>
          <table:table-cell table:formula="of:=IF([.A876]&lt;256; FLOOR([.A876]/2); IF([.A876]&lt;768; FLOOR((511-[.A876])/2); FLOOR((-1024+[.A876])/2)))" office:value-type="float" office:value="-76" calcext:value-type="float">
            <text:p>-76</text:p>
          </table:table-cell>
          <table:table-cell table:formula="of:=IF([.A876]&lt;512; -128; 127)" office:value-type="float" office:value="127" calcext:value-type="float">
            <text:p>127</text:p>
          </table:table-cell>
          <table:table-cell table:formula="of:=FLOOR(-128+[.A876]/4)" office:value-type="float" office:value="90" calcext:value-type="float">
            <text:p>90</text:p>
          </table:table-cell>
          <table:table-cell table:formula="of:=-128 + FLOOR(RAND() * 256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FLOOR( 128 * SIN(RADIANS([.A877] * 360 / 1024)))" office:value-type="float" office:value="-102" calcext:value-type="float">
            <text:p>-102</text:p>
          </table:table-cell>
          <table:table-cell table:formula="of:=IF([.A877]&lt;256; FLOOR([.A877]/2); IF([.A877]&lt;768; FLOOR((511-[.A877])/2); FLOOR((-1024+[.A877])/2)))" office:value-type="float" office:value="-75" calcext:value-type="float">
            <text:p>-75</text:p>
          </table:table-cell>
          <table:table-cell table:formula="of:=IF([.A877]&lt;512; -128; 127)" office:value-type="float" office:value="127" calcext:value-type="float">
            <text:p>127</text:p>
          </table:table-cell>
          <table:table-cell table:formula="of:=FLOOR(-128+[.A877]/4)" office:value-type="float" office:value="90" calcext:value-type="float">
            <text:p>90</text:p>
          </table:table-cell>
          <table:table-cell table:formula="of:=-128 + FLOOR(RAND() * 256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FLOOR( 128 * SIN(RADIANS([.A878] * 360 / 1024)))" office:value-type="float" office:value="-102" calcext:value-type="float">
            <text:p>-102</text:p>
          </table:table-cell>
          <table:table-cell table:formula="of:=IF([.A878]&lt;256; FLOOR([.A878]/2); IF([.A878]&lt;768; FLOOR((511-[.A878])/2); FLOOR((-1024+[.A878])/2)))" office:value-type="float" office:value="-75" calcext:value-type="float">
            <text:p>-75</text:p>
          </table:table-cell>
          <table:table-cell table:formula="of:=IF([.A878]&lt;512; -128; 127)" office:value-type="float" office:value="127" calcext:value-type="float">
            <text:p>127</text:p>
          </table:table-cell>
          <table:table-cell table:formula="of:=FLOOR(-128+[.A878]/4)" office:value-type="float" office:value="90" calcext:value-type="float">
            <text:p>90</text:p>
          </table:table-cell>
          <table:table-cell table:formula="of:=-128 + FLOOR(RAND() * 256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FLOOR( 128 * SIN(RADIANS([.A879] * 360 / 1024)))" office:value-type="float" office:value="-101" calcext:value-type="float">
            <text:p>-101</text:p>
          </table:table-cell>
          <table:table-cell table:formula="of:=IF([.A879]&lt;256; FLOOR([.A879]/2); IF([.A879]&lt;768; FLOOR((511-[.A879])/2); FLOOR((-1024+[.A879])/2)))" office:value-type="float" office:value="-74" calcext:value-type="float">
            <text:p>-74</text:p>
          </table:table-cell>
          <table:table-cell table:formula="of:=IF([.A879]&lt;512; -128; 127)" office:value-type="float" office:value="127" calcext:value-type="float">
            <text:p>127</text:p>
          </table:table-cell>
          <table:table-cell table:formula="of:=FLOOR(-128+[.A879]/4)" office:value-type="float" office:value="91" calcext:value-type="float">
            <text:p>91</text:p>
          </table:table-cell>
          <table:table-cell table:formula="of:=-128 + FLOOR(RAND() * 256)"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FLOOR( 128 * SIN(RADIANS([.A880] * 360 / 1024)))" office:value-type="float" office:value="-101" calcext:value-type="float">
            <text:p>-101</text:p>
          </table:table-cell>
          <table:table-cell table:formula="of:=IF([.A880]&lt;256; FLOOR([.A880]/2); IF([.A880]&lt;768; FLOOR((511-[.A880])/2); FLOOR((-1024+[.A880])/2)))" office:value-type="float" office:value="-74" calcext:value-type="float">
            <text:p>-74</text:p>
          </table:table-cell>
          <table:table-cell table:formula="of:=IF([.A880]&lt;512; -128; 127)" office:value-type="float" office:value="127" calcext:value-type="float">
            <text:p>127</text:p>
          </table:table-cell>
          <table:table-cell table:formula="of:=FLOOR(-128+[.A880]/4)" office:value-type="float" office:value="91" calcext:value-type="float">
            <text:p>91</text:p>
          </table:table-cell>
          <table:table-cell table:formula="of:=-128 + FLOOR(RAND() * 256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FLOOR( 128 * SIN(RADIANS([.A881] * 360 / 1024)))" office:value-type="float" office:value="-100" calcext:value-type="float">
            <text:p>-100</text:p>
          </table:table-cell>
          <table:table-cell table:formula="of:=IF([.A881]&lt;256; FLOOR([.A881]/2); IF([.A881]&lt;768; FLOOR((511-[.A881])/2); FLOOR((-1024+[.A881])/2)))" office:value-type="float" office:value="-73" calcext:value-type="float">
            <text:p>-73</text:p>
          </table:table-cell>
          <table:table-cell table:formula="of:=IF([.A881]&lt;512; -128; 127)" office:value-type="float" office:value="127" calcext:value-type="float">
            <text:p>127</text:p>
          </table:table-cell>
          <table:table-cell table:formula="of:=FLOOR(-128+[.A881]/4)" office:value-type="float" office:value="91" calcext:value-type="float">
            <text:p>91</text:p>
          </table:table-cell>
          <table:table-cell table:formula="of:=-128 + FLOOR(RAND() * 256)"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FLOOR( 128 * SIN(RADIANS([.A882] * 360 / 1024)))" office:value-type="float" office:value="-100" calcext:value-type="float">
            <text:p>-100</text:p>
          </table:table-cell>
          <table:table-cell table:formula="of:=IF([.A882]&lt;256; FLOOR([.A882]/2); IF([.A882]&lt;768; FLOOR((511-[.A882])/2); FLOOR((-1024+[.A882])/2)))" office:value-type="float" office:value="-73" calcext:value-type="float">
            <text:p>-73</text:p>
          </table:table-cell>
          <table:table-cell table:formula="of:=IF([.A882]&lt;512; -128; 127)" office:value-type="float" office:value="127" calcext:value-type="float">
            <text:p>127</text:p>
          </table:table-cell>
          <table:table-cell table:formula="of:=FLOOR(-128+[.A882]/4)" office:value-type="float" office:value="91" calcext:value-type="float">
            <text:p>91</text:p>
          </table:table-cell>
          <table:table-cell table:formula="of:=-128 + FLOOR(RAND() * 256)"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FLOOR( 128 * SIN(RADIANS([.A883] * 360 / 1024)))" office:value-type="float" office:value="-99" calcext:value-type="float">
            <text:p>-99</text:p>
          </table:table-cell>
          <table:table-cell table:formula="of:=IF([.A883]&lt;256; FLOOR([.A883]/2); IF([.A883]&lt;768; FLOOR((511-[.A883])/2); FLOOR((-1024+[.A883])/2)))" office:value-type="float" office:value="-72" calcext:value-type="float">
            <text:p>-72</text:p>
          </table:table-cell>
          <table:table-cell table:formula="of:=IF([.A883]&lt;512; -128; 127)" office:value-type="float" office:value="127" calcext:value-type="float">
            <text:p>127</text:p>
          </table:table-cell>
          <table:table-cell table:formula="of:=FLOOR(-128+[.A883]/4)" office:value-type="float" office:value="92" calcext:value-type="float">
            <text:p>92</text:p>
          </table:table-cell>
          <table:table-cell table:formula="of:=-128 + FLOOR(RAND() * 256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FLOOR( 128 * SIN(RADIANS([.A884] * 360 / 1024)))" office:value-type="float" office:value="-99" calcext:value-type="float">
            <text:p>-99</text:p>
          </table:table-cell>
          <table:table-cell table:formula="of:=IF([.A884]&lt;256; FLOOR([.A884]/2); IF([.A884]&lt;768; FLOOR((511-[.A884])/2); FLOOR((-1024+[.A884])/2)))" office:value-type="float" office:value="-72" calcext:value-type="float">
            <text:p>-72</text:p>
          </table:table-cell>
          <table:table-cell table:formula="of:=IF([.A884]&lt;512; -128; 127)" office:value-type="float" office:value="127" calcext:value-type="float">
            <text:p>127</text:p>
          </table:table-cell>
          <table:table-cell table:formula="of:=FLOOR(-128+[.A884]/4)" office:value-type="float" office:value="92" calcext:value-type="float">
            <text:p>92</text:p>
          </table:table-cell>
          <table:table-cell table:formula="of:=-128 + FLOOR(RAND() * 256)"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FLOOR( 128 * SIN(RADIANS([.A885] * 360 / 1024)))" office:value-type="float" office:value="-98" calcext:value-type="float">
            <text:p>-98</text:p>
          </table:table-cell>
          <table:table-cell table:formula="of:=IF([.A885]&lt;256; FLOOR([.A885]/2); IF([.A885]&lt;768; FLOOR((511-[.A885])/2); FLOOR((-1024+[.A885])/2)))" office:value-type="float" office:value="-71" calcext:value-type="float">
            <text:p>-71</text:p>
          </table:table-cell>
          <table:table-cell table:formula="of:=IF([.A885]&lt;512; -128; 127)" office:value-type="float" office:value="127" calcext:value-type="float">
            <text:p>127</text:p>
          </table:table-cell>
          <table:table-cell table:formula="of:=FLOOR(-128+[.A885]/4)" office:value-type="float" office:value="92" calcext:value-type="float">
            <text:p>92</text:p>
          </table:table-cell>
          <table:table-cell table:formula="of:=-128 + FLOOR(RAND() * 256)"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FLOOR( 128 * SIN(RADIANS([.A886] * 360 / 1024)))" office:value-type="float" office:value="-98" calcext:value-type="float">
            <text:p>-98</text:p>
          </table:table-cell>
          <table:table-cell table:formula="of:=IF([.A886]&lt;256; FLOOR([.A886]/2); IF([.A886]&lt;768; FLOOR((511-[.A886])/2); FLOOR((-1024+[.A886])/2)))" office:value-type="float" office:value="-71" calcext:value-type="float">
            <text:p>-71</text:p>
          </table:table-cell>
          <table:table-cell table:formula="of:=IF([.A886]&lt;512; -128; 127)" office:value-type="float" office:value="127" calcext:value-type="float">
            <text:p>127</text:p>
          </table:table-cell>
          <table:table-cell table:formula="of:=FLOOR(-128+[.A886]/4)" office:value-type="float" office:value="92" calcext:value-type="float">
            <text:p>92</text:p>
          </table:table-cell>
          <table:table-cell table:formula="of:=-128 + FLOOR(RAND() * 256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FLOOR( 128 * SIN(RADIANS([.A887] * 360 / 1024)))" office:value-type="float" office:value="-97" calcext:value-type="float">
            <text:p>-97</text:p>
          </table:table-cell>
          <table:table-cell table:formula="of:=IF([.A887]&lt;256; FLOOR([.A887]/2); IF([.A887]&lt;768; FLOOR((511-[.A887])/2); FLOOR((-1024+[.A887])/2)))" office:value-type="float" office:value="-70" calcext:value-type="float">
            <text:p>-70</text:p>
          </table:table-cell>
          <table:table-cell table:formula="of:=IF([.A887]&lt;512; -128; 127)" office:value-type="float" office:value="127" calcext:value-type="float">
            <text:p>127</text:p>
          </table:table-cell>
          <table:table-cell table:formula="of:=FLOOR(-128+[.A887]/4)" office:value-type="float" office:value="93" calcext:value-type="float">
            <text:p>93</text:p>
          </table:table-cell>
          <table:table-cell table:formula="of:=-128 + FLOOR(RAND() * 256)"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FLOOR( 128 * SIN(RADIANS([.A888] * 360 / 1024)))" office:value-type="float" office:value="-97" calcext:value-type="float">
            <text:p>-97</text:p>
          </table:table-cell>
          <table:table-cell table:formula="of:=IF([.A888]&lt;256; FLOOR([.A888]/2); IF([.A888]&lt;768; FLOOR((511-[.A888])/2); FLOOR((-1024+[.A888])/2)))" office:value-type="float" office:value="-70" calcext:value-type="float">
            <text:p>-70</text:p>
          </table:table-cell>
          <table:table-cell table:formula="of:=IF([.A888]&lt;512; -128; 127)" office:value-type="float" office:value="127" calcext:value-type="float">
            <text:p>127</text:p>
          </table:table-cell>
          <table:table-cell table:formula="of:=FLOOR(-128+[.A888]/4)" office:value-type="float" office:value="93" calcext:value-type="float">
            <text:p>93</text:p>
          </table:table-cell>
          <table:table-cell table:formula="of:=-128 + FLOOR(RAND() * 256)"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FLOOR( 128 * SIN(RADIANS([.A889] * 360 / 1024)))" office:value-type="float" office:value="-96" calcext:value-type="float">
            <text:p>-96</text:p>
          </table:table-cell>
          <table:table-cell table:formula="of:=IF([.A889]&lt;256; FLOOR([.A889]/2); IF([.A889]&lt;768; FLOOR((511-[.A889])/2); FLOOR((-1024+[.A889])/2)))" office:value-type="float" office:value="-69" calcext:value-type="float">
            <text:p>-69</text:p>
          </table:table-cell>
          <table:table-cell table:formula="of:=IF([.A889]&lt;512; -128; 127)" office:value-type="float" office:value="127" calcext:value-type="float">
            <text:p>127</text:p>
          </table:table-cell>
          <table:table-cell table:formula="of:=FLOOR(-128+[.A889]/4)" office:value-type="float" office:value="93" calcext:value-type="float">
            <text:p>93</text:p>
          </table:table-cell>
          <table:table-cell table:formula="of:=-128 + FLOOR(RAND() * 256)"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FLOOR( 128 * SIN(RADIANS([.A890] * 360 / 1024)))" office:value-type="float" office:value="-96" calcext:value-type="float">
            <text:p>-96</text:p>
          </table:table-cell>
          <table:table-cell table:formula="of:=IF([.A890]&lt;256; FLOOR([.A890]/2); IF([.A890]&lt;768; FLOOR((511-[.A890])/2); FLOOR((-1024+[.A890])/2)))" office:value-type="float" office:value="-69" calcext:value-type="float">
            <text:p>-69</text:p>
          </table:table-cell>
          <table:table-cell table:formula="of:=IF([.A890]&lt;512; -128; 127)" office:value-type="float" office:value="127" calcext:value-type="float">
            <text:p>127</text:p>
          </table:table-cell>
          <table:table-cell table:formula="of:=FLOOR(-128+[.A890]/4)" office:value-type="float" office:value="93" calcext:value-type="float">
            <text:p>93</text:p>
          </table:table-cell>
          <table:table-cell table:formula="of:=-128 + FLOOR(RAND() * 256)"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FLOOR( 128 * SIN(RADIANS([.A891] * 360 / 1024)))" office:value-type="float" office:value="-95" calcext:value-type="float">
            <text:p>-95</text:p>
          </table:table-cell>
          <table:table-cell table:formula="of:=IF([.A891]&lt;256; FLOOR([.A891]/2); IF([.A891]&lt;768; FLOOR((511-[.A891])/2); FLOOR((-1024+[.A891])/2)))" office:value-type="float" office:value="-68" calcext:value-type="float">
            <text:p>-68</text:p>
          </table:table-cell>
          <table:table-cell table:formula="of:=IF([.A891]&lt;512; -128; 127)" office:value-type="float" office:value="127" calcext:value-type="float">
            <text:p>127</text:p>
          </table:table-cell>
          <table:table-cell table:formula="of:=FLOOR(-128+[.A891]/4)" office:value-type="float" office:value="94" calcext:value-type="float">
            <text:p>94</text:p>
          </table:table-cell>
          <table:table-cell table:formula="of:=-128 + FLOOR(RAND() * 256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FLOOR( 128 * SIN(RADIANS([.A892] * 360 / 1024)))" office:value-type="float" office:value="-95" calcext:value-type="float">
            <text:p>-95</text:p>
          </table:table-cell>
          <table:table-cell table:formula="of:=IF([.A892]&lt;256; FLOOR([.A892]/2); IF([.A892]&lt;768; FLOOR((511-[.A892])/2); FLOOR((-1024+[.A892])/2)))" office:value-type="float" office:value="-68" calcext:value-type="float">
            <text:p>-68</text:p>
          </table:table-cell>
          <table:table-cell table:formula="of:=IF([.A892]&lt;512; -128; 127)" office:value-type="float" office:value="127" calcext:value-type="float">
            <text:p>127</text:p>
          </table:table-cell>
          <table:table-cell table:formula="of:=FLOOR(-128+[.A892]/4)" office:value-type="float" office:value="94" calcext:value-type="float">
            <text:p>94</text:p>
          </table:table-cell>
          <table:table-cell table:formula="of:=-128 + FLOOR(RAND() * 256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FLOOR( 128 * SIN(RADIANS([.A893] * 360 / 1024)))" office:value-type="float" office:value="-94" calcext:value-type="float">
            <text:p>-94</text:p>
          </table:table-cell>
          <table:table-cell table:formula="of:=IF([.A893]&lt;256; FLOOR([.A893]/2); IF([.A893]&lt;768; FLOOR((511-[.A893])/2); FLOOR((-1024+[.A893])/2)))" office:value-type="float" office:value="-67" calcext:value-type="float">
            <text:p>-67</text:p>
          </table:table-cell>
          <table:table-cell table:formula="of:=IF([.A893]&lt;512; -128; 127)" office:value-type="float" office:value="127" calcext:value-type="float">
            <text:p>127</text:p>
          </table:table-cell>
          <table:table-cell table:formula="of:=FLOOR(-128+[.A893]/4)" office:value-type="float" office:value="94" calcext:value-type="float">
            <text:p>94</text:p>
          </table:table-cell>
          <table:table-cell table:formula="of:=-128 + FLOOR(RAND() * 256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FLOOR( 128 * SIN(RADIANS([.A894] * 360 / 1024)))" office:value-type="float" office:value="-94" calcext:value-type="float">
            <text:p>-94</text:p>
          </table:table-cell>
          <table:table-cell table:formula="of:=IF([.A894]&lt;256; FLOOR([.A894]/2); IF([.A894]&lt;768; FLOOR((511-[.A894])/2); FLOOR((-1024+[.A894])/2)))" office:value-type="float" office:value="-67" calcext:value-type="float">
            <text:p>-67</text:p>
          </table:table-cell>
          <table:table-cell table:formula="of:=IF([.A894]&lt;512; -128; 127)" office:value-type="float" office:value="127" calcext:value-type="float">
            <text:p>127</text:p>
          </table:table-cell>
          <table:table-cell table:formula="of:=FLOOR(-128+[.A894]/4)" office:value-type="float" office:value="94" calcext:value-type="float">
            <text:p>94</text:p>
          </table:table-cell>
          <table:table-cell table:formula="of:=-128 + FLOOR(RAND() * 256)"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FLOOR( 128 * SIN(RADIANS([.A895] * 360 / 1024)))" office:value-type="float" office:value="-93" calcext:value-type="float">
            <text:p>-93</text:p>
          </table:table-cell>
          <table:table-cell table:formula="of:=IF([.A895]&lt;256; FLOOR([.A895]/2); IF([.A895]&lt;768; FLOOR((511-[.A895])/2); FLOOR((-1024+[.A895])/2)))" office:value-type="float" office:value="-66" calcext:value-type="float">
            <text:p>-66</text:p>
          </table:table-cell>
          <table:table-cell table:formula="of:=IF([.A895]&lt;512; -128; 127)" office:value-type="float" office:value="127" calcext:value-type="float">
            <text:p>127</text:p>
          </table:table-cell>
          <table:table-cell table:formula="of:=FLOOR(-128+[.A895]/4)" office:value-type="float" office:value="95" calcext:value-type="float">
            <text:p>95</text:p>
          </table:table-cell>
          <table:table-cell table:formula="of:=-128 + FLOOR(RAND() * 256)"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FLOOR( 128 * SIN(RADIANS([.A896] * 360 / 1024)))" office:value-type="float" office:value="-93" calcext:value-type="float">
            <text:p>-93</text:p>
          </table:table-cell>
          <table:table-cell table:formula="of:=IF([.A896]&lt;256; FLOOR([.A896]/2); IF([.A896]&lt;768; FLOOR((511-[.A896])/2); FLOOR((-1024+[.A896])/2)))" office:value-type="float" office:value="-66" calcext:value-type="float">
            <text:p>-66</text:p>
          </table:table-cell>
          <table:table-cell table:formula="of:=IF([.A896]&lt;512; -128; 127)" office:value-type="float" office:value="127" calcext:value-type="float">
            <text:p>127</text:p>
          </table:table-cell>
          <table:table-cell table:formula="of:=FLOOR(-128+[.A896]/4)" office:value-type="float" office:value="95" calcext:value-type="float">
            <text:p>95</text:p>
          </table:table-cell>
          <table:table-cell table:formula="of:=-128 + FLOOR(RAND() * 256)"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FLOOR( 128 * SIN(RADIANS([.A897] * 360 / 1024)))" office:value-type="float" office:value="-92" calcext:value-type="float">
            <text:p>-92</text:p>
          </table:table-cell>
          <table:table-cell table:formula="of:=IF([.A897]&lt;256; FLOOR([.A897]/2); IF([.A897]&lt;768; FLOOR((511-[.A897])/2); FLOOR((-1024+[.A897])/2)))" office:value-type="float" office:value="-65" calcext:value-type="float">
            <text:p>-65</text:p>
          </table:table-cell>
          <table:table-cell table:formula="of:=IF([.A897]&lt;512; -128; 127)" office:value-type="float" office:value="127" calcext:value-type="float">
            <text:p>127</text:p>
          </table:table-cell>
          <table:table-cell table:formula="of:=FLOOR(-128+[.A897]/4)" office:value-type="float" office:value="95" calcext:value-type="float">
            <text:p>95</text:p>
          </table:table-cell>
          <table:table-cell table:formula="of:=-128 + FLOOR(RAND() * 256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FLOOR( 128 * SIN(RADIANS([.A898] * 360 / 1024)))" office:value-type="float" office:value="-92" calcext:value-type="float">
            <text:p>-92</text:p>
          </table:table-cell>
          <table:table-cell table:formula="of:=IF([.A898]&lt;256; FLOOR([.A898]/2); IF([.A898]&lt;768; FLOOR((511-[.A898])/2); FLOOR((-1024+[.A898])/2)))" office:value-type="float" office:value="-65" calcext:value-type="float">
            <text:p>-65</text:p>
          </table:table-cell>
          <table:table-cell table:formula="of:=IF([.A898]&lt;512; -128; 127)" office:value-type="float" office:value="127" calcext:value-type="float">
            <text:p>127</text:p>
          </table:table-cell>
          <table:table-cell table:formula="of:=FLOOR(-128+[.A898]/4)" office:value-type="float" office:value="95" calcext:value-type="float">
            <text:p>95</text:p>
          </table:table-cell>
          <table:table-cell table:formula="of:=-128 + FLOOR(RAND() * 256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FLOOR( 128 * SIN(RADIANS([.A899] * 360 / 1024)))" office:value-type="float" office:value="-91" calcext:value-type="float">
            <text:p>-91</text:p>
          </table:table-cell>
          <table:table-cell table:formula="of:=IF([.A899]&lt;256; FLOOR([.A899]/2); IF([.A899]&lt;768; FLOOR((511-[.A899])/2); FLOOR((-1024+[.A899])/2)))" office:value-type="float" office:value="-64" calcext:value-type="float">
            <text:p>-64</text:p>
          </table:table-cell>
          <table:table-cell table:formula="of:=IF([.A899]&lt;512; -128; 127)" office:value-type="float" office:value="127" calcext:value-type="float">
            <text:p>127</text:p>
          </table:table-cell>
          <table:table-cell table:formula="of:=FLOOR(-128+[.A899]/4)" office:value-type="float" office:value="96" calcext:value-type="float">
            <text:p>96</text:p>
          </table:table-cell>
          <table:table-cell table:formula="of:=-128 + FLOOR(RAND() * 256)"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FLOOR( 128 * SIN(RADIANS([.A900] * 360 / 1024)))" office:value-type="float" office:value="-90" calcext:value-type="float">
            <text:p>-90</text:p>
          </table:table-cell>
          <table:table-cell table:formula="of:=IF([.A900]&lt;256; FLOOR([.A900]/2); IF([.A900]&lt;768; FLOOR((511-[.A900])/2); FLOOR((-1024+[.A900])/2)))" office:value-type="float" office:value="-64" calcext:value-type="float">
            <text:p>-64</text:p>
          </table:table-cell>
          <table:table-cell table:formula="of:=IF([.A900]&lt;512; -128; 127)" office:value-type="float" office:value="127" calcext:value-type="float">
            <text:p>127</text:p>
          </table:table-cell>
          <table:table-cell table:formula="of:=FLOOR(-128+[.A900]/4)" office:value-type="float" office:value="96" calcext:value-type="float">
            <text:p>96</text:p>
          </table:table-cell>
          <table:table-cell table:formula="of:=-128 + FLOOR(RAND() * 256)"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FLOOR( 128 * SIN(RADIANS([.A901] * 360 / 1024)))" office:value-type="float" office:value="-90" calcext:value-type="float">
            <text:p>-90</text:p>
          </table:table-cell>
          <table:table-cell table:formula="of:=IF([.A901]&lt;256; FLOOR([.A901]/2); IF([.A901]&lt;768; FLOOR((511-[.A901])/2); FLOOR((-1024+[.A901])/2)))" office:value-type="float" office:value="-63" calcext:value-type="float">
            <text:p>-63</text:p>
          </table:table-cell>
          <table:table-cell table:formula="of:=IF([.A901]&lt;512; -128; 127)" office:value-type="float" office:value="127" calcext:value-type="float">
            <text:p>127</text:p>
          </table:table-cell>
          <table:table-cell table:formula="of:=FLOOR(-128+[.A901]/4)" office:value-type="float" office:value="96" calcext:value-type="float">
            <text:p>96</text:p>
          </table:table-cell>
          <table:table-cell table:formula="of:=-128 + FLOOR(RAND() * 256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FLOOR( 128 * SIN(RADIANS([.A902] * 360 / 1024)))" office:value-type="float" office:value="-89" calcext:value-type="float">
            <text:p>-89</text:p>
          </table:table-cell>
          <table:table-cell table:formula="of:=IF([.A902]&lt;256; FLOOR([.A902]/2); IF([.A902]&lt;768; FLOOR((511-[.A902])/2); FLOOR((-1024+[.A902])/2)))" office:value-type="float" office:value="-63" calcext:value-type="float">
            <text:p>-63</text:p>
          </table:table-cell>
          <table:table-cell table:formula="of:=IF([.A902]&lt;512; -128; 127)" office:value-type="float" office:value="127" calcext:value-type="float">
            <text:p>127</text:p>
          </table:table-cell>
          <table:table-cell table:formula="of:=FLOOR(-128+[.A902]/4)" office:value-type="float" office:value="96" calcext:value-type="float">
            <text:p>96</text:p>
          </table:table-cell>
          <table:table-cell table:formula="of:=-128 + FLOOR(RAND() * 256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FLOOR( 128 * SIN(RADIANS([.A903] * 360 / 1024)))" office:value-type="float" office:value="-89" calcext:value-type="float">
            <text:p>-89</text:p>
          </table:table-cell>
          <table:table-cell table:formula="of:=IF([.A903]&lt;256; FLOOR([.A903]/2); IF([.A903]&lt;768; FLOOR((511-[.A903])/2); FLOOR((-1024+[.A903])/2)))" office:value-type="float" office:value="-62" calcext:value-type="float">
            <text:p>-62</text:p>
          </table:table-cell>
          <table:table-cell table:formula="of:=IF([.A903]&lt;512; -128; 127)" office:value-type="float" office:value="127" calcext:value-type="float">
            <text:p>127</text:p>
          </table:table-cell>
          <table:table-cell table:formula="of:=FLOOR(-128+[.A903]/4)" office:value-type="float" office:value="97" calcext:value-type="float">
            <text:p>97</text:p>
          </table:table-cell>
          <table:table-cell table:formula="of:=-128 + FLOOR(RAND() * 256)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FLOOR( 128 * SIN(RADIANS([.A904] * 360 / 1024)))" office:value-type="float" office:value="-88" calcext:value-type="float">
            <text:p>-88</text:p>
          </table:table-cell>
          <table:table-cell table:formula="of:=IF([.A904]&lt;256; FLOOR([.A904]/2); IF([.A904]&lt;768; FLOOR((511-[.A904])/2); FLOOR((-1024+[.A904])/2)))" office:value-type="float" office:value="-62" calcext:value-type="float">
            <text:p>-62</text:p>
          </table:table-cell>
          <table:table-cell table:formula="of:=IF([.A904]&lt;512; -128; 127)" office:value-type="float" office:value="127" calcext:value-type="float">
            <text:p>127</text:p>
          </table:table-cell>
          <table:table-cell table:formula="of:=FLOOR(-128+[.A904]/4)" office:value-type="float" office:value="97" calcext:value-type="float">
            <text:p>97</text:p>
          </table:table-cell>
          <table:table-cell table:formula="of:=-128 + FLOOR(RAND() * 256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FLOOR( 128 * SIN(RADIANS([.A905] * 360 / 1024)))" office:value-type="float" office:value="-88" calcext:value-type="float">
            <text:p>-88</text:p>
          </table:table-cell>
          <table:table-cell table:formula="of:=IF([.A905]&lt;256; FLOOR([.A905]/2); IF([.A905]&lt;768; FLOOR((511-[.A905])/2); FLOOR((-1024+[.A905])/2)))" office:value-type="float" office:value="-61" calcext:value-type="float">
            <text:p>-61</text:p>
          </table:table-cell>
          <table:table-cell table:formula="of:=IF([.A905]&lt;512; -128; 127)" office:value-type="float" office:value="127" calcext:value-type="float">
            <text:p>127</text:p>
          </table:table-cell>
          <table:table-cell table:formula="of:=FLOOR(-128+[.A905]/4)" office:value-type="float" office:value="97" calcext:value-type="float">
            <text:p>97</text:p>
          </table:table-cell>
          <table:table-cell table:formula="of:=-128 + FLOOR(RAND() * 256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FLOOR( 128 * SIN(RADIANS([.A906] * 360 / 1024)))" office:value-type="float" office:value="-87" calcext:value-type="float">
            <text:p>-87</text:p>
          </table:table-cell>
          <table:table-cell table:formula="of:=IF([.A906]&lt;256; FLOOR([.A906]/2); IF([.A906]&lt;768; FLOOR((511-[.A906])/2); FLOOR((-1024+[.A906])/2)))" office:value-type="float" office:value="-61" calcext:value-type="float">
            <text:p>-61</text:p>
          </table:table-cell>
          <table:table-cell table:formula="of:=IF([.A906]&lt;512; -128; 127)" office:value-type="float" office:value="127" calcext:value-type="float">
            <text:p>127</text:p>
          </table:table-cell>
          <table:table-cell table:formula="of:=FLOOR(-128+[.A906]/4)" office:value-type="float" office:value="97" calcext:value-type="float">
            <text:p>97</text:p>
          </table:table-cell>
          <table:table-cell table:formula="of:=-128 + FLOOR(RAND() * 256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FLOOR( 128 * SIN(RADIANS([.A907] * 360 / 1024)))" office:value-type="float" office:value="-86" calcext:value-type="float">
            <text:p>-86</text:p>
          </table:table-cell>
          <table:table-cell table:formula="of:=IF([.A907]&lt;256; FLOOR([.A907]/2); IF([.A907]&lt;768; FLOOR((511-[.A907])/2); FLOOR((-1024+[.A907])/2)))" office:value-type="float" office:value="-60" calcext:value-type="float">
            <text:p>-60</text:p>
          </table:table-cell>
          <table:table-cell table:formula="of:=IF([.A907]&lt;512; -128; 127)" office:value-type="float" office:value="127" calcext:value-type="float">
            <text:p>127</text:p>
          </table:table-cell>
          <table:table-cell table:formula="of:=FLOOR(-128+[.A907]/4)" office:value-type="float" office:value="98" calcext:value-type="float">
            <text:p>98</text:p>
          </table:table-cell>
          <table:table-cell table:formula="of:=-128 + FLOOR(RAND() * 256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FLOOR( 128 * SIN(RADIANS([.A908] * 360 / 1024)))" office:value-type="float" office:value="-86" calcext:value-type="float">
            <text:p>-86</text:p>
          </table:table-cell>
          <table:table-cell table:formula="of:=IF([.A908]&lt;256; FLOOR([.A908]/2); IF([.A908]&lt;768; FLOOR((511-[.A908])/2); FLOOR((-1024+[.A908])/2)))" office:value-type="float" office:value="-60" calcext:value-type="float">
            <text:p>-60</text:p>
          </table:table-cell>
          <table:table-cell table:formula="of:=IF([.A908]&lt;512; -128; 127)" office:value-type="float" office:value="127" calcext:value-type="float">
            <text:p>127</text:p>
          </table:table-cell>
          <table:table-cell table:formula="of:=FLOOR(-128+[.A908]/4)" office:value-type="float" office:value="98" calcext:value-type="float">
            <text:p>98</text:p>
          </table:table-cell>
          <table:table-cell table:formula="of:=-128 + FLOOR(RAND() * 256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FLOOR( 128 * SIN(RADIANS([.A909] * 360 / 1024)))" office:value-type="float" office:value="-85" calcext:value-type="float">
            <text:p>-85</text:p>
          </table:table-cell>
          <table:table-cell table:formula="of:=IF([.A909]&lt;256; FLOOR([.A909]/2); IF([.A909]&lt;768; FLOOR((511-[.A909])/2); FLOOR((-1024+[.A909])/2)))" office:value-type="float" office:value="-59" calcext:value-type="float">
            <text:p>-59</text:p>
          </table:table-cell>
          <table:table-cell table:formula="of:=IF([.A909]&lt;512; -128; 127)" office:value-type="float" office:value="127" calcext:value-type="float">
            <text:p>127</text:p>
          </table:table-cell>
          <table:table-cell table:formula="of:=FLOOR(-128+[.A909]/4)" office:value-type="float" office:value="98" calcext:value-type="float">
            <text:p>98</text:p>
          </table:table-cell>
          <table:table-cell table:formula="of:=-128 + FLOOR(RAND() * 256)"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FLOOR( 128 * SIN(RADIANS([.A910] * 360 / 1024)))" office:value-type="float" office:value="-85" calcext:value-type="float">
            <text:p>-85</text:p>
          </table:table-cell>
          <table:table-cell table:formula="of:=IF([.A910]&lt;256; FLOOR([.A910]/2); IF([.A910]&lt;768; FLOOR((511-[.A910])/2); FLOOR((-1024+[.A910])/2)))" office:value-type="float" office:value="-59" calcext:value-type="float">
            <text:p>-59</text:p>
          </table:table-cell>
          <table:table-cell table:formula="of:=IF([.A910]&lt;512; -128; 127)" office:value-type="float" office:value="127" calcext:value-type="float">
            <text:p>127</text:p>
          </table:table-cell>
          <table:table-cell table:formula="of:=FLOOR(-128+[.A910]/4)" office:value-type="float" office:value="98" calcext:value-type="float">
            <text:p>98</text:p>
          </table:table-cell>
          <table:table-cell table:formula="of:=-128 + FLOOR(RAND() * 256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FLOOR( 128 * SIN(RADIANS([.A911] * 360 / 1024)))" office:value-type="float" office:value="-84" calcext:value-type="float">
            <text:p>-84</text:p>
          </table:table-cell>
          <table:table-cell table:formula="of:=IF([.A911]&lt;256; FLOOR([.A911]/2); IF([.A911]&lt;768; FLOOR((511-[.A911])/2); FLOOR((-1024+[.A911])/2)))" office:value-type="float" office:value="-58" calcext:value-type="float">
            <text:p>-58</text:p>
          </table:table-cell>
          <table:table-cell table:formula="of:=IF([.A911]&lt;512; -128; 127)" office:value-type="float" office:value="127" calcext:value-type="float">
            <text:p>127</text:p>
          </table:table-cell>
          <table:table-cell table:formula="of:=FLOOR(-128+[.A911]/4)" office:value-type="float" office:value="99" calcext:value-type="float">
            <text:p>99</text:p>
          </table:table-cell>
          <table:table-cell table:formula="of:=-128 + FLOOR(RAND() * 256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FLOOR( 128 * SIN(RADIANS([.A912] * 360 / 1024)))" office:value-type="float" office:value="-84" calcext:value-type="float">
            <text:p>-84</text:p>
          </table:table-cell>
          <table:table-cell table:formula="of:=IF([.A912]&lt;256; FLOOR([.A912]/2); IF([.A912]&lt;768; FLOOR((511-[.A912])/2); FLOOR((-1024+[.A912])/2)))" office:value-type="float" office:value="-58" calcext:value-type="float">
            <text:p>-58</text:p>
          </table:table-cell>
          <table:table-cell table:formula="of:=IF([.A912]&lt;512; -128; 127)" office:value-type="float" office:value="127" calcext:value-type="float">
            <text:p>127</text:p>
          </table:table-cell>
          <table:table-cell table:formula="of:=FLOOR(-128+[.A912]/4)" office:value-type="float" office:value="99" calcext:value-type="float">
            <text:p>99</text:p>
          </table:table-cell>
          <table:table-cell table:formula="of:=-128 + FLOOR(RAND() * 256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FLOOR( 128 * SIN(RADIANS([.A913] * 360 / 1024)))" office:value-type="float" office:value="-83" calcext:value-type="float">
            <text:p>-83</text:p>
          </table:table-cell>
          <table:table-cell table:formula="of:=IF([.A913]&lt;256; FLOOR([.A913]/2); IF([.A913]&lt;768; FLOOR((511-[.A913])/2); FLOOR((-1024+[.A913])/2)))" office:value-type="float" office:value="-57" calcext:value-type="float">
            <text:p>-57</text:p>
          </table:table-cell>
          <table:table-cell table:formula="of:=IF([.A913]&lt;512; -128; 127)" office:value-type="float" office:value="127" calcext:value-type="float">
            <text:p>127</text:p>
          </table:table-cell>
          <table:table-cell table:formula="of:=FLOOR(-128+[.A913]/4)" office:value-type="float" office:value="99" calcext:value-type="float">
            <text:p>99</text:p>
          </table:table-cell>
          <table:table-cell table:formula="of:=-128 + FLOOR(RAND() * 256)"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FLOOR( 128 * SIN(RADIANS([.A914] * 360 / 1024)))" office:value-type="float" office:value="-82" calcext:value-type="float">
            <text:p>-82</text:p>
          </table:table-cell>
          <table:table-cell table:formula="of:=IF([.A914]&lt;256; FLOOR([.A914]/2); IF([.A914]&lt;768; FLOOR((511-[.A914])/2); FLOOR((-1024+[.A914])/2)))" office:value-type="float" office:value="-57" calcext:value-type="float">
            <text:p>-57</text:p>
          </table:table-cell>
          <table:table-cell table:formula="of:=IF([.A914]&lt;512; -128; 127)" office:value-type="float" office:value="127" calcext:value-type="float">
            <text:p>127</text:p>
          </table:table-cell>
          <table:table-cell table:formula="of:=FLOOR(-128+[.A914]/4)" office:value-type="float" office:value="99" calcext:value-type="float">
            <text:p>99</text:p>
          </table:table-cell>
          <table:table-cell table:formula="of:=-128 + FLOOR(RAND() * 256)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FLOOR( 128 * SIN(RADIANS([.A915] * 360 / 1024)))" office:value-type="float" office:value="-82" calcext:value-type="float">
            <text:p>-82</text:p>
          </table:table-cell>
          <table:table-cell table:formula="of:=IF([.A915]&lt;256; FLOOR([.A915]/2); IF([.A915]&lt;768; FLOOR((511-[.A915])/2); FLOOR((-1024+[.A915])/2)))" office:value-type="float" office:value="-56" calcext:value-type="float">
            <text:p>-56</text:p>
          </table:table-cell>
          <table:table-cell table:formula="of:=IF([.A915]&lt;512; -128; 127)" office:value-type="float" office:value="127" calcext:value-type="float">
            <text:p>127</text:p>
          </table:table-cell>
          <table:table-cell table:formula="of:=FLOOR(-128+[.A915]/4)" office:value-type="float" office:value="100" calcext:value-type="float">
            <text:p>100</text:p>
          </table:table-cell>
          <table:table-cell table:formula="of:=-128 + FLOOR(RAND() * 256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FLOOR( 128 * SIN(RADIANS([.A916] * 360 / 1024)))" office:value-type="float" office:value="-81" calcext:value-type="float">
            <text:p>-81</text:p>
          </table:table-cell>
          <table:table-cell table:formula="of:=IF([.A916]&lt;256; FLOOR([.A916]/2); IF([.A916]&lt;768; FLOOR((511-[.A916])/2); FLOOR((-1024+[.A916])/2)))" office:value-type="float" office:value="-56" calcext:value-type="float">
            <text:p>-56</text:p>
          </table:table-cell>
          <table:table-cell table:formula="of:=IF([.A916]&lt;512; -128; 127)" office:value-type="float" office:value="127" calcext:value-type="float">
            <text:p>127</text:p>
          </table:table-cell>
          <table:table-cell table:formula="of:=FLOOR(-128+[.A916]/4)" office:value-type="float" office:value="100" calcext:value-type="float">
            <text:p>100</text:p>
          </table:table-cell>
          <table:table-cell table:formula="of:=-128 + FLOOR(RAND() * 256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FLOOR( 128 * SIN(RADIANS([.A917] * 360 / 1024)))" office:value-type="float" office:value="-80" calcext:value-type="float">
            <text:p>-80</text:p>
          </table:table-cell>
          <table:table-cell table:formula="of:=IF([.A917]&lt;256; FLOOR([.A917]/2); IF([.A917]&lt;768; FLOOR((511-[.A917])/2); FLOOR((-1024+[.A917])/2)))" office:value-type="float" office:value="-55" calcext:value-type="float">
            <text:p>-55</text:p>
          </table:table-cell>
          <table:table-cell table:formula="of:=IF([.A917]&lt;512; -128; 127)" office:value-type="float" office:value="127" calcext:value-type="float">
            <text:p>127</text:p>
          </table:table-cell>
          <table:table-cell table:formula="of:=FLOOR(-128+[.A917]/4)" office:value-type="float" office:value="100" calcext:value-type="float">
            <text:p>100</text:p>
          </table:table-cell>
          <table:table-cell table:formula="of:=-128 + FLOOR(RAND() * 256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FLOOR( 128 * SIN(RADIANS([.A918] * 360 / 1024)))" office:value-type="float" office:value="-80" calcext:value-type="float">
            <text:p>-80</text:p>
          </table:table-cell>
          <table:table-cell table:formula="of:=IF([.A918]&lt;256; FLOOR([.A918]/2); IF([.A918]&lt;768; FLOOR((511-[.A918])/2); FLOOR((-1024+[.A918])/2)))" office:value-type="float" office:value="-55" calcext:value-type="float">
            <text:p>-55</text:p>
          </table:table-cell>
          <table:table-cell table:formula="of:=IF([.A918]&lt;512; -128; 127)" office:value-type="float" office:value="127" calcext:value-type="float">
            <text:p>127</text:p>
          </table:table-cell>
          <table:table-cell table:formula="of:=FLOOR(-128+[.A918]/4)" office:value-type="float" office:value="100" calcext:value-type="float">
            <text:p>100</text:p>
          </table:table-cell>
          <table:table-cell table:formula="of:=-128 + FLOOR(RAND() * 256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FLOOR( 128 * SIN(RADIANS([.A919] * 360 / 1024)))" office:value-type="float" office:value="-79" calcext:value-type="float">
            <text:p>-79</text:p>
          </table:table-cell>
          <table:table-cell table:formula="of:=IF([.A919]&lt;256; FLOOR([.A919]/2); IF([.A919]&lt;768; FLOOR((511-[.A919])/2); FLOOR((-1024+[.A919])/2)))" office:value-type="float" office:value="-54" calcext:value-type="float">
            <text:p>-54</text:p>
          </table:table-cell>
          <table:table-cell table:formula="of:=IF([.A919]&lt;512; -128; 127)" office:value-type="float" office:value="127" calcext:value-type="float">
            <text:p>127</text:p>
          </table:table-cell>
          <table:table-cell table:formula="of:=FLOOR(-128+[.A919]/4)" office:value-type="float" office:value="101" calcext:value-type="float">
            <text:p>101</text:p>
          </table:table-cell>
          <table:table-cell table:formula="of:=-128 + FLOOR(RAND() * 256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FLOOR( 128 * SIN(RADIANS([.A920] * 360 / 1024)))" office:value-type="float" office:value="-79" calcext:value-type="float">
            <text:p>-79</text:p>
          </table:table-cell>
          <table:table-cell table:formula="of:=IF([.A920]&lt;256; FLOOR([.A920]/2); IF([.A920]&lt;768; FLOOR((511-[.A920])/2); FLOOR((-1024+[.A920])/2)))" office:value-type="float" office:value="-54" calcext:value-type="float">
            <text:p>-54</text:p>
          </table:table-cell>
          <table:table-cell table:formula="of:=IF([.A920]&lt;512; -128; 127)" office:value-type="float" office:value="127" calcext:value-type="float">
            <text:p>127</text:p>
          </table:table-cell>
          <table:table-cell table:formula="of:=FLOOR(-128+[.A920]/4)" office:value-type="float" office:value="101" calcext:value-type="float">
            <text:p>101</text:p>
          </table:table-cell>
          <table:table-cell table:formula="of:=-128 + FLOOR(RAND() * 256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FLOOR( 128 * SIN(RADIANS([.A921] * 360 / 1024)))" office:value-type="float" office:value="-78" calcext:value-type="float">
            <text:p>-78</text:p>
          </table:table-cell>
          <table:table-cell table:formula="of:=IF([.A921]&lt;256; FLOOR([.A921]/2); IF([.A921]&lt;768; FLOOR((511-[.A921])/2); FLOOR((-1024+[.A921])/2)))" office:value-type="float" office:value="-53" calcext:value-type="float">
            <text:p>-53</text:p>
          </table:table-cell>
          <table:table-cell table:formula="of:=IF([.A921]&lt;512; -128; 127)" office:value-type="float" office:value="127" calcext:value-type="float">
            <text:p>127</text:p>
          </table:table-cell>
          <table:table-cell table:formula="of:=FLOOR(-128+[.A921]/4)" office:value-type="float" office:value="101" calcext:value-type="float">
            <text:p>101</text:p>
          </table:table-cell>
          <table:table-cell table:formula="of:=-128 + FLOOR(RAND() * 256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FLOOR( 128 * SIN(RADIANS([.A922] * 360 / 1024)))" office:value-type="float" office:value="-77" calcext:value-type="float">
            <text:p>-77</text:p>
          </table:table-cell>
          <table:table-cell table:formula="of:=IF([.A922]&lt;256; FLOOR([.A922]/2); IF([.A922]&lt;768; FLOOR((511-[.A922])/2); FLOOR((-1024+[.A922])/2)))" office:value-type="float" office:value="-53" calcext:value-type="float">
            <text:p>-53</text:p>
          </table:table-cell>
          <table:table-cell table:formula="of:=IF([.A922]&lt;512; -128; 127)" office:value-type="float" office:value="127" calcext:value-type="float">
            <text:p>127</text:p>
          </table:table-cell>
          <table:table-cell table:formula="of:=FLOOR(-128+[.A922]/4)" office:value-type="float" office:value="101" calcext:value-type="float">
            <text:p>101</text:p>
          </table:table-cell>
          <table:table-cell table:formula="of:=-128 + FLOOR(RAND() * 256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FLOOR( 128 * SIN(RADIANS([.A923] * 360 / 1024)))" office:value-type="float" office:value="-77" calcext:value-type="float">
            <text:p>-77</text:p>
          </table:table-cell>
          <table:table-cell table:formula="of:=IF([.A923]&lt;256; FLOOR([.A923]/2); IF([.A923]&lt;768; FLOOR((511-[.A923])/2); FLOOR((-1024+[.A923])/2)))" office:value-type="float" office:value="-52" calcext:value-type="float">
            <text:p>-52</text:p>
          </table:table-cell>
          <table:table-cell table:formula="of:=IF([.A923]&lt;512; -128; 127)" office:value-type="float" office:value="127" calcext:value-type="float">
            <text:p>127</text:p>
          </table:table-cell>
          <table:table-cell table:formula="of:=FLOOR(-128+[.A923]/4)" office:value-type="float" office:value="102" calcext:value-type="float">
            <text:p>102</text:p>
          </table:table-cell>
          <table:table-cell table:formula="of:=-128 + FLOOR(RAND() * 256)"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FLOOR( 128 * SIN(RADIANS([.A924] * 360 / 1024)))" office:value-type="float" office:value="-76" calcext:value-type="float">
            <text:p>-76</text:p>
          </table:table-cell>
          <table:table-cell table:formula="of:=IF([.A924]&lt;256; FLOOR([.A924]/2); IF([.A924]&lt;768; FLOOR((511-[.A924])/2); FLOOR((-1024+[.A924])/2)))" office:value-type="float" office:value="-52" calcext:value-type="float">
            <text:p>-52</text:p>
          </table:table-cell>
          <table:table-cell table:formula="of:=IF([.A924]&lt;512; -128; 127)" office:value-type="float" office:value="127" calcext:value-type="float">
            <text:p>127</text:p>
          </table:table-cell>
          <table:table-cell table:formula="of:=FLOOR(-128+[.A924]/4)" office:value-type="float" office:value="102" calcext:value-type="float">
            <text:p>102</text:p>
          </table:table-cell>
          <table:table-cell table:formula="of:=-128 + FLOOR(RAND() * 256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FLOOR( 128 * SIN(RADIANS([.A925] * 360 / 1024)))" office:value-type="float" office:value="-75" calcext:value-type="float">
            <text:p>-75</text:p>
          </table:table-cell>
          <table:table-cell table:formula="of:=IF([.A925]&lt;256; FLOOR([.A925]/2); IF([.A925]&lt;768; FLOOR((511-[.A925])/2); FLOOR((-1024+[.A925])/2)))" office:value-type="float" office:value="-51" calcext:value-type="float">
            <text:p>-51</text:p>
          </table:table-cell>
          <table:table-cell table:formula="of:=IF([.A925]&lt;512; -128; 127)" office:value-type="float" office:value="127" calcext:value-type="float">
            <text:p>127</text:p>
          </table:table-cell>
          <table:table-cell table:formula="of:=FLOOR(-128+[.A925]/4)" office:value-type="float" office:value="102" calcext:value-type="float">
            <text:p>102</text:p>
          </table:table-cell>
          <table:table-cell table:formula="of:=-128 + FLOOR(RAND() * 256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FLOOR( 128 * SIN(RADIANS([.A926] * 360 / 1024)))" office:value-type="float" office:value="-75" calcext:value-type="float">
            <text:p>-75</text:p>
          </table:table-cell>
          <table:table-cell table:formula="of:=IF([.A926]&lt;256; FLOOR([.A926]/2); IF([.A926]&lt;768; FLOOR((511-[.A926])/2); FLOOR((-1024+[.A926])/2)))" office:value-type="float" office:value="-51" calcext:value-type="float">
            <text:p>-51</text:p>
          </table:table-cell>
          <table:table-cell table:formula="of:=IF([.A926]&lt;512; -128; 127)" office:value-type="float" office:value="127" calcext:value-type="float">
            <text:p>127</text:p>
          </table:table-cell>
          <table:table-cell table:formula="of:=FLOOR(-128+[.A926]/4)" office:value-type="float" office:value="102" calcext:value-type="float">
            <text:p>102</text:p>
          </table:table-cell>
          <table:table-cell table:formula="of:=-128 + FLOOR(RAND() * 256)"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FLOOR( 128 * SIN(RADIANS([.A927] * 360 / 1024)))" office:value-type="float" office:value="-74" calcext:value-type="float">
            <text:p>-74</text:p>
          </table:table-cell>
          <table:table-cell table:formula="of:=IF([.A927]&lt;256; FLOOR([.A927]/2); IF([.A927]&lt;768; FLOOR((511-[.A927])/2); FLOOR((-1024+[.A927])/2)))" office:value-type="float" office:value="-50" calcext:value-type="float">
            <text:p>-50</text:p>
          </table:table-cell>
          <table:table-cell table:formula="of:=IF([.A927]&lt;512; -128; 127)" office:value-type="float" office:value="127" calcext:value-type="float">
            <text:p>127</text:p>
          </table:table-cell>
          <table:table-cell table:formula="of:=FLOOR(-128+[.A927]/4)" office:value-type="float" office:value="103" calcext:value-type="float">
            <text:p>103</text:p>
          </table:table-cell>
          <table:table-cell table:formula="of:=-128 + FLOOR(RAND() * 256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FLOOR( 128 * SIN(RADIANS([.A928] * 360 / 1024)))" office:value-type="float" office:value="-74" calcext:value-type="float">
            <text:p>-74</text:p>
          </table:table-cell>
          <table:table-cell table:formula="of:=IF([.A928]&lt;256; FLOOR([.A928]/2); IF([.A928]&lt;768; FLOOR((511-[.A928])/2); FLOOR((-1024+[.A928])/2)))" office:value-type="float" office:value="-50" calcext:value-type="float">
            <text:p>-50</text:p>
          </table:table-cell>
          <table:table-cell table:formula="of:=IF([.A928]&lt;512; -128; 127)" office:value-type="float" office:value="127" calcext:value-type="float">
            <text:p>127</text:p>
          </table:table-cell>
          <table:table-cell table:formula="of:=FLOOR(-128+[.A928]/4)" office:value-type="float" office:value="103" calcext:value-type="float">
            <text:p>103</text:p>
          </table:table-cell>
          <table:table-cell table:formula="of:=-128 + FLOOR(RAND() * 256)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FLOOR( 128 * SIN(RADIANS([.A929] * 360 / 1024)))" office:value-type="float" office:value="-73" calcext:value-type="float">
            <text:p>-73</text:p>
          </table:table-cell>
          <table:table-cell table:formula="of:=IF([.A929]&lt;256; FLOOR([.A929]/2); IF([.A929]&lt;768; FLOOR((511-[.A929])/2); FLOOR((-1024+[.A929])/2)))" office:value-type="float" office:value="-49" calcext:value-type="float">
            <text:p>-49</text:p>
          </table:table-cell>
          <table:table-cell table:formula="of:=IF([.A929]&lt;512; -128; 127)" office:value-type="float" office:value="127" calcext:value-type="float">
            <text:p>127</text:p>
          </table:table-cell>
          <table:table-cell table:formula="of:=FLOOR(-128+[.A929]/4)" office:value-type="float" office:value="103" calcext:value-type="float">
            <text:p>103</text:p>
          </table:table-cell>
          <table:table-cell table:formula="of:=-128 + FLOOR(RAND() * 256)"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FLOOR( 128 * SIN(RADIANS([.A930] * 360 / 1024)))" office:value-type="float" office:value="-72" calcext:value-type="float">
            <text:p>-72</text:p>
          </table:table-cell>
          <table:table-cell table:formula="of:=IF([.A930]&lt;256; FLOOR([.A930]/2); IF([.A930]&lt;768; FLOOR((511-[.A930])/2); FLOOR((-1024+[.A930])/2)))" office:value-type="float" office:value="-49" calcext:value-type="float">
            <text:p>-49</text:p>
          </table:table-cell>
          <table:table-cell table:formula="of:=IF([.A930]&lt;512; -128; 127)" office:value-type="float" office:value="127" calcext:value-type="float">
            <text:p>127</text:p>
          </table:table-cell>
          <table:table-cell table:formula="of:=FLOOR(-128+[.A930]/4)" office:value-type="float" office:value="103" calcext:value-type="float">
            <text:p>103</text:p>
          </table:table-cell>
          <table:table-cell table:formula="of:=-128 + FLOOR(RAND() * 256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FLOOR( 128 * SIN(RADIANS([.A931] * 360 / 1024)))" office:value-type="float" office:value="-72" calcext:value-type="float">
            <text:p>-72</text:p>
          </table:table-cell>
          <table:table-cell table:formula="of:=IF([.A931]&lt;256; FLOOR([.A931]/2); IF([.A931]&lt;768; FLOOR((511-[.A931])/2); FLOOR((-1024+[.A931])/2)))" office:value-type="float" office:value="-48" calcext:value-type="float">
            <text:p>-48</text:p>
          </table:table-cell>
          <table:table-cell table:formula="of:=IF([.A931]&lt;512; -128; 127)" office:value-type="float" office:value="127" calcext:value-type="float">
            <text:p>127</text:p>
          </table:table-cell>
          <table:table-cell table:formula="of:=FLOOR(-128+[.A931]/4)" office:value-type="float" office:value="104" calcext:value-type="float">
            <text:p>104</text:p>
          </table:table-cell>
          <table:table-cell table:formula="of:=-128 + FLOOR(RAND() * 256)"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FLOOR( 128 * SIN(RADIANS([.A932] * 360 / 1024)))" office:value-type="float" office:value="-71" calcext:value-type="float">
            <text:p>-71</text:p>
          </table:table-cell>
          <table:table-cell table:formula="of:=IF([.A932]&lt;256; FLOOR([.A932]/2); IF([.A932]&lt;768; FLOOR((511-[.A932])/2); FLOOR((-1024+[.A932])/2)))" office:value-type="float" office:value="-48" calcext:value-type="float">
            <text:p>-48</text:p>
          </table:table-cell>
          <table:table-cell table:formula="of:=IF([.A932]&lt;512; -128; 127)" office:value-type="float" office:value="127" calcext:value-type="float">
            <text:p>127</text:p>
          </table:table-cell>
          <table:table-cell table:formula="of:=FLOOR(-128+[.A932]/4)" office:value-type="float" office:value="104" calcext:value-type="float">
            <text:p>104</text:p>
          </table:table-cell>
          <table:table-cell table:formula="of:=-128 + FLOOR(RAND() * 256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FLOOR( 128 * SIN(RADIANS([.A933] * 360 / 1024)))" office:value-type="float" office:value="-70" calcext:value-type="float">
            <text:p>-70</text:p>
          </table:table-cell>
          <table:table-cell table:formula="of:=IF([.A933]&lt;256; FLOOR([.A933]/2); IF([.A933]&lt;768; FLOOR((511-[.A933])/2); FLOOR((-1024+[.A933])/2)))" office:value-type="float" office:value="-47" calcext:value-type="float">
            <text:p>-47</text:p>
          </table:table-cell>
          <table:table-cell table:formula="of:=IF([.A933]&lt;512; -128; 127)" office:value-type="float" office:value="127" calcext:value-type="float">
            <text:p>127</text:p>
          </table:table-cell>
          <table:table-cell table:formula="of:=FLOOR(-128+[.A933]/4)" office:value-type="float" office:value="104" calcext:value-type="float">
            <text:p>104</text:p>
          </table:table-cell>
          <table:table-cell table:formula="of:=-128 + FLOOR(RAND() * 256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FLOOR( 128 * SIN(RADIANS([.A934] * 360 / 1024)))" office:value-type="float" office:value="-70" calcext:value-type="float">
            <text:p>-70</text:p>
          </table:table-cell>
          <table:table-cell table:formula="of:=IF([.A934]&lt;256; FLOOR([.A934]/2); IF([.A934]&lt;768; FLOOR((511-[.A934])/2); FLOOR((-1024+[.A934])/2)))" office:value-type="float" office:value="-47" calcext:value-type="float">
            <text:p>-47</text:p>
          </table:table-cell>
          <table:table-cell table:formula="of:=IF([.A934]&lt;512; -128; 127)" office:value-type="float" office:value="127" calcext:value-type="float">
            <text:p>127</text:p>
          </table:table-cell>
          <table:table-cell table:formula="of:=FLOOR(-128+[.A934]/4)" office:value-type="float" office:value="104" calcext:value-type="float">
            <text:p>104</text:p>
          </table:table-cell>
          <table:table-cell table:formula="of:=-128 + FLOOR(RAND() * 256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FLOOR( 128 * SIN(RADIANS([.A935] * 360 / 1024)))" office:value-type="float" office:value="-69" calcext:value-type="float">
            <text:p>-69</text:p>
          </table:table-cell>
          <table:table-cell table:formula="of:=IF([.A935]&lt;256; FLOOR([.A935]/2); IF([.A935]&lt;768; FLOOR((511-[.A935])/2); FLOOR((-1024+[.A935])/2)))" office:value-type="float" office:value="-46" calcext:value-type="float">
            <text:p>-46</text:p>
          </table:table-cell>
          <table:table-cell table:formula="of:=IF([.A935]&lt;512; -128; 127)" office:value-type="float" office:value="127" calcext:value-type="float">
            <text:p>127</text:p>
          </table:table-cell>
          <table:table-cell table:formula="of:=FLOOR(-128+[.A935]/4)" office:value-type="float" office:value="105" calcext:value-type="float">
            <text:p>105</text:p>
          </table:table-cell>
          <table:table-cell table:formula="of:=-128 + FLOOR(RAND() * 256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FLOOR( 128 * SIN(RADIANS([.A936] * 360 / 1024)))" office:value-type="float" office:value="-68" calcext:value-type="float">
            <text:p>-68</text:p>
          </table:table-cell>
          <table:table-cell table:formula="of:=IF([.A936]&lt;256; FLOOR([.A936]/2); IF([.A936]&lt;768; FLOOR((511-[.A936])/2); FLOOR((-1024+[.A936])/2)))" office:value-type="float" office:value="-46" calcext:value-type="float">
            <text:p>-46</text:p>
          </table:table-cell>
          <table:table-cell table:formula="of:=IF([.A936]&lt;512; -128; 127)" office:value-type="float" office:value="127" calcext:value-type="float">
            <text:p>127</text:p>
          </table:table-cell>
          <table:table-cell table:formula="of:=FLOOR(-128+[.A936]/4)" office:value-type="float" office:value="105" calcext:value-type="float">
            <text:p>105</text:p>
          </table:table-cell>
          <table:table-cell table:formula="of:=-128 + FLOOR(RAND() * 256)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FLOOR( 128 * SIN(RADIANS([.A937] * 360 / 1024)))" office:value-type="float" office:value="-68" calcext:value-type="float">
            <text:p>-68</text:p>
          </table:table-cell>
          <table:table-cell table:formula="of:=IF([.A937]&lt;256; FLOOR([.A937]/2); IF([.A937]&lt;768; FLOOR((511-[.A937])/2); FLOOR((-1024+[.A937])/2)))" office:value-type="float" office:value="-45" calcext:value-type="float">
            <text:p>-45</text:p>
          </table:table-cell>
          <table:table-cell table:formula="of:=IF([.A937]&lt;512; -128; 127)" office:value-type="float" office:value="127" calcext:value-type="float">
            <text:p>127</text:p>
          </table:table-cell>
          <table:table-cell table:formula="of:=FLOOR(-128+[.A937]/4)" office:value-type="float" office:value="105" calcext:value-type="float">
            <text:p>105</text:p>
          </table:table-cell>
          <table:table-cell table:formula="of:=-128 + FLOOR(RAND() * 256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FLOOR( 128 * SIN(RADIANS([.A938] * 360 / 1024)))" office:value-type="float" office:value="-67" calcext:value-type="float">
            <text:p>-67</text:p>
          </table:table-cell>
          <table:table-cell table:formula="of:=IF([.A938]&lt;256; FLOOR([.A938]/2); IF([.A938]&lt;768; FLOOR((511-[.A938])/2); FLOOR((-1024+[.A938])/2)))" office:value-type="float" office:value="-45" calcext:value-type="float">
            <text:p>-45</text:p>
          </table:table-cell>
          <table:table-cell table:formula="of:=IF([.A938]&lt;512; -128; 127)" office:value-type="float" office:value="127" calcext:value-type="float">
            <text:p>127</text:p>
          </table:table-cell>
          <table:table-cell table:formula="of:=FLOOR(-128+[.A938]/4)" office:value-type="float" office:value="105" calcext:value-type="float">
            <text:p>105</text:p>
          </table:table-cell>
          <table:table-cell table:formula="of:=-128 + FLOOR(RAND() * 256)"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FLOOR( 128 * SIN(RADIANS([.A939] * 360 / 1024)))" office:value-type="float" office:value="-66" calcext:value-type="float">
            <text:p>-66</text:p>
          </table:table-cell>
          <table:table-cell table:formula="of:=IF([.A939]&lt;256; FLOOR([.A939]/2); IF([.A939]&lt;768; FLOOR((511-[.A939])/2); FLOOR((-1024+[.A939])/2)))" office:value-type="float" office:value="-44" calcext:value-type="float">
            <text:p>-44</text:p>
          </table:table-cell>
          <table:table-cell table:formula="of:=IF([.A939]&lt;512; -128; 127)" office:value-type="float" office:value="127" calcext:value-type="float">
            <text:p>127</text:p>
          </table:table-cell>
          <table:table-cell table:formula="of:=FLOOR(-128+[.A939]/4)" office:value-type="float" office:value="106" calcext:value-type="float">
            <text:p>106</text:p>
          </table:table-cell>
          <table:table-cell table:formula="of:=-128 + FLOOR(RAND() * 256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FLOOR( 128 * SIN(RADIANS([.A940] * 360 / 1024)))" office:value-type="float" office:value="-66" calcext:value-type="float">
            <text:p>-66</text:p>
          </table:table-cell>
          <table:table-cell table:formula="of:=IF([.A940]&lt;256; FLOOR([.A940]/2); IF([.A940]&lt;768; FLOOR((511-[.A940])/2); FLOOR((-1024+[.A940])/2)))" office:value-type="float" office:value="-44" calcext:value-type="float">
            <text:p>-44</text:p>
          </table:table-cell>
          <table:table-cell table:formula="of:=IF([.A940]&lt;512; -128; 127)" office:value-type="float" office:value="127" calcext:value-type="float">
            <text:p>127</text:p>
          </table:table-cell>
          <table:table-cell table:formula="of:=FLOOR(-128+[.A940]/4)" office:value-type="float" office:value="106" calcext:value-type="float">
            <text:p>106</text:p>
          </table:table-cell>
          <table:table-cell table:formula="of:=-128 + FLOOR(RAND() * 256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FLOOR( 128 * SIN(RADIANS([.A941] * 360 / 1024)))" office:value-type="float" office:value="-65" calcext:value-type="float">
            <text:p>-65</text:p>
          </table:table-cell>
          <table:table-cell table:formula="of:=IF([.A941]&lt;256; FLOOR([.A941]/2); IF([.A941]&lt;768; FLOOR((511-[.A941])/2); FLOOR((-1024+[.A941])/2)))" office:value-type="float" office:value="-43" calcext:value-type="float">
            <text:p>-43</text:p>
          </table:table-cell>
          <table:table-cell table:formula="of:=IF([.A941]&lt;512; -128; 127)" office:value-type="float" office:value="127" calcext:value-type="float">
            <text:p>127</text:p>
          </table:table-cell>
          <table:table-cell table:formula="of:=FLOOR(-128+[.A941]/4)" office:value-type="float" office:value="106" calcext:value-type="float">
            <text:p>106</text:p>
          </table:table-cell>
          <table:table-cell table:formula="of:=-128 + FLOOR(RAND() * 256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FLOOR( 128 * SIN(RADIANS([.A942] * 360 / 1024)))" office:value-type="float" office:value="-64" calcext:value-type="float">
            <text:p>-64</text:p>
          </table:table-cell>
          <table:table-cell table:formula="of:=IF([.A942]&lt;256; FLOOR([.A942]/2); IF([.A942]&lt;768; FLOOR((511-[.A942])/2); FLOOR((-1024+[.A942])/2)))" office:value-type="float" office:value="-43" calcext:value-type="float">
            <text:p>-43</text:p>
          </table:table-cell>
          <table:table-cell table:formula="of:=IF([.A942]&lt;512; -128; 127)" office:value-type="float" office:value="127" calcext:value-type="float">
            <text:p>127</text:p>
          </table:table-cell>
          <table:table-cell table:formula="of:=FLOOR(-128+[.A942]/4)" office:value-type="float" office:value="106" calcext:value-type="float">
            <text:p>106</text:p>
          </table:table-cell>
          <table:table-cell table:formula="of:=-128 + FLOOR(RAND() * 256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FLOOR( 128 * SIN(RADIANS([.A943] * 360 / 1024)))" office:value-type="float" office:value="-64" calcext:value-type="float">
            <text:p>-64</text:p>
          </table:table-cell>
          <table:table-cell table:formula="of:=IF([.A943]&lt;256; FLOOR([.A943]/2); IF([.A943]&lt;768; FLOOR((511-[.A943])/2); FLOOR((-1024+[.A943])/2)))" office:value-type="float" office:value="-42" calcext:value-type="float">
            <text:p>-42</text:p>
          </table:table-cell>
          <table:table-cell table:formula="of:=IF([.A943]&lt;512; -128; 127)" office:value-type="float" office:value="127" calcext:value-type="float">
            <text:p>127</text:p>
          </table:table-cell>
          <table:table-cell table:formula="of:=FLOOR(-128+[.A943]/4)" office:value-type="float" office:value="107" calcext:value-type="float">
            <text:p>107</text:p>
          </table:table-cell>
          <table:table-cell table:formula="of:=-128 + FLOOR(RAND() * 256)"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FLOOR( 128 * SIN(RADIANS([.A944] * 360 / 1024)))" office:value-type="float" office:value="-63" calcext:value-type="float">
            <text:p>-63</text:p>
          </table:table-cell>
          <table:table-cell table:formula="of:=IF([.A944]&lt;256; FLOOR([.A944]/2); IF([.A944]&lt;768; FLOOR((511-[.A944])/2); FLOOR((-1024+[.A944])/2)))" office:value-type="float" office:value="-42" calcext:value-type="float">
            <text:p>-42</text:p>
          </table:table-cell>
          <table:table-cell table:formula="of:=IF([.A944]&lt;512; -128; 127)" office:value-type="float" office:value="127" calcext:value-type="float">
            <text:p>127</text:p>
          </table:table-cell>
          <table:table-cell table:formula="of:=FLOOR(-128+[.A944]/4)" office:value-type="float" office:value="107" calcext:value-type="float">
            <text:p>107</text:p>
          </table:table-cell>
          <table:table-cell table:formula="of:=-128 + FLOOR(RAND() * 256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FLOOR( 128 * SIN(RADIANS([.A945] * 360 / 1024)))" office:value-type="float" office:value="-62" calcext:value-type="float">
            <text:p>-62</text:p>
          </table:table-cell>
          <table:table-cell table:formula="of:=IF([.A945]&lt;256; FLOOR([.A945]/2); IF([.A945]&lt;768; FLOOR((511-[.A945])/2); FLOOR((-1024+[.A945])/2)))" office:value-type="float" office:value="-41" calcext:value-type="float">
            <text:p>-41</text:p>
          </table:table-cell>
          <table:table-cell table:formula="of:=IF([.A945]&lt;512; -128; 127)" office:value-type="float" office:value="127" calcext:value-type="float">
            <text:p>127</text:p>
          </table:table-cell>
          <table:table-cell table:formula="of:=FLOOR(-128+[.A945]/4)" office:value-type="float" office:value="107" calcext:value-type="float">
            <text:p>107</text:p>
          </table:table-cell>
          <table:table-cell table:formula="of:=-128 + FLOOR(RAND() * 256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FLOOR( 128 * SIN(RADIANS([.A946] * 360 / 1024)))" office:value-type="float" office:value="-62" calcext:value-type="float">
            <text:p>-62</text:p>
          </table:table-cell>
          <table:table-cell table:formula="of:=IF([.A946]&lt;256; FLOOR([.A946]/2); IF([.A946]&lt;768; FLOOR((511-[.A946])/2); FLOOR((-1024+[.A946])/2)))" office:value-type="float" office:value="-41" calcext:value-type="float">
            <text:p>-41</text:p>
          </table:table-cell>
          <table:table-cell table:formula="of:=IF([.A946]&lt;512; -128; 127)" office:value-type="float" office:value="127" calcext:value-type="float">
            <text:p>127</text:p>
          </table:table-cell>
          <table:table-cell table:formula="of:=FLOOR(-128+[.A946]/4)" office:value-type="float" office:value="107" calcext:value-type="float">
            <text:p>107</text:p>
          </table:table-cell>
          <table:table-cell table:formula="of:=-128 + FLOOR(RAND() * 256)"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FLOOR( 128 * SIN(RADIANS([.A947] * 360 / 1024)))" office:value-type="float" office:value="-61" calcext:value-type="float">
            <text:p>-61</text:p>
          </table:table-cell>
          <table:table-cell table:formula="of:=IF([.A947]&lt;256; FLOOR([.A947]/2); IF([.A947]&lt;768; FLOOR((511-[.A947])/2); FLOOR((-1024+[.A947])/2)))" office:value-type="float" office:value="-40" calcext:value-type="float">
            <text:p>-40</text:p>
          </table:table-cell>
          <table:table-cell table:formula="of:=IF([.A947]&lt;512; -128; 127)" office:value-type="float" office:value="127" calcext:value-type="float">
            <text:p>127</text:p>
          </table:table-cell>
          <table:table-cell table:formula="of:=FLOOR(-128+[.A947]/4)" office:value-type="float" office:value="108" calcext:value-type="float">
            <text:p>108</text:p>
          </table:table-cell>
          <table:table-cell table:formula="of:=-128 + FLOOR(RAND() * 256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FLOOR( 128 * SIN(RADIANS([.A948] * 360 / 1024)))" office:value-type="float" office:value="-60" calcext:value-type="float">
            <text:p>-60</text:p>
          </table:table-cell>
          <table:table-cell table:formula="of:=IF([.A948]&lt;256; FLOOR([.A948]/2); IF([.A948]&lt;768; FLOOR((511-[.A948])/2); FLOOR((-1024+[.A948])/2)))" office:value-type="float" office:value="-40" calcext:value-type="float">
            <text:p>-40</text:p>
          </table:table-cell>
          <table:table-cell table:formula="of:=IF([.A948]&lt;512; -128; 127)" office:value-type="float" office:value="127" calcext:value-type="float">
            <text:p>127</text:p>
          </table:table-cell>
          <table:table-cell table:formula="of:=FLOOR(-128+[.A948]/4)" office:value-type="float" office:value="108" calcext:value-type="float">
            <text:p>108</text:p>
          </table:table-cell>
          <table:table-cell table:formula="of:=-128 + FLOOR(RAND() * 256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FLOOR( 128 * SIN(RADIANS([.A949] * 360 / 1024)))" office:value-type="float" office:value="-59" calcext:value-type="float">
            <text:p>-59</text:p>
          </table:table-cell>
          <table:table-cell table:formula="of:=IF([.A949]&lt;256; FLOOR([.A949]/2); IF([.A949]&lt;768; FLOOR((511-[.A949])/2); FLOOR((-1024+[.A949])/2)))" office:value-type="float" office:value="-39" calcext:value-type="float">
            <text:p>-39</text:p>
          </table:table-cell>
          <table:table-cell table:formula="of:=IF([.A949]&lt;512; -128; 127)" office:value-type="float" office:value="127" calcext:value-type="float">
            <text:p>127</text:p>
          </table:table-cell>
          <table:table-cell table:formula="of:=FLOOR(-128+[.A949]/4)" office:value-type="float" office:value="108" calcext:value-type="float">
            <text:p>108</text:p>
          </table:table-cell>
          <table:table-cell table:formula="of:=-128 + FLOOR(RAND() * 256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FLOOR( 128 * SIN(RADIANS([.A950] * 360 / 1024)))" office:value-type="float" office:value="-59" calcext:value-type="float">
            <text:p>-59</text:p>
          </table:table-cell>
          <table:table-cell table:formula="of:=IF([.A950]&lt;256; FLOOR([.A950]/2); IF([.A950]&lt;768; FLOOR((511-[.A950])/2); FLOOR((-1024+[.A950])/2)))" office:value-type="float" office:value="-39" calcext:value-type="float">
            <text:p>-39</text:p>
          </table:table-cell>
          <table:table-cell table:formula="of:=IF([.A950]&lt;512; -128; 127)" office:value-type="float" office:value="127" calcext:value-type="float">
            <text:p>127</text:p>
          </table:table-cell>
          <table:table-cell table:formula="of:=FLOOR(-128+[.A950]/4)" office:value-type="float" office:value="108" calcext:value-type="float">
            <text:p>108</text:p>
          </table:table-cell>
          <table:table-cell table:formula="of:=-128 + FLOOR(RAND() * 256)" office:value-type="float" office:value="-122" calcext:value-type="float">
            <text:p>-122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FLOOR( 128 * SIN(RADIANS([.A951] * 360 / 1024)))" office:value-type="float" office:value="-58" calcext:value-type="float">
            <text:p>-58</text:p>
          </table:table-cell>
          <table:table-cell table:formula="of:=IF([.A951]&lt;256; FLOOR([.A951]/2); IF([.A951]&lt;768; FLOOR((511-[.A951])/2); FLOOR((-1024+[.A951])/2)))" office:value-type="float" office:value="-38" calcext:value-type="float">
            <text:p>-38</text:p>
          </table:table-cell>
          <table:table-cell table:formula="of:=IF([.A951]&lt;512; -128; 127)" office:value-type="float" office:value="127" calcext:value-type="float">
            <text:p>127</text:p>
          </table:table-cell>
          <table:table-cell table:formula="of:=FLOOR(-128+[.A951]/4)" office:value-type="float" office:value="109" calcext:value-type="float">
            <text:p>109</text:p>
          </table:table-cell>
          <table:table-cell table:formula="of:=-128 + FLOOR(RAND() * 256)"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FLOOR( 128 * SIN(RADIANS([.A952] * 360 / 1024)))" office:value-type="float" office:value="-57" calcext:value-type="float">
            <text:p>-57</text:p>
          </table:table-cell>
          <table:table-cell table:formula="of:=IF([.A952]&lt;256; FLOOR([.A952]/2); IF([.A952]&lt;768; FLOOR((511-[.A952])/2); FLOOR((-1024+[.A952])/2)))" office:value-type="float" office:value="-38" calcext:value-type="float">
            <text:p>-38</text:p>
          </table:table-cell>
          <table:table-cell table:formula="of:=IF([.A952]&lt;512; -128; 127)" office:value-type="float" office:value="127" calcext:value-type="float">
            <text:p>127</text:p>
          </table:table-cell>
          <table:table-cell table:formula="of:=FLOOR(-128+[.A952]/4)" office:value-type="float" office:value="109" calcext:value-type="float">
            <text:p>109</text:p>
          </table:table-cell>
          <table:table-cell table:formula="of:=-128 + FLOOR(RAND() * 256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FLOOR( 128 * SIN(RADIANS([.A953] * 360 / 1024)))" office:value-type="float" office:value="-57" calcext:value-type="float">
            <text:p>-57</text:p>
          </table:table-cell>
          <table:table-cell table:formula="of:=IF([.A953]&lt;256; FLOOR([.A953]/2); IF([.A953]&lt;768; FLOOR((511-[.A953])/2); FLOOR((-1024+[.A953])/2)))" office:value-type="float" office:value="-37" calcext:value-type="float">
            <text:p>-37</text:p>
          </table:table-cell>
          <table:table-cell table:formula="of:=IF([.A953]&lt;512; -128; 127)" office:value-type="float" office:value="127" calcext:value-type="float">
            <text:p>127</text:p>
          </table:table-cell>
          <table:table-cell table:formula="of:=FLOOR(-128+[.A953]/4)" office:value-type="float" office:value="109" calcext:value-type="float">
            <text:p>109</text:p>
          </table:table-cell>
          <table:table-cell table:formula="of:=-128 + FLOOR(RAND() * 256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FLOOR( 128 * SIN(RADIANS([.A954] * 360 / 1024)))" office:value-type="float" office:value="-56" calcext:value-type="float">
            <text:p>-56</text:p>
          </table:table-cell>
          <table:table-cell table:formula="of:=IF([.A954]&lt;256; FLOOR([.A954]/2); IF([.A954]&lt;768; FLOOR((511-[.A954])/2); FLOOR((-1024+[.A954])/2)))" office:value-type="float" office:value="-37" calcext:value-type="float">
            <text:p>-37</text:p>
          </table:table-cell>
          <table:table-cell table:formula="of:=IF([.A954]&lt;512; -128; 127)" office:value-type="float" office:value="127" calcext:value-type="float">
            <text:p>127</text:p>
          </table:table-cell>
          <table:table-cell table:formula="of:=FLOOR(-128+[.A954]/4)" office:value-type="float" office:value="109" calcext:value-type="float">
            <text:p>109</text:p>
          </table:table-cell>
          <table:table-cell table:formula="of:=-128 + FLOOR(RAND() * 256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FLOOR( 128 * SIN(RADIANS([.A955] * 360 / 1024)))" office:value-type="float" office:value="-55" calcext:value-type="float">
            <text:p>-55</text:p>
          </table:table-cell>
          <table:table-cell table:formula="of:=IF([.A955]&lt;256; FLOOR([.A955]/2); IF([.A955]&lt;768; FLOOR((511-[.A955])/2); FLOOR((-1024+[.A955])/2)))" office:value-type="float" office:value="-36" calcext:value-type="float">
            <text:p>-36</text:p>
          </table:table-cell>
          <table:table-cell table:formula="of:=IF([.A955]&lt;512; -128; 127)" office:value-type="float" office:value="127" calcext:value-type="float">
            <text:p>127</text:p>
          </table:table-cell>
          <table:table-cell table:formula="of:=FLOOR(-128+[.A955]/4)" office:value-type="float" office:value="110" calcext:value-type="float">
            <text:p>110</text:p>
          </table:table-cell>
          <table:table-cell table:formula="of:=-128 + FLOOR(RAND() * 256)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FLOOR( 128 * SIN(RADIANS([.A956] * 360 / 1024)))" office:value-type="float" office:value="-55" calcext:value-type="float">
            <text:p>-55</text:p>
          </table:table-cell>
          <table:table-cell table:formula="of:=IF([.A956]&lt;256; FLOOR([.A956]/2); IF([.A956]&lt;768; FLOOR((511-[.A956])/2); FLOOR((-1024+[.A956])/2)))" office:value-type="float" office:value="-36" calcext:value-type="float">
            <text:p>-36</text:p>
          </table:table-cell>
          <table:table-cell table:formula="of:=IF([.A956]&lt;512; -128; 127)" office:value-type="float" office:value="127" calcext:value-type="float">
            <text:p>127</text:p>
          </table:table-cell>
          <table:table-cell table:formula="of:=FLOOR(-128+[.A956]/4)" office:value-type="float" office:value="110" calcext:value-type="float">
            <text:p>110</text:p>
          </table:table-cell>
          <table:table-cell table:formula="of:=-128 + FLOOR(RAND() * 256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FLOOR( 128 * SIN(RADIANS([.A957] * 360 / 1024)))" office:value-type="float" office:value="-54" calcext:value-type="float">
            <text:p>-54</text:p>
          </table:table-cell>
          <table:table-cell table:formula="of:=IF([.A957]&lt;256; FLOOR([.A957]/2); IF([.A957]&lt;768; FLOOR((511-[.A957])/2); FLOOR((-1024+[.A957])/2)))" office:value-type="float" office:value="-35" calcext:value-type="float">
            <text:p>-35</text:p>
          </table:table-cell>
          <table:table-cell table:formula="of:=IF([.A957]&lt;512; -128; 127)" office:value-type="float" office:value="127" calcext:value-type="float">
            <text:p>127</text:p>
          </table:table-cell>
          <table:table-cell table:formula="of:=FLOOR(-128+[.A957]/4)" office:value-type="float" office:value="110" calcext:value-type="float">
            <text:p>110</text:p>
          </table:table-cell>
          <table:table-cell table:formula="of:=-128 + FLOOR(RAND() * 256)"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FLOOR( 128 * SIN(RADIANS([.A958] * 360 / 1024)))" office:value-type="float" office:value="-53" calcext:value-type="float">
            <text:p>-53</text:p>
          </table:table-cell>
          <table:table-cell table:formula="of:=IF([.A958]&lt;256; FLOOR([.A958]/2); IF([.A958]&lt;768; FLOOR((511-[.A958])/2); FLOOR((-1024+[.A958])/2)))" office:value-type="float" office:value="-35" calcext:value-type="float">
            <text:p>-35</text:p>
          </table:table-cell>
          <table:table-cell table:formula="of:=IF([.A958]&lt;512; -128; 127)" office:value-type="float" office:value="127" calcext:value-type="float">
            <text:p>127</text:p>
          </table:table-cell>
          <table:table-cell table:formula="of:=FLOOR(-128+[.A958]/4)" office:value-type="float" office:value="110" calcext:value-type="float">
            <text:p>110</text:p>
          </table:table-cell>
          <table:table-cell table:formula="of:=-128 + FLOOR(RAND() * 256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FLOOR( 128 * SIN(RADIANS([.A959] * 360 / 1024)))" office:value-type="float" office:value="-52" calcext:value-type="float">
            <text:p>-52</text:p>
          </table:table-cell>
          <table:table-cell table:formula="of:=IF([.A959]&lt;256; FLOOR([.A959]/2); IF([.A959]&lt;768; FLOOR((511-[.A959])/2); FLOOR((-1024+[.A959])/2)))" office:value-type="float" office:value="-34" calcext:value-type="float">
            <text:p>-34</text:p>
          </table:table-cell>
          <table:table-cell table:formula="of:=IF([.A959]&lt;512; -128; 127)" office:value-type="float" office:value="127" calcext:value-type="float">
            <text:p>127</text:p>
          </table:table-cell>
          <table:table-cell table:formula="of:=FLOOR(-128+[.A959]/4)" office:value-type="float" office:value="111" calcext:value-type="float">
            <text:p>111</text:p>
          </table:table-cell>
          <table:table-cell table:formula="of:=-128 + FLOOR(RAND() * 256)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FLOOR( 128 * SIN(RADIANS([.A960] * 360 / 1024)))" office:value-type="float" office:value="-52" calcext:value-type="float">
            <text:p>-52</text:p>
          </table:table-cell>
          <table:table-cell table:formula="of:=IF([.A960]&lt;256; FLOOR([.A960]/2); IF([.A960]&lt;768; FLOOR((511-[.A960])/2); FLOOR((-1024+[.A960])/2)))" office:value-type="float" office:value="-34" calcext:value-type="float">
            <text:p>-34</text:p>
          </table:table-cell>
          <table:table-cell table:formula="of:=IF([.A960]&lt;512; -128; 127)" office:value-type="float" office:value="127" calcext:value-type="float">
            <text:p>127</text:p>
          </table:table-cell>
          <table:table-cell table:formula="of:=FLOOR(-128+[.A960]/4)" office:value-type="float" office:value="111" calcext:value-type="float">
            <text:p>111</text:p>
          </table:table-cell>
          <table:table-cell table:formula="of:=-128 + FLOOR(RAND() * 256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FLOOR( 128 * SIN(RADIANS([.A961] * 360 / 1024)))" office:value-type="float" office:value="-51" calcext:value-type="float">
            <text:p>-51</text:p>
          </table:table-cell>
          <table:table-cell table:formula="of:=IF([.A961]&lt;256; FLOOR([.A961]/2); IF([.A961]&lt;768; FLOOR((511-[.A961])/2); FLOOR((-1024+[.A961])/2)))" office:value-type="float" office:value="-33" calcext:value-type="float">
            <text:p>-33</text:p>
          </table:table-cell>
          <table:table-cell table:formula="of:=IF([.A961]&lt;512; -128; 127)" office:value-type="float" office:value="127" calcext:value-type="float">
            <text:p>127</text:p>
          </table:table-cell>
          <table:table-cell table:formula="of:=FLOOR(-128+[.A961]/4)" office:value-type="float" office:value="111" calcext:value-type="float">
            <text:p>111</text:p>
          </table:table-cell>
          <table:table-cell table:formula="of:=-128 + FLOOR(RAND() * 256)"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FLOOR( 128 * SIN(RADIANS([.A962] * 360 / 1024)))" office:value-type="float" office:value="-50" calcext:value-type="float">
            <text:p>-50</text:p>
          </table:table-cell>
          <table:table-cell table:formula="of:=IF([.A962]&lt;256; FLOOR([.A962]/2); IF([.A962]&lt;768; FLOOR((511-[.A962])/2); FLOOR((-1024+[.A962])/2)))" office:value-type="float" office:value="-33" calcext:value-type="float">
            <text:p>-33</text:p>
          </table:table-cell>
          <table:table-cell table:formula="of:=IF([.A962]&lt;512; -128; 127)" office:value-type="float" office:value="127" calcext:value-type="float">
            <text:p>127</text:p>
          </table:table-cell>
          <table:table-cell table:formula="of:=FLOOR(-128+[.A962]/4)" office:value-type="float" office:value="111" calcext:value-type="float">
            <text:p>111</text:p>
          </table:table-cell>
          <table:table-cell table:formula="of:=-128 + FLOOR(RAND() * 256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FLOOR( 128 * SIN(RADIANS([.A963] * 360 / 1024)))" office:value-type="float" office:value="-49" calcext:value-type="float">
            <text:p>-49</text:p>
          </table:table-cell>
          <table:table-cell table:formula="of:=IF([.A963]&lt;256; FLOOR([.A963]/2); IF([.A963]&lt;768; FLOOR((511-[.A963])/2); FLOOR((-1024+[.A963])/2)))" office:value-type="float" office:value="-32" calcext:value-type="float">
            <text:p>-32</text:p>
          </table:table-cell>
          <table:table-cell table:formula="of:=IF([.A963]&lt;512; -128; 127)" office:value-type="float" office:value="127" calcext:value-type="float">
            <text:p>127</text:p>
          </table:table-cell>
          <table:table-cell table:formula="of:=FLOOR(-128+[.A963]/4)" office:value-type="float" office:value="112" calcext:value-type="float">
            <text:p>112</text:p>
          </table:table-cell>
          <table:table-cell table:formula="of:=-128 + FLOOR(RAND() * 256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FLOOR( 128 * SIN(RADIANS([.A964] * 360 / 1024)))" office:value-type="float" office:value="-49" calcext:value-type="float">
            <text:p>-49</text:p>
          </table:table-cell>
          <table:table-cell table:formula="of:=IF([.A964]&lt;256; FLOOR([.A964]/2); IF([.A964]&lt;768; FLOOR((511-[.A964])/2); FLOOR((-1024+[.A964])/2)))" office:value-type="float" office:value="-32" calcext:value-type="float">
            <text:p>-32</text:p>
          </table:table-cell>
          <table:table-cell table:formula="of:=IF([.A964]&lt;512; -128; 127)" office:value-type="float" office:value="127" calcext:value-type="float">
            <text:p>127</text:p>
          </table:table-cell>
          <table:table-cell table:formula="of:=FLOOR(-128+[.A964]/4)" office:value-type="float" office:value="112" calcext:value-type="float">
            <text:p>112</text:p>
          </table:table-cell>
          <table:table-cell table:formula="of:=-128 + FLOOR(RAND() * 256)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FLOOR( 128 * SIN(RADIANS([.A965] * 360 / 1024)))" office:value-type="float" office:value="-48" calcext:value-type="float">
            <text:p>-48</text:p>
          </table:table-cell>
          <table:table-cell table:formula="of:=IF([.A965]&lt;256; FLOOR([.A965]/2); IF([.A965]&lt;768; FLOOR((511-[.A965])/2); FLOOR((-1024+[.A965])/2)))" office:value-type="float" office:value="-31" calcext:value-type="float">
            <text:p>-31</text:p>
          </table:table-cell>
          <table:table-cell table:formula="of:=IF([.A965]&lt;512; -128; 127)" office:value-type="float" office:value="127" calcext:value-type="float">
            <text:p>127</text:p>
          </table:table-cell>
          <table:table-cell table:formula="of:=FLOOR(-128+[.A965]/4)" office:value-type="float" office:value="112" calcext:value-type="float">
            <text:p>112</text:p>
          </table:table-cell>
          <table:table-cell table:formula="of:=-128 + FLOOR(RAND() * 256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FLOOR( 128 * SIN(RADIANS([.A966] * 360 / 1024)))" office:value-type="float" office:value="-47" calcext:value-type="float">
            <text:p>-47</text:p>
          </table:table-cell>
          <table:table-cell table:formula="of:=IF([.A966]&lt;256; FLOOR([.A966]/2); IF([.A966]&lt;768; FLOOR((511-[.A966])/2); FLOOR((-1024+[.A966])/2)))" office:value-type="float" office:value="-31" calcext:value-type="float">
            <text:p>-31</text:p>
          </table:table-cell>
          <table:table-cell table:formula="of:=IF([.A966]&lt;512; -128; 127)" office:value-type="float" office:value="127" calcext:value-type="float">
            <text:p>127</text:p>
          </table:table-cell>
          <table:table-cell table:formula="of:=FLOOR(-128+[.A966]/4)" office:value-type="float" office:value="112" calcext:value-type="float">
            <text:p>112</text:p>
          </table:table-cell>
          <table:table-cell table:formula="of:=-128 + FLOOR(RAND() * 256)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FLOOR( 128 * SIN(RADIANS([.A967] * 360 / 1024)))" office:value-type="float" office:value="-47" calcext:value-type="float">
            <text:p>-47</text:p>
          </table:table-cell>
          <table:table-cell table:formula="of:=IF([.A967]&lt;256; FLOOR([.A967]/2); IF([.A967]&lt;768; FLOOR((511-[.A967])/2); FLOOR((-1024+[.A967])/2)))" office:value-type="float" office:value="-30" calcext:value-type="float">
            <text:p>-30</text:p>
          </table:table-cell>
          <table:table-cell table:formula="of:=IF([.A967]&lt;512; -128; 127)" office:value-type="float" office:value="127" calcext:value-type="float">
            <text:p>127</text:p>
          </table:table-cell>
          <table:table-cell table:formula="of:=FLOOR(-128+[.A967]/4)" office:value-type="float" office:value="113" calcext:value-type="float">
            <text:p>113</text:p>
          </table:table-cell>
          <table:table-cell table:formula="of:=-128 + FLOOR(RAND() * 256)"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FLOOR( 128 * SIN(RADIANS([.A968] * 360 / 1024)))" office:value-type="float" office:value="-46" calcext:value-type="float">
            <text:p>-46</text:p>
          </table:table-cell>
          <table:table-cell table:formula="of:=IF([.A968]&lt;256; FLOOR([.A968]/2); IF([.A968]&lt;768; FLOOR((511-[.A968])/2); FLOOR((-1024+[.A968])/2)))" office:value-type="float" office:value="-30" calcext:value-type="float">
            <text:p>-30</text:p>
          </table:table-cell>
          <table:table-cell table:formula="of:=IF([.A968]&lt;512; -128; 127)" office:value-type="float" office:value="127" calcext:value-type="float">
            <text:p>127</text:p>
          </table:table-cell>
          <table:table-cell table:formula="of:=FLOOR(-128+[.A968]/4)" office:value-type="float" office:value="113" calcext:value-type="float">
            <text:p>113</text:p>
          </table:table-cell>
          <table:table-cell table:formula="of:=-128 + FLOOR(RAND() * 256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FLOOR( 128 * SIN(RADIANS([.A969] * 360 / 1024)))" office:value-type="float" office:value="-45" calcext:value-type="float">
            <text:p>-45</text:p>
          </table:table-cell>
          <table:table-cell table:formula="of:=IF([.A969]&lt;256; FLOOR([.A969]/2); IF([.A969]&lt;768; FLOOR((511-[.A969])/2); FLOOR((-1024+[.A969])/2)))" office:value-type="float" office:value="-29" calcext:value-type="float">
            <text:p>-29</text:p>
          </table:table-cell>
          <table:table-cell table:formula="of:=IF([.A969]&lt;512; -128; 127)" office:value-type="float" office:value="127" calcext:value-type="float">
            <text:p>127</text:p>
          </table:table-cell>
          <table:table-cell table:formula="of:=FLOOR(-128+[.A969]/4)" office:value-type="float" office:value="113" calcext:value-type="float">
            <text:p>113</text:p>
          </table:table-cell>
          <table:table-cell table:formula="of:=-128 + FLOOR(RAND() * 256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FLOOR( 128 * SIN(RADIANS([.A970] * 360 / 1024)))" office:value-type="float" office:value="-44" calcext:value-type="float">
            <text:p>-44</text:p>
          </table:table-cell>
          <table:table-cell table:formula="of:=IF([.A970]&lt;256; FLOOR([.A970]/2); IF([.A970]&lt;768; FLOOR((511-[.A970])/2); FLOOR((-1024+[.A970])/2)))" office:value-type="float" office:value="-29" calcext:value-type="float">
            <text:p>-29</text:p>
          </table:table-cell>
          <table:table-cell table:formula="of:=IF([.A970]&lt;512; -128; 127)" office:value-type="float" office:value="127" calcext:value-type="float">
            <text:p>127</text:p>
          </table:table-cell>
          <table:table-cell table:formula="of:=FLOOR(-128+[.A970]/4)" office:value-type="float" office:value="113" calcext:value-type="float">
            <text:p>113</text:p>
          </table:table-cell>
          <table:table-cell table:formula="of:=-128 + FLOOR(RAND() * 256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FLOOR( 128 * SIN(RADIANS([.A971] * 360 / 1024)))" office:value-type="float" office:value="-44" calcext:value-type="float">
            <text:p>-44</text:p>
          </table:table-cell>
          <table:table-cell table:formula="of:=IF([.A971]&lt;256; FLOOR([.A971]/2); IF([.A971]&lt;768; FLOOR((511-[.A971])/2); FLOOR((-1024+[.A971])/2)))" office:value-type="float" office:value="-28" calcext:value-type="float">
            <text:p>-28</text:p>
          </table:table-cell>
          <table:table-cell table:formula="of:=IF([.A971]&lt;512; -128; 127)" office:value-type="float" office:value="127" calcext:value-type="float">
            <text:p>127</text:p>
          </table:table-cell>
          <table:table-cell table:formula="of:=FLOOR(-128+[.A971]/4)" office:value-type="float" office:value="114" calcext:value-type="float">
            <text:p>114</text:p>
          </table:table-cell>
          <table:table-cell table:formula="of:=-128 + FLOOR(RAND() * 256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FLOOR( 128 * SIN(RADIANS([.A972] * 360 / 1024)))" office:value-type="float" office:value="-43" calcext:value-type="float">
            <text:p>-43</text:p>
          </table:table-cell>
          <table:table-cell table:formula="of:=IF([.A972]&lt;256; FLOOR([.A972]/2); IF([.A972]&lt;768; FLOOR((511-[.A972])/2); FLOOR((-1024+[.A972])/2)))" office:value-type="float" office:value="-28" calcext:value-type="float">
            <text:p>-28</text:p>
          </table:table-cell>
          <table:table-cell table:formula="of:=IF([.A972]&lt;512; -128; 127)" office:value-type="float" office:value="127" calcext:value-type="float">
            <text:p>127</text:p>
          </table:table-cell>
          <table:table-cell table:formula="of:=FLOOR(-128+[.A972]/4)" office:value-type="float" office:value="114" calcext:value-type="float">
            <text:p>114</text:p>
          </table:table-cell>
          <table:table-cell table:formula="of:=-128 + FLOOR(RAND() * 256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FLOOR( 128 * SIN(RADIANS([.A973] * 360 / 1024)))" office:value-type="float" office:value="-42" calcext:value-type="float">
            <text:p>-42</text:p>
          </table:table-cell>
          <table:table-cell table:formula="of:=IF([.A973]&lt;256; FLOOR([.A973]/2); IF([.A973]&lt;768; FLOOR((511-[.A973])/2); FLOOR((-1024+[.A973])/2)))" office:value-type="float" office:value="-27" calcext:value-type="float">
            <text:p>-27</text:p>
          </table:table-cell>
          <table:table-cell table:formula="of:=IF([.A973]&lt;512; -128; 127)" office:value-type="float" office:value="127" calcext:value-type="float">
            <text:p>127</text:p>
          </table:table-cell>
          <table:table-cell table:formula="of:=FLOOR(-128+[.A973]/4)" office:value-type="float" office:value="114" calcext:value-type="float">
            <text:p>114</text:p>
          </table:table-cell>
          <table:table-cell table:formula="of:=-128 + FLOOR(RAND() * 256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FLOOR( 128 * SIN(RADIANS([.A974] * 360 / 1024)))" office:value-type="float" office:value="-41" calcext:value-type="float">
            <text:p>-41</text:p>
          </table:table-cell>
          <table:table-cell table:formula="of:=IF([.A974]&lt;256; FLOOR([.A974]/2); IF([.A974]&lt;768; FLOOR((511-[.A974])/2); FLOOR((-1024+[.A974])/2)))" office:value-type="float" office:value="-27" calcext:value-type="float">
            <text:p>-27</text:p>
          </table:table-cell>
          <table:table-cell table:formula="of:=IF([.A974]&lt;512; -128; 127)" office:value-type="float" office:value="127" calcext:value-type="float">
            <text:p>127</text:p>
          </table:table-cell>
          <table:table-cell table:formula="of:=FLOOR(-128+[.A974]/4)" office:value-type="float" office:value="114" calcext:value-type="float">
            <text:p>114</text:p>
          </table:table-cell>
          <table:table-cell table:formula="of:=-128 + FLOOR(RAND() * 256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FLOOR( 128 * SIN(RADIANS([.A975] * 360 / 1024)))" office:value-type="float" office:value="-41" calcext:value-type="float">
            <text:p>-41</text:p>
          </table:table-cell>
          <table:table-cell table:formula="of:=IF([.A975]&lt;256; FLOOR([.A975]/2); IF([.A975]&lt;768; FLOOR((511-[.A975])/2); FLOOR((-1024+[.A975])/2)))" office:value-type="float" office:value="-26" calcext:value-type="float">
            <text:p>-26</text:p>
          </table:table-cell>
          <table:table-cell table:formula="of:=IF([.A975]&lt;512; -128; 127)" office:value-type="float" office:value="127" calcext:value-type="float">
            <text:p>127</text:p>
          </table:table-cell>
          <table:table-cell table:formula="of:=FLOOR(-128+[.A975]/4)" office:value-type="float" office:value="115" calcext:value-type="float">
            <text:p>115</text:p>
          </table:table-cell>
          <table:table-cell table:formula="of:=-128 + FLOOR(RAND() * 256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FLOOR( 128 * SIN(RADIANS([.A976] * 360 / 1024)))" office:value-type="float" office:value="-40" calcext:value-type="float">
            <text:p>-40</text:p>
          </table:table-cell>
          <table:table-cell table:formula="of:=IF([.A976]&lt;256; FLOOR([.A976]/2); IF([.A976]&lt;768; FLOOR((511-[.A976])/2); FLOOR((-1024+[.A976])/2)))" office:value-type="float" office:value="-26" calcext:value-type="float">
            <text:p>-26</text:p>
          </table:table-cell>
          <table:table-cell table:formula="of:=IF([.A976]&lt;512; -128; 127)" office:value-type="float" office:value="127" calcext:value-type="float">
            <text:p>127</text:p>
          </table:table-cell>
          <table:table-cell table:formula="of:=FLOOR(-128+[.A976]/4)" office:value-type="float" office:value="115" calcext:value-type="float">
            <text:p>115</text:p>
          </table:table-cell>
          <table:table-cell table:formula="of:=-128 + FLOOR(RAND() * 256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FLOOR( 128 * SIN(RADIANS([.A977] * 360 / 1024)))" office:value-type="float" office:value="-39" calcext:value-type="float">
            <text:p>-39</text:p>
          </table:table-cell>
          <table:table-cell table:formula="of:=IF([.A977]&lt;256; FLOOR([.A977]/2); IF([.A977]&lt;768; FLOOR((511-[.A977])/2); FLOOR((-1024+[.A977])/2)))" office:value-type="float" office:value="-25" calcext:value-type="float">
            <text:p>-25</text:p>
          </table:table-cell>
          <table:table-cell table:formula="of:=IF([.A977]&lt;512; -128; 127)" office:value-type="float" office:value="127" calcext:value-type="float">
            <text:p>127</text:p>
          </table:table-cell>
          <table:table-cell table:formula="of:=FLOOR(-128+[.A977]/4)" office:value-type="float" office:value="115" calcext:value-type="float">
            <text:p>115</text:p>
          </table:table-cell>
          <table:table-cell table:formula="of:=-128 + FLOOR(RAND() * 256)"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FLOOR( 128 * SIN(RADIANS([.A978] * 360 / 1024)))" office:value-type="float" office:value="-38" calcext:value-type="float">
            <text:p>-38</text:p>
          </table:table-cell>
          <table:table-cell table:formula="of:=IF([.A978]&lt;256; FLOOR([.A978]/2); IF([.A978]&lt;768; FLOOR((511-[.A978])/2); FLOOR((-1024+[.A978])/2)))" office:value-type="float" office:value="-25" calcext:value-type="float">
            <text:p>-25</text:p>
          </table:table-cell>
          <table:table-cell table:formula="of:=IF([.A978]&lt;512; -128; 127)" office:value-type="float" office:value="127" calcext:value-type="float">
            <text:p>127</text:p>
          </table:table-cell>
          <table:table-cell table:formula="of:=FLOOR(-128+[.A978]/4)" office:value-type="float" office:value="115" calcext:value-type="float">
            <text:p>115</text:p>
          </table:table-cell>
          <table:table-cell table:formula="of:=-128 + FLOOR(RAND() * 256)"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FLOOR( 128 * SIN(RADIANS([.A979] * 360 / 1024)))" office:value-type="float" office:value="-38" calcext:value-type="float">
            <text:p>-38</text:p>
          </table:table-cell>
          <table:table-cell table:formula="of:=IF([.A979]&lt;256; FLOOR([.A979]/2); IF([.A979]&lt;768; FLOOR((511-[.A979])/2); FLOOR((-1024+[.A979])/2)))" office:value-type="float" office:value="-24" calcext:value-type="float">
            <text:p>-24</text:p>
          </table:table-cell>
          <table:table-cell table:formula="of:=IF([.A979]&lt;512; -128; 127)" office:value-type="float" office:value="127" calcext:value-type="float">
            <text:p>127</text:p>
          </table:table-cell>
          <table:table-cell table:formula="of:=FLOOR(-128+[.A979]/4)" office:value-type="float" office:value="116" calcext:value-type="float">
            <text:p>116</text:p>
          </table:table-cell>
          <table:table-cell table:formula="of:=-128 + FLOOR(RAND() * 256)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FLOOR( 128 * SIN(RADIANS([.A980] * 360 / 1024)))" office:value-type="float" office:value="-37" calcext:value-type="float">
            <text:p>-37</text:p>
          </table:table-cell>
          <table:table-cell table:formula="of:=IF([.A980]&lt;256; FLOOR([.A980]/2); IF([.A980]&lt;768; FLOOR((511-[.A980])/2); FLOOR((-1024+[.A980])/2)))" office:value-type="float" office:value="-24" calcext:value-type="float">
            <text:p>-24</text:p>
          </table:table-cell>
          <table:table-cell table:formula="of:=IF([.A980]&lt;512; -128; 127)" office:value-type="float" office:value="127" calcext:value-type="float">
            <text:p>127</text:p>
          </table:table-cell>
          <table:table-cell table:formula="of:=FLOOR(-128+[.A980]/4)" office:value-type="float" office:value="116" calcext:value-type="float">
            <text:p>116</text:p>
          </table:table-cell>
          <table:table-cell table:formula="of:=-128 + FLOOR(RAND() * 256)"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FLOOR( 128 * SIN(RADIANS([.A981] * 360 / 1024)))" office:value-type="float" office:value="-36" calcext:value-type="float">
            <text:p>-36</text:p>
          </table:table-cell>
          <table:table-cell table:formula="of:=IF([.A981]&lt;256; FLOOR([.A981]/2); IF([.A981]&lt;768; FLOOR((511-[.A981])/2); FLOOR((-1024+[.A981])/2)))" office:value-type="float" office:value="-23" calcext:value-type="float">
            <text:p>-23</text:p>
          </table:table-cell>
          <table:table-cell table:formula="of:=IF([.A981]&lt;512; -128; 127)" office:value-type="float" office:value="127" calcext:value-type="float">
            <text:p>127</text:p>
          </table:table-cell>
          <table:table-cell table:formula="of:=FLOOR(-128+[.A981]/4)" office:value-type="float" office:value="116" calcext:value-type="float">
            <text:p>116</text:p>
          </table:table-cell>
          <table:table-cell table:formula="of:=-128 + FLOOR(RAND() * 256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FLOOR( 128 * SIN(RADIANS([.A982] * 360 / 1024)))" office:value-type="float" office:value="-35" calcext:value-type="float">
            <text:p>-35</text:p>
          </table:table-cell>
          <table:table-cell table:formula="of:=IF([.A982]&lt;256; FLOOR([.A982]/2); IF([.A982]&lt;768; FLOOR((511-[.A982])/2); FLOOR((-1024+[.A982])/2)))" office:value-type="float" office:value="-23" calcext:value-type="float">
            <text:p>-23</text:p>
          </table:table-cell>
          <table:table-cell table:formula="of:=IF([.A982]&lt;512; -128; 127)" office:value-type="float" office:value="127" calcext:value-type="float">
            <text:p>127</text:p>
          </table:table-cell>
          <table:table-cell table:formula="of:=FLOOR(-128+[.A982]/4)" office:value-type="float" office:value="116" calcext:value-type="float">
            <text:p>116</text:p>
          </table:table-cell>
          <table:table-cell table:formula="of:=-128 + FLOOR(RAND() * 256)"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FLOOR( 128 * SIN(RADIANS([.A983] * 360 / 1024)))" office:value-type="float" office:value="-35" calcext:value-type="float">
            <text:p>-35</text:p>
          </table:table-cell>
          <table:table-cell table:formula="of:=IF([.A983]&lt;256; FLOOR([.A983]/2); IF([.A983]&lt;768; FLOOR((511-[.A983])/2); FLOOR((-1024+[.A983])/2)))" office:value-type="float" office:value="-22" calcext:value-type="float">
            <text:p>-22</text:p>
          </table:table-cell>
          <table:table-cell table:formula="of:=IF([.A983]&lt;512; -128; 127)" office:value-type="float" office:value="127" calcext:value-type="float">
            <text:p>127</text:p>
          </table:table-cell>
          <table:table-cell table:formula="of:=FLOOR(-128+[.A983]/4)" office:value-type="float" office:value="117" calcext:value-type="float">
            <text:p>117</text:p>
          </table:table-cell>
          <table:table-cell table:formula="of:=-128 + FLOOR(RAND() * 256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FLOOR( 128 * SIN(RADIANS([.A984] * 360 / 1024)))" office:value-type="float" office:value="-34" calcext:value-type="float">
            <text:p>-34</text:p>
          </table:table-cell>
          <table:table-cell table:formula="of:=IF([.A984]&lt;256; FLOOR([.A984]/2); IF([.A984]&lt;768; FLOOR((511-[.A984])/2); FLOOR((-1024+[.A984])/2)))" office:value-type="float" office:value="-22" calcext:value-type="float">
            <text:p>-22</text:p>
          </table:table-cell>
          <table:table-cell table:formula="of:=IF([.A984]&lt;512; -128; 127)" office:value-type="float" office:value="127" calcext:value-type="float">
            <text:p>127</text:p>
          </table:table-cell>
          <table:table-cell table:formula="of:=FLOOR(-128+[.A984]/4)" office:value-type="float" office:value="117" calcext:value-type="float">
            <text:p>117</text:p>
          </table:table-cell>
          <table:table-cell table:formula="of:=-128 + FLOOR(RAND() * 256)"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FLOOR( 128 * SIN(RADIANS([.A985] * 360 / 1024)))" office:value-type="float" office:value="-33" calcext:value-type="float">
            <text:p>-33</text:p>
          </table:table-cell>
          <table:table-cell table:formula="of:=IF([.A985]&lt;256; FLOOR([.A985]/2); IF([.A985]&lt;768; FLOOR((511-[.A985])/2); FLOOR((-1024+[.A985])/2)))" office:value-type="float" office:value="-21" calcext:value-type="float">
            <text:p>-21</text:p>
          </table:table-cell>
          <table:table-cell table:formula="of:=IF([.A985]&lt;512; -128; 127)" office:value-type="float" office:value="127" calcext:value-type="float">
            <text:p>127</text:p>
          </table:table-cell>
          <table:table-cell table:formula="of:=FLOOR(-128+[.A985]/4)" office:value-type="float" office:value="117" calcext:value-type="float">
            <text:p>117</text:p>
          </table:table-cell>
          <table:table-cell table:formula="of:=-128 + FLOOR(RAND() * 256)"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FLOOR( 128 * SIN(RADIANS([.A986] * 360 / 1024)))" office:value-type="float" office:value="-32" calcext:value-type="float">
            <text:p>-32</text:p>
          </table:table-cell>
          <table:table-cell table:formula="of:=IF([.A986]&lt;256; FLOOR([.A986]/2); IF([.A986]&lt;768; FLOOR((511-[.A986])/2); FLOOR((-1024+[.A986])/2)))" office:value-type="float" office:value="-21" calcext:value-type="float">
            <text:p>-21</text:p>
          </table:table-cell>
          <table:table-cell table:formula="of:=IF([.A986]&lt;512; -128; 127)" office:value-type="float" office:value="127" calcext:value-type="float">
            <text:p>127</text:p>
          </table:table-cell>
          <table:table-cell table:formula="of:=FLOOR(-128+[.A986]/4)" office:value-type="float" office:value="117" calcext:value-type="float">
            <text:p>117</text:p>
          </table:table-cell>
          <table:table-cell table:formula="of:=-128 + FLOOR(RAND() * 256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FLOOR( 128 * SIN(RADIANS([.A987] * 360 / 1024)))" office:value-type="float" office:value="-32" calcext:value-type="float">
            <text:p>-32</text:p>
          </table:table-cell>
          <table:table-cell table:formula="of:=IF([.A987]&lt;256; FLOOR([.A987]/2); IF([.A987]&lt;768; FLOOR((511-[.A987])/2); FLOOR((-1024+[.A987])/2)))" office:value-type="float" office:value="-20" calcext:value-type="float">
            <text:p>-20</text:p>
          </table:table-cell>
          <table:table-cell table:formula="of:=IF([.A987]&lt;512; -128; 127)" office:value-type="float" office:value="127" calcext:value-type="float">
            <text:p>127</text:p>
          </table:table-cell>
          <table:table-cell table:formula="of:=FLOOR(-128+[.A987]/4)" office:value-type="float" office:value="118" calcext:value-type="float">
            <text:p>118</text:p>
          </table:table-cell>
          <table:table-cell table:formula="of:=-128 + FLOOR(RAND() * 256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FLOOR( 128 * SIN(RADIANS([.A988] * 360 / 1024)))" office:value-type="float" office:value="-31" calcext:value-type="float">
            <text:p>-31</text:p>
          </table:table-cell>
          <table:table-cell table:formula="of:=IF([.A988]&lt;256; FLOOR([.A988]/2); IF([.A988]&lt;768; FLOOR((511-[.A988])/2); FLOOR((-1024+[.A988])/2)))" office:value-type="float" office:value="-20" calcext:value-type="float">
            <text:p>-20</text:p>
          </table:table-cell>
          <table:table-cell table:formula="of:=IF([.A988]&lt;512; -128; 127)" office:value-type="float" office:value="127" calcext:value-type="float">
            <text:p>127</text:p>
          </table:table-cell>
          <table:table-cell table:formula="of:=FLOOR(-128+[.A988]/4)" office:value-type="float" office:value="118" calcext:value-type="float">
            <text:p>118</text:p>
          </table:table-cell>
          <table:table-cell table:formula="of:=-128 + FLOOR(RAND() * 256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FLOOR( 128 * SIN(RADIANS([.A989] * 360 / 1024)))" office:value-type="float" office:value="-30" calcext:value-type="float">
            <text:p>-30</text:p>
          </table:table-cell>
          <table:table-cell table:formula="of:=IF([.A989]&lt;256; FLOOR([.A989]/2); IF([.A989]&lt;768; FLOOR((511-[.A989])/2); FLOOR((-1024+[.A989])/2)))" office:value-type="float" office:value="-19" calcext:value-type="float">
            <text:p>-19</text:p>
          </table:table-cell>
          <table:table-cell table:formula="of:=IF([.A989]&lt;512; -128; 127)" office:value-type="float" office:value="127" calcext:value-type="float">
            <text:p>127</text:p>
          </table:table-cell>
          <table:table-cell table:formula="of:=FLOOR(-128+[.A989]/4)" office:value-type="float" office:value="118" calcext:value-type="float">
            <text:p>118</text:p>
          </table:table-cell>
          <table:table-cell table:formula="of:=-128 + FLOOR(RAND() * 256)"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FLOOR( 128 * SIN(RADIANS([.A990] * 360 / 1024)))" office:value-type="float" office:value="-29" calcext:value-type="float">
            <text:p>-29</text:p>
          </table:table-cell>
          <table:table-cell table:formula="of:=IF([.A990]&lt;256; FLOOR([.A990]/2); IF([.A990]&lt;768; FLOOR((511-[.A990])/2); FLOOR((-1024+[.A990])/2)))" office:value-type="float" office:value="-19" calcext:value-type="float">
            <text:p>-19</text:p>
          </table:table-cell>
          <table:table-cell table:formula="of:=IF([.A990]&lt;512; -128; 127)" office:value-type="float" office:value="127" calcext:value-type="float">
            <text:p>127</text:p>
          </table:table-cell>
          <table:table-cell table:formula="of:=FLOOR(-128+[.A990]/4)" office:value-type="float" office:value="118" calcext:value-type="float">
            <text:p>118</text:p>
          </table:table-cell>
          <table:table-cell table:formula="of:=-128 + FLOOR(RAND() * 256)"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FLOOR( 128 * SIN(RADIANS([.A991] * 360 / 1024)))" office:value-type="float" office:value="-29" calcext:value-type="float">
            <text:p>-29</text:p>
          </table:table-cell>
          <table:table-cell table:formula="of:=IF([.A991]&lt;256; FLOOR([.A991]/2); IF([.A991]&lt;768; FLOOR((511-[.A991])/2); FLOOR((-1024+[.A991])/2)))" office:value-type="float" office:value="-18" calcext:value-type="float">
            <text:p>-18</text:p>
          </table:table-cell>
          <table:table-cell table:formula="of:=IF([.A991]&lt;512; -128; 127)" office:value-type="float" office:value="127" calcext:value-type="float">
            <text:p>127</text:p>
          </table:table-cell>
          <table:table-cell table:formula="of:=FLOOR(-128+[.A991]/4)" office:value-type="float" office:value="119" calcext:value-type="float">
            <text:p>119</text:p>
          </table:table-cell>
          <table:table-cell table:formula="of:=-128 + FLOOR(RAND() * 256)"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FLOOR( 128 * SIN(RADIANS([.A992] * 360 / 1024)))" office:value-type="float" office:value="-28" calcext:value-type="float">
            <text:p>-28</text:p>
          </table:table-cell>
          <table:table-cell table:formula="of:=IF([.A992]&lt;256; FLOOR([.A992]/2); IF([.A992]&lt;768; FLOOR((511-[.A992])/2); FLOOR((-1024+[.A992])/2)))" office:value-type="float" office:value="-18" calcext:value-type="float">
            <text:p>-18</text:p>
          </table:table-cell>
          <table:table-cell table:formula="of:=IF([.A992]&lt;512; -128; 127)" office:value-type="float" office:value="127" calcext:value-type="float">
            <text:p>127</text:p>
          </table:table-cell>
          <table:table-cell table:formula="of:=FLOOR(-128+[.A992]/4)" office:value-type="float" office:value="119" calcext:value-type="float">
            <text:p>119</text:p>
          </table:table-cell>
          <table:table-cell table:formula="of:=-128 + FLOOR(RAND() * 256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FLOOR( 128 * SIN(RADIANS([.A993] * 360 / 1024)))" office:value-type="float" office:value="-27" calcext:value-type="float">
            <text:p>-27</text:p>
          </table:table-cell>
          <table:table-cell table:formula="of:=IF([.A993]&lt;256; FLOOR([.A993]/2); IF([.A993]&lt;768; FLOOR((511-[.A993])/2); FLOOR((-1024+[.A993])/2)))" office:value-type="float" office:value="-17" calcext:value-type="float">
            <text:p>-17</text:p>
          </table:table-cell>
          <table:table-cell table:formula="of:=IF([.A993]&lt;512; -128; 127)" office:value-type="float" office:value="127" calcext:value-type="float">
            <text:p>127</text:p>
          </table:table-cell>
          <table:table-cell table:formula="of:=FLOOR(-128+[.A993]/4)" office:value-type="float" office:value="119" calcext:value-type="float">
            <text:p>119</text:p>
          </table:table-cell>
          <table:table-cell table:formula="of:=-128 + FLOOR(RAND() * 256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FLOOR( 128 * SIN(RADIANS([.A994] * 360 / 1024)))" office:value-type="float" office:value="-26" calcext:value-type="float">
            <text:p>-26</text:p>
          </table:table-cell>
          <table:table-cell table:formula="of:=IF([.A994]&lt;256; FLOOR([.A994]/2); IF([.A994]&lt;768; FLOOR((511-[.A994])/2); FLOOR((-1024+[.A994])/2)))" office:value-type="float" office:value="-17" calcext:value-type="float">
            <text:p>-17</text:p>
          </table:table-cell>
          <table:table-cell table:formula="of:=IF([.A994]&lt;512; -128; 127)" office:value-type="float" office:value="127" calcext:value-type="float">
            <text:p>127</text:p>
          </table:table-cell>
          <table:table-cell table:formula="of:=FLOOR(-128+[.A994]/4)" office:value-type="float" office:value="119" calcext:value-type="float">
            <text:p>119</text:p>
          </table:table-cell>
          <table:table-cell table:formula="of:=-128 + FLOOR(RAND() * 256)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FLOOR( 128 * SIN(RADIANS([.A995] * 360 / 1024)))" office:value-type="float" office:value="-25" calcext:value-type="float">
            <text:p>-25</text:p>
          </table:table-cell>
          <table:table-cell table:formula="of:=IF([.A995]&lt;256; FLOOR([.A995]/2); IF([.A995]&lt;768; FLOOR((511-[.A995])/2); FLOOR((-1024+[.A995])/2)))" office:value-type="float" office:value="-16" calcext:value-type="float">
            <text:p>-16</text:p>
          </table:table-cell>
          <table:table-cell table:formula="of:=IF([.A995]&lt;512; -128; 127)" office:value-type="float" office:value="127" calcext:value-type="float">
            <text:p>127</text:p>
          </table:table-cell>
          <table:table-cell table:formula="of:=FLOOR(-128+[.A995]/4)" office:value-type="float" office:value="120" calcext:value-type="float">
            <text:p>120</text:p>
          </table:table-cell>
          <table:table-cell table:formula="of:=-128 + FLOOR(RAND() * 256)"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FLOOR( 128 * SIN(RADIANS([.A996] * 360 / 1024)))" office:value-type="float" office:value="-25" calcext:value-type="float">
            <text:p>-25</text:p>
          </table:table-cell>
          <table:table-cell table:formula="of:=IF([.A996]&lt;256; FLOOR([.A996]/2); IF([.A996]&lt;768; FLOOR((511-[.A996])/2); FLOOR((-1024+[.A996])/2)))" office:value-type="float" office:value="-16" calcext:value-type="float">
            <text:p>-16</text:p>
          </table:table-cell>
          <table:table-cell table:formula="of:=IF([.A996]&lt;512; -128; 127)" office:value-type="float" office:value="127" calcext:value-type="float">
            <text:p>127</text:p>
          </table:table-cell>
          <table:table-cell table:formula="of:=FLOOR(-128+[.A996]/4)" office:value-type="float" office:value="120" calcext:value-type="float">
            <text:p>120</text:p>
          </table:table-cell>
          <table:table-cell table:formula="of:=-128 + FLOOR(RAND() * 256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FLOOR( 128 * SIN(RADIANS([.A997] * 360 / 1024)))" office:value-type="float" office:value="-24" calcext:value-type="float">
            <text:p>-24</text:p>
          </table:table-cell>
          <table:table-cell table:formula="of:=IF([.A997]&lt;256; FLOOR([.A997]/2); IF([.A997]&lt;768; FLOOR((511-[.A997])/2); FLOOR((-1024+[.A997])/2)))" office:value-type="float" office:value="-15" calcext:value-type="float">
            <text:p>-15</text:p>
          </table:table-cell>
          <table:table-cell table:formula="of:=IF([.A997]&lt;512; -128; 127)" office:value-type="float" office:value="127" calcext:value-type="float">
            <text:p>127</text:p>
          </table:table-cell>
          <table:table-cell table:formula="of:=FLOOR(-128+[.A997]/4)" office:value-type="float" office:value="120" calcext:value-type="float">
            <text:p>120</text:p>
          </table:table-cell>
          <table:table-cell table:formula="of:=-128 + FLOOR(RAND() * 256)"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FLOOR( 128 * SIN(RADIANS([.A998] * 360 / 1024)))" office:value-type="float" office:value="-23" calcext:value-type="float">
            <text:p>-23</text:p>
          </table:table-cell>
          <table:table-cell table:formula="of:=IF([.A998]&lt;256; FLOOR([.A998]/2); IF([.A998]&lt;768; FLOOR((511-[.A998])/2); FLOOR((-1024+[.A998])/2)))" office:value-type="float" office:value="-15" calcext:value-type="float">
            <text:p>-15</text:p>
          </table:table-cell>
          <table:table-cell table:formula="of:=IF([.A998]&lt;512; -128; 127)" office:value-type="float" office:value="127" calcext:value-type="float">
            <text:p>127</text:p>
          </table:table-cell>
          <table:table-cell table:formula="of:=FLOOR(-128+[.A998]/4)" office:value-type="float" office:value="120" calcext:value-type="float">
            <text:p>120</text:p>
          </table:table-cell>
          <table:table-cell table:formula="of:=-128 + FLOOR(RAND() * 256)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FLOOR( 128 * SIN(RADIANS([.A999] * 360 / 1024)))" office:value-type="float" office:value="-22" calcext:value-type="float">
            <text:p>-22</text:p>
          </table:table-cell>
          <table:table-cell table:formula="of:=IF([.A999]&lt;256; FLOOR([.A999]/2); IF([.A999]&lt;768; FLOOR((511-[.A999])/2); FLOOR((-1024+[.A999])/2)))" office:value-type="float" office:value="-14" calcext:value-type="float">
            <text:p>-14</text:p>
          </table:table-cell>
          <table:table-cell table:formula="of:=IF([.A999]&lt;512; -128; 127)" office:value-type="float" office:value="127" calcext:value-type="float">
            <text:p>127</text:p>
          </table:table-cell>
          <table:table-cell table:formula="of:=FLOOR(-128+[.A999]/4)" office:value-type="float" office:value="121" calcext:value-type="float">
            <text:p>121</text:p>
          </table:table-cell>
          <table:table-cell table:formula="of:=-128 + FLOOR(RAND() * 256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FLOOR( 128 * SIN(RADIANS([.A1000] * 360 / 1024)))" office:value-type="float" office:value="-22" calcext:value-type="float">
            <text:p>-22</text:p>
          </table:table-cell>
          <table:table-cell table:formula="of:=IF([.A1000]&lt;256; FLOOR([.A1000]/2); IF([.A1000]&lt;768; FLOOR((511-[.A1000])/2); FLOOR((-1024+[.A1000])/2)))" office:value-type="float" office:value="-14" calcext:value-type="float">
            <text:p>-14</text:p>
          </table:table-cell>
          <table:table-cell table:formula="of:=IF([.A1000]&lt;512; -128; 127)" office:value-type="float" office:value="127" calcext:value-type="float">
            <text:p>127</text:p>
          </table:table-cell>
          <table:table-cell table:formula="of:=FLOOR(-128+[.A1000]/4)" office:value-type="float" office:value="121" calcext:value-type="float">
            <text:p>121</text:p>
          </table:table-cell>
          <table:table-cell table:formula="of:=-128 + FLOOR(RAND() * 256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FLOOR( 128 * SIN(RADIANS([.A1001] * 360 / 1024)))" office:value-type="float" office:value="-21" calcext:value-type="float">
            <text:p>-21</text:p>
          </table:table-cell>
          <table:table-cell table:formula="of:=IF([.A1001]&lt;256; FLOOR([.A1001]/2); IF([.A1001]&lt;768; FLOOR((511-[.A1001])/2); FLOOR((-1024+[.A1001])/2)))" office:value-type="float" office:value="-13" calcext:value-type="float">
            <text:p>-13</text:p>
          </table:table-cell>
          <table:table-cell table:formula="of:=IF([.A1001]&lt;512; -128; 127)" office:value-type="float" office:value="127" calcext:value-type="float">
            <text:p>127</text:p>
          </table:table-cell>
          <table:table-cell table:formula="of:=FLOOR(-128+[.A1001]/4)" office:value-type="float" office:value="121" calcext:value-type="float">
            <text:p>121</text:p>
          </table:table-cell>
          <table:table-cell table:formula="of:=-128 + FLOOR(RAND() * 256)"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FLOOR( 128 * SIN(RADIANS([.A1002] * 360 / 1024)))" office:value-type="float" office:value="-20" calcext:value-type="float">
            <text:p>-20</text:p>
          </table:table-cell>
          <table:table-cell table:formula="of:=IF([.A1002]&lt;256; FLOOR([.A1002]/2); IF([.A1002]&lt;768; FLOOR((511-[.A1002])/2); FLOOR((-1024+[.A1002])/2)))" office:value-type="float" office:value="-13" calcext:value-type="float">
            <text:p>-13</text:p>
          </table:table-cell>
          <table:table-cell table:formula="of:=IF([.A1002]&lt;512; -128; 127)" office:value-type="float" office:value="127" calcext:value-type="float">
            <text:p>127</text:p>
          </table:table-cell>
          <table:table-cell table:formula="of:=FLOOR(-128+[.A1002]/4)" office:value-type="float" office:value="121" calcext:value-type="float">
            <text:p>121</text:p>
          </table:table-cell>
          <table:table-cell table:formula="of:=-128 + FLOOR(RAND() * 256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FLOOR( 128 * SIN(RADIANS([.A1003] * 360 / 1024)))" office:value-type="float" office:value="-19" calcext:value-type="float">
            <text:p>-19</text:p>
          </table:table-cell>
          <table:table-cell table:formula="of:=IF([.A1003]&lt;256; FLOOR([.A1003]/2); IF([.A1003]&lt;768; FLOOR((511-[.A1003])/2); FLOOR((-1024+[.A1003])/2)))" office:value-type="float" office:value="-12" calcext:value-type="float">
            <text:p>-12</text:p>
          </table:table-cell>
          <table:table-cell table:formula="of:=IF([.A1003]&lt;512; -128; 127)" office:value-type="float" office:value="127" calcext:value-type="float">
            <text:p>127</text:p>
          </table:table-cell>
          <table:table-cell table:formula="of:=FLOOR(-128+[.A1003]/4)" office:value-type="float" office:value="122" calcext:value-type="float">
            <text:p>122</text:p>
          </table:table-cell>
          <table:table-cell table:formula="of:=-128 + FLOOR(RAND() * 256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FLOOR( 128 * SIN(RADIANS([.A1004] * 360 / 1024)))" office:value-type="float" office:value="-19" calcext:value-type="float">
            <text:p>-19</text:p>
          </table:table-cell>
          <table:table-cell table:formula="of:=IF([.A1004]&lt;256; FLOOR([.A1004]/2); IF([.A1004]&lt;768; FLOOR((511-[.A1004])/2); FLOOR((-1024+[.A1004])/2)))" office:value-type="float" office:value="-12" calcext:value-type="float">
            <text:p>-12</text:p>
          </table:table-cell>
          <table:table-cell table:formula="of:=IF([.A1004]&lt;512; -128; 127)" office:value-type="float" office:value="127" calcext:value-type="float">
            <text:p>127</text:p>
          </table:table-cell>
          <table:table-cell table:formula="of:=FLOOR(-128+[.A1004]/4)" office:value-type="float" office:value="122" calcext:value-type="float">
            <text:p>122</text:p>
          </table:table-cell>
          <table:table-cell table:formula="of:=-128 + FLOOR(RAND() * 256)"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FLOOR( 128 * SIN(RADIANS([.A1005] * 360 / 1024)))" office:value-type="float" office:value="-18" calcext:value-type="float">
            <text:p>-18</text:p>
          </table:table-cell>
          <table:table-cell table:formula="of:=IF([.A1005]&lt;256; FLOOR([.A1005]/2); IF([.A1005]&lt;768; FLOOR((511-[.A1005])/2); FLOOR((-1024+[.A1005])/2)))" office:value-type="float" office:value="-11" calcext:value-type="float">
            <text:p>-11</text:p>
          </table:table-cell>
          <table:table-cell table:formula="of:=IF([.A1005]&lt;512; -128; 127)" office:value-type="float" office:value="127" calcext:value-type="float">
            <text:p>127</text:p>
          </table:table-cell>
          <table:table-cell table:formula="of:=FLOOR(-128+[.A1005]/4)" office:value-type="float" office:value="122" calcext:value-type="float">
            <text:p>122</text:p>
          </table:table-cell>
          <table:table-cell table:formula="of:=-128 + FLOOR(RAND() * 256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FLOOR( 128 * SIN(RADIANS([.A1006] * 360 / 1024)))" office:value-type="float" office:value="-17" calcext:value-type="float">
            <text:p>-17</text:p>
          </table:table-cell>
          <table:table-cell table:formula="of:=IF([.A1006]&lt;256; FLOOR([.A1006]/2); IF([.A1006]&lt;768; FLOOR((511-[.A1006])/2); FLOOR((-1024+[.A1006])/2)))" office:value-type="float" office:value="-11" calcext:value-type="float">
            <text:p>-11</text:p>
          </table:table-cell>
          <table:table-cell table:formula="of:=IF([.A1006]&lt;512; -128; 127)" office:value-type="float" office:value="127" calcext:value-type="float">
            <text:p>127</text:p>
          </table:table-cell>
          <table:table-cell table:formula="of:=FLOOR(-128+[.A1006]/4)" office:value-type="float" office:value="122" calcext:value-type="float">
            <text:p>122</text:p>
          </table:table-cell>
          <table:table-cell table:formula="of:=-128 + FLOOR(RAND() * 256)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FLOOR( 128 * SIN(RADIANS([.A1007] * 360 / 1024)))" office:value-type="float" office:value="-16" calcext:value-type="float">
            <text:p>-16</text:p>
          </table:table-cell>
          <table:table-cell table:formula="of:=IF([.A1007]&lt;256; FLOOR([.A1007]/2); IF([.A1007]&lt;768; FLOOR((511-[.A1007])/2); FLOOR((-1024+[.A1007])/2)))" office:value-type="float" office:value="-10" calcext:value-type="float">
            <text:p>-10</text:p>
          </table:table-cell>
          <table:table-cell table:formula="of:=IF([.A1007]&lt;512; -128; 127)" office:value-type="float" office:value="127" calcext:value-type="float">
            <text:p>127</text:p>
          </table:table-cell>
          <table:table-cell table:formula="of:=FLOOR(-128+[.A1007]/4)" office:value-type="float" office:value="123" calcext:value-type="float">
            <text:p>123</text:p>
          </table:table-cell>
          <table:table-cell table:formula="of:=-128 + FLOOR(RAND() * 256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FLOOR( 128 * SIN(RADIANS([.A1008] * 360 / 1024)))" office:value-type="float" office:value="-15" calcext:value-type="float">
            <text:p>-15</text:p>
          </table:table-cell>
          <table:table-cell table:formula="of:=IF([.A1008]&lt;256; FLOOR([.A1008]/2); IF([.A1008]&lt;768; FLOOR((511-[.A1008])/2); FLOOR((-1024+[.A1008])/2)))" office:value-type="float" office:value="-10" calcext:value-type="float">
            <text:p>-10</text:p>
          </table:table-cell>
          <table:table-cell table:formula="of:=IF([.A1008]&lt;512; -128; 127)" office:value-type="float" office:value="127" calcext:value-type="float">
            <text:p>127</text:p>
          </table:table-cell>
          <table:table-cell table:formula="of:=FLOOR(-128+[.A1008]/4)" office:value-type="float" office:value="123" calcext:value-type="float">
            <text:p>123</text:p>
          </table:table-cell>
          <table:table-cell table:formula="of:=-128 + FLOOR(RAND() * 256)"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FLOOR( 128 * SIN(RADIANS([.A1009] * 360 / 1024)))" office:value-type="float" office:value="-15" calcext:value-type="float">
            <text:p>-15</text:p>
          </table:table-cell>
          <table:table-cell table:formula="of:=IF([.A1009]&lt;256; FLOOR([.A1009]/2); IF([.A1009]&lt;768; FLOOR((511-[.A1009])/2); FLOOR((-1024+[.A1009])/2)))" office:value-type="float" office:value="-9" calcext:value-type="float">
            <text:p>-9</text:p>
          </table:table-cell>
          <table:table-cell table:formula="of:=IF([.A1009]&lt;512; -128; 127)" office:value-type="float" office:value="127" calcext:value-type="float">
            <text:p>127</text:p>
          </table:table-cell>
          <table:table-cell table:formula="of:=FLOOR(-128+[.A1009]/4)" office:value-type="float" office:value="123" calcext:value-type="float">
            <text:p>123</text:p>
          </table:table-cell>
          <table:table-cell table:formula="of:=-128 + FLOOR(RAND() * 256)"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FLOOR( 128 * SIN(RADIANS([.A1010] * 360 / 1024)))" office:value-type="float" office:value="-14" calcext:value-type="float">
            <text:p>-14</text:p>
          </table:table-cell>
          <table:table-cell table:formula="of:=IF([.A1010]&lt;256; FLOOR([.A1010]/2); IF([.A1010]&lt;768; FLOOR((511-[.A1010])/2); FLOOR((-1024+[.A1010])/2)))" office:value-type="float" office:value="-9" calcext:value-type="float">
            <text:p>-9</text:p>
          </table:table-cell>
          <table:table-cell table:formula="of:=IF([.A1010]&lt;512; -128; 127)" office:value-type="float" office:value="127" calcext:value-type="float">
            <text:p>127</text:p>
          </table:table-cell>
          <table:table-cell table:formula="of:=FLOOR(-128+[.A1010]/4)" office:value-type="float" office:value="123" calcext:value-type="float">
            <text:p>123</text:p>
          </table:table-cell>
          <table:table-cell table:formula="of:=-128 + FLOOR(RAND() * 256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FLOOR( 128 * SIN(RADIANS([.A1011] * 360 / 1024)))" office:value-type="float" office:value="-13" calcext:value-type="float">
            <text:p>-13</text:p>
          </table:table-cell>
          <table:table-cell table:formula="of:=IF([.A1011]&lt;256; FLOOR([.A1011]/2); IF([.A1011]&lt;768; FLOOR((511-[.A1011])/2); FLOOR((-1024+[.A1011])/2)))" office:value-type="float" office:value="-8" calcext:value-type="float">
            <text:p>-8</text:p>
          </table:table-cell>
          <table:table-cell table:formula="of:=IF([.A1011]&lt;512; -128; 127)" office:value-type="float" office:value="127" calcext:value-type="float">
            <text:p>127</text:p>
          </table:table-cell>
          <table:table-cell table:formula="of:=FLOOR(-128+[.A1011]/4)" office:value-type="float" office:value="124" calcext:value-type="float">
            <text:p>124</text:p>
          </table:table-cell>
          <table:table-cell table:formula="of:=-128 + FLOOR(RAND() * 256)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FLOOR( 128 * SIN(RADIANS([.A1012] * 360 / 1024)))" office:value-type="float" office:value="-12" calcext:value-type="float">
            <text:p>-12</text:p>
          </table:table-cell>
          <table:table-cell table:formula="of:=IF([.A1012]&lt;256; FLOOR([.A1012]/2); IF([.A1012]&lt;768; FLOOR((511-[.A1012])/2); FLOOR((-1024+[.A1012])/2)))" office:value-type="float" office:value="-8" calcext:value-type="float">
            <text:p>-8</text:p>
          </table:table-cell>
          <table:table-cell table:formula="of:=IF([.A1012]&lt;512; -128; 127)" office:value-type="float" office:value="127" calcext:value-type="float">
            <text:p>127</text:p>
          </table:table-cell>
          <table:table-cell table:formula="of:=FLOOR(-128+[.A1012]/4)" office:value-type="float" office:value="124" calcext:value-type="float">
            <text:p>124</text:p>
          </table:table-cell>
          <table:table-cell table:formula="of:=-128 + FLOOR(RAND() * 256)"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FLOOR( 128 * SIN(RADIANS([.A1013] * 360 / 1024)))" office:value-type="float" office:value="-11" calcext:value-type="float">
            <text:p>-11</text:p>
          </table:table-cell>
          <table:table-cell table:formula="of:=IF([.A1013]&lt;256; FLOOR([.A1013]/2); IF([.A1013]&lt;768; FLOOR((511-[.A1013])/2); FLOOR((-1024+[.A1013])/2)))" office:value-type="float" office:value="-7" calcext:value-type="float">
            <text:p>-7</text:p>
          </table:table-cell>
          <table:table-cell table:formula="of:=IF([.A1013]&lt;512; -128; 127)" office:value-type="float" office:value="127" calcext:value-type="float">
            <text:p>127</text:p>
          </table:table-cell>
          <table:table-cell table:formula="of:=FLOOR(-128+[.A1013]/4)" office:value-type="float" office:value="124" calcext:value-type="float">
            <text:p>124</text:p>
          </table:table-cell>
          <table:table-cell table:formula="of:=-128 + FLOOR(RAND() * 256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FLOOR( 128 * SIN(RADIANS([.A1014] * 360 / 1024)))" office:value-type="float" office:value="-11" calcext:value-type="float">
            <text:p>-11</text:p>
          </table:table-cell>
          <table:table-cell table:formula="of:=IF([.A1014]&lt;256; FLOOR([.A1014]/2); IF([.A1014]&lt;768; FLOOR((511-[.A1014])/2); FLOOR((-1024+[.A1014])/2)))" office:value-type="float" office:value="-7" calcext:value-type="float">
            <text:p>-7</text:p>
          </table:table-cell>
          <table:table-cell table:formula="of:=IF([.A1014]&lt;512; -128; 127)" office:value-type="float" office:value="127" calcext:value-type="float">
            <text:p>127</text:p>
          </table:table-cell>
          <table:table-cell table:formula="of:=FLOOR(-128+[.A1014]/4)" office:value-type="float" office:value="124" calcext:value-type="float">
            <text:p>124</text:p>
          </table:table-cell>
          <table:table-cell table:formula="of:=-128 + FLOOR(RAND() * 256)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FLOOR( 128 * SIN(RADIANS([.A1015] * 360 / 1024)))" office:value-type="float" office:value="-10" calcext:value-type="float">
            <text:p>-10</text:p>
          </table:table-cell>
          <table:table-cell table:formula="of:=IF([.A1015]&lt;256; FLOOR([.A1015]/2); IF([.A1015]&lt;768; FLOOR((511-[.A1015])/2); FLOOR((-1024+[.A1015])/2)))" office:value-type="float" office:value="-6" calcext:value-type="float">
            <text:p>-6</text:p>
          </table:table-cell>
          <table:table-cell table:formula="of:=IF([.A1015]&lt;512; -128; 127)" office:value-type="float" office:value="127" calcext:value-type="float">
            <text:p>127</text:p>
          </table:table-cell>
          <table:table-cell table:formula="of:=FLOOR(-128+[.A1015]/4)" office:value-type="float" office:value="125" calcext:value-type="float">
            <text:p>125</text:p>
          </table:table-cell>
          <table:table-cell table:formula="of:=-128 + FLOOR(RAND() * 256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FLOOR( 128 * SIN(RADIANS([.A1016] * 360 / 1024)))" office:value-type="float" office:value="-9" calcext:value-type="float">
            <text:p>-9</text:p>
          </table:table-cell>
          <table:table-cell table:formula="of:=IF([.A1016]&lt;256; FLOOR([.A1016]/2); IF([.A1016]&lt;768; FLOOR((511-[.A1016])/2); FLOOR((-1024+[.A1016])/2)))" office:value-type="float" office:value="-6" calcext:value-type="float">
            <text:p>-6</text:p>
          </table:table-cell>
          <table:table-cell table:formula="of:=IF([.A1016]&lt;512; -128; 127)" office:value-type="float" office:value="127" calcext:value-type="float">
            <text:p>127</text:p>
          </table:table-cell>
          <table:table-cell table:formula="of:=FLOOR(-128+[.A1016]/4)" office:value-type="float" office:value="125" calcext:value-type="float">
            <text:p>125</text:p>
          </table:table-cell>
          <table:table-cell table:formula="of:=-128 + FLOOR(RAND() * 256)"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FLOOR( 128 * SIN(RADIANS([.A1017] * 360 / 1024)))" office:value-type="float" office:value="-8" calcext:value-type="float">
            <text:p>-8</text:p>
          </table:table-cell>
          <table:table-cell table:formula="of:=IF([.A1017]&lt;256; FLOOR([.A1017]/2); IF([.A1017]&lt;768; FLOOR((511-[.A1017])/2); FLOOR((-1024+[.A1017])/2)))" office:value-type="float" office:value="-5" calcext:value-type="float">
            <text:p>-5</text:p>
          </table:table-cell>
          <table:table-cell table:formula="of:=IF([.A1017]&lt;512; -128; 127)" office:value-type="float" office:value="127" calcext:value-type="float">
            <text:p>127</text:p>
          </table:table-cell>
          <table:table-cell table:formula="of:=FLOOR(-128+[.A1017]/4)" office:value-type="float" office:value="125" calcext:value-type="float">
            <text:p>125</text:p>
          </table:table-cell>
          <table:table-cell table:formula="of:=-128 + FLOOR(RAND() * 256)"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FLOOR( 128 * SIN(RADIANS([.A1018] * 360 / 1024)))" office:value-type="float" office:value="-8" calcext:value-type="float">
            <text:p>-8</text:p>
          </table:table-cell>
          <table:table-cell table:formula="of:=IF([.A1018]&lt;256; FLOOR([.A1018]/2); IF([.A1018]&lt;768; FLOOR((511-[.A1018])/2); FLOOR((-1024+[.A1018])/2)))" office:value-type="float" office:value="-5" calcext:value-type="float">
            <text:p>-5</text:p>
          </table:table-cell>
          <table:table-cell table:formula="of:=IF([.A1018]&lt;512; -128; 127)" office:value-type="float" office:value="127" calcext:value-type="float">
            <text:p>127</text:p>
          </table:table-cell>
          <table:table-cell table:formula="of:=FLOOR(-128+[.A1018]/4)" office:value-type="float" office:value="125" calcext:value-type="float">
            <text:p>125</text:p>
          </table:table-cell>
          <table:table-cell table:formula="of:=-128 + FLOOR(RAND() * 256)"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FLOOR( 128 * SIN(RADIANS([.A1019] * 360 / 1024)))" office:value-type="float" office:value="-7" calcext:value-type="float">
            <text:p>-7</text:p>
          </table:table-cell>
          <table:table-cell table:formula="of:=IF([.A1019]&lt;256; FLOOR([.A1019]/2); IF([.A1019]&lt;768; FLOOR((511-[.A1019])/2); FLOOR((-1024+[.A1019])/2)))" office:value-type="float" office:value="-4" calcext:value-type="float">
            <text:p>-4</text:p>
          </table:table-cell>
          <table:table-cell table:formula="of:=IF([.A1019]&lt;512; -128; 127)" office:value-type="float" office:value="127" calcext:value-type="float">
            <text:p>127</text:p>
          </table:table-cell>
          <table:table-cell table:formula="of:=FLOOR(-128+[.A1019]/4)" office:value-type="float" office:value="126" calcext:value-type="float">
            <text:p>126</text:p>
          </table:table-cell>
          <table:table-cell table:formula="of:=-128 + FLOOR(RAND() * 256)"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FLOOR( 128 * SIN(RADIANS([.A1020] * 360 / 1024)))" office:value-type="float" office:value="-6" calcext:value-type="float">
            <text:p>-6</text:p>
          </table:table-cell>
          <table:table-cell table:formula="of:=IF([.A1020]&lt;256; FLOOR([.A1020]/2); IF([.A1020]&lt;768; FLOOR((511-[.A1020])/2); FLOOR((-1024+[.A1020])/2)))" office:value-type="float" office:value="-4" calcext:value-type="float">
            <text:p>-4</text:p>
          </table:table-cell>
          <table:table-cell table:formula="of:=IF([.A1020]&lt;512; -128; 127)" office:value-type="float" office:value="127" calcext:value-type="float">
            <text:p>127</text:p>
          </table:table-cell>
          <table:table-cell table:formula="of:=FLOOR(-128+[.A1020]/4)" office:value-type="float" office:value="126" calcext:value-type="float">
            <text:p>126</text:p>
          </table:table-cell>
          <table:table-cell table:formula="of:=-128 + FLOOR(RAND() * 256)"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FLOOR( 128 * SIN(RADIANS([.A1021] * 360 / 1024)))" office:value-type="float" office:value="-5" calcext:value-type="float">
            <text:p>-5</text:p>
          </table:table-cell>
          <table:table-cell table:formula="of:=IF([.A1021]&lt;256; FLOOR([.A1021]/2); IF([.A1021]&lt;768; FLOOR((511-[.A1021])/2); FLOOR((-1024+[.A1021])/2)))" office:value-type="float" office:value="-3" calcext:value-type="float">
            <text:p>-3</text:p>
          </table:table-cell>
          <table:table-cell table:formula="of:=IF([.A1021]&lt;512; -128; 127)" office:value-type="float" office:value="127" calcext:value-type="float">
            <text:p>127</text:p>
          </table:table-cell>
          <table:table-cell table:formula="of:=FLOOR(-128+[.A1021]/4)" office:value-type="float" office:value="126" calcext:value-type="float">
            <text:p>126</text:p>
          </table:table-cell>
          <table:table-cell table:formula="of:=-128 + FLOOR(RAND() * 256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FLOOR( 128 * SIN(RADIANS([.A1022] * 360 / 1024)))" office:value-type="float" office:value="-4" calcext:value-type="float">
            <text:p>-4</text:p>
          </table:table-cell>
          <table:table-cell table:formula="of:=IF([.A1022]&lt;256; FLOOR([.A1022]/2); IF([.A1022]&lt;768; FLOOR((511-[.A1022])/2); FLOOR((-1024+[.A1022])/2)))" office:value-type="float" office:value="-3" calcext:value-type="float">
            <text:p>-3</text:p>
          </table:table-cell>
          <table:table-cell table:formula="of:=IF([.A1022]&lt;512; -128; 127)" office:value-type="float" office:value="127" calcext:value-type="float">
            <text:p>127</text:p>
          </table:table-cell>
          <table:table-cell table:formula="of:=FLOOR(-128+[.A1022]/4)" office:value-type="float" office:value="126" calcext:value-type="float">
            <text:p>126</text:p>
          </table:table-cell>
          <table:table-cell table:formula="of:=-128 + FLOOR(RAND() * 256)" office:value-type="float" office:value="-117" calcext:value-type="float">
            <text:p>-11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FLOOR( 128 * SIN(RADIANS([.A1023] * 360 / 1024)))" office:value-type="float" office:value="-4" calcext:value-type="float">
            <text:p>-4</text:p>
          </table:table-cell>
          <table:table-cell table:formula="of:=IF([.A1023]&lt;256; FLOOR([.A1023]/2); IF([.A1023]&lt;768; FLOOR((511-[.A1023])/2); FLOOR((-1024+[.A1023])/2)))" office:value-type="float" office:value="-2" calcext:value-type="float">
            <text:p>-2</text:p>
          </table:table-cell>
          <table:table-cell table:formula="of:=IF([.A1023]&lt;512; -128; 127)" office:value-type="float" office:value="127" calcext:value-type="float">
            <text:p>127</text:p>
          </table:table-cell>
          <table:table-cell table:formula="of:=FLOOR(-128+[.A1023]/4)" office:value-type="float" office:value="127" calcext:value-type="float">
            <text:p>127</text:p>
          </table:table-cell>
          <table:table-cell table:formula="of:=-128 + FLOOR(RAND() * 256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FLOOR( 128 * SIN(RADIANS([.A1024] * 360 / 1024)))" office:value-type="float" office:value="-3" calcext:value-type="float">
            <text:p>-3</text:p>
          </table:table-cell>
          <table:table-cell table:formula="of:=IF([.A1024]&lt;256; FLOOR([.A1024]/2); IF([.A1024]&lt;768; FLOOR((511-[.A1024])/2); FLOOR((-1024+[.A1024])/2)))" office:value-type="float" office:value="-2" calcext:value-type="float">
            <text:p>-2</text:p>
          </table:table-cell>
          <table:table-cell table:formula="of:=IF([.A1024]&lt;512; -128; 127)" office:value-type="float" office:value="127" calcext:value-type="float">
            <text:p>127</text:p>
          </table:table-cell>
          <table:table-cell table:formula="of:=FLOOR(-128+[.A1024]/4)" office:value-type="float" office:value="127" calcext:value-type="float">
            <text:p>127</text:p>
          </table:table-cell>
          <table:table-cell table:formula="of:=-128 + FLOOR(RAND() * 256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FLOOR( 128 * SIN(RADIANS([.A1025] * 360 / 1024)))" office:value-type="float" office:value="-2" calcext:value-type="float">
            <text:p>-2</text:p>
          </table:table-cell>
          <table:table-cell table:formula="of:=IF([.A1025]&lt;256; FLOOR([.A1025]/2); IF([.A1025]&lt;768; FLOOR((511-[.A1025])/2); FLOOR((-1024+[.A1025])/2)))" office:value-type="float" office:value="-1" calcext:value-type="float">
            <text:p>-1</text:p>
          </table:table-cell>
          <table:table-cell table:formula="of:=IF([.A1025]&lt;512; -128; 127)" office:value-type="float" office:value="127" calcext:value-type="float">
            <text:p>127</text:p>
          </table:table-cell>
          <table:table-cell table:formula="of:=FLOOR(-128+[.A1025]/4)" office:value-type="float" office:value="127" calcext:value-type="float">
            <text:p>127</text:p>
          </table:table-cell>
          <table:table-cell table:formula="of:=-128 + FLOOR(RAND() * 256)"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FLOOR( 128 * SIN(RADIANS([.A1026] * 360 / 1024)))" office:value-type="float" office:value="-1" calcext:value-type="float">
            <text:p>-1</text:p>
          </table:table-cell>
          <table:table-cell table:formula="of:=IF([.A1026]&lt;256; FLOOR([.A1026]/2); IF([.A1026]&lt;768; FLOOR((511-[.A1026])/2); FLOOR((-1024+[.A1026])/2)))" office:value-type="float" office:value="-1" calcext:value-type="float">
            <text:p>-1</text:p>
          </table:table-cell>
          <table:table-cell table:formula="of:=IF([.A1026]&lt;512; -128; 127)" office:value-type="float" office:value="127" calcext:value-type="float">
            <text:p>127</text:p>
          </table:table-cell>
          <table:table-cell table:formula="of:=FLOOR(-128+[.A1026]/4)" office:value-type="float" office:value="127" calcext:value-type="float">
            <text:p>127</text:p>
          </table:table-cell>
          <table:table-cell table:formula="of:=-128 + FLOOR(RAND() * 256)" office:value-type="float" office:value="42" calcext:value-type="float">
            <text:p>42</text:p>
          </table:table-cell>
        </table:table-row>
      </table:table>
      <table:table table:name="enveloppe tables" table:style-name="ta1">
        <table:shapes>
          <draw:frame draw:z-index="0" draw:style-name="gr1" draw:text-style-name="P1" svg:width="159.97mm" svg:height="90.05mm" svg:x="153.91mm" svg:y="16.73mm">
            <loext:p draw:notify-on-update-of-ranges="'enveloppe tables'.B2:'enveloppe tables'.B2 'enveloppe tables'.B3:'enveloppe tables'.B130 'enveloppe tables'.C2:'enveloppe tables'.C2 'enveloppe tables'.C3:'enveloppe tables'.C1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sinus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128+127*COS(RADIANS([.A3] * 180 / 128)))" office:value-type="float" office:value="255" calcext:value-type="float">
            <text:p>255</text:p>
          </table:table-cell>
          <table:table-cell table:formula="of:=255-[.A3]*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128+127*COS(RADIANS([.A4] * 180 / 128)))" office:value-type="float" office:value="255" calcext:value-type="float">
            <text:p>255</text:p>
          </table:table-cell>
          <table:table-cell table:formula="of:=255-[.A4]*2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128+127*COS(RADIANS([.A5] * 180 / 128)))" office:value-type="float" office:value="255" calcext:value-type="float">
            <text:p>255</text:p>
          </table:table-cell>
          <table:table-cell table:formula="of:=255-[.A5]*2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128+127*COS(RADIANS([.A6] * 180 / 128)))" office:value-type="float" office:value="255" calcext:value-type="float">
            <text:p>255</text:p>
          </table:table-cell>
          <table:table-cell table:formula="of:=255-[.A6]*2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128+127*COS(RADIANS([.A7] * 180 / 128)))" office:value-type="float" office:value="254" calcext:value-type="float">
            <text:p>254</text:p>
          </table:table-cell>
          <table:table-cell table:formula="of:=255-[.A7]*2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128+127*COS(RADIANS([.A8] * 180 / 128)))" office:value-type="float" office:value="254" calcext:value-type="float">
            <text:p>254</text:p>
          </table:table-cell>
          <table:table-cell table:formula="of:=255-[.A8]*2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128+127*COS(RADIANS([.A9] * 180 / 128)))" office:value-type="float" office:value="254" calcext:value-type="float">
            <text:p>254</text:p>
          </table:table-cell>
          <table:table-cell table:formula="of:=255-[.A9]*2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128+127*COS(RADIANS([.A10] * 180 / 128)))" office:value-type="float" office:value="253" calcext:value-type="float">
            <text:p>253</text:p>
          </table:table-cell>
          <table:table-cell table:formula="of:=255-[.A10]*2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128+127*COS(RADIANS([.A11] * 180 / 128)))" office:value-type="float" office:value="253" calcext:value-type="float">
            <text:p>253</text:p>
          </table:table-cell>
          <table:table-cell table:formula="of:=255-[.A11]*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128+127*COS(RADIANS([.A12] * 180 / 128)))" office:value-type="float" office:value="252" calcext:value-type="float">
            <text:p>252</text:p>
          </table:table-cell>
          <table:table-cell table:formula="of:=255-[.A12]*2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128+127*COS(RADIANS([.A13] * 180 / 128)))" office:value-type="float" office:value="251" calcext:value-type="float">
            <text:p>251</text:p>
          </table:table-cell>
          <table:table-cell table:formula="of:=255-[.A13]*2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128+127*COS(RADIANS([.A14] * 180 / 128)))" office:value-type="float" office:value="250" calcext:value-type="float">
            <text:p>250</text:p>
          </table:table-cell>
          <table:table-cell table:formula="of:=255-[.A14]*2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128+127*COS(RADIANS([.A15] * 180 / 128)))" office:value-type="float" office:value="250" calcext:value-type="float">
            <text:p>250</text:p>
          </table:table-cell>
          <table:table-cell table:formula="of:=255-[.A15]*2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128+127*COS(RADIANS([.A16] * 180 / 128)))" office:value-type="float" office:value="249" calcext:value-type="float">
            <text:p>249</text:p>
          </table:table-cell>
          <table:table-cell table:formula="of:=255-[.A16]*2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128+127*COS(RADIANS([.A17] * 180 / 128)))" office:value-type="float" office:value="248" calcext:value-type="float">
            <text:p>248</text:p>
          </table:table-cell>
          <table:table-cell table:formula="of:=255-[.A17]*2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128+127*COS(RADIANS([.A18] * 180 / 128)))" office:value-type="float" office:value="246" calcext:value-type="float">
            <text:p>246</text:p>
          </table:table-cell>
          <table:table-cell table:formula="of:=255-[.A18]*2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128+127*COS(RADIANS([.A19] * 180 / 128)))" office:value-type="float" office:value="245" calcext:value-type="float">
            <text:p>245</text:p>
          </table:table-cell>
          <table:table-cell table:formula="of:=255-[.A19]*2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128+127*COS(RADIANS([.A20] * 180 / 128)))" office:value-type="float" office:value="244" calcext:value-type="float">
            <text:p>244</text:p>
          </table:table-cell>
          <table:table-cell table:formula="of:=255-[.A20]*2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128+127*COS(RADIANS([.A21] * 180 / 128)))" office:value-type="float" office:value="243" calcext:value-type="float">
            <text:p>243</text:p>
          </table:table-cell>
          <table:table-cell table:formula="of:=255-[.A21]*2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128+127*COS(RADIANS([.A22] * 180 / 128)))" office:value-type="float" office:value="241" calcext:value-type="float">
            <text:p>241</text:p>
          </table:table-cell>
          <table:table-cell table:formula="of:=255-[.A22]*2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128+127*COS(RADIANS([.A23] * 180 / 128)))" office:value-type="float" office:value="240" calcext:value-type="float">
            <text:p>240</text:p>
          </table:table-cell>
          <table:table-cell table:formula="of:=255-[.A23]*2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(128+127*COS(RADIANS([.A24] * 180 / 128)))" office:value-type="float" office:value="239" calcext:value-type="float">
            <text:p>239</text:p>
          </table:table-cell>
          <table:table-cell table:formula="of:=255-[.A24]*2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128+127*COS(RADIANS([.A25] * 180 / 128)))" office:value-type="float" office:value="237" calcext:value-type="float">
            <text:p>237</text:p>
          </table:table-cell>
          <table:table-cell table:formula="of:=255-[.A25]*2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(128+127*COS(RADIANS([.A26] * 180 / 128)))" office:value-type="float" office:value="235" calcext:value-type="float">
            <text:p>235</text:p>
          </table:table-cell>
          <table:table-cell table:formula="of:=255-[.A26]*2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128+127*COS(RADIANS([.A27] * 180 / 128)))" office:value-type="float" office:value="234" calcext:value-type="float">
            <text:p>234</text:p>
          </table:table-cell>
          <table:table-cell table:formula="of:=255-[.A27]*2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(128+127*COS(RADIANS([.A28] * 180 / 128)))" office:value-type="float" office:value="232" calcext:value-type="float">
            <text:p>232</text:p>
          </table:table-cell>
          <table:table-cell table:formula="of:=255-[.A28]*2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128+127*COS(RADIANS([.A29] * 180 / 128)))" office:value-type="float" office:value="230" calcext:value-type="float">
            <text:p>230</text:p>
          </table:table-cell>
          <table:table-cell table:formula="of:=255-[.A29]*2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(128+127*COS(RADIANS([.A30] * 180 / 128)))" office:value-type="float" office:value="228" calcext:value-type="float">
            <text:p>228</text:p>
          </table:table-cell>
          <table:table-cell table:formula="of:=255-[.A30]*2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128+127*COS(RADIANS([.A31] * 180 / 128)))" office:value-type="float" office:value="226" calcext:value-type="float">
            <text:p>226</text:p>
          </table:table-cell>
          <table:table-cell table:formula="of:=255-[.A31]*2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(128+127*COS(RADIANS([.A32] * 180 / 128)))" office:value-type="float" office:value="224" calcext:value-type="float">
            <text:p>224</text:p>
          </table:table-cell>
          <table:table-cell table:formula="of:=255-[.A32]*2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128+127*COS(RADIANS([.A33] * 180 / 128)))" office:value-type="float" office:value="222" calcext:value-type="float">
            <text:p>222</text:p>
          </table:table-cell>
          <table:table-cell table:formula="of:=255-[.A33]*2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(128+127*COS(RADIANS([.A34] * 180 / 128)))" office:value-type="float" office:value="220" calcext:value-type="float">
            <text:p>220</text:p>
          </table:table-cell>
          <table:table-cell table:formula="of:=255-[.A34]*2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128+127*COS(RADIANS([.A35] * 180 / 128)))" office:value-type="float" office:value="218" calcext:value-type="float">
            <text:p>218</text:p>
          </table:table-cell>
          <table:table-cell table:formula="of:=255-[.A35]*2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(128+127*COS(RADIANS([.A36] * 180 / 128)))" office:value-type="float" office:value="216" calcext:value-type="float">
            <text:p>216</text:p>
          </table:table-cell>
          <table:table-cell table:formula="of:=255-[.A36]*2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(128+127*COS(RADIANS([.A37] * 180 / 128)))" office:value-type="float" office:value="213" calcext:value-type="float">
            <text:p>213</text:p>
          </table:table-cell>
          <table:table-cell table:formula="of:=255-[.A37]*2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(128+127*COS(RADIANS([.A38] * 180 / 128)))" office:value-type="float" office:value="211" calcext:value-type="float">
            <text:p>211</text:p>
          </table:table-cell>
          <table:table-cell table:formula="of:=255-[.A38]*2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(128+127*COS(RADIANS([.A39] * 180 / 128)))" office:value-type="float" office:value="209" calcext:value-type="float">
            <text:p>209</text:p>
          </table:table-cell>
          <table:table-cell table:formula="of:=255-[.A39]*2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OUND(128+127*COS(RADIANS([.A40] * 180 / 128)))" office:value-type="float" office:value="206" calcext:value-type="float">
            <text:p>206</text:p>
          </table:table-cell>
          <table:table-cell table:formula="of:=255-[.A40]*2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(128+127*COS(RADIANS([.A41] * 180 / 128)))" office:value-type="float" office:value="204" calcext:value-type="float">
            <text:p>204</text:p>
          </table:table-cell>
          <table:table-cell table:formula="of:=255-[.A41]*2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OUND(128+127*COS(RADIANS([.A42] * 180 / 128)))" office:value-type="float" office:value="201" calcext:value-type="float">
            <text:p>201</text:p>
          </table:table-cell>
          <table:table-cell table:formula="of:=255-[.A42]*2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(128+127*COS(RADIANS([.A43] * 180 / 128)))" office:value-type="float" office:value="199" calcext:value-type="float">
            <text:p>199</text:p>
          </table:table-cell>
          <table:table-cell table:formula="of:=255-[.A43]*2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OUND(128+127*COS(RADIANS([.A44] * 180 / 128)))" office:value-type="float" office:value="196" calcext:value-type="float">
            <text:p>196</text:p>
          </table:table-cell>
          <table:table-cell table:formula="of:=255-[.A44]*2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(128+127*COS(RADIANS([.A45] * 180 / 128)))" office:value-type="float" office:value="193" calcext:value-type="float">
            <text:p>193</text:p>
          </table:table-cell>
          <table:table-cell table:formula="of:=255-[.A45]*2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OUND(128+127*COS(RADIANS([.A46] * 180 / 128)))" office:value-type="float" office:value="191" calcext:value-type="float">
            <text:p>191</text:p>
          </table:table-cell>
          <table:table-cell table:formula="of:=255-[.A46]*2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(128+127*COS(RADIANS([.A47] * 180 / 128)))" office:value-type="float" office:value="188" calcext:value-type="float">
            <text:p>188</text:p>
          </table:table-cell>
          <table:table-cell table:formula="of:=255-[.A47]*2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(128+127*COS(RADIANS([.A48] * 180 / 128)))" office:value-type="float" office:value="185" calcext:value-type="float">
            <text:p>185</text:p>
          </table:table-cell>
          <table:table-cell table:formula="of:=255-[.A48]*2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(128+127*COS(RADIANS([.A49] * 180 / 128)))" office:value-type="float" office:value="182" calcext:value-type="float">
            <text:p>182</text:p>
          </table:table-cell>
          <table:table-cell table:formula="of:=255-[.A49]*2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OUND(128+127*COS(RADIANS([.A50] * 180 / 128)))" office:value-type="float" office:value="179" calcext:value-type="float">
            <text:p>179</text:p>
          </table:table-cell>
          <table:table-cell table:formula="of:=255-[.A50]*2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(128+127*COS(RADIANS([.A51] * 180 / 128)))" office:value-type="float" office:value="177" calcext:value-type="float">
            <text:p>177</text:p>
          </table:table-cell>
          <table:table-cell table:formula="of:=255-[.A51]*2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OUND(128+127*COS(RADIANS([.A52] * 180 / 128)))" office:value-type="float" office:value="174" calcext:value-type="float">
            <text:p>174</text:p>
          </table:table-cell>
          <table:table-cell table:formula="of:=255-[.A52]*2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128+127*COS(RADIANS([.A53] * 180 / 128)))" office:value-type="float" office:value="171" calcext:value-type="float">
            <text:p>171</text:p>
          </table:table-cell>
          <table:table-cell table:formula="of:=255-[.A53]*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OUND(128+127*COS(RADIANS([.A54] * 180 / 128)))" office:value-type="float" office:value="168" calcext:value-type="float">
            <text:p>168</text:p>
          </table:table-cell>
          <table:table-cell table:formula="of:=255-[.A54]*2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(128+127*COS(RADIANS([.A55] * 180 / 128)))" office:value-type="float" office:value="165" calcext:value-type="float">
            <text:p>165</text:p>
          </table:table-cell>
          <table:table-cell table:formula="of:=255-[.A55]*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OUND(128+127*COS(RADIANS([.A56] * 180 / 128)))" office:value-type="float" office:value="162" calcext:value-type="float">
            <text:p>162</text:p>
          </table:table-cell>
          <table:table-cell table:formula="of:=255-[.A56]*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(128+127*COS(RADIANS([.A57] * 180 / 128)))" office:value-type="float" office:value="159" calcext:value-type="float">
            <text:p>159</text:p>
          </table:table-cell>
          <table:table-cell table:formula="of:=255-[.A57]*2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(128+127*COS(RADIANS([.A58] * 180 / 128)))" office:value-type="float" office:value="156" calcext:value-type="float">
            <text:p>156</text:p>
          </table:table-cell>
          <table:table-cell table:formula="of:=255-[.A58]*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(128+127*COS(RADIANS([.A59] * 180 / 128)))" office:value-type="float" office:value="153" calcext:value-type="float">
            <text:p>153</text:p>
          </table:table-cell>
          <table:table-cell table:formula="of:=255-[.A59]*2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OUND(128+127*COS(RADIANS([.A60] * 180 / 128)))" office:value-type="float" office:value="150" calcext:value-type="float">
            <text:p>150</text:p>
          </table:table-cell>
          <table:table-cell table:formula="of:=255-[.A60]*2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(128+127*COS(RADIANS([.A61] * 180 / 128)))" office:value-type="float" office:value="147" calcext:value-type="float">
            <text:p>147</text:p>
          </table:table-cell>
          <table:table-cell table:formula="of:=255-[.A61]*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OUND(128+127*COS(RADIANS([.A62] * 180 / 128)))" office:value-type="float" office:value="144" calcext:value-type="float">
            <text:p>144</text:p>
          </table:table-cell>
          <table:table-cell table:formula="of:=255-[.A62]*2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(128+127*COS(RADIANS([.A63] * 180 / 128)))" office:value-type="float" office:value="140" calcext:value-type="float">
            <text:p>140</text:p>
          </table:table-cell>
          <table:table-cell table:formula="of:=255-[.A63]*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OUND(128+127*COS(RADIANS([.A64] * 180 / 128)))" office:value-type="float" office:value="137" calcext:value-type="float">
            <text:p>137</text:p>
          </table:table-cell>
          <table:table-cell table:formula="of:=255-[.A64]*2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OUND(128+127*COS(RADIANS([.A65] * 180 / 128)))" office:value-type="float" office:value="134" calcext:value-type="float">
            <text:p>134</text:p>
          </table:table-cell>
          <table:table-cell table:formula="of:=255-[.A65]*2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OUND(128+127*COS(RADIANS([.A66] * 180 / 128)))" office:value-type="float" office:value="131" calcext:value-type="float">
            <text:p>131</text:p>
          </table:table-cell>
          <table:table-cell table:formula="of:=255-[.A66]*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OUND(128+127*COS(RADIANS([.A67] * 180 / 128)))" office:value-type="float" office:value="128" calcext:value-type="float">
            <text:p>128</text:p>
          </table:table-cell>
          <table:table-cell table:formula="of:=255-[.A67]*2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(128+127*COS(RADIANS([.A68] * 180 / 128)))" office:value-type="float" office:value="125" calcext:value-type="float">
            <text:p>125</text:p>
          </table:table-cell>
          <table:table-cell table:formula="of:=255-[.A68]*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OUND(128+127*COS(RADIANS([.A69] * 180 / 128)))" office:value-type="float" office:value="122" calcext:value-type="float">
            <text:p>122</text:p>
          </table:table-cell>
          <table:table-cell table:formula="of:=255-[.A69]*2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OUND(128+127*COS(RADIANS([.A70] * 180 / 128)))" office:value-type="float" office:value="119" calcext:value-type="float">
            <text:p>119</text:p>
          </table:table-cell>
          <table:table-cell table:formula="of:=255-[.A70]*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OUND(128+127*COS(RADIANS([.A71] * 180 / 128)))" office:value-type="float" office:value="116" calcext:value-type="float">
            <text:p>116</text:p>
          </table:table-cell>
          <table:table-cell table:formula="of:=255-[.A71]*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OUND(128+127*COS(RADIANS([.A72] * 180 / 128)))" office:value-type="float" office:value="112" calcext:value-type="float">
            <text:p>112</text:p>
          </table:table-cell>
          <table:table-cell table:formula="of:=255-[.A72]*2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(128+127*COS(RADIANS([.A73] * 180 / 128)))" office:value-type="float" office:value="109" calcext:value-type="float">
            <text:p>109</text:p>
          </table:table-cell>
          <table:table-cell table:formula="of:=255-[.A73]*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OUND(128+127*COS(RADIANS([.A74] * 180 / 128)))" office:value-type="float" office:value="106" calcext:value-type="float">
            <text:p>106</text:p>
          </table:table-cell>
          <table:table-cell table:formula="of:=255-[.A74]*2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OUND(128+127*COS(RADIANS([.A75] * 180 / 128)))" office:value-type="float" office:value="103" calcext:value-type="float">
            <text:p>103</text:p>
          </table:table-cell>
          <table:table-cell table:formula="of:=255-[.A75]*2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OUND(128+127*COS(RADIANS([.A76] * 180 / 128)))" office:value-type="float" office:value="100" calcext:value-type="float">
            <text:p>100</text:p>
          </table:table-cell>
          <table:table-cell table:formula="of:=255-[.A76]*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OUND(128+127*COS(RADIANS([.A77] * 180 / 128)))" office:value-type="float" office:value="97" calcext:value-type="float">
            <text:p>97</text:p>
          </table:table-cell>
          <table:table-cell table:formula="of:=255-[.A77]*2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OUND(128+127*COS(RADIANS([.A78] * 180 / 128)))" office:value-type="float" office:value="94" calcext:value-type="float">
            <text:p>94</text:p>
          </table:table-cell>
          <table:table-cell table:formula="of:=255-[.A78]*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OUND(128+127*COS(RADIANS([.A79] * 180 / 128)))" office:value-type="float" office:value="91" calcext:value-type="float">
            <text:p>91</text:p>
          </table:table-cell>
          <table:table-cell table:formula="of:=255-[.A79]*2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OUND(128+127*COS(RADIANS([.A80] * 180 / 128)))" office:value-type="float" office:value="88" calcext:value-type="float">
            <text:p>88</text:p>
          </table:table-cell>
          <table:table-cell table:formula="of:=255-[.A80]*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OUND(128+127*COS(RADIANS([.A81] * 180 / 128)))" office:value-type="float" office:value="85" calcext:value-type="float">
            <text:p>85</text:p>
          </table:table-cell>
          <table:table-cell table:formula="of:=255-[.A81]*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OUND(128+127*COS(RADIANS([.A82] * 180 / 128)))" office:value-type="float" office:value="82" calcext:value-type="float">
            <text:p>82</text:p>
          </table:table-cell>
          <table:table-cell table:formula="of:=255-[.A82]*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OUND(128+127*COS(RADIANS([.A83] * 180 / 128)))" office:value-type="float" office:value="79" calcext:value-type="float">
            <text:p>79</text:p>
          </table:table-cell>
          <table:table-cell table:formula="of:=255-[.A83]*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OUND(128+127*COS(RADIANS([.A84] * 180 / 128)))" office:value-type="float" office:value="77" calcext:value-type="float">
            <text:p>77</text:p>
          </table:table-cell>
          <table:table-cell table:formula="of:=255-[.A84]*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OUND(128+127*COS(RADIANS([.A85] * 180 / 128)))" office:value-type="float" office:value="74" calcext:value-type="float">
            <text:p>74</text:p>
          </table:table-cell>
          <table:table-cell table:formula="of:=255-[.A85]*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OUND(128+127*COS(RADIANS([.A86] * 180 / 128)))" office:value-type="float" office:value="71" calcext:value-type="float">
            <text:p>71</text:p>
          </table:table-cell>
          <table:table-cell table:formula="of:=255-[.A86]*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OUND(128+127*COS(RADIANS([.A87] * 180 / 128)))" office:value-type="float" office:value="68" calcext:value-type="float">
            <text:p>68</text:p>
          </table:table-cell>
          <table:table-cell table:formula="of:=255-[.A87]*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OUND(128+127*COS(RADIANS([.A88] * 180 / 128)))" office:value-type="float" office:value="65" calcext:value-type="float">
            <text:p>65</text:p>
          </table:table-cell>
          <table:table-cell table:formula="of:=255-[.A88]*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OUND(128+127*COS(RADIANS([.A89] * 180 / 128)))" office:value-type="float" office:value="63" calcext:value-type="float">
            <text:p>63</text:p>
          </table:table-cell>
          <table:table-cell table:formula="of:=255-[.A89]*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OUND(128+127*COS(RADIANS([.A90] * 180 / 128)))" office:value-type="float" office:value="60" calcext:value-type="float">
            <text:p>60</text:p>
          </table:table-cell>
          <table:table-cell table:formula="of:=255-[.A90]*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OUND(128+127*COS(RADIANS([.A91] * 180 / 128)))" office:value-type="float" office:value="57" calcext:value-type="float">
            <text:p>57</text:p>
          </table:table-cell>
          <table:table-cell table:formula="of:=255-[.A91]*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OUND(128+127*COS(RADIANS([.A92] * 180 / 128)))" office:value-type="float" office:value="55" calcext:value-type="float">
            <text:p>55</text:p>
          </table:table-cell>
          <table:table-cell table:formula="of:=255-[.A92]*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OUND(128+127*COS(RADIANS([.A93] * 180 / 128)))" office:value-type="float" office:value="52" calcext:value-type="float">
            <text:p>52</text:p>
          </table:table-cell>
          <table:table-cell table:formula="of:=255-[.A93]*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OUND(128+127*COS(RADIANS([.A94] * 180 / 128)))" office:value-type="float" office:value="50" calcext:value-type="float">
            <text:p>50</text:p>
          </table:table-cell>
          <table:table-cell table:formula="of:=255-[.A94]*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OUND(128+127*COS(RADIANS([.A95] * 180 / 128)))" office:value-type="float" office:value="47" calcext:value-type="float">
            <text:p>47</text:p>
          </table:table-cell>
          <table:table-cell table:formula="of:=255-[.A95]*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OUND(128+127*COS(RADIANS([.A96] * 180 / 128)))" office:value-type="float" office:value="45" calcext:value-type="float">
            <text:p>45</text:p>
          </table:table-cell>
          <table:table-cell table:formula="of:=255-[.A96]*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OUND(128+127*COS(RADIANS([.A97] * 180 / 128)))" office:value-type="float" office:value="43" calcext:value-type="float">
            <text:p>43</text:p>
          </table:table-cell>
          <table:table-cell table:formula="of:=255-[.A97]*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OUND(128+127*COS(RADIANS([.A98] * 180 / 128)))" office:value-type="float" office:value="40" calcext:value-type="float">
            <text:p>40</text:p>
          </table:table-cell>
          <table:table-cell table:formula="of:=255-[.A98]*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OUND(128+127*COS(RADIANS([.A99] * 180 / 128)))" office:value-type="float" office:value="38" calcext:value-type="float">
            <text:p>38</text:p>
          </table:table-cell>
          <table:table-cell table:formula="of:=255-[.A99]*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OUND(128+127*COS(RADIANS([.A100] * 180 / 128)))" office:value-type="float" office:value="36" calcext:value-type="float">
            <text:p>36</text:p>
          </table:table-cell>
          <table:table-cell table:formula="of:=255-[.A100]*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OUND(128+127*COS(RADIANS([.A101] * 180 / 128)))" office:value-type="float" office:value="34" calcext:value-type="float">
            <text:p>34</text:p>
          </table:table-cell>
          <table:table-cell table:formula="of:=255-[.A101]*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OUND(128+127*COS(RADIANS([.A102] * 180 / 128)))" office:value-type="float" office:value="32" calcext:value-type="float">
            <text:p>32</text:p>
          </table:table-cell>
          <table:table-cell table:formula="of:=255-[.A102]*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OUND(128+127*COS(RADIANS([.A103] * 180 / 128)))" office:value-type="float" office:value="30" calcext:value-type="float">
            <text:p>30</text:p>
          </table:table-cell>
          <table:table-cell table:formula="of:=255-[.A103]*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OUND(128+127*COS(RADIANS([.A104] * 180 / 128)))" office:value-type="float" office:value="28" calcext:value-type="float">
            <text:p>28</text:p>
          </table:table-cell>
          <table:table-cell table:formula="of:=255-[.A104]*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OUND(128+127*COS(RADIANS([.A105] * 180 / 128)))" office:value-type="float" office:value="26" calcext:value-type="float">
            <text:p>26</text:p>
          </table:table-cell>
          <table:table-cell table:formula="of:=255-[.A105]*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OUND(128+127*COS(RADIANS([.A106] * 180 / 128)))" office:value-type="float" office:value="24" calcext:value-type="float">
            <text:p>24</text:p>
          </table:table-cell>
          <table:table-cell table:formula="of:=255-[.A106]*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OUND(128+127*COS(RADIANS([.A107] * 180 / 128)))" office:value-type="float" office:value="22" calcext:value-type="float">
            <text:p>22</text:p>
          </table:table-cell>
          <table:table-cell table:formula="of:=255-[.A107]*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OUND(128+127*COS(RADIANS([.A108] * 180 / 128)))" office:value-type="float" office:value="21" calcext:value-type="float">
            <text:p>21</text:p>
          </table:table-cell>
          <table:table-cell table:formula="of:=255-[.A108]*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OUND(128+127*COS(RADIANS([.A109] * 180 / 128)))" office:value-type="float" office:value="19" calcext:value-type="float">
            <text:p>19</text:p>
          </table:table-cell>
          <table:table-cell table:formula="of:=255-[.A109]*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OUND(128+127*COS(RADIANS([.A110] * 180 / 128)))" office:value-type="float" office:value="17" calcext:value-type="float">
            <text:p>17</text:p>
          </table:table-cell>
          <table:table-cell table:formula="of:=255-[.A110]*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OUND(128+127*COS(RADIANS([.A111] * 180 / 128)))" office:value-type="float" office:value="16" calcext:value-type="float">
            <text:p>16</text:p>
          </table:table-cell>
          <table:table-cell table:formula="of:=255-[.A111]*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OUND(128+127*COS(RADIANS([.A112] * 180 / 128)))" office:value-type="float" office:value="15" calcext:value-type="float">
            <text:p>15</text:p>
          </table:table-cell>
          <table:table-cell table:formula="of:=255-[.A112]*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OUND(128+127*COS(RADIANS([.A113] * 180 / 128)))" office:value-type="float" office:value="13" calcext:value-type="float">
            <text:p>13</text:p>
          </table:table-cell>
          <table:table-cell table:formula="of:=255-[.A113]*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OUND(128+127*COS(RADIANS([.A114] * 180 / 128)))" office:value-type="float" office:value="12" calcext:value-type="float">
            <text:p>12</text:p>
          </table:table-cell>
          <table:table-cell table:formula="of:=255-[.A114]*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OUND(128+127*COS(RADIANS([.A115] * 180 / 128)))" office:value-type="float" office:value="11" calcext:value-type="float">
            <text:p>11</text:p>
          </table:table-cell>
          <table:table-cell table:formula="of:=255-[.A115]*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OUND(128+127*COS(RADIANS([.A116] * 180 / 128)))" office:value-type="float" office:value="10" calcext:value-type="float">
            <text:p>10</text:p>
          </table:table-cell>
          <table:table-cell table:formula="of:=255-[.A116]*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OUND(128+127*COS(RADIANS([.A117] * 180 / 128)))" office:value-type="float" office:value="8" calcext:value-type="float">
            <text:p>8</text:p>
          </table:table-cell>
          <table:table-cell table:formula="of:=255-[.A117]*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OUND(128+127*COS(RADIANS([.A118] * 180 / 128)))" office:value-type="float" office:value="7" calcext:value-type="float">
            <text:p>7</text:p>
          </table:table-cell>
          <table:table-cell table:formula="of:=255-[.A118]*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OUND(128+127*COS(RADIANS([.A119] * 180 / 128)))" office:value-type="float" office:value="6" calcext:value-type="float">
            <text:p>6</text:p>
          </table:table-cell>
          <table:table-cell table:formula="of:=255-[.A119]*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OUND(128+127*COS(RADIANS([.A120] * 180 / 128)))" office:value-type="float" office:value="6" calcext:value-type="float">
            <text:p>6</text:p>
          </table:table-cell>
          <table:table-cell table:formula="of:=255-[.A120]*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OUND(128+127*COS(RADIANS([.A121] * 180 / 128)))" office:value-type="float" office:value="5" calcext:value-type="float">
            <text:p>5</text:p>
          </table:table-cell>
          <table:table-cell table:formula="of:=255-[.A121]*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OUND(128+127*COS(RADIANS([.A122] * 180 / 128)))" office:value-type="float" office:value="4" calcext:value-type="float">
            <text:p>4</text:p>
          </table:table-cell>
          <table:table-cell table:formula="of:=255-[.A122]*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OUND(128+127*COS(RADIANS([.A123] * 180 / 128)))" office:value-type="float" office:value="3" calcext:value-type="float">
            <text:p>3</text:p>
          </table:table-cell>
          <table:table-cell table:formula="of:=255-[.A123]*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OUND(128+127*COS(RADIANS([.A124] * 180 / 128)))" office:value-type="float" office:value="3" calcext:value-type="float">
            <text:p>3</text:p>
          </table:table-cell>
          <table:table-cell table:formula="of:=255-[.A124]*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OUND(128+127*COS(RADIANS([.A125] * 180 / 128)))" office:value-type="float" office:value="2" calcext:value-type="float">
            <text:p>2</text:p>
          </table:table-cell>
          <table:table-cell table:formula="of:=255-[.A125]*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OUND(128+127*COS(RADIANS([.A126] * 180 / 128)))" office:value-type="float" office:value="2" calcext:value-type="float">
            <text:p>2</text:p>
          </table:table-cell>
          <table:table-cell table:formula="of:=255-[.A126]*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OUND(128+127*COS(RADIANS([.A127] * 180 / 128)))" office:value-type="float" office:value="2" calcext:value-type="float">
            <text:p>2</text:p>
          </table:table-cell>
          <table:table-cell table:formula="of:=255-[.A127]*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OUND(128+127*COS(RADIANS([.A128] * 180 / 128)))" office:value-type="float" office:value="1" calcext:value-type="float">
            <text:p>1</text:p>
          </table:table-cell>
          <table:table-cell table:formula="of:=255-[.A128]*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OUND(128+127*COS(RADIANS([.A129] * 180 / 128)))" office:value-type="float" office:value="1" calcext:value-type="float">
            <text:p>1</text:p>
          </table:table-cell>
          <table:table-cell table:formula="of:=255-[.A129]*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255-[.A130]*2" office:value-type="float" office:value="1" calcext:value-type="float">
            <text:p>1</text:p>
          </table:table-cell>
        </table:table-row>
      </table:table>
      <table:table table:name="pitch table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dex (midi note)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frequency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hex value</text:p>
          </table:table-cell>
          <table:table-cell office:value-type="string" calcext:value-type="string">
            <text:p>hex value for arduino table</text:p>
          </table:table-cell>
          <table:table-cell office:value-type="string" calcext:value-type="string">
            <text:p>TABLE_SIZE</text:p>
          </table:table-cell>
          <table:table-cell office:value-type="string" calcext:value-type="string">
            <text:p>TABLE_DIV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[.C4]/POWER(2;1/12)" office:value-type="float" office:value="8.17579891564368" calcext:value-type="float">
            <text:p>8,1757989156</text:p>
          </table:table-cell>
          <table:table-cell table:formula="of:=[.C3]*[hardware.$B$7]*[hardware.$C$7]/[hardware.$C$3]" office:value-type="float" office:value="26.7904578867812" calcext:value-type="float">
            <text:p>26,7904578868</text:p>
          </table:table-cell>
          <table:table-cell table:formula="of:=ROUND([.D3])" office:value-type="float" office:value="27" calcext:value-type="float">
            <text:p>27</text:p>
          </table:table-cell>
          <table:table-cell table:formula="of:=DEC2HEX([.E3];4)" office:value-type="string" office:string-value="001B" calcext:value-type="string">
            <text:p>001B</text:p>
          </table:table-cell>
          <table:table-cell table:formula="of:=&quot;0x&quot;&amp;[.F3]" office:value-type="string" office:string-value="0x001B" calcext:value-type="string">
            <text:p>0x001B</text:p>
          </table:table-cell>
          <table:table-cell table:formula="of:=&quot;0x&quot;&amp;DEC2HEX([hardware.$B$7]-1)" office:value-type="string" office:string-value="0xFF" calcext:value-type="string">
            <text:p>0xFF</text:p>
          </table:table-cell>
          <table:table-cell table:formula="of:=&quot;0x&quot;&amp;DEC2HEX([hardware.$C$7]-1)" office:value-type="string" office:string-value="0xFF" calcext:value-type="string">
            <text:p>0xFF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C5]/POWER(2;1/12)" office:value-type="float" office:value="8.66195721802722" calcext:value-type="float">
            <text:p>8,661957218</text:p>
          </table:table-cell>
          <table:table-cell table:formula="of:=[.C4]*[hardware.$B$7]*[hardware.$C$7]/[hardware.$C$3]" office:value-type="float" office:value="28.3835014120316" calcext:value-type="float">
            <text:p>28,383501412</text:p>
          </table:table-cell>
          <table:table-cell table:formula="of:=ROUND([.D4])" office:value-type="float" office:value="28" calcext:value-type="float">
            <text:p>28</text:p>
          </table:table-cell>
          <table:table-cell table:formula="of:=DEC2HEX([.E4];4)" office:value-type="string" office:string-value="001C" calcext:value-type="string">
            <text:p>001C</text:p>
          </table:table-cell>
          <table:table-cell table:formula="of:=&quot;0x&quot;&amp;[.F4]" office:value-type="string" office:string-value="0x001C" calcext:value-type="string">
            <text:p>0x001C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C6]/POWER(2;1/12)" office:value-type="float" office:value="9.17702399741896" calcext:value-type="float">
            <text:p>9,1770239974</text:p>
          </table:table-cell>
          <table:table-cell table:formula="of:=[.C5]*[hardware.$B$7]*[hardware.$C$7]/[hardware.$C$3]" office:value-type="float" office:value="30.0712722347424" calcext:value-type="float">
            <text:p>30,0712722347</text:p>
          </table:table-cell>
          <table:table-cell table:formula="of:=ROUND([.D5])" office:value-type="float" office:value="30" calcext:value-type="float">
            <text:p>30</text:p>
          </table:table-cell>
          <table:table-cell table:formula="of:=DEC2HEX([.E5];4)" office:value-type="string" office:string-value="001E" calcext:value-type="string">
            <text:p>001E</text:p>
          </table:table-cell>
          <table:table-cell table:formula="of:=&quot;0x&quot;&amp;[.F5]" office:value-type="string" office:string-value="0x001E" calcext:value-type="string">
            <text:p>0x001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C7]/POWER(2;1/12)" office:value-type="float" office:value="9.722718241315" calcext:value-type="float">
            <text:p>9,7227182413</text:p>
          </table:table-cell>
          <table:table-cell table:formula="of:=[.C6]*[hardware.$B$7]*[hardware.$C$7]/[hardware.$C$3]" office:value-type="float" office:value="31.859403133141" calcext:value-type="float">
            <text:p>31,8594031331</text:p>
          </table:table-cell>
          <table:table-cell table:formula="of:=ROUND([.D6])" office:value-type="float" office:value="32" calcext:value-type="float">
            <text:p>32</text:p>
          </table:table-cell>
          <table:table-cell table:formula="of:=DEC2HEX([.E6];4)" office:value-type="string" office:string-value="0020" calcext:value-type="string">
            <text:p>0020</text:p>
          </table:table-cell>
          <table:table-cell table:formula="of:=&quot;0x&quot;&amp;[.F6]" office:value-type="string" office:string-value="0x0020" calcext:value-type="string">
            <text:p>0x00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C8]/POWER(2;1/12)" office:value-type="float" office:value="10.3008611535272" calcext:value-type="float">
            <text:p>10,3008611535</text:p>
          </table:table-cell>
          <table:table-cell table:formula="of:=[.C7]*[hardware.$B$7]*[hardware.$C$7]/[hardware.$C$3]" office:value-type="float" office:value="33.7538618278778" calcext:value-type="float">
            <text:p>33,7538618279</text:p>
          </table:table-cell>
          <table:table-cell table:formula="of:=ROUND([.D7])" office:value-type="float" office:value="34" calcext:value-type="float">
            <text:p>34</text:p>
          </table:table-cell>
          <table:table-cell table:formula="of:=DEC2HEX([.E7];4)" office:value-type="string" office:string-value="0022" calcext:value-type="string">
            <text:p>0022</text:p>
          </table:table-cell>
          <table:table-cell table:formula="of:=&quot;0x&quot;&amp;[.F7]" office:value-type="string" office:string-value="0x0022" calcext:value-type="string">
            <text:p>0x002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.C9]/POWER(2;1/12)" office:value-type="float" office:value="10.9133822322813" calcext:value-type="float">
            <text:p>10,9133822323</text:p>
          </table:table-cell>
          <table:table-cell table:formula="of:=[.C8]*[hardware.$B$7]*[hardware.$C$7]/[hardware.$C$3]" office:value-type="float" office:value="35.7609708987395" calcext:value-type="float">
            <text:p>35,7609708987</text:p>
          </table:table-cell>
          <table:table-cell table:formula="of:=ROUND([.D8])" office:value-type="float" office:value="36" calcext:value-type="float">
            <text:p>36</text:p>
          </table:table-cell>
          <table:table-cell table:formula="of:=DEC2HEX([.E8];4)" office:value-type="string" office:string-value="0024" calcext:value-type="string">
            <text:p>0024</text:p>
          </table:table-cell>
          <table:table-cell table:formula="of:=&quot;0x&quot;&amp;[.F8]" office:value-type="string" office:string-value="0x0024" calcext:value-type="string">
            <text:p>0x002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.C10]/POWER(2;1/12)" office:value-type="float" office:value="11.5623257097385" calcext:value-type="float">
            <text:p>11,5623257097</text:p>
          </table:table-cell>
          <table:table-cell table:formula="of:=[.C9]*[hardware.$B$7]*[hardware.$C$7]/[hardware.$C$3]" office:value-type="float" office:value="37.8874288856712" calcext:value-type="float">
            <text:p>37,8874288857</text:p>
          </table:table-cell>
          <table:table-cell table:formula="of:=ROUND([.D9])" office:value-type="float" office:value="38" calcext:value-type="float">
            <text:p>38</text:p>
          </table:table-cell>
          <table:table-cell table:formula="of:=DEC2HEX([.E9];4)" office:value-type="string" office:string-value="0026" calcext:value-type="string">
            <text:p>0026</text:p>
          </table:table-cell>
          <table:table-cell table:formula="of:=&quot;0x&quot;&amp;[.F9]" office:value-type="string" office:string-value="0x0026" calcext:value-type="string">
            <text:p>0x002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[.C11]/POWER(2;1/12)" office:value-type="float" office:value="12.2498573744296" calcext:value-type="float">
            <text:p>12,2498573744</text:p>
          </table:table-cell>
          <table:table-cell table:formula="of:=[.C10]*[hardware.$B$7]*[hardware.$C$7]/[hardware.$C$3]" office:value-type="float" office:value="40.140332644531" calcext:value-type="float">
            <text:p>40,1403326445</text:p>
          </table:table-cell>
          <table:table-cell table:formula="of:=ROUND([.D10])" office:value-type="float" office:value="40" calcext:value-type="float">
            <text:p>40</text:p>
          </table:table-cell>
          <table:table-cell table:formula="of:=DEC2HEX([.E10];4)" office:value-type="string" office:string-value="0028" calcext:value-type="string">
            <text:p>0028</text:p>
          </table:table-cell>
          <table:table-cell table:formula="of:=&quot;0x&quot;&amp;[.F10]" office:value-type="string" office:string-value="0x0028" calcext:value-type="string">
            <text:p>0x002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C12]/POWER(2;1/12)" office:value-type="float" office:value="12.9782717993732" calcext:value-type="float">
            <text:p>12,9782717994</text:p>
          </table:table-cell>
          <table:table-cell table:formula="of:=[.C11]*[hardware.$B$7]*[hardware.$C$7]/[hardware.$C$3]" office:value-type="float" office:value="42.5272010321863" calcext:value-type="float">
            <text:p>42,5272010322</text:p>
          </table:table-cell>
          <table:table-cell table:formula="of:=ROUND([.D11])" office:value-type="float" office:value="43" calcext:value-type="float">
            <text:p>43</text:p>
          </table:table-cell>
          <table:table-cell table:formula="of:=DEC2HEX([.E11];4)" office:value-type="string" office:string-value="002B" calcext:value-type="string">
            <text:p>002B</text:p>
          </table:table-cell>
          <table:table-cell table:formula="of:=&quot;0x&quot;&amp;[.F11]" office:value-type="string" office:string-value="0x002B" calcext:value-type="string">
            <text:p>0x002B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-1</text:p>
          </table:table-cell>
          <table:table-cell table:formula="of:=[.C13]/POWER(2;1/12)" office:value-type="float" office:value="13.75" calcext:value-type="float">
            <text:p>13,75</text:p>
          </table:table-cell>
          <table:table-cell table:formula="of:=[.C12]*[hardware.$B$7]*[hardware.$C$7]/[hardware.$C$3]" office:value-type="float" office:value="45.0559999999999" calcext:value-type="float">
            <text:p>45,056</text:p>
          </table:table-cell>
          <table:table-cell table:formula="of:=ROUND([.D12])" office:value-type="float" office:value="45" calcext:value-type="float">
            <text:p>45</text:p>
          </table:table-cell>
          <table:table-cell table:formula="of:=DEC2HEX([.E12];4)" office:value-type="string" office:string-value="002D" calcext:value-type="string">
            <text:p>002D</text:p>
          </table:table-cell>
          <table:table-cell table:formula="of:=&quot;0x&quot;&amp;[.F12]" office:value-type="string" office:string-value="0x002D" calcext:value-type="string">
            <text:p>0x002D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[.C14]/POWER(2;1/12)" office:value-type="float" office:value="14.5676175474403" calcext:value-type="float">
            <text:p>14,5676175474</text:p>
          </table:table-cell>
          <table:table-cell table:formula="of:=[.C13]*[hardware.$B$7]*[hardware.$C$7]/[hardware.$C$3]" office:value-type="float" office:value="47.7351691794523" calcext:value-type="float">
            <text:p>47,7351691795</text:p>
          </table:table-cell>
          <table:table-cell table:formula="of:=ROUND([.D13])" office:value-type="float" office:value="48" calcext:value-type="float">
            <text:p>48</text:p>
          </table:table-cell>
          <table:table-cell table:formula="of:=DEC2HEX([.E13];4)" office:value-type="string" office:string-value="0030" calcext:value-type="string">
            <text:p>0030</text:p>
          </table:table-cell>
          <table:table-cell table:formula="of:=&quot;0x&quot;&amp;[.F13]" office:value-type="string" office:string-value="0x0030" calcext:value-type="string">
            <text:p>0x003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[.C15]/POWER(2;1/12)" office:value-type="float" office:value="15.4338531642538" calcext:value-type="float">
            <text:p>15,4338531643</text:p>
          </table:table-cell>
          <table:table-cell table:formula="of:=[.C14]*[hardware.$B$7]*[hardware.$C$7]/[hardware.$C$3]" office:value-type="float" office:value="50.573650048627" calcext:value-type="float">
            <text:p>50,5736500486</text:p>
          </table:table-cell>
          <table:table-cell table:formula="of:=ROUND([.D14])" office:value-type="float" office:value="51" calcext:value-type="float">
            <text:p>51</text:p>
          </table:table-cell>
          <table:table-cell table:formula="of:=DEC2HEX([.E14];4)" office:value-type="string" office:string-value="0033" calcext:value-type="string">
            <text:p>0033</text:p>
          </table:table-cell>
          <table:table-cell table:formula="of:=&quot;0x&quot;&amp;[.F14]" office:value-type="string" office:string-value="0x0033" calcext:value-type="string">
            <text:p>0x00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[.C16]/POWER(2;1/12)" office:value-type="float" office:value="16.3515978312874" calcext:value-type="float">
            <text:p>16,3515978313</text:p>
          </table:table-cell>
          <table:table-cell table:formula="of:=[.C15]*[hardware.$B$7]*[hardware.$C$7]/[hardware.$C$3]" office:value-type="float" office:value="53.5809157735625" calcext:value-type="float">
            <text:p>53,5809157736</text:p>
          </table:table-cell>
          <table:table-cell table:formula="of:=ROUND([.D15])" office:value-type="float" office:value="54" calcext:value-type="float">
            <text:p>54</text:p>
          </table:table-cell>
          <table:table-cell table:formula="of:=DEC2HEX([.E15];4)" office:value-type="string" office:string-value="0036" calcext:value-type="string">
            <text:p>0036</text:p>
          </table:table-cell>
          <table:table-cell table:formula="of:=&quot;0x&quot;&amp;[.F15]" office:value-type="string" office:string-value="0x0036" calcext:value-type="string">
            <text:p>0x003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[.C17]/POWER(2;1/12)" office:value-type="float" office:value="17.3239144360545" calcext:value-type="float">
            <text:p>17,3239144361</text:p>
          </table:table-cell>
          <table:table-cell table:formula="of:=[.C16]*[hardware.$B$7]*[hardware.$C$7]/[hardware.$C$3]" office:value-type="float" office:value="56.7670028240633" calcext:value-type="float">
            <text:p>56,7670028241</text:p>
          </table:table-cell>
          <table:table-cell table:formula="of:=ROUND([.D16])" office:value-type="float" office:value="57" calcext:value-type="float">
            <text:p>57</text:p>
          </table:table-cell>
          <table:table-cell table:formula="of:=DEC2HEX([.E16];4)" office:value-type="string" office:string-value="0039" calcext:value-type="string">
            <text:p>0039</text:p>
          </table:table-cell>
          <table:table-cell table:formula="of:=&quot;0x&quot;&amp;[.F16]" office:value-type="string" office:string-value="0x0039" calcext:value-type="string">
            <text:p>0x003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[.C18]/POWER(2;1/12)" office:value-type="float" office:value="18.3540479948379" calcext:value-type="float">
            <text:p>18,3540479948</text:p>
          </table:table-cell>
          <table:table-cell table:formula="of:=[.C17]*[hardware.$B$7]*[hardware.$C$7]/[hardware.$C$3]" office:value-type="float" office:value="60.1425444694849" calcext:value-type="float">
            <text:p>60,1425444695</text:p>
          </table:table-cell>
          <table:table-cell table:formula="of:=ROUND([.D17])" office:value-type="float" office:value="60" calcext:value-type="float">
            <text:p>60</text:p>
          </table:table-cell>
          <table:table-cell table:formula="of:=DEC2HEX([.E17];4)" office:value-type="string" office:string-value="003C" calcext:value-type="string">
            <text:p>003C</text:p>
          </table:table-cell>
          <table:table-cell table:formula="of:=&quot;0x&quot;&amp;[.F17]" office:value-type="string" office:string-value="0x003C" calcext:value-type="string">
            <text:p>0x003C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[.C19]/POWER(2;1/12)" office:value-type="float" office:value="19.44543648263" calcext:value-type="float">
            <text:p>19,4454364826</text:p>
          </table:table-cell>
          <table:table-cell table:formula="of:=[.C18]*[hardware.$B$7]*[hardware.$C$7]/[hardware.$C$3]" office:value-type="float" office:value="63.718806266282" calcext:value-type="float">
            <text:p>63,7188062663</text:p>
          </table:table-cell>
          <table:table-cell table:formula="of:=ROUND([.D18])" office:value-type="float" office:value="64" calcext:value-type="float">
            <text:p>64</text:p>
          </table:table-cell>
          <table:table-cell table:formula="of:=DEC2HEX([.E18];4)" office:value-type="string" office:string-value="0040" calcext:value-type="string">
            <text:p>0040</text:p>
          </table:table-cell>
          <table:table-cell table:formula="of:=&quot;0x&quot;&amp;[.F18]" office:value-type="string" office:string-value="0x0040" calcext:value-type="string">
            <text:p>0x004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[.C20]/POWER(2;1/12)" office:value-type="float" office:value="20.6017223070543" calcext:value-type="float">
            <text:p>20,6017223071</text:p>
          </table:table-cell>
          <table:table-cell table:formula="of:=[.C19]*[hardware.$B$7]*[hardware.$C$7]/[hardware.$C$3]" office:value-type="float" office:value="67.5077236557556" calcext:value-type="float">
            <text:p>67,5077236558</text:p>
          </table:table-cell>
          <table:table-cell table:formula="of:=ROUND([.D19])" office:value-type="float" office:value="68" calcext:value-type="float">
            <text:p>68</text:p>
          </table:table-cell>
          <table:table-cell table:formula="of:=DEC2HEX([.E19];4)" office:value-type="string" office:string-value="0044" calcext:value-type="string">
            <text:p>0044</text:p>
          </table:table-cell>
          <table:table-cell table:formula="of:=&quot;0x&quot;&amp;[.F19]" office:value-type="string" office:string-value="0x0044" calcext:value-type="string">
            <text:p>0x004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[.C21]/POWER(2;1/12)" office:value-type="float" office:value="21.8267644645627" calcext:value-type="float">
            <text:p>21,8267644646</text:p>
          </table:table-cell>
          <table:table-cell table:formula="of:=[.C20]*[hardware.$B$7]*[hardware.$C$7]/[hardware.$C$3]" office:value-type="float" office:value="71.521941797479" calcext:value-type="float">
            <text:p>71,5219417975</text:p>
          </table:table-cell>
          <table:table-cell table:formula="of:=ROUND([.D20])" office:value-type="float" office:value="72" calcext:value-type="float">
            <text:p>72</text:p>
          </table:table-cell>
          <table:table-cell table:formula="of:=DEC2HEX([.E20];4)" office:value-type="string" office:string-value="0048" calcext:value-type="string">
            <text:p>0048</text:p>
          </table:table-cell>
          <table:table-cell table:formula="of:=&quot;0x&quot;&amp;[.F20]" office:value-type="string" office:string-value="0x0048" calcext:value-type="string">
            <text:p>0x004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[.C22]/POWER(2;1/12)" office:value-type="float" office:value="23.1246514194771" calcext:value-type="float">
            <text:p>23,1246514195</text:p>
          </table:table-cell>
          <table:table-cell table:formula="of:=[.C21]*[hardware.$B$7]*[hardware.$C$7]/[hardware.$C$3]" office:value-type="float" office:value="75.7748577713425" calcext:value-type="float">
            <text:p>75,7748577713</text:p>
          </table:table-cell>
          <table:table-cell table:formula="of:=ROUND([.D21])" office:value-type="float" office:value="76" calcext:value-type="float">
            <text:p>76</text:p>
          </table:table-cell>
          <table:table-cell table:formula="of:=DEC2HEX([.E21];4)" office:value-type="string" office:string-value="004C" calcext:value-type="string">
            <text:p>004C</text:p>
          </table:table-cell>
          <table:table-cell table:formula="of:=&quot;0x&quot;&amp;[.F21]" office:value-type="string" office:string-value="0x004C" calcext:value-type="string">
            <text:p>0x004C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[.C23]/POWER(2;1/12)" office:value-type="float" office:value="24.4997147488593" calcext:value-type="float">
            <text:p>24,4997147489</text:p>
          </table:table-cell>
          <table:table-cell table:formula="of:=[.C22]*[hardware.$B$7]*[hardware.$C$7]/[hardware.$C$3]" office:value-type="float" office:value="80.2806652890621" calcext:value-type="float">
            <text:p>80,2806652891</text:p>
          </table:table-cell>
          <table:table-cell table:formula="of:=ROUND([.D22])" office:value-type="float" office:value="80" calcext:value-type="float">
            <text:p>80</text:p>
          </table:table-cell>
          <table:table-cell table:formula="of:=DEC2HEX([.E22];4)" office:value-type="string" office:string-value="0050" calcext:value-type="string">
            <text:p>0050</text:p>
          </table:table-cell>
          <table:table-cell table:formula="of:=&quot;0x&quot;&amp;[.F22]" office:value-type="string" office:string-value="0x0050" calcext:value-type="string">
            <text:p>0x005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[.C24]/POWER(2;1/12)" office:value-type="float" office:value="25.9565435987465" calcext:value-type="float">
            <text:p>25,9565435987</text:p>
          </table:table-cell>
          <table:table-cell table:formula="of:=[.C23]*[hardware.$B$7]*[hardware.$C$7]/[hardware.$C$3]" office:value-type="float" office:value="85.0544020643726" calcext:value-type="float">
            <text:p>85,0544020644</text:p>
          </table:table-cell>
          <table:table-cell table:formula="of:=ROUND([.D23])" office:value-type="float" office:value="85" calcext:value-type="float">
            <text:p>85</text:p>
          </table:table-cell>
          <table:table-cell table:formula="of:=DEC2HEX([.E23];4)" office:value-type="string" office:string-value="0055" calcext:value-type="string">
            <text:p>0055</text:p>
          </table:table-cell>
          <table:table-cell table:formula="of:=&quot;0x&quot;&amp;[.F23]" office:value-type="string" office:string-value="0x0055" calcext:value-type="string">
            <text:p>0x005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0</text:p>
          </table:table-cell>
          <table:table-cell table:formula="of:=[.C25]/POWER(2;1/12)" office:value-type="float" office:value="27.4999999999999" calcext:value-type="float">
            <text:p>27,5</text:p>
          </table:table-cell>
          <table:table-cell table:formula="of:=[.C24]*[hardware.$B$7]*[hardware.$C$7]/[hardware.$C$3]" office:value-type="float" office:value="90.1119999999998" calcext:value-type="float">
            <text:p>90,112</text:p>
          </table:table-cell>
          <table:table-cell table:formula="of:=ROUND([.D24])" office:value-type="float" office:value="90" calcext:value-type="float">
            <text:p>90</text:p>
          </table:table-cell>
          <table:table-cell table:formula="of:=DEC2HEX([.E24];4)" office:value-type="string" office:string-value="005A" calcext:value-type="string">
            <text:p>005A</text:p>
          </table:table-cell>
          <table:table-cell table:formula="of:=&quot;0x&quot;&amp;[.F24]" office:value-type="string" office:string-value="0x005A" calcext:value-type="string">
            <text:p>0x005A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[.C26]/POWER(2;1/12)" office:value-type="float" office:value="29.1352350948806" calcext:value-type="float">
            <text:p>29,1352350949</text:p>
          </table:table-cell>
          <table:table-cell table:formula="of:=[.C25]*[hardware.$B$7]*[hardware.$C$7]/[hardware.$C$3]" office:value-type="float" office:value="95.4703383589046" calcext:value-type="float">
            <text:p>95,4703383589</text:p>
          </table:table-cell>
          <table:table-cell table:formula="of:=ROUND([.D25])" office:value-type="float" office:value="95" calcext:value-type="float">
            <text:p>95</text:p>
          </table:table-cell>
          <table:table-cell table:formula="of:=DEC2HEX([.E25];4)" office:value-type="string" office:string-value="005F" calcext:value-type="string">
            <text:p>005F</text:p>
          </table:table-cell>
          <table:table-cell table:formula="of:=&quot;0x&quot;&amp;[.F25]" office:value-type="string" office:string-value="0x005F" calcext:value-type="string">
            <text:p>0x005F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[.C27]/POWER(2;1/12)" office:value-type="float" office:value="30.8677063285077" calcext:value-type="float">
            <text:p>30,8677063285</text:p>
          </table:table-cell>
          <table:table-cell table:formula="of:=[.C26]*[hardware.$B$7]*[hardware.$C$7]/[hardware.$C$3]" office:value-type="float" office:value="101.147300097254" calcext:value-type="float">
            <text:p>101,1473000973</text:p>
          </table:table-cell>
          <table:table-cell table:formula="of:=ROUND([.D26])" office:value-type="float" office:value="101" calcext:value-type="float">
            <text:p>101</text:p>
          </table:table-cell>
          <table:table-cell table:formula="of:=DEC2HEX([.E26];4)" office:value-type="string" office:string-value="0065" calcext:value-type="string">
            <text:p>0065</text:p>
          </table:table-cell>
          <table:table-cell table:formula="of:=&quot;0x&quot;&amp;[.F26]" office:value-type="string" office:string-value="0x0065" calcext:value-type="string">
            <text:p>0x006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[.C28]/POWER(2;1/12)" office:value-type="float" office:value="32.7031956625748" calcext:value-type="float">
            <text:p>32,7031956626</text:p>
          </table:table-cell>
          <table:table-cell table:formula="of:=[.C27]*[hardware.$B$7]*[hardware.$C$7]/[hardware.$C$3]" office:value-type="float" office:value="107.161831547125" calcext:value-type="float">
            <text:p>107,1618315471</text:p>
          </table:table-cell>
          <table:table-cell table:formula="of:=ROUND([.D27])" office:value-type="float" office:value="107" calcext:value-type="float">
            <text:p>107</text:p>
          </table:table-cell>
          <table:table-cell table:formula="of:=DEC2HEX([.E27];4)" office:value-type="string" office:string-value="006B" calcext:value-type="string">
            <text:p>006B</text:p>
          </table:table-cell>
          <table:table-cell table:formula="of:=&quot;0x&quot;&amp;[.F27]" office:value-type="string" office:string-value="0x006B" calcext:value-type="string">
            <text:p>0x006B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[.C29]/POWER(2;1/12)" office:value-type="float" office:value="34.6478288721089" calcext:value-type="float">
            <text:p>34,6478288721</text:p>
          </table:table-cell>
          <table:table-cell table:formula="of:=[.C28]*[hardware.$B$7]*[hardware.$C$7]/[hardware.$C$3]" office:value-type="float" office:value="113.534005648127" calcext:value-type="float">
            <text:p>113,5340056481</text:p>
          </table:table-cell>
          <table:table-cell table:formula="of:=ROUND([.D28])" office:value-type="float" office:value="114" calcext:value-type="float">
            <text:p>114</text:p>
          </table:table-cell>
          <table:table-cell table:formula="of:=DEC2HEX([.E28];4)" office:value-type="string" office:string-value="0072" calcext:value-type="string">
            <text:p>0072</text:p>
          </table:table-cell>
          <table:table-cell table:formula="of:=&quot;0x&quot;&amp;[.F28]" office:value-type="string" office:string-value="0x0072" calcext:value-type="string">
            <text:p>0x007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[.C30]/POWER(2;1/12)" office:value-type="float" office:value="36.7080959896759" calcext:value-type="float">
            <text:p>36,7080959897</text:p>
          </table:table-cell>
          <table:table-cell table:formula="of:=[.C29]*[hardware.$B$7]*[hardware.$C$7]/[hardware.$C$3]" office:value-type="float" office:value="120.28508893897" calcext:value-type="float">
            <text:p>120,285088939</text:p>
          </table:table-cell>
          <table:table-cell table:formula="of:=ROUND([.D29])" office:value-type="float" office:value="120" calcext:value-type="float">
            <text:p>120</text:p>
          </table:table-cell>
          <table:table-cell table:formula="of:=DEC2HEX([.E29];4)" office:value-type="string" office:string-value="0078" calcext:value-type="string">
            <text:p>0078</text:p>
          </table:table-cell>
          <table:table-cell table:formula="of:=&quot;0x&quot;&amp;[.F29]" office:value-type="string" office:string-value="0x0078" calcext:value-type="string">
            <text:p>0x007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[.C31]/POWER(2;1/12)" office:value-type="float" office:value="38.89087296526" calcext:value-type="float">
            <text:p>38,8908729653</text:p>
          </table:table-cell>
          <table:table-cell table:formula="of:=[.C30]*[hardware.$B$7]*[hardware.$C$7]/[hardware.$C$3]" office:value-type="float" office:value="127.437612532564" calcext:value-type="float">
            <text:p>127,4376125326</text:p>
          </table:table-cell>
          <table:table-cell table:formula="of:=ROUND([.D30])" office:value-type="float" office:value="127" calcext:value-type="float">
            <text:p>127</text:p>
          </table:table-cell>
          <table:table-cell table:formula="of:=DEC2HEX([.E30];4)" office:value-type="string" office:string-value="007F" calcext:value-type="string">
            <text:p>007F</text:p>
          </table:table-cell>
          <table:table-cell table:formula="of:=&quot;0x&quot;&amp;[.F30]" office:value-type="string" office:string-value="0x007F" calcext:value-type="string">
            <text:p>0x007F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[.C32]/POWER(2;1/12)" office:value-type="float" office:value="41.2034446141087" calcext:value-type="float">
            <text:p>41,2034446141</text:p>
          </table:table-cell>
          <table:table-cell table:formula="of:=[.C31]*[hardware.$B$7]*[hardware.$C$7]/[hardware.$C$3]" office:value-type="float" office:value="135.015447311511" calcext:value-type="float">
            <text:p>135,0154473115</text:p>
          </table:table-cell>
          <table:table-cell table:formula="of:=ROUND([.D31])" office:value-type="float" office:value="135" calcext:value-type="float">
            <text:p>135</text:p>
          </table:table-cell>
          <table:table-cell table:formula="of:=DEC2HEX([.E31];4)" office:value-type="string" office:string-value="0087" calcext:value-type="string">
            <text:p>0087</text:p>
          </table:table-cell>
          <table:table-cell table:formula="of:=&quot;0x&quot;&amp;[.F31]" office:value-type="string" office:string-value="0x0087" calcext:value-type="string">
            <text:p>0x008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[.C33]/POWER(2;1/12)" office:value-type="float" office:value="43.6535289291254" calcext:value-type="float">
            <text:p>43,6535289291</text:p>
          </table:table-cell>
          <table:table-cell table:formula="of:=[.C32]*[hardware.$B$7]*[hardware.$C$7]/[hardware.$C$3]" office:value-type="float" office:value="143.043883594958" calcext:value-type="float">
            <text:p>143,043883595</text:p>
          </table:table-cell>
          <table:table-cell table:formula="of:=ROUND([.D32])" office:value-type="float" office:value="143" calcext:value-type="float">
            <text:p>143</text:p>
          </table:table-cell>
          <table:table-cell table:formula="of:=DEC2HEX([.E32];4)" office:value-type="string" office:string-value="008F" calcext:value-type="string">
            <text:p>008F</text:p>
          </table:table-cell>
          <table:table-cell table:formula="of:=&quot;0x&quot;&amp;[.F32]" office:value-type="string" office:string-value="0x008F" calcext:value-type="string">
            <text:p>0x008F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[.C34]/POWER(2;1/12)" office:value-type="float" office:value="46.2493028389542" calcext:value-type="float">
            <text:p>46,249302839</text:p>
          </table:table-cell>
          <table:table-cell table:formula="of:=[.C33]*[hardware.$B$7]*[hardware.$C$7]/[hardware.$C$3]" office:value-type="float" office:value="151.549715542685" calcext:value-type="float">
            <text:p>151,5497155427</text:p>
          </table:table-cell>
          <table:table-cell table:formula="of:=ROUND([.D33])" office:value-type="float" office:value="152" calcext:value-type="float">
            <text:p>152</text:p>
          </table:table-cell>
          <table:table-cell table:formula="of:=DEC2HEX([.E33];4)" office:value-type="string" office:string-value="0098" calcext:value-type="string">
            <text:p>0098</text:p>
          </table:table-cell>
          <table:table-cell table:formula="of:=&quot;0x&quot;&amp;[.F33]" office:value-type="string" office:string-value="0x0098" calcext:value-type="string">
            <text:p>0x009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[.C35]/POWER(2;1/12)" office:value-type="float" office:value="48.9994294977186" calcext:value-type="float">
            <text:p>48,9994294977</text:p>
          </table:table-cell>
          <table:table-cell table:formula="of:=[.C34]*[hardware.$B$7]*[hardware.$C$7]/[hardware.$C$3]" office:value-type="float" office:value="160.561330578124" calcext:value-type="float">
            <text:p>160,5613305781</text:p>
          </table:table-cell>
          <table:table-cell table:formula="of:=ROUND([.D34])" office:value-type="float" office:value="161" calcext:value-type="float">
            <text:p>161</text:p>
          </table:table-cell>
          <table:table-cell table:formula="of:=DEC2HEX([.E34];4)" office:value-type="string" office:string-value="00A1" calcext:value-type="string">
            <text:p>00A1</text:p>
          </table:table-cell>
          <table:table-cell table:formula="of:=&quot;0x&quot;&amp;[.F34]" office:value-type="string" office:string-value="0x00A1" calcext:value-type="string">
            <text:p>0x00A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[.C36]/POWER(2;1/12)" office:value-type="float" office:value="51.9130871974931" calcext:value-type="float">
            <text:p>51,9130871975</text:p>
          </table:table-cell>
          <table:table-cell table:formula="of:=[.C35]*[hardware.$B$7]*[hardware.$C$7]/[hardware.$C$3]" office:value-type="float" office:value="170.108804128745" calcext:value-type="float">
            <text:p>170,1088041287</text:p>
          </table:table-cell>
          <table:table-cell table:formula="of:=ROUND([.D35])" office:value-type="float" office:value="170" calcext:value-type="float">
            <text:p>170</text:p>
          </table:table-cell>
          <table:table-cell table:formula="of:=DEC2HEX([.E35];4)" office:value-type="string" office:string-value="00AA" calcext:value-type="string">
            <text:p>00AA</text:p>
          </table:table-cell>
          <table:table-cell table:formula="of:=&quot;0x&quot;&amp;[.F35]" office:value-type="string" office:string-value="0x00AA" calcext:value-type="string">
            <text:p>0x00AA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1</text:p>
          </table:table-cell>
          <table:table-cell table:formula="of:=[.C37]/POWER(2;1/12)" office:value-type="float" office:value="54.9999999999999" calcext:value-type="float">
            <text:p>55</text:p>
          </table:table-cell>
          <table:table-cell table:formula="of:=[.C36]*[hardware.$B$7]*[hardware.$C$7]/[hardware.$C$3]" office:value-type="float" office:value="180.224" calcext:value-type="float">
            <text:p>180,224</text:p>
          </table:table-cell>
          <table:table-cell table:formula="of:=ROUND([.D36])" office:value-type="float" office:value="180" calcext:value-type="float">
            <text:p>180</text:p>
          </table:table-cell>
          <table:table-cell table:formula="of:=DEC2HEX([.E36];4)" office:value-type="string" office:string-value="00B4" calcext:value-type="string">
            <text:p>00B4</text:p>
          </table:table-cell>
          <table:table-cell table:formula="of:=&quot;0x&quot;&amp;[.F36]" office:value-type="string" office:string-value="0x00B4" calcext:value-type="string">
            <text:p>0x00B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[.C38]/POWER(2;1/12)" office:value-type="float" office:value="58.2704701897611" calcext:value-type="float">
            <text:p>58,2704701898</text:p>
          </table:table-cell>
          <table:table-cell table:formula="of:=[.C37]*[hardware.$B$7]*[hardware.$C$7]/[hardware.$C$3]" office:value-type="float" office:value="190.940676717809" calcext:value-type="float">
            <text:p>190,9406767178</text:p>
          </table:table-cell>
          <table:table-cell table:formula="of:=ROUND([.D37])" office:value-type="float" office:value="191" calcext:value-type="float">
            <text:p>191</text:p>
          </table:table-cell>
          <table:table-cell table:formula="of:=DEC2HEX([.E37];4)" office:value-type="string" office:string-value="00BF" calcext:value-type="string">
            <text:p>00BF</text:p>
          </table:table-cell>
          <table:table-cell table:formula="of:=&quot;0x&quot;&amp;[.F37]" office:value-type="string" office:string-value="0x00BF" calcext:value-type="string">
            <text:p>0x00BF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[.C39]/POWER(2;1/12)" office:value-type="float" office:value="61.7354126570154" calcext:value-type="float">
            <text:p>61,735412657</text:p>
          </table:table-cell>
          <table:table-cell table:formula="of:=[.C38]*[hardware.$B$7]*[hardware.$C$7]/[hardware.$C$3]" office:value-type="float" office:value="202.294600194508" calcext:value-type="float">
            <text:p>202,2946001945</text:p>
          </table:table-cell>
          <table:table-cell table:formula="of:=ROUND([.D38])" office:value-type="float" office:value="202" calcext:value-type="float">
            <text:p>202</text:p>
          </table:table-cell>
          <table:table-cell table:formula="of:=DEC2HEX([.E38];4)" office:value-type="string" office:string-value="00CA" calcext:value-type="string">
            <text:p>00CA</text:p>
          </table:table-cell>
          <table:table-cell table:formula="of:=&quot;0x&quot;&amp;[.F38]" office:value-type="string" office:string-value="0x00CA" calcext:value-type="string">
            <text:p>0x00CA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[.C40]/POWER(2;1/12)" office:value-type="float" office:value="65.4063913251495" calcext:value-type="float">
            <text:p>65,4063913251</text:p>
          </table:table-cell>
          <table:table-cell table:formula="of:=[.C39]*[hardware.$B$7]*[hardware.$C$7]/[hardware.$C$3]" office:value-type="float" office:value="214.32366309425" calcext:value-type="float">
            <text:p>214,3236630943</text:p>
          </table:table-cell>
          <table:table-cell table:formula="of:=ROUND([.D39])" office:value-type="float" office:value="214" calcext:value-type="float">
            <text:p>214</text:p>
          </table:table-cell>
          <table:table-cell table:formula="of:=DEC2HEX([.E39];4)" office:value-type="string" office:string-value="00D6" calcext:value-type="string">
            <text:p>00D6</text:p>
          </table:table-cell>
          <table:table-cell table:formula="of:=&quot;0x&quot;&amp;[.F39]" office:value-type="string" office:string-value="0x00D6" calcext:value-type="string">
            <text:p>0x00D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[.C41]/POWER(2;1/12)" office:value-type="float" office:value="69.2956577442179" calcext:value-type="float">
            <text:p>69,2956577442</text:p>
          </table:table-cell>
          <table:table-cell table:formula="of:=[.C40]*[hardware.$B$7]*[hardware.$C$7]/[hardware.$C$3]" office:value-type="float" office:value="227.068011296253" calcext:value-type="float">
            <text:p>227,0680112963</text:p>
          </table:table-cell>
          <table:table-cell table:formula="of:=ROUND([.D40])" office:value-type="float" office:value="227" calcext:value-type="float">
            <text:p>227</text:p>
          </table:table-cell>
          <table:table-cell table:formula="of:=DEC2HEX([.E40];4)" office:value-type="string" office:string-value="00E3" calcext:value-type="string">
            <text:p>00E3</text:p>
          </table:table-cell>
          <table:table-cell table:formula="of:=&quot;0x&quot;&amp;[.F40]" office:value-type="string" office:string-value="0x00E3" calcext:value-type="string">
            <text:p>0x00E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[.C42]/POWER(2;1/12)" office:value-type="float" office:value="73.4161919793518" calcext:value-type="float">
            <text:p>73,4161919794</text:p>
          </table:table-cell>
          <table:table-cell table:formula="of:=[.C41]*[hardware.$B$7]*[hardware.$C$7]/[hardware.$C$3]" office:value-type="float" office:value="240.57017787794" calcext:value-type="float">
            <text:p>240,5701778779</text:p>
          </table:table-cell>
          <table:table-cell table:formula="of:=ROUND([.D41])" office:value-type="float" office:value="241" calcext:value-type="float">
            <text:p>241</text:p>
          </table:table-cell>
          <table:table-cell table:formula="of:=DEC2HEX([.E41];4)" office:value-type="string" office:string-value="00F1" calcext:value-type="string">
            <text:p>00F1</text:p>
          </table:table-cell>
          <table:table-cell table:formula="of:=&quot;0x&quot;&amp;[.F41]" office:value-type="string" office:string-value="0x00F1" calcext:value-type="string">
            <text:p>0x00F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[.C43]/POWER(2;1/12)" office:value-type="float" office:value="77.7817459305201" calcext:value-type="float">
            <text:p>77,7817459305</text:p>
          </table:table-cell>
          <table:table-cell table:formula="of:=[.C42]*[hardware.$B$7]*[hardware.$C$7]/[hardware.$C$3]" office:value-type="float" office:value="254.875225065128" calcext:value-type="float">
            <text:p>254,8752250651</text:p>
          </table:table-cell>
          <table:table-cell table:formula="of:=ROUND([.D42])" office:value-type="float" office:value="255" calcext:value-type="float">
            <text:p>255</text:p>
          </table:table-cell>
          <table:table-cell table:formula="of:=DEC2HEX([.E42];4)" office:value-type="string" office:string-value="00FF" calcext:value-type="string">
            <text:p>00FF</text:p>
          </table:table-cell>
          <table:table-cell table:formula="of:=&quot;0x&quot;&amp;[.F42]" office:value-type="string" office:string-value="0x00FF" calcext:value-type="string">
            <text:p>0x00FF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[.C44]/POWER(2;1/12)" office:value-type="float" office:value="82.4068892282174" calcext:value-type="float">
            <text:p>82,4068892282</text:p>
          </table:table-cell>
          <table:table-cell table:formula="of:=[.C43]*[hardware.$B$7]*[hardware.$C$7]/[hardware.$C$3]" office:value-type="float" office:value="270.030894623023" calcext:value-type="float">
            <text:p>270,030894623</text:p>
          </table:table-cell>
          <table:table-cell table:formula="of:=ROUND([.D43])" office:value-type="float" office:value="270" calcext:value-type="float">
            <text:p>270</text:p>
          </table:table-cell>
          <table:table-cell table:formula="of:=DEC2HEX([.E43];4)" office:value-type="string" office:string-value="010E" calcext:value-type="string">
            <text:p>010E</text:p>
          </table:table-cell>
          <table:table-cell table:formula="of:=&quot;0x&quot;&amp;[.F43]" office:value-type="string" office:string-value="0x010E" calcext:value-type="string">
            <text:p>0x010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[.C45]/POWER(2;1/12)" office:value-type="float" office:value="87.3070578582508" calcext:value-type="float">
            <text:p>87,3070578583</text:p>
          </table:table-cell>
          <table:table-cell table:formula="of:=[.C44]*[hardware.$B$7]*[hardware.$C$7]/[hardware.$C$3]" office:value-type="float" office:value="286.087767189916" calcext:value-type="float">
            <text:p>286,0877671899</text:p>
          </table:table-cell>
          <table:table-cell table:formula="of:=ROUND([.D44])" office:value-type="float" office:value="286" calcext:value-type="float">
            <text:p>286</text:p>
          </table:table-cell>
          <table:table-cell table:formula="of:=DEC2HEX([.E44];4)" office:value-type="string" office:string-value="011E" calcext:value-type="string">
            <text:p>011E</text:p>
          </table:table-cell>
          <table:table-cell table:formula="of:=&quot;0x&quot;&amp;[.F44]" office:value-type="string" office:string-value="0x011E" calcext:value-type="string">
            <text:p>0x011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[.C46]/POWER(2;1/12)" office:value-type="float" office:value="92.4986056779085" calcext:value-type="float">
            <text:p>92,4986056779</text:p>
          </table:table-cell>
          <table:table-cell table:formula="of:=[.C45]*[hardware.$B$7]*[hardware.$C$7]/[hardware.$C$3]" office:value-type="float" office:value="303.099431085371" calcext:value-type="float">
            <text:p>303,0994310854</text:p>
          </table:table-cell>
          <table:table-cell table:formula="of:=ROUND([.D45])" office:value-type="float" office:value="303" calcext:value-type="float">
            <text:p>303</text:p>
          </table:table-cell>
          <table:table-cell table:formula="of:=DEC2HEX([.E45];4)" office:value-type="string" office:string-value="012F" calcext:value-type="string">
            <text:p>012F</text:p>
          </table:table-cell>
          <table:table-cell table:formula="of:=&quot;0x&quot;&amp;[.F45]" office:value-type="string" office:string-value="0x012F" calcext:value-type="string">
            <text:p>0x012F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[.C47]/POWER(2;1/12)" office:value-type="float" office:value="97.9988589954372" calcext:value-type="float">
            <text:p>97,9988589954</text:p>
          </table:table-cell>
          <table:table-cell table:formula="of:=[.C46]*[hardware.$B$7]*[hardware.$C$7]/[hardware.$C$3]" office:value-type="float" office:value="321.122661156249" calcext:value-type="float">
            <text:p>321,1226611562</text:p>
          </table:table-cell>
          <table:table-cell table:formula="of:=ROUND([.D46])" office:value-type="float" office:value="321" calcext:value-type="float">
            <text:p>321</text:p>
          </table:table-cell>
          <table:table-cell table:formula="of:=DEC2HEX([.E46];4)" office:value-type="string" office:string-value="0141" calcext:value-type="string">
            <text:p>0141</text:p>
          </table:table-cell>
          <table:table-cell table:formula="of:=&quot;0x&quot;&amp;[.F46]" office:value-type="string" office:string-value="0x0141" calcext:value-type="string">
            <text:p>0x014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[.C48]/POWER(2;1/12)" office:value-type="float" office:value="103.826174394986" calcext:value-type="float">
            <text:p>103,826174395</text:p>
          </table:table-cell>
          <table:table-cell table:formula="of:=[.C47]*[hardware.$B$7]*[hardware.$C$7]/[hardware.$C$3]" office:value-type="float" office:value="340.217608257491" calcext:value-type="float">
            <text:p>340,2176082575</text:p>
          </table:table-cell>
          <table:table-cell table:formula="of:=ROUND([.D47])" office:value-type="float" office:value="340" calcext:value-type="float">
            <text:p>340</text:p>
          </table:table-cell>
          <table:table-cell table:formula="of:=DEC2HEX([.E47];4)" office:value-type="string" office:string-value="0154" calcext:value-type="string">
            <text:p>0154</text:p>
          </table:table-cell>
          <table:table-cell table:formula="of:=&quot;0x&quot;&amp;[.F47]" office:value-type="string" office:string-value="0x0154" calcext:value-type="string">
            <text:p>0x015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2</text:p>
          </table:table-cell>
          <table:table-cell table:formula="of:=[.C49]/POWER(2;1/12)" office:value-type="float" office:value="110" calcext:value-type="float">
            <text:p>110</text:p>
          </table:table-cell>
          <table:table-cell table:formula="of:=[.C48]*[hardware.$B$7]*[hardware.$C$7]/[hardware.$C$3]" office:value-type="float" office:value="360.448" calcext:value-type="float">
            <text:p>360,448</text:p>
          </table:table-cell>
          <table:table-cell table:formula="of:=ROUND([.D48])" office:value-type="float" office:value="360" calcext:value-type="float">
            <text:p>360</text:p>
          </table:table-cell>
          <table:table-cell table:formula="of:=DEC2HEX([.E48];4)" office:value-type="string" office:string-value="0168" calcext:value-type="string">
            <text:p>0168</text:p>
          </table:table-cell>
          <table:table-cell table:formula="of:=&quot;0x&quot;&amp;[.F48]" office:value-type="string" office:string-value="0x0168" calcext:value-type="string">
            <text:p>0x016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[.C50]/POWER(2;1/12)" office:value-type="float" office:value="116.540940379522" calcext:value-type="float">
            <text:p>116,5409403795</text:p>
          </table:table-cell>
          <table:table-cell table:formula="of:=[.C49]*[hardware.$B$7]*[hardware.$C$7]/[hardware.$C$3]" office:value-type="float" office:value="381.881353435619" calcext:value-type="float">
            <text:p>381,8813534356</text:p>
          </table:table-cell>
          <table:table-cell table:formula="of:=ROUND([.D49])" office:value-type="float" office:value="382" calcext:value-type="float">
            <text:p>382</text:p>
          </table:table-cell>
          <table:table-cell table:formula="of:=DEC2HEX([.E49];4)" office:value-type="string" office:string-value="017E" calcext:value-type="string">
            <text:p>017E</text:p>
          </table:table-cell>
          <table:table-cell table:formula="of:=&quot;0x&quot;&amp;[.F49]" office:value-type="string" office:string-value="0x017E" calcext:value-type="string">
            <text:p>0x017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[.C51]/POWER(2;1/12)" office:value-type="float" office:value="123.470825314031" calcext:value-type="float">
            <text:p>123,470825314</text:p>
          </table:table-cell>
          <table:table-cell table:formula="of:=[.C50]*[hardware.$B$7]*[hardware.$C$7]/[hardware.$C$3]" office:value-type="float" office:value="404.589200389017" calcext:value-type="float">
            <text:p>404,589200389</text:p>
          </table:table-cell>
          <table:table-cell table:formula="of:=ROUND([.D50])" office:value-type="float" office:value="405" calcext:value-type="float">
            <text:p>405</text:p>
          </table:table-cell>
          <table:table-cell table:formula="of:=DEC2HEX([.E50];4)" office:value-type="string" office:string-value="0195" calcext:value-type="string">
            <text:p>0195</text:p>
          </table:table-cell>
          <table:table-cell table:formula="of:=&quot;0x&quot;&amp;[.F50]" office:value-type="string" office:string-value="0x0195" calcext:value-type="string">
            <text:p>0x019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[.C52]/POWER(2;1/12)" office:value-type="float" office:value="130.812782650299" calcext:value-type="float">
            <text:p>130,8127826503</text:p>
          </table:table-cell>
          <table:table-cell table:formula="of:=[.C51]*[hardware.$B$7]*[hardware.$C$7]/[hardware.$C$3]" office:value-type="float" office:value="428.6473261885" calcext:value-type="float">
            <text:p>428,6473261885</text:p>
          </table:table-cell>
          <table:table-cell table:formula="of:=ROUND([.D51])" office:value-type="float" office:value="429" calcext:value-type="float">
            <text:p>429</text:p>
          </table:table-cell>
          <table:table-cell table:formula="of:=DEC2HEX([.E51];4)" office:value-type="string" office:string-value="01AD" calcext:value-type="string">
            <text:p>01AD</text:p>
          </table:table-cell>
          <table:table-cell table:formula="of:=&quot;0x&quot;&amp;[.F51]" office:value-type="string" office:string-value="0x01AD" calcext:value-type="string">
            <text:p>0x01AD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[.C53]/POWER(2;1/12)" office:value-type="float" office:value="138.591315488436" calcext:value-type="float">
            <text:p>138,5913154884</text:p>
          </table:table-cell>
          <table:table-cell table:formula="of:=[.C52]*[hardware.$B$7]*[hardware.$C$7]/[hardware.$C$3]" office:value-type="float" office:value="454.136022592507" calcext:value-type="float">
            <text:p>454,1360225925</text:p>
          </table:table-cell>
          <table:table-cell table:formula="of:=ROUND([.D52])" office:value-type="float" office:value="454" calcext:value-type="float">
            <text:p>454</text:p>
          </table:table-cell>
          <table:table-cell table:formula="of:=DEC2HEX([.E52];4)" office:value-type="string" office:string-value="01C6" calcext:value-type="string">
            <text:p>01C6</text:p>
          </table:table-cell>
          <table:table-cell table:formula="of:=&quot;0x&quot;&amp;[.F52]" office:value-type="string" office:string-value="0x01C6" calcext:value-type="string">
            <text:p>0x01C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[.C54]/POWER(2;1/12)" office:value-type="float" office:value="146.832383958704" calcext:value-type="float">
            <text:p>146,8323839587</text:p>
          </table:table-cell>
          <table:table-cell table:formula="of:=[.C53]*[hardware.$B$7]*[hardware.$C$7]/[hardware.$C$3]" office:value-type="float" office:value="481.14035575588" calcext:value-type="float">
            <text:p>481,1403557559</text:p>
          </table:table-cell>
          <table:table-cell table:formula="of:=ROUND([.D53])" office:value-type="float" office:value="481" calcext:value-type="float">
            <text:p>481</text:p>
          </table:table-cell>
          <table:table-cell table:formula="of:=DEC2HEX([.E53];4)" office:value-type="string" office:string-value="01E1" calcext:value-type="string">
            <text:p>01E1</text:p>
          </table:table-cell>
          <table:table-cell table:formula="of:=&quot;0x&quot;&amp;[.F53]" office:value-type="string" office:string-value="0x01E1" calcext:value-type="string">
            <text:p>0x01E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[.C55]/POWER(2;1/12)" office:value-type="float" office:value="155.56349186104" calcext:value-type="float">
            <text:p>155,563491861</text:p>
          </table:table-cell>
          <table:table-cell table:formula="of:=[.C54]*[hardware.$B$7]*[hardware.$C$7]/[hardware.$C$3]" office:value-type="float" office:value="509.750450130257" calcext:value-type="float">
            <text:p>509,7504501303</text:p>
          </table:table-cell>
          <table:table-cell table:formula="of:=ROUND([.D54])" office:value-type="float" office:value="510" calcext:value-type="float">
            <text:p>510</text:p>
          </table:table-cell>
          <table:table-cell table:formula="of:=DEC2HEX([.E54];4)" office:value-type="string" office:string-value="01FE" calcext:value-type="string">
            <text:p>01FE</text:p>
          </table:table-cell>
          <table:table-cell table:formula="of:=&quot;0x&quot;&amp;[.F54]" office:value-type="string" office:string-value="0x01FE" calcext:value-type="string">
            <text:p>0x01FE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[.C56]/POWER(2;1/12)" office:value-type="float" office:value="164.813778456435" calcext:value-type="float">
            <text:p>164,8137784564</text:p>
          </table:table-cell>
          <table:table-cell table:formula="of:=[.C55]*[hardware.$B$7]*[hardware.$C$7]/[hardware.$C$3]" office:value-type="float" office:value="540.061789246046" calcext:value-type="float">
            <text:p>540,061789246</text:p>
          </table:table-cell>
          <table:table-cell table:formula="of:=ROUND([.D55])" office:value-type="float" office:value="540" calcext:value-type="float">
            <text:p>540</text:p>
          </table:table-cell>
          <table:table-cell table:formula="of:=DEC2HEX([.E55];4)" office:value-type="string" office:string-value="021C" calcext:value-type="string">
            <text:p>021C</text:p>
          </table:table-cell>
          <table:table-cell table:formula="of:=&quot;0x&quot;&amp;[.F55]" office:value-type="string" office:string-value="0x021C" calcext:value-type="string">
            <text:p>0x021C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[.C57]/POWER(2;1/12)" office:value-type="float" office:value="174.614115716502" calcext:value-type="float">
            <text:p>174,6141157165</text:p>
          </table:table-cell>
          <table:table-cell table:formula="of:=[.C56]*[hardware.$B$7]*[hardware.$C$7]/[hardware.$C$3]" office:value-type="float" office:value="572.175534379833" calcext:value-type="float">
            <text:p>572,1755343798</text:p>
          </table:table-cell>
          <table:table-cell table:formula="of:=ROUND([.D56])" office:value-type="float" office:value="572" calcext:value-type="float">
            <text:p>572</text:p>
          </table:table-cell>
          <table:table-cell table:formula="of:=DEC2HEX([.E56];4)" office:value-type="string" office:string-value="023C" calcext:value-type="string">
            <text:p>023C</text:p>
          </table:table-cell>
          <table:table-cell table:formula="of:=&quot;0x&quot;&amp;[.F56]" office:value-type="string" office:string-value="0x023C" calcext:value-type="string">
            <text:p>0x023C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[.C58]/POWER(2;1/12)" office:value-type="float" office:value="184.997211355817" calcext:value-type="float">
            <text:p>184,9972113558</text:p>
          </table:table-cell>
          <table:table-cell table:formula="of:=[.C57]*[hardware.$B$7]*[hardware.$C$7]/[hardware.$C$3]" office:value-type="float" office:value="606.198862170741" calcext:value-type="float">
            <text:p>606,1988621707</text:p>
          </table:table-cell>
          <table:table-cell table:formula="of:=ROUND([.D57])" office:value-type="float" office:value="606" calcext:value-type="float">
            <text:p>606</text:p>
          </table:table-cell>
          <table:table-cell table:formula="of:=DEC2HEX([.E57];4)" office:value-type="string" office:string-value="025E" calcext:value-type="string">
            <text:p>025E</text:p>
          </table:table-cell>
          <table:table-cell table:formula="of:=&quot;0x&quot;&amp;[.F57]" office:value-type="string" office:string-value="0x025E" calcext:value-type="string">
            <text:p>0x025E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[.C59]/POWER(2;1/12)" office:value-type="float" office:value="195.997717990874" calcext:value-type="float">
            <text:p>195,9977179909</text:p>
          </table:table-cell>
          <table:table-cell table:formula="of:=[.C58]*[hardware.$B$7]*[hardware.$C$7]/[hardware.$C$3]" office:value-type="float" office:value="642.245322312497" calcext:value-type="float">
            <text:p>642,2453223125</text:p>
          </table:table-cell>
          <table:table-cell table:formula="of:=ROUND([.D58])" office:value-type="float" office:value="642" calcext:value-type="float">
            <text:p>642</text:p>
          </table:table-cell>
          <table:table-cell table:formula="of:=DEC2HEX([.E58];4)" office:value-type="string" office:string-value="0282" calcext:value-type="string">
            <text:p>0282</text:p>
          </table:table-cell>
          <table:table-cell table:formula="of:=&quot;0x&quot;&amp;[.F58]" office:value-type="string" office:string-value="0x0282" calcext:value-type="string">
            <text:p>0x028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[.C60]/POWER(2;1/12)" office:value-type="float" office:value="207.652348789972" calcext:value-type="float">
            <text:p>207,65234879</text:p>
          </table:table-cell>
          <table:table-cell table:formula="of:=[.C59]*[hardware.$B$7]*[hardware.$C$7]/[hardware.$C$3]" office:value-type="float" office:value="680.435216514982" calcext:value-type="float">
            <text:p>680,435216515</text:p>
          </table:table-cell>
          <table:table-cell table:formula="of:=ROUND([.D59])" office:value-type="float" office:value="680" calcext:value-type="float">
            <text:p>680</text:p>
          </table:table-cell>
          <table:table-cell table:formula="of:=DEC2HEX([.E59];4)" office:value-type="string" office:string-value="02A8" calcext:value-type="string">
            <text:p>02A8</text:p>
          </table:table-cell>
          <table:table-cell table:formula="of:=&quot;0x&quot;&amp;[.F59]" office:value-type="string" office:string-value="0x02A8" calcext:value-type="string">
            <text:p>0x02A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3</text:p>
          </table:table-cell>
          <table:table-cell table:formula="of:=[.C61]/POWER(2;1/12)" office:value-type="float" office:value="220" calcext:value-type="float">
            <text:p>220</text:p>
          </table:table-cell>
          <table:table-cell table:formula="of:=[.C60]*[hardware.$B$7]*[hardware.$C$7]/[hardware.$C$3]" office:value-type="float" office:value="720.896" calcext:value-type="float">
            <text:p>720,896</text:p>
          </table:table-cell>
          <table:table-cell table:formula="of:=ROUND([.D60])" office:value-type="float" office:value="721" calcext:value-type="float">
            <text:p>721</text:p>
          </table:table-cell>
          <table:table-cell table:formula="of:=DEC2HEX([.E60];4)" office:value-type="string" office:string-value="02D1" calcext:value-type="string">
            <text:p>02D1</text:p>
          </table:table-cell>
          <table:table-cell table:formula="of:=&quot;0x&quot;&amp;[.F60]" office:value-type="string" office:string-value="0x02D1" calcext:value-type="string">
            <text:p>0x02D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[.C62]/POWER(2;1/12)" office:value-type="float" office:value="233.081880759045" calcext:value-type="float">
            <text:p>233,081880759</text:p>
          </table:table-cell>
          <table:table-cell table:formula="of:=[.C61]*[hardware.$B$7]*[hardware.$C$7]/[hardware.$C$3]" office:value-type="float" office:value="763.762706871238" calcext:value-type="float">
            <text:p>763,7627068712</text:p>
          </table:table-cell>
          <table:table-cell table:formula="of:=ROUND([.D61])" office:value-type="float" office:value="764" calcext:value-type="float">
            <text:p>764</text:p>
          </table:table-cell>
          <table:table-cell table:formula="of:=DEC2HEX([.E61];4)" office:value-type="string" office:string-value="02FC" calcext:value-type="string">
            <text:p>02FC</text:p>
          </table:table-cell>
          <table:table-cell table:formula="of:=&quot;0x&quot;&amp;[.F61]" office:value-type="string" office:string-value="0x02FC" calcext:value-type="string">
            <text:p>0x02FC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[.C63]/POWER(2;1/12)" office:value-type="float" office:value="246.941650628062" calcext:value-type="float">
            <text:p>246,9416506281</text:p>
          </table:table-cell>
          <table:table-cell table:formula="of:=[.C62]*[hardware.$B$7]*[hardware.$C$7]/[hardware.$C$3]" office:value-type="float" office:value="809.178400778033" calcext:value-type="float">
            <text:p>809,178400778</text:p>
          </table:table-cell>
          <table:table-cell table:formula="of:=ROUND([.D62])" office:value-type="float" office:value="809" calcext:value-type="float">
            <text:p>809</text:p>
          </table:table-cell>
          <table:table-cell table:formula="of:=DEC2HEX([.E62];4)" office:value-type="string" office:string-value="0329" calcext:value-type="string">
            <text:p>0329</text:p>
          </table:table-cell>
          <table:table-cell table:formula="of:=&quot;0x&quot;&amp;[.F62]" office:value-type="string" office:string-value="0x0329" calcext:value-type="string">
            <text:p>0x032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[.C64]/POWER(2;1/12)" office:value-type="float" office:value="261.625565300598" calcext:value-type="float">
            <text:p>261,6255653006</text:p>
          </table:table-cell>
          <table:table-cell table:formula="of:=[.C63]*[hardware.$B$7]*[hardware.$C$7]/[hardware.$C$3]" office:value-type="float" office:value="857.294652377001" calcext:value-type="float">
            <text:p>857,294652377</text:p>
          </table:table-cell>
          <table:table-cell table:formula="of:=ROUND([.D63])" office:value-type="float" office:value="857" calcext:value-type="float">
            <text:p>857</text:p>
          </table:table-cell>
          <table:table-cell table:formula="of:=DEC2HEX([.E63];4)" office:value-type="string" office:string-value="0359" calcext:value-type="string">
            <text:p>0359</text:p>
          </table:table-cell>
          <table:table-cell table:formula="of:=&quot;0x&quot;&amp;[.F63]" office:value-type="string" office:string-value="0x0359" calcext:value-type="string">
            <text:p>0x0359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[.C65]/POWER(2;1/12)" office:value-type="float" office:value="277.182630976872" calcext:value-type="float">
            <text:p>277,1826309769</text:p>
          </table:table-cell>
          <table:table-cell table:formula="of:=[.C64]*[hardware.$B$7]*[hardware.$C$7]/[hardware.$C$3]" office:value-type="float" office:value="908.272045185014" calcext:value-type="float">
            <text:p>908,272045185</text:p>
          </table:table-cell>
          <table:table-cell table:formula="of:=ROUND([.D64])" office:value-type="float" office:value="908" calcext:value-type="float">
            <text:p>908</text:p>
          </table:table-cell>
          <table:table-cell table:formula="of:=DEC2HEX([.E64];4)" office:value-type="string" office:string-value="038C" calcext:value-type="string">
            <text:p>038C</text:p>
          </table:table-cell>
          <table:table-cell table:formula="of:=&quot;0x&quot;&amp;[.F64]" office:value-type="string" office:string-value="0x038C" calcext:value-type="string">
            <text:p>0x038C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[.C66]/POWER(2;1/12)" office:value-type="float" office:value="293.664767917407" calcext:value-type="float">
            <text:p>293,6647679174</text:p>
          </table:table-cell>
          <table:table-cell table:formula="of:=[.C65]*[hardware.$B$7]*[hardware.$C$7]/[hardware.$C$3]" office:value-type="float" office:value="962.280711511761" calcext:value-type="float">
            <text:p>962,2807115118</text:p>
          </table:table-cell>
          <table:table-cell table:formula="of:=ROUND([.D65])" office:value-type="float" office:value="962" calcext:value-type="float">
            <text:p>962</text:p>
          </table:table-cell>
          <table:table-cell table:formula="of:=DEC2HEX([.E65];4)" office:value-type="string" office:string-value="03C2" calcext:value-type="string">
            <text:p>03C2</text:p>
          </table:table-cell>
          <table:table-cell table:formula="of:=&quot;0x&quot;&amp;[.F65]" office:value-type="string" office:string-value="0x03C2" calcext:value-type="string">
            <text:p>0x03C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[.C67]/POWER(2;1/12)" office:value-type="float" office:value="311.126983722081" calcext:value-type="float">
            <text:p>311,1269837221</text:p>
          </table:table-cell>
          <table:table-cell table:formula="of:=[.C66]*[hardware.$B$7]*[hardware.$C$7]/[hardware.$C$3]" office:value-type="float" office:value="1019.50090026051" calcext:value-type="float">
            <text:p>1019,5009002605</text:p>
          </table:table-cell>
          <table:table-cell table:formula="of:=ROUND([.D66])" office:value-type="float" office:value="1020" calcext:value-type="float">
            <text:p>1020</text:p>
          </table:table-cell>
          <table:table-cell table:formula="of:=DEC2HEX([.E66];4)" office:value-type="string" office:string-value="03FC" calcext:value-type="string">
            <text:p>03FC</text:p>
          </table:table-cell>
          <table:table-cell table:formula="of:=&quot;0x&quot;&amp;[.F66]" office:value-type="string" office:string-value="0x03FC" calcext:value-type="string">
            <text:p>0x03FC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[.C68]/POWER(2;1/12)" office:value-type="float" office:value="329.62755691287" calcext:value-type="float">
            <text:p>329,6275569129</text:p>
          </table:table-cell>
          <table:table-cell table:formula="of:=[.C67]*[hardware.$B$7]*[hardware.$C$7]/[hardware.$C$3]" office:value-type="float" office:value="1080.12357849209" calcext:value-type="float">
            <text:p>1080,1235784921</text:p>
          </table:table-cell>
          <table:table-cell table:formula="of:=ROUND([.D67])" office:value-type="float" office:value="1080" calcext:value-type="float">
            <text:p>1080</text:p>
          </table:table-cell>
          <table:table-cell table:formula="of:=DEC2HEX([.E67];4)" office:value-type="string" office:string-value="0438" calcext:value-type="string">
            <text:p>0438</text:p>
          </table:table-cell>
          <table:table-cell table:formula="of:=&quot;0x&quot;&amp;[.F67]" office:value-type="string" office:string-value="0x0438" calcext:value-type="string">
            <text:p>0x043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[.C69]/POWER(2;1/12)" office:value-type="float" office:value="349.228231433004" calcext:value-type="float">
            <text:p>349,228231433</text:p>
          </table:table-cell>
          <table:table-cell table:formula="of:=[.C68]*[hardware.$B$7]*[hardware.$C$7]/[hardware.$C$3]" office:value-type="float" office:value="1144.35106875967" calcext:value-type="float">
            <text:p>1144,3510687597</text:p>
          </table:table-cell>
          <table:table-cell table:formula="of:=ROUND([.D68])" office:value-type="float" office:value="1144" calcext:value-type="float">
            <text:p>1144</text:p>
          </table:table-cell>
          <table:table-cell table:formula="of:=DEC2HEX([.E68];4)" office:value-type="string" office:string-value="0478" calcext:value-type="string">
            <text:p>0478</text:p>
          </table:table-cell>
          <table:table-cell table:formula="of:=&quot;0x&quot;&amp;[.F68]" office:value-type="string" office:string-value="0x0478" calcext:value-type="string">
            <text:p>0x0478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[.C70]/POWER(2;1/12)" office:value-type="float" office:value="369.994422711634" calcext:value-type="float">
            <text:p>369,9944227116</text:p>
          </table:table-cell>
          <table:table-cell table:formula="of:=[.C69]*[hardware.$B$7]*[hardware.$C$7]/[hardware.$C$3]" office:value-type="float" office:value="1212.39772434148" calcext:value-type="float">
            <text:p>1212,3977243415</text:p>
          </table:table-cell>
          <table:table-cell table:formula="of:=ROUND([.D69])" office:value-type="float" office:value="1212" calcext:value-type="float">
            <text:p>1212</text:p>
          </table:table-cell>
          <table:table-cell table:formula="of:=DEC2HEX([.E69];4)" office:value-type="string" office:string-value="04BC" calcext:value-type="string">
            <text:p>04BC</text:p>
          </table:table-cell>
          <table:table-cell table:formula="of:=&quot;0x&quot;&amp;[.F69]" office:value-type="string" office:string-value="0x04BC" calcext:value-type="string">
            <text:p>0x04BC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[.C71]/POWER(2;1/12)" office:value-type="float" office:value="391.995435981749" calcext:value-type="float">
            <text:p>391,9954359818</text:p>
          </table:table-cell>
          <table:table-cell table:formula="of:=[.C70]*[hardware.$B$7]*[hardware.$C$7]/[hardware.$C$3]" office:value-type="float" office:value="1284.490644625" calcext:value-type="float">
            <text:p>1284,490644625</text:p>
          </table:table-cell>
          <table:table-cell table:formula="of:=ROUND([.D70])" office:value-type="float" office:value="1284" calcext:value-type="float">
            <text:p>1284</text:p>
          </table:table-cell>
          <table:table-cell table:formula="of:=DEC2HEX([.E70];4)" office:value-type="string" office:string-value="0504" calcext:value-type="string">
            <text:p>0504</text:p>
          </table:table-cell>
          <table:table-cell table:formula="of:=&quot;0x&quot;&amp;[.F70]" office:value-type="string" office:string-value="0x0504" calcext:value-type="string">
            <text:p>0x050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[.C72]/POWER(2;1/12)" office:value-type="float" office:value="415.304697579945" calcext:value-type="float">
            <text:p>415,3046975799</text:p>
          </table:table-cell>
          <table:table-cell table:formula="of:=[.C71]*[hardware.$B$7]*[hardware.$C$7]/[hardware.$C$3]" office:value-type="float" office:value="1360.87043302996" calcext:value-type="float">
            <text:p>1360,87043303</text:p>
          </table:table-cell>
          <table:table-cell table:formula="of:=ROUND([.D71])" office:value-type="float" office:value="1361" calcext:value-type="float">
            <text:p>1361</text:p>
          </table:table-cell>
          <table:table-cell table:formula="of:=DEC2HEX([.E71];4)" office:value-type="string" office:string-value="0551" calcext:value-type="string">
            <text:p>0551</text:p>
          </table:table-cell>
          <table:table-cell table:formula="of:=&quot;0x&quot;&amp;[.F71]" office:value-type="string" office:string-value="0x0551" calcext:value-type="string">
            <text:p>0x055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formula="of:=[.C72]*[hardware.$B$7]*[hardware.$C$7]/[hardware.$C$3]" office:value-type="float" office:value="1441.792" calcext:value-type="float">
            <text:p>1441,792</text:p>
          </table:table-cell>
          <table:table-cell table:formula="of:=ROUND([.D72])" office:value-type="float" office:value="1442" calcext:value-type="float">
            <text:p>1442</text:p>
          </table:table-cell>
          <table:table-cell table:formula="of:=DEC2HEX([.E72];4)" office:value-type="string" office:string-value="05A2" calcext:value-type="string">
            <text:p>05A2</text:p>
          </table:table-cell>
          <table:table-cell table:formula="of:=&quot;0x&quot;&amp;[.F72]" office:value-type="string" office:string-value="0x05A2" calcext:value-type="string">
            <text:p>0x05A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[.C72]*POWER(2;1/12)" office:value-type="float" office:value="466.16376151809" calcext:value-type="float">
            <text:p>466,1637615181</text:p>
          </table:table-cell>
          <table:table-cell table:formula="of:=[.C73]*[hardware.$B$7]*[hardware.$C$7]/[hardware.$C$3]" office:value-type="float" office:value="1527.52541374248" calcext:value-type="float">
            <text:p>1527,5254137425</text:p>
          </table:table-cell>
          <table:table-cell table:formula="of:=ROUND([.D73])" office:value-type="float" office:value="1528" calcext:value-type="float">
            <text:p>1528</text:p>
          </table:table-cell>
          <table:table-cell table:formula="of:=DEC2HEX([.E73];4)" office:value-type="string" office:string-value="05F8" calcext:value-type="string">
            <text:p>05F8</text:p>
          </table:table-cell>
          <table:table-cell table:formula="of:=&quot;0x&quot;&amp;[.F73]" office:value-type="string" office:string-value="0x05F8" calcext:value-type="string">
            <text:p>0x05F8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[.C73]*POWER(2;1/12)" office:value-type="float" office:value="493.883301256124" calcext:value-type="float">
            <text:p>493,8833012561</text:p>
          </table:table-cell>
          <table:table-cell table:formula="of:=[.C74]*[hardware.$B$7]*[hardware.$C$7]/[hardware.$C$3]" office:value-type="float" office:value="1618.35680155607" calcext:value-type="float">
            <text:p>1618,3568015561</text:p>
          </table:table-cell>
          <table:table-cell table:formula="of:=ROUND([.D74])" office:value-type="float" office:value="1618" calcext:value-type="float">
            <text:p>1618</text:p>
          </table:table-cell>
          <table:table-cell table:formula="of:=DEC2HEX([.E74];4)" office:value-type="string" office:string-value="0652" calcext:value-type="string">
            <text:p>0652</text:p>
          </table:table-cell>
          <table:table-cell table:formula="of:=&quot;0x&quot;&amp;[.F74]" office:value-type="string" office:string-value="0x0652" calcext:value-type="string">
            <text:p>0x065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[.C74]*POWER(2;1/12)" office:value-type="float" office:value="523.251130601197" calcext:value-type="float">
            <text:p>523,2511306012</text:p>
          </table:table-cell>
          <table:table-cell table:formula="of:=[.C75]*[hardware.$B$7]*[hardware.$C$7]/[hardware.$C$3]" office:value-type="float" office:value="1714.589304754" calcext:value-type="float">
            <text:p>1714,589304754</text:p>
          </table:table-cell>
          <table:table-cell table:formula="of:=ROUND([.D75])" office:value-type="float" office:value="1715" calcext:value-type="float">
            <text:p>1715</text:p>
          </table:table-cell>
          <table:table-cell table:formula="of:=DEC2HEX([.E75];4)" office:value-type="string" office:string-value="06B3" calcext:value-type="string">
            <text:p>06B3</text:p>
          </table:table-cell>
          <table:table-cell table:formula="of:=&quot;0x&quot;&amp;[.F75]" office:value-type="string" office:string-value="0x06B3" calcext:value-type="string">
            <text:p>0x06B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[.C75]*POWER(2;1/12)" office:value-type="float" office:value="554.365261953744" calcext:value-type="float">
            <text:p>554,3652619537</text:p>
          </table:table-cell>
          <table:table-cell table:formula="of:=[.C76]*[hardware.$B$7]*[hardware.$C$7]/[hardware.$C$3]" office:value-type="float" office:value="1816.54409037003" calcext:value-type="float">
            <text:p>1816,54409037</text:p>
          </table:table-cell>
          <table:table-cell table:formula="of:=ROUND([.D76])" office:value-type="float" office:value="1817" calcext:value-type="float">
            <text:p>1817</text:p>
          </table:table-cell>
          <table:table-cell table:formula="of:=DEC2HEX([.E76];4)" office:value-type="string" office:string-value="0719" calcext:value-type="string">
            <text:p>0719</text:p>
          </table:table-cell>
          <table:table-cell table:formula="of:=&quot;0x&quot;&amp;[.F76]" office:value-type="string" office:string-value="0x0719" calcext:value-type="string">
            <text:p>0x0719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[.C76]*POWER(2;1/12)" office:value-type="float" office:value="587.329535834815" calcext:value-type="float">
            <text:p>587,3295358348</text:p>
          </table:table-cell>
          <table:table-cell table:formula="of:=[.C77]*[hardware.$B$7]*[hardware.$C$7]/[hardware.$C$3]" office:value-type="float" office:value="1924.56142302352" calcext:value-type="float">
            <text:p>1924,5614230235</text:p>
          </table:table-cell>
          <table:table-cell table:formula="of:=ROUND([.D77])" office:value-type="float" office:value="1925" calcext:value-type="float">
            <text:p>1925</text:p>
          </table:table-cell>
          <table:table-cell table:formula="of:=DEC2HEX([.E77];4)" office:value-type="string" office:string-value="0785" calcext:value-type="string">
            <text:p>0785</text:p>
          </table:table-cell>
          <table:table-cell table:formula="of:=&quot;0x&quot;&amp;[.F77]" office:value-type="string" office:string-value="0x0785" calcext:value-type="string">
            <text:p>0x078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[.C77]*POWER(2;1/12)" office:value-type="float" office:value="622.253967444162" calcext:value-type="float">
            <text:p>622,2539674442</text:p>
          </table:table-cell>
          <table:table-cell table:formula="of:=[.C78]*[hardware.$B$7]*[hardware.$C$7]/[hardware.$C$3]" office:value-type="float" office:value="2039.00180052103" calcext:value-type="float">
            <text:p>2039,001800521</text:p>
          </table:table-cell>
          <table:table-cell table:formula="of:=ROUND([.D78])" office:value-type="float" office:value="2039" calcext:value-type="float">
            <text:p>2039</text:p>
          </table:table-cell>
          <table:table-cell table:formula="of:=DEC2HEX([.E78];4)" office:value-type="string" office:string-value="07F7" calcext:value-type="string">
            <text:p>07F7</text:p>
          </table:table-cell>
          <table:table-cell table:formula="of:=&quot;0x&quot;&amp;[.F78]" office:value-type="string" office:string-value="0x07F7" calcext:value-type="string">
            <text:p>0x07F7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[.C78]*POWER(2;1/12)" office:value-type="float" office:value="659.25511382574" calcext:value-type="float">
            <text:p>659,2551138257</text:p>
          </table:table-cell>
          <table:table-cell table:formula="of:=[.C79]*[hardware.$B$7]*[hardware.$C$7]/[hardware.$C$3]" office:value-type="float" office:value="2160.24715698419" calcext:value-type="float">
            <text:p>2160,2471569842</text:p>
          </table:table-cell>
          <table:table-cell table:formula="of:=ROUND([.D79])" office:value-type="float" office:value="2160" calcext:value-type="float">
            <text:p>2160</text:p>
          </table:table-cell>
          <table:table-cell table:formula="of:=DEC2HEX([.E79];4)" office:value-type="string" office:string-value="0870" calcext:value-type="string">
            <text:p>0870</text:p>
          </table:table-cell>
          <table:table-cell table:formula="of:=&quot;0x&quot;&amp;[.F79]" office:value-type="string" office:string-value="0x0870" calcext:value-type="string">
            <text:p>0x087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[.C79]*POWER(2;1/12)" office:value-type="float" office:value="698.456462866008" calcext:value-type="float">
            <text:p>698,456462866</text:p>
          </table:table-cell>
          <table:table-cell table:formula="of:=[.C80]*[hardware.$B$7]*[hardware.$C$7]/[hardware.$C$3]" office:value-type="float" office:value="2288.70213751933" calcext:value-type="float">
            <text:p>2288,7021375193</text:p>
          </table:table-cell>
          <table:table-cell table:formula="of:=ROUND([.D80])" office:value-type="float" office:value="2289" calcext:value-type="float">
            <text:p>2289</text:p>
          </table:table-cell>
          <table:table-cell table:formula="of:=DEC2HEX([.E80];4)" office:value-type="string" office:string-value="08F1" calcext:value-type="string">
            <text:p>08F1</text:p>
          </table:table-cell>
          <table:table-cell table:formula="of:=&quot;0x&quot;&amp;[.F80]" office:value-type="string" office:string-value="0x08F1" calcext:value-type="string">
            <text:p>0x08F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[.C80]*POWER(2;1/12)" office:value-type="float" office:value="739.988845423269" calcext:value-type="float">
            <text:p>739,9888454233</text:p>
          </table:table-cell>
          <table:table-cell table:formula="of:=[.C81]*[hardware.$B$7]*[hardware.$C$7]/[hardware.$C$3]" office:value-type="float" office:value="2424.79544868297" calcext:value-type="float">
            <text:p>2424,795448683</text:p>
          </table:table-cell>
          <table:table-cell table:formula="of:=ROUND([.D81])" office:value-type="float" office:value="2425" calcext:value-type="float">
            <text:p>2425</text:p>
          </table:table-cell>
          <table:table-cell table:formula="of:=DEC2HEX([.E81];4)" office:value-type="string" office:string-value="0979" calcext:value-type="string">
            <text:p>0979</text:p>
          </table:table-cell>
          <table:table-cell table:formula="of:=&quot;0x&quot;&amp;[.F81]" office:value-type="string" office:string-value="0x0979" calcext:value-type="string">
            <text:p>0x0979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[.C81]*POWER(2;1/12)" office:value-type="float" office:value="783.990871963499" calcext:value-type="float">
            <text:p>783,9908719635</text:p>
          </table:table-cell>
          <table:table-cell table:formula="of:=[.C82]*[hardware.$B$7]*[hardware.$C$7]/[hardware.$C$3]" office:value-type="float" office:value="2568.98128924999" calcext:value-type="float">
            <text:p>2568,98128925</text:p>
          </table:table-cell>
          <table:table-cell table:formula="of:=ROUND([.D82])" office:value-type="float" office:value="2569" calcext:value-type="float">
            <text:p>2569</text:p>
          </table:table-cell>
          <table:table-cell table:formula="of:=DEC2HEX([.E82];4)" office:value-type="string" office:string-value="0A09" calcext:value-type="string">
            <text:p>0A09</text:p>
          </table:table-cell>
          <table:table-cell table:formula="of:=&quot;0x&quot;&amp;[.F82]" office:value-type="string" office:string-value="0x0A09" calcext:value-type="string">
            <text:p>0x0A0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C82]*POWER(2;1/12)" office:value-type="float" office:value="830.609395159891" calcext:value-type="float">
            <text:p>830,6093951599</text:p>
          </table:table-cell>
          <table:table-cell table:formula="of:=[.C83]*[hardware.$B$7]*[hardware.$C$7]/[hardware.$C$3]" office:value-type="float" office:value="2721.74086605993" calcext:value-type="float">
            <text:p>2721,7408660599</text:p>
          </table:table-cell>
          <table:table-cell table:formula="of:=ROUND([.D83])" office:value-type="float" office:value="2722" calcext:value-type="float">
            <text:p>2722</text:p>
          </table:table-cell>
          <table:table-cell table:formula="of:=DEC2HEX([.E83];4)" office:value-type="string" office:string-value="0AA2" calcext:value-type="string">
            <text:p>0AA2</text:p>
          </table:table-cell>
          <table:table-cell table:formula="of:=&quot;0x&quot;&amp;[.F83]" office:value-type="string" office:string-value="0x0AA2" calcext:value-type="string">
            <text:p>0x0AA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5</text:p>
          </table:table-cell>
          <table:table-cell table:formula="of:=[.C83]*POWER(2;1/12)" office:value-type="float" office:value="880" calcext:value-type="float">
            <text:p>880</text:p>
          </table:table-cell>
          <table:table-cell table:formula="of:=[.C84]*[hardware.$B$7]*[hardware.$C$7]/[hardware.$C$3]" office:value-type="float" office:value="2883.584" calcext:value-type="float">
            <text:p>2883,584</text:p>
          </table:table-cell>
          <table:table-cell table:formula="of:=ROUND([.D84])" office:value-type="float" office:value="2884" calcext:value-type="float">
            <text:p>2884</text:p>
          </table:table-cell>
          <table:table-cell table:formula="of:=DEC2HEX([.E84];4)" office:value-type="string" office:string-value="0B44" calcext:value-type="string">
            <text:p>0B44</text:p>
          </table:table-cell>
          <table:table-cell table:formula="of:=&quot;0x&quot;&amp;[.F84]" office:value-type="string" office:string-value="0x0B44" calcext:value-type="string">
            <text:p>0x0B4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[.C84]*POWER(2;1/12)" office:value-type="float" office:value="932.32752303618" calcext:value-type="float">
            <text:p>932,3275230362</text:p>
          </table:table-cell>
          <table:table-cell table:formula="of:=[.C85]*[hardware.$B$7]*[hardware.$C$7]/[hardware.$C$3]" office:value-type="float" office:value="3055.05082748496" calcext:value-type="float">
            <text:p>3055,050827485</text:p>
          </table:table-cell>
          <table:table-cell table:formula="of:=ROUND([.D85])" office:value-type="float" office:value="3055" calcext:value-type="float">
            <text:p>3055</text:p>
          </table:table-cell>
          <table:table-cell table:formula="of:=DEC2HEX([.E85];4)" office:value-type="string" office:string-value="0BEF" calcext:value-type="string">
            <text:p>0BEF</text:p>
          </table:table-cell>
          <table:table-cell table:formula="of:=&quot;0x&quot;&amp;[.F85]" office:value-type="string" office:string-value="0x0BEF" calcext:value-type="string">
            <text:p>0x0BEF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[.C85]*POWER(2;1/12)" office:value-type="float" office:value="987.766602512249" calcext:value-type="float">
            <text:p>987,7666025122</text:p>
          </table:table-cell>
          <table:table-cell table:formula="of:=[.C86]*[hardware.$B$7]*[hardware.$C$7]/[hardware.$C$3]" office:value-type="float" office:value="3236.71360311214" calcext:value-type="float">
            <text:p>3236,7136031121</text:p>
          </table:table-cell>
          <table:table-cell table:formula="of:=ROUND([.D86])" office:value-type="float" office:value="3237" calcext:value-type="float">
            <text:p>3237</text:p>
          </table:table-cell>
          <table:table-cell table:formula="of:=DEC2HEX([.E86];4)" office:value-type="string" office:string-value="0CA5" calcext:value-type="string">
            <text:p>0CA5</text:p>
          </table:table-cell>
          <table:table-cell table:formula="of:=&quot;0x&quot;&amp;[.F86]" office:value-type="string" office:string-value="0x0CA5" calcext:value-type="string">
            <text:p>0x0CA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[.C86]*POWER(2;1/12)" office:value-type="float" office:value="1046.50226120239" calcext:value-type="float">
            <text:p>1046,5022612024</text:p>
          </table:table-cell>
          <table:table-cell table:formula="of:=[.C87]*[hardware.$B$7]*[hardware.$C$7]/[hardware.$C$3]" office:value-type="float" office:value="3429.17860950801" calcext:value-type="float">
            <text:p>3429,178609508</text:p>
          </table:table-cell>
          <table:table-cell table:formula="of:=ROUND([.D87])" office:value-type="float" office:value="3429" calcext:value-type="float">
            <text:p>3429</text:p>
          </table:table-cell>
          <table:table-cell table:formula="of:=DEC2HEX([.E87];4)" office:value-type="string" office:string-value="0D65" calcext:value-type="string">
            <text:p>0D65</text:p>
          </table:table-cell>
          <table:table-cell table:formula="of:=&quot;0x&quot;&amp;[.F87]" office:value-type="string" office:string-value="0x0D65" calcext:value-type="string">
            <text:p>0x0D6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[.C87]*POWER(2;1/12)" office:value-type="float" office:value="1108.73052390749" calcext:value-type="float">
            <text:p>1108,7305239075</text:p>
          </table:table-cell>
          <table:table-cell table:formula="of:=[.C88]*[hardware.$B$7]*[hardware.$C$7]/[hardware.$C$3]" office:value-type="float" office:value="3633.08818074006" calcext:value-type="float">
            <text:p>3633,0881807401</text:p>
          </table:table-cell>
          <table:table-cell table:formula="of:=ROUND([.D88])" office:value-type="float" office:value="3633" calcext:value-type="float">
            <text:p>3633</text:p>
          </table:table-cell>
          <table:table-cell table:formula="of:=DEC2HEX([.E88];4)" office:value-type="string" office:string-value="0E31" calcext:value-type="string">
            <text:p>0E31</text:p>
          </table:table-cell>
          <table:table-cell table:formula="of:=&quot;0x&quot;&amp;[.F88]" office:value-type="string" office:string-value="0x0E31" calcext:value-type="string">
            <text:p>0x0E3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[.C88]*POWER(2;1/12)" office:value-type="float" office:value="1174.65907166963" calcext:value-type="float">
            <text:p>1174,6590716696</text:p>
          </table:table-cell>
          <table:table-cell table:formula="of:=[.C89]*[hardware.$B$7]*[hardware.$C$7]/[hardware.$C$3]" office:value-type="float" office:value="3849.12284604705" calcext:value-type="float">
            <text:p>3849,1228460471</text:p>
          </table:table-cell>
          <table:table-cell table:formula="of:=ROUND([.D89])" office:value-type="float" office:value="3849" calcext:value-type="float">
            <text:p>3849</text:p>
          </table:table-cell>
          <table:table-cell table:formula="of:=DEC2HEX([.E89];4)" office:value-type="string" office:string-value="0F09" calcext:value-type="string">
            <text:p>0F09</text:p>
          </table:table-cell>
          <table:table-cell table:formula="of:=&quot;0x&quot;&amp;[.F89]" office:value-type="string" office:string-value="0x0F09" calcext:value-type="string">
            <text:p>0x0F09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[.C89]*POWER(2;1/12)" office:value-type="float" office:value="1244.50793488832" calcext:value-type="float">
            <text:p>1244,5079348883</text:p>
          </table:table-cell>
          <table:table-cell table:formula="of:=[.C90]*[hardware.$B$7]*[hardware.$C$7]/[hardware.$C$3]" office:value-type="float" office:value="4078.00360104206" calcext:value-type="float">
            <text:p>4078,0036010421</text:p>
          </table:table-cell>
          <table:table-cell table:formula="of:=ROUND([.D90])" office:value-type="float" office:value="4078" calcext:value-type="float">
            <text:p>4078</text:p>
          </table:table-cell>
          <table:table-cell table:formula="of:=DEC2HEX([.E90];4)" office:value-type="string" office:string-value="0FEE" calcext:value-type="string">
            <text:p>0FEE</text:p>
          </table:table-cell>
          <table:table-cell table:formula="of:=&quot;0x&quot;&amp;[.F90]" office:value-type="string" office:string-value="0x0FEE" calcext:value-type="string">
            <text:p>0x0FEE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[.C90]*POWER(2;1/12)" office:value-type="float" office:value="1318.51022765148" calcext:value-type="float">
            <text:p>1318,5102276515</text:p>
          </table:table-cell>
          <table:table-cell table:formula="of:=[.C91]*[hardware.$B$7]*[hardware.$C$7]/[hardware.$C$3]" office:value-type="float" office:value="4320.49431396837" calcext:value-type="float">
            <text:p>4320,4943139684</text:p>
          </table:table-cell>
          <table:table-cell table:formula="of:=ROUND([.D91])" office:value-type="float" office:value="4320" calcext:value-type="float">
            <text:p>4320</text:p>
          </table:table-cell>
          <table:table-cell table:formula="of:=DEC2HEX([.E91];4)" office:value-type="string" office:string-value="10E0" calcext:value-type="string">
            <text:p>10E0</text:p>
          </table:table-cell>
          <table:table-cell table:formula="of:=&quot;0x&quot;&amp;[.F91]" office:value-type="string" office:string-value="0x10E0" calcext:value-type="string">
            <text:p>0x10E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[.C91]*POWER(2;1/12)" office:value-type="float" office:value="1396.91292573202" calcext:value-type="float">
            <text:p>1396,912925732</text:p>
          </table:table-cell>
          <table:table-cell table:formula="of:=[.C92]*[hardware.$B$7]*[hardware.$C$7]/[hardware.$C$3]" office:value-type="float" office:value="4577.40427503867" calcext:value-type="float">
            <text:p>4577,4042750387</text:p>
          </table:table-cell>
          <table:table-cell table:formula="of:=ROUND([.D92])" office:value-type="float" office:value="4577" calcext:value-type="float">
            <text:p>4577</text:p>
          </table:table-cell>
          <table:table-cell table:formula="of:=DEC2HEX([.E92];4)" office:value-type="string" office:string-value="11E1" calcext:value-type="string">
            <text:p>11E1</text:p>
          </table:table-cell>
          <table:table-cell table:formula="of:=&quot;0x&quot;&amp;[.F92]" office:value-type="string" office:string-value="0x11E1" calcext:value-type="string">
            <text:p>0x11E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[.C92]*POWER(2;1/12)" office:value-type="float" office:value="1479.97769084654" calcext:value-type="float">
            <text:p>1479,9776908465</text:p>
          </table:table-cell>
          <table:table-cell table:formula="of:=[.C93]*[hardware.$B$7]*[hardware.$C$7]/[hardware.$C$3]" office:value-type="float" office:value="4849.59089736594" calcext:value-type="float">
            <text:p>4849,5908973659</text:p>
          </table:table-cell>
          <table:table-cell table:formula="of:=ROUND([.D93])" office:value-type="float" office:value="4850" calcext:value-type="float">
            <text:p>4850</text:p>
          </table:table-cell>
          <table:table-cell table:formula="of:=DEC2HEX([.E93];4)" office:value-type="string" office:string-value="12F2" calcext:value-type="string">
            <text:p>12F2</text:p>
          </table:table-cell>
          <table:table-cell table:formula="of:=&quot;0x&quot;&amp;[.F93]" office:value-type="string" office:string-value="0x12F2" calcext:value-type="string">
            <text:p>0x12F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[.C93]*POWER(2;1/12)" office:value-type="float" office:value="1567.981743927" calcext:value-type="float">
            <text:p>1567,981743927</text:p>
          </table:table-cell>
          <table:table-cell table:formula="of:=[.C94]*[hardware.$B$7]*[hardware.$C$7]/[hardware.$C$3]" office:value-type="float" office:value="5137.96257849999" calcext:value-type="float">
            <text:p>5137,9625785</text:p>
          </table:table-cell>
          <table:table-cell table:formula="of:=ROUND([.D94])" office:value-type="float" office:value="5138" calcext:value-type="float">
            <text:p>5138</text:p>
          </table:table-cell>
          <table:table-cell table:formula="of:=DEC2HEX([.E94];4)" office:value-type="string" office:string-value="1412" calcext:value-type="string">
            <text:p>1412</text:p>
          </table:table-cell>
          <table:table-cell table:formula="of:=&quot;0x&quot;&amp;[.F94]" office:value-type="string" office:string-value="0x1412" calcext:value-type="string">
            <text:p>0x141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[.C94]*POWER(2;1/12)" office:value-type="float" office:value="1661.21879031978" calcext:value-type="float">
            <text:p>1661,2187903198</text:p>
          </table:table-cell>
          <table:table-cell table:formula="of:=[.C95]*[hardware.$B$7]*[hardware.$C$7]/[hardware.$C$3]" office:value-type="float" office:value="5443.48173211986" calcext:value-type="float">
            <text:p>5443,4817321199</text:p>
          </table:table-cell>
          <table:table-cell table:formula="of:=ROUND([.D95])" office:value-type="float" office:value="5443" calcext:value-type="float">
            <text:p>5443</text:p>
          </table:table-cell>
          <table:table-cell table:formula="of:=DEC2HEX([.E95];4)" office:value-type="string" office:string-value="1543" calcext:value-type="string">
            <text:p>1543</text:p>
          </table:table-cell>
          <table:table-cell table:formula="of:=&quot;0x&quot;&amp;[.F95]" office:value-type="string" office:string-value="0x1543" calcext:value-type="string">
            <text:p>0x1543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6</text:p>
          </table:table-cell>
          <table:table-cell table:formula="of:=[.C95]*POWER(2;1/12)" office:value-type="float" office:value="1760" calcext:value-type="float">
            <text:p>1760</text:p>
          </table:table-cell>
          <table:table-cell table:formula="of:=[.C96]*[hardware.$B$7]*[hardware.$C$7]/[hardware.$C$3]" office:value-type="float" office:value="5767.168" calcext:value-type="float">
            <text:p>5767,168</text:p>
          </table:table-cell>
          <table:table-cell table:formula="of:=ROUND([.D96])" office:value-type="float" office:value="5767" calcext:value-type="float">
            <text:p>5767</text:p>
          </table:table-cell>
          <table:table-cell table:formula="of:=DEC2HEX([.E96];4)" office:value-type="string" office:string-value="1687" calcext:value-type="string">
            <text:p>1687</text:p>
          </table:table-cell>
          <table:table-cell table:formula="of:=&quot;0x&quot;&amp;[.F96]" office:value-type="string" office:string-value="0x1687" calcext:value-type="string">
            <text:p>0x1687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[.C96]*POWER(2;1/12)" office:value-type="float" office:value="1864.65504607236" calcext:value-type="float">
            <text:p>1864,6550460724</text:p>
          </table:table-cell>
          <table:table-cell table:formula="of:=[.C97]*[hardware.$B$7]*[hardware.$C$7]/[hardware.$C$3]" office:value-type="float" office:value="6110.10165496991" calcext:value-type="float">
            <text:p>6110,1016549699</text:p>
          </table:table-cell>
          <table:table-cell table:formula="of:=ROUND([.D97])" office:value-type="float" office:value="6110" calcext:value-type="float">
            <text:p>6110</text:p>
          </table:table-cell>
          <table:table-cell table:formula="of:=DEC2HEX([.E97];4)" office:value-type="string" office:string-value="17DE" calcext:value-type="string">
            <text:p>17DE</text:p>
          </table:table-cell>
          <table:table-cell table:formula="of:=&quot;0x&quot;&amp;[.F97]" office:value-type="string" office:string-value="0x17DE" calcext:value-type="string">
            <text:p>0x17DE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[.C97]*POWER(2;1/12)" office:value-type="float" office:value="1975.5332050245" calcext:value-type="float">
            <text:p>1975,5332050245</text:p>
          </table:table-cell>
          <table:table-cell table:formula="of:=[.C98]*[hardware.$B$7]*[hardware.$C$7]/[hardware.$C$3]" office:value-type="float" office:value="6473.42720622427" calcext:value-type="float">
            <text:p>6473,4272062243</text:p>
          </table:table-cell>
          <table:table-cell table:formula="of:=ROUND([.D98])" office:value-type="float" office:value="6473" calcext:value-type="float">
            <text:p>6473</text:p>
          </table:table-cell>
          <table:table-cell table:formula="of:=DEC2HEX([.E98];4)" office:value-type="string" office:string-value="1949" calcext:value-type="string">
            <text:p>1949</text:p>
          </table:table-cell>
          <table:table-cell table:formula="of:=&quot;0x&quot;&amp;[.F98]" office:value-type="string" office:string-value="0x1949" calcext:value-type="string">
            <text:p>0x1949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[.C98]*POWER(2;1/12)" office:value-type="float" office:value="2093.00452240479" calcext:value-type="float">
            <text:p>2093,0045224048</text:p>
          </table:table-cell>
          <table:table-cell table:formula="of:=[.C99]*[hardware.$B$7]*[hardware.$C$7]/[hardware.$C$3]" office:value-type="float" office:value="6858.35721901602" calcext:value-type="float">
            <text:p>6858,357219016</text:p>
          </table:table-cell>
          <table:table-cell table:formula="of:=ROUND([.D99])" office:value-type="float" office:value="6858" calcext:value-type="float">
            <text:p>6858</text:p>
          </table:table-cell>
          <table:table-cell table:formula="of:=DEC2HEX([.E99];4)" office:value-type="string" office:string-value="1ACA" calcext:value-type="string">
            <text:p>1ACA</text:p>
          </table:table-cell>
          <table:table-cell table:formula="of:=&quot;0x&quot;&amp;[.F99]" office:value-type="string" office:string-value="0x1ACA" calcext:value-type="string">
            <text:p>0x1ACA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[.C99]*POWER(2;1/12)" office:value-type="float" office:value="2217.46104781498" calcext:value-type="float">
            <text:p>2217,461047815</text:p>
          </table:table-cell>
          <table:table-cell table:formula="of:=[.C100]*[hardware.$B$7]*[hardware.$C$7]/[hardware.$C$3]" office:value-type="float" office:value="7266.17636148012" calcext:value-type="float">
            <text:p>7266,1763614801</text:p>
          </table:table-cell>
          <table:table-cell table:formula="of:=ROUND([.D100])" office:value-type="float" office:value="7266" calcext:value-type="float">
            <text:p>7266</text:p>
          </table:table-cell>
          <table:table-cell table:formula="of:=DEC2HEX([.E100];4)" office:value-type="string" office:string-value="1C62" calcext:value-type="string">
            <text:p>1C62</text:p>
          </table:table-cell>
          <table:table-cell table:formula="of:=&quot;0x&quot;&amp;[.F100]" office:value-type="string" office:string-value="0x1C62" calcext:value-type="string">
            <text:p>0x1C6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[.C100]*POWER(2;1/12)" office:value-type="float" office:value="2349.31814333926" calcext:value-type="float">
            <text:p>2349,3181433393</text:p>
          </table:table-cell>
          <table:table-cell table:formula="of:=[.C101]*[hardware.$B$7]*[hardware.$C$7]/[hardware.$C$3]" office:value-type="float" office:value="7698.2456920941" calcext:value-type="float">
            <text:p>7698,2456920941</text:p>
          </table:table-cell>
          <table:table-cell table:formula="of:=ROUND([.D101])" office:value-type="float" office:value="7698" calcext:value-type="float">
            <text:p>7698</text:p>
          </table:table-cell>
          <table:table-cell table:formula="of:=DEC2HEX([.E101];4)" office:value-type="string" office:string-value="1E12" calcext:value-type="string">
            <text:p>1E12</text:p>
          </table:table-cell>
          <table:table-cell table:formula="of:=&quot;0x&quot;&amp;[.F101]" office:value-type="string" office:string-value="0x1E12" calcext:value-type="string">
            <text:p>0x1E1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[.C101]*POWER(2;1/12)" office:value-type="float" office:value="2489.01586977665" calcext:value-type="float">
            <text:p>2489,0158697767</text:p>
          </table:table-cell>
          <table:table-cell table:formula="of:=[.C102]*[hardware.$B$7]*[hardware.$C$7]/[hardware.$C$3]" office:value-type="float" office:value="8156.00720208413" calcext:value-type="float">
            <text:p>8156,0072020841</text:p>
          </table:table-cell>
          <table:table-cell table:formula="of:=ROUND([.D102])" office:value-type="float" office:value="8156" calcext:value-type="float">
            <text:p>8156</text:p>
          </table:table-cell>
          <table:table-cell table:formula="of:=DEC2HEX([.E102];4)" office:value-type="string" office:string-value="1FDC" calcext:value-type="string">
            <text:p>1FDC</text:p>
          </table:table-cell>
          <table:table-cell table:formula="of:=&quot;0x&quot;&amp;[.F102]" office:value-type="string" office:string-value="0x1FDC" calcext:value-type="string">
            <text:p>0x1FDC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[.C102]*POWER(2;1/12)" office:value-type="float" office:value="2637.02045530296" calcext:value-type="float">
            <text:p>2637,020455303</text:p>
          </table:table-cell>
          <table:table-cell table:formula="of:=[.C103]*[hardware.$B$7]*[hardware.$C$7]/[hardware.$C$3]" office:value-type="float" office:value="8640.98862793675" calcext:value-type="float">
            <text:p>8640,9886279368</text:p>
          </table:table-cell>
          <table:table-cell table:formula="of:=ROUND([.D103])" office:value-type="float" office:value="8641" calcext:value-type="float">
            <text:p>8641</text:p>
          </table:table-cell>
          <table:table-cell table:formula="of:=DEC2HEX([.E103];4)" office:value-type="string" office:string-value="21C1" calcext:value-type="string">
            <text:p>21C1</text:p>
          </table:table-cell>
          <table:table-cell table:formula="of:=&quot;0x&quot;&amp;[.F103]" office:value-type="string" office:string-value="0x21C1" calcext:value-type="string">
            <text:p>0x21C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[.C103]*POWER(2;1/12)" office:value-type="float" office:value="2793.82585146403" calcext:value-type="float">
            <text:p>2793,825851464</text:p>
          </table:table-cell>
          <table:table-cell table:formula="of:=[.C104]*[hardware.$B$7]*[hardware.$C$7]/[hardware.$C$3]" office:value-type="float" office:value="9154.80855007735" calcext:value-type="float">
            <text:p>9154,8085500774</text:p>
          </table:table-cell>
          <table:table-cell table:formula="of:=ROUND([.D104])" office:value-type="float" office:value="9155" calcext:value-type="float">
            <text:p>9155</text:p>
          </table:table-cell>
          <table:table-cell table:formula="of:=DEC2HEX([.E104];4)" office:value-type="string" office:string-value="23C3" calcext:value-type="string">
            <text:p>23C3</text:p>
          </table:table-cell>
          <table:table-cell table:formula="of:=&quot;0x&quot;&amp;[.F104]" office:value-type="string" office:string-value="0x23C3" calcext:value-type="string">
            <text:p>0x23C3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[.C104]*POWER(2;1/12)" office:value-type="float" office:value="2959.95538169308" calcext:value-type="float">
            <text:p>2959,9553816931</text:p>
          </table:table-cell>
          <table:table-cell table:formula="of:=[.C105]*[hardware.$B$7]*[hardware.$C$7]/[hardware.$C$3]" office:value-type="float" office:value="9699.18179473188" calcext:value-type="float">
            <text:p>9699,1817947319</text:p>
          </table:table-cell>
          <table:table-cell table:formula="of:=ROUND([.D105])" office:value-type="float" office:value="9699" calcext:value-type="float">
            <text:p>9699</text:p>
          </table:table-cell>
          <table:table-cell table:formula="of:=DEC2HEX([.E105];4)" office:value-type="string" office:string-value="25E3" calcext:value-type="string">
            <text:p>25E3</text:p>
          </table:table-cell>
          <table:table-cell table:formula="of:=&quot;0x&quot;&amp;[.F105]" office:value-type="string" office:string-value="0x25E3" calcext:value-type="string">
            <text:p>0x25E3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[.C105]*POWER(2;1/12)" office:value-type="float" office:value="3135.963487854" calcext:value-type="float">
            <text:p>3135,963487854</text:p>
          </table:table-cell>
          <table:table-cell table:formula="of:=[.C106]*[hardware.$B$7]*[hardware.$C$7]/[hardware.$C$3]" office:value-type="float" office:value="10275.925157" calcext:value-type="float">
            <text:p>10275,925157</text:p>
          </table:table-cell>
          <table:table-cell table:formula="of:=ROUND([.D106])" office:value-type="float" office:value="10276" calcext:value-type="float">
            <text:p>10276</text:p>
          </table:table-cell>
          <table:table-cell table:formula="of:=DEC2HEX([.E106];4)" office:value-type="string" office:string-value="2824" calcext:value-type="string">
            <text:p>2824</text:p>
          </table:table-cell>
          <table:table-cell table:formula="of:=&quot;0x&quot;&amp;[.F106]" office:value-type="string" office:string-value="0x2824" calcext:value-type="string">
            <text:p>0x282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[.C106]*POWER(2;1/12)" office:value-type="float" office:value="3322.43758063956" calcext:value-type="float">
            <text:p>3322,4375806396</text:p>
          </table:table-cell>
          <table:table-cell table:formula="of:=[.C107]*[hardware.$B$7]*[hardware.$C$7]/[hardware.$C$3]" office:value-type="float" office:value="10886.9634642397" calcext:value-type="float">
            <text:p>10886,9634642397</text:p>
          </table:table-cell>
          <table:table-cell table:formula="of:=ROUND([.D107])" office:value-type="float" office:value="10887" calcext:value-type="float">
            <text:p>10887</text:p>
          </table:table-cell>
          <table:table-cell table:formula="of:=DEC2HEX([.E107];4)" office:value-type="string" office:string-value="2A87" calcext:value-type="string">
            <text:p>2A87</text:p>
          </table:table-cell>
          <table:table-cell table:formula="of:=&quot;0x&quot;&amp;[.F107]" office:value-type="string" office:string-value="0x2A87" calcext:value-type="string">
            <text:p>0x2A87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7</text:p>
          </table:table-cell>
          <table:table-cell table:formula="of:=[.C107]*POWER(2;1/12)" office:value-type="float" office:value="3520" calcext:value-type="float">
            <text:p>3520</text:p>
          </table:table-cell>
          <table:table-cell table:formula="of:=[.C108]*[hardware.$B$7]*[hardware.$C$7]/[hardware.$C$3]" office:value-type="float" office:value="11534.336" calcext:value-type="float">
            <text:p>11534,336</text:p>
          </table:table-cell>
          <table:table-cell table:formula="of:=ROUND([.D108])" office:value-type="float" office:value="11534" calcext:value-type="float">
            <text:p>11534</text:p>
          </table:table-cell>
          <table:table-cell table:formula="of:=DEC2HEX([.E108];4)" office:value-type="string" office:string-value="2D0E" calcext:value-type="string">
            <text:p>2D0E</text:p>
          </table:table-cell>
          <table:table-cell table:formula="of:=&quot;0x&quot;&amp;[.F108]" office:value-type="string" office:string-value="0x2D0E" calcext:value-type="string">
            <text:p>0x2D0E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[.C108]*POWER(2;1/12)" office:value-type="float" office:value="3729.31009214472" calcext:value-type="float">
            <text:p>3729,3100921447</text:p>
          </table:table-cell>
          <table:table-cell table:formula="of:=[.C109]*[hardware.$B$7]*[hardware.$C$7]/[hardware.$C$3]" office:value-type="float" office:value="12220.2033099398" calcext:value-type="float">
            <text:p>12220,2033099398</text:p>
          </table:table-cell>
          <table:table-cell table:formula="of:=ROUND([.D109])" office:value-type="float" office:value="12220" calcext:value-type="float">
            <text:p>12220</text:p>
          </table:table-cell>
          <table:table-cell table:formula="of:=DEC2HEX([.E109];4)" office:value-type="string" office:string-value="2FBC" calcext:value-type="string">
            <text:p>2FBC</text:p>
          </table:table-cell>
          <table:table-cell table:formula="of:=&quot;0x&quot;&amp;[.F109]" office:value-type="string" office:string-value="0x2FBC" calcext:value-type="string">
            <text:p>0x2FBC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[.C109]*POWER(2;1/12)" office:value-type="float" office:value="3951.066410049" calcext:value-type="float">
            <text:p>3951,066410049</text:p>
          </table:table-cell>
          <table:table-cell table:formula="of:=[.C110]*[hardware.$B$7]*[hardware.$C$7]/[hardware.$C$3]" office:value-type="float" office:value="12946.8544124486" calcext:value-type="float">
            <text:p>12946,8544124486</text:p>
          </table:table-cell>
          <table:table-cell table:formula="of:=ROUND([.D110])" office:value-type="float" office:value="12947" calcext:value-type="float">
            <text:p>12947</text:p>
          </table:table-cell>
          <table:table-cell table:formula="of:=DEC2HEX([.E110];4)" office:value-type="string" office:string-value="3293" calcext:value-type="string">
            <text:p>3293</text:p>
          </table:table-cell>
          <table:table-cell table:formula="of:=&quot;0x&quot;&amp;[.F110]" office:value-type="string" office:string-value="0x3293" calcext:value-type="string">
            <text:p>0x3293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formula="of:=[.C110]*POWER(2;1/12)" office:value-type="float" office:value="4186.00904480958" calcext:value-type="float">
            <text:p>4186,0090448096</text:p>
          </table:table-cell>
          <table:table-cell table:formula="of:=[.C111]*[hardware.$B$7]*[hardware.$C$7]/[hardware.$C$3]" office:value-type="float" office:value="13716.714438032" calcext:value-type="float">
            <text:p>13716,714438032</text:p>
          </table:table-cell>
          <table:table-cell table:formula="of:=ROUND([.D111])" office:value-type="float" office:value="13717" calcext:value-type="float">
            <text:p>13717</text:p>
          </table:table-cell>
          <table:table-cell table:formula="of:=DEC2HEX([.E111];4)" office:value-type="string" office:string-value="3595" calcext:value-type="string">
            <text:p>3595</text:p>
          </table:table-cell>
          <table:table-cell table:formula="of:=&quot;0x&quot;&amp;[.F111]" office:value-type="string" office:string-value="0x3595" calcext:value-type="string">
            <text:p>0x3595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[.C111]*POWER(2;1/12)" office:value-type="float" office:value="4434.92209562996" calcext:value-type="float">
            <text:p>4434,92209563</text:p>
          </table:table-cell>
          <table:table-cell table:formula="of:=[.C112]*[hardware.$B$7]*[hardware.$C$7]/[hardware.$C$3]" office:value-type="float" office:value="14532.3527229603" calcext:value-type="float">
            <text:p>14532,3527229603</text:p>
          </table:table-cell>
          <table:table-cell table:formula="of:=ROUND([.D112])" office:value-type="float" office:value="14532" calcext:value-type="float">
            <text:p>14532</text:p>
          </table:table-cell>
          <table:table-cell table:formula="of:=DEC2HEX([.E112];4)" office:value-type="string" office:string-value="38C4" calcext:value-type="string">
            <text:p>38C4</text:p>
          </table:table-cell>
          <table:table-cell table:formula="of:=&quot;0x&quot;&amp;[.F112]" office:value-type="string" office:string-value="0x38C4" calcext:value-type="string">
            <text:p>0x38C4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[.C112]*POWER(2;1/12)" office:value-type="float" office:value="4698.63628667853" calcext:value-type="float">
            <text:p>4698,6362866785</text:p>
          </table:table-cell>
          <table:table-cell table:formula="of:=[.C113]*[hardware.$B$7]*[hardware.$C$7]/[hardware.$C$3]" office:value-type="float" office:value="15396.4913841882" calcext:value-type="float">
            <text:p>15396,4913841882</text:p>
          </table:table-cell>
          <table:table-cell table:formula="of:=ROUND([.D113])" office:value-type="float" office:value="15396" calcext:value-type="float">
            <text:p>15396</text:p>
          </table:table-cell>
          <table:table-cell table:formula="of:=DEC2HEX([.E113];4)" office:value-type="string" office:string-value="3C24" calcext:value-type="string">
            <text:p>3C24</text:p>
          </table:table-cell>
          <table:table-cell table:formula="of:=&quot;0x&quot;&amp;[.F113]" office:value-type="string" office:string-value="0x3C24" calcext:value-type="string">
            <text:p>0x3C24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formula="of:=[.C113]*POWER(2;1/12)" office:value-type="float" office:value="4978.0317395533" calcext:value-type="float">
            <text:p>4978,0317395533</text:p>
          </table:table-cell>
          <table:table-cell table:formula="of:=[.C114]*[hardware.$B$7]*[hardware.$C$7]/[hardware.$C$3]" office:value-type="float" office:value="16312.0144041683" calcext:value-type="float">
            <text:p>16312,0144041683</text:p>
          </table:table-cell>
          <table:table-cell table:formula="of:=ROUND([.D114])" office:value-type="float" office:value="16312" calcext:value-type="float">
            <text:p>16312</text:p>
          </table:table-cell>
          <table:table-cell table:formula="of:=DEC2HEX([.E114];4)" office:value-type="string" office:string-value="3FB8" calcext:value-type="string">
            <text:p>3FB8</text:p>
          </table:table-cell>
          <table:table-cell table:formula="of:=&quot;0x&quot;&amp;[.F114]" office:value-type="string" office:string-value="0x3FB8" calcext:value-type="string">
            <text:p>0x3FB8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[.C114]*POWER(2;1/12)" office:value-type="float" office:value="5274.04091060593" calcext:value-type="float">
            <text:p>5274,0409106059</text:p>
          </table:table-cell>
          <table:table-cell table:formula="of:=[.C115]*[hardware.$B$7]*[hardware.$C$7]/[hardware.$C$3]" office:value-type="float" office:value="17281.9772558735" calcext:value-type="float">
            <text:p>17281,9772558735</text:p>
          </table:table-cell>
          <table:table-cell table:formula="of:=ROUND([.D115])" office:value-type="float" office:value="17282" calcext:value-type="float">
            <text:p>17282</text:p>
          </table:table-cell>
          <table:table-cell table:formula="of:=DEC2HEX([.E115];4)" office:value-type="string" office:string-value="4382" calcext:value-type="string">
            <text:p>4382</text:p>
          </table:table-cell>
          <table:table-cell table:formula="of:=&quot;0x&quot;&amp;[.F115]" office:value-type="string" office:string-value="0x4382" calcext:value-type="string">
            <text:p>0x4382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[.C115]*POWER(2;1/12)" office:value-type="float" office:value="5587.65170292807" calcext:value-type="float">
            <text:p>5587,6517029281</text:p>
          </table:table-cell>
          <table:table-cell table:formula="of:=[.C116]*[hardware.$B$7]*[hardware.$C$7]/[hardware.$C$3]" office:value-type="float" office:value="18309.6171001547" calcext:value-type="float">
            <text:p>18309,6171001547</text:p>
          </table:table-cell>
          <table:table-cell table:formula="of:=ROUND([.D116])" office:value-type="float" office:value="18310" calcext:value-type="float">
            <text:p>18310</text:p>
          </table:table-cell>
          <table:table-cell table:formula="of:=DEC2HEX([.E116];4)" office:value-type="string" office:string-value="4786" calcext:value-type="string">
            <text:p>4786</text:p>
          </table:table-cell>
          <table:table-cell table:formula="of:=&quot;0x&quot;&amp;[.F116]" office:value-type="string" office:string-value="0x4786" calcext:value-type="string">
            <text:p>0x4786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[.C116]*POWER(2;1/12)" office:value-type="float" office:value="5919.91076338616" calcext:value-type="float">
            <text:p>5919,9107633862</text:p>
          </table:table-cell>
          <table:table-cell table:formula="of:=[.C117]*[hardware.$B$7]*[hardware.$C$7]/[hardware.$C$3]" office:value-type="float" office:value="19398.3635894638" calcext:value-type="float">
            <text:p>19398,3635894638</text:p>
          </table:table-cell>
          <table:table-cell table:formula="of:=ROUND([.D117])" office:value-type="float" office:value="19398" calcext:value-type="float">
            <text:p>19398</text:p>
          </table:table-cell>
          <table:table-cell table:formula="of:=DEC2HEX([.E117];4)" office:value-type="string" office:string-value="4BC6" calcext:value-type="string">
            <text:p>4BC6</text:p>
          </table:table-cell>
          <table:table-cell table:formula="of:=&quot;0x&quot;&amp;[.F117]" office:value-type="string" office:string-value="0x4BC6" calcext:value-type="string">
            <text:p>0x4BC6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[.C117]*POWER(2;1/12)" office:value-type="float" office:value="6271.926975708" calcext:value-type="float">
            <text:p>6271,926975708</text:p>
          </table:table-cell>
          <table:table-cell table:formula="of:=[.C118]*[hardware.$B$7]*[hardware.$C$7]/[hardware.$C$3]" office:value-type="float" office:value="20551.850314" calcext:value-type="float">
            <text:p>20551,850314</text:p>
          </table:table-cell>
          <table:table-cell table:formula="of:=ROUND([.D118])" office:value-type="float" office:value="20552" calcext:value-type="float">
            <text:p>20552</text:p>
          </table:table-cell>
          <table:table-cell table:formula="of:=DEC2HEX([.E118];4)" office:value-type="string" office:string-value="5048" calcext:value-type="string">
            <text:p>5048</text:p>
          </table:table-cell>
          <table:table-cell table:formula="of:=&quot;0x&quot;&amp;[.F118]" office:value-type="string" office:string-value="0x5048" calcext:value-type="string">
            <text:p>0x5048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[.C118]*POWER(2;1/12)" office:value-type="float" office:value="6644.87516127913" calcext:value-type="float">
            <text:p>6644,8751612791</text:p>
          </table:table-cell>
          <table:table-cell table:formula="of:=[.C119]*[hardware.$B$7]*[hardware.$C$7]/[hardware.$C$3]" office:value-type="float" office:value="21773.9269284795" calcext:value-type="float">
            <text:p>21773,9269284795</text:p>
          </table:table-cell>
          <table:table-cell table:formula="of:=ROUND([.D119])" office:value-type="float" office:value="21774" calcext:value-type="float">
            <text:p>21774</text:p>
          </table:table-cell>
          <table:table-cell table:formula="of:=DEC2HEX([.E119];4)" office:value-type="string" office:string-value="550E" calcext:value-type="string">
            <text:p>550E</text:p>
          </table:table-cell>
          <table:table-cell table:formula="of:=&quot;0x&quot;&amp;[.F119]" office:value-type="string" office:string-value="0x550E" calcext:value-type="string">
            <text:p>0x550E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8</text:p>
          </table:table-cell>
          <table:table-cell table:formula="of:=[.C119]*POWER(2;1/12)" office:value-type="float" office:value="7040.00000000001" calcext:value-type="float">
            <text:p>7040</text:p>
          </table:table-cell>
          <table:table-cell table:formula="of:=[.C120]*[hardware.$B$7]*[hardware.$C$7]/[hardware.$C$3]" office:value-type="float" office:value="23068.672" calcext:value-type="float">
            <text:p>23068,672</text:p>
          </table:table-cell>
          <table:table-cell table:formula="of:=ROUND([.D120])" office:value-type="float" office:value="23069" calcext:value-type="float">
            <text:p>23069</text:p>
          </table:table-cell>
          <table:table-cell table:formula="of:=DEC2HEX([.E120];4)" office:value-type="string" office:string-value="5A1D" calcext:value-type="string">
            <text:p>5A1D</text:p>
          </table:table-cell>
          <table:table-cell table:formula="of:=&quot;0x&quot;&amp;[.F120]" office:value-type="string" office:string-value="0x5A1D" calcext:value-type="string">
            <text:p>0x5A1D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[.C120]*POWER(2;1/12)" office:value-type="float" office:value="7458.62018428945" calcext:value-type="float">
            <text:p>7458,6201842895</text:p>
          </table:table-cell>
          <table:table-cell table:formula="of:=[.C121]*[hardware.$B$7]*[hardware.$C$7]/[hardware.$C$3]" office:value-type="float" office:value="24440.4066198797" calcext:value-type="float">
            <text:p>24440,4066198797</text:p>
          </table:table-cell>
          <table:table-cell table:formula="of:=ROUND([.D121])" office:value-type="float" office:value="24440" calcext:value-type="float">
            <text:p>24440</text:p>
          </table:table-cell>
          <table:table-cell table:formula="of:=DEC2HEX([.E121];4)" office:value-type="string" office:string-value="5F78" calcext:value-type="string">
            <text:p>5F78</text:p>
          </table:table-cell>
          <table:table-cell table:formula="of:=&quot;0x&quot;&amp;[.F121]" office:value-type="string" office:string-value="0x5F78" calcext:value-type="string">
            <text:p>0x5F78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[.C121]*POWER(2;1/12)" office:value-type="float" office:value="7902.132820098" calcext:value-type="float">
            <text:p>7902,132820098</text:p>
          </table:table-cell>
          <table:table-cell table:formula="of:=[.C122]*[hardware.$B$7]*[hardware.$C$7]/[hardware.$C$3]" office:value-type="float" office:value="25893.7088248971" calcext:value-type="float">
            <text:p>25893,7088248971</text:p>
          </table:table-cell>
          <table:table-cell table:formula="of:=ROUND([.D122])" office:value-type="float" office:value="25894" calcext:value-type="float">
            <text:p>25894</text:p>
          </table:table-cell>
          <table:table-cell table:formula="of:=DEC2HEX([.E122];4)" office:value-type="string" office:string-value="6526" calcext:value-type="string">
            <text:p>6526</text:p>
          </table:table-cell>
          <table:table-cell table:formula="of:=&quot;0x&quot;&amp;[.F122]" office:value-type="string" office:string-value="0x6526" calcext:value-type="string">
            <text:p>0x6526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[.C122]*POWER(2;1/12)" office:value-type="float" office:value="8372.01808961917" calcext:value-type="float">
            <text:p>8372,0180896192</text:p>
          </table:table-cell>
          <table:table-cell table:formula="of:=[.C123]*[hardware.$B$7]*[hardware.$C$7]/[hardware.$C$3]" office:value-type="float" office:value="27433.4288760641" calcext:value-type="float">
            <text:p>27433,4288760641</text:p>
          </table:table-cell>
          <table:table-cell table:formula="of:=ROUND([.D123])" office:value-type="float" office:value="27433" calcext:value-type="float">
            <text:p>27433</text:p>
          </table:table-cell>
          <table:table-cell table:formula="of:=DEC2HEX([.E123];4)" office:value-type="string" office:string-value="6B29" calcext:value-type="string">
            <text:p>6B29</text:p>
          </table:table-cell>
          <table:table-cell table:formula="of:=&quot;0x&quot;&amp;[.F123]" office:value-type="string" office:string-value="0x6B29" calcext:value-type="string">
            <text:p>0x6B29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[.C123]*POWER(2;1/12)" office:value-type="float" office:value="8869.84419125992" calcext:value-type="float">
            <text:p>8869,8441912599</text:p>
          </table:table-cell>
          <table:table-cell table:formula="of:=[.C124]*[hardware.$B$7]*[hardware.$C$7]/[hardware.$C$3]" office:value-type="float" office:value="29064.7054459205" calcext:value-type="float">
            <text:p>29064,7054459205</text:p>
          </table:table-cell>
          <table:table-cell table:formula="of:=ROUND([.D124])" office:value-type="float" office:value="29065" calcext:value-type="float">
            <text:p>29065</text:p>
          </table:table-cell>
          <table:table-cell table:formula="of:=DEC2HEX([.E124];4)" office:value-type="string" office:string-value="7189" calcext:value-type="string">
            <text:p>7189</text:p>
          </table:table-cell>
          <table:table-cell table:formula="of:=&quot;0x&quot;&amp;[.F124]" office:value-type="string" office:string-value="0x7189" calcext:value-type="string">
            <text:p>0x7189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[.C124]*POWER(2;1/12)" office:value-type="float" office:value="9397.27257335706" calcext:value-type="float">
            <text:p>9397,2725733571</text:p>
          </table:table-cell>
          <table:table-cell table:formula="of:=[.C125]*[hardware.$B$7]*[hardware.$C$7]/[hardware.$C$3]" office:value-type="float" office:value="30792.9827683764" calcext:value-type="float">
            <text:p>30792,9827683764</text:p>
          </table:table-cell>
          <table:table-cell table:formula="of:=ROUND([.D125])" office:value-type="float" office:value="30793" calcext:value-type="float">
            <text:p>30793</text:p>
          </table:table-cell>
          <table:table-cell table:formula="of:=DEC2HEX([.E125];4)" office:value-type="string" office:string-value="7849" calcext:value-type="string">
            <text:p>7849</text:p>
          </table:table-cell>
          <table:table-cell table:formula="of:=&quot;0x&quot;&amp;[.F125]" office:value-type="string" office:string-value="0x7849" calcext:value-type="string">
            <text:p>0x7849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formula="of:=[.C125]*POWER(2;1/12)" office:value-type="float" office:value="9956.06347910661" calcext:value-type="float">
            <text:p>9956,0634791066</text:p>
          </table:table-cell>
          <table:table-cell table:formula="of:=[.C126]*[hardware.$B$7]*[hardware.$C$7]/[hardware.$C$3]" office:value-type="float" office:value="32624.0288083365" calcext:value-type="float">
            <text:p>32624,0288083365</text:p>
          </table:table-cell>
          <table:table-cell table:formula="of:=ROUND([.D126])" office:value-type="float" office:value="32624" calcext:value-type="float">
            <text:p>32624</text:p>
          </table:table-cell>
          <table:table-cell table:formula="of:=DEC2HEX([.E126];4)" office:value-type="string" office:string-value="7F70" calcext:value-type="string">
            <text:p>7F70</text:p>
          </table:table-cell>
          <table:table-cell table:formula="of:=&quot;0x&quot;&amp;[.F126]" office:value-type="string" office:string-value="0x7F70" calcext:value-type="string">
            <text:p>0x7F7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[.C126]*POWER(2;1/12)" office:value-type="float" office:value="10548.0818212119" calcext:value-type="float">
            <text:p>10548,0818212119</text:p>
          </table:table-cell>
          <table:table-cell table:formula="of:=[.C127]*[hardware.$B$7]*[hardware.$C$7]/[hardware.$C$3]" office:value-type="float" office:value="34563.954511747" calcext:value-type="float">
            <text:p>34563,954511747</text:p>
          </table:table-cell>
          <table:table-cell table:formula="of:=ROUND([.D127])" office:value-type="float" office:value="34564" calcext:value-type="float">
            <text:p>34564</text:p>
          </table:table-cell>
          <table:table-cell table:formula="of:=DEC2HEX([.E127];4)" office:value-type="string" office:string-value="8704" calcext:value-type="string">
            <text:p>8704</text:p>
          </table:table-cell>
          <table:table-cell table:formula="of:=&quot;0x&quot;&amp;[.F127]" office:value-type="string" office:string-value="0x8704" calcext:value-type="string">
            <text:p>0x8704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formula="of:=[.C127]*POWER(2;1/12)" office:value-type="float" office:value="11175.3034058561" calcext:value-type="float">
            <text:p>11175,3034058561</text:p>
          </table:table-cell>
          <table:table-cell table:formula="of:=[.C128]*[hardware.$B$7]*[hardware.$C$7]/[hardware.$C$3]" office:value-type="float" office:value="36619.2342003094" calcext:value-type="float">
            <text:p>36619,2342003094</text:p>
          </table:table-cell>
          <table:table-cell table:formula="of:=ROUND([.D128])" office:value-type="float" office:value="36619" calcext:value-type="float">
            <text:p>36619</text:p>
          </table:table-cell>
          <table:table-cell table:formula="of:=DEC2HEX([.E128];4)" office:value-type="string" office:string-value="8F0B" calcext:value-type="string">
            <text:p>8F0B</text:p>
          </table:table-cell>
          <table:table-cell table:formula="of:=&quot;0x&quot;&amp;[.F128]" office:value-type="string" office:string-value="0x8F0B" calcext:value-type="string">
            <text:p>0x8F0B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[.C128]*POWER(2;1/12)" office:value-type="float" office:value="11839.8215267723" calcext:value-type="float">
            <text:p>11839,8215267723</text:p>
          </table:table-cell>
          <table:table-cell table:formula="of:=[.C129]*[hardware.$B$7]*[hardware.$C$7]/[hardware.$C$3]" office:value-type="float" office:value="38796.7271789276" calcext:value-type="float">
            <text:p>38796,7271789276</text:p>
          </table:table-cell>
          <table:table-cell table:formula="of:=ROUND([.D129])" office:value-type="float" office:value="38797" calcext:value-type="float">
            <text:p>38797</text:p>
          </table:table-cell>
          <table:table-cell table:formula="of:=DEC2HEX([.E129];4)" office:value-type="string" office:string-value="978D" calcext:value-type="string">
            <text:p>978D</text:p>
          </table:table-cell>
          <table:table-cell table:formula="of:=&quot;0x&quot;&amp;[.F129]" office:value-type="string" office:string-value="0x978D" calcext:value-type="string">
            <text:p>0x978D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[.C129]*POWER(2;1/12)" office:value-type="float" office:value="12543.853951416" calcext:value-type="float">
            <text:p>12543,853951416</text:p>
          </table:table-cell>
          <table:table-cell table:formula="of:=[.C130]*[hardware.$B$7]*[hardware.$C$7]/[hardware.$C$3]" office:value-type="float" office:value="41103.700628" calcext:value-type="float">
            <text:p>41103,700628</text:p>
          </table:table-cell>
          <table:table-cell table:formula="of:=ROUND([.D130])" office:value-type="float" office:value="41104" calcext:value-type="float">
            <text:p>41104</text:p>
          </table:table-cell>
          <table:table-cell table:formula="of:=DEC2HEX([.E130];4)" office:value-type="string" office:string-value="A090" calcext:value-type="string">
            <text:p>A090</text:p>
          </table:table-cell>
          <table:table-cell table:formula="of:=&quot;0x&quot;&amp;[.F130]" office:value-type="string" office:string-value="0xA090" calcext:value-type="string">
            <text:p>0xA090</text:p>
          </table:table-cell>
          <table:table-cell table:number-columns-repeated="3"/>
        </table:table-row>
      </table:table>
      <table:table table:name="envTune table" table:style-name="ta1">
        <table:table-column table:style-name="co2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 value</text:p>
          </table:table-cell>
          <table:table-cell office:value-type="string" calcext:value-type="string">
            <text:p>hex value for arduino ta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127-[.A3]) * 8" office:value-type="float" office:value="1016" calcext:value-type="float">
            <text:p>1016</text:p>
          </table:table-cell>
          <table:table-cell table:formula="of:=DEC2HEX([.B3];4)" office:value-type="string" office:string-value="03F8" calcext:value-type="string">
            <text:p>03F8</text:p>
          </table:table-cell>
          <table:table-cell table:formula="of:=&quot;0x&quot;&amp;[.C3]" office:value-type="string" office:string-value="0x03F8" calcext:value-type="string">
            <text:p>0x03F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27-[.A4]) * 8" office:value-type="float" office:value="1008" calcext:value-type="float">
            <text:p>1008</text:p>
          </table:table-cell>
          <table:table-cell table:formula="of:=DEC2HEX([.B4];4)" office:value-type="string" office:string-value="03F0" calcext:value-type="string">
            <text:p>03F0</text:p>
          </table:table-cell>
          <table:table-cell table:formula="of:=&quot;0x&quot;&amp;[.C4]" office:value-type="string" office:string-value="0x03F0" calcext:value-type="string">
            <text:p>0x03F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127-[.A5]) * 8" office:value-type="float" office:value="1000" calcext:value-type="float">
            <text:p>1000</text:p>
          </table:table-cell>
          <table:table-cell table:formula="of:=DEC2HEX([.B5];4)" office:value-type="string" office:string-value="03E8" calcext:value-type="string">
            <text:p>03E8</text:p>
          </table:table-cell>
          <table:table-cell table:formula="of:=&quot;0x&quot;&amp;[.C5]" office:value-type="string" office:string-value="0x03E8" calcext:value-type="string">
            <text:p>0x03E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127-[.A6]) * 8" office:value-type="float" office:value="992" calcext:value-type="float">
            <text:p>992</text:p>
          </table:table-cell>
          <table:table-cell table:formula="of:=DEC2HEX([.B6];4)" office:value-type="string" office:string-value="03E0" calcext:value-type="string">
            <text:p>03E0</text:p>
          </table:table-cell>
          <table:table-cell table:formula="of:=&quot;0x&quot;&amp;[.C6]" office:value-type="string" office:string-value="0x03E0" calcext:value-type="string">
            <text:p>0x03E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127-[.A7]) * 8" office:value-type="float" office:value="984" calcext:value-type="float">
            <text:p>984</text:p>
          </table:table-cell>
          <table:table-cell table:formula="of:=DEC2HEX([.B7];4)" office:value-type="string" office:string-value="03D8" calcext:value-type="string">
            <text:p>03D8</text:p>
          </table:table-cell>
          <table:table-cell table:formula="of:=&quot;0x&quot;&amp;[.C7]" office:value-type="string" office:string-value="0x03D8" calcext:value-type="string">
            <text:p>0x03D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27-[.A8]) * 8" office:value-type="float" office:value="976" calcext:value-type="float">
            <text:p>976</text:p>
          </table:table-cell>
          <table:table-cell table:formula="of:=DEC2HEX([.B8];4)" office:value-type="string" office:string-value="03D0" calcext:value-type="string">
            <text:p>03D0</text:p>
          </table:table-cell>
          <table:table-cell table:formula="of:=&quot;0x&quot;&amp;[.C8]" office:value-type="string" office:string-value="0x03D0" calcext:value-type="string">
            <text:p>0x03D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127-[.A9]) * 8" office:value-type="float" office:value="968" calcext:value-type="float">
            <text:p>968</text:p>
          </table:table-cell>
          <table:table-cell table:formula="of:=DEC2HEX([.B9];4)" office:value-type="string" office:string-value="03C8" calcext:value-type="string">
            <text:p>03C8</text:p>
          </table:table-cell>
          <table:table-cell table:formula="of:=&quot;0x&quot;&amp;[.C9]" office:value-type="string" office:string-value="0x03C8" calcext:value-type="string">
            <text:p>0x03C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127-[.A10]) * 8" office:value-type="float" office:value="960" calcext:value-type="float">
            <text:p>960</text:p>
          </table:table-cell>
          <table:table-cell table:formula="of:=DEC2HEX([.B10];4)" office:value-type="string" office:string-value="03C0" calcext:value-type="string">
            <text:p>03C0</text:p>
          </table:table-cell>
          <table:table-cell table:formula="of:=&quot;0x&quot;&amp;[.C10]" office:value-type="string" office:string-value="0x03C0" calcext:value-type="string">
            <text:p>0x03C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127-[.A11]) * 8" office:value-type="float" office:value="952" calcext:value-type="float">
            <text:p>952</text:p>
          </table:table-cell>
          <table:table-cell table:formula="of:=DEC2HEX([.B11];4)" office:value-type="string" office:string-value="03B8" calcext:value-type="string">
            <text:p>03B8</text:p>
          </table:table-cell>
          <table:table-cell table:formula="of:=&quot;0x&quot;&amp;[.C11]" office:value-type="string" office:string-value="0x03B8" calcext:value-type="string">
            <text:p>0x03B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127-[.A12]) * 8" office:value-type="float" office:value="944" calcext:value-type="float">
            <text:p>944</text:p>
          </table:table-cell>
          <table:table-cell table:formula="of:=DEC2HEX([.B12];4)" office:value-type="string" office:string-value="03B0" calcext:value-type="string">
            <text:p>03B0</text:p>
          </table:table-cell>
          <table:table-cell table:formula="of:=&quot;0x&quot;&amp;[.C12]" office:value-type="string" office:string-value="0x03B0" calcext:value-type="string">
            <text:p>0x03B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27-[.A13]) * 8" office:value-type="float" office:value="936" calcext:value-type="float">
            <text:p>936</text:p>
          </table:table-cell>
          <table:table-cell table:formula="of:=DEC2HEX([.B13];4)" office:value-type="string" office:string-value="03A8" calcext:value-type="string">
            <text:p>03A8</text:p>
          </table:table-cell>
          <table:table-cell table:formula="of:=&quot;0x&quot;&amp;[.C13]" office:value-type="string" office:string-value="0x03A8" calcext:value-type="string">
            <text:p>0x03A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127-[.A14]) * 8" office:value-type="float" office:value="928" calcext:value-type="float">
            <text:p>928</text:p>
          </table:table-cell>
          <table:table-cell table:formula="of:=DEC2HEX([.B14];4)" office:value-type="string" office:string-value="03A0" calcext:value-type="string">
            <text:p>03A0</text:p>
          </table:table-cell>
          <table:table-cell table:formula="of:=&quot;0x&quot;&amp;[.C14]" office:value-type="string" office:string-value="0x03A0" calcext:value-type="string">
            <text:p>0x03A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127-[.A15]) * 8" office:value-type="float" office:value="920" calcext:value-type="float">
            <text:p>920</text:p>
          </table:table-cell>
          <table:table-cell table:formula="of:=DEC2HEX([.B15];4)" office:value-type="string" office:string-value="0398" calcext:value-type="string">
            <text:p>0398</text:p>
          </table:table-cell>
          <table:table-cell table:formula="of:=&quot;0x&quot;&amp;[.C15]" office:value-type="string" office:string-value="0x0398" calcext:value-type="string">
            <text:p>0x03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127-[.A16]) * 8" office:value-type="float" office:value="912" calcext:value-type="float">
            <text:p>912</text:p>
          </table:table-cell>
          <table:table-cell table:formula="of:=DEC2HEX([.B16];4)" office:value-type="string" office:string-value="0390" calcext:value-type="string">
            <text:p>0390</text:p>
          </table:table-cell>
          <table:table-cell table:formula="of:=&quot;0x&quot;&amp;[.C16]" office:value-type="string" office:string-value="0x0390" calcext:value-type="string">
            <text:p>0x03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127-[.A17]) * 8" office:value-type="float" office:value="904" calcext:value-type="float">
            <text:p>904</text:p>
          </table:table-cell>
          <table:table-cell table:formula="of:=DEC2HEX([.B17];4)" office:value-type="string" office:string-value="0388" calcext:value-type="string">
            <text:p>0388</text:p>
          </table:table-cell>
          <table:table-cell table:formula="of:=&quot;0x&quot;&amp;[.C17]" office:value-type="string" office:string-value="0x0388" calcext:value-type="string">
            <text:p>0x03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127-[.A18]) * 8" office:value-type="float" office:value="896" calcext:value-type="float">
            <text:p>896</text:p>
          </table:table-cell>
          <table:table-cell table:formula="of:=DEC2HEX([.B18];4)" office:value-type="string" office:string-value="0380" calcext:value-type="string">
            <text:p>0380</text:p>
          </table:table-cell>
          <table:table-cell table:formula="of:=&quot;0x&quot;&amp;[.C18]" office:value-type="string" office:string-value="0x0380" calcext:value-type="string">
            <text:p>0x03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127-[.A19]) * 8" office:value-type="float" office:value="888" calcext:value-type="float">
            <text:p>888</text:p>
          </table:table-cell>
          <table:table-cell table:formula="of:=DEC2HEX([.B19];4)" office:value-type="string" office:string-value="0378" calcext:value-type="string">
            <text:p>0378</text:p>
          </table:table-cell>
          <table:table-cell table:formula="of:=&quot;0x&quot;&amp;[.C19]" office:value-type="string" office:string-value="0x0378" calcext:value-type="string">
            <text:p>0x03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127-[.A20]) * 8" office:value-type="float" office:value="880" calcext:value-type="float">
            <text:p>880</text:p>
          </table:table-cell>
          <table:table-cell table:formula="of:=DEC2HEX([.B20];4)" office:value-type="string" office:string-value="0370" calcext:value-type="string">
            <text:p>0370</text:p>
          </table:table-cell>
          <table:table-cell table:formula="of:=&quot;0x&quot;&amp;[.C20]" office:value-type="string" office:string-value="0x0370" calcext:value-type="string">
            <text:p>0x03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127-[.A21]) * 8" office:value-type="float" office:value="872" calcext:value-type="float">
            <text:p>872</text:p>
          </table:table-cell>
          <table:table-cell table:formula="of:=DEC2HEX([.B21];4)" office:value-type="string" office:string-value="0368" calcext:value-type="string">
            <text:p>0368</text:p>
          </table:table-cell>
          <table:table-cell table:formula="of:=&quot;0x&quot;&amp;[.C21]" office:value-type="string" office:string-value="0x0368" calcext:value-type="string">
            <text:p>0x03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127-[.A22]) * 8" office:value-type="float" office:value="864" calcext:value-type="float">
            <text:p>864</text:p>
          </table:table-cell>
          <table:table-cell table:formula="of:=DEC2HEX([.B22];4)" office:value-type="string" office:string-value="0360" calcext:value-type="string">
            <text:p>0360</text:p>
          </table:table-cell>
          <table:table-cell table:formula="of:=&quot;0x&quot;&amp;[.C22]" office:value-type="string" office:string-value="0x0360" calcext:value-type="string">
            <text:p>0x03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127-[.A23]) * 8" office:value-type="float" office:value="856" calcext:value-type="float">
            <text:p>856</text:p>
          </table:table-cell>
          <table:table-cell table:formula="of:=DEC2HEX([.B23];4)" office:value-type="string" office:string-value="0358" calcext:value-type="string">
            <text:p>0358</text:p>
          </table:table-cell>
          <table:table-cell table:formula="of:=&quot;0x&quot;&amp;[.C23]" office:value-type="string" office:string-value="0x0358" calcext:value-type="string">
            <text:p>0x03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127-[.A24]) * 8" office:value-type="float" office:value="848" calcext:value-type="float">
            <text:p>848</text:p>
          </table:table-cell>
          <table:table-cell table:formula="of:=DEC2HEX([.B24];4)" office:value-type="string" office:string-value="0350" calcext:value-type="string">
            <text:p>0350</text:p>
          </table:table-cell>
          <table:table-cell table:formula="of:=&quot;0x&quot;&amp;[.C24]" office:value-type="string" office:string-value="0x0350" calcext:value-type="string">
            <text:p>0x03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127-[.A25]) * 8" office:value-type="float" office:value="840" calcext:value-type="float">
            <text:p>840</text:p>
          </table:table-cell>
          <table:table-cell table:formula="of:=DEC2HEX([.B25];4)" office:value-type="string" office:string-value="0348" calcext:value-type="string">
            <text:p>0348</text:p>
          </table:table-cell>
          <table:table-cell table:formula="of:=&quot;0x&quot;&amp;[.C25]" office:value-type="string" office:string-value="0x0348" calcext:value-type="string">
            <text:p>0x03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127-[.A26]) * 8" office:value-type="float" office:value="832" calcext:value-type="float">
            <text:p>832</text:p>
          </table:table-cell>
          <table:table-cell table:formula="of:=DEC2HEX([.B26];4)" office:value-type="string" office:string-value="0340" calcext:value-type="string">
            <text:p>0340</text:p>
          </table:table-cell>
          <table:table-cell table:formula="of:=&quot;0x&quot;&amp;[.C26]" office:value-type="string" office:string-value="0x0340" calcext:value-type="string">
            <text:p>0x03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127-[.A27]) * 8" office:value-type="float" office:value="824" calcext:value-type="float">
            <text:p>824</text:p>
          </table:table-cell>
          <table:table-cell table:formula="of:=DEC2HEX([.B27];4)" office:value-type="string" office:string-value="0338" calcext:value-type="string">
            <text:p>0338</text:p>
          </table:table-cell>
          <table:table-cell table:formula="of:=&quot;0x&quot;&amp;[.C27]" office:value-type="string" office:string-value="0x0338" calcext:value-type="string">
            <text:p>0x03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127-[.A28]) * 8" office:value-type="float" office:value="816" calcext:value-type="float">
            <text:p>816</text:p>
          </table:table-cell>
          <table:table-cell table:formula="of:=DEC2HEX([.B28];4)" office:value-type="string" office:string-value="0330" calcext:value-type="string">
            <text:p>0330</text:p>
          </table:table-cell>
          <table:table-cell table:formula="of:=&quot;0x&quot;&amp;[.C28]" office:value-type="string" office:string-value="0x0330" calcext:value-type="string">
            <text:p>0x03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127-[.A29]) * 8" office:value-type="float" office:value="808" calcext:value-type="float">
            <text:p>808</text:p>
          </table:table-cell>
          <table:table-cell table:formula="of:=DEC2HEX([.B29];4)" office:value-type="string" office:string-value="0328" calcext:value-type="string">
            <text:p>0328</text:p>
          </table:table-cell>
          <table:table-cell table:formula="of:=&quot;0x&quot;&amp;[.C29]" office:value-type="string" office:string-value="0x0328" calcext:value-type="string">
            <text:p>0x03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127-[.A30]) * 8" office:value-type="float" office:value="800" calcext:value-type="float">
            <text:p>800</text:p>
          </table:table-cell>
          <table:table-cell table:formula="of:=DEC2HEX([.B30];4)" office:value-type="string" office:string-value="0320" calcext:value-type="string">
            <text:p>0320</text:p>
          </table:table-cell>
          <table:table-cell table:formula="of:=&quot;0x&quot;&amp;[.C30]" office:value-type="string" office:string-value="0x0320" calcext:value-type="string">
            <text:p>0x03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127-[.A31]) * 8" office:value-type="float" office:value="792" calcext:value-type="float">
            <text:p>792</text:p>
          </table:table-cell>
          <table:table-cell table:formula="of:=DEC2HEX([.B31];4)" office:value-type="string" office:string-value="0318" calcext:value-type="string">
            <text:p>0318</text:p>
          </table:table-cell>
          <table:table-cell table:formula="of:=&quot;0x&quot;&amp;[.C31]" office:value-type="string" office:string-value="0x0318" calcext:value-type="string">
            <text:p>0x03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127-[.A32]) * 8" office:value-type="float" office:value="784" calcext:value-type="float">
            <text:p>784</text:p>
          </table:table-cell>
          <table:table-cell table:formula="of:=DEC2HEX([.B32];4)" office:value-type="string" office:string-value="0310" calcext:value-type="string">
            <text:p>0310</text:p>
          </table:table-cell>
          <table:table-cell table:formula="of:=&quot;0x&quot;&amp;[.C32]" office:value-type="string" office:string-value="0x0310" calcext:value-type="string">
            <text:p>0x03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127-[.A33]) * 8" office:value-type="float" office:value="776" calcext:value-type="float">
            <text:p>776</text:p>
          </table:table-cell>
          <table:table-cell table:formula="of:=DEC2HEX([.B33];4)" office:value-type="string" office:string-value="0308" calcext:value-type="string">
            <text:p>0308</text:p>
          </table:table-cell>
          <table:table-cell table:formula="of:=&quot;0x&quot;&amp;[.C33]" office:value-type="string" office:string-value="0x0308" calcext:value-type="string">
            <text:p>0x03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127-[.A34]) * 8" office:value-type="float" office:value="768" calcext:value-type="float">
            <text:p>768</text:p>
          </table:table-cell>
          <table:table-cell table:formula="of:=DEC2HEX([.B34];4)" office:value-type="string" office:string-value="0300" calcext:value-type="string">
            <text:p>0300</text:p>
          </table:table-cell>
          <table:table-cell table:formula="of:=&quot;0x&quot;&amp;[.C34]" office:value-type="string" office:string-value="0x0300" calcext:value-type="string">
            <text:p>0x03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127-[.A35]) * 8" office:value-type="float" office:value="760" calcext:value-type="float">
            <text:p>760</text:p>
          </table:table-cell>
          <table:table-cell table:formula="of:=DEC2HEX([.B35];4)" office:value-type="string" office:string-value="02F8" calcext:value-type="string">
            <text:p>02F8</text:p>
          </table:table-cell>
          <table:table-cell table:formula="of:=&quot;0x&quot;&amp;[.C35]" office:value-type="string" office:string-value="0x02F8" calcext:value-type="string">
            <text:p>0x02F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127-[.A36]) * 8" office:value-type="float" office:value="752" calcext:value-type="float">
            <text:p>752</text:p>
          </table:table-cell>
          <table:table-cell table:formula="of:=DEC2HEX([.B36];4)" office:value-type="string" office:string-value="02F0" calcext:value-type="string">
            <text:p>02F0</text:p>
          </table:table-cell>
          <table:table-cell table:formula="of:=&quot;0x&quot;&amp;[.C36]" office:value-type="string" office:string-value="0x02F0" calcext:value-type="string">
            <text:p>0x02F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127-[.A37]) * 8" office:value-type="float" office:value="744" calcext:value-type="float">
            <text:p>744</text:p>
          </table:table-cell>
          <table:table-cell table:formula="of:=DEC2HEX([.B37];4)" office:value-type="string" office:string-value="02E8" calcext:value-type="string">
            <text:p>02E8</text:p>
          </table:table-cell>
          <table:table-cell table:formula="of:=&quot;0x&quot;&amp;[.C37]" office:value-type="string" office:string-value="0x02E8" calcext:value-type="string">
            <text:p>0x02E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127-[.A38]) * 8" office:value-type="float" office:value="736" calcext:value-type="float">
            <text:p>736</text:p>
          </table:table-cell>
          <table:table-cell table:formula="of:=DEC2HEX([.B38];4)" office:value-type="string" office:string-value="02E0" calcext:value-type="string">
            <text:p>02E0</text:p>
          </table:table-cell>
          <table:table-cell table:formula="of:=&quot;0x&quot;&amp;[.C38]" office:value-type="string" office:string-value="0x02E0" calcext:value-type="string">
            <text:p>0x02E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127-[.A39]) * 8" office:value-type="float" office:value="728" calcext:value-type="float">
            <text:p>728</text:p>
          </table:table-cell>
          <table:table-cell table:formula="of:=DEC2HEX([.B39];4)" office:value-type="string" office:string-value="02D8" calcext:value-type="string">
            <text:p>02D8</text:p>
          </table:table-cell>
          <table:table-cell table:formula="of:=&quot;0x&quot;&amp;[.C39]" office:value-type="string" office:string-value="0x02D8" calcext:value-type="string">
            <text:p>0x02D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127-[.A40]) * 8" office:value-type="float" office:value="720" calcext:value-type="float">
            <text:p>720</text:p>
          </table:table-cell>
          <table:table-cell table:formula="of:=DEC2HEX([.B40];4)" office:value-type="string" office:string-value="02D0" calcext:value-type="string">
            <text:p>02D0</text:p>
          </table:table-cell>
          <table:table-cell table:formula="of:=&quot;0x&quot;&amp;[.C40]" office:value-type="string" office:string-value="0x02D0" calcext:value-type="string">
            <text:p>0x02D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127-[.A41]) * 8" office:value-type="float" office:value="712" calcext:value-type="float">
            <text:p>712</text:p>
          </table:table-cell>
          <table:table-cell table:formula="of:=DEC2HEX([.B41];4)" office:value-type="string" office:string-value="02C8" calcext:value-type="string">
            <text:p>02C8</text:p>
          </table:table-cell>
          <table:table-cell table:formula="of:=&quot;0x&quot;&amp;[.C41]" office:value-type="string" office:string-value="0x02C8" calcext:value-type="string">
            <text:p>0x02C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127-[.A42]) * 8" office:value-type="float" office:value="704" calcext:value-type="float">
            <text:p>704</text:p>
          </table:table-cell>
          <table:table-cell table:formula="of:=DEC2HEX([.B42];4)" office:value-type="string" office:string-value="02C0" calcext:value-type="string">
            <text:p>02C0</text:p>
          </table:table-cell>
          <table:table-cell table:formula="of:=&quot;0x&quot;&amp;[.C42]" office:value-type="string" office:string-value="0x02C0" calcext:value-type="string">
            <text:p>0x02C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127-[.A43]) * 8" office:value-type="float" office:value="696" calcext:value-type="float">
            <text:p>696</text:p>
          </table:table-cell>
          <table:table-cell table:formula="of:=DEC2HEX([.B43];4)" office:value-type="string" office:string-value="02B8" calcext:value-type="string">
            <text:p>02B8</text:p>
          </table:table-cell>
          <table:table-cell table:formula="of:=&quot;0x&quot;&amp;[.C43]" office:value-type="string" office:string-value="0x02B8" calcext:value-type="string">
            <text:p>0x02B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127-[.A44]) * 8" office:value-type="float" office:value="688" calcext:value-type="float">
            <text:p>688</text:p>
          </table:table-cell>
          <table:table-cell table:formula="of:=DEC2HEX([.B44];4)" office:value-type="string" office:string-value="02B0" calcext:value-type="string">
            <text:p>02B0</text:p>
          </table:table-cell>
          <table:table-cell table:formula="of:=&quot;0x&quot;&amp;[.C44]" office:value-type="string" office:string-value="0x02B0" calcext:value-type="string">
            <text:p>0x02B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127-[.A45]) * 8" office:value-type="float" office:value="680" calcext:value-type="float">
            <text:p>680</text:p>
          </table:table-cell>
          <table:table-cell table:formula="of:=DEC2HEX([.B45];4)" office:value-type="string" office:string-value="02A8" calcext:value-type="string">
            <text:p>02A8</text:p>
          </table:table-cell>
          <table:table-cell table:formula="of:=&quot;0x&quot;&amp;[.C45]" office:value-type="string" office:string-value="0x02A8" calcext:value-type="string">
            <text:p>0x02A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127-[.A46]) * 8" office:value-type="float" office:value="672" calcext:value-type="float">
            <text:p>672</text:p>
          </table:table-cell>
          <table:table-cell table:formula="of:=DEC2HEX([.B46];4)" office:value-type="string" office:string-value="02A0" calcext:value-type="string">
            <text:p>02A0</text:p>
          </table:table-cell>
          <table:table-cell table:formula="of:=&quot;0x&quot;&amp;[.C46]" office:value-type="string" office:string-value="0x02A0" calcext:value-type="string">
            <text:p>0x02A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127-[.A47]) * 8" office:value-type="float" office:value="664" calcext:value-type="float">
            <text:p>664</text:p>
          </table:table-cell>
          <table:table-cell table:formula="of:=DEC2HEX([.B47];4)" office:value-type="string" office:string-value="0298" calcext:value-type="string">
            <text:p>0298</text:p>
          </table:table-cell>
          <table:table-cell table:formula="of:=&quot;0x&quot;&amp;[.C47]" office:value-type="string" office:string-value="0x0298" calcext:value-type="string">
            <text:p>0x02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127-[.A48]) * 8" office:value-type="float" office:value="656" calcext:value-type="float">
            <text:p>656</text:p>
          </table:table-cell>
          <table:table-cell table:formula="of:=DEC2HEX([.B48];4)" office:value-type="string" office:string-value="0290" calcext:value-type="string">
            <text:p>0290</text:p>
          </table:table-cell>
          <table:table-cell table:formula="of:=&quot;0x&quot;&amp;[.C48]" office:value-type="string" office:string-value="0x0290" calcext:value-type="string">
            <text:p>0x02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127-[.A49]) * 8" office:value-type="float" office:value="648" calcext:value-type="float">
            <text:p>648</text:p>
          </table:table-cell>
          <table:table-cell table:formula="of:=DEC2HEX([.B49];4)" office:value-type="string" office:string-value="0288" calcext:value-type="string">
            <text:p>0288</text:p>
          </table:table-cell>
          <table:table-cell table:formula="of:=&quot;0x&quot;&amp;[.C49]" office:value-type="string" office:string-value="0x0288" calcext:value-type="string">
            <text:p>0x02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127-[.A50]) * 8" office:value-type="float" office:value="640" calcext:value-type="float">
            <text:p>640</text:p>
          </table:table-cell>
          <table:table-cell table:formula="of:=DEC2HEX([.B50];4)" office:value-type="string" office:string-value="0280" calcext:value-type="string">
            <text:p>0280</text:p>
          </table:table-cell>
          <table:table-cell table:formula="of:=&quot;0x&quot;&amp;[.C50]" office:value-type="string" office:string-value="0x0280" calcext:value-type="string">
            <text:p>0x02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127-[.A51]) * 8" office:value-type="float" office:value="632" calcext:value-type="float">
            <text:p>632</text:p>
          </table:table-cell>
          <table:table-cell table:formula="of:=DEC2HEX([.B51];4)" office:value-type="string" office:string-value="0278" calcext:value-type="string">
            <text:p>0278</text:p>
          </table:table-cell>
          <table:table-cell table:formula="of:=&quot;0x&quot;&amp;[.C51]" office:value-type="string" office:string-value="0x0278" calcext:value-type="string">
            <text:p>0x02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127-[.A52]) * 8" office:value-type="float" office:value="624" calcext:value-type="float">
            <text:p>624</text:p>
          </table:table-cell>
          <table:table-cell table:formula="of:=DEC2HEX([.B52];4)" office:value-type="string" office:string-value="0270" calcext:value-type="string">
            <text:p>0270</text:p>
          </table:table-cell>
          <table:table-cell table:formula="of:=&quot;0x&quot;&amp;[.C52]" office:value-type="string" office:string-value="0x0270" calcext:value-type="string">
            <text:p>0x02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127-[.A53]) * 8" office:value-type="float" office:value="616" calcext:value-type="float">
            <text:p>616</text:p>
          </table:table-cell>
          <table:table-cell table:formula="of:=DEC2HEX([.B53];4)" office:value-type="string" office:string-value="0268" calcext:value-type="string">
            <text:p>0268</text:p>
          </table:table-cell>
          <table:table-cell table:formula="of:=&quot;0x&quot;&amp;[.C53]" office:value-type="string" office:string-value="0x0268" calcext:value-type="string">
            <text:p>0x02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127-[.A54]) * 8" office:value-type="float" office:value="608" calcext:value-type="float">
            <text:p>608</text:p>
          </table:table-cell>
          <table:table-cell table:formula="of:=DEC2HEX([.B54];4)" office:value-type="string" office:string-value="0260" calcext:value-type="string">
            <text:p>0260</text:p>
          </table:table-cell>
          <table:table-cell table:formula="of:=&quot;0x&quot;&amp;[.C54]" office:value-type="string" office:string-value="0x0260" calcext:value-type="string">
            <text:p>0x02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127-[.A55]) * 8" office:value-type="float" office:value="600" calcext:value-type="float">
            <text:p>600</text:p>
          </table:table-cell>
          <table:table-cell table:formula="of:=DEC2HEX([.B55];4)" office:value-type="string" office:string-value="0258" calcext:value-type="string">
            <text:p>0258</text:p>
          </table:table-cell>
          <table:table-cell table:formula="of:=&quot;0x&quot;&amp;[.C55]" office:value-type="string" office:string-value="0x0258" calcext:value-type="string">
            <text:p>0x02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127-[.A56]) * 8" office:value-type="float" office:value="592" calcext:value-type="float">
            <text:p>592</text:p>
          </table:table-cell>
          <table:table-cell table:formula="of:=DEC2HEX([.B56];4)" office:value-type="string" office:string-value="0250" calcext:value-type="string">
            <text:p>0250</text:p>
          </table:table-cell>
          <table:table-cell table:formula="of:=&quot;0x&quot;&amp;[.C56]" office:value-type="string" office:string-value="0x0250" calcext:value-type="string">
            <text:p>0x025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127-[.A57]) * 8" office:value-type="float" office:value="584" calcext:value-type="float">
            <text:p>584</text:p>
          </table:table-cell>
          <table:table-cell table:formula="of:=DEC2HEX([.B57];4)" office:value-type="string" office:string-value="0248" calcext:value-type="string">
            <text:p>0248</text:p>
          </table:table-cell>
          <table:table-cell table:formula="of:=&quot;0x&quot;&amp;[.C57]" office:value-type="string" office:string-value="0x0248" calcext:value-type="string">
            <text:p>0x02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127-[.A58]) * 8" office:value-type="float" office:value="576" calcext:value-type="float">
            <text:p>576</text:p>
          </table:table-cell>
          <table:table-cell table:formula="of:=DEC2HEX([.B58];4)" office:value-type="string" office:string-value="0240" calcext:value-type="string">
            <text:p>0240</text:p>
          </table:table-cell>
          <table:table-cell table:formula="of:=&quot;0x&quot;&amp;[.C58]" office:value-type="string" office:string-value="0x0240" calcext:value-type="string">
            <text:p>0x02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127-[.A59]) * 8" office:value-type="float" office:value="568" calcext:value-type="float">
            <text:p>568</text:p>
          </table:table-cell>
          <table:table-cell table:formula="of:=DEC2HEX([.B59];4)" office:value-type="string" office:string-value="0238" calcext:value-type="string">
            <text:p>0238</text:p>
          </table:table-cell>
          <table:table-cell table:formula="of:=&quot;0x&quot;&amp;[.C59]" office:value-type="string" office:string-value="0x0238" calcext:value-type="string">
            <text:p>0x02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127-[.A60]) * 8" office:value-type="float" office:value="560" calcext:value-type="float">
            <text:p>560</text:p>
          </table:table-cell>
          <table:table-cell table:formula="of:=DEC2HEX([.B60];4)" office:value-type="string" office:string-value="0230" calcext:value-type="string">
            <text:p>0230</text:p>
          </table:table-cell>
          <table:table-cell table:formula="of:=&quot;0x&quot;&amp;[.C60]" office:value-type="string" office:string-value="0x0230" calcext:value-type="string">
            <text:p>0x023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127-[.A61]) * 8" office:value-type="float" office:value="552" calcext:value-type="float">
            <text:p>552</text:p>
          </table:table-cell>
          <table:table-cell table:formula="of:=DEC2HEX([.B61];4)" office:value-type="string" office:string-value="0228" calcext:value-type="string">
            <text:p>0228</text:p>
          </table:table-cell>
          <table:table-cell table:formula="of:=&quot;0x&quot;&amp;[.C61]" office:value-type="string" office:string-value="0x0228" calcext:value-type="string">
            <text:p>0x02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127-[.A62]) * 8" office:value-type="float" office:value="544" calcext:value-type="float">
            <text:p>544</text:p>
          </table:table-cell>
          <table:table-cell table:formula="of:=DEC2HEX([.B62];4)" office:value-type="string" office:string-value="0220" calcext:value-type="string">
            <text:p>0220</text:p>
          </table:table-cell>
          <table:table-cell table:formula="of:=&quot;0x&quot;&amp;[.C62]" office:value-type="string" office:string-value="0x0220" calcext:value-type="string">
            <text:p>0x02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127-[.A63]) * 8" office:value-type="float" office:value="536" calcext:value-type="float">
            <text:p>536</text:p>
          </table:table-cell>
          <table:table-cell table:formula="of:=DEC2HEX([.B63];4)" office:value-type="string" office:string-value="0218" calcext:value-type="string">
            <text:p>0218</text:p>
          </table:table-cell>
          <table:table-cell table:formula="of:=&quot;0x&quot;&amp;[.C63]" office:value-type="string" office:string-value="0x0218" calcext:value-type="string">
            <text:p>0x02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127-[.A64]) * 8" office:value-type="float" office:value="528" calcext:value-type="float">
            <text:p>528</text:p>
          </table:table-cell>
          <table:table-cell table:formula="of:=DEC2HEX([.B64];4)" office:value-type="string" office:string-value="0210" calcext:value-type="string">
            <text:p>0210</text:p>
          </table:table-cell>
          <table:table-cell table:formula="of:=&quot;0x&quot;&amp;[.C64]" office:value-type="string" office:string-value="0x0210" calcext:value-type="string">
            <text:p>0x02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127-[.A65]) * 8" office:value-type="float" office:value="520" calcext:value-type="float">
            <text:p>520</text:p>
          </table:table-cell>
          <table:table-cell table:formula="of:=DEC2HEX([.B65];4)" office:value-type="string" office:string-value="0208" calcext:value-type="string">
            <text:p>0208</text:p>
          </table:table-cell>
          <table:table-cell table:formula="of:=&quot;0x&quot;&amp;[.C65]" office:value-type="string" office:string-value="0x0208" calcext:value-type="string">
            <text:p>0x02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127-[.A66]) * 8" office:value-type="float" office:value="512" calcext:value-type="float">
            <text:p>512</text:p>
          </table:table-cell>
          <table:table-cell table:formula="of:=DEC2HEX([.B66];4)" office:value-type="string" office:string-value="0200" calcext:value-type="string">
            <text:p>0200</text:p>
          </table:table-cell>
          <table:table-cell table:formula="of:=&quot;0x&quot;&amp;[.C66]" office:value-type="string" office:string-value="0x0200" calcext:value-type="string">
            <text:p>0x02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127-[.A67]) * 8" office:value-type="float" office:value="504" calcext:value-type="float">
            <text:p>504</text:p>
          </table:table-cell>
          <table:table-cell table:formula="of:=DEC2HEX([.B67];4)" office:value-type="string" office:string-value="01F8" calcext:value-type="string">
            <text:p>01F8</text:p>
          </table:table-cell>
          <table:table-cell table:formula="of:=&quot;0x&quot;&amp;[.C67]" office:value-type="string" office:string-value="0x01F8" calcext:value-type="string">
            <text:p>0x01F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127-[.A68]) * 8" office:value-type="float" office:value="496" calcext:value-type="float">
            <text:p>496</text:p>
          </table:table-cell>
          <table:table-cell table:formula="of:=DEC2HEX([.B68];4)" office:value-type="string" office:string-value="01F0" calcext:value-type="string">
            <text:p>01F0</text:p>
          </table:table-cell>
          <table:table-cell table:formula="of:=&quot;0x&quot;&amp;[.C68]" office:value-type="string" office:string-value="0x01F0" calcext:value-type="string">
            <text:p>0x01F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127-[.A69]) * 8" office:value-type="float" office:value="488" calcext:value-type="float">
            <text:p>488</text:p>
          </table:table-cell>
          <table:table-cell table:formula="of:=DEC2HEX([.B69];4)" office:value-type="string" office:string-value="01E8" calcext:value-type="string">
            <text:p>01E8</text:p>
          </table:table-cell>
          <table:table-cell table:formula="of:=&quot;0x&quot;&amp;[.C69]" office:value-type="string" office:string-value="0x01E8" calcext:value-type="string">
            <text:p>0x01E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127-[.A70]) * 8" office:value-type="float" office:value="480" calcext:value-type="float">
            <text:p>480</text:p>
          </table:table-cell>
          <table:table-cell table:formula="of:=DEC2HEX([.B70];4)" office:value-type="string" office:string-value="01E0" calcext:value-type="string">
            <text:p>01E0</text:p>
          </table:table-cell>
          <table:table-cell table:formula="of:=&quot;0x&quot;&amp;[.C70]" office:value-type="string" office:string-value="0x01E0" calcext:value-type="string">
            <text:p>0x01E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127-[.A71]) * 8" office:value-type="float" office:value="472" calcext:value-type="float">
            <text:p>472</text:p>
          </table:table-cell>
          <table:table-cell table:formula="of:=DEC2HEX([.B71];4)" office:value-type="string" office:string-value="01D8" calcext:value-type="string">
            <text:p>01D8</text:p>
          </table:table-cell>
          <table:table-cell table:formula="of:=&quot;0x&quot;&amp;[.C71]" office:value-type="string" office:string-value="0x01D8" calcext:value-type="string">
            <text:p>0x01D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127-[.A72]) * 8" office:value-type="float" office:value="464" calcext:value-type="float">
            <text:p>464</text:p>
          </table:table-cell>
          <table:table-cell table:formula="of:=DEC2HEX([.B72];4)" office:value-type="string" office:string-value="01D0" calcext:value-type="string">
            <text:p>01D0</text:p>
          </table:table-cell>
          <table:table-cell table:formula="of:=&quot;0x&quot;&amp;[.C72]" office:value-type="string" office:string-value="0x01D0" calcext:value-type="string">
            <text:p>0x01D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127-[.A73]) * 8" office:value-type="float" office:value="456" calcext:value-type="float">
            <text:p>456</text:p>
          </table:table-cell>
          <table:table-cell table:formula="of:=DEC2HEX([.B73];4)" office:value-type="string" office:string-value="01C8" calcext:value-type="string">
            <text:p>01C8</text:p>
          </table:table-cell>
          <table:table-cell table:formula="of:=&quot;0x&quot;&amp;[.C73]" office:value-type="string" office:string-value="0x01C8" calcext:value-type="string">
            <text:p>0x01C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127-[.A74]) * 8" office:value-type="float" office:value="448" calcext:value-type="float">
            <text:p>448</text:p>
          </table:table-cell>
          <table:table-cell table:formula="of:=DEC2HEX([.B74];4)" office:value-type="string" office:string-value="01C0" calcext:value-type="string">
            <text:p>01C0</text:p>
          </table:table-cell>
          <table:table-cell table:formula="of:=&quot;0x&quot;&amp;[.C74]" office:value-type="string" office:string-value="0x01C0" calcext:value-type="string">
            <text:p>0x01C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127-[.A75]) * 8" office:value-type="float" office:value="440" calcext:value-type="float">
            <text:p>440</text:p>
          </table:table-cell>
          <table:table-cell table:formula="of:=DEC2HEX([.B75];4)" office:value-type="string" office:string-value="01B8" calcext:value-type="string">
            <text:p>01B8</text:p>
          </table:table-cell>
          <table:table-cell table:formula="of:=&quot;0x&quot;&amp;[.C75]" office:value-type="string" office:string-value="0x01B8" calcext:value-type="string">
            <text:p>0x01B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127-[.A76]) * 8" office:value-type="float" office:value="432" calcext:value-type="float">
            <text:p>432</text:p>
          </table:table-cell>
          <table:table-cell table:formula="of:=DEC2HEX([.B76];4)" office:value-type="string" office:string-value="01B0" calcext:value-type="string">
            <text:p>01B0</text:p>
          </table:table-cell>
          <table:table-cell table:formula="of:=&quot;0x&quot;&amp;[.C76]" office:value-type="string" office:string-value="0x01B0" calcext:value-type="string">
            <text:p>0x01B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127-[.A77]) * 8" office:value-type="float" office:value="424" calcext:value-type="float">
            <text:p>424</text:p>
          </table:table-cell>
          <table:table-cell table:formula="of:=DEC2HEX([.B77];4)" office:value-type="string" office:string-value="01A8" calcext:value-type="string">
            <text:p>01A8</text:p>
          </table:table-cell>
          <table:table-cell table:formula="of:=&quot;0x&quot;&amp;[.C77]" office:value-type="string" office:string-value="0x01A8" calcext:value-type="string">
            <text:p>0x01A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127-[.A78]) * 8" office:value-type="float" office:value="416" calcext:value-type="float">
            <text:p>416</text:p>
          </table:table-cell>
          <table:table-cell table:formula="of:=DEC2HEX([.B78];4)" office:value-type="string" office:string-value="01A0" calcext:value-type="string">
            <text:p>01A0</text:p>
          </table:table-cell>
          <table:table-cell table:formula="of:=&quot;0x&quot;&amp;[.C78]" office:value-type="string" office:string-value="0x01A0" calcext:value-type="string">
            <text:p>0x01A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127-[.A79]) * 8" office:value-type="float" office:value="408" calcext:value-type="float">
            <text:p>408</text:p>
          </table:table-cell>
          <table:table-cell table:formula="of:=DEC2HEX([.B79];4)" office:value-type="string" office:string-value="0198" calcext:value-type="string">
            <text:p>0198</text:p>
          </table:table-cell>
          <table:table-cell table:formula="of:=&quot;0x&quot;&amp;[.C79]" office:value-type="string" office:string-value="0x0198" calcext:value-type="string">
            <text:p>0x01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127-[.A80]) * 8" office:value-type="float" office:value="400" calcext:value-type="float">
            <text:p>400</text:p>
          </table:table-cell>
          <table:table-cell table:formula="of:=DEC2HEX([.B80];4)" office:value-type="string" office:string-value="0190" calcext:value-type="string">
            <text:p>0190</text:p>
          </table:table-cell>
          <table:table-cell table:formula="of:=&quot;0x&quot;&amp;[.C80]" office:value-type="string" office:string-value="0x0190" calcext:value-type="string">
            <text:p>0x019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127-[.A81]) * 8" office:value-type="float" office:value="392" calcext:value-type="float">
            <text:p>392</text:p>
          </table:table-cell>
          <table:table-cell table:formula="of:=DEC2HEX([.B81];4)" office:value-type="string" office:string-value="0188" calcext:value-type="string">
            <text:p>0188</text:p>
          </table:table-cell>
          <table:table-cell table:formula="of:=&quot;0x&quot;&amp;[.C81]" office:value-type="string" office:string-value="0x0188" calcext:value-type="string">
            <text:p>0x01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127-[.A82]) * 8" office:value-type="float" office:value="384" calcext:value-type="float">
            <text:p>384</text:p>
          </table:table-cell>
          <table:table-cell table:formula="of:=DEC2HEX([.B82];4)" office:value-type="string" office:string-value="0180" calcext:value-type="string">
            <text:p>0180</text:p>
          </table:table-cell>
          <table:table-cell table:formula="of:=&quot;0x&quot;&amp;[.C82]" office:value-type="string" office:string-value="0x0180" calcext:value-type="string">
            <text:p>0x01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127-[.A83]) * 8" office:value-type="float" office:value="376" calcext:value-type="float">
            <text:p>376</text:p>
          </table:table-cell>
          <table:table-cell table:formula="of:=DEC2HEX([.B83];4)" office:value-type="string" office:string-value="0178" calcext:value-type="string">
            <text:p>0178</text:p>
          </table:table-cell>
          <table:table-cell table:formula="of:=&quot;0x&quot;&amp;[.C83]" office:value-type="string" office:string-value="0x0178" calcext:value-type="string">
            <text:p>0x01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127-[.A84]) * 8" office:value-type="float" office:value="368" calcext:value-type="float">
            <text:p>368</text:p>
          </table:table-cell>
          <table:table-cell table:formula="of:=DEC2HEX([.B84];4)" office:value-type="string" office:string-value="0170" calcext:value-type="string">
            <text:p>0170</text:p>
          </table:table-cell>
          <table:table-cell table:formula="of:=&quot;0x&quot;&amp;[.C84]" office:value-type="string" office:string-value="0x0170" calcext:value-type="string">
            <text:p>0x017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127-[.A85]) * 8" office:value-type="float" office:value="360" calcext:value-type="float">
            <text:p>360</text:p>
          </table:table-cell>
          <table:table-cell table:formula="of:=DEC2HEX([.B85];4)" office:value-type="string" office:string-value="0168" calcext:value-type="string">
            <text:p>0168</text:p>
          </table:table-cell>
          <table:table-cell table:formula="of:=&quot;0x&quot;&amp;[.C85]" office:value-type="string" office:string-value="0x0168" calcext:value-type="string">
            <text:p>0x01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127-[.A86]) * 8" office:value-type="float" office:value="352" calcext:value-type="float">
            <text:p>352</text:p>
          </table:table-cell>
          <table:table-cell table:formula="of:=DEC2HEX([.B86];4)" office:value-type="string" office:string-value="0160" calcext:value-type="string">
            <text:p>0160</text:p>
          </table:table-cell>
          <table:table-cell table:formula="of:=&quot;0x&quot;&amp;[.C86]" office:value-type="string" office:string-value="0x0160" calcext:value-type="string">
            <text:p>0x01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127-[.A87]) * 8" office:value-type="float" office:value="344" calcext:value-type="float">
            <text:p>344</text:p>
          </table:table-cell>
          <table:table-cell table:formula="of:=DEC2HEX([.B87];4)" office:value-type="string" office:string-value="0158" calcext:value-type="string">
            <text:p>0158</text:p>
          </table:table-cell>
          <table:table-cell table:formula="of:=&quot;0x&quot;&amp;[.C87]" office:value-type="string" office:string-value="0x0158" calcext:value-type="string">
            <text:p>0x015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127-[.A88]) * 8" office:value-type="float" office:value="336" calcext:value-type="float">
            <text:p>336</text:p>
          </table:table-cell>
          <table:table-cell table:formula="of:=DEC2HEX([.B88];4)" office:value-type="string" office:string-value="0150" calcext:value-type="string">
            <text:p>0150</text:p>
          </table:table-cell>
          <table:table-cell table:formula="of:=&quot;0x&quot;&amp;[.C88]" office:value-type="string" office:string-value="0x0150" calcext:value-type="string">
            <text:p>0x01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127-[.A89]) * 8" office:value-type="float" office:value="328" calcext:value-type="float">
            <text:p>328</text:p>
          </table:table-cell>
          <table:table-cell table:formula="of:=DEC2HEX([.B89];4)" office:value-type="string" office:string-value="0148" calcext:value-type="string">
            <text:p>0148</text:p>
          </table:table-cell>
          <table:table-cell table:formula="of:=&quot;0x&quot;&amp;[.C89]" office:value-type="string" office:string-value="0x0148" calcext:value-type="string">
            <text:p>0x01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127-[.A90]) * 8" office:value-type="float" office:value="320" calcext:value-type="float">
            <text:p>320</text:p>
          </table:table-cell>
          <table:table-cell table:formula="of:=DEC2HEX([.B90];4)" office:value-type="string" office:string-value="0140" calcext:value-type="string">
            <text:p>0140</text:p>
          </table:table-cell>
          <table:table-cell table:formula="of:=&quot;0x&quot;&amp;[.C90]" office:value-type="string" office:string-value="0x0140" calcext:value-type="string">
            <text:p>0x01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127-[.A91]) * 8" office:value-type="float" office:value="312" calcext:value-type="float">
            <text:p>312</text:p>
          </table:table-cell>
          <table:table-cell table:formula="of:=DEC2HEX([.B91];4)" office:value-type="string" office:string-value="0138" calcext:value-type="string">
            <text:p>0138</text:p>
          </table:table-cell>
          <table:table-cell table:formula="of:=&quot;0x&quot;&amp;[.C91]" office:value-type="string" office:string-value="0x0138" calcext:value-type="string">
            <text:p>0x013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127-[.A92]) * 8" office:value-type="float" office:value="304" calcext:value-type="float">
            <text:p>304</text:p>
          </table:table-cell>
          <table:table-cell table:formula="of:=DEC2HEX([.B92];4)" office:value-type="string" office:string-value="0130" calcext:value-type="string">
            <text:p>0130</text:p>
          </table:table-cell>
          <table:table-cell table:formula="of:=&quot;0x&quot;&amp;[.C92]" office:value-type="string" office:string-value="0x0130" calcext:value-type="string">
            <text:p>0x013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127-[.A93]) * 8" office:value-type="float" office:value="296" calcext:value-type="float">
            <text:p>296</text:p>
          </table:table-cell>
          <table:table-cell table:formula="of:=DEC2HEX([.B93];4)" office:value-type="string" office:string-value="0128" calcext:value-type="string">
            <text:p>0128</text:p>
          </table:table-cell>
          <table:table-cell table:formula="of:=&quot;0x&quot;&amp;[.C93]" office:value-type="string" office:string-value="0x0128" calcext:value-type="string">
            <text:p>0x01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127-[.A94]) * 8" office:value-type="float" office:value="288" calcext:value-type="float">
            <text:p>288</text:p>
          </table:table-cell>
          <table:table-cell table:formula="of:=DEC2HEX([.B94];4)" office:value-type="string" office:string-value="0120" calcext:value-type="string">
            <text:p>0120</text:p>
          </table:table-cell>
          <table:table-cell table:formula="of:=&quot;0x&quot;&amp;[.C94]" office:value-type="string" office:string-value="0x0120" calcext:value-type="string">
            <text:p>0x012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127-[.A95]) * 8" office:value-type="float" office:value="280" calcext:value-type="float">
            <text:p>280</text:p>
          </table:table-cell>
          <table:table-cell table:formula="of:=DEC2HEX([.B95];4)" office:value-type="string" office:string-value="0118" calcext:value-type="string">
            <text:p>0118</text:p>
          </table:table-cell>
          <table:table-cell table:formula="of:=&quot;0x&quot;&amp;[.C95]" office:value-type="string" office:string-value="0x0118" calcext:value-type="string">
            <text:p>0x01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127-[.A96]) * 8" office:value-type="float" office:value="272" calcext:value-type="float">
            <text:p>272</text:p>
          </table:table-cell>
          <table:table-cell table:formula="of:=DEC2HEX([.B96];4)" office:value-type="string" office:string-value="0110" calcext:value-type="string">
            <text:p>0110</text:p>
          </table:table-cell>
          <table:table-cell table:formula="of:=&quot;0x&quot;&amp;[.C96]" office:value-type="string" office:string-value="0x0110" calcext:value-type="string">
            <text:p>0x01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127-[.A97]) * 8" office:value-type="float" office:value="264" calcext:value-type="float">
            <text:p>264</text:p>
          </table:table-cell>
          <table:table-cell table:formula="of:=DEC2HEX([.B97];4)" office:value-type="string" office:string-value="0108" calcext:value-type="string">
            <text:p>0108</text:p>
          </table:table-cell>
          <table:table-cell table:formula="of:=&quot;0x&quot;&amp;[.C97]" office:value-type="string" office:string-value="0x0108" calcext:value-type="string">
            <text:p>0x01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127-[.A98]) * 8" office:value-type="float" office:value="256" calcext:value-type="float">
            <text:p>256</text:p>
          </table:table-cell>
          <table:table-cell table:formula="of:=DEC2HEX([.B98];4)" office:value-type="string" office:string-value="0100" calcext:value-type="string">
            <text:p>0100</text:p>
          </table:table-cell>
          <table:table-cell table:formula="of:=&quot;0x&quot;&amp;[.C98]" office:value-type="string" office:string-value="0x0100" calcext:value-type="string">
            <text:p>0x0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127-[.A99]) * 8" office:value-type="float" office:value="248" calcext:value-type="float">
            <text:p>248</text:p>
          </table:table-cell>
          <table:table-cell table:formula="of:=DEC2HEX([.B99];4)" office:value-type="string" office:string-value="00F8" calcext:value-type="string">
            <text:p>00F8</text:p>
          </table:table-cell>
          <table:table-cell table:formula="of:=&quot;0x&quot;&amp;[.C99]" office:value-type="string" office:string-value="0x00F8" calcext:value-type="string">
            <text:p>0x00F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127-[.A100]) * 8" office:value-type="float" office:value="240" calcext:value-type="float">
            <text:p>240</text:p>
          </table:table-cell>
          <table:table-cell table:formula="of:=DEC2HEX([.B100];4)" office:value-type="string" office:string-value="00F0" calcext:value-type="string">
            <text:p>00F0</text:p>
          </table:table-cell>
          <table:table-cell table:formula="of:=&quot;0x&quot;&amp;[.C100]" office:value-type="string" office:string-value="0x00F0" calcext:value-type="string">
            <text:p>0x00F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127-[.A101]) * 8" office:value-type="float" office:value="232" calcext:value-type="float">
            <text:p>232</text:p>
          </table:table-cell>
          <table:table-cell table:formula="of:=DEC2HEX([.B101];4)" office:value-type="string" office:string-value="00E8" calcext:value-type="string">
            <text:p>00E8</text:p>
          </table:table-cell>
          <table:table-cell table:formula="of:=&quot;0x&quot;&amp;[.C101]" office:value-type="string" office:string-value="0x00E8" calcext:value-type="string">
            <text:p>0x00E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127-[.A102]) * 8" office:value-type="float" office:value="224" calcext:value-type="float">
            <text:p>224</text:p>
          </table:table-cell>
          <table:table-cell table:formula="of:=DEC2HEX([.B102];4)" office:value-type="string" office:string-value="00E0" calcext:value-type="string">
            <text:p>00E0</text:p>
          </table:table-cell>
          <table:table-cell table:formula="of:=&quot;0x&quot;&amp;[.C102]" office:value-type="string" office:string-value="0x00E0" calcext:value-type="string">
            <text:p>0x00E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127-[.A103]) * 8" office:value-type="float" office:value="216" calcext:value-type="float">
            <text:p>216</text:p>
          </table:table-cell>
          <table:table-cell table:formula="of:=DEC2HEX([.B103];4)" office:value-type="string" office:string-value="00D8" calcext:value-type="string">
            <text:p>00D8</text:p>
          </table:table-cell>
          <table:table-cell table:formula="of:=&quot;0x&quot;&amp;[.C103]" office:value-type="string" office:string-value="0x00D8" calcext:value-type="string">
            <text:p>0x00D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127-[.A104]) * 8" office:value-type="float" office:value="208" calcext:value-type="float">
            <text:p>208</text:p>
          </table:table-cell>
          <table:table-cell table:formula="of:=DEC2HEX([.B104];4)" office:value-type="string" office:string-value="00D0" calcext:value-type="string">
            <text:p>00D0</text:p>
          </table:table-cell>
          <table:table-cell table:formula="of:=&quot;0x&quot;&amp;[.C104]" office:value-type="string" office:string-value="0x00D0" calcext:value-type="string">
            <text:p>0x00D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127-[.A105]) * 8" office:value-type="float" office:value="200" calcext:value-type="float">
            <text:p>200</text:p>
          </table:table-cell>
          <table:table-cell table:formula="of:=DEC2HEX([.B105];4)" office:value-type="string" office:string-value="00C8" calcext:value-type="string">
            <text:p>00C8</text:p>
          </table:table-cell>
          <table:table-cell table:formula="of:=&quot;0x&quot;&amp;[.C105]" office:value-type="string" office:string-value="0x00C8" calcext:value-type="string">
            <text:p>0x00C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127-[.A106]) * 8" office:value-type="float" office:value="192" calcext:value-type="float">
            <text:p>192</text:p>
          </table:table-cell>
          <table:table-cell table:formula="of:=DEC2HEX([.B106];4)" office:value-type="string" office:string-value="00C0" calcext:value-type="string">
            <text:p>00C0</text:p>
          </table:table-cell>
          <table:table-cell table:formula="of:=&quot;0x&quot;&amp;[.C106]" office:value-type="string" office:string-value="0x00C0" calcext:value-type="string">
            <text:p>0x00C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127-[.A107]) * 8" office:value-type="float" office:value="184" calcext:value-type="float">
            <text:p>184</text:p>
          </table:table-cell>
          <table:table-cell table:formula="of:=DEC2HEX([.B107];4)" office:value-type="string" office:string-value="00B8" calcext:value-type="string">
            <text:p>00B8</text:p>
          </table:table-cell>
          <table:table-cell table:formula="of:=&quot;0x&quot;&amp;[.C107]" office:value-type="string" office:string-value="0x00B8" calcext:value-type="string">
            <text:p>0x00B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127-[.A108]) * 8" office:value-type="float" office:value="176" calcext:value-type="float">
            <text:p>176</text:p>
          </table:table-cell>
          <table:table-cell table:formula="of:=DEC2HEX([.B108];4)" office:value-type="string" office:string-value="00B0" calcext:value-type="string">
            <text:p>00B0</text:p>
          </table:table-cell>
          <table:table-cell table:formula="of:=&quot;0x&quot;&amp;[.C108]" office:value-type="string" office:string-value="0x00B0" calcext:value-type="string">
            <text:p>0x00B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127-[.A109]) * 8" office:value-type="float" office:value="168" calcext:value-type="float">
            <text:p>168</text:p>
          </table:table-cell>
          <table:table-cell table:formula="of:=DEC2HEX([.B109];4)" office:value-type="string" office:string-value="00A8" calcext:value-type="string">
            <text:p>00A8</text:p>
          </table:table-cell>
          <table:table-cell table:formula="of:=&quot;0x&quot;&amp;[.C109]" office:value-type="string" office:string-value="0x00A8" calcext:value-type="string">
            <text:p>0x00A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127-[.A110]) * 8" office:value-type="float" office:value="160" calcext:value-type="float">
            <text:p>160</text:p>
          </table:table-cell>
          <table:table-cell table:formula="of:=DEC2HEX([.B110];4)" office:value-type="string" office:string-value="00A0" calcext:value-type="string">
            <text:p>00A0</text:p>
          </table:table-cell>
          <table:table-cell table:formula="of:=&quot;0x&quot;&amp;[.C110]" office:value-type="string" office:string-value="0x00A0" calcext:value-type="string">
            <text:p>0x00A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127-[.A111]) * 8" office:value-type="float" office:value="152" calcext:value-type="float">
            <text:p>152</text:p>
          </table:table-cell>
          <table:table-cell table:formula="of:=DEC2HEX([.B111];4)" office:value-type="string" office:string-value="0098" calcext:value-type="string">
            <text:p>0098</text:p>
          </table:table-cell>
          <table:table-cell table:formula="of:=&quot;0x&quot;&amp;[.C111]" office:value-type="string" office:string-value="0x0098" calcext:value-type="string">
            <text:p>0x009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127-[.A112]) * 8" office:value-type="float" office:value="144" calcext:value-type="float">
            <text:p>144</text:p>
          </table:table-cell>
          <table:table-cell table:formula="of:=DEC2HEX([.B112];4)" office:value-type="string" office:string-value="0090" calcext:value-type="string">
            <text:p>0090</text:p>
          </table:table-cell>
          <table:table-cell table:formula="of:=&quot;0x&quot;&amp;[.C112]" office:value-type="string" office:string-value="0x0090" calcext:value-type="string">
            <text:p>0x009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127-[.A113]) * 8" office:value-type="float" office:value="136" calcext:value-type="float">
            <text:p>136</text:p>
          </table:table-cell>
          <table:table-cell table:formula="of:=DEC2HEX([.B113];4)" office:value-type="string" office:string-value="0088" calcext:value-type="string">
            <text:p>0088</text:p>
          </table:table-cell>
          <table:table-cell table:formula="of:=&quot;0x&quot;&amp;[.C113]" office:value-type="string" office:string-value="0x0088" calcext:value-type="string">
            <text:p>0x00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127-[.A114]) * 8" office:value-type="float" office:value="128" calcext:value-type="float">
            <text:p>128</text:p>
          </table:table-cell>
          <table:table-cell table:formula="of:=DEC2HEX([.B114];4)" office:value-type="string" office:string-value="0080" calcext:value-type="string">
            <text:p>0080</text:p>
          </table:table-cell>
          <table:table-cell table:formula="of:=&quot;0x&quot;&amp;[.C114]" office:value-type="string" office:string-value="0x0080" calcext:value-type="string">
            <text:p>0x008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127-[.A115]) * 8" office:value-type="float" office:value="120" calcext:value-type="float">
            <text:p>120</text:p>
          </table:table-cell>
          <table:table-cell table:formula="of:=DEC2HEX([.B115];4)" office:value-type="string" office:string-value="0078" calcext:value-type="string">
            <text:p>0078</text:p>
          </table:table-cell>
          <table:table-cell table:formula="of:=&quot;0x&quot;&amp;[.C115]" office:value-type="string" office:string-value="0x0078" calcext:value-type="string">
            <text:p>0x007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127-[.A116]) * 8" office:value-type="float" office:value="112" calcext:value-type="float">
            <text:p>112</text:p>
          </table:table-cell>
          <table:table-cell table:formula="of:=DEC2HEX([.B116];4)" office:value-type="string" office:string-value="0070" calcext:value-type="string">
            <text:p>0070</text:p>
          </table:table-cell>
          <table:table-cell table:formula="of:=&quot;0x&quot;&amp;[.C116]" office:value-type="string" office:string-value="0x0070" calcext:value-type="string">
            <text:p>0x007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127-[.A117]) * 8" office:value-type="float" office:value="104" calcext:value-type="float">
            <text:p>104</text:p>
          </table:table-cell>
          <table:table-cell table:formula="of:=DEC2HEX([.B117];4)" office:value-type="string" office:string-value="0068" calcext:value-type="string">
            <text:p>0068</text:p>
          </table:table-cell>
          <table:table-cell table:formula="of:=&quot;0x&quot;&amp;[.C117]" office:value-type="string" office:string-value="0x0068" calcext:value-type="string">
            <text:p>0x006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127-[.A118]) * 8" office:value-type="float" office:value="96" calcext:value-type="float">
            <text:p>96</text:p>
          </table:table-cell>
          <table:table-cell table:formula="of:=DEC2HEX([.B118];4)" office:value-type="string" office:string-value="0060" calcext:value-type="string">
            <text:p>0060</text:p>
          </table:table-cell>
          <table:table-cell table:formula="of:=&quot;0x&quot;&amp;[.C118]" office:value-type="string" office:string-value="0x0060" calcext:value-type="string">
            <text:p>0x006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127-[.A119]) * 8" office:value-type="float" office:value="88" calcext:value-type="float">
            <text:p>88</text:p>
          </table:table-cell>
          <table:table-cell table:formula="of:=DEC2HEX([.B119];4)" office:value-type="string" office:string-value="0058" calcext:value-type="string">
            <text:p>0058</text:p>
          </table:table-cell>
          <table:table-cell table:formula="of:=&quot;0x&quot;&amp;[.C119]" office:value-type="string" office:string-value="0x0058" calcext:value-type="string">
            <text:p>0x005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127-[.A120]) * 8" office:value-type="float" office:value="80" calcext:value-type="float">
            <text:p>80</text:p>
          </table:table-cell>
          <table:table-cell table:formula="of:=DEC2HEX([.B120];4)" office:value-type="string" office:string-value="0050" calcext:value-type="string">
            <text:p>0050</text:p>
          </table:table-cell>
          <table:table-cell table:formula="of:=&quot;0x&quot;&amp;[.C120]" office:value-type="string" office:string-value="0x0050" calcext:value-type="string">
            <text:p>0x005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127-[.A121]) * 8" office:value-type="float" office:value="72" calcext:value-type="float">
            <text:p>72</text:p>
          </table:table-cell>
          <table:table-cell table:formula="of:=DEC2HEX([.B121];4)" office:value-type="string" office:string-value="0048" calcext:value-type="string">
            <text:p>0048</text:p>
          </table:table-cell>
          <table:table-cell table:formula="of:=&quot;0x&quot;&amp;[.C121]" office:value-type="string" office:string-value="0x0048" calcext:value-type="string">
            <text:p>0x00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127-[.A122]) * 8" office:value-type="float" office:value="64" calcext:value-type="float">
            <text:p>64</text:p>
          </table:table-cell>
          <table:table-cell table:formula="of:=DEC2HEX([.B122];4)" office:value-type="string" office:string-value="0040" calcext:value-type="string">
            <text:p>0040</text:p>
          </table:table-cell>
          <table:table-cell table:formula="of:=&quot;0x&quot;&amp;[.C122]" office:value-type="string" office:string-value="0x0040" calcext:value-type="string">
            <text:p>0x004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27-[.A123]) * 8" office:value-type="float" office:value="56" calcext:value-type="float">
            <text:p>56</text:p>
          </table:table-cell>
          <table:table-cell table:formula="of:=DEC2HEX([.B123];4)" office:value-type="string" office:string-value="0038" calcext:value-type="string">
            <text:p>0038</text:p>
          </table:table-cell>
          <table:table-cell table:formula="of:=&quot;0x&quot;&amp;[.C123]" office:value-type="string" office:string-value="0x0038" calcext:value-type="string">
            <text:p>0x00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127-[.A124]) * 8" office:value-type="float" office:value="48" calcext:value-type="float">
            <text:p>48</text:p>
          </table:table-cell>
          <table:table-cell table:formula="of:=DEC2HEX([.B124];4)" office:value-type="string" office:string-value="0030" calcext:value-type="string">
            <text:p>0030</text:p>
          </table:table-cell>
          <table:table-cell table:formula="of:=&quot;0x&quot;&amp;[.C124]" office:value-type="string" office:string-value="0x0030" calcext:value-type="string">
            <text:p>0x003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127-[.A125]) * 8" office:value-type="float" office:value="40" calcext:value-type="float">
            <text:p>40</text:p>
          </table:table-cell>
          <table:table-cell table:formula="of:=DEC2HEX([.B125];4)" office:value-type="string" office:string-value="0028" calcext:value-type="string">
            <text:p>0028</text:p>
          </table:table-cell>
          <table:table-cell table:formula="of:=&quot;0x&quot;&amp;[.C125]" office:value-type="string" office:string-value="0x0028" calcext:value-type="string">
            <text:p>0x002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127-[.A126]) * 8" office:value-type="float" office:value="32" calcext:value-type="float">
            <text:p>32</text:p>
          </table:table-cell>
          <table:table-cell table:formula="of:=DEC2HEX([.B126];4)" office:value-type="string" office:string-value="0020" calcext:value-type="string">
            <text:p>0020</text:p>
          </table:table-cell>
          <table:table-cell table:formula="of:=&quot;0x&quot;&amp;[.C126]" office:value-type="string" office:string-value="0x0020" calcext:value-type="string">
            <text:p>0x002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27-[.A127]) * 8" office:value-type="float" office:value="24" calcext:value-type="float">
            <text:p>24</text:p>
          </table:table-cell>
          <table:table-cell table:formula="of:=DEC2HEX([.B127];4)" office:value-type="string" office:string-value="0018" calcext:value-type="string">
            <text:p>0018</text:p>
          </table:table-cell>
          <table:table-cell table:formula="of:=&quot;0x&quot;&amp;[.C127]" office:value-type="string" office:string-value="0x0018" calcext:value-type="string">
            <text:p>0x00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127-[.A128]) * 8" office:value-type="float" office:value="16" calcext:value-type="float">
            <text:p>16</text:p>
          </table:table-cell>
          <table:table-cell table:formula="of:=DEC2HEX([.B128];4)" office:value-type="string" office:string-value="0010" calcext:value-type="string">
            <text:p>0010</text:p>
          </table:table-cell>
          <table:table-cell table:formula="of:=&quot;0x&quot;&amp;[.C128]" office:value-type="string" office:string-value="0x0010" calcext:value-type="string">
            <text:p>0x00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127-[.A129]) * 8" office:value-type="float" office:value="8" calcext:value-type="float">
            <text:p>8</text:p>
          </table:table-cell>
          <table:table-cell table:formula="of:=DEC2HEX([.B129];4)" office:value-type="string" office:string-value="0008" calcext:value-type="string">
            <text:p>0008</text:p>
          </table:table-cell>
          <table:table-cell table:formula="of:=&quot;0x&quot;&amp;[.C129]" office:value-type="string" office:string-value="0x0008" calcext:value-type="string">
            <text:p>0x00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127-[.A130]) * 8" office:value-type="float" office:value="0" calcext:value-type="float">
            <text:p>0</text:p>
          </table:table-cell>
          <table:table-cell table:formula="of:=DEC2HEX([.B130];4)" office:value-type="string" office:string-value="0000" calcext:value-type="string">
            <text:p>0000</text:p>
          </table:table-cell>
          <table:table-cell table:formula="of:=&quot;0x&quot;&amp;[.C130]" office:value-type="string" office:string-value="0x0000" calcext:value-type="string">
            <text:p>0x0000</text:p>
          </table:table-cell>
        </table:table-row>
      </table:table>
      <table:table table:name="bmp table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bpm count</text:p>
          </table:table-cell>
          <table:table-cell office:value-type="string" calcext:value-type="string">
            <text:p>MIDI tick per minute</text:p>
          </table:table-cell>
          <table:table-cell office:value-type="string" calcext:value-type="string">
            <text:p>MIDI tick count</text:p>
          </table:table-cell>
          <table:table-cell office:value-type="string" calcext:value-type="string">
            <text:p>midi tick hex value</text:p>
          </table:table-cell>
          <table:table-cell office:value-type="string" calcext:value-type="string">
            <text:p>hex value for arduino ta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ROUND([hardware.$C$3]*60/[.B3])" office:value-type="float" office:value="60000" calcext:value-type="float">
            <text:p>60000</text:p>
          </table:table-cell>
          <table:table-cell table:formula="of:=[.B3]*[hardware.$B$6]" office:value-type="float" office:value="480" calcext:value-type="float">
            <text:p>480</text:p>
          </table:table-cell>
          <table:table-cell table:formula="of:=ROUND([hardware.$C$3]*60/[.D3])" office:value-type="float" office:value="2500" calcext:value-type="float">
            <text:p>2500</text:p>
          </table:table-cell>
          <table:table-cell table:formula="of:=DEC2HEX([.E3];4)" office:value-type="string" office:string-value="09C4" calcext:value-type="string">
            <text:p>09C4</text:p>
          </table:table-cell>
          <table:table-cell table:formula="of:=&quot;0x&quot;&amp;[.F3]" office:value-type="string" office:string-value="0x09C4" calcext:value-type="string">
            <text:p>0x09C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ROUND([hardware.$C$3]*60/[.B4])" office:value-type="float" office:value="57143" calcext:value-type="float">
            <text:p>57143</text:p>
          </table:table-cell>
          <table:table-cell table:formula="of:=[.B4]*[hardware.$B$6]" office:value-type="float" office:value="504" calcext:value-type="float">
            <text:p>504</text:p>
          </table:table-cell>
          <table:table-cell table:formula="of:=ROUND([hardware.$C$3]*60/[.D4])" office:value-type="float" office:value="2381" calcext:value-type="float">
            <text:p>2381</text:p>
          </table:table-cell>
          <table:table-cell table:formula="of:=DEC2HEX([.E4];4)" office:value-type="string" office:string-value="094D" calcext:value-type="string">
            <text:p>094D</text:p>
          </table:table-cell>
          <table:table-cell table:formula="of:=&quot;0x&quot;&amp;[.F4]" office:value-type="string" office:string-value="0x094D" calcext:value-type="string">
            <text:p>0x094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ROUND([hardware.$C$3]*60/[.B5])" office:value-type="float" office:value="54545" calcext:value-type="float">
            <text:p>54545</text:p>
          </table:table-cell>
          <table:table-cell table:formula="of:=[.B5]*[hardware.$B$6]" office:value-type="float" office:value="528" calcext:value-type="float">
            <text:p>528</text:p>
          </table:table-cell>
          <table:table-cell table:formula="of:=ROUND([hardware.$C$3]*60/[.D5])" office:value-type="float" office:value="2273" calcext:value-type="float">
            <text:p>2273</text:p>
          </table:table-cell>
          <table:table-cell table:formula="of:=DEC2HEX([.E5];4)" office:value-type="string" office:string-value="08E1" calcext:value-type="string">
            <text:p>08E1</text:p>
          </table:table-cell>
          <table:table-cell table:formula="of:=&quot;0x&quot;&amp;[.F5]" office:value-type="string" office:string-value="0x08E1" calcext:value-type="string">
            <text:p>0x08E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ROUND([hardware.$C$3]*60/[.B6])" office:value-type="float" office:value="52174" calcext:value-type="float">
            <text:p>52174</text:p>
          </table:table-cell>
          <table:table-cell table:formula="of:=[.B6]*[hardware.$B$6]" office:value-type="float" office:value="552" calcext:value-type="float">
            <text:p>552</text:p>
          </table:table-cell>
          <table:table-cell table:formula="of:=ROUND([hardware.$C$3]*60/[.D6])" office:value-type="float" office:value="2174" calcext:value-type="float">
            <text:p>2174</text:p>
          </table:table-cell>
          <table:table-cell table:formula="of:=DEC2HEX([.E6];4)" office:value-type="string" office:string-value="087E" calcext:value-type="string">
            <text:p>087E</text:p>
          </table:table-cell>
          <table:table-cell table:formula="of:=&quot;0x&quot;&amp;[.F6]" office:value-type="string" office:string-value="0x087E" calcext:value-type="string">
            <text:p>0x087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ROUND([hardware.$C$3]*60/[.B7])" office:value-type="float" office:value="50000" calcext:value-type="float">
            <text:p>50000</text:p>
          </table:table-cell>
          <table:table-cell table:formula="of:=[.B7]*[hardware.$B$6]" office:value-type="float" office:value="576" calcext:value-type="float">
            <text:p>576</text:p>
          </table:table-cell>
          <table:table-cell table:formula="of:=ROUND([hardware.$C$3]*60/[.D7])" office:value-type="float" office:value="2083" calcext:value-type="float">
            <text:p>2083</text:p>
          </table:table-cell>
          <table:table-cell table:formula="of:=DEC2HEX([.E7];4)" office:value-type="string" office:string-value="0823" calcext:value-type="string">
            <text:p>0823</text:p>
          </table:table-cell>
          <table:table-cell table:formula="of:=&quot;0x&quot;&amp;[.F7]" office:value-type="string" office:string-value="0x0823" calcext:value-type="string">
            <text:p>0x08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ROUND([hardware.$C$3]*60/[.B8])" office:value-type="float" office:value="48000" calcext:value-type="float">
            <text:p>48000</text:p>
          </table:table-cell>
          <table:table-cell table:formula="of:=[.B8]*[hardware.$B$6]" office:value-type="float" office:value="600" calcext:value-type="float">
            <text:p>600</text:p>
          </table:table-cell>
          <table:table-cell table:formula="of:=ROUND([hardware.$C$3]*60/[.D8])" office:value-type="float" office:value="2000" calcext:value-type="float">
            <text:p>2000</text:p>
          </table:table-cell>
          <table:table-cell table:formula="of:=DEC2HEX([.E8];4)" office:value-type="string" office:string-value="07D0" calcext:value-type="string">
            <text:p>07D0</text:p>
          </table:table-cell>
          <table:table-cell table:formula="of:=&quot;0x&quot;&amp;[.F8]" office:value-type="string" office:string-value="0x07D0" calcext:value-type="string">
            <text:p>0x07D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ROUND([hardware.$C$3]*60/[.B9])" office:value-type="float" office:value="46154" calcext:value-type="float">
            <text:p>46154</text:p>
          </table:table-cell>
          <table:table-cell table:formula="of:=[.B9]*[hardware.$B$6]" office:value-type="float" office:value="624" calcext:value-type="float">
            <text:p>624</text:p>
          </table:table-cell>
          <table:table-cell table:formula="of:=ROUND([hardware.$C$3]*60/[.D9])" office:value-type="float" office:value="1923" calcext:value-type="float">
            <text:p>1923</text:p>
          </table:table-cell>
          <table:table-cell table:formula="of:=DEC2HEX([.E9];4)" office:value-type="string" office:string-value="0783" calcext:value-type="string">
            <text:p>0783</text:p>
          </table:table-cell>
          <table:table-cell table:formula="of:=&quot;0x&quot;&amp;[.F9]" office:value-type="string" office:string-value="0x0783" calcext:value-type="string">
            <text:p>0x07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ROUND([hardware.$C$3]*60/[.B10])" office:value-type="float" office:value="44444" calcext:value-type="float">
            <text:p>44444</text:p>
          </table:table-cell>
          <table:table-cell table:formula="of:=[.B10]*[hardware.$B$6]" office:value-type="float" office:value="648" calcext:value-type="float">
            <text:p>648</text:p>
          </table:table-cell>
          <table:table-cell table:formula="of:=ROUND([hardware.$C$3]*60/[.D10])" office:value-type="float" office:value="1852" calcext:value-type="float">
            <text:p>1852</text:p>
          </table:table-cell>
          <table:table-cell table:formula="of:=DEC2HEX([.E10];4)" office:value-type="string" office:string-value="073C" calcext:value-type="string">
            <text:p>073C</text:p>
          </table:table-cell>
          <table:table-cell table:formula="of:=&quot;0x&quot;&amp;[.F10]" office:value-type="string" office:string-value="0x073C" calcext:value-type="string">
            <text:p>0x073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ROUND([hardware.$C$3]*60/[.B11])" office:value-type="float" office:value="42857" calcext:value-type="float">
            <text:p>42857</text:p>
          </table:table-cell>
          <table:table-cell table:formula="of:=[.B11]*[hardware.$B$6]" office:value-type="float" office:value="672" calcext:value-type="float">
            <text:p>672</text:p>
          </table:table-cell>
          <table:table-cell table:formula="of:=ROUND([hardware.$C$3]*60/[.D11])" office:value-type="float" office:value="1786" calcext:value-type="float">
            <text:p>1786</text:p>
          </table:table-cell>
          <table:table-cell table:formula="of:=DEC2HEX([.E11];4)" office:value-type="string" office:string-value="06FA" calcext:value-type="string">
            <text:p>06FA</text:p>
          </table:table-cell>
          <table:table-cell table:formula="of:=&quot;0x&quot;&amp;[.F11]" office:value-type="string" office:string-value="0x06FA" calcext:value-type="string">
            <text:p>0x06F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ROUND([hardware.$C$3]*60/[.B12])" office:value-type="float" office:value="41379" calcext:value-type="float">
            <text:p>41379</text:p>
          </table:table-cell>
          <table:table-cell table:formula="of:=[.B12]*[hardware.$B$6]" office:value-type="float" office:value="696" calcext:value-type="float">
            <text:p>696</text:p>
          </table:table-cell>
          <table:table-cell table:formula="of:=ROUND([hardware.$C$3]*60/[.D12])" office:value-type="float" office:value="1724" calcext:value-type="float">
            <text:p>1724</text:p>
          </table:table-cell>
          <table:table-cell table:formula="of:=DEC2HEX([.E12];4)" office:value-type="string" office:string-value="06BC" calcext:value-type="string">
            <text:p>06BC</text:p>
          </table:table-cell>
          <table:table-cell table:formula="of:=&quot;0x&quot;&amp;[.F12]" office:value-type="string" office:string-value="0x06BC" calcext:value-type="string">
            <text:p>0x06B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ROUND([hardware.$C$3]*60/[.B13])" office:value-type="float" office:value="40000" calcext:value-type="float">
            <text:p>40000</text:p>
          </table:table-cell>
          <table:table-cell table:formula="of:=[.B13]*[hardware.$B$6]" office:value-type="float" office:value="720" calcext:value-type="float">
            <text:p>720</text:p>
          </table:table-cell>
          <table:table-cell table:formula="of:=ROUND([hardware.$C$3]*60/[.D13])" office:value-type="float" office:value="1667" calcext:value-type="float">
            <text:p>1667</text:p>
          </table:table-cell>
          <table:table-cell table:formula="of:=DEC2HEX([.E13];4)" office:value-type="string" office:string-value="0683" calcext:value-type="string">
            <text:p>0683</text:p>
          </table:table-cell>
          <table:table-cell table:formula="of:=&quot;0x&quot;&amp;[.F13]" office:value-type="string" office:string-value="0x0683" calcext:value-type="string">
            <text:p>0x06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formula="of:=ROUND([hardware.$C$3]*60/[.B14])" office:value-type="float" office:value="38710" calcext:value-type="float">
            <text:p>38710</text:p>
          </table:table-cell>
          <table:table-cell table:formula="of:=[.B14]*[hardware.$B$6]" office:value-type="float" office:value="744" calcext:value-type="float">
            <text:p>744</text:p>
          </table:table-cell>
          <table:table-cell table:formula="of:=ROUND([hardware.$C$3]*60/[.D14])" office:value-type="float" office:value="1613" calcext:value-type="float">
            <text:p>1613</text:p>
          </table:table-cell>
          <table:table-cell table:formula="of:=DEC2HEX([.E14];4)" office:value-type="string" office:string-value="064D" calcext:value-type="string">
            <text:p>064D</text:p>
          </table:table-cell>
          <table:table-cell table:formula="of:=&quot;0x&quot;&amp;[.F14]" office:value-type="string" office:string-value="0x064D" calcext:value-type="string">
            <text:p>0x064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formula="of:=ROUND([hardware.$C$3]*60/[.B15])" office:value-type="float" office:value="37500" calcext:value-type="float">
            <text:p>37500</text:p>
          </table:table-cell>
          <table:table-cell table:formula="of:=[.B15]*[hardware.$B$6]" office:value-type="float" office:value="768" calcext:value-type="float">
            <text:p>768</text:p>
          </table:table-cell>
          <table:table-cell table:formula="of:=ROUND([hardware.$C$3]*60/[.D15])" office:value-type="float" office:value="1563" calcext:value-type="float">
            <text:p>1563</text:p>
          </table:table-cell>
          <table:table-cell table:formula="of:=DEC2HEX([.E15];4)" office:value-type="string" office:string-value="061B" calcext:value-type="string">
            <text:p>061B</text:p>
          </table:table-cell>
          <table:table-cell table:formula="of:=&quot;0x&quot;&amp;[.F15]" office:value-type="string" office:string-value="0x061B" calcext:value-type="string">
            <text:p>0x061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formula="of:=ROUND([hardware.$C$3]*60/[.B16])" office:value-type="float" office:value="36364" calcext:value-type="float">
            <text:p>36364</text:p>
          </table:table-cell>
          <table:table-cell table:formula="of:=[.B16]*[hardware.$B$6]" office:value-type="float" office:value="792" calcext:value-type="float">
            <text:p>792</text:p>
          </table:table-cell>
          <table:table-cell table:formula="of:=ROUND([hardware.$C$3]*60/[.D16])" office:value-type="float" office:value="1515" calcext:value-type="float">
            <text:p>1515</text:p>
          </table:table-cell>
          <table:table-cell table:formula="of:=DEC2HEX([.E16];4)" office:value-type="string" office:string-value="05EB" calcext:value-type="string">
            <text:p>05EB</text:p>
          </table:table-cell>
          <table:table-cell table:formula="of:=&quot;0x&quot;&amp;[.F16]" office:value-type="string" office:string-value="0x05EB" calcext:value-type="string">
            <text:p>0x05E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formula="of:=ROUND([hardware.$C$3]*60/[.B17])" office:value-type="float" office:value="35294" calcext:value-type="float">
            <text:p>35294</text:p>
          </table:table-cell>
          <table:table-cell table:formula="of:=[.B17]*[hardware.$B$6]" office:value-type="float" office:value="816" calcext:value-type="float">
            <text:p>816</text:p>
          </table:table-cell>
          <table:table-cell table:formula="of:=ROUND([hardware.$C$3]*60/[.D17])" office:value-type="float" office:value="1471" calcext:value-type="float">
            <text:p>1471</text:p>
          </table:table-cell>
          <table:table-cell table:formula="of:=DEC2HEX([.E17];4)" office:value-type="string" office:string-value="05BF" calcext:value-type="string">
            <text:p>05BF</text:p>
          </table:table-cell>
          <table:table-cell table:formula="of:=&quot;0x&quot;&amp;[.F17]" office:value-type="string" office:string-value="0x05BF" calcext:value-type="string">
            <text:p>0x05B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ROUND([hardware.$C$3]*60/[.B18])" office:value-type="float" office:value="34286" calcext:value-type="float">
            <text:p>34286</text:p>
          </table:table-cell>
          <table:table-cell table:formula="of:=[.B18]*[hardware.$B$6]" office:value-type="float" office:value="840" calcext:value-type="float">
            <text:p>840</text:p>
          </table:table-cell>
          <table:table-cell table:formula="of:=ROUND([hardware.$C$3]*60/[.D18])" office:value-type="float" office:value="1429" calcext:value-type="float">
            <text:p>1429</text:p>
          </table:table-cell>
          <table:table-cell table:formula="of:=DEC2HEX([.E18];4)" office:value-type="string" office:string-value="0595" calcext:value-type="string">
            <text:p>0595</text:p>
          </table:table-cell>
          <table:table-cell table:formula="of:=&quot;0x&quot;&amp;[.F18]" office:value-type="string" office:string-value="0x0595" calcext:value-type="string">
            <text:p>0x05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formula="of:=ROUND([hardware.$C$3]*60/[.B19])" office:value-type="float" office:value="33333" calcext:value-type="float">
            <text:p>33333</text:p>
          </table:table-cell>
          <table:table-cell table:formula="of:=[.B19]*[hardware.$B$6]" office:value-type="float" office:value="864" calcext:value-type="float">
            <text:p>864</text:p>
          </table:table-cell>
          <table:table-cell table:formula="of:=ROUND([hardware.$C$3]*60/[.D19])" office:value-type="float" office:value="1389" calcext:value-type="float">
            <text:p>1389</text:p>
          </table:table-cell>
          <table:table-cell table:formula="of:=DEC2HEX([.E19];4)" office:value-type="string" office:string-value="056D" calcext:value-type="string">
            <text:p>056D</text:p>
          </table:table-cell>
          <table:table-cell table:formula="of:=&quot;0x&quot;&amp;[.F19]" office:value-type="string" office:string-value="0x056D" calcext:value-type="string">
            <text:p>0x056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formula="of:=ROUND([hardware.$C$3]*60/[.B20])" office:value-type="float" office:value="32432" calcext:value-type="float">
            <text:p>32432</text:p>
          </table:table-cell>
          <table:table-cell table:formula="of:=[.B20]*[hardware.$B$6]" office:value-type="float" office:value="888" calcext:value-type="float">
            <text:p>888</text:p>
          </table:table-cell>
          <table:table-cell table:formula="of:=ROUND([hardware.$C$3]*60/[.D20])" office:value-type="float" office:value="1351" calcext:value-type="float">
            <text:p>1351</text:p>
          </table:table-cell>
          <table:table-cell table:formula="of:=DEC2HEX([.E20];4)" office:value-type="string" office:string-value="0547" calcext:value-type="string">
            <text:p>0547</text:p>
          </table:table-cell>
          <table:table-cell table:formula="of:=&quot;0x&quot;&amp;[.F20]" office:value-type="string" office:string-value="0x0547" calcext:value-type="string">
            <text:p>0x05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formula="of:=ROUND([hardware.$C$3]*60/[.B21])" office:value-type="float" office:value="31579" calcext:value-type="float">
            <text:p>31579</text:p>
          </table:table-cell>
          <table:table-cell table:formula="of:=[.B21]*[hardware.$B$6]" office:value-type="float" office:value="912" calcext:value-type="float">
            <text:p>912</text:p>
          </table:table-cell>
          <table:table-cell table:formula="of:=ROUND([hardware.$C$3]*60/[.D21])" office:value-type="float" office:value="1316" calcext:value-type="float">
            <text:p>1316</text:p>
          </table:table-cell>
          <table:table-cell table:formula="of:=DEC2HEX([.E21];4)" office:value-type="string" office:string-value="0524" calcext:value-type="string">
            <text:p>0524</text:p>
          </table:table-cell>
          <table:table-cell table:formula="of:=&quot;0x&quot;&amp;[.F21]" office:value-type="string" office:string-value="0x0524" calcext:value-type="string">
            <text:p>0x05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formula="of:=ROUND([hardware.$C$3]*60/[.B22])" office:value-type="float" office:value="30769" calcext:value-type="float">
            <text:p>30769</text:p>
          </table:table-cell>
          <table:table-cell table:formula="of:=[.B22]*[hardware.$B$6]" office:value-type="float" office:value="936" calcext:value-type="float">
            <text:p>936</text:p>
          </table:table-cell>
          <table:table-cell table:formula="of:=ROUND([hardware.$C$3]*60/[.D22])" office:value-type="float" office:value="1282" calcext:value-type="float">
            <text:p>1282</text:p>
          </table:table-cell>
          <table:table-cell table:formula="of:=DEC2HEX([.E22];4)" office:value-type="string" office:string-value="0502" calcext:value-type="string">
            <text:p>0502</text:p>
          </table:table-cell>
          <table:table-cell table:formula="of:=&quot;0x&quot;&amp;[.F22]" office:value-type="string" office:string-value="0x0502" calcext:value-type="string">
            <text:p>0x05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ROUND([hardware.$C$3]*60/[.B23])" office:value-type="float" office:value="30000" calcext:value-type="float">
            <text:p>30000</text:p>
          </table:table-cell>
          <table:table-cell table:formula="of:=[.B23]*[hardware.$B$6]" office:value-type="float" office:value="960" calcext:value-type="float">
            <text:p>960</text:p>
          </table:table-cell>
          <table:table-cell table:formula="of:=ROUND([hardware.$C$3]*60/[.D23])" office:value-type="float" office:value="1250" calcext:value-type="float">
            <text:p>1250</text:p>
          </table:table-cell>
          <table:table-cell table:formula="of:=DEC2HEX([.E23];4)" office:value-type="string" office:string-value="04E2" calcext:value-type="string">
            <text:p>04E2</text:p>
          </table:table-cell>
          <table:table-cell table:formula="of:=&quot;0x&quot;&amp;[.F23]" office:value-type="string" office:string-value="0x04E2" calcext:value-type="string">
            <text:p>0x04E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formula="of:=ROUND([hardware.$C$3]*60/[.B24])" office:value-type="float" office:value="29268" calcext:value-type="float">
            <text:p>29268</text:p>
          </table:table-cell>
          <table:table-cell table:formula="of:=[.B24]*[hardware.$B$6]" office:value-type="float" office:value="984" calcext:value-type="float">
            <text:p>984</text:p>
          </table:table-cell>
          <table:table-cell table:formula="of:=ROUND([hardware.$C$3]*60/[.D24])" office:value-type="float" office:value="1220" calcext:value-type="float">
            <text:p>1220</text:p>
          </table:table-cell>
          <table:table-cell table:formula="of:=DEC2HEX([.E24];4)" office:value-type="string" office:string-value="04C4" calcext:value-type="string">
            <text:p>04C4</text:p>
          </table:table-cell>
          <table:table-cell table:formula="of:=&quot;0x&quot;&amp;[.F24]" office:value-type="string" office:string-value="0x04C4" calcext:value-type="string">
            <text:p>0x04C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ROUND([hardware.$C$3]*60/[.B25])" office:value-type="float" office:value="28571" calcext:value-type="float">
            <text:p>28571</text:p>
          </table:table-cell>
          <table:table-cell table:formula="of:=[.B25]*[hardware.$B$6]" office:value-type="float" office:value="1008" calcext:value-type="float">
            <text:p>1008</text:p>
          </table:table-cell>
          <table:table-cell table:formula="of:=ROUND([hardware.$C$3]*60/[.D25])" office:value-type="float" office:value="1190" calcext:value-type="float">
            <text:p>1190</text:p>
          </table:table-cell>
          <table:table-cell table:formula="of:=DEC2HEX([.E25];4)" office:value-type="string" office:string-value="04A6" calcext:value-type="string">
            <text:p>04A6</text:p>
          </table:table-cell>
          <table:table-cell table:formula="of:=&quot;0x&quot;&amp;[.F25]" office:value-type="string" office:string-value="0x04A6" calcext:value-type="string">
            <text:p>0x04A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formula="of:=ROUND([hardware.$C$3]*60/[.B26])" office:value-type="float" office:value="27907" calcext:value-type="float">
            <text:p>27907</text:p>
          </table:table-cell>
          <table:table-cell table:formula="of:=[.B26]*[hardware.$B$6]" office:value-type="float" office:value="1032" calcext:value-type="float">
            <text:p>1032</text:p>
          </table:table-cell>
          <table:table-cell table:formula="of:=ROUND([hardware.$C$3]*60/[.D26])" office:value-type="float" office:value="1163" calcext:value-type="float">
            <text:p>1163</text:p>
          </table:table-cell>
          <table:table-cell table:formula="of:=DEC2HEX([.E26];4)" office:value-type="string" office:string-value="048B" calcext:value-type="string">
            <text:p>048B</text:p>
          </table:table-cell>
          <table:table-cell table:formula="of:=&quot;0x&quot;&amp;[.F26]" office:value-type="string" office:string-value="0x048B" calcext:value-type="string">
            <text:p>0x048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formula="of:=ROUND([hardware.$C$3]*60/[.B27])" office:value-type="float" office:value="27273" calcext:value-type="float">
            <text:p>27273</text:p>
          </table:table-cell>
          <table:table-cell table:formula="of:=[.B27]*[hardware.$B$6]" office:value-type="float" office:value="1056" calcext:value-type="float">
            <text:p>1056</text:p>
          </table:table-cell>
          <table:table-cell table:formula="of:=ROUND([hardware.$C$3]*60/[.D27])" office:value-type="float" office:value="1136" calcext:value-type="float">
            <text:p>1136</text:p>
          </table:table-cell>
          <table:table-cell table:formula="of:=DEC2HEX([.E27];4)" office:value-type="string" office:string-value="0470" calcext:value-type="string">
            <text:p>0470</text:p>
          </table:table-cell>
          <table:table-cell table:formula="of:=&quot;0x&quot;&amp;[.F27]" office:value-type="string" office:string-value="0x0470" calcext:value-type="string">
            <text:p>0x04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formula="of:=ROUND([hardware.$C$3]*60/[.B28])" office:value-type="float" office:value="26667" calcext:value-type="float">
            <text:p>26667</text:p>
          </table:table-cell>
          <table:table-cell table:formula="of:=[.B28]*[hardware.$B$6]" office:value-type="float" office:value="1080" calcext:value-type="float">
            <text:p>1080</text:p>
          </table:table-cell>
          <table:table-cell table:formula="of:=ROUND([hardware.$C$3]*60/[.D28])" office:value-type="float" office:value="1111" calcext:value-type="float">
            <text:p>1111</text:p>
          </table:table-cell>
          <table:table-cell table:formula="of:=DEC2HEX([.E28];4)" office:value-type="string" office:string-value="0457" calcext:value-type="string">
            <text:p>0457</text:p>
          </table:table-cell>
          <table:table-cell table:formula="of:=&quot;0x&quot;&amp;[.F28]" office:value-type="string" office:string-value="0x0457" calcext:value-type="string">
            <text:p>0x04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formula="of:=ROUND([hardware.$C$3]*60/[.B29])" office:value-type="float" office:value="26087" calcext:value-type="float">
            <text:p>26087</text:p>
          </table:table-cell>
          <table:table-cell table:formula="of:=[.B29]*[hardware.$B$6]" office:value-type="float" office:value="1104" calcext:value-type="float">
            <text:p>1104</text:p>
          </table:table-cell>
          <table:table-cell table:formula="of:=ROUND([hardware.$C$3]*60/[.D29])" office:value-type="float" office:value="1087" calcext:value-type="float">
            <text:p>1087</text:p>
          </table:table-cell>
          <table:table-cell table:formula="of:=DEC2HEX([.E29];4)" office:value-type="string" office:string-value="043F" calcext:value-type="string">
            <text:p>043F</text:p>
          </table:table-cell>
          <table:table-cell table:formula="of:=&quot;0x&quot;&amp;[.F29]" office:value-type="string" office:string-value="0x043F" calcext:value-type="string">
            <text:p>0x043F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formula="of:=ROUND([hardware.$C$3]*60/[.B30])" office:value-type="float" office:value="25532" calcext:value-type="float">
            <text:p>25532</text:p>
          </table:table-cell>
          <table:table-cell table:formula="of:=[.B30]*[hardware.$B$6]" office:value-type="float" office:value="1128" calcext:value-type="float">
            <text:p>1128</text:p>
          </table:table-cell>
          <table:table-cell table:formula="of:=ROUND([hardware.$C$3]*60/[.D30])" office:value-type="float" office:value="1064" calcext:value-type="float">
            <text:p>1064</text:p>
          </table:table-cell>
          <table:table-cell table:formula="of:=DEC2HEX([.E30];4)" office:value-type="string" office:string-value="0428" calcext:value-type="string">
            <text:p>0428</text:p>
          </table:table-cell>
          <table:table-cell table:formula="of:=&quot;0x&quot;&amp;[.F30]" office:value-type="string" office:string-value="0x0428" calcext:value-type="string">
            <text:p>0x04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formula="of:=ROUND([hardware.$C$3]*60/[.B31])" office:value-type="float" office:value="25000" calcext:value-type="float">
            <text:p>25000</text:p>
          </table:table-cell>
          <table:table-cell table:formula="of:=[.B31]*[hardware.$B$6]" office:value-type="float" office:value="1152" calcext:value-type="float">
            <text:p>1152</text:p>
          </table:table-cell>
          <table:table-cell table:formula="of:=ROUND([hardware.$C$3]*60/[.D31])" office:value-type="float" office:value="1042" calcext:value-type="float">
            <text:p>1042</text:p>
          </table:table-cell>
          <table:table-cell table:formula="of:=DEC2HEX([.E31];4)" office:value-type="string" office:string-value="0412" calcext:value-type="string">
            <text:p>0412</text:p>
          </table:table-cell>
          <table:table-cell table:formula="of:=&quot;0x&quot;&amp;[.F31]" office:value-type="string" office:string-value="0x0412" calcext:value-type="string">
            <text:p>0x04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formula="of:=ROUND([hardware.$C$3]*60/[.B32])" office:value-type="float" office:value="24490" calcext:value-type="float">
            <text:p>24490</text:p>
          </table:table-cell>
          <table:table-cell table:formula="of:=[.B32]*[hardware.$B$6]" office:value-type="float" office:value="1176" calcext:value-type="float">
            <text:p>1176</text:p>
          </table:table-cell>
          <table:table-cell table:formula="of:=ROUND([hardware.$C$3]*60/[.D32])" office:value-type="float" office:value="1020" calcext:value-type="float">
            <text:p>1020</text:p>
          </table:table-cell>
          <table:table-cell table:formula="of:=DEC2HEX([.E32];4)" office:value-type="string" office:string-value="03FC" calcext:value-type="string">
            <text:p>03FC</text:p>
          </table:table-cell>
          <table:table-cell table:formula="of:=&quot;0x&quot;&amp;[.F32]" office:value-type="string" office:string-value="0x03FC" calcext:value-type="string">
            <text:p>0x03F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ROUND([hardware.$C$3]*60/[.B33])" office:value-type="float" office:value="24000" calcext:value-type="float">
            <text:p>24000</text:p>
          </table:table-cell>
          <table:table-cell table:formula="of:=[.B33]*[hardware.$B$6]" office:value-type="float" office:value="1200" calcext:value-type="float">
            <text:p>1200</text:p>
          </table:table-cell>
          <table:table-cell table:formula="of:=ROUND([hardware.$C$3]*60/[.D33])" office:value-type="float" office:value="1000" calcext:value-type="float">
            <text:p>1000</text:p>
          </table:table-cell>
          <table:table-cell table:formula="of:=DEC2HEX([.E33];4)" office:value-type="string" office:string-value="03E8" calcext:value-type="string">
            <text:p>03E8</text:p>
          </table:table-cell>
          <table:table-cell table:formula="of:=&quot;0x&quot;&amp;[.F33]" office:value-type="string" office:string-value="0x03E8" calcext:value-type="string">
            <text:p>0x03E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formula="of:=ROUND([hardware.$C$3]*60/[.B34])" office:value-type="float" office:value="23529" calcext:value-type="float">
            <text:p>23529</text:p>
          </table:table-cell>
          <table:table-cell table:formula="of:=[.B34]*[hardware.$B$6]" office:value-type="float" office:value="1224" calcext:value-type="float">
            <text:p>1224</text:p>
          </table:table-cell>
          <table:table-cell table:formula="of:=ROUND([hardware.$C$3]*60/[.D34])" office:value-type="float" office:value="980" calcext:value-type="float">
            <text:p>980</text:p>
          </table:table-cell>
          <table:table-cell table:formula="of:=DEC2HEX([.E34];4)" office:value-type="string" office:string-value="03D4" calcext:value-type="string">
            <text:p>03D4</text:p>
          </table:table-cell>
          <table:table-cell table:formula="of:=&quot;0x&quot;&amp;[.F34]" office:value-type="string" office:string-value="0x03D4" calcext:value-type="string">
            <text:p>0x03D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formula="of:=ROUND([hardware.$C$3]*60/[.B35])" office:value-type="float" office:value="23077" calcext:value-type="float">
            <text:p>23077</text:p>
          </table:table-cell>
          <table:table-cell table:formula="of:=[.B35]*[hardware.$B$6]" office:value-type="float" office:value="1248" calcext:value-type="float">
            <text:p>1248</text:p>
          </table:table-cell>
          <table:table-cell table:formula="of:=ROUND([hardware.$C$3]*60/[.D35])" office:value-type="float" office:value="962" calcext:value-type="float">
            <text:p>962</text:p>
          </table:table-cell>
          <table:table-cell table:formula="of:=DEC2HEX([.E35];4)" office:value-type="string" office:string-value="03C2" calcext:value-type="string">
            <text:p>03C2</text:p>
          </table:table-cell>
          <table:table-cell table:formula="of:=&quot;0x&quot;&amp;[.F35]" office:value-type="string" office:string-value="0x03C2" calcext:value-type="string">
            <text:p>0x03C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formula="of:=ROUND([hardware.$C$3]*60/[.B36])" office:value-type="float" office:value="22642" calcext:value-type="float">
            <text:p>22642</text:p>
          </table:table-cell>
          <table:table-cell table:formula="of:=[.B36]*[hardware.$B$6]" office:value-type="float" office:value="1272" calcext:value-type="float">
            <text:p>1272</text:p>
          </table:table-cell>
          <table:table-cell table:formula="of:=ROUND([hardware.$C$3]*60/[.D36])" office:value-type="float" office:value="943" calcext:value-type="float">
            <text:p>943</text:p>
          </table:table-cell>
          <table:table-cell table:formula="of:=DEC2HEX([.E36];4)" office:value-type="string" office:string-value="03AF" calcext:value-type="string">
            <text:p>03AF</text:p>
          </table:table-cell>
          <table:table-cell table:formula="of:=&quot;0x&quot;&amp;[.F36]" office:value-type="string" office:string-value="0x03AF" calcext:value-type="string">
            <text:p>0x03A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formula="of:=ROUND([hardware.$C$3]*60/[.B37])" office:value-type="float" office:value="22222" calcext:value-type="float">
            <text:p>22222</text:p>
          </table:table-cell>
          <table:table-cell table:formula="of:=[.B37]*[hardware.$B$6]" office:value-type="float" office:value="1296" calcext:value-type="float">
            <text:p>1296</text:p>
          </table:table-cell>
          <table:table-cell table:formula="of:=ROUND([hardware.$C$3]*60/[.D37])" office:value-type="float" office:value="926" calcext:value-type="float">
            <text:p>926</text:p>
          </table:table-cell>
          <table:table-cell table:formula="of:=DEC2HEX([.E37];4)" office:value-type="string" office:string-value="039E" calcext:value-type="string">
            <text:p>039E</text:p>
          </table:table-cell>
          <table:table-cell table:formula="of:=&quot;0x&quot;&amp;[.F37]" office:value-type="string" office:string-value="0x039E" calcext:value-type="string">
            <text:p>0x039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formula="of:=ROUND([hardware.$C$3]*60/[.B38])" office:value-type="float" office:value="21818" calcext:value-type="float">
            <text:p>21818</text:p>
          </table:table-cell>
          <table:table-cell table:formula="of:=[.B38]*[hardware.$B$6]" office:value-type="float" office:value="1320" calcext:value-type="float">
            <text:p>1320</text:p>
          </table:table-cell>
          <table:table-cell table:formula="of:=ROUND([hardware.$C$3]*60/[.D38])" office:value-type="float" office:value="909" calcext:value-type="float">
            <text:p>909</text:p>
          </table:table-cell>
          <table:table-cell table:formula="of:=DEC2HEX([.E38];4)" office:value-type="string" office:string-value="038D" calcext:value-type="string">
            <text:p>038D</text:p>
          </table:table-cell>
          <table:table-cell table:formula="of:=&quot;0x&quot;&amp;[.F38]" office:value-type="string" office:string-value="0x038D" calcext:value-type="string">
            <text:p>0x038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table:formula="of:=ROUND([hardware.$C$3]*60/[.B39])" office:value-type="float" office:value="21429" calcext:value-type="float">
            <text:p>21429</text:p>
          </table:table-cell>
          <table:table-cell table:formula="of:=[.B39]*[hardware.$B$6]" office:value-type="float" office:value="1344" calcext:value-type="float">
            <text:p>1344</text:p>
          </table:table-cell>
          <table:table-cell table:formula="of:=ROUND([hardware.$C$3]*60/[.D39])" office:value-type="float" office:value="893" calcext:value-type="float">
            <text:p>893</text:p>
          </table:table-cell>
          <table:table-cell table:formula="of:=DEC2HEX([.E39];4)" office:value-type="string" office:string-value="037D" calcext:value-type="string">
            <text:p>037D</text:p>
          </table:table-cell>
          <table:table-cell table:formula="of:=&quot;0x&quot;&amp;[.F39]" office:value-type="string" office:string-value="0x037D" calcext:value-type="string">
            <text:p>0x037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table:formula="of:=ROUND([hardware.$C$3]*60/[.B40])" office:value-type="float" office:value="21053" calcext:value-type="float">
            <text:p>21053</text:p>
          </table:table-cell>
          <table:table-cell table:formula="of:=[.B40]*[hardware.$B$6]" office:value-type="float" office:value="1368" calcext:value-type="float">
            <text:p>1368</text:p>
          </table:table-cell>
          <table:table-cell table:formula="of:=ROUND([hardware.$C$3]*60/[.D40])" office:value-type="float" office:value="877" calcext:value-type="float">
            <text:p>877</text:p>
          </table:table-cell>
          <table:table-cell table:formula="of:=DEC2HEX([.E40];4)" office:value-type="string" office:string-value="036D" calcext:value-type="string">
            <text:p>036D</text:p>
          </table:table-cell>
          <table:table-cell table:formula="of:=&quot;0x&quot;&amp;[.F40]" office:value-type="string" office:string-value="0x036D" calcext:value-type="string">
            <text:p>0x036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table:formula="of:=ROUND([hardware.$C$3]*60/[.B41])" office:value-type="float" office:value="20690" calcext:value-type="float">
            <text:p>20690</text:p>
          </table:table-cell>
          <table:table-cell table:formula="of:=[.B41]*[hardware.$B$6]" office:value-type="float" office:value="1392" calcext:value-type="float">
            <text:p>1392</text:p>
          </table:table-cell>
          <table:table-cell table:formula="of:=ROUND([hardware.$C$3]*60/[.D41])" office:value-type="float" office:value="862" calcext:value-type="float">
            <text:p>862</text:p>
          </table:table-cell>
          <table:table-cell table:formula="of:=DEC2HEX([.E41];4)" office:value-type="string" office:string-value="035E" calcext:value-type="string">
            <text:p>035E</text:p>
          </table:table-cell>
          <table:table-cell table:formula="of:=&quot;0x&quot;&amp;[.F41]" office:value-type="string" office:string-value="0x035E" calcext:value-type="string">
            <text:p>0x035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table:formula="of:=ROUND([hardware.$C$3]*60/[.B42])" office:value-type="float" office:value="20339" calcext:value-type="float">
            <text:p>20339</text:p>
          </table:table-cell>
          <table:table-cell table:formula="of:=[.B42]*[hardware.$B$6]" office:value-type="float" office:value="1416" calcext:value-type="float">
            <text:p>1416</text:p>
          </table:table-cell>
          <table:table-cell table:formula="of:=ROUND([hardware.$C$3]*60/[.D42])" office:value-type="float" office:value="847" calcext:value-type="float">
            <text:p>847</text:p>
          </table:table-cell>
          <table:table-cell table:formula="of:=DEC2HEX([.E42];4)" office:value-type="string" office:string-value="034F" calcext:value-type="string">
            <text:p>034F</text:p>
          </table:table-cell>
          <table:table-cell table:formula="of:=&quot;0x&quot;&amp;[.F42]" office:value-type="string" office:string-value="0x034F" calcext:value-type="string">
            <text:p>0x034F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ROUND([hardware.$C$3]*60/[.B43])" office:value-type="float" office:value="20000" calcext:value-type="float">
            <text:p>20000</text:p>
          </table:table-cell>
          <table:table-cell table:formula="of:=[.B43]*[hardware.$B$6]" office:value-type="float" office:value="1440" calcext:value-type="float">
            <text:p>1440</text:p>
          </table:table-cell>
          <table:table-cell table:formula="of:=ROUND([hardware.$C$3]*60/[.D43])" office:value-type="float" office:value="833" calcext:value-type="float">
            <text:p>833</text:p>
          </table:table-cell>
          <table:table-cell table:formula="of:=DEC2HEX([.E43];4)" office:value-type="string" office:string-value="0341" calcext:value-type="string">
            <text:p>0341</text:p>
          </table:table-cell>
          <table:table-cell table:formula="of:=&quot;0x&quot;&amp;[.F43]" office:value-type="string" office:string-value="0x0341" calcext:value-type="string">
            <text:p>0x03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table:formula="of:=ROUND([hardware.$C$3]*60/[.B44])" office:value-type="float" office:value="19672" calcext:value-type="float">
            <text:p>19672</text:p>
          </table:table-cell>
          <table:table-cell table:formula="of:=[.B44]*[hardware.$B$6]" office:value-type="float" office:value="1464" calcext:value-type="float">
            <text:p>1464</text:p>
          </table:table-cell>
          <table:table-cell table:formula="of:=ROUND([hardware.$C$3]*60/[.D44])" office:value-type="float" office:value="820" calcext:value-type="float">
            <text:p>820</text:p>
          </table:table-cell>
          <table:table-cell table:formula="of:=DEC2HEX([.E44];4)" office:value-type="string" office:string-value="0334" calcext:value-type="string">
            <text:p>0334</text:p>
          </table:table-cell>
          <table:table-cell table:formula="of:=&quot;0x&quot;&amp;[.F44]" office:value-type="string" office:string-value="0x0334" calcext:value-type="string">
            <text:p>0x03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ROUND([hardware.$C$3]*60/[.B45])" office:value-type="float" office:value="19355" calcext:value-type="float">
            <text:p>19355</text:p>
          </table:table-cell>
          <table:table-cell table:formula="of:=[.B45]*[hardware.$B$6]" office:value-type="float" office:value="1488" calcext:value-type="float">
            <text:p>1488</text:p>
          </table:table-cell>
          <table:table-cell table:formula="of:=ROUND([hardware.$C$3]*60/[.D45])" office:value-type="float" office:value="806" calcext:value-type="float">
            <text:p>806</text:p>
          </table:table-cell>
          <table:table-cell table:formula="of:=DEC2HEX([.E45];4)" office:value-type="string" office:string-value="0326" calcext:value-type="string">
            <text:p>0326</text:p>
          </table:table-cell>
          <table:table-cell table:formula="of:=&quot;0x&quot;&amp;[.F45]" office:value-type="string" office:string-value="0x0326" calcext:value-type="string">
            <text:p>0x03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formula="of:=ROUND([hardware.$C$3]*60/[.B46])" office:value-type="float" office:value="19048" calcext:value-type="float">
            <text:p>19048</text:p>
          </table:table-cell>
          <table:table-cell table:formula="of:=[.B46]*[hardware.$B$6]" office:value-type="float" office:value="1512" calcext:value-type="float">
            <text:p>1512</text:p>
          </table:table-cell>
          <table:table-cell table:formula="of:=ROUND([hardware.$C$3]*60/[.D46])" office:value-type="float" office:value="794" calcext:value-type="float">
            <text:p>794</text:p>
          </table:table-cell>
          <table:table-cell table:formula="of:=DEC2HEX([.E46];4)" office:value-type="string" office:string-value="031A" calcext:value-type="string">
            <text:p>031A</text:p>
          </table:table-cell>
          <table:table-cell table:formula="of:=&quot;0x&quot;&amp;[.F46]" office:value-type="string" office:string-value="0x031A" calcext:value-type="string">
            <text:p>0x031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table:formula="of:=ROUND([hardware.$C$3]*60/[.B47])" office:value-type="float" office:value="18750" calcext:value-type="float">
            <text:p>18750</text:p>
          </table:table-cell>
          <table:table-cell table:formula="of:=[.B47]*[hardware.$B$6]" office:value-type="float" office:value="1536" calcext:value-type="float">
            <text:p>1536</text:p>
          </table:table-cell>
          <table:table-cell table:formula="of:=ROUND([hardware.$C$3]*60/[.D47])" office:value-type="float" office:value="781" calcext:value-type="float">
            <text:p>781</text:p>
          </table:table-cell>
          <table:table-cell table:formula="of:=DEC2HEX([.E47];4)" office:value-type="string" office:string-value="030D" calcext:value-type="string">
            <text:p>030D</text:p>
          </table:table-cell>
          <table:table-cell table:formula="of:=&quot;0x&quot;&amp;[.F47]" office:value-type="string" office:string-value="0x030D" calcext:value-type="string">
            <text:p>0x030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formula="of:=ROUND([hardware.$C$3]*60/[.B48])" office:value-type="float" office:value="18462" calcext:value-type="float">
            <text:p>18462</text:p>
          </table:table-cell>
          <table:table-cell table:formula="of:=[.B48]*[hardware.$B$6]" office:value-type="float" office:value="1560" calcext:value-type="float">
            <text:p>1560</text:p>
          </table:table-cell>
          <table:table-cell table:formula="of:=ROUND([hardware.$C$3]*60/[.D48])" office:value-type="float" office:value="769" calcext:value-type="float">
            <text:p>769</text:p>
          </table:table-cell>
          <table:table-cell table:formula="of:=DEC2HEX([.E48];4)" office:value-type="string" office:string-value="0301" calcext:value-type="string">
            <text:p>0301</text:p>
          </table:table-cell>
          <table:table-cell table:formula="of:=&quot;0x&quot;&amp;[.F48]" office:value-type="string" office:string-value="0x0301" calcext:value-type="string">
            <text:p>0x03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table:formula="of:=ROUND([hardware.$C$3]*60/[.B49])" office:value-type="float" office:value="18182" calcext:value-type="float">
            <text:p>18182</text:p>
          </table:table-cell>
          <table:table-cell table:formula="of:=[.B49]*[hardware.$B$6]" office:value-type="float" office:value="1584" calcext:value-type="float">
            <text:p>1584</text:p>
          </table:table-cell>
          <table:table-cell table:formula="of:=ROUND([hardware.$C$3]*60/[.D49])" office:value-type="float" office:value="758" calcext:value-type="float">
            <text:p>758</text:p>
          </table:table-cell>
          <table:table-cell table:formula="of:=DEC2HEX([.E49];4)" office:value-type="string" office:string-value="02F6" calcext:value-type="string">
            <text:p>02F6</text:p>
          </table:table-cell>
          <table:table-cell table:formula="of:=&quot;0x&quot;&amp;[.F49]" office:value-type="string" office:string-value="0x02F6" calcext:value-type="string">
            <text:p>0x02F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table:formula="of:=ROUND([hardware.$C$3]*60/[.B50])" office:value-type="float" office:value="17910" calcext:value-type="float">
            <text:p>17910</text:p>
          </table:table-cell>
          <table:table-cell table:formula="of:=[.B50]*[hardware.$B$6]" office:value-type="float" office:value="1608" calcext:value-type="float">
            <text:p>1608</text:p>
          </table:table-cell>
          <table:table-cell table:formula="of:=ROUND([hardware.$C$3]*60/[.D50])" office:value-type="float" office:value="746" calcext:value-type="float">
            <text:p>746</text:p>
          </table:table-cell>
          <table:table-cell table:formula="of:=DEC2HEX([.E50];4)" office:value-type="string" office:string-value="02EA" calcext:value-type="string">
            <text:p>02EA</text:p>
          </table:table-cell>
          <table:table-cell table:formula="of:=&quot;0x&quot;&amp;[.F50]" office:value-type="string" office:string-value="0x02EA" calcext:value-type="string">
            <text:p>0x02E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table:formula="of:=ROUND([hardware.$C$3]*60/[.B51])" office:value-type="float" office:value="17647" calcext:value-type="float">
            <text:p>17647</text:p>
          </table:table-cell>
          <table:table-cell table:formula="of:=[.B51]*[hardware.$B$6]" office:value-type="float" office:value="1632" calcext:value-type="float">
            <text:p>1632</text:p>
          </table:table-cell>
          <table:table-cell table:formula="of:=ROUND([hardware.$C$3]*60/[.D51])" office:value-type="float" office:value="735" calcext:value-type="float">
            <text:p>735</text:p>
          </table:table-cell>
          <table:table-cell table:formula="of:=DEC2HEX([.E51];4)" office:value-type="string" office:string-value="02DF" calcext:value-type="string">
            <text:p>02DF</text:p>
          </table:table-cell>
          <table:table-cell table:formula="of:=&quot;0x&quot;&amp;[.F51]" office:value-type="string" office:string-value="0x02DF" calcext:value-type="string">
            <text:p>0x02DF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table:formula="of:=ROUND([hardware.$C$3]*60/[.B52])" office:value-type="float" office:value="17391" calcext:value-type="float">
            <text:p>17391</text:p>
          </table:table-cell>
          <table:table-cell table:formula="of:=[.B52]*[hardware.$B$6]" office:value-type="float" office:value="1656" calcext:value-type="float">
            <text:p>1656</text:p>
          </table:table-cell>
          <table:table-cell table:formula="of:=ROUND([hardware.$C$3]*60/[.D52])" office:value-type="float" office:value="725" calcext:value-type="float">
            <text:p>725</text:p>
          </table:table-cell>
          <table:table-cell table:formula="of:=DEC2HEX([.E52];4)" office:value-type="string" office:string-value="02D5" calcext:value-type="string">
            <text:p>02D5</text:p>
          </table:table-cell>
          <table:table-cell table:formula="of:=&quot;0x&quot;&amp;[.F52]" office:value-type="string" office:string-value="0x02D5" calcext:value-type="string">
            <text:p>0x02D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formula="of:=ROUND([hardware.$C$3]*60/[.B53])" office:value-type="float" office:value="17143" calcext:value-type="float">
            <text:p>17143</text:p>
          </table:table-cell>
          <table:table-cell table:formula="of:=[.B53]*[hardware.$B$6]" office:value-type="float" office:value="1680" calcext:value-type="float">
            <text:p>1680</text:p>
          </table:table-cell>
          <table:table-cell table:formula="of:=ROUND([hardware.$C$3]*60/[.D53])" office:value-type="float" office:value="714" calcext:value-type="float">
            <text:p>714</text:p>
          </table:table-cell>
          <table:table-cell table:formula="of:=DEC2HEX([.E53];4)" office:value-type="string" office:string-value="02CA" calcext:value-type="string">
            <text:p>02CA</text:p>
          </table:table-cell>
          <table:table-cell table:formula="of:=&quot;0x&quot;&amp;[.F53]" office:value-type="string" office:string-value="0x02CA" calcext:value-type="string">
            <text:p>0x02C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table:formula="of:=ROUND([hardware.$C$3]*60/[.B54])" office:value-type="float" office:value="16901" calcext:value-type="float">
            <text:p>16901</text:p>
          </table:table-cell>
          <table:table-cell table:formula="of:=[.B54]*[hardware.$B$6]" office:value-type="float" office:value="1704" calcext:value-type="float">
            <text:p>1704</text:p>
          </table:table-cell>
          <table:table-cell table:formula="of:=ROUND([hardware.$C$3]*60/[.D54])" office:value-type="float" office:value="704" calcext:value-type="float">
            <text:p>704</text:p>
          </table:table-cell>
          <table:table-cell table:formula="of:=DEC2HEX([.E54];4)" office:value-type="string" office:string-value="02C0" calcext:value-type="string">
            <text:p>02C0</text:p>
          </table:table-cell>
          <table:table-cell table:formula="of:=&quot;0x&quot;&amp;[.F54]" office:value-type="string" office:string-value="0x02C0" calcext:value-type="string">
            <text:p>0x02C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table:formula="of:=ROUND([hardware.$C$3]*60/[.B55])" office:value-type="float" office:value="16667" calcext:value-type="float">
            <text:p>16667</text:p>
          </table:table-cell>
          <table:table-cell table:formula="of:=[.B55]*[hardware.$B$6]" office:value-type="float" office:value="1728" calcext:value-type="float">
            <text:p>1728</text:p>
          </table:table-cell>
          <table:table-cell table:formula="of:=ROUND([hardware.$C$3]*60/[.D55])" office:value-type="float" office:value="694" calcext:value-type="float">
            <text:p>694</text:p>
          </table:table-cell>
          <table:table-cell table:formula="of:=DEC2HEX([.E55];4)" office:value-type="string" office:string-value="02B6" calcext:value-type="string">
            <text:p>02B6</text:p>
          </table:table-cell>
          <table:table-cell table:formula="of:=&quot;0x&quot;&amp;[.F55]" office:value-type="string" office:string-value="0x02B6" calcext:value-type="string">
            <text:p>0x02B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table:formula="of:=ROUND([hardware.$C$3]*60/[.B56])" office:value-type="float" office:value="16438" calcext:value-type="float">
            <text:p>16438</text:p>
          </table:table-cell>
          <table:table-cell table:formula="of:=[.B56]*[hardware.$B$6]" office:value-type="float" office:value="1752" calcext:value-type="float">
            <text:p>1752</text:p>
          </table:table-cell>
          <table:table-cell table:formula="of:=ROUND([hardware.$C$3]*60/[.D56])" office:value-type="float" office:value="685" calcext:value-type="float">
            <text:p>685</text:p>
          </table:table-cell>
          <table:table-cell table:formula="of:=DEC2HEX([.E56];4)" office:value-type="string" office:string-value="02AD" calcext:value-type="string">
            <text:p>02AD</text:p>
          </table:table-cell>
          <table:table-cell table:formula="of:=&quot;0x&quot;&amp;[.F56]" office:value-type="string" office:string-value="0x02AD" calcext:value-type="string">
            <text:p>0x02A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table:formula="of:=ROUND([hardware.$C$3]*60/[.B57])" office:value-type="float" office:value="16216" calcext:value-type="float">
            <text:p>16216</text:p>
          </table:table-cell>
          <table:table-cell table:formula="of:=[.B57]*[hardware.$B$6]" office:value-type="float" office:value="1776" calcext:value-type="float">
            <text:p>1776</text:p>
          </table:table-cell>
          <table:table-cell table:formula="of:=ROUND([hardware.$C$3]*60/[.D57])" office:value-type="float" office:value="676" calcext:value-type="float">
            <text:p>676</text:p>
          </table:table-cell>
          <table:table-cell table:formula="of:=DEC2HEX([.E57];4)" office:value-type="string" office:string-value="02A4" calcext:value-type="string">
            <text:p>02A4</text:p>
          </table:table-cell>
          <table:table-cell table:formula="of:=&quot;0x&quot;&amp;[.F57]" office:value-type="string" office:string-value="0x02A4" calcext:value-type="string">
            <text:p>0x02A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formula="of:=ROUND([hardware.$C$3]*60/[.B58])" office:value-type="float" office:value="16000" calcext:value-type="float">
            <text:p>16000</text:p>
          </table:table-cell>
          <table:table-cell table:formula="of:=[.B58]*[hardware.$B$6]" office:value-type="float" office:value="1800" calcext:value-type="float">
            <text:p>1800</text:p>
          </table:table-cell>
          <table:table-cell table:formula="of:=ROUND([hardware.$C$3]*60/[.D58])" office:value-type="float" office:value="667" calcext:value-type="float">
            <text:p>667</text:p>
          </table:table-cell>
          <table:table-cell table:formula="of:=DEC2HEX([.E58];4)" office:value-type="string" office:string-value="029B" calcext:value-type="string">
            <text:p>029B</text:p>
          </table:table-cell>
          <table:table-cell table:formula="of:=&quot;0x&quot;&amp;[.F58]" office:value-type="string" office:string-value="0x029B" calcext:value-type="string">
            <text:p>0x029B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table:formula="of:=ROUND([hardware.$C$3]*60/[.B59])" office:value-type="float" office:value="15789" calcext:value-type="float">
            <text:p>15789</text:p>
          </table:table-cell>
          <table:table-cell table:formula="of:=[.B59]*[hardware.$B$6]" office:value-type="float" office:value="1824" calcext:value-type="float">
            <text:p>1824</text:p>
          </table:table-cell>
          <table:table-cell table:formula="of:=ROUND([hardware.$C$3]*60/[.D59])" office:value-type="float" office:value="658" calcext:value-type="float">
            <text:p>658</text:p>
          </table:table-cell>
          <table:table-cell table:formula="of:=DEC2HEX([.E59];4)" office:value-type="string" office:string-value="0292" calcext:value-type="string">
            <text:p>0292</text:p>
          </table:table-cell>
          <table:table-cell table:formula="of:=&quot;0x&quot;&amp;[.F59]" office:value-type="string" office:string-value="0x0292" calcext:value-type="string">
            <text:p>0x02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table:formula="of:=ROUND([hardware.$C$3]*60/[.B60])" office:value-type="float" office:value="15584" calcext:value-type="float">
            <text:p>15584</text:p>
          </table:table-cell>
          <table:table-cell table:formula="of:=[.B60]*[hardware.$B$6]" office:value-type="float" office:value="1848" calcext:value-type="float">
            <text:p>1848</text:p>
          </table:table-cell>
          <table:table-cell table:formula="of:=ROUND([hardware.$C$3]*60/[.D60])" office:value-type="float" office:value="649" calcext:value-type="float">
            <text:p>649</text:p>
          </table:table-cell>
          <table:table-cell table:formula="of:=DEC2HEX([.E60];4)" office:value-type="string" office:string-value="0289" calcext:value-type="string">
            <text:p>0289</text:p>
          </table:table-cell>
          <table:table-cell table:formula="of:=&quot;0x&quot;&amp;[.F60]" office:value-type="string" office:string-value="0x0289" calcext:value-type="string">
            <text:p>0x02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table:formula="of:=ROUND([hardware.$C$3]*60/[.B61])" office:value-type="float" office:value="15385" calcext:value-type="float">
            <text:p>15385</text:p>
          </table:table-cell>
          <table:table-cell table:formula="of:=[.B61]*[hardware.$B$6]" office:value-type="float" office:value="1872" calcext:value-type="float">
            <text:p>1872</text:p>
          </table:table-cell>
          <table:table-cell table:formula="of:=ROUND([hardware.$C$3]*60/[.D61])" office:value-type="float" office:value="641" calcext:value-type="float">
            <text:p>641</text:p>
          </table:table-cell>
          <table:table-cell table:formula="of:=DEC2HEX([.E61];4)" office:value-type="string" office:string-value="0281" calcext:value-type="string">
            <text:p>0281</text:p>
          </table:table-cell>
          <table:table-cell table:formula="of:=&quot;0x&quot;&amp;[.F61]" office:value-type="string" office:string-value="0x0281" calcext:value-type="string">
            <text:p>0x02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table:formula="of:=ROUND([hardware.$C$3]*60/[.B62])" office:value-type="float" office:value="15190" calcext:value-type="float">
            <text:p>15190</text:p>
          </table:table-cell>
          <table:table-cell table:formula="of:=[.B62]*[hardware.$B$6]" office:value-type="float" office:value="1896" calcext:value-type="float">
            <text:p>1896</text:p>
          </table:table-cell>
          <table:table-cell table:formula="of:=ROUND([hardware.$C$3]*60/[.D62])" office:value-type="float" office:value="633" calcext:value-type="float">
            <text:p>633</text:p>
          </table:table-cell>
          <table:table-cell table:formula="of:=DEC2HEX([.E62];4)" office:value-type="string" office:string-value="0279" calcext:value-type="string">
            <text:p>0279</text:p>
          </table:table-cell>
          <table:table-cell table:formula="of:=&quot;0x&quot;&amp;[.F62]" office:value-type="string" office:string-value="0x0279" calcext:value-type="string">
            <text:p>0x02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formula="of:=ROUND([hardware.$C$3]*60/[.B63])" office:value-type="float" office:value="15000" calcext:value-type="float">
            <text:p>15000</text:p>
          </table:table-cell>
          <table:table-cell table:formula="of:=[.B63]*[hardware.$B$6]" office:value-type="float" office:value="1920" calcext:value-type="float">
            <text:p>1920</text:p>
          </table:table-cell>
          <table:table-cell table:formula="of:=ROUND([hardware.$C$3]*60/[.D63])" office:value-type="float" office:value="625" calcext:value-type="float">
            <text:p>625</text:p>
          </table:table-cell>
          <table:table-cell table:formula="of:=DEC2HEX([.E63];4)" office:value-type="string" office:string-value="0271" calcext:value-type="string">
            <text:p>0271</text:p>
          </table:table-cell>
          <table:table-cell table:formula="of:=&quot;0x&quot;&amp;[.F63]" office:value-type="string" office:string-value="0x0271" calcext:value-type="string">
            <text:p>0x02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table:formula="of:=ROUND([hardware.$C$3]*60/[.B64])" office:value-type="float" office:value="14815" calcext:value-type="float">
            <text:p>14815</text:p>
          </table:table-cell>
          <table:table-cell table:formula="of:=[.B64]*[hardware.$B$6]" office:value-type="float" office:value="1944" calcext:value-type="float">
            <text:p>1944</text:p>
          </table:table-cell>
          <table:table-cell table:formula="of:=ROUND([hardware.$C$3]*60/[.D64])" office:value-type="float" office:value="617" calcext:value-type="float">
            <text:p>617</text:p>
          </table:table-cell>
          <table:table-cell table:formula="of:=DEC2HEX([.E64];4)" office:value-type="string" office:string-value="0269" calcext:value-type="string">
            <text:p>0269</text:p>
          </table:table-cell>
          <table:table-cell table:formula="of:=&quot;0x&quot;&amp;[.F64]" office:value-type="string" office:string-value="0x0269" calcext:value-type="string">
            <text:p>0x02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formula="of:=ROUND([hardware.$C$3]*60/[.B65])" office:value-type="float" office:value="14634" calcext:value-type="float">
            <text:p>14634</text:p>
          </table:table-cell>
          <table:table-cell table:formula="of:=[.B65]*[hardware.$B$6]" office:value-type="float" office:value="1968" calcext:value-type="float">
            <text:p>1968</text:p>
          </table:table-cell>
          <table:table-cell table:formula="of:=ROUND([hardware.$C$3]*60/[.D65])" office:value-type="float" office:value="610" calcext:value-type="float">
            <text:p>610</text:p>
          </table:table-cell>
          <table:table-cell table:formula="of:=DEC2HEX([.E65];4)" office:value-type="string" office:string-value="0262" calcext:value-type="string">
            <text:p>0262</text:p>
          </table:table-cell>
          <table:table-cell table:formula="of:=&quot;0x&quot;&amp;[.F65]" office:value-type="string" office:string-value="0x0262" calcext:value-type="string">
            <text:p>0x02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table:formula="of:=ROUND([hardware.$C$3]*60/[.B66])" office:value-type="float" office:value="14458" calcext:value-type="float">
            <text:p>14458</text:p>
          </table:table-cell>
          <table:table-cell table:formula="of:=[.B66]*[hardware.$B$6]" office:value-type="float" office:value="1992" calcext:value-type="float">
            <text:p>1992</text:p>
          </table:table-cell>
          <table:table-cell table:formula="of:=ROUND([hardware.$C$3]*60/[.D66])" office:value-type="float" office:value="602" calcext:value-type="float">
            <text:p>602</text:p>
          </table:table-cell>
          <table:table-cell table:formula="of:=DEC2HEX([.E66];4)" office:value-type="string" office:string-value="025A" calcext:value-type="string">
            <text:p>025A</text:p>
          </table:table-cell>
          <table:table-cell table:formula="of:=&quot;0x&quot;&amp;[.F66]" office:value-type="string" office:string-value="0x025A" calcext:value-type="string">
            <text:p>0x025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table:formula="of:=ROUND([hardware.$C$3]*60/[.B67])" office:value-type="float" office:value="14286" calcext:value-type="float">
            <text:p>14286</text:p>
          </table:table-cell>
          <table:table-cell table:formula="of:=[.B67]*[hardware.$B$6]" office:value-type="float" office:value="2016" calcext:value-type="float">
            <text:p>2016</text:p>
          </table:table-cell>
          <table:table-cell table:formula="of:=ROUND([hardware.$C$3]*60/[.D67])" office:value-type="float" office:value="595" calcext:value-type="float">
            <text:p>595</text:p>
          </table:table-cell>
          <table:table-cell table:formula="of:=DEC2HEX([.E67];4)" office:value-type="string" office:string-value="0253" calcext:value-type="string">
            <text:p>0253</text:p>
          </table:table-cell>
          <table:table-cell table:formula="of:=&quot;0x&quot;&amp;[.F67]" office:value-type="string" office:string-value="0x0253" calcext:value-type="string">
            <text:p>0x02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formula="of:=ROUND([hardware.$C$3]*60/[.B68])" office:value-type="float" office:value="14118" calcext:value-type="float">
            <text:p>14118</text:p>
          </table:table-cell>
          <table:table-cell table:formula="of:=[.B68]*[hardware.$B$6]" office:value-type="float" office:value="2040" calcext:value-type="float">
            <text:p>2040</text:p>
          </table:table-cell>
          <table:table-cell table:formula="of:=ROUND([hardware.$C$3]*60/[.D68])" office:value-type="float" office:value="588" calcext:value-type="float">
            <text:p>588</text:p>
          </table:table-cell>
          <table:table-cell table:formula="of:=DEC2HEX([.E68];4)" office:value-type="string" office:string-value="024C" calcext:value-type="string">
            <text:p>024C</text:p>
          </table:table-cell>
          <table:table-cell table:formula="of:=&quot;0x&quot;&amp;[.F68]" office:value-type="string" office:string-value="0x024C" calcext:value-type="string">
            <text:p>0x024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table:formula="of:=ROUND([hardware.$C$3]*60/[.B69])" office:value-type="float" office:value="13953" calcext:value-type="float">
            <text:p>13953</text:p>
          </table:table-cell>
          <table:table-cell table:formula="of:=[.B69]*[hardware.$B$6]" office:value-type="float" office:value="2064" calcext:value-type="float">
            <text:p>2064</text:p>
          </table:table-cell>
          <table:table-cell table:formula="of:=ROUND([hardware.$C$3]*60/[.D69])" office:value-type="float" office:value="581" calcext:value-type="float">
            <text:p>581</text:p>
          </table:table-cell>
          <table:table-cell table:formula="of:=DEC2HEX([.E69];4)" office:value-type="string" office:string-value="0245" calcext:value-type="string">
            <text:p>0245</text:p>
          </table:table-cell>
          <table:table-cell table:formula="of:=&quot;0x&quot;&amp;[.F69]" office:value-type="string" office:string-value="0x0245" calcext:value-type="string">
            <text:p>0x02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table:formula="of:=ROUND([hardware.$C$3]*60/[.B70])" office:value-type="float" office:value="13793" calcext:value-type="float">
            <text:p>13793</text:p>
          </table:table-cell>
          <table:table-cell table:formula="of:=[.B70]*[hardware.$B$6]" office:value-type="float" office:value="2088" calcext:value-type="float">
            <text:p>2088</text:p>
          </table:table-cell>
          <table:table-cell table:formula="of:=ROUND([hardware.$C$3]*60/[.D70])" office:value-type="float" office:value="575" calcext:value-type="float">
            <text:p>575</text:p>
          </table:table-cell>
          <table:table-cell table:formula="of:=DEC2HEX([.E70];4)" office:value-type="string" office:string-value="023F" calcext:value-type="string">
            <text:p>023F</text:p>
          </table:table-cell>
          <table:table-cell table:formula="of:=&quot;0x&quot;&amp;[.F70]" office:value-type="string" office:string-value="0x023F" calcext:value-type="string">
            <text:p>0x023F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table:formula="of:=ROUND([hardware.$C$3]*60/[.B71])" office:value-type="float" office:value="13636" calcext:value-type="float">
            <text:p>13636</text:p>
          </table:table-cell>
          <table:table-cell table:formula="of:=[.B71]*[hardware.$B$6]" office:value-type="float" office:value="2112" calcext:value-type="float">
            <text:p>2112</text:p>
          </table:table-cell>
          <table:table-cell table:formula="of:=ROUND([hardware.$C$3]*60/[.D71])" office:value-type="float" office:value="568" calcext:value-type="float">
            <text:p>568</text:p>
          </table:table-cell>
          <table:table-cell table:formula="of:=DEC2HEX([.E71];4)" office:value-type="string" office:string-value="0238" calcext:value-type="string">
            <text:p>0238</text:p>
          </table:table-cell>
          <table:table-cell table:formula="of:=&quot;0x&quot;&amp;[.F71]" office:value-type="string" office:string-value="0x0238" calcext:value-type="string">
            <text:p>0x02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table:formula="of:=ROUND([hardware.$C$3]*60/[.B72])" office:value-type="float" office:value="13483" calcext:value-type="float">
            <text:p>13483</text:p>
          </table:table-cell>
          <table:table-cell table:formula="of:=[.B72]*[hardware.$B$6]" office:value-type="float" office:value="2136" calcext:value-type="float">
            <text:p>2136</text:p>
          </table:table-cell>
          <table:table-cell table:formula="of:=ROUND([hardware.$C$3]*60/[.D72])" office:value-type="float" office:value="562" calcext:value-type="float">
            <text:p>562</text:p>
          </table:table-cell>
          <table:table-cell table:formula="of:=DEC2HEX([.E72];4)" office:value-type="string" office:string-value="0232" calcext:value-type="string">
            <text:p>0232</text:p>
          </table:table-cell>
          <table:table-cell table:formula="of:=&quot;0x&quot;&amp;[.F72]" office:value-type="string" office:string-value="0x0232" calcext:value-type="string">
            <text:p>0x02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formula="of:=ROUND([hardware.$C$3]*60/[.B73])" office:value-type="float" office:value="13333" calcext:value-type="float">
            <text:p>13333</text:p>
          </table:table-cell>
          <table:table-cell table:formula="of:=[.B73]*[hardware.$B$6]" office:value-type="float" office:value="2160" calcext:value-type="float">
            <text:p>2160</text:p>
          </table:table-cell>
          <table:table-cell table:formula="of:=ROUND([hardware.$C$3]*60/[.D73])" office:value-type="float" office:value="556" calcext:value-type="float">
            <text:p>556</text:p>
          </table:table-cell>
          <table:table-cell table:formula="of:=DEC2HEX([.E73];4)" office:value-type="string" office:string-value="022C" calcext:value-type="string">
            <text:p>022C</text:p>
          </table:table-cell>
          <table:table-cell table:formula="of:=&quot;0x&quot;&amp;[.F73]" office:value-type="string" office:string-value="0x022C" calcext:value-type="string">
            <text:p>0x022C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table:formula="of:=ROUND([hardware.$C$3]*60/[.B74])" office:value-type="float" office:value="13187" calcext:value-type="float">
            <text:p>13187</text:p>
          </table:table-cell>
          <table:table-cell table:formula="of:=[.B74]*[hardware.$B$6]" office:value-type="float" office:value="2184" calcext:value-type="float">
            <text:p>2184</text:p>
          </table:table-cell>
          <table:table-cell table:formula="of:=ROUND([hardware.$C$3]*60/[.D74])" office:value-type="float" office:value="549" calcext:value-type="float">
            <text:p>549</text:p>
          </table:table-cell>
          <table:table-cell table:formula="of:=DEC2HEX([.E74];4)" office:value-type="string" office:string-value="0225" calcext:value-type="string">
            <text:p>0225</text:p>
          </table:table-cell>
          <table:table-cell table:formula="of:=&quot;0x&quot;&amp;[.F74]" office:value-type="string" office:string-value="0x0225" calcext:value-type="string">
            <text:p>0x02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table:formula="of:=ROUND([hardware.$C$3]*60/[.B75])" office:value-type="float" office:value="13043" calcext:value-type="float">
            <text:p>13043</text:p>
          </table:table-cell>
          <table:table-cell table:formula="of:=[.B75]*[hardware.$B$6]" office:value-type="float" office:value="2208" calcext:value-type="float">
            <text:p>2208</text:p>
          </table:table-cell>
          <table:table-cell table:formula="of:=ROUND([hardware.$C$3]*60/[.D75])" office:value-type="float" office:value="543" calcext:value-type="float">
            <text:p>543</text:p>
          </table:table-cell>
          <table:table-cell table:formula="of:=DEC2HEX([.E75];4)" office:value-type="string" office:string-value="021F" calcext:value-type="string">
            <text:p>021F</text:p>
          </table:table-cell>
          <table:table-cell table:formula="of:=&quot;0x&quot;&amp;[.F75]" office:value-type="string" office:string-value="0x021F" calcext:value-type="string">
            <text:p>0x021F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table:formula="of:=ROUND([hardware.$C$3]*60/[.B76])" office:value-type="float" office:value="12903" calcext:value-type="float">
            <text:p>12903</text:p>
          </table:table-cell>
          <table:table-cell table:formula="of:=[.B76]*[hardware.$B$6]" office:value-type="float" office:value="2232" calcext:value-type="float">
            <text:p>2232</text:p>
          </table:table-cell>
          <table:table-cell table:formula="of:=ROUND([hardware.$C$3]*60/[.D76])" office:value-type="float" office:value="538" calcext:value-type="float">
            <text:p>538</text:p>
          </table:table-cell>
          <table:table-cell table:formula="of:=DEC2HEX([.E76];4)" office:value-type="string" office:string-value="021A" calcext:value-type="string">
            <text:p>021A</text:p>
          </table:table-cell>
          <table:table-cell table:formula="of:=&quot;0x&quot;&amp;[.F76]" office:value-type="string" office:string-value="0x021A" calcext:value-type="string">
            <text:p>0x021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table:formula="of:=ROUND([hardware.$C$3]*60/[.B77])" office:value-type="float" office:value="12766" calcext:value-type="float">
            <text:p>12766</text:p>
          </table:table-cell>
          <table:table-cell table:formula="of:=[.B77]*[hardware.$B$6]" office:value-type="float" office:value="2256" calcext:value-type="float">
            <text:p>2256</text:p>
          </table:table-cell>
          <table:table-cell table:formula="of:=ROUND([hardware.$C$3]*60/[.D77])" office:value-type="float" office:value="532" calcext:value-type="float">
            <text:p>532</text:p>
          </table:table-cell>
          <table:table-cell table:formula="of:=DEC2HEX([.E77];4)" office:value-type="string" office:string-value="0214" calcext:value-type="string">
            <text:p>0214</text:p>
          </table:table-cell>
          <table:table-cell table:formula="of:=&quot;0x&quot;&amp;[.F77]" office:value-type="string" office:string-value="0x0214" calcext:value-type="string">
            <text:p>0x02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table:formula="of:=ROUND([hardware.$C$3]*60/[.B78])" office:value-type="float" office:value="12632" calcext:value-type="float">
            <text:p>12632</text:p>
          </table:table-cell>
          <table:table-cell table:formula="of:=[.B78]*[hardware.$B$6]" office:value-type="float" office:value="2280" calcext:value-type="float">
            <text:p>2280</text:p>
          </table:table-cell>
          <table:table-cell table:formula="of:=ROUND([hardware.$C$3]*60/[.D78])" office:value-type="float" office:value="526" calcext:value-type="float">
            <text:p>526</text:p>
          </table:table-cell>
          <table:table-cell table:formula="of:=DEC2HEX([.E78];4)" office:value-type="string" office:string-value="020E" calcext:value-type="string">
            <text:p>020E</text:p>
          </table:table-cell>
          <table:table-cell table:formula="of:=&quot;0x&quot;&amp;[.F78]" office:value-type="string" office:string-value="0x020E" calcext:value-type="string">
            <text:p>0x020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table:formula="of:=ROUND([hardware.$C$3]*60/[.B79])" office:value-type="float" office:value="12500" calcext:value-type="float">
            <text:p>12500</text:p>
          </table:table-cell>
          <table:table-cell table:formula="of:=[.B79]*[hardware.$B$6]" office:value-type="float" office:value="2304" calcext:value-type="float">
            <text:p>2304</text:p>
          </table:table-cell>
          <table:table-cell table:formula="of:=ROUND([hardware.$C$3]*60/[.D79])" office:value-type="float" office:value="521" calcext:value-type="float">
            <text:p>521</text:p>
          </table:table-cell>
          <table:table-cell table:formula="of:=DEC2HEX([.E79];4)" office:value-type="string" office:string-value="0209" calcext:value-type="string">
            <text:p>0209</text:p>
          </table:table-cell>
          <table:table-cell table:formula="of:=&quot;0x&quot;&amp;[.F79]" office:value-type="string" office:string-value="0x0209" calcext:value-type="string">
            <text:p>0x02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table:formula="of:=ROUND([hardware.$C$3]*60/[.B80])" office:value-type="float" office:value="12371" calcext:value-type="float">
            <text:p>12371</text:p>
          </table:table-cell>
          <table:table-cell table:formula="of:=[.B80]*[hardware.$B$6]" office:value-type="float" office:value="2328" calcext:value-type="float">
            <text:p>2328</text:p>
          </table:table-cell>
          <table:table-cell table:formula="of:=ROUND([hardware.$C$3]*60/[.D80])" office:value-type="float" office:value="515" calcext:value-type="float">
            <text:p>515</text:p>
          </table:table-cell>
          <table:table-cell table:formula="of:=DEC2HEX([.E80];4)" office:value-type="string" office:string-value="0203" calcext:value-type="string">
            <text:p>0203</text:p>
          </table:table-cell>
          <table:table-cell table:formula="of:=&quot;0x&quot;&amp;[.F80]" office:value-type="string" office:string-value="0x0203" calcext:value-type="string">
            <text:p>0x02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table:formula="of:=ROUND([hardware.$C$3]*60/[.B81])" office:value-type="float" office:value="12245" calcext:value-type="float">
            <text:p>12245</text:p>
          </table:table-cell>
          <table:table-cell table:formula="of:=[.B81]*[hardware.$B$6]" office:value-type="float" office:value="2352" calcext:value-type="float">
            <text:p>2352</text:p>
          </table:table-cell>
          <table:table-cell table:formula="of:=ROUND([hardware.$C$3]*60/[.D81])" office:value-type="float" office:value="510" calcext:value-type="float">
            <text:p>510</text:p>
          </table:table-cell>
          <table:table-cell table:formula="of:=DEC2HEX([.E81];4)" office:value-type="string" office:string-value="01FE" calcext:value-type="string">
            <text:p>01FE</text:p>
          </table:table-cell>
          <table:table-cell table:formula="of:=&quot;0x&quot;&amp;[.F81]" office:value-type="string" office:string-value="0x01FE" calcext:value-type="string">
            <text:p>0x01F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formula="of:=ROUND([hardware.$C$3]*60/[.B82])" office:value-type="float" office:value="12121" calcext:value-type="float">
            <text:p>12121</text:p>
          </table:table-cell>
          <table:table-cell table:formula="of:=[.B82]*[hardware.$B$6]" office:value-type="float" office:value="2376" calcext:value-type="float">
            <text:p>2376</text:p>
          </table:table-cell>
          <table:table-cell table:formula="of:=ROUND([hardware.$C$3]*60/[.D82])" office:value-type="float" office:value="505" calcext:value-type="float">
            <text:p>505</text:p>
          </table:table-cell>
          <table:table-cell table:formula="of:=DEC2HEX([.E82];4)" office:value-type="string" office:string-value="01F9" calcext:value-type="string">
            <text:p>01F9</text:p>
          </table:table-cell>
          <table:table-cell table:formula="of:=&quot;0x&quot;&amp;[.F82]" office:value-type="string" office:string-value="0x01F9" calcext:value-type="string">
            <text:p>0x01F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ROUND([hardware.$C$3]*60/[.B83])" office:value-type="float" office:value="12000" calcext:value-type="float">
            <text:p>12000</text:p>
          </table:table-cell>
          <table:table-cell table:formula="of:=[.B83]*[hardware.$B$6]" office:value-type="float" office:value="2400" calcext:value-type="float">
            <text:p>2400</text:p>
          </table:table-cell>
          <table:table-cell table:formula="of:=ROUND([hardware.$C$3]*60/[.D83])" office:value-type="float" office:value="500" calcext:value-type="float">
            <text:p>500</text:p>
          </table:table-cell>
          <table:table-cell table:formula="of:=DEC2HEX([.E83];4)" office:value-type="string" office:string-value="01F4" calcext:value-type="string">
            <text:p>01F4</text:p>
          </table:table-cell>
          <table:table-cell table:formula="of:=&quot;0x&quot;&amp;[.F83]" office:value-type="string" office:string-value="0x01F4" calcext:value-type="string">
            <text:p>0x01F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table:formula="of:=ROUND([hardware.$C$3]*60/[.B84])" office:value-type="float" office:value="11881" calcext:value-type="float">
            <text:p>11881</text:p>
          </table:table-cell>
          <table:table-cell table:formula="of:=[.B84]*[hardware.$B$6]" office:value-type="float" office:value="2424" calcext:value-type="float">
            <text:p>2424</text:p>
          </table:table-cell>
          <table:table-cell table:formula="of:=ROUND([hardware.$C$3]*60/[.D84])" office:value-type="float" office:value="495" calcext:value-type="float">
            <text:p>495</text:p>
          </table:table-cell>
          <table:table-cell table:formula="of:=DEC2HEX([.E84];4)" office:value-type="string" office:string-value="01EF" calcext:value-type="string">
            <text:p>01EF</text:p>
          </table:table-cell>
          <table:table-cell table:formula="of:=&quot;0x&quot;&amp;[.F84]" office:value-type="string" office:string-value="0x01EF" calcext:value-type="string">
            <text:p>0x01EF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table:formula="of:=ROUND([hardware.$C$3]*60/[.B85])" office:value-type="float" office:value="11765" calcext:value-type="float">
            <text:p>11765</text:p>
          </table:table-cell>
          <table:table-cell table:formula="of:=[.B85]*[hardware.$B$6]" office:value-type="float" office:value="2448" calcext:value-type="float">
            <text:p>2448</text:p>
          </table:table-cell>
          <table:table-cell table:formula="of:=ROUND([hardware.$C$3]*60/[.D85])" office:value-type="float" office:value="490" calcext:value-type="float">
            <text:p>490</text:p>
          </table:table-cell>
          <table:table-cell table:formula="of:=DEC2HEX([.E85];4)" office:value-type="string" office:string-value="01EA" calcext:value-type="string">
            <text:p>01EA</text:p>
          </table:table-cell>
          <table:table-cell table:formula="of:=&quot;0x&quot;&amp;[.F85]" office:value-type="string" office:string-value="0x01EA" calcext:value-type="string">
            <text:p>0x01E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table:formula="of:=ROUND([hardware.$C$3]*60/[.B86])" office:value-type="float" office:value="11650" calcext:value-type="float">
            <text:p>11650</text:p>
          </table:table-cell>
          <table:table-cell table:formula="of:=[.B86]*[hardware.$B$6]" office:value-type="float" office:value="2472" calcext:value-type="float">
            <text:p>2472</text:p>
          </table:table-cell>
          <table:table-cell table:formula="of:=ROUND([hardware.$C$3]*60/[.D86])" office:value-type="float" office:value="485" calcext:value-type="float">
            <text:p>485</text:p>
          </table:table-cell>
          <table:table-cell table:formula="of:=DEC2HEX([.E86];4)" office:value-type="string" office:string-value="01E5" calcext:value-type="string">
            <text:p>01E5</text:p>
          </table:table-cell>
          <table:table-cell table:formula="of:=&quot;0x&quot;&amp;[.F86]" office:value-type="string" office:string-value="0x01E5" calcext:value-type="string">
            <text:p>0x01E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table:formula="of:=ROUND([hardware.$C$3]*60/[.B87])" office:value-type="float" office:value="11538" calcext:value-type="float">
            <text:p>11538</text:p>
          </table:table-cell>
          <table:table-cell table:formula="of:=[.B87]*[hardware.$B$6]" office:value-type="float" office:value="2496" calcext:value-type="float">
            <text:p>2496</text:p>
          </table:table-cell>
          <table:table-cell table:formula="of:=ROUND([hardware.$C$3]*60/[.D87])" office:value-type="float" office:value="481" calcext:value-type="float">
            <text:p>481</text:p>
          </table:table-cell>
          <table:table-cell table:formula="of:=DEC2HEX([.E87];4)" office:value-type="string" office:string-value="01E1" calcext:value-type="string">
            <text:p>01E1</text:p>
          </table:table-cell>
          <table:table-cell table:formula="of:=&quot;0x&quot;&amp;[.F87]" office:value-type="string" office:string-value="0x01E1" calcext:value-type="string">
            <text:p>0x01E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formula="of:=ROUND([hardware.$C$3]*60/[.B88])" office:value-type="float" office:value="11429" calcext:value-type="float">
            <text:p>11429</text:p>
          </table:table-cell>
          <table:table-cell table:formula="of:=[.B88]*[hardware.$B$6]" office:value-type="float" office:value="2520" calcext:value-type="float">
            <text:p>2520</text:p>
          </table:table-cell>
          <table:table-cell table:formula="of:=ROUND([hardware.$C$3]*60/[.D88])" office:value-type="float" office:value="476" calcext:value-type="float">
            <text:p>476</text:p>
          </table:table-cell>
          <table:table-cell table:formula="of:=DEC2HEX([.E88];4)" office:value-type="string" office:string-value="01DC" calcext:value-type="string">
            <text:p>01DC</text:p>
          </table:table-cell>
          <table:table-cell table:formula="of:=&quot;0x&quot;&amp;[.F88]" office:value-type="string" office:string-value="0x01DC" calcext:value-type="string">
            <text:p>0x01DC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table:formula="of:=ROUND([hardware.$C$3]*60/[.B89])" office:value-type="float" office:value="11321" calcext:value-type="float">
            <text:p>11321</text:p>
          </table:table-cell>
          <table:table-cell table:formula="of:=[.B89]*[hardware.$B$6]" office:value-type="float" office:value="2544" calcext:value-type="float">
            <text:p>2544</text:p>
          </table:table-cell>
          <table:table-cell table:formula="of:=ROUND([hardware.$C$3]*60/[.D89])" office:value-type="float" office:value="472" calcext:value-type="float">
            <text:p>472</text:p>
          </table:table-cell>
          <table:table-cell table:formula="of:=DEC2HEX([.E89];4)" office:value-type="string" office:string-value="01D8" calcext:value-type="string">
            <text:p>01D8</text:p>
          </table:table-cell>
          <table:table-cell table:formula="of:=&quot;0x&quot;&amp;[.F89]" office:value-type="string" office:string-value="0x01D8" calcext:value-type="string">
            <text:p>0x01D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table:formula="of:=ROUND([hardware.$C$3]*60/[.B90])" office:value-type="float" office:value="11215" calcext:value-type="float">
            <text:p>11215</text:p>
          </table:table-cell>
          <table:table-cell table:formula="of:=[.B90]*[hardware.$B$6]" office:value-type="float" office:value="2568" calcext:value-type="float">
            <text:p>2568</text:p>
          </table:table-cell>
          <table:table-cell table:formula="of:=ROUND([hardware.$C$3]*60/[.D90])" office:value-type="float" office:value="467" calcext:value-type="float">
            <text:p>467</text:p>
          </table:table-cell>
          <table:table-cell table:formula="of:=DEC2HEX([.E90];4)" office:value-type="string" office:string-value="01D3" calcext:value-type="string">
            <text:p>01D3</text:p>
          </table:table-cell>
          <table:table-cell table:formula="of:=&quot;0x&quot;&amp;[.F90]" office:value-type="string" office:string-value="0x01D3" calcext:value-type="string">
            <text:p>0x01D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table:formula="of:=ROUND([hardware.$C$3]*60/[.B91])" office:value-type="float" office:value="11111" calcext:value-type="float">
            <text:p>11111</text:p>
          </table:table-cell>
          <table:table-cell table:formula="of:=[.B91]*[hardware.$B$6]" office:value-type="float" office:value="2592" calcext:value-type="float">
            <text:p>2592</text:p>
          </table:table-cell>
          <table:table-cell table:formula="of:=ROUND([hardware.$C$3]*60/[.D91])" office:value-type="float" office:value="463" calcext:value-type="float">
            <text:p>463</text:p>
          </table:table-cell>
          <table:table-cell table:formula="of:=DEC2HEX([.E91];4)" office:value-type="string" office:string-value="01CF" calcext:value-type="string">
            <text:p>01CF</text:p>
          </table:table-cell>
          <table:table-cell table:formula="of:=&quot;0x&quot;&amp;[.F91]" office:value-type="string" office:string-value="0x01CF" calcext:value-type="string">
            <text:p>0x01CF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table:formula="of:=ROUND([hardware.$C$3]*60/[.B92])" office:value-type="float" office:value="11009" calcext:value-type="float">
            <text:p>11009</text:p>
          </table:table-cell>
          <table:table-cell table:formula="of:=[.B92]*[hardware.$B$6]" office:value-type="float" office:value="2616" calcext:value-type="float">
            <text:p>2616</text:p>
          </table:table-cell>
          <table:table-cell table:formula="of:=ROUND([hardware.$C$3]*60/[.D92])" office:value-type="float" office:value="459" calcext:value-type="float">
            <text:p>459</text:p>
          </table:table-cell>
          <table:table-cell table:formula="of:=DEC2HEX([.E92];4)" office:value-type="string" office:string-value="01CB" calcext:value-type="string">
            <text:p>01CB</text:p>
          </table:table-cell>
          <table:table-cell table:formula="of:=&quot;0x&quot;&amp;[.F92]" office:value-type="string" office:string-value="0x01CB" calcext:value-type="string">
            <text:p>0x01CB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formula="of:=ROUND([hardware.$C$3]*60/[.B93])" office:value-type="float" office:value="10909" calcext:value-type="float">
            <text:p>10909</text:p>
          </table:table-cell>
          <table:table-cell table:formula="of:=[.B93]*[hardware.$B$6]" office:value-type="float" office:value="2640" calcext:value-type="float">
            <text:p>2640</text:p>
          </table:table-cell>
          <table:table-cell table:formula="of:=ROUND([hardware.$C$3]*60/[.D93])" office:value-type="float" office:value="455" calcext:value-type="float">
            <text:p>455</text:p>
          </table:table-cell>
          <table:table-cell table:formula="of:=DEC2HEX([.E93];4)" office:value-type="string" office:string-value="01C7" calcext:value-type="string">
            <text:p>01C7</text:p>
          </table:table-cell>
          <table:table-cell table:formula="of:=&quot;0x&quot;&amp;[.F93]" office:value-type="string" office:string-value="0x01C7" calcext:value-type="string">
            <text:p>0x01C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  <table:table-cell table:formula="of:=ROUND([hardware.$C$3]*60/[.B94])" office:value-type="float" office:value="10811" calcext:value-type="float">
            <text:p>10811</text:p>
          </table:table-cell>
          <table:table-cell table:formula="of:=[.B94]*[hardware.$B$6]" office:value-type="float" office:value="2664" calcext:value-type="float">
            <text:p>2664</text:p>
          </table:table-cell>
          <table:table-cell table:formula="of:=ROUND([hardware.$C$3]*60/[.D94])" office:value-type="float" office:value="450" calcext:value-type="float">
            <text:p>450</text:p>
          </table:table-cell>
          <table:table-cell table:formula="of:=DEC2HEX([.E94];4)" office:value-type="string" office:string-value="01C2" calcext:value-type="string">
            <text:p>01C2</text:p>
          </table:table-cell>
          <table:table-cell table:formula="of:=&quot;0x&quot;&amp;[.F94]" office:value-type="string" office:string-value="0x01C2" calcext:value-type="string">
            <text:p>0x01C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table:formula="of:=ROUND([hardware.$C$3]*60/[.B95])" office:value-type="float" office:value="10714" calcext:value-type="float">
            <text:p>10714</text:p>
          </table:table-cell>
          <table:table-cell table:formula="of:=[.B95]*[hardware.$B$6]" office:value-type="float" office:value="2688" calcext:value-type="float">
            <text:p>2688</text:p>
          </table:table-cell>
          <table:table-cell table:formula="of:=ROUND([hardware.$C$3]*60/[.D95])" office:value-type="float" office:value="446" calcext:value-type="float">
            <text:p>446</text:p>
          </table:table-cell>
          <table:table-cell table:formula="of:=DEC2HEX([.E95];4)" office:value-type="string" office:string-value="01BE" calcext:value-type="string">
            <text:p>01BE</text:p>
          </table:table-cell>
          <table:table-cell table:formula="of:=&quot;0x&quot;&amp;[.F95]" office:value-type="string" office:string-value="0x01BE" calcext:value-type="string">
            <text:p>0x01B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3" calcext:value-type="float">
            <text:p>113</text:p>
          </table:table-cell>
          <table:table-cell table:formula="of:=ROUND([hardware.$C$3]*60/[.B96])" office:value-type="float" office:value="10619" calcext:value-type="float">
            <text:p>10619</text:p>
          </table:table-cell>
          <table:table-cell table:formula="of:=[.B96]*[hardware.$B$6]" office:value-type="float" office:value="2712" calcext:value-type="float">
            <text:p>2712</text:p>
          </table:table-cell>
          <table:table-cell table:formula="of:=ROUND([hardware.$C$3]*60/[.D96])" office:value-type="float" office:value="442" calcext:value-type="float">
            <text:p>442</text:p>
          </table:table-cell>
          <table:table-cell table:formula="of:=DEC2HEX([.E96];4)" office:value-type="string" office:string-value="01BA" calcext:value-type="string">
            <text:p>01BA</text:p>
          </table:table-cell>
          <table:table-cell table:formula="of:=&quot;0x&quot;&amp;[.F96]" office:value-type="string" office:string-value="0x01BA" calcext:value-type="string">
            <text:p>0x01B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table:formula="of:=ROUND([hardware.$C$3]*60/[.B97])" office:value-type="float" office:value="10526" calcext:value-type="float">
            <text:p>10526</text:p>
          </table:table-cell>
          <table:table-cell table:formula="of:=[.B97]*[hardware.$B$6]" office:value-type="float" office:value="2736" calcext:value-type="float">
            <text:p>2736</text:p>
          </table:table-cell>
          <table:table-cell table:formula="of:=ROUND([hardware.$C$3]*60/[.D97])" office:value-type="float" office:value="439" calcext:value-type="float">
            <text:p>439</text:p>
          </table:table-cell>
          <table:table-cell table:formula="of:=DEC2HEX([.E97];4)" office:value-type="string" office:string-value="01B7" calcext:value-type="string">
            <text:p>01B7</text:p>
          </table:table-cell>
          <table:table-cell table:formula="of:=&quot;0x&quot;&amp;[.F97]" office:value-type="string" office:string-value="0x01B7" calcext:value-type="string">
            <text:p>0x01B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formula="of:=ROUND([hardware.$C$3]*60/[.B98])" office:value-type="float" office:value="10435" calcext:value-type="float">
            <text:p>10435</text:p>
          </table:table-cell>
          <table:table-cell table:formula="of:=[.B98]*[hardware.$B$6]" office:value-type="float" office:value="2760" calcext:value-type="float">
            <text:p>2760</text:p>
          </table:table-cell>
          <table:table-cell table:formula="of:=ROUND([hardware.$C$3]*60/[.D98])" office:value-type="float" office:value="435" calcext:value-type="float">
            <text:p>435</text:p>
          </table:table-cell>
          <table:table-cell table:formula="of:=DEC2HEX([.E98];4)" office:value-type="string" office:string-value="01B3" calcext:value-type="string">
            <text:p>01B3</text:p>
          </table:table-cell>
          <table:table-cell table:formula="of:=&quot;0x&quot;&amp;[.F98]" office:value-type="string" office:string-value="0x01B3" calcext:value-type="string">
            <text:p>0x01B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table:formula="of:=ROUND([hardware.$C$3]*60/[.B99])" office:value-type="float" office:value="10345" calcext:value-type="float">
            <text:p>10345</text:p>
          </table:table-cell>
          <table:table-cell table:formula="of:=[.B99]*[hardware.$B$6]" office:value-type="float" office:value="2784" calcext:value-type="float">
            <text:p>2784</text:p>
          </table:table-cell>
          <table:table-cell table:formula="of:=ROUND([hardware.$C$3]*60/[.D99])" office:value-type="float" office:value="431" calcext:value-type="float">
            <text:p>431</text:p>
          </table:table-cell>
          <table:table-cell table:formula="of:=DEC2HEX([.E99];4)" office:value-type="string" office:string-value="01AF" calcext:value-type="string">
            <text:p>01AF</text:p>
          </table:table-cell>
          <table:table-cell table:formula="of:=&quot;0x&quot;&amp;[.F99]" office:value-type="string" office:string-value="0x01AF" calcext:value-type="string">
            <text:p>0x01AF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7" calcext:value-type="float">
            <text:p>117</text:p>
          </table:table-cell>
          <table:table-cell table:formula="of:=ROUND([hardware.$C$3]*60/[.B100])" office:value-type="float" office:value="10256" calcext:value-type="float">
            <text:p>10256</text:p>
          </table:table-cell>
          <table:table-cell table:formula="of:=[.B100]*[hardware.$B$6]" office:value-type="float" office:value="2808" calcext:value-type="float">
            <text:p>2808</text:p>
          </table:table-cell>
          <table:table-cell table:formula="of:=ROUND([hardware.$C$3]*60/[.D100])" office:value-type="float" office:value="427" calcext:value-type="float">
            <text:p>427</text:p>
          </table:table-cell>
          <table:table-cell table:formula="of:=DEC2HEX([.E100];4)" office:value-type="string" office:string-value="01AB" calcext:value-type="string">
            <text:p>01AB</text:p>
          </table:table-cell>
          <table:table-cell table:formula="of:=&quot;0x&quot;&amp;[.F100]" office:value-type="string" office:string-value="0x01AB" calcext:value-type="string">
            <text:p>0x01AB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table:formula="of:=ROUND([hardware.$C$3]*60/[.B101])" office:value-type="float" office:value="10169" calcext:value-type="float">
            <text:p>10169</text:p>
          </table:table-cell>
          <table:table-cell table:formula="of:=[.B101]*[hardware.$B$6]" office:value-type="float" office:value="2832" calcext:value-type="float">
            <text:p>2832</text:p>
          </table:table-cell>
          <table:table-cell table:formula="of:=ROUND([hardware.$C$3]*60/[.D101])" office:value-type="float" office:value="424" calcext:value-type="float">
            <text:p>424</text:p>
          </table:table-cell>
          <table:table-cell table:formula="of:=DEC2HEX([.E101];4)" office:value-type="string" office:string-value="01A8" calcext:value-type="string">
            <text:p>01A8</text:p>
          </table:table-cell>
          <table:table-cell table:formula="of:=&quot;0x&quot;&amp;[.F101]" office:value-type="string" office:string-value="0x01A8" calcext:value-type="string">
            <text:p>0x01A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table:formula="of:=ROUND([hardware.$C$3]*60/[.B102])" office:value-type="float" office:value="10084" calcext:value-type="float">
            <text:p>10084</text:p>
          </table:table-cell>
          <table:table-cell table:formula="of:=[.B102]*[hardware.$B$6]" office:value-type="float" office:value="2856" calcext:value-type="float">
            <text:p>2856</text:p>
          </table:table-cell>
          <table:table-cell table:formula="of:=ROUND([hardware.$C$3]*60/[.D102])" office:value-type="float" office:value="420" calcext:value-type="float">
            <text:p>420</text:p>
          </table:table-cell>
          <table:table-cell table:formula="of:=DEC2HEX([.E102];4)" office:value-type="string" office:string-value="01A4" calcext:value-type="string">
            <text:p>01A4</text:p>
          </table:table-cell>
          <table:table-cell table:formula="of:=&quot;0x&quot;&amp;[.F102]" office:value-type="string" office:string-value="0x01A4" calcext:value-type="string">
            <text:p>0x01A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formula="of:=ROUND([hardware.$C$3]*60/[.B103])" office:value-type="float" office:value="10000" calcext:value-type="float">
            <text:p>10000</text:p>
          </table:table-cell>
          <table:table-cell table:formula="of:=[.B103]*[hardware.$B$6]" office:value-type="float" office:value="2880" calcext:value-type="float">
            <text:p>2880</text:p>
          </table:table-cell>
          <table:table-cell table:formula="of:=ROUND([hardware.$C$3]*60/[.D103])" office:value-type="float" office:value="417" calcext:value-type="float">
            <text:p>417</text:p>
          </table:table-cell>
          <table:table-cell table:formula="of:=DEC2HEX([.E103];4)" office:value-type="string" office:string-value="01A1" calcext:value-type="string">
            <text:p>01A1</text:p>
          </table:table-cell>
          <table:table-cell table:formula="of:=&quot;0x&quot;&amp;[.F103]" office:value-type="string" office:string-value="0x01A1" calcext:value-type="string">
            <text:p>0x01A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1" calcext:value-type="float">
            <text:p>121</text:p>
          </table:table-cell>
          <table:table-cell table:formula="of:=ROUND([hardware.$C$3]*60/[.B104])" office:value-type="float" office:value="9917" calcext:value-type="float">
            <text:p>9917</text:p>
          </table:table-cell>
          <table:table-cell table:formula="of:=[.B104]*[hardware.$B$6]" office:value-type="float" office:value="2904" calcext:value-type="float">
            <text:p>2904</text:p>
          </table:table-cell>
          <table:table-cell table:formula="of:=ROUND([hardware.$C$3]*60/[.D104])" office:value-type="float" office:value="413" calcext:value-type="float">
            <text:p>413</text:p>
          </table:table-cell>
          <table:table-cell table:formula="of:=DEC2HEX([.E104];4)" office:value-type="string" office:string-value="019D" calcext:value-type="string">
            <text:p>019D</text:p>
          </table:table-cell>
          <table:table-cell table:formula="of:=&quot;0x&quot;&amp;[.F104]" office:value-type="string" office:string-value="0x019D" calcext:value-type="string">
            <text:p>0x019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table:formula="of:=ROUND([hardware.$C$3]*60/[.B105])" office:value-type="float" office:value="9836" calcext:value-type="float">
            <text:p>9836</text:p>
          </table:table-cell>
          <table:table-cell table:formula="of:=[.B105]*[hardware.$B$6]" office:value-type="float" office:value="2928" calcext:value-type="float">
            <text:p>2928</text:p>
          </table:table-cell>
          <table:table-cell table:formula="of:=ROUND([hardware.$C$3]*60/[.D105])" office:value-type="float" office:value="410" calcext:value-type="float">
            <text:p>410</text:p>
          </table:table-cell>
          <table:table-cell table:formula="of:=DEC2HEX([.E105];4)" office:value-type="string" office:string-value="019A" calcext:value-type="string">
            <text:p>019A</text:p>
          </table:table-cell>
          <table:table-cell table:formula="of:=&quot;0x&quot;&amp;[.F105]" office:value-type="string" office:string-value="0x019A" calcext:value-type="string">
            <text:p>0x019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table:formula="of:=ROUND([hardware.$C$3]*60/[.B106])" office:value-type="float" office:value="9756" calcext:value-type="float">
            <text:p>9756</text:p>
          </table:table-cell>
          <table:table-cell table:formula="of:=[.B106]*[hardware.$B$6]" office:value-type="float" office:value="2952" calcext:value-type="float">
            <text:p>2952</text:p>
          </table:table-cell>
          <table:table-cell table:formula="of:=ROUND([hardware.$C$3]*60/[.D106])" office:value-type="float" office:value="407" calcext:value-type="float">
            <text:p>407</text:p>
          </table:table-cell>
          <table:table-cell table:formula="of:=DEC2HEX([.E106];4)" office:value-type="string" office:string-value="0197" calcext:value-type="string">
            <text:p>0197</text:p>
          </table:table-cell>
          <table:table-cell table:formula="of:=&quot;0x&quot;&amp;[.F106]" office:value-type="string" office:string-value="0x0197" calcext:value-type="string">
            <text:p>0x019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4" calcext:value-type="float">
            <text:p>124</text:p>
          </table:table-cell>
          <table:table-cell table:formula="of:=ROUND([hardware.$C$3]*60/[.B107])" office:value-type="float" office:value="9677" calcext:value-type="float">
            <text:p>9677</text:p>
          </table:table-cell>
          <table:table-cell table:formula="of:=[.B107]*[hardware.$B$6]" office:value-type="float" office:value="2976" calcext:value-type="float">
            <text:p>2976</text:p>
          </table:table-cell>
          <table:table-cell table:formula="of:=ROUND([hardware.$C$3]*60/[.D107])" office:value-type="float" office:value="403" calcext:value-type="float">
            <text:p>403</text:p>
          </table:table-cell>
          <table:table-cell table:formula="of:=DEC2HEX([.E107];4)" office:value-type="string" office:string-value="0193" calcext:value-type="string">
            <text:p>0193</text:p>
          </table:table-cell>
          <table:table-cell table:formula="of:=&quot;0x&quot;&amp;[.F107]" office:value-type="string" office:string-value="0x0193" calcext:value-type="string">
            <text:p>0x019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table:formula="of:=ROUND([hardware.$C$3]*60/[.B108])" office:value-type="float" office:value="9600" calcext:value-type="float">
            <text:p>9600</text:p>
          </table:table-cell>
          <table:table-cell table:formula="of:=[.B108]*[hardware.$B$6]" office:value-type="float" office:value="3000" calcext:value-type="float">
            <text:p>3000</text:p>
          </table:table-cell>
          <table:table-cell table:formula="of:=ROUND([hardware.$C$3]*60/[.D108])" office:value-type="float" office:value="400" calcext:value-type="float">
            <text:p>400</text:p>
          </table:table-cell>
          <table:table-cell table:formula="of:=DEC2HEX([.E108];4)" office:value-type="string" office:string-value="0190" calcext:value-type="string">
            <text:p>0190</text:p>
          </table:table-cell>
          <table:table-cell table:formula="of:=&quot;0x&quot;&amp;[.F108]" office:value-type="string" office:string-value="0x0190" calcext:value-type="string">
            <text:p>0x019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6" calcext:value-type="float">
            <text:p>126</text:p>
          </table:table-cell>
          <table:table-cell table:formula="of:=ROUND([hardware.$C$3]*60/[.B109])" office:value-type="float" office:value="9524" calcext:value-type="float">
            <text:p>9524</text:p>
          </table:table-cell>
          <table:table-cell table:formula="of:=[.B109]*[hardware.$B$6]" office:value-type="float" office:value="3024" calcext:value-type="float">
            <text:p>3024</text:p>
          </table:table-cell>
          <table:table-cell table:formula="of:=ROUND([hardware.$C$3]*60/[.D109])" office:value-type="float" office:value="397" calcext:value-type="float">
            <text:p>397</text:p>
          </table:table-cell>
          <table:table-cell table:formula="of:=DEC2HEX([.E109];4)" office:value-type="string" office:string-value="018D" calcext:value-type="string">
            <text:p>018D</text:p>
          </table:table-cell>
          <table:table-cell table:formula="of:=&quot;0x&quot;&amp;[.F109]" office:value-type="string" office:string-value="0x018D" calcext:value-type="string">
            <text:p>0x018D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table:formula="of:=ROUND([hardware.$C$3]*60/[.B110])" office:value-type="float" office:value="9449" calcext:value-type="float">
            <text:p>9449</text:p>
          </table:table-cell>
          <table:table-cell table:formula="of:=[.B110]*[hardware.$B$6]" office:value-type="float" office:value="3048" calcext:value-type="float">
            <text:p>3048</text:p>
          </table:table-cell>
          <table:table-cell table:formula="of:=ROUND([hardware.$C$3]*60/[.D110])" office:value-type="float" office:value="394" calcext:value-type="float">
            <text:p>394</text:p>
          </table:table-cell>
          <table:table-cell table:formula="of:=DEC2HEX([.E110];4)" office:value-type="string" office:string-value="018A" calcext:value-type="string">
            <text:p>018A</text:p>
          </table:table-cell>
          <table:table-cell table:formula="of:=&quot;0x&quot;&amp;[.F110]" office:value-type="string" office:string-value="0x018A" calcext:value-type="string">
            <text:p>0x018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  <table:table-cell table:formula="of:=ROUND([hardware.$C$3]*60/[.B111])" office:value-type="float" office:value="9375" calcext:value-type="float">
            <text:p>9375</text:p>
          </table:table-cell>
          <table:table-cell table:formula="of:=[.B111]*[hardware.$B$6]" office:value-type="float" office:value="3072" calcext:value-type="float">
            <text:p>3072</text:p>
          </table:table-cell>
          <table:table-cell table:formula="of:=ROUND([hardware.$C$3]*60/[.D111])" office:value-type="float" office:value="391" calcext:value-type="float">
            <text:p>391</text:p>
          </table:table-cell>
          <table:table-cell table:formula="of:=DEC2HEX([.E111];4)" office:value-type="string" office:string-value="0187" calcext:value-type="string">
            <text:p>0187</text:p>
          </table:table-cell>
          <table:table-cell table:formula="of:=&quot;0x&quot;&amp;[.F111]" office:value-type="string" office:string-value="0x0187" calcext:value-type="string">
            <text:p>0x018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table:formula="of:=ROUND([hardware.$C$3]*60/[.B112])" office:value-type="float" office:value="9302" calcext:value-type="float">
            <text:p>9302</text:p>
          </table:table-cell>
          <table:table-cell table:formula="of:=[.B112]*[hardware.$B$6]" office:value-type="float" office:value="3096" calcext:value-type="float">
            <text:p>3096</text:p>
          </table:table-cell>
          <table:table-cell table:formula="of:=ROUND([hardware.$C$3]*60/[.D112])" office:value-type="float" office:value="388" calcext:value-type="float">
            <text:p>388</text:p>
          </table:table-cell>
          <table:table-cell table:formula="of:=DEC2HEX([.E112];4)" office:value-type="string" office:string-value="0184" calcext:value-type="string">
            <text:p>0184</text:p>
          </table:table-cell>
          <table:table-cell table:formula="of:=&quot;0x&quot;&amp;[.F112]" office:value-type="string" office:string-value="0x0184" calcext:value-type="string">
            <text:p>0x018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formula="of:=ROUND([hardware.$C$3]*60/[.B113])" office:value-type="float" office:value="9231" calcext:value-type="float">
            <text:p>9231</text:p>
          </table:table-cell>
          <table:table-cell table:formula="of:=[.B113]*[hardware.$B$6]" office:value-type="float" office:value="3120" calcext:value-type="float">
            <text:p>3120</text:p>
          </table:table-cell>
          <table:table-cell table:formula="of:=ROUND([hardware.$C$3]*60/[.D113])" office:value-type="float" office:value="385" calcext:value-type="float">
            <text:p>385</text:p>
          </table:table-cell>
          <table:table-cell table:formula="of:=DEC2HEX([.E113];4)" office:value-type="string" office:string-value="0181" calcext:value-type="string">
            <text:p>0181</text:p>
          </table:table-cell>
          <table:table-cell table:formula="of:=&quot;0x&quot;&amp;[.F113]" office:value-type="string" office:string-value="0x0181" calcext:value-type="string">
            <text:p>0x018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table:formula="of:=ROUND([hardware.$C$3]*60/[.B114])" office:value-type="float" office:value="9160" calcext:value-type="float">
            <text:p>9160</text:p>
          </table:table-cell>
          <table:table-cell table:formula="of:=[.B114]*[hardware.$B$6]" office:value-type="float" office:value="3144" calcext:value-type="float">
            <text:p>3144</text:p>
          </table:table-cell>
          <table:table-cell table:formula="of:=ROUND([hardware.$C$3]*60/[.D114])" office:value-type="float" office:value="382" calcext:value-type="float">
            <text:p>382</text:p>
          </table:table-cell>
          <table:table-cell table:formula="of:=DEC2HEX([.E114];4)" office:value-type="string" office:string-value="017E" calcext:value-type="string">
            <text:p>017E</text:p>
          </table:table-cell>
          <table:table-cell table:formula="of:=&quot;0x&quot;&amp;[.F114]" office:value-type="string" office:string-value="0x017E" calcext:value-type="string">
            <text:p>0x017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table:formula="of:=ROUND([hardware.$C$3]*60/[.B115])" office:value-type="float" office:value="9091" calcext:value-type="float">
            <text:p>9091</text:p>
          </table:table-cell>
          <table:table-cell table:formula="of:=[.B115]*[hardware.$B$6]" office:value-type="float" office:value="3168" calcext:value-type="float">
            <text:p>3168</text:p>
          </table:table-cell>
          <table:table-cell table:formula="of:=ROUND([hardware.$C$3]*60/[.D115])" office:value-type="float" office:value="379" calcext:value-type="float">
            <text:p>379</text:p>
          </table:table-cell>
          <table:table-cell table:formula="of:=DEC2HEX([.E115];4)" office:value-type="string" office:string-value="017B" calcext:value-type="string">
            <text:p>017B</text:p>
          </table:table-cell>
          <table:table-cell table:formula="of:=&quot;0x&quot;&amp;[.F115]" office:value-type="string" office:string-value="0x017B" calcext:value-type="string">
            <text:p>0x017B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table:formula="of:=ROUND([hardware.$C$3]*60/[.B116])" office:value-type="float" office:value="9023" calcext:value-type="float">
            <text:p>9023</text:p>
          </table:table-cell>
          <table:table-cell table:formula="of:=[.B116]*[hardware.$B$6]" office:value-type="float" office:value="3192" calcext:value-type="float">
            <text:p>3192</text:p>
          </table:table-cell>
          <table:table-cell table:formula="of:=ROUND([hardware.$C$3]*60/[.D116])" office:value-type="float" office:value="376" calcext:value-type="float">
            <text:p>376</text:p>
          </table:table-cell>
          <table:table-cell table:formula="of:=DEC2HEX([.E116];4)" office:value-type="string" office:string-value="0178" calcext:value-type="string">
            <text:p>0178</text:p>
          </table:table-cell>
          <table:table-cell table:formula="of:=&quot;0x&quot;&amp;[.F116]" office:value-type="string" office:string-value="0x0178" calcext:value-type="string">
            <text:p>0x017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table:formula="of:=ROUND([hardware.$C$3]*60/[.B117])" office:value-type="float" office:value="8955" calcext:value-type="float">
            <text:p>8955</text:p>
          </table:table-cell>
          <table:table-cell table:formula="of:=[.B117]*[hardware.$B$6]" office:value-type="float" office:value="3216" calcext:value-type="float">
            <text:p>3216</text:p>
          </table:table-cell>
          <table:table-cell table:formula="of:=ROUND([hardware.$C$3]*60/[.D117])" office:value-type="float" office:value="373" calcext:value-type="float">
            <text:p>373</text:p>
          </table:table-cell>
          <table:table-cell table:formula="of:=DEC2HEX([.E117];4)" office:value-type="string" office:string-value="0175" calcext:value-type="string">
            <text:p>0175</text:p>
          </table:table-cell>
          <table:table-cell table:formula="of:=&quot;0x&quot;&amp;[.F117]" office:value-type="string" office:string-value="0x0175" calcext:value-type="string">
            <text:p>0x01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table:formula="of:=ROUND([hardware.$C$3]*60/[.B118])" office:value-type="float" office:value="8889" calcext:value-type="float">
            <text:p>8889</text:p>
          </table:table-cell>
          <table:table-cell table:formula="of:=[.B118]*[hardware.$B$6]" office:value-type="float" office:value="3240" calcext:value-type="float">
            <text:p>3240</text:p>
          </table:table-cell>
          <table:table-cell table:formula="of:=ROUND([hardware.$C$3]*60/[.D118])" office:value-type="float" office:value="370" calcext:value-type="float">
            <text:p>370</text:p>
          </table:table-cell>
          <table:table-cell table:formula="of:=DEC2HEX([.E118];4)" office:value-type="string" office:string-value="0172" calcext:value-type="string">
            <text:p>0172</text:p>
          </table:table-cell>
          <table:table-cell table:formula="of:=&quot;0x&quot;&amp;[.F118]" office:value-type="string" office:string-value="0x0172" calcext:value-type="string">
            <text:p>0x017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table:formula="of:=ROUND([hardware.$C$3]*60/[.B119])" office:value-type="float" office:value="8824" calcext:value-type="float">
            <text:p>8824</text:p>
          </table:table-cell>
          <table:table-cell table:formula="of:=[.B119]*[hardware.$B$6]" office:value-type="float" office:value="3264" calcext:value-type="float">
            <text:p>3264</text:p>
          </table:table-cell>
          <table:table-cell table:formula="of:=ROUND([hardware.$C$3]*60/[.D119])" office:value-type="float" office:value="368" calcext:value-type="float">
            <text:p>368</text:p>
          </table:table-cell>
          <table:table-cell table:formula="of:=DEC2HEX([.E119];4)" office:value-type="string" office:string-value="0170" calcext:value-type="string">
            <text:p>0170</text:p>
          </table:table-cell>
          <table:table-cell table:formula="of:=&quot;0x&quot;&amp;[.F119]" office:value-type="string" office:string-value="0x0170" calcext:value-type="string">
            <text:p>0x017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table:formula="of:=ROUND([hardware.$C$3]*60/[.B120])" office:value-type="float" office:value="8759" calcext:value-type="float">
            <text:p>8759</text:p>
          </table:table-cell>
          <table:table-cell table:formula="of:=[.B120]*[hardware.$B$6]" office:value-type="float" office:value="3288" calcext:value-type="float">
            <text:p>3288</text:p>
          </table:table-cell>
          <table:table-cell table:formula="of:=ROUND([hardware.$C$3]*60/[.D120])" office:value-type="float" office:value="365" calcext:value-type="float">
            <text:p>365</text:p>
          </table:table-cell>
          <table:table-cell table:formula="of:=DEC2HEX([.E120];4)" office:value-type="string" office:string-value="016D" calcext:value-type="string">
            <text:p>016D</text:p>
          </table:table-cell>
          <table:table-cell table:formula="of:=&quot;0x&quot;&amp;[.F120]" office:value-type="string" office:string-value="0x016D" calcext:value-type="string">
            <text:p>0x016D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table:formula="of:=ROUND([hardware.$C$3]*60/[.B121])" office:value-type="float" office:value="8696" calcext:value-type="float">
            <text:p>8696</text:p>
          </table:table-cell>
          <table:table-cell table:formula="of:=[.B121]*[hardware.$B$6]" office:value-type="float" office:value="3312" calcext:value-type="float">
            <text:p>3312</text:p>
          </table:table-cell>
          <table:table-cell table:formula="of:=ROUND([hardware.$C$3]*60/[.D121])" office:value-type="float" office:value="362" calcext:value-type="float">
            <text:p>362</text:p>
          </table:table-cell>
          <table:table-cell table:formula="of:=DEC2HEX([.E121];4)" office:value-type="string" office:string-value="016A" calcext:value-type="string">
            <text:p>016A</text:p>
          </table:table-cell>
          <table:table-cell table:formula="of:=&quot;0x&quot;&amp;[.F121]" office:value-type="string" office:string-value="0x016A" calcext:value-type="string">
            <text:p>0x016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 table:formula="of:=ROUND([hardware.$C$3]*60/[.B122])" office:value-type="float" office:value="8633" calcext:value-type="float">
            <text:p>8633</text:p>
          </table:table-cell>
          <table:table-cell table:formula="of:=[.B122]*[hardware.$B$6]" office:value-type="float" office:value="3336" calcext:value-type="float">
            <text:p>3336</text:p>
          </table:table-cell>
          <table:table-cell table:formula="of:=ROUND([hardware.$C$3]*60/[.D122])" office:value-type="float" office:value="360" calcext:value-type="float">
            <text:p>360</text:p>
          </table:table-cell>
          <table:table-cell table:formula="of:=DEC2HEX([.E122];4)" office:value-type="string" office:string-value="0168" calcext:value-type="string">
            <text:p>0168</text:p>
          </table:table-cell>
          <table:table-cell table:formula="of:=&quot;0x&quot;&amp;[.F122]" office:value-type="string" office:string-value="0x0168" calcext:value-type="string">
            <text:p>0x016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ROUND([hardware.$C$3]*60/[.B123])" office:value-type="float" office:value="8571" calcext:value-type="float">
            <text:p>8571</text:p>
          </table:table-cell>
          <table:table-cell table:formula="of:=[.B123]*[hardware.$B$6]" office:value-type="float" office:value="3360" calcext:value-type="float">
            <text:p>3360</text:p>
          </table:table-cell>
          <table:table-cell table:formula="of:=ROUND([hardware.$C$3]*60/[.D123])" office:value-type="float" office:value="357" calcext:value-type="float">
            <text:p>357</text:p>
          </table:table-cell>
          <table:table-cell table:formula="of:=DEC2HEX([.E123];4)" office:value-type="string" office:string-value="0165" calcext:value-type="string">
            <text:p>0165</text:p>
          </table:table-cell>
          <table:table-cell table:formula="of:=&quot;0x&quot;&amp;[.F123]" office:value-type="string" office:string-value="0x0165" calcext:value-type="string">
            <text:p>0x016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1" calcext:value-type="float">
            <text:p>141</text:p>
          </table:table-cell>
          <table:table-cell table:formula="of:=ROUND([hardware.$C$3]*60/[.B124])" office:value-type="float" office:value="8511" calcext:value-type="float">
            <text:p>8511</text:p>
          </table:table-cell>
          <table:table-cell table:formula="of:=[.B124]*[hardware.$B$6]" office:value-type="float" office:value="3384" calcext:value-type="float">
            <text:p>3384</text:p>
          </table:table-cell>
          <table:table-cell table:formula="of:=ROUND([hardware.$C$3]*60/[.D124])" office:value-type="float" office:value="355" calcext:value-type="float">
            <text:p>355</text:p>
          </table:table-cell>
          <table:table-cell table:formula="of:=DEC2HEX([.E124];4)" office:value-type="string" office:string-value="0163" calcext:value-type="string">
            <text:p>0163</text:p>
          </table:table-cell>
          <table:table-cell table:formula="of:=&quot;0x&quot;&amp;[.F124]" office:value-type="string" office:string-value="0x0163" calcext:value-type="string">
            <text:p>0x016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2" calcext:value-type="float">
            <text:p>142</text:p>
          </table:table-cell>
          <table:table-cell table:formula="of:=ROUND([hardware.$C$3]*60/[.B125])" office:value-type="float" office:value="8451" calcext:value-type="float">
            <text:p>8451</text:p>
          </table:table-cell>
          <table:table-cell table:formula="of:=[.B125]*[hardware.$B$6]" office:value-type="float" office:value="3408" calcext:value-type="float">
            <text:p>3408</text:p>
          </table:table-cell>
          <table:table-cell table:formula="of:=ROUND([hardware.$C$3]*60/[.D125])" office:value-type="float" office:value="352" calcext:value-type="float">
            <text:p>352</text:p>
          </table:table-cell>
          <table:table-cell table:formula="of:=DEC2HEX([.E125];4)" office:value-type="string" office:string-value="0160" calcext:value-type="string">
            <text:p>0160</text:p>
          </table:table-cell>
          <table:table-cell table:formula="of:=&quot;0x&quot;&amp;[.F125]" office:value-type="string" office:string-value="0x0160" calcext:value-type="string">
            <text:p>0x016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3" calcext:value-type="float">
            <text:p>143</text:p>
          </table:table-cell>
          <table:table-cell table:formula="of:=ROUND([hardware.$C$3]*60/[.B126])" office:value-type="float" office:value="8392" calcext:value-type="float">
            <text:p>8392</text:p>
          </table:table-cell>
          <table:table-cell table:formula="of:=[.B126]*[hardware.$B$6]" office:value-type="float" office:value="3432" calcext:value-type="float">
            <text:p>3432</text:p>
          </table:table-cell>
          <table:table-cell table:formula="of:=ROUND([hardware.$C$3]*60/[.D126])" office:value-type="float" office:value="350" calcext:value-type="float">
            <text:p>350</text:p>
          </table:table-cell>
          <table:table-cell table:formula="of:=DEC2HEX([.E126];4)" office:value-type="string" office:string-value="015E" calcext:value-type="string">
            <text:p>015E</text:p>
          </table:table-cell>
          <table:table-cell table:formula="of:=&quot;0x&quot;&amp;[.F126]" office:value-type="string" office:string-value="0x015E" calcext:value-type="string">
            <text:p>0x015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" calcext:value-type="float">
            <text:p>144</text:p>
          </table:table-cell>
          <table:table-cell table:formula="of:=ROUND([hardware.$C$3]*60/[.B127])" office:value-type="float" office:value="8333" calcext:value-type="float">
            <text:p>8333</text:p>
          </table:table-cell>
          <table:table-cell table:formula="of:=[.B127]*[hardware.$B$6]" office:value-type="float" office:value="3456" calcext:value-type="float">
            <text:p>3456</text:p>
          </table:table-cell>
          <table:table-cell table:formula="of:=ROUND([hardware.$C$3]*60/[.D127])" office:value-type="float" office:value="347" calcext:value-type="float">
            <text:p>347</text:p>
          </table:table-cell>
          <table:table-cell table:formula="of:=DEC2HEX([.E127];4)" office:value-type="string" office:string-value="015B" calcext:value-type="string">
            <text:p>015B</text:p>
          </table:table-cell>
          <table:table-cell table:formula="of:=&quot;0x&quot;&amp;[.F127]" office:value-type="string" office:string-value="0x015B" calcext:value-type="string">
            <text:p>0x015B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table:formula="of:=ROUND([hardware.$C$3]*60/[.B128])" office:value-type="float" office:value="8276" calcext:value-type="float">
            <text:p>8276</text:p>
          </table:table-cell>
          <table:table-cell table:formula="of:=[.B128]*[hardware.$B$6]" office:value-type="float" office:value="3480" calcext:value-type="float">
            <text:p>3480</text:p>
          </table:table-cell>
          <table:table-cell table:formula="of:=ROUND([hardware.$C$3]*60/[.D128])" office:value-type="float" office:value="345" calcext:value-type="float">
            <text:p>345</text:p>
          </table:table-cell>
          <table:table-cell table:formula="of:=DEC2HEX([.E128];4)" office:value-type="string" office:string-value="0159" calcext:value-type="string">
            <text:p>0159</text:p>
          </table:table-cell>
          <table:table-cell table:formula="of:=&quot;0x&quot;&amp;[.F128]" office:value-type="string" office:string-value="0x0159" calcext:value-type="string">
            <text:p>0x015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table:formula="of:=ROUND([hardware.$C$3]*60/[.B129])" office:value-type="float" office:value="8219" calcext:value-type="float">
            <text:p>8219</text:p>
          </table:table-cell>
          <table:table-cell table:formula="of:=[.B129]*[hardware.$B$6]" office:value-type="float" office:value="3504" calcext:value-type="float">
            <text:p>3504</text:p>
          </table:table-cell>
          <table:table-cell table:formula="of:=ROUND([hardware.$C$3]*60/[.D129])" office:value-type="float" office:value="342" calcext:value-type="float">
            <text:p>342</text:p>
          </table:table-cell>
          <table:table-cell table:formula="of:=DEC2HEX([.E129];4)" office:value-type="string" office:string-value="0156" calcext:value-type="string">
            <text:p>0156</text:p>
          </table:table-cell>
          <table:table-cell table:formula="of:=&quot;0x&quot;&amp;[.F129]" office:value-type="string" office:string-value="0x0156" calcext:value-type="string">
            <text:p>0x015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7" calcext:value-type="float">
            <text:p>147</text:p>
          </table:table-cell>
          <table:table-cell table:formula="of:=ROUND([hardware.$C$3]*60/[.B130])" office:value-type="float" office:value="8163" calcext:value-type="float">
            <text:p>8163</text:p>
          </table:table-cell>
          <table:table-cell table:formula="of:=[.B130]*[hardware.$B$6]" office:value-type="float" office:value="3528" calcext:value-type="float">
            <text:p>3528</text:p>
          </table:table-cell>
          <table:table-cell table:formula="of:=ROUND([hardware.$C$3]*60/[.D130])" office:value-type="float" office:value="340" calcext:value-type="float">
            <text:p>340</text:p>
          </table:table-cell>
          <table:table-cell table:formula="of:=DEC2HEX([.E130];4)" office:value-type="string" office:string-value="0154" calcext:value-type="string">
            <text:p>0154</text:p>
          </table:table-cell>
          <table:table-cell table:formula="of:=&quot;0x&quot;&amp;[.F130]" office:value-type="string" office:string-value="0x0154" calcext:value-type="string">
            <text:p>0x01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table:formula="of:=ROUND([hardware.$C$3]*60/[.B131])" office:value-type="float" office:value="8108" calcext:value-type="float">
            <text:p>8108</text:p>
          </table:table-cell>
          <table:table-cell table:formula="of:=[.B131]*[hardware.$B$6]" office:value-type="float" office:value="3552" calcext:value-type="float">
            <text:p>3552</text:p>
          </table:table-cell>
          <table:table-cell table:formula="of:=ROUND([hardware.$C$3]*60/[.D131])" office:value-type="float" office:value="338" calcext:value-type="float">
            <text:p>338</text:p>
          </table:table-cell>
          <table:table-cell table:formula="of:=DEC2HEX([.E131];4)" office:value-type="string" office:string-value="0152" calcext:value-type="string">
            <text:p>0152</text:p>
          </table:table-cell>
          <table:table-cell table:formula="of:=&quot;0x&quot;&amp;[.F131]" office:value-type="string" office:string-value="0x0152" calcext:value-type="string">
            <text:p>0x015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9" calcext:value-type="float">
            <text:p>149</text:p>
          </table:table-cell>
          <table:table-cell table:formula="of:=ROUND([hardware.$C$3]*60/[.B132])" office:value-type="float" office:value="8054" calcext:value-type="float">
            <text:p>8054</text:p>
          </table:table-cell>
          <table:table-cell table:formula="of:=[.B132]*[hardware.$B$6]" office:value-type="float" office:value="3576" calcext:value-type="float">
            <text:p>3576</text:p>
          </table:table-cell>
          <table:table-cell table:formula="of:=ROUND([hardware.$C$3]*60/[.D132])" office:value-type="float" office:value="336" calcext:value-type="float">
            <text:p>336</text:p>
          </table:table-cell>
          <table:table-cell table:formula="of:=DEC2HEX([.E132];4)" office:value-type="string" office:string-value="0150" calcext:value-type="string">
            <text:p>0150</text:p>
          </table:table-cell>
          <table:table-cell table:formula="of:=&quot;0x&quot;&amp;[.F132]" office:value-type="string" office:string-value="0x0150" calcext:value-type="string">
            <text:p>0x015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table:formula="of:=ROUND([hardware.$C$3]*60/[.B133])" office:value-type="float" office:value="8000" calcext:value-type="float">
            <text:p>8000</text:p>
          </table:table-cell>
          <table:table-cell table:formula="of:=[.B133]*[hardware.$B$6]" office:value-type="float" office:value="3600" calcext:value-type="float">
            <text:p>3600</text:p>
          </table:table-cell>
          <table:table-cell table:formula="of:=ROUND([hardware.$C$3]*60/[.D133])" office:value-type="float" office:value="333" calcext:value-type="float">
            <text:p>333</text:p>
          </table:table-cell>
          <table:table-cell table:formula="of:=DEC2HEX([.E133];4)" office:value-type="string" office:string-value="014D" calcext:value-type="string">
            <text:p>014D</text:p>
          </table:table-cell>
          <table:table-cell table:formula="of:=&quot;0x&quot;&amp;[.F133]" office:value-type="string" office:string-value="0x014D" calcext:value-type="string">
            <text:p>0x014D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1" calcext:value-type="float">
            <text:p>151</text:p>
          </table:table-cell>
          <table:table-cell table:formula="of:=ROUND([hardware.$C$3]*60/[.B134])" office:value-type="float" office:value="7947" calcext:value-type="float">
            <text:p>7947</text:p>
          </table:table-cell>
          <table:table-cell table:formula="of:=[.B134]*[hardware.$B$6]" office:value-type="float" office:value="3624" calcext:value-type="float">
            <text:p>3624</text:p>
          </table:table-cell>
          <table:table-cell table:formula="of:=ROUND([hardware.$C$3]*60/[.D134])" office:value-type="float" office:value="331" calcext:value-type="float">
            <text:p>331</text:p>
          </table:table-cell>
          <table:table-cell table:formula="of:=DEC2HEX([.E134];4)" office:value-type="string" office:string-value="014B" calcext:value-type="string">
            <text:p>014B</text:p>
          </table:table-cell>
          <table:table-cell table:formula="of:=&quot;0x&quot;&amp;[.F134]" office:value-type="string" office:string-value="0x014B" calcext:value-type="string">
            <text:p>0x014B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2" calcext:value-type="float">
            <text:p>152</text:p>
          </table:table-cell>
          <table:table-cell table:formula="of:=ROUND([hardware.$C$3]*60/[.B135])" office:value-type="float" office:value="7895" calcext:value-type="float">
            <text:p>7895</text:p>
          </table:table-cell>
          <table:table-cell table:formula="of:=[.B135]*[hardware.$B$6]" office:value-type="float" office:value="3648" calcext:value-type="float">
            <text:p>3648</text:p>
          </table:table-cell>
          <table:table-cell table:formula="of:=ROUND([hardware.$C$3]*60/[.D135])" office:value-type="float" office:value="329" calcext:value-type="float">
            <text:p>329</text:p>
          </table:table-cell>
          <table:table-cell table:formula="of:=DEC2HEX([.E135];4)" office:value-type="string" office:string-value="0149" calcext:value-type="string">
            <text:p>0149</text:p>
          </table:table-cell>
          <table:table-cell table:formula="of:=&quot;0x&quot;&amp;[.F135]" office:value-type="string" office:string-value="0x0149" calcext:value-type="string">
            <text:p>0x014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table:formula="of:=ROUND([hardware.$C$3]*60/[.B136])" office:value-type="float" office:value="7843" calcext:value-type="float">
            <text:p>7843</text:p>
          </table:table-cell>
          <table:table-cell table:formula="of:=[.B136]*[hardware.$B$6]" office:value-type="float" office:value="3672" calcext:value-type="float">
            <text:p>3672</text:p>
          </table:table-cell>
          <table:table-cell table:formula="of:=ROUND([hardware.$C$3]*60/[.D136])" office:value-type="float" office:value="327" calcext:value-type="float">
            <text:p>327</text:p>
          </table:table-cell>
          <table:table-cell table:formula="of:=DEC2HEX([.E136];4)" office:value-type="string" office:string-value="0147" calcext:value-type="string">
            <text:p>0147</text:p>
          </table:table-cell>
          <table:table-cell table:formula="of:=&quot;0x&quot;&amp;[.F136]" office:value-type="string" office:string-value="0x0147" calcext:value-type="string">
            <text:p>0x01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4" calcext:value-type="float">
            <text:p>154</text:p>
          </table:table-cell>
          <table:table-cell table:formula="of:=ROUND([hardware.$C$3]*60/[.B137])" office:value-type="float" office:value="7792" calcext:value-type="float">
            <text:p>7792</text:p>
          </table:table-cell>
          <table:table-cell table:formula="of:=[.B137]*[hardware.$B$6]" office:value-type="float" office:value="3696" calcext:value-type="float">
            <text:p>3696</text:p>
          </table:table-cell>
          <table:table-cell table:formula="of:=ROUND([hardware.$C$3]*60/[.D137])" office:value-type="float" office:value="325" calcext:value-type="float">
            <text:p>325</text:p>
          </table:table-cell>
          <table:table-cell table:formula="of:=DEC2HEX([.E137];4)" office:value-type="string" office:string-value="0145" calcext:value-type="string">
            <text:p>0145</text:p>
          </table:table-cell>
          <table:table-cell table:formula="of:=&quot;0x&quot;&amp;[.F137]" office:value-type="string" office:string-value="0x0145" calcext:value-type="string">
            <text:p>0x014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table:formula="of:=ROUND([hardware.$C$3]*60/[.B138])" office:value-type="float" office:value="7742" calcext:value-type="float">
            <text:p>7742</text:p>
          </table:table-cell>
          <table:table-cell table:formula="of:=[.B138]*[hardware.$B$6]" office:value-type="float" office:value="3720" calcext:value-type="float">
            <text:p>3720</text:p>
          </table:table-cell>
          <table:table-cell table:formula="of:=ROUND([hardware.$C$3]*60/[.D138])" office:value-type="float" office:value="323" calcext:value-type="float">
            <text:p>323</text:p>
          </table:table-cell>
          <table:table-cell table:formula="of:=DEC2HEX([.E138];4)" office:value-type="string" office:string-value="0143" calcext:value-type="string">
            <text:p>0143</text:p>
          </table:table-cell>
          <table:table-cell table:formula="of:=&quot;0x&quot;&amp;[.F138]" office:value-type="string" office:string-value="0x0143" calcext:value-type="string">
            <text:p>0x014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6" calcext:value-type="float">
            <text:p>156</text:p>
          </table:table-cell>
          <table:table-cell table:formula="of:=ROUND([hardware.$C$3]*60/[.B139])" office:value-type="float" office:value="7692" calcext:value-type="float">
            <text:p>7692</text:p>
          </table:table-cell>
          <table:table-cell table:formula="of:=[.B139]*[hardware.$B$6]" office:value-type="float" office:value="3744" calcext:value-type="float">
            <text:p>3744</text:p>
          </table:table-cell>
          <table:table-cell table:formula="of:=ROUND([hardware.$C$3]*60/[.D139])" office:value-type="float" office:value="321" calcext:value-type="float">
            <text:p>321</text:p>
          </table:table-cell>
          <table:table-cell table:formula="of:=DEC2HEX([.E139];4)" office:value-type="string" office:string-value="0141" calcext:value-type="string">
            <text:p>0141</text:p>
          </table:table-cell>
          <table:table-cell table:formula="of:=&quot;0x&quot;&amp;[.F139]" office:value-type="string" office:string-value="0x0141" calcext:value-type="string">
            <text:p>0x014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table:formula="of:=ROUND([hardware.$C$3]*60/[.B140])" office:value-type="float" office:value="7643" calcext:value-type="float">
            <text:p>7643</text:p>
          </table:table-cell>
          <table:table-cell table:formula="of:=[.B140]*[hardware.$B$6]" office:value-type="float" office:value="3768" calcext:value-type="float">
            <text:p>3768</text:p>
          </table:table-cell>
          <table:table-cell table:formula="of:=ROUND([hardware.$C$3]*60/[.D140])" office:value-type="float" office:value="318" calcext:value-type="float">
            <text:p>318</text:p>
          </table:table-cell>
          <table:table-cell table:formula="of:=DEC2HEX([.E140];4)" office:value-type="string" office:string-value="013E" calcext:value-type="string">
            <text:p>013E</text:p>
          </table:table-cell>
          <table:table-cell table:formula="of:=&quot;0x&quot;&amp;[.F140]" office:value-type="string" office:string-value="0x013E" calcext:value-type="string">
            <text:p>0x013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8" calcext:value-type="float">
            <text:p>158</text:p>
          </table:table-cell>
          <table:table-cell table:formula="of:=ROUND([hardware.$C$3]*60/[.B141])" office:value-type="float" office:value="7595" calcext:value-type="float">
            <text:p>7595</text:p>
          </table:table-cell>
          <table:table-cell table:formula="of:=[.B141]*[hardware.$B$6]" office:value-type="float" office:value="3792" calcext:value-type="float">
            <text:p>3792</text:p>
          </table:table-cell>
          <table:table-cell table:formula="of:=ROUND([hardware.$C$3]*60/[.D141])" office:value-type="float" office:value="316" calcext:value-type="float">
            <text:p>316</text:p>
          </table:table-cell>
          <table:table-cell table:formula="of:=DEC2HEX([.E141];4)" office:value-type="string" office:string-value="013C" calcext:value-type="string">
            <text:p>013C</text:p>
          </table:table-cell>
          <table:table-cell table:formula="of:=&quot;0x&quot;&amp;[.F141]" office:value-type="string" office:string-value="0x013C" calcext:value-type="string">
            <text:p>0x013C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9" calcext:value-type="float">
            <text:p>159</text:p>
          </table:table-cell>
          <table:table-cell table:formula="of:=ROUND([hardware.$C$3]*60/[.B142])" office:value-type="float" office:value="7547" calcext:value-type="float">
            <text:p>7547</text:p>
          </table:table-cell>
          <table:table-cell table:formula="of:=[.B142]*[hardware.$B$6]" office:value-type="float" office:value="3816" calcext:value-type="float">
            <text:p>3816</text:p>
          </table:table-cell>
          <table:table-cell table:formula="of:=ROUND([hardware.$C$3]*60/[.D142])" office:value-type="float" office:value="314" calcext:value-type="float">
            <text:p>314</text:p>
          </table:table-cell>
          <table:table-cell table:formula="of:=DEC2HEX([.E142];4)" office:value-type="string" office:string-value="013A" calcext:value-type="string">
            <text:p>013A</text:p>
          </table:table-cell>
          <table:table-cell table:formula="of:=&quot;0x&quot;&amp;[.F142]" office:value-type="string" office:string-value="0x013A" calcext:value-type="string">
            <text:p>0x013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table:formula="of:=ROUND([hardware.$C$3]*60/[.B143])" office:value-type="float" office:value="7500" calcext:value-type="float">
            <text:p>7500</text:p>
          </table:table-cell>
          <table:table-cell table:formula="of:=[.B143]*[hardware.$B$6]" office:value-type="float" office:value="3840" calcext:value-type="float">
            <text:p>3840</text:p>
          </table:table-cell>
          <table:table-cell table:formula="of:=ROUND([hardware.$C$3]*60/[.D143])" office:value-type="float" office:value="313" calcext:value-type="float">
            <text:p>313</text:p>
          </table:table-cell>
          <table:table-cell table:formula="of:=DEC2HEX([.E143];4)" office:value-type="string" office:string-value="0139" calcext:value-type="string">
            <text:p>0139</text:p>
          </table:table-cell>
          <table:table-cell table:formula="of:=&quot;0x&quot;&amp;[.F143]" office:value-type="string" office:string-value="0x0139" calcext:value-type="string">
            <text:p>0x013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1" calcext:value-type="float">
            <text:p>161</text:p>
          </table:table-cell>
          <table:table-cell table:formula="of:=ROUND([hardware.$C$3]*60/[.B144])" office:value-type="float" office:value="7453" calcext:value-type="float">
            <text:p>7453</text:p>
          </table:table-cell>
          <table:table-cell table:formula="of:=[.B144]*[hardware.$B$6]" office:value-type="float" office:value="3864" calcext:value-type="float">
            <text:p>3864</text:p>
          </table:table-cell>
          <table:table-cell table:formula="of:=ROUND([hardware.$C$3]*60/[.D144])" office:value-type="float" office:value="311" calcext:value-type="float">
            <text:p>311</text:p>
          </table:table-cell>
          <table:table-cell table:formula="of:=DEC2HEX([.E144];4)" office:value-type="string" office:string-value="0137" calcext:value-type="string">
            <text:p>0137</text:p>
          </table:table-cell>
          <table:table-cell table:formula="of:=&quot;0x&quot;&amp;[.F144]" office:value-type="string" office:string-value="0x0137" calcext:value-type="string">
            <text:p>0x013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2" calcext:value-type="float">
            <text:p>162</text:p>
          </table:table-cell>
          <table:table-cell table:formula="of:=ROUND([hardware.$C$3]*60/[.B145])" office:value-type="float" office:value="7407" calcext:value-type="float">
            <text:p>7407</text:p>
          </table:table-cell>
          <table:table-cell table:formula="of:=[.B145]*[hardware.$B$6]" office:value-type="float" office:value="3888" calcext:value-type="float">
            <text:p>3888</text:p>
          </table:table-cell>
          <table:table-cell table:formula="of:=ROUND([hardware.$C$3]*60/[.D145])" office:value-type="float" office:value="309" calcext:value-type="float">
            <text:p>309</text:p>
          </table:table-cell>
          <table:table-cell table:formula="of:=DEC2HEX([.E145];4)" office:value-type="string" office:string-value="0135" calcext:value-type="string">
            <text:p>0135</text:p>
          </table:table-cell>
          <table:table-cell table:formula="of:=&quot;0x&quot;&amp;[.F145]" office:value-type="string" office:string-value="0x0135" calcext:value-type="string">
            <text:p>0x013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63" calcext:value-type="float">
            <text:p>163</text:p>
          </table:table-cell>
          <table:table-cell table:formula="of:=ROUND([hardware.$C$3]*60/[.B146])" office:value-type="float" office:value="7362" calcext:value-type="float">
            <text:p>7362</text:p>
          </table:table-cell>
          <table:table-cell table:formula="of:=[.B146]*[hardware.$B$6]" office:value-type="float" office:value="3912" calcext:value-type="float">
            <text:p>3912</text:p>
          </table:table-cell>
          <table:table-cell table:formula="of:=ROUND([hardware.$C$3]*60/[.D146])" office:value-type="float" office:value="307" calcext:value-type="float">
            <text:p>307</text:p>
          </table:table-cell>
          <table:table-cell table:formula="of:=DEC2HEX([.E146];4)" office:value-type="string" office:string-value="0133" calcext:value-type="string">
            <text:p>0133</text:p>
          </table:table-cell>
          <table:table-cell table:formula="of:=&quot;0x&quot;&amp;[.F146]" office:value-type="string" office:string-value="0x0133" calcext:value-type="string">
            <text:p>0x013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4" calcext:value-type="float">
            <text:p>164</text:p>
          </table:table-cell>
          <table:table-cell table:formula="of:=ROUND([hardware.$C$3]*60/[.B147])" office:value-type="float" office:value="7317" calcext:value-type="float">
            <text:p>7317</text:p>
          </table:table-cell>
          <table:table-cell table:formula="of:=[.B147]*[hardware.$B$6]" office:value-type="float" office:value="3936" calcext:value-type="float">
            <text:p>3936</text:p>
          </table:table-cell>
          <table:table-cell table:formula="of:=ROUND([hardware.$C$3]*60/[.D147])" office:value-type="float" office:value="305" calcext:value-type="float">
            <text:p>305</text:p>
          </table:table-cell>
          <table:table-cell table:formula="of:=DEC2HEX([.E147];4)" office:value-type="string" office:string-value="0131" calcext:value-type="string">
            <text:p>0131</text:p>
          </table:table-cell>
          <table:table-cell table:formula="of:=&quot;0x&quot;&amp;[.F147]" office:value-type="string" office:string-value="0x0131" calcext:value-type="string">
            <text:p>0x013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5" calcext:value-type="float">
            <text:p>165</text:p>
          </table:table-cell>
          <table:table-cell table:formula="of:=ROUND([hardware.$C$3]*60/[.B148])" office:value-type="float" office:value="7273" calcext:value-type="float">
            <text:p>7273</text:p>
          </table:table-cell>
          <table:table-cell table:formula="of:=[.B148]*[hardware.$B$6]" office:value-type="float" office:value="3960" calcext:value-type="float">
            <text:p>3960</text:p>
          </table:table-cell>
          <table:table-cell table:formula="of:=ROUND([hardware.$C$3]*60/[.D148])" office:value-type="float" office:value="303" calcext:value-type="float">
            <text:p>303</text:p>
          </table:table-cell>
          <table:table-cell table:formula="of:=DEC2HEX([.E148];4)" office:value-type="string" office:string-value="012F" calcext:value-type="string">
            <text:p>012F</text:p>
          </table:table-cell>
          <table:table-cell table:formula="of:=&quot;0x&quot;&amp;[.F148]" office:value-type="string" office:string-value="0x012F" calcext:value-type="string">
            <text:p>0x012F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6" calcext:value-type="float">
            <text:p>166</text:p>
          </table:table-cell>
          <table:table-cell table:formula="of:=ROUND([hardware.$C$3]*60/[.B149])" office:value-type="float" office:value="7229" calcext:value-type="float">
            <text:p>7229</text:p>
          </table:table-cell>
          <table:table-cell table:formula="of:=[.B149]*[hardware.$B$6]" office:value-type="float" office:value="3984" calcext:value-type="float">
            <text:p>3984</text:p>
          </table:table-cell>
          <table:table-cell table:formula="of:=ROUND([hardware.$C$3]*60/[.D149])" office:value-type="float" office:value="301" calcext:value-type="float">
            <text:p>301</text:p>
          </table:table-cell>
          <table:table-cell table:formula="of:=DEC2HEX([.E149];4)" office:value-type="string" office:string-value="012D" calcext:value-type="string">
            <text:p>012D</text:p>
          </table:table-cell>
          <table:table-cell table:formula="of:=&quot;0x&quot;&amp;[.F149]" office:value-type="string" office:string-value="0x012D" calcext:value-type="string">
            <text:p>0x012D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7" calcext:value-type="float">
            <text:p>167</text:p>
          </table:table-cell>
          <table:table-cell table:formula="of:=ROUND([hardware.$C$3]*60/[.B150])" office:value-type="float" office:value="7186" calcext:value-type="float">
            <text:p>7186</text:p>
          </table:table-cell>
          <table:table-cell table:formula="of:=[.B150]*[hardware.$B$6]" office:value-type="float" office:value="4008" calcext:value-type="float">
            <text:p>4008</text:p>
          </table:table-cell>
          <table:table-cell table:formula="of:=ROUND([hardware.$C$3]*60/[.D150])" office:value-type="float" office:value="299" calcext:value-type="float">
            <text:p>299</text:p>
          </table:table-cell>
          <table:table-cell table:formula="of:=DEC2HEX([.E150];4)" office:value-type="string" office:string-value="012B" calcext:value-type="string">
            <text:p>012B</text:p>
          </table:table-cell>
          <table:table-cell table:formula="of:=&quot;0x&quot;&amp;[.F150]" office:value-type="string" office:string-value="0x012B" calcext:value-type="string">
            <text:p>0x012B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8" calcext:value-type="float">
            <text:p>168</text:p>
          </table:table-cell>
          <table:table-cell table:formula="of:=ROUND([hardware.$C$3]*60/[.B151])" office:value-type="float" office:value="7143" calcext:value-type="float">
            <text:p>7143</text:p>
          </table:table-cell>
          <table:table-cell table:formula="of:=[.B151]*[hardware.$B$6]" office:value-type="float" office:value="4032" calcext:value-type="float">
            <text:p>4032</text:p>
          </table:table-cell>
          <table:table-cell table:formula="of:=ROUND([hardware.$C$3]*60/[.D151])" office:value-type="float" office:value="298" calcext:value-type="float">
            <text:p>298</text:p>
          </table:table-cell>
          <table:table-cell table:formula="of:=DEC2HEX([.E151];4)" office:value-type="string" office:string-value="012A" calcext:value-type="string">
            <text:p>012A</text:p>
          </table:table-cell>
          <table:table-cell table:formula="of:=&quot;0x&quot;&amp;[.F151]" office:value-type="string" office:string-value="0x012A" calcext:value-type="string">
            <text:p>0x012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9" calcext:value-type="float">
            <text:p>169</text:p>
          </table:table-cell>
          <table:table-cell table:formula="of:=ROUND([hardware.$C$3]*60/[.B152])" office:value-type="float" office:value="7101" calcext:value-type="float">
            <text:p>7101</text:p>
          </table:table-cell>
          <table:table-cell table:formula="of:=[.B152]*[hardware.$B$6]" office:value-type="float" office:value="4056" calcext:value-type="float">
            <text:p>4056</text:p>
          </table:table-cell>
          <table:table-cell table:formula="of:=ROUND([hardware.$C$3]*60/[.D152])" office:value-type="float" office:value="296" calcext:value-type="float">
            <text:p>296</text:p>
          </table:table-cell>
          <table:table-cell table:formula="of:=DEC2HEX([.E152];4)" office:value-type="string" office:string-value="0128" calcext:value-type="string">
            <text:p>0128</text:p>
          </table:table-cell>
          <table:table-cell table:formula="of:=&quot;0x&quot;&amp;[.F152]" office:value-type="string" office:string-value="0x0128" calcext:value-type="string">
            <text:p>0x01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table:formula="of:=ROUND([hardware.$C$3]*60/[.B153])" office:value-type="float" office:value="7059" calcext:value-type="float">
            <text:p>7059</text:p>
          </table:table-cell>
          <table:table-cell table:formula="of:=[.B153]*[hardware.$B$6]" office:value-type="float" office:value="4080" calcext:value-type="float">
            <text:p>4080</text:p>
          </table:table-cell>
          <table:table-cell table:formula="of:=ROUND([hardware.$C$3]*60/[.D153])" office:value-type="float" office:value="294" calcext:value-type="float">
            <text:p>294</text:p>
          </table:table-cell>
          <table:table-cell table:formula="of:=DEC2HEX([.E153];4)" office:value-type="string" office:string-value="0126" calcext:value-type="string">
            <text:p>0126</text:p>
          </table:table-cell>
          <table:table-cell table:formula="of:=&quot;0x&quot;&amp;[.F153]" office:value-type="string" office:string-value="0x0126" calcext:value-type="string">
            <text:p>0x012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71" calcext:value-type="float">
            <text:p>171</text:p>
          </table:table-cell>
          <table:table-cell table:formula="of:=ROUND([hardware.$C$3]*60/[.B154])" office:value-type="float" office:value="7018" calcext:value-type="float">
            <text:p>7018</text:p>
          </table:table-cell>
          <table:table-cell table:formula="of:=[.B154]*[hardware.$B$6]" office:value-type="float" office:value="4104" calcext:value-type="float">
            <text:p>4104</text:p>
          </table:table-cell>
          <table:table-cell table:formula="of:=ROUND([hardware.$C$3]*60/[.D154])" office:value-type="float" office:value="292" calcext:value-type="float">
            <text:p>292</text:p>
          </table:table-cell>
          <table:table-cell table:formula="of:=DEC2HEX([.E154];4)" office:value-type="string" office:string-value="0124" calcext:value-type="string">
            <text:p>0124</text:p>
          </table:table-cell>
          <table:table-cell table:formula="of:=&quot;0x&quot;&amp;[.F154]" office:value-type="string" office:string-value="0x0124" calcext:value-type="string">
            <text:p>0x012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72" calcext:value-type="float">
            <text:p>172</text:p>
          </table:table-cell>
          <table:table-cell table:formula="of:=ROUND([hardware.$C$3]*60/[.B155])" office:value-type="float" office:value="6977" calcext:value-type="float">
            <text:p>6977</text:p>
          </table:table-cell>
          <table:table-cell table:formula="of:=[.B155]*[hardware.$B$6]" office:value-type="float" office:value="4128" calcext:value-type="float">
            <text:p>4128</text:p>
          </table:table-cell>
          <table:table-cell table:formula="of:=ROUND([hardware.$C$3]*60/[.D155])" office:value-type="float" office:value="291" calcext:value-type="float">
            <text:p>291</text:p>
          </table:table-cell>
          <table:table-cell table:formula="of:=DEC2HEX([.E155];4)" office:value-type="string" office:string-value="0123" calcext:value-type="string">
            <text:p>0123</text:p>
          </table:table-cell>
          <table:table-cell table:formula="of:=&quot;0x&quot;&amp;[.F155]" office:value-type="string" office:string-value="0x0123" calcext:value-type="string">
            <text:p>0x012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3" calcext:value-type="float">
            <text:p>173</text:p>
          </table:table-cell>
          <table:table-cell table:formula="of:=ROUND([hardware.$C$3]*60/[.B156])" office:value-type="float" office:value="6936" calcext:value-type="float">
            <text:p>6936</text:p>
          </table:table-cell>
          <table:table-cell table:formula="of:=[.B156]*[hardware.$B$6]" office:value-type="float" office:value="4152" calcext:value-type="float">
            <text:p>4152</text:p>
          </table:table-cell>
          <table:table-cell table:formula="of:=ROUND([hardware.$C$3]*60/[.D156])" office:value-type="float" office:value="289" calcext:value-type="float">
            <text:p>289</text:p>
          </table:table-cell>
          <table:table-cell table:formula="of:=DEC2HEX([.E156];4)" office:value-type="string" office:string-value="0121" calcext:value-type="string">
            <text:p>0121</text:p>
          </table:table-cell>
          <table:table-cell table:formula="of:=&quot;0x&quot;&amp;[.F156]" office:value-type="string" office:string-value="0x0121" calcext:value-type="string">
            <text:p>0x012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74" calcext:value-type="float">
            <text:p>174</text:p>
          </table:table-cell>
          <table:table-cell table:formula="of:=ROUND([hardware.$C$3]*60/[.B157])" office:value-type="float" office:value="6897" calcext:value-type="float">
            <text:p>6897</text:p>
          </table:table-cell>
          <table:table-cell table:formula="of:=[.B157]*[hardware.$B$6]" office:value-type="float" office:value="4176" calcext:value-type="float">
            <text:p>4176</text:p>
          </table:table-cell>
          <table:table-cell table:formula="of:=ROUND([hardware.$C$3]*60/[.D157])" office:value-type="float" office:value="287" calcext:value-type="float">
            <text:p>287</text:p>
          </table:table-cell>
          <table:table-cell table:formula="of:=DEC2HEX([.E157];4)" office:value-type="string" office:string-value="011F" calcext:value-type="string">
            <text:p>011F</text:p>
          </table:table-cell>
          <table:table-cell table:formula="of:=&quot;0x&quot;&amp;[.F157]" office:value-type="string" office:string-value="0x011F" calcext:value-type="string">
            <text:p>0x011F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75" calcext:value-type="float">
            <text:p>175</text:p>
          </table:table-cell>
          <table:table-cell table:formula="of:=ROUND([hardware.$C$3]*60/[.B158])" office:value-type="float" office:value="6857" calcext:value-type="float">
            <text:p>6857</text:p>
          </table:table-cell>
          <table:table-cell table:formula="of:=[.B158]*[hardware.$B$6]" office:value-type="float" office:value="4200" calcext:value-type="float">
            <text:p>4200</text:p>
          </table:table-cell>
          <table:table-cell table:formula="of:=ROUND([hardware.$C$3]*60/[.D158])" office:value-type="float" office:value="286" calcext:value-type="float">
            <text:p>286</text:p>
          </table:table-cell>
          <table:table-cell table:formula="of:=DEC2HEX([.E158];4)" office:value-type="string" office:string-value="011E" calcext:value-type="string">
            <text:p>011E</text:p>
          </table:table-cell>
          <table:table-cell table:formula="of:=&quot;0x&quot;&amp;[.F158]" office:value-type="string" office:string-value="0x011E" calcext:value-type="string">
            <text:p>0x011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  <table:table-cell table:formula="of:=ROUND([hardware.$C$3]*60/[.B159])" office:value-type="float" office:value="6818" calcext:value-type="float">
            <text:p>6818</text:p>
          </table:table-cell>
          <table:table-cell table:formula="of:=[.B159]*[hardware.$B$6]" office:value-type="float" office:value="4224" calcext:value-type="float">
            <text:p>4224</text:p>
          </table:table-cell>
          <table:table-cell table:formula="of:=ROUND([hardware.$C$3]*60/[.D159])" office:value-type="float" office:value="284" calcext:value-type="float">
            <text:p>284</text:p>
          </table:table-cell>
          <table:table-cell table:formula="of:=DEC2HEX([.E159];4)" office:value-type="string" office:string-value="011C" calcext:value-type="string">
            <text:p>011C</text:p>
          </table:table-cell>
          <table:table-cell table:formula="of:=&quot;0x&quot;&amp;[.F159]" office:value-type="string" office:string-value="0x011C" calcext:value-type="string">
            <text:p>0x011C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 table:formula="of:=ROUND([hardware.$C$3]*60/[.B160])" office:value-type="float" office:value="6780" calcext:value-type="float">
            <text:p>6780</text:p>
          </table:table-cell>
          <table:table-cell table:formula="of:=[.B160]*[hardware.$B$6]" office:value-type="float" office:value="4248" calcext:value-type="float">
            <text:p>4248</text:p>
          </table:table-cell>
          <table:table-cell table:formula="of:=ROUND([hardware.$C$3]*60/[.D160])" office:value-type="float" office:value="282" calcext:value-type="float">
            <text:p>282</text:p>
          </table:table-cell>
          <table:table-cell table:formula="of:=DEC2HEX([.E160];4)" office:value-type="string" office:string-value="011A" calcext:value-type="string">
            <text:p>011A</text:p>
          </table:table-cell>
          <table:table-cell table:formula="of:=&quot;0x&quot;&amp;[.F160]" office:value-type="string" office:string-value="0x011A" calcext:value-type="string">
            <text:p>0x011A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78" calcext:value-type="float">
            <text:p>178</text:p>
          </table:table-cell>
          <table:table-cell table:formula="of:=ROUND([hardware.$C$3]*60/[.B161])" office:value-type="float" office:value="6742" calcext:value-type="float">
            <text:p>6742</text:p>
          </table:table-cell>
          <table:table-cell table:formula="of:=[.B161]*[hardware.$B$6]" office:value-type="float" office:value="4272" calcext:value-type="float">
            <text:p>4272</text:p>
          </table:table-cell>
          <table:table-cell table:formula="of:=ROUND([hardware.$C$3]*60/[.D161])" office:value-type="float" office:value="281" calcext:value-type="float">
            <text:p>281</text:p>
          </table:table-cell>
          <table:table-cell table:formula="of:=DEC2HEX([.E161];4)" office:value-type="string" office:string-value="0119" calcext:value-type="string">
            <text:p>0119</text:p>
          </table:table-cell>
          <table:table-cell table:formula="of:=&quot;0x&quot;&amp;[.F161]" office:value-type="string" office:string-value="0x0119" calcext:value-type="string">
            <text:p>0x011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79" calcext:value-type="float">
            <text:p>179</text:p>
          </table:table-cell>
          <table:table-cell table:formula="of:=ROUND([hardware.$C$3]*60/[.B162])" office:value-type="float" office:value="6704" calcext:value-type="float">
            <text:p>6704</text:p>
          </table:table-cell>
          <table:table-cell table:formula="of:=[.B162]*[hardware.$B$6]" office:value-type="float" office:value="4296" calcext:value-type="float">
            <text:p>4296</text:p>
          </table:table-cell>
          <table:table-cell table:formula="of:=ROUND([hardware.$C$3]*60/[.D162])" office:value-type="float" office:value="279" calcext:value-type="float">
            <text:p>279</text:p>
          </table:table-cell>
          <table:table-cell table:formula="of:=DEC2HEX([.E162];4)" office:value-type="string" office:string-value="0117" calcext:value-type="string">
            <text:p>0117</text:p>
          </table:table-cell>
          <table:table-cell table:formula="of:=&quot;0x&quot;&amp;[.F162]" office:value-type="string" office:string-value="0x0117" calcext:value-type="string">
            <text:p>0x01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table:formula="of:=ROUND([hardware.$C$3]*60/[.B163])" office:value-type="float" office:value="6667" calcext:value-type="float">
            <text:p>6667</text:p>
          </table:table-cell>
          <table:table-cell table:formula="of:=[.B163]*[hardware.$B$6]" office:value-type="float" office:value="4320" calcext:value-type="float">
            <text:p>4320</text:p>
          </table:table-cell>
          <table:table-cell table:formula="of:=ROUND([hardware.$C$3]*60/[.D163])" office:value-type="float" office:value="278" calcext:value-type="float">
            <text:p>278</text:p>
          </table:table-cell>
          <table:table-cell table:formula="of:=DEC2HEX([.E163];4)" office:value-type="string" office:string-value="0116" calcext:value-type="string">
            <text:p>0116</text:p>
          </table:table-cell>
          <table:table-cell table:formula="of:=&quot;0x&quot;&amp;[.F163]" office:value-type="string" office:string-value="0x0116" calcext:value-type="string">
            <text:p>0x011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81" calcext:value-type="float">
            <text:p>181</text:p>
          </table:table-cell>
          <table:table-cell table:formula="of:=ROUND([hardware.$C$3]*60/[.B164])" office:value-type="float" office:value="6630" calcext:value-type="float">
            <text:p>6630</text:p>
          </table:table-cell>
          <table:table-cell table:formula="of:=[.B164]*[hardware.$B$6]" office:value-type="float" office:value="4344" calcext:value-type="float">
            <text:p>4344</text:p>
          </table:table-cell>
          <table:table-cell table:formula="of:=ROUND([hardware.$C$3]*60/[.D164])" office:value-type="float" office:value="276" calcext:value-type="float">
            <text:p>276</text:p>
          </table:table-cell>
          <table:table-cell table:formula="of:=DEC2HEX([.E164];4)" office:value-type="string" office:string-value="0114" calcext:value-type="string">
            <text:p>0114</text:p>
          </table:table-cell>
          <table:table-cell table:formula="of:=&quot;0x&quot;&amp;[.F164]" office:value-type="string" office:string-value="0x0114" calcext:value-type="string">
            <text:p>0x011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82" calcext:value-type="float">
            <text:p>182</text:p>
          </table:table-cell>
          <table:table-cell table:formula="of:=ROUND([hardware.$C$3]*60/[.B165])" office:value-type="float" office:value="6593" calcext:value-type="float">
            <text:p>6593</text:p>
          </table:table-cell>
          <table:table-cell table:formula="of:=[.B165]*[hardware.$B$6]" office:value-type="float" office:value="4368" calcext:value-type="float">
            <text:p>4368</text:p>
          </table:table-cell>
          <table:table-cell table:formula="of:=ROUND([hardware.$C$3]*60/[.D165])" office:value-type="float" office:value="275" calcext:value-type="float">
            <text:p>275</text:p>
          </table:table-cell>
          <table:table-cell table:formula="of:=DEC2HEX([.E165];4)" office:value-type="string" office:string-value="0113" calcext:value-type="string">
            <text:p>0113</text:p>
          </table:table-cell>
          <table:table-cell table:formula="of:=&quot;0x&quot;&amp;[.F165]" office:value-type="string" office:string-value="0x0113" calcext:value-type="string">
            <text:p>0x01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83" calcext:value-type="float">
            <text:p>183</text:p>
          </table:table-cell>
          <table:table-cell table:formula="of:=ROUND([hardware.$C$3]*60/[.B166])" office:value-type="float" office:value="6557" calcext:value-type="float">
            <text:p>6557</text:p>
          </table:table-cell>
          <table:table-cell table:formula="of:=[.B166]*[hardware.$B$6]" office:value-type="float" office:value="4392" calcext:value-type="float">
            <text:p>4392</text:p>
          </table:table-cell>
          <table:table-cell table:formula="of:=ROUND([hardware.$C$3]*60/[.D166])" office:value-type="float" office:value="273" calcext:value-type="float">
            <text:p>273</text:p>
          </table:table-cell>
          <table:table-cell table:formula="of:=DEC2HEX([.E166];4)" office:value-type="string" office:string-value="0111" calcext:value-type="string">
            <text:p>0111</text:p>
          </table:table-cell>
          <table:table-cell table:formula="of:=&quot;0x&quot;&amp;[.F166]" office:value-type="string" office:string-value="0x0111" calcext:value-type="string">
            <text:p>0x011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4" calcext:value-type="float">
            <text:p>184</text:p>
          </table:table-cell>
          <table:table-cell table:formula="of:=ROUND([hardware.$C$3]*60/[.B167])" office:value-type="float" office:value="6522" calcext:value-type="float">
            <text:p>6522</text:p>
          </table:table-cell>
          <table:table-cell table:formula="of:=[.B167]*[hardware.$B$6]" office:value-type="float" office:value="4416" calcext:value-type="float">
            <text:p>4416</text:p>
          </table:table-cell>
          <table:table-cell table:formula="of:=ROUND([hardware.$C$3]*60/[.D167])" office:value-type="float" office:value="272" calcext:value-type="float">
            <text:p>272</text:p>
          </table:table-cell>
          <table:table-cell table:formula="of:=DEC2HEX([.E167];4)" office:value-type="string" office:string-value="0110" calcext:value-type="string">
            <text:p>0110</text:p>
          </table:table-cell>
          <table:table-cell table:formula="of:=&quot;0x&quot;&amp;[.F167]" office:value-type="string" office:string-value="0x0110" calcext:value-type="string">
            <text:p>0x01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85" calcext:value-type="float">
            <text:p>185</text:p>
          </table:table-cell>
          <table:table-cell table:formula="of:=ROUND([hardware.$C$3]*60/[.B168])" office:value-type="float" office:value="6486" calcext:value-type="float">
            <text:p>6486</text:p>
          </table:table-cell>
          <table:table-cell table:formula="of:=[.B168]*[hardware.$B$6]" office:value-type="float" office:value="4440" calcext:value-type="float">
            <text:p>4440</text:p>
          </table:table-cell>
          <table:table-cell table:formula="of:=ROUND([hardware.$C$3]*60/[.D168])" office:value-type="float" office:value="270" calcext:value-type="float">
            <text:p>270</text:p>
          </table:table-cell>
          <table:table-cell table:formula="of:=DEC2HEX([.E168];4)" office:value-type="string" office:string-value="010E" calcext:value-type="string">
            <text:p>010E</text:p>
          </table:table-cell>
          <table:table-cell table:formula="of:=&quot;0x&quot;&amp;[.F168]" office:value-type="string" office:string-value="0x010E" calcext:value-type="string">
            <text:p>0x010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6" calcext:value-type="float">
            <text:p>186</text:p>
          </table:table-cell>
          <table:table-cell table:formula="of:=ROUND([hardware.$C$3]*60/[.B169])" office:value-type="float" office:value="6452" calcext:value-type="float">
            <text:p>6452</text:p>
          </table:table-cell>
          <table:table-cell table:formula="of:=[.B169]*[hardware.$B$6]" office:value-type="float" office:value="4464" calcext:value-type="float">
            <text:p>4464</text:p>
          </table:table-cell>
          <table:table-cell table:formula="of:=ROUND([hardware.$C$3]*60/[.D169])" office:value-type="float" office:value="269" calcext:value-type="float">
            <text:p>269</text:p>
          </table:table-cell>
          <table:table-cell table:formula="of:=DEC2HEX([.E169];4)" office:value-type="string" office:string-value="010D" calcext:value-type="string">
            <text:p>010D</text:p>
          </table:table-cell>
          <table:table-cell table:formula="of:=&quot;0x&quot;&amp;[.F169]" office:value-type="string" office:string-value="0x010D" calcext:value-type="string">
            <text:p>0x010D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7" calcext:value-type="float">
            <text:p>187</text:p>
          </table:table-cell>
          <table:table-cell table:formula="of:=ROUND([hardware.$C$3]*60/[.B170])" office:value-type="float" office:value="6417" calcext:value-type="float">
            <text:p>6417</text:p>
          </table:table-cell>
          <table:table-cell table:formula="of:=[.B170]*[hardware.$B$6]" office:value-type="float" office:value="4488" calcext:value-type="float">
            <text:p>4488</text:p>
          </table:table-cell>
          <table:table-cell table:formula="of:=ROUND([hardware.$C$3]*60/[.D170])" office:value-type="float" office:value="267" calcext:value-type="float">
            <text:p>267</text:p>
          </table:table-cell>
          <table:table-cell table:formula="of:=DEC2HEX([.E170];4)" office:value-type="string" office:string-value="010B" calcext:value-type="string">
            <text:p>010B</text:p>
          </table:table-cell>
          <table:table-cell table:formula="of:=&quot;0x&quot;&amp;[.F170]" office:value-type="string" office:string-value="0x010B" calcext:value-type="string">
            <text:p>0x010B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8" calcext:value-type="float">
            <text:p>188</text:p>
          </table:table-cell>
          <table:table-cell table:formula="of:=ROUND([hardware.$C$3]*60/[.B171])" office:value-type="float" office:value="6383" calcext:value-type="float">
            <text:p>6383</text:p>
          </table:table-cell>
          <table:table-cell table:formula="of:=[.B171]*[hardware.$B$6]" office:value-type="float" office:value="4512" calcext:value-type="float">
            <text:p>4512</text:p>
          </table:table-cell>
          <table:table-cell table:formula="of:=ROUND([hardware.$C$3]*60/[.D171])" office:value-type="float" office:value="266" calcext:value-type="float">
            <text:p>266</text:p>
          </table:table-cell>
          <table:table-cell table:formula="of:=DEC2HEX([.E171];4)" office:value-type="string" office:string-value="010A" calcext:value-type="string">
            <text:p>010A</text:p>
          </table:table-cell>
          <table:table-cell table:formula="of:=&quot;0x&quot;&amp;[.F171]" office:value-type="string" office:string-value="0x010A" calcext:value-type="string">
            <text:p>0x010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9" calcext:value-type="float">
            <text:p>189</text:p>
          </table:table-cell>
          <table:table-cell table:formula="of:=ROUND([hardware.$C$3]*60/[.B172])" office:value-type="float" office:value="6349" calcext:value-type="float">
            <text:p>6349</text:p>
          </table:table-cell>
          <table:table-cell table:formula="of:=[.B172]*[hardware.$B$6]" office:value-type="float" office:value="4536" calcext:value-type="float">
            <text:p>4536</text:p>
          </table:table-cell>
          <table:table-cell table:formula="of:=ROUND([hardware.$C$3]*60/[.D172])" office:value-type="float" office:value="265" calcext:value-type="float">
            <text:p>265</text:p>
          </table:table-cell>
          <table:table-cell table:formula="of:=DEC2HEX([.E172];4)" office:value-type="string" office:string-value="0109" calcext:value-type="string">
            <text:p>0109</text:p>
          </table:table-cell>
          <table:table-cell table:formula="of:=&quot;0x&quot;&amp;[.F172]" office:value-type="string" office:string-value="0x0109" calcext:value-type="string">
            <text:p>0x010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formula="of:=ROUND([hardware.$C$3]*60/[.B173])" office:value-type="float" office:value="6316" calcext:value-type="float">
            <text:p>6316</text:p>
          </table:table-cell>
          <table:table-cell table:formula="of:=[.B173]*[hardware.$B$6]" office:value-type="float" office:value="4560" calcext:value-type="float">
            <text:p>4560</text:p>
          </table:table-cell>
          <table:table-cell table:formula="of:=ROUND([hardware.$C$3]*60/[.D173])" office:value-type="float" office:value="263" calcext:value-type="float">
            <text:p>263</text:p>
          </table:table-cell>
          <table:table-cell table:formula="of:=DEC2HEX([.E173];4)" office:value-type="string" office:string-value="0107" calcext:value-type="string">
            <text:p>0107</text:p>
          </table:table-cell>
          <table:table-cell table:formula="of:=&quot;0x&quot;&amp;[.F173]" office:value-type="string" office:string-value="0x0107" calcext:value-type="string">
            <text:p>0x010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1" calcext:value-type="float">
            <text:p>191</text:p>
          </table:table-cell>
          <table:table-cell table:formula="of:=ROUND([hardware.$C$3]*60/[.B174])" office:value-type="float" office:value="6283" calcext:value-type="float">
            <text:p>6283</text:p>
          </table:table-cell>
          <table:table-cell table:formula="of:=[.B174]*[hardware.$B$6]" office:value-type="float" office:value="4584" calcext:value-type="float">
            <text:p>4584</text:p>
          </table:table-cell>
          <table:table-cell table:formula="of:=ROUND([hardware.$C$3]*60/[.D174])" office:value-type="float" office:value="262" calcext:value-type="float">
            <text:p>262</text:p>
          </table:table-cell>
          <table:table-cell table:formula="of:=DEC2HEX([.E174];4)" office:value-type="string" office:string-value="0106" calcext:value-type="string">
            <text:p>0106</text:p>
          </table:table-cell>
          <table:table-cell table:formula="of:=&quot;0x&quot;&amp;[.F174]" office:value-type="string" office:string-value="0x0106" calcext:value-type="string">
            <text:p>0x010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92" calcext:value-type="float">
            <text:p>192</text:p>
          </table:table-cell>
          <table:table-cell table:formula="of:=ROUND([hardware.$C$3]*60/[.B175])" office:value-type="float" office:value="6250" calcext:value-type="float">
            <text:p>6250</text:p>
          </table:table-cell>
          <table:table-cell table:formula="of:=[.B175]*[hardware.$B$6]" office:value-type="float" office:value="4608" calcext:value-type="float">
            <text:p>4608</text:p>
          </table:table-cell>
          <table:table-cell table:formula="of:=ROUND([hardware.$C$3]*60/[.D175])" office:value-type="float" office:value="260" calcext:value-type="float">
            <text:p>260</text:p>
          </table:table-cell>
          <table:table-cell table:formula="of:=DEC2HEX([.E175];4)" office:value-type="string" office:string-value="0104" calcext:value-type="string">
            <text:p>0104</text:p>
          </table:table-cell>
          <table:table-cell table:formula="of:=&quot;0x&quot;&amp;[.F175]" office:value-type="string" office:string-value="0x0104" calcext:value-type="string">
            <text:p>0x010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3" calcext:value-type="float">
            <text:p>193</text:p>
          </table:table-cell>
          <table:table-cell table:formula="of:=ROUND([hardware.$C$3]*60/[.B176])" office:value-type="float" office:value="6218" calcext:value-type="float">
            <text:p>6218</text:p>
          </table:table-cell>
          <table:table-cell table:formula="of:=[.B176]*[hardware.$B$6]" office:value-type="float" office:value="4632" calcext:value-type="float">
            <text:p>4632</text:p>
          </table:table-cell>
          <table:table-cell table:formula="of:=ROUND([hardware.$C$3]*60/[.D176])" office:value-type="float" office:value="259" calcext:value-type="float">
            <text:p>259</text:p>
          </table:table-cell>
          <table:table-cell table:formula="of:=DEC2HEX([.E176];4)" office:value-type="string" office:string-value="0103" calcext:value-type="string">
            <text:p>0103</text:p>
          </table:table-cell>
          <table:table-cell table:formula="of:=&quot;0x&quot;&amp;[.F176]" office:value-type="string" office:string-value="0x0103" calcext:value-type="string">
            <text:p>0x010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4" calcext:value-type="float">
            <text:p>194</text:p>
          </table:table-cell>
          <table:table-cell table:formula="of:=ROUND([hardware.$C$3]*60/[.B177])" office:value-type="float" office:value="6186" calcext:value-type="float">
            <text:p>6186</text:p>
          </table:table-cell>
          <table:table-cell table:formula="of:=[.B177]*[hardware.$B$6]" office:value-type="float" office:value="4656" calcext:value-type="float">
            <text:p>4656</text:p>
          </table:table-cell>
          <table:table-cell table:formula="of:=ROUND([hardware.$C$3]*60/[.D177])" office:value-type="float" office:value="258" calcext:value-type="float">
            <text:p>258</text:p>
          </table:table-cell>
          <table:table-cell table:formula="of:=DEC2HEX([.E177];4)" office:value-type="string" office:string-value="0102" calcext:value-type="string">
            <text:p>0102</text:p>
          </table:table-cell>
          <table:table-cell table:formula="of:=&quot;0x&quot;&amp;[.F177]" office:value-type="string" office:string-value="0x0102" calcext:value-type="string">
            <text:p>0x010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5" calcext:value-type="float">
            <text:p>195</text:p>
          </table:table-cell>
          <table:table-cell table:formula="of:=ROUND([hardware.$C$3]*60/[.B178])" office:value-type="float" office:value="6154" calcext:value-type="float">
            <text:p>6154</text:p>
          </table:table-cell>
          <table:table-cell table:formula="of:=[.B178]*[hardware.$B$6]" office:value-type="float" office:value="4680" calcext:value-type="float">
            <text:p>4680</text:p>
          </table:table-cell>
          <table:table-cell table:formula="of:=ROUND([hardware.$C$3]*60/[.D178])" office:value-type="float" office:value="256" calcext:value-type="float">
            <text:p>256</text:p>
          </table:table-cell>
          <table:table-cell table:formula="of:=DEC2HEX([.E178];4)" office:value-type="string" office:string-value="0100" calcext:value-type="string">
            <text:p>0100</text:p>
          </table:table-cell>
          <table:table-cell table:formula="of:=&quot;0x&quot;&amp;[.F178]" office:value-type="string" office:string-value="0x0100" calcext:value-type="string">
            <text:p>0x01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6" calcext:value-type="float">
            <text:p>196</text:p>
          </table:table-cell>
          <table:table-cell table:formula="of:=ROUND([hardware.$C$3]*60/[.B179])" office:value-type="float" office:value="6122" calcext:value-type="float">
            <text:p>6122</text:p>
          </table:table-cell>
          <table:table-cell table:formula="of:=[.B179]*[hardware.$B$6]" office:value-type="float" office:value="4704" calcext:value-type="float">
            <text:p>4704</text:p>
          </table:table-cell>
          <table:table-cell table:formula="of:=ROUND([hardware.$C$3]*60/[.D179])" office:value-type="float" office:value="255" calcext:value-type="float">
            <text:p>255</text:p>
          </table:table-cell>
          <table:table-cell table:formula="of:=DEC2HEX([.E179];4)" office:value-type="string" office:string-value="00FF" calcext:value-type="string">
            <text:p>00FF</text:p>
          </table:table-cell>
          <table:table-cell table:formula="of:=&quot;0x&quot;&amp;[.F179]" office:value-type="string" office:string-value="0x00FF" calcext:value-type="string">
            <text:p>0x00FF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97" calcext:value-type="float">
            <text:p>197</text:p>
          </table:table-cell>
          <table:table-cell table:formula="of:=ROUND([hardware.$C$3]*60/[.B180])" office:value-type="float" office:value="6091" calcext:value-type="float">
            <text:p>6091</text:p>
          </table:table-cell>
          <table:table-cell table:formula="of:=[.B180]*[hardware.$B$6]" office:value-type="float" office:value="4728" calcext:value-type="float">
            <text:p>4728</text:p>
          </table:table-cell>
          <table:table-cell table:formula="of:=ROUND([hardware.$C$3]*60/[.D180])" office:value-type="float" office:value="254" calcext:value-type="float">
            <text:p>254</text:p>
          </table:table-cell>
          <table:table-cell table:formula="of:=DEC2HEX([.E180];4)" office:value-type="string" office:string-value="00FE" calcext:value-type="string">
            <text:p>00FE</text:p>
          </table:table-cell>
          <table:table-cell table:formula="of:=&quot;0x&quot;&amp;[.F180]" office:value-type="string" office:string-value="0x00FE" calcext:value-type="string">
            <text:p>0x00F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98" calcext:value-type="float">
            <text:p>198</text:p>
          </table:table-cell>
          <table:table-cell table:formula="of:=ROUND([hardware.$C$3]*60/[.B181])" office:value-type="float" office:value="6061" calcext:value-type="float">
            <text:p>6061</text:p>
          </table:table-cell>
          <table:table-cell table:formula="of:=[.B181]*[hardware.$B$6]" office:value-type="float" office:value="4752" calcext:value-type="float">
            <text:p>4752</text:p>
          </table:table-cell>
          <table:table-cell table:formula="of:=ROUND([hardware.$C$3]*60/[.D181])" office:value-type="float" office:value="253" calcext:value-type="float">
            <text:p>253</text:p>
          </table:table-cell>
          <table:table-cell table:formula="of:=DEC2HEX([.E181];4)" office:value-type="string" office:string-value="00FD" calcext:value-type="string">
            <text:p>00FD</text:p>
          </table:table-cell>
          <table:table-cell table:formula="of:=&quot;0x&quot;&amp;[.F181]" office:value-type="string" office:string-value="0x00FD" calcext:value-type="string">
            <text:p>0x00FD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99" calcext:value-type="float">
            <text:p>199</text:p>
          </table:table-cell>
          <table:table-cell table:formula="of:=ROUND([hardware.$C$3]*60/[.B182])" office:value-type="float" office:value="6030" calcext:value-type="float">
            <text:p>6030</text:p>
          </table:table-cell>
          <table:table-cell table:formula="of:=[.B182]*[hardware.$B$6]" office:value-type="float" office:value="4776" calcext:value-type="float">
            <text:p>4776</text:p>
          </table:table-cell>
          <table:table-cell table:formula="of:=ROUND([hardware.$C$3]*60/[.D182])" office:value-type="float" office:value="251" calcext:value-type="float">
            <text:p>251</text:p>
          </table:table-cell>
          <table:table-cell table:formula="of:=DEC2HEX([.E182];4)" office:value-type="string" office:string-value="00FB" calcext:value-type="string">
            <text:p>00FB</text:p>
          </table:table-cell>
          <table:table-cell table:formula="of:=&quot;0x&quot;&amp;[.F182]" office:value-type="string" office:string-value="0x00FB" calcext:value-type="string">
            <text:p>0x00FB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formula="of:=ROUND([hardware.$C$3]*60/[.B183])" office:value-type="float" office:value="6000" calcext:value-type="float">
            <text:p>6000</text:p>
          </table:table-cell>
          <table:table-cell table:formula="of:=[.B183]*[hardware.$B$6]" office:value-type="float" office:value="4800" calcext:value-type="float">
            <text:p>4800</text:p>
          </table:table-cell>
          <table:table-cell table:formula="of:=ROUND([hardware.$C$3]*60/[.D183])" office:value-type="float" office:value="250" calcext:value-type="float">
            <text:p>250</text:p>
          </table:table-cell>
          <table:table-cell table:formula="of:=DEC2HEX([.E183];4)" office:value-type="string" office:string-value="00FA" calcext:value-type="string">
            <text:p>00FA</text:p>
          </table:table-cell>
          <table:table-cell table:formula="of:=&quot;0x&quot;&amp;[.F183]" office:value-type="string" office:string-value="0x00FA" calcext:value-type="string">
            <text:p>0x00FA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1" calcext:value-type="float">
            <text:p>201</text:p>
          </table:table-cell>
          <table:table-cell table:formula="of:=ROUND([hardware.$C$3]*60/[.B184])" office:value-type="float" office:value="5970" calcext:value-type="float">
            <text:p>5970</text:p>
          </table:table-cell>
          <table:table-cell table:formula="of:=[.B184]*[hardware.$B$6]" office:value-type="float" office:value="4824" calcext:value-type="float">
            <text:p>4824</text:p>
          </table:table-cell>
          <table:table-cell table:formula="of:=ROUND([hardware.$C$3]*60/[.D184])" office:value-type="float" office:value="249" calcext:value-type="float">
            <text:p>249</text:p>
          </table:table-cell>
          <table:table-cell table:formula="of:=DEC2HEX([.E184];4)" office:value-type="string" office:string-value="00F9" calcext:value-type="string">
            <text:p>00F9</text:p>
          </table:table-cell>
          <table:table-cell table:formula="of:=&quot;0x&quot;&amp;[.F184]" office:value-type="string" office:string-value="0x00F9" calcext:value-type="string">
            <text:p>0x00F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2" calcext:value-type="float">
            <text:p>202</text:p>
          </table:table-cell>
          <table:table-cell table:formula="of:=ROUND([hardware.$C$3]*60/[.B185])" office:value-type="float" office:value="5941" calcext:value-type="float">
            <text:p>5941</text:p>
          </table:table-cell>
          <table:table-cell table:formula="of:=[.B185]*[hardware.$B$6]" office:value-type="float" office:value="4848" calcext:value-type="float">
            <text:p>4848</text:p>
          </table:table-cell>
          <table:table-cell table:formula="of:=ROUND([hardware.$C$3]*60/[.D185])" office:value-type="float" office:value="248" calcext:value-type="float">
            <text:p>248</text:p>
          </table:table-cell>
          <table:table-cell table:formula="of:=DEC2HEX([.E185];4)" office:value-type="string" office:string-value="00F8" calcext:value-type="string">
            <text:p>00F8</text:p>
          </table:table-cell>
          <table:table-cell table:formula="of:=&quot;0x&quot;&amp;[.F185]" office:value-type="string" office:string-value="0x00F8" calcext:value-type="string">
            <text:p>0x00F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3" calcext:value-type="float">
            <text:p>203</text:p>
          </table:table-cell>
          <table:table-cell table:formula="of:=ROUND([hardware.$C$3]*60/[.B186])" office:value-type="float" office:value="5911" calcext:value-type="float">
            <text:p>5911</text:p>
          </table:table-cell>
          <table:table-cell table:formula="of:=[.B186]*[hardware.$B$6]" office:value-type="float" office:value="4872" calcext:value-type="float">
            <text:p>4872</text:p>
          </table:table-cell>
          <table:table-cell table:formula="of:=ROUND([hardware.$C$3]*60/[.D186])" office:value-type="float" office:value="246" calcext:value-type="float">
            <text:p>246</text:p>
          </table:table-cell>
          <table:table-cell table:formula="of:=DEC2HEX([.E186];4)" office:value-type="string" office:string-value="00F6" calcext:value-type="string">
            <text:p>00F6</text:p>
          </table:table-cell>
          <table:table-cell table:formula="of:=&quot;0x&quot;&amp;[.F186]" office:value-type="string" office:string-value="0x00F6" calcext:value-type="string">
            <text:p>0x00F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4" calcext:value-type="float">
            <text:p>204</text:p>
          </table:table-cell>
          <table:table-cell table:formula="of:=ROUND([hardware.$C$3]*60/[.B187])" office:value-type="float" office:value="5882" calcext:value-type="float">
            <text:p>5882</text:p>
          </table:table-cell>
          <table:table-cell table:formula="of:=[.B187]*[hardware.$B$6]" office:value-type="float" office:value="4896" calcext:value-type="float">
            <text:p>4896</text:p>
          </table:table-cell>
          <table:table-cell table:formula="of:=ROUND([hardware.$C$3]*60/[.D187])" office:value-type="float" office:value="245" calcext:value-type="float">
            <text:p>245</text:p>
          </table:table-cell>
          <table:table-cell table:formula="of:=DEC2HEX([.E187];4)" office:value-type="string" office:string-value="00F5" calcext:value-type="string">
            <text:p>00F5</text:p>
          </table:table-cell>
          <table:table-cell table:formula="of:=&quot;0x&quot;&amp;[.F187]" office:value-type="string" office:string-value="0x00F5" calcext:value-type="string">
            <text:p>0x00F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5" calcext:value-type="float">
            <text:p>205</text:p>
          </table:table-cell>
          <table:table-cell table:formula="of:=ROUND([hardware.$C$3]*60/[.B188])" office:value-type="float" office:value="5854" calcext:value-type="float">
            <text:p>5854</text:p>
          </table:table-cell>
          <table:table-cell table:formula="of:=[.B188]*[hardware.$B$6]" office:value-type="float" office:value="4920" calcext:value-type="float">
            <text:p>4920</text:p>
          </table:table-cell>
          <table:table-cell table:formula="of:=ROUND([hardware.$C$3]*60/[.D188])" office:value-type="float" office:value="244" calcext:value-type="float">
            <text:p>244</text:p>
          </table:table-cell>
          <table:table-cell table:formula="of:=DEC2HEX([.E188];4)" office:value-type="string" office:string-value="00F4" calcext:value-type="string">
            <text:p>00F4</text:p>
          </table:table-cell>
          <table:table-cell table:formula="of:=&quot;0x&quot;&amp;[.F188]" office:value-type="string" office:string-value="0x00F4" calcext:value-type="string">
            <text:p>0x00F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6" calcext:value-type="float">
            <text:p>206</text:p>
          </table:table-cell>
          <table:table-cell table:formula="of:=ROUND([hardware.$C$3]*60/[.B189])" office:value-type="float" office:value="5825" calcext:value-type="float">
            <text:p>5825</text:p>
          </table:table-cell>
          <table:table-cell table:formula="of:=[.B189]*[hardware.$B$6]" office:value-type="float" office:value="4944" calcext:value-type="float">
            <text:p>4944</text:p>
          </table:table-cell>
          <table:table-cell table:formula="of:=ROUND([hardware.$C$3]*60/[.D189])" office:value-type="float" office:value="243" calcext:value-type="float">
            <text:p>243</text:p>
          </table:table-cell>
          <table:table-cell table:formula="of:=DEC2HEX([.E189];4)" office:value-type="string" office:string-value="00F3" calcext:value-type="string">
            <text:p>00F3</text:p>
          </table:table-cell>
          <table:table-cell table:formula="of:=&quot;0x&quot;&amp;[.F189]" office:value-type="string" office:string-value="0x00F3" calcext:value-type="string">
            <text:p>0x00F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7" calcext:value-type="float">
            <text:p>207</text:p>
          </table:table-cell>
          <table:table-cell table:formula="of:=ROUND([hardware.$C$3]*60/[.B190])" office:value-type="float" office:value="5797" calcext:value-type="float">
            <text:p>5797</text:p>
          </table:table-cell>
          <table:table-cell table:formula="of:=[.B190]*[hardware.$B$6]" office:value-type="float" office:value="4968" calcext:value-type="float">
            <text:p>4968</text:p>
          </table:table-cell>
          <table:table-cell table:formula="of:=ROUND([hardware.$C$3]*60/[.D190])" office:value-type="float" office:value="242" calcext:value-type="float">
            <text:p>242</text:p>
          </table:table-cell>
          <table:table-cell table:formula="of:=DEC2HEX([.E190];4)" office:value-type="string" office:string-value="00F2" calcext:value-type="string">
            <text:p>00F2</text:p>
          </table:table-cell>
          <table:table-cell table:formula="of:=&quot;0x&quot;&amp;[.F190]" office:value-type="string" office:string-value="0x00F2" calcext:value-type="string">
            <text:p>0x00F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table:formula="of:=ROUND([hardware.$C$3]*60/[.B191])" office:value-type="float" office:value="5769" calcext:value-type="float">
            <text:p>5769</text:p>
          </table:table-cell>
          <table:table-cell table:formula="of:=[.B191]*[hardware.$B$6]" office:value-type="float" office:value="4992" calcext:value-type="float">
            <text:p>4992</text:p>
          </table:table-cell>
          <table:table-cell table:formula="of:=ROUND([hardware.$C$3]*60/[.D191])" office:value-type="float" office:value="240" calcext:value-type="float">
            <text:p>240</text:p>
          </table:table-cell>
          <table:table-cell table:formula="of:=DEC2HEX([.E191];4)" office:value-type="string" office:string-value="00F0" calcext:value-type="string">
            <text:p>00F0</text:p>
          </table:table-cell>
          <table:table-cell table:formula="of:=&quot;0x&quot;&amp;[.F191]" office:value-type="string" office:string-value="0x00F0" calcext:value-type="string">
            <text:p>0x00F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9" calcext:value-type="float">
            <text:p>209</text:p>
          </table:table-cell>
          <table:table-cell table:formula="of:=ROUND([hardware.$C$3]*60/[.B192])" office:value-type="float" office:value="5742" calcext:value-type="float">
            <text:p>5742</text:p>
          </table:table-cell>
          <table:table-cell table:formula="of:=[.B192]*[hardware.$B$6]" office:value-type="float" office:value="5016" calcext:value-type="float">
            <text:p>5016</text:p>
          </table:table-cell>
          <table:table-cell table:formula="of:=ROUND([hardware.$C$3]*60/[.D192])" office:value-type="float" office:value="239" calcext:value-type="float">
            <text:p>239</text:p>
          </table:table-cell>
          <table:table-cell table:formula="of:=DEC2HEX([.E192];4)" office:value-type="string" office:string-value="00EF" calcext:value-type="string">
            <text:p>00EF</text:p>
          </table:table-cell>
          <table:table-cell table:formula="of:=&quot;0x&quot;&amp;[.F192]" office:value-type="string" office:string-value="0x00EF" calcext:value-type="string">
            <text:p>0x00EF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table:formula="of:=ROUND([hardware.$C$3]*60/[.B193])" office:value-type="float" office:value="5714" calcext:value-type="float">
            <text:p>5714</text:p>
          </table:table-cell>
          <table:table-cell table:formula="of:=[.B193]*[hardware.$B$6]" office:value-type="float" office:value="5040" calcext:value-type="float">
            <text:p>5040</text:p>
          </table:table-cell>
          <table:table-cell table:formula="of:=ROUND([hardware.$C$3]*60/[.D193])" office:value-type="float" office:value="238" calcext:value-type="float">
            <text:p>238</text:p>
          </table:table-cell>
          <table:table-cell table:formula="of:=DEC2HEX([.E193];4)" office:value-type="string" office:string-value="00EE" calcext:value-type="string">
            <text:p>00EE</text:p>
          </table:table-cell>
          <table:table-cell table:formula="of:=&quot;0x&quot;&amp;[.F193]" office:value-type="string" office:string-value="0x00EE" calcext:value-type="string">
            <text:p>0x00E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11" calcext:value-type="float">
            <text:p>211</text:p>
          </table:table-cell>
          <table:table-cell table:formula="of:=ROUND([hardware.$C$3]*60/[.B194])" office:value-type="float" office:value="5687" calcext:value-type="float">
            <text:p>5687</text:p>
          </table:table-cell>
          <table:table-cell table:formula="of:=[.B194]*[hardware.$B$6]" office:value-type="float" office:value="5064" calcext:value-type="float">
            <text:p>5064</text:p>
          </table:table-cell>
          <table:table-cell table:formula="of:=ROUND([hardware.$C$3]*60/[.D194])" office:value-type="float" office:value="237" calcext:value-type="float">
            <text:p>237</text:p>
          </table:table-cell>
          <table:table-cell table:formula="of:=DEC2HEX([.E194];4)" office:value-type="string" office:string-value="00ED" calcext:value-type="string">
            <text:p>00ED</text:p>
          </table:table-cell>
          <table:table-cell table:formula="of:=&quot;0x&quot;&amp;[.F194]" office:value-type="string" office:string-value="0x00ED" calcext:value-type="string">
            <text:p>0x00ED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12" calcext:value-type="float">
            <text:p>212</text:p>
          </table:table-cell>
          <table:table-cell table:formula="of:=ROUND([hardware.$C$3]*60/[.B195])" office:value-type="float" office:value="5660" calcext:value-type="float">
            <text:p>5660</text:p>
          </table:table-cell>
          <table:table-cell table:formula="of:=[.B195]*[hardware.$B$6]" office:value-type="float" office:value="5088" calcext:value-type="float">
            <text:p>5088</text:p>
          </table:table-cell>
          <table:table-cell table:formula="of:=ROUND([hardware.$C$3]*60/[.D195])" office:value-type="float" office:value="236" calcext:value-type="float">
            <text:p>236</text:p>
          </table:table-cell>
          <table:table-cell table:formula="of:=DEC2HEX([.E195];4)" office:value-type="string" office:string-value="00EC" calcext:value-type="string">
            <text:p>00EC</text:p>
          </table:table-cell>
          <table:table-cell table:formula="of:=&quot;0x&quot;&amp;[.F195]" office:value-type="string" office:string-value="0x00EC" calcext:value-type="string">
            <text:p>0x00EC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13" calcext:value-type="float">
            <text:p>213</text:p>
          </table:table-cell>
          <table:table-cell table:formula="of:=ROUND([hardware.$C$3]*60/[.B196])" office:value-type="float" office:value="5634" calcext:value-type="float">
            <text:p>5634</text:p>
          </table:table-cell>
          <table:table-cell table:formula="of:=[.B196]*[hardware.$B$6]" office:value-type="float" office:value="5112" calcext:value-type="float">
            <text:p>5112</text:p>
          </table:table-cell>
          <table:table-cell table:formula="of:=ROUND([hardware.$C$3]*60/[.D196])" office:value-type="float" office:value="235" calcext:value-type="float">
            <text:p>235</text:p>
          </table:table-cell>
          <table:table-cell table:formula="of:=DEC2HEX([.E196];4)" office:value-type="string" office:string-value="00EB" calcext:value-type="string">
            <text:p>00EB</text:p>
          </table:table-cell>
          <table:table-cell table:formula="of:=&quot;0x&quot;&amp;[.F196]" office:value-type="string" office:string-value="0x00EB" calcext:value-type="string">
            <text:p>0x00EB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14" calcext:value-type="float">
            <text:p>214</text:p>
          </table:table-cell>
          <table:table-cell table:formula="of:=ROUND([hardware.$C$3]*60/[.B197])" office:value-type="float" office:value="5607" calcext:value-type="float">
            <text:p>5607</text:p>
          </table:table-cell>
          <table:table-cell table:formula="of:=[.B197]*[hardware.$B$6]" office:value-type="float" office:value="5136" calcext:value-type="float">
            <text:p>5136</text:p>
          </table:table-cell>
          <table:table-cell table:formula="of:=ROUND([hardware.$C$3]*60/[.D197])" office:value-type="float" office:value="234" calcext:value-type="float">
            <text:p>234</text:p>
          </table:table-cell>
          <table:table-cell table:formula="of:=DEC2HEX([.E197];4)" office:value-type="string" office:string-value="00EA" calcext:value-type="string">
            <text:p>00EA</text:p>
          </table:table-cell>
          <table:table-cell table:formula="of:=&quot;0x&quot;&amp;[.F197]" office:value-type="string" office:string-value="0x00EA" calcext:value-type="string">
            <text:p>0x00E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15" calcext:value-type="float">
            <text:p>215</text:p>
          </table:table-cell>
          <table:table-cell table:formula="of:=ROUND([hardware.$C$3]*60/[.B198])" office:value-type="float" office:value="5581" calcext:value-type="float">
            <text:p>5581</text:p>
          </table:table-cell>
          <table:table-cell table:formula="of:=[.B198]*[hardware.$B$6]" office:value-type="float" office:value="5160" calcext:value-type="float">
            <text:p>5160</text:p>
          </table:table-cell>
          <table:table-cell table:formula="of:=ROUND([hardware.$C$3]*60/[.D198])" office:value-type="float" office:value="233" calcext:value-type="float">
            <text:p>233</text:p>
          </table:table-cell>
          <table:table-cell table:formula="of:=DEC2HEX([.E198];4)" office:value-type="string" office:string-value="00E9" calcext:value-type="string">
            <text:p>00E9</text:p>
          </table:table-cell>
          <table:table-cell table:formula="of:=&quot;0x&quot;&amp;[.F198]" office:value-type="string" office:string-value="0x00E9" calcext:value-type="string">
            <text:p>0x00E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16" calcext:value-type="float">
            <text:p>216</text:p>
          </table:table-cell>
          <table:table-cell table:formula="of:=ROUND([hardware.$C$3]*60/[.B199])" office:value-type="float" office:value="5556" calcext:value-type="float">
            <text:p>5556</text:p>
          </table:table-cell>
          <table:table-cell table:formula="of:=[.B199]*[hardware.$B$6]" office:value-type="float" office:value="5184" calcext:value-type="float">
            <text:p>5184</text:p>
          </table:table-cell>
          <table:table-cell table:formula="of:=ROUND([hardware.$C$3]*60/[.D199])" office:value-type="float" office:value="231" calcext:value-type="float">
            <text:p>231</text:p>
          </table:table-cell>
          <table:table-cell table:formula="of:=DEC2HEX([.E199];4)" office:value-type="string" office:string-value="00E7" calcext:value-type="string">
            <text:p>00E7</text:p>
          </table:table-cell>
          <table:table-cell table:formula="of:=&quot;0x&quot;&amp;[.F199]" office:value-type="string" office:string-value="0x00E7" calcext:value-type="string">
            <text:p>0x00E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17" calcext:value-type="float">
            <text:p>217</text:p>
          </table:table-cell>
          <table:table-cell table:formula="of:=ROUND([hardware.$C$3]*60/[.B200])" office:value-type="float" office:value="5530" calcext:value-type="float">
            <text:p>5530</text:p>
          </table:table-cell>
          <table:table-cell table:formula="of:=[.B200]*[hardware.$B$6]" office:value-type="float" office:value="5208" calcext:value-type="float">
            <text:p>5208</text:p>
          </table:table-cell>
          <table:table-cell table:formula="of:=ROUND([hardware.$C$3]*60/[.D200])" office:value-type="float" office:value="230" calcext:value-type="float">
            <text:p>230</text:p>
          </table:table-cell>
          <table:table-cell table:formula="of:=DEC2HEX([.E200];4)" office:value-type="string" office:string-value="00E6" calcext:value-type="string">
            <text:p>00E6</text:p>
          </table:table-cell>
          <table:table-cell table:formula="of:=&quot;0x&quot;&amp;[.F200]" office:value-type="string" office:string-value="0x00E6" calcext:value-type="string">
            <text:p>0x00E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table:formula="of:=ROUND([hardware.$C$3]*60/[.B201])" office:value-type="float" office:value="5505" calcext:value-type="float">
            <text:p>5505</text:p>
          </table:table-cell>
          <table:table-cell table:formula="of:=[.B201]*[hardware.$B$6]" office:value-type="float" office:value="5232" calcext:value-type="float">
            <text:p>5232</text:p>
          </table:table-cell>
          <table:table-cell table:formula="of:=ROUND([hardware.$C$3]*60/[.D201])" office:value-type="float" office:value="229" calcext:value-type="float">
            <text:p>229</text:p>
          </table:table-cell>
          <table:table-cell table:formula="of:=DEC2HEX([.E201];4)" office:value-type="string" office:string-value="00E5" calcext:value-type="string">
            <text:p>00E5</text:p>
          </table:table-cell>
          <table:table-cell table:formula="of:=&quot;0x&quot;&amp;[.F201]" office:value-type="string" office:string-value="0x00E5" calcext:value-type="string">
            <text:p>0x00E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9" calcext:value-type="float">
            <text:p>219</text:p>
          </table:table-cell>
          <table:table-cell table:formula="of:=ROUND([hardware.$C$3]*60/[.B202])" office:value-type="float" office:value="5479" calcext:value-type="float">
            <text:p>5479</text:p>
          </table:table-cell>
          <table:table-cell table:formula="of:=[.B202]*[hardware.$B$6]" office:value-type="float" office:value="5256" calcext:value-type="float">
            <text:p>5256</text:p>
          </table:table-cell>
          <table:table-cell table:formula="of:=ROUND([hardware.$C$3]*60/[.D202])" office:value-type="float" office:value="228" calcext:value-type="float">
            <text:p>228</text:p>
          </table:table-cell>
          <table:table-cell table:formula="of:=DEC2HEX([.E202];4)" office:value-type="string" office:string-value="00E4" calcext:value-type="string">
            <text:p>00E4</text:p>
          </table:table-cell>
          <table:table-cell table:formula="of:=&quot;0x&quot;&amp;[.F202]" office:value-type="string" office:string-value="0x00E4" calcext:value-type="string">
            <text:p>0x00E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table:formula="of:=ROUND([hardware.$C$3]*60/[.B203])" office:value-type="float" office:value="5455" calcext:value-type="float">
            <text:p>5455</text:p>
          </table:table-cell>
          <table:table-cell table:formula="of:=[.B203]*[hardware.$B$6]" office:value-type="float" office:value="5280" calcext:value-type="float">
            <text:p>5280</text:p>
          </table:table-cell>
          <table:table-cell table:formula="of:=ROUND([hardware.$C$3]*60/[.D203])" office:value-type="float" office:value="227" calcext:value-type="float">
            <text:p>227</text:p>
          </table:table-cell>
          <table:table-cell table:formula="of:=DEC2HEX([.E203];4)" office:value-type="string" office:string-value="00E3" calcext:value-type="string">
            <text:p>00E3</text:p>
          </table:table-cell>
          <table:table-cell table:formula="of:=&quot;0x&quot;&amp;[.F203]" office:value-type="string" office:string-value="0x00E3" calcext:value-type="string">
            <text:p>0x00E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table:formula="of:=ROUND([hardware.$C$3]*60/[.B204])" office:value-type="float" office:value="5430" calcext:value-type="float">
            <text:p>5430</text:p>
          </table:table-cell>
          <table:table-cell table:formula="of:=[.B204]*[hardware.$B$6]" office:value-type="float" office:value="5304" calcext:value-type="float">
            <text:p>5304</text:p>
          </table:table-cell>
          <table:table-cell table:formula="of:=ROUND([hardware.$C$3]*60/[.D204])" office:value-type="float" office:value="226" calcext:value-type="float">
            <text:p>226</text:p>
          </table:table-cell>
          <table:table-cell table:formula="of:=DEC2HEX([.E204];4)" office:value-type="string" office:string-value="00E2" calcext:value-type="string">
            <text:p>00E2</text:p>
          </table:table-cell>
          <table:table-cell table:formula="of:=&quot;0x&quot;&amp;[.F204]" office:value-type="string" office:string-value="0x00E2" calcext:value-type="string">
            <text:p>0x00E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22" calcext:value-type="float">
            <text:p>222</text:p>
          </table:table-cell>
          <table:table-cell table:formula="of:=ROUND([hardware.$C$3]*60/[.B205])" office:value-type="float" office:value="5405" calcext:value-type="float">
            <text:p>5405</text:p>
          </table:table-cell>
          <table:table-cell table:formula="of:=[.B205]*[hardware.$B$6]" office:value-type="float" office:value="5328" calcext:value-type="float">
            <text:p>5328</text:p>
          </table:table-cell>
          <table:table-cell table:formula="of:=ROUND([hardware.$C$3]*60/[.D205])" office:value-type="float" office:value="225" calcext:value-type="float">
            <text:p>225</text:p>
          </table:table-cell>
          <table:table-cell table:formula="of:=DEC2HEX([.E205];4)" office:value-type="string" office:string-value="00E1" calcext:value-type="string">
            <text:p>00E1</text:p>
          </table:table-cell>
          <table:table-cell table:formula="of:=&quot;0x&quot;&amp;[.F205]" office:value-type="string" office:string-value="0x00E1" calcext:value-type="string">
            <text:p>0x00E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3" calcext:value-type="float">
            <text:p>223</text:p>
          </table:table-cell>
          <table:table-cell table:formula="of:=ROUND([hardware.$C$3]*60/[.B206])" office:value-type="float" office:value="5381" calcext:value-type="float">
            <text:p>5381</text:p>
          </table:table-cell>
          <table:table-cell table:formula="of:=[.B206]*[hardware.$B$6]" office:value-type="float" office:value="5352" calcext:value-type="float">
            <text:p>5352</text:p>
          </table:table-cell>
          <table:table-cell table:formula="of:=ROUND([hardware.$C$3]*60/[.D206])" office:value-type="float" office:value="224" calcext:value-type="float">
            <text:p>224</text:p>
          </table:table-cell>
          <table:table-cell table:formula="of:=DEC2HEX([.E206];4)" office:value-type="string" office:string-value="00E0" calcext:value-type="string">
            <text:p>00E0</text:p>
          </table:table-cell>
          <table:table-cell table:formula="of:=&quot;0x&quot;&amp;[.F206]" office:value-type="string" office:string-value="0x00E0" calcext:value-type="string">
            <text:p>0x00E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table:formula="of:=ROUND([hardware.$C$3]*60/[.B207])" office:value-type="float" office:value="5357" calcext:value-type="float">
            <text:p>5357</text:p>
          </table:table-cell>
          <table:table-cell table:formula="of:=[.B207]*[hardware.$B$6]" office:value-type="float" office:value="5376" calcext:value-type="float">
            <text:p>5376</text:p>
          </table:table-cell>
          <table:table-cell table:formula="of:=ROUND([hardware.$C$3]*60/[.D207])" office:value-type="float" office:value="223" calcext:value-type="float">
            <text:p>223</text:p>
          </table:table-cell>
          <table:table-cell table:formula="of:=DEC2HEX([.E207];4)" office:value-type="string" office:string-value="00DF" calcext:value-type="string">
            <text:p>00DF</text:p>
          </table:table-cell>
          <table:table-cell table:formula="of:=&quot;0x&quot;&amp;[.F207]" office:value-type="string" office:string-value="0x00DF" calcext:value-type="string">
            <text:p>0x00DF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25" calcext:value-type="float">
            <text:p>225</text:p>
          </table:table-cell>
          <table:table-cell table:formula="of:=ROUND([hardware.$C$3]*60/[.B208])" office:value-type="float" office:value="5333" calcext:value-type="float">
            <text:p>5333</text:p>
          </table:table-cell>
          <table:table-cell table:formula="of:=[.B208]*[hardware.$B$6]" office:value-type="float" office:value="5400" calcext:value-type="float">
            <text:p>5400</text:p>
          </table:table-cell>
          <table:table-cell table:formula="of:=ROUND([hardware.$C$3]*60/[.D208])" office:value-type="float" office:value="222" calcext:value-type="float">
            <text:p>222</text:p>
          </table:table-cell>
          <table:table-cell table:formula="of:=DEC2HEX([.E208];4)" office:value-type="string" office:string-value="00DE" calcext:value-type="string">
            <text:p>00DE</text:p>
          </table:table-cell>
          <table:table-cell table:formula="of:=&quot;0x&quot;&amp;[.F208]" office:value-type="string" office:string-value="0x00DE" calcext:value-type="string">
            <text:p>0x00D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26" calcext:value-type="float">
            <text:p>226</text:p>
          </table:table-cell>
          <table:table-cell table:formula="of:=ROUND([hardware.$C$3]*60/[.B209])" office:value-type="float" office:value="5310" calcext:value-type="float">
            <text:p>5310</text:p>
          </table:table-cell>
          <table:table-cell table:formula="of:=[.B209]*[hardware.$B$6]" office:value-type="float" office:value="5424" calcext:value-type="float">
            <text:p>5424</text:p>
          </table:table-cell>
          <table:table-cell table:formula="of:=ROUND([hardware.$C$3]*60/[.D209])" office:value-type="float" office:value="221" calcext:value-type="float">
            <text:p>221</text:p>
          </table:table-cell>
          <table:table-cell table:formula="of:=DEC2HEX([.E209];4)" office:value-type="string" office:string-value="00DD" calcext:value-type="string">
            <text:p>00DD</text:p>
          </table:table-cell>
          <table:table-cell table:formula="of:=&quot;0x&quot;&amp;[.F209]" office:value-type="string" office:string-value="0x00DD" calcext:value-type="string">
            <text:p>0x00DD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27" calcext:value-type="float">
            <text:p>227</text:p>
          </table:table-cell>
          <table:table-cell table:formula="of:=ROUND([hardware.$C$3]*60/[.B210])" office:value-type="float" office:value="5286" calcext:value-type="float">
            <text:p>5286</text:p>
          </table:table-cell>
          <table:table-cell table:formula="of:=[.B210]*[hardware.$B$6]" office:value-type="float" office:value="5448" calcext:value-type="float">
            <text:p>5448</text:p>
          </table:table-cell>
          <table:table-cell table:formula="of:=ROUND([hardware.$C$3]*60/[.D210])" office:value-type="float" office:value="220" calcext:value-type="float">
            <text:p>220</text:p>
          </table:table-cell>
          <table:table-cell table:formula="of:=DEC2HEX([.E210];4)" office:value-type="string" office:string-value="00DC" calcext:value-type="string">
            <text:p>00DC</text:p>
          </table:table-cell>
          <table:table-cell table:formula="of:=&quot;0x&quot;&amp;[.F210]" office:value-type="string" office:string-value="0x00DC" calcext:value-type="string">
            <text:p>0x00DC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28" calcext:value-type="float">
            <text:p>228</text:p>
          </table:table-cell>
          <table:table-cell table:formula="of:=ROUND([hardware.$C$3]*60/[.B211])" office:value-type="float" office:value="5263" calcext:value-type="float">
            <text:p>5263</text:p>
          </table:table-cell>
          <table:table-cell table:formula="of:=[.B211]*[hardware.$B$6]" office:value-type="float" office:value="5472" calcext:value-type="float">
            <text:p>5472</text:p>
          </table:table-cell>
          <table:table-cell table:formula="of:=ROUND([hardware.$C$3]*60/[.D211])" office:value-type="float" office:value="219" calcext:value-type="float">
            <text:p>219</text:p>
          </table:table-cell>
          <table:table-cell table:formula="of:=DEC2HEX([.E211];4)" office:value-type="string" office:string-value="00DB" calcext:value-type="string">
            <text:p>00DB</text:p>
          </table:table-cell>
          <table:table-cell table:formula="of:=&quot;0x&quot;&amp;[.F211]" office:value-type="string" office:string-value="0x00DB" calcext:value-type="string">
            <text:p>0x00DB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29" calcext:value-type="float">
            <text:p>229</text:p>
          </table:table-cell>
          <table:table-cell table:formula="of:=ROUND([hardware.$C$3]*60/[.B212])" office:value-type="float" office:value="5240" calcext:value-type="float">
            <text:p>5240</text:p>
          </table:table-cell>
          <table:table-cell table:formula="of:=[.B212]*[hardware.$B$6]" office:value-type="float" office:value="5496" calcext:value-type="float">
            <text:p>5496</text:p>
          </table:table-cell>
          <table:table-cell table:formula="of:=ROUND([hardware.$C$3]*60/[.D212])" office:value-type="float" office:value="218" calcext:value-type="float">
            <text:p>218</text:p>
          </table:table-cell>
          <table:table-cell table:formula="of:=DEC2HEX([.E212];4)" office:value-type="string" office:string-value="00DA" calcext:value-type="string">
            <text:p>00DA</text:p>
          </table:table-cell>
          <table:table-cell table:formula="of:=&quot;0x&quot;&amp;[.F212]" office:value-type="string" office:string-value="0x00DA" calcext:value-type="string">
            <text:p>0x00DA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table:formula="of:=ROUND([hardware.$C$3]*60/[.B213])" office:value-type="float" office:value="5217" calcext:value-type="float">
            <text:p>5217</text:p>
          </table:table-cell>
          <table:table-cell table:formula="of:=[.B213]*[hardware.$B$6]" office:value-type="float" office:value="5520" calcext:value-type="float">
            <text:p>5520</text:p>
          </table:table-cell>
          <table:table-cell table:formula="of:=ROUND([hardware.$C$3]*60/[.D213])" office:value-type="float" office:value="217" calcext:value-type="float">
            <text:p>217</text:p>
          </table:table-cell>
          <table:table-cell table:formula="of:=DEC2HEX([.E213];4)" office:value-type="string" office:string-value="00D9" calcext:value-type="string">
            <text:p>00D9</text:p>
          </table:table-cell>
          <table:table-cell table:formula="of:=&quot;0x&quot;&amp;[.F213]" office:value-type="string" office:string-value="0x00D9" calcext:value-type="string">
            <text:p>0x00D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31" calcext:value-type="float">
            <text:p>231</text:p>
          </table:table-cell>
          <table:table-cell table:formula="of:=ROUND([hardware.$C$3]*60/[.B214])" office:value-type="float" office:value="5195" calcext:value-type="float">
            <text:p>5195</text:p>
          </table:table-cell>
          <table:table-cell table:formula="of:=[.B214]*[hardware.$B$6]" office:value-type="float" office:value="5544" calcext:value-type="float">
            <text:p>5544</text:p>
          </table:table-cell>
          <table:table-cell table:formula="of:=ROUND([hardware.$C$3]*60/[.D214])" office:value-type="float" office:value="216" calcext:value-type="float">
            <text:p>216</text:p>
          </table:table-cell>
          <table:table-cell table:formula="of:=DEC2HEX([.E214];4)" office:value-type="string" office:string-value="00D8" calcext:value-type="string">
            <text:p>00D8</text:p>
          </table:table-cell>
          <table:table-cell table:formula="of:=&quot;0x&quot;&amp;[.F214]" office:value-type="string" office:string-value="0x00D8" calcext:value-type="string">
            <text:p>0x00D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32" calcext:value-type="float">
            <text:p>232</text:p>
          </table:table-cell>
          <table:table-cell table:formula="of:=ROUND([hardware.$C$3]*60/[.B215])" office:value-type="float" office:value="5172" calcext:value-type="float">
            <text:p>5172</text:p>
          </table:table-cell>
          <table:table-cell table:formula="of:=[.B215]*[hardware.$B$6]" office:value-type="float" office:value="5568" calcext:value-type="float">
            <text:p>5568</text:p>
          </table:table-cell>
          <table:table-cell table:formula="of:=ROUND([hardware.$C$3]*60/[.D215])" office:value-type="float" office:value="216" calcext:value-type="float">
            <text:p>216</text:p>
          </table:table-cell>
          <table:table-cell table:formula="of:=DEC2HEX([.E215];4)" office:value-type="string" office:string-value="00D8" calcext:value-type="string">
            <text:p>00D8</text:p>
          </table:table-cell>
          <table:table-cell table:formula="of:=&quot;0x&quot;&amp;[.F215]" office:value-type="string" office:string-value="0x00D8" calcext:value-type="string">
            <text:p>0x00D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table:formula="of:=ROUND([hardware.$C$3]*60/[.B216])" office:value-type="float" office:value="5150" calcext:value-type="float">
            <text:p>5150</text:p>
          </table:table-cell>
          <table:table-cell table:formula="of:=[.B216]*[hardware.$B$6]" office:value-type="float" office:value="5592" calcext:value-type="float">
            <text:p>5592</text:p>
          </table:table-cell>
          <table:table-cell table:formula="of:=ROUND([hardware.$C$3]*60/[.D216])" office:value-type="float" office:value="215" calcext:value-type="float">
            <text:p>215</text:p>
          </table:table-cell>
          <table:table-cell table:formula="of:=DEC2HEX([.E216];4)" office:value-type="string" office:string-value="00D7" calcext:value-type="string">
            <text:p>00D7</text:p>
          </table:table-cell>
          <table:table-cell table:formula="of:=&quot;0x&quot;&amp;[.F216]" office:value-type="string" office:string-value="0x00D7" calcext:value-type="string">
            <text:p>0x00D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34" calcext:value-type="float">
            <text:p>234</text:p>
          </table:table-cell>
          <table:table-cell table:formula="of:=ROUND([hardware.$C$3]*60/[.B217])" office:value-type="float" office:value="5128" calcext:value-type="float">
            <text:p>5128</text:p>
          </table:table-cell>
          <table:table-cell table:formula="of:=[.B217]*[hardware.$B$6]" office:value-type="float" office:value="5616" calcext:value-type="float">
            <text:p>5616</text:p>
          </table:table-cell>
          <table:table-cell table:formula="of:=ROUND([hardware.$C$3]*60/[.D217])" office:value-type="float" office:value="214" calcext:value-type="float">
            <text:p>214</text:p>
          </table:table-cell>
          <table:table-cell table:formula="of:=DEC2HEX([.E217];4)" office:value-type="string" office:string-value="00D6" calcext:value-type="string">
            <text:p>00D6</text:p>
          </table:table-cell>
          <table:table-cell table:formula="of:=&quot;0x&quot;&amp;[.F217]" office:value-type="string" office:string-value="0x00D6" calcext:value-type="string">
            <text:p>0x00D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table:formula="of:=ROUND([hardware.$C$3]*60/[.B218])" office:value-type="float" office:value="5106" calcext:value-type="float">
            <text:p>5106</text:p>
          </table:table-cell>
          <table:table-cell table:formula="of:=[.B218]*[hardware.$B$6]" office:value-type="float" office:value="5640" calcext:value-type="float">
            <text:p>5640</text:p>
          </table:table-cell>
          <table:table-cell table:formula="of:=ROUND([hardware.$C$3]*60/[.D218])" office:value-type="float" office:value="213" calcext:value-type="float">
            <text:p>213</text:p>
          </table:table-cell>
          <table:table-cell table:formula="of:=DEC2HEX([.E218];4)" office:value-type="string" office:string-value="00D5" calcext:value-type="string">
            <text:p>00D5</text:p>
          </table:table-cell>
          <table:table-cell table:formula="of:=&quot;0x&quot;&amp;[.F218]" office:value-type="string" office:string-value="0x00D5" calcext:value-type="string">
            <text:p>0x00D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36" calcext:value-type="float">
            <text:p>236</text:p>
          </table:table-cell>
          <table:table-cell table:formula="of:=ROUND([hardware.$C$3]*60/[.B219])" office:value-type="float" office:value="5085" calcext:value-type="float">
            <text:p>5085</text:p>
          </table:table-cell>
          <table:table-cell table:formula="of:=[.B219]*[hardware.$B$6]" office:value-type="float" office:value="5664" calcext:value-type="float">
            <text:p>5664</text:p>
          </table:table-cell>
          <table:table-cell table:formula="of:=ROUND([hardware.$C$3]*60/[.D219])" office:value-type="float" office:value="212" calcext:value-type="float">
            <text:p>212</text:p>
          </table:table-cell>
          <table:table-cell table:formula="of:=DEC2HEX([.E219];4)" office:value-type="string" office:string-value="00D4" calcext:value-type="string">
            <text:p>00D4</text:p>
          </table:table-cell>
          <table:table-cell table:formula="of:=&quot;0x&quot;&amp;[.F219]" office:value-type="string" office:string-value="0x00D4" calcext:value-type="string">
            <text:p>0x00D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37" calcext:value-type="float">
            <text:p>237</text:p>
          </table:table-cell>
          <table:table-cell table:formula="of:=ROUND([hardware.$C$3]*60/[.B220])" office:value-type="float" office:value="5063" calcext:value-type="float">
            <text:p>5063</text:p>
          </table:table-cell>
          <table:table-cell table:formula="of:=[.B220]*[hardware.$B$6]" office:value-type="float" office:value="5688" calcext:value-type="float">
            <text:p>5688</text:p>
          </table:table-cell>
          <table:table-cell table:formula="of:=ROUND([hardware.$C$3]*60/[.D220])" office:value-type="float" office:value="211" calcext:value-type="float">
            <text:p>211</text:p>
          </table:table-cell>
          <table:table-cell table:formula="of:=DEC2HEX([.E220];4)" office:value-type="string" office:string-value="00D3" calcext:value-type="string">
            <text:p>00D3</text:p>
          </table:table-cell>
          <table:table-cell table:formula="of:=&quot;0x&quot;&amp;[.F220]" office:value-type="string" office:string-value="0x00D3" calcext:value-type="string">
            <text:p>0x00D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38" calcext:value-type="float">
            <text:p>238</text:p>
          </table:table-cell>
          <table:table-cell table:formula="of:=ROUND([hardware.$C$3]*60/[.B221])" office:value-type="float" office:value="5042" calcext:value-type="float">
            <text:p>5042</text:p>
          </table:table-cell>
          <table:table-cell table:formula="of:=[.B221]*[hardware.$B$6]" office:value-type="float" office:value="5712" calcext:value-type="float">
            <text:p>5712</text:p>
          </table:table-cell>
          <table:table-cell table:formula="of:=ROUND([hardware.$C$3]*60/[.D221])" office:value-type="float" office:value="210" calcext:value-type="float">
            <text:p>210</text:p>
          </table:table-cell>
          <table:table-cell table:formula="of:=DEC2HEX([.E221];4)" office:value-type="string" office:string-value="00D2" calcext:value-type="string">
            <text:p>00D2</text:p>
          </table:table-cell>
          <table:table-cell table:formula="of:=&quot;0x&quot;&amp;[.F221]" office:value-type="string" office:string-value="0x00D2" calcext:value-type="string">
            <text:p>0x00D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39" calcext:value-type="float">
            <text:p>239</text:p>
          </table:table-cell>
          <table:table-cell table:formula="of:=ROUND([hardware.$C$3]*60/[.B222])" office:value-type="float" office:value="5021" calcext:value-type="float">
            <text:p>5021</text:p>
          </table:table-cell>
          <table:table-cell table:formula="of:=[.B222]*[hardware.$B$6]" office:value-type="float" office:value="5736" calcext:value-type="float">
            <text:p>5736</text:p>
          </table:table-cell>
          <table:table-cell table:formula="of:=ROUND([hardware.$C$3]*60/[.D222])" office:value-type="float" office:value="209" calcext:value-type="float">
            <text:p>209</text:p>
          </table:table-cell>
          <table:table-cell table:formula="of:=DEC2HEX([.E222];4)" office:value-type="string" office:string-value="00D1" calcext:value-type="string">
            <text:p>00D1</text:p>
          </table:table-cell>
          <table:table-cell table:formula="of:=&quot;0x&quot;&amp;[.F222]" office:value-type="string" office:string-value="0x00D1" calcext:value-type="string">
            <text:p>0x00D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09:39:36.319459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2:38:02.125193418</meta:creation-date>
    <meta:generator>LibreOffice/5.1.4.2$Linux_X86_64 LibreOffice_project/10m0$Build-2</meta:generator>
    <dc:date>2016-12-23T10:23:07.822243368</dc:date>
    <meta:editing-duration>PT7H57M29S</meta:editing-duration>
    <meta:editing-cycles>41</meta:editing-cycles>
    <meta:document-statistic meta:table-count="8" meta:cell-count="140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543cm" svg:y="3.208cm" style:legend-expansion="high" chart:style-name="ch2"/>
        <chart:plot-area chart:style-name="ch3" table:cell-range-address="'waveform 256 tables'.B2:'waveform 256 tables'.F258" chart:data-source-has-labels="row" svg:x="0.319cm" svg:y="0.18cm" svg:width="12.905cm" svg:height="8.646cm">
          <chartooo:coordinate-region svg:x="1.231cm" svg:y="0.379cm" svg:width="11.993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waveform 256 tables'.B3:'waveform 256 tables'.B258" chart:label-cell-address="'waveform 256 tables'.B2:'waveform 256 tables'.B2" chart:class="chart:line">
            <chart:data-point chart:repeated="256"/>
          </chart:series>
          <chart:series chart:style-name="ch7" chart:values-cell-range-address="'waveform 256 tables'.C3:'waveform 256 tables'.C258" chart:label-cell-address="'waveform 256 tables'.C2:'waveform 256 tables'.C2" chart:class="chart:line">
            <chart:data-point chart:repeated="256"/>
          </chart:series>
          <chart:series chart:style-name="ch8" chart:values-cell-range-address="'waveform 256 tables'.D3:'waveform 256 tables'.D258" chart:label-cell-address="'waveform 256 tables'.D2:'waveform 256 tables'.D2" chart:class="chart:line">
            <chart:data-point chart:repeated="256"/>
          </chart:series>
          <chart:series chart:style-name="ch9" chart:values-cell-range-address="'waveform 256 tables'.E3:'waveform 256 tables'.E258" chart:label-cell-address="'waveform 256 tables'.E2:'waveform 256 tables'.E2" chart:class="chart:line">
            <chart:data-point chart:repeated="256"/>
          </chart:series>
          <chart:series chart:style-name="ch10" chart:values-cell-range-address="'waveform 256 tables'.F3:'waveform 256 tables'.F258" chart:label-cell-address="'waveform 256 tables'.F2:'waveform 256 tables'.F2" chart:class="chart:line">
            <chart:data-point chart:repeated="2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us</text:p>
                <draw:g>
                  <svg:desc>'waveform 256 tables'.B2:'waveform 256 tables'.B2</svg:desc>
                </draw:g>
              </table:table-cell>
              <table:table-cell office:value-type="string">
                <text:p>saw</text:p>
                <draw:g>
                  <svg:desc>'waveform 256 tables'.C2:'waveform 256 tables'.C2</svg:desc>
                </draw:g>
              </table:table-cell>
              <table:table-cell office:value-type="string">
                <text:p>square</text:p>
                <draw:g>
                  <svg:desc>'waveform 256 tables'.D2:'waveform 256 tables'.D2</svg:desc>
                </draw:g>
              </table:table-cell>
              <table:table-cell office:value-type="string">
                <text:p>triangle</text:p>
                <draw:g>
                  <svg:desc>'waveform 256 tables'.E2:'waveform 256 tables'.E2</svg:desc>
                </draw:g>
              </table:table-cell>
              <table:table-cell office:value-type="string">
                <text:p>noise</text:p>
                <draw:g>
                  <svg:desc>'waveform 256 tables'.F2:'waveform 256 tables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waveform 256 tables'.B3:'waveform 256 tables'.B258</svg:desc>
                </draw:g>
              </table:table-cell>
              <table:table-cell office:value-type="float" office:value="-128">
                <text:p>-128</text:p>
                <draw:g>
                  <svg:desc>'waveform 256 tables'.C3:'waveform 256 tables'.C258</svg:desc>
                </draw:g>
              </table:table-cell>
              <table:table-cell office:value-type="float" office:value="-128">
                <text:p>-128</text:p>
                <draw:g>
                  <svg:desc>'waveform 256 tables'.D3:'waveform 256 tables'.D258</svg:desc>
                </draw:g>
              </table:table-cell>
              <table:table-cell office:value-type="float" office:value="-128">
                <text:p>-128</text:p>
                <draw:g>
                  <svg:desc>'waveform 256 tables'.E3:'waveform 256 tables'.E258</svg:desc>
                </draw:g>
              </table:table-cell>
              <table:table-cell office:value-type="float" office:value="115">
                <text:p>115</text:p>
                <draw:g>
                  <svg:desc>'waveform 256 tables'.F3:'waveform 256 tables'.F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27">
                <text:p>-127</text:p>
              </table:table-cell>
              <table:table-cell office:value-type="float" office:value="-128">
                <text:p>-128</text:p>
              </table:table-cell>
              <table:table-cell office:value-type="float" office:value="-126">
                <text:p>-1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-126">
                <text:p>-126</text:p>
              </table:table-cell>
              <table:table-cell office:value-type="float" office:value="-128">
                <text:p>-128</text:p>
              </table:table-cell>
              <table:table-cell office:value-type="float" office:value="-124">
                <text:p>-12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-125">
                <text:p>-125</text:p>
              </table:table-cell>
              <table:table-cell office:value-type="float" office:value="-128">
                <text:p>-128</text:p>
              </table:table-cell>
              <table:table-cell office:value-type="float" office:value="-122">
                <text:p>-12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-124">
                <text:p>-124</text:p>
              </table:table-cell>
              <table:table-cell office:value-type="float" office:value="-128">
                <text:p>-128</text:p>
              </table:table-cell>
              <table:table-cell office:value-type="float" office:value="-120">
                <text:p>-12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-123">
                <text:p>-123</text:p>
              </table:table-cell>
              <table:table-cell office:value-type="float" office:value="-128">
                <text:p>-128</text:p>
              </table:table-cell>
              <table:table-cell office:value-type="float" office:value="-118">
                <text:p>-1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-122">
                <text:p>-122</text:p>
              </table:table-cell>
              <table:table-cell office:value-type="float" office:value="-128">
                <text:p>-128</text:p>
              </table:table-cell>
              <table:table-cell office:value-type="float" office:value="-116">
                <text:p>-11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-121">
                <text:p>-121</text:p>
              </table:table-cell>
              <table:table-cell office:value-type="float" office:value="-128">
                <text:p>-128</text:p>
              </table:table-cell>
              <table:table-cell office:value-type="float" office:value="-114">
                <text:p>-1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120">
                <text:p>-120</text:p>
              </table:table-cell>
              <table:table-cell office:value-type="float" office:value="-128">
                <text:p>-128</text:p>
              </table:table-cell>
              <table:table-cell office:value-type="float" office:value="-112">
                <text:p>-11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-119">
                <text:p>-119</text:p>
              </table:table-cell>
              <table:table-cell office:value-type="float" office:value="-128">
                <text:p>-128</text:p>
              </table:table-cell>
              <table:table-cell office:value-type="float" office:value="-110">
                <text:p>-11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-118">
                <text:p>-118</text:p>
              </table:table-cell>
              <table:table-cell office:value-type="float" office:value="-128">
                <text:p>-128</text:p>
              </table:table-cell>
              <table:table-cell office:value-type="float" office:value="-108">
                <text:p>-108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-117">
                <text:p>-117</text:p>
              </table:table-cell>
              <table:table-cell office:value-type="float" office:value="-128">
                <text:p>-128</text:p>
              </table:table-cell>
              <table:table-cell office:value-type="float" office:value="-106">
                <text:p>-10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-116">
                <text:p>-116</text:p>
              </table:table-cell>
              <table:table-cell office:value-type="float" office:value="-128">
                <text:p>-128</text:p>
              </table:table-cell>
              <table:table-cell office:value-type="float" office:value="-104">
                <text:p>-10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-115">
                <text:p>-115</text:p>
              </table:table-cell>
              <table:table-cell office:value-type="float" office:value="-128">
                <text:p>-128</text:p>
              </table:table-cell>
              <table:table-cell office:value-type="float" office:value="-102">
                <text:p>-10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-114">
                <text:p>-114</text:p>
              </table:table-cell>
              <table:table-cell office:value-type="float" office:value="-128">
                <text:p>-128</text:p>
              </table:table-cell>
              <table:table-cell office:value-type="float" office:value="-100">
                <text:p>-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-113">
                <text:p>-113</text:p>
              </table:table-cell>
              <table:table-cell office:value-type="float" office:value="-128">
                <text:p>-128</text:p>
              </table:table-cell>
              <table:table-cell office:value-type="float" office:value="-98">
                <text:p>-9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-112">
                <text:p>-112</text:p>
              </table:table-cell>
              <table:table-cell office:value-type="float" office:value="-128">
                <text:p>-128</text:p>
              </table:table-cell>
              <table:table-cell office:value-type="float" office:value="-96">
                <text:p>-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-111">
                <text:p>-111</text:p>
              </table:table-cell>
              <table:table-cell office:value-type="float" office:value="-128">
                <text:p>-128</text:p>
              </table:table-cell>
              <table:table-cell office:value-type="float" office:value="-94">
                <text:p>-94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-110">
                <text:p>-110</text:p>
              </table:table-cell>
              <table:table-cell office:value-type="float" office:value="-128">
                <text:p>-128</text:p>
              </table:table-cell>
              <table:table-cell office:value-type="float" office:value="-92">
                <text:p>-92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-109">
                <text:p>-109</text:p>
              </table:table-cell>
              <table:table-cell office:value-type="float" office:value="-128">
                <text:p>-128</text:p>
              </table:table-cell>
              <table:table-cell office:value-type="float" office:value="-90">
                <text:p>-9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-108">
                <text:p>-108</text:p>
              </table:table-cell>
              <table:table-cell office:value-type="float" office:value="-128">
                <text:p>-128</text:p>
              </table:table-cell>
              <table:table-cell office:value-type="float" office:value="-88">
                <text:p>-8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">
                <text:p>62</text:p>
              </table:table-cell>
              <table:table-cell office:value-type="float" office:value="-107">
                <text:p>-107</text:p>
              </table:table-cell>
              <table:table-cell office:value-type="float" office:value="-128">
                <text:p>-128</text:p>
              </table:table-cell>
              <table:table-cell office:value-type="float" office:value="-86">
                <text:p>-8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">
                <text:p>65</text:p>
              </table:table-cell>
              <table:table-cell office:value-type="float" office:value="-106">
                <text:p>-106</text:p>
              </table:table-cell>
              <table:table-cell office:value-type="float" office:value="-128">
                <text:p>-128</text:p>
              </table:table-cell>
              <table:table-cell office:value-type="float" office:value="-84">
                <text:p>-8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">
                <text:p>67</text:p>
              </table:table-cell>
              <table:table-cell office:value-type="float" office:value="-105">
                <text:p>-105</text:p>
              </table:table-cell>
              <table:table-cell office:value-type="float" office:value="-128">
                <text:p>-128</text:p>
              </table:table-cell>
              <table:table-cell office:value-type="float" office:value="-82">
                <text:p>-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-104">
                <text:p>-104</text:p>
              </table:table-cell>
              <table:table-cell office:value-type="float" office:value="-128">
                <text:p>-128</text:p>
              </table:table-cell>
              <table:table-cell office:value-type="float" office:value="-80">
                <text:p>-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">
                <text:p>73</text:p>
              </table:table-cell>
              <table:table-cell office:value-type="float" office:value="-103">
                <text:p>-103</text:p>
              </table:table-cell>
              <table:table-cell office:value-type="float" office:value="-128">
                <text:p>-128</text:p>
              </table:table-cell>
              <table:table-cell office:value-type="float" office:value="-78">
                <text:p>-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">
                <text:p>75</text:p>
              </table:table-cell>
              <table:table-cell office:value-type="float" office:value="-102">
                <text:p>-102</text:p>
              </table:table-cell>
              <table:table-cell office:value-type="float" office:value="-128">
                <text:p>-128</text:p>
              </table:table-cell>
              <table:table-cell office:value-type="float" office:value="-76">
                <text:p>-76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">
                <text:p>78</text:p>
              </table:table-cell>
              <table:table-cell office:value-type="float" office:value="-101">
                <text:p>-101</text:p>
              </table:table-cell>
              <table:table-cell office:value-type="float" office:value="-128">
                <text:p>-128</text:p>
              </table:table-cell>
              <table:table-cell office:value-type="float" office:value="-74">
                <text:p>-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-100">
                <text:p>-100</text:p>
              </table:table-cell>
              <table:table-cell office:value-type="float" office:value="-128">
                <text:p>-128</text:p>
              </table:table-cell>
              <table:table-cell office:value-type="float" office:value="-72">
                <text:p>-72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">
                <text:p>82</text:p>
              </table:table-cell>
              <table:table-cell office:value-type="float" office:value="-99">
                <text:p>-99</text:p>
              </table:table-cell>
              <table:table-cell office:value-type="float" office:value="-128">
                <text:p>-128</text:p>
              </table:table-cell>
              <table:table-cell office:value-type="float" office:value="-70">
                <text:p>-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">
                <text:p>85</text:p>
              </table:table-cell>
              <table:table-cell office:value-type="float" office:value="-98">
                <text:p>-98</text:p>
              </table:table-cell>
              <table:table-cell office:value-type="float" office:value="-128">
                <text:p>-128</text:p>
              </table:table-cell>
              <table:table-cell office:value-type="float" office:value="-68">
                <text:p>-68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">
                <text:p>87</text:p>
              </table:table-cell>
              <table:table-cell office:value-type="float" office:value="-97">
                <text:p>-97</text:p>
              </table:table-cell>
              <table:table-cell office:value-type="float" office:value="-128">
                <text:p>-128</text:p>
              </table:table-cell>
              <table:table-cell office:value-type="float" office:value="-66">
                <text:p>-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">
                <text:p>89</text:p>
              </table:table-cell>
              <table:table-cell office:value-type="float" office:value="-96">
                <text:p>-96</text:p>
              </table:table-cell>
              <table:table-cell office:value-type="float" office:value="-128">
                <text:p>-128</text:p>
              </table:table-cell>
              <table:table-cell office:value-type="float" office:value="-64">
                <text:p>-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">
                <text:p>91</text:p>
              </table:table-cell>
              <table:table-cell office:value-type="float" office:value="-95">
                <text:p>-95</text:p>
              </table:table-cell>
              <table:table-cell office:value-type="float" office:value="-128">
                <text:p>-128</text:p>
              </table:table-cell>
              <table:table-cell office:value-type="float" office:value="-62">
                <text:p>-6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4">
                <text:p>94</text:p>
              </table:table-cell>
              <table:table-cell office:value-type="float" office:value="-94">
                <text:p>-94</text:p>
              </table:table-cell>
              <table:table-cell office:value-type="float" office:value="-128">
                <text:p>-128</text:p>
              </table:table-cell>
              <table:table-cell office:value-type="float" office:value="-60">
                <text:p>-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6">
                <text:p>96</text:p>
              </table:table-cell>
              <table:table-cell office:value-type="float" office:value="-93">
                <text:p>-93</text:p>
              </table:table-cell>
              <table:table-cell office:value-type="float" office:value="-128">
                <text:p>-128</text:p>
              </table:table-cell>
              <table:table-cell office:value-type="float" office:value="-58">
                <text:p>-58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">
                <text:p>98</text:p>
              </table:table-cell>
              <table:table-cell office:value-type="float" office:value="-92">
                <text:p>-92</text:p>
              </table:table-cell>
              <table:table-cell office:value-type="float" office:value="-128">
                <text:p>-128</text:p>
              </table:table-cell>
              <table:table-cell office:value-type="float" office:value="-56">
                <text:p>-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">
                <text:p>100</text:p>
              </table:table-cell>
              <table:table-cell office:value-type="float" office:value="-91">
                <text:p>-91</text:p>
              </table:table-cell>
              <table:table-cell office:value-type="float" office:value="-128">
                <text:p>-128</text:p>
              </table:table-cell>
              <table:table-cell office:value-type="float" office:value="-54">
                <text:p>-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">
                <text:p>102</text:p>
              </table:table-cell>
              <table:table-cell office:value-type="float" office:value="-90">
                <text:p>-90</text:p>
              </table:table-cell>
              <table:table-cell office:value-type="float" office:value="-128">
                <text:p>-128</text:p>
              </table:table-cell>
              <table:table-cell office:value-type="float" office:value="-52">
                <text:p>-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">
                <text:p>103</text:p>
              </table:table-cell>
              <table:table-cell office:value-type="float" office:value="-89">
                <text:p>-89</text:p>
              </table:table-cell>
              <table:table-cell office:value-type="float" office:value="-128">
                <text:p>-128</text:p>
              </table:table-cell>
              <table:table-cell office:value-type="float" office:value="-50">
                <text:p>-5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5">
                <text:p>105</text:p>
              </table:table-cell>
              <table:table-cell office:value-type="float" office:value="-88">
                <text:p>-88</text:p>
              </table:table-cell>
              <table:table-cell office:value-type="float" office:value="-128">
                <text:p>-128</text:p>
              </table:table-cell>
              <table:table-cell office:value-type="float" office:value="-48">
                <text:p>-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7">
                <text:p>107</text:p>
              </table:table-cell>
              <table:table-cell office:value-type="float" office:value="-87">
                <text:p>-87</text:p>
              </table:table-cell>
              <table:table-cell office:value-type="float" office:value="-128">
                <text:p>-128</text:p>
              </table:table-cell>
              <table:table-cell office:value-type="float" office:value="-46">
                <text:p>-4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8">
                <text:p>108</text:p>
              </table:table-cell>
              <table:table-cell office:value-type="float" office:value="-86">
                <text:p>-86</text:p>
              </table:table-cell>
              <table:table-cell office:value-type="float" office:value="-128">
                <text:p>-128</text:p>
              </table:table-cell>
              <table:table-cell office:value-type="float" office:value="-44">
                <text:p>-44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0">
                <text:p>110</text:p>
              </table:table-cell>
              <table:table-cell office:value-type="float" office:value="-85">
                <text:p>-85</text:p>
              </table:table-cell>
              <table:table-cell office:value-type="float" office:value="-128">
                <text:p>-128</text:p>
              </table:table-cell>
              <table:table-cell office:value-type="float" office:value="-42">
                <text:p>-42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">
                <text:p>112</text:p>
              </table:table-cell>
              <table:table-cell office:value-type="float" office:value="-84">
                <text:p>-84</text:p>
              </table:table-cell>
              <table:table-cell office:value-type="float" office:value="-128">
                <text:p>-128</text:p>
              </table:table-cell>
              <table:table-cell office:value-type="float" office:value="-40">
                <text:p>-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">
                <text:p>113</text:p>
              </table:table-cell>
              <table:table-cell office:value-type="float" office:value="-83">
                <text:p>-83</text:p>
              </table:table-cell>
              <table:table-cell office:value-type="float" office:value="-128">
                <text:p>-128</text:p>
              </table:table-cell>
              <table:table-cell office:value-type="float" office:value="-38">
                <text:p>-38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4">
                <text:p>114</text:p>
              </table:table-cell>
              <table:table-cell office:value-type="float" office:value="-82">
                <text:p>-82</text:p>
              </table:table-cell>
              <table:table-cell office:value-type="float" office:value="-128">
                <text:p>-128</text:p>
              </table:table-cell>
              <table:table-cell office:value-type="float" office:value="-36">
                <text:p>-36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6">
                <text:p>116</text:p>
              </table:table-cell>
              <table:table-cell office:value-type="float" office:value="-81">
                <text:p>-81</text:p>
              </table:table-cell>
              <table:table-cell office:value-type="float" office:value="-128">
                <text:p>-128</text:p>
              </table:table-cell>
              <table:table-cell office:value-type="float" office:value="-34">
                <text:p>-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7">
                <text:p>117</text:p>
              </table:table-cell>
              <table:table-cell office:value-type="float" office:value="-80">
                <text:p>-80</text:p>
              </table:table-cell>
              <table:table-cell office:value-type="float" office:value="-128">
                <text:p>-128</text:p>
              </table:table-cell>
              <table:table-cell office:value-type="float" office:value="-32">
                <text:p>-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8">
                <text:p>118</text:p>
              </table:table-cell>
              <table:table-cell office:value-type="float" office:value="-79">
                <text:p>-79</text:p>
              </table:table-cell>
              <table:table-cell office:value-type="float" office:value="-128">
                <text:p>-128</text:p>
              </table:table-cell>
              <table:table-cell office:value-type="float" office:value="-30">
                <text:p>-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9">
                <text:p>119</text:p>
              </table:table-cell>
              <table:table-cell office:value-type="float" office:value="-78">
                <text:p>-78</text:p>
              </table:table-cell>
              <table:table-cell office:value-type="float" office:value="-128">
                <text:p>-128</text:p>
              </table:table-cell>
              <table:table-cell office:value-type="float" office:value="-28">
                <text:p>-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0">
                <text:p>120</text:p>
              </table:table-cell>
              <table:table-cell office:value-type="float" office:value="-77">
                <text:p>-77</text:p>
              </table:table-cell>
              <table:table-cell office:value-type="float" office:value="-128">
                <text:p>-128</text:p>
              </table:table-cell>
              <table:table-cell office:value-type="float" office:value="-26">
                <text:p>-26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1">
                <text:p>121</text:p>
              </table:table-cell>
              <table:table-cell office:value-type="float" office:value="-76">
                <text:p>-76</text:p>
              </table:table-cell>
              <table:table-cell office:value-type="float" office:value="-128">
                <text:p>-128</text:p>
              </table:table-cell>
              <table:table-cell office:value-type="float" office:value="-24">
                <text:p>-2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2">
                <text:p>122</text:p>
              </table:table-cell>
              <table:table-cell office:value-type="float" office:value="-75">
                <text:p>-75</text:p>
              </table:table-cell>
              <table:table-cell office:value-type="float" office:value="-128">
                <text:p>-128</text:p>
              </table:table-cell>
              <table:table-cell office:value-type="float" office:value="-22">
                <text:p>-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3">
                <text:p>123</text:p>
              </table:table-cell>
              <table:table-cell office:value-type="float" office:value="-74">
                <text:p>-74</text:p>
              </table:table-cell>
              <table:table-cell office:value-type="float" office:value="-128">
                <text:p>-128</text:p>
              </table:table-cell>
              <table:table-cell office:value-type="float" office:value="-20">
                <text:p>-20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3">
                <text:p>123</text:p>
              </table:table-cell>
              <table:table-cell office:value-type="float" office:value="-73">
                <text:p>-73</text:p>
              </table:table-cell>
              <table:table-cell office:value-type="float" office:value="-128">
                <text:p>-128</text:p>
              </table:table-cell>
              <table:table-cell office:value-type="float" office:value="-18">
                <text:p>-1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4">
                <text:p>124</text:p>
              </table:table-cell>
              <table:table-cell office:value-type="float" office:value="-72">
                <text:p>-72</text:p>
              </table:table-cell>
              <table:table-cell office:value-type="float" office:value="-128">
                <text:p>-128</text:p>
              </table:table-cell>
              <table:table-cell office:value-type="float" office:value="-16">
                <text:p>-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">
                <text:p>125</text:p>
              </table:table-cell>
              <table:table-cell office:value-type="float" office:value="-71">
                <text:p>-71</text:p>
              </table:table-cell>
              <table:table-cell office:value-type="float" office:value="-128">
                <text:p>-128</text:p>
              </table:table-cell>
              <table:table-cell office:value-type="float" office:value="-14">
                <text:p>-14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">
                <text:p>125</text:p>
              </table:table-cell>
              <table:table-cell office:value-type="float" office:value="-70">
                <text:p>-70</text:p>
              </table:table-cell>
              <table:table-cell office:value-type="float" office:value="-128">
                <text:p>-128</text:p>
              </table:table-cell>
              <table:table-cell office:value-type="float" office:value="-12">
                <text:p>-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6">
                <text:p>126</text:p>
              </table:table-cell>
              <table:table-cell office:value-type="float" office:value="-69">
                <text:p>-69</text:p>
              </table:table-cell>
              <table:table-cell office:value-type="float" office:value="-128">
                <text:p>-128</text:p>
              </table:table-cell>
              <table:table-cell office:value-type="float" office:value="-10">
                <text:p>-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6">
                <text:p>126</text:p>
              </table:table-cell>
              <table:table-cell office:value-type="float" office:value="-68">
                <text:p>-68</text:p>
              </table:table-cell>
              <table:table-cell office:value-type="float" office:value="-128">
                <text:p>-128</text:p>
              </table:table-cell>
              <table:table-cell office:value-type="float" office:value="-8">
                <text:p>-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6">
                <text:p>126</text:p>
              </table:table-cell>
              <table:table-cell office:value-type="float" office:value="-67">
                <text:p>-67</text:p>
              </table:table-cell>
              <table:table-cell office:value-type="float" office:value="-128">
                <text:p>-128</text:p>
              </table:table-cell>
              <table:table-cell office:value-type="float" office:value="-6">
                <text:p>-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">
                <text:p>126</text:p>
              </table:table-cell>
              <table:table-cell office:value-type="float" office:value="-66">
                <text:p>-66</text:p>
              </table:table-cell>
              <table:table-cell office:value-type="float" office:value="-128">
                <text:p>-128</text:p>
              </table:table-cell>
              <table:table-cell office:value-type="float" office:value="-4">
                <text:p>-4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">
                <text:p>126</text:p>
              </table:table-cell>
              <table:table-cell office:value-type="float" office:value="-65">
                <text:p>-65</text:p>
              </table:table-cell>
              <table:table-cell office:value-type="float" office:value="-128">
                <text:p>-128</text:p>
              </table:table-cell>
              <table:table-cell office:value-type="float" office:value="-2">
                <text:p>-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7">
                <text:p>127</text:p>
              </table:table-cell>
              <table:table-cell office:value-type="float" office:value="-64">
                <text:p>-64</text:p>
              </table:table-cell>
              <table:table-cell office:value-type="float" office:value="-128">
                <text:p>-128</text:p>
              </table:table-cell>
              <table:table-cell office:value-type="float" office:value="0">
                <text:p>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6">
                <text:p>126</text:p>
              </table:table-cell>
              <table:table-cell office:value-type="float" office:value="-63">
                <text:p>-63</text:p>
              </table:table-cell>
              <table:table-cell office:value-type="float" office:value="-128">
                <text:p>-128</text:p>
              </table:table-cell>
              <table:table-cell office:value-type="float" office:value="2">
                <text:p>2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6">
                <text:p>126</text:p>
              </table:table-cell>
              <table:table-cell office:value-type="float" office:value="-62">
                <text:p>-62</text:p>
              </table:table-cell>
              <table:table-cell office:value-type="float" office:value="-128">
                <text:p>-128</text:p>
              </table:table-cell>
              <table:table-cell office:value-type="float" office:value="4">
                <text:p>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6">
                <text:p>126</text:p>
              </table:table-cell>
              <table:table-cell office:value-type="float" office:value="-61">
                <text:p>-61</text:p>
              </table:table-cell>
              <table:table-cell office:value-type="float" office:value="-128">
                <text:p>-128</text:p>
              </table:table-cell>
              <table:table-cell office:value-type="float" office:value="6">
                <text:p>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6">
                <text:p>126</text:p>
              </table:table-cell>
              <table:table-cell office:value-type="float" office:value="-60">
                <text:p>-60</text:p>
              </table:table-cell>
              <table:table-cell office:value-type="float" office:value="-128">
                <text:p>-128</text:p>
              </table:table-cell>
              <table:table-cell office:value-type="float" office:value="8">
                <text:p>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6">
                <text:p>126</text:p>
              </table:table-cell>
              <table:table-cell office:value-type="float" office:value="-59">
                <text:p>-59</text:p>
              </table:table-cell>
              <table:table-cell office:value-type="float" office:value="-128">
                <text:p>-128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5">
                <text:p>125</text:p>
              </table:table-cell>
              <table:table-cell office:value-type="float" office:value="-58">
                <text:p>-58</text:p>
              </table:table-cell>
              <table:table-cell office:value-type="float" office:value="-128">
                <text:p>-128</text:p>
              </table:table-cell>
              <table:table-cell office:value-type="float" office:value="12">
                <text:p>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">
                <text:p>125</text:p>
              </table:table-cell>
              <table:table-cell office:value-type="float" office:value="-57">
                <text:p>-57</text:p>
              </table:table-cell>
              <table:table-cell office:value-type="float" office:value="-128">
                <text:p>-128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4">
                <text:p>124</text:p>
              </table:table-cell>
              <table:table-cell office:value-type="float" office:value="-56">
                <text:p>-56</text:p>
              </table:table-cell>
              <table:table-cell office:value-type="float" office:value="-128">
                <text:p>-128</text:p>
              </table:table-cell>
              <table:table-cell office:value-type="float" office:value="16">
                <text:p>1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3">
                <text:p>123</text:p>
              </table:table-cell>
              <table:table-cell office:value-type="float" office:value="-55">
                <text:p>-55</text:p>
              </table:table-cell>
              <table:table-cell office:value-type="float" office:value="-128">
                <text:p>-128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3">
                <text:p>123</text:p>
              </table:table-cell>
              <table:table-cell office:value-type="float" office:value="-54">
                <text:p>-54</text:p>
              </table:table-cell>
              <table:table-cell office:value-type="float" office:value="-128">
                <text:p>-128</text:p>
              </table:table-cell>
              <table:table-cell office:value-type="float" office:value="20">
                <text:p>2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2">
                <text:p>122</text:p>
              </table:table-cell>
              <table:table-cell office:value-type="float" office:value="-53">
                <text:p>-53</text:p>
              </table:table-cell>
              <table:table-cell office:value-type="float" office:value="-128">
                <text:p>-128</text:p>
              </table:table-cell>
              <table:table-cell office:value-type="float" office:value="22">
                <text:p>22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1">
                <text:p>121</text:p>
              </table:table-cell>
              <table:table-cell office:value-type="float" office:value="-52">
                <text:p>-52</text:p>
              </table:table-cell>
              <table:table-cell office:value-type="float" office:value="-128">
                <text:p>-128</text:p>
              </table:table-cell>
              <table:table-cell office:value-type="float" office:value="24">
                <text:p>2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0">
                <text:p>120</text:p>
              </table:table-cell>
              <table:table-cell office:value-type="float" office:value="-51">
                <text:p>-51</text:p>
              </table:table-cell>
              <table:table-cell office:value-type="float" office:value="-128">
                <text:p>-128</text:p>
              </table:table-cell>
              <table:table-cell office:value-type="float" office:value="26">
                <text:p>26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9">
                <text:p>119</text:p>
              </table:table-cell>
              <table:table-cell office:value-type="float" office:value="-50">
                <text:p>-50</text:p>
              </table:table-cell>
              <table:table-cell office:value-type="float" office:value="-128">
                <text:p>-128</text:p>
              </table:table-cell>
              <table:table-cell office:value-type="float" office:value="28">
                <text:p>2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-49">
                <text:p>-49</text:p>
              </table:table-cell>
              <table:table-cell office:value-type="float" office:value="-128">
                <text:p>-128</text:p>
              </table:table-cell>
              <table:table-cell office:value-type="float" office:value="30">
                <text:p>3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7">
                <text:p>117</text:p>
              </table:table-cell>
              <table:table-cell office:value-type="float" office:value="-48">
                <text:p>-48</text:p>
              </table:table-cell>
              <table:table-cell office:value-type="float" office:value="-128">
                <text:p>-128</text:p>
              </table:table-cell>
              <table:table-cell office:value-type="float" office:value="32">
                <text:p>3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6">
                <text:p>116</text:p>
              </table:table-cell>
              <table:table-cell office:value-type="float" office:value="-47">
                <text:p>-47</text:p>
              </table:table-cell>
              <table:table-cell office:value-type="float" office:value="-128">
                <text:p>-128</text:p>
              </table:table-cell>
              <table:table-cell office:value-type="float" office:value="34">
                <text:p>34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4">
                <text:p>114</text:p>
              </table:table-cell>
              <table:table-cell office:value-type="float" office:value="-46">
                <text:p>-46</text:p>
              </table:table-cell>
              <table:table-cell office:value-type="float" office:value="-128">
                <text:p>-128</text:p>
              </table:table-cell>
              <table:table-cell office:value-type="float" office:value="36">
                <text:p>3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3">
                <text:p>113</text:p>
              </table:table-cell>
              <table:table-cell office:value-type="float" office:value="-45">
                <text:p>-45</text:p>
              </table:table-cell>
              <table:table-cell office:value-type="float" office:value="-128">
                <text:p>-128</text:p>
              </table:table-cell>
              <table:table-cell office:value-type="float" office:value="38">
                <text:p>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2">
                <text:p>112</text:p>
              </table:table-cell>
              <table:table-cell office:value-type="float" office:value="-44">
                <text:p>-44</text:p>
              </table:table-cell>
              <table:table-cell office:value-type="float" office:value="-128">
                <text:p>-128</text:p>
              </table:table-cell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">
                <text:p>110</text:p>
              </table:table-cell>
              <table:table-cell office:value-type="float" office:value="-43">
                <text:p>-43</text:p>
              </table:table-cell>
              <table:table-cell office:value-type="float" office:value="-128">
                <text:p>-128</text:p>
              </table:table-cell>
              <table:table-cell office:value-type="float" office:value="42">
                <text:p>42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8">
                <text:p>108</text:p>
              </table:table-cell>
              <table:table-cell office:value-type="float" office:value="-42">
                <text:p>-42</text:p>
              </table:table-cell>
              <table:table-cell office:value-type="float" office:value="-128">
                <text:p>-128</text:p>
              </table:table-cell>
              <table:table-cell office:value-type="float" office:value="44">
                <text:p>4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7">
                <text:p>107</text:p>
              </table:table-cell>
              <table:table-cell office:value-type="float" office:value="-41">
                <text:p>-41</text:p>
              </table:table-cell>
              <table:table-cell office:value-type="float" office:value="-128">
                <text:p>-128</text:p>
              </table:table-cell>
              <table:table-cell office:value-type="float" office:value="46">
                <text:p>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5">
                <text:p>105</text:p>
              </table:table-cell>
              <table:table-cell office:value-type="float" office:value="-40">
                <text:p>-40</text:p>
              </table:table-cell>
              <table:table-cell office:value-type="float" office:value="-128">
                <text:p>-128</text:p>
              </table:table-cell>
              <table:table-cell office:value-type="float" office:value="48">
                <text:p>4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3">
                <text:p>103</text:p>
              </table:table-cell>
              <table:table-cell office:value-type="float" office:value="-39">
                <text:p>-39</text:p>
              </table:table-cell>
              <table:table-cell office:value-type="float" office:value="-128">
                <text:p>-128</text:p>
              </table:table-cell>
              <table:table-cell office:value-type="float" office:value="50">
                <text:p>5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">
                <text:p>102</text:p>
              </table:table-cell>
              <table:table-cell office:value-type="float" office:value="-38">
                <text:p>-38</text:p>
              </table:table-cell>
              <table:table-cell office:value-type="float" office:value="-128">
                <text:p>-128</text:p>
              </table:table-cell>
              <table:table-cell office:value-type="float" office:value="52">
                <text:p>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-37">
                <text:p>-37</text:p>
              </table:table-cell>
              <table:table-cell office:value-type="float" office:value="-128">
                <text:p>-128</text:p>
              </table:table-cell>
              <table:table-cell office:value-type="float" office:value="54">
                <text:p>5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">
                <text:p>98</text:p>
              </table:table-cell>
              <table:table-cell office:value-type="float" office:value="-36">
                <text:p>-36</text:p>
              </table:table-cell>
              <table:table-cell office:value-type="float" office:value="-128">
                <text:p>-128</text:p>
              </table:table-cell>
              <table:table-cell office:value-type="float" office:value="56">
                <text:p>56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-35">
                <text:p>-35</text:p>
              </table:table-cell>
              <table:table-cell office:value-type="float" office:value="-128">
                <text:p>-128</text:p>
              </table:table-cell>
              <table:table-cell office:value-type="float" office:value="58">
                <text:p>58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34">
                <text:p>-34</text:p>
              </table:table-cell>
              <table:table-cell office:value-type="float" office:value="-128">
                <text:p>-128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1">
                <text:p>91</text:p>
              </table:table-cell>
              <table:table-cell office:value-type="float" office:value="-33">
                <text:p>-33</text:p>
              </table:table-cell>
              <table:table-cell office:value-type="float" office:value="-128">
                <text:p>-128</text:p>
              </table:table-cell>
              <table:table-cell office:value-type="float" office:value="62">
                <text:p>6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9">
                <text:p>89</text:p>
              </table:table-cell>
              <table:table-cell office:value-type="float" office:value="-32">
                <text:p>-32</text:p>
              </table:table-cell>
              <table:table-cell office:value-type="float" office:value="-128">
                <text:p>-128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7">
                <text:p>87</text:p>
              </table:table-cell>
              <table:table-cell office:value-type="float" office:value="-31">
                <text:p>-31</text:p>
              </table:table-cell>
              <table:table-cell office:value-type="float" office:value="-128">
                <text:p>-128</text:p>
              </table:table-cell>
              <table:table-cell office:value-type="float" office:value="66">
                <text:p>6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5">
                <text:p>85</text:p>
              </table:table-cell>
              <table:table-cell office:value-type="float" office:value="-30">
                <text:p>-30</text:p>
              </table:table-cell>
              <table:table-cell office:value-type="float" office:value="-128">
                <text:p>-128</text:p>
              </table:table-cell>
              <table:table-cell office:value-type="float" office:value="68">
                <text:p>6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2">
                <text:p>82</text:p>
              </table:table-cell>
              <table:table-cell office:value-type="float" office:value="-29">
                <text:p>-29</text:p>
              </table:table-cell>
              <table:table-cell office:value-type="float" office:value="-128">
                <text:p>-128</text:p>
              </table:table-cell>
              <table:table-cell office:value-type="float" office:value="70">
                <text:p>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">
                <text:p>80</text:p>
              </table:table-cell>
              <table:table-cell office:value-type="float" office:value="-28">
                <text:p>-28</text:p>
              </table:table-cell>
              <table:table-cell office:value-type="float" office:value="-128">
                <text:p>-128</text:p>
              </table:table-cell>
              <table:table-cell office:value-type="float" office:value="72">
                <text:p>7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8">
                <text:p>78</text:p>
              </table:table-cell>
              <table:table-cell office:value-type="float" office:value="-27">
                <text:p>-27</text:p>
              </table:table-cell>
              <table:table-cell office:value-type="float" office:value="-128">
                <text:p>-128</text:p>
              </table:table-cell>
              <table:table-cell office:value-type="float" office:value="74">
                <text:p>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5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-128">
                <text:p>-128</text:p>
              </table:table-cell>
              <table:table-cell office:value-type="float" office:value="76">
                <text:p>7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3">
                <text:p>73</text:p>
              </table:table-cell>
              <table:table-cell office:value-type="float" office:value="-25">
                <text:p>-25</text:p>
              </table:table-cell>
              <table:table-cell office:value-type="float" office:value="-128">
                <text:p>-128</text:p>
              </table:table-cell>
              <table:table-cell office:value-type="float" office:value="78">
                <text:p>78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">
                <text:p>70</text:p>
              </table:table-cell>
              <table:table-cell office:value-type="float" office:value="-24">
                <text:p>-24</text:p>
              </table:table-cell>
              <table:table-cell office:value-type="float" office:value="-128">
                <text:p>-128</text:p>
              </table:table-cell>
              <table:table-cell office:value-type="float" office:value="80">
                <text:p>8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7">
                <text:p>67</text:p>
              </table:table-cell>
              <table:table-cell office:value-type="float" office:value="-23">
                <text:p>-23</text:p>
              </table:table-cell>
              <table:table-cell office:value-type="float" office:value="-128">
                <text:p>-128</text:p>
              </table:table-cell>
              <table:table-cell office:value-type="float" office:value="82">
                <text:p>82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">
                <text:p>65</text:p>
              </table:table-cell>
              <table:table-cell office:value-type="float" office:value="-22">
                <text:p>-22</text:p>
              </table:table-cell>
              <table:table-cell office:value-type="float" office:value="-128">
                <text:p>-128</text:p>
              </table:table-cell>
              <table:table-cell office:value-type="float" office:value="84">
                <text:p>8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">
                <text:p>62</text:p>
              </table:table-cell>
              <table:table-cell office:value-type="float" office:value="-21">
                <text:p>-21</text:p>
              </table:table-cell>
              <table:table-cell office:value-type="float" office:value="-128">
                <text:p>-128</text:p>
              </table:table-cell>
              <table:table-cell office:value-type="float" office:value="86">
                <text:p>86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-128">
                <text:p>-128</text:p>
              </table:table-cell>
              <table:table-cell office:value-type="float" office:value="88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">
                <text:p>57</text:p>
              </table:table-cell>
              <table:table-cell office:value-type="float" office:value="-19">
                <text:p>-19</text:p>
              </table:table-cell>
              <table:table-cell office:value-type="float" office:value="-128">
                <text:p>-128</text:p>
              </table:table-cell>
              <table:table-cell office:value-type="float" office:value="90">
                <text:p>9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">
                <text:p>54</text:p>
              </table:table-cell>
              <table:table-cell office:value-type="float" office:value="-18">
                <text:p>-18</text:p>
              </table:table-cell>
              <table:table-cell office:value-type="float" office:value="-128">
                <text:p>-128</text:p>
              </table:table-cell>
              <table:table-cell office:value-type="float" office:value="92">
                <text:p>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1">
                <text:p>51</text:p>
              </table:table-cell>
              <table:table-cell office:value-type="float" office:value="-17">
                <text:p>-17</text:p>
              </table:table-cell>
              <table:table-cell office:value-type="float" office:value="-128">
                <text:p>-128</text:p>
              </table:table-cell>
              <table:table-cell office:value-type="float" office:value="94">
                <text:p>9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8">
                <text:p>48</text:p>
              </table:table-cell>
              <table:table-cell office:value-type="float" office:value="-16">
                <text:p>-16</text:p>
              </table:table-cell>
              <table:table-cell office:value-type="float" office:value="-128">
                <text:p>-128</text:p>
              </table:table-cell>
              <table:table-cell office:value-type="float" office:value="96">
                <text:p>96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-15">
                <text:p>-15</text:p>
              </table:table-cell>
              <table:table-cell office:value-type="float" office:value="-128">
                <text:p>-128</text:p>
              </table:table-cell>
              <table:table-cell office:value-type="float" office:value="98">
                <text:p>9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">
                <text:p>42</text:p>
              </table:table-cell>
              <table:table-cell office:value-type="float" office:value="-14">
                <text:p>-14</text:p>
              </table:table-cell>
              <table:table-cell office:value-type="float" office:value="-128">
                <text:p>-128</text:p>
              </table:table-cell>
              <table:table-cell office:value-type="float" office:value="100">
                <text:p>1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">
                <text:p>39</text:p>
              </table:table-cell>
              <table:table-cell office:value-type="float" office:value="-13">
                <text:p>-13</text:p>
              </table:table-cell>
              <table:table-cell office:value-type="float" office:value="-128">
                <text:p>-128</text:p>
              </table:table-cell>
              <table:table-cell office:value-type="float" office:value="102">
                <text:p>10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">
                <text:p>36</text:p>
              </table:table-cell>
              <table:table-cell office:value-type="float" office:value="-12">
                <text:p>-12</text:p>
              </table:table-cell>
              <table:table-cell office:value-type="float" office:value="-128">
                <text:p>-128</text:p>
              </table:table-cell>
              <table:table-cell office:value-type="float" office:value="104">
                <text:p>104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">
                <text:p>33</text:p>
              </table:table-cell>
              <table:table-cell office:value-type="float" office:value="-11">
                <text:p>-11</text:p>
              </table:table-cell>
              <table:table-cell office:value-type="float" office:value="-128">
                <text:p>-128</text:p>
              </table:table-cell>
              <table:table-cell office:value-type="float" office:value="106">
                <text:p>1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  <table:table-cell office:value-type="float" office:value="-10">
                <text:p>-10</text:p>
              </table:table-cell>
              <table:table-cell office:value-type="float" office:value="-128">
                <text:p>-128</text:p>
              </table:table-cell>
              <table:table-cell office:value-type="float" office:value="108">
                <text:p>10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">
                <text:p>27</text:p>
              </table:table-cell>
              <table:table-cell office:value-type="float" office:value="-9">
                <text:p>-9</text:p>
              </table:table-cell>
              <table:table-cell office:value-type="float" office:value="-128">
                <text:p>-128</text:p>
              </table:table-cell>
              <table:table-cell office:value-type="float" office:value="110">
                <text:p>11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">
                <text:p>24</text:p>
              </table:table-cell>
              <table:table-cell office:value-type="float" office:value="-8">
                <text:p>-8</text:p>
              </table:table-cell>
              <table:table-cell office:value-type="float" office:value="-128">
                <text:p>-128</text:p>
              </table:table-cell>
              <table:table-cell office:value-type="float" office:value="112">
                <text:p>112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-7">
                <text:p>-7</text:p>
              </table:table-cell>
              <table:table-cell office:value-type="float" office:value="-128">
                <text:p>-128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">
                <text:p>18</text:p>
              </table:table-cell>
              <table:table-cell office:value-type="float" office:value="-6">
                <text:p>-6</text:p>
              </table:table-cell>
              <table:table-cell office:value-type="float" office:value="-128">
                <text:p>-128</text:p>
              </table:table-cell>
              <table:table-cell office:value-type="float" office:value="116">
                <text:p>11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">
                <text:p>15</text:p>
              </table:table-cell>
              <table:table-cell office:value-type="float" office:value="-5">
                <text:p>-5</text:p>
              </table:table-cell>
              <table:table-cell office:value-type="float" office:value="-128">
                <text:p>-128</text:p>
              </table:table-cell>
              <table:table-cell office:value-type="float" office:value="118">
                <text:p>118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">
                <text:p>12</text:p>
              </table:table-cell>
              <table:table-cell office:value-type="float" office:value="-4">
                <text:p>-4</text:p>
              </table:table-cell>
              <table:table-cell office:value-type="float" office:value="-128">
                <text:p>-128</text:p>
              </table:table-cell>
              <table:table-cell office:value-type="float" office:value="120">
                <text:p>1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-128">
                <text:p>-128</text:p>
              </table:table-cell>
              <table:table-cell office:value-type="float" office:value="122">
                <text:p>122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-128">
                <text:p>-128</text:p>
              </table:table-cell>
              <table:table-cell office:value-type="float" office:value="124">
                <text:p>1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128">
                <text:p>-128</text:p>
              </table:table-cell>
              <table:table-cell office:value-type="float" office:value="126">
                <text:p>126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27">
                <text:p>127</text:p>
              </table:table-cell>
              <table:table-cell office:value-type="float" office:value="123">
                <text:p>12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0">
                <text:p>-10</text:p>
              </table:table-cell>
              <table:table-cell office:value-type="float" office:value="3">
                <text:p>3</text:p>
              </table:table-cell>
              <table:table-cell office:value-type="float" office:value="127">
                <text:p>127</text:p>
              </table:table-cell>
              <table:table-cell office:value-type="float" office:value="121">
                <text:p>121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3">
                <text:p>-13</text:p>
              </table:table-cell>
              <table:table-cell office:value-type="float" office:value="4">
                <text:p>4</text:p>
              </table:table-cell>
              <table:table-cell office:value-type="float" office:value="127">
                <text:p>127</text:p>
              </table:table-cell>
              <table:table-cell office:value-type="float" office:value="119">
                <text:p>1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6">
                <text:p>-16</text:p>
              </table:table-cell>
              <table:table-cell office:value-type="float" office:value="5">
                <text:p>5</text:p>
              </table:table-cell>
              <table:table-cell office:value-type="float" office:value="127">
                <text:p>127</text:p>
              </table:table-cell>
              <table:table-cell office:value-type="float" office:value="117">
                <text:p>1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9">
                <text:p>-19</text:p>
              </table:table-cell>
              <table:table-cell office:value-type="float" office:value="6">
                <text:p>6</text:p>
              </table:table-cell>
              <table:table-cell office:value-type="float" office:value="127">
                <text:p>127</text:p>
              </table:table-cell>
              <table:table-cell office:value-type="float" office:value="115">
                <text:p>11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  <table:table-cell office:value-type="float" office:value="127">
                <text:p>127</text:p>
              </table:table-cell>
              <table:table-cell office:value-type="float" office:value="113">
                <text:p>11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5">
                <text:p>-25</text:p>
              </table:table-cell>
              <table:table-cell office:value-type="float" office:value="8">
                <text:p>8</text:p>
              </table:table-cell>
              <table:table-cell office:value-type="float" office:value="127">
                <text:p>127</text:p>
              </table:table-cell>
              <table:table-cell office:value-type="float" office:value="111">
                <text:p>1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8">
                <text:p>-28</text:p>
              </table:table-cell>
              <table:table-cell office:value-type="float" office:value="9">
                <text:p>9</text:p>
              </table:table-cell>
              <table:table-cell office:value-type="float" office:value="127">
                <text:p>127</text:p>
              </table:table-cell>
              <table:table-cell office:value-type="float" office:value="109">
                <text:p>109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1">
                <text:p>-31</text:p>
              </table:table-cell>
              <table:table-cell office:value-type="float" office:value="10">
                <text:p>10</text:p>
              </table:table-cell>
              <table:table-cell office:value-type="float" office:value="127">
                <text:p>127</text:p>
              </table:table-cell>
              <table:table-cell office:value-type="float" office:value="107">
                <text:p>1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4">
                <text:p>-34</text:p>
              </table:table-cell>
              <table:table-cell office:value-type="float" office:value="11">
                <text:p>11</text:p>
              </table:table-cell>
              <table:table-cell office:value-type="float" office:value="127">
                <text:p>127</text:p>
              </table:table-cell>
              <table:table-cell office:value-type="float" office:value="105">
                <text:p>105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7">
                <text:p>-37</text:p>
              </table:table-cell>
              <table:table-cell office:value-type="float" office:value="12">
                <text:p>12</text:p>
              </table:table-cell>
              <table:table-cell office:value-type="float" office:value="127">
                <text:p>127</text:p>
              </table:table-cell>
              <table:table-cell office:value-type="float" office:value="103">
                <text:p>103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40">
                <text:p>-40</text:p>
              </table:table-cell>
              <table:table-cell office:value-type="float" office:value="13">
                <text:p>13</text:p>
              </table:table-cell>
              <table:table-cell office:value-type="float" office:value="127">
                <text:p>127</text:p>
              </table:table-cell>
              <table:table-cell office:value-type="float" office:value="101">
                <text:p>10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3">
                <text:p>-43</text:p>
              </table:table-cell>
              <table:table-cell office:value-type="float" office:value="14">
                <text:p>14</text:p>
              </table:table-cell>
              <table:table-cell office:value-type="float" office:value="127">
                <text:p>127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46">
                <text:p>-46</text:p>
              </table:table-cell>
              <table:table-cell office:value-type="float" office:value="15">
                <text:p>15</text:p>
              </table:table-cell>
              <table:table-cell office:value-type="float" office:value="127">
                <text:p>127</text:p>
              </table:table-cell>
              <table:table-cell office:value-type="float" office:value="97">
                <text:p>97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49">
                <text:p>-49</text:p>
              </table:table-cell>
              <table:table-cell office:value-type="float" office:value="16">
                <text:p>16</text:p>
              </table:table-cell>
              <table:table-cell office:value-type="float" office:value="127">
                <text:p>127</text:p>
              </table:table-cell>
              <table:table-cell office:value-type="float" office:value="95">
                <text:p>95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2">
                <text:p>-52</text:p>
              </table:table-cell>
              <table:table-cell office:value-type="float" office:value="17">
                <text:p>17</text:p>
              </table:table-cell>
              <table:table-cell office:value-type="float" office:value="127">
                <text:p>127</text:p>
              </table:table-cell>
              <table:table-cell office:value-type="float" office:value="93">
                <text:p>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55">
                <text:p>-55</text:p>
              </table:table-cell>
              <table:table-cell office:value-type="float" office:value="18">
                <text:p>18</text:p>
              </table:table-cell>
              <table:table-cell office:value-type="float" office:value="127">
                <text:p>127</text:p>
              </table:table-cell>
              <table:table-cell office:value-type="float" office:value="91">
                <text:p>91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58">
                <text:p>-58</text:p>
              </table:table-cell>
              <table:table-cell office:value-type="float" office:value="19">
                <text:p>19</text:p>
              </table:table-cell>
              <table:table-cell office:value-type="float" office:value="127">
                <text:p>127</text:p>
              </table:table-cell>
              <table:table-cell office:value-type="float" office:value="89">
                <text:p>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60">
                <text:p>-60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87">
                <text:p>8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63">
                <text:p>-63</text:p>
              </table:table-cell>
              <table:table-cell office:value-type="float" office:value="21">
                <text:p>21</text:p>
              </table:table-cell>
              <table:table-cell office:value-type="float" office:value="127">
                <text:p>127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66">
                <text:p>-66</text:p>
              </table:table-cell>
              <table:table-cell office:value-type="float" office:value="22">
                <text:p>22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68">
                <text:p>-68</text:p>
              </table:table-cell>
              <table:table-cell office:value-type="float" office:value="23">
                <text:p>23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71">
                <text:p>-71</text:p>
              </table:table-cell>
              <table:table-cell office:value-type="float" office:value="24">
                <text:p>24</text:p>
              </table:table-cell>
              <table:table-cell office:value-type="float" office:value="127">
                <text:p>127</text:p>
              </table:table-cell>
              <table:table-cell office:value-type="float" office:value="79">
                <text:p>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74">
                <text:p>-74</text:p>
              </table:table-cell>
              <table:table-cell office:value-type="float" office:value="25">
                <text:p>25</text:p>
              </table:table-cell>
              <table:table-cell office:value-type="float" office:value="127">
                <text:p>127</text:p>
              </table:table-cell>
              <table:table-cell office:value-type="float" office:value="77">
                <text:p>77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76">
                <text:p>-76</text:p>
              </table:table-cell>
              <table:table-cell office:value-type="float" office:value="26">
                <text:p>26</text:p>
              </table:table-cell>
              <table:table-cell office:value-type="float" office:value="127">
                <text:p>127</text:p>
              </table:table-cell>
              <table:table-cell office:value-type="float" office:value="75">
                <text:p>75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79">
                <text:p>-79</text:p>
              </table:table-cell>
              <table:table-cell office:value-type="float" office:value="27">
                <text:p>27</text:p>
              </table:table-cell>
              <table:table-cell office:value-type="float" office:value="127">
                <text:p>127</text:p>
              </table:table-cell>
              <table:table-cell office:value-type="float" office:value="73">
                <text:p>73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81">
                <text:p>-81</text:p>
              </table:table-cell>
              <table:table-cell office:value-type="float" office:value="28">
                <text:p>28</text:p>
              </table:table-cell>
              <table:table-cell office:value-type="float" office:value="127">
                <text:p>127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83">
                <text:p>-83</text:p>
              </table:table-cell>
              <table:table-cell office:value-type="float" office:value="29">
                <text:p>29</text:p>
              </table:table-cell>
              <table:table-cell office:value-type="float" office:value="127">
                <text:p>127</text:p>
              </table:table-cell>
              <table:table-cell office:value-type="float" office:value="69">
                <text:p>69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86">
                <text:p>-86</text:p>
              </table:table-cell>
              <table:table-cell office:value-type="float" office:value="30">
                <text:p>30</text:p>
              </table:table-cell>
              <table:table-cell office:value-type="float" office:value="127">
                <text:p>127</text:p>
              </table:table-cell>
              <table:table-cell office:value-type="float" office:value="67">
                <text:p>6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88">
                <text:p>-88</text:p>
              </table:table-cell>
              <table:table-cell office:value-type="float" office:value="31">
                <text:p>31</text:p>
              </table:table-cell>
              <table:table-cell office:value-type="float" office:value="127">
                <text:p>127</text:p>
              </table:table-cell>
              <table:table-cell office:value-type="float" office:value="65">
                <text:p>65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90">
                <text:p>-90</text:p>
              </table:table-cell>
              <table:table-cell office:value-type="float" office:value="32">
                <text:p>32</text:p>
              </table:table-cell>
              <table:table-cell office:value-type="float" office:value="127">
                <text:p>127</text:p>
              </table:table-cell>
              <table:table-cell office:value-type="float" office:value="63">
                <text:p>6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92">
                <text:p>-92</text:p>
              </table:table-cell>
              <table:table-cell office:value-type="float" office:value="33">
                <text:p>33</text:p>
              </table:table-cell>
              <table:table-cell office:value-type="float" office:value="127">
                <text:p>127</text:p>
              </table:table-cell>
              <table:table-cell office:value-type="float" office:value="61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95">
                <text:p>-95</text:p>
              </table:table-cell>
              <table:table-cell office:value-type="float" office:value="34">
                <text:p>34</text:p>
              </table:table-cell>
              <table:table-cell office:value-type="float" office:value="127">
                <text:p>127</text:p>
              </table:table-cell>
              <table:table-cell office:value-type="float" office:value="59">
                <text:p>59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97">
                <text:p>-97</text:p>
              </table:table-cell>
              <table:table-cell office:value-type="float" office:value="35">
                <text:p>35</text:p>
              </table:table-cell>
              <table:table-cell office:value-type="float" office:value="127">
                <text:p>127</text:p>
              </table:table-cell>
              <table:table-cell office:value-type="float" office:value="57">
                <text:p>57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99">
                <text:p>-99</text:p>
              </table:table-cell>
              <table:table-cell office:value-type="float" office:value="36">
                <text:p>36</text:p>
              </table:table-cell>
              <table:table-cell office:value-type="float" office:value="127">
                <text:p>127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01">
                <text:p>-101</text:p>
              </table:table-cell>
              <table:table-cell office:value-type="float" office:value="37">
                <text:p>37</text:p>
              </table:table-cell>
              <table:table-cell office:value-type="float" office:value="127">
                <text:p>127</text:p>
              </table:table-cell>
              <table:table-cell office:value-type="float" office:value="53">
                <text:p>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03">
                <text:p>-103</text:p>
              </table:table-cell>
              <table:table-cell office:value-type="float" office:value="38">
                <text:p>38</text:p>
              </table:table-cell>
              <table:table-cell office:value-type="float" office:value="127">
                <text:p>127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04">
                <text:p>-104</text:p>
              </table:table-cell>
              <table:table-cell office:value-type="float" office:value="39">
                <text:p>39</text:p>
              </table:table-cell>
              <table:table-cell office:value-type="float" office:value="127">
                <text:p>127</text:p>
              </table:table-cell>
              <table:table-cell office:value-type="float" office:value="49">
                <text:p>49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06">
                <text:p>-106</text:p>
              </table:table-cell>
              <table:table-cell office:value-type="float" office:value="40">
                <text:p>40</text:p>
              </table:table-cell>
              <table:table-cell office:value-type="float" office:value="127">
                <text:p>127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08">
                <text:p>-108</text:p>
              </table:table-cell>
              <table:table-cell office:value-type="float" office:value="41">
                <text:p>41</text:p>
              </table:table-cell>
              <table:table-cell office:value-type="float" office:value="127">
                <text:p>127</text:p>
              </table:table-cell>
              <table:table-cell office:value-type="float" office:value="45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09">
                <text:p>-109</text:p>
              </table:table-cell>
              <table:table-cell office:value-type="float" office:value="42">
                <text:p>42</text:p>
              </table:table-cell>
              <table:table-cell office:value-type="float" office:value="127">
                <text:p>127</text:p>
              </table:table-cell>
              <table:table-cell office:value-type="float" office:value="43">
                <text:p>4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11">
                <text:p>-111</text:p>
              </table:table-cell>
              <table:table-cell office:value-type="float" office:value="43">
                <text:p>43</text:p>
              </table:table-cell>
              <table:table-cell office:value-type="float" office:value="127">
                <text:p>127</text:p>
              </table:table-cell>
              <table:table-cell office:value-type="float" office:value="41">
                <text:p>4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13">
                <text:p>-113</text:p>
              </table:table-cell>
              <table:table-cell office:value-type="float" office:value="44">
                <text:p>44</text:p>
              </table:table-cell>
              <table:table-cell office:value-type="float" office:value="127">
                <text:p>127</text:p>
              </table:table-cell>
              <table:table-cell office:value-type="float" office:value="39">
                <text:p>39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14">
                <text:p>-114</text:p>
              </table:table-cell>
              <table:table-cell office:value-type="float" office:value="45">
                <text:p>45</text:p>
              </table:table-cell>
              <table:table-cell office:value-type="float" office:value="127">
                <text:p>127</text:p>
              </table:table-cell>
              <table:table-cell office:value-type="float" office:value="37">
                <text:p>37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15">
                <text:p>-115</text:p>
              </table:table-cell>
              <table:table-cell office:value-type="float" office:value="46">
                <text:p>46</text:p>
              </table:table-cell>
              <table:table-cell office:value-type="float" office:value="127">
                <text:p>127</text:p>
              </table:table-cell>
              <table:table-cell office:value-type="float" office:value="35">
                <text:p>35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17">
                <text:p>-117</text:p>
              </table:table-cell>
              <table:table-cell office:value-type="float" office:value="47">
                <text:p>47</text:p>
              </table:table-cell>
              <table:table-cell office:value-type="float" office:value="127">
                <text:p>127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18">
                <text:p>-118</text:p>
              </table:table-cell>
              <table:table-cell office:value-type="float" office:value="48">
                <text:p>48</text:p>
              </table:table-cell>
              <table:table-cell office:value-type="float" office:value="127">
                <text:p>127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19">
                <text:p>-119</text:p>
              </table:table-cell>
              <table:table-cell office:value-type="float" office:value="49">
                <text:p>49</text:p>
              </table:table-cell>
              <table:table-cell office:value-type="float" office:value="127">
                <text:p>127</text:p>
              </table:table-cell>
              <table:table-cell office:value-type="float" office:value="29">
                <text:p>29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20">
                <text:p>-120</text:p>
              </table:table-cell>
              <table:table-cell office:value-type="float" office:value="50">
                <text:p>5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21">
                <text:p>-121</text:p>
              </table:table-cell>
              <table:table-cell office:value-type="float" office:value="51">
                <text:p>51</text:p>
              </table:table-cell>
              <table:table-cell office:value-type="float" office:value="127">
                <text:p>127</text:p>
              </table:table-cell>
              <table:table-cell office:value-type="float" office:value="25">
                <text:p>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22">
                <text:p>-122</text:p>
              </table:table-cell>
              <table:table-cell office:value-type="float" office:value="52">
                <text:p>52</text:p>
              </table:table-cell>
              <table:table-cell office:value-type="float" office:value="127">
                <text:p>127</text:p>
              </table:table-cell>
              <table:table-cell office:value-type="float" office:value="23">
                <text:p>2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23">
                <text:p>-123</text:p>
              </table:table-cell>
              <table:table-cell office:value-type="float" office:value="53">
                <text:p>53</text:p>
              </table:table-cell>
              <table:table-cell office:value-type="float" office:value="127">
                <text:p>127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24">
                <text:p>-124</text:p>
              </table:table-cell>
              <table:table-cell office:value-type="float" office:value="54">
                <text:p>54</text:p>
              </table:table-cell>
              <table:table-cell office:value-type="float" office:value="127">
                <text:p>127</text:p>
              </table:table-cell>
              <table:table-cell office:value-type="float" office:value="19">
                <text:p>19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24">
                <text:p>-124</text:p>
              </table:table-cell>
              <table:table-cell office:value-type="float" office:value="55">
                <text:p>55</text:p>
              </table:table-cell>
              <table:table-cell office:value-type="float" office:value="127">
                <text:p>127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25">
                <text:p>-125</text:p>
              </table:table-cell>
              <table:table-cell office:value-type="float" office:value="56">
                <text:p>56</text:p>
              </table:table-cell>
              <table:table-cell office:value-type="float" office:value="127">
                <text:p>127</text:p>
              </table:table-cell>
              <table:table-cell office:value-type="float" office:value="15">
                <text:p>1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26">
                <text:p>-126</text:p>
              </table:table-cell>
              <table:table-cell office:value-type="float" office:value="57">
                <text:p>57</text:p>
              </table:table-cell>
              <table:table-cell office:value-type="float" office:value="127">
                <text:p>127</text:p>
              </table:table-cell>
              <table:table-cell office:value-type="float" office:value="13">
                <text:p>13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26">
                <text:p>-126</text:p>
              </table:table-cell>
              <table:table-cell office:value-type="float" office:value="58">
                <text:p>58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27">
                <text:p>-127</text:p>
              </table:table-cell>
              <table:table-cell office:value-type="float" office:value="59">
                <text:p>59</text:p>
              </table:table-cell>
              <table:table-cell office:value-type="float" office:value="127">
                <text:p>127</text:p>
              </table:table-cell>
              <table:table-cell office:value-type="float" office:value="9">
                <text:p>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27">
                <text:p>-127</text:p>
              </table:table-cell>
              <table:table-cell office:value-type="float" office:value="60">
                <text:p>60</text:p>
              </table:table-cell>
              <table:table-cell office:value-type="float" office:value="127">
                <text:p>127</text:p>
              </table:table-cell>
              <table:table-cell office:value-type="float" office:value="7">
                <text:p>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27">
                <text:p>-127</text:p>
              </table:table-cell>
              <table:table-cell office:value-type="float" office:value="61">
                <text:p>61</text:p>
              </table:table-cell>
              <table:table-cell office:value-type="float" office:value="127">
                <text:p>127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27">
                <text:p>-127</text:p>
              </table:table-cell>
              <table:table-cell office:value-type="float" office:value="62">
                <text:p>62</text:p>
              </table:table-cell>
              <table:table-cell office:value-type="float" office:value="127">
                <text:p>127</text:p>
              </table:table-cell>
              <table:table-cell office:value-type="float" office:value="3">
                <text:p>3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27">
                <text:p>-127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27">
                <text:p>-127</text:p>
              </table:table-cell>
              <table:table-cell office:value-type="float" office:value="64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-1">
                <text:p>-1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27">
                <text:p>-127</text:p>
              </table:table-cell>
              <table:table-cell office:value-type="float" office:value="65">
                <text:p>65</text:p>
              </table:table-cell>
              <table:table-cell office:value-type="float" office:value="127">
                <text:p>127</text:p>
              </table:table-cell>
              <table:table-cell office:value-type="float" office:value="-3">
                <text:p>-3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27">
                <text:p>-127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  <table:table-cell office:value-type="float" office:value="-5">
                <text:p>-5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27">
                <text:p>-127</text:p>
              </table:table-cell>
              <table:table-cell office:value-type="float" office:value="67">
                <text:p>67</text:p>
              </table:table-cell>
              <table:table-cell office:value-type="float" office:value="127">
                <text:p>127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27">
                <text:p>-127</text:p>
              </table:table-cell>
              <table:table-cell office:value-type="float" office:value="68">
                <text:p>68</text:p>
              </table:table-cell>
              <table:table-cell office:value-type="float" office:value="127">
                <text:p>127</text:p>
              </table:table-cell>
              <table:table-cell office:value-type="float" office:value="-9">
                <text:p>-9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27">
                <text:p>-127</text:p>
              </table:table-cell>
              <table:table-cell office:value-type="float" office:value="69">
                <text:p>69</text:p>
              </table:table-cell>
              <table:table-cell office:value-type="float" office:value="127">
                <text:p>127</text:p>
              </table:table-cell>
              <table:table-cell office:value-type="float" office:value="-11">
                <text:p>-1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26">
                <text:p>-126</text:p>
              </table:table-cell>
              <table:table-cell office:value-type="float" office:value="70">
                <text:p>70</text:p>
              </table:table-cell>
              <table:table-cell office:value-type="float" office:value="127">
                <text:p>127</text:p>
              </table:table-cell>
              <table:table-cell office:value-type="float" office:value="-13">
                <text:p>-13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26">
                <text:p>-126</text:p>
              </table:table-cell>
              <table:table-cell office:value-type="float" office:value="71">
                <text:p>71</text:p>
              </table:table-cell>
              <table:table-cell office:value-type="float" office:value="127">
                <text:p>127</text:p>
              </table:table-cell>
              <table:table-cell office:value-type="float" office:value="-15">
                <text:p>-15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25">
                <text:p>-125</text:p>
              </table:table-cell>
              <table:table-cell office:value-type="float" office:value="72">
                <text:p>72</text:p>
              </table:table-cell>
              <table:table-cell office:value-type="float" office:value="127">
                <text:p>127</text:p>
              </table:table-cell>
              <table:table-cell office:value-type="float" office:value="-17">
                <text:p>-17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24">
                <text:p>-124</text:p>
              </table:table-cell>
              <table:table-cell office:value-type="float" office:value="73">
                <text:p>73</text:p>
              </table:table-cell>
              <table:table-cell office:value-type="float" office:value="127">
                <text:p>127</text:p>
              </table:table-cell>
              <table:table-cell office:value-type="float" office:value="-19">
                <text:p>-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24">
                <text:p>-124</text:p>
              </table:table-cell>
              <table:table-cell office:value-type="float" office:value="74">
                <text:p>74</text:p>
              </table:table-cell>
              <table:table-cell office:value-type="float" office:value="127">
                <text:p>127</text:p>
              </table:table-cell>
              <table:table-cell office:value-type="float" office:value="-21">
                <text:p>-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23">
                <text:p>-123</text:p>
              </table:table-cell>
              <table:table-cell office:value-type="float" office:value="75">
                <text:p>75</text:p>
              </table:table-cell>
              <table:table-cell office:value-type="float" office:value="127">
                <text:p>127</text:p>
              </table:table-cell>
              <table:table-cell office:value-type="float" office:value="-23">
                <text:p>-2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22">
                <text:p>-122</text:p>
              </table:table-cell>
              <table:table-cell office:value-type="float" office:value="76">
                <text:p>76</text:p>
              </table:table-cell>
              <table:table-cell office:value-type="float" office:value="127">
                <text:p>127</text:p>
              </table:table-cell>
              <table:table-cell office:value-type="float" office:value="-25">
                <text:p>-2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21">
                <text:p>-121</text:p>
              </table:table-cell>
              <table:table-cell office:value-type="float" office:value="77">
                <text:p>77</text:p>
              </table:table-cell>
              <table:table-cell office:value-type="float" office:value="127">
                <text:p>127</text:p>
              </table:table-cell>
              <table:table-cell office:value-type="float" office:value="-27">
                <text:p>-27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20">
                <text:p>-120</text:p>
              </table:table-cell>
              <table:table-cell office:value-type="float" office:value="78">
                <text:p>78</text:p>
              </table:table-cell>
              <table:table-cell office:value-type="float" office:value="127">
                <text:p>127</text:p>
              </table:table-cell>
              <table:table-cell office:value-type="float" office:value="-29">
                <text:p>-29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19">
                <text:p>-119</text:p>
              </table:table-cell>
              <table:table-cell office:value-type="float" office:value="79">
                <text:p>79</text:p>
              </table:table-cell>
              <table:table-cell office:value-type="float" office:value="127">
                <text:p>127</text:p>
              </table:table-cell>
              <table:table-cell office:value-type="float" office:value="-31">
                <text:p>-31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18">
                <text:p>-118</text:p>
              </table:table-cell>
              <table:table-cell office:value-type="float" office:value="80">
                <text:p>80</text:p>
              </table:table-cell>
              <table:table-cell office:value-type="float" office:value="127">
                <text:p>127</text:p>
              </table:table-cell>
              <table:table-cell office:value-type="float" office:value="-33">
                <text:p>-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17">
                <text:p>-117</text:p>
              </table:table-cell>
              <table:table-cell office:value-type="float" office:value="81">
                <text:p>81</text:p>
              </table:table-cell>
              <table:table-cell office:value-type="float" office:value="127">
                <text:p>127</text:p>
              </table:table-cell>
              <table:table-cell office:value-type="float" office:value="-35">
                <text:p>-35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15">
                <text:p>-115</text:p>
              </table:table-cell>
              <table:table-cell office:value-type="float" office:value="82">
                <text:p>82</text:p>
              </table:table-cell>
              <table:table-cell office:value-type="float" office:value="127">
                <text:p>127</text:p>
              </table:table-cell>
              <table:table-cell office:value-type="float" office:value="-37">
                <text:p>-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14">
                <text:p>-114</text:p>
              </table:table-cell>
              <table:table-cell office:value-type="float" office:value="83">
                <text:p>83</text:p>
              </table:table-cell>
              <table:table-cell office:value-type="float" office:value="127">
                <text:p>127</text:p>
              </table:table-cell>
              <table:table-cell office:value-type="float" office:value="-39">
                <text:p>-39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13">
                <text:p>-113</text:p>
              </table:table-cell>
              <table:table-cell office:value-type="float" office:value="84">
                <text:p>84</text:p>
              </table:table-cell>
              <table:table-cell office:value-type="float" office:value="127">
                <text:p>127</text:p>
              </table:table-cell>
              <table:table-cell office:value-type="float" office:value="-41">
                <text:p>-4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11">
                <text:p>-111</text:p>
              </table:table-cell>
              <table:table-cell office:value-type="float" office:value="85">
                <text:p>85</text:p>
              </table:table-cell>
              <table:table-cell office:value-type="float" office:value="127">
                <text:p>127</text:p>
              </table:table-cell>
              <table:table-cell office:value-type="float" office:value="-43">
                <text:p>-4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09">
                <text:p>-109</text:p>
              </table:table-cell>
              <table:table-cell office:value-type="float" office:value="86">
                <text:p>86</text:p>
              </table:table-cell>
              <table:table-cell office:value-type="float" office:value="127">
                <text:p>127</text:p>
              </table:table-cell>
              <table:table-cell office:value-type="float" office:value="-45">
                <text:p>-4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08">
                <text:p>-108</text:p>
              </table:table-cell>
              <table:table-cell office:value-type="float" office:value="87">
                <text:p>87</text:p>
              </table:table-cell>
              <table:table-cell office:value-type="float" office:value="127">
                <text:p>127</text:p>
              </table:table-cell>
              <table:table-cell office:value-type="float" office:value="-47">
                <text:p>-4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06">
                <text:p>-106</text:p>
              </table:table-cell>
              <table:table-cell office:value-type="float" office:value="88">
                <text:p>88</text:p>
              </table:table-cell>
              <table:table-cell office:value-type="float" office:value="127">
                <text:p>127</text:p>
              </table:table-cell>
              <table:table-cell office:value-type="float" office:value="-49">
                <text:p>-49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04">
                <text:p>-104</text:p>
              </table:table-cell>
              <table:table-cell office:value-type="float" office:value="89">
                <text:p>89</text:p>
              </table:table-cell>
              <table:table-cell office:value-type="float" office:value="127">
                <text:p>127</text:p>
              </table:table-cell>
              <table:table-cell office:value-type="float" office:value="-51">
                <text:p>-51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03">
                <text:p>-103</text:p>
              </table:table-cell>
              <table:table-cell office:value-type="float" office:value="90">
                <text:p>90</text:p>
              </table:table-cell>
              <table:table-cell office:value-type="float" office:value="127">
                <text:p>127</text:p>
              </table:table-cell>
              <table:table-cell office:value-type="float" office:value="-53">
                <text:p>-5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01">
                <text:p>-101</text:p>
              </table:table-cell>
              <table:table-cell office:value-type="float" office:value="91">
                <text:p>91</text:p>
              </table:table-cell>
              <table:table-cell office:value-type="float" office:value="127">
                <text:p>127</text:p>
              </table:table-cell>
              <table:table-cell office:value-type="float" office:value="-55">
                <text:p>-55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99">
                <text:p>-99</text:p>
              </table:table-cell>
              <table:table-cell office:value-type="float" office:value="92">
                <text:p>92</text:p>
              </table:table-cell>
              <table:table-cell office:value-type="float" office:value="127">
                <text:p>127</text:p>
              </table:table-cell>
              <table:table-cell office:value-type="float" office:value="-57">
                <text:p>-5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97">
                <text:p>-97</text:p>
              </table:table-cell>
              <table:table-cell office:value-type="float" office:value="93">
                <text:p>93</text:p>
              </table:table-cell>
              <table:table-cell office:value-type="float" office:value="127">
                <text:p>127</text:p>
              </table:table-cell>
              <table:table-cell office:value-type="float" office:value="-59">
                <text:p>-59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95">
                <text:p>-95</text:p>
              </table:table-cell>
              <table:table-cell office:value-type="float" office:value="94">
                <text:p>94</text:p>
              </table:table-cell>
              <table:table-cell office:value-type="float" office:value="127">
                <text:p>127</text:p>
              </table:table-cell>
              <table:table-cell office:value-type="float" office:value="-61">
                <text:p>-61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92">
                <text:p>-92</text:p>
              </table:table-cell>
              <table:table-cell office:value-type="float" office:value="95">
                <text:p>95</text:p>
              </table:table-cell>
              <table:table-cell office:value-type="float" office:value="127">
                <text:p>127</text:p>
              </table:table-cell>
              <table:table-cell office:value-type="float" office:value="-63">
                <text:p>-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90">
                <text:p>-90</text:p>
              </table:table-cell>
              <table:table-cell office:value-type="float" office:value="96">
                <text:p>96</text:p>
              </table:table-cell>
              <table:table-cell office:value-type="float" office:value="127">
                <text:p>127</text:p>
              </table:table-cell>
              <table:table-cell office:value-type="float" office:value="-65">
                <text:p>-6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88">
                <text:p>-88</text:p>
              </table:table-cell>
              <table:table-cell office:value-type="float" office:value="97">
                <text:p>97</text:p>
              </table:table-cell>
              <table:table-cell office:value-type="float" office:value="127">
                <text:p>127</text:p>
              </table:table-cell>
              <table:table-cell office:value-type="float" office:value="-67">
                <text:p>-6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86">
                <text:p>-86</text:p>
              </table:table-cell>
              <table:table-cell office:value-type="float" office:value="98">
                <text:p>98</text:p>
              </table:table-cell>
              <table:table-cell office:value-type="float" office:value="127">
                <text:p>127</text:p>
              </table:table-cell>
              <table:table-cell office:value-type="float" office:value="-69">
                <text:p>-69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83">
                <text:p>-83</text:p>
              </table:table-cell>
              <table:table-cell office:value-type="float" office:value="99">
                <text:p>99</text:p>
              </table:table-cell>
              <table:table-cell office:value-type="float" office:value="127">
                <text:p>127</text:p>
              </table:table-cell>
              <table:table-cell office:value-type="float" office:value="-71">
                <text:p>-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81">
                <text:p>-81</text:p>
              </table:table-cell>
              <table:table-cell office:value-type="float" office:value="100">
                <text:p>100</text:p>
              </table:table-cell>
              <table:table-cell office:value-type="float" office:value="127">
                <text:p>127</text:p>
              </table:table-cell>
              <table:table-cell office:value-type="float" office:value="-73">
                <text:p>-7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79">
                <text:p>-79</text:p>
              </table:table-cell>
              <table:table-cell office:value-type="float" office:value="101">
                <text:p>101</text:p>
              </table:table-cell>
              <table:table-cell office:value-type="float" office:value="127">
                <text:p>127</text:p>
              </table:table-cell>
              <table:table-cell office:value-type="float" office:value="-75">
                <text:p>-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76">
                <text:p>-76</text:p>
              </table:table-cell>
              <table:table-cell office:value-type="float" office:value="102">
                <text:p>102</text:p>
              </table:table-cell>
              <table:table-cell office:value-type="float" office:value="127">
                <text:p>127</text:p>
              </table:table-cell>
              <table:table-cell office:value-type="float" office:value="-77">
                <text:p>-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74">
                <text:p>-74</text:p>
              </table:table-cell>
              <table:table-cell office:value-type="float" office:value="103">
                <text:p>103</text:p>
              </table:table-cell>
              <table:table-cell office:value-type="float" office:value="127">
                <text:p>127</text:p>
              </table:table-cell>
              <table:table-cell office:value-type="float" office:value="-79">
                <text:p>-79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71">
                <text:p>-71</text:p>
              </table:table-cell>
              <table:table-cell office:value-type="float" office:value="104">
                <text:p>104</text:p>
              </table:table-cell>
              <table:table-cell office:value-type="float" office:value="127">
                <text:p>127</text:p>
              </table:table-cell>
              <table:table-cell office:value-type="float" office:value="-81">
                <text:p>-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68">
                <text:p>-68</text:p>
              </table:table-cell>
              <table:table-cell office:value-type="float" office:value="105">
                <text:p>105</text:p>
              </table:table-cell>
              <table:table-cell office:value-type="float" office:value="127">
                <text:p>127</text:p>
              </table:table-cell>
              <table:table-cell office:value-type="float" office:value="-83">
                <text:p>-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66">
                <text:p>-66</text:p>
              </table:table-cell>
              <table:table-cell office:value-type="float" office:value="106">
                <text:p>106</text:p>
              </table:table-cell>
              <table:table-cell office:value-type="float" office:value="127">
                <text:p>127</text:p>
              </table:table-cell>
              <table:table-cell office:value-type="float" office:value="-85">
                <text:p>-8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63">
                <text:p>-63</text:p>
              </table:table-cell>
              <table:table-cell office:value-type="float" office:value="107">
                <text:p>107</text:p>
              </table:table-cell>
              <table:table-cell office:value-type="float" office:value="127">
                <text:p>127</text:p>
              </table:table-cell>
              <table:table-cell office:value-type="float" office:value="-87">
                <text:p>-8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60">
                <text:p>-60</text:p>
              </table:table-cell>
              <table:table-cell office:value-type="float" office:value="108">
                <text:p>108</text:p>
              </table:table-cell>
              <table:table-cell office:value-type="float" office:value="127">
                <text:p>127</text:p>
              </table:table-cell>
              <table:table-cell office:value-type="float" office:value="-89">
                <text:p>-89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58">
                <text:p>-58</text:p>
              </table:table-cell>
              <table:table-cell office:value-type="float" office:value="109">
                <text:p>109</text:p>
              </table:table-cell>
              <table:table-cell office:value-type="float" office:value="127">
                <text:p>127</text:p>
              </table:table-cell>
              <table:table-cell office:value-type="float" office:value="-91">
                <text:p>-91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55">
                <text:p>-55</text:p>
              </table:table-cell>
              <table:table-cell office:value-type="float" office:value="110">
                <text:p>110</text:p>
              </table:table-cell>
              <table:table-cell office:value-type="float" office:value="127">
                <text:p>127</text:p>
              </table:table-cell>
              <table:table-cell office:value-type="float" office:value="-93">
                <text:p>-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52">
                <text:p>-52</text:p>
              </table:table-cell>
              <table:table-cell office:value-type="float" office:value="111">
                <text:p>111</text:p>
              </table:table-cell>
              <table:table-cell office:value-type="float" office:value="127">
                <text:p>127</text:p>
              </table:table-cell>
              <table:table-cell office:value-type="float" office:value="-95">
                <text:p>-95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49">
                <text:p>-49</text:p>
              </table:table-cell>
              <table:table-cell office:value-type="float" office:value="112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-97">
                <text:p>-9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46">
                <text:p>-46</text:p>
              </table:table-cell>
              <table:table-cell office:value-type="float" office:value="113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-99">
                <text:p>-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43">
                <text:p>-43</text:p>
              </table:table-cell>
              <table:table-cell office:value-type="float" office:value="114">
                <text:p>114</text:p>
              </table:table-cell>
              <table:table-cell office:value-type="float" office:value="127">
                <text:p>127</text:p>
              </table:table-cell>
              <table:table-cell office:value-type="float" office:value="-101">
                <text:p>-101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40">
                <text:p>-40</text:p>
              </table:table-cell>
              <table:table-cell office:value-type="float" office:value="115">
                <text:p>115</text:p>
              </table:table-cell>
              <table:table-cell office:value-type="float" office:value="127">
                <text:p>127</text:p>
              </table:table-cell>
              <table:table-cell office:value-type="float" office:value="-103">
                <text:p>-10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37">
                <text:p>-37</text:p>
              </table:table-cell>
              <table:table-cell office:value-type="float" office:value="116">
                <text:p>116</text:p>
              </table:table-cell>
              <table:table-cell office:value-type="float" office:value="127">
                <text:p>127</text:p>
              </table:table-cell>
              <table:table-cell office:value-type="float" office:value="-105">
                <text:p>-105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34">
                <text:p>-34</text:p>
              </table:table-cell>
              <table:table-cell office:value-type="float" office:value="117">
                <text:p>117</text:p>
              </table:table-cell>
              <table:table-cell office:value-type="float" office:value="127">
                <text:p>127</text:p>
              </table:table-cell>
              <table:table-cell office:value-type="float" office:value="-107">
                <text:p>-107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1">
                <text:p>-31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-109">
                <text:p>-10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28">
                <text:p>-28</text:p>
              </table:table-cell>
              <table:table-cell office:value-type="float" office:value="119">
                <text:p>119</text:p>
              </table:table-cell>
              <table:table-cell office:value-type="float" office:value="127">
                <text:p>127</text:p>
              </table:table-cell>
              <table:table-cell office:value-type="float" office:value="-111">
                <text:p>-11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5">
                <text:p>-25</text:p>
              </table:table-cell>
              <table:table-cell office:value-type="float" office:value="120">
                <text:p>120</text:p>
              </table:table-cell>
              <table:table-cell office:value-type="float" office:value="127">
                <text:p>127</text:p>
              </table:table-cell>
              <table:table-cell office:value-type="float" office:value="-113">
                <text:p>-11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2">
                <text:p>-22</text:p>
              </table:table-cell>
              <table:table-cell office:value-type="float" office:value="121">
                <text:p>121</text:p>
              </table:table-cell>
              <table:table-cell office:value-type="float" office:value="127">
                <text:p>127</text:p>
              </table:table-cell>
              <table:table-cell office:value-type="float" office:value="-115">
                <text:p>-11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9">
                <text:p>-19</text:p>
              </table:table-cell>
              <table:table-cell office:value-type="float" office:value="122">
                <text:p>122</text:p>
              </table:table-cell>
              <table:table-cell office:value-type="float" office:value="127">
                <text:p>127</text:p>
              </table:table-cell>
              <table:table-cell office:value-type="float" office:value="-117">
                <text:p>-117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6">
                <text:p>-16</text:p>
              </table:table-cell>
              <table:table-cell office:value-type="float" office:value="123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-119">
                <text:p>-11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3">
                <text:p>-13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-121">
                <text:p>-121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0">
                <text:p>-10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-123">
                <text:p>-1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7">
                <text:p>-7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-125">
                <text:p>-125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4">
                <text:p>-4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-127">
                <text:p>-127</text:p>
              </table:table-cell>
              <table:table-cell office:value-type="float" office:value="-46">
                <text:p>-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bottom" svg:x="6.045cm" svg:y="8.223cm" style:legend-expansion="wide" chart:style-name="ch2"/>
        <chart:plot-area chart:style-name="ch3" table:cell-range-address="'enveloppe tables'.B2:'enveloppe tables'.C130" chart:data-source-has-labels="row" svg:x="0.319cm" svg:y="0.18cm" svg:width="15.36cm" svg:height="7.863cm">
          <chartooo:coordinate-region svg:x="1.126cm" svg:y="0.301cm" svg:width="14.553cm" svg:height="6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nveloppe tables'.B3:'enveloppe tables'.B130" chart:label-cell-address="'enveloppe tables'.B2:'enveloppe tables'.B2" chart:class="chart:line">
            <chart:data-point chart:repeated="128"/>
          </chart:series>
          <chart:series chart:style-name="ch7" chart:values-cell-range-address="'enveloppe tables'.C3:'enveloppe tables'.C130" chart:label-cell-address="'enveloppe tables'.C2:'enveloppe tables'.C2" chart:class="chart:line">
            <chart:data-point chart:repeated="1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us</text:p>
                <draw:g>
                  <svg:desc>'enveloppe tables'.B2:'enveloppe tables'.B2</svg:desc>
                </draw:g>
              </table:table-cell>
              <table:table-cell office:value-type="string">
                <text:p>linear</text:p>
                <draw:g>
                  <svg:desc>'enveloppe tables'.C2:'enveloppe tables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'enveloppe tables'.B3:'enveloppe tables'.B130</svg:desc>
                </draw:g>
              </table:table-cell>
              <table:table-cell office:value-type="float" office:value="255">
                <text:p>255</text:p>
                <draw:g>
                  <svg:desc>'enveloppe tables'.C3:'enveloppe tables'.C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4">
                <text:p>25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4">
                <text:p>2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">
                <text:p>25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3">
                <text:p>25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">
                <text:p>25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2">
                <text:p>25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1">
                <text:p>25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9">
                <text:p>24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8">
                <text:p>2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6">
                <text:p>24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5">
                <text:p>24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4">
                <text:p>24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3">
                <text:p>24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1">
                <text:p>24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0">
                <text:p>24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9">
                <text:p>23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7">
                <text:p>23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5">
                <text:p>23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4">
                <text:p>23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2">
                <text:p>23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0">
                <text:p>2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8">
                <text:p>22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6">
                <text:p>2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4">
                <text:p>22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2">
                <text:p>22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0">
                <text:p>22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8">
                <text:p>21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6">
                <text:p>21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3">
                <text:p>21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1">
                <text:p>21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9">
                <text:p>20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6">
                <text:p>20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4">
                <text:p>20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">
                <text:p>20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">
                <text:p>19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">
                <text:p>19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">
                <text:p>19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1">
                <text:p>19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8">
                <text:p>18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5">
                <text:p>18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2">
                <text:p>18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9">
                <text:p>17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7">
                <text:p>17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4">
                <text:p>17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1">
                <text:p>17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8">
                <text:p>16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5">
                <text:p>16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">
                <text:p>1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6">
                <text:p>15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3">
                <text:p>15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0">
                <text:p>1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">
                <text:p>14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4">
                <text:p>14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0">
                <text:p>1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7">
                <text:p>13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2">
                <text:p>11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9">
                <text:p>10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">
                <text:p>10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3">
                <text:p>10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">
                <text:p>1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">
                <text:p>9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">
                <text:p>9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8">
                <text:p>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">
                <text:p>7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">
                <text:p>7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">
                <text:p>6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">
                <text:p>5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5">
                <text:p>5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">
                <text:p>5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">
                <text:p>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">
                <text:p>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">
                <text:p>4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">
                <text:p>4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">
                <text:p>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">
                <text:p>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">
                <text:p>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">
                <text:p>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">
                <text:p>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">
                <text:p>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">
                <text:p>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">
                <text:p>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">
                <text:p>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